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1437in"/>
    </style:style>
    <style:style style:name="co5" style:family="table-column">
      <style:table-column-properties fo:break-before="auto" style:column-width="1.4882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altitude-meters</text:p>
          </table:table-cell>
          <table:table-cell office:value-type="string">
            <text:p>distance-meters</text:p>
          </table:table-cell>
          <table:table-cell office:value-type="string">
            <text:p>distance-meters-delta</text:p>
          </table:table-cell>
          <table:table-cell office:value-type="string">
            <text:p>distance-miles</text:p>
          </table:table-cell>
          <table:table-cell office:value-type="string">
            <text:p>distance-miles-delta</text:p>
          </table:table-cell>
        </table:table-row>
        <table:table-row table:style-name="ro1">
          <table:table-cell table:style-name="ce1" office:value-type="float" office:value="30.27784389">
            <text:p>30.277844</text:p>
          </table:table-cell>
          <table:table-cell table:style-name="ce1" office:value-type="float" office:value="-97.73914807">
            <text:p>-97.739148</text:p>
          </table:table-cell>
          <table:table-cell table:style-name="ce2" office:value-type="float" office:value="166.926025">
            <text:p>166.93</text:p>
          </table:table-cell>
          <table:table-cell table:number-columns-repeated="2" table:style-name="ce2" office:value-type="float" office:value="1.37">
            <text:p>1.37</text:p>
          </table:table-cell>
          <table:table-cell table:style-name="ce4" table:formula="of:=[.D2]*0.000621371" office:value-type="float" office:value="0.00085127827">
            <text:p>0.0009</text:p>
          </table:table-cell>
          <table:table-cell table:style-name="ce4" table:formula="of:=[.E2]*0.000621371" office:value-type="float" office:value="0.00085127827">
            <text:p>0.0009</text:p>
          </table:table-cell>
        </table:table-row>
        <table:table-row table:style-name="ro1">
          <table:table-cell table:style-name="ce1" office:value-type="float" office:value="30.27800105">
            <text:p>30.278001</text:p>
          </table:table-cell>
          <table:table-cell table:style-name="ce1" office:value-type="float" office:value="-97.73904598">
            <text:p>-97.739046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21.6627007">
            <text:p>21.66</text:p>
          </table:table-cell>
          <table:table-cell table:style-name="ce2" table:formula="of:=[.D3]-[.D2]" office:value-type="float" office:value="20.2927007">
            <text:p>20.29</text:p>
          </table:table-cell>
          <table:table-cell table:style-name="ce4" table:formula="of:=[.D3]*0.000621371" office:value-type="float" office:value="0.0134605739966597">
            <text:p>0.0135</text:p>
          </table:table-cell>
          <table:table-cell table:style-name="ce4" table:formula="of:=[.E3]*0.000621371" office:value-type="float" office:value="0.0126092957266597">
            <text:p>0.0126</text:p>
          </table:table-cell>
        </table:table-row>
        <table:table-row table:style-name="ro1">
          <table:table-cell table:style-name="ce1" office:value-type="float" office:value="30.27818302">
            <text:p>30.278183</text:p>
          </table:table-cell>
          <table:table-cell table:style-name="ce1" office:value-type="float" office:value="-97.73895605">
            <text:p>-97.738956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43.516674">
            <text:p>43.52</text:p>
          </table:table-cell>
          <table:table-cell table:style-name="ce2" table:formula="of:=[.D4]-[.D3]" office:value-type="float" office:value="21.8539733">
            <text:p>21.85</text:p>
          </table:table-cell>
          <table:table-cell table:style-name="ce4" table:formula="of:=[.D4]*0.000621371" office:value-type="float" office:value="0.027039999240054">
            <text:p>0.0270</text:p>
          </table:table-cell>
          <table:table-cell table:style-name="ce4" table:formula="of:=[.E4]*0.000621371" office:value-type="float" office:value="0.0135794252433943">
            <text:p>0.0136</text:p>
          </table:table-cell>
        </table:table-row>
        <table:table-row table:style-name="ro1">
          <table:table-cell table:style-name="ce1" office:value-type="float" office:value="30.27830036">
            <text:p>30.278300</text:p>
          </table:table-cell>
          <table:table-cell table:style-name="ce1" office:value-type="float" office:value="-97.73891992">
            <text:p>-97.738920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56.7414703">
            <text:p>56.74</text:p>
          </table:table-cell>
          <table:table-cell table:style-name="ce2" table:formula="of:=[.D5]-[.D4]" office:value-type="float" office:value="13.2247963">
            <text:p>13.22</text:p>
          </table:table-cell>
          <table:table-cell table:style-name="ce4" table:formula="of:=[.D5]*0.000621371" office:value-type="float" office:value="0.0352575041417813">
            <text:p>0.0353</text:p>
          </table:table-cell>
          <table:table-cell table:style-name="ce4" table:formula="of:=[.E5]*0.000621371" office:value-type="float" office:value="0.0082175049017273">
            <text:p>0.0082</text:p>
          </table:table-cell>
        </table:table-row>
        <table:table-row table:style-name="ro1">
          <table:table-cell table:style-name="ce1" office:value-type="float" office:value="30.27847915">
            <text:p>30.278479</text:p>
          </table:table-cell>
          <table:table-cell table:style-name="ce1" office:value-type="float" office:value="-97.73886183">
            <text:p>-97.738862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77.5074158">
            <text:p>77.51</text:p>
          </table:table-cell>
          <table:table-cell table:style-name="ce2" table:formula="of:=[.D6]-[.D5]" office:value-type="float" office:value="20.7659455">
            <text:p>20.77</text:p>
          </table:table-cell>
          <table:table-cell table:style-name="ce4" table:formula="of:=[.D6]*0.000621371" office:value-type="float" office:value="0.0481608604630618">
            <text:p>0.0482</text:p>
          </table:table-cell>
          <table:table-cell table:style-name="ce4" table:formula="of:=[.E6]*0.000621371" office:value-type="float" office:value="0.0129033563212805">
            <text:p>0.0129</text:p>
          </table:table-cell>
        </table:table-row>
        <table:table-row table:style-name="ro1">
          <table:table-cell table:style-name="ce1" office:value-type="float" office:value="30.27869188">
            <text:p>30.278692</text:p>
          </table:table-cell>
          <table:table-cell table:style-name="ce1" office:value-type="float" office:value="-97.73881288">
            <text:p>-97.738813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101.273109">
            <text:p>101.27</text:p>
          </table:table-cell>
          <table:table-cell table:style-name="ce2" table:formula="of:=[.D7]-[.D6]" office:value-type="float" office:value="23.7656932">
            <text:p>23.77</text:p>
          </table:table-cell>
          <table:table-cell table:style-name="ce4" table:formula="of:=[.D7]*0.000621371" office:value-type="float" office:value="0.062928173012439">
            <text:p>0.0629</text:p>
          </table:table-cell>
          <table:table-cell table:style-name="ce4" table:formula="of:=[.E7]*0.000621371" office:value-type="float" office:value="0.0147673125493772">
            <text:p>0.0148</text:p>
          </table:table-cell>
        </table:table-row>
        <table:table-row table:style-name="ro1">
          <table:table-cell table:style-name="ce1" office:value-type="float" office:value="30.27890545">
            <text:p>30.278905</text:p>
          </table:table-cell>
          <table:table-cell table:style-name="ce1" office:value-type="float" office:value="-97.73875287">
            <text:p>-97.738753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125.54512">
            <text:p>125.55</text:p>
          </table:table-cell>
          <table:table-cell table:style-name="ce2" table:formula="of:=[.D8]-[.D7]" office:value-type="float" office:value="24.272011">
            <text:p>24.27</text:p>
          </table:table-cell>
          <table:table-cell table:style-name="ce4" table:formula="of:=[.D8]*0.000621371" office:value-type="float" office:value="0.07801009675952">
            <text:p>0.0780</text:p>
          </table:table-cell>
          <table:table-cell table:style-name="ce4" table:formula="of:=[.E8]*0.000621371" office:value-type="float" office:value="0.015081923747081">
            <text:p>0.0151</text:p>
          </table:table-cell>
        </table:table-row>
        <table:table-row table:style-name="ro1">
          <table:table-cell table:style-name="ce1" office:value-type="float" office:value="30.27904199">
            <text:p>30.279042</text:p>
          </table:table-cell>
          <table:table-cell table:style-name="ce1" office:value-type="float" office:value="-97.73870777">
            <text:p>-97.738708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141.360046">
            <text:p>141.36</text:p>
          </table:table-cell>
          <table:table-cell table:style-name="ce2" table:formula="of:=[.D9]-[.D8]" office:value-type="float" office:value="15.814926">
            <text:p>15.81</text:p>
          </table:table-cell>
          <table:table-cell table:style-name="ce4" table:formula="of:=[.D9]*0.000621371" office:value-type="float" office:value="0.087837033143066">
            <text:p>0.0878</text:p>
          </table:table-cell>
          <table:table-cell table:style-name="ce4" table:formula="of:=[.E9]*0.000621371" office:value-type="float" office:value="0.00982693638354601">
            <text:p>0.0098</text:p>
          </table:table-cell>
        </table:table-row>
        <table:table-row table:style-name="ro1">
          <table:table-cell table:style-name="ce1" office:value-type="float" office:value="30.27916588">
            <text:p>30.279166</text:p>
          </table:table-cell>
          <table:table-cell table:style-name="ce1" office:value-type="float" office:value="-97.73857165">
            <text:p>-97.738572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159.680466">
            <text:p>159.68</text:p>
          </table:table-cell>
          <table:table-cell table:style-name="ce2" table:formula="of:=[.D10]-[.D9]" office:value-type="float" office:value="18.32042">
            <text:p>18.32</text:p>
          </table:table-cell>
          <table:table-cell table:style-name="ce4" table:formula="of:=[.D10]*0.000621371" office:value-type="float" office:value="0.099220810838886">
            <text:p>0.0992</text:p>
          </table:table-cell>
          <table:table-cell table:style-name="ce4" table:formula="of:=[.E10]*0.000621371" office:value-type="float" office:value="0.01138377769582">
            <text:p>0.0114</text:p>
          </table:table-cell>
        </table:table-row>
        <table:table-row table:style-name="ro1">
          <table:table-cell table:style-name="ce1" office:value-type="float" office:value="30.27929513">
            <text:p>30.279295</text:p>
          </table:table-cell>
          <table:table-cell table:style-name="ce1" office:value-type="float" office:value="-97.73849186">
            <text:p>-97.738492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176.217682">
            <text:p>176.22</text:p>
          </table:table-cell>
          <table:table-cell table:style-name="ce2" table:formula="of:=[.D11]-[.D10]" office:value-type="float" office:value="16.537216">
            <text:p>16.54</text:p>
          </table:table-cell>
          <table:table-cell table:style-name="ce4" table:formula="of:=[.D11]*0.000621371" office:value-type="float" office:value="0.109496557282022">
            <text:p>0.1095</text:p>
          </table:table-cell>
          <table:table-cell table:style-name="ce4" table:formula="of:=[.E11]*0.000621371" office:value-type="float" office:value="0.010275746443136">
            <text:p>0.0103</text:p>
          </table:table-cell>
        </table:table-row>
        <table:table-row table:style-name="ro1">
          <table:table-cell table:style-name="ce1" office:value-type="float" office:value="30.27942035">
            <text:p>30.279420</text:p>
          </table:table-cell>
          <table:table-cell table:style-name="ce1" office:value-type="float" office:value="-97.73845238">
            <text:p>-97.738452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190.464539">
            <text:p>190.46</text:p>
          </table:table-cell>
          <table:table-cell table:style-name="ce2" table:formula="of:=[.D12]-[.D11]" office:value-type="float" office:value="14.246857">
            <text:p>14.25</text:p>
          </table:table-cell>
          <table:table-cell table:style-name="ce4" table:formula="of:=[.D12]*0.000621371" office:value-type="float" office:value="0.118349141062969">
            <text:p>0.1183</text:p>
          </table:table-cell>
          <table:table-cell table:style-name="ce4" table:formula="of:=[.E12]*0.000621371" office:value-type="float" office:value="0.008852583780947">
            <text:p>0.0089</text:p>
          </table:table-cell>
        </table:table-row>
        <table:table-row table:style-name="ro1">
          <table:table-cell table:style-name="ce1" office:value-type="float" office:value="30.27957735">
            <text:p>30.279577</text:p>
          </table:table-cell>
          <table:table-cell table:style-name="ce1" office:value-type="float" office:value="-97.73841223">
            <text:p>-97.738412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208.420425">
            <text:p>208.42</text:p>
          </table:table-cell>
          <table:table-cell table:style-name="ce2" table:formula="of:=[.D13]-[.D12]" office:value-type="float" office:value="17.955886">
            <text:p>17.96</text:p>
          </table:table-cell>
          <table:table-cell table:style-name="ce4" table:formula="of:=[.D13]*0.000621371" office:value-type="float" office:value="0.129506407902675">
            <text:p>0.1295</text:p>
          </table:table-cell>
          <table:table-cell table:style-name="ce4" table:formula="of:=[.E13]*0.000621371" office:value-type="float" office:value="0.011157266839706">
            <text:p>0.0112</text:p>
          </table:table-cell>
        </table:table-row>
        <table:table-row table:style-name="ro1">
          <table:table-cell table:style-name="ce1" office:value-type="float" office:value="30.27974909">
            <text:p>30.279749</text:p>
          </table:table-cell>
          <table:table-cell table:style-name="ce1" office:value-type="float" office:value="-97.73834618">
            <text:p>-97.738346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228.505112">
            <text:p>228.51</text:p>
          </table:table-cell>
          <table:table-cell table:style-name="ce2" table:formula="of:=[.D14]-[.D13]" office:value-type="float" office:value="20.084687">
            <text:p>20.08</text:p>
          </table:table-cell>
          <table:table-cell table:style-name="ce4" table:formula="of:=[.D14]*0.000621371" office:value-type="float" office:value="0.141986449948552">
            <text:p>0.1420</text:p>
          </table:table-cell>
          <table:table-cell table:style-name="ce4" table:formula="of:=[.E14]*0.000621371" office:value-type="float" office:value="0.012480042045877">
            <text:p>0.0125</text:p>
          </table:table-cell>
        </table:table-row>
        <table:table-row table:style-name="ro1">
          <table:table-cell table:style-name="ce1" office:value-type="float" office:value="30.27992595">
            <text:p>30.279926</text:p>
          </table:table-cell>
          <table:table-cell table:style-name="ce1" office:value-type="float" office:value="-97.73829069">
            <text:p>-97.738291</text:p>
          </table:table-cell>
          <table:table-cell table:style-name="ce2" office:value-type="float" office:value="172.213257">
            <text:p>172.21</text:p>
          </table:table-cell>
          <table:table-cell table:style-name="ce2" office:value-type="float" office:value="248.832474">
            <text:p>248.83</text:p>
          </table:table-cell>
          <table:table-cell table:style-name="ce2" table:formula="of:=[.D15]-[.D14]" office:value-type="float" office:value="20.327362">
            <text:p>20.33</text:p>
          </table:table-cell>
          <table:table-cell table:style-name="ce4" table:formula="of:=[.D15]*0.000621371" office:value-type="float" office:value="0.154617283201854">
            <text:p>0.1546</text:p>
          </table:table-cell>
          <table:table-cell table:style-name="ce4" table:formula="of:=[.E15]*0.000621371" office:value-type="float" office:value="0.012630833253302">
            <text:p>0.0126</text:p>
          </table:table-cell>
        </table:table-row>
        <table:table-row table:style-name="ro1">
          <table:table-cell table:style-name="ce1" office:value-type="float" office:value="30.27998655">
            <text:p>30.279987</text:p>
          </table:table-cell>
          <table:table-cell table:style-name="ce1" office:value-type="float" office:value="-97.73827082">
            <text:p>-97.738271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255.743637">
            <text:p>255.74</text:p>
          </table:table-cell>
          <table:table-cell table:style-name="ce2" table:formula="of:=[.D16]-[.D15]" office:value-type="float" office:value="6.91116300000002">
            <text:p>6.91</text:p>
          </table:table-cell>
          <table:table-cell table:style-name="ce4" table:formula="of:=[.D16]*0.000621371" office:value-type="float" office:value="0.158911679466327">
            <text:p>0.1589</text:p>
          </table:table-cell>
          <table:table-cell table:style-name="ce4" table:formula="of:=[.E16]*0.000621371" office:value-type="float" office:value="0.00429439626447301">
            <text:p>0.0043</text:p>
          </table:table-cell>
        </table:table-row>
        <table:table-row table:style-name="ro1">
          <table:table-cell table:style-name="ce1" office:value-type="float" office:value="30.28018973">
            <text:p>30.280190</text:p>
          </table:table-cell>
          <table:table-cell table:style-name="ce1" office:value-type="float" office:value="-97.73820704">
            <text:p>-97.738207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278.98175">
            <text:p>278.98</text:p>
          </table:table-cell>
          <table:table-cell table:style-name="ce2" table:formula="of:=[.D17]-[.D16]" office:value-type="float" office:value="23.238113">
            <text:p>23.24</text:p>
          </table:table-cell>
          <table:table-cell table:style-name="ce4" table:formula="of:=[.D17]*0.000621371" office:value-type="float" office:value="0.17335116897925">
            <text:p>0.1734</text:p>
          </table:table-cell>
          <table:table-cell table:style-name="ce4" table:formula="of:=[.E17]*0.000621371" office:value-type="float" office:value="0.014439489512923">
            <text:p>0.0144</text:p>
          </table:table-cell>
        </table:table-row>
        <table:table-row table:style-name="ro1">
          <table:table-cell table:style-name="ce1" office:value-type="float" office:value="30.28035854">
            <text:p>30.280359</text:p>
          </table:table-cell>
          <table:table-cell table:style-name="ce1" office:value-type="float" office:value="-97.73814585">
            <text:p>-97.738146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298.86142">
            <text:p>298.86</text:p>
          </table:table-cell>
          <table:table-cell table:style-name="ce2" table:formula="of:=[.D18]-[.D17]" office:value-type="float" office:value="19.87967">
            <text:p>19.88</text:p>
          </table:table-cell>
          <table:table-cell table:style-name="ce4" table:formula="of:=[.D18]*0.000621371" office:value-type="float" office:value="0.18570381940682">
            <text:p>0.1857</text:p>
          </table:table-cell>
          <table:table-cell table:style-name="ce4" table:formula="of:=[.E18]*0.000621371" office:value-type="float" office:value="0.01235265042757">
            <text:p>0.0124</text:p>
          </table:table-cell>
        </table:table-row>
        <table:table-row table:style-name="ro1">
          <table:table-cell table:style-name="ce1" office:value-type="float" office:value="30.28055082">
            <text:p>30.280551</text:p>
          </table:table-cell>
          <table:table-cell table:style-name="ce1" office:value-type="float" office:value="-97.73805759">
            <text:p>-97.738058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321.714539">
            <text:p>321.71</text:p>
          </table:table-cell>
          <table:table-cell table:style-name="ce2" table:formula="of:=[.D19]-[.D18]" office:value-type="float" office:value="22.853119">
            <text:p>22.85</text:p>
          </table:table-cell>
          <table:table-cell table:style-name="ce4" table:formula="of:=[.D19]*0.000621371" office:value-type="float" office:value="0.199904084812969">
            <text:p>0.1999</text:p>
          </table:table-cell>
          <table:table-cell table:style-name="ce4" table:formula="of:=[.E19]*0.000621371" office:value-type="float" office:value="0.014200265406149">
            <text:p>0.0142</text:p>
          </table:table-cell>
        </table:table-row>
        <table:table-row table:style-name="ro1">
          <table:table-cell table:style-name="ce1" office:value-type="float" office:value="30.28056306">
            <text:p>30.280563</text:p>
          </table:table-cell>
          <table:table-cell table:style-name="ce1" office:value-type="float" office:value="-97.73803362">
            <text:p>-97.738034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324.380859">
            <text:p>324.38</text:p>
          </table:table-cell>
          <table:table-cell table:style-name="ce2" table:formula="of:=[.D20]-[.D19]" office:value-type="float" office:value="2.66631999999998">
            <text:p>2.67</text:p>
          </table:table-cell>
          <table:table-cell table:style-name="ce4" table:formula="of:=[.D20]*0.000621371" office:value-type="float" office:value="0.201560858737689">
            <text:p>0.2016</text:p>
          </table:table-cell>
          <table:table-cell table:style-name="ce4" table:formula="of:=[.E20]*0.000621371" office:value-type="float" office:value="0.00165677392471999">
            <text:p>0.0017</text:p>
          </table:table-cell>
        </table:table-row>
        <table:table-row table:style-name="ro1">
          <table:table-cell table:style-name="ce1" office:value-type="float" office:value="30.2805064">
            <text:p>30.280506</text:p>
          </table:table-cell>
          <table:table-cell table:style-name="ce1" office:value-type="float" office:value="-97.73789842">
            <text:p>-97.737898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339.107788">
            <text:p>339.11</text:p>
          </table:table-cell>
          <table:table-cell table:style-name="ce2" table:formula="of:=[.D21]-[.D20]" office:value-type="float" office:value="14.726929">
            <text:p>14.73</text:p>
          </table:table-cell>
          <table:table-cell table:style-name="ce4" table:formula="of:=[.D21]*0.000621371" office:value-type="float" office:value="0.210711745337348">
            <text:p>0.2107</text:p>
          </table:table-cell>
          <table:table-cell table:style-name="ce4" table:formula="of:=[.E21]*0.000621371" office:value-type="float" office:value="0.00915088659965903">
            <text:p>0.0092</text:p>
          </table:table-cell>
        </table:table-row>
        <table:table-row table:style-name="ro1">
          <table:table-cell table:style-name="ce1" office:value-type="float" office:value="30.28047077">
            <text:p>30.280471</text:p>
          </table:table-cell>
          <table:table-cell table:style-name="ce1" office:value-type="float" office:value="-97.73779842">
            <text:p>-97.737798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349.424835">
            <text:p>349.42</text:p>
          </table:table-cell>
          <table:table-cell table:style-name="ce2" table:formula="of:=[.D22]-[.D21]" office:value-type="float" office:value="10.3170469999999">
            <text:p>10.32</text:p>
          </table:table-cell>
          <table:table-cell table:style-name="ce4" table:formula="of:=[.D22]*0.000621371" office:value-type="float" office:value="0.217122459148785">
            <text:p>0.2171</text:p>
          </table:table-cell>
          <table:table-cell table:style-name="ce4" table:formula="of:=[.E22]*0.000621371" office:value-type="float" office:value="0.00641071381143697">
            <text:p>0.0064</text:p>
          </table:table-cell>
        </table:table-row>
        <table:table-row table:style-name="ro1">
          <table:table-cell table:style-name="ce1" office:value-type="float" office:value="30.28041445">
            <text:p>30.280414</text:p>
          </table:table-cell>
          <table:table-cell table:style-name="ce1" office:value-type="float" office:value="-97.7376618">
            <text:p>-97.737662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363.96936">
            <text:p>363.97</text:p>
          </table:table-cell>
          <table:table-cell table:style-name="ce2" table:formula="of:=[.D23]-[.D22]" office:value-type="float" office:value="14.544525">
            <text:p>14.54</text:p>
          </table:table-cell>
          <table:table-cell table:style-name="ce4" table:formula="of:=[.D23]*0.000621371" office:value-type="float" office:value="0.22616000519256">
            <text:p>0.2262</text:p>
          </table:table-cell>
          <table:table-cell table:style-name="ce4" table:formula="of:=[.E23]*0.000621371" office:value-type="float" office:value="0.00903754604377501">
            <text:p>0.0090</text:p>
          </table:table-cell>
        </table:table-row>
        <table:table-row table:style-name="ro1">
          <table:table-cell table:style-name="ce1" office:value-type="float" office:value="30.28035728">
            <text:p>30.280357</text:p>
          </table:table-cell>
          <table:table-cell table:style-name="ce1" office:value-type="float" office:value="-97.73748754">
            <text:p>-97.737488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381.856049">
            <text:p>381.86</text:p>
          </table:table-cell>
          <table:table-cell table:style-name="ce2" table:formula="of:=[.D24]-[.D23]" office:value-type="float" office:value="17.886689">
            <text:p>17.89</text:p>
          </table:table-cell>
          <table:table-cell table:style-name="ce4" table:formula="of:=[.D24]*0.000621371" office:value-type="float" office:value="0.237274275023179">
            <text:p>0.2373</text:p>
          </table:table-cell>
          <table:table-cell table:style-name="ce4" table:formula="of:=[.E24]*0.000621371" office:value-type="float" office:value="0.011114269830619">
            <text:p>0.0111</text:p>
          </table:table-cell>
        </table:table-row>
        <table:table-row table:style-name="ro1">
          <table:table-cell table:style-name="ce1" office:value-type="float" office:value="30.28030397">
            <text:p>30.280304</text:p>
          </table:table-cell>
          <table:table-cell table:style-name="ce1" office:value-type="float" office:value="-97.73734706">
            <text:p>-97.737347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396.638">
            <text:p>396.64</text:p>
          </table:table-cell>
          <table:table-cell table:style-name="ce2" table:formula="of:=[.D25]-[.D24]" office:value-type="float" office:value="14.781951">
            <text:p>14.78</text:p>
          </table:table-cell>
          <table:table-cell table:style-name="ce4" table:formula="of:=[.D25]*0.000621371" office:value-type="float" office:value="0.246459350698">
            <text:p>0.2465</text:p>
          </table:table-cell>
          <table:table-cell table:style-name="ce4" table:formula="of:=[.E25]*0.000621371" office:value-type="float" office:value="0.009185075674821">
            <text:p>0.0092</text:p>
          </table:table-cell>
        </table:table-row>
        <table:table-row table:style-name="ro1">
          <table:table-cell table:style-name="ce1" office:value-type="float" office:value="30.28024639">
            <text:p>30.280246</text:p>
          </table:table-cell>
          <table:table-cell table:style-name="ce1" office:value-type="float" office:value="-97.73718093">
            <text:p>-97.737181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413.756195">
            <text:p>413.76</text:p>
          </table:table-cell>
          <table:table-cell table:style-name="ce2" table:formula="of:=[.D26]-[.D25]" office:value-type="float" office:value="17.118195">
            <text:p>17.12</text:p>
          </table:table-cell>
          <table:table-cell table:style-name="ce4" table:formula="of:=[.D26]*0.000621371" office:value-type="float" office:value="0.257096100643345">
            <text:p>0.2571</text:p>
          </table:table-cell>
          <table:table-cell table:style-name="ce4" table:formula="of:=[.E26]*0.000621371" office:value-type="float" office:value="0.010636749945345">
            <text:p>0.0106</text:p>
          </table:table-cell>
        </table:table-row>
        <table:table-row table:style-name="ro1">
          <table:table-cell table:style-name="ce1" office:value-type="float" office:value="30.28020188">
            <text:p>30.280202</text:p>
          </table:table-cell>
          <table:table-cell table:style-name="ce1" office:value-type="float" office:value="-97.73701848">
            <text:p>-97.737018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430.16925">
            <text:p>430.17</text:p>
          </table:table-cell>
          <table:table-cell table:style-name="ce2" table:formula="of:=[.D27]-[.D26]" office:value-type="float" office:value="16.413055">
            <text:p>16.41</text:p>
          </table:table-cell>
          <table:table-cell table:style-name="ce4" table:formula="of:=[.D27]*0.000621371" office:value-type="float" office:value="0.26729469704175">
            <text:p>0.2673</text:p>
          </table:table-cell>
          <table:table-cell table:style-name="ce4" table:formula="of:=[.E27]*0.000621371" office:value-type="float" office:value="0.010198596398405">
            <text:p>0.0102</text:p>
          </table:table-cell>
        </table:table-row>
        <table:table-row table:style-name="ro1">
          <table:table-cell table:style-name="ce1" office:value-type="float" office:value="30.28015008">
            <text:p>30.280150</text:p>
          </table:table-cell>
          <table:table-cell table:style-name="ce1" office:value-type="float" office:value="-97.73686619">
            <text:p>-97.736866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445.941559">
            <text:p>445.94</text:p>
          </table:table-cell>
          <table:table-cell table:style-name="ce2" table:formula="of:=[.D28]-[.D27]" office:value-type="float" office:value="15.772309">
            <text:p>15.77</text:p>
          </table:table-cell>
          <table:table-cell table:style-name="ce4" table:formula="of:=[.D28]*0.000621371" office:value-type="float" office:value="0.277095152457389">
            <text:p>0.2771</text:p>
          </table:table-cell>
          <table:table-cell table:style-name="ce4" table:formula="of:=[.E28]*0.000621371" office:value-type="float" office:value="0.009800455415639">
            <text:p>0.0098</text:p>
          </table:table-cell>
        </table:table-row>
        <table:table-row table:style-name="ro1">
          <table:table-cell table:style-name="ce1" office:value-type="float" office:value="30.28010826">
            <text:p>30.280108</text:p>
          </table:table-cell>
          <table:table-cell table:style-name="ce1" office:value-type="float" office:value="-97.73669662">
            <text:p>-97.736697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462.827179">
            <text:p>462.83</text:p>
          </table:table-cell>
          <table:table-cell table:style-name="ce2" table:formula="of:=[.D29]-[.D28]" office:value-type="float" office:value="16.88562">
            <text:p>16.89</text:p>
          </table:table-cell>
          <table:table-cell table:style-name="ce4" table:formula="of:=[.D29]*0.000621371" office:value-type="float" office:value="0.287587387042409">
            <text:p>0.2876</text:p>
          </table:table-cell>
          <table:table-cell table:style-name="ce4" table:formula="of:=[.E29]*0.000621371" office:value-type="float" office:value="0.01049223458502">
            <text:p>0.0105</text:p>
          </table:table-cell>
        </table:table-row>
        <table:table-row table:style-name="ro1">
          <table:table-cell table:style-name="ce1" office:value-type="float" office:value="30.28006953">
            <text:p>30.280070</text:p>
          </table:table-cell>
          <table:table-cell table:style-name="ce1" office:value-type="float" office:value="-97.73652378">
            <text:p>-97.736524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480.039886">
            <text:p>480.04</text:p>
          </table:table-cell>
          <table:table-cell table:style-name="ce2" table:formula="of:=[.D30]-[.D29]" office:value-type="float" office:value="17.212707">
            <text:p>17.21</text:p>
          </table:table-cell>
          <table:table-cell table:style-name="ce4" table:formula="of:=[.D30]*0.000621371" office:value-type="float" office:value="0.298282864003706">
            <text:p>0.2983</text:p>
          </table:table-cell>
          <table:table-cell table:style-name="ce4" table:formula="of:=[.E30]*0.000621371" office:value-type="float" office:value="0.010695476961297">
            <text:p>0.0107</text:p>
          </table:table-cell>
        </table:table-row>
        <table:table-row table:style-name="ro1">
          <table:table-cell table:style-name="ce1" office:value-type="float" office:value="30.27999317">
            <text:p>30.279993</text:p>
          </table:table-cell>
          <table:table-cell table:style-name="ce1" office:value-type="float" office:value="-97.73631214">
            <text:p>-97.736312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502.056061">
            <text:p>502.06</text:p>
          </table:table-cell>
          <table:table-cell table:style-name="ce2" table:formula="of:=[.D31]-[.D30]" office:value-type="float" office:value="22.016175">
            <text:p>22.02</text:p>
          </table:table-cell>
          <table:table-cell table:style-name="ce4" table:formula="of:=[.D31]*0.000621371" office:value-type="float" office:value="0.311963076679631">
            <text:p>0.3120</text:p>
          </table:table-cell>
          <table:table-cell table:style-name="ce4" table:formula="of:=[.E31]*0.000621371" office:value-type="float" office:value="0.013680212675925">
            <text:p>0.0137</text:p>
          </table:table-cell>
        </table:table-row>
        <table:table-row table:style-name="ro1">
          <table:table-cell table:style-name="ce1" office:value-type="float" office:value="30.27994246">
            <text:p>30.279942</text:p>
          </table:table-cell>
          <table:table-cell table:style-name="ce1" office:value-type="float" office:value="-97.73613545">
            <text:p>-97.736135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519.933167">
            <text:p>519.93</text:p>
          </table:table-cell>
          <table:table-cell table:style-name="ce2" table:formula="of:=[.D32]-[.D31]" office:value-type="float" office:value="17.877106">
            <text:p>17.88</text:p>
          </table:table-cell>
          <table:table-cell table:style-name="ce4" table:formula="of:=[.D32]*0.000621371" office:value-type="float" office:value="0.323071391911957">
            <text:p>0.3231</text:p>
          </table:table-cell>
          <table:table-cell table:style-name="ce4" table:formula="of:=[.E32]*0.000621371" office:value-type="float" office:value="0.011108315232326">
            <text:p>0.0111</text:p>
          </table:table-cell>
        </table:table-row>
        <table:table-row table:style-name="ro1">
          <table:table-cell table:style-name="ce1" office:value-type="float" office:value="30.27988404">
            <text:p>30.279884</text:p>
          </table:table-cell>
          <table:table-cell table:style-name="ce1" office:value-type="float" office:value="-97.73592372">
            <text:p>-97.735924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541.259521">
            <text:p>541.26</text:p>
          </table:table-cell>
          <table:table-cell table:style-name="ce2" table:formula="of:=[.D33]-[.D32]" office:value-type="float" office:value="21.3263539999999">
            <text:p>21.33</text:p>
          </table:table-cell>
          <table:table-cell table:style-name="ce4" table:formula="of:=[.D33]*0.000621371" office:value-type="float" office:value="0.336322969823291">
            <text:p>0.3363</text:p>
          </table:table-cell>
          <table:table-cell table:style-name="ce4" table:formula="of:=[.E33]*0.000621371" office:value-type="float" office:value="0.013251577911334">
            <text:p>0.0133</text:p>
          </table:table-cell>
        </table:table-row>
        <table:table-row table:style-name="ro1">
          <table:table-cell table:style-name="ce1" office:value-type="float" office:value="30.27978824">
            <text:p>30.279788</text:p>
          </table:table-cell>
          <table:table-cell table:style-name="ce1" office:value-type="float" office:value="-97.73589539">
            <text:p>-97.735895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553.768799">
            <text:p>553.77</text:p>
          </table:table-cell>
          <table:table-cell table:style-name="ce2" table:formula="of:=[.D34]-[.D33]" office:value-type="float" office:value="12.509278">
            <text:p>12.51</text:p>
          </table:table-cell>
          <table:table-cell table:style-name="ce4" table:formula="of:=[.D34]*0.000621371" office:value-type="float" office:value="0.344095872403429">
            <text:p>0.3441</text:p>
          </table:table-cell>
          <table:table-cell table:style-name="ce4" table:formula="of:=[.E34]*0.000621371" office:value-type="float" office:value="0.007772902580138">
            <text:p>0.0078</text:p>
          </table:table-cell>
        </table:table-row>
        <table:table-row table:style-name="ro1">
          <table:table-cell table:style-name="ce1" office:value-type="float" office:value="30.27964784">
            <text:p>30.279648</text:p>
          </table:table-cell>
          <table:table-cell table:style-name="ce1" office:value-type="float" office:value="-97.73595884">
            <text:p>-97.735959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570.459229">
            <text:p>570.46</text:p>
          </table:table-cell>
          <table:table-cell table:style-name="ce2" table:formula="of:=[.D35]-[.D34]" office:value-type="float" office:value="16.6904300000001">
            <text:p>16.69</text:p>
          </table:table-cell>
          <table:table-cell table:style-name="ce4" table:formula="of:=[.D35]*0.000621371" office:value-type="float" office:value="0.354466821582959">
            <text:p>0.3545</text:p>
          </table:table-cell>
          <table:table-cell table:style-name="ce4" table:formula="of:=[.E35]*0.000621371" office:value-type="float" office:value="0.0103709491795301">
            <text:p>0.0104</text:p>
          </table:table-cell>
        </table:table-row>
        <table:table-row table:style-name="ro1">
          <table:table-cell table:style-name="ce1" office:value-type="float" office:value="30.27950065">
            <text:p>30.279501</text:p>
          </table:table-cell>
          <table:table-cell table:style-name="ce1" office:value-type="float" office:value="-97.73598592">
            <text:p>-97.735986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587.082397">
            <text:p>587.08</text:p>
          </table:table-cell>
          <table:table-cell table:style-name="ce2" table:formula="of:=[.D36]-[.D35]" office:value-type="float" office:value="16.623168">
            <text:p>16.62</text:p>
          </table:table-cell>
          <table:table-cell table:style-name="ce4" table:formula="of:=[.D36]*0.000621371" office:value-type="float" office:value="0.364795976106287">
            <text:p>0.3648</text:p>
          </table:table-cell>
          <table:table-cell table:style-name="ce4" table:formula="of:=[.E36]*0.000621371" office:value-type="float" office:value="0.010329154523328">
            <text:p>0.0103</text:p>
          </table:table-cell>
        </table:table-row>
        <table:table-row table:style-name="ro1">
          <table:table-cell table:style-name="ce1" office:value-type="float" office:value="30.27932094">
            <text:p>30.279321</text:p>
          </table:table-cell>
          <table:table-cell table:style-name="ce1" office:value-type="float" office:value="-97.73604115">
            <text:p>-97.736041</text:p>
          </table:table-cell>
          <table:table-cell table:style-name="ce2" office:value-type="float" office:value="151.544922">
            <text:p>151.54</text:p>
          </table:table-cell>
          <table:table-cell table:style-name="ce2" office:value-type="float" office:value="607.720459">
            <text:p>607.72</text:p>
          </table:table-cell>
          <table:table-cell table:style-name="ce2" table:formula="of:=[.D37]-[.D36]" office:value-type="float" office:value="20.638062">
            <text:p>20.64</text:p>
          </table:table-cell>
          <table:table-cell table:style-name="ce4" table:formula="of:=[.D37]*0.000621371" office:value-type="float" office:value="0.377619869329289">
            <text:p>0.3776</text:p>
          </table:table-cell>
          <table:table-cell table:style-name="ce4" table:formula="of:=[.E37]*0.000621371" office:value-type="float" office:value="0.012823893223002">
            <text:p>0.0128</text:p>
          </table:table-cell>
        </table:table-row>
        <table:table-row table:style-name="ro1">
          <table:table-cell table:style-name="ce1" office:value-type="float" office:value="30.27917644">
            <text:p>30.279176</text:p>
          </table:table-cell>
          <table:table-cell table:style-name="ce1" office:value-type="float" office:value="-97.7361031">
            <text:p>-97.736103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624.778259">
            <text:p>624.78</text:p>
          </table:table-cell>
          <table:table-cell table:style-name="ce2" table:formula="of:=[.D38]-[.D37]" office:value-type="float" office:value="17.0578">
            <text:p>17.06</text:p>
          </table:table-cell>
          <table:table-cell table:style-name="ce4" table:formula="of:=[.D38]*0.000621371" office:value-type="float" office:value="0.388219091573089">
            <text:p>0.3882</text:p>
          </table:table-cell>
          <table:table-cell table:style-name="ce4" table:formula="of:=[.E38]*0.000621371" office:value-type="float" office:value="0.0105992222438">
            <text:p>0.0106</text:p>
          </table:table-cell>
        </table:table-row>
        <table:table-row table:style-name="ro1">
          <table:table-cell table:style-name="ce1" office:value-type="float" office:value="30.27900176">
            <text:p>30.279002</text:p>
          </table:table-cell>
          <table:table-cell table:style-name="ce1" office:value-type="float" office:value="-97.73617795">
            <text:p>-97.736178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645.390808">
            <text:p>645.39</text:p>
          </table:table-cell>
          <table:table-cell table:style-name="ce2" table:formula="of:=[.D39]-[.D38]" office:value-type="float" office:value="20.6125489999999">
            <text:p>20.61</text:p>
          </table:table-cell>
          <table:table-cell table:style-name="ce4" table:formula="of:=[.D39]*0.000621371" office:value-type="float" office:value="0.401027131757768">
            <text:p>0.4010</text:p>
          </table:table-cell>
          <table:table-cell table:style-name="ce4" table:formula="of:=[.E39]*0.000621371" office:value-type="float" office:value="0.012808040184679">
            <text:p>0.0128</text:p>
          </table:table-cell>
        </table:table-row>
        <table:table-row table:style-name="ro1">
          <table:table-cell table:style-name="ce1" office:value-type="float" office:value="30.27890227">
            <text:p>30.278902</text:p>
          </table:table-cell>
          <table:table-cell table:style-name="ce1" office:value-type="float" office:value="-97.73621793">
            <text:p>-97.736218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657.053223">
            <text:p>657.05</text:p>
          </table:table-cell>
          <table:table-cell table:style-name="ce2" table:formula="of:=[.D40]-[.D39]" office:value-type="float" office:value="11.662415">
            <text:p>11.66</text:p>
          </table:table-cell>
          <table:table-cell table:style-name="ce4" table:formula="of:=[.D40]*0.000621371" office:value-type="float" office:value="0.408273818228733">
            <text:p>0.4083</text:p>
          </table:table-cell>
          <table:table-cell table:style-name="ce4" table:formula="of:=[.E40]*0.000621371" office:value-type="float" office:value="0.00724668647096501">
            <text:p>0.0072</text:p>
          </table:table-cell>
        </table:table-row>
        <table:table-row table:style-name="ro1">
          <table:table-cell table:style-name="ce1" office:value-type="float" office:value="30.27873714">
            <text:p>30.278737</text:p>
          </table:table-cell>
          <table:table-cell table:style-name="ce1" office:value-type="float" office:value="-97.73627853">
            <text:p>-97.736279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676.291016">
            <text:p>676.29</text:p>
          </table:table-cell>
          <table:table-cell table:style-name="ce2" table:formula="of:=[.D41]-[.D40]" office:value-type="float" office:value="19.237793">
            <text:p>19.24</text:p>
          </table:table-cell>
          <table:table-cell table:style-name="ce4" table:formula="of:=[.D41]*0.000621371" office:value-type="float" office:value="0.420227624902936">
            <text:p>0.4202</text:p>
          </table:table-cell>
          <table:table-cell table:style-name="ce4" table:formula="of:=[.E41]*0.000621371" office:value-type="float" office:value="0.011953806674203">
            <text:p>0.0120</text:p>
          </table:table-cell>
        </table:table-row>
        <table:table-row table:style-name="ro1">
          <table:table-cell table:style-name="ce1" office:value-type="float" office:value="30.27859264">
            <text:p>30.278593</text:p>
          </table:table-cell>
          <table:table-cell table:style-name="ce1" office:value-type="float" office:value="-97.73636327">
            <text:p>-97.736363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694.327393">
            <text:p>694.33</text:p>
          </table:table-cell>
          <table:table-cell table:style-name="ce2" table:formula="of:=[.D42]-[.D41]" office:value-type="float" office:value="18.036377">
            <text:p>18.04</text:p>
          </table:table-cell>
          <table:table-cell table:style-name="ce4" table:formula="of:=[.D42]*0.000621371" office:value-type="float" office:value="0.431434906515803">
            <text:p>0.4314</text:p>
          </table:table-cell>
          <table:table-cell table:style-name="ce4" table:formula="of:=[.E42]*0.000621371" office:value-type="float" office:value="0.011207281612867">
            <text:p>0.0112</text:p>
          </table:table-cell>
        </table:table-row>
        <table:table-row table:style-name="ro1">
          <table:table-cell table:style-name="ce1" office:value-type="float" office:value="30.27846029">
            <text:p>30.278460</text:p>
          </table:table-cell>
          <table:table-cell table:style-name="ce1" office:value-type="float" office:value="-97.73643594">
            <text:p>-97.736436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710.655457">
            <text:p>710.66</text:p>
          </table:table-cell>
          <table:table-cell table:style-name="ce2" table:formula="of:=[.D43]-[.D42]" office:value-type="float" office:value="16.3280639999999">
            <text:p>16.33</text:p>
          </table:table-cell>
          <table:table-cell table:style-name="ce4" table:formula="of:=[.D43]*0.000621371" office:value-type="float" office:value="0.441580691971547">
            <text:p>0.4416</text:p>
          </table:table-cell>
          <table:table-cell table:style-name="ce4" table:formula="of:=[.E43]*0.000621371" office:value-type="float" office:value="0.010145785455744">
            <text:p>0.0101</text:p>
          </table:table-cell>
        </table:table-row>
        <table:table-row table:style-name="ro1">
          <table:table-cell table:style-name="ce1" office:value-type="float" office:value="30.27827295">
            <text:p>30.278273</text:p>
          </table:table-cell>
          <table:table-cell table:style-name="ce1" office:value-type="float" office:value="-97.73651976">
            <text:p>-97.736520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732.878357">
            <text:p>732.88</text:p>
          </table:table-cell>
          <table:table-cell table:style-name="ce2" table:formula="of:=[.D44]-[.D43]" office:value-type="float" office:value="22.2229000000001">
            <text:p>22.22</text:p>
          </table:table-cell>
          <table:table-cell table:style-name="ce4" table:formula="of:=[.D44]*0.000621371" office:value-type="float" office:value="0.455389357567447">
            <text:p>0.4554</text:p>
          </table:table-cell>
          <table:table-cell table:style-name="ce4" table:formula="of:=[.E44]*0.000621371" office:value-type="float" office:value="0.0138086655959001">
            <text:p>0.0138</text:p>
          </table:table-cell>
        </table:table-row>
        <table:table-row table:style-name="ro1">
          <table:table-cell table:style-name="ce1" office:value-type="float" office:value="30.27808579">
            <text:p>30.278086</text:p>
          </table:table-cell>
          <table:table-cell table:style-name="ce1" office:value-type="float" office:value="-97.73658506">
            <text:p>-97.736585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754.444763">
            <text:p>754.44</text:p>
          </table:table-cell>
          <table:table-cell table:style-name="ce2" table:formula="of:=[.D45]-[.D44]" office:value-type="float" office:value="21.5664059999999">
            <text:p>21.57</text:p>
          </table:table-cell>
          <table:table-cell table:style-name="ce4" table:formula="of:=[.D45]*0.000621371" office:value-type="float" office:value="0.468790096830073">
            <text:p>0.4688</text:p>
          </table:table-cell>
          <table:table-cell table:style-name="ce4" table:formula="of:=[.E45]*0.000621371" office:value-type="float" office:value="0.0134007392626259">
            <text:p>0.0134</text:p>
          </table:table-cell>
        </table:table-row>
        <table:table-row table:style-name="ro1">
          <table:table-cell table:style-name="ce1" office:value-type="float" office:value="30.2779412">
            <text:p>30.277941</text:p>
          </table:table-cell>
          <table:table-cell table:style-name="ce1" office:value-type="float" office:value="-97.73660752">
            <text:p>-97.736608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770.475159">
            <text:p>770.48</text:p>
          </table:table-cell>
          <table:table-cell table:style-name="ce2" table:formula="of:=[.D46]-[.D45]" office:value-type="float" office:value="16.030396">
            <text:p>16.03</text:p>
          </table:table-cell>
          <table:table-cell table:style-name="ce4" table:formula="of:=[.D46]*0.000621371" office:value-type="float" office:value="0.478750920022989">
            <text:p>0.4788</text:p>
          </table:table-cell>
          <table:table-cell table:style-name="ce4" table:formula="of:=[.E46]*0.000621371" office:value-type="float" office:value="0.009960823192916">
            <text:p>0.0100</text:p>
          </table:table-cell>
        </table:table-row>
        <table:table-row table:style-name="ro1">
          <table:table-cell table:style-name="ce1" office:value-type="float" office:value="30.27778395">
            <text:p>30.277784</text:p>
          </table:table-cell>
          <table:table-cell table:style-name="ce1" office:value-type="float" office:value="-97.73665748">
            <text:p>-97.736657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788.314453">
            <text:p>788.31</text:p>
          </table:table-cell>
          <table:table-cell table:style-name="ce2" table:formula="of:=[.D47]-[.D46]" office:value-type="float" office:value="17.839294">
            <text:p>17.84</text:p>
          </table:table-cell>
          <table:table-cell table:style-name="ce4" table:formula="of:=[.D47]*0.000621371" office:value-type="float" office:value="0.489835739975063">
            <text:p>0.4898</text:p>
          </table:table-cell>
          <table:table-cell table:style-name="ce4" table:formula="of:=[.E47]*0.000621371" office:value-type="float" office:value="0.011084819952074">
            <text:p>0.0111</text:p>
          </table:table-cell>
        </table:table-row>
        <table:table-row table:style-name="ro1">
          <table:table-cell table:style-name="ce1" office:value-type="float" office:value="30.27763794">
            <text:p>30.277638</text:p>
          </table:table-cell>
          <table:table-cell table:style-name="ce1" office:value-type="float" office:value="-97.73667055">
            <text:p>-97.736671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804.643372">
            <text:p>804.64</text:p>
          </table:table-cell>
          <table:table-cell table:style-name="ce2" table:formula="of:=[.D48]-[.D47]" office:value-type="float" office:value="16.328919">
            <text:p>16.33</text:p>
          </table:table-cell>
          <table:table-cell table:style-name="ce4" table:formula="of:=[.D48]*0.000621371" office:value-type="float" office:value="0.499982056703012">
            <text:p>0.5000</text:p>
          </table:table-cell>
          <table:table-cell table:style-name="ce4" table:formula="of:=[.E48]*0.000621371" office:value-type="float" office:value="0.010146316727949">
            <text:p>0.0101</text:p>
          </table:table-cell>
        </table:table-row>
        <table:table-row table:style-name="ro1">
          <table:table-cell table:style-name="ce1" office:value-type="float" office:value="30.27746595">
            <text:p>30.277466</text:p>
          </table:table-cell>
          <table:table-cell table:style-name="ce1" office:value-type="float" office:value="-97.73670576">
            <text:p>-97.736706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823.667358">
            <text:p>823.67</text:p>
          </table:table-cell>
          <table:table-cell table:style-name="ce2" table:formula="of:=[.D49]-[.D48]" office:value-type="float" office:value="19.023986">
            <text:p>19.02</text:p>
          </table:table-cell>
          <table:table-cell table:style-name="ce4" table:formula="of:=[.D49]*0.000621371" office:value-type="float" office:value="0.511803009907818">
            <text:p>0.5118</text:p>
          </table:table-cell>
          <table:table-cell table:style-name="ce4" table:formula="of:=[.E49]*0.000621371" office:value-type="float" office:value="0.011820953204806">
            <text:p>0.0118</text:p>
          </table:table-cell>
        </table:table-row>
        <table:table-row table:style-name="ro1">
          <table:table-cell table:style-name="ce1" office:value-type="float" office:value="30.27731314">
            <text:p>30.277313</text:p>
          </table:table-cell>
          <table:table-cell table:style-name="ce1" office:value-type="float" office:value="-97.73675714">
            <text:p>-97.736757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841.316406">
            <text:p>841.32</text:p>
          </table:table-cell>
          <table:table-cell table:style-name="ce2" table:formula="of:=[.D50]-[.D49]" office:value-type="float" office:value="17.649048">
            <text:p>17.65</text:p>
          </table:table-cell>
          <table:table-cell table:style-name="ce4" table:formula="of:=[.D50]*0.000621371" office:value-type="float" office:value="0.522769616512626">
            <text:p>0.5228</text:p>
          </table:table-cell>
          <table:table-cell table:style-name="ce4" table:formula="of:=[.E50]*0.000621371" office:value-type="float" office:value="0.010966606604808">
            <text:p>0.0110</text:p>
          </table:table-cell>
        </table:table-row>
        <table:table-row table:style-name="ro1">
          <table:table-cell table:style-name="ce1" office:value-type="float" office:value="30.27717048">
            <text:p>30.277170</text:p>
          </table:table-cell>
          <table:table-cell table:style-name="ce1" office:value-type="float" office:value="-97.73682713">
            <text:p>-97.736827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858.589966">
            <text:p>858.59</text:p>
          </table:table-cell>
          <table:table-cell table:style-name="ce2" table:formula="of:=[.D51]-[.D50]" office:value-type="float" office:value="17.27356">
            <text:p>17.27</text:p>
          </table:table-cell>
          <table:table-cell table:style-name="ce4" table:formula="of:=[.D51]*0.000621371" office:value-type="float" office:value="0.533502905763386">
            <text:p>0.5335</text:p>
          </table:table-cell>
          <table:table-cell table:style-name="ce4" table:formula="of:=[.E51]*0.000621371" office:value-type="float" office:value="0.01073328925076">
            <text:p>0.0107</text:p>
          </table:table-cell>
        </table:table-row>
        <table:table-row table:style-name="ro1">
          <table:table-cell table:style-name="ce1" office:value-type="float" office:value="30.27695188">
            <text:p>30.276952</text:p>
          </table:table-cell>
          <table:table-cell table:style-name="ce1" office:value-type="float" office:value="-97.73689603">
            <text:p>-97.736896</text:p>
          </table:table-cell>
          <table:table-cell table:style-name="ce2" office:value-type="float" office:value="151.544922">
            <text:p>151.54</text:p>
          </table:table-cell>
          <table:table-cell table:style-name="ce2" office:value-type="float" office:value="883.688293">
            <text:p>883.69</text:p>
          </table:table-cell>
          <table:table-cell table:style-name="ce2" table:formula="of:=[.D52]-[.D51]" office:value-type="float" office:value="25.098327">
            <text:p>25.10</text:p>
          </table:table-cell>
          <table:table-cell table:style-name="ce4" table:formula="of:=[.D52]*0.000621371" office:value-type="float" office:value="0.549098278309703">
            <text:p>0.5491</text:p>
          </table:table-cell>
          <table:table-cell table:style-name="ce4" table:formula="of:=[.E52]*0.000621371" office:value-type="float" office:value="0.015595372546317">
            <text:p>0.0156</text:p>
          </table:table-cell>
        </table:table-row>
        <table:table-row table:style-name="ro1">
          <table:table-cell table:style-name="ce1" office:value-type="float" office:value="30.27680755">
            <text:p>30.276808</text:p>
          </table:table-cell>
          <table:table-cell table:style-name="ce1" office:value-type="float" office:value="-97.73696216">
            <text:p>-97.736962</text:p>
          </table:table-cell>
          <table:table-cell table:style-name="ce2" office:value-type="float" office:value="150.103027">
            <text:p>150.10</text:p>
          </table:table-cell>
          <table:table-cell table:style-name="ce2" office:value-type="float" office:value="900.863831">
            <text:p>900.86</text:p>
          </table:table-cell>
          <table:table-cell table:style-name="ce2" table:formula="of:=[.D53]-[.D52]" office:value-type="float" office:value="17.175538">
            <text:p>17.18</text:p>
          </table:table-cell>
          <table:table-cell table:style-name="ce4" table:formula="of:=[.D53]*0.000621371" office:value-type="float" office:value="0.559770659532301">
            <text:p>0.5598</text:p>
          </table:table-cell>
          <table:table-cell table:style-name="ce4" table:formula="of:=[.E53]*0.000621371" office:value-type="float" office:value="0.010672381222598">
            <text:p>0.0107</text:p>
          </table:table-cell>
        </table:table-row>
        <table:table-row table:style-name="ro1">
          <table:table-cell table:style-name="ce1" office:value-type="float" office:value="30.27666807">
            <text:p>30.276668</text:p>
          </table:table-cell>
          <table:table-cell table:style-name="ce1" office:value-type="float" office:value="-97.73703676">
            <text:p>-97.737037</text:p>
          </table:table-cell>
          <table:table-cell table:style-name="ce2" office:value-type="float" office:value="150.103027">
            <text:p>150.10</text:p>
          </table:table-cell>
          <table:table-cell table:style-name="ce2" office:value-type="float" office:value="917.899719">
            <text:p>917.90</text:p>
          </table:table-cell>
          <table:table-cell table:style-name="ce2" table:formula="of:=[.D54]-[.D53]" office:value-type="float" office:value="17.035888">
            <text:p>17.04</text:p>
          </table:table-cell>
          <table:table-cell table:style-name="ce4" table:formula="of:=[.D54]*0.000621371" office:value-type="float" office:value="0.570356266294749">
            <text:p>0.5704</text:p>
          </table:table-cell>
          <table:table-cell table:style-name="ce4" table:formula="of:=[.E54]*0.000621371" office:value-type="float" office:value="0.010585606762448">
            <text:p>0.0106</text:p>
          </table:table-cell>
        </table:table-row>
        <table:table-row table:style-name="ro1">
          <table:table-cell table:style-name="ce1" office:value-type="float" office:value="30.27652524">
            <text:p>30.276525</text:p>
          </table:table-cell>
          <table:table-cell table:style-name="ce1" office:value-type="float" office:value="-97.73709308">
            <text:p>-97.737093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934.613953">
            <text:p>934.61</text:p>
          </table:table-cell>
          <table:table-cell table:style-name="ce2" table:formula="of:=[.D55]-[.D54]" office:value-type="float" office:value="16.714234">
            <text:p>16.71</text:p>
          </table:table-cell>
          <table:table-cell table:style-name="ce4" table:formula="of:=[.D55]*0.000621371" office:value-type="float" office:value="0.580742006589563">
            <text:p>0.5807</text:p>
          </table:table-cell>
          <table:table-cell table:style-name="ce4" table:formula="of:=[.E55]*0.000621371" office:value-type="float" office:value="0.010385740294814">
            <text:p>0.0104</text:p>
          </table:table-cell>
        </table:table-row>
        <table:table-row table:style-name="ro1">
          <table:table-cell table:style-name="ce1" office:value-type="float" office:value="30.27631586">
            <text:p>30.276316</text:p>
          </table:table-cell>
          <table:table-cell table:style-name="ce1" office:value-type="float" office:value="-97.73719073">
            <text:p>-97.737191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959.670105">
            <text:p>959.67</text:p>
          </table:table-cell>
          <table:table-cell table:style-name="ce2" table:formula="of:=[.D56]-[.D55]" office:value-type="float" office:value="25.056152">
            <text:p>25.06</text:p>
          </table:table-cell>
          <table:table-cell table:style-name="ce4" table:formula="of:=[.D56]*0.000621371" office:value-type="float" office:value="0.596311172813955">
            <text:p>0.5963</text:p>
          </table:table-cell>
          <table:table-cell table:style-name="ce4" table:formula="of:=[.E56]*0.000621371" office:value-type="float" office:value="0.015569166224392">
            <text:p>0.0156</text:p>
          </table:table-cell>
        </table:table-row>
        <table:table-row table:style-name="ro1">
          <table:table-cell table:style-name="ce1" office:value-type="float" office:value="30.27614923">
            <text:p>30.276149</text:p>
          </table:table-cell>
          <table:table-cell table:style-name="ce1" office:value-type="float" office:value="-97.73723968">
            <text:p>-97.737240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978.703003">
            <text:p>978.70</text:p>
          </table:table-cell>
          <table:table-cell table:style-name="ce2" table:formula="of:=[.D57]-[.D56]" office:value-type="float" office:value="19.0328979999999">
            <text:p>19.03</text:p>
          </table:table-cell>
          <table:table-cell table:style-name="ce4" table:formula="of:=[.D57]*0.000621371" office:value-type="float" office:value="0.608137663677113">
            <text:p>0.6081</text:p>
          </table:table-cell>
          <table:table-cell table:style-name="ce4" table:formula="of:=[.E57]*0.000621371" office:value-type="float" office:value="0.011826490863158">
            <text:p>0.0118</text:p>
          </table:table-cell>
        </table:table-row>
        <table:table-row table:style-name="ro1">
          <table:table-cell table:style-name="ce1" office:value-type="float" office:value="30.27598788">
            <text:p>30.275988</text:p>
          </table:table-cell>
          <table:table-cell table:style-name="ce1" office:value-type="float" office:value="-97.73731227">
            <text:p>-97.737312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997.863098">
            <text:p>997.86</text:p>
          </table:table-cell>
          <table:table-cell table:style-name="ce2" table:formula="of:=[.D58]-[.D57]" office:value-type="float" office:value="19.1600950000001">
            <text:p>19.16</text:p>
          </table:table-cell>
          <table:table-cell table:style-name="ce4" table:formula="of:=[.D58]*0.000621371" office:value-type="float" office:value="0.620043191067358">
            <text:p>0.6200</text:p>
          </table:table-cell>
          <table:table-cell table:style-name="ce4" table:formula="of:=[.E58]*0.000621371" office:value-type="float" office:value="0.011905527390245">
            <text:p>0.0119</text:p>
          </table:table-cell>
        </table:table-row>
        <table:table-row table:style-name="ro1">
          <table:table-cell table:style-name="ce1" office:value-type="float" office:value="30.27584505">
            <text:p>30.275845</text:p>
          </table:table-cell>
          <table:table-cell table:style-name="ce1" office:value-type="float" office:value="-97.73735368">
            <text:p>-97.737354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014.31622">
            <text:p>1014.32</text:p>
          </table:table-cell>
          <table:table-cell table:style-name="ce2" table:formula="of:=[.D59]-[.D58]" office:value-type="float" office:value="16.453122">
            <text:p>16.45</text:p>
          </table:table-cell>
          <table:table-cell table:style-name="ce4" table:formula="of:=[.D59]*0.000621371" office:value-type="float" office:value="0.63026668393762">
            <text:p>0.6303</text:p>
          </table:table-cell>
          <table:table-cell table:style-name="ce4" table:formula="of:=[.E59]*0.000621371" office:value-type="float" office:value="0.010223492870262">
            <text:p>0.0102</text:p>
          </table:table-cell>
        </table:table-row>
        <table:table-row table:style-name="ro1">
          <table:table-cell table:style-name="ce1" office:value-type="float" office:value="30.27572863">
            <text:p>30.275729</text:p>
          </table:table-cell>
          <table:table-cell table:style-name="ce1" office:value-type="float" office:value="-97.73739592">
            <text:p>-97.737396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027.80334">
            <text:p>1027.80</text:p>
          </table:table-cell>
          <table:table-cell table:style-name="ce2" table:formula="of:=[.D60]-[.D59]" office:value-type="float" office:value="13.4871199999999">
            <text:p>13.49</text:p>
          </table:table-cell>
          <table:table-cell table:style-name="ce4" table:formula="of:=[.D60]*0.000621371" office:value-type="float" office:value="0.63864718917914">
            <text:p>0.6386</text:p>
          </table:table-cell>
          <table:table-cell table:style-name="ce4" table:formula="of:=[.E60]*0.000621371" office:value-type="float" office:value="0.00838050524151993">
            <text:p>0.0084</text:p>
          </table:table-cell>
        </table:table-row>
        <table:table-row table:style-name="ro1">
          <table:table-cell table:style-name="ce1" office:value-type="float" office:value="30.27559343">
            <text:p>30.275593</text:p>
          </table:table-cell>
          <table:table-cell table:style-name="ce1" office:value-type="float" office:value="-97.73746423">
            <text:p>-97.737464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044.22644">
            <text:p>1044.23</text:p>
          </table:table-cell>
          <table:table-cell table:style-name="ce2" table:formula="of:=[.D61]-[.D60]" office:value-type="float" office:value="16.4231">
            <text:p>16.42</text:p>
          </table:table-cell>
          <table:table-cell table:style-name="ce4" table:formula="of:=[.D61]*0.000621371" office:value-type="float" office:value="0.64885202724924">
            <text:p>0.6489</text:p>
          </table:table-cell>
          <table:table-cell table:style-name="ce4" table:formula="of:=[.E61]*0.000621371" office:value-type="float" office:value="0.0102048380701">
            <text:p>0.0102</text:p>
          </table:table-cell>
        </table:table-row>
        <table:table-row table:style-name="ro1">
          <table:table-cell table:style-name="ce1" office:value-type="float" office:value="30.27541799">
            <text:p>30.275418</text:p>
          </table:table-cell>
          <table:table-cell table:style-name="ce1" office:value-type="float" office:value="-97.73753615">
            <text:p>-97.737536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1064.81091">
            <text:p>1064.81</text:p>
          </table:table-cell>
          <table:table-cell table:style-name="ce2" table:formula="of:=[.D62]-[.D61]" office:value-type="float" office:value="20.58447">
            <text:p>20.58</text:p>
          </table:table-cell>
          <table:table-cell table:style-name="ce4" table:formula="of:=[.D62]*0.000621371" office:value-type="float" office:value="0.66164261995761">
            <text:p>0.6616</text:p>
          </table:table-cell>
          <table:table-cell table:style-name="ce4" table:formula="of:=[.E62]*0.000621371" office:value-type="float" office:value="0.01279059270837">
            <text:p>0.0128</text:p>
          </table:table-cell>
        </table:table-row>
        <table:table-row table:style-name="ro1">
          <table:table-cell table:style-name="ce1" office:value-type="float" office:value="30.27526259">
            <text:p>30.275263</text:p>
          </table:table-cell>
          <table:table-cell table:style-name="ce1" office:value-type="float" office:value="-97.73758619">
            <text:p>-97.737586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082.71216">
            <text:p>1082.71</text:p>
          </table:table-cell>
          <table:table-cell table:style-name="ce2" table:formula="of:=[.D63]-[.D62]" office:value-type="float" office:value="17.9012500000001">
            <text:p>17.90</text:p>
          </table:table-cell>
          <table:table-cell table:style-name="ce4" table:formula="of:=[.D63]*0.000621371" office:value-type="float" office:value="0.67276593757136">
            <text:p>0.6728</text:p>
          </table:table-cell>
          <table:table-cell table:style-name="ce4" table:formula="of:=[.E63]*0.000621371" office:value-type="float" office:value="0.0111233176137501">
            <text:p>0.0111</text:p>
          </table:table-cell>
        </table:table-row>
        <table:table-row table:style-name="ro1">
          <table:table-cell table:style-name="ce1" office:value-type="float" office:value="30.27512614">
            <text:p>30.275126</text:p>
          </table:table-cell>
          <table:table-cell table:style-name="ce1" office:value-type="float" office:value="-97.73764268">
            <text:p>-97.737643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098.77319">
            <text:p>1098.77</text:p>
          </table:table-cell>
          <table:table-cell table:style-name="ce2" table:formula="of:=[.D64]-[.D63]" office:value-type="float" office:value="16.0610300000001">
            <text:p>16.06</text:p>
          </table:table-cell>
          <table:table-cell table:style-name="ce4" table:formula="of:=[.D64]*0.000621371" office:value-type="float" office:value="0.68274579584349">
            <text:p>0.6827</text:p>
          </table:table-cell>
          <table:table-cell table:style-name="ce4" table:formula="of:=[.E64]*0.000621371" office:value-type="float" office:value="0.00997985827213005">
            <text:p>0.0100</text:p>
          </table:table-cell>
        </table:table-row>
        <table:table-row table:style-name="ro1">
          <table:table-cell table:style-name="ce1" office:value-type="float" office:value="30.27500527">
            <text:p>30.275005</text:p>
          </table:table-cell>
          <table:table-cell table:style-name="ce1" office:value-type="float" office:value="-97.73768543">
            <text:p>-97.737685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112.78711">
            <text:p>1112.79</text:p>
          </table:table-cell>
          <table:table-cell table:style-name="ce2" table:formula="of:=[.D65]-[.D64]" office:value-type="float" office:value="14.0139199999999">
            <text:p>14.01</text:p>
          </table:table-cell>
          <table:table-cell table:style-name="ce4" table:formula="of:=[.D65]*0.000621371" office:value-type="float" office:value="0.69145363932781">
            <text:p>0.6915</text:p>
          </table:table-cell>
          <table:table-cell table:style-name="ce4" table:formula="of:=[.E65]*0.000621371" office:value-type="float" office:value="0.00870784348431992">
            <text:p>0.0087</text:p>
          </table:table-cell>
        </table:table-row>
        <table:table-row table:style-name="ro1">
          <table:table-cell table:style-name="ce1" office:value-type="float" office:value="30.27483755">
            <text:p>30.274838</text:p>
          </table:table-cell>
          <table:table-cell table:style-name="ce1" office:value-type="float" office:value="-97.73774427">
            <text:p>-97.737744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132.401">
            <text:p>1132.40</text:p>
          </table:table-cell>
          <table:table-cell table:style-name="ce2" table:formula="of:=[.D66]-[.D65]" office:value-type="float" office:value="19.6138900000001">
            <text:p>19.61</text:p>
          </table:table-cell>
          <table:table-cell table:style-name="ce4" table:formula="of:=[.D66]*0.000621371" office:value-type="float" office:value="0.703641141771">
            <text:p>0.7036</text:p>
          </table:table-cell>
          <table:table-cell table:style-name="ce4" table:formula="of:=[.E66]*0.000621371" office:value-type="float" office:value="0.0121875024431901">
            <text:p>0.0122</text:p>
          </table:table-cell>
        </table:table-row>
        <table:table-row table:style-name="ro1">
          <table:table-cell table:style-name="ce1" office:value-type="float" office:value="30.27472188">
            <text:p>30.274722</text:p>
          </table:table-cell>
          <table:table-cell table:style-name="ce1" office:value-type="float" office:value="-97.7377944">
            <text:p>-97.737794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146.19922">
            <text:p>1146.20</text:p>
          </table:table-cell>
          <table:table-cell table:style-name="ce2" table:formula="of:=[.D67]-[.D66]" office:value-type="float" office:value="13.7982199999999">
            <text:p>13.80</text:p>
          </table:table-cell>
          <table:table-cell table:style-name="ce4" table:formula="of:=[.D67]*0.000621371" office:value-type="float" office:value="0.71221495553062">
            <text:p>0.7122</text:p>
          </table:table-cell>
          <table:table-cell table:style-name="ce4" table:formula="of:=[.E67]*0.000621371" office:value-type="float" office:value="0.00857381375961994">
            <text:p>0.0086</text:p>
          </table:table-cell>
        </table:table-row>
        <table:table-row table:style-name="ro1">
          <table:table-cell table:style-name="ce1" office:value-type="float" office:value="30.27457964">
            <text:p>30.274580</text:p>
          </table:table-cell>
          <table:table-cell table:style-name="ce1" office:value-type="float" office:value="-97.73784393">
            <text:p>-97.737844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162.60217">
            <text:p>1162.60</text:p>
          </table:table-cell>
          <table:table-cell table:style-name="ce2" table:formula="of:=[.D68]-[.D67]" office:value-type="float" office:value="16.4029499999999">
            <text:p>16.40</text:p>
          </table:table-cell>
          <table:table-cell table:style-name="ce4" table:formula="of:=[.D68]*0.000621371" office:value-type="float" office:value="0.72240727297507">
            <text:p>0.7224</text:p>
          </table:table-cell>
          <table:table-cell table:style-name="ce4" table:formula="of:=[.E68]*0.000621371" office:value-type="float" office:value="0.01019231744445">
            <text:p>0.0102</text:p>
          </table:table-cell>
        </table:table-row>
        <table:table-row table:style-name="ro1">
          <table:table-cell table:style-name="ce1" office:value-type="float" office:value="30.27439088">
            <text:p>30.274391</text:p>
          </table:table-cell>
          <table:table-cell table:style-name="ce1" office:value-type="float" office:value="-97.73791778">
            <text:p>-97.737918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184.62695">
            <text:p>1184.63</text:p>
          </table:table-cell>
          <table:table-cell table:style-name="ce2" table:formula="of:=[.D69]-[.D68]" office:value-type="float" office:value="22.0247800000002">
            <text:p>22.02</text:p>
          </table:table-cell>
          <table:table-cell table:style-name="ce4" table:formula="of:=[.D69]*0.000621371" office:value-type="float" office:value="0.73609283254845">
            <text:p>0.7361</text:p>
          </table:table-cell>
          <table:table-cell table:style-name="ce4" table:formula="of:=[.E69]*0.000621371" office:value-type="float" office:value="0.0136855595733801">
            <text:p>0.0137</text:p>
          </table:table-cell>
        </table:table-row>
        <table:table-row table:style-name="ro1">
          <table:table-cell table:style-name="ce1" office:value-type="float" office:value="30.2742395">
            <text:p>30.274240</text:p>
          </table:table-cell>
          <table:table-cell table:style-name="ce1" office:value-type="float" office:value="-97.73798525">
            <text:p>-97.737985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1202.495">
            <text:p>1202.50</text:p>
          </table:table-cell>
          <table:table-cell table:style-name="ce2" table:formula="of:=[.D70]-[.D69]" office:value-type="float" office:value="17.8680499999998">
            <text:p>17.87</text:p>
          </table:table-cell>
          <table:table-cell table:style-name="ce4" table:formula="of:=[.D70]*0.000621371" office:value-type="float" office:value="0.747195520645">
            <text:p>0.7472</text:p>
          </table:table-cell>
          <table:table-cell table:style-name="ce4" table:formula="of:=[.E70]*0.000621371" office:value-type="float" office:value="0.0111026880965499">
            <text:p>0.0111</text:p>
          </table:table-cell>
        </table:table-row>
        <table:table-row table:style-name="ro1">
          <table:table-cell table:style-name="ce1" office:value-type="float" office:value="30.27408896">
            <text:p>30.274089</text:p>
          </table:table-cell>
          <table:table-cell table:style-name="ce1" office:value-type="float" office:value="-97.73805549">
            <text:p>-97.738055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1220.33276">
            <text:p>1220.33</text:p>
          </table:table-cell>
          <table:table-cell table:style-name="ce2" table:formula="of:=[.D71]-[.D70]" office:value-type="float" office:value="17.8377600000001">
            <text:p>17.84</text:p>
          </table:table-cell>
          <table:table-cell table:style-name="ce4" table:formula="of:=[.D71]*0.000621371" office:value-type="float" office:value="0.75827938741396">
            <text:p>0.7583</text:p>
          </table:table-cell>
          <table:table-cell table:style-name="ce4" table:formula="of:=[.E71]*0.000621371" office:value-type="float" office:value="0.0110838667689601">
            <text:p>0.0111</text:p>
          </table:table-cell>
        </table:table-row>
        <table:table-row table:style-name="ro1">
          <table:table-cell table:style-name="ce1" office:value-type="float" office:value="30.27390833">
            <text:p>30.273908</text:p>
          </table:table-cell>
          <table:table-cell table:style-name="ce1" office:value-type="float" office:value="-97.73810612">
            <text:p>-97.738106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1240.91907">
            <text:p>1240.92</text:p>
          </table:table-cell>
          <table:table-cell table:style-name="ce2" table:formula="of:=[.D72]-[.D71]" office:value-type="float" office:value="20.5863099999999">
            <text:p>20.59</text:p>
          </table:table-cell>
          <table:table-cell table:style-name="ce4" table:formula="of:=[.D72]*0.000621371" office:value-type="float" office:value="0.77107112344497">
            <text:p>0.7711</text:p>
          </table:table-cell>
          <table:table-cell table:style-name="ce4" table:formula="of:=[.E72]*0.000621371" office:value-type="float" office:value="0.0127917360310099">
            <text:p>0.0128</text:p>
          </table:table-cell>
        </table:table-row>
        <table:table-row table:style-name="ro1">
          <table:table-cell table:style-name="ce1" office:value-type="float" office:value="30.27372644">
            <text:p>30.273726</text:p>
          </table:table-cell>
          <table:table-cell table:style-name="ce1" office:value-type="float" office:value="-97.7381824">
            <text:p>-97.738182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1262.39014">
            <text:p>1262.39</text:p>
          </table:table-cell>
          <table:table-cell table:style-name="ce2" table:formula="of:=[.D73]-[.D72]" office:value-type="float" office:value="21.4710700000001">
            <text:p>21.47</text:p>
          </table:table-cell>
          <table:table-cell table:style-name="ce4" table:formula="of:=[.D73]*0.000621371" office:value-type="float" office:value="0.78441262368194">
            <text:p>0.7844</text:p>
          </table:table-cell>
          <table:table-cell table:style-name="ce4" table:formula="of:=[.E73]*0.000621371" office:value-type="float" office:value="0.01334150023697">
            <text:p>0.0133</text:p>
          </table:table-cell>
        </table:table-row>
        <table:table-row table:style-name="ro1">
          <table:table-cell table:style-name="ce1" office:value-type="float" office:value="30.27354548">
            <text:p>30.273545</text:p>
          </table:table-cell>
          <table:table-cell table:style-name="ce1" office:value-type="float" office:value="-97.73824962">
            <text:p>-97.738250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1283.47986">
            <text:p>1283.48</text:p>
          </table:table-cell>
          <table:table-cell table:style-name="ce2" table:formula="of:=[.D74]-[.D73]" office:value-type="float" office:value="21.0897199999999">
            <text:p>21.09</text:p>
          </table:table-cell>
          <table:table-cell table:style-name="ce4" table:formula="of:=[.D74]*0.000621371" office:value-type="float" office:value="0.79751716408806">
            <text:p>0.7975</text:p>
          </table:table-cell>
          <table:table-cell table:style-name="ce4" table:formula="of:=[.E74]*0.000621371" office:value-type="float" office:value="0.01310454040612">
            <text:p>0.0131</text:p>
          </table:table-cell>
        </table:table-row>
        <table:table-row table:style-name="ro1">
          <table:table-cell table:style-name="ce1" office:value-type="float" office:value="30.27335848">
            <text:p>30.273358</text:p>
          </table:table-cell>
          <table:table-cell table:style-name="ce1" office:value-type="float" office:value="-97.73831919">
            <text:p>-97.738319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1305.24756">
            <text:p>1305.25</text:p>
          </table:table-cell>
          <table:table-cell table:style-name="ce2" table:formula="of:=[.D75]-[.D74]" office:value-type="float" office:value="21.7677000000001">
            <text:p>21.77</text:p>
          </table:table-cell>
          <table:table-cell table:style-name="ce4" table:formula="of:=[.D75]*0.000621371" office:value-type="float" office:value="0.81104298160476">
            <text:p>0.8110</text:p>
          </table:table-cell>
          <table:table-cell table:style-name="ce4" table:formula="of:=[.E75]*0.000621371" office:value-type="float" office:value="0.0135258175167001">
            <text:p>0.0135</text:p>
          </table:table-cell>
        </table:table-row>
        <table:table-row table:style-name="ro1">
          <table:table-cell table:style-name="ce1" office:value-type="float" office:value="30.27318338">
            <text:p>30.273183</text:p>
          </table:table-cell>
          <table:table-cell table:style-name="ce1" office:value-type="float" office:value="-97.73839949">
            <text:p>-97.738399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1326.15039">
            <text:p>1326.15</text:p>
          </table:table-cell>
          <table:table-cell table:style-name="ce2" table:formula="of:=[.D76]-[.D75]" office:value-type="float" office:value="20.90283">
            <text:p>20.90</text:p>
          </table:table-cell>
          <table:table-cell table:style-name="ce4" table:formula="of:=[.D76]*0.000621371" office:value-type="float" office:value="0.82403139398469">
            <text:p>0.8240</text:p>
          </table:table-cell>
          <table:table-cell table:style-name="ce4" table:formula="of:=[.E76]*0.000621371" office:value-type="float" office:value="0.01298841237993">
            <text:p>0.0130</text:p>
          </table:table-cell>
        </table:table-row>
        <table:table-row table:style-name="ro1">
          <table:table-cell table:style-name="ce1" office:value-type="float" office:value="30.2729766">
            <text:p>30.272977</text:p>
          </table:table-cell>
          <table:table-cell table:style-name="ce1" office:value-type="float" office:value="-97.7384642">
            <text:p>-97.738464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1349.86682">
            <text:p>1349.87</text:p>
          </table:table-cell>
          <table:table-cell table:style-name="ce2" table:formula="of:=[.D77]-[.D76]" office:value-type="float" office:value="23.7164299999999">
            <text:p>23.72</text:p>
          </table:table-cell>
          <table:table-cell table:style-name="ce4" table:formula="of:=[.D77]*0.000621371" office:value-type="float" office:value="0.83876809581022">
            <text:p>0.8388</text:p>
          </table:table-cell>
          <table:table-cell table:style-name="ce4" table:formula="of:=[.E77]*0.000621371" office:value-type="float" office:value="0.01473670182553">
            <text:p>0.0147</text:p>
          </table:table-cell>
        </table:table-row>
        <table:table-row table:style-name="ro1">
          <table:table-cell table:style-name="ce1" office:value-type="float" office:value="30.2728383">
            <text:p>30.272838</text:p>
          </table:table-cell>
          <table:table-cell table:style-name="ce1" office:value-type="float" office:value="-97.73851574">
            <text:p>-97.738516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1365.98853">
            <text:p>1365.99</text:p>
          </table:table-cell>
          <table:table-cell table:style-name="ce2" table:formula="of:=[.D78]-[.D77]" office:value-type="float" office:value="16.1217100000001">
            <text:p>16.12</text:p>
          </table:table-cell>
          <table:table-cell table:style-name="ce4" table:formula="of:=[.D78]*0.000621371" office:value-type="float" office:value="0.84878565887463">
            <text:p>0.8488</text:p>
          </table:table-cell>
          <table:table-cell table:style-name="ce4" table:formula="of:=[.E78]*0.000621371" office:value-type="float" office:value="0.0100175630644101">
            <text:p>0.0100</text:p>
          </table:table-cell>
        </table:table-row>
        <table:table-row table:style-name="ro1">
          <table:table-cell table:style-name="ce1" office:value-type="float" office:value="30.27271458">
            <text:p>30.272715</text:p>
          </table:table-cell>
          <table:table-cell table:style-name="ce1" office:value-type="float" office:value="-97.73856319">
            <text:p>-97.738563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380.43909">
            <text:p>1380.44</text:p>
          </table:table-cell>
          <table:table-cell table:style-name="ce2" table:formula="of:=[.D79]-[.D78]" office:value-type="float" office:value="14.45056">
            <text:p>14.45</text:p>
          </table:table-cell>
          <table:table-cell table:style-name="ce4" table:formula="of:=[.D79]*0.000621371" office:value-type="float" office:value="0.85776481779239">
            <text:p>0.8578</text:p>
          </table:table-cell>
          <table:table-cell table:style-name="ce4" table:formula="of:=[.E79]*0.000621371" office:value-type="float" office:value="0.00897915891776">
            <text:p>0.0090</text:p>
          </table:table-cell>
        </table:table-row>
        <table:table-row table:style-name="ro1">
          <table:table-cell table:style-name="ce1" office:value-type="float" office:value="30.27259229">
            <text:p>30.272592</text:p>
          </table:table-cell>
          <table:table-cell table:style-name="ce1" office:value-type="float" office:value="-97.73861876">
            <text:p>-97.738619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1394.99097">
            <text:p>1394.99</text:p>
          </table:table-cell>
          <table:table-cell table:style-name="ce2" table:formula="of:=[.D80]-[.D79]" office:value-type="float" office:value="14.55188">
            <text:p>14.55</text:p>
          </table:table-cell>
          <table:table-cell table:style-name="ce4" table:formula="of:=[.D80]*0.000621371" office:value-type="float" office:value="0.86680693401987">
            <text:p>0.8668</text:p>
          </table:table-cell>
          <table:table-cell table:style-name="ce4" table:formula="of:=[.E80]*0.000621371" office:value-type="float" office:value="0.00904211622747999">
            <text:p>0.0090</text:p>
          </table:table-cell>
        </table:table-row>
        <table:table-row table:style-name="ro1">
          <table:table-cell table:style-name="ce1" office:value-type="float" office:value="30.27244267">
            <text:p>30.272443</text:p>
          </table:table-cell>
          <table:table-cell table:style-name="ce1" office:value-type="float" office:value="-97.73869134">
            <text:p>-97.738691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1413.12183">
            <text:p>1413.12</text:p>
          </table:table-cell>
          <table:table-cell table:style-name="ce2" table:formula="of:=[.D81]-[.D80]" office:value-type="float" office:value="18.13086">
            <text:p>18.13</text:p>
          </table:table-cell>
          <table:table-cell table:style-name="ce4" table:formula="of:=[.D81]*0.000621371" office:value-type="float" office:value="0.87807292462893">
            <text:p>0.8781</text:p>
          </table:table-cell>
          <table:table-cell table:style-name="ce4" table:formula="of:=[.E81]*0.000621371" office:value-type="float" office:value="0.01126599060906">
            <text:p>0.0113</text:p>
          </table:table-cell>
        </table:table-row>
        <table:table-row table:style-name="ro1">
          <table:table-cell table:style-name="ce1" office:value-type="float" office:value="30.27228107">
            <text:p>30.272281</text:p>
          </table:table-cell>
          <table:table-cell table:style-name="ce1" office:value-type="float" office:value="-97.73877106">
            <text:p>-97.738771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1432.70874">
            <text:p>1432.71</text:p>
          </table:table-cell>
          <table:table-cell table:style-name="ce2" table:formula="of:=[.D82]-[.D81]" office:value-type="float" office:value="19.58691">
            <text:p>19.59</text:p>
          </table:table-cell>
          <table:table-cell table:style-name="ce4" table:formula="of:=[.D82]*0.000621371" office:value-type="float" office:value="0.89024366248254">
            <text:p>0.8902</text:p>
          </table:table-cell>
          <table:table-cell table:style-name="ce4" table:formula="of:=[.E82]*0.000621371" office:value-type="float" office:value="0.01217073785361">
            <text:p>0.0122</text:p>
          </table:table-cell>
        </table:table-row>
        <table:table-row table:style-name="ro1">
          <table:table-cell table:style-name="ce1" office:value-type="float" office:value="30.27226003">
            <text:p>30.272260</text:p>
          </table:table-cell>
          <table:table-cell table:style-name="ce1" office:value-type="float" office:value="-97.73878514">
            <text:p>-97.738785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1435.38599">
            <text:p>1435.39</text:p>
          </table:table-cell>
          <table:table-cell table:style-name="ce2" table:formula="of:=[.D83]-[.D82]" office:value-type="float" office:value="2.67724999999996">
            <text:p>2.68</text:p>
          </table:table-cell>
          <table:table-cell table:style-name="ce4" table:formula="of:=[.D83]*0.000621371" office:value-type="float" office:value="0.89190722799229">
            <text:p>0.8919</text:p>
          </table:table-cell>
          <table:table-cell table:style-name="ce4" table:formula="of:=[.E83]*0.000621371" office:value-type="float" office:value="0.00166356550974997">
            <text:p>0.0017</text:p>
          </table:table-cell>
        </table:table-row>
        <table:table-row table:style-name="ro1">
          <table:table-cell table:style-name="ce1" office:value-type="float" office:value="30.27223572">
            <text:p>30.272236</text:p>
          </table:table-cell>
          <table:table-cell table:style-name="ce1" office:value-type="float" office:value="-97.73888757">
            <text:p>-97.738888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446.36536">
            <text:p>1446.37</text:p>
          </table:table-cell>
          <table:table-cell table:style-name="ce2" table:formula="of:=[.D84]-[.D83]" office:value-type="float" office:value="10.97937">
            <text:p>10.98</text:p>
          </table:table-cell>
          <table:table-cell table:style-name="ce4" table:formula="of:=[.D84]*0.000621371" office:value-type="float" office:value="0.89872949010856">
            <text:p>0.8987</text:p>
          </table:table-cell>
          <table:table-cell table:style-name="ce4" table:formula="of:=[.E84]*0.000621371" office:value-type="float" office:value="0.00682226211627001">
            <text:p>0.0068</text:p>
          </table:table-cell>
        </table:table-row>
        <table:table-row table:style-name="ro1">
          <table:table-cell table:style-name="ce1" office:value-type="float" office:value="30.27229708">
            <text:p>30.272297</text:p>
          </table:table-cell>
          <table:table-cell table:style-name="ce1" office:value-type="float" office:value="-97.73909275">
            <text:p>-97.739093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1467.21863">
            <text:p>1467.22</text:p>
          </table:table-cell>
          <table:table-cell table:style-name="ce2" table:formula="of:=[.D85]-[.D84]" office:value-type="float" office:value="20.8532700000001">
            <text:p>20.85</text:p>
          </table:table-cell>
          <table:table-cell table:style-name="ce4" table:formula="of:=[.D85]*0.000621371" office:value-type="float" office:value="0.91168710734173">
            <text:p>0.9117</text:p>
          </table:table-cell>
          <table:table-cell table:style-name="ce4" table:formula="of:=[.E85]*0.000621371" office:value-type="float" office:value="0.01295761723317">
            <text:p>0.0130</text:p>
          </table:table-cell>
        </table:table-row>
        <table:table-row table:style-name="ro1">
          <table:table-cell table:style-name="ce1" office:value-type="float" office:value="30.27234653">
            <text:p>30.272347</text:p>
          </table:table-cell>
          <table:table-cell table:style-name="ce1" office:value-type="float" office:value="-97.73928512">
            <text:p>-97.739285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1486.48291">
            <text:p>1486.48</text:p>
          </table:table-cell>
          <table:table-cell table:style-name="ce2" table:formula="of:=[.D86]-[.D85]" office:value-type="float" office:value="19.2642799999999">
            <text:p>19.26</text:p>
          </table:table-cell>
          <table:table-cell table:style-name="ce4" table:formula="of:=[.D86]*0.000621371" office:value-type="float" office:value="0.92365737226961">
            <text:p>0.9237</text:p>
          </table:table-cell>
          <table:table-cell table:style-name="ce4" table:formula="of:=[.E86]*0.000621371" office:value-type="float" office:value="0.0119702649278799">
            <text:p>0.0120</text:p>
          </table:table-cell>
        </table:table-row>
        <table:table-row table:style-name="ro1">
          <table:table-cell table:style-name="ce1" office:value-type="float" office:value="30.27240084">
            <text:p>30.272401</text:p>
          </table:table-cell>
          <table:table-cell table:style-name="ce1" office:value-type="float" office:value="-97.73950498">
            <text:p>-97.739505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508.59009">
            <text:p>1508.59</text:p>
          </table:table-cell>
          <table:table-cell table:style-name="ce2" table:formula="of:=[.D87]-[.D86]" office:value-type="float" office:value="22.10718">
            <text:p>22.11</text:p>
          </table:table-cell>
          <table:table-cell table:style-name="ce4" table:formula="of:=[.D87]*0.000621371" office:value-type="float" office:value="0.93739413281339">
            <text:p>0.9374</text:p>
          </table:table-cell>
          <table:table-cell table:style-name="ce4" table:formula="of:=[.E87]*0.000621371" office:value-type="float" office:value="0.01373676054378">
            <text:p>0.0137</text:p>
          </table:table-cell>
        </table:table-row>
        <table:table-row table:style-name="ro1">
          <table:table-cell table:style-name="ce1" office:value-type="float" office:value="30.2724648">
            <text:p>30.272465</text:p>
          </table:table-cell>
          <table:table-cell table:style-name="ce1" office:value-type="float" office:value="-97.73969424">
            <text:p>-97.739694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1527.85938">
            <text:p>1527.86</text:p>
          </table:table-cell>
          <table:table-cell table:style-name="ce2" table:formula="of:=[.D88]-[.D87]" office:value-type="float" office:value="19.2692900000002">
            <text:p>19.27</text:p>
          </table:table-cell>
          <table:table-cell table:style-name="ce4" table:formula="of:=[.D88]*0.000621371" office:value-type="float" office:value="0.94936751080998">
            <text:p>0.9494</text:p>
          </table:table-cell>
          <table:table-cell table:style-name="ce4" table:formula="of:=[.E88]*0.000621371" office:value-type="float" office:value="0.0119733779965901">
            <text:p>0.0120</text:p>
          </table:table-cell>
        </table:table-row>
        <table:table-row table:style-name="ro1">
          <table:table-cell table:style-name="ce1" office:value-type="float" office:value="30.27252196">
            <text:p>30.272522</text:p>
          </table:table-cell>
          <table:table-cell table:style-name="ce1" office:value-type="float" office:value="-97.73992742">
            <text:p>-97.739927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1551.17676">
            <text:p>1551.18</text:p>
          </table:table-cell>
          <table:table-cell table:style-name="ce2" table:formula="of:=[.D89]-[.D88]" office:value-type="float" office:value="23.31738">
            <text:p>23.32</text:p>
          </table:table-cell>
          <table:table-cell table:style-name="ce4" table:formula="of:=[.D89]*0.000621371" office:value-type="float" office:value="0.96385625453796">
            <text:p>0.9639</text:p>
          </table:table-cell>
          <table:table-cell table:style-name="ce4" table:formula="of:=[.E89]*0.000621371" office:value-type="float" office:value="0.01448874372798">
            <text:p>0.0145</text:p>
          </table:table-cell>
        </table:table-row>
        <table:table-row table:style-name="ro1">
          <table:table-cell table:style-name="ce1" office:value-type="float" office:value="30.27260335">
            <text:p>30.272603</text:p>
          </table:table-cell>
          <table:table-cell table:style-name="ce1" office:value-type="float" office:value="-97.74019615">
            <text:p>-97.740196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578.57507">
            <text:p>1578.58</text:p>
          </table:table-cell>
          <table:table-cell table:style-name="ce2" table:formula="of:=[.D90]-[.D89]" office:value-type="float" office:value="27.39831">
            <text:p>27.40</text:p>
          </table:table-cell>
          <table:table-cell table:style-name="ce4" table:formula="of:=[.D90]*0.000621371" office:value-type="float" office:value="0.98088076982097">
            <text:p>0.9809</text:p>
          </table:table-cell>
          <table:table-cell table:style-name="ce4" table:formula="of:=[.E90]*0.000621371" office:value-type="float" office:value="0.01702451528301">
            <text:p>0.0170</text:p>
          </table:table-cell>
        </table:table-row>
        <table:table-row table:style-name="ro1">
          <table:table-cell table:style-name="ce1" office:value-type="float" office:value="30.27265306">
            <text:p>30.272653</text:p>
          </table:table-cell>
          <table:table-cell table:style-name="ce1" office:value-type="float" office:value="-97.74042774">
            <text:p>-97.740428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601.58398">
            <text:p>1601.58</text:p>
          </table:table-cell>
          <table:table-cell table:style-name="ce2" table:formula="of:=[.D91]-[.D90]" office:value-type="float" office:value="23.00891">
            <text:p>23.01</text:p>
          </table:table-cell>
          <table:table-cell table:style-name="ce4" table:formula="of:=[.D91]*0.000621371" office:value-type="float" office:value="0.99517783923658">
            <text:p>0.9952</text:p>
          </table:table-cell>
          <table:table-cell table:style-name="ce4" table:formula="of:=[.E91]*0.000621371" office:value-type="float" office:value="0.01429706941561">
            <text:p>0.0143</text:p>
          </table:table-cell>
        </table:table-row>
        <table:table-row table:style-name="ro1">
          <table:table-cell table:style-name="ce1" office:value-type="float" office:value="30.27272355">
            <text:p>30.272724</text:p>
          </table:table-cell>
          <table:table-cell table:style-name="ce1" office:value-type="float" office:value="-97.74070526">
            <text:p>-97.740705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629.38452">
            <text:p>1629.38</text:p>
          </table:table-cell>
          <table:table-cell table:style-name="ce2" table:formula="of:=[.D92]-[.D91]" office:value-type="float" office:value="27.80054">
            <text:p>27.80</text:p>
          </table:table-cell>
          <table:table-cell table:style-name="ce4" table:formula="of:=[.D92]*0.000621371" office:value-type="float" office:value="1.01245228857692">
            <text:p>1.0125</text:p>
          </table:table-cell>
          <table:table-cell table:style-name="ce4" table:formula="of:=[.E92]*0.000621371" office:value-type="float" office:value="0.01727444934034">
            <text:p>0.0173</text:p>
          </table:table-cell>
        </table:table-row>
        <table:table-row table:style-name="ro1">
          <table:table-cell table:style-name="ce1" office:value-type="float" office:value="30.27274115">
            <text:p>30.272741</text:p>
          </table:table-cell>
          <table:table-cell table:style-name="ce1" office:value-type="float" office:value="-97.74078422">
            <text:p>-97.740784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637.22339">
            <text:p>1637.22</text:p>
          </table:table-cell>
          <table:table-cell table:style-name="ce2" table:formula="of:=[.D93]-[.D92]" office:value-type="float" office:value="7.83887000000004">
            <text:p>7.84</text:p>
          </table:table-cell>
          <table:table-cell table:style-name="ce4" table:formula="of:=[.D93]*0.000621371" office:value-type="float" office:value="1.01732313506769">
            <text:p>1.0173</text:p>
          </table:table-cell>
          <table:table-cell table:style-name="ce4" table:formula="of:=[.E93]*0.000621371" office:value-type="float" office:value="0.00487084649077003">
            <text:p>0.0049</text:p>
          </table:table-cell>
        </table:table-row>
        <table:table-row table:style-name="ro1">
          <table:table-cell table:style-name="ce1" office:value-type="float" office:value="30.27278549">
            <text:p>30.272785</text:p>
          </table:table-cell>
          <table:table-cell table:style-name="ce1" office:value-type="float" office:value="-97.74097315">
            <text:p>-97.740973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656.03589">
            <text:p>1656.04</text:p>
          </table:table-cell>
          <table:table-cell table:style-name="ce2" table:formula="of:=[.D94]-[.D93]" office:value-type="float" office:value="18.8125">
            <text:p>18.81</text:p>
          </table:table-cell>
          <table:table-cell table:style-name="ce4" table:formula="of:=[.D94]*0.000621371" office:value-type="float" office:value="1.02901267700519">
            <text:p>1.0290</text:p>
          </table:table-cell>
          <table:table-cell table:style-name="ce4" table:formula="of:=[.E94]*0.000621371" office:value-type="float" office:value="0.0116895419375">
            <text:p>0.0117</text:p>
          </table:table-cell>
        </table:table-row>
        <table:table-row table:style-name="ro1">
          <table:table-cell table:style-name="ce1" office:value-type="float" office:value="30.27281726">
            <text:p>30.272817</text:p>
          </table:table-cell>
          <table:table-cell table:style-name="ce1" office:value-type="float" office:value="-97.74111573">
            <text:p>-97.741116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670.16467">
            <text:p>1670.16</text:p>
          </table:table-cell>
          <table:table-cell table:style-name="ce2" table:formula="of:=[.D95]-[.D94]" office:value-type="float" office:value="14.1287799999998">
            <text:p>14.13</text:p>
          </table:table-cell>
          <table:table-cell table:style-name="ce4" table:formula="of:=[.D95]*0.000621371" office:value-type="float" office:value="1.03779189116257">
            <text:p>1.0378</text:p>
          </table:table-cell>
          <table:table-cell table:style-name="ce4" table:formula="of:=[.E95]*0.000621371" office:value-type="float" office:value="0.00877921415737986">
            <text:p>0.0088</text:p>
          </table:table-cell>
        </table:table-row>
        <table:table-row table:style-name="ro1">
          <table:table-cell table:style-name="ce1" office:value-type="float" office:value="30.2728616">
            <text:p>30.272862</text:p>
          </table:table-cell>
          <table:table-cell table:style-name="ce1" office:value-type="float" office:value="-97.74129996">
            <text:p>-97.741300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688.53687">
            <text:p>1688.54</text:p>
          </table:table-cell>
          <table:table-cell table:style-name="ce2" table:formula="of:=[.D96]-[.D95]" office:value-type="float" office:value="18.3722">
            <text:p>18.37</text:p>
          </table:table-cell>
          <table:table-cell table:style-name="ce4" table:formula="of:=[.D96]*0.000621371" office:value-type="float" office:value="1.04920784344877">
            <text:p>1.0492</text:p>
          </table:table-cell>
          <table:table-cell table:style-name="ce4" table:formula="of:=[.E96]*0.000621371" office:value-type="float" office:value="0.0114159522862">
            <text:p>0.0114</text:p>
          </table:table-cell>
        </table:table-row>
        <table:table-row table:style-name="ro1">
          <table:table-cell table:style-name="ce1" office:value-type="float" office:value="30.27291784">
            <text:p>30.272918</text:p>
          </table:table-cell>
          <table:table-cell table:style-name="ce1" office:value-type="float" office:value="-97.74151739">
            <text:p>-97.741517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10.36926">
            <text:p>1710.37</text:p>
          </table:table-cell>
          <table:table-cell table:style-name="ce2" table:formula="of:=[.D97]-[.D96]" office:value-type="float" office:value="21.83239">
            <text:p>21.83</text:p>
          </table:table-cell>
          <table:table-cell table:style-name="ce4" table:formula="of:=[.D97]*0.000621371" office:value-type="float" office:value="1.06277385745546">
            <text:p>1.0628</text:p>
          </table:table-cell>
          <table:table-cell table:style-name="ce4" table:formula="of:=[.E97]*0.000621371" office:value-type="float" office:value="0.01356601400669">
            <text:p>0.0136</text:p>
          </table:table-cell>
        </table:table-row>
        <table:table-row table:style-name="ro1">
          <table:table-cell table:style-name="ce1" office:value-type="float" office:value="30.27296537">
            <text:p>30.272965</text:p>
          </table:table-cell>
          <table:table-cell table:style-name="ce1" office:value-type="float" office:value="-97.74172886">
            <text:p>-97.741729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31.38611">
            <text:p>1731.39</text:p>
          </table:table-cell>
          <table:table-cell table:style-name="ce2" table:formula="of:=[.D98]-[.D97]" office:value-type="float" office:value="21.01685">
            <text:p>21.02</text:p>
          </table:table-cell>
          <table:table-cell table:style-name="ce4" table:formula="of:=[.D98]*0.000621371" office:value-type="float" office:value="1.07583311855681">
            <text:p>1.0758</text:p>
          </table:table-cell>
          <table:table-cell table:style-name="ce4" table:formula="of:=[.E98]*0.000621371" office:value-type="float" office:value="0.01305926110135">
            <text:p>0.0131</text:p>
          </table:table-cell>
        </table:table-row>
        <table:table-row table:style-name="ro1">
          <table:table-cell table:style-name="ce1" office:value-type="float" office:value="30.27302404">
            <text:p>30.273024</text:p>
          </table:table-cell>
          <table:table-cell table:style-name="ce1" office:value-type="float" office:value="-97.7419452">
            <text:p>-97.741945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753.21021">
            <text:p>1753.21</text:p>
          </table:table-cell>
          <table:table-cell table:style-name="ce2" table:formula="of:=[.D99]-[.D98]" office:value-type="float" office:value="21.8241">
            <text:p>21.82</text:p>
          </table:table-cell>
          <table:table-cell table:style-name="ce4" table:formula="of:=[.D99]*0.000621371" office:value-type="float" office:value="1.08939398139791">
            <text:p>1.0894</text:p>
          </table:table-cell>
          <table:table-cell table:style-name="ce4" table:formula="of:=[.E99]*0.000621371" office:value-type="float" office:value="0.0135608628411">
            <text:p>0.0136</text:p>
          </table:table-cell>
        </table:table-row>
        <table:table-row table:style-name="ro1">
          <table:table-cell table:style-name="ce1" office:value-type="float" office:value="30.27308129">
            <text:p>30.273081</text:p>
          </table:table-cell>
          <table:table-cell table:style-name="ce1" office:value-type="float" office:value="-97.74215567">
            <text:p>-97.742156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774.39038">
            <text:p>1774.39</text:p>
          </table:table-cell>
          <table:table-cell table:style-name="ce2" table:formula="of:=[.D100]-[.D99]" office:value-type="float" office:value="21.1801700000001">
            <text:p>21.18</text:p>
          </table:table-cell>
          <table:table-cell table:style-name="ce4" table:formula="of:=[.D100]*0.000621371" office:value-type="float" office:value="1.10255472481098">
            <text:p>1.1026</text:p>
          </table:table-cell>
          <table:table-cell table:style-name="ce4" table:formula="of:=[.E100]*0.000621371" office:value-type="float" office:value="0.0131607434130701">
            <text:p>0.0132</text:p>
          </table:table-cell>
        </table:table-row>
        <table:table-row table:style-name="ro1">
          <table:table-cell table:style-name="ce1" office:value-type="float" office:value="30.27313812">
            <text:p>30.273138</text:p>
          </table:table-cell>
          <table:table-cell table:style-name="ce1" office:value-type="float" office:value="-97.74235767">
            <text:p>-97.742358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794.8623">
            <text:p>1794.86</text:p>
          </table:table-cell>
          <table:table-cell table:style-name="ce2" table:formula="of:=[.D101]-[.D100]" office:value-type="float" office:value="20.47192">
            <text:p>20.47</text:p>
          </table:table-cell>
          <table:table-cell table:style-name="ce4" table:formula="of:=[.D101]*0.000621371" office:value-type="float" office:value="1.1152753822133">
            <text:p>1.1153</text:p>
          </table:table-cell>
          <table:table-cell table:style-name="ce4" table:formula="of:=[.E101]*0.000621371" office:value-type="float" office:value="0.01272065740232">
            <text:p>0.0127</text:p>
          </table:table-cell>
        </table:table-row>
        <table:table-row table:style-name="ro1">
          <table:table-cell table:style-name="ce1" office:value-type="float" office:value="30.27321129">
            <text:p>30.273211</text:p>
          </table:table-cell>
          <table:table-cell table:style-name="ce1" office:value-type="float" office:value="-97.74259983">
            <text:p>-97.742600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819.5188">
            <text:p>1819.52</text:p>
          </table:table-cell>
          <table:table-cell table:style-name="ce2" table:formula="of:=[.D102]-[.D101]" office:value-type="float" office:value="24.6565">
            <text:p>24.66</text:p>
          </table:table-cell>
          <table:table-cell table:style-name="ce4" table:formula="of:=[.D102]*0.000621371" office:value-type="float" office:value="1.1305962162748">
            <text:p>1.1306</text:p>
          </table:table-cell>
          <table:table-cell table:style-name="ce4" table:formula="of:=[.E102]*0.000621371" office:value-type="float" office:value="0.0153208340615">
            <text:p>0.0153</text:p>
          </table:table-cell>
        </table:table-row>
        <table:table-row table:style-name="ro1">
          <table:table-cell table:style-name="ce1" office:value-type="float" office:value="30.27324247">
            <text:p>30.273242</text:p>
          </table:table-cell>
          <table:table-cell table:style-name="ce1" office:value-type="float" office:value="-97.7427362">
            <text:p>-97.742736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833.0354">
            <text:p>1833.04</text:p>
          </table:table-cell>
          <table:table-cell table:style-name="ce2" table:formula="of:=[.D103]-[.D102]" office:value-type="float" office:value="13.5165999999999">
            <text:p>13.52</text:p>
          </table:table-cell>
          <table:table-cell table:style-name="ce4" table:formula="of:=[.D103]*0.000621371" office:value-type="float" office:value="1.1389950395334">
            <text:p>1.1390</text:p>
          </table:table-cell>
          <table:table-cell table:style-name="ce4" table:formula="of:=[.E103]*0.000621371" office:value-type="float" office:value="0.00839882325859995">
            <text:p>0.0084</text:p>
          </table:table-cell>
        </table:table-row>
        <table:table-row table:style-name="ro1">
          <table:table-cell table:style-name="ce1" office:value-type="float" office:value="30.27330584">
            <text:p>30.273306</text:p>
          </table:table-cell>
          <table:table-cell table:style-name="ce1" office:value-type="float" office:value="-97.74294114">
            <text:p>-97.742941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1853.95789">
            <text:p>1853.96</text:p>
          </table:table-cell>
          <table:table-cell table:style-name="ce2" table:formula="of:=[.D104]-[.D103]" office:value-type="float" office:value="20.9224899999999">
            <text:p>20.92</text:p>
          </table:table-cell>
          <table:table-cell table:style-name="ce4" table:formula="of:=[.D104]*0.000621371" office:value-type="float" office:value="1.15199566806719">
            <text:p>1.1520</text:p>
          </table:table-cell>
          <table:table-cell table:style-name="ce4" table:formula="of:=[.E104]*0.000621371" office:value-type="float" office:value="0.01300062853379">
            <text:p>0.0130</text:p>
          </table:table-cell>
        </table:table-row>
        <table:table-row table:style-name="ro1">
          <table:table-cell table:style-name="ce1" office:value-type="float" office:value="30.27335336">
            <text:p>30.273353</text:p>
          </table:table-cell>
          <table:table-cell table:style-name="ce1" office:value-type="float" office:value="-97.74314633">
            <text:p>-97.743146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874.40662">
            <text:p>1874.41</text:p>
          </table:table-cell>
          <table:table-cell table:style-name="ce2" table:formula="of:=[.D105]-[.D104]" office:value-type="float" office:value="20.4487300000001">
            <text:p>20.45</text:p>
          </table:table-cell>
          <table:table-cell table:style-name="ce4" table:formula="of:=[.D105]*0.000621371" office:value-type="float" office:value="1.16470191587602">
            <text:p>1.1647</text:p>
          </table:table-cell>
          <table:table-cell table:style-name="ce4" table:formula="of:=[.E105]*0.000621371" office:value-type="float" office:value="0.01270624780883">
            <text:p>0.0127</text:p>
          </table:table-cell>
        </table:table-row>
        <table:table-row table:style-name="ro1">
          <table:table-cell table:style-name="ce1" office:value-type="float" office:value="30.27340299">
            <text:p>30.273403</text:p>
          </table:table-cell>
          <table:table-cell table:style-name="ce1" office:value-type="float" office:value="-97.74335286">
            <text:p>-97.743353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895.01123">
            <text:p>1895.01</text:p>
          </table:table-cell>
          <table:table-cell table:style-name="ce2" table:formula="of:=[.D106]-[.D105]" office:value-type="float" office:value="20.6046100000001">
            <text:p>20.60</text:p>
          </table:table-cell>
          <table:table-cell table:style-name="ce4" table:formula="of:=[.D106]*0.000621371" office:value-type="float" office:value="1.17750502299633">
            <text:p>1.1775</text:p>
          </table:table-cell>
          <table:table-cell table:style-name="ce4" table:formula="of:=[.E106]*0.000621371" office:value-type="float" office:value="0.0128031071203101">
            <text:p>0.0128</text:p>
          </table:table-cell>
        </table:table-row>
        <table:table-row table:style-name="ro1">
          <table:table-cell table:style-name="ce1" office:value-type="float" office:value="30.27346392">
            <text:p>30.273464</text:p>
          </table:table-cell>
          <table:table-cell table:style-name="ce1" office:value-type="float" office:value="-97.74356433">
            <text:p>-97.743564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916.46472">
            <text:p>1916.46</text:p>
          </table:table-cell>
          <table:table-cell table:style-name="ce2" table:formula="of:=[.D107]-[.D106]" office:value-type="float" office:value="21.4534899999999">
            <text:p>21.45</text:p>
          </table:table-cell>
          <table:table-cell table:style-name="ce4" table:formula="of:=[.D107]*0.000621371" office:value-type="float" office:value="1.19083559953112">
            <text:p>1.1908</text:p>
          </table:table-cell>
          <table:table-cell table:style-name="ce4" table:formula="of:=[.E107]*0.000621371" office:value-type="float" office:value="0.0133305765347899">
            <text:p>0.0133</text:p>
          </table:table-cell>
        </table:table-row>
        <table:table-row table:style-name="ro1">
          <table:table-cell table:style-name="ce1" office:value-type="float" office:value="30.2735174">
            <text:p>30.273517</text:p>
          </table:table-cell>
          <table:table-cell table:style-name="ce1" office:value-type="float" office:value="-97.74377036">
            <text:p>-97.743770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937.16357">
            <text:p>1937.16</text:p>
          </table:table-cell>
          <table:table-cell table:style-name="ce2" table:formula="of:=[.D108]-[.D107]" office:value-type="float" office:value="20.69885">
            <text:p>20.70</text:p>
          </table:table-cell>
          <table:table-cell table:style-name="ce4" table:formula="of:=[.D108]*0.000621371" office:value-type="float" office:value="1.20369726465447">
            <text:p>1.2037</text:p>
          </table:table-cell>
          <table:table-cell table:style-name="ce4" table:formula="of:=[.E108]*0.000621371" office:value-type="float" office:value="0.01286166512335">
            <text:p>0.0129</text:p>
          </table:table-cell>
        </table:table-row>
        <table:table-row table:style-name="ro1">
          <table:table-cell table:style-name="ce1" office:value-type="float" office:value="30.27355654">
            <text:p>30.273557</text:p>
          </table:table-cell>
          <table:table-cell table:style-name="ce1" office:value-type="float" office:value="-97.74398242">
            <text:p>-97.743982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958.03638">
            <text:p>1958.04</text:p>
          </table:table-cell>
          <table:table-cell table:style-name="ce2" table:formula="of:=[.D109]-[.D108]" office:value-type="float" office:value="20.8728100000001">
            <text:p>20.87</text:p>
          </table:table-cell>
          <table:table-cell table:style-name="ce4" table:formula="of:=[.D109]*0.000621371" office:value-type="float" office:value="1.21666702347698">
            <text:p>1.2167</text:p>
          </table:table-cell>
          <table:table-cell table:style-name="ce4" table:formula="of:=[.E109]*0.000621371" office:value-type="float" office:value="0.01296975882251">
            <text:p>0.0130</text:p>
          </table:table-cell>
        </table:table-row>
        <table:table-row table:style-name="ro1">
          <table:table-cell table:style-name="ce1" office:value-type="float" office:value="30.27362536">
            <text:p>30.273625</text:p>
          </table:table-cell>
          <table:table-cell table:style-name="ce1" office:value-type="float" office:value="-97.74427034">
            <text:p>-97.744270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986.84277">
            <text:p>1986.84</text:p>
          </table:table-cell>
          <table:table-cell table:style-name="ce2" table:formula="of:=[.D110]-[.D109]" office:value-type="float" office:value="28.80639">
            <text:p>28.81</text:p>
          </table:table-cell>
          <table:table-cell table:style-name="ce4" table:formula="of:=[.D110]*0.000621371" office:value-type="float" office:value="1.23456647883767">
            <text:p>1.2346</text:p>
          </table:table-cell>
          <table:table-cell table:style-name="ce4" table:formula="of:=[.E110]*0.000621371" office:value-type="float" office:value="0.01789945536069">
            <text:p>0.0179</text:p>
          </table:table-cell>
        </table:table-row>
        <table:table-row table:style-name="ro1">
          <table:table-cell table:style-name="ce1" office:value-type="float" office:value="30.27365612">
            <text:p>30.273656</text:p>
          </table:table-cell>
          <table:table-cell table:style-name="ce1" office:value-type="float" office:value="-97.74447855">
            <text:p>-97.744479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2007.19238">
            <text:p>2007.19</text:p>
          </table:table-cell>
          <table:table-cell table:style-name="ce2" table:formula="of:=[.D111]-[.D110]" office:value-type="float" office:value="20.34961">
            <text:p>20.35</text:p>
          </table:table-cell>
          <table:table-cell table:style-name="ce4" table:formula="of:=[.D111]*0.000621371" office:value-type="float" office:value="1.24721113635298">
            <text:p>1.2472</text:p>
          </table:table-cell>
          <table:table-cell table:style-name="ce4" table:formula="of:=[.E111]*0.000621371" office:value-type="float" office:value="0.01264465751531">
            <text:p>0.0126</text:p>
          </table:table-cell>
        </table:table-row>
        <table:table-row table:style-name="ro1">
          <table:table-cell table:style-name="ce1" office:value-type="float" office:value="30.27353408">
            <text:p>30.273534</text:p>
          </table:table-cell>
          <table:table-cell table:style-name="ce1" office:value-type="float" office:value="-97.74459614">
            <text:p>-97.744596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2025.39136">
            <text:p>2025.39</text:p>
          </table:table-cell>
          <table:table-cell table:style-name="ce2" table:formula="of:=[.D112]-[.D111]" office:value-type="float" office:value="18.1989800000001">
            <text:p>18.20</text:p>
          </table:table-cell>
          <table:table-cell table:style-name="ce4" table:formula="of:=[.D112]*0.000621371" office:value-type="float" office:value="1.25851945475456">
            <text:p>1.2585</text:p>
          </table:table-cell>
          <table:table-cell table:style-name="ce4" table:formula="of:=[.E112]*0.000621371" office:value-type="float" office:value="0.0113083184015801">
            <text:p>0.0113</text:p>
          </table:table-cell>
        </table:table-row>
        <table:table-row table:style-name="ro1">
          <table:table-cell table:style-name="ce1" office:value-type="float" office:value="30.27327952">
            <text:p>30.273280</text:p>
          </table:table-cell>
          <table:table-cell table:style-name="ce1" office:value-type="float" office:value="-97.74471592">
            <text:p>-97.744716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2055.82568">
            <text:p>2055.83</text:p>
          </table:table-cell>
          <table:table-cell table:style-name="ce2" table:formula="of:=[.D113]-[.D112]" office:value-type="float" office:value="30.4343199999998">
            <text:p>30.43</text:p>
          </table:table-cell>
          <table:table-cell table:style-name="ce4" table:formula="of:=[.D113]*0.000621371" office:value-type="float" office:value="1.27743045860728">
            <text:p>1.2774</text:p>
          </table:table-cell>
          <table:table-cell table:style-name="ce4" table:formula="of:=[.E113]*0.000621371" office:value-type="float" office:value="0.0189110038527199">
            <text:p>0.0189</text:p>
          </table:table-cell>
        </table:table-row>
        <table:table-row table:style-name="ro1">
          <table:table-cell table:style-name="ce1" office:value-type="float" office:value="30.27311004">
            <text:p>30.273110</text:p>
          </table:table-cell>
          <table:table-cell table:style-name="ce1" office:value-type="float" office:value="-97.74480326">
            <text:p>-97.744803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2076.42749">
            <text:p>2076.43</text:p>
          </table:table-cell>
          <table:table-cell table:style-name="ce2" table:formula="of:=[.D114]-[.D113]" office:value-type="float" office:value="20.6018100000001">
            <text:p>20.60</text:p>
          </table:table-cell>
          <table:table-cell table:style-name="ce4" table:formula="of:=[.D114]*0.000621371" office:value-type="float" office:value="1.29023182588879">
            <text:p>1.2902</text:p>
          </table:table-cell>
          <table:table-cell table:style-name="ce4" table:formula="of:=[.E114]*0.000621371" office:value-type="float" office:value="0.0128013672815101">
            <text:p>0.0128</text:p>
          </table:table-cell>
        </table:table-row>
        <table:table-row table:style-name="ro1">
          <table:table-cell table:style-name="ce1" office:value-type="float" office:value="30.27293595">
            <text:p>30.272936</text:p>
          </table:table-cell>
          <table:table-cell table:style-name="ce1" office:value-type="float" office:value="-97.74486353">
            <text:p>-97.744864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2096.57422">
            <text:p>2096.57</text:p>
          </table:table-cell>
          <table:table-cell table:style-name="ce2" table:formula="of:=[.D115]-[.D114]" office:value-type="float" office:value="20.1467299999999">
            <text:p>20.15</text:p>
          </table:table-cell>
          <table:table-cell table:style-name="ce4" table:formula="of:=[.D115]*0.000621371" office:value-type="float" office:value="1.30275041965562">
            <text:p>1.3028</text:p>
          </table:table-cell>
          <table:table-cell table:style-name="ce4" table:formula="of:=[.E115]*0.000621371" office:value-type="float" office:value="0.01251859376683">
            <text:p>0.0125</text:p>
          </table:table-cell>
        </table:table-row>
        <table:table-row table:style-name="ro1">
          <table:table-cell table:style-name="ce1" office:value-type="float" office:value="30.27272455">
            <text:p>30.272725</text:p>
          </table:table-cell>
          <table:table-cell table:style-name="ce1" office:value-type="float" office:value="-97.74494282">
            <text:p>-97.744943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2121.27197">
            <text:p>2121.27</text:p>
          </table:table-cell>
          <table:table-cell table:style-name="ce2" table:formula="of:=[.D116]-[.D115]" office:value-type="float" office:value="24.6977499999998">
            <text:p>24.70</text:p>
          </table:table-cell>
          <table:table-cell table:style-name="ce4" table:formula="of:=[.D116]*0.000621371" office:value-type="float" office:value="1.31809688527087">
            <text:p>1.3181</text:p>
          </table:table-cell>
          <table:table-cell table:style-name="ce4" table:formula="of:=[.E116]*0.000621371" office:value-type="float" office:value="0.0153464656152499">
            <text:p>0.0153</text:p>
          </table:table-cell>
        </table:table-row>
        <table:table-row table:style-name="ro1">
          <table:table-cell table:style-name="ce1" office:value-type="float" office:value="30.27255222">
            <text:p>30.272552</text:p>
          </table:table-cell>
          <table:table-cell table:style-name="ce1" office:value-type="float" office:value="-97.74500518">
            <text:p>-97.745005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2141.26782">
            <text:p>2141.27</text:p>
          </table:table-cell>
          <table:table-cell table:style-name="ce2" table:formula="of:=[.D117]-[.D116]" office:value-type="float" office:value="19.9958500000002">
            <text:p>20.00</text:p>
          </table:table-cell>
          <table:table-cell table:style-name="ce4" table:formula="of:=[.D117]*0.000621371" office:value-type="float" office:value="1.33052172658122">
            <text:p>1.3305</text:p>
          </table:table-cell>
          <table:table-cell table:style-name="ce4" table:formula="of:=[.E117]*0.000621371" office:value-type="float" office:value="0.0124248413103502">
            <text:p>0.0124</text:p>
          </table:table-cell>
        </table:table-row>
        <table:table-row table:style-name="ro1">
          <table:table-cell table:style-name="ce1" office:value-type="float" office:value="30.27237662">
            <text:p>30.272377</text:p>
          </table:table-cell>
          <table:table-cell table:style-name="ce1" office:value-type="float" office:value="-97.74506746">
            <text:p>-97.745067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2161.58911">
            <text:p>2161.59</text:p>
          </table:table-cell>
          <table:table-cell table:style-name="ce2" table:formula="of:=[.D118]-[.D117]" office:value-type="float" office:value="20.3212899999999">
            <text:p>20.32</text:p>
          </table:table-cell>
          <table:table-cell table:style-name="ce4" table:formula="of:=[.D118]*0.000621371" office:value-type="float" office:value="1.34314878686981">
            <text:p>1.3431</text:p>
          </table:table-cell>
          <table:table-cell table:style-name="ce4" table:formula="of:=[.E118]*0.000621371" office:value-type="float" office:value="0.0126270602885899">
            <text:p>0.0126</text:p>
          </table:table-cell>
        </table:table-row>
        <table:table-row table:style-name="ro1">
          <table:table-cell table:style-name="ce1" office:value-type="float" office:value="30.27214092">
            <text:p>30.272141</text:p>
          </table:table-cell>
          <table:table-cell table:style-name="ce1" office:value-type="float" office:value="-97.74514725">
            <text:p>-97.745147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2189.05908">
            <text:p>2189.06</text:p>
          </table:table-cell>
          <table:table-cell table:style-name="ce2" table:formula="of:=[.D119]-[.D118]" office:value-type="float" office:value="27.4699700000001">
            <text:p>27.47</text:p>
          </table:table-cell>
          <table:table-cell table:style-name="ce4" table:formula="of:=[.D119]*0.000621371" office:value-type="float" office:value="1.36021782959868">
            <text:p>1.3602</text:p>
          </table:table-cell>
          <table:table-cell table:style-name="ce4" table:formula="of:=[.E119]*0.000621371" office:value-type="float" office:value="0.0170690427288701">
            <text:p>0.0171</text:p>
          </table:table-cell>
        </table:table-row>
        <table:table-row table:style-name="ro1">
          <table:table-cell table:style-name="ce1" office:value-type="float" office:value="30.27194604">
            <text:p>30.271946</text:p>
          </table:table-cell>
          <table:table-cell table:style-name="ce1" office:value-type="float" office:value="-97.74520434">
            <text:p>-97.745204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2211.33984">
            <text:p>2211.34</text:p>
          </table:table-cell>
          <table:table-cell table:style-name="ce2" table:formula="of:=[.D120]-[.D119]" office:value-type="float" office:value="22.2807600000001">
            <text:p>22.28</text:p>
          </table:table-cell>
          <table:table-cell table:style-name="ce4" table:formula="of:=[.D120]*0.000621371" office:value-type="float" office:value="1.37406244772064">
            <text:p>1.3741</text:p>
          </table:table-cell>
          <table:table-cell table:style-name="ce4" table:formula="of:=[.E120]*0.000621371" office:value-type="float" office:value="0.0138446181219601">
            <text:p>0.0138</text:p>
          </table:table-cell>
        </table:table-row>
        <table:table-row table:style-name="ro1">
          <table:table-cell table:style-name="ce1" office:value-type="float" office:value="30.27176675">
            <text:p>30.271767</text:p>
          </table:table-cell>
          <table:table-cell table:style-name="ce1" office:value-type="float" office:value="-97.74526485">
            <text:p>-97.745265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2232.10254">
            <text:p>2232.10</text:p>
          </table:table-cell>
          <table:table-cell table:style-name="ce2" table:formula="of:=[.D121]-[.D120]" office:value-type="float" office:value="20.7626999999998">
            <text:p>20.76</text:p>
          </table:table-cell>
          <table:table-cell table:style-name="ce4" table:formula="of:=[.D121]*0.000621371" office:value-type="float" office:value="1.38696378738234">
            <text:p>1.3870</text:p>
          </table:table-cell>
          <table:table-cell table:style-name="ce4" table:formula="of:=[.E121]*0.000621371" office:value-type="float" office:value="0.0129013396616999">
            <text:p>0.0129</text:p>
          </table:table-cell>
        </table:table-row>
        <table:table-row table:style-name="ro1">
          <table:table-cell table:style-name="ce1" office:value-type="float" office:value="30.27157833">
            <text:p>30.271578</text:p>
          </table:table-cell>
          <table:table-cell table:style-name="ce1" office:value-type="float" office:value="-97.74532369">
            <text:p>-97.745324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2253.71875">
            <text:p>2253.72</text:p>
          </table:table-cell>
          <table:table-cell table:style-name="ce2" table:formula="of:=[.D122]-[.D121]" office:value-type="float" office:value="21.6162100000001">
            <text:p>21.62</text:p>
          </table:table-cell>
          <table:table-cell table:style-name="ce4" table:formula="of:=[.D122]*0.000621371" office:value-type="float" office:value="1.40039547340625">
            <text:p>1.4004</text:p>
          </table:table-cell>
          <table:table-cell table:style-name="ce4" table:formula="of:=[.E122]*0.000621371" office:value-type="float" office:value="0.0134316860239101">
            <text:p>0.0134</text:p>
          </table:table-cell>
        </table:table-row>
        <table:table-row table:style-name="ro1">
          <table:table-cell table:style-name="ce1" office:value-type="float" office:value="30.27138999">
            <text:p>30.271390</text:p>
          </table:table-cell>
          <table:table-cell table:style-name="ce1" office:value-type="float" office:value="-97.74539838">
            <text:p>-97.745398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2275.80591">
            <text:p>2275.81</text:p>
          </table:table-cell>
          <table:table-cell table:style-name="ce2" table:formula="of:=[.D123]-[.D122]" office:value-type="float" office:value="22.08716">
            <text:p>22.09</text:p>
          </table:table-cell>
          <table:table-cell table:style-name="ce4" table:formula="of:=[.D123]*0.000621371" office:value-type="float" office:value="1.41411979410261">
            <text:p>1.4141</text:p>
          </table:table-cell>
          <table:table-cell table:style-name="ce4" table:formula="of:=[.E123]*0.000621371" office:value-type="float" office:value="0.01372432069636">
            <text:p>0.0137</text:p>
          </table:table-cell>
        </table:table-row>
        <table:table-row table:style-name="ro1">
          <table:table-cell table:style-name="ce1" office:value-type="float" office:value="30.27119058">
            <text:p>30.271191</text:p>
          </table:table-cell>
          <table:table-cell table:style-name="ce1" office:value-type="float" office:value="-97.74546736">
            <text:p>-97.745467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2298.63184">
            <text:p>2298.63</text:p>
          </table:table-cell>
          <table:table-cell table:style-name="ce2" table:formula="of:=[.D124]-[.D123]" office:value-type="float" office:value="22.82593">
            <text:p>22.83</text:p>
          </table:table-cell>
          <table:table-cell table:style-name="ce4" table:formula="of:=[.D124]*0.000621371" office:value-type="float" office:value="1.42830316505264">
            <text:p>1.4283</text:p>
          </table:table-cell>
          <table:table-cell table:style-name="ce4" table:formula="of:=[.E124]*0.000621371" office:value-type="float" office:value="0.01418337095003">
            <text:p>0.0142</text:p>
          </table:table-cell>
        </table:table-row>
        <table:table-row table:style-name="ro1">
          <table:table-cell table:style-name="ce1" office:value-type="float" office:value="30.27107022">
            <text:p>30.271070</text:p>
          </table:table-cell>
          <table:table-cell table:style-name="ce1" office:value-type="float" office:value="-97.7455288">
            <text:p>-97.745529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2313.08276">
            <text:p>2313.08</text:p>
          </table:table-cell>
          <table:table-cell table:style-name="ce2" table:formula="of:=[.D125]-[.D124]" office:value-type="float" office:value="14.4509199999998">
            <text:p>14.45</text:p>
          </table:table-cell>
          <table:table-cell table:style-name="ce4" table:formula="of:=[.D125]*0.000621371" office:value-type="float" office:value="1.43728254766396">
            <text:p>1.4373</text:p>
          </table:table-cell>
          <table:table-cell table:style-name="ce4" table:formula="of:=[.E125]*0.000621371" office:value-type="float" office:value="0.00897938261131986">
            <text:p>0.0090</text:p>
          </table:table-cell>
        </table:table-row>
        <table:table-row table:style-name="ro1">
          <table:table-cell table:style-name="ce1" office:value-type="float" office:value="30.27091012">
            <text:p>30.270910</text:p>
          </table:table-cell>
          <table:table-cell table:style-name="ce1" office:value-type="float" office:value="-97.7456205">
            <text:p>-97.745621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2332.50024">
            <text:p>2332.50</text:p>
          </table:table-cell>
          <table:table-cell table:style-name="ce2" table:formula="of:=[.D126]-[.D125]" office:value-type="float" office:value="19.4174800000001">
            <text:p>19.42</text:p>
          </table:table-cell>
          <table:table-cell table:style-name="ce4" table:formula="of:=[.D126]*0.000621371" office:value-type="float" office:value="1.44934800662904">
            <text:p>1.4493</text:p>
          </table:table-cell>
          <table:table-cell table:style-name="ce4" table:formula="of:=[.E126]*0.000621371" office:value-type="float" office:value="0.01206545896508">
            <text:p>0.0121</text:p>
          </table:table-cell>
        </table:table-row>
        <table:table-row table:style-name="ro1">
          <table:table-cell table:style-name="ce1" office:value-type="float" office:value="30.27077124">
            <text:p>30.270771</text:p>
          </table:table-cell>
          <table:table-cell table:style-name="ce1" office:value-type="float" office:value="-97.74571672">
            <text:p>-97.745717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350.1897">
            <text:p>2350.19</text:p>
          </table:table-cell>
          <table:table-cell table:style-name="ce2" table:formula="of:=[.D127]-[.D126]" office:value-type="float" office:value="17.6894600000001">
            <text:p>17.69</text:p>
          </table:table-cell>
          <table:table-cell table:style-name="ce4" table:formula="of:=[.D127]*0.000621371" office:value-type="float" office:value="1.4603397240787">
            <text:p>1.4603</text:p>
          </table:table-cell>
          <table:table-cell table:style-name="ce4" table:formula="of:=[.E127]*0.000621371" office:value-type="float" office:value="0.01099171744966">
            <text:p>0.0110</text:p>
          </table:table-cell>
        </table:table-row>
        <table:table-row table:style-name="ro1">
          <table:table-cell table:style-name="ce1" office:value-type="float" office:value="30.27064844">
            <text:p>30.270648</text:p>
          </table:table-cell>
          <table:table-cell table:style-name="ce1" office:value-type="float" office:value="-97.7457821">
            <text:p>-97.745782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2365.11963">
            <text:p>2365.12</text:p>
          </table:table-cell>
          <table:table-cell table:style-name="ce2" table:formula="of:=[.D128]-[.D127]" office:value-type="float" office:value="14.9299300000002">
            <text:p>14.93</text:p>
          </table:table-cell>
          <table:table-cell table:style-name="ce4" table:formula="of:=[.D128]*0.000621371" office:value-type="float" office:value="1.46961674961273">
            <text:p>1.4696</text:p>
          </table:table-cell>
          <table:table-cell table:style-name="ce4" table:formula="of:=[.E128]*0.000621371" office:value-type="float" office:value="0.00927702553403015">
            <text:p>0.0093</text:p>
          </table:table-cell>
        </table:table-row>
        <table:table-row table:style-name="ro1">
          <table:table-cell table:style-name="ce1" office:value-type="float" office:value="30.2705031">
            <text:p>30.270503</text:p>
          </table:table-cell>
          <table:table-cell table:style-name="ce1" office:value-type="float" office:value="-97.74580129">
            <text:p>-97.74580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2381.29004">
            <text:p>2381.29</text:p>
          </table:table-cell>
          <table:table-cell table:style-name="ce2" table:formula="of:=[.D129]-[.D128]" office:value-type="float" office:value="16.1704099999997">
            <text:p>16.17</text:p>
          </table:table-cell>
          <table:table-cell table:style-name="ce4" table:formula="of:=[.D129]*0.000621371" office:value-type="float" office:value="1.47966457344484">
            <text:p>1.4797</text:p>
          </table:table-cell>
          <table:table-cell table:style-name="ce4" table:formula="of:=[.E129]*0.000621371" office:value-type="float" office:value="0.0100478238321098">
            <text:p>0.0100</text:p>
          </table:table-cell>
        </table:table-row>
        <table:table-row table:style-name="ro1">
          <table:table-cell table:style-name="ce1" office:value-type="float" office:value="30.27029816">
            <text:p>30.270298</text:p>
          </table:table-cell>
          <table:table-cell table:style-name="ce1" office:value-type="float" office:value="-97.74585159">
            <text:p>-97.745852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2404.76978">
            <text:p>2404.77</text:p>
          </table:table-cell>
          <table:table-cell table:style-name="ce2" table:formula="of:=[.D130]-[.D129]" office:value-type="float" office:value="23.4797400000002">
            <text:p>23.48</text:p>
          </table:table-cell>
          <table:table-cell table:style-name="ce4" table:formula="of:=[.D130]*0.000621371" office:value-type="float" office:value="1.49425420296838">
            <text:p>1.4943</text:p>
          </table:table-cell>
          <table:table-cell table:style-name="ce4" table:formula="of:=[.E130]*0.000621371" office:value-type="float" office:value="0.0145896295235401">
            <text:p>0.0146</text:p>
          </table:table-cell>
        </table:table-row>
        <table:table-row table:style-name="ro1">
          <table:table-cell table:style-name="ce1" office:value-type="float" office:value="30.26999457">
            <text:p>30.269995</text:p>
          </table:table-cell>
          <table:table-cell table:style-name="ce1" office:value-type="float" office:value="-97.74601386">
            <text:p>-97.746014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441.39258">
            <text:p>2441.39</text:p>
          </table:table-cell>
          <table:table-cell table:style-name="ce2" table:formula="of:=[.D131]-[.D130]" office:value-type="float" office:value="36.6228000000001">
            <text:p>36.62</text:p>
          </table:table-cell>
          <table:table-cell table:style-name="ce4" table:formula="of:=[.D131]*0.000621371" office:value-type="float" office:value="1.51701054882718">
            <text:p>1.5170</text:p>
          </table:table-cell>
          <table:table-cell table:style-name="ce4" table:formula="of:=[.E131]*0.000621371" office:value-type="float" office:value="0.0227563458588001">
            <text:p>0.0228</text:p>
          </table:table-cell>
        </table:table-row>
        <table:table-row table:style-name="ro1">
          <table:table-cell table:style-name="ce1" office:value-type="float" office:value="30.26977035">
            <text:p>30.269770</text:p>
          </table:table-cell>
          <table:table-cell table:style-name="ce1" office:value-type="float" office:value="-97.74612517">
            <text:p>-97.746125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468.09814">
            <text:p>2468.10</text:p>
          </table:table-cell>
          <table:table-cell table:style-name="ce2" table:formula="of:=[.D132]-[.D131]" office:value-type="float" office:value="26.7055599999999">
            <text:p>26.71</text:p>
          </table:table-cell>
          <table:table-cell table:style-name="ce4" table:formula="of:=[.D132]*0.000621371" office:value-type="float" office:value="1.53360460934994">
            <text:p>1.5336</text:p>
          </table:table-cell>
          <table:table-cell table:style-name="ce4" table:formula="of:=[.E132]*0.000621371" office:value-type="float" office:value="0.0165940605227599">
            <text:p>0.0166</text:p>
          </table:table-cell>
        </table:table-row>
        <table:table-row table:style-name="ro1">
          <table:table-cell table:style-name="ce1" office:value-type="float" office:value="30.26953356">
            <text:p>30.269534</text:p>
          </table:table-cell>
          <table:table-cell table:style-name="ce1" office:value-type="float" office:value="-97.74619265">
            <text:p>-97.746193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2495.12598">
            <text:p>2495.13</text:p>
          </table:table-cell>
          <table:table-cell table:style-name="ce2" table:formula="of:=[.D133]-[.D132]" office:value-type="float" office:value="27.0278399999997">
            <text:p>27.03</text:p>
          </table:table-cell>
          <table:table-cell table:style-name="ce4" table:formula="of:=[.D133]*0.000621371" office:value-type="float" office:value="1.55039892531858">
            <text:p>1.5504</text:p>
          </table:table-cell>
          <table:table-cell table:style-name="ce4" table:formula="of:=[.E133]*0.000621371" office:value-type="float" office:value="0.0167943159686398">
            <text:p>0.0168</text:p>
          </table:table-cell>
        </table:table-row>
        <table:table-row table:style-name="ro1">
          <table:table-cell table:style-name="ce1" office:value-type="float" office:value="30.26934279">
            <text:p>30.269343</text:p>
          </table:table-cell>
          <table:table-cell table:style-name="ce1" office:value-type="float" office:value="-97.74626389">
            <text:p>-97.746264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2517.34399">
            <text:p>2517.34</text:p>
          </table:table-cell>
          <table:table-cell table:style-name="ce2" table:formula="of:=[.D134]-[.D133]" office:value-type="float" office:value="22.21801">
            <text:p>22.22</text:p>
          </table:table-cell>
          <table:table-cell table:style-name="ce4" table:formula="of:=[.D134]*0.000621371" office:value-type="float" office:value="1.56420455241029">
            <text:p>1.5642</text:p>
          </table:table-cell>
          <table:table-cell table:style-name="ce4" table:formula="of:=[.E134]*0.000621371" office:value-type="float" office:value="0.01380562709171">
            <text:p>0.0138</text:p>
          </table:table-cell>
        </table:table-row>
        <table:table-row table:style-name="ro1">
          <table:table-cell table:style-name="ce1" office:value-type="float" office:value="30.26919016">
            <text:p>30.269190</text:p>
          </table:table-cell>
          <table:table-cell table:style-name="ce1" office:value-type="float" office:value="-97.74631829">
            <text:p>-97.746318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2535.30542">
            <text:p>2535.31</text:p>
          </table:table-cell>
          <table:table-cell table:style-name="ce2" table:formula="of:=[.D135]-[.D134]" office:value-type="float" office:value="17.9614300000003">
            <text:p>17.96</text:p>
          </table:table-cell>
          <table:table-cell table:style-name="ce4" table:formula="of:=[.D135]*0.000621371" office:value-type="float" office:value="1.57536526413082">
            <text:p>1.5754</text:p>
          </table:table-cell>
          <table:table-cell table:style-name="ce4" table:formula="of:=[.E135]*0.000621371" office:value-type="float" office:value="0.0111607117205302">
            <text:p>0.0112</text:p>
          </table:table-cell>
        </table:table-row>
        <table:table-row table:style-name="ro1">
          <table:table-cell table:style-name="ce1" office:value-type="float" office:value="30.26898564">
            <text:p>30.268986</text:p>
          </table:table-cell>
          <table:table-cell table:style-name="ce1" office:value-type="float" office:value="-97.74641887">
            <text:p>-97.746419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2559.81714">
            <text:p>2559.82</text:p>
          </table:table-cell>
          <table:table-cell table:style-name="ce2" table:formula="of:=[.D136]-[.D135]" office:value-type="float" office:value="24.51172">
            <text:p>24.51</text:p>
          </table:table-cell>
          <table:table-cell table:style-name="ce4" table:formula="of:=[.D136]*0.000621371" office:value-type="float" office:value="1.59059613609894">
            <text:p>1.5906</text:p>
          </table:table-cell>
          <table:table-cell table:style-name="ce4" table:formula="of:=[.E136]*0.000621371" office:value-type="float" office:value="0.01523087196812">
            <text:p>0.0152</text:p>
          </table:table-cell>
        </table:table-row>
        <table:table-row table:style-name="ro1">
          <table:table-cell table:style-name="ce1" office:value-type="float" office:value="30.26867869">
            <text:p>30.268679</text:p>
          </table:table-cell>
          <table:table-cell table:style-name="ce1" office:value-type="float" office:value="-97.74653588">
            <text:p>-97.746536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2595.65088">
            <text:p>2595.65</text:p>
          </table:table-cell>
          <table:table-cell table:style-name="ce2" table:formula="of:=[.D137]-[.D136]" office:value-type="float" office:value="35.83374">
            <text:p>35.83</text:p>
          </table:table-cell>
          <table:table-cell table:style-name="ce4" table:formula="of:=[.D137]*0.000621371" office:value-type="float" office:value="1.61286218295648">
            <text:p>1.6129</text:p>
          </table:table-cell>
          <table:table-cell table:style-name="ce4" table:formula="of:=[.E137]*0.000621371" office:value-type="float" office:value="0.02226604685754">
            <text:p>0.0223</text:p>
          </table:table-cell>
        </table:table-row>
        <table:table-row table:style-name="ro1">
          <table:table-cell table:style-name="ce1" office:value-type="float" office:value="30.26847585">
            <text:p>30.268476</text:p>
          </table:table-cell>
          <table:table-cell table:style-name="ce1" office:value-type="float" office:value="-97.74660202">
            <text:p>-97.746602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2619.08447">
            <text:p>2619.08</text:p>
          </table:table-cell>
          <table:table-cell table:style-name="ce2" table:formula="of:=[.D138]-[.D137]" office:value-type="float" office:value="23.4335899999996">
            <text:p>23.43</text:p>
          </table:table-cell>
          <table:table-cell table:style-name="ce4" table:formula="of:=[.D138]*0.000621371" office:value-type="float" office:value="1.62742313620837">
            <text:p>1.6274</text:p>
          </table:table-cell>
          <table:table-cell table:style-name="ce4" table:formula="of:=[.E138]*0.000621371" office:value-type="float" office:value="0.0145609532518898">
            <text:p>0.0146</text:p>
          </table:table-cell>
        </table:table-row>
        <table:table-row table:style-name="ro1">
          <table:table-cell table:style-name="ce1" office:value-type="float" office:value="30.26827066">
            <text:p>30.268271</text:p>
          </table:table-cell>
          <table:table-cell table:style-name="ce1" office:value-type="float" office:value="-97.74665046">
            <text:p>-97.746650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2641.73047">
            <text:p>2641.73</text:p>
          </table:table-cell>
          <table:table-cell table:style-name="ce2" table:formula="of:=[.D139]-[.D138]" office:value-type="float" office:value="22.6460000000002">
            <text:p>22.65</text:p>
          </table:table-cell>
          <table:table-cell table:style-name="ce4" table:formula="of:=[.D139]*0.000621371" office:value-type="float" office:value="1.64149470387437">
            <text:p>1.6415</text:p>
          </table:table-cell>
          <table:table-cell table:style-name="ce4" table:formula="of:=[.E139]*0.000621371" office:value-type="float" office:value="0.0140715676660001">
            <text:p>0.0141</text:p>
          </table:table-cell>
        </table:table-row>
        <table:table-row table:style-name="ro1">
          <table:table-cell table:style-name="ce1" office:value-type="float" office:value="30.26817494">
            <text:p>30.268175</text:p>
          </table:table-cell>
          <table:table-cell table:style-name="ce1" office:value-type="float" office:value="-97.74666228">
            <text:p>-97.746662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2652.09863">
            <text:p>2652.10</text:p>
          </table:table-cell>
          <table:table-cell table:style-name="ce2" table:formula="of:=[.D140]-[.D139]" office:value-type="float" office:value="10.36816">
            <text:p>10.37</text:p>
          </table:table-cell>
          <table:table-cell table:style-name="ce4" table:formula="of:=[.D140]*0.000621371" office:value-type="float" office:value="1.64793717782173">
            <text:p>1.6479</text:p>
          </table:table-cell>
          <table:table-cell table:style-name="ce4" table:formula="of:=[.E140]*0.000621371" office:value-type="float" office:value="0.00644247394735999">
            <text:p>0.0064</text:p>
          </table:table-cell>
        </table:table-row>
        <table:table-row table:style-name="ro1">
          <table:table-cell table:style-name="ce1" office:value-type="float" office:value="30.26790245">
            <text:p>30.267902</text:p>
          </table:table-cell>
          <table:table-cell table:style-name="ce1" office:value-type="float" office:value="-97.74677628">
            <text:p>-97.746776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2684.198">
            <text:p>2684.20</text:p>
          </table:table-cell>
          <table:table-cell table:style-name="ce2" table:formula="of:=[.D141]-[.D140]" office:value-type="float" office:value="32.0993699999999">
            <text:p>32.10</text:p>
          </table:table-cell>
          <table:table-cell table:style-name="ce4" table:formula="of:=[.D141]*0.000621371" office:value-type="float" office:value="1.667882795458">
            <text:p>1.6679</text:p>
          </table:table-cell>
          <table:table-cell table:style-name="ce4" table:formula="of:=[.E141]*0.000621371" office:value-type="float" office:value="0.0199456176362699">
            <text:p>0.0199</text:p>
          </table:table-cell>
        </table:table-row>
        <table:table-row table:style-name="ro1">
          <table:table-cell table:style-name="ce1" office:value-type="float" office:value="30.26767395">
            <text:p>30.267674</text:p>
          </table:table-cell>
          <table:table-cell table:style-name="ce1" office:value-type="float" office:value="-97.74684509">
            <text:p>-97.746845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2710.3728">
            <text:p>2710.37</text:p>
          </table:table-cell>
          <table:table-cell table:style-name="ce2" table:formula="of:=[.D142]-[.D141]" office:value-type="float" office:value="26.1748000000002">
            <text:p>26.17</text:p>
          </table:table-cell>
          <table:table-cell table:style-name="ce4" table:formula="of:=[.D142]*0.000621371" office:value-type="float" office:value="1.6841470571088">
            <text:p>1.6841</text:p>
          </table:table-cell>
          <table:table-cell table:style-name="ce4" table:formula="of:=[.E142]*0.000621371" office:value-type="float" office:value="0.0162642616508001">
            <text:p>0.0163</text:p>
          </table:table-cell>
        </table:table-row>
        <table:table-row table:style-name="ro1">
          <table:table-cell table:style-name="ce1" office:value-type="float" office:value="30.26744102">
            <text:p>30.267441</text:p>
          </table:table-cell>
          <table:table-cell table:style-name="ce1" office:value-type="float" office:value="-97.74695825">
            <text:p>-97.746958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2737.90918">
            <text:p>2737.91</text:p>
          </table:table-cell>
          <table:table-cell table:style-name="ce2" table:formula="of:=[.D143]-[.D142]" office:value-type="float" office:value="27.53638">
            <text:p>27.54</text:p>
          </table:table-cell>
          <table:table-cell table:style-name="ce4" table:formula="of:=[.D143]*0.000621371" office:value-type="float" office:value="1.70125736508578">
            <text:p>1.7013</text:p>
          </table:table-cell>
          <table:table-cell table:style-name="ce4" table:formula="of:=[.E143]*0.000621371" office:value-type="float" office:value="0.01711030797698">
            <text:p>0.0171</text:p>
          </table:table-cell>
        </table:table-row>
        <table:table-row table:style-name="ro1">
          <table:table-cell table:style-name="ce1" office:value-type="float" office:value="30.26729459">
            <text:p>30.267295</text:p>
          </table:table-cell>
          <table:table-cell table:style-name="ce1" office:value-type="float" office:value="-97.74699932">
            <text:p>-97.746999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2754.2312">
            <text:p>2754.23</text:p>
          </table:table-cell>
          <table:table-cell table:style-name="ce2" table:formula="of:=[.D144]-[.D143]" office:value-type="float" office:value="16.3220200000001">
            <text:p>16.32</text:p>
          </table:table-cell>
          <table:table-cell table:style-name="ce4" table:formula="of:=[.D144]*0.000621371" office:value-type="float" office:value="1.7113993949752">
            <text:p>1.7114</text:p>
          </table:table-cell>
          <table:table-cell table:style-name="ce4" table:formula="of:=[.E144]*0.000621371" office:value-type="float" office:value="0.01014202988942">
            <text:p>0.0101</text:p>
          </table:table-cell>
        </table:table-row>
        <table:table-row table:style-name="ro1">
          <table:table-cell table:style-name="ce1" office:value-type="float" office:value="30.26713743">
            <text:p>30.267137</text:p>
          </table:table-cell>
          <table:table-cell table:style-name="ce1" office:value-type="float" office:value="-97.74705456">
            <text:p>-97.747055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2772.45654">
            <text:p>2772.46</text:p>
          </table:table-cell>
          <table:table-cell table:style-name="ce2" table:formula="of:=[.D145]-[.D144]" office:value-type="float" office:value="18.22534">
            <text:p>18.23</text:p>
          </table:table-cell>
          <table:table-cell table:style-name="ce4" table:formula="of:=[.D145]*0.000621371" office:value-type="float" office:value="1.72272409271634">
            <text:p>1.7227</text:p>
          </table:table-cell>
          <table:table-cell table:style-name="ce4" table:formula="of:=[.E145]*0.000621371" office:value-type="float" office:value="0.01132469774114">
            <text:p>0.0113</text:p>
          </table:table-cell>
        </table:table-row>
        <table:table-row table:style-name="ro1">
          <table:table-cell table:style-name="ce1" office:value-type="float" office:value="30.266962">
            <text:p>30.266962</text:p>
          </table:table-cell>
          <table:table-cell table:style-name="ce1" office:value-type="float" office:value="-97.74709554">
            <text:p>-97.747096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2792.35132">
            <text:p>2792.35</text:p>
          </table:table-cell>
          <table:table-cell table:style-name="ce2" table:formula="of:=[.D146]-[.D145]" office:value-type="float" office:value="19.8947800000001">
            <text:p>19.89</text:p>
          </table:table-cell>
          <table:table-cell table:style-name="ce4" table:formula="of:=[.D146]*0.000621371" office:value-type="float" office:value="1.73508613205972">
            <text:p>1.7351</text:p>
          </table:table-cell>
          <table:table-cell table:style-name="ce4" table:formula="of:=[.E146]*0.000621371" office:value-type="float" office:value="0.0123620393433801">
            <text:p>0.0124</text:p>
          </table:table-cell>
        </table:table-row>
        <table:table-row table:style-name="ro1">
          <table:table-cell table:style-name="ce1" office:value-type="float" office:value="30.26679737">
            <text:p>30.266797</text:p>
          </table:table-cell>
          <table:table-cell table:style-name="ce1" office:value-type="float" office:value="-97.74721985">
            <text:p>-97.747220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2807.10181">
            <text:p>2807.10</text:p>
          </table:table-cell>
          <table:table-cell table:style-name="ce2" table:formula="of:=[.D147]-[.D146]" office:value-type="float" office:value="14.7504899999999">
            <text:p>14.75</text:p>
          </table:table-cell>
          <table:table-cell table:style-name="ce4" table:formula="of:=[.D147]*0.000621371" office:value-type="float" office:value="1.74425165878151">
            <text:p>1.7443</text:p>
          </table:table-cell>
          <table:table-cell table:style-name="ce4" table:formula="of:=[.E147]*0.000621371" office:value-type="float" office:value="0.00916552672178994">
            <text:p>0.0092</text:p>
          </table:table-cell>
        </table:table-row>
        <table:table-row table:style-name="ro1">
          <table:table-cell table:style-name="ce1" office:value-type="float" office:value="30.26667106">
            <text:p>30.266671</text:p>
          </table:table-cell>
          <table:table-cell table:style-name="ce1" office:value-type="float" office:value="-97.74725983">
            <text:p>-97.747260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2819.96973">
            <text:p>2819.97</text:p>
          </table:table-cell>
          <table:table-cell table:style-name="ce2" table:formula="of:=[.D148]-[.D147]" office:value-type="float" office:value="12.8679199999997">
            <text:p>12.87</text:p>
          </table:table-cell>
          <table:table-cell table:style-name="ce4" table:formula="of:=[.D148]*0.000621371" office:value-type="float" office:value="1.75224741109983">
            <text:p>1.7522</text:p>
          </table:table-cell>
          <table:table-cell table:style-name="ce4" table:formula="of:=[.E148]*0.000621371" office:value-type="float" office:value="0.00799575231831981">
            <text:p>0.0080</text:p>
          </table:table-cell>
        </table:table-row>
        <table:table-row table:style-name="ro1">
          <table:table-cell table:style-name="ce1" office:value-type="float" office:value="30.26656754">
            <text:p>30.266568</text:p>
          </table:table-cell>
          <table:table-cell table:style-name="ce1" office:value-type="float" office:value="-97.74731213">
            <text:p>-97.747312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2828.14478">
            <text:p>2828.14</text:p>
          </table:table-cell>
          <table:table-cell table:style-name="ce2" table:formula="of:=[.D149]-[.D148]" office:value-type="float" office:value="8.17505000000028">
            <text:p>8.18</text:p>
          </table:table-cell>
          <table:table-cell table:style-name="ce4" table:formula="of:=[.D149]*0.000621371" office:value-type="float" office:value="1.75732715009338">
            <text:p>1.7573</text:p>
          </table:table-cell>
          <table:table-cell table:style-name="ce4" table:formula="of:=[.E149]*0.000621371" office:value-type="float" office:value="0.00507973899355018">
            <text:p>0.0051</text:p>
          </table:table-cell>
        </table:table-row>
        <table:table-row table:style-name="ro1">
          <table:table-cell table:style-name="ce1" office:value-type="float" office:value="30.26643142">
            <text:p>30.266431</text:p>
          </table:table-cell>
          <table:table-cell table:style-name="ce1" office:value-type="float" office:value="-97.74743954">
            <text:p>-97.747440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2836.92188">
            <text:p>2836.92</text:p>
          </table:table-cell>
          <table:table-cell table:style-name="ce2" table:formula="of:=[.D150]-[.D149]" office:value-type="float" office:value="8.77709999999979">
            <text:p>8.78</text:p>
          </table:table-cell>
          <table:table-cell table:style-name="ce4" table:formula="of:=[.D150]*0.000621371" office:value-type="float" office:value="1.76278098549748">
            <text:p>1.7628</text:p>
          </table:table-cell>
          <table:table-cell table:style-name="ce4" table:formula="of:=[.E150]*0.000621371" office:value-type="float" office:value="0.00545383540409987">
            <text:p>0.0055</text:p>
          </table:table-cell>
        </table:table-row>
        <table:table-row table:style-name="ro1">
          <table:table-cell table:style-name="ce1" office:value-type="float" office:value="30.26634308">
            <text:p>30.266343</text:p>
          </table:table-cell>
          <table:table-cell table:style-name="ce1" office:value-type="float" office:value="-97.74745328">
            <text:p>-97.747453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2844.71631">
            <text:p>2844.72</text:p>
          </table:table-cell>
          <table:table-cell table:style-name="ce2" table:formula="of:=[.D151]-[.D150]" office:value-type="float" office:value="7.79442999999992">
            <text:p>7.79</text:p>
          </table:table-cell>
          <table:table-cell table:style-name="ce4" table:formula="of:=[.D151]*0.000621371" office:value-type="float" office:value="1.76762421826101">
            <text:p>1.7676</text:p>
          </table:table-cell>
          <table:table-cell table:style-name="ce4" table:formula="of:=[.E151]*0.000621371" office:value-type="float" office:value="0.00484323276352995">
            <text:p>0.0048</text:p>
          </table:table-cell>
        </table:table-row>
        <table:table-row table:style-name="ro1">
          <table:table-cell table:style-name="ce1" office:value-type="float" office:value="30.26622112">
            <text:p>30.266221</text:p>
          </table:table-cell>
          <table:table-cell table:style-name="ce1" office:value-type="float" office:value="-97.74742068">
            <text:p>-97.747421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2858.05664">
            <text:p>2858.06</text:p>
          </table:table-cell>
          <table:table-cell table:style-name="ce2" table:formula="of:=[.D152]-[.D151]" office:value-type="float" office:value="13.34033">
            <text:p>13.34</text:p>
          </table:table-cell>
          <table:table-cell table:style-name="ce4" table:formula="of:=[.D152]*0.000621371" office:value-type="float" office:value="1.77591351245344">
            <text:p>1.7759</text:p>
          </table:table-cell>
          <table:table-cell table:style-name="ce4" table:formula="of:=[.E152]*0.000621371" office:value-type="float" office:value="0.00828929419243">
            <text:p>0.0083</text:p>
          </table:table-cell>
        </table:table-row>
        <table:table-row table:style-name="ro1">
          <table:table-cell table:style-name="ce1" office:value-type="float" office:value="30.26597285">
            <text:p>30.265973</text:p>
          </table:table-cell>
          <table:table-cell table:style-name="ce1" office:value-type="float" office:value="-97.74739293">
            <text:p>-97.747393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2885.14355">
            <text:p>2885.14</text:p>
          </table:table-cell>
          <table:table-cell table:style-name="ce2" table:formula="of:=[.D153]-[.D152]" office:value-type="float" office:value="27.08691">
            <text:p>27.09</text:p>
          </table:table-cell>
          <table:table-cell table:style-name="ce4" table:formula="of:=[.D153]*0.000621371" office:value-type="float" office:value="1.79274453280705">
            <text:p>1.7927</text:p>
          </table:table-cell>
          <table:table-cell table:style-name="ce4" table:formula="of:=[.E153]*0.000621371" office:value-type="float" office:value="0.01683102035361">
            <text:p>0.0168</text:p>
          </table:table-cell>
        </table:table-row>
        <table:table-row table:style-name="ro1">
          <table:table-cell table:style-name="ce1" office:value-type="float" office:value="30.26583899">
            <text:p>30.265839</text:p>
          </table:table-cell>
          <table:table-cell table:style-name="ce1" office:value-type="float" office:value="-97.74749746">
            <text:p>-97.747497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902.18652">
            <text:p>2902.19</text:p>
          </table:table-cell>
          <table:table-cell table:style-name="ce2" table:formula="of:=[.D154]-[.D153]" office:value-type="float" office:value="17.0429700000004">
            <text:p>17.04</text:p>
          </table:table-cell>
          <table:table-cell table:style-name="ce4" table:formula="of:=[.D154]*0.000621371" office:value-type="float" office:value="1.80333454011892">
            <text:p>1.8033</text:p>
          </table:table-cell>
          <table:table-cell table:style-name="ce4" table:formula="of:=[.E154]*0.000621371" office:value-type="float" office:value="0.0105900073118703">
            <text:p>0.0106</text:p>
          </table:table-cell>
        </table:table-row>
        <table:table-row table:style-name="ro1">
          <table:table-cell table:style-name="ce1" office:value-type="float" office:value="30.26562626">
            <text:p>30.265626</text:p>
          </table:table-cell>
          <table:table-cell table:style-name="ce1" office:value-type="float" office:value="-97.74759829">
            <text:p>-97.747598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927.27417">
            <text:p>2927.27</text:p>
          </table:table-cell>
          <table:table-cell table:style-name="ce2" table:formula="of:=[.D155]-[.D154]" office:value-type="float" office:value="25.0876499999999">
            <text:p>25.09</text:p>
          </table:table-cell>
          <table:table-cell table:style-name="ce4" table:formula="of:=[.D155]*0.000621371" office:value-type="float" office:value="1.81892327828707">
            <text:p>1.8189</text:p>
          </table:table-cell>
          <table:table-cell table:style-name="ce4" table:formula="of:=[.E155]*0.000621371" office:value-type="float" office:value="0.01558873816815">
            <text:p>0.0156</text:p>
          </table:table-cell>
        </table:table-row>
        <table:table-row table:style-name="ro1">
          <table:table-cell table:style-name="ce1" office:value-type="float" office:value="30.26544839">
            <text:p>30.265448</text:p>
          </table:table-cell>
          <table:table-cell table:style-name="ce1" office:value-type="float" office:value="-97.74769016">
            <text:p>-97.74769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948.45996">
            <text:p>2948.46</text:p>
          </table:table-cell>
          <table:table-cell table:style-name="ce2" table:formula="of:=[.D156]-[.D155]" office:value-type="float" office:value="21.18579">
            <text:p>21.19</text:p>
          </table:table-cell>
          <table:table-cell table:style-name="ce4" table:formula="of:=[.D156]*0.000621371" office:value-type="float" office:value="1.83208751380516">
            <text:p>1.8321</text:p>
          </table:table-cell>
          <table:table-cell table:style-name="ce4" table:formula="of:=[.E156]*0.000621371" office:value-type="float" office:value="0.01316423551809">
            <text:p>0.0132</text:p>
          </table:table-cell>
        </table:table-row>
        <table:table-row table:style-name="ro1">
          <table:table-cell table:style-name="ce1" office:value-type="float" office:value="30.26534915">
            <text:p>30.265349</text:p>
          </table:table-cell>
          <table:table-cell table:style-name="ce1" office:value-type="float" office:value="-97.74773299">
            <text:p>-97.747733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959.11523">
            <text:p>2959.12</text:p>
          </table:table-cell>
          <table:table-cell table:style-name="ce2" table:formula="of:=[.D157]-[.D156]" office:value-type="float" office:value="10.6552699999997">
            <text:p>10.66</text:p>
          </table:table-cell>
          <table:table-cell table:style-name="ce4" table:formula="of:=[.D157]*0.000621371" office:value-type="float" office:value="1.83870838958033">
            <text:p>1.8387</text:p>
          </table:table-cell>
          <table:table-cell table:style-name="ce4" table:formula="of:=[.E157]*0.000621371" office:value-type="float" office:value="0.00662087577516984">
            <text:p>0.0066</text:p>
          </table:table-cell>
        </table:table-row>
        <table:table-row table:style-name="ro1">
          <table:table-cell table:style-name="ce1" office:value-type="float" office:value="30.26512133">
            <text:p>30.265121</text:p>
          </table:table-cell>
          <table:table-cell table:style-name="ce1" office:value-type="float" office:value="-97.74785">
            <text:p>-97.747850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2986.23633">
            <text:p>2986.24</text:p>
          </table:table-cell>
          <table:table-cell table:style-name="ce2" table:formula="of:=[.D158]-[.D157]" office:value-type="float" office:value="27.1211000000003">
            <text:p>27.12</text:p>
          </table:table-cell>
          <table:table-cell table:style-name="ce4" table:formula="of:=[.D158]*0.000621371" office:value-type="float" office:value="1.85556065460843">
            <text:p>1.8556</text:p>
          </table:table-cell>
          <table:table-cell table:style-name="ce4" table:formula="of:=[.E158]*0.000621371" office:value-type="float" office:value="0.0168522650281002">
            <text:p>0.0169</text:p>
          </table:table-cell>
        </table:table-row>
        <table:table-row table:style-name="ro1">
          <table:table-cell table:style-name="ce1" office:value-type="float" office:value="30.2649604">
            <text:p>30.264960</text:p>
          </table:table-cell>
          <table:table-cell table:style-name="ce1" office:value-type="float" office:value="-97.74795637">
            <text:p>-97.747956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005.53003">
            <text:p>3005.53</text:p>
          </table:table-cell>
          <table:table-cell table:style-name="ce2" table:formula="of:=[.D159]-[.D158]" office:value-type="float" office:value="19.2936999999997">
            <text:p>19.29</text:p>
          </table:table-cell>
          <table:table-cell table:style-name="ce4" table:formula="of:=[.D159]*0.000621371" office:value-type="float" office:value="1.86754920027113">
            <text:p>1.8675</text:p>
          </table:table-cell>
          <table:table-cell table:style-name="ce4" table:formula="of:=[.E159]*0.000621371" office:value-type="float" office:value="0.0119885456626998">
            <text:p>0.0120</text:p>
          </table:table-cell>
        </table:table-row>
        <table:table-row table:style-name="ro1">
          <table:table-cell table:style-name="ce1" office:value-type="float" office:value="30.26483207">
            <text:p>30.264832</text:p>
          </table:table-cell>
          <table:table-cell table:style-name="ce1" office:value-type="float" office:value="-97.74794715">
            <text:p>-97.747947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019.33228">
            <text:p>3019.33</text:p>
          </table:table-cell>
          <table:table-cell table:style-name="ce2" table:formula="of:=[.D160]-[.D159]" office:value-type="float" office:value="13.8022500000002">
            <text:p>13.80</text:p>
          </table:table-cell>
          <table:table-cell table:style-name="ce4" table:formula="of:=[.D160]*0.000621371" office:value-type="float" office:value="1.87612551815588">
            <text:p>1.8761</text:p>
          </table:table-cell>
          <table:table-cell table:style-name="ce4" table:formula="of:=[.E160]*0.000621371" office:value-type="float" office:value="0.00857631788475011">
            <text:p>0.0086</text:p>
          </table:table-cell>
        </table:table-row>
        <table:table-row table:style-name="ro1">
          <table:table-cell table:style-name="ce1" office:value-type="float" office:value="30.26467265">
            <text:p>30.264673</text:p>
          </table:table-cell>
          <table:table-cell table:style-name="ce1" office:value-type="float" office:value="-97.74795829">
            <text:p>-97.747958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036.6853">
            <text:p>3036.69</text:p>
          </table:table-cell>
          <table:table-cell table:style-name="ce2" table:formula="of:=[.D161]-[.D160]" office:value-type="float" office:value="17.35302">
            <text:p>17.35</text:p>
          </table:table-cell>
          <table:table-cell table:style-name="ce4" table:formula="of:=[.D161]*0.000621371" office:value-type="float" office:value="1.8869081815463">
            <text:p>1.8869</text:p>
          </table:table-cell>
          <table:table-cell table:style-name="ce4" table:formula="of:=[.E161]*0.000621371" office:value-type="float" office:value="0.01078266339042">
            <text:p>0.0108</text:p>
          </table:table-cell>
        </table:table-row>
        <table:table-row table:style-name="ro1">
          <table:table-cell table:style-name="ce1" office:value-type="float" office:value="30.26447299">
            <text:p>30.264473</text:p>
          </table:table-cell>
          <table:table-cell table:style-name="ce1" office:value-type="float" office:value="-97.74797673">
            <text:p>-97.747977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3059.10864">
            <text:p>3059.11</text:p>
          </table:table-cell>
          <table:table-cell table:style-name="ce2" table:formula="of:=[.D162]-[.D161]" office:value-type="float" office:value="22.4233399999998">
            <text:p>22.42</text:p>
          </table:table-cell>
          <table:table-cell table:style-name="ce4" table:formula="of:=[.D162]*0.000621371" office:value-type="float" office:value="1.90084139474544">
            <text:p>1.9008</text:p>
          </table:table-cell>
          <table:table-cell table:style-name="ce4" table:formula="of:=[.E162]*0.000621371" office:value-type="float" office:value="0.0139332131991399">
            <text:p>0.0139</text:p>
          </table:table-cell>
        </table:table-row>
        <table:table-row table:style-name="ro1">
          <table:table-cell table:style-name="ce1" office:value-type="float" office:value="30.26435489">
            <text:p>30.264355</text:p>
          </table:table-cell>
          <table:table-cell table:style-name="ce1" office:value-type="float" office:value="-97.74785344">
            <text:p>-97.747853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3077.0957">
            <text:p>3077.10</text:p>
          </table:table-cell>
          <table:table-cell table:style-name="ce2" table:formula="of:=[.D163]-[.D162]" office:value-type="float" office:value="17.9870599999999">
            <text:p>17.99</text:p>
          </table:table-cell>
          <table:table-cell table:style-name="ce4" table:formula="of:=[.D163]*0.000621371" office:value-type="float" office:value="1.9120180322047">
            <text:p>1.9120</text:p>
          </table:table-cell>
          <table:table-cell table:style-name="ce4" table:formula="of:=[.E163]*0.000621371" office:value-type="float" office:value="0.01117663745926">
            <text:p>0.0112</text:p>
          </table:table-cell>
        </table:table-row>
        <table:table-row table:style-name="ro1">
          <table:table-cell table:style-name="ce1" office:value-type="float" office:value="30.26425858">
            <text:p>30.264259</text:p>
          </table:table-cell>
          <table:table-cell table:style-name="ce1" office:value-type="float" office:value="-97.74765889">
            <text:p>-97.747659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3098.6521">
            <text:p>3098.65</text:p>
          </table:table-cell>
          <table:table-cell table:style-name="ce2" table:formula="of:=[.D164]-[.D163]" office:value-type="float" office:value="21.5563999999999">
            <text:p>21.56</text:p>
          </table:table-cell>
          <table:table-cell table:style-name="ce4" table:formula="of:=[.D164]*0.000621371" office:value-type="float" office:value="1.9254125540291">
            <text:p>1.9254</text:p>
          </table:table-cell>
          <table:table-cell table:style-name="ce4" table:formula="of:=[.E164]*0.000621371" office:value-type="float" office:value="0.0133945218244">
            <text:p>0.0134</text:p>
          </table:table-cell>
        </table:table-row>
        <table:table-row table:style-name="ro1">
          <table:table-cell table:style-name="ce1" office:value-type="float" office:value="30.26420217">
            <text:p>30.264202</text:p>
          </table:table-cell>
          <table:table-cell table:style-name="ce1" office:value-type="float" office:value="-97.74752059">
            <text:p>-97.747521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3113.36084">
            <text:p>3113.36</text:p>
          </table:table-cell>
          <table:table-cell table:style-name="ce2" table:formula="of:=[.D165]-[.D164]" office:value-type="float" office:value="14.70874">
            <text:p>14.71</text:p>
          </table:table-cell>
          <table:table-cell table:style-name="ce4" table:formula="of:=[.D165]*0.000621371" office:value-type="float" office:value="1.93455213851164">
            <text:p>1.9346</text:p>
          </table:table-cell>
          <table:table-cell table:style-name="ce4" table:formula="of:=[.E165]*0.000621371" office:value-type="float" office:value="0.00913958448254002">
            <text:p>0.0091</text:p>
          </table:table-cell>
        </table:table-row>
        <table:table-row table:style-name="ro1">
          <table:table-cell table:style-name="ce1" office:value-type="float" office:value="30.26413218">
            <text:p>30.264132</text:p>
          </table:table-cell>
          <table:table-cell table:style-name="ce1" office:value-type="float" office:value="-97.74735295">
            <text:p>-97.747353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3131.23657">
            <text:p>3131.24</text:p>
          </table:table-cell>
          <table:table-cell table:style-name="ce2" table:formula="of:=[.D166]-[.D165]" office:value-type="float" office:value="17.8757300000002">
            <text:p>17.88</text:p>
          </table:table-cell>
          <table:table-cell table:style-name="ce4" table:formula="of:=[.D166]*0.000621371" office:value-type="float" office:value="1.94565959873747">
            <text:p>1.9457</text:p>
          </table:table-cell>
          <table:table-cell table:style-name="ce4" table:formula="of:=[.E166]*0.000621371" office:value-type="float" office:value="0.0111074602258301">
            <text:p>0.0111</text:p>
          </table:table-cell>
        </table:table-row>
        <table:table-row table:style-name="ro1">
          <table:table-cell table:style-name="ce1" office:value-type="float" office:value="30.26407326">
            <text:p>30.264073</text:p>
          </table:table-cell>
          <table:table-cell table:style-name="ce1" office:value-type="float" office:value="-97.74718372">
            <text:p>-97.747184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3148.78418">
            <text:p>3148.78</text:p>
          </table:table-cell>
          <table:table-cell table:style-name="ce2" table:formula="of:=[.D167]-[.D166]" office:value-type="float" office:value="17.5476100000001">
            <text:p>17.55</text:p>
          </table:table-cell>
          <table:table-cell table:style-name="ce4" table:formula="of:=[.D167]*0.000621371" office:value-type="float" office:value="1.95656317471078">
            <text:p>1.9566</text:p>
          </table:table-cell>
          <table:table-cell table:style-name="ce4" table:formula="of:=[.E167]*0.000621371" office:value-type="float" office:value="0.01090357597331">
            <text:p>0.0109</text:p>
          </table:table-cell>
        </table:table-row>
        <table:table-row table:style-name="ro1">
          <table:table-cell table:style-name="ce1" office:value-type="float" office:value="30.26399966">
            <text:p>30.264000</text:p>
          </table:table-cell>
          <table:table-cell table:style-name="ce1" office:value-type="float" office:value="-97.74697795">
            <text:p>-97.746978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3170.21167">
            <text:p>3170.21</text:p>
          </table:table-cell>
          <table:table-cell table:style-name="ce2" table:formula="of:=[.D168]-[.D167]" office:value-type="float" office:value="21.42749">
            <text:p>21.43</text:p>
          </table:table-cell>
          <table:table-cell table:style-name="ce4" table:formula="of:=[.D168]*0.000621371" office:value-type="float" office:value="1.96987759559957">
            <text:p>1.9699</text:p>
          </table:table-cell>
          <table:table-cell table:style-name="ce4" table:formula="of:=[.E168]*0.000621371" office:value-type="float" office:value="0.01331442088879">
            <text:p>0.0133</text:p>
          </table:table-cell>
        </table:table-row>
        <table:table-row table:style-name="ro1">
          <table:table-cell table:style-name="ce1" office:value-type="float" office:value="30.26396186">
            <text:p>30.263962</text:p>
          </table:table-cell>
          <table:table-cell table:style-name="ce1" office:value-type="float" office:value="-97.74684895">
            <text:p>-97.746849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3183.30005">
            <text:p>3183.30</text:p>
          </table:table-cell>
          <table:table-cell table:style-name="ce2" table:formula="of:=[.D169]-[.D168]" office:value-type="float" office:value="13.0883799999997">
            <text:p>13.09</text:p>
          </table:table-cell>
          <table:table-cell table:style-name="ce4" table:formula="of:=[.D169]*0.000621371" office:value-type="float" office:value="1.97801033536855">
            <text:p>1.9780</text:p>
          </table:table-cell>
          <table:table-cell table:style-name="ce4" table:formula="of:=[.E169]*0.000621371" office:value-type="float" office:value="0.00813273976897981">
            <text:p>0.0081</text:p>
          </table:table-cell>
        </table:table-row>
        <table:table-row table:style-name="ro1">
          <table:table-cell table:style-name="ce1" office:value-type="float" office:value="30.26394292">
            <text:p>30.263943</text:p>
          </table:table-cell>
          <table:table-cell table:style-name="ce1" office:value-type="float" office:value="-97.74679178">
            <text:p>-97.746792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3189.1543">
            <text:p>3189.15</text:p>
          </table:table-cell>
          <table:table-cell table:style-name="ce2" table:formula="of:=[.D170]-[.D169]" office:value-type="float" office:value="5.85425000000032">
            <text:p>5.85</text:p>
          </table:table-cell>
          <table:table-cell table:style-name="ce4" table:formula="of:=[.D170]*0.000621371" office:value-type="float" office:value="1.9816479965453">
            <text:p>1.9816</text:p>
          </table:table-cell>
          <table:table-cell table:style-name="ce4" table:formula="of:=[.E170]*0.000621371" office:value-type="float" office:value="0.0036376611767502">
            <text:p>0.0036</text:p>
          </table:table-cell>
        </table:table-row>
        <table:table-row table:style-name="ro1">
          <table:table-cell table:style-name="ce1" office:value-type="float" office:value="30.26389288">
            <text:p>30.263893</text:p>
          </table:table-cell>
          <table:table-cell table:style-name="ce1" office:value-type="float" office:value="-97.74670176">
            <text:p>-97.746702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3199.62842">
            <text:p>3199.63</text:p>
          </table:table-cell>
          <table:table-cell table:style-name="ce2" table:formula="of:=[.D171]-[.D170]" office:value-type="float" office:value="10.4741199999999">
            <text:p>10.47</text:p>
          </table:table-cell>
          <table:table-cell table:style-name="ce4" table:formula="of:=[.D171]*0.000621371" office:value-type="float" office:value="1.98815631096382">
            <text:p>1.9882</text:p>
          </table:table-cell>
          <table:table-cell table:style-name="ce4" table:formula="of:=[.E171]*0.000621371" office:value-type="float" office:value="0.00650831441851991">
            <text:p>0.0065</text:p>
          </table:table-cell>
        </table:table-row>
        <table:table-row table:style-name="ro1">
          <table:table-cell table:style-name="ce1" office:value-type="float" office:value="30.26384292">
            <text:p>30.263843</text:p>
          </table:table-cell>
          <table:table-cell table:style-name="ce1" office:value-type="float" office:value="-97.74651049">
            <text:p>-97.746510</text:p>
          </table:table-cell>
          <table:table-cell table:style-name="ce2" office:value-type="float" office:value="150.103027">
            <text:p>150.10</text:p>
          </table:table-cell>
          <table:table-cell table:style-name="ce2" office:value-type="float" office:value="3218.86816">
            <text:p>3218.87</text:p>
          </table:table-cell>
          <table:table-cell table:style-name="ce2" table:formula="of:=[.D172]-[.D171]" office:value-type="float" office:value="19.23974">
            <text:p>19.24</text:p>
          </table:table-cell>
          <table:table-cell table:style-name="ce4" table:formula="of:=[.D172]*0.000621371" office:value-type="float" office:value="2.00011132744736">
            <text:p>2.0001</text:p>
          </table:table-cell>
          <table:table-cell table:style-name="ce4" table:formula="of:=[.E172]*0.000621371" office:value-type="float" office:value="0.01195501648354">
            <text:p>0.0120</text:p>
          </table:table-cell>
        </table:table-row>
        <table:table-row table:style-name="ro1">
          <table:table-cell table:style-name="ce1" office:value-type="float" office:value="30.26379514">
            <text:p>30.263795</text:p>
          </table:table-cell>
          <table:table-cell table:style-name="ce1" office:value-type="float" office:value="-97.74636514">
            <text:p>-97.746365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3233.75317">
            <text:p>3233.75</text:p>
          </table:table-cell>
          <table:table-cell table:style-name="ce2" table:formula="of:=[.D173]-[.D172]" office:value-type="float" office:value="14.88501">
            <text:p>14.89</text:p>
          </table:table-cell>
          <table:table-cell table:style-name="ce4" table:formula="of:=[.D173]*0.000621371" office:value-type="float" office:value="2.00936044099607">
            <text:p>2.0094</text:p>
          </table:table-cell>
          <table:table-cell table:style-name="ce4" table:formula="of:=[.E173]*0.000621371" office:value-type="float" office:value="0.00924911354870998">
            <text:p>0.0092</text:p>
          </table:table-cell>
        </table:table-row>
        <table:table-row table:style-name="ro1">
          <table:table-cell table:style-name="ce1" office:value-type="float" office:value="30.26375047">
            <text:p>30.263750</text:p>
          </table:table-cell>
          <table:table-cell table:style-name="ce1" office:value-type="float" office:value="-97.7462074">
            <text:p>-97.746207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3250.82227">
            <text:p>3250.82</text:p>
          </table:table-cell>
          <table:table-cell table:style-name="ce2" table:formula="of:=[.D174]-[.D173]" office:value-type="float" office:value="17.0691000000002">
            <text:p>17.07</text:p>
          </table:table-cell>
          <table:table-cell table:style-name="ce4" table:formula="of:=[.D174]*0.000621371" office:value-type="float" office:value="2.01996668473217">
            <text:p>2.0200</text:p>
          </table:table-cell>
          <table:table-cell table:style-name="ce4" table:formula="of:=[.E174]*0.000621371" office:value-type="float" office:value="0.0106062437361001">
            <text:p>0.0106</text:p>
          </table:table-cell>
        </table:table-row>
        <table:table-row table:style-name="ro1">
          <table:table-cell table:style-name="ce1" office:value-type="float" office:value="30.26371862">
            <text:p>30.263719</text:p>
          </table:table-cell>
          <table:table-cell table:style-name="ce1" office:value-type="float" office:value="-97.74608485">
            <text:p>-97.746085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3262.11255">
            <text:p>3262.11</text:p>
          </table:table-cell>
          <table:table-cell table:style-name="ce2" table:formula="of:=[.D175]-[.D174]" office:value-type="float" office:value="11.2902799999997">
            <text:p>11.29</text:p>
          </table:table-cell>
          <table:table-cell table:style-name="ce4" table:formula="of:=[.D175]*0.000621371" office:value-type="float" office:value="2.02698213730605">
            <text:p>2.0270</text:p>
          </table:table-cell>
          <table:table-cell table:style-name="ce4" table:formula="of:=[.E175]*0.000621371" office:value-type="float" office:value="0.00701545257387982">
            <text:p>0.0070</text:p>
          </table:table-cell>
        </table:table-row>
        <table:table-row table:style-name="ro1">
          <table:table-cell table:style-name="ce1" office:value-type="float" office:value="30.26368727">
            <text:p>30.263687</text:p>
          </table:table-cell>
          <table:table-cell table:style-name="ce1" office:value-type="float" office:value="-97.74598276">
            <text:p>-97.745983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3272.57397">
            <text:p>3272.57</text:p>
          </table:table-cell>
          <table:table-cell table:style-name="ce2" table:formula="of:=[.D176]-[.D175]" office:value-type="float" office:value="10.4614200000001">
            <text:p>10.46</text:p>
          </table:table-cell>
          <table:table-cell table:style-name="ce4" table:formula="of:=[.D176]*0.000621371" office:value-type="float" office:value="2.03348256031287">
            <text:p>2.0335</text:p>
          </table:table-cell>
          <table:table-cell table:style-name="ce4" table:formula="of:=[.E176]*0.000621371" office:value-type="float" office:value="0.00650042300682006">
            <text:p>0.0065</text:p>
          </table:table-cell>
        </table:table-row>
        <table:table-row table:style-name="ro1">
          <table:table-cell table:style-name="ce1" office:value-type="float" office:value="30.26364729">
            <text:p>30.263647</text:p>
          </table:table-cell>
          <table:table-cell table:style-name="ce1" office:value-type="float" office:value="-97.74585863">
            <text:p>-97.745859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285.27539">
            <text:p>3285.28</text:p>
          </table:table-cell>
          <table:table-cell table:style-name="ce2" table:formula="of:=[.D177]-[.D176]" office:value-type="float" office:value="12.7014199999999">
            <text:p>12.70</text:p>
          </table:table-cell>
          <table:table-cell table:style-name="ce4" table:formula="of:=[.D177]*0.000621371" office:value-type="float" office:value="2.04137485435969">
            <text:p>2.0414</text:p>
          </table:table-cell>
          <table:table-cell table:style-name="ce4" table:formula="of:=[.E177]*0.000621371" office:value-type="float" office:value="0.00789229404681992">
            <text:p>0.0079</text:p>
          </table:table-cell>
        </table:table-row>
        <table:table-row table:style-name="ro1">
          <table:table-cell table:style-name="ce1" office:value-type="float" office:value="30.263626">
            <text:p>30.263626</text:p>
          </table:table-cell>
          <table:table-cell table:style-name="ce1" office:value-type="float" office:value="-97.74581596">
            <text:p>-97.74581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289.96582">
            <text:p>3289.97</text:p>
          </table:table-cell>
          <table:table-cell table:style-name="ce2" table:formula="of:=[.D178]-[.D177]" office:value-type="float" office:value="4.69043000000011">
            <text:p>4.69</text:p>
          </table:table-cell>
          <table:table-cell table:style-name="ce4" table:formula="of:=[.D178]*0.000621371" office:value-type="float" office:value="2.04428935153922">
            <text:p>2.0443</text:p>
          </table:table-cell>
          <table:table-cell table:style-name="ce4" table:formula="of:=[.E178]*0.000621371" office:value-type="float" office:value="0.00291449717953007">
            <text:p>0.0029</text:p>
          </table:table-cell>
        </table:table-row>
        <table:table-row table:style-name="ro1">
          <table:table-cell table:style-name="ce1" office:value-type="float" office:value="30.26355995">
            <text:p>30.263560</text:p>
          </table:table-cell>
          <table:table-cell table:style-name="ce1" office:value-type="float" office:value="-97.74562896">
            <text:p>-97.745629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309.26685">
            <text:p>3309.27</text:p>
          </table:table-cell>
          <table:table-cell table:style-name="ce2" table:formula="of:=[.D179]-[.D178]" office:value-type="float" office:value="19.3010300000001">
            <text:p>19.30</text:p>
          </table:table-cell>
          <table:table-cell table:style-name="ce4" table:formula="of:=[.D179]*0.000621371" office:value-type="float" office:value="2.05628245185135">
            <text:p>2.0563</text:p>
          </table:table-cell>
          <table:table-cell table:style-name="ce4" table:formula="of:=[.E179]*0.000621371" office:value-type="float" office:value="0.0119931003121301">
            <text:p>0.0120</text:p>
          </table:table-cell>
        </table:table-row>
        <table:table-row table:style-name="ro1">
          <table:table-cell table:style-name="ce1" office:value-type="float" office:value="30.26343665">
            <text:p>30.263437</text:p>
          </table:table-cell>
          <table:table-cell table:style-name="ce1" office:value-type="float" office:value="-97.74535689">
            <text:p>-97.745357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3338.698">
            <text:p>3338.70</text:p>
          </table:table-cell>
          <table:table-cell table:style-name="ce2" table:formula="of:=[.D180]-[.D179]" office:value-type="float" office:value="29.4311499999999">
            <text:p>29.43</text:p>
          </table:table-cell>
          <table:table-cell table:style-name="ce4" table:formula="of:=[.D180]*0.000621371" office:value-type="float" office:value="2.074570114958">
            <text:p>2.0746</text:p>
          </table:table-cell>
          <table:table-cell table:style-name="ce4" table:formula="of:=[.E180]*0.000621371" office:value-type="float" office:value="0.0182876631066499">
            <text:p>0.0183</text:p>
          </table:table-cell>
        </table:table-row>
        <table:table-row table:style-name="ro1">
          <table:table-cell table:style-name="ce1" office:value-type="float" office:value="30.26340974">
            <text:p>30.263410</text:p>
          </table:table-cell>
          <table:table-cell table:style-name="ce1" office:value-type="float" office:value="-97.74530098">
            <text:p>-97.745301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3344.81616">
            <text:p>3344.82</text:p>
          </table:table-cell>
          <table:table-cell table:style-name="ce2" table:formula="of:=[.D181]-[.D180]" office:value-type="float" office:value="6.11815999999999">
            <text:p>6.12</text:p>
          </table:table-cell>
          <table:table-cell table:style-name="ce4" table:formula="of:=[.D181]*0.000621371" office:value-type="float" office:value="2.07837176215536">
            <text:p>2.0784</text:p>
          </table:table-cell>
          <table:table-cell table:style-name="ce4" table:formula="of:=[.E181]*0.000621371" office:value-type="float" office:value="0.00380164719735999">
            <text:p>0.0038</text:p>
          </table:table-cell>
        </table:table-row>
        <table:table-row table:style-name="ro1">
          <table:table-cell table:style-name="ce1" office:value-type="float" office:value="30.26332945">
            <text:p>30.263329</text:p>
          </table:table-cell>
          <table:table-cell table:style-name="ce1" office:value-type="float" office:value="-97.74502957">
            <text:p>-97.745030</text:p>
          </table:table-cell>
          <table:table-cell table:style-name="ce2" office:value-type="float" office:value="132.318604">
            <text:p>132.32</text:p>
          </table:table-cell>
          <table:table-cell table:style-name="ce2" office:value-type="float" office:value="3372.41602">
            <text:p>3372.42</text:p>
          </table:table-cell>
          <table:table-cell table:style-name="ce2" table:formula="of:=[.D182]-[.D181]" office:value-type="float" office:value="27.5998600000003">
            <text:p>27.60</text:p>
          </table:table-cell>
          <table:table-cell table:style-name="ce4" table:formula="of:=[.D182]*0.000621371" office:value-type="float" office:value="2.09552151476342">
            <text:p>2.0955</text:p>
          </table:table-cell>
          <table:table-cell table:style-name="ce4" table:formula="of:=[.E182]*0.000621371" office:value-type="float" office:value="0.0171497526080602">
            <text:p>0.0171</text:p>
          </table:table-cell>
        </table:table-row>
        <table:table-row table:style-name="ro1">
          <table:table-cell table:style-name="ce1" office:value-type="float" office:value="30.26329273">
            <text:p>30.263293</text:p>
          </table:table-cell>
          <table:table-cell table:style-name="ce1" office:value-type="float" office:value="-97.7449279">
            <text:p>-97.744928</text:p>
          </table:table-cell>
          <table:table-cell table:style-name="ce2" office:value-type="float" office:value="128.954102">
            <text:p>128.95</text:p>
          </table:table-cell>
          <table:table-cell table:style-name="ce2" office:value-type="float" office:value="3382.95288">
            <text:p>3382.95</text:p>
          </table:table-cell>
          <table:table-cell table:style-name="ce2" table:formula="of:=[.D183]-[.D182]" office:value-type="float" office:value="10.5368599999997">
            <text:p>10.54</text:p>
          </table:table-cell>
          <table:table-cell table:style-name="ce4" table:formula="of:=[.D183]*0.000621371" office:value-type="float" office:value="2.10206881399848">
            <text:p>2.1021</text:p>
          </table:table-cell>
          <table:table-cell table:style-name="ce4" table:formula="of:=[.E183]*0.000621371" office:value-type="float" office:value="0.00654729923505982">
            <text:p>0.0065</text:p>
          </table:table-cell>
        </table:table-row>
        <table:table-row table:style-name="ro1">
          <table:table-cell table:style-name="ce1" office:value-type="float" office:value="30.26319492">
            <text:p>30.263195</text:p>
          </table:table-cell>
          <table:table-cell table:style-name="ce1" office:value-type="float" office:value="-97.74477225">
            <text:p>-97.744772</text:p>
          </table:table-cell>
          <table:table-cell table:style-name="ce2" office:value-type="float" office:value="124.628052">
            <text:p>124.63</text:p>
          </table:table-cell>
          <table:table-cell table:style-name="ce2" office:value-type="float" office:value="3401.45801">
            <text:p>3401.46</text:p>
          </table:table-cell>
          <table:table-cell table:style-name="ce2" table:formula="of:=[.D184]-[.D183]" office:value-type="float" office:value="18.50513">
            <text:p>18.51</text:p>
          </table:table-cell>
          <table:table-cell table:style-name="ce4" table:formula="of:=[.D184]*0.000621371" office:value-type="float" office:value="2.11356736513171">
            <text:p>2.1136</text:p>
          </table:table-cell>
          <table:table-cell table:style-name="ce4" table:formula="of:=[.E184]*0.000621371" office:value-type="float" office:value="0.01149855113323">
            <text:p>0.0115</text:p>
          </table:table-cell>
        </table:table-row>
        <table:table-row table:style-name="ro1">
          <table:table-cell table:style-name="ce1" office:value-type="float" office:value="30.26308159">
            <text:p>30.263082</text:p>
          </table:table-cell>
          <table:table-cell table:style-name="ce1" office:value-type="float" office:value="-97.74473109">
            <text:p>-97.744731</text:p>
          </table:table-cell>
          <table:table-cell table:style-name="ce2" office:value-type="float" office:value="124.628052">
            <text:p>124.63</text:p>
          </table:table-cell>
          <table:table-cell table:style-name="ce2" office:value-type="float" office:value="3414.89868">
            <text:p>3414.90</text:p>
          </table:table-cell>
          <table:table-cell table:style-name="ce2" table:formula="of:=[.D185]-[.D184]" office:value-type="float" office:value="13.44067">
            <text:p>13.44</text:p>
          </table:table-cell>
          <table:table-cell table:style-name="ce4" table:formula="of:=[.D185]*0.000621371" office:value-type="float" office:value="2.12191900769028">
            <text:p>2.1219</text:p>
          </table:table-cell>
          <table:table-cell table:style-name="ce4" table:formula="of:=[.E185]*0.000621371" office:value-type="float" office:value="0.00835164255856997">
            <text:p>0.0084</text:p>
          </table:table-cell>
        </table:table-row>
        <table:table-row table:style-name="ro1">
          <table:table-cell table:style-name="ce1" office:value-type="float" office:value="30.26288009">
            <text:p>30.262880</text:p>
          </table:table-cell>
          <table:table-cell table:style-name="ce1" office:value-type="float" office:value="-97.74482899">
            <text:p>-97.744829</text:p>
          </table:table-cell>
          <table:table-cell table:style-name="ce2" office:value-type="float" office:value="131.837891">
            <text:p>131.84</text:p>
          </table:table-cell>
          <table:table-cell table:style-name="ce2" office:value-type="float" office:value="3438.94165">
            <text:p>3438.94</text:p>
          </table:table-cell>
          <table:table-cell table:style-name="ce2" table:formula="of:=[.D186]-[.D185]" office:value-type="float" office:value="24.0429700000004">
            <text:p>24.04</text:p>
          </table:table-cell>
          <table:table-cell table:style-name="ce4" table:formula="of:=[.D186]*0.000621371" office:value-type="float" office:value="2.13685861200215">
            <text:p>2.1369</text:p>
          </table:table-cell>
          <table:table-cell table:style-name="ce4" table:formula="of:=[.E186]*0.000621371" office:value-type="float" office:value="0.0149396043118703">
            <text:p>0.0149</text:p>
          </table:table-cell>
        </table:table-row>
        <table:table-row table:style-name="ro1">
          <table:table-cell table:style-name="ce1" office:value-type="float" office:value="30.26271757">
            <text:p>30.262718</text:p>
          </table:table-cell>
          <table:table-cell table:style-name="ce1" office:value-type="float" office:value="-97.74492128">
            <text:p>-97.744921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3458.69092">
            <text:p>3458.69</text:p>
          </table:table-cell>
          <table:table-cell table:style-name="ce2" table:formula="of:=[.D187]-[.D186]" office:value-type="float" office:value="19.7492699999998">
            <text:p>19.75</text:p>
          </table:table-cell>
          <table:table-cell table:style-name="ce4" table:formula="of:=[.D187]*0.000621371" office:value-type="float" office:value="2.14913023565132">
            <text:p>2.1491</text:p>
          </table:table-cell>
          <table:table-cell table:style-name="ce4" table:formula="of:=[.E187]*0.000621371" office:value-type="float" office:value="0.0122716236491699">
            <text:p>0.0123</text:p>
          </table:table-cell>
        </table:table-row>
        <table:table-row table:style-name="ro1">
          <table:table-cell table:style-name="ce1" office:value-type="float" office:value="30.26250475">
            <text:p>30.262505</text:p>
          </table:table-cell>
          <table:table-cell table:style-name="ce1" office:value-type="float" office:value="-97.74500292">
            <text:p>-97.745003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3483.58032">
            <text:p>3483.58</text:p>
          </table:table-cell>
          <table:table-cell table:style-name="ce2" table:formula="of:=[.D188]-[.D187]" office:value-type="float" office:value="24.8894">
            <text:p>24.89</text:p>
          </table:table-cell>
          <table:table-cell table:style-name="ce4" table:formula="of:=[.D188]*0.000621371" office:value-type="float" office:value="2.16459578701872">
            <text:p>2.1646</text:p>
          </table:table-cell>
          <table:table-cell table:style-name="ce4" table:formula="of:=[.E188]*0.000621371" office:value-type="float" office:value="0.0154655513674">
            <text:p>0.0155</text:p>
          </table:table-cell>
        </table:table-row>
        <table:table-row table:style-name="ro1">
          <table:table-cell table:style-name="ce1" office:value-type="float" office:value="30.26231926">
            <text:p>30.262319</text:p>
          </table:table-cell>
          <table:table-cell table:style-name="ce1" office:value-type="float" office:value="-97.74507224">
            <text:p>-97.745072</text:p>
          </table:table-cell>
          <table:table-cell table:style-name="ce2" office:value-type="float" office:value="150.103027">
            <text:p>150.10</text:p>
          </table:table-cell>
          <table:table-cell table:style-name="ce2" office:value-type="float" office:value="3505.20386">
            <text:p>3505.20</text:p>
          </table:table-cell>
          <table:table-cell table:style-name="ce2" table:formula="of:=[.D189]-[.D188]" office:value-type="float" office:value="21.62354">
            <text:p>21.62</text:p>
          </table:table-cell>
          <table:table-cell table:style-name="ce4" table:formula="of:=[.D189]*0.000621371" office:value-type="float" office:value="2.17803202769206">
            <text:p>2.1780</text:p>
          </table:table-cell>
          <table:table-cell table:style-name="ce4" table:formula="of:=[.E189]*0.000621371" office:value-type="float" office:value="0.01343624067334">
            <text:p>0.0134</text:p>
          </table:table-cell>
        </table:table-row>
        <table:table-row table:style-name="ro1">
          <table:table-cell table:style-name="ce1" office:value-type="float" office:value="30.26213218">
            <text:p>30.262132</text:p>
          </table:table-cell>
          <table:table-cell table:style-name="ce1" office:value-type="float" office:value="-97.74513745">
            <text:p>-97.745137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3526.89648">
            <text:p>3526.90</text:p>
          </table:table-cell>
          <table:table-cell table:style-name="ce2" table:formula="of:=[.D190]-[.D189]" office:value-type="float" office:value="21.6926199999998">
            <text:p>21.69</text:p>
          </table:table-cell>
          <table:table-cell table:style-name="ce4" table:formula="of:=[.D190]*0.000621371" office:value-type="float" office:value="2.19151119267408">
            <text:p>2.1915</text:p>
          </table:table-cell>
          <table:table-cell table:style-name="ce4" table:formula="of:=[.E190]*0.000621371" office:value-type="float" office:value="0.0134791649820199">
            <text:p>0.0135</text:p>
          </table:table-cell>
        </table:table-row>
        <table:table-row table:style-name="ro1">
          <table:table-cell table:style-name="ce1" office:value-type="float" office:value="30.26193587">
            <text:p>30.261936</text:p>
          </table:table-cell>
          <table:table-cell table:style-name="ce1" office:value-type="float" office:value="-97.74519285">
            <text:p>-97.745193</text:p>
          </table:table-cell>
          <table:table-cell table:style-name="ce2" office:value-type="float" office:value="145.7771">
            <text:p>145.78</text:p>
          </table:table-cell>
          <table:table-cell table:style-name="ce2" office:value-type="float" office:value="3549.27954">
            <text:p>3549.28</text:p>
          </table:table-cell>
          <table:table-cell table:style-name="ce2" table:formula="of:=[.D191]-[.D190]" office:value-type="float" office:value="22.3830600000001">
            <text:p>22.38</text:p>
          </table:table-cell>
          <table:table-cell table:style-name="ce4" table:formula="of:=[.D191]*0.000621371" office:value-type="float" office:value="2.20541937704934">
            <text:p>2.2054</text:p>
          </table:table-cell>
          <table:table-cell table:style-name="ce4" table:formula="of:=[.E191]*0.000621371" office:value-type="float" office:value="0.0139081843752601">
            <text:p>0.0139</text:p>
          </table:table-cell>
        </table:table-row>
        <table:table-row table:style-name="ro1">
          <table:table-cell table:style-name="ce1" office:value-type="float" office:value="30.26174937">
            <text:p>30.261749</text:p>
          </table:table-cell>
          <table:table-cell table:style-name="ce1" office:value-type="float" office:value="-97.74525488">
            <text:p>-97.745255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3571.62622">
            <text:p>3571.63</text:p>
          </table:table-cell>
          <table:table-cell table:style-name="ce2" table:formula="of:=[.D192]-[.D191]" office:value-type="float" office:value="22.3466800000001">
            <text:p>22.35</text:p>
          </table:table-cell>
          <table:table-cell table:style-name="ce4" table:formula="of:=[.D192]*0.000621371" office:value-type="float" office:value="2.21930495594762">
            <text:p>2.2193</text:p>
          </table:table-cell>
          <table:table-cell table:style-name="ce4" table:formula="of:=[.E192]*0.000621371" office:value-type="float" office:value="0.0138855788982801">
            <text:p>0.0139</text:p>
          </table:table-cell>
        </table:table-row>
        <table:table-row table:style-name="ro1">
          <table:table-cell table:style-name="ce1" office:value-type="float" office:value="30.26156983">
            <text:p>30.261570</text:p>
          </table:table-cell>
          <table:table-cell table:style-name="ce1" office:value-type="float" office:value="-97.74532512">
            <text:p>-97.745325</text:p>
          </table:table-cell>
          <table:table-cell table:style-name="ce2" office:value-type="float" office:value="146.738403">
            <text:p>146.74</text:p>
          </table:table-cell>
          <table:table-cell table:style-name="ce2" office:value-type="float" office:value="3591.82227">
            <text:p>3591.82</text:p>
          </table:table-cell>
          <table:table-cell table:style-name="ce2" table:formula="of:=[.D193]-[.D192]" office:value-type="float" office:value="20.19605">
            <text:p>20.20</text:p>
          </table:table-cell>
          <table:table-cell table:style-name="ce4" table:formula="of:=[.D193]*0.000621371" office:value-type="float" office:value="2.23185419573217">
            <text:p>2.2319</text:p>
          </table:table-cell>
          <table:table-cell table:style-name="ce4" table:formula="of:=[.E193]*0.000621371" office:value-type="float" office:value="0.01254923978455">
            <text:p>0.0125</text:p>
          </table:table-cell>
        </table:table-row>
        <table:table-row table:style-name="ro1">
          <table:table-cell table:style-name="ce1" office:value-type="float" office:value="30.26142223">
            <text:p>30.261422</text:p>
          </table:table-cell>
          <table:table-cell table:style-name="ce1" office:value-type="float" office:value="-97.74538857">
            <text:p>-97.745389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3609.30835">
            <text:p>3609.31</text:p>
          </table:table-cell>
          <table:table-cell table:style-name="ce2" table:formula="of:=[.D194]-[.D193]" office:value-type="float" office:value="17.4860799999997">
            <text:p>17.49</text:p>
          </table:table-cell>
          <table:table-cell table:style-name="ce4" table:formula="of:=[.D194]*0.000621371" office:value-type="float" office:value="2.24271953874785">
            <text:p>2.2427</text:p>
          </table:table-cell>
          <table:table-cell table:style-name="ce4" table:formula="of:=[.E194]*0.000621371" office:value-type="float" office:value="0.0108653430156798">
            <text:p>0.0109</text:p>
          </table:table-cell>
        </table:table-row>
        <table:table-row table:style-name="ro1">
          <table:table-cell table:style-name="ce1" office:value-type="float" office:value="30.26123623">
            <text:p>30.261236</text:p>
          </table:table-cell>
          <table:table-cell table:style-name="ce1" office:value-type="float" office:value="-97.74545738">
            <text:p>-97.745457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3630.97681">
            <text:p>3630.98</text:p>
          </table:table-cell>
          <table:table-cell table:style-name="ce2" table:formula="of:=[.D195]-[.D194]" office:value-type="float" office:value="21.6684600000003">
            <text:p>21.67</text:p>
          </table:table-cell>
          <table:table-cell table:style-name="ce4" table:formula="of:=[.D195]*0.000621371" office:value-type="float" office:value="2.25618369140651">
            <text:p>2.2562</text:p>
          </table:table-cell>
          <table:table-cell table:style-name="ce4" table:formula="of:=[.E195]*0.000621371" office:value-type="float" office:value="0.0134641526586602">
            <text:p>0.0135</text:p>
          </table:table-cell>
        </table:table-row>
        <table:table-row table:style-name="ro1">
          <table:table-cell table:style-name="ce1" office:value-type="float" office:value="30.2610836">
            <text:p>30.261084</text:p>
          </table:table-cell>
          <table:table-cell table:style-name="ce1" office:value-type="float" office:value="-97.74551949">
            <text:p>-97.745519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3648.92383">
            <text:p>3648.92</text:p>
          </table:table-cell>
          <table:table-cell table:style-name="ce2" table:formula="of:=[.D196]-[.D195]" office:value-type="float" office:value="17.9470200000001">
            <text:p>17.95</text:p>
          </table:table-cell>
          <table:table-cell table:style-name="ce4" table:formula="of:=[.D196]*0.000621371" office:value-type="float" office:value="2.26733544917093">
            <text:p>2.2673</text:p>
          </table:table-cell>
          <table:table-cell table:style-name="ce4" table:formula="of:=[.E196]*0.000621371" office:value-type="float" office:value="0.01115175776442">
            <text:p>0.0112</text:p>
          </table:table-cell>
        </table:table-row>
        <table:table-row table:style-name="ro1">
          <table:table-cell table:style-name="ce1" office:value-type="float" office:value="30.26083658">
            <text:p>30.260837</text:p>
          </table:table-cell>
          <table:table-cell table:style-name="ce1" office:value-type="float" office:value="-97.74560063">
            <text:p>-97.745601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3677.43994">
            <text:p>3677.44</text:p>
          </table:table-cell>
          <table:table-cell table:style-name="ce2" table:formula="of:=[.D197]-[.D196]" office:value-type="float" office:value="28.51611">
            <text:p>28.52</text:p>
          </table:table-cell>
          <table:table-cell table:style-name="ce4" table:formula="of:=[.D197]*0.000621371" office:value-type="float" office:value="2.28505453295774">
            <text:p>2.2851</text:p>
          </table:table-cell>
          <table:table-cell table:style-name="ce4" table:formula="of:=[.E197]*0.000621371" office:value-type="float" office:value="0.01771908378681">
            <text:p>0.0177</text:p>
          </table:table-cell>
        </table:table-row>
        <table:table-row table:style-name="ro1">
          <table:table-cell table:style-name="ce1" office:value-type="float" office:value="30.26069175">
            <text:p>30.260692</text:p>
          </table:table-cell>
          <table:table-cell table:style-name="ce1" office:value-type="float" office:value="-97.74567389">
            <text:p>-97.745674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3694.98584">
            <text:p>3694.99</text:p>
          </table:table-cell>
          <table:table-cell table:style-name="ce2" table:formula="of:=[.D198]-[.D197]" office:value-type="float" office:value="17.5458999999996">
            <text:p>17.55</text:p>
          </table:table-cell>
          <table:table-cell table:style-name="ce4" table:formula="of:=[.D198]*0.000621371" office:value-type="float" office:value="2.29595704638664">
            <text:p>2.2960</text:p>
          </table:table-cell>
          <table:table-cell table:style-name="ce4" table:formula="of:=[.E198]*0.000621371" office:value-type="float" office:value="0.0109025134288998">
            <text:p>0.0109</text:p>
          </table:table-cell>
        </table:table-row>
        <table:table-row table:style-name="ro1">
          <table:table-cell table:style-name="ce1" office:value-type="float" office:value="30.26050692">
            <text:p>30.260507</text:p>
          </table:table-cell>
          <table:table-cell table:style-name="ce1" office:value-type="float" office:value="-97.74575486">
            <text:p>-97.745755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3716.93408">
            <text:p>3716.93</text:p>
          </table:table-cell>
          <table:table-cell table:style-name="ce2" table:formula="of:=[.D199]-[.D198]" office:value-type="float" office:value="21.9482400000002">
            <text:p>21.95</text:p>
          </table:table-cell>
          <table:table-cell table:style-name="ce4" table:formula="of:=[.D199]*0.000621371" office:value-type="float" office:value="2.30959504622368">
            <text:p>2.3096</text:p>
          </table:table-cell>
          <table:table-cell table:style-name="ce4" table:formula="of:=[.E199]*0.000621371" office:value-type="float" office:value="0.0136379998370401">
            <text:p>0.0136</text:p>
          </table:table-cell>
        </table:table-row>
        <table:table-row table:style-name="ro1">
          <table:table-cell table:style-name="ce1" office:value-type="float" office:value="30.26031816">
            <text:p>30.260318</text:p>
          </table:table-cell>
          <table:table-cell table:style-name="ce1" office:value-type="float" office:value="-97.74580926">
            <text:p>-97.745809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3738.48022">
            <text:p>3738.48</text:p>
          </table:table-cell>
          <table:table-cell table:style-name="ce2" table:formula="of:=[.D200]-[.D199]" office:value-type="float" office:value="21.5461399999999">
            <text:p>21.55</text:p>
          </table:table-cell>
          <table:table-cell table:style-name="ce4" table:formula="of:=[.D200]*0.000621371" office:value-type="float" office:value="2.32298319278162">
            <text:p>2.3230</text:p>
          </table:table-cell>
          <table:table-cell table:style-name="ce4" table:formula="of:=[.E200]*0.000621371" office:value-type="float" office:value="0.01338814655794">
            <text:p>0.0134</text:p>
          </table:table-cell>
        </table:table-row>
        <table:table-row table:style-name="ro1">
          <table:table-cell table:style-name="ce1" office:value-type="float" office:value="30.26008992">
            <text:p>30.260090</text:p>
          </table:table-cell>
          <table:table-cell table:style-name="ce1" office:value-type="float" office:value="-97.74588008">
            <text:p>-97.745880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3764.66431">
            <text:p>3764.66</text:p>
          </table:table-cell>
          <table:table-cell table:style-name="ce2" table:formula="of:=[.D201]-[.D200]" office:value-type="float" office:value="26.1840900000002">
            <text:p>26.18</text:p>
          </table:table-cell>
          <table:table-cell table:style-name="ce4" table:formula="of:=[.D201]*0.000621371" office:value-type="float" office:value="2.33925322696901">
            <text:p>2.3393</text:p>
          </table:table-cell>
          <table:table-cell table:style-name="ce4" table:formula="of:=[.E201]*0.000621371" office:value-type="float" office:value="0.0162700341873901">
            <text:p>0.0163</text:p>
          </table:table-cell>
        </table:table-row>
        <table:table-row table:style-name="ro1">
          <table:table-cell table:style-name="ce1" office:value-type="float" office:value="30.25993008">
            <text:p>30.259930</text:p>
          </table:table-cell>
          <table:table-cell table:style-name="ce1" office:value-type="float" office:value="-97.74593515">
            <text:p>-97.745935</text:p>
          </table:table-cell>
          <table:table-cell table:style-name="ce2" office:value-type="float" office:value="145.7771">
            <text:p>145.78</text:p>
          </table:table-cell>
          <table:table-cell table:style-name="ce2" office:value-type="float" office:value="3783.53369">
            <text:p>3783.53</text:p>
          </table:table-cell>
          <table:table-cell table:style-name="ce2" table:formula="of:=[.D202]-[.D201]" office:value-type="float" office:value="18.8693800000001">
            <text:p>18.87</text:p>
          </table:table-cell>
          <table:table-cell table:style-name="ce4" table:formula="of:=[.D202]*0.000621371" office:value-type="float" office:value="2.35097811248899">
            <text:p>2.3510</text:p>
          </table:table-cell>
          <table:table-cell table:style-name="ce4" table:formula="of:=[.E202]*0.000621371" office:value-type="float" office:value="0.0117248855199801">
            <text:p>0.0117</text:p>
          </table:table-cell>
        </table:table-row>
        <table:table-row table:style-name="ro1">
          <table:table-cell table:style-name="ce1" office:value-type="float" office:value="30.25970402">
            <text:p>30.259704</text:p>
          </table:table-cell>
          <table:table-cell table:style-name="ce1" office:value-type="float" office:value="-97.7460235">
            <text:p>-97.746024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3809.61841">
            <text:p>3809.62</text:p>
          </table:table-cell>
          <table:table-cell table:style-name="ce2" table:formula="of:=[.D203]-[.D202]" office:value-type="float" office:value="26.0847199999998">
            <text:p>26.08</text:p>
          </table:table-cell>
          <table:table-cell table:style-name="ce4" table:formula="of:=[.D203]*0.000621371" office:value-type="float" office:value="2.36718640104011">
            <text:p>2.3672</text:p>
          </table:table-cell>
          <table:table-cell table:style-name="ce4" table:formula="of:=[.E203]*0.000621371" office:value-type="float" office:value="0.0162082885511199">
            <text:p>0.0162</text:p>
          </table:table-cell>
        </table:table-row>
        <table:table-row table:style-name="ro1">
          <table:table-cell table:style-name="ce1" office:value-type="float" office:value="30.25957838">
            <text:p>30.259578</text:p>
          </table:table-cell>
          <table:table-cell table:style-name="ce1" office:value-type="float" office:value="-97.74607178">
            <text:p>-97.746072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3824.36035">
            <text:p>3824.36</text:p>
          </table:table-cell>
          <table:table-cell table:style-name="ce2" table:formula="of:=[.D204]-[.D203]" office:value-type="float" office:value="14.7419399999999">
            <text:p>14.74</text:p>
          </table:table-cell>
          <table:table-cell table:style-name="ce4" table:formula="of:=[.D204]*0.000621371" office:value-type="float" office:value="2.37634661503985">
            <text:p>2.3763</text:p>
          </table:table-cell>
          <table:table-cell table:style-name="ce4" table:formula="of:=[.E204]*0.000621371" office:value-type="float" office:value="0.00916021399973993">
            <text:p>0.0092</text:p>
          </table:table-cell>
        </table:table-row>
        <table:table-row table:style-name="ro1">
          <table:table-cell table:style-name="ce1" office:value-type="float" office:value="30.25935047">
            <text:p>30.259350</text:p>
          </table:table-cell>
          <table:table-cell table:style-name="ce1" office:value-type="float" office:value="-97.74616976">
            <text:p>-97.746170</text:p>
          </table:table-cell>
          <table:table-cell table:style-name="ce2" office:value-type="float" office:value="141.45105">
            <text:p>141.45</text:p>
          </table:table-cell>
          <table:table-cell table:style-name="ce2" office:value-type="float" office:value="3851.26831">
            <text:p>3851.27</text:p>
          </table:table-cell>
          <table:table-cell table:style-name="ce2" table:formula="of:=[.D205]-[.D204]" office:value-type="float" office:value="26.90796">
            <text:p>26.91</text:p>
          </table:table-cell>
          <table:table-cell table:style-name="ce4" table:formula="of:=[.D205]*0.000621371" office:value-type="float" office:value="2.39306644105301">
            <text:p>2.3931</text:p>
          </table:table-cell>
          <table:table-cell table:style-name="ce4" table:formula="of:=[.E205]*0.000621371" office:value-type="float" office:value="0.01671982601316">
            <text:p>0.0167</text:p>
          </table:table-cell>
        </table:table-row>
        <table:table-row table:style-name="ro1">
          <table:table-cell table:style-name="ce1" office:value-type="float" office:value="30.25908669">
            <text:p>30.259087</text:p>
          </table:table-cell>
          <table:table-cell table:style-name="ce1" office:value-type="float" office:value="-97.74627076">
            <text:p>-97.746271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3882.13037">
            <text:p>3882.13</text:p>
          </table:table-cell>
          <table:table-cell table:style-name="ce2" table:formula="of:=[.D206]-[.D205]" office:value-type="float" office:value="30.8620599999999">
            <text:p>30.86</text:p>
          </table:table-cell>
          <table:table-cell table:style-name="ce4" table:formula="of:=[.D206]*0.000621371" office:value-type="float" office:value="2.41224323013727">
            <text:p>2.4122</text:p>
          </table:table-cell>
          <table:table-cell table:style-name="ce4" table:formula="of:=[.E206]*0.000621371" office:value-type="float" office:value="0.01917678908426">
            <text:p>0.0192</text:p>
          </table:table-cell>
        </table:table-row>
        <table:table-row table:style-name="ro1">
          <table:table-cell table:style-name="ce1" office:value-type="float" office:value="30.25885619">
            <text:p>30.258856</text:p>
          </table:table-cell>
          <table:table-cell table:style-name="ce1" office:value-type="float" office:value="-97.74635953">
            <text:p>-97.746360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3909.20752">
            <text:p>3909.21</text:p>
          </table:table-cell>
          <table:table-cell table:style-name="ce2" table:formula="of:=[.D207]-[.D206]" office:value-type="float" office:value="27.0771500000001">
            <text:p>27.08</text:p>
          </table:table-cell>
          <table:table-cell table:style-name="ce4" table:formula="of:=[.D207]*0.000621371" office:value-type="float" office:value="2.42906818590992">
            <text:p>2.4291</text:p>
          </table:table-cell>
          <table:table-cell table:style-name="ce4" table:formula="of:=[.E207]*0.000621371" office:value-type="float" office:value="0.01682495577265">
            <text:p>0.0168</text:p>
          </table:table-cell>
        </table:table-row>
        <table:table-row table:style-name="ro1">
          <table:table-cell table:style-name="ce1" office:value-type="float" office:value="30.25866207">
            <text:p>30.258662</text:p>
          </table:table-cell>
          <table:table-cell table:style-name="ce1" office:value-type="float" office:value="-97.74644435">
            <text:p>-97.746444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3932.17285">
            <text:p>3932.17</text:p>
          </table:table-cell>
          <table:table-cell table:style-name="ce2" table:formula="of:=[.D208]-[.D207]" office:value-type="float" office:value="22.96533">
            <text:p>22.97</text:p>
          </table:table-cell>
          <table:table-cell table:style-name="ce4" table:formula="of:=[.D208]*0.000621371" office:value-type="float" office:value="2.44333817597735">
            <text:p>2.4433</text:p>
          </table:table-cell>
          <table:table-cell table:style-name="ce4" table:formula="of:=[.E208]*0.000621371" office:value-type="float" office:value="0.01426999006743">
            <text:p>0.0143</text:p>
          </table:table-cell>
        </table:table-row>
        <table:table-row table:style-name="ro1">
          <table:table-cell table:style-name="ce1" office:value-type="float" office:value="30.25847632">
            <text:p>30.258476</text:p>
          </table:table-cell>
          <table:table-cell table:style-name="ce1" office:value-type="float" office:value="-97.74651485">
            <text:p>-97.746515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3953.69214">
            <text:p>3953.69</text:p>
          </table:table-cell>
          <table:table-cell table:style-name="ce2" table:formula="of:=[.D209]-[.D208]" office:value-type="float" office:value="21.5192900000002">
            <text:p>21.52</text:p>
          </table:table-cell>
          <table:table-cell table:style-name="ce4" table:formula="of:=[.D209]*0.000621371" office:value-type="float" office:value="2.45670963872394">
            <text:p>2.4567</text:p>
          </table:table-cell>
          <table:table-cell table:style-name="ce4" table:formula="of:=[.E209]*0.000621371" office:value-type="float" office:value="0.0133714627465901">
            <text:p>0.0134</text:p>
          </table:table-cell>
        </table:table-row>
        <table:table-row table:style-name="ro1">
          <table:table-cell table:style-name="ce1" office:value-type="float" office:value="30.25832964">
            <text:p>30.258330</text:p>
          </table:table-cell>
          <table:table-cell table:style-name="ce1" office:value-type="float" office:value="-97.74655592">
            <text:p>-97.746556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3969.84424">
            <text:p>3969.84</text:p>
          </table:table-cell>
          <table:table-cell table:style-name="ce2" table:formula="of:=[.D210]-[.D209]" office:value-type="float" office:value="16.1520999999998">
            <text:p>16.15</text:p>
          </table:table-cell>
          <table:table-cell table:style-name="ce4" table:formula="of:=[.D210]*0.000621371" office:value-type="float" office:value="2.46674608525304">
            <text:p>2.4667</text:p>
          </table:table-cell>
          <table:table-cell table:style-name="ce4" table:formula="of:=[.E210]*0.000621371" office:value-type="float" office:value="0.0100364465290999">
            <text:p>0.0100</text:p>
          </table:table-cell>
        </table:table-row>
        <table:table-row table:style-name="ro1">
          <table:table-cell table:style-name="ce1" office:value-type="float" office:value="30.25818329">
            <text:p>30.258183</text:p>
          </table:table-cell>
          <table:table-cell table:style-name="ce1" office:value-type="float" office:value="-97.74662859">
            <text:p>-97.746629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3987.59814">
            <text:p>3987.60</text:p>
          </table:table-cell>
          <table:table-cell table:style-name="ce2" table:formula="of:=[.D211]-[.D210]" office:value-type="float" office:value="17.7539000000002">
            <text:p>17.75</text:p>
          </table:table-cell>
          <table:table-cell table:style-name="ce4" table:formula="of:=[.D211]*0.000621371" office:value-type="float" office:value="2.47777784384994">
            <text:p>2.4778</text:p>
          </table:table-cell>
          <table:table-cell table:style-name="ce4" table:formula="of:=[.E211]*0.000621371" office:value-type="float" office:value="0.0110317585969001">
            <text:p>0.0110</text:p>
          </table:table-cell>
        </table:table-row>
        <table:table-row table:style-name="ro1">
          <table:table-cell table:style-name="ce1" office:value-type="float" office:value="30.2580201">
            <text:p>30.258020</text:p>
          </table:table-cell>
          <table:table-cell table:style-name="ce1" office:value-type="float" office:value="-97.74668223">
            <text:p>-97.746682</text:p>
          </table:table-cell>
          <table:table-cell table:style-name="ce2" office:value-type="float" office:value="138.567261">
            <text:p>138.57</text:p>
          </table:table-cell>
          <table:table-cell table:style-name="ce2" office:value-type="float" office:value="4006.23193">
            <text:p>4006.23</text:p>
          </table:table-cell>
          <table:table-cell table:style-name="ce2" table:formula="of:=[.D212]-[.D211]" office:value-type="float" office:value="18.6337899999999">
            <text:p>18.63</text:p>
          </table:table-cell>
          <table:table-cell table:style-name="ce4" table:formula="of:=[.D212]*0.000621371" office:value-type="float" office:value="2.48935634057603">
            <text:p>2.4894</text:p>
          </table:table-cell>
          <table:table-cell table:style-name="ce4" table:formula="of:=[.E212]*0.000621371" office:value-type="float" office:value="0.0115784967260899">
            <text:p>0.0116</text:p>
          </table:table-cell>
        </table:table-row>
        <table:table-row table:style-name="ro1">
          <table:table-cell table:style-name="ce1" office:value-type="float" office:value="30.25781818">
            <text:p>30.257818</text:p>
          </table:table-cell>
          <table:table-cell table:style-name="ce1" office:value-type="float" office:value="-97.74674468">
            <text:p>-97.746745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4029.41016">
            <text:p>4029.41</text:p>
          </table:table-cell>
          <table:table-cell table:style-name="ce2" table:formula="of:=[.D213]-[.D212]" office:value-type="float" office:value="23.17823">
            <text:p>23.18</text:p>
          </table:table-cell>
          <table:table-cell table:style-name="ce4" table:formula="of:=[.D213]*0.000621371" office:value-type="float" office:value="2.50375862052936">
            <text:p>2.5038</text:p>
          </table:table-cell>
          <table:table-cell table:style-name="ce4" table:formula="of:=[.E213]*0.000621371" office:value-type="float" office:value="0.01440227995333">
            <text:p>0.0144</text:p>
          </table:table-cell>
        </table:table-row>
        <table:table-row table:style-name="ro1">
          <table:table-cell table:style-name="ce1" office:value-type="float" office:value="30.2576202">
            <text:p>30.257620</text:p>
          </table:table-cell>
          <table:table-cell table:style-name="ce1" office:value-type="float" office:value="-97.74681928">
            <text:p>-97.746819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4052.45605">
            <text:p>4052.46</text:p>
          </table:table-cell>
          <table:table-cell table:style-name="ce2" table:formula="of:=[.D214]-[.D213]" office:value-type="float" office:value="23.0458899999999">
            <text:p>23.05</text:p>
          </table:table-cell>
          <table:table-cell table:style-name="ce4" table:formula="of:=[.D214]*0.000621371" office:value-type="float" office:value="2.51807866824455">
            <text:p>2.5181</text:p>
          </table:table-cell>
          <table:table-cell table:style-name="ce4" table:formula="of:=[.E214]*0.000621371" office:value-type="float" office:value="0.0143200477151899">
            <text:p>0.0143</text:p>
          </table:table-cell>
        </table:table-row>
        <table:table-row table:style-name="ro1">
          <table:table-cell table:style-name="ce1" office:value-type="float" office:value="30.25741987">
            <text:p>30.257420</text:p>
          </table:table-cell>
          <table:table-cell table:style-name="ce1" office:value-type="float" office:value="-97.74689413">
            <text:p>-97.746894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4075.77466">
            <text:p>4075.77</text:p>
          </table:table-cell>
          <table:table-cell table:style-name="ce2" table:formula="of:=[.D215]-[.D214]" office:value-type="float" office:value="23.3186100000003">
            <text:p>23.32</text:p>
          </table:table-cell>
          <table:table-cell table:style-name="ce4" table:formula="of:=[.D215]*0.000621371" office:value-type="float" office:value="2.53256817625886">
            <text:p>2.5326</text:p>
          </table:table-cell>
          <table:table-cell table:style-name="ce4" table:formula="of:=[.E215]*0.000621371" office:value-type="float" office:value="0.0144895080143102">
            <text:p>0.0145</text:p>
          </table:table-cell>
        </table:table-row>
        <table:table-row table:style-name="ro1">
          <table:table-cell table:style-name="ce1" office:value-type="float" office:value="30.25718467">
            <text:p>30.257185</text:p>
          </table:table-cell>
          <table:table-cell table:style-name="ce1" office:value-type="float" office:value="-97.74698222">
            <text:p>-97.746982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4103.18994">
            <text:p>4103.19</text:p>
          </table:table-cell>
          <table:table-cell table:style-name="ce2" table:formula="of:=[.D216]-[.D215]" office:value-type="float" office:value="27.4152800000002">
            <text:p>27.42</text:p>
          </table:table-cell>
          <table:table-cell table:style-name="ce4" table:formula="of:=[.D216]*0.000621371" office:value-type="float" office:value="2.54960323620774">
            <text:p>2.5496</text:p>
          </table:table-cell>
          <table:table-cell table:style-name="ce4" table:formula="of:=[.E216]*0.000621371" office:value-type="float" office:value="0.0170350599488801">
            <text:p>0.0170</text:p>
          </table:table-cell>
        </table:table-row>
        <table:table-row table:style-name="ro1">
          <table:table-cell table:style-name="ce1" office:value-type="float" office:value="30.25698284">
            <text:p>30.256983</text:p>
          </table:table-cell>
          <table:table-cell table:style-name="ce1" office:value-type="float" office:value="-97.74705456">
            <text:p>-97.747055</text:p>
          </table:table-cell>
          <table:table-cell table:style-name="ce2" office:value-type="float" office:value="135.202515">
            <text:p>135.20</text:p>
          </table:table-cell>
          <table:table-cell table:style-name="ce2" office:value-type="float" office:value="4126.59082">
            <text:p>4126.59</text:p>
          </table:table-cell>
          <table:table-cell table:style-name="ce2" table:formula="of:=[.D217]-[.D216]" office:value-type="float" office:value="23.4008800000001">
            <text:p>23.40</text:p>
          </table:table-cell>
          <table:table-cell table:style-name="ce4" table:formula="of:=[.D217]*0.000621371" office:value-type="float" office:value="2.56414386441422">
            <text:p>2.5641</text:p>
          </table:table-cell>
          <table:table-cell table:style-name="ce4" table:formula="of:=[.E217]*0.000621371" office:value-type="float" office:value="0.0145406282064801">
            <text:p>0.0145</text:p>
          </table:table-cell>
        </table:table-row>
        <table:table-row table:style-name="ro1">
          <table:table-cell table:style-name="ce1" office:value-type="float" office:value="30.25678603">
            <text:p>30.256786</text:p>
          </table:table-cell>
          <table:table-cell table:style-name="ce1" office:value-type="float" office:value="-97.74713427">
            <text:p>-97.747134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4149.72168">
            <text:p>4149.72</text:p>
          </table:table-cell>
          <table:table-cell table:style-name="ce2" table:formula="of:=[.D218]-[.D217]" office:value-type="float" office:value="23.1308599999993">
            <text:p>23.13</text:p>
          </table:table-cell>
          <table:table-cell table:style-name="ce4" table:formula="of:=[.D218]*0.000621371" office:value-type="float" office:value="2.57851671002328">
            <text:p>2.5785</text:p>
          </table:table-cell>
          <table:table-cell table:style-name="ce4" table:formula="of:=[.E218]*0.000621371" office:value-type="float" office:value="0.0143728456090596">
            <text:p>0.0144</text:p>
          </table:table-cell>
        </table:table-row>
        <table:table-row table:style-name="ro1">
          <table:table-cell table:style-name="ce1" office:value-type="float" office:value="30.25659006">
            <text:p>30.256590</text:p>
          </table:table-cell>
          <table:table-cell table:style-name="ce1" office:value-type="float" office:value="-97.74720619">
            <text:p>-97.747206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4172.52637">
            <text:p>4172.53</text:p>
          </table:table-cell>
          <table:table-cell table:style-name="ce2" table:formula="of:=[.D219]-[.D218]" office:value-type="float" office:value="22.8046899999999">
            <text:p>22.80</text:p>
          </table:table-cell>
          <table:table-cell table:style-name="ce4" table:formula="of:=[.D219]*0.000621371" office:value-type="float" office:value="2.59268688305327">
            <text:p>2.5927</text:p>
          </table:table-cell>
          <table:table-cell table:style-name="ce4" table:formula="of:=[.E219]*0.000621371" office:value-type="float" office:value="0.01417017302999">
            <text:p>0.0142</text:p>
          </table:table-cell>
        </table:table-row>
        <table:table-row table:style-name="ro1">
          <table:table-cell table:style-name="ce1" office:value-type="float" office:value="30.25643114">
            <text:p>30.256431</text:p>
          </table:table-cell>
          <table:table-cell table:style-name="ce1" office:value-type="float" office:value="-97.74726796">
            <text:p>-97.747268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4191.10986">
            <text:p>4191.11</text:p>
          </table:table-cell>
          <table:table-cell table:style-name="ce2" table:formula="of:=[.D220]-[.D219]" office:value-type="float" office:value="18.58349">
            <text:p>18.58</text:p>
          </table:table-cell>
          <table:table-cell table:style-name="ce4" table:formula="of:=[.D220]*0.000621371" office:value-type="float" office:value="2.60423412481806">
            <text:p>2.6042</text:p>
          </table:table-cell>
          <table:table-cell table:style-name="ce4" table:formula="of:=[.E220]*0.000621371" office:value-type="float" office:value="0.01154724176479">
            <text:p>0.0115</text:p>
          </table:table-cell>
        </table:table-row>
        <table:table-row table:style-name="ro1">
          <table:table-cell table:style-name="ce1" office:value-type="float" office:value="30.25628932">
            <text:p>30.256289</text:p>
          </table:table-cell>
          <table:table-cell table:style-name="ce1" office:value-type="float" office:value="-97.74732613">
            <text:p>-97.747326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4207.76904">
            <text:p>4207.77</text:p>
          </table:table-cell>
          <table:table-cell table:style-name="ce2" table:formula="of:=[.D221]-[.D220]" office:value-type="float" office:value="16.6591800000006">
            <text:p>16.66</text:p>
          </table:table-cell>
          <table:table-cell table:style-name="ce4" table:formula="of:=[.D221]*0.000621371" office:value-type="float" office:value="2.61458565615384">
            <text:p>2.6146</text:p>
          </table:table-cell>
          <table:table-cell table:style-name="ce4" table:formula="of:=[.E221]*0.000621371" office:value-type="float" office:value="0.0103515313357803">
            <text:p>0.0104</text:p>
          </table:table-cell>
        </table:table-row>
        <table:table-row table:style-name="ro1">
          <table:table-cell table:style-name="ce1" office:value-type="float" office:value="30.25615227">
            <text:p>30.256152</text:p>
          </table:table-cell>
          <table:table-cell table:style-name="ce1" office:value-type="float" office:value="-97.74739117">
            <text:p>-97.747391</text:p>
          </table:table-cell>
          <table:table-cell table:style-name="ce2" office:value-type="float" office:value="140.009155">
            <text:p>140.01</text:p>
          </table:table-cell>
          <table:table-cell table:style-name="ce2" office:value-type="float" office:value="4224.20166">
            <text:p>4224.20</text:p>
          </table:table-cell>
          <table:table-cell table:style-name="ce2" table:formula="of:=[.D222]-[.D221]" office:value-type="float" office:value="16.4326199999996">
            <text:p>16.43</text:p>
          </table:table-cell>
          <table:table-cell table:style-name="ce4" table:formula="of:=[.D222]*0.000621371" office:value-type="float" office:value="2.62479640967586">
            <text:p>2.6248</text:p>
          </table:table-cell>
          <table:table-cell table:style-name="ce4" table:formula="of:=[.E222]*0.000621371" office:value-type="float" office:value="0.0102107535220197">
            <text:p>0.0102</text:p>
          </table:table-cell>
        </table:table-row>
        <table:table-row table:style-name="ro1">
          <table:table-cell table:style-name="ce1" office:value-type="float" office:value="30.25597248">
            <text:p>30.255972</text:p>
          </table:table-cell>
          <table:table-cell table:style-name="ce1" office:value-type="float" office:value="-97.74745932">
            <text:p>-97.747459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4245.20166">
            <text:p>4245.20</text:p>
          </table:table-cell>
          <table:table-cell table:style-name="ce2" table:formula="of:=[.D223]-[.D222]" office:value-type="float" office:value="21">
            <text:p>21.00</text:p>
          </table:table-cell>
          <table:table-cell table:style-name="ce4" table:formula="of:=[.D223]*0.000621371" office:value-type="float" office:value="2.63784520067586">
            <text:p>2.6378</text:p>
          </table:table-cell>
          <table:table-cell table:style-name="ce4" table:formula="of:=[.E223]*0.000621371" office:value-type="float" office:value="0.013048791">
            <text:p>0.0130</text:p>
          </table:table-cell>
        </table:table-row>
        <table:table-row table:style-name="ro1">
          <table:table-cell table:style-name="ce1" office:value-type="float" office:value="30.25578112">
            <text:p>30.255781</text:p>
          </table:table-cell>
          <table:table-cell table:style-name="ce1" office:value-type="float" office:value="-97.74752185">
            <text:p>-97.747522</text:p>
          </table:table-cell>
          <table:table-cell table:style-name="ce2" office:value-type="float" office:value="141.45105">
            <text:p>141.45</text:p>
          </table:table-cell>
          <table:table-cell table:style-name="ce2" office:value-type="float" office:value="4267.26758">
            <text:p>4267.27</text:p>
          </table:table-cell>
          <table:table-cell table:style-name="ce2" table:formula="of:=[.D224]-[.D223]" office:value-type="float" office:value="22.06592">
            <text:p>22.07</text:p>
          </table:table-cell>
          <table:table-cell table:style-name="ce4" table:formula="of:=[.D224]*0.000621371" office:value-type="float" office:value="2.65155632345218">
            <text:p>2.6516</text:p>
          </table:table-cell>
          <table:table-cell table:style-name="ce4" table:formula="of:=[.E224]*0.000621371" office:value-type="float" office:value="0.01371112277632">
            <text:p>0.0137</text:p>
          </table:table-cell>
        </table:table-row>
        <table:table-row table:style-name="ro1">
          <table:table-cell table:style-name="ce1" office:value-type="float" office:value="30.25562304">
            <text:p>30.255623</text:p>
          </table:table-cell>
          <table:table-cell table:style-name="ce1" office:value-type="float" office:value="-97.74756602">
            <text:p>-97.747566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4285.28027">
            <text:p>4285.28</text:p>
          </table:table-cell>
          <table:table-cell table:style-name="ce2" table:formula="of:=[.D225]-[.D224]" office:value-type="float" office:value="18.0126900000005">
            <text:p>18.01</text:p>
          </table:table-cell>
          <table:table-cell table:style-name="ce4" table:formula="of:=[.D225]*0.000621371" office:value-type="float" office:value="2.66274888665017">
            <text:p>2.6627</text:p>
          </table:table-cell>
          <table:table-cell table:style-name="ce4" table:formula="of:=[.E225]*0.000621371" office:value-type="float" office:value="0.0111925631979903">
            <text:p>0.0112</text:p>
          </table:table-cell>
        </table:table-row>
        <table:table-row table:style-name="ro1">
          <table:table-cell table:style-name="ce1" office:value-type="float" office:value="30.25544182">
            <text:p>30.255442</text:p>
          </table:table-cell>
          <table:table-cell table:style-name="ce1" office:value-type="float" office:value="-97.74764246">
            <text:p>-97.747642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4306.67041">
            <text:p>4306.67</text:p>
          </table:table-cell>
          <table:table-cell table:style-name="ce2" table:formula="of:=[.D226]-[.D225]" office:value-type="float" office:value="21.3901399999995">
            <text:p>21.39</text:p>
          </table:table-cell>
          <table:table-cell table:style-name="ce4" table:formula="of:=[.D226]*0.000621371" office:value-type="float" office:value="2.67604009933211">
            <text:p>2.6760</text:p>
          </table:table-cell>
          <table:table-cell table:style-name="ce4" table:formula="of:=[.E226]*0.000621371" office:value-type="float" office:value="0.0132912126819397">
            <text:p>0.0133</text:p>
          </table:table-cell>
        </table:table-row>
        <table:table-row table:style-name="ro1">
          <table:table-cell table:style-name="ce1" office:value-type="float" office:value="30.25526765">
            <text:p>30.255268</text:p>
          </table:table-cell>
          <table:table-cell table:style-name="ce1" office:value-type="float" office:value="-97.74770432">
            <text:p>-97.747704</text:p>
          </table:table-cell>
          <table:table-cell table:style-name="ce2" office:value-type="float" office:value="145.296387">
            <text:p>145.30</text:p>
          </table:table-cell>
          <table:table-cell table:style-name="ce2" office:value-type="float" office:value="4326.83691">
            <text:p>4326.84</text:p>
          </table:table-cell>
          <table:table-cell table:style-name="ce2" table:formula="of:=[.D227]-[.D226]" office:value-type="float" office:value="20.1665000000003">
            <text:p>20.17</text:p>
          </table:table-cell>
          <table:table-cell table:style-name="ce4" table:formula="of:=[.D227]*0.000621371" office:value-type="float" office:value="2.68857097760361">
            <text:p>2.6886</text:p>
          </table:table-cell>
          <table:table-cell table:style-name="ce4" table:formula="of:=[.E227]*0.000621371" office:value-type="float" office:value="0.0125308782715002">
            <text:p>0.0125</text:p>
          </table:table-cell>
        </table:table-row>
        <table:table-row table:style-name="ro1">
          <table:table-cell table:style-name="ce1" office:value-type="float" office:value="30.2550918">
            <text:p>30.255092</text:p>
          </table:table-cell>
          <table:table-cell table:style-name="ce1" office:value-type="float" office:value="-97.74775897">
            <text:p>-97.747759</text:p>
          </table:table-cell>
          <table:table-cell table:style-name="ce2" office:value-type="float" office:value="145.296387">
            <text:p>145.30</text:p>
          </table:table-cell>
          <table:table-cell table:style-name="ce2" office:value-type="float" office:value="4347.27832">
            <text:p>4347.28</text:p>
          </table:table-cell>
          <table:table-cell table:style-name="ce2" table:formula="of:=[.D228]-[.D227]" office:value-type="float" office:value="20.4414100000004">
            <text:p>20.44</text:p>
          </table:table-cell>
          <table:table-cell table:style-name="ce4" table:formula="of:=[.D228]*0.000621371" office:value-type="float" office:value="2.70127267697672">
            <text:p>2.7013</text:p>
          </table:table-cell>
          <table:table-cell table:style-name="ce4" table:formula="of:=[.E228]*0.000621371" office:value-type="float" office:value="0.0127016993731102">
            <text:p>0.0127</text:p>
          </table:table-cell>
        </table:table-row>
        <table:table-row table:style-name="ro1">
          <table:table-cell table:style-name="ce1" office:value-type="float" office:value="30.25489884">
            <text:p>30.254899</text:p>
          </table:table-cell>
          <table:table-cell table:style-name="ce1" office:value-type="float" office:value="-97.74783215">
            <text:p>-97.747832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4369.80713">
            <text:p>4369.81</text:p>
          </table:table-cell>
          <table:table-cell table:style-name="ce2" table:formula="of:=[.D229]-[.D228]" office:value-type="float" office:value="22.5288099999998">
            <text:p>22.53</text:p>
          </table:table-cell>
          <table:table-cell table:style-name="ce4" table:formula="of:=[.D229]*0.000621371" office:value-type="float" office:value="2.71527142617523">
            <text:p>2.7153</text:p>
          </table:table-cell>
          <table:table-cell table:style-name="ce4" table:formula="of:=[.E229]*0.000621371" office:value-type="float" office:value="0.0139987491985099">
            <text:p>0.0140</text:p>
          </table:table-cell>
        </table:table-row>
        <table:table-row table:style-name="ro1">
          <table:table-cell table:style-name="ce1" office:value-type="float" office:value="30.25470472">
            <text:p>30.254705</text:p>
          </table:table-cell>
          <table:table-cell table:style-name="ce1" office:value-type="float" office:value="-97.74790574">
            <text:p>-97.747906</text:p>
          </table:table-cell>
          <table:table-cell table:style-name="ce2" office:value-type="float" office:value="144.335205">
            <text:p>144.34</text:p>
          </table:table-cell>
          <table:table-cell table:style-name="ce2" office:value-type="float" office:value="4392.49561">
            <text:p>4392.50</text:p>
          </table:table-cell>
          <table:table-cell table:style-name="ce2" table:formula="of:=[.D230]-[.D229]" office:value-type="float" office:value="22.6884799999998">
            <text:p>22.69</text:p>
          </table:table-cell>
          <table:table-cell table:style-name="ce4" table:formula="of:=[.D230]*0.000621371" office:value-type="float" office:value="2.72936938968131">
            <text:p>2.7294</text:p>
          </table:table-cell>
          <table:table-cell table:style-name="ce4" table:formula="of:=[.E230]*0.000621371" office:value-type="float" office:value="0.0140979635060799">
            <text:p>0.0141</text:p>
          </table:table-cell>
        </table:table-row>
        <table:table-row table:style-name="ro1">
          <table:table-cell table:style-name="ce1" office:value-type="float" office:value="30.25454479">
            <text:p>30.254545</text:p>
          </table:table-cell>
          <table:table-cell table:style-name="ce1" office:value-type="float" office:value="-97.74796047">
            <text:p>-97.747960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4410.97119">
            <text:p>4410.97</text:p>
          </table:table-cell>
          <table:table-cell table:style-name="ce2" table:formula="of:=[.D231]-[.D230]" office:value-type="float" office:value="18.4755800000003">
            <text:p>18.48</text:p>
          </table:table-cell>
          <table:table-cell table:style-name="ce4" table:formula="of:=[.D231]*0.000621371" office:value-type="float" office:value="2.74084957930149">
            <text:p>2.7408</text:p>
          </table:table-cell>
          <table:table-cell table:style-name="ce4" table:formula="of:=[.E231]*0.000621371" office:value-type="float" office:value="0.0114801896201802">
            <text:p>0.0115</text:p>
          </table:table-cell>
        </table:table-row>
        <table:table-row table:style-name="ro1">
          <table:table-cell table:style-name="ce1" office:value-type="float" office:value="30.25436265">
            <text:p>30.254363</text:p>
          </table:table-cell>
          <table:table-cell table:style-name="ce1" office:value-type="float" office:value="-97.74803155">
            <text:p>-97.748032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4432.33643">
            <text:p>4432.34</text:p>
          </table:table-cell>
          <table:table-cell table:style-name="ce2" table:formula="of:=[.D232]-[.D231]" office:value-type="float" office:value="21.3652400000001">
            <text:p>21.37</text:p>
          </table:table-cell>
          <table:table-cell table:style-name="ce4" table:formula="of:=[.D232]*0.000621371" office:value-type="float" office:value="2.75412531984553">
            <text:p>2.7541</text:p>
          </table:table-cell>
          <table:table-cell table:style-name="ce4" table:formula="of:=[.E232]*0.000621371" office:value-type="float" office:value="0.0132757405440401">
            <text:p>0.0133</text:p>
          </table:table-cell>
        </table:table-row>
        <table:table-row table:style-name="ro1">
          <table:table-cell table:style-name="ce1" office:value-type="float" office:value="30.25417238">
            <text:p>30.254172</text:p>
          </table:table-cell>
          <table:table-cell table:style-name="ce1" office:value-type="float" office:value="-97.74810037">
            <text:p>-97.748100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4454.26172">
            <text:p>4454.26</text:p>
          </table:table-cell>
          <table:table-cell table:style-name="ce2" table:formula="of:=[.D233]-[.D232]" office:value-type="float" office:value="21.9252900000001">
            <text:p>21.93</text:p>
          </table:table-cell>
          <table:table-cell table:style-name="ce4" table:formula="of:=[.D233]*0.000621371" office:value-type="float" office:value="2.76774905921812">
            <text:p>2.7677</text:p>
          </table:table-cell>
          <table:table-cell table:style-name="ce4" table:formula="of:=[.E233]*0.000621371" office:value-type="float" office:value="0.0136237393725901">
            <text:p>0.0136</text:p>
          </table:table-cell>
        </table:table-row>
        <table:table-row table:style-name="ro1">
          <table:table-cell table:style-name="ce1" office:value-type="float" office:value="30.25395102">
            <text:p>30.253951</text:p>
          </table:table-cell>
          <table:table-cell table:style-name="ce1" office:value-type="float" office:value="-97.74817128">
            <text:p>-97.748171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4479.76172">
            <text:p>4479.76</text:p>
          </table:table-cell>
          <table:table-cell table:style-name="ce2" table:formula="of:=[.D234]-[.D233]" office:value-type="float" office:value="25.5">
            <text:p>25.50</text:p>
          </table:table-cell>
          <table:table-cell table:style-name="ce4" table:formula="of:=[.D234]*0.000621371" office:value-type="float" office:value="2.78359401971812">
            <text:p>2.7836</text:p>
          </table:table-cell>
          <table:table-cell table:style-name="ce4" table:formula="of:=[.E234]*0.000621371" office:value-type="float" office:value="0.0158449605">
            <text:p>0.0158</text:p>
          </table:table-cell>
        </table:table-row>
        <table:table-row table:style-name="ro1">
          <table:table-cell table:style-name="ce1" office:value-type="float" office:value="30.25378673">
            <text:p>30.253787</text:p>
          </table:table-cell>
          <table:table-cell table:style-name="ce1" office:value-type="float" office:value="-97.74823054">
            <text:p>-97.748231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4498.85645">
            <text:p>4498.86</text:p>
          </table:table-cell>
          <table:table-cell table:style-name="ce2" table:formula="of:=[.D235]-[.D234]" office:value-type="float" office:value="19.0947299999998">
            <text:p>19.09</text:p>
          </table:table-cell>
          <table:table-cell table:style-name="ce4" table:formula="of:=[.D235]*0.000621371" office:value-type="float" office:value="2.79545893119295">
            <text:p>2.7955</text:p>
          </table:table-cell>
          <table:table-cell table:style-name="ce4" table:formula="of:=[.E235]*0.000621371" office:value-type="float" office:value="0.0118649114748299">
            <text:p>0.0119</text:p>
          </table:table-cell>
        </table:table-row>
        <table:table-row table:style-name="ro1">
          <table:table-cell table:style-name="ce1" office:value-type="float" office:value="30.25355464">
            <text:p>30.253555</text:p>
          </table:table-cell>
          <table:table-cell table:style-name="ce1" office:value-type="float" office:value="-97.74831327">
            <text:p>-97.748313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4525.83057">
            <text:p>4525.83</text:p>
          </table:table-cell>
          <table:table-cell table:style-name="ce2" table:formula="of:=[.D236]-[.D235]" office:value-type="float" office:value="26.9741199999999">
            <text:p>26.97</text:p>
          </table:table-cell>
          <table:table-cell table:style-name="ce4" table:formula="of:=[.D236]*0.000621371" office:value-type="float" office:value="2.81221986711147">
            <text:p>2.8122</text:p>
          </table:table-cell>
          <table:table-cell table:style-name="ce4" table:formula="of:=[.E236]*0.000621371" office:value-type="float" office:value="0.0167609359185199">
            <text:p>0.0168</text:p>
          </table:table-cell>
        </table:table-row>
        <table:table-row table:style-name="ro1">
          <table:table-cell table:style-name="ce1" office:value-type="float" office:value="30.25336127">
            <text:p>30.253361</text:p>
          </table:table-cell>
          <table:table-cell table:style-name="ce1" office:value-type="float" office:value="-97.74837772">
            <text:p>-97.748378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4548.14502">
            <text:p>4548.15</text:p>
          </table:table-cell>
          <table:table-cell table:style-name="ce2" table:formula="of:=[.D237]-[.D236]" office:value-type="float" office:value="22.3144499999999">
            <text:p>22.31</text:p>
          </table:table-cell>
          <table:table-cell table:style-name="ce4" table:formula="of:=[.D237]*0.000621371" office:value-type="float" office:value="2.82608541922242">
            <text:p>2.8261</text:p>
          </table:table-cell>
          <table:table-cell table:style-name="ce4" table:formula="of:=[.E237]*0.000621371" office:value-type="float" office:value="0.0138655521109499">
            <text:p>0.0139</text:p>
          </table:table-cell>
        </table:table-row>
        <table:table-row table:style-name="ro1">
          <table:table-cell table:style-name="ce1" office:value-type="float" office:value="30.25316413">
            <text:p>30.253164</text:p>
          </table:table-cell>
          <table:table-cell table:style-name="ce1" office:value-type="float" office:value="-97.74844293">
            <text:p>-97.748443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4570.88281">
            <text:p>4570.88</text:p>
          </table:table-cell>
          <table:table-cell table:style-name="ce2" table:formula="of:=[.D238]-[.D237]" office:value-type="float" office:value="22.7377900000001">
            <text:p>22.74</text:p>
          </table:table-cell>
          <table:table-cell table:style-name="ce4" table:formula="of:=[.D238]*0.000621371" office:value-type="float" office:value="2.84021402253251">
            <text:p>2.8402</text:p>
          </table:table-cell>
          <table:table-cell table:style-name="ce4" table:formula="of:=[.E238]*0.000621371" office:value-type="float" office:value="0.0141286033100901">
            <text:p>0.0141</text:p>
          </table:table-cell>
        </table:table-row>
        <table:table-row table:style-name="ro1">
          <table:table-cell table:style-name="ce1" office:value-type="float" office:value="30.25296908">
            <text:p>30.252969</text:p>
          </table:table-cell>
          <table:table-cell table:style-name="ce1" office:value-type="float" office:value="-97.74851435">
            <text:p>-97.748514</text:p>
          </table:table-cell>
          <table:table-cell table:style-name="ce2" office:value-type="float" office:value="149.622314">
            <text:p>149.62</text:p>
          </table:table-cell>
          <table:table-cell table:style-name="ce2" office:value-type="float" office:value="4593.54346">
            <text:p>4593.54</text:p>
          </table:table-cell>
          <table:table-cell table:style-name="ce2" table:formula="of:=[.D239]-[.D238]" office:value-type="float" office:value="22.6606499999998">
            <text:p>22.66</text:p>
          </table:table-cell>
          <table:table-cell table:style-name="ce4" table:formula="of:=[.D239]*0.000621371" office:value-type="float" office:value="2.85429469328366">
            <text:p>2.8543</text:p>
          </table:table-cell>
          <table:table-cell table:style-name="ce4" table:formula="of:=[.E239]*0.000621371" office:value-type="float" office:value="0.0140806707511499">
            <text:p>0.0141</text:p>
          </table:table-cell>
        </table:table-row>
        <table:table-row table:style-name="ro1">
          <table:table-cell table:style-name="ce1" office:value-type="float" office:value="30.25281385">
            <text:p>30.252814</text:p>
          </table:table-cell>
          <table:table-cell table:style-name="ce1" office:value-type="float" office:value="-97.74858886">
            <text:p>-97.748589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4612.24219">
            <text:p>4612.24</text:p>
          </table:table-cell>
          <table:table-cell table:style-name="ce2" table:formula="of:=[.D240]-[.D239]" office:value-type="float" office:value="18.6987300000001">
            <text:p>18.70</text:p>
          </table:table-cell>
          <table:table-cell table:style-name="ce4" table:formula="of:=[.D240]*0.000621371" office:value-type="float" office:value="2.86591354184249">
            <text:p>2.8659</text:p>
          </table:table-cell>
          <table:table-cell table:style-name="ce4" table:formula="of:=[.E240]*0.000621371" office:value-type="float" office:value="0.01161884855883">
            <text:p>0.0116</text:p>
          </table:table-cell>
        </table:table-row>
        <table:table-row table:style-name="ro1">
          <table:table-cell table:style-name="ce1" office:value-type="float" office:value="30.25264495">
            <text:p>30.252645</text:p>
          </table:table-cell>
          <table:table-cell table:style-name="ce1" office:value-type="float" office:value="-97.74863974">
            <text:p>-97.748640</text:p>
          </table:table-cell>
          <table:table-cell table:style-name="ce2" office:value-type="float" office:value="151.544922">
            <text:p>151.54</text:p>
          </table:table-cell>
          <table:table-cell table:style-name="ce2" office:value-type="float" office:value="4631.58008">
            <text:p>4631.58</text:p>
          </table:table-cell>
          <table:table-cell table:style-name="ce2" table:formula="of:=[.D241]-[.D240]" office:value-type="float" office:value="19.3378899999998">
            <text:p>19.34</text:p>
          </table:table-cell>
          <table:table-cell table:style-name="ce4" table:formula="of:=[.D241]*0.000621371" office:value-type="float" office:value="2.87792954588968">
            <text:p>2.8779</text:p>
          </table:table-cell>
          <table:table-cell table:style-name="ce4" table:formula="of:=[.E241]*0.000621371" office:value-type="float" office:value="0.0120160040471899">
            <text:p>0.0120</text:p>
          </table:table-cell>
        </table:table-row>
        <table:table-row table:style-name="ro1">
          <table:table-cell table:style-name="ce1" office:value-type="float" office:value="30.25250179">
            <text:p>30.252502</text:p>
          </table:table-cell>
          <table:table-cell table:style-name="ce1" office:value-type="float" office:value="-97.74869674">
            <text:p>-97.748697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4648.37451">
            <text:p>4648.37</text:p>
          </table:table-cell>
          <table:table-cell table:style-name="ce2" table:formula="of:=[.D242]-[.D241]" office:value-type="float" office:value="16.7944299999999">
            <text:p>16.79</text:p>
          </table:table-cell>
          <table:table-cell table:style-name="ce4" table:formula="of:=[.D242]*0.000621371" office:value-type="float" office:value="2.88836511765321">
            <text:p>2.8884</text:p>
          </table:table-cell>
          <table:table-cell table:style-name="ce4" table:formula="of:=[.E242]*0.000621371" office:value-type="float" office:value="0.01043557176353">
            <text:p>0.0104</text:p>
          </table:table-cell>
        </table:table-row>
        <table:table-row table:style-name="ro1">
          <table:table-cell table:style-name="ce1" office:value-type="float" office:value="30.25234287">
            <text:p>30.252343</text:p>
          </table:table-cell>
          <table:table-cell table:style-name="ce1" office:value-type="float" office:value="-97.74875273">
            <text:p>-97.748753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4666.78613">
            <text:p>4666.79</text:p>
          </table:table-cell>
          <table:table-cell table:style-name="ce2" table:formula="of:=[.D243]-[.D242]" office:value-type="float" office:value="18.4116200000008">
            <text:p>18.41</text:p>
          </table:table-cell>
          <table:table-cell table:style-name="ce4" table:formula="of:=[.D243]*0.000621371" office:value-type="float" office:value="2.89980556438423">
            <text:p>2.8998</text:p>
          </table:table-cell>
          <table:table-cell table:style-name="ce4" table:formula="of:=[.E243]*0.000621371" office:value-type="float" office:value="0.0114404467310205">
            <text:p>0.0114</text:p>
          </table:table-cell>
        </table:table-row>
        <table:table-row table:style-name="ro1">
          <table:table-cell table:style-name="ce1" office:value-type="float" office:value="30.25218797">
            <text:p>30.252188</text:p>
          </table:table-cell>
          <table:table-cell table:style-name="ce1" office:value-type="float" office:value="-97.748813">
            <text:p>-97.748813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4684.88965">
            <text:p>4684.89</text:p>
          </table:table-cell>
          <table:table-cell table:style-name="ce2" table:formula="of:=[.D244]-[.D243]" office:value-type="float" office:value="18.1035199999997">
            <text:p>18.10</text:p>
          </table:table-cell>
          <table:table-cell table:style-name="ce4" table:formula="of:=[.D244]*0.000621371" office:value-type="float" office:value="2.91105456671015">
            <text:p>2.9111</text:p>
          </table:table-cell>
          <table:table-cell table:style-name="ce4" table:formula="of:=[.E244]*0.000621371" office:value-type="float" office:value="0.0112490023259198">
            <text:p>0.0112</text:p>
          </table:table-cell>
        </table:table-row>
        <table:table-row table:style-name="ro1">
          <table:table-cell table:style-name="ce1" office:value-type="float" office:value="30.25200382">
            <text:p>30.252004</text:p>
          </table:table-cell>
          <table:table-cell table:style-name="ce1" office:value-type="float" office:value="-97.74888986">
            <text:p>-97.748890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4706.6123">
            <text:p>4706.61</text:p>
          </table:table-cell>
          <table:table-cell table:style-name="ce2" table:formula="of:=[.D245]-[.D244]" office:value-type="float" office:value="21.7226499999997">
            <text:p>21.72</text:p>
          </table:table-cell>
          <table:table-cell table:style-name="ce4" table:formula="of:=[.D245]*0.000621371" office:value-type="float" office:value="2.9245523914633">
            <text:p>2.9246</text:p>
          </table:table-cell>
          <table:table-cell table:style-name="ce4" table:formula="of:=[.E245]*0.000621371" office:value-type="float" office:value="0.0134978247531498">
            <text:p>0.0135</text:p>
          </table:table-cell>
        </table:table-row>
        <table:table-row table:style-name="ro1">
          <table:table-cell table:style-name="ce1" office:value-type="float" office:value="30.25180835">
            <text:p>30.251808</text:p>
          </table:table-cell>
          <table:table-cell table:style-name="ce1" office:value-type="float" office:value="-97.74896446">
            <text:p>-97.748964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4729.44482">
            <text:p>4729.44</text:p>
          </table:table-cell>
          <table:table-cell table:style-name="ce2" table:formula="of:=[.D246]-[.D245]" office:value-type="float" office:value="22.8325199999999">
            <text:p>22.83</text:p>
          </table:table-cell>
          <table:table-cell table:style-name="ce4" table:formula="of:=[.D246]*0.000621371" office:value-type="float" office:value="2.93873985724822">
            <text:p>2.9387</text:p>
          </table:table-cell>
          <table:table-cell table:style-name="ce4" table:formula="of:=[.E246]*0.000621371" office:value-type="float" office:value="0.01418746578492">
            <text:p>0.0142</text:p>
          </table:table-cell>
        </table:table-row>
        <table:table-row table:style-name="ro1">
          <table:table-cell table:style-name="ce1" office:value-type="float" office:value="30.25161875">
            <text:p>30.251619</text:p>
          </table:table-cell>
          <table:table-cell table:style-name="ce1" office:value-type="float" office:value="-97.74903914">
            <text:p>-97.749039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4751.68408">
            <text:p>4751.68</text:p>
          </table:table-cell>
          <table:table-cell table:style-name="ce2" table:formula="of:=[.D247]-[.D246]" office:value-type="float" office:value="22.2392600000003">
            <text:p>22.24</text:p>
          </table:table-cell>
          <table:table-cell table:style-name="ce4" table:formula="of:=[.D247]*0.000621371" office:value-type="float" office:value="2.95255868847368">
            <text:p>2.9526</text:p>
          </table:table-cell>
          <table:table-cell table:style-name="ce4" table:formula="of:=[.E247]*0.000621371" office:value-type="float" office:value="0.0138188312254602">
            <text:p>0.0138</text:p>
          </table:table-cell>
        </table:table-row>
        <table:table-row table:style-name="ro1">
          <table:table-cell table:style-name="ce1" office:value-type="float" office:value="30.25141717">
            <text:p>30.251417</text:p>
          </table:table-cell>
          <table:table-cell table:style-name="ce1" office:value-type="float" office:value="-97.74910963">
            <text:p>-97.749110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4776.04736">
            <text:p>4776.05</text:p>
          </table:table-cell>
          <table:table-cell table:style-name="ce2" table:formula="of:=[.D248]-[.D247]" office:value-type="float" office:value="24.3632799999996">
            <text:p>24.36</text:p>
          </table:table-cell>
          <table:table-cell table:style-name="ce4" table:formula="of:=[.D248]*0.000621371" office:value-type="float" office:value="2.96769732413056">
            <text:p>2.9677</text:p>
          </table:table-cell>
          <table:table-cell table:style-name="ce4" table:formula="of:=[.E248]*0.000621371" office:value-type="float" office:value="0.0151386356568797">
            <text:p>0.0151</text:p>
          </table:table-cell>
        </table:table-row>
        <table:table-row table:style-name="ro1">
          <table:table-cell table:style-name="ce1" office:value-type="float" office:value="30.25131759">
            <text:p>30.251318</text:p>
          </table:table-cell>
          <table:table-cell table:style-name="ce1" office:value-type="float" office:value="-97.74914953">
            <text:p>-97.749150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4786.74561">
            <text:p>4786.75</text:p>
          </table:table-cell>
          <table:table-cell table:style-name="ce2" table:formula="of:=[.D249]-[.D248]" office:value-type="float" office:value="10.6982500000004">
            <text:p>10.70</text:p>
          </table:table-cell>
          <table:table-cell table:style-name="ce4" table:formula="of:=[.D249]*0.000621371" office:value-type="float" office:value="2.97434490643131">
            <text:p>2.9743</text:p>
          </table:table-cell>
          <table:table-cell table:style-name="ce4" table:formula="of:=[.E249]*0.000621371" office:value-type="float" office:value="0.00664758230075023">
            <text:p>0.0066</text:p>
          </table:table-cell>
        </table:table-row>
        <table:table-row table:style-name="ro1">
          <table:table-cell table:style-name="ce1" office:value-type="float" office:value="30.25121936">
            <text:p>30.251219</text:p>
          </table:table-cell>
          <table:table-cell table:style-name="ce1" office:value-type="float" office:value="-97.74918775">
            <text:p>-97.749188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4798.21045">
            <text:p>4798.21</text:p>
          </table:table-cell>
          <table:table-cell table:style-name="ce2" table:formula="of:=[.D250]-[.D249]" office:value-type="float" office:value="11.4648399999996">
            <text:p>11.46</text:p>
          </table:table-cell>
          <table:table-cell table:style-name="ce4" table:formula="of:=[.D250]*0.000621371" office:value-type="float" office:value="2.98146882552695">
            <text:p>2.9815</text:p>
          </table:table-cell>
          <table:table-cell table:style-name="ce4" table:formula="of:=[.E250]*0.000621371" office:value-type="float" office:value="0.00712391909563978">
            <text:p>0.0071</text:p>
          </table:table-cell>
        </table:table-row>
        <table:table-row table:style-name="ro1">
          <table:table-cell table:style-name="ce1" office:value-type="float" office:value="30.25103797">
            <text:p>30.251038</text:p>
          </table:table-cell>
          <table:table-cell table:style-name="ce1" office:value-type="float" office:value="-97.74925053">
            <text:p>-97.749251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4819.21533">
            <text:p>4819.22</text:p>
          </table:table-cell>
          <table:table-cell table:style-name="ce2" table:formula="of:=[.D251]-[.D250]" office:value-type="float" office:value="21.0048800000004">
            <text:p>21.00</text:p>
          </table:table-cell>
          <table:table-cell table:style-name="ce4" table:formula="of:=[.D251]*0.000621371" office:value-type="float" office:value="2.99452064881743">
            <text:p>2.9945</text:p>
          </table:table-cell>
          <table:table-cell table:style-name="ce4" table:formula="of:=[.E251]*0.000621371" office:value-type="float" office:value="0.0130518232904803">
            <text:p>0.0131</text:p>
          </table:table-cell>
        </table:table-row>
        <table:table-row table:style-name="ro1">
          <table:table-cell table:style-name="ce1" office:value-type="float" office:value="30.25082608">
            <text:p>30.250826</text:p>
          </table:table-cell>
          <table:table-cell table:style-name="ce1" office:value-type="float" office:value="-97.74932278">
            <text:p>-97.749323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4843.71533">
            <text:p>4843.72</text:p>
          </table:table-cell>
          <table:table-cell table:style-name="ce2" table:formula="of:=[.D252]-[.D251]" office:value-type="float" office:value="24.5">
            <text:p>24.50</text:p>
          </table:table-cell>
          <table:table-cell table:style-name="ce4" table:formula="of:=[.D252]*0.000621371" office:value-type="float" office:value="3.00974423831743">
            <text:p>3.0097</text:p>
          </table:table-cell>
          <table:table-cell table:style-name="ce4" table:formula="of:=[.E252]*0.000621371" office:value-type="float" office:value="0.0152235895">
            <text:p>0.0152</text:p>
          </table:table-cell>
        </table:table-row>
        <table:table-row table:style-name="ro1">
          <table:table-cell table:style-name="ce1" office:value-type="float" office:value="30.25061695">
            <text:p>30.250617</text:p>
          </table:table-cell>
          <table:table-cell table:style-name="ce1" office:value-type="float" office:value="-97.74939923">
            <text:p>-97.749399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4867.9873">
            <text:p>4867.99</text:p>
          </table:table-cell>
          <table:table-cell table:style-name="ce2" table:formula="of:=[.D253]-[.D252]" office:value-type="float" office:value="24.2719699999998">
            <text:p>24.27</text:p>
          </table:table-cell>
          <table:table-cell table:style-name="ce4" table:formula="of:=[.D253]*0.000621371" office:value-type="float" office:value="3.0248261365883">
            <text:p>3.0248</text:p>
          </table:table-cell>
          <table:table-cell table:style-name="ce4" table:formula="of:=[.E253]*0.000621371" office:value-type="float" office:value="0.0150818982708699">
            <text:p>0.0151</text:p>
          </table:table-cell>
        </table:table-row>
        <table:table-row table:style-name="ro1">
          <table:table-cell table:style-name="ce1" office:value-type="float" office:value="30.25043774">
            <text:p>30.250438</text:p>
          </table:table-cell>
          <table:table-cell table:style-name="ce1" office:value-type="float" office:value="-97.74946829">
            <text:p>-97.749468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4888.91943">
            <text:p>4888.92</text:p>
          </table:table-cell>
          <table:table-cell table:style-name="ce2" table:formula="of:=[.D254]-[.D253]" office:value-type="float" office:value="20.9321300000001">
            <text:p>20.93</text:p>
          </table:table-cell>
          <table:table-cell table:style-name="ce4" table:formula="of:=[.D254]*0.000621371" office:value-type="float" office:value="3.03783275513853">
            <text:p>3.0378</text:p>
          </table:table-cell>
          <table:table-cell table:style-name="ce4" table:formula="of:=[.E254]*0.000621371" office:value-type="float" office:value="0.0130066185502301">
            <text:p>0.0130</text:p>
          </table:table-cell>
        </table:table-row>
        <table:table-row table:style-name="ro1">
          <table:table-cell table:style-name="ce1" office:value-type="float" office:value="30.25020448">
            <text:p>30.250204</text:p>
          </table:table-cell>
          <table:table-cell table:style-name="ce1" office:value-type="float" office:value="-97.74955127">
            <text:p>-97.749551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4915.9873">
            <text:p>4915.99</text:p>
          </table:table-cell>
          <table:table-cell table:style-name="ce2" table:formula="of:=[.D255]-[.D254]" office:value-type="float" office:value="27.0678699999999">
            <text:p>27.07</text:p>
          </table:table-cell>
          <table:table-cell table:style-name="ce4" table:formula="of:=[.D255]*0.000621371" office:value-type="float" office:value="3.0546519445883">
            <text:p>3.0547</text:p>
          </table:table-cell>
          <table:table-cell table:style-name="ce4" table:formula="of:=[.E255]*0.000621371" office:value-type="float" office:value="0.0168191894497699">
            <text:p>0.0168</text:p>
          </table:table-cell>
        </table:table-row>
        <table:table-row table:style-name="ro1">
          <table:table-cell table:style-name="ce1" office:value-type="float" office:value="30.25002963">
            <text:p>30.250030</text:p>
          </table:table-cell>
          <table:table-cell table:style-name="ce1" office:value-type="float" office:value="-97.74961883">
            <text:p>-97.749619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4936.41162">
            <text:p>4936.41</text:p>
          </table:table-cell>
          <table:table-cell table:style-name="ce2" table:formula="of:=[.D256]-[.D255]" office:value-type="float" office:value="20.4243200000001">
            <text:p>20.42</text:p>
          </table:table-cell>
          <table:table-cell table:style-name="ce4" table:formula="of:=[.D256]*0.000621371" office:value-type="float" office:value="3.06734302473102">
            <text:p>3.0673</text:p>
          </table:table-cell>
          <table:table-cell table:style-name="ce4" table:formula="of:=[.E256]*0.000621371" office:value-type="float" office:value="0.0126910801427201">
            <text:p>0.0127</text:p>
          </table:table-cell>
        </table:table-row>
        <table:table-row table:style-name="ro1">
          <table:table-cell table:style-name="ce1" office:value-type="float" office:value="30.24988127">
            <text:p>30.249881</text:p>
          </table:table-cell>
          <table:table-cell table:style-name="ce1" office:value-type="float" office:value="-97.74967005">
            <text:p>-97.749670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4953.56494">
            <text:p>4953.56</text:p>
          </table:table-cell>
          <table:table-cell table:style-name="ce2" table:formula="of:=[.D257]-[.D256]" office:value-type="float" office:value="17.1533200000004">
            <text:p>17.15</text:p>
          </table:table-cell>
          <table:table-cell table:style-name="ce4" table:formula="of:=[.D257]*0.000621371" office:value-type="float" office:value="3.07800160033274">
            <text:p>3.0780</text:p>
          </table:table-cell>
          <table:table-cell table:style-name="ce4" table:formula="of:=[.E257]*0.000621371" office:value-type="float" office:value="0.0106585756017202">
            <text:p>0.0107</text:p>
          </table:table-cell>
        </table:table-row>
        <table:table-row table:style-name="ro1">
          <table:table-cell table:style-name="ce1" office:value-type="float" office:value="30.24969527">
            <text:p>30.249695</text:p>
          </table:table-cell>
          <table:table-cell table:style-name="ce1" office:value-type="float" office:value="-97.74972872">
            <text:p>-97.749729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4974.96045">
            <text:p>4974.96</text:p>
          </table:table-cell>
          <table:table-cell table:style-name="ce2" table:formula="of:=[.D258]-[.D257]" office:value-type="float" office:value="21.3955099999994">
            <text:p>21.40</text:p>
          </table:table-cell>
          <table:table-cell table:style-name="ce4" table:formula="of:=[.D258]*0.000621371" office:value-type="float" office:value="3.09129614977695">
            <text:p>3.0913</text:p>
          </table:table-cell>
          <table:table-cell table:style-name="ce4" table:formula="of:=[.E258]*0.000621371" office:value-type="float" office:value="0.0132945494442096">
            <text:p>0.0133</text:p>
          </table:table-cell>
        </table:table-row>
        <table:table-row table:style-name="ro1">
          <table:table-cell table:style-name="ce1" office:value-type="float" office:value="30.24954289">
            <text:p>30.249543</text:p>
          </table:table-cell>
          <table:table-cell table:style-name="ce1" office:value-type="float" office:value="-97.74978253">
            <text:p>-97.749783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4992.61572">
            <text:p>4992.62</text:p>
          </table:table-cell>
          <table:table-cell table:style-name="ce2" table:formula="of:=[.D259]-[.D258]" office:value-type="float" office:value="17.6552700000002">
            <text:p>17.66</text:p>
          </table:table-cell>
          <table:table-cell table:style-name="ce4" table:formula="of:=[.D259]*0.000621371" office:value-type="float" office:value="3.10226662255212">
            <text:p>3.1023</text:p>
          </table:table-cell>
          <table:table-cell table:style-name="ce4" table:formula="of:=[.E259]*0.000621371" office:value-type="float" office:value="0.0109704727751701">
            <text:p>0.0110</text:p>
          </table:table-cell>
        </table:table-row>
        <table:table-row table:style-name="ro1">
          <table:table-cell table:style-name="ce1" office:value-type="float" office:value="30.24939143">
            <text:p>30.249391</text:p>
          </table:table-cell>
          <table:table-cell table:style-name="ce1" office:value-type="float" office:value="-97.74984523">
            <text:p>-97.749845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5010.42432">
            <text:p>5010.42</text:p>
          </table:table-cell>
          <table:table-cell table:style-name="ce2" table:formula="of:=[.D260]-[.D259]" office:value-type="float" office:value="17.8086000000003">
            <text:p>17.81</text:p>
          </table:table-cell>
          <table:table-cell table:style-name="ce4" table:formula="of:=[.D260]*0.000621371" office:value-type="float" office:value="3.11333237014272">
            <text:p>3.1133</text:p>
          </table:table-cell>
          <table:table-cell table:style-name="ce4" table:formula="of:=[.E260]*0.000621371" office:value-type="float" office:value="0.0110657475906002">
            <text:p>0.0111</text:p>
          </table:table-cell>
        </table:table-row>
        <table:table-row table:style-name="ro1">
          <table:table-cell table:style-name="ce1" office:value-type="float" office:value="30.24915238">
            <text:p>30.249152</text:p>
          </table:table-cell>
          <table:table-cell table:style-name="ce1" office:value-type="float" office:value="-97.74994564">
            <text:p>-97.749946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5038.65039">
            <text:p>5038.65</text:p>
          </table:table-cell>
          <table:table-cell table:style-name="ce2" table:formula="of:=[.D261]-[.D260]" office:value-type="float" office:value="28.2260699999997">
            <text:p>28.23</text:p>
          </table:table-cell>
          <table:table-cell table:style-name="ce4" table:formula="of:=[.D261]*0.000621371" office:value-type="float" office:value="3.13087123148469">
            <text:p>3.1309</text:p>
          </table:table-cell>
          <table:table-cell table:style-name="ce4" table:formula="of:=[.E261]*0.000621371" office:value-type="float" office:value="0.0175388613419698">
            <text:p>0.0175</text:p>
          </table:table-cell>
        </table:table-row>
        <table:table-row table:style-name="ro1">
          <table:table-cell table:style-name="ce1" office:value-type="float" office:value="30.24893663">
            <text:p>30.248937</text:p>
          </table:table-cell>
          <table:table-cell table:style-name="ce1" office:value-type="float" office:value="-97.75003357">
            <text:p>-97.750034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5063.98438">
            <text:p>5063.98</text:p>
          </table:table-cell>
          <table:table-cell table:style-name="ce2" table:formula="of:=[.D262]-[.D261]" office:value-type="float" office:value="25.3339900000001">
            <text:p>25.33</text:p>
          </table:table-cell>
          <table:table-cell table:style-name="ce4" table:formula="of:=[.D262]*0.000621371" office:value-type="float" office:value="3.14661303818498">
            <text:p>3.1466</text:p>
          </table:table-cell>
          <table:table-cell table:style-name="ce4" table:formula="of:=[.E262]*0.000621371" office:value-type="float" office:value="0.0157418067002901">
            <text:p>0.0157</text:p>
          </table:table-cell>
        </table:table-row>
        <table:table-row table:style-name="ro1">
          <table:table-cell table:style-name="ce1" office:value-type="float" office:value="30.24868852">
            <text:p>30.248689</text:p>
          </table:table-cell>
          <table:table-cell table:style-name="ce1" office:value-type="float" office:value="-97.75012049">
            <text:p>-97.750120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5093.44287">
            <text:p>5093.44</text:p>
          </table:table-cell>
          <table:table-cell table:style-name="ce2" table:formula="of:=[.D263]-[.D262]" office:value-type="float" office:value="29.45849">
            <text:p>29.46</text:p>
          </table:table-cell>
          <table:table-cell table:style-name="ce4" table:formula="of:=[.D263]*0.000621371" office:value-type="float" office:value="3.16491768957477">
            <text:p>3.1649</text:p>
          </table:table-cell>
          <table:table-cell table:style-name="ce4" table:formula="of:=[.E263]*0.000621371" office:value-type="float" office:value="0.01830465138979">
            <text:p>0.0183</text:p>
          </table:table-cell>
        </table:table-row>
        <table:table-row table:style-name="ro1">
          <table:table-cell table:style-name="ce1" office:value-type="float" office:value="30.24847738">
            <text:p>30.248477</text:p>
          </table:table-cell>
          <table:table-cell table:style-name="ce1" office:value-type="float" office:value="-97.75020104">
            <text:p>-97.750201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5117.39648">
            <text:p>5117.40</text:p>
          </table:table-cell>
          <table:table-cell table:style-name="ce2" table:formula="of:=[.D264]-[.D263]" office:value-type="float" office:value="23.9536100000005">
            <text:p>23.95</text:p>
          </table:table-cell>
          <table:table-cell table:style-name="ce4" table:formula="of:=[.D264]*0.000621371" office:value-type="float" office:value="3.17980176817408">
            <text:p>3.1798</text:p>
          </table:table-cell>
          <table:table-cell table:style-name="ce4" table:formula="of:=[.E264]*0.000621371" office:value-type="float" office:value="0.0148840785993103">
            <text:p>0.0149</text:p>
          </table:table-cell>
        </table:table-row>
        <table:table-row table:style-name="ro1">
          <table:table-cell table:style-name="ce1" office:value-type="float" office:value="30.24832098">
            <text:p>30.248321</text:p>
          </table:table-cell>
          <table:table-cell table:style-name="ce1" office:value-type="float" office:value="-97.75026189">
            <text:p>-97.750262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5135.70605">
            <text:p>5135.71</text:p>
          </table:table-cell>
          <table:table-cell table:style-name="ce2" table:formula="of:=[.D265]-[.D264]" office:value-type="float" office:value="18.3095699999994">
            <text:p>18.31</text:p>
          </table:table-cell>
          <table:table-cell table:style-name="ce4" table:formula="of:=[.D265]*0.000621371" office:value-type="float" office:value="3.19117880399455">
            <text:p>3.1912</text:p>
          </table:table-cell>
          <table:table-cell table:style-name="ce4" table:formula="of:=[.E265]*0.000621371" office:value-type="float" office:value="0.0113770358204697">
            <text:p>0.0114</text:p>
          </table:table-cell>
        </table:table-row>
        <table:table-row table:style-name="ro1">
          <table:table-cell table:style-name="ce1" office:value-type="float" office:value="30.24813842">
            <text:p>30.248138</text:p>
          </table:table-cell>
          <table:table-cell table:style-name="ce1" office:value-type="float" office:value="-97.75033146">
            <text:p>-97.750331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5156.98877">
            <text:p>5156.99</text:p>
          </table:table-cell>
          <table:table-cell table:style-name="ce2" table:formula="of:=[.D266]-[.D265]" office:value-type="float" office:value="21.2827200000002">
            <text:p>21.28</text:p>
          </table:table-cell>
          <table:table-cell table:style-name="ce4" table:formula="of:=[.D266]*0.000621371" office:value-type="float" office:value="3.20440326900367">
            <text:p>3.2044</text:p>
          </table:table-cell>
          <table:table-cell table:style-name="ce4" table:formula="of:=[.E266]*0.000621371" office:value-type="float" office:value="0.0132244650091201">
            <text:p>0.0132</text:p>
          </table:table-cell>
        </table:table-row>
        <table:table-row table:style-name="ro1">
          <table:table-cell table:style-name="ce1" office:value-type="float" office:value="30.24792057">
            <text:p>30.247921</text:p>
          </table:table-cell>
          <table:table-cell table:style-name="ce1" office:value-type="float" office:value="-97.75041218">
            <text:p>-97.750412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5182.36475">
            <text:p>5182.36</text:p>
          </table:table-cell>
          <table:table-cell table:style-name="ce2" table:formula="of:=[.D267]-[.D266]" office:value-type="float" office:value="25.3759799999998">
            <text:p>25.38</text:p>
          </table:table-cell>
          <table:table-cell table:style-name="ce4" table:formula="of:=[.D267]*0.000621371" office:value-type="float" office:value="3.22017116707225">
            <text:p>3.2202</text:p>
          </table:table-cell>
          <table:table-cell table:style-name="ce4" table:formula="of:=[.E267]*0.000621371" office:value-type="float" office:value="0.0157678980685799">
            <text:p>0.0158</text:p>
          </table:table-cell>
        </table:table-row>
        <table:table-row table:style-name="ro1">
          <table:table-cell table:style-name="ce1" office:value-type="float" office:value="30.24770868">
            <text:p>30.247709</text:p>
          </table:table-cell>
          <table:table-cell table:style-name="ce1" office:value-type="float" office:value="-97.75048795">
            <text:p>-97.750488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5206.97656">
            <text:p>5206.98</text:p>
          </table:table-cell>
          <table:table-cell table:style-name="ce2" table:formula="of:=[.D268]-[.D267]" office:value-type="float" office:value="24.6118100000003">
            <text:p>24.61</text:p>
          </table:table-cell>
          <table:table-cell table:style-name="ce4" table:formula="of:=[.D268]*0.000621371" office:value-type="float" office:value="3.23546423206376">
            <text:p>3.2355</text:p>
          </table:table-cell>
          <table:table-cell table:style-name="ce4" table:formula="of:=[.E268]*0.000621371" office:value-type="float" office:value="0.0152930649915102">
            <text:p>0.0153</text:p>
          </table:table-cell>
        </table:table-row>
        <table:table-row table:style-name="ro1">
          <table:table-cell table:style-name="ce1" office:value-type="float" office:value="30.2475589">
            <text:p>30.247559</text:p>
          </table:table-cell>
          <table:table-cell table:style-name="ce1" office:value-type="float" office:value="-97.75055283">
            <text:p>-97.750553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5224.69629">
            <text:p>5224.70</text:p>
          </table:table-cell>
          <table:table-cell table:style-name="ce2" table:formula="of:=[.D269]-[.D268]" office:value-type="float" office:value="17.7197299999998">
            <text:p>17.72</text:p>
          </table:table-cell>
          <table:table-cell table:style-name="ce4" table:formula="of:=[.D269]*0.000621371" office:value-type="float" office:value="3.24647475841359">
            <text:p>3.2465</text:p>
          </table:table-cell>
          <table:table-cell table:style-name="ce4" table:formula="of:=[.E269]*0.000621371" office:value-type="float" office:value="0.0110105263498299">
            <text:p>0.0110</text:p>
          </table:table-cell>
        </table:table-row>
        <table:table-row table:style-name="ro1">
          <table:table-cell table:style-name="ce1" office:value-type="float" office:value="30.24737022">
            <text:p>30.247370</text:p>
          </table:table-cell>
          <table:table-cell table:style-name="ce1" office:value-type="float" office:value="-97.75061393">
            <text:p>-97.750614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5246.42969">
            <text:p>5246.43</text:p>
          </table:table-cell>
          <table:table-cell table:style-name="ce2" table:formula="of:=[.D270]-[.D269]" office:value-type="float" office:value="21.7334000000001">
            <text:p>21.73</text:p>
          </table:table-cell>
          <table:table-cell table:style-name="ce4" table:formula="of:=[.D270]*0.000621371" office:value-type="float" office:value="3.25997926290499">
            <text:p>3.2600</text:p>
          </table:table-cell>
          <table:table-cell table:style-name="ce4" table:formula="of:=[.E270]*0.000621371" office:value-type="float" office:value="0.0135045044914">
            <text:p>0.0135</text:p>
          </table:table-cell>
        </table:table-row>
        <table:table-row table:style-name="ro1">
          <table:table-cell table:style-name="ce1" office:value-type="float" office:value="30.24715615">
            <text:p>30.247156</text:p>
          </table:table-cell>
          <table:table-cell table:style-name="ce1" office:value-type="float" office:value="-97.75069515">
            <text:p>-97.750695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5271.44092">
            <text:p>5271.44</text:p>
          </table:table-cell>
          <table:table-cell table:style-name="ce2" table:formula="of:=[.D271]-[.D270]" office:value-type="float" office:value="25.0112300000001">
            <text:p>25.01</text:p>
          </table:table-cell>
          <table:table-cell table:style-name="ce4" table:formula="of:=[.D271]*0.000621371" office:value-type="float" office:value="3.27552051590132">
            <text:p>3.2755</text:p>
          </table:table-cell>
          <table:table-cell table:style-name="ce4" table:formula="of:=[.E271]*0.000621371" office:value-type="float" office:value="0.01554125299633">
            <text:p>0.0155</text:p>
          </table:table-cell>
        </table:table-row>
        <table:table-row table:style-name="ro1">
          <table:table-cell table:style-name="ce1" office:value-type="float" office:value="30.24700837">
            <text:p>30.247008</text:p>
          </table:table-cell>
          <table:table-cell table:style-name="ce1" office:value-type="float" office:value="-97.75076749">
            <text:p>-97.750767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5289.19482">
            <text:p>5289.19</text:p>
          </table:table-cell>
          <table:table-cell table:style-name="ce2" table:formula="of:=[.D272]-[.D271]" office:value-type="float" office:value="17.7538999999997">
            <text:p>17.75</text:p>
          </table:table-cell>
          <table:table-cell table:style-name="ce4" table:formula="of:=[.D272]*0.000621371" office:value-type="float" office:value="3.28655227449822">
            <text:p>3.2866</text:p>
          </table:table-cell>
          <table:table-cell table:style-name="ce4" table:formula="of:=[.E272]*0.000621371" office:value-type="float" office:value="0.0110317585968998">
            <text:p>0.0110</text:p>
          </table:table-cell>
        </table:table-row>
        <table:table-row table:style-name="ro1">
          <table:table-cell table:style-name="ce1" office:value-type="float" office:value="30.24676404">
            <text:p>30.246764</text:p>
          </table:table-cell>
          <table:table-cell table:style-name="ce1" office:value-type="float" office:value="-97.75085625">
            <text:p>-97.750856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5317.58203">
            <text:p>5317.58</text:p>
          </table:table-cell>
          <table:table-cell table:style-name="ce2" table:formula="of:=[.D273]-[.D272]" office:value-type="float" office:value="28.3872099999999">
            <text:p>28.39</text:p>
          </table:table-cell>
          <table:table-cell table:style-name="ce4" table:formula="of:=[.D273]*0.000621371" office:value-type="float" office:value="3.30419126356313">
            <text:p>3.3042</text:p>
          </table:table-cell>
          <table:table-cell table:style-name="ce4" table:formula="of:=[.E273]*0.000621371" office:value-type="float" office:value="0.0176389890649099">
            <text:p>0.0176</text:p>
          </table:table-cell>
        </table:table-row>
        <table:table-row table:style-name="ro1">
          <table:table-cell table:style-name="ce1" office:value-type="float" office:value="30.24658182">
            <text:p>30.246582</text:p>
          </table:table-cell>
          <table:table-cell table:style-name="ce1" office:value-type="float" office:value="-97.75091459">
            <text:p>-97.750915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5338.55762">
            <text:p>5338.56</text:p>
          </table:table-cell>
          <table:table-cell table:style-name="ce2" table:formula="of:=[.D274]-[.D273]" office:value-type="float" office:value="20.97559">
            <text:p>20.98</text:p>
          </table:table-cell>
          <table:table-cell table:style-name="ce4" table:formula="of:=[.D274]*0.000621371" office:value-type="float" office:value="3.31722488689702">
            <text:p>3.3172</text:p>
          </table:table-cell>
          <table:table-cell table:style-name="ce4" table:formula="of:=[.E274]*0.000621371" office:value-type="float" office:value="0.01303362333389">
            <text:p>0.0130</text:p>
          </table:table-cell>
        </table:table-row>
        <table:table-row table:style-name="ro1">
          <table:table-cell table:style-name="ce1" office:value-type="float" office:value="30.24640328">
            <text:p>30.246403</text:p>
          </table:table-cell>
          <table:table-cell table:style-name="ce1" office:value-type="float" office:value="-97.75098617">
            <text:p>-97.750986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5359.54688">
            <text:p>5359.55</text:p>
          </table:table-cell>
          <table:table-cell table:style-name="ce2" table:formula="of:=[.D275]-[.D274]" office:value-type="float" office:value="20.9892600000003">
            <text:p>20.99</text:p>
          </table:table-cell>
          <table:table-cell table:style-name="ce4" table:formula="of:=[.D275]*0.000621371" office:value-type="float" office:value="3.33026700437248">
            <text:p>3.3303</text:p>
          </table:table-cell>
          <table:table-cell table:style-name="ce4" table:formula="of:=[.E275]*0.000621371" office:value-type="float" office:value="0.0130421174754602">
            <text:p>0.0130</text:p>
          </table:table-cell>
        </table:table-row>
        <table:table-row table:style-name="ro1">
          <table:table-cell table:style-name="ce1" office:value-type="float" office:value="30.24619072">
            <text:p>30.246191</text:p>
          </table:table-cell>
          <table:table-cell table:style-name="ce1" office:value-type="float" office:value="-97.75108709">
            <text:p>-97.751087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385.00293">
            <text:p>5385.00</text:p>
          </table:table-cell>
          <table:table-cell table:style-name="ce2" table:formula="of:=[.D276]-[.D275]" office:value-type="float" office:value="25.4560499999998">
            <text:p>25.46</text:p>
          </table:table-cell>
          <table:table-cell table:style-name="ce4" table:formula="of:=[.D276]*0.000621371" office:value-type="float" office:value="3.34608465561703">
            <text:p>3.3461</text:p>
          </table:table-cell>
          <table:table-cell table:style-name="ce4" table:formula="of:=[.E276]*0.000621371" office:value-type="float" office:value="0.0158176512445499">
            <text:p>0.0158</text:p>
          </table:table-cell>
        </table:table-row>
        <table:table-row table:style-name="ro1">
          <table:table-cell table:style-name="ce1" office:value-type="float" office:value="30.24598536">
            <text:p>30.245985</text:p>
          </table:table-cell>
          <table:table-cell table:style-name="ce1" office:value-type="float" office:value="-97.75119698">
            <text:p>-97.751197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5410.80762">
            <text:p>5410.81</text:p>
          </table:table-cell>
          <table:table-cell table:style-name="ce2" table:formula="of:=[.D277]-[.D276]" office:value-type="float" office:value="25.8046899999999">
            <text:p>25.80</text:p>
          </table:table-cell>
          <table:table-cell table:style-name="ce4" table:formula="of:=[.D277]*0.000621371" office:value-type="float" office:value="3.36211894164702">
            <text:p>3.3621</text:p>
          </table:table-cell>
          <table:table-cell table:style-name="ce4" table:formula="of:=[.E277]*0.000621371" office:value-type="float" office:value="0.01603428602999">
            <text:p>0.0160</text:p>
          </table:table-cell>
        </table:table-row>
        <table:table-row table:style-name="ro1">
          <table:table-cell table:style-name="ce1" office:value-type="float" office:value="30.24580012">
            <text:p>30.245800</text:p>
          </table:table-cell>
          <table:table-cell table:style-name="ce1" office:value-type="float" office:value="-97.75126697">
            <text:p>-97.751267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5431.75684">
            <text:p>5431.76</text:p>
          </table:table-cell>
          <table:table-cell table:style-name="ce2" table:formula="of:=[.D278]-[.D277]" office:value-type="float" office:value="20.9492200000004">
            <text:p>20.95</text:p>
          </table:table-cell>
          <table:table-cell table:style-name="ce4" table:formula="of:=[.D278]*0.000621371" office:value-type="float" office:value="3.37513617942764">
            <text:p>3.3751</text:p>
          </table:table-cell>
          <table:table-cell table:style-name="ce4" table:formula="of:=[.E278]*0.000621371" office:value-type="float" office:value="0.0130172377806203">
            <text:p>0.0130</text:p>
          </table:table-cell>
        </table:table-row>
        <table:table-row table:style-name="ro1">
          <table:table-cell table:style-name="ce1" office:value-type="float" office:value="30.24561538">
            <text:p>30.245615</text:p>
          </table:table-cell>
          <table:table-cell table:style-name="ce1" office:value-type="float" office:value="-97.75133452">
            <text:p>-97.751335</text:p>
          </table:table-cell>
          <table:table-cell table:style-name="ce2" office:value-type="float" office:value="184.229858">
            <text:p>184.23</text:p>
          </table:table-cell>
          <table:table-cell table:style-name="ce2" office:value-type="float" office:value="5453.28955">
            <text:p>5453.29</text:p>
          </table:table-cell>
          <table:table-cell table:style-name="ce2" table:formula="of:=[.D279]-[.D278]" office:value-type="float" office:value="21.5327100000004">
            <text:p>21.53</text:p>
          </table:table-cell>
          <table:table-cell table:style-name="ce4" table:formula="of:=[.D279]*0.000621371" office:value-type="float" office:value="3.38851598097305">
            <text:p>3.3885</text:p>
          </table:table-cell>
          <table:table-cell table:style-name="ce4" table:formula="of:=[.E279]*0.000621371" office:value-type="float" office:value="0.0133798015454103">
            <text:p>0.0134</text:p>
          </table:table-cell>
        </table:table-row>
        <table:table-row table:style-name="ro1">
          <table:table-cell table:style-name="ce1" office:value-type="float" office:value="30.24541824">
            <text:p>30.245418</text:p>
          </table:table-cell>
          <table:table-cell table:style-name="ce1" office:value-type="float" office:value="-97.75138943">
            <text:p>-97.751389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5475.78662">
            <text:p>5475.79</text:p>
          </table:table-cell>
          <table:table-cell table:style-name="ce2" table:formula="of:=[.D280]-[.D279]" office:value-type="float" office:value="22.4970699999994">
            <text:p>22.50</text:p>
          </table:table-cell>
          <table:table-cell table:style-name="ce4" table:formula="of:=[.D280]*0.000621371" office:value-type="float" office:value="3.40249500785602">
            <text:p>3.4025</text:p>
          </table:table-cell>
          <table:table-cell table:style-name="ce4" table:formula="of:=[.E280]*0.000621371" office:value-type="float" office:value="0.0139790268829697">
            <text:p>0.0140</text:p>
          </table:table-cell>
        </table:table-row>
        <table:table-row table:style-name="ro1">
          <table:table-cell table:style-name="ce1" office:value-type="float" office:value="30.24522437">
            <text:p>30.245224</text:p>
          </table:table-cell>
          <table:table-cell table:style-name="ce1" office:value-type="float" office:value="-97.75145883">
            <text:p>-97.751459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5498.28174">
            <text:p>5498.28</text:p>
          </table:table-cell>
          <table:table-cell table:style-name="ce2" table:formula="of:=[.D281]-[.D280]" office:value-type="float" office:value="22.4951200000005">
            <text:p>22.50</text:p>
          </table:table-cell>
          <table:table-cell table:style-name="ce4" table:formula="of:=[.D281]*0.000621371" office:value-type="float" office:value="3.41647282306554">
            <text:p>3.4165</text:p>
          </table:table-cell>
          <table:table-cell table:style-name="ce4" table:formula="of:=[.E281]*0.000621371" office:value-type="float" office:value="0.0139778152095203">
            <text:p>0.0140</text:p>
          </table:table-cell>
        </table:table-row>
        <table:table-row table:style-name="ro1">
          <table:table-cell table:style-name="ce1" office:value-type="float" office:value="30.24505807">
            <text:p>30.245058</text:p>
          </table:table-cell>
          <table:table-cell table:style-name="ce1" office:value-type="float" office:value="-97.75150836">
            <text:p>-97.751508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5517.36035">
            <text:p>5517.36</text:p>
          </table:table-cell>
          <table:table-cell table:style-name="ce2" table:formula="of:=[.D282]-[.D281]" office:value-type="float" office:value="19.0786099999996">
            <text:p>19.08</text:p>
          </table:table-cell>
          <table:table-cell table:style-name="ce4" table:formula="of:=[.D282]*0.000621371" office:value-type="float" office:value="3.42832771803985">
            <text:p>3.4283</text:p>
          </table:table-cell>
          <table:table-cell table:style-name="ce4" table:formula="of:=[.E282]*0.000621371" office:value-type="float" office:value="0.0118548949743097">
            <text:p>0.0119</text:p>
          </table:table-cell>
        </table:table-row>
        <table:table-row table:style-name="ro1">
          <table:table-cell table:style-name="ce1" office:value-type="float" office:value="30.24485875">
            <text:p>30.244859</text:p>
          </table:table-cell>
          <table:table-cell table:style-name="ce1" office:value-type="float" office:value="-97.75156846">
            <text:p>-97.751568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5539.979">
            <text:p>5539.98</text:p>
          </table:table-cell>
          <table:table-cell table:style-name="ce2" table:formula="of:=[.D283]-[.D282]" office:value-type="float" office:value="22.6186500000003">
            <text:p>22.62</text:p>
          </table:table-cell>
          <table:table-cell table:style-name="ce4" table:formula="of:=[.D283]*0.000621371" office:value-type="float" office:value="3.442382291209">
            <text:p>3.4424</text:p>
          </table:table-cell>
          <table:table-cell table:style-name="ce4" table:formula="of:=[.E283]*0.000621371" office:value-type="float" office:value="0.0140545731691502">
            <text:p>0.0141</text:p>
          </table:table-cell>
        </table:table-row>
        <table:table-row table:style-name="ro1">
          <table:table-cell table:style-name="ce1" office:value-type="float" office:value="30.24463034">
            <text:p>30.244630</text:p>
          </table:table-cell>
          <table:table-cell table:style-name="ce1" office:value-type="float" office:value="-97.75164876">
            <text:p>-97.751649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566.48975">
            <text:p>5566.49</text:p>
          </table:table-cell>
          <table:table-cell table:style-name="ce2" table:formula="of:=[.D284]-[.D283]" office:value-type="float" office:value="26.5107499999995">
            <text:p>26.51</text:p>
          </table:table-cell>
          <table:table-cell table:style-name="ce4" table:formula="of:=[.D284]*0.000621371" office:value-type="float" office:value="3.45885530244725">
            <text:p>3.4589</text:p>
          </table:table-cell>
          <table:table-cell table:style-name="ce4" table:formula="of:=[.E284]*0.000621371" office:value-type="float" office:value="0.0164730112382497">
            <text:p>0.0165</text:p>
          </table:table-cell>
        </table:table-row>
        <table:table-row table:style-name="ro1">
          <table:table-cell table:style-name="ce1" office:value-type="float" office:value="30.24443479">
            <text:p>30.244435</text:p>
          </table:table-cell>
          <table:table-cell table:style-name="ce1" office:value-type="float" office:value="-97.75171682">
            <text:p>-97.751717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589.14746">
            <text:p>5589.15</text:p>
          </table:table-cell>
          <table:table-cell table:style-name="ce2" table:formula="of:=[.D285]-[.D284]" office:value-type="float" office:value="22.6577100000004">
            <text:p>22.66</text:p>
          </table:table-cell>
          <table:table-cell table:style-name="ce4" table:formula="of:=[.D285]*0.000621371" office:value-type="float" office:value="3.47293414636766">
            <text:p>3.4729</text:p>
          </table:table-cell>
          <table:table-cell table:style-name="ce4" table:formula="of:=[.E285]*0.000621371" office:value-type="float" office:value="0.0140788439204103">
            <text:p>0.0141</text:p>
          </table:table-cell>
        </table:table-row>
        <table:table-row table:style-name="ro1">
          <table:table-cell table:style-name="ce1" office:value-type="float" office:value="30.24421267">
            <text:p>30.244213</text:p>
          </table:table-cell>
          <table:table-cell table:style-name="ce1" office:value-type="float" office:value="-97.75179259">
            <text:p>-97.751793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614.89502">
            <text:p>5614.90</text:p>
          </table:table-cell>
          <table:table-cell table:style-name="ce2" table:formula="of:=[.D286]-[.D285]" office:value-type="float" office:value="25.7475599999998">
            <text:p>25.75</text:p>
          </table:table-cell>
          <table:table-cell table:style-name="ce4" table:formula="of:=[.D286]*0.000621371" office:value-type="float" office:value="3.48893293347242">
            <text:p>3.4889</text:p>
          </table:table-cell>
          <table:table-cell table:style-name="ce4" table:formula="of:=[.E286]*0.000621371" office:value-type="float" office:value="0.0159987871047599">
            <text:p>0.0160</text:p>
          </table:table-cell>
        </table:table-row>
        <table:table-row table:style-name="ro1">
          <table:table-cell table:style-name="ce1" office:value-type="float" office:value="30.24408166">
            <text:p>30.244082</text:p>
          </table:table-cell>
          <table:table-cell table:style-name="ce1" office:value-type="float" office:value="-97.75183794">
            <text:p>-97.751838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5631.19287">
            <text:p>5631.19</text:p>
          </table:table-cell>
          <table:table-cell table:style-name="ce2" table:formula="of:=[.D287]-[.D286]" office:value-type="float" office:value="16.2978499999999">
            <text:p>16.30</text:p>
          </table:table-cell>
          <table:table-cell table:style-name="ce4" table:formula="of:=[.D287]*0.000621371" office:value-type="float" office:value="3.49905994482477">
            <text:p>3.4991</text:p>
          </table:table-cell>
          <table:table-cell table:style-name="ce4" table:formula="of:=[.E287]*0.000621371" office:value-type="float" office:value="0.01012701135235">
            <text:p>0.0101</text:p>
          </table:table-cell>
        </table:table-row>
        <table:table-row table:style-name="ro1">
          <table:table-cell table:style-name="ce1" office:value-type="float" office:value="30.24389558">
            <text:p>30.243896</text:p>
          </table:table-cell>
          <table:table-cell table:style-name="ce1" office:value-type="float" office:value="-97.75191413">
            <text:p>-97.751914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5651.85107">
            <text:p>5651.85</text:p>
          </table:table-cell>
          <table:table-cell table:style-name="ce2" table:formula="of:=[.D288]-[.D287]" office:value-type="float" office:value="20.6581999999999">
            <text:p>20.66</text:p>
          </table:table-cell>
          <table:table-cell table:style-name="ce4" table:formula="of:=[.D288]*0.000621371" office:value-type="float" office:value="3.51189635121697">
            <text:p>3.5119</text:p>
          </table:table-cell>
          <table:table-cell table:style-name="ce4" table:formula="of:=[.E288]*0.000621371" office:value-type="float" office:value="0.0128364063921999">
            <text:p>0.0128</text:p>
          </table:table-cell>
        </table:table-row>
        <table:table-row table:style-name="ro1">
          <table:table-cell table:style-name="ce1" office:value-type="float" office:value="30.24374756">
            <text:p>30.243748</text:p>
          </table:table-cell>
          <table:table-cell table:style-name="ce1" office:value-type="float" office:value="-97.751977">
            <text:p>-97.751977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5669.37061">
            <text:p>5669.37</text:p>
          </table:table-cell>
          <table:table-cell table:style-name="ce2" table:formula="of:=[.D289]-[.D288]" office:value-type="float" office:value="17.5195400000002">
            <text:p>17.52</text:p>
          </table:table-cell>
          <table:table-cell table:style-name="ce4" table:formula="of:=[.D289]*0.000621371" office:value-type="float" office:value="3.52278248530631">
            <text:p>3.5228</text:p>
          </table:table-cell>
          <table:table-cell table:style-name="ce4" table:formula="of:=[.E289]*0.000621371" office:value-type="float" office:value="0.0108861340893401">
            <text:p>0.0109</text:p>
          </table:table-cell>
        </table:table-row>
        <table:table-row table:style-name="ro1">
          <table:table-cell table:style-name="ce1" office:value-type="float" office:value="30.24356349">
            <text:p>30.243563</text:p>
          </table:table-cell>
          <table:table-cell table:style-name="ce1" office:value-type="float" office:value="-97.75203894">
            <text:p>-97.752039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5690.65186">
            <text:p>5690.65</text:p>
          </table:table-cell>
          <table:table-cell table:style-name="ce2" table:formula="of:=[.D290]-[.D289]" office:value-type="float" office:value="21.28125">
            <text:p>21.28</text:p>
          </table:table-cell>
          <table:table-cell table:style-name="ce4" table:formula="of:=[.D290]*0.000621371" office:value-type="float" office:value="3.53600603690006">
            <text:p>3.5360</text:p>
          </table:table-cell>
          <table:table-cell table:style-name="ce4" table:formula="of:=[.E290]*0.000621371" office:value-type="float" office:value="0.01322355159375">
            <text:p>0.0132</text:p>
          </table:table-cell>
        </table:table-row>
        <table:table-row table:style-name="ro1">
          <table:table-cell table:style-name="ce1" office:value-type="float" office:value="30.24337012">
            <text:p>30.243370</text:p>
          </table:table-cell>
          <table:table-cell table:style-name="ce1" office:value-type="float" office:value="-97.75211446">
            <text:p>-97.752114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713.29541">
            <text:p>5713.30</text:p>
          </table:table-cell>
          <table:table-cell table:style-name="ce2" table:formula="of:=[.D291]-[.D290]" office:value-type="float" office:value="22.6435499999998">
            <text:p>22.64</text:p>
          </table:table-cell>
          <table:table-cell table:style-name="ce4" table:formula="of:=[.D291]*0.000621371" office:value-type="float" office:value="3.55007608220711">
            <text:p>3.5501</text:p>
          </table:table-cell>
          <table:table-cell table:style-name="ce4" table:formula="of:=[.E291]*0.000621371" office:value-type="float" office:value="0.0140700453070499">
            <text:p>0.0141</text:p>
          </table:table-cell>
        </table:table-row>
        <table:table-row table:style-name="ro1">
          <table:table-cell table:style-name="ce1" office:value-type="float" office:value="30.24320425">
            <text:p>30.243204</text:p>
          </table:table-cell>
          <table:table-cell table:style-name="ce1" office:value-type="float" office:value="-97.75216727">
            <text:p>-97.752167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732.36914">
            <text:p>5732.37</text:p>
          </table:table-cell>
          <table:table-cell table:style-name="ce2" table:formula="of:=[.D292]-[.D291]" office:value-type="float" office:value="19.0737300000001">
            <text:p>19.07</text:p>
          </table:table-cell>
          <table:table-cell table:style-name="ce4" table:formula="of:=[.D292]*0.000621371" office:value-type="float" office:value="3.56192794489094">
            <text:p>3.5619</text:p>
          </table:table-cell>
          <table:table-cell table:style-name="ce4" table:formula="of:=[.E292]*0.000621371" office:value-type="float" office:value="0.01185186268383">
            <text:p>0.0119</text:p>
          </table:table-cell>
        </table:table-row>
        <table:table-row table:style-name="ro1">
          <table:table-cell table:style-name="ce1" office:value-type="float" office:value="30.24301163">
            <text:p>30.243012</text:p>
          </table:table-cell>
          <table:table-cell table:style-name="ce1" office:value-type="float" office:value="-97.75222988">
            <text:p>-97.752230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5754.55078">
            <text:p>5754.55</text:p>
          </table:table-cell>
          <table:table-cell table:style-name="ce2" table:formula="of:=[.D293]-[.D292]" office:value-type="float" office:value="22.1816399999998">
            <text:p>22.18</text:p>
          </table:table-cell>
          <table:table-cell table:style-name="ce4" table:formula="of:=[.D293]*0.000621371" office:value-type="float" office:value="3.57571097271938">
            <text:p>3.5757</text:p>
          </table:table-cell>
          <table:table-cell table:style-name="ce4" table:formula="of:=[.E293]*0.000621371" office:value-type="float" office:value="0.0137830278284399">
            <text:p>0.0138</text:p>
          </table:table-cell>
        </table:table-row>
        <table:table-row table:style-name="ro1">
          <table:table-cell table:style-name="ce1" office:value-type="float" office:value="30.24278129">
            <text:p>30.242781</text:p>
          </table:table-cell>
          <table:table-cell table:style-name="ce1" office:value-type="float" office:value="-97.75231177">
            <text:p>-97.752312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5781.26562">
            <text:p>5781.27</text:p>
          </table:table-cell>
          <table:table-cell table:style-name="ce2" table:formula="of:=[.D294]-[.D293]" office:value-type="float" office:value="26.7148400000005">
            <text:p>26.71</text:p>
          </table:table-cell>
          <table:table-cell table:style-name="ce4" table:formula="of:=[.D294]*0.000621371" office:value-type="float" office:value="3.59231079956502">
            <text:p>3.5923</text:p>
          </table:table-cell>
          <table:table-cell table:style-name="ce4" table:formula="of:=[.E294]*0.000621371" office:value-type="float" office:value="0.0165998268456403">
            <text:p>0.0166</text:p>
          </table:table-cell>
        </table:table-row>
        <table:table-row table:style-name="ro1">
          <table:table-cell table:style-name="ce1" office:value-type="float" office:value="30.24255205">
            <text:p>30.242552</text:p>
          </table:table-cell>
          <table:table-cell table:style-name="ce1" office:value-type="float" office:value="-97.75240263">
            <text:p>-97.752403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5808.14209">
            <text:p>5808.14</text:p>
          </table:table-cell>
          <table:table-cell table:style-name="ce2" table:formula="of:=[.D295]-[.D294]" office:value-type="float" office:value="26.8764700000002">
            <text:p>26.88</text:p>
          </table:table-cell>
          <table:table-cell table:style-name="ce4" table:formula="of:=[.D295]*0.000621371" office:value-type="float" office:value="3.60901105860539">
            <text:p>3.6090</text:p>
          </table:table-cell>
          <table:table-cell table:style-name="ce4" table:formula="of:=[.E295]*0.000621371" office:value-type="float" office:value="0.0167002590403701">
            <text:p>0.0167</text:p>
          </table:table-cell>
        </table:table-row>
        <table:table-row table:style-name="ro1">
          <table:table-cell table:style-name="ce1" office:value-type="float" office:value="30.2423591">
            <text:p>30.242359</text:p>
          </table:table-cell>
          <table:table-cell table:style-name="ce1" office:value-type="float" office:value="-97.75247723">
            <text:p>-97.752477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5830.66162">
            <text:p>5830.66</text:p>
          </table:table-cell>
          <table:table-cell table:style-name="ce2" table:formula="of:=[.D296]-[.D295]" office:value-type="float" office:value="22.5195299999996">
            <text:p>22.52</text:p>
          </table:table-cell>
          <table:table-cell table:style-name="ce4" table:formula="of:=[.D296]*0.000621371" office:value-type="float" office:value="3.62300404148102">
            <text:p>3.6230</text:p>
          </table:table-cell>
          <table:table-cell table:style-name="ce4" table:formula="of:=[.E296]*0.000621371" office:value-type="float" office:value="0.0139929828756297">
            <text:p>0.0140</text:p>
          </table:table-cell>
        </table:table-row>
        <table:table-row table:style-name="ro1">
          <table:table-cell table:style-name="ce1" office:value-type="float" office:value="30.24213865">
            <text:p>30.242139</text:p>
          </table:table-cell>
          <table:table-cell table:style-name="ce1" office:value-type="float" office:value="-97.75255468">
            <text:p>-97.752555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5856.22266">
            <text:p>5856.22</text:p>
          </table:table-cell>
          <table:table-cell table:style-name="ce2" table:formula="of:=[.D297]-[.D296]" office:value-type="float" office:value="25.5610400000005">
            <text:p>25.56</text:p>
          </table:table-cell>
          <table:table-cell table:style-name="ce4" table:formula="of:=[.D297]*0.000621371" office:value-type="float" office:value="3.63888693046686">
            <text:p>3.6389</text:p>
          </table:table-cell>
          <table:table-cell table:style-name="ce4" table:formula="of:=[.E297]*0.000621371" office:value-type="float" office:value="0.0158828889858403">
            <text:p>0.0159</text:p>
          </table:table-cell>
        </table:table-row>
        <table:table-row table:style-name="ro1">
          <table:table-cell table:style-name="ce1" office:value-type="float" office:value="30.24191578">
            <text:p>30.241916</text:p>
          </table:table-cell>
          <table:table-cell table:style-name="ce1" office:value-type="float" office:value="-97.75262408">
            <text:p>-97.752624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5881.84131">
            <text:p>5881.84</text:p>
          </table:table-cell>
          <table:table-cell table:style-name="ce2" table:formula="of:=[.D298]-[.D297]" office:value-type="float" office:value="25.6186499999994">
            <text:p>25.62</text:p>
          </table:table-cell>
          <table:table-cell table:style-name="ce4" table:formula="of:=[.D298]*0.000621371" office:value-type="float" office:value="3.65480561663601">
            <text:p>3.6548</text:p>
          </table:table-cell>
          <table:table-cell table:style-name="ce4" table:formula="of:=[.E298]*0.000621371" office:value-type="float" office:value="0.0159186861691496">
            <text:p>0.0159</text:p>
          </table:table-cell>
        </table:table-row>
        <table:table-row table:style-name="ro1">
          <table:table-cell table:style-name="ce1" office:value-type="float" office:value="30.24172165">
            <text:p>30.241722</text:p>
          </table:table-cell>
          <table:table-cell table:style-name="ce1" office:value-type="float" office:value="-97.75265534">
            <text:p>-97.752655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5903.56592">
            <text:p>5903.57</text:p>
          </table:table-cell>
          <table:table-cell table:style-name="ce2" table:formula="of:=[.D299]-[.D298]" office:value-type="float" office:value="21.7246100000002">
            <text:p>21.72</text:p>
          </table:table-cell>
          <table:table-cell table:style-name="ce4" table:formula="of:=[.D299]*0.000621371" office:value-type="float" office:value="3.66830465927632">
            <text:p>3.6683</text:p>
          </table:table-cell>
          <table:table-cell table:style-name="ce4" table:formula="of:=[.E299]*0.000621371" office:value-type="float" office:value="0.0134990426403101">
            <text:p>0.0135</text:p>
          </table:table-cell>
        </table:table-row>
        <table:table-row table:style-name="ro1">
          <table:table-cell table:style-name="ce1" office:value-type="float" office:value="30.24149434">
            <text:p>30.241494</text:p>
          </table:table-cell>
          <table:table-cell table:style-name="ce1" office:value-type="float" office:value="-97.75268669">
            <text:p>-97.752687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5928.9043">
            <text:p>5928.90</text:p>
          </table:table-cell>
          <table:table-cell table:style-name="ce2" table:formula="of:=[.D300]-[.D299]" office:value-type="float" office:value="25.3383800000001">
            <text:p>25.34</text:p>
          </table:table-cell>
          <table:table-cell table:style-name="ce4" table:formula="of:=[.D300]*0.000621371" office:value-type="float" office:value="3.6840491937953">
            <text:p>3.6840</text:p>
          </table:table-cell>
          <table:table-cell table:style-name="ce4" table:formula="of:=[.E300]*0.000621371" office:value-type="float" office:value="0.0157445345189801">
            <text:p>0.0157</text:p>
          </table:table-cell>
        </table:table-row>
        <table:table-row table:style-name="ro1">
          <table:table-cell table:style-name="ce1" office:value-type="float" office:value="30.24129862">
            <text:p>30.241299</text:p>
          </table:table-cell>
          <table:table-cell table:style-name="ce1" office:value-type="float" office:value="-97.75272072">
            <text:p>-97.752721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5950.85156">
            <text:p>5950.85</text:p>
          </table:table-cell>
          <table:table-cell table:style-name="ce2" table:formula="of:=[.D301]-[.D300]" office:value-type="float" office:value="21.9472599999999">
            <text:p>21.95</text:p>
          </table:table-cell>
          <table:table-cell table:style-name="ce4" table:formula="of:=[.D301]*0.000621371" office:value-type="float" office:value="3.69768658468876">
            <text:p>3.6977</text:p>
          </table:table-cell>
          <table:table-cell table:style-name="ce4" table:formula="of:=[.E301]*0.000621371" office:value-type="float" office:value="0.0136373908934599">
            <text:p>0.0136</text:p>
          </table:table-cell>
        </table:table-row>
        <table:table-row table:style-name="ro1">
          <table:table-cell table:style-name="ce1" office:value-type="float" office:value="30.24107139">
            <text:p>30.241071</text:p>
          </table:table-cell>
          <table:table-cell table:style-name="ce1" office:value-type="float" office:value="-97.7527654">
            <text:p>-97.752765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5976.3916">
            <text:p>5976.39</text:p>
          </table:table-cell>
          <table:table-cell table:style-name="ce2" table:formula="of:=[.D302]-[.D301]" office:value-type="float" office:value="25.5400399999999">
            <text:p>25.54</text:p>
          </table:table-cell>
          <table:table-cell table:style-name="ce4" table:formula="of:=[.D302]*0.000621371" office:value-type="float" office:value="3.7135564248836">
            <text:p>3.7136</text:p>
          </table:table-cell>
          <table:table-cell table:style-name="ce4" table:formula="of:=[.E302]*0.000621371" office:value-type="float" office:value="0.0158698401948399">
            <text:p>0.0159</text:p>
          </table:table-cell>
        </table:table-row>
        <table:table-row table:style-name="ro1">
          <table:table-cell table:style-name="ce1" office:value-type="float" office:value="30.24088204">
            <text:p>30.240882</text:p>
          </table:table-cell>
          <table:table-cell table:style-name="ce1" office:value-type="float" office:value="-97.75279708">
            <text:p>-97.752797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5997.56104">
            <text:p>5997.56</text:p>
          </table:table-cell>
          <table:table-cell table:style-name="ce2" table:formula="of:=[.D303]-[.D302]" office:value-type="float" office:value="21.1694399999997">
            <text:p>21.17</text:p>
          </table:table-cell>
          <table:table-cell table:style-name="ce4" table:formula="of:=[.D303]*0.000621371" office:value-type="float" office:value="3.72671050098584">
            <text:p>3.7267</text:p>
          </table:table-cell>
          <table:table-cell table:style-name="ce4" table:formula="of:=[.E303]*0.000621371" office:value-type="float" office:value="0.0131540761022398">
            <text:p>0.0132</text:p>
          </table:table-cell>
        </table:table-row>
        <table:table-row table:style-name="ro1">
          <table:table-cell table:style-name="ce1" office:value-type="float" office:value="30.24069336">
            <text:p>30.240693</text:p>
          </table:table-cell>
          <table:table-cell table:style-name="ce1" office:value-type="float" office:value="-97.75282457">
            <text:p>-97.752825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6018.66846">
            <text:p>6018.67</text:p>
          </table:table-cell>
          <table:table-cell table:style-name="ce2" table:formula="of:=[.D304]-[.D303]" office:value-type="float" office:value="21.1074200000003">
            <text:p>21.11</text:p>
          </table:table-cell>
          <table:table-cell table:style-name="ce4" table:formula="of:=[.D304]*0.000621371" office:value-type="float" office:value="3.73982603965866">
            <text:p>3.7398</text:p>
          </table:table-cell>
          <table:table-cell table:style-name="ce4" table:formula="of:=[.E304]*0.000621371" office:value-type="float" office:value="0.0131155386728202">
            <text:p>0.0131</text:p>
          </table:table-cell>
        </table:table-row>
        <table:table-row table:style-name="ro1">
          <table:table-cell table:style-name="ce1" office:value-type="float" office:value="30.24047552">
            <text:p>30.240476</text:p>
          </table:table-cell>
          <table:table-cell table:style-name="ce1" office:value-type="float" office:value="-97.75285617">
            <text:p>-97.752856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6042.98975">
            <text:p>6042.99</text:p>
          </table:table-cell>
          <table:table-cell table:style-name="ce2" table:formula="of:=[.D305]-[.D304]" office:value-type="float" office:value="24.3212899999999">
            <text:p>24.32</text:p>
          </table:table-cell>
          <table:table-cell table:style-name="ce4" table:formula="of:=[.D305]*0.000621371" office:value-type="float" office:value="3.75493858394725">
            <text:p>3.7549</text:p>
          </table:table-cell>
          <table:table-cell table:style-name="ce4" table:formula="of:=[.E305]*0.000621371" office:value-type="float" office:value="0.0151125442885899">
            <text:p>0.0151</text:p>
          </table:table-cell>
        </table:table-row>
        <table:table-row table:style-name="ro1">
          <table:table-cell table:style-name="ce1" office:value-type="float" office:value="30.2402622">
            <text:p>30.240262</text:p>
          </table:table-cell>
          <table:table-cell table:style-name="ce1" office:value-type="float" office:value="-97.75288207">
            <text:p>-97.752882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6066.79932">
            <text:p>6066.80</text:p>
          </table:table-cell>
          <table:table-cell table:style-name="ce2" table:formula="of:=[.D306]-[.D305]" office:value-type="float" office:value="23.8095700000003">
            <text:p>23.81</text:p>
          </table:table-cell>
          <table:table-cell table:style-name="ce4" table:formula="of:=[.D306]*0.000621371" office:value-type="float" office:value="3.76973316026772">
            <text:p>3.7697</text:p>
          </table:table-cell>
          <table:table-cell table:style-name="ce4" table:formula="of:=[.E306]*0.000621371" office:value-type="float" office:value="0.0147945763204702">
            <text:p>0.0148</text:p>
          </table:table-cell>
        </table:table-row>
        <table:table-row table:style-name="ro1">
          <table:table-cell table:style-name="ce1" office:value-type="float" office:value="30.24003698">
            <text:p>30.240037</text:p>
          </table:table-cell>
          <table:table-cell table:style-name="ce1" office:value-type="float" office:value="-97.75290395">
            <text:p>-97.752904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6091.86279">
            <text:p>6091.86</text:p>
          </table:table-cell>
          <table:table-cell table:style-name="ce2" table:formula="of:=[.D307]-[.D306]" office:value-type="float" office:value="25.0634700000001">
            <text:p>25.06</text:p>
          </table:table-cell>
          <table:table-cell table:style-name="ce4" table:formula="of:=[.D307]*0.000621371" office:value-type="float" office:value="3.78530687368509">
            <text:p>3.7853</text:p>
          </table:table-cell>
          <table:table-cell table:style-name="ce4" table:formula="of:=[.E307]*0.000621371" office:value-type="float" office:value="0.01557371341737">
            <text:p>0.0156</text:p>
          </table:table-cell>
        </table:table-row>
        <table:table-row table:style-name="ro1">
          <table:table-cell table:style-name="ce1" office:value-type="float" office:value="30.23978393">
            <text:p>30.239784</text:p>
          </table:table-cell>
          <table:table-cell table:style-name="ce1" office:value-type="float" office:value="-97.75296028">
            <text:p>-97.752960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6120.42383">
            <text:p>6120.42</text:p>
          </table:table-cell>
          <table:table-cell table:style-name="ce2" table:formula="of:=[.D308]-[.D307]" office:value-type="float" office:value="28.5610399999996">
            <text:p>28.56</text:p>
          </table:table-cell>
          <table:table-cell table:style-name="ce4" table:formula="of:=[.D308]*0.000621371" office:value-type="float" office:value="3.80305387567093">
            <text:p>3.8031</text:p>
          </table:table-cell>
          <table:table-cell table:style-name="ce4" table:formula="of:=[.E308]*0.000621371" office:value-type="float" office:value="0.0177470019858397">
            <text:p>0.0177</text:p>
          </table:table-cell>
        </table:table-row>
        <table:table-row table:style-name="ro1">
          <table:table-cell table:style-name="ce1" office:value-type="float" office:value="30.23959952">
            <text:p>30.239600</text:p>
          </table:table-cell>
          <table:table-cell table:style-name="ce1" office:value-type="float" office:value="-97.7530327">
            <text:p>-97.753033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6142.03223">
            <text:p>6142.03</text:p>
          </table:table-cell>
          <table:table-cell table:style-name="ce2" table:formula="of:=[.D309]-[.D308]" office:value-type="float" office:value="21.6084000000001">
            <text:p>21.61</text:p>
          </table:table-cell>
          <table:table-cell table:style-name="ce4" table:formula="of:=[.D309]*0.000621371" office:value-type="float" office:value="3.81648070878733">
            <text:p>3.8165</text:p>
          </table:table-cell>
          <table:table-cell table:style-name="ce4" table:formula="of:=[.E309]*0.000621371" office:value-type="float" office:value="0.0134268331164">
            <text:p>0.0134</text:p>
          </table:table-cell>
        </table:table-row>
        <table:table-row table:style-name="ro1">
          <table:table-cell table:style-name="ce1" office:value-type="float" office:value="30.23944907">
            <text:p>30.239449</text:p>
          </table:table-cell>
          <table:table-cell table:style-name="ce1" office:value-type="float" office:value="-97.75311694">
            <text:p>-97.753117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6160.60205">
            <text:p>6160.60</text:p>
          </table:table-cell>
          <table:table-cell table:style-name="ce2" table:formula="of:=[.D310]-[.D309]" office:value-type="float" office:value="18.5698200000006">
            <text:p>18.57</text:p>
          </table:table-cell>
          <table:table-cell table:style-name="ce4" table:formula="of:=[.D310]*0.000621371" office:value-type="float" office:value="3.82801945641055">
            <text:p>3.8280</text:p>
          </table:table-cell>
          <table:table-cell table:style-name="ce4" table:formula="of:=[.E310]*0.000621371" office:value-type="float" office:value="0.0115387476232204">
            <text:p>0.0115</text:p>
          </table:table-cell>
        </table:table-row>
        <table:table-row table:style-name="ro1">
          <table:table-cell table:style-name="ce1" office:value-type="float" office:value="30.23930985">
            <text:p>30.239310</text:p>
          </table:table-cell>
          <table:table-cell table:style-name="ce1" office:value-type="float" office:value="-97.75321224">
            <text:p>-97.753212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6178.6875">
            <text:p>6178.69</text:p>
          </table:table-cell>
          <table:table-cell table:style-name="ce2" table:formula="of:=[.D311]-[.D310]" office:value-type="float" office:value="18.0854499999996">
            <text:p>18.09</text:p>
          </table:table-cell>
          <table:table-cell table:style-name="ce4" table:formula="of:=[.D311]*0.000621371" office:value-type="float" office:value="3.8392572305625">
            <text:p>3.8393</text:p>
          </table:table-cell>
          <table:table-cell table:style-name="ce4" table:formula="of:=[.E311]*0.000621371" office:value-type="float" office:value="0.0112377741519497">
            <text:p>0.0112</text:p>
          </table:table-cell>
        </table:table-row>
        <table:table-row table:style-name="ro1">
          <table:table-cell table:style-name="ce1" office:value-type="float" office:value="30.23914782">
            <text:p>30.239148</text:p>
          </table:table-cell>
          <table:table-cell table:style-name="ce1" office:value-type="float" office:value="-97.75334224">
            <text:p>-97.753342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6200.62646">
            <text:p>6200.63</text:p>
          </table:table-cell>
          <table:table-cell table:style-name="ce2" table:formula="of:=[.D312]-[.D311]" office:value-type="float" office:value="21.9389600000004">
            <text:p>21.94</text:p>
          </table:table-cell>
          <table:table-cell table:style-name="ce4" table:formula="of:=[.D312]*0.000621371" office:value-type="float" office:value="3.85288946407666">
            <text:p>3.8529</text:p>
          </table:table-cell>
          <table:table-cell table:style-name="ce4" table:formula="of:=[.E312]*0.000621371" office:value-type="float" office:value="0.0136322335141603">
            <text:p>0.0136</text:p>
          </table:table-cell>
        </table:table-row>
        <table:table-row table:style-name="ro1">
          <table:table-cell table:style-name="ce1" office:value-type="float" office:value="30.23898538">
            <text:p>30.238985</text:p>
          </table:table-cell>
          <table:table-cell table:style-name="ce1" office:value-type="float" office:value="-97.75348457">
            <text:p>-97.753485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6223.19141">
            <text:p>6223.19</text:p>
          </table:table-cell>
          <table:table-cell table:style-name="ce2" table:formula="of:=[.D313]-[.D312]" office:value-type="float" office:value="22.56495">
            <text:p>22.56</text:p>
          </table:table-cell>
          <table:table-cell table:style-name="ce4" table:formula="of:=[.D313]*0.000621371" office:value-type="float" office:value="3.86691066962311">
            <text:p>3.8669</text:p>
          </table:table-cell>
          <table:table-cell table:style-name="ce4" table:formula="of:=[.E313]*0.000621371" office:value-type="float" office:value="0.01402120554645">
            <text:p>0.0140</text:p>
          </table:table-cell>
        </table:table-row>
        <table:table-row table:style-name="ro1">
          <table:table-cell table:style-name="ce1" office:value-type="float" office:value="30.23882202">
            <text:p>30.238822</text:p>
          </table:table-cell>
          <table:table-cell table:style-name="ce1" office:value-type="float" office:value="-97.75362387">
            <text:p>-97.753624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6245.73682">
            <text:p>6245.74</text:p>
          </table:table-cell>
          <table:table-cell table:style-name="ce2" table:formula="of:=[.D314]-[.D313]" office:value-type="float" office:value="22.5454099999997">
            <text:p>22.55</text:p>
          </table:table-cell>
          <table:table-cell table:style-name="ce4" table:formula="of:=[.D314]*0.000621371" office:value-type="float" office:value="3.88091973358022">
            <text:p>3.8809</text:p>
          </table:table-cell>
          <table:table-cell table:style-name="ce4" table:formula="of:=[.E314]*0.000621371" office:value-type="float" office:value="0.0140090639571098">
            <text:p>0.0140</text:p>
          </table:table-cell>
        </table:table-row>
        <table:table-row table:style-name="ro1">
          <table:table-cell table:style-name="ce1" office:value-type="float" office:value="30.23866058">
            <text:p>30.238661</text:p>
          </table:table-cell>
          <table:table-cell table:style-name="ce1" office:value-type="float" office:value="-97.75376125">
            <text:p>-97.753761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6268.00928">
            <text:p>6268.01</text:p>
          </table:table-cell>
          <table:table-cell table:style-name="ce2" table:formula="of:=[.D315]-[.D314]" office:value-type="float" office:value="22.2724600000001">
            <text:p>22.27</text:p>
          </table:table-cell>
          <table:table-cell table:style-name="ce4" table:formula="of:=[.D315]*0.000621371" office:value-type="float" office:value="3.89475919432288">
            <text:p>3.8948</text:p>
          </table:table-cell>
          <table:table-cell table:style-name="ce4" table:formula="of:=[.E315]*0.000621371" office:value-type="float" office:value="0.0138394607426601">
            <text:p>0.0138</text:p>
          </table:table-cell>
        </table:table-row>
        <table:table-row table:style-name="ro1">
          <table:table-cell table:style-name="ce1" office:value-type="float" office:value="30.23847878">
            <text:p>30.238479</text:p>
          </table:table-cell>
          <table:table-cell table:style-name="ce1" office:value-type="float" office:value="-97.75392973">
            <text:p>-97.753930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6293.67822">
            <text:p>6293.68</text:p>
          </table:table-cell>
          <table:table-cell table:style-name="ce2" table:formula="of:=[.D316]-[.D315]" office:value-type="float" office:value="25.6689399999996">
            <text:p>25.67</text:p>
          </table:table-cell>
          <table:table-cell table:style-name="ce4" table:formula="of:=[.D316]*0.000621371" office:value-type="float" office:value="3.91070912923962">
            <text:p>3.9107</text:p>
          </table:table-cell>
          <table:table-cell table:style-name="ce4" table:formula="of:=[.E316]*0.000621371" office:value-type="float" office:value="0.0159499349167397">
            <text:p>0.0159</text:p>
          </table:table-cell>
        </table:table-row>
        <table:table-row table:style-name="ro1">
          <table:table-cell table:style-name="ce1" office:value-type="float" office:value="30.23831014">
            <text:p>30.238310</text:p>
          </table:table-cell>
          <table:table-cell table:style-name="ce1" office:value-type="float" office:value="-97.75407985">
            <text:p>-97.754080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6317.28711">
            <text:p>6317.29</text:p>
          </table:table-cell>
          <table:table-cell table:style-name="ce2" table:formula="of:=[.D317]-[.D316]" office:value-type="float" office:value="23.6088900000004">
            <text:p>23.61</text:p>
          </table:table-cell>
          <table:table-cell table:style-name="ce4" table:formula="of:=[.D317]*0.000621371" office:value-type="float" office:value="3.92537900882781">
            <text:p>3.9254</text:p>
          </table:table-cell>
          <table:table-cell table:style-name="ce4" table:formula="of:=[.E317]*0.000621371" office:value-type="float" office:value="0.0146698795881903">
            <text:p>0.0147</text:p>
          </table:table-cell>
        </table:table-row>
        <table:table-row table:style-name="ro1">
          <table:table-cell table:style-name="ce1" office:value-type="float" office:value="30.23812364">
            <text:p>30.238124</text:p>
          </table:table-cell>
          <table:table-cell table:style-name="ce1" office:value-type="float" office:value="-97.75423818">
            <text:p>-97.754238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6342.96973">
            <text:p>6342.97</text:p>
          </table:table-cell>
          <table:table-cell table:style-name="ce2" table:formula="of:=[.D318]-[.D317]" office:value-type="float" office:value="25.6826199999996">
            <text:p>25.68</text:p>
          </table:table-cell>
          <table:table-cell table:style-name="ce4" table:formula="of:=[.D318]*0.000621371" office:value-type="float" office:value="3.94133744409983">
            <text:p>3.9413</text:p>
          </table:table-cell>
          <table:table-cell table:style-name="ce4" table:formula="of:=[.E318]*0.000621371" office:value-type="float" office:value="0.0159584352720197">
            <text:p>0.0160</text:p>
          </table:table-cell>
        </table:table-row>
        <table:table-row table:style-name="ro1">
          <table:table-cell table:style-name="ce1" office:value-type="float" office:value="30.23791493">
            <text:p>30.237915</text:p>
          </table:table-cell>
          <table:table-cell table:style-name="ce1" office:value-type="float" office:value="-97.7544106">
            <text:p>-97.754411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6371.42236">
            <text:p>6371.42</text:p>
          </table:table-cell>
          <table:table-cell table:style-name="ce2" table:formula="of:=[.D319]-[.D318]" office:value-type="float" office:value="28.4526299999998">
            <text:p>28.45</text:p>
          </table:table-cell>
          <table:table-cell table:style-name="ce4" table:formula="of:=[.D319]*0.000621371" office:value-type="float" office:value="3.95901708325556">
            <text:p>3.9590</text:p>
          </table:table-cell>
          <table:table-cell table:style-name="ce4" table:formula="of:=[.E319]*0.000621371" office:value-type="float" office:value="0.0176796391557299">
            <text:p>0.0177</text:p>
          </table:table-cell>
        </table:table-row>
        <table:table-row table:style-name="ro1">
          <table:table-cell table:style-name="ce1" office:value-type="float" office:value="30.23773304">
            <text:p>30.237733</text:p>
          </table:table-cell>
          <table:table-cell table:style-name="ce1" office:value-type="float" office:value="-97.75457262">
            <text:p>-97.754573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6396.92041">
            <text:p>6396.92</text:p>
          </table:table-cell>
          <table:table-cell table:style-name="ce2" table:formula="of:=[.D320]-[.D319]" office:value-type="float" office:value="25.4980500000001">
            <text:p>25.50</text:p>
          </table:table-cell>
          <table:table-cell table:style-name="ce4" table:formula="of:=[.D320]*0.000621371" office:value-type="float" office:value="3.97486083208211">
            <text:p>3.9749</text:p>
          </table:table-cell>
          <table:table-cell table:style-name="ce4" table:formula="of:=[.E320]*0.000621371" office:value-type="float" office:value="0.0158437488265501">
            <text:p>0.0158</text:p>
          </table:table-cell>
        </table:table-row>
        <table:table-row table:style-name="ro1">
          <table:table-cell table:style-name="ce1" office:value-type="float" office:value="30.23749399">
            <text:p>30.237494</text:p>
          </table:table-cell>
          <table:table-cell table:style-name="ce1" office:value-type="float" office:value="-97.75478845">
            <text:p>-97.754788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430.58643">
            <text:p>6430.59</text:p>
          </table:table-cell>
          <table:table-cell table:style-name="ce2" table:formula="of:=[.D321]-[.D320]" office:value-type="float" office:value="33.6660200000006">
            <text:p>33.67</text:p>
          </table:table-cell>
          <table:table-cell table:style-name="ce4" table:formula="of:=[.D321]*0.000621371" office:value-type="float" office:value="3.99577992059553">
            <text:p>3.9958</text:p>
          </table:table-cell>
          <table:table-cell table:style-name="ce4" table:formula="of:=[.E321]*0.000621371" office:value-type="float" office:value="0.0209190885134204">
            <text:p>0.0209</text:p>
          </table:table-cell>
        </table:table-row>
        <table:table-row table:style-name="ro1">
          <table:table-cell table:style-name="ce1" office:value-type="float" office:value="30.23735326">
            <text:p>30.237353</text:p>
          </table:table-cell>
          <table:table-cell table:style-name="ce1" office:value-type="float" office:value="-97.75490848">
            <text:p>-97.754908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449.98145">
            <text:p>6449.98</text:p>
          </table:table-cell>
          <table:table-cell table:style-name="ce2" table:formula="of:=[.D322]-[.D321]" office:value-type="float" office:value="19.3950199999999">
            <text:p>19.40</text:p>
          </table:table-cell>
          <table:table-cell table:style-name="ce4" table:formula="of:=[.D322]*0.000621371" office:value-type="float" office:value="4.00783142356795">
            <text:p>4.0078</text:p>
          </table:table-cell>
          <table:table-cell table:style-name="ce4" table:formula="of:=[.E322]*0.000621371" office:value-type="float" office:value="0.01205150297242">
            <text:p>0.0121</text:p>
          </table:table-cell>
        </table:table-row>
        <table:table-row table:style-name="ro1">
          <table:table-cell table:style-name="ce1" office:value-type="float" office:value="30.23732727">
            <text:p>30.237327</text:p>
          </table:table-cell>
          <table:table-cell table:style-name="ce1" office:value-type="float" office:value="-97.75493036">
            <text:p>-97.754930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6453.5415">
            <text:p>6453.54</text:p>
          </table:table-cell>
          <table:table-cell table:style-name="ce2" table:formula="of:=[.D323]-[.D322]" office:value-type="float" office:value="3.56005000000005">
            <text:p>3.56</text:p>
          </table:table-cell>
          <table:table-cell table:style-name="ce4" table:formula="of:=[.D323]*0.000621371" office:value-type="float" office:value="4.0100435353965">
            <text:p>4.0100</text:p>
          </table:table-cell>
          <table:table-cell table:style-name="ce4" table:formula="of:=[.E323]*0.000621371" office:value-type="float" office:value="0.00221211182855003">
            <text:p>0.0022</text:p>
          </table:table-cell>
        </table:table-row>
        <table:table-row table:style-name="ro1">
          <table:table-cell table:style-name="ce1" office:value-type="float" office:value="30.23719677">
            <text:p>30.237197</text:p>
          </table:table-cell>
          <table:table-cell table:style-name="ce1" office:value-type="float" office:value="-97.75504896">
            <text:p>-97.755049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6471.99463">
            <text:p>6471.99</text:p>
          </table:table-cell>
          <table:table-cell table:style-name="ce2" table:formula="of:=[.D324]-[.D323]" office:value-type="float" office:value="18.4531299999999">
            <text:p>18.45</text:p>
          </table:table-cell>
          <table:table-cell table:style-name="ce4" table:formula="of:=[.D324]*0.000621371" office:value-type="float" office:value="4.02150977523773">
            <text:p>4.0215</text:p>
          </table:table-cell>
          <table:table-cell table:style-name="ce4" table:formula="of:=[.E324]*0.000621371" office:value-type="float" office:value="0.0114662398412299">
            <text:p>0.0115</text:p>
          </table:table-cell>
        </table:table-row>
        <table:table-row table:style-name="ro1">
          <table:table-cell table:style-name="ce1" office:value-type="float" office:value="30.23700189">
            <text:p>30.237002</text:p>
          </table:table-cell>
          <table:table-cell table:style-name="ce1" office:value-type="float" office:value="-97.75520973">
            <text:p>-97.755210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6498.61621">
            <text:p>6498.62</text:p>
          </table:table-cell>
          <table:table-cell table:style-name="ce2" table:formula="of:=[.D325]-[.D324]" office:value-type="float" office:value="26.62158">
            <text:p>26.62</text:p>
          </table:table-cell>
          <table:table-cell table:style-name="ce4" table:formula="of:=[.D325]*0.000621371" office:value-type="float" office:value="4.03805165302391">
            <text:p>4.0381</text:p>
          </table:table-cell>
          <table:table-cell table:style-name="ce4" table:formula="of:=[.E325]*0.000621371" office:value-type="float" office:value="0.01654187778618">
            <text:p>0.0165</text:p>
          </table:table-cell>
        </table:table-row>
        <table:table-row table:style-name="ro1">
          <table:table-cell table:style-name="ce1" office:value-type="float" office:value="30.23685604">
            <text:p>30.236856</text:p>
          </table:table-cell>
          <table:table-cell table:style-name="ce1" office:value-type="float" office:value="-97.75532012">
            <text:p>-97.755320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6517.94531">
            <text:p>6517.95</text:p>
          </table:table-cell>
          <table:table-cell table:style-name="ce2" table:formula="of:=[.D326]-[.D325]" office:value-type="float" office:value="19.3290999999999">
            <text:p>19.33</text:p>
          </table:table-cell>
          <table:table-cell table:style-name="ce4" table:formula="of:=[.D326]*0.000621371" office:value-type="float" office:value="4.05006219522001">
            <text:p>4.0501</text:p>
          </table:table-cell>
          <table:table-cell table:style-name="ce4" table:formula="of:=[.E326]*0.000621371" office:value-type="float" office:value="0.0120105421961">
            <text:p>0.0120</text:p>
          </table:table-cell>
        </table:table-row>
        <table:table-row table:style-name="ro1">
          <table:table-cell table:style-name="ce1" office:value-type="float" office:value="30.23667173">
            <text:p>30.236672</text:p>
          </table:table-cell>
          <table:table-cell table:style-name="ce1" office:value-type="float" office:value="-97.75547728">
            <text:p>-97.755477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6543.36963">
            <text:p>6543.37</text:p>
          </table:table-cell>
          <table:table-cell table:style-name="ce2" table:formula="of:=[.D327]-[.D326]" office:value-type="float" office:value="25.4243200000001">
            <text:p>25.42</text:p>
          </table:table-cell>
          <table:table-cell table:style-name="ce4" table:formula="of:=[.D327]*0.000621371" office:value-type="float" office:value="4.06586013036273">
            <text:p>4.0659</text:p>
          </table:table-cell>
          <table:table-cell table:style-name="ce4" table:formula="of:=[.E327]*0.000621371" office:value-type="float" office:value="0.0157979351427201">
            <text:p>0.0158</text:p>
          </table:table-cell>
        </table:table-row>
        <table:table-row table:style-name="ro1">
          <table:table-cell table:style-name="ce1" office:value-type="float" office:value="30.23648825">
            <text:p>30.236488</text:p>
          </table:table-cell>
          <table:table-cell table:style-name="ce1" office:value-type="float" office:value="-97.75563662">
            <text:p>-97.755637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6568.83057">
            <text:p>6568.83</text:p>
          </table:table-cell>
          <table:table-cell table:style-name="ce2" table:formula="of:=[.D328]-[.D327]" office:value-type="float" office:value="25.4609399999999">
            <text:p>25.46</text:p>
          </table:table-cell>
          <table:table-cell table:style-name="ce4" table:formula="of:=[.D328]*0.000621371" office:value-type="float" office:value="4.08168082011147">
            <text:p>4.0817</text:p>
          </table:table-cell>
          <table:table-cell table:style-name="ce4" table:formula="of:=[.E328]*0.000621371" office:value-type="float" office:value="0.01582068974874">
            <text:p>0.0158</text:p>
          </table:table-cell>
        </table:table-row>
        <table:table-row table:style-name="ro1">
          <table:table-cell table:style-name="ce1" office:value-type="float" office:value="30.23635162">
            <text:p>30.236352</text:p>
          </table:table-cell>
          <table:table-cell table:style-name="ce1" office:value-type="float" office:value="-97.75575757">
            <text:p>-97.755758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587.89551">
            <text:p>6587.90</text:p>
          </table:table-cell>
          <table:table-cell table:style-name="ce2" table:formula="of:=[.D329]-[.D328]" office:value-type="float" office:value="19.0649400000002">
            <text:p>19.06</text:p>
          </table:table-cell>
          <table:table-cell table:style-name="ce4" table:formula="of:=[.D329]*0.000621371" office:value-type="float" office:value="4.09352722094421">
            <text:p>4.0935</text:p>
          </table:table-cell>
          <table:table-cell table:style-name="ce4" table:formula="of:=[.E329]*0.000621371" office:value-type="float" office:value="0.0118464008327401">
            <text:p>0.0118</text:p>
          </table:table-cell>
        </table:table-row>
        <table:table-row table:style-name="ro1">
          <table:table-cell table:style-name="ce1" office:value-type="float" office:value="30.23619178">
            <text:p>30.236192</text:p>
          </table:table-cell>
          <table:table-cell table:style-name="ce1" office:value-type="float" office:value="-97.75589554">
            <text:p>-97.755896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6610.94092">
            <text:p>6610.94</text:p>
          </table:table-cell>
          <table:table-cell table:style-name="ce2" table:formula="of:=[.D330]-[.D329]" office:value-type="float" office:value="23.0454099999997">
            <text:p>23.05</text:p>
          </table:table-cell>
          <table:table-cell table:style-name="ce4" table:formula="of:=[.D330]*0.000621371" office:value-type="float" office:value="4.10784697040132">
            <text:p>4.1078</text:p>
          </table:table-cell>
          <table:table-cell table:style-name="ce4" table:formula="of:=[.E330]*0.000621371" office:value-type="float" office:value="0.0143197494571098">
            <text:p>0.0143</text:p>
          </table:table-cell>
        </table:table-row>
        <table:table-row table:style-name="ro1">
          <table:table-cell table:style-name="ce1" office:value-type="float" office:value="30.23610536">
            <text:p>30.236105</text:p>
          </table:table-cell>
          <table:table-cell table:style-name="ce1" office:value-type="float" office:value="-97.75598095">
            <text:p>-97.755981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6622.58545">
            <text:p>6622.59</text:p>
          </table:table-cell>
          <table:table-cell table:style-name="ce2" table:formula="of:=[.D331]-[.D330]" office:value-type="float" office:value="11.6445299999996">
            <text:p>11.64</text:p>
          </table:table-cell>
          <table:table-cell table:style-name="ce4" table:formula="of:=[.D331]*0.000621371" office:value-type="float" office:value="4.11508254365195">
            <text:p>4.1151</text:p>
          </table:table-cell>
          <table:table-cell table:style-name="ce4" table:formula="of:=[.E331]*0.000621371" office:value-type="float" office:value="0.00723557325062974">
            <text:p>0.0072</text:p>
          </table:table-cell>
        </table:table-row>
        <table:table-row table:style-name="ro1">
          <table:table-cell table:style-name="ce1" office:value-type="float" office:value="30.23599296">
            <text:p>30.235993</text:p>
          </table:table-cell>
          <table:table-cell table:style-name="ce1" office:value-type="float" office:value="-97.75606963">
            <text:p>-97.756070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6637.69824">
            <text:p>6637.70</text:p>
          </table:table-cell>
          <table:table-cell table:style-name="ce2" table:formula="of:=[.D332]-[.D331]" office:value-type="float" office:value="15.1127900000001">
            <text:p>15.11</text:p>
          </table:table-cell>
          <table:table-cell table:style-name="ce4" table:formula="of:=[.D332]*0.000621371" office:value-type="float" office:value="4.12447319308704">
            <text:p>4.1245</text:p>
          </table:table-cell>
          <table:table-cell table:style-name="ce4" table:formula="of:=[.E332]*0.000621371" office:value-type="float" office:value="0.00939064943509008">
            <text:p>0.0094</text:p>
          </table:table-cell>
        </table:table-row>
        <table:table-row table:style-name="ro1">
          <table:table-cell table:style-name="ce1" office:value-type="float" office:value="30.23585122">
            <text:p>30.235851</text:p>
          </table:table-cell>
          <table:table-cell table:style-name="ce1" office:value-type="float" office:value="-97.75616786">
            <text:p>-97.756168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6656.03906">
            <text:p>6656.04</text:p>
          </table:table-cell>
          <table:table-cell table:style-name="ce2" table:formula="of:=[.D333]-[.D332]" office:value-type="float" office:value="18.3408200000003">
            <text:p>18.34</text:p>
          </table:table-cell>
          <table:table-cell table:style-name="ce4" table:formula="of:=[.D333]*0.000621371" office:value-type="float" office:value="4.13586964675126">
            <text:p>4.1359</text:p>
          </table:table-cell>
          <table:table-cell table:style-name="ce4" table:formula="of:=[.E333]*0.000621371" office:value-type="float" office:value="0.0113964536642202">
            <text:p>0.0114</text:p>
          </table:table-cell>
        </table:table-row>
        <table:table-row table:style-name="ro1">
          <table:table-cell table:style-name="ce1" office:value-type="float" office:value="30.23570714">
            <text:p>30.235707</text:p>
          </table:table-cell>
          <table:table-cell table:style-name="ce1" office:value-type="float" office:value="-97.75630767">
            <text:p>-97.756308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6676.88965">
            <text:p>6676.89</text:p>
          </table:table-cell>
          <table:table-cell table:style-name="ce2" table:formula="of:=[.D334]-[.D333]" office:value-type="float" office:value="20.85059">
            <text:p>20.85</text:p>
          </table:table-cell>
          <table:table-cell table:style-name="ce4" table:formula="of:=[.D334]*0.000621371" office:value-type="float" office:value="4.14882559871015">
            <text:p>4.1488</text:p>
          </table:table-cell>
          <table:table-cell table:style-name="ce4" table:formula="of:=[.E334]*0.000621371" office:value-type="float" office:value="0.01295595195889">
            <text:p>0.0130</text:p>
          </table:table-cell>
        </table:table-row>
        <table:table-row table:style-name="ro1">
          <table:table-cell table:style-name="ce1" office:value-type="float" office:value="30.23554453">
            <text:p>30.235545</text:p>
          </table:table-cell>
          <table:table-cell table:style-name="ce1" office:value-type="float" office:value="-97.75644355">
            <text:p>-97.756444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699.11816">
            <text:p>6699.12</text:p>
          </table:table-cell>
          <table:table-cell table:style-name="ce2" table:formula="of:=[.D335]-[.D334]" office:value-type="float" office:value="22.2285099999999">
            <text:p>22.23</text:p>
          </table:table-cell>
          <table:table-cell table:style-name="ce4" table:formula="of:=[.D335]*0.000621371" office:value-type="float" office:value="4.16263775019736">
            <text:p>4.1626</text:p>
          </table:table-cell>
          <table:table-cell table:style-name="ce4" table:formula="of:=[.E335]*0.000621371" office:value-type="float" office:value="0.0138121514872099">
            <text:p>0.0138</text:p>
          </table:table-cell>
        </table:table-row>
        <table:table-row table:style-name="ro1">
          <table:table-cell table:style-name="ce1" office:value-type="float" office:value="30.23541117">
            <text:p>30.235411</text:p>
          </table:table-cell>
          <table:table-cell table:style-name="ce1" office:value-type="float" office:value="-97.7565536">
            <text:p>-97.756554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717.29346">
            <text:p>6717.29</text:p>
          </table:table-cell>
          <table:table-cell table:style-name="ce2" table:formula="of:=[.D336]-[.D335]" office:value-type="float" office:value="18.1752999999999">
            <text:p>18.18</text:p>
          </table:table-cell>
          <table:table-cell table:style-name="ce4" table:formula="of:=[.D336]*0.000621371" office:value-type="float" office:value="4.17393135453366">
            <text:p>4.1739</text:p>
          </table:table-cell>
          <table:table-cell table:style-name="ce4" table:formula="of:=[.E336]*0.000621371" office:value-type="float" office:value="0.0112936043362999">
            <text:p>0.0113</text:p>
          </table:table-cell>
        </table:table-row>
        <table:table-row table:style-name="ro1">
          <table:table-cell table:style-name="ce1" office:value-type="float" office:value="30.23527949">
            <text:p>30.235279</text:p>
          </table:table-cell>
          <table:table-cell table:style-name="ce1" office:value-type="float" office:value="-97.75666575">
            <text:p>-97.756666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6735.45605">
            <text:p>6735.46</text:p>
          </table:table-cell>
          <table:table-cell table:style-name="ce2" table:formula="of:=[.D337]-[.D336]" office:value-type="float" office:value="18.1625899999999">
            <text:p>18.16</text:p>
          </table:table-cell>
          <table:table-cell table:style-name="ce4" table:formula="of:=[.D337]*0.000621371" office:value-type="float" office:value="4.18521706124455">
            <text:p>4.1852</text:p>
          </table:table-cell>
          <table:table-cell table:style-name="ce4" table:formula="of:=[.E337]*0.000621371" office:value-type="float" office:value="0.0112857067108899">
            <text:p>0.0113</text:p>
          </table:table-cell>
        </table:table-row>
        <table:table-row table:style-name="ro1">
          <table:table-cell table:style-name="ce1" office:value-type="float" office:value="30.23508956">
            <text:p>30.235090</text:p>
          </table:table-cell>
          <table:table-cell table:style-name="ce1" office:value-type="float" office:value="-97.75681788">
            <text:p>-97.756818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6761.0752">
            <text:p>6761.08</text:p>
          </table:table-cell>
          <table:table-cell table:style-name="ce2" table:formula="of:=[.D338]-[.D337]" office:value-type="float" office:value="25.6191500000004">
            <text:p>25.62</text:p>
          </table:table-cell>
          <table:table-cell table:style-name="ce4" table:formula="of:=[.D338]*0.000621371" office:value-type="float" office:value="4.2011360580992">
            <text:p>4.2011</text:p>
          </table:table-cell>
          <table:table-cell table:style-name="ce4" table:formula="of:=[.E338]*0.000621371" office:value-type="float" office:value="0.0159189968546503">
            <text:p>0.0159</text:p>
          </table:table-cell>
        </table:table-row>
        <table:table-row table:style-name="ro1">
          <table:table-cell table:style-name="ce1" office:value-type="float" office:value="30.23489585">
            <text:p>30.234896</text:p>
          </table:table-cell>
          <table:table-cell table:style-name="ce1" office:value-type="float" office:value="-97.75696197">
            <text:p>-97.756962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6786.62012">
            <text:p>6786.62</text:p>
          </table:table-cell>
          <table:table-cell table:style-name="ce2" table:formula="of:=[.D339]-[.D338]" office:value-type="float" office:value="25.5449199999994">
            <text:p>25.54</text:p>
          </table:table-cell>
          <table:table-cell table:style-name="ce4" table:formula="of:=[.D339]*0.000621371" office:value-type="float" office:value="4.21700893058452">
            <text:p>4.2170</text:p>
          </table:table-cell>
          <table:table-cell table:style-name="ce4" table:formula="of:=[.E339]*0.000621371" office:value-type="float" office:value="0.0158728724853196">
            <text:p>0.0159</text:p>
          </table:table-cell>
        </table:table-row>
        <table:table-row table:style-name="ro1">
          <table:table-cell table:style-name="ce1" office:value-type="float" office:value="30.23472872">
            <text:p>30.234729</text:p>
          </table:table-cell>
          <table:table-cell table:style-name="ce1" office:value-type="float" office:value="-97.75708275">
            <text:p>-97.757083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6808.50537">
            <text:p>6808.51</text:p>
          </table:table-cell>
          <table:table-cell table:style-name="ce2" table:formula="of:=[.D340]-[.D339]" office:value-type="float" office:value="21.8852500000003">
            <text:p>21.89</text:p>
          </table:table-cell>
          <table:table-cell table:style-name="ce4" table:formula="of:=[.D340]*0.000621371" office:value-type="float" office:value="4.23060779026227">
            <text:p>4.2306</text:p>
          </table:table-cell>
          <table:table-cell table:style-name="ce4" table:formula="of:=[.E340]*0.000621371" office:value-type="float" office:value="0.0135988596777502">
            <text:p>0.0136</text:p>
          </table:table-cell>
        </table:table-row>
        <table:table-row table:style-name="ro1">
          <table:table-cell table:style-name="ce1" office:value-type="float" office:value="30.23455856">
            <text:p>30.234559</text:p>
          </table:table-cell>
          <table:table-cell table:style-name="ce1" office:value-type="float" office:value="-97.75720797">
            <text:p>-97.757208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6830.85742">
            <text:p>6830.86</text:p>
          </table:table-cell>
          <table:table-cell table:style-name="ce2" table:formula="of:=[.D341]-[.D340]" office:value-type="float" office:value="22.3520500000004">
            <text:p>22.35</text:p>
          </table:table-cell>
          <table:table-cell table:style-name="ce4" table:formula="of:=[.D341]*0.000621371" office:value-type="float" office:value="4.24449670592282">
            <text:p>4.2445</text:p>
          </table:table-cell>
          <table:table-cell table:style-name="ce4" table:formula="of:=[.E341]*0.000621371" office:value-type="float" office:value="0.0138889156605503">
            <text:p>0.0139</text:p>
          </table:table-cell>
        </table:table-row>
        <table:table-row table:style-name="ro1">
          <table:table-cell table:style-name="ce1" office:value-type="float" office:value="30.23438388">
            <text:p>30.234384</text:p>
          </table:table-cell>
          <table:table-cell table:style-name="ce1" office:value-type="float" office:value="-97.75733722">
            <text:p>-97.757337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6853.83789">
            <text:p>6853.84</text:p>
          </table:table-cell>
          <table:table-cell table:style-name="ce2" table:formula="of:=[.D342]-[.D341]" office:value-type="float" office:value="22.9804699999995">
            <text:p>22.98</text:p>
          </table:table-cell>
          <table:table-cell table:style-name="ce4" table:formula="of:=[.D342]*0.000621371" office:value-type="float" office:value="4.25877610354719">
            <text:p>4.2588</text:p>
          </table:table-cell>
          <table:table-cell table:style-name="ce4" table:formula="of:=[.E342]*0.000621371" office:value-type="float" office:value="0.0142793976243697">
            <text:p>0.0143</text:p>
          </table:table-cell>
        </table:table-row>
        <table:table-row table:style-name="ro1">
          <table:table-cell table:style-name="ce1" office:value-type="float" office:value="30.23424768">
            <text:p>30.234248</text:p>
          </table:table-cell>
          <table:table-cell table:style-name="ce1" office:value-type="float" office:value="-97.75743169">
            <text:p>-97.757432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6871.4502">
            <text:p>6871.45</text:p>
          </table:table-cell>
          <table:table-cell table:style-name="ce2" table:formula="of:=[.D343]-[.D342]" office:value-type="float" office:value="17.6123100000004">
            <text:p>17.61</text:p>
          </table:table-cell>
          <table:table-cell table:style-name="ce4" table:formula="of:=[.D343]*0.000621371" office:value-type="float" office:value="4.2697198822242">
            <text:p>4.2697</text:p>
          </table:table-cell>
          <table:table-cell table:style-name="ce4" table:formula="of:=[.E343]*0.000621371" office:value-type="float" office:value="0.0109437786770103">
            <text:p>0.0109</text:p>
          </table:table-cell>
        </table:table-row>
        <table:table-row table:style-name="ro1">
          <table:table-cell table:style-name="ce1" office:value-type="float" office:value="30.23407107">
            <text:p>30.234071</text:p>
          </table:table-cell>
          <table:table-cell table:style-name="ce1" office:value-type="float" office:value="-97.75754652">
            <text:p>-97.757547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6893.9248">
            <text:p>6893.92</text:p>
          </table:table-cell>
          <table:table-cell table:style-name="ce2" table:formula="of:=[.D344]-[.D343]" office:value-type="float" office:value="22.4745999999996">
            <text:p>22.47</text:p>
          </table:table-cell>
          <table:table-cell table:style-name="ce4" table:formula="of:=[.D344]*0.000621371" office:value-type="float" office:value="4.2836849469008">
            <text:p>4.2837</text:p>
          </table:table-cell>
          <table:table-cell table:style-name="ce4" table:formula="of:=[.E344]*0.000621371" office:value-type="float" office:value="0.0139650646765997">
            <text:p>0.0140</text:p>
          </table:table-cell>
        </table:table-row>
        <table:table-row table:style-name="ro1">
          <table:table-cell table:style-name="ce1" office:value-type="float" office:value="30.23389447">
            <text:p>30.233894</text:p>
          </table:table-cell>
          <table:table-cell table:style-name="ce1" office:value-type="float" office:value="-97.75766655">
            <text:p>-97.757667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6916.6377">
            <text:p>6916.64</text:p>
          </table:table-cell>
          <table:table-cell table:style-name="ce2" table:formula="of:=[.D345]-[.D344]" office:value-type="float" office:value="22.7129000000004">
            <text:p>22.71</text:p>
          </table:table-cell>
          <table:table-cell table:style-name="ce4" table:formula="of:=[.D345]*0.000621371" office:value-type="float" office:value="4.2977980842867">
            <text:p>4.2978</text:p>
          </table:table-cell>
          <table:table-cell table:style-name="ce4" table:formula="of:=[.E345]*0.000621371" office:value-type="float" office:value="0.0141131373859003">
            <text:p>0.0141</text:p>
          </table:table-cell>
        </table:table-row>
        <table:table-row table:style-name="ro1">
          <table:table-cell table:style-name="ce1" office:value-type="float" office:value="30.23374937">
            <text:p>30.233749</text:p>
          </table:table-cell>
          <table:table-cell table:style-name="ce1" office:value-type="float" office:value="-97.75776017">
            <text:p>-97.757760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6935.35303">
            <text:p>6935.35</text:p>
          </table:table-cell>
          <table:table-cell table:style-name="ce2" table:formula="of:=[.D346]-[.D345]" office:value-type="float" office:value="18.71533">
            <text:p>18.72</text:p>
          </table:table-cell>
          <table:table-cell table:style-name="ce4" table:formula="of:=[.D346]*0.000621371" office:value-type="float" office:value="4.30942724760413">
            <text:p>4.3094</text:p>
          </table:table-cell>
          <table:table-cell table:style-name="ce4" table:formula="of:=[.E346]*0.000621371" office:value-type="float" office:value="0.01162916331743">
            <text:p>0.0116</text:p>
          </table:table-cell>
        </table:table-row>
        <table:table-row table:style-name="ro1">
          <table:table-cell table:style-name="ce1" office:value-type="float" office:value="30.23360026">
            <text:p>30.233600</text:p>
          </table:table-cell>
          <table:table-cell table:style-name="ce1" office:value-type="float" office:value="-97.75785866">
            <text:p>-97.757859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6954.3042">
            <text:p>6954.30</text:p>
          </table:table-cell>
          <table:table-cell table:style-name="ce2" table:formula="of:=[.D347]-[.D346]" office:value-type="float" office:value="18.9511699999994">
            <text:p>18.95</text:p>
          </table:table-cell>
          <table:table-cell table:style-name="ce4" table:formula="of:=[.D347]*0.000621371" office:value-type="float" office:value="4.3212029550582">
            <text:p>4.3212</text:p>
          </table:table-cell>
          <table:table-cell table:style-name="ce4" table:formula="of:=[.E347]*0.000621371" office:value-type="float" office:value="0.0117757074540696">
            <text:p>0.0118</text:p>
          </table:table-cell>
        </table:table-row>
        <table:table-row table:style-name="ro1">
          <table:table-cell table:style-name="ce1" office:value-type="float" office:value="30.23342952">
            <text:p>30.233430</text:p>
          </table:table-cell>
          <table:table-cell table:style-name="ce1" office:value-type="float" office:value="-97.75797542">
            <text:p>-97.757975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6976.32227">
            <text:p>6976.32</text:p>
          </table:table-cell>
          <table:table-cell table:style-name="ce2" table:formula="of:=[.D348]-[.D347]" office:value-type="float" office:value="22.0180700000001">
            <text:p>22.02</text:p>
          </table:table-cell>
          <table:table-cell table:style-name="ce4" table:formula="of:=[.D348]*0.000621371" office:value-type="float" office:value="4.33488434523217">
            <text:p>4.3349</text:p>
          </table:table-cell>
          <table:table-cell table:style-name="ce4" table:formula="of:=[.E348]*0.000621371" office:value-type="float" office:value="0.0136813901739701">
            <text:p>0.0137</text:p>
          </table:table-cell>
        </table:table-row>
        <table:table-row table:style-name="ro1">
          <table:table-cell table:style-name="ce1" office:value-type="float" office:value="30.23325644">
            <text:p>30.233256</text:p>
          </table:table-cell>
          <table:table-cell table:style-name="ce1" office:value-type="float" office:value="-97.7580859">
            <text:p>-97.758086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6998.24854">
            <text:p>6998.25</text:p>
          </table:table-cell>
          <table:table-cell table:style-name="ce2" table:formula="of:=[.D349]-[.D348]" office:value-type="float" office:value="21.9262699999999">
            <text:p>21.93</text:p>
          </table:table-cell>
          <table:table-cell table:style-name="ce4" table:formula="of:=[.D349]*0.000621371" office:value-type="float" office:value="4.34850869354834">
            <text:p>4.3485</text:p>
          </table:table-cell>
          <table:table-cell table:style-name="ce4" table:formula="of:=[.E349]*0.000621371" office:value-type="float" office:value="0.01362434831617">
            <text:p>0.0136</text:p>
          </table:table-cell>
        </table:table-row>
        <table:table-row table:style-name="ro1">
          <table:table-cell table:style-name="ce1" office:value-type="float" office:value="30.23308368">
            <text:p>30.233084</text:p>
          </table:table-cell>
          <table:table-cell table:style-name="ce1" office:value-type="float" office:value="-97.75819">
            <text:p>-97.758190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019.86572">
            <text:p>7019.87</text:p>
          </table:table-cell>
          <table:table-cell table:style-name="ce2" table:formula="of:=[.D350]-[.D349]" office:value-type="float" office:value="21.6171800000002">
            <text:p>21.62</text:p>
          </table:table-cell>
          <table:table-cell table:style-name="ce4" table:formula="of:=[.D350]*0.000621371" office:value-type="float" office:value="4.36194098230212">
            <text:p>4.3619</text:p>
          </table:table-cell>
          <table:table-cell table:style-name="ce4" table:formula="of:=[.E350]*0.000621371" office:value-type="float" office:value="0.0134322887537801">
            <text:p>0.0134</text:p>
          </table:table-cell>
        </table:table-row>
        <table:table-row table:style-name="ro1">
          <table:table-cell table:style-name="ce1" office:value-type="float" office:value="30.23293457">
            <text:p>30.232935</text:p>
          </table:table-cell>
          <table:table-cell table:style-name="ce1" office:value-type="float" office:value="-97.75828203">
            <text:p>-97.758282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038.60596">
            <text:p>7038.61</text:p>
          </table:table-cell>
          <table:table-cell table:style-name="ce2" table:formula="of:=[.D351]-[.D350]" office:value-type="float" office:value="18.7402400000001">
            <text:p>18.74</text:p>
          </table:table-cell>
          <table:table-cell table:style-name="ce4" table:formula="of:=[.D351]*0.000621371" office:value-type="float" office:value="4.37358562397116">
            <text:p>4.3736</text:p>
          </table:table-cell>
          <table:table-cell table:style-name="ce4" table:formula="of:=[.E351]*0.000621371" office:value-type="float" office:value="0.0116446416690401">
            <text:p>0.0116</text:p>
          </table:table-cell>
        </table:table-row>
        <table:table-row table:style-name="ro1">
          <table:table-cell table:style-name="ce1" office:value-type="float" office:value="30.23279174">
            <text:p>30.232792</text:p>
          </table:table-cell>
          <table:table-cell table:style-name="ce1" office:value-type="float" office:value="-97.75838085">
            <text:p>-97.758381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056.90234">
            <text:p>7056.90</text:p>
          </table:table-cell>
          <table:table-cell table:style-name="ce2" table:formula="of:=[.D352]-[.D351]" office:value-type="float" office:value="18.2963799999998">
            <text:p>18.30</text:p>
          </table:table-cell>
          <table:table-cell table:style-name="ce4" table:formula="of:=[.D352]*0.000621371" office:value-type="float" office:value="4.38495446390814">
            <text:p>4.3850</text:p>
          </table:table-cell>
          <table:table-cell table:style-name="ce4" table:formula="of:=[.E352]*0.000621371" office:value-type="float" office:value="0.0113688399369799">
            <text:p>0.0114</text:p>
          </table:table-cell>
        </table:table-row>
        <table:table-row table:style-name="ro1">
          <table:table-cell table:style-name="ce1" office:value-type="float" office:value="30.23261488">
            <text:p>30.232615</text:p>
          </table:table-cell>
          <table:table-cell table:style-name="ce1" office:value-type="float" office:value="-97.75849602">
            <text:p>-97.758496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079.41455">
            <text:p>7079.41</text:p>
          </table:table-cell>
          <table:table-cell table:style-name="ce2" table:formula="of:=[.D353]-[.D352]" office:value-type="float" office:value="22.5122100000008">
            <text:p>22.51</text:p>
          </table:table-cell>
          <table:table-cell table:style-name="ce4" table:formula="of:=[.D353]*0.000621371" office:value-type="float" office:value="4.39894289834805">
            <text:p>4.3989</text:p>
          </table:table-cell>
          <table:table-cell table:style-name="ce4" table:formula="of:=[.E353]*0.000621371" office:value-type="float" office:value="0.0139884344399105">
            <text:p>0.0140</text:p>
          </table:table-cell>
        </table:table-row>
        <table:table-row table:style-name="ro1">
          <table:table-cell table:style-name="ce1" office:value-type="float" office:value="30.23240534">
            <text:p>30.232405</text:p>
          </table:table-cell>
          <table:table-cell table:style-name="ce1" office:value-type="float" office:value="-97.75861857">
            <text:p>-97.758619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105.48779">
            <text:p>7105.49</text:p>
          </table:table-cell>
          <table:table-cell table:style-name="ce2" table:formula="of:=[.D354]-[.D353]" office:value-type="float" office:value="26.0732399999997">
            <text:p>26.07</text:p>
          </table:table-cell>
          <table:table-cell table:style-name="ce4" table:formula="of:=[.D354]*0.000621371" office:value-type="float" office:value="4.41514405356009">
            <text:p>4.4151</text:p>
          </table:table-cell>
          <table:table-cell table:style-name="ce4" table:formula="of:=[.E354]*0.000621371" office:value-type="float" office:value="0.0162011552120398">
            <text:p>0.0162</text:p>
          </table:table-cell>
        </table:table-row>
        <table:table-row table:style-name="ro1">
          <table:table-cell table:style-name="ce1" office:value-type="float" office:value="30.23224968">
            <text:p>30.232250</text:p>
          </table:table-cell>
          <table:table-cell table:style-name="ce1" office:value-type="float" office:value="-97.75872275">
            <text:p>-97.758723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7125.44678">
            <text:p>7125.45</text:p>
          </table:table-cell>
          <table:table-cell table:style-name="ce2" table:formula="of:=[.D355]-[.D354]" office:value-type="float" office:value="19.9589900000001">
            <text:p>19.96</text:p>
          </table:table-cell>
          <table:table-cell table:style-name="ce4" table:formula="of:=[.D355]*0.000621371" office:value-type="float" office:value="4.42754599113538">
            <text:p>4.4275</text:p>
          </table:table-cell>
          <table:table-cell table:style-name="ce4" table:formula="of:=[.E355]*0.000621371" office:value-type="float" office:value="0.0124019375752901">
            <text:p>0.0124</text:p>
          </table:table-cell>
        </table:table-row>
        <table:table-row table:style-name="ro1">
          <table:table-cell table:style-name="ce1" office:value-type="float" office:value="30.23210686">
            <text:p>30.232107</text:p>
          </table:table-cell>
          <table:table-cell table:style-name="ce1" office:value-type="float" office:value="-97.75881713">
            <text:p>-97.758817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7143.71094">
            <text:p>7143.71</text:p>
          </table:table-cell>
          <table:table-cell table:style-name="ce2" table:formula="of:=[.D356]-[.D355]" office:value-type="float" office:value="18.2641599999997">
            <text:p>18.26</text:p>
          </table:table-cell>
          <table:table-cell table:style-name="ce4" table:formula="of:=[.D356]*0.000621371" office:value-type="float" office:value="4.43889481049874">
            <text:p>4.4389</text:p>
          </table:table-cell>
          <table:table-cell table:style-name="ce4" table:formula="of:=[.E356]*0.000621371" office:value-type="float" office:value="0.0113488193633598">
            <text:p>0.0113</text:p>
          </table:table-cell>
        </table:table-row>
        <table:table-row table:style-name="ro1">
          <table:table-cell table:style-name="ce1" office:value-type="float" office:value="30.23195875">
            <text:p>30.231959</text:p>
          </table:table-cell>
          <table:table-cell table:style-name="ce1" office:value-type="float" office:value="-97.75891369">
            <text:p>-97.758914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7162.56299">
            <text:p>7162.56</text:p>
          </table:table-cell>
          <table:table-cell table:style-name="ce2" table:formula="of:=[.D357]-[.D356]" office:value-type="float" office:value="18.8520500000004">
            <text:p>18.85</text:p>
          </table:table-cell>
          <table:table-cell table:style-name="ce4" table:formula="of:=[.D357]*0.000621371" office:value-type="float" office:value="4.45060892765929">
            <text:p>4.4506</text:p>
          </table:table-cell>
          <table:table-cell table:style-name="ce4" table:formula="of:=[.E357]*0.000621371" office:value-type="float" office:value="0.0117141171605503">
            <text:p>0.0117</text:p>
          </table:table-cell>
        </table:table-row>
        <table:table-row table:style-name="ro1">
          <table:table-cell table:style-name="ce1" office:value-type="float" office:value="30.23180678">
            <text:p>30.231807</text:p>
          </table:table-cell>
          <table:table-cell table:style-name="ce1" office:value-type="float" office:value="-97.75899986">
            <text:p>-97.759000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7181.35205">
            <text:p>7181.35</text:p>
          </table:table-cell>
          <table:table-cell table:style-name="ce2" table:formula="of:=[.D358]-[.D357]" office:value-type="float" office:value="18.7890600000001">
            <text:p>18.79</text:p>
          </table:table-cell>
          <table:table-cell table:style-name="ce4" table:formula="of:=[.D358]*0.000621371" office:value-type="float" office:value="4.46228390466055">
            <text:p>4.4623</text:p>
          </table:table-cell>
          <table:table-cell table:style-name="ce4" table:formula="of:=[.E358]*0.000621371" office:value-type="float" office:value="0.01167497700126">
            <text:p>0.0117</text:p>
          </table:table-cell>
        </table:table-row>
        <table:table-row table:style-name="ro1">
          <table:table-cell table:style-name="ce1" office:value-type="float" office:value="30.2316482">
            <text:p>30.231648</text:p>
          </table:table-cell>
          <table:table-cell table:style-name="ce1" office:value-type="float" office:value="-97.75910513">
            <text:p>-97.759105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201.70312">
            <text:p>7201.70</text:p>
          </table:table-cell>
          <table:table-cell table:style-name="ce2" table:formula="of:=[.D359]-[.D358]" office:value-type="float" office:value="20.3510699999997">
            <text:p>20.35</text:p>
          </table:table-cell>
          <table:table-cell table:style-name="ce4" table:formula="of:=[.D359]*0.000621371" office:value-type="float" office:value="4.47492946937752">
            <text:p>4.4749</text:p>
          </table:table-cell>
          <table:table-cell table:style-name="ce4" table:formula="of:=[.E359]*0.000621371" office:value-type="float" office:value="0.0126455647169698">
            <text:p>0.0126</text:p>
          </table:table-cell>
        </table:table-row>
        <table:table-row table:style-name="ro1">
          <table:table-cell table:style-name="ce1" office:value-type="float" office:value="30.23149422">
            <text:p>30.231494</text:p>
          </table:table-cell>
          <table:table-cell table:style-name="ce1" office:value-type="float" office:value="-97.75919935">
            <text:p>-97.759199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220.98926">
            <text:p>7220.99</text:p>
          </table:table-cell>
          <table:table-cell table:style-name="ce2" table:formula="of:=[.D360]-[.D359]" office:value-type="float" office:value="19.2861400000002">
            <text:p>19.29</text:p>
          </table:table-cell>
          <table:table-cell table:style-name="ce4" table:formula="of:=[.D360]*0.000621371" office:value-type="float" office:value="4.48691331747546">
            <text:p>4.4869</text:p>
          </table:table-cell>
          <table:table-cell table:style-name="ce4" table:formula="of:=[.E360]*0.000621371" office:value-type="float" office:value="0.0119838480979401">
            <text:p>0.0120</text:p>
          </table:table-cell>
        </table:table-row>
        <table:table-row table:style-name="ro1">
          <table:table-cell table:style-name="ce1" office:value-type="float" office:value="30.23128493">
            <text:p>30.231285</text:p>
          </table:table-cell>
          <table:table-cell table:style-name="ce1" office:value-type="float" office:value="-97.75933597">
            <text:p>-97.759336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247.62402">
            <text:p>7247.62</text:p>
          </table:table-cell>
          <table:table-cell table:style-name="ce2" table:formula="of:=[.D361]-[.D360]" office:value-type="float" office:value="26.6347599999999">
            <text:p>26.63</text:p>
          </table:table-cell>
          <table:table-cell table:style-name="ce4" table:formula="of:=[.D361]*0.000621371" office:value-type="float" office:value="4.50346338493142">
            <text:p>4.5035</text:p>
          </table:table-cell>
          <table:table-cell table:style-name="ce4" table:formula="of:=[.E361]*0.000621371" office:value-type="float" office:value="0.01655006745596">
            <text:p>0.0166</text:p>
          </table:table-cell>
        </table:table-row>
        <table:table-row table:style-name="ro1">
          <table:table-cell table:style-name="ce1" office:value-type="float" office:value="30.23110497">
            <text:p>30.231105</text:p>
          </table:table-cell>
          <table:table-cell table:style-name="ce1" office:value-type="float" office:value="-97.75944737">
            <text:p>-97.759447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270.32666">
            <text:p>7270.33</text:p>
          </table:table-cell>
          <table:table-cell table:style-name="ce2" table:formula="of:=[.D362]-[.D361]" office:value-type="float" office:value="22.7026399999995">
            <text:p>22.70</text:p>
          </table:table-cell>
          <table:table-cell table:style-name="ce4" table:formula="of:=[.D362]*0.000621371" office:value-type="float" office:value="4.51757014705086">
            <text:p>4.5176</text:p>
          </table:table-cell>
          <table:table-cell table:style-name="ce4" table:formula="of:=[.E362]*0.000621371" office:value-type="float" office:value="0.0141067621194397">
            <text:p>0.0141</text:p>
          </table:table-cell>
        </table:table-row>
        <table:table-row table:style-name="ro1">
          <table:table-cell table:style-name="ce1" office:value-type="float" office:value="30.23089475">
            <text:p>30.230895</text:p>
          </table:table-cell>
          <table:table-cell table:style-name="ce1" office:value-type="float" office:value="-97.75957452">
            <text:p>-97.759575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7296.61768">
            <text:p>7296.62</text:p>
          </table:table-cell>
          <table:table-cell table:style-name="ce2" table:formula="of:=[.D363]-[.D362]" office:value-type="float" office:value="26.2910200000006">
            <text:p>26.29</text:p>
          </table:table-cell>
          <table:table-cell table:style-name="ce4" table:formula="of:=[.D363]*0.000621371" office:value-type="float" office:value="4.53390662443928">
            <text:p>4.5339</text:p>
          </table:table-cell>
          <table:table-cell table:style-name="ce4" table:formula="of:=[.E363]*0.000621371" office:value-type="float" office:value="0.0163364773884204">
            <text:p>0.0163</text:p>
          </table:table-cell>
        </table:table-row>
        <table:table-row table:style-name="ro1">
          <table:table-cell table:style-name="ce1" office:value-type="float" office:value="30.23071588">
            <text:p>30.230716</text:p>
          </table:table-cell>
          <table:table-cell table:style-name="ce1" office:value-type="float" office:value="-97.75968768">
            <text:p>-97.759688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7319.25244">
            <text:p>7319.25</text:p>
          </table:table-cell>
          <table:table-cell table:style-name="ce2" table:formula="of:=[.D364]-[.D363]" office:value-type="float" office:value="22.6347599999999">
            <text:p>22.63</text:p>
          </table:table-cell>
          <table:table-cell table:style-name="ce4" table:formula="of:=[.D364]*0.000621371" office:value-type="float" office:value="4.54797120789524">
            <text:p>4.5480</text:p>
          </table:table-cell>
          <table:table-cell table:style-name="ce4" table:formula="of:=[.E364]*0.000621371" office:value-type="float" office:value="0.0140645834559599">
            <text:p>0.0141</text:p>
          </table:table-cell>
        </table:table-row>
        <table:table-row table:style-name="ro1">
          <table:table-cell table:style-name="ce1" office:value-type="float" office:value="30.23054556">
            <text:p>30.230546</text:p>
          </table:table-cell>
          <table:table-cell table:style-name="ce1" office:value-type="float" office:value="-97.75980519">
            <text:p>-97.759805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341.26074">
            <text:p>7341.26</text:p>
          </table:table-cell>
          <table:table-cell table:style-name="ce2" table:formula="of:=[.D365]-[.D364]" office:value-type="float" office:value="22.0082999999995">
            <text:p>22.01</text:p>
          </table:table-cell>
          <table:table-cell table:style-name="ce4" table:formula="of:=[.D365]*0.000621371" office:value-type="float" office:value="4.56164652727454">
            <text:p>4.5616</text:p>
          </table:table-cell>
          <table:table-cell table:style-name="ce4" table:formula="of:=[.E365]*0.000621371" office:value-type="float" office:value="0.0136753193792997">
            <text:p>0.0137</text:p>
          </table:table-cell>
        </table:table-row>
        <table:table-row table:style-name="ro1">
          <table:table-cell table:style-name="ce1" office:value-type="float" office:value="30.23039879">
            <text:p>30.230399</text:p>
          </table:table-cell>
          <table:table-cell table:style-name="ce1" office:value-type="float" office:value="-97.75990158">
            <text:p>-97.759902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7359.98828">
            <text:p>7359.99</text:p>
          </table:table-cell>
          <table:table-cell table:style-name="ce2" table:formula="of:=[.D366]-[.D365]" office:value-type="float" office:value="18.7275399999999">
            <text:p>18.73</text:p>
          </table:table-cell>
          <table:table-cell table:style-name="ce4" table:formula="of:=[.D366]*0.000621371" office:value-type="float" office:value="4.57328327753188">
            <text:p>4.5733</text:p>
          </table:table-cell>
          <table:table-cell table:style-name="ce4" table:formula="of:=[.E366]*0.000621371" office:value-type="float" office:value="0.0116367502573399">
            <text:p>0.0116</text:p>
          </table:table-cell>
        </table:table-row>
        <table:table-row table:style-name="ro1">
          <table:table-cell table:style-name="ce1" office:value-type="float" office:value="30.23022403">
            <text:p>30.230224</text:p>
          </table:table-cell>
          <table:table-cell table:style-name="ce1" office:value-type="float" office:value="-97.76000728">
            <text:p>-97.760007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7381.86426">
            <text:p>7381.86</text:p>
          </table:table-cell>
          <table:table-cell table:style-name="ce2" table:formula="of:=[.D367]-[.D366]" office:value-type="float" office:value="21.8759800000007">
            <text:p>21.88</text:p>
          </table:table-cell>
          <table:table-cell table:style-name="ce4" table:formula="of:=[.D367]*0.000621371" office:value-type="float" office:value="4.58687637710046">
            <text:p>4.5869</text:p>
          </table:table-cell>
          <table:table-cell table:style-name="ce4" table:formula="of:=[.E367]*0.000621371" office:value-type="float" office:value="0.0135930995685804">
            <text:p>0.0136</text:p>
          </table:table-cell>
        </table:table-row>
        <table:table-row table:style-name="ro1">
          <table:table-cell table:style-name="ce1" office:value-type="float" office:value="30.23004793">
            <text:p>30.230048</text:p>
          </table:table-cell>
          <table:table-cell table:style-name="ce1" office:value-type="float" office:value="-97.76011968">
            <text:p>-97.760120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7404.15527">
            <text:p>7404.16</text:p>
          </table:table-cell>
          <table:table-cell table:style-name="ce2" table:formula="of:=[.D368]-[.D367]" office:value-type="float" office:value="22.2910099999999">
            <text:p>22.29</text:p>
          </table:table-cell>
          <table:table-cell table:style-name="ce4" table:formula="of:=[.D368]*0.000621371" office:value-type="float" office:value="4.60072736427517">
            <text:p>4.6007</text:p>
          </table:table-cell>
          <table:table-cell table:style-name="ce4" table:formula="of:=[.E368]*0.000621371" office:value-type="float" office:value="0.0138509871747099">
            <text:p>0.0139</text:p>
          </table:table-cell>
        </table:table-row>
        <table:table-row table:style-name="ro1">
          <table:table-cell table:style-name="ce1" office:value-type="float" office:value="30.22990284">
            <text:p>30.229903</text:p>
          </table:table-cell>
          <table:table-cell table:style-name="ce1" office:value-type="float" office:value="-97.76020283">
            <text:p>-97.760203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7422.12354">
            <text:p>7422.12</text:p>
          </table:table-cell>
          <table:table-cell table:style-name="ce2" table:formula="of:=[.D369]-[.D368]" office:value-type="float" office:value="17.9682699999994">
            <text:p>17.97</text:p>
          </table:table-cell>
          <table:table-cell table:style-name="ce4" table:formula="of:=[.D369]*0.000621371" office:value-type="float" office:value="4.61189232617334">
            <text:p>4.6119</text:p>
          </table:table-cell>
          <table:table-cell table:style-name="ce4" table:formula="of:=[.E369]*0.000621371" office:value-type="float" office:value="0.0111649618981696">
            <text:p>0.0112</text:p>
          </table:table-cell>
        </table:table-row>
        <table:table-row table:style-name="ro1">
          <table:table-cell table:style-name="ce1" office:value-type="float" office:value="30.22975833">
            <text:p>30.229758</text:p>
          </table:table-cell>
          <table:table-cell table:style-name="ce1" office:value-type="float" office:value="-97.76029788">
            <text:p>-97.760298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7440.57568">
            <text:p>7440.58</text:p>
          </table:table-cell>
          <table:table-cell table:style-name="ce2" table:formula="of:=[.D370]-[.D369]" office:value-type="float" office:value="18.4521400000003">
            <text:p>18.45</text:p>
          </table:table-cell>
          <table:table-cell table:style-name="ce4" table:formula="of:=[.D370]*0.000621371" office:value-type="float" office:value="4.62335795085728">
            <text:p>4.6234</text:p>
          </table:table-cell>
          <table:table-cell table:style-name="ce4" table:formula="of:=[.E370]*0.000621371" office:value-type="float" office:value="0.0114656246839402">
            <text:p>0.0115</text:p>
          </table:table-cell>
        </table:table-row>
        <table:table-row table:style-name="ro1">
          <table:table-cell table:style-name="ce1" office:value-type="float" office:value="30.22958139">
            <text:p>30.229581</text:p>
          </table:table-cell>
          <table:table-cell table:style-name="ce1" office:value-type="float" office:value="-97.76041087">
            <text:p>-97.760411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7463.01709">
            <text:p>7463.02</text:p>
          </table:table-cell>
          <table:table-cell table:style-name="ce2" table:formula="of:=[.D371]-[.D370]" office:value-type="float" office:value="22.4414100000004">
            <text:p>22.44</text:p>
          </table:table-cell>
          <table:table-cell table:style-name="ce4" table:formula="of:=[.D371]*0.000621371" office:value-type="float" office:value="4.63730239223039">
            <text:p>4.6373</text:p>
          </table:table-cell>
          <table:table-cell table:style-name="ce4" table:formula="of:=[.E371]*0.000621371" office:value-type="float" office:value="0.0139444413731102">
            <text:p>0.0139</text:p>
          </table:table-cell>
        </table:table-row>
        <table:table-row table:style-name="ro1">
          <table:table-cell table:style-name="ce1" office:value-type="float" office:value="30.22940336">
            <text:p>30.229403</text:p>
          </table:table-cell>
          <table:table-cell table:style-name="ce1" office:value-type="float" office:value="-97.76052369">
            <text:p>-97.76052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485.52441">
            <text:p>7485.52</text:p>
          </table:table-cell>
          <table:table-cell table:style-name="ce2" table:formula="of:=[.D372]-[.D371]" office:value-type="float" office:value="22.5073199999997">
            <text:p>22.51</text:p>
          </table:table-cell>
          <table:table-cell table:style-name="ce4" table:formula="of:=[.D372]*0.000621371" office:value-type="float" office:value="4.65128778816611">
            <text:p>4.6513</text:p>
          </table:table-cell>
          <table:table-cell table:style-name="ce4" table:formula="of:=[.E372]*0.000621371" office:value-type="float" office:value="0.0139853959357198">
            <text:p>0.0140</text:p>
          </table:table-cell>
        </table:table-row>
        <table:table-row table:style-name="ro1">
          <table:table-cell table:style-name="ce1" office:value-type="float" office:value="30.2292322">
            <text:p>30.229232</text:p>
          </table:table-cell>
          <table:table-cell table:style-name="ce1" office:value-type="float" office:value="-97.76062863">
            <text:p>-97.760629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507.03369">
            <text:p>7507.03</text:p>
          </table:table-cell>
          <table:table-cell table:style-name="ce2" table:formula="of:=[.D373]-[.D372]" office:value-type="float" office:value="21.5092800000002">
            <text:p>21.51</text:p>
          </table:table-cell>
          <table:table-cell table:style-name="ce4" table:formula="of:=[.D373]*0.000621371" office:value-type="float" office:value="4.66465303098899">
            <text:p>4.6647</text:p>
          </table:table-cell>
          <table:table-cell table:style-name="ce4" table:formula="of:=[.E373]*0.000621371" office:value-type="float" office:value="0.0133652428228801">
            <text:p>0.0134</text:p>
          </table:table-cell>
        </table:table-row>
        <table:table-row table:style-name="ro1">
          <table:table-cell table:style-name="ce1" office:value-type="float" office:value="30.22906096">
            <text:p>30.229061</text:p>
          </table:table-cell>
          <table:table-cell table:style-name="ce1" office:value-type="float" office:value="-97.76072988">
            <text:p>-97.760730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7528.36572">
            <text:p>7528.37</text:p>
          </table:table-cell>
          <table:table-cell table:style-name="ce2" table:formula="of:=[.D374]-[.D373]" office:value-type="float" office:value="21.3320299999996">
            <text:p>21.33</text:p>
          </table:table-cell>
          <table:table-cell table:style-name="ce4" table:formula="of:=[.D374]*0.000621371" office:value-type="float" office:value="4.67790813580212">
            <text:p>4.6779</text:p>
          </table:table-cell>
          <table:table-cell table:style-name="ce4" table:formula="of:=[.E374]*0.000621371" office:value-type="float" office:value="0.0132551048131297">
            <text:p>0.0133</text:p>
          </table:table-cell>
        </table:table-row>
        <table:table-row table:style-name="ro1">
          <table:table-cell table:style-name="ce1" office:value-type="float" office:value="30.22888913">
            <text:p>30.228889</text:p>
          </table:table-cell>
          <table:table-cell table:style-name="ce1" office:value-type="float" office:value="-97.76082493">
            <text:p>-97.760825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7549.48779">
            <text:p>7549.49</text:p>
          </table:table-cell>
          <table:table-cell table:style-name="ce2" table:formula="of:=[.D375]-[.D374]" office:value-type="float" office:value="21.1220700000003">
            <text:p>21.12</text:p>
          </table:table-cell>
          <table:table-cell table:style-name="ce4" table:formula="of:=[.D375]*0.000621371" office:value-type="float" office:value="4.69103277756009">
            <text:p>4.6910</text:p>
          </table:table-cell>
          <table:table-cell table:style-name="ce4" table:formula="of:=[.E375]*0.000621371" office:value-type="float" office:value="0.0131246417579702">
            <text:p>0.0131</text:p>
          </table:table-cell>
        </table:table-row>
        <table:table-row table:style-name="ro1">
          <table:table-cell table:style-name="ce1" office:value-type="float" office:value="30.22871386">
            <text:p>30.228714</text:p>
          </table:table-cell>
          <table:table-cell table:style-name="ce1" office:value-type="float" office:value="-97.76093272">
            <text:p>-97.760933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7571.50244">
            <text:p>7571.50</text:p>
          </table:table-cell>
          <table:table-cell table:style-name="ce2" table:formula="of:=[.D376]-[.D375]" office:value-type="float" office:value="22.0146500000001">
            <text:p>22.01</text:p>
          </table:table-cell>
          <table:table-cell table:style-name="ce4" table:formula="of:=[.D376]*0.000621371" office:value-type="float" office:value="4.70471204264524">
            <text:p>4.7047</text:p>
          </table:table-cell>
          <table:table-cell table:style-name="ce4" table:formula="of:=[.E376]*0.000621371" office:value-type="float" office:value="0.01367926508515">
            <text:p>0.0137</text:p>
          </table:table-cell>
        </table:table-row>
        <table:table-row table:style-name="ro1">
          <table:table-cell table:style-name="ce1" office:value-type="float" office:value="30.22853625">
            <text:p>30.228536</text:p>
          </table:table-cell>
          <table:table-cell table:style-name="ce1" office:value-type="float" office:value="-97.76102937">
            <text:p>-97.761029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7593.26514">
            <text:p>7593.27</text:p>
          </table:table-cell>
          <table:table-cell table:style-name="ce2" table:formula="of:=[.D377]-[.D376]" office:value-type="float" office:value="21.7627000000002">
            <text:p>21.76</text:p>
          </table:table-cell>
          <table:table-cell table:style-name="ce4" table:formula="of:=[.D377]*0.000621371" office:value-type="float" office:value="4.71823475330694">
            <text:p>4.7182</text:p>
          </table:table-cell>
          <table:table-cell table:style-name="ce4" table:formula="of:=[.E377]*0.000621371" office:value-type="float" office:value="0.0135227106617001">
            <text:p>0.0135</text:p>
          </table:table-cell>
        </table:table-row>
        <table:table-row table:style-name="ro1">
          <table:table-cell table:style-name="ce1" office:value-type="float" office:value="30.22835872">
            <text:p>30.228359</text:p>
          </table:table-cell>
          <table:table-cell table:style-name="ce1" office:value-type="float" office:value="-97.76112878">
            <text:p>-97.761129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7615.14453">
            <text:p>7615.14</text:p>
          </table:table-cell>
          <table:table-cell table:style-name="ce2" table:formula="of:=[.D378]-[.D377]" office:value-type="float" office:value="21.8793899999991">
            <text:p>21.88</text:p>
          </table:table-cell>
          <table:table-cell table:style-name="ce4" table:formula="of:=[.D378]*0.000621371" office:value-type="float" office:value="4.73182997175063">
            <text:p>4.7318</text:p>
          </table:table-cell>
          <table:table-cell table:style-name="ce4" table:formula="of:=[.E378]*0.000621371" office:value-type="float" office:value="0.0135952184436895">
            <text:p>0.0136</text:p>
          </table:table-cell>
        </table:table-row>
        <table:table-row table:style-name="ro1">
          <table:table-cell table:style-name="ce1" office:value-type="float" office:value="30.22814884">
            <text:p>30.228149</text:p>
          </table:table-cell>
          <table:table-cell table:style-name="ce1" office:value-type="float" office:value="-97.76124696">
            <text:p>-97.761247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7641.01758">
            <text:p>7641.02</text:p>
          </table:table-cell>
          <table:table-cell table:style-name="ce2" table:formula="of:=[.D379]-[.D378]" office:value-type="float" office:value="25.8730500000001">
            <text:p>25.87</text:p>
          </table:table-cell>
          <table:table-cell table:style-name="ce4" table:formula="of:=[.D379]*0.000621371" office:value-type="float" office:value="4.74790673470218">
            <text:p>4.7479</text:p>
          </table:table-cell>
          <table:table-cell table:style-name="ce4" table:formula="of:=[.E379]*0.000621371" office:value-type="float" office:value="0.0160767629515501">
            <text:p>0.0161</text:p>
          </table:table-cell>
        </table:table-row>
        <table:table-row table:style-name="ro1">
          <table:table-cell table:style-name="ce1" office:value-type="float" office:value="30.22799604">
            <text:p>30.227996</text:p>
          </table:table-cell>
          <table:table-cell table:style-name="ce1" office:value-type="float" office:value="-97.76133413">
            <text:p>-97.761334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659.90527">
            <text:p>7659.91</text:p>
          </table:table-cell>
          <table:table-cell table:style-name="ce2" table:formula="of:=[.D380]-[.D379]" office:value-type="float" office:value="18.8876900000005">
            <text:p>18.89</text:p>
          </table:table-cell>
          <table:table-cell table:style-name="ce4" table:formula="of:=[.D380]*0.000621371" office:value-type="float" office:value="4.75964299752517">
            <text:p>4.7596</text:p>
          </table:table-cell>
          <table:table-cell table:style-name="ce4" table:formula="of:=[.E380]*0.000621371" office:value-type="float" office:value="0.0117362628229903">
            <text:p>0.0117</text:p>
          </table:table-cell>
        </table:table-row>
        <table:table-row table:style-name="ro1">
          <table:table-cell table:style-name="ce1" office:value-type="float" office:value="30.22782018">
            <text:p>30.227820</text:p>
          </table:table-cell>
          <table:table-cell table:style-name="ce1" office:value-type="float" office:value="-97.76143564">
            <text:p>-97.761436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7681.69971">
            <text:p>7681.70</text:p>
          </table:table-cell>
          <table:table-cell table:style-name="ce2" table:formula="of:=[.D381]-[.D380]" office:value-type="float" office:value="21.7944399999997">
            <text:p>21.79</text:p>
          </table:table-cell>
          <table:table-cell table:style-name="ce4" table:formula="of:=[.D381]*0.000621371" office:value-type="float" office:value="4.77318543050241">
            <text:p>4.7732</text:p>
          </table:table-cell>
          <table:table-cell table:style-name="ce4" table:formula="of:=[.E381]*0.000621371" office:value-type="float" office:value="0.0135424329772398">
            <text:p>0.0135</text:p>
          </table:table-cell>
        </table:table-row>
        <table:table-row table:style-name="ro1">
          <table:table-cell table:style-name="ce1" office:value-type="float" office:value="30.22767258">
            <text:p>30.227673</text:p>
          </table:table-cell>
          <table:table-cell table:style-name="ce1" office:value-type="float" office:value="-97.76151636">
            <text:p>-97.761516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7699.73828">
            <text:p>7699.74</text:p>
          </table:table-cell>
          <table:table-cell table:style-name="ce2" table:formula="of:=[.D382]-[.D381]" office:value-type="float" office:value="18.0385699999997">
            <text:p>18.04</text:p>
          </table:table-cell>
          <table:table-cell table:style-name="ce4" table:formula="of:=[.D382]*0.000621371" office:value-type="float" office:value="4.78439407478188">
            <text:p>4.7844</text:p>
          </table:table-cell>
          <table:table-cell table:style-name="ce4" table:formula="of:=[.E382]*0.000621371" office:value-type="float" office:value="0.0112086442794698">
            <text:p>0.0112</text:p>
          </table:table-cell>
        </table:table-row>
        <table:table-row table:style-name="ro1">
          <table:table-cell table:style-name="ce1" office:value-type="float" office:value="30.22749203">
            <text:p>30.227492</text:p>
          </table:table-cell>
          <table:table-cell table:style-name="ce1" office:value-type="float" office:value="-97.76161476">
            <text:p>-97.761615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7721.84961">
            <text:p>7721.85</text:p>
          </table:table-cell>
          <table:table-cell table:style-name="ce2" table:formula="of:=[.D383]-[.D382]" office:value-type="float" office:value="22.1113300000006">
            <text:p>22.11</text:p>
          </table:table-cell>
          <table:table-cell table:style-name="ce4" table:formula="of:=[.D383]*0.000621371" office:value-type="float" office:value="4.79813341401531">
            <text:p>4.7981</text:p>
          </table:table-cell>
          <table:table-cell table:style-name="ce4" table:formula="of:=[.E383]*0.000621371" office:value-type="float" office:value="0.0137393392334304">
            <text:p>0.0137</text:p>
          </table:table-cell>
        </table:table-row>
        <table:table-row table:style-name="ro1">
          <table:table-cell table:style-name="ce1" office:value-type="float" office:value="30.22734133">
            <text:p>30.227341</text:p>
          </table:table-cell>
          <table:table-cell table:style-name="ce1" office:value-type="float" office:value="-97.76169355">
            <text:p>-97.76169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740.16992">
            <text:p>7740.17</text:p>
          </table:table-cell>
          <table:table-cell table:style-name="ce2" table:formula="of:=[.D384]-[.D383]" office:value-type="float" office:value="18.3203100000001">
            <text:p>18.32</text:p>
          </table:table-cell>
          <table:table-cell table:style-name="ce4" table:formula="of:=[.D384]*0.000621371" office:value-type="float" office:value="4.80951712336032">
            <text:p>4.8095</text:p>
          </table:table-cell>
          <table:table-cell table:style-name="ce4" table:formula="of:=[.E384]*0.000621371" office:value-type="float" office:value="0.01138370934501">
            <text:p>0.0114</text:p>
          </table:table-cell>
        </table:table-row>
        <table:table-row table:style-name="ro1">
          <table:table-cell table:style-name="ce1" office:value-type="float" office:value="30.22709314">
            <text:p>30.227093</text:p>
          </table:table-cell>
          <table:table-cell table:style-name="ce1" office:value-type="float" office:value="-97.76181794">
            <text:p>-97.761818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7770.16553">
            <text:p>7770.17</text:p>
          </table:table-cell>
          <table:table-cell table:style-name="ce2" table:formula="of:=[.D385]-[.D384]" office:value-type="float" office:value="29.9956099999999">
            <text:p>30.00</text:p>
          </table:table-cell>
          <table:table-cell table:style-name="ce4" table:formula="of:=[.D385]*0.000621371" office:value-type="float" office:value="4.82815552554163">
            <text:p>4.8282</text:p>
          </table:table-cell>
          <table:table-cell table:style-name="ce4" table:formula="of:=[.E385]*0.000621371" office:value-type="float" office:value="0.01863840218131">
            <text:p>0.0186</text:p>
          </table:table-cell>
        </table:table-row>
        <table:table-row table:style-name="ro1">
          <table:table-cell table:style-name="ce1" office:value-type="float" office:value="30.2268996">
            <text:p>30.226900</text:p>
          </table:table-cell>
          <table:table-cell table:style-name="ce1" office:value-type="float" office:value="-97.76191005">
            <text:p>-97.761910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7793.39307">
            <text:p>7793.39</text:p>
          </table:table-cell>
          <table:table-cell table:style-name="ce2" table:formula="of:=[.D386]-[.D385]" office:value-type="float" office:value="23.2275399999999">
            <text:p>23.23</text:p>
          </table:table-cell>
          <table:table-cell table:style-name="ce4" table:formula="of:=[.D386]*0.000621371" office:value-type="float" office:value="4.84258844529897">
            <text:p>4.8426</text:p>
          </table:table-cell>
          <table:table-cell table:style-name="ce4" table:formula="of:=[.E386]*0.000621371" office:value-type="float" office:value="0.0144329197573399">
            <text:p>0.0144</text:p>
          </table:table-cell>
        </table:table-row>
        <table:table-row table:style-name="ro1">
          <table:table-cell table:style-name="ce1" office:value-type="float" office:value="30.22671386">
            <text:p>30.226714</text:p>
          </table:table-cell>
          <table:table-cell table:style-name="ce1" office:value-type="float" office:value="-97.7620067">
            <text:p>-97.762007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816.72266">
            <text:p>7816.72</text:p>
          </table:table-cell>
          <table:table-cell table:style-name="ce2" table:formula="of:=[.D387]-[.D386]" office:value-type="float" office:value="23.3295900000003">
            <text:p>23.33</text:p>
          </table:table-cell>
          <table:table-cell table:style-name="ce4" table:formula="of:=[.D387]*0.000621371" office:value-type="float" office:value="4.85708477596686">
            <text:p>4.8571</text:p>
          </table:table-cell>
          <table:table-cell table:style-name="ce4" table:formula="of:=[.E387]*0.000621371" office:value-type="float" office:value="0.0144963306678902">
            <text:p>0.0145</text:p>
          </table:table-cell>
        </table:table-row>
        <table:table-row table:style-name="ro1">
          <table:table-cell table:style-name="ce1" office:value-type="float" office:value="30.22652342">
            <text:p>30.226523</text:p>
          </table:table-cell>
          <table:table-cell table:style-name="ce1" office:value-type="float" office:value="-97.76210426">
            <text:p>-97.76210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839.04883">
            <text:p>7839.05</text:p>
          </table:table-cell>
          <table:table-cell table:style-name="ce2" table:formula="of:=[.D388]-[.D387]" office:value-type="float" office:value="22.3261699999994">
            <text:p>22.33</text:p>
          </table:table-cell>
          <table:table-cell table:style-name="ce4" table:formula="of:=[.D388]*0.000621371" office:value-type="float" office:value="4.87095761054593">
            <text:p>4.8710</text:p>
          </table:table-cell>
          <table:table-cell table:style-name="ce4" table:formula="of:=[.E388]*0.000621371" office:value-type="float" office:value="0.0138728345790696">
            <text:p>0.0139</text:p>
          </table:table-cell>
        </table:table-row>
        <table:table-row table:style-name="ro1">
          <table:table-cell table:style-name="ce1" office:value-type="float" office:value="30.22633022">
            <text:p>30.226330</text:p>
          </table:table-cell>
          <table:table-cell table:style-name="ce1" office:value-type="float" office:value="-97.76220107">
            <text:p>-97.762201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7862.36865">
            <text:p>7862.37</text:p>
          </table:table-cell>
          <table:table-cell table:style-name="ce2" table:formula="of:=[.D389]-[.D388]" office:value-type="float" office:value="23.3198200000006">
            <text:p>23.32</text:p>
          </table:table-cell>
          <table:table-cell table:style-name="ce4" table:formula="of:=[.D389]*0.000621371" office:value-type="float" office:value="4.88544787041915">
            <text:p>4.8854</text:p>
          </table:table-cell>
          <table:table-cell table:style-name="ce4" table:formula="of:=[.E389]*0.000621371" office:value-type="float" office:value="0.0144902598732204">
            <text:p>0.0145</text:p>
          </table:table-cell>
        </table:table-row>
        <table:table-row table:style-name="ro1">
          <table:table-cell table:style-name="ce1" office:value-type="float" office:value="30.22614464">
            <text:p>30.226145</text:p>
          </table:table-cell>
          <table:table-cell table:style-name="ce1" office:value-type="float" office:value="-97.76228758">
            <text:p>-97.762288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7884.56787">
            <text:p>7884.57</text:p>
          </table:table-cell>
          <table:table-cell table:style-name="ce2" table:formula="of:=[.D390]-[.D389]" office:value-type="float" office:value="22.1992199999995">
            <text:p>22.20</text:p>
          </table:table-cell>
          <table:table-cell table:style-name="ce4" table:formula="of:=[.D390]*0.000621371" office:value-type="float" office:value="4.89924182194977">
            <text:p>4.8992</text:p>
          </table:table-cell>
          <table:table-cell table:style-name="ce4" table:formula="of:=[.E390]*0.000621371" office:value-type="float" office:value="0.0137939515306197">
            <text:p>0.0138</text:p>
          </table:table-cell>
        </table:table-row>
        <table:table-row table:style-name="ro1">
          <table:table-cell table:style-name="ce1" office:value-type="float" office:value="30.22595932">
            <text:p>30.225959</text:p>
          </table:table-cell>
          <table:table-cell table:style-name="ce1" office:value-type="float" office:value="-97.76238254">
            <text:p>-97.762383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7907.0332">
            <text:p>7907.03</text:p>
          </table:table-cell>
          <table:table-cell table:style-name="ce2" table:formula="of:=[.D391]-[.D390]" office:value-type="float" office:value="22.46533">
            <text:p>22.47</text:p>
          </table:table-cell>
          <table:table-cell table:style-name="ce4" table:formula="of:=[.D391]*0.000621371" office:value-type="float" office:value="4.9132011265172">
            <text:p>4.9132</text:p>
          </table:table-cell>
          <table:table-cell table:style-name="ce4" table:formula="of:=[.E391]*0.000621371" office:value-type="float" office:value="0.01395930456743">
            <text:p>0.0140</text:p>
          </table:table-cell>
        </table:table-row>
        <table:table-row table:style-name="ro1">
          <table:table-cell table:style-name="ce1" office:value-type="float" office:value="30.22580735">
            <text:p>30.225807</text:p>
          </table:table-cell>
          <table:table-cell table:style-name="ce1" office:value-type="float" office:value="-97.76246024">
            <text:p>-97.762460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7925.43506">
            <text:p>7925.44</text:p>
          </table:table-cell>
          <table:table-cell table:style-name="ce2" table:formula="of:=[.D392]-[.D391]" office:value-type="float" office:value="18.4018599999999">
            <text:p>18.40</text:p>
          </table:table-cell>
          <table:table-cell table:style-name="ce4" table:formula="of:=[.D392]*0.000621371" office:value-type="float" office:value="4.92463550866726">
            <text:p>4.9246</text:p>
          </table:table-cell>
          <table:table-cell table:style-name="ce4" table:formula="of:=[.E392]*0.000621371" office:value-type="float" office:value="0.01143438215006">
            <text:p>0.0114</text:p>
          </table:table-cell>
        </table:table-row>
        <table:table-row table:style-name="ro1">
          <table:table-cell table:style-name="ce1" office:value-type="float" office:value="30.22562513">
            <text:p>30.225625</text:p>
          </table:table-cell>
          <table:table-cell table:style-name="ce1" office:value-type="float" office:value="-97.76254985">
            <text:p>-97.762550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7947.41748">
            <text:p>7947.42</text:p>
          </table:table-cell>
          <table:table-cell table:style-name="ce2" table:formula="of:=[.D393]-[.D392]" office:value-type="float" office:value="21.9824200000003">
            <text:p>21.98</text:p>
          </table:table-cell>
          <table:table-cell table:style-name="ce4" table:formula="of:=[.D393]*0.000621371" office:value-type="float" office:value="4.93829474696508">
            <text:p>4.9383</text:p>
          </table:table-cell>
          <table:table-cell table:style-name="ce4" table:formula="of:=[.E393]*0.000621371" office:value-type="float" office:value="0.0136592382978202">
            <text:p>0.0137</text:p>
          </table:table-cell>
        </table:table-row>
        <table:table-row table:style-name="ro1">
          <table:table-cell table:style-name="ce1" office:value-type="float" office:value="30.22541843">
            <text:p>30.225418</text:p>
          </table:table-cell>
          <table:table-cell table:style-name="ce1" office:value-type="float" office:value="-97.76264724">
            <text:p>-97.762647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7972.13623">
            <text:p>7972.14</text:p>
          </table:table-cell>
          <table:table-cell table:style-name="ce2" table:formula="of:=[.D394]-[.D393]" office:value-type="float" office:value="24.71875">
            <text:p>24.72</text:p>
          </table:table-cell>
          <table:table-cell table:style-name="ce4" table:formula="of:=[.D394]*0.000621371" office:value-type="float" office:value="4.95365426137133">
            <text:p>4.9537</text:p>
          </table:table-cell>
          <table:table-cell table:style-name="ce4" table:formula="of:=[.E394]*0.000621371" office:value-type="float" office:value="0.01535951440625">
            <text:p>0.0154</text:p>
          </table:table-cell>
        </table:table-row>
        <table:table-row table:style-name="ro1">
          <table:table-cell table:style-name="ce1" office:value-type="float" office:value="30.22524367">
            <text:p>30.225244</text:p>
          </table:table-cell>
          <table:table-cell table:style-name="ce1" office:value-type="float" office:value="-97.76273048">
            <text:p>-97.762730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7993.0957">
            <text:p>7993.10</text:p>
          </table:table-cell>
          <table:table-cell table:style-name="ce2" table:formula="of:=[.D395]-[.D394]" office:value-type="float" office:value="20.9594699999998">
            <text:p>20.96</text:p>
          </table:table-cell>
          <table:table-cell table:style-name="ce4" table:formula="of:=[.D395]*0.000621371" office:value-type="float" office:value="4.9666778682047">
            <text:p>4.9667</text:p>
          </table:table-cell>
          <table:table-cell table:style-name="ce4" table:formula="of:=[.E395]*0.000621371" office:value-type="float" office:value="0.0130236068333699">
            <text:p>0.0130</text:p>
          </table:table-cell>
        </table:table-row>
        <table:table-row table:style-name="ro1">
          <table:table-cell table:style-name="ce1" office:value-type="float" office:value="30.22507058">
            <text:p>30.225071</text:p>
          </table:table-cell>
          <table:table-cell table:style-name="ce1" office:value-type="float" office:value="-97.76281513">
            <text:p>-97.762815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8013.96045">
            <text:p>8013.96</text:p>
          </table:table-cell>
          <table:table-cell table:style-name="ce2" table:formula="of:=[.D396]-[.D395]" office:value-type="float" office:value="20.8647499999997">
            <text:p>20.86</text:p>
          </table:table-cell>
          <table:table-cell table:style-name="ce4" table:formula="of:=[.D396]*0.000621371" office:value-type="float" office:value="4.97964261877695">
            <text:p>4.9796</text:p>
          </table:table-cell>
          <table:table-cell table:style-name="ce4" table:formula="of:=[.E396]*0.000621371" office:value-type="float" office:value="0.0129647505722498">
            <text:p>0.0130</text:p>
          </table:table-cell>
        </table:table-row>
        <table:table-row table:style-name="ro1">
          <table:table-cell table:style-name="ce1" office:value-type="float" office:value="30.22494955">
            <text:p>30.224950</text:p>
          </table:table-cell>
          <table:table-cell table:style-name="ce1" office:value-type="float" office:value="-97.76286467">
            <text:p>-97.762865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8028.16064">
            <text:p>8028.16</text:p>
          </table:table-cell>
          <table:table-cell table:style-name="ce2" table:formula="of:=[.D397]-[.D396]" office:value-type="float" office:value="14.2001900000005">
            <text:p>14.20</text:p>
          </table:table-cell>
          <table:table-cell table:style-name="ce4" table:formula="of:=[.D397]*0.000621371" office:value-type="float" office:value="4.98846620503744">
            <text:p>4.9885</text:p>
          </table:table-cell>
          <table:table-cell table:style-name="ce4" table:formula="of:=[.E397]*0.000621371" office:value-type="float" office:value="0.0088235862604903">
            <text:p>0.0088</text:p>
          </table:table-cell>
        </table:table-row>
        <table:table-row table:style-name="ro1">
          <table:table-cell table:style-name="ce1" office:value-type="float" office:value="30.22492097">
            <text:p>30.224921</text:p>
          </table:table-cell>
          <table:table-cell table:style-name="ce1" office:value-type="float" office:value="-97.76287884">
            <text:p>-97.762879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8031.78125">
            <text:p>8031.78</text:p>
          </table:table-cell>
          <table:table-cell table:style-name="ce2" table:formula="of:=[.D398]-[.D397]" office:value-type="float" office:value="3.62060999999994">
            <text:p>3.62</text:p>
          </table:table-cell>
          <table:table-cell table:style-name="ce4" table:formula="of:=[.D398]*0.000621371" office:value-type="float" office:value="4.99071594709375">
            <text:p>4.9907</text:p>
          </table:table-cell>
          <table:table-cell table:style-name="ce4" table:formula="of:=[.E398]*0.000621371" office:value-type="float" office:value="0.00224974205630996">
            <text:p>0.0022</text:p>
          </table:table-cell>
        </table:table-row>
        <table:table-row table:style-name="ro1">
          <table:table-cell table:style-name="ce1" office:value-type="float" office:value="30.22474604">
            <text:p>30.224746</text:p>
          </table:table-cell>
          <table:table-cell table:style-name="ce1" office:value-type="float" office:value="-97.76298353">
            <text:p>-97.762984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8053.43555">
            <text:p>8053.44</text:p>
          </table:table-cell>
          <table:table-cell table:style-name="ce2" table:formula="of:=[.D399]-[.D398]" office:value-type="float" office:value="21.6543000000001">
            <text:p>21.65</text:p>
          </table:table-cell>
          <table:table-cell table:style-name="ce4" table:formula="of:=[.D399]*0.000621371" office:value-type="float" office:value="5.00417130113905">
            <text:p>5.0042</text:p>
          </table:table-cell>
          <table:table-cell table:style-name="ce4" table:formula="of:=[.E399]*0.000621371" office:value-type="float" office:value="0.0134553540453001">
            <text:p>0.0135</text:p>
          </table:table-cell>
        </table:table-row>
        <table:table-row table:style-name="ro1">
          <table:table-cell table:style-name="ce1" office:value-type="float" office:value="30.22460497">
            <text:p>30.224605</text:p>
          </table:table-cell>
          <table:table-cell table:style-name="ce1" office:value-type="float" office:value="-97.76306022">
            <text:p>-97.763060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8070.93799">
            <text:p>8070.94</text:p>
          </table:table-cell>
          <table:table-cell table:style-name="ce2" table:formula="of:=[.D400]-[.D399]" office:value-type="float" office:value="17.5024400000002">
            <text:p>17.50</text:p>
          </table:table-cell>
          <table:table-cell table:style-name="ce4" table:formula="of:=[.D400]*0.000621371" office:value-type="float" office:value="5.01504680978429">
            <text:p>5.0150</text:p>
          </table:table-cell>
          <table:table-cell table:style-name="ce4" table:formula="of:=[.E400]*0.000621371" office:value-type="float" office:value="0.0108755086452401">
            <text:p>0.0109</text:p>
          </table:table-cell>
        </table:table-row>
        <table:table-row table:style-name="ro1">
          <table:table-cell table:style-name="ce1" office:value-type="float" office:value="30.22443398">
            <text:p>30.224434</text:p>
          </table:table-cell>
          <table:table-cell table:style-name="ce1" office:value-type="float" office:value="-97.76315385">
            <text:p>-97.763154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8092.00684">
            <text:p>8092.01</text:p>
          </table:table-cell>
          <table:table-cell table:style-name="ce2" table:formula="of:=[.D401]-[.D400]" office:value-type="float" office:value="21.0688499999997">
            <text:p>21.07</text:p>
          </table:table-cell>
          <table:table-cell table:style-name="ce4" table:formula="of:=[.D401]*0.000621371" office:value-type="float" office:value="5.02813838217764">
            <text:p>5.0281</text:p>
          </table:table-cell>
          <table:table-cell table:style-name="ce4" table:formula="of:=[.E401]*0.000621371" office:value-type="float" office:value="0.0130915723933498">
            <text:p>0.0131</text:p>
          </table:table-cell>
        </table:table-row>
        <table:table-row table:style-name="ro1">
          <table:table-cell table:style-name="ce1" office:value-type="float" office:value="30.22425913">
            <text:p>30.224259</text:p>
          </table:table-cell>
          <table:table-cell table:style-name="ce1" office:value-type="float" office:value="-97.76324538">
            <text:p>-97.763245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8113.2002">
            <text:p>8113.20</text:p>
          </table:table-cell>
          <table:table-cell table:style-name="ce2" table:formula="of:=[.D402]-[.D401]" office:value-type="float" office:value="21.1933600000002">
            <text:p>21.19</text:p>
          </table:table-cell>
          <table:table-cell table:style-name="ce4" table:formula="of:=[.D402]*0.000621371" office:value-type="float" office:value="5.0413073214742">
            <text:p>5.0413</text:p>
          </table:table-cell>
          <table:table-cell table:style-name="ce4" table:formula="of:=[.E402]*0.000621371" office:value-type="float" office:value="0.0131689392965601">
            <text:p>0.0132</text:p>
          </table:table-cell>
        </table:table-row>
        <table:table-row table:style-name="ro1">
          <table:table-cell table:style-name="ce1" office:value-type="float" office:value="30.22411865">
            <text:p>30.224119</text:p>
          </table:table-cell>
          <table:table-cell table:style-name="ce1" office:value-type="float" office:value="-97.76333498">
            <text:p>-97.763335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8131.06055">
            <text:p>8131.06</text:p>
          </table:table-cell>
          <table:table-cell table:style-name="ce2" table:formula="of:=[.D403]-[.D402]" office:value-type="float" office:value="17.8603499999999">
            <text:p>17.86</text:p>
          </table:table-cell>
          <table:table-cell table:style-name="ce4" table:formula="of:=[.D403]*0.000621371" office:value-type="float" office:value="5.05240522501405">
            <text:p>5.0524</text:p>
          </table:table-cell>
          <table:table-cell table:style-name="ce4" table:formula="of:=[.E403]*0.000621371" office:value-type="float" office:value="0.01109790353985">
            <text:p>0.0111</text:p>
          </table:table-cell>
        </table:table-row>
        <table:table-row table:style-name="ro1">
          <table:table-cell table:style-name="ce1" office:value-type="float" office:value="30.22399795">
            <text:p>30.223998</text:p>
          </table:table-cell>
          <table:table-cell table:style-name="ce1" office:value-type="float" office:value="-97.76339893">
            <text:p>-97.763399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8145.61523">
            <text:p>8145.62</text:p>
          </table:table-cell>
          <table:table-cell table:style-name="ce2" table:formula="of:=[.D404]-[.D403]" office:value-type="float" office:value="14.5546800000002">
            <text:p>14.55</text:p>
          </table:table-cell>
          <table:table-cell table:style-name="ce4" table:formula="of:=[.D404]*0.000621371" office:value-type="float" office:value="5.06144908108033">
            <text:p>5.0614</text:p>
          </table:table-cell>
          <table:table-cell table:style-name="ce4" table:formula="of:=[.E404]*0.000621371" office:value-type="float" office:value="0.00904385606628012">
            <text:p>0.0090</text:p>
          </table:table-cell>
        </table:table-row>
        <table:table-row table:style-name="ro1">
          <table:table-cell table:style-name="ce1" office:value-type="float" office:value="30.22386292">
            <text:p>30.223863</text:p>
          </table:table-cell>
          <table:table-cell table:style-name="ce1" office:value-type="float" office:value="-97.76348325">
            <text:p>-97.763483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8162.646">
            <text:p>8162.65</text:p>
          </table:table-cell>
          <table:table-cell table:style-name="ce2" table:formula="of:=[.D405]-[.D404]" office:value-type="float" office:value="17.0307699999994">
            <text:p>17.03</text:p>
          </table:table-cell>
          <table:table-cell table:style-name="ce4" table:formula="of:=[.D405]*0.000621371" office:value-type="float" office:value="5.072031507666">
            <text:p>5.0720</text:p>
          </table:table-cell>
          <table:table-cell table:style-name="ce4" table:formula="of:=[.E405]*0.000621371" office:value-type="float" office:value="0.0105824265856696">
            <text:p>0.0106</text:p>
          </table:table-cell>
        </table:table-row>
        <table:table-row table:style-name="ro1">
          <table:table-cell table:style-name="ce1" office:value-type="float" office:value="30.22380802">
            <text:p>30.223808</text:p>
          </table:table-cell>
          <table:table-cell table:style-name="ce1" office:value-type="float" office:value="-97.76351603">
            <text:p>-97.763516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8169.44189">
            <text:p>8169.44</text:p>
          </table:table-cell>
          <table:table-cell table:style-name="ce2" table:formula="of:=[.D406]-[.D405]" office:value-type="float" office:value="6.79589000000033">
            <text:p>6.80</text:p>
          </table:table-cell>
          <table:table-cell table:style-name="ce4" table:formula="of:=[.D406]*0.000621371" office:value-type="float" office:value="5.07625427663119">
            <text:p>5.0763</text:p>
          </table:table-cell>
          <table:table-cell table:style-name="ce4" table:formula="of:=[.E406]*0.000621371" office:value-type="float" office:value="0.0042227689651902">
            <text:p>0.0042</text:p>
          </table:table-cell>
        </table:table-row>
        <table:table-row table:style-name="ro1">
          <table:table-cell table:style-name="ce1" office:value-type="float" office:value="30.22368304">
            <text:p>30.223683</text:p>
          </table:table-cell>
          <table:table-cell table:style-name="ce1" office:value-type="float" office:value="-97.76371803">
            <text:p>-97.763718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8194.10547">
            <text:p>8194.11</text:p>
          </table:table-cell>
          <table:table-cell table:style-name="ce2" table:formula="of:=[.D407]-[.D406]" office:value-type="float" office:value="24.6635800000004">
            <text:p>24.66</text:p>
          </table:table-cell>
          <table:table-cell table:style-name="ce4" table:formula="of:=[.D407]*0.000621371" office:value-type="float" office:value="5.09157950999937">
            <text:p>5.0916</text:p>
          </table:table-cell>
          <table:table-cell table:style-name="ce4" table:formula="of:=[.E407]*0.000621371" office:value-type="float" office:value="0.0153252333681802">
            <text:p>0.0153</text:p>
          </table:table-cell>
        </table:table-row>
        <table:table-row table:style-name="ro1">
          <table:table-cell table:style-name="ce1" office:value-type="float" office:value="30.22368439">
            <text:p>30.223684</text:p>
          </table:table-cell>
          <table:table-cell table:style-name="ce1" office:value-type="float" office:value="-97.76390956">
            <text:p>-97.763910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8212.57812">
            <text:p>8212.58</text:p>
          </table:table-cell>
          <table:table-cell table:style-name="ce2" table:formula="of:=[.D408]-[.D407]" office:value-type="float" office:value="18.4726499999997">
            <text:p>18.47</text:p>
          </table:table-cell>
          <table:table-cell table:style-name="ce4" table:formula="of:=[.D408]*0.000621371" office:value-type="float" office:value="5.10305787900252">
            <text:p>5.1031</text:p>
          </table:table-cell>
          <table:table-cell table:style-name="ce4" table:formula="of:=[.E408]*0.000621371" office:value-type="float" office:value="0.0114783690031498">
            <text:p>0.0115</text:p>
          </table:table-cell>
        </table:table-row>
        <table:table-row table:style-name="ro1">
          <table:table-cell table:style-name="ce1" office:value-type="float" office:value="30.22372345">
            <text:p>30.223723</text:p>
          </table:table-cell>
          <table:table-cell table:style-name="ce1" office:value-type="float" office:value="-97.76401224">
            <text:p>-97.764012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8223.37988">
            <text:p>8223.38</text:p>
          </table:table-cell>
          <table:table-cell table:style-name="ce2" table:formula="of:=[.D409]-[.D408]" office:value-type="float" office:value="10.8017600000003">
            <text:p>10.80</text:p>
          </table:table-cell>
          <table:table-cell table:style-name="ce4" table:formula="of:=[.D409]*0.000621371" office:value-type="float" office:value="5.10976977941548">
            <text:p>5.1098</text:p>
          </table:table-cell>
          <table:table-cell table:style-name="ce4" table:formula="of:=[.E409]*0.000621371" office:value-type="float" office:value="0.00671190041296018">
            <text:p>0.0067</text:p>
          </table:table-cell>
        </table:table-row>
        <table:table-row table:style-name="ro1">
          <table:table-cell table:style-name="ce1" office:value-type="float" office:value="30.22384699">
            <text:p>30.223847</text:p>
          </table:table-cell>
          <table:table-cell table:style-name="ce1" office:value-type="float" office:value="-97.7641953">
            <text:p>-97.764195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8245.70605">
            <text:p>8245.71</text:p>
          </table:table-cell>
          <table:table-cell table:style-name="ce2" table:formula="of:=[.D410]-[.D409]" office:value-type="float" office:value="22.3261700000003">
            <text:p>22.33</text:p>
          </table:table-cell>
          <table:table-cell table:style-name="ce4" table:formula="of:=[.D410]*0.000621371" office:value-type="float" office:value="5.12364261399455">
            <text:p>5.1236</text:p>
          </table:table-cell>
          <table:table-cell table:style-name="ce4" table:formula="of:=[.E410]*0.000621371" office:value-type="float" office:value="0.0138728345790702">
            <text:p>0.0139</text:p>
          </table:table-cell>
        </table:table-row>
        <table:table-row table:style-name="ro1">
          <table:table-cell table:style-name="ce1" office:value-type="float" office:value="30.22395973">
            <text:p>30.223960</text:p>
          </table:table-cell>
          <table:table-cell table:style-name="ce1" office:value-type="float" office:value="-97.76433066">
            <text:p>-97.764331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8263.80957">
            <text:p>8263.81</text:p>
          </table:table-cell>
          <table:table-cell table:style-name="ce2" table:formula="of:=[.D411]-[.D410]" office:value-type="float" office:value="18.1035199999988">
            <text:p>18.10</text:p>
          </table:table-cell>
          <table:table-cell table:style-name="ce4" table:formula="of:=[.D411]*0.000621371" office:value-type="float" office:value="5.13489161632047">
            <text:p>5.1349</text:p>
          </table:table-cell>
          <table:table-cell table:style-name="ce4" table:formula="of:=[.E411]*0.000621371" office:value-type="float" office:value="0.0112490023259192">
            <text:p>0.0112</text:p>
          </table:table-cell>
        </table:table-row>
        <table:table-row table:style-name="ro1">
          <table:table-cell table:style-name="ce1" office:value-type="float" office:value="30.22407113">
            <text:p>30.224071</text:p>
          </table:table-cell>
          <table:table-cell table:style-name="ce1" office:value-type="float" office:value="-97.76447617">
            <text:p>-97.764476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8282.4873">
            <text:p>8282.49</text:p>
          </table:table-cell>
          <table:table-cell table:style-name="ce2" table:formula="of:=[.D412]-[.D411]" office:value-type="float" office:value="18.6777300000012">
            <text:p>18.68</text:p>
          </table:table-cell>
          <table:table-cell table:style-name="ce4" table:formula="of:=[.D412]*0.000621371" office:value-type="float" office:value="5.1464974160883">
            <text:p>5.1465</text:p>
          </table:table-cell>
          <table:table-cell table:style-name="ce4" table:formula="of:=[.E412]*0.000621371" office:value-type="float" office:value="0.0116057997678308">
            <text:p>0.0116</text:p>
          </table:table-cell>
        </table:table-row>
        <table:table-row table:style-name="ro1">
          <table:table-cell table:style-name="ce1" office:value-type="float" office:value="30.22419082">
            <text:p>30.224191</text:p>
          </table:table-cell>
          <table:table-cell table:style-name="ce1" office:value-type="float" office:value="-97.76464884">
            <text:p>-97.764649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8303.8125">
            <text:p>8303.81</text:p>
          </table:table-cell>
          <table:table-cell table:style-name="ce2" table:formula="of:=[.D413]-[.D412]" office:value-type="float" office:value="21.3251999999993">
            <text:p>21.33</text:p>
          </table:table-cell>
          <table:table-cell table:style-name="ce4" table:formula="of:=[.D413]*0.000621371" office:value-type="float" office:value="5.1597482769375">
            <text:p>5.1597</text:p>
          </table:table-cell>
          <table:table-cell table:style-name="ce4" table:formula="of:=[.E413]*0.000621371" office:value-type="float" office:value="0.0132508608491996">
            <text:p>0.0133</text:p>
          </table:table-cell>
        </table:table-row>
        <table:table-row table:style-name="ro1">
          <table:table-cell table:style-name="ce1" office:value-type="float" office:value="30.22433868">
            <text:p>30.224339</text:p>
          </table:table-cell>
          <table:table-cell table:style-name="ce1" office:value-type="float" office:value="-97.7648542">
            <text:p>-97.764854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8329.50977">
            <text:p>8329.51</text:p>
          </table:table-cell>
          <table:table-cell table:style-name="ce2" table:formula="of:=[.D414]-[.D413]" office:value-type="float" office:value="25.6972700000006">
            <text:p>25.70</text:p>
          </table:table-cell>
          <table:table-cell table:style-name="ce4" table:formula="of:=[.D414]*0.000621371" office:value-type="float" office:value="5.17571581529467">
            <text:p>5.1757</text:p>
          </table:table-cell>
          <table:table-cell table:style-name="ce4" table:formula="of:=[.E414]*0.000621371" office:value-type="float" office:value="0.0159675383571704">
            <text:p>0.0160</text:p>
          </table:table-cell>
        </table:table-row>
        <table:table-row table:style-name="ro1">
          <table:table-cell table:style-name="ce1" office:value-type="float" office:value="30.22446457">
            <text:p>30.224465</text:p>
          </table:table-cell>
          <table:table-cell table:style-name="ce1" office:value-type="float" office:value="-97.76503365">
            <text:p>-97.76503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352.81934">
            <text:p>8352.82</text:p>
          </table:table-cell>
          <table:table-cell table:style-name="ce2" table:formula="of:=[.D415]-[.D414]" office:value-type="float" office:value="23.3095699999994">
            <text:p>23.31</text:p>
          </table:table-cell>
          <table:table-cell table:style-name="ce4" table:formula="of:=[.D415]*0.000621371" office:value-type="float" office:value="5.19019970611514">
            <text:p>5.1902</text:p>
          </table:table-cell>
          <table:table-cell table:style-name="ce4" table:formula="of:=[.E415]*0.000621371" office:value-type="float" office:value="0.0144838908204697">
            <text:p>0.0145</text:p>
          </table:table-cell>
        </table:table-row>
        <table:table-row table:style-name="ro1">
          <table:table-cell table:style-name="ce1" office:value-type="float" office:value="30.22461629">
            <text:p>30.224616</text:p>
          </table:table-cell>
          <table:table-cell table:style-name="ce1" office:value-type="float" office:value="-97.76524329">
            <text:p>-97.765243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377.97363">
            <text:p>8377.97</text:p>
          </table:table-cell>
          <table:table-cell table:style-name="ce2" table:formula="of:=[.D416]-[.D415]" office:value-type="float" office:value="25.1542900000004">
            <text:p>25.15</text:p>
          </table:table-cell>
          <table:table-cell table:style-name="ce4" table:formula="of:=[.D416]*0.000621371" office:value-type="float" office:value="5.20582985244673">
            <text:p>5.2058</text:p>
          </table:table-cell>
          <table:table-cell table:style-name="ce4" table:formula="of:=[.E416]*0.000621371" office:value-type="float" office:value="0.0156301463315902">
            <text:p>0.0156</text:p>
          </table:table-cell>
        </table:table-row>
        <table:table-row table:style-name="ro1">
          <table:table-cell table:style-name="ce1" office:value-type="float" office:value="30.22471603">
            <text:p>30.224716</text:p>
          </table:table-cell>
          <table:table-cell table:style-name="ce1" office:value-type="float" office:value="-97.76539927">
            <text:p>-97.765399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8396.5752">
            <text:p>8396.58</text:p>
          </table:table-cell>
          <table:table-cell table:style-name="ce2" table:formula="of:=[.D417]-[.D416]" office:value-type="float" office:value="18.6015699999989">
            <text:p>18.60</text:p>
          </table:table-cell>
          <table:table-cell table:style-name="ce4" table:formula="of:=[.D417]*0.000621371" office:value-type="float" office:value="5.2173883285992">
            <text:p>5.2174</text:p>
          </table:table-cell>
          <table:table-cell table:style-name="ce4" table:formula="of:=[.E417]*0.000621371" office:value-type="float" office:value="0.0115584761524693">
            <text:p>0.0116</text:p>
          </table:table-cell>
        </table:table-row>
        <table:table-row table:style-name="ro1">
          <table:table-cell table:style-name="ce1" office:value-type="float" office:value="30.22485358">
            <text:p>30.224854</text:p>
          </table:table-cell>
          <table:table-cell table:style-name="ce1" office:value-type="float" office:value="-97.76559407">
            <text:p>-97.765594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8420.73145">
            <text:p>8420.73</text:p>
          </table:table-cell>
          <table:table-cell table:style-name="ce2" table:formula="of:=[.D418]-[.D417]" office:value-type="float" office:value="24.15625">
            <text:p>24.16</text:p>
          </table:table-cell>
          <table:table-cell table:style-name="ce4" table:formula="of:=[.D418]*0.000621371" office:value-type="float" office:value="5.23239832181795">
            <text:p>5.2324</text:p>
          </table:table-cell>
          <table:table-cell table:style-name="ce4" table:formula="of:=[.E418]*0.000621371" office:value-type="float" office:value="0.01500999321875">
            <text:p>0.0150</text:p>
          </table:table-cell>
        </table:table-row>
        <table:table-row table:style-name="ro1">
          <table:table-cell table:style-name="ce1" office:value-type="float" office:value="30.22498459">
            <text:p>30.224985</text:p>
          </table:table-cell>
          <table:table-cell table:style-name="ce1" office:value-type="float" office:value="-97.76578367">
            <text:p>-97.765784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8444.00098">
            <text:p>8444.00</text:p>
          </table:table-cell>
          <table:table-cell table:style-name="ce2" table:formula="of:=[.D419]-[.D418]" office:value-type="float" office:value="23.2695300000014">
            <text:p>23.27</text:p>
          </table:table-cell>
          <table:table-cell table:style-name="ce4" table:formula="of:=[.D419]*0.000621371" office:value-type="float" office:value="5.24685733294358">
            <text:p>5.2469</text:p>
          </table:table-cell>
          <table:table-cell table:style-name="ce4" table:formula="of:=[.E419]*0.000621371" office:value-type="float" office:value="0.0144590111256309">
            <text:p>0.0145</text:p>
          </table:table-cell>
        </table:table-row>
        <table:table-row table:style-name="ro1">
          <table:table-cell table:style-name="ce1" office:value-type="float" office:value="30.22511669">
            <text:p>30.225117</text:p>
          </table:table-cell>
          <table:table-cell table:style-name="ce1" office:value-type="float" office:value="-97.76596723">
            <text:p>-97.76596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8466.94434">
            <text:p>8466.94</text:p>
          </table:table-cell>
          <table:table-cell table:style-name="ce2" table:formula="of:=[.D420]-[.D419]" office:value-type="float" office:value="22.9433599999993">
            <text:p>22.94</text:p>
          </table:table-cell>
          <table:table-cell table:style-name="ce4" table:formula="of:=[.D420]*0.000621371" office:value-type="float" office:value="5.26111367149014">
            <text:p>5.2611</text:p>
          </table:table-cell>
          <table:table-cell table:style-name="ce4" table:formula="of:=[.E420]*0.000621371" office:value-type="float" office:value="0.0142563385465596">
            <text:p>0.0143</text:p>
          </table:table-cell>
        </table:table-row>
        <table:table-row table:style-name="ro1">
          <table:table-cell table:style-name="ce1" office:value-type="float" office:value="30.22524853">
            <text:p>30.225249</text:p>
          </table:table-cell>
          <table:table-cell table:style-name="ce1" office:value-type="float" office:value="-97.76614753">
            <text:p>-97.766148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489.65625">
            <text:p>8489.66</text:p>
          </table:table-cell>
          <table:table-cell table:style-name="ce2" table:formula="of:=[.D421]-[.D420]" office:value-type="float" office:value="22.71191">
            <text:p>22.71</text:p>
          </table:table-cell>
          <table:table-cell table:style-name="ce4" table:formula="of:=[.D421]*0.000621371" office:value-type="float" office:value="5.27522619371875">
            <text:p>5.2752</text:p>
          </table:table-cell>
          <table:table-cell table:style-name="ce4" table:formula="of:=[.E421]*0.000621371" office:value-type="float" office:value="0.01411252222861">
            <text:p>0.0141</text:p>
          </table:table-cell>
        </table:table-row>
        <table:table-row table:style-name="ro1">
          <table:table-cell table:style-name="ce1" office:value-type="float" office:value="30.22539253">
            <text:p>30.225393</text:p>
          </table:table-cell>
          <table:table-cell table:style-name="ce1" office:value-type="float" office:value="-97.76635875">
            <text:p>-97.766359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515.5">
            <text:p>8515.50</text:p>
          </table:table-cell>
          <table:table-cell table:style-name="ce2" table:formula="of:=[.D422]-[.D421]" office:value-type="float" office:value="25.84375">
            <text:p>25.84</text:p>
          </table:table-cell>
          <table:table-cell table:style-name="ce4" table:formula="of:=[.D422]*0.000621371" office:value-type="float" office:value="5.2912847505">
            <text:p>5.2913</text:p>
          </table:table-cell>
          <table:table-cell table:style-name="ce4" table:formula="of:=[.E422]*0.000621371" office:value-type="float" office:value="0.01605855678125">
            <text:p>0.0161</text:p>
          </table:table-cell>
        </table:table-row>
        <table:table-row table:style-name="ro1">
          <table:table-cell table:style-name="ce1" office:value-type="float" office:value="30.22549504">
            <text:p>30.225495</text:p>
          </table:table-cell>
          <table:table-cell table:style-name="ce1" office:value-type="float" office:value="-97.76651415">
            <text:p>-97.76651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534.30762">
            <text:p>8534.31</text:p>
          </table:table-cell>
          <table:table-cell table:style-name="ce2" table:formula="of:=[.D423]-[.D422]" office:value-type="float" office:value="18.8076199999996">
            <text:p>18.81</text:p>
          </table:table-cell>
          <table:table-cell table:style-name="ce4" table:formula="of:=[.D423]*0.000621371" office:value-type="float" office:value="5.30297126014702">
            <text:p>5.3030</text:p>
          </table:table-cell>
          <table:table-cell table:style-name="ce4" table:formula="of:=[.E423]*0.000621371" office:value-type="float" office:value="0.0116865096470197">
            <text:p>0.0117</text:p>
          </table:table-cell>
        </table:table-row>
        <table:table-row table:style-name="ro1">
          <table:table-cell table:style-name="ce1" office:value-type="float" office:value="30.22558783">
            <text:p>30.225588</text:p>
          </table:table-cell>
          <table:table-cell table:style-name="ce1" office:value-type="float" office:value="-97.76666586">
            <text:p>-97.766666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8552.09277">
            <text:p>8552.09</text:p>
          </table:table-cell>
          <table:table-cell table:style-name="ce2" table:formula="of:=[.D424]-[.D423]" office:value-type="float" office:value="17.7851499999997">
            <text:p>17.79</text:p>
          </table:table-cell>
          <table:table-cell table:style-name="ce4" table:formula="of:=[.D424]*0.000621371" office:value-type="float" office:value="5.31402243658767">
            <text:p>5.3140</text:p>
          </table:table-cell>
          <table:table-cell table:style-name="ce4" table:formula="of:=[.E424]*0.000621371" office:value-type="float" office:value="0.0110511764406498">
            <text:p>0.0111</text:p>
          </table:table-cell>
        </table:table-row>
        <table:table-row table:style-name="ro1">
          <table:table-cell table:style-name="ce1" office:value-type="float" office:value="30.22571205">
            <text:p>30.225712</text:p>
          </table:table-cell>
          <table:table-cell table:style-name="ce1" office:value-type="float" office:value="-97.76685244">
            <text:p>-97.766852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574.69141">
            <text:p>8574.69</text:p>
          </table:table-cell>
          <table:table-cell table:style-name="ce2" table:formula="of:=[.D425]-[.D424]" office:value-type="float" office:value="22.5986400000002">
            <text:p>22.60</text:p>
          </table:table-cell>
          <table:table-cell table:style-name="ce4" table:formula="of:=[.D425]*0.000621371" office:value-type="float" office:value="5.32806457612311">
            <text:p>5.3281</text:p>
          </table:table-cell>
          <table:table-cell table:style-name="ce4" table:formula="of:=[.E425]*0.000621371" office:value-type="float" office:value="0.0140421395354401">
            <text:p>0.0140</text:p>
          </table:table-cell>
        </table:table-row>
        <table:table-row table:style-name="ro1">
          <table:table-cell table:style-name="ce1" office:value-type="float" office:value="30.22580702">
            <text:p>30.225807</text:p>
          </table:table-cell>
          <table:table-cell table:style-name="ce1" office:value-type="float" office:value="-97.7669998">
            <text:p>-97.767000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8592.28516">
            <text:p>8592.29</text:p>
          </table:table-cell>
          <table:table-cell table:style-name="ce2" table:formula="of:=[.D426]-[.D425]" office:value-type="float" office:value="17.59375">
            <text:p>17.59</text:p>
          </table:table-cell>
          <table:table-cell table:style-name="ce4" table:formula="of:=[.D426]*0.000621371" office:value-type="float" office:value="5.33899682215436">
            <text:p>5.3390</text:p>
          </table:table-cell>
          <table:table-cell table:style-name="ce4" table:formula="of:=[.E426]*0.000621371" office:value-type="float" office:value="0.01093224603125">
            <text:p>0.0109</text:p>
          </table:table-cell>
        </table:table-row>
        <table:table-row table:style-name="ro1">
          <table:table-cell table:style-name="ce1" office:value-type="float" office:value="30.22596577">
            <text:p>30.225966</text:p>
          </table:table-cell>
          <table:table-cell table:style-name="ce1" office:value-type="float" office:value="-97.76722678">
            <text:p>-97.767227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8620.26465">
            <text:p>8620.26</text:p>
          </table:table-cell>
          <table:table-cell table:style-name="ce2" table:formula="of:=[.D427]-[.D426]" office:value-type="float" office:value="27.9794899999997">
            <text:p>27.98</text:p>
          </table:table-cell>
          <table:table-cell table:style-name="ce4" table:formula="of:=[.D427]*0.000621371" office:value-type="float" office:value="5.35638246583515">
            <text:p>5.3564</text:p>
          </table:table-cell>
          <table:table-cell table:style-name="ce4" table:formula="of:=[.E427]*0.000621371" office:value-type="float" office:value="0.0173856436807898">
            <text:p>0.0174</text:p>
          </table:table-cell>
        </table:table-row>
        <table:table-row table:style-name="ro1">
          <table:table-cell table:style-name="ce1" office:value-type="float" office:value="30.22607977">
            <text:p>30.226080</text:p>
          </table:table-cell>
          <table:table-cell table:style-name="ce1" office:value-type="float" office:value="-97.76739777">
            <text:p>-97.767398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8640.93359">
            <text:p>8640.93</text:p>
          </table:table-cell>
          <table:table-cell table:style-name="ce2" table:formula="of:=[.D428]-[.D427]" office:value-type="float" office:value="20.6689400000014">
            <text:p>20.67</text:p>
          </table:table-cell>
          <table:table-cell table:style-name="ce4" table:formula="of:=[.D428]*0.000621371" office:value-type="float" office:value="5.36922554575189">
            <text:p>5.3692</text:p>
          </table:table-cell>
          <table:table-cell table:style-name="ce4" table:formula="of:=[.E428]*0.000621371" office:value-type="float" office:value="0.0128430799167409">
            <text:p>0.0128</text:p>
          </table:table-cell>
        </table:table-row>
        <table:table-row table:style-name="ro1">
          <table:table-cell table:style-name="ce1" office:value-type="float" office:value="30.22618588">
            <text:p>30.226186</text:p>
          </table:table-cell>
          <table:table-cell table:style-name="ce1" office:value-type="float" office:value="-97.76756725">
            <text:p>-97.767567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8660.95117">
            <text:p>8660.95</text:p>
          </table:table-cell>
          <table:table-cell table:style-name="ce2" table:formula="of:=[.D429]-[.D428]" office:value-type="float" office:value="20.0175799999997">
            <text:p>20.02</text:p>
          </table:table-cell>
          <table:table-cell table:style-name="ce4" table:formula="of:=[.D429]*0.000621371" office:value-type="float" office:value="5.38166388945407">
            <text:p>5.3817</text:p>
          </table:table-cell>
          <table:table-cell table:style-name="ce4" table:formula="of:=[.E429]*0.000621371" office:value-type="float" office:value="0.0124383437021798">
            <text:p>0.0124</text:p>
          </table:table-cell>
        </table:table-row>
        <table:table-row table:style-name="ro1">
          <table:table-cell table:style-name="ce1" office:value-type="float" office:value="30.22630205">
            <text:p>30.226302</text:p>
          </table:table-cell>
          <table:table-cell table:style-name="ce1" office:value-type="float" office:value="-97.76777697">
            <text:p>-97.767777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8684.86816">
            <text:p>8684.87</text:p>
          </table:table-cell>
          <table:table-cell table:style-name="ce2" table:formula="of:=[.D430]-[.D429]" office:value-type="float" office:value="23.9169899999997">
            <text:p>23.92</text:p>
          </table:table-cell>
          <table:table-cell table:style-name="ce4" table:formula="of:=[.D430]*0.000621371" office:value-type="float" office:value="5.39652521344736">
            <text:p>5.3965</text:p>
          </table:table-cell>
          <table:table-cell table:style-name="ce4" table:formula="of:=[.E430]*0.000621371" office:value-type="float" office:value="0.0148613239932898">
            <text:p>0.0149</text:p>
          </table:table-cell>
        </table:table-row>
        <table:table-row table:style-name="ro1">
          <table:table-cell table:style-name="ce1" office:value-type="float" office:value="30.22638638">
            <text:p>30.226386</text:p>
          </table:table-cell>
          <table:table-cell table:style-name="ce1" office:value-type="float" office:value="-97.76796196">
            <text:p>-97.767962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8704.91016">
            <text:p>8704.91</text:p>
          </table:table-cell>
          <table:table-cell table:style-name="ce2" table:formula="of:=[.D431]-[.D430]" office:value-type="float" office:value="20.0419999999995">
            <text:p>20.04</text:p>
          </table:table-cell>
          <table:table-cell table:style-name="ce4" table:formula="of:=[.D431]*0.000621371" office:value-type="float" office:value="5.40897873102936">
            <text:p>5.4090</text:p>
          </table:table-cell>
          <table:table-cell table:style-name="ce4" table:formula="of:=[.E431]*0.000621371" office:value-type="float" office:value="0.0124535175819997">
            <text:p>0.0125</text:p>
          </table:table-cell>
        </table:table-row>
        <table:table-row table:style-name="ro1">
          <table:table-cell table:style-name="ce1" office:value-type="float" office:value="30.22647715">
            <text:p>30.226477</text:p>
          </table:table-cell>
          <table:table-cell table:style-name="ce1" office:value-type="float" office:value="-97.76815432">
            <text:p>-97.768154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8725.95312">
            <text:p>8725.95</text:p>
          </table:table-cell>
          <table:table-cell table:style-name="ce2" table:formula="of:=[.D432]-[.D431]" office:value-type="float" office:value="21.0429600000007">
            <text:p>21.04</text:p>
          </table:table-cell>
          <table:table-cell table:style-name="ce4" table:formula="of:=[.D432]*0.000621371" office:value-type="float" office:value="5.42205421612752">
            <text:p>5.4221</text:p>
          </table:table-cell>
          <table:table-cell table:style-name="ce4" table:formula="of:=[.E432]*0.000621371" office:value-type="float" office:value="0.0130754850981604">
            <text:p>0.0131</text:p>
          </table:table-cell>
        </table:table-row>
        <table:table-row table:style-name="ro1">
          <table:table-cell table:style-name="ce1" office:value-type="float" office:value="30.22656198">
            <text:p>30.226562</text:p>
          </table:table-cell>
          <table:table-cell table:style-name="ce1" office:value-type="float" office:value="-97.76834258">
            <text:p>-97.768343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8746.35449">
            <text:p>8746.35</text:p>
          </table:table-cell>
          <table:table-cell table:style-name="ce2" table:formula="of:=[.D433]-[.D432]" office:value-type="float" office:value="20.4013699999996">
            <text:p>20.40</text:p>
          </table:table-cell>
          <table:table-cell table:style-name="ce4" table:formula="of:=[.D433]*0.000621371" office:value-type="float" office:value="5.43473103580579">
            <text:p>5.4347</text:p>
          </table:table-cell>
          <table:table-cell table:style-name="ce4" table:formula="of:=[.E433]*0.000621371" office:value-type="float" office:value="0.0126768196782697">
            <text:p>0.0127</text:p>
          </table:table-cell>
        </table:table-row>
        <table:table-row table:style-name="ro1">
          <table:table-cell table:style-name="ce1" office:value-type="float" office:value="30.22665367">
            <text:p>30.226654</text:p>
          </table:table-cell>
          <table:table-cell table:style-name="ce1" office:value-type="float" office:value="-97.76852975">
            <text:p>-97.768530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8767.0498">
            <text:p>8767.05</text:p>
          </table:table-cell>
          <table:table-cell table:style-name="ce2" table:formula="of:=[.D434]-[.D433]" office:value-type="float" office:value="20.695310000001">
            <text:p>20.70</text:p>
          </table:table-cell>
          <table:table-cell table:style-name="ce4" table:formula="of:=[.D434]*0.000621371" office:value-type="float" office:value="5.4475905012758">
            <text:p>5.4476</text:p>
          </table:table-cell>
          <table:table-cell table:style-name="ce4" table:formula="of:=[.E434]*0.000621371" office:value-type="float" office:value="0.0128594654700106">
            <text:p>0.0129</text:p>
          </table:table-cell>
        </table:table-row>
        <table:table-row table:style-name="ro1">
          <table:table-cell table:style-name="ce1" office:value-type="float" office:value="30.22674277">
            <text:p>30.226743</text:p>
          </table:table-cell>
          <table:table-cell table:style-name="ce1" office:value-type="float" office:value="-97.76874097">
            <text:p>-97.768741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8789.68164">
            <text:p>8789.68</text:p>
          </table:table-cell>
          <table:table-cell table:style-name="ce2" table:formula="of:=[.D435]-[.D434]" office:value-type="float" office:value="22.63184">
            <text:p>22.63</text:p>
          </table:table-cell>
          <table:table-cell table:style-name="ce4" table:formula="of:=[.D435]*0.000621371" office:value-type="float" office:value="5.46165327032844">
            <text:p>5.4617</text:p>
          </table:table-cell>
          <table:table-cell table:style-name="ce4" table:formula="of:=[.E435]*0.000621371" office:value-type="float" office:value="0.01406276905264">
            <text:p>0.0141</text:p>
          </table:table-cell>
        </table:table-row>
        <table:table-row table:style-name="ro1">
          <table:table-cell table:style-name="ce1" office:value-type="float" office:value="30.22684269">
            <text:p>30.226843</text:p>
          </table:table-cell>
          <table:table-cell table:style-name="ce1" office:value-type="float" office:value="-97.76891146">
            <text:p>-97.768911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8809.44727">
            <text:p>8809.45</text:p>
          </table:table-cell>
          <table:table-cell table:style-name="ce2" table:formula="of:=[.D436]-[.D435]" office:value-type="float" office:value="19.7656299999999">
            <text:p>19.77</text:p>
          </table:table-cell>
          <table:table-cell table:style-name="ce4" table:formula="of:=[.D436]*0.000621371" office:value-type="float" office:value="5.47393505960717">
            <text:p>5.4739</text:p>
          </table:table-cell>
          <table:table-cell table:style-name="ce4" table:formula="of:=[.E436]*0.000621371" office:value-type="float" office:value="0.0122817892787299">
            <text:p>0.0123</text:p>
          </table:table-cell>
        </table:table-row>
        <table:table-row table:style-name="ro1">
          <table:table-cell table:style-name="ce1" office:value-type="float" office:value="30.22687655">
            <text:p>30.226877</text:p>
          </table:table-cell>
          <table:table-cell table:style-name="ce1" office:value-type="float" office:value="-97.76897726">
            <text:p>-97.76897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8816.77148">
            <text:p>8816.77</text:p>
          </table:table-cell>
          <table:table-cell table:style-name="ce2" table:formula="of:=[.D437]-[.D436]" office:value-type="float" office:value="7.32420999999886">
            <text:p>7.32</text:p>
          </table:table-cell>
          <table:table-cell table:style-name="ce4" table:formula="of:=[.D437]*0.000621371" office:value-type="float" office:value="5.47848611129908">
            <text:p>5.4785</text:p>
          </table:table-cell>
          <table:table-cell table:style-name="ce4" table:formula="of:=[.E437]*0.000621371" office:value-type="float" office:value="0.00455105169190929">
            <text:p>0.0046</text:p>
          </table:table-cell>
        </table:table-row>
        <table:table-row table:style-name="ro1">
          <table:table-cell table:style-name="ce1" office:value-type="float" office:value="30.22702499">
            <text:p>30.227025</text:p>
          </table:table-cell>
          <table:table-cell table:style-name="ce1" office:value-type="float" office:value="-97.76906309">
            <text:p>-97.769063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8835.63086">
            <text:p>8835.63</text:p>
          </table:table-cell>
          <table:table-cell table:style-name="ce2" table:formula="of:=[.D438]-[.D437]" office:value-type="float" office:value="18.8593799999999">
            <text:p>18.86</text:p>
          </table:table-cell>
          <table:table-cell table:style-name="ce4" table:formula="of:=[.D438]*0.000621371" office:value-type="float" office:value="5.49020478310906">
            <text:p>5.4902</text:p>
          </table:table-cell>
          <table:table-cell table:style-name="ce4" table:formula="of:=[.E438]*0.000621371" office:value-type="float" office:value="0.0117186718099799">
            <text:p>0.0117</text:p>
          </table:table-cell>
        </table:table-row>
        <table:table-row table:style-name="ro1">
          <table:table-cell table:style-name="ce1" office:value-type="float" office:value="30.22714787">
            <text:p>30.227148</text:p>
          </table:table-cell>
          <table:table-cell table:style-name="ce1" office:value-type="float" office:value="-97.76903819">
            <text:p>-97.769038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8849.52148">
            <text:p>8849.52</text:p>
          </table:table-cell>
          <table:table-cell table:style-name="ce2" table:formula="of:=[.D439]-[.D438]" office:value-type="float" office:value="13.8906200000001">
            <text:p>13.89</text:p>
          </table:table-cell>
          <table:table-cell table:style-name="ce4" table:formula="of:=[.D439]*0.000621371" office:value-type="float" office:value="5.49883601154908">
            <text:p>5.4988</text:p>
          </table:table-cell>
          <table:table-cell table:style-name="ce4" table:formula="of:=[.E439]*0.000621371" office:value-type="float" office:value="0.00863122844002008">
            <text:p>0.0086</text:p>
          </table:table-cell>
        </table:table-row>
        <table:table-row table:style-name="ro1">
          <table:table-cell table:style-name="ce1" office:value-type="float" office:value="30.22734208">
            <text:p>30.227342</text:p>
          </table:table-cell>
          <table:table-cell table:style-name="ce1" office:value-type="float" office:value="-97.76895354">
            <text:p>-97.768954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8872.56543">
            <text:p>8872.57</text:p>
          </table:table-cell>
          <table:table-cell table:style-name="ce2" table:formula="of:=[.D440]-[.D439]" office:value-type="float" office:value="23.0439500000011">
            <text:p>23.04</text:p>
          </table:table-cell>
          <table:table-cell table:style-name="ce4" table:formula="of:=[.D440]*0.000621371" office:value-type="float" office:value="5.51315485380453">
            <text:p>5.5132</text:p>
          </table:table-cell>
          <table:table-cell table:style-name="ce4" table:formula="of:=[.E440]*0.000621371" office:value-type="float" office:value="0.0143188422554507">
            <text:p>0.0143</text:p>
          </table:table-cell>
        </table:table-row>
        <table:table-row table:style-name="ro1">
          <table:table-cell table:style-name="ce1" office:value-type="float" office:value="30.22743755">
            <text:p>30.227438</text:p>
          </table:table-cell>
          <table:table-cell table:style-name="ce1" office:value-type="float" office:value="-97.7688921">
            <text:p>-97.768892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8884.74023">
            <text:p>8884.74</text:p>
          </table:table-cell>
          <table:table-cell table:style-name="ce2" table:formula="of:=[.D441]-[.D440]" office:value-type="float" office:value="12.1747999999989">
            <text:p>12.17</text:p>
          </table:table-cell>
          <table:table-cell table:style-name="ce4" table:formula="of:=[.D441]*0.000621371" office:value-type="float" office:value="5.52071992145533">
            <text:p>5.5207</text:p>
          </table:table-cell>
          <table:table-cell table:style-name="ce4" table:formula="of:=[.E441]*0.000621371" office:value-type="float" office:value="0.0075650676507993">
            <text:p>0.0076</text:p>
          </table:table-cell>
        </table:table-row>
        <table:table-row table:style-name="ro1">
          <table:table-cell table:style-name="ce1" office:value-type="float" office:value="30.22755825">
            <text:p>30.227558</text:p>
          </table:table-cell>
          <table:table-cell table:style-name="ce1" office:value-type="float" office:value="-97.76878523">
            <text:p>-97.768785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8901.55176">
            <text:p>8901.55</text:p>
          </table:table-cell>
          <table:table-cell table:style-name="ce2" table:formula="of:=[.D442]-[.D441]" office:value-type="float" office:value="16.8115300000009">
            <text:p>16.81</text:p>
          </table:table-cell>
          <table:table-cell table:style-name="ce4" table:formula="of:=[.D442]*0.000621371" office:value-type="float" office:value="5.53116611866296">
            <text:p>5.5312</text:p>
          </table:table-cell>
          <table:table-cell table:style-name="ce4" table:formula="of:=[.E442]*0.000621371" office:value-type="float" office:value="0.0104461972076305">
            <text:p>0.0104</text:p>
          </table:table-cell>
        </table:table-row>
        <table:table-row table:style-name="ro1">
          <table:table-cell table:style-name="ce1" office:value-type="float" office:value="30.22766369">
            <text:p>30.227664</text:p>
          </table:table-cell>
          <table:table-cell table:style-name="ce1" office:value-type="float" office:value="-97.76870929">
            <text:p>-97.768709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8915.40234">
            <text:p>8915.40</text:p>
          </table:table-cell>
          <table:table-cell table:style-name="ce2" table:formula="of:=[.D443]-[.D442]" office:value-type="float" office:value="13.8505800000003">
            <text:p>13.85</text:p>
          </table:table-cell>
          <table:table-cell table:style-name="ce4" table:formula="of:=[.D443]*0.000621371" office:value-type="float" office:value="5.53977246740814">
            <text:p>5.5398</text:p>
          </table:table-cell>
          <table:table-cell table:style-name="ce4" table:formula="of:=[.E443]*0.000621371" office:value-type="float" office:value="0.00860634874518016">
            <text:p>0.0086</text:p>
          </table:table-cell>
        </table:table-row>
        <table:table-row table:style-name="ro1">
          <table:table-cell table:style-name="ce1" office:value-type="float" office:value="30.22778967">
            <text:p>30.227790</text:p>
          </table:table-cell>
          <table:table-cell table:style-name="ce1" office:value-type="float" office:value="-97.76862924">
            <text:p>-97.768629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8931.31934">
            <text:p>8931.32</text:p>
          </table:table-cell>
          <table:table-cell table:style-name="ce2" table:formula="of:=[.D444]-[.D443]" office:value-type="float" office:value="15.9169999999995">
            <text:p>15.92</text:p>
          </table:table-cell>
          <table:table-cell table:style-name="ce4" table:formula="of:=[.D444]*0.000621371" office:value-type="float" office:value="5.54966282961514">
            <text:p>5.5497</text:p>
          </table:table-cell>
          <table:table-cell table:style-name="ce4" table:formula="of:=[.E444]*0.000621371" office:value-type="float" office:value="0.00989036220699967">
            <text:p>0.0099</text:p>
          </table:table-cell>
        </table:table-row>
        <table:table-row table:style-name="ro1">
          <table:table-cell table:style-name="ce1" office:value-type="float" office:value="30.22792102">
            <text:p>30.227921</text:p>
          </table:table-cell>
          <table:table-cell table:style-name="ce1" office:value-type="float" office:value="-97.76855196">
            <text:p>-97.768552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8947.78906">
            <text:p>8947.79</text:p>
          </table:table-cell>
          <table:table-cell table:style-name="ce2" table:formula="of:=[.D445]-[.D444]" office:value-type="float" office:value="16.4697199999991">
            <text:p>16.47</text:p>
          </table:table-cell>
          <table:table-cell table:style-name="ce4" table:formula="of:=[.D445]*0.000621371" office:value-type="float" office:value="5.55989663600126">
            <text:p>5.5599</text:p>
          </table:table-cell>
          <table:table-cell table:style-name="ce4" table:formula="of:=[.E445]*0.000621371" office:value-type="float" office:value="0.0102338063861195">
            <text:p>0.0102</text:p>
          </table:table-cell>
        </table:table-row>
        <table:table-row table:style-name="ro1">
          <table:table-cell table:style-name="ce1" office:value-type="float" office:value="30.22803434">
            <text:p>30.228034</text:p>
          </table:table-cell>
          <table:table-cell table:style-name="ce1" office:value-type="float" office:value="-97.76847317">
            <text:p>-97.768473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8962.4707">
            <text:p>8962.47</text:p>
          </table:table-cell>
          <table:table-cell table:style-name="ce2" table:formula="of:=[.D446]-[.D445]" office:value-type="float" office:value="14.6816400000007">
            <text:p>14.68</text:p>
          </table:table-cell>
          <table:table-cell table:style-name="ce4" table:formula="of:=[.D446]*0.000621371" office:value-type="float" office:value="5.5690193813297">
            <text:p>5.5690</text:p>
          </table:table-cell>
          <table:table-cell table:style-name="ce4" table:formula="of:=[.E446]*0.000621371" office:value-type="float" office:value="0.00912274532844043">
            <text:p>0.0091</text:p>
          </table:table-cell>
        </table:table-row>
        <table:table-row table:style-name="ro1">
          <table:table-cell table:style-name="ce1" office:value-type="float" office:value="30.2281677">
            <text:p>30.228168</text:p>
          </table:table-cell>
          <table:table-cell table:style-name="ce1" office:value-type="float" office:value="-97.76839245">
            <text:p>-97.768392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8979.18262">
            <text:p>8979.18</text:p>
          </table:table-cell>
          <table:table-cell table:style-name="ce2" table:formula="of:=[.D447]-[.D446]" office:value-type="float" office:value="16.7119199999997">
            <text:p>16.71</text:p>
          </table:table-cell>
          <table:table-cell table:style-name="ce4" table:formula="of:=[.D447]*0.000621371" office:value-type="float" office:value="5.57940368377202">
            <text:p>5.5794</text:p>
          </table:table-cell>
          <table:table-cell table:style-name="ce4" table:formula="of:=[.E447]*0.000621371" office:value-type="float" office:value="0.0103843024423198">
            <text:p>0.0104</text:p>
          </table:table-cell>
        </table:table-row>
        <table:table-row table:style-name="ro1">
          <table:table-cell table:style-name="ce1" office:value-type="float" office:value="30.22829074">
            <text:p>30.228291</text:p>
          </table:table-cell>
          <table:table-cell table:style-name="ce1" office:value-type="float" office:value="-97.76829069">
            <text:p>-97.76829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8996.68945">
            <text:p>8996.69</text:p>
          </table:table-cell>
          <table:table-cell table:style-name="ce2" table:formula="of:=[.D448]-[.D447]" office:value-type="float" office:value="17.5068300000003">
            <text:p>17.51</text:p>
          </table:table-cell>
          <table:table-cell table:style-name="ce4" table:formula="of:=[.D448]*0.000621371" office:value-type="float" office:value="5.59028192023595">
            <text:p>5.5903</text:p>
          </table:table-cell>
          <table:table-cell table:style-name="ce4" table:formula="of:=[.E448]*0.000621371" office:value-type="float" office:value="0.0108782364639302">
            <text:p>0.0109</text:p>
          </table:table-cell>
        </table:table-row>
        <table:table-row table:style-name="ro1">
          <table:table-cell table:style-name="ce1" office:value-type="float" office:value="30.22840239">
            <text:p>30.228402</text:p>
          </table:table-cell>
          <table:table-cell table:style-name="ce1" office:value-type="float" office:value="-97.76821408">
            <text:p>-97.768214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9010.46777">
            <text:p>9010.47</text:p>
          </table:table-cell>
          <table:table-cell table:style-name="ce2" table:formula="of:=[.D449]-[.D448]" office:value-type="float" office:value="13.7783199999994">
            <text:p>13.78</text:p>
          </table:table-cell>
          <table:table-cell table:style-name="ce4" table:formula="of:=[.D449]*0.000621371" office:value-type="float" office:value="5.59884336871267">
            <text:p>5.5988</text:p>
          </table:table-cell>
          <table:table-cell table:style-name="ce4" table:formula="of:=[.E449]*0.000621371" office:value-type="float" office:value="0.00856144847671965">
            <text:p>0.0086</text:p>
          </table:table-cell>
        </table:table-row>
        <table:table-row table:style-name="ro1">
          <table:table-cell table:style-name="ce1" office:value-type="float" office:value="30.22851504">
            <text:p>30.228515</text:p>
          </table:table-cell>
          <table:table-cell table:style-name="ce1" office:value-type="float" office:value="-97.76813437">
            <text:p>-97.768134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9025.23145">
            <text:p>9025.23</text:p>
          </table:table-cell>
          <table:table-cell table:style-name="ce2" table:formula="of:=[.D450]-[.D449]" office:value-type="float" office:value="14.76368">
            <text:p>14.76</text:p>
          </table:table-cell>
          <table:table-cell table:style-name="ce4" table:formula="of:=[.D450]*0.000621371" office:value-type="float" office:value="5.60801709131795">
            <text:p>5.6080</text:p>
          </table:table-cell>
          <table:table-cell table:style-name="ce4" table:formula="of:=[.E450]*0.000621371" office:value-type="float" office:value="0.00917372260528001">
            <text:p>0.0092</text:p>
          </table:table-cell>
        </table:table-row>
        <table:table-row table:style-name="ro1">
          <table:table-cell table:style-name="ce1" office:value-type="float" office:value="30.22870959">
            <text:p>30.228710</text:p>
          </table:table-cell>
          <table:table-cell table:style-name="ce1" office:value-type="float" office:value="-97.76802549">
            <text:p>-97.768025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9049.1543">
            <text:p>9049.15</text:p>
          </table:table-cell>
          <table:table-cell table:style-name="ce2" table:formula="of:=[.D451]-[.D450]" office:value-type="float" office:value="23.9228500000008">
            <text:p>23.92</text:p>
          </table:table-cell>
          <table:table-cell table:style-name="ce4" table:formula="of:=[.D451]*0.000621371" office:value-type="float" office:value="5.6228820565453">
            <text:p>5.6229</text:p>
          </table:table-cell>
          <table:table-cell table:style-name="ce4" table:formula="of:=[.E451]*0.000621371" office:value-type="float" office:value="0.0148649652273505">
            <text:p>0.0149</text:p>
          </table:table-cell>
        </table:table-row>
        <table:table-row table:style-name="ro1">
          <table:table-cell table:style-name="ce1" office:value-type="float" office:value="30.22890195">
            <text:p>30.228902</text:p>
          </table:table-cell>
          <table:table-cell table:style-name="ce1" office:value-type="float" office:value="-97.76791284">
            <text:p>-97.767913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9073.05566">
            <text:p>9073.06</text:p>
          </table:table-cell>
          <table:table-cell table:style-name="ce2" table:formula="of:=[.D452]-[.D451]" office:value-type="float" office:value="23.9013599999998">
            <text:p>23.90</text:p>
          </table:table-cell>
          <table:table-cell table:style-name="ce4" table:formula="of:=[.D452]*0.000621371" office:value-type="float" office:value="5.63773366850986">
            <text:p>5.6377</text:p>
          </table:table-cell>
          <table:table-cell table:style-name="ce4" table:formula="of:=[.E452]*0.000621371" office:value-type="float" office:value="0.0148516119645599">
            <text:p>0.0149</text:p>
          </table:table-cell>
        </table:table-row>
        <table:table-row table:style-name="ro1">
          <table:table-cell table:style-name="ce1" office:value-type="float" office:value="30.22906456">
            <text:p>30.229065</text:p>
          </table:table-cell>
          <table:table-cell table:style-name="ce1" office:value-type="float" office:value="-97.7678167">
            <text:p>-97.767817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9093.29688">
            <text:p>9093.30</text:p>
          </table:table-cell>
          <table:table-cell table:style-name="ce2" table:formula="of:=[.D453]-[.D452]" office:value-type="float" office:value="20.2412199999999">
            <text:p>20.24</text:p>
          </table:table-cell>
          <table:table-cell table:style-name="ce4" table:formula="of:=[.D453]*0.000621371" office:value-type="float" office:value="5.65031097562248">
            <text:p>5.6503</text:p>
          </table:table-cell>
          <table:table-cell table:style-name="ce4" table:formula="of:=[.E453]*0.000621371" office:value-type="float" office:value="0.0125773071126199">
            <text:p>0.0126</text:p>
          </table:table-cell>
        </table:table-row>
        <table:table-row table:style-name="ro1">
          <table:table-cell table:style-name="ce1" office:value-type="float" office:value="30.22924326">
            <text:p>30.229243</text:p>
          </table:table-cell>
          <table:table-cell table:style-name="ce1" office:value-type="float" office:value="-97.76769055">
            <text:p>-97.767691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9116.60254">
            <text:p>9116.60</text:p>
          </table:table-cell>
          <table:table-cell table:style-name="ce2" table:formula="of:=[.D454]-[.D453]" office:value-type="float" office:value="23.30566">
            <text:p>23.31</text:p>
          </table:table-cell>
          <table:table-cell table:style-name="ce4" table:formula="of:=[.D454]*0.000621371" office:value-type="float" office:value="5.66479243688234">
            <text:p>5.6648</text:p>
          </table:table-cell>
          <table:table-cell table:style-name="ce4" table:formula="of:=[.E454]*0.000621371" office:value-type="float" office:value="0.01448146125986">
            <text:p>0.0145</text:p>
          </table:table-cell>
        </table:table-row>
        <table:table-row table:style-name="ro1">
          <table:table-cell table:style-name="ce1" office:value-type="float" office:value="30.22938902">
            <text:p>30.229389</text:p>
          </table:table-cell>
          <table:table-cell table:style-name="ce1" office:value-type="float" office:value="-97.76758946">
            <text:p>-97.767589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9135.48438">
            <text:p>9135.48</text:p>
          </table:table-cell>
          <table:table-cell table:style-name="ce2" table:formula="of:=[.D455]-[.D454]" office:value-type="float" office:value="18.88184">
            <text:p>18.88</text:p>
          </table:table-cell>
          <table:table-cell table:style-name="ce4" table:formula="of:=[.D455]*0.000621371" office:value-type="float" office:value="5.67652506468498">
            <text:p>5.6765</text:p>
          </table:table-cell>
          <table:table-cell table:style-name="ce4" table:formula="of:=[.E455]*0.000621371" office:value-type="float" office:value="0.01173262780264">
            <text:p>0.0117</text:p>
          </table:table-cell>
        </table:table-row>
        <table:table-row table:style-name="ro1">
          <table:table-cell table:style-name="ce1" office:value-type="float" office:value="30.22957879">
            <text:p>30.229579</text:p>
          </table:table-cell>
          <table:table-cell table:style-name="ce1" office:value-type="float" office:value="-97.76747229">
            <text:p>-97.767472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9159.29883">
            <text:p>9159.30</text:p>
          </table:table-cell>
          <table:table-cell table:style-name="ce2" table:formula="of:=[.D456]-[.D455]" office:value-type="float" office:value="23.8144499999999">
            <text:p>23.81</text:p>
          </table:table-cell>
          <table:table-cell table:style-name="ce4" table:formula="of:=[.D456]*0.000621371" office:value-type="float" office:value="5.69132267329593">
            <text:p>5.6913</text:p>
          </table:table-cell>
          <table:table-cell table:style-name="ce4" table:formula="of:=[.E456]*0.000621371" office:value-type="float" office:value="0.0147976086109499">
            <text:p>0.0148</text:p>
          </table:table-cell>
        </table:table-row>
        <table:table-row table:style-name="ro1">
          <table:table-cell table:style-name="ce1" office:value-type="float" office:value="30.22973402">
            <text:p>30.229734</text:p>
          </table:table-cell>
          <table:table-cell table:style-name="ce1" office:value-type="float" office:value="-97.7673795">
            <text:p>-97.76738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9178.7207">
            <text:p>9178.72</text:p>
          </table:table-cell>
          <table:table-cell table:style-name="ce2" table:formula="of:=[.D457]-[.D456]" office:value-type="float" office:value="19.4218700000001">
            <text:p>19.42</text:p>
          </table:table-cell>
          <table:table-cell table:style-name="ce4" table:formula="of:=[.D457]*0.000621371" office:value-type="float" office:value="5.7033908600797">
            <text:p>5.7034</text:p>
          </table:table-cell>
          <table:table-cell table:style-name="ce4" table:formula="of:=[.E457]*0.000621371" office:value-type="float" office:value="0.0120681867837701">
            <text:p>0.0121</text:p>
          </table:table-cell>
        </table:table-row>
        <table:table-row table:style-name="ro1">
          <table:table-cell table:style-name="ce1" office:value-type="float" office:value="30.22987065">
            <text:p>30.229871</text:p>
          </table:table-cell>
          <table:table-cell table:style-name="ce1" office:value-type="float" office:value="-97.76727204">
            <text:p>-97.767272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9197.00098">
            <text:p>9197.00</text:p>
          </table:table-cell>
          <table:table-cell table:style-name="ce2" table:formula="of:=[.D458]-[.D457]" office:value-type="float" office:value="18.2802800000009">
            <text:p>18.28</text:p>
          </table:table-cell>
          <table:table-cell table:style-name="ce4" table:formula="of:=[.D458]*0.000621371" office:value-type="float" office:value="5.71474969594358">
            <text:p>5.7147</text:p>
          </table:table-cell>
          <table:table-cell table:style-name="ce4" table:formula="of:=[.E458]*0.000621371" office:value-type="float" office:value="0.0113588358638805">
            <text:p>0.0114</text:p>
          </table:table-cell>
        </table:table-row>
        <table:table-row table:style-name="ro1">
          <table:table-cell table:style-name="ce1" office:value-type="float" office:value="30.230003">
            <text:p>30.230003</text:p>
          </table:table-cell>
          <table:table-cell table:style-name="ce1" office:value-type="float" office:value="-97.76716702">
            <text:p>-97.767167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9214.9541">
            <text:p>9214.95</text:p>
          </table:table-cell>
          <table:table-cell table:style-name="ce2" table:formula="of:=[.D459]-[.D458]" office:value-type="float" office:value="17.9531200000001">
            <text:p>17.95</text:p>
          </table:table-cell>
          <table:table-cell table:style-name="ce4" table:formula="of:=[.D459]*0.000621371" office:value-type="float" office:value="5.7259052440711">
            <text:p>5.7259</text:p>
          </table:table-cell>
          <table:table-cell table:style-name="ce4" table:formula="of:=[.E459]*0.000621371" office:value-type="float" office:value="0.0111555481275201">
            <text:p>0.0112</text:p>
          </table:table-cell>
        </table:table-row>
        <table:table-row table:style-name="ro1">
          <table:table-cell table:style-name="ce1" office:value-type="float" office:value="30.23012923">
            <text:p>30.230129</text:p>
          </table:table-cell>
          <table:table-cell table:style-name="ce1" office:value-type="float" office:value="-97.76707767">
            <text:p>-97.767078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9231.64844">
            <text:p>9231.65</text:p>
          </table:table-cell>
          <table:table-cell table:style-name="ce2" table:formula="of:=[.D460]-[.D459]" office:value-type="float" office:value="16.69434">
            <text:p>16.69</text:p>
          </table:table-cell>
          <table:table-cell table:style-name="ce4" table:formula="of:=[.D460]*0.000621371" office:value-type="float" office:value="5.73627862281124">
            <text:p>5.7363</text:p>
          </table:table-cell>
          <table:table-cell table:style-name="ce4" table:formula="of:=[.E460]*0.000621371" office:value-type="float" office:value="0.01037337874014">
            <text:p>0.0104</text:p>
          </table:table-cell>
        </table:table-row>
        <table:table-row table:style-name="ro1">
          <table:table-cell table:style-name="ce1" office:value-type="float" office:value="30.23024457">
            <text:p>30.230245</text:p>
          </table:table-cell>
          <table:table-cell table:style-name="ce1" office:value-type="float" office:value="-97.76700466">
            <text:p>-97.767005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9245.97168">
            <text:p>9245.97</text:p>
          </table:table-cell>
          <table:table-cell table:style-name="ce2" table:formula="of:=[.D461]-[.D460]" office:value-type="float" office:value="14.3232399999997">
            <text:p>14.32</text:p>
          </table:table-cell>
          <table:table-cell table:style-name="ce4" table:formula="of:=[.D461]*0.000621371" office:value-type="float" office:value="5.74517866877328">
            <text:p>5.7452</text:p>
          </table:table-cell>
          <table:table-cell table:style-name="ce4" table:formula="of:=[.E461]*0.000621371" office:value-type="float" office:value="0.00890004596203982">
            <text:p>0.0089</text:p>
          </table:table-cell>
        </table:table-row>
        <table:table-row table:style-name="ro1">
          <table:table-cell table:style-name="ce1" office:value-type="float" office:value="30.23033668">
            <text:p>30.230337</text:p>
          </table:table-cell>
          <table:table-cell table:style-name="ce1" office:value-type="float" office:value="-97.7669506">
            <text:p>-97.766951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9257.32812">
            <text:p>9257.33</text:p>
          </table:table-cell>
          <table:table-cell table:style-name="ce2" table:formula="of:=[.D462]-[.D461]" office:value-type="float" office:value="11.3564399999996">
            <text:p>11.36</text:p>
          </table:table-cell>
          <table:table-cell table:style-name="ce4" table:formula="of:=[.D462]*0.000621371" office:value-type="float" office:value="5.75223523125252">
            <text:p>5.7522</text:p>
          </table:table-cell>
          <table:table-cell table:style-name="ce4" table:formula="of:=[.E462]*0.000621371" office:value-type="float" office:value="0.00705656247923973">
            <text:p>0.0071</text:p>
          </table:table-cell>
        </table:table-row>
        <table:table-row table:style-name="ro1">
          <table:table-cell table:style-name="ce1" office:value-type="float" office:value="30.23049284">
            <text:p>30.230493</text:p>
          </table:table-cell>
          <table:table-cell table:style-name="ce1" office:value-type="float" office:value="-97.76689427">
            <text:p>-97.766894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9275.70801">
            <text:p>9275.71</text:p>
          </table:table-cell>
          <table:table-cell table:style-name="ce2" table:formula="of:=[.D463]-[.D462]" office:value-type="float" office:value="18.3798900000002">
            <text:p>18.38</text:p>
          </table:table-cell>
          <table:table-cell table:style-name="ce4" table:formula="of:=[.D463]*0.000621371" office:value-type="float" office:value="5.76365596188171">
            <text:p>5.7637</text:p>
          </table:table-cell>
          <table:table-cell table:style-name="ce4" table:formula="of:=[.E463]*0.000621371" office:value-type="float" office:value="0.0114207306291901">
            <text:p>0.0114</text:p>
          </table:table-cell>
        </table:table-row>
        <table:table-row table:style-name="ro1">
          <table:table-cell table:style-name="ce1" office:value-type="float" office:value="30.23064338">
            <text:p>30.230643</text:p>
          </table:table-cell>
          <table:table-cell table:style-name="ce1" office:value-type="float" office:value="-97.76679193">
            <text:p>-97.766792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9295.14062">
            <text:p>9295.14</text:p>
          </table:table-cell>
          <table:table-cell table:style-name="ce2" table:formula="of:=[.D464]-[.D463]" office:value-type="float" office:value="19.4326099999998">
            <text:p>19.43</text:p>
          </table:table-cell>
          <table:table-cell table:style-name="ce4" table:formula="of:=[.D464]*0.000621371" office:value-type="float" office:value="5.77573082219002">
            <text:p>5.7757</text:p>
          </table:table-cell>
          <table:table-cell table:style-name="ce4" table:formula="of:=[.E464]*0.000621371" office:value-type="float" office:value="0.0120748603083099">
            <text:p>0.0121</text:p>
          </table:table-cell>
        </table:table-row>
        <table:table-row table:style-name="ro1">
          <table:table-cell table:style-name="ce1" office:value-type="float" office:value="30.23073952">
            <text:p>30.230740</text:p>
          </table:table-cell>
          <table:table-cell table:style-name="ce1" office:value-type="float" office:value="-97.76674239">
            <text:p>-97.766742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9306.85449">
            <text:p>9306.85</text:p>
          </table:table-cell>
          <table:table-cell table:style-name="ce2" table:formula="of:=[.D465]-[.D464]" office:value-type="float" office:value="11.7138699999996">
            <text:p>11.71</text:p>
          </table:table-cell>
          <table:table-cell table:style-name="ce4" table:formula="of:=[.D465]*0.000621371" office:value-type="float" office:value="5.78300948130579">
            <text:p>5.7830</text:p>
          </table:table-cell>
          <table:table-cell table:style-name="ce4" table:formula="of:=[.E465]*0.000621371" office:value-type="float" office:value="0.00727865911576974">
            <text:p>0.0073</text:p>
          </table:table-cell>
        </table:table-row>
        <table:table-row table:style-name="ro1">
          <table:table-cell table:style-name="ce1" office:value-type="float" office:value="30.23085644">
            <text:p>30.230856</text:p>
          </table:table-cell>
          <table:table-cell table:style-name="ce1" office:value-type="float" office:value="-97.76667458">
            <text:p>-97.766675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9321.39648">
            <text:p>9321.40</text:p>
          </table:table-cell>
          <table:table-cell table:style-name="ce2" table:formula="of:=[.D466]-[.D465]" office:value-type="float" office:value="14.5419899999997">
            <text:p>14.54</text:p>
          </table:table-cell>
          <table:table-cell table:style-name="ce4" table:formula="of:=[.D466]*0.000621371" office:value-type="float" office:value="5.79204545217408">
            <text:p>5.7920</text:p>
          </table:table-cell>
          <table:table-cell table:style-name="ce4" table:formula="of:=[.E466]*0.000621371" office:value-type="float" office:value="0.00903597086828982">
            <text:p>0.0090</text:p>
          </table:table-cell>
        </table:table-row>
        <table:table-row table:style-name="ro1">
          <table:table-cell table:style-name="ce1" office:value-type="float" office:value="30.23099164">
            <text:p>30.230992</text:p>
          </table:table-cell>
          <table:table-cell table:style-name="ce1" office:value-type="float" office:value="-97.76656847">
            <text:p>-97.766568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9339.74316">
            <text:p>9339.74</text:p>
          </table:table-cell>
          <table:table-cell table:style-name="ce2" table:formula="of:=[.D467]-[.D466]" office:value-type="float" office:value="18.3466800000006">
            <text:p>18.35</text:p>
          </table:table-cell>
          <table:table-cell table:style-name="ce4" table:formula="of:=[.D467]*0.000621371" office:value-type="float" office:value="5.80344554707236">
            <text:p>5.8034</text:p>
          </table:table-cell>
          <table:table-cell table:style-name="ce4" table:formula="of:=[.E467]*0.000621371" office:value-type="float" office:value="0.0114000948982803">
            <text:p>0.0114</text:p>
          </table:table-cell>
        </table:table-row>
        <table:table-row table:style-name="ro1">
          <table:table-cell table:style-name="ce1" office:value-type="float" office:value="30.23112894">
            <text:p>30.231129</text:p>
          </table:table-cell>
          <table:table-cell table:style-name="ce1" office:value-type="float" office:value="-97.76647358">
            <text:p>-97.76647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9357.04199">
            <text:p>9357.04</text:p>
          </table:table-cell>
          <table:table-cell table:style-name="ce2" table:formula="of:=[.D468]-[.D467]" office:value-type="float" office:value="17.2988299999997">
            <text:p>17.30</text:p>
          </table:table-cell>
          <table:table-cell table:style-name="ce4" table:formula="of:=[.D468]*0.000621371" office:value-type="float" office:value="5.81419453836829">
            <text:p>5.8142</text:p>
          </table:table-cell>
          <table:table-cell table:style-name="ce4" table:formula="of:=[.E468]*0.000621371" office:value-type="float" office:value="0.0107489912959298">
            <text:p>0.0107</text:p>
          </table:table-cell>
        </table:table-row>
        <table:table-row table:style-name="ro1">
          <table:table-cell table:style-name="ce1" office:value-type="float" office:value="30.23125693">
            <text:p>30.231257</text:p>
          </table:table-cell>
          <table:table-cell table:style-name="ce1" office:value-type="float" office:value="-97.76637652">
            <text:p>-97.766377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9373.9375">
            <text:p>9373.94</text:p>
          </table:table-cell>
          <table:table-cell table:style-name="ce2" table:formula="of:=[.D469]-[.D468]" office:value-type="float" office:value="16.8955100000003">
            <text:p>16.90</text:p>
          </table:table-cell>
          <table:table-cell table:style-name="ce4" table:formula="of:=[.D469]*0.000621371" office:value-type="float" office:value="5.8246929183125">
            <text:p>5.8247</text:p>
          </table:table-cell>
          <table:table-cell table:style-name="ce4" table:formula="of:=[.E469]*0.000621371" office:value-type="float" office:value="0.0104983799442102">
            <text:p>0.0105</text:p>
          </table:table-cell>
        </table:table-row>
        <table:table-row table:style-name="ro1">
          <table:table-cell table:style-name="ce1" office:value-type="float" office:value="30.23139054">
            <text:p>30.231391</text:p>
          </table:table-cell>
          <table:table-cell table:style-name="ce1" office:value-type="float" office:value="-97.76630024">
            <text:p>-97.766300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9390.4668">
            <text:p>9390.47</text:p>
          </table:table-cell>
          <table:table-cell table:style-name="ce2" table:formula="of:=[.D470]-[.D469]" office:value-type="float" office:value="16.5293000000001">
            <text:p>16.53</text:p>
          </table:table-cell>
          <table:table-cell table:style-name="ce4" table:formula="of:=[.D470]*0.000621371" office:value-type="float" office:value="5.8349637459828">
            <text:p>5.8350</text:p>
          </table:table-cell>
          <table:table-cell table:style-name="ce4" table:formula="of:=[.E470]*0.000621371" office:value-type="float" office:value="0.0102708276703001">
            <text:p>0.0103</text:p>
          </table:table-cell>
        </table:table-row>
        <table:table-row table:style-name="ro1">
          <table:table-cell table:style-name="ce1" office:value-type="float" office:value="30.23153664">
            <text:p>30.231537</text:p>
          </table:table-cell>
          <table:table-cell table:style-name="ce1" office:value-type="float" office:value="-97.76622355">
            <text:p>-97.766224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9408.27734">
            <text:p>9408.28</text:p>
          </table:table-cell>
          <table:table-cell table:style-name="ce2" table:formula="of:=[.D471]-[.D470]" office:value-type="float" office:value="17.8105400000004">
            <text:p>17.81</text:p>
          </table:table-cell>
          <table:table-cell table:style-name="ce4" table:formula="of:=[.D471]*0.000621371" office:value-type="float" office:value="5.84603069903314">
            <text:p>5.8460</text:p>
          </table:table-cell>
          <table:table-cell table:style-name="ce4" table:formula="of:=[.E471]*0.000621371" office:value-type="float" office:value="0.0110669530503403">
            <text:p>0.0111</text:p>
          </table:table-cell>
        </table:table-row>
        <table:table-row table:style-name="ro1">
          <table:table-cell table:style-name="ce1" office:value-type="float" office:value="30.23166488">
            <text:p>30.231665</text:p>
          </table:table-cell>
          <table:table-cell table:style-name="ce1" office:value-type="float" office:value="-97.76618994">
            <text:p>-97.766190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9422.92578">
            <text:p>9422.93</text:p>
          </table:table-cell>
          <table:table-cell table:style-name="ce2" table:formula="of:=[.D472]-[.D471]" office:value-type="float" office:value="14.648439999999">
            <text:p>14.65</text:p>
          </table:table-cell>
          <table:table-cell table:style-name="ce4" table:formula="of:=[.D472]*0.000621371" office:value-type="float" office:value="5.85513281484438">
            <text:p>5.8551</text:p>
          </table:table-cell>
          <table:table-cell table:style-name="ce4" table:formula="of:=[.E472]*0.000621371" office:value-type="float" office:value="0.0091021158112394">
            <text:p>0.0091</text:p>
          </table:table-cell>
        </table:table-row>
        <table:table-row table:style-name="ro1">
          <table:table-cell table:style-name="ce1" office:value-type="float" office:value="30.23183545">
            <text:p>30.231835</text:p>
          </table:table-cell>
          <table:table-cell table:style-name="ce1" office:value-type="float" office:value="-97.76603764">
            <text:p>-97.766038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9446.93555">
            <text:p>9446.94</text:p>
          </table:table-cell>
          <table:table-cell table:style-name="ce2" table:formula="of:=[.D473]-[.D472]" office:value-type="float" office:value="24.0097700000006">
            <text:p>24.01</text:p>
          </table:table-cell>
          <table:table-cell table:style-name="ce4" table:formula="of:=[.D473]*0.000621371" office:value-type="float" office:value="5.87005178963905">
            <text:p>5.8701</text:p>
          </table:table-cell>
          <table:table-cell table:style-name="ce4" table:formula="of:=[.E473]*0.000621371" office:value-type="float" office:value="0.0149189747946704">
            <text:p>0.0149</text:p>
          </table:table-cell>
        </table:table-row>
        <table:table-row table:style-name="ro1">
          <table:table-cell table:style-name="ce1" office:value-type="float" office:value="30.23190754">
            <text:p>30.231908</text:p>
          </table:table-cell>
          <table:table-cell table:style-name="ce1" office:value-type="float" office:value="-97.76597997">
            <text:p>-97.765980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9456.70801">
            <text:p>9456.71</text:p>
          </table:table-cell>
          <table:table-cell table:style-name="ce2" table:formula="of:=[.D474]-[.D473]" office:value-type="float" office:value="9.77246000000014">
            <text:p>9.77</text:p>
          </table:table-cell>
          <table:table-cell table:style-name="ce4" table:formula="of:=[.D474]*0.000621371" office:value-type="float" office:value="5.87612411288171">
            <text:p>5.8761</text:p>
          </table:table-cell>
          <table:table-cell table:style-name="ce4" table:formula="of:=[.E474]*0.000621371" office:value-type="float" office:value="0.00607232324266009">
            <text:p>0.0061</text:p>
          </table:table-cell>
        </table:table-row>
        <table:table-row table:style-name="ro1">
          <table:table-cell table:style-name="ce1" office:value-type="float" office:value="30.23204818">
            <text:p>30.232048</text:p>
          </table:table-cell>
          <table:table-cell table:style-name="ce1" office:value-type="float" office:value="-97.76587847">
            <text:p>-97.765878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9475.00586">
            <text:p>9475.01</text:p>
          </table:table-cell>
          <table:table-cell table:style-name="ce2" table:formula="of:=[.D475]-[.D474]" office:value-type="float" office:value="18.297849999999">
            <text:p>18.30</text:p>
          </table:table-cell>
          <table:table-cell table:style-name="ce4" table:formula="of:=[.D475]*0.000621371" office:value-type="float" office:value="5.88749386623406">
            <text:p>5.8875</text:p>
          </table:table-cell>
          <table:table-cell table:style-name="ce4" table:formula="of:=[.E475]*0.000621371" office:value-type="float" office:value="0.0113697533523494">
            <text:p>0.0114</text:p>
          </table:table-cell>
        </table:table-row>
        <table:table-row table:style-name="ro1">
          <table:table-cell table:style-name="ce1" office:value-type="float" office:value="30.23218095">
            <text:p>30.232181</text:p>
          </table:table-cell>
          <table:table-cell table:style-name="ce1" office:value-type="float" office:value="-97.76577612">
            <text:p>-97.765776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9492.69336">
            <text:p>9492.69</text:p>
          </table:table-cell>
          <table:table-cell table:style-name="ce2" table:formula="of:=[.D476]-[.D475]" office:value-type="float" office:value="17.6875">
            <text:p>17.69</text:p>
          </table:table-cell>
          <table:table-cell table:style-name="ce4" table:formula="of:=[.D476]*0.000621371" office:value-type="float" office:value="5.89848436579656">
            <text:p>5.8985</text:p>
          </table:table-cell>
          <table:table-cell table:style-name="ce4" table:formula="of:=[.E476]*0.000621371" office:value-type="float" office:value="0.0109904995625">
            <text:p>0.0110</text:p>
          </table:table-cell>
        </table:table-row>
        <table:table-row table:style-name="ro1">
          <table:table-cell table:style-name="ce1" office:value-type="float" office:value="30.23225756">
            <text:p>30.232258</text:p>
          </table:table-cell>
          <table:table-cell table:style-name="ce1" office:value-type="float" office:value="-97.76574712">
            <text:p>-97.76574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9501.6123">
            <text:p>9501.61</text:p>
          </table:table-cell>
          <table:table-cell table:style-name="ce2" table:formula="of:=[.D477]-[.D476]" office:value-type="float" office:value="8.91894000000139">
            <text:p>8.92</text:p>
          </table:table-cell>
          <table:table-cell table:style-name="ce4" table:formula="of:=[.D477]*0.000621371" office:value-type="float" office:value="5.9040263364633">
            <text:p>5.9040</text:p>
          </table:table-cell>
          <table:table-cell table:style-name="ce4" table:formula="of:=[.E477]*0.000621371" office:value-type="float" office:value="0.00554197066674086">
            <text:p>0.0055</text:p>
          </table:table-cell>
        </table:table-row>
        <table:table-row table:style-name="ro1">
          <table:table-cell table:style-name="ce1" office:value-type="float" office:value="30.23246896">
            <text:p>30.232469</text:p>
          </table:table-cell>
          <table:table-cell table:style-name="ce1" office:value-type="float" office:value="-97.76566808">
            <text:p>-97.765668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9526.28125">
            <text:p>9526.28</text:p>
          </table:table-cell>
          <table:table-cell table:style-name="ce2" table:formula="of:=[.D478]-[.D477]" office:value-type="float" office:value="24.6689499999993">
            <text:p>24.67</text:p>
          </table:table-cell>
          <table:table-cell table:style-name="ce4" table:formula="of:=[.D478]*0.000621371" office:value-type="float" office:value="5.91935490659375">
            <text:p>5.9194</text:p>
          </table:table-cell>
          <table:table-cell table:style-name="ce4" table:formula="of:=[.E478]*0.000621371" office:value-type="float" office:value="0.0153285701304496">
            <text:p>0.0153</text:p>
          </table:table-cell>
        </table:table-row>
        <table:table-row table:style-name="ro1">
          <table:table-cell table:style-name="ce1" office:value-type="float" office:value="30.23257515">
            <text:p>30.232575</text:p>
          </table:table-cell>
          <table:table-cell table:style-name="ce1" office:value-type="float" office:value="-97.76563657">
            <text:p>-97.765637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9538.36523">
            <text:p>9538.37</text:p>
          </table:table-cell>
          <table:table-cell table:style-name="ce2" table:formula="of:=[.D479]-[.D478]" office:value-type="float" office:value="12.0839799999994">
            <text:p>12.08</text:p>
          </table:table-cell>
          <table:table-cell table:style-name="ce4" table:formula="of:=[.D479]*0.000621371" office:value-type="float" office:value="5.92686354133033">
            <text:p>5.9269</text:p>
          </table:table-cell>
          <table:table-cell table:style-name="ce4" table:formula="of:=[.E479]*0.000621371" office:value-type="float" office:value="0.00750863473657964">
            <text:p>0.0075</text:p>
          </table:table-cell>
        </table:table-row>
        <table:table-row table:style-name="ro1">
          <table:table-cell table:style-name="ce1" office:value-type="float" office:value="30.23270507">
            <text:p>30.232705</text:p>
          </table:table-cell>
          <table:table-cell table:style-name="ce1" office:value-type="float" office:value="-97.76552215">
            <text:p>-97.765522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9556.76367">
            <text:p>9556.76</text:p>
          </table:table-cell>
          <table:table-cell table:style-name="ce2" table:formula="of:=[.D480]-[.D479]" office:value-type="float" office:value="18.3984400000008">
            <text:p>18.40</text:p>
          </table:table-cell>
          <table:table-cell table:style-name="ce4" table:formula="of:=[.D480]*0.000621371" office:value-type="float" office:value="5.93829579839157">
            <text:p>5.9383</text:p>
          </table:table-cell>
          <table:table-cell table:style-name="ce4" table:formula="of:=[.E480]*0.000621371" office:value-type="float" office:value="0.0114322570612405">
            <text:p>0.0114</text:p>
          </table:table-cell>
        </table:table-row>
        <table:table-row table:style-name="ro1">
          <table:table-cell table:style-name="ce1" office:value-type="float" office:value="30.23285268">
            <text:p>30.232853</text:p>
          </table:table-cell>
          <table:table-cell table:style-name="ce1" office:value-type="float" office:value="-97.76543247">
            <text:p>-97.765432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9575.25293">
            <text:p>9575.25</text:p>
          </table:table-cell>
          <table:table-cell table:style-name="ce2" table:formula="of:=[.D481]-[.D480]" office:value-type="float" office:value="18.4892600000003">
            <text:p>18.49</text:p>
          </table:table-cell>
          <table:table-cell table:style-name="ce4" table:formula="of:=[.D481]*0.000621371" office:value-type="float" office:value="5.94978448836703">
            <text:p>5.9498</text:p>
          </table:table-cell>
          <table:table-cell table:style-name="ce4" table:formula="of:=[.E481]*0.000621371" office:value-type="float" office:value="0.0114886899754602">
            <text:p>0.0115</text:p>
          </table:table-cell>
        </table:table-row>
        <table:table-row table:style-name="ro1">
          <table:table-cell table:style-name="ce1" office:value-type="float" office:value="30.23298134">
            <text:p>30.232981</text:p>
          </table:table-cell>
          <table:table-cell table:style-name="ce1" office:value-type="float" office:value="-97.76532618">
            <text:p>-97.765326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9592.95117">
            <text:p>9592.95</text:p>
          </table:table-cell>
          <table:table-cell table:style-name="ce2" table:formula="of:=[.D482]-[.D481]" office:value-type="float" office:value="17.6982399999997">
            <text:p>17.70</text:p>
          </table:table-cell>
          <table:table-cell table:style-name="ce4" table:formula="of:=[.D482]*0.000621371" office:value-type="float" office:value="5.96078166145407">
            <text:p>5.9608</text:p>
          </table:table-cell>
          <table:table-cell table:style-name="ce4" table:formula="of:=[.E482]*0.000621371" office:value-type="float" office:value="0.0109971730870398">
            <text:p>0.0110</text:p>
          </table:table-cell>
        </table:table-row>
        <table:table-row table:style-name="ro1">
          <table:table-cell table:style-name="ce1" office:value-type="float" office:value="30.23309207">
            <text:p>30.233092</text:p>
          </table:table-cell>
          <table:table-cell table:style-name="ce1" office:value-type="float" office:value="-97.76524982">
            <text:p>-97.765250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9607.2998">
            <text:p>9607.30</text:p>
          </table:table-cell>
          <table:table-cell table:style-name="ce2" table:formula="of:=[.D483]-[.D482]" office:value-type="float" office:value="14.3486300000004">
            <text:p>14.35</text:p>
          </table:table-cell>
          <table:table-cell table:style-name="ce4" table:formula="of:=[.D483]*0.000621371" office:value-type="float" office:value="5.9696974840258">
            <text:p>5.9697</text:p>
          </table:table-cell>
          <table:table-cell table:style-name="ce4" table:formula="of:=[.E483]*0.000621371" office:value-type="float" office:value="0.00891582257173025">
            <text:p>0.0089</text:p>
          </table:table-cell>
        </table:table-row>
        <table:table-row table:style-name="ro1">
          <table:table-cell table:style-name="ce1" office:value-type="float" office:value="30.23318175">
            <text:p>30.233182</text:p>
          </table:table-cell>
          <table:table-cell table:style-name="ce1" office:value-type="float" office:value="-97.76518973">
            <text:p>-97.765190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9618.81543">
            <text:p>9618.82</text:p>
          </table:table-cell>
          <table:table-cell table:style-name="ce2" table:formula="of:=[.D484]-[.D483]" office:value-type="float" office:value="11.5156299999999">
            <text:p>11.52</text:p>
          </table:table-cell>
          <table:table-cell table:style-name="ce4" table:formula="of:=[.D484]*0.000621371" office:value-type="float" office:value="5.97685296255453">
            <text:p>5.9769</text:p>
          </table:table-cell>
          <table:table-cell table:style-name="ce4" table:formula="of:=[.E484]*0.000621371" office:value-type="float" office:value="0.00715547852872992">
            <text:p>0.0072</text:p>
          </table:table-cell>
        </table:table-row>
        <table:table-row table:style-name="ro1">
          <table:table-cell table:style-name="ce1" office:value-type="float" office:value="30.23327907">
            <text:p>30.233279</text:p>
          </table:table-cell>
          <table:table-cell table:style-name="ce1" office:value-type="float" office:value="-97.7651298">
            <text:p>-97.765130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9631.07227">
            <text:p>9631.07</text:p>
          </table:table-cell>
          <table:table-cell table:style-name="ce2" table:formula="of:=[.D485]-[.D484]" office:value-type="float" office:value="12.25684">
            <text:p>12.26</text:p>
          </table:table-cell>
          <table:table-cell table:style-name="ce4" table:formula="of:=[.D485]*0.000621371" office:value-type="float" office:value="5.98446900748217">
            <text:p>5.9845</text:p>
          </table:table-cell>
          <table:table-cell table:style-name="ce4" table:formula="of:=[.E485]*0.000621371" office:value-type="float" office:value="0.00761604492764001">
            <text:p>0.0076</text:p>
          </table:table-cell>
        </table:table-row>
        <table:table-row table:style-name="ro1">
          <table:table-cell table:style-name="ce1" office:value-type="float" office:value="30.23335199">
            <text:p>30.233352</text:p>
          </table:table-cell>
          <table:table-cell table:style-name="ce1" office:value-type="float" office:value="-97.76509224">
            <text:p>-97.765092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9639.94531">
            <text:p>9639.95</text:p>
          </table:table-cell>
          <table:table-cell table:style-name="ce2" table:formula="of:=[.D486]-[.D485]" office:value-type="float" office:value="8.87303999999858">
            <text:p>8.87</text:p>
          </table:table-cell>
          <table:table-cell table:style-name="ce4" table:formula="of:=[.D486]*0.000621371" office:value-type="float" office:value="5.98998245722001">
            <text:p>5.9900</text:p>
          </table:table-cell>
          <table:table-cell table:style-name="ce4" table:formula="of:=[.E486]*0.000621371" office:value-type="float" office:value="0.00551344973783912">
            <text:p>0.0055</text:p>
          </table:table-cell>
        </table:table-row>
        <table:table-row table:style-name="ro1">
          <table:table-cell table:style-name="ce1" office:value-type="float" office:value="30.23360797">
            <text:p>30.233608</text:p>
          </table:table-cell>
          <table:table-cell table:style-name="ce1" office:value-type="float" office:value="-97.76492687">
            <text:p>-97.764927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9672.46191">
            <text:p>9672.46</text:p>
          </table:table-cell>
          <table:table-cell table:style-name="ce2" table:formula="of:=[.D487]-[.D486]" office:value-type="float" office:value="32.5166000000008">
            <text:p>32.52</text:p>
          </table:table-cell>
          <table:table-cell table:style-name="ce4" table:formula="of:=[.D487]*0.000621371" office:value-type="float" office:value="6.01018732947861">
            <text:p>6.0102</text:p>
          </table:table-cell>
          <table:table-cell table:style-name="ce4" table:formula="of:=[.E487]*0.000621371" office:value-type="float" office:value="0.0202048722586005">
            <text:p>0.0202</text:p>
          </table:table-cell>
        </table:table-row>
        <table:table-row table:style-name="ro1">
          <table:table-cell table:style-name="ce1" office:value-type="float" office:value="30.23364569">
            <text:p>30.233646</text:p>
          </table:table-cell>
          <table:table-cell table:style-name="ce1" office:value-type="float" office:value="-97.76490918">
            <text:p>-97.764909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9677.01172">
            <text:p>9677.01</text:p>
          </table:table-cell>
          <table:table-cell table:style-name="ce2" table:formula="of:=[.D488]-[.D487]" office:value-type="float" office:value="4.54981000000043">
            <text:p>4.55</text:p>
          </table:table-cell>
          <table:table-cell table:style-name="ce4" table:formula="of:=[.D488]*0.000621371" office:value-type="float" office:value="6.01301444946812">
            <text:p>6.0130</text:p>
          </table:table-cell>
          <table:table-cell table:style-name="ce4" table:formula="of:=[.E488]*0.000621371" office:value-type="float" office:value="0.00282711998951027">
            <text:p>0.0028</text:p>
          </table:table-cell>
        </table:table-row>
        <table:table-row table:style-name="ro1">
          <table:table-cell table:style-name="ce1" office:value-type="float" office:value="30.23383227">
            <text:p>30.233832</text:p>
          </table:table-cell>
          <table:table-cell table:style-name="ce1" office:value-type="float" office:value="-97.76474423">
            <text:p>-97.764744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9703.05273">
            <text:p>9703.05</text:p>
          </table:table-cell>
          <table:table-cell table:style-name="ce2" table:formula="of:=[.D489]-[.D488]" office:value-type="float" office:value="26.041009999999">
            <text:p>26.04</text:p>
          </table:table-cell>
          <table:table-cell table:style-name="ce4" table:formula="of:=[.D489]*0.000621371" office:value-type="float" office:value="6.02919557789283">
            <text:p>6.0292</text:p>
          </table:table-cell>
          <table:table-cell table:style-name="ce4" table:formula="of:=[.E489]*0.000621371" office:value-type="float" office:value="0.0161811284247094">
            <text:p>0.0162</text:p>
          </table:table-cell>
        </table:table-row>
        <table:table-row table:style-name="ro1">
          <table:table-cell table:style-name="ce1" office:value-type="float" office:value="30.23397787">
            <text:p>30.233978</text:p>
          </table:table-cell>
          <table:table-cell table:style-name="ce1" office:value-type="float" office:value="-97.76469033">
            <text:p>-97.764690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9719.84082">
            <text:p>9719.84</text:p>
          </table:table-cell>
          <table:table-cell table:style-name="ce2" table:formula="of:=[.D490]-[.D489]" office:value-type="float" office:value="16.78809">
            <text:p>16.79</text:p>
          </table:table-cell>
          <table:table-cell table:style-name="ce4" table:formula="of:=[.D490]*0.000621371" office:value-type="float" office:value="6.03962721016422">
            <text:p>6.0396</text:p>
          </table:table-cell>
          <table:table-cell table:style-name="ce4" table:formula="of:=[.E490]*0.000621371" office:value-type="float" office:value="0.01043163227139">
            <text:p>0.0104</text:p>
          </table:table-cell>
        </table:table-row>
        <table:table-row table:style-name="ro1">
          <table:table-cell table:style-name="ce1" office:value-type="float" office:value="30.23413762">
            <text:p>30.234138</text:p>
          </table:table-cell>
          <table:table-cell table:style-name="ce1" office:value-type="float" office:value="-97.76459562">
            <text:p>-97.764596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9739.74902">
            <text:p>9739.75</text:p>
          </table:table-cell>
          <table:table-cell table:style-name="ce2" table:formula="of:=[.D491]-[.D490]" office:value-type="float" office:value="19.9081999999999">
            <text:p>19.91</text:p>
          </table:table-cell>
          <table:table-cell table:style-name="ce4" table:formula="of:=[.D491]*0.000621371" office:value-type="float" office:value="6.05199758830642">
            <text:p>6.0520</text:p>
          </table:table-cell>
          <table:table-cell table:style-name="ce4" table:formula="of:=[.E491]*0.000621371" office:value-type="float" office:value="0.0123703781421999">
            <text:p>0.0124</text:p>
          </table:table-cell>
        </table:table-row>
        <table:table-row table:style-name="ro1">
          <table:table-cell table:style-name="ce1" office:value-type="float" office:value="30.23423318">
            <text:p>30.234233</text:p>
          </table:table-cell>
          <table:table-cell table:style-name="ce1" office:value-type="float" office:value="-97.76453736">
            <text:p>-97.764537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9751.76758">
            <text:p>9751.77</text:p>
          </table:table-cell>
          <table:table-cell table:style-name="ce2" table:formula="of:=[.D492]-[.D491]" office:value-type="float" office:value="12.0185600000004">
            <text:p>12.02</text:p>
          </table:table-cell>
          <table:table-cell table:style-name="ce4" table:formula="of:=[.D492]*0.000621371" office:value-type="float" office:value="6.05946557295218">
            <text:p>6.0595</text:p>
          </table:table-cell>
          <table:table-cell table:style-name="ce4" table:formula="of:=[.E492]*0.000621371" office:value-type="float" office:value="0.00746798464576027">
            <text:p>0.0075</text:p>
          </table:table-cell>
        </table:table-row>
        <table:table-row table:style-name="ro1">
          <table:table-cell table:style-name="ce1" office:value-type="float" office:value="30.23437986">
            <text:p>30.234380</text:p>
          </table:table-cell>
          <table:table-cell table:style-name="ce1" office:value-type="float" office:value="-97.76443829">
            <text:p>-97.764438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9770.58594">
            <text:p>9770.59</text:p>
          </table:table-cell>
          <table:table-cell table:style-name="ce2" table:formula="of:=[.D493]-[.D492]" office:value-type="float" office:value="18.8183600000011">
            <text:p>18.82</text:p>
          </table:table-cell>
          <table:table-cell table:style-name="ce4" table:formula="of:=[.D493]*0.000621371" office:value-type="float" office:value="6.07115875612374">
            <text:p>6.0712</text:p>
          </table:table-cell>
          <table:table-cell table:style-name="ce4" table:formula="of:=[.E493]*0.000621371" office:value-type="float" office:value="0.0116931831715607">
            <text:p>0.0117</text:p>
          </table:table-cell>
        </table:table-row>
        <table:table-row table:style-name="ro1">
          <table:table-cell table:style-name="ce1" office:value-type="float" office:value="30.2345242">
            <text:p>30.234524</text:p>
          </table:table-cell>
          <table:table-cell table:style-name="ce1" office:value-type="float" office:value="-97.76437006">
            <text:p>-97.764370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9787.96582">
            <text:p>9787.97</text:p>
          </table:table-cell>
          <table:table-cell table:style-name="ce2" table:formula="of:=[.D494]-[.D493]" office:value-type="float" office:value="17.3798799999986">
            <text:p>17.38</text:p>
          </table:table-cell>
          <table:table-cell table:style-name="ce4" table:formula="of:=[.D494]*0.000621371" office:value-type="float" office:value="6.08195810953922">
            <text:p>6.0820</text:p>
          </table:table-cell>
          <table:table-cell table:style-name="ce4" table:formula="of:=[.E494]*0.000621371" office:value-type="float" office:value="0.0107993534154791">
            <text:p>0.0108</text:p>
          </table:table-cell>
        </table:table-row>
        <table:table-row table:style-name="ro1">
          <table:table-cell table:style-name="ce1" office:value-type="float" office:value="30.23466015">
            <text:p>30.234660</text:p>
          </table:table-cell>
          <table:table-cell table:style-name="ce1" office:value-type="float" office:value="-97.76429387">
            <text:p>-97.764294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9804.72168">
            <text:p>9804.72</text:p>
          </table:table-cell>
          <table:table-cell table:style-name="ce2" table:formula="of:=[.D495]-[.D494]" office:value-type="float" office:value="16.7558600000011">
            <text:p>16.76</text:p>
          </table:table-cell>
          <table:table-cell table:style-name="ce4" table:formula="of:=[.D495]*0.000621371" office:value-type="float" office:value="6.09236971502328">
            <text:p>6.0924</text:p>
          </table:table-cell>
          <table:table-cell table:style-name="ce4" table:formula="of:=[.E495]*0.000621371" office:value-type="float" office:value="0.0104116054840607">
            <text:p>0.0104</text:p>
          </table:table-cell>
        </table:table-row>
        <table:table-row table:style-name="ro1">
          <table:table-cell table:style-name="ce1" office:value-type="float" office:value="30.23476266">
            <text:p>30.234763</text:p>
          </table:table-cell>
          <table:table-cell table:style-name="ce1" office:value-type="float" office:value="-97.76423427">
            <text:p>-97.764234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9817.4502">
            <text:p>9817.45</text:p>
          </table:table-cell>
          <table:table-cell table:style-name="ce2" table:formula="of:=[.D496]-[.D495]" office:value-type="float" office:value="12.7285199999988">
            <text:p>12.73</text:p>
          </table:table-cell>
          <table:table-cell table:style-name="ce4" table:formula="of:=[.D496]*0.000621371" office:value-type="float" office:value="6.1002788482242">
            <text:p>6.1003</text:p>
          </table:table-cell>
          <table:table-cell table:style-name="ce4" table:formula="of:=[.E496]*0.000621371" office:value-type="float" office:value="0.00790913320091922">
            <text:p>0.0079</text:p>
          </table:table-cell>
        </table:table-row>
        <table:table-row table:style-name="ro1">
          <table:table-cell table:style-name="ce1" office:value-type="float" office:value="30.23488998">
            <text:p>30.234890</text:p>
          </table:table-cell>
          <table:table-cell table:style-name="ce1" office:value-type="float" office:value="-97.76414048">
            <text:p>-97.764140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9834.17383">
            <text:p>9834.17</text:p>
          </table:table-cell>
          <table:table-cell table:style-name="ce2" table:formula="of:=[.D497]-[.D496]" office:value-type="float" office:value="16.7236300000004">
            <text:p>16.72</text:p>
          </table:table-cell>
          <table:table-cell table:style-name="ce4" table:formula="of:=[.D497]*0.000621371" office:value-type="float" office:value="6.11067042692093">
            <text:p>6.1107</text:p>
          </table:table-cell>
          <table:table-cell table:style-name="ce4" table:formula="of:=[.E497]*0.000621371" office:value-type="float" office:value="0.0103915786967303">
            <text:p>0.0104</text:p>
          </table:table-cell>
        </table:table-row>
        <table:table-row table:style-name="ro1">
          <table:table-cell table:style-name="ce1" office:value-type="float" office:value="30.23505704">
            <text:p>30.235057</text:p>
          </table:table-cell>
          <table:table-cell table:style-name="ce1" office:value-type="float" office:value="-97.76403755">
            <text:p>-97.764038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9855.21191">
            <text:p>9855.21</text:p>
          </table:table-cell>
          <table:table-cell table:style-name="ce2" table:formula="of:=[.D498]-[.D497]" office:value-type="float" office:value="21.0380800000003">
            <text:p>21.04</text:p>
          </table:table-cell>
          <table:table-cell table:style-name="ce4" table:formula="of:=[.D498]*0.000621371" office:value-type="float" office:value="6.12374287972861">
            <text:p>6.1237</text:p>
          </table:table-cell>
          <table:table-cell table:style-name="ce4" table:formula="of:=[.E498]*0.000621371" office:value-type="float" office:value="0.0130724528076802">
            <text:p>0.0131</text:p>
          </table:table-cell>
        </table:table-row>
        <table:table-row table:style-name="ro1">
          <table:table-cell table:style-name="ce1" office:value-type="float" office:value="30.23520372">
            <text:p>30.235204</text:p>
          </table:table-cell>
          <table:table-cell table:style-name="ce1" office:value-type="float" office:value="-97.76393856">
            <text:p>-97.763939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9874.06738">
            <text:p>9874.07</text:p>
          </table:table-cell>
          <table:table-cell table:style-name="ce2" table:formula="of:=[.D499]-[.D498]" office:value-type="float" office:value="18.8554700000004">
            <text:p>18.86</text:p>
          </table:table-cell>
          <table:table-cell table:style-name="ce4" table:formula="of:=[.D499]*0.000621371" office:value-type="float" office:value="6.13545912197798">
            <text:p>6.1355</text:p>
          </table:table-cell>
          <table:table-cell table:style-name="ce4" table:formula="of:=[.E499]*0.000621371" office:value-type="float" office:value="0.0117162422493703">
            <text:p>0.0117</text:p>
          </table:table-cell>
        </table:table-row>
        <table:table-row table:style-name="ro1">
          <table:table-cell table:style-name="ce1" office:value-type="float" office:value="30.23536725">
            <text:p>30.235367</text:p>
          </table:table-cell>
          <table:table-cell table:style-name="ce1" office:value-type="float" office:value="-97.76384787">
            <text:p>-97.763848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9894.14746">
            <text:p>9894.15</text:p>
          </table:table-cell>
          <table:table-cell table:style-name="ce2" table:formula="of:=[.D500]-[.D499]" office:value-type="float" office:value="20.0800799999997">
            <text:p>20.08</text:p>
          </table:table-cell>
          <table:table-cell table:style-name="ce4" table:formula="of:=[.D500]*0.000621371" office:value-type="float" office:value="6.14793630136766">
            <text:p>6.1479</text:p>
          </table:table-cell>
          <table:table-cell table:style-name="ce4" table:formula="of:=[.E500]*0.000621371" office:value-type="float" office:value="0.0124771793896798">
            <text:p>0.0125</text:p>
          </table:table-cell>
        </table:table-row>
        <table:table-row table:style-name="ro1">
          <table:table-cell table:style-name="ce1" office:value-type="float" office:value="30.23548812">
            <text:p>30.235488</text:p>
          </table:table-cell>
          <table:table-cell table:style-name="ce1" office:value-type="float" office:value="-97.76377142">
            <text:p>-97.763771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9909.52344">
            <text:p>9909.52</text:p>
          </table:table-cell>
          <table:table-cell table:style-name="ce2" table:formula="of:=[.D501]-[.D500]" office:value-type="float" office:value="15.3759800000007">
            <text:p>15.38</text:p>
          </table:table-cell>
          <table:table-cell table:style-name="ce4" table:formula="of:=[.D501]*0.000621371" office:value-type="float" office:value="6.15749048943624">
            <text:p>6.1575</text:p>
          </table:table-cell>
          <table:table-cell table:style-name="ce4" table:formula="of:=[.E501]*0.000621371" office:value-type="float" office:value="0.00955418806858044">
            <text:p>0.0096</text:p>
          </table:table-cell>
        </table:table-row>
        <table:table-row table:style-name="ro1">
          <table:table-cell table:style-name="ce1" office:value-type="float" office:value="30.23562944">
            <text:p>30.235629</text:p>
          </table:table-cell>
          <table:table-cell table:style-name="ce1" office:value-type="float" office:value="-97.76367084">
            <text:p>-97.763671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9927.86719">
            <text:p>9927.87</text:p>
          </table:table-cell>
          <table:table-cell table:style-name="ce2" table:formula="of:=[.D502]-[.D501]" office:value-type="float" office:value="18.34375">
            <text:p>18.34</text:p>
          </table:table-cell>
          <table:table-cell table:style-name="ce4" table:formula="of:=[.D502]*0.000621371" office:value-type="float" office:value="6.16888876371749">
            <text:p>6.1689</text:p>
          </table:table-cell>
          <table:table-cell table:style-name="ce4" table:formula="of:=[.E502]*0.000621371" office:value-type="float" office:value="0.01139827428125">
            <text:p>0.0114</text:p>
          </table:table-cell>
        </table:table-row>
        <table:table-row table:style-name="ro1">
          <table:table-cell table:style-name="ce1" office:value-type="float" office:value="30.23573706">
            <text:p>30.235737</text:p>
          </table:table-cell>
          <table:table-cell table:style-name="ce1" office:value-type="float" office:value="-97.76358384">
            <text:p>-97.763584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9943.7334">
            <text:p>9943.73</text:p>
          </table:table-cell>
          <table:table-cell table:style-name="ce2" table:formula="of:=[.D503]-[.D502]" office:value-type="float" office:value="15.8662099999983">
            <text:p>15.87</text:p>
          </table:table-cell>
          <table:table-cell table:style-name="ce4" table:formula="of:=[.D503]*0.000621371" office:value-type="float" office:value="6.1787475664914">
            <text:p>6.1787</text:p>
          </table:table-cell>
          <table:table-cell table:style-name="ce4" table:formula="of:=[.E503]*0.000621371" office:value-type="float" office:value="0.00985880277390896">
            <text:p>0.0099</text:p>
          </table:table-cell>
        </table:table-row>
        <table:table-row table:style-name="ro1">
          <table:table-cell table:style-name="ce1" office:value-type="float" office:value="30.2358871">
            <text:p>30.235887</text:p>
          </table:table-cell>
          <table:table-cell table:style-name="ce1" office:value-type="float" office:value="-97.76347982">
            <text:p>-97.763480</text:p>
          </table:table-cell>
          <table:table-cell table:style-name="ce2" office:value-type="float" office:value="184.229858">
            <text:p>184.23</text:p>
          </table:table-cell>
          <table:table-cell table:style-name="ce2" office:value-type="float" office:value="9961.85547">
            <text:p>9961.86</text:p>
          </table:table-cell>
          <table:table-cell table:style-name="ce2" table:formula="of:=[.D504]-[.D503]" office:value-type="float" office:value="18.1220700000013">
            <text:p>18.12</text:p>
          </table:table-cell>
          <table:table-cell table:style-name="ce4" table:formula="of:=[.D504]*0.000621371" office:value-type="float" office:value="6.19000809524937">
            <text:p>6.1900</text:p>
          </table:table-cell>
          <table:table-cell table:style-name="ce4" table:formula="of:=[.E504]*0.000621371" office:value-type="float" office:value="0.0112605287579708">
            <text:p>0.0113</text:p>
          </table:table-cell>
        </table:table-row>
        <table:table-row table:style-name="ro1">
          <table:table-cell table:style-name="ce1" office:value-type="float" office:value="30.23606462">
            <text:p>30.236065</text:p>
          </table:table-cell>
          <table:table-cell table:style-name="ce1" office:value-type="float" office:value="-97.76335778">
            <text:p>-97.763358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9984.80273">
            <text:p>9984.80</text:p>
          </table:table-cell>
          <table:table-cell table:style-name="ce2" table:formula="of:=[.D505]-[.D504]" office:value-type="float" office:value="22.947259999999">
            <text:p>22.95</text:p>
          </table:table-cell>
          <table:table-cell table:style-name="ce4" table:formula="of:=[.D505]*0.000621371" office:value-type="float" office:value="6.20426685714283">
            <text:p>6.2043</text:p>
          </table:table-cell>
          <table:table-cell table:style-name="ce4" table:formula="of:=[.E505]*0.000621371" office:value-type="float" office:value="0.0142587618934594">
            <text:p>0.0143</text:p>
          </table:table-cell>
        </table:table-row>
        <table:table-row table:style-name="ro1">
          <table:table-cell table:style-name="ce1" office:value-type="float" office:value="30.23622455">
            <text:p>30.236225</text:p>
          </table:table-cell>
          <table:table-cell table:style-name="ce1" office:value-type="float" office:value="-97.76325652">
            <text:p>-97.763257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10005.0898">
            <text:p>10005.09</text:p>
          </table:table-cell>
          <table:table-cell table:style-name="ce2" table:formula="of:=[.D506]-[.D505]" office:value-type="float" office:value="20.2870700000003">
            <text:p>20.29</text:p>
          </table:table-cell>
          <table:table-cell table:style-name="ce4" table:formula="of:=[.D506]*0.000621371" office:value-type="float" office:value="6.2168726541158">
            <text:p>6.2169</text:p>
          </table:table-cell>
          <table:table-cell table:style-name="ce4" table:formula="of:=[.E506]*0.000621371" office:value-type="float" office:value="0.0126057969729702">
            <text:p>0.0126</text:p>
          </table:table-cell>
        </table:table-row>
        <table:table-row table:style-name="ro1">
          <table:table-cell table:style-name="ce1" office:value-type="float" office:value="30.23638506">
            <text:p>30.236385</text:p>
          </table:table-cell>
          <table:table-cell table:style-name="ce1" office:value-type="float" office:value="-97.76316776">
            <text:p>-97.763168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10024.7754">
            <text:p>10024.78</text:p>
          </table:table-cell>
          <table:table-cell table:style-name="ce2" table:formula="of:=[.D507]-[.D506]" office:value-type="float" office:value="19.6856000000007">
            <text:p>19.69</text:p>
          </table:table-cell>
          <table:table-cell table:style-name="ce4" table:formula="of:=[.D507]*0.000621371" office:value-type="float" office:value="6.2291047150734">
            <text:p>6.2291</text:p>
          </table:table-cell>
          <table:table-cell table:style-name="ce4" table:formula="of:=[.E507]*0.000621371" office:value-type="float" office:value="0.0122320609576004">
            <text:p>0.0122</text:p>
          </table:table-cell>
        </table:table-row>
        <table:table-row table:style-name="ro1">
          <table:table-cell table:style-name="ce1" office:value-type="float" office:value="30.23652965">
            <text:p>30.236530</text:p>
          </table:table-cell>
          <table:table-cell table:style-name="ce1" office:value-type="float" office:value="-97.76307799">
            <text:p>-97.763078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10042.9619">
            <text:p>10042.96</text:p>
          </table:table-cell>
          <table:table-cell table:style-name="ce2" table:formula="of:=[.D508]-[.D507]" office:value-type="float" office:value="18.1864999999998">
            <text:p>18.19</text:p>
          </table:table-cell>
          <table:table-cell table:style-name="ce4" table:formula="of:=[.D508]*0.000621371" office:value-type="float" office:value="6.2404052787649">
            <text:p>6.2404</text:p>
          </table:table-cell>
          <table:table-cell table:style-name="ce4" table:formula="of:=[.E508]*0.000621371" office:value-type="float" office:value="0.0113005636914999">
            <text:p>0.0113</text:p>
          </table:table-cell>
        </table:table-row>
        <table:table-row table:style-name="ro1">
          <table:table-cell table:style-name="ce1" office:value-type="float" office:value="30.23659302">
            <text:p>30.236593</text:p>
          </table:table-cell>
          <table:table-cell table:style-name="ce1" office:value-type="float" office:value="-97.76304027">
            <text:p>-97.763040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10050.8721">
            <text:p>10050.87</text:p>
          </table:table-cell>
          <table:table-cell table:style-name="ce2" table:formula="of:=[.D509]-[.D508]" office:value-type="float" office:value="7.91020000000026">
            <text:p>7.91</text:p>
          </table:table-cell>
          <table:table-cell table:style-name="ce4" table:formula="of:=[.D509]*0.000621371" office:value-type="float" office:value="6.2453204476491">
            <text:p>6.2453</text:p>
          </table:table-cell>
          <table:table-cell table:style-name="ce4" table:formula="of:=[.E509]*0.000621371" office:value-type="float" office:value="0.00491516888420016">
            <text:p>0.0049</text:p>
          </table:table-cell>
        </table:table-row>
        <table:table-row table:style-name="ro1">
          <table:table-cell table:style-name="ce1" office:value-type="float" office:value="30.23673392">
            <text:p>30.236734</text:p>
          </table:table-cell>
          <table:table-cell table:style-name="ce1" office:value-type="float" office:value="-97.76297539">
            <text:p>-97.762975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0067.9736">
            <text:p>10067.97</text:p>
          </table:table-cell>
          <table:table-cell table:style-name="ce2" table:formula="of:=[.D510]-[.D509]" office:value-type="float" office:value="17.1014999999989">
            <text:p>17.10</text:p>
          </table:table-cell>
          <table:table-cell table:style-name="ce4" table:formula="of:=[.D510]*0.000621371" office:value-type="float" office:value="6.2559468238056">
            <text:p>6.2559</text:p>
          </table:table-cell>
          <table:table-cell table:style-name="ce4" table:formula="of:=[.E510]*0.000621371" office:value-type="float" office:value="0.0106263761564993">
            <text:p>0.0106</text:p>
          </table:table-cell>
        </table:table-row>
        <table:table-row table:style-name="ro1">
          <table:table-cell table:style-name="ce1" office:value-type="float" office:value="30.23691044">
            <text:p>30.236910</text:p>
          </table:table-cell>
          <table:table-cell table:style-name="ce1" office:value-type="float" office:value="-97.76284346">
            <text:p>-97.762843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10091.2783">
            <text:p>10091.28</text:p>
          </table:table-cell>
          <table:table-cell table:style-name="ce2" table:formula="of:=[.D511]-[.D510]" office:value-type="float" office:value="23.3047000000006">
            <text:p>23.30</text:p>
          </table:table-cell>
          <table:table-cell table:style-name="ce4" table:formula="of:=[.D511]*0.000621371" office:value-type="float" office:value="6.2704276885493">
            <text:p>6.2704</text:p>
          </table:table-cell>
          <table:table-cell table:style-name="ce4" table:formula="of:=[.E511]*0.000621371" office:value-type="float" office:value="0.0144808647437004">
            <text:p>0.0145</text:p>
          </table:table-cell>
        </table:table-row>
        <table:table-row table:style-name="ro1">
          <table:table-cell table:style-name="ce1" office:value-type="float" office:value="30.23705578">
            <text:p>30.237056</text:p>
          </table:table-cell>
          <table:table-cell table:style-name="ce1" office:value-type="float" office:value="-97.76274095">
            <text:p>-97.762741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10110.1592">
            <text:p>10110.16</text:p>
          </table:table-cell>
          <table:table-cell table:style-name="ce2" table:formula="of:=[.D512]-[.D511]" office:value-type="float" office:value="18.8809000000001">
            <text:p>18.88</text:p>
          </table:table-cell>
          <table:table-cell table:style-name="ce4" table:formula="of:=[.D512]*0.000621371" office:value-type="float" office:value="6.2821597322632">
            <text:p>6.2822</text:p>
          </table:table-cell>
          <table:table-cell table:style-name="ce4" table:formula="of:=[.E512]*0.000621371" office:value-type="float" office:value="0.0117320437139001">
            <text:p>0.0117</text:p>
          </table:table-cell>
        </table:table-row>
        <table:table-row table:style-name="ro1">
          <table:table-cell table:style-name="ce1" office:value-type="float" office:value="30.23724295">
            <text:p>30.237243</text:p>
          </table:table-cell>
          <table:table-cell table:style-name="ce1" office:value-type="float" office:value="-97.7626309">
            <text:p>-97.762631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10133.3945">
            <text:p>10133.39</text:p>
          </table:table-cell>
          <table:table-cell table:style-name="ce2" table:formula="of:=[.D513]-[.D512]" office:value-type="float" office:value="23.2353000000003">
            <text:p>23.24</text:p>
          </table:table-cell>
          <table:table-cell table:style-name="ce4" table:formula="of:=[.D513]*0.000621371" office:value-type="float" office:value="6.2965974738595">
            <text:p>6.2966</text:p>
          </table:table-cell>
          <table:table-cell table:style-name="ce4" table:formula="of:=[.E513]*0.000621371" office:value-type="float" office:value="0.0144377415963002">
            <text:p>0.0144</text:p>
          </table:table-cell>
        </table:table-row>
        <table:table-row table:style-name="ro1">
          <table:table-cell table:style-name="ce1" office:value-type="float" office:value="30.23746164">
            <text:p>30.237462</text:p>
          </table:table-cell>
          <table:table-cell table:style-name="ce1" office:value-type="float" office:value="-97.76249939">
            <text:p>-97.762499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10160.6768">
            <text:p>10160.68</text:p>
          </table:table-cell>
          <table:table-cell table:style-name="ce2" table:formula="of:=[.D514]-[.D513]" office:value-type="float" office:value="27.2822999999989">
            <text:p>27.28</text:p>
          </table:table-cell>
          <table:table-cell table:style-name="ce4" table:formula="of:=[.D514]*0.000621371" office:value-type="float" office:value="6.3135499038928">
            <text:p>6.3135</text:p>
          </table:table-cell>
          <table:table-cell table:style-name="ce4" table:formula="of:=[.E514]*0.000621371" office:value-type="float" office:value="0.0169524300332993">
            <text:p>0.0170</text:p>
          </table:table-cell>
        </table:table-row>
        <table:table-row table:style-name="ro1">
          <table:table-cell table:style-name="ce1" office:value-type="float" office:value="30.23765434">
            <text:p>30.237654</text:p>
          </table:table-cell>
          <table:table-cell table:style-name="ce1" office:value-type="float" office:value="-97.76238866">
            <text:p>-97.762389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10184.5332">
            <text:p>10184.53</text:p>
          </table:table-cell>
          <table:table-cell table:style-name="ce2" table:formula="of:=[.D515]-[.D514]" office:value-type="float" office:value="23.8564000000006">
            <text:p>23.86</text:p>
          </table:table-cell>
          <table:table-cell table:style-name="ce4" table:formula="of:=[.D515]*0.000621371" office:value-type="float" office:value="6.3283735790172">
            <text:p>6.3284</text:p>
          </table:table-cell>
          <table:table-cell table:style-name="ce4" table:formula="of:=[.E515]*0.000621371" office:value-type="float" office:value="0.0148236751244004">
            <text:p>0.0148</text:p>
          </table:table-cell>
        </table:table-row>
        <table:table-row table:style-name="ro1">
          <table:table-cell table:style-name="ce1" office:value-type="float" office:value="30.23784192">
            <text:p>30.237842</text:p>
          </table:table-cell>
          <table:table-cell table:style-name="ce1" office:value-type="float" office:value="-97.76227534">
            <text:p>-97.762275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208.0283">
            <text:p>10208.03</text:p>
          </table:table-cell>
          <table:table-cell table:style-name="ce2" table:formula="of:=[.D516]-[.D515]" office:value-type="float" office:value="23.4951000000001">
            <text:p>23.50</text:p>
          </table:table-cell>
          <table:table-cell table:style-name="ce4" table:formula="of:=[.D516]*0.000621371" office:value-type="float" office:value="6.3429727527993">
            <text:p>6.3430</text:p>
          </table:table-cell>
          <table:table-cell table:style-name="ce4" table:formula="of:=[.E516]*0.000621371" office:value-type="float" office:value="0.0145991737821001">
            <text:p>0.0146</text:p>
          </table:table-cell>
        </table:table-row>
        <table:table-row table:style-name="ro1">
          <table:table-cell table:style-name="ce1" office:value-type="float" office:value="30.23800143">
            <text:p>30.238001</text:p>
          </table:table-cell>
          <table:table-cell table:style-name="ce1" office:value-type="float" office:value="-97.76217308">
            <text:p>-97.762173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10228.2676">
            <text:p>10228.27</text:p>
          </table:table-cell>
          <table:table-cell table:style-name="ce2" table:formula="of:=[.D517]-[.D516]" office:value-type="float" office:value="20.2392999999993">
            <text:p>20.24</text:p>
          </table:table-cell>
          <table:table-cell table:style-name="ce4" table:formula="of:=[.D517]*0.000621371" office:value-type="float" office:value="6.3555488668796">
            <text:p>6.3555</text:p>
          </table:table-cell>
          <table:table-cell table:style-name="ce4" table:formula="of:=[.E517]*0.000621371" office:value-type="float" office:value="0.0125761140802996">
            <text:p>0.0126</text:p>
          </table:table-cell>
        </table:table-row>
        <table:table-row table:style-name="ro1">
          <table:table-cell table:style-name="ce1" office:value-type="float" office:value="30.23818189">
            <text:p>30.238182</text:p>
          </table:table-cell>
          <table:table-cell table:style-name="ce1" office:value-type="float" office:value="-97.76204634">
            <text:p>-97.762046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10251.7559">
            <text:p>10251.76</text:p>
          </table:table-cell>
          <table:table-cell table:style-name="ce2" table:formula="of:=[.D518]-[.D517]" office:value-type="float" office:value="23.4883000000009">
            <text:p>23.49</text:p>
          </table:table-cell>
          <table:table-cell table:style-name="ce4" table:formula="of:=[.D518]*0.000621371" office:value-type="float" office:value="6.3701438153389">
            <text:p>6.3701</text:p>
          </table:table-cell>
          <table:table-cell table:style-name="ce4" table:formula="of:=[.E518]*0.000621371" office:value-type="float" office:value="0.0145949484593006">
            <text:p>0.0146</text:p>
          </table:table-cell>
        </table:table-row>
        <table:table-row table:style-name="ro1">
          <table:table-cell table:style-name="ce1" office:value-type="float" office:value="30.23829496">
            <text:p>30.238295</text:p>
          </table:table-cell>
          <table:table-cell table:style-name="ce1" office:value-type="float" office:value="-97.76196605">
            <text:p>-97.761966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266.4863">
            <text:p>10266.49</text:p>
          </table:table-cell>
          <table:table-cell table:style-name="ce2" table:formula="of:=[.D519]-[.D518]" office:value-type="float" office:value="14.7304000000004">
            <text:p>14.73</text:p>
          </table:table-cell>
          <table:table-cell table:style-name="ce4" table:formula="of:=[.D519]*0.000621371" office:value-type="float" office:value="6.3792968587173">
            <text:p>6.3793</text:p>
          </table:table-cell>
          <table:table-cell table:style-name="ce4" table:formula="of:=[.E519]*0.000621371" office:value-type="float" office:value="0.00915304337840023">
            <text:p>0.0092</text:p>
          </table:table-cell>
        </table:table-row>
        <table:table-row table:style-name="ro1">
          <table:table-cell table:style-name="ce1" office:value-type="float" office:value="30.23847585">
            <text:p>30.238476</text:p>
          </table:table-cell>
          <table:table-cell table:style-name="ce1" office:value-type="float" office:value="-97.76185197">
            <text:p>-97.761852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10290.2686">
            <text:p>10290.27</text:p>
          </table:table-cell>
          <table:table-cell table:style-name="ce2" table:formula="of:=[.D520]-[.D519]" office:value-type="float" office:value="23.7822999999989">
            <text:p>23.78</text:p>
          </table:table-cell>
          <table:table-cell table:style-name="ce4" table:formula="of:=[.D520]*0.000621371" office:value-type="float" office:value="6.3940744902506">
            <text:p>6.3941</text:p>
          </table:table-cell>
          <table:table-cell table:style-name="ce4" table:formula="of:=[.E520]*0.000621371" office:value-type="float" office:value="0.0147776315332993">
            <text:p>0.0148</text:p>
          </table:table-cell>
        </table:table-row>
        <table:table-row table:style-name="ro1">
          <table:table-cell table:style-name="ce1" office:value-type="float" office:value="30.23866704">
            <text:p>30.238667</text:p>
          </table:table-cell>
          <table:table-cell table:style-name="ce1" office:value-type="float" office:value="-97.76175985">
            <text:p>-97.761760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0312.3115">
            <text:p>10312.31</text:p>
          </table:table-cell>
          <table:table-cell table:style-name="ce2" table:formula="of:=[.D521]-[.D520]" office:value-type="float" office:value="22.0429000000004">
            <text:p>22.04</text:p>
          </table:table-cell>
          <table:table-cell table:style-name="ce4" table:formula="of:=[.D521]*0.000621371" office:value-type="float" office:value="6.4077713090665">
            <text:p>6.4078</text:p>
          </table:table-cell>
          <table:table-cell table:style-name="ce4" table:formula="of:=[.E521]*0.000621371" office:value-type="float" office:value="0.0136968188159002">
            <text:p>0.0137</text:p>
          </table:table-cell>
        </table:table-row>
        <table:table-row table:style-name="ro1">
          <table:table-cell table:style-name="ce1" office:value-type="float" office:value="30.23882973">
            <text:p>30.238830</text:p>
          </table:table-cell>
          <table:table-cell table:style-name="ce1" office:value-type="float" office:value="-97.76164242">
            <text:p>-97.761642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0333.5996">
            <text:p>10333.60</text:p>
          </table:table-cell>
          <table:table-cell table:style-name="ce2" table:formula="of:=[.D522]-[.D521]" office:value-type="float" office:value="21.2880999999998">
            <text:p>21.29</text:p>
          </table:table-cell>
          <table:table-cell table:style-name="ce4" table:formula="of:=[.D522]*0.000621371" office:value-type="float" office:value="6.4209991170516">
            <text:p>6.4210</text:p>
          </table:table-cell>
          <table:table-cell table:style-name="ce4" table:formula="of:=[.E522]*0.000621371" office:value-type="float" office:value="0.0132278079850999">
            <text:p>0.0132</text:p>
          </table:table-cell>
        </table:table-row>
        <table:table-row table:style-name="ro1">
          <table:table-cell table:style-name="ce1" office:value-type="float" office:value="30.23895923">
            <text:p>30.238959</text:p>
          </table:table-cell>
          <table:table-cell table:style-name="ce1" office:value-type="float" office:value="-97.76157813">
            <text:p>-97.761578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10349.3262">
            <text:p>10349.33</text:p>
          </table:table-cell>
          <table:table-cell table:style-name="ce2" table:formula="of:=[.D523]-[.D522]" office:value-type="float" office:value="15.7266">
            <text:p>15.73</text:p>
          </table:table-cell>
          <table:table-cell table:style-name="ce4" table:formula="of:=[.D523]*0.000621371" office:value-type="float" office:value="6.4307711702202">
            <text:p>6.4308</text:p>
          </table:table-cell>
          <table:table-cell table:style-name="ce4" table:formula="of:=[.E523]*0.000621371" office:value-type="float" office:value="0.00977205316859998">
            <text:p>0.0098</text:p>
          </table:table-cell>
        </table:table-row>
        <table:table-row table:style-name="ro1">
          <table:table-cell table:style-name="ce1" office:value-type="float" office:value="30.23905462">
            <text:p>30.239055</text:p>
          </table:table-cell>
          <table:table-cell table:style-name="ce1" office:value-type="float" office:value="-97.76152977">
            <text:p>-97.761530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10360.9482">
            <text:p>10360.95</text:p>
          </table:table-cell>
          <table:table-cell table:style-name="ce2" table:formula="of:=[.D524]-[.D523]" office:value-type="float" office:value="11.6220000000012">
            <text:p>11.62</text:p>
          </table:table-cell>
          <table:table-cell table:style-name="ce4" table:formula="of:=[.D524]*0.000621371" office:value-type="float" office:value="6.4379927439822">
            <text:p>6.4380</text:p>
          </table:table-cell>
          <table:table-cell table:style-name="ce4" table:formula="of:=[.E524]*0.000621371" office:value-type="float" office:value="0.00722157376200075">
            <text:p>0.0072</text:p>
          </table:table-cell>
        </table:table-row>
        <table:table-row table:style-name="ro1">
          <table:table-cell table:style-name="ce1" office:value-type="float" office:value="30.23919434">
            <text:p>30.239194</text:p>
          </table:table-cell>
          <table:table-cell table:style-name="ce1" office:value-type="float" office:value="-97.76142298">
            <text:p>-97.761423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10379.4951">
            <text:p>10379.50</text:p>
          </table:table-cell>
          <table:table-cell table:style-name="ce2" table:formula="of:=[.D525]-[.D524]" office:value-type="float" office:value="18.5468999999994">
            <text:p>18.55</text:p>
          </table:table-cell>
          <table:table-cell table:style-name="ce4" table:formula="of:=[.D525]*0.000621371" office:value-type="float" office:value="6.4495172497821">
            <text:p>6.4495</text:p>
          </table:table-cell>
          <table:table-cell table:style-name="ce4" table:formula="of:=[.E525]*0.000621371" office:value-type="float" office:value="0.0115245057998996">
            <text:p>0.0115</text:p>
          </table:table-cell>
        </table:table-row>
        <table:table-row table:style-name="ro1">
          <table:table-cell table:style-name="ce1" office:value-type="float" office:value="30.23933424">
            <text:p>30.239334</text:p>
          </table:table-cell>
          <table:table-cell table:style-name="ce1" office:value-type="float" office:value="-97.76131972">
            <text:p>-97.761320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10397.9102">
            <text:p>10397.91</text:p>
          </table:table-cell>
          <table:table-cell table:style-name="ce2" table:formula="of:=[.D526]-[.D525]" office:value-type="float" office:value="18.4151000000002">
            <text:p>18.42</text:p>
          </table:table-cell>
          <table:table-cell table:style-name="ce4" table:formula="of:=[.D526]*0.000621371" office:value-type="float" office:value="6.4609598588842">
            <text:p>6.4610</text:p>
          </table:table-cell>
          <table:table-cell table:style-name="ce4" table:formula="of:=[.E526]*0.000621371" office:value-type="float" office:value="0.0114426091021001">
            <text:p>0.0114</text:p>
          </table:table-cell>
        </table:table-row>
        <table:table-row table:style-name="ro1">
          <table:table-cell table:style-name="ce1" office:value-type="float" office:value="30.23948486">
            <text:p>30.239485</text:p>
          </table:table-cell>
          <table:table-cell table:style-name="ce1" office:value-type="float" office:value="-97.76122509">
            <text:p>-97.761225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0417.1416">
            <text:p>10417.14</text:p>
          </table:table-cell>
          <table:table-cell table:style-name="ce2" table:formula="of:=[.D527]-[.D526]" office:value-type="float" office:value="19.2314000000006">
            <text:p>19.23</text:p>
          </table:table-cell>
          <table:table-cell table:style-name="ce4" table:formula="of:=[.D527]*0.000621371" office:value-type="float" office:value="6.4729096931336">
            <text:p>6.4729</text:p>
          </table:table-cell>
          <table:table-cell table:style-name="ce4" table:formula="of:=[.E527]*0.000621371" office:value-type="float" office:value="0.0119498342494004">
            <text:p>0.0119</text:p>
          </table:table-cell>
        </table:table-row>
        <table:table-row table:style-name="ro1">
          <table:table-cell table:style-name="ce1" office:value-type="float" office:value="30.23958058">
            <text:p>30.239581</text:p>
          </table:table-cell>
          <table:table-cell table:style-name="ce1" office:value-type="float" office:value="-97.76114814">
            <text:p>-97.761148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0429.8652">
            <text:p>10429.87</text:p>
          </table:table-cell>
          <table:table-cell table:style-name="ce2" table:formula="of:=[.D528]-[.D527]" office:value-type="float" office:value="12.7235999999994">
            <text:p>12.72</text:p>
          </table:table-cell>
          <table:table-cell table:style-name="ce4" table:formula="of:=[.D528]*0.000621371" office:value-type="float" office:value="6.4808157691892">
            <text:p>6.4808</text:p>
          </table:table-cell>
          <table:table-cell table:style-name="ce4" table:formula="of:=[.E528]*0.000621371" office:value-type="float" office:value="0.0079060760555996">
            <text:p>0.0079</text:p>
          </table:table-cell>
        </table:table-row>
        <table:table-row table:style-name="ro1">
          <table:table-cell table:style-name="ce1" office:value-type="float" office:value="30.23969265">
            <text:p>30.239693</text:p>
          </table:table-cell>
          <table:table-cell table:style-name="ce1" office:value-type="float" office:value="-97.76107103">
            <text:p>-97.761071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10444.4854">
            <text:p>10444.49</text:p>
          </table:table-cell>
          <table:table-cell table:style-name="ce2" table:formula="of:=[.D529]-[.D528]" office:value-type="float" office:value="14.6201999999994">
            <text:p>14.62</text:p>
          </table:table-cell>
          <table:table-cell table:style-name="ce4" table:formula="of:=[.D529]*0.000621371" office:value-type="float" office:value="6.4899003374834">
            <text:p>6.4899</text:p>
          </table:table-cell>
          <table:table-cell table:style-name="ce4" table:formula="of:=[.E529]*0.000621371" office:value-type="float" office:value="0.00908456829419962">
            <text:p>0.0091</text:p>
          </table:table-cell>
        </table:table-row>
        <table:table-row table:style-name="ro1">
          <table:table-cell table:style-name="ce1" office:value-type="float" office:value="30.23984243">
            <text:p>30.239842</text:p>
          </table:table-cell>
          <table:table-cell table:style-name="ce1" office:value-type="float" office:value="-97.76097346">
            <text:p>-97.760973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463.4404">
            <text:p>10463.44</text:p>
          </table:table-cell>
          <table:table-cell table:style-name="ce2" table:formula="of:=[.D530]-[.D529]" office:value-type="float" office:value="18.9549999999999">
            <text:p>18.96</text:p>
          </table:table-cell>
          <table:table-cell table:style-name="ce4" table:formula="of:=[.D530]*0.000621371" office:value-type="float" office:value="6.5016784247884">
            <text:p>6.5017</text:p>
          </table:table-cell>
          <table:table-cell table:style-name="ce4" table:formula="of:=[.E530]*0.000621371" office:value-type="float" office:value="0.011778087305">
            <text:p>0.0118</text:p>
          </table:table-cell>
        </table:table-row>
        <table:table-row table:style-name="ro1">
          <table:table-cell table:style-name="ce1" office:value-type="float" office:value="30.24000546">
            <text:p>30.240005</text:p>
          </table:table-cell>
          <table:table-cell table:style-name="ce1" office:value-type="float" office:value="-97.76087833">
            <text:p>-97.760878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10483.6836">
            <text:p>10483.68</text:p>
          </table:table-cell>
          <table:table-cell table:style-name="ce2" table:formula="of:=[.D531]-[.D530]" office:value-type="float" office:value="20.2432000000008">
            <text:p>20.24</text:p>
          </table:table-cell>
          <table:table-cell table:style-name="ce4" table:formula="of:=[.D531]*0.000621371" office:value-type="float" office:value="6.5142569622156">
            <text:p>6.5143</text:p>
          </table:table-cell>
          <table:table-cell table:style-name="ce4" table:formula="of:=[.E531]*0.000621371" office:value-type="float" office:value="0.0125785374272005">
            <text:p>0.0126</text:p>
          </table:table-cell>
        </table:table-row>
        <table:table-row table:style-name="ro1">
          <table:table-cell table:style-name="ce1" office:value-type="float" office:value="30.24011836">
            <text:p>30.240118</text:p>
          </table:table-cell>
          <table:table-cell table:style-name="ce1" office:value-type="float" office:value="-97.76080113">
            <text:p>-97.760801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498.2354">
            <text:p>10498.24</text:p>
          </table:table-cell>
          <table:table-cell table:style-name="ce2" table:formula="of:=[.D532]-[.D531]" office:value-type="float" office:value="14.5517999999993">
            <text:p>14.55</text:p>
          </table:table-cell>
          <table:table-cell table:style-name="ce4" table:formula="of:=[.D532]*0.000621371" office:value-type="float" office:value="6.5232990287334">
            <text:p>6.5233</text:p>
          </table:table-cell>
          <table:table-cell table:style-name="ce4" table:formula="of:=[.E532]*0.000621371" office:value-type="float" office:value="0.00904206651779955">
            <text:p>0.0090</text:p>
          </table:table-cell>
        </table:table-row>
        <table:table-row table:style-name="ro1">
          <table:table-cell table:style-name="ce1" office:value-type="float" office:value="30.24024736">
            <text:p>30.240247</text:p>
          </table:table-cell>
          <table:table-cell table:style-name="ce1" office:value-type="float" office:value="-97.76073173">
            <text:p>-97.760732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513.5801">
            <text:p>10513.58</text:p>
          </table:table-cell>
          <table:table-cell table:style-name="ce2" table:formula="of:=[.D533]-[.D532]" office:value-type="float" office:value="15.3446999999996">
            <text:p>15.34</text:p>
          </table:table-cell>
          <table:table-cell table:style-name="ce4" table:formula="of:=[.D533]*0.000621371" office:value-type="float" office:value="6.5328337803171">
            <text:p>6.5328</text:p>
          </table:table-cell>
          <table:table-cell table:style-name="ce4" table:formula="of:=[.E533]*0.000621371" office:value-type="float" office:value="0.00953475158369978">
            <text:p>0.0095</text:p>
          </table:table-cell>
        </table:table-row>
        <table:table-row table:style-name="ro1">
          <table:table-cell table:style-name="ce1" office:value-type="float" office:value="30.24035884">
            <text:p>30.240359</text:p>
          </table:table-cell>
          <table:table-cell table:style-name="ce1" office:value-type="float" office:value="-97.76068437">
            <text:p>-97.760684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0526.8125">
            <text:p>10526.81</text:p>
          </table:table-cell>
          <table:table-cell table:style-name="ce2" table:formula="of:=[.D534]-[.D533]" office:value-type="float" office:value="13.2324000000008">
            <text:p>13.23</text:p>
          </table:table-cell>
          <table:table-cell table:style-name="ce4" table:formula="of:=[.D534]*0.000621371" office:value-type="float" office:value="6.5410560099375">
            <text:p>6.5411</text:p>
          </table:table-cell>
          <table:table-cell table:style-name="ce4" table:formula="of:=[.E534]*0.000621371" office:value-type="float" office:value="0.00822222962040049">
            <text:p>0.0082</text:p>
          </table:table-cell>
        </table:table-row>
        <table:table-row table:style-name="ro1">
          <table:table-cell table:style-name="ce1" office:value-type="float" office:value="30.24053344">
            <text:p>30.240533</text:p>
          </table:table-cell>
          <table:table-cell table:style-name="ce1" office:value-type="float" office:value="-97.76061212">
            <text:p>-97.760612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10547.5225">
            <text:p>10547.52</text:p>
          </table:table-cell>
          <table:table-cell table:style-name="ce2" table:formula="of:=[.D535]-[.D534]" office:value-type="float" office:value="20.7099999999991">
            <text:p>20.71</text:p>
          </table:table-cell>
          <table:table-cell table:style-name="ce4" table:formula="of:=[.D535]*0.000621371" office:value-type="float" office:value="6.5539246033475">
            <text:p>6.5539</text:p>
          </table:table-cell>
          <table:table-cell table:style-name="ce4" table:formula="of:=[.E535]*0.000621371" office:value-type="float" office:value="0.0128685934099995">
            <text:p>0.0129</text:p>
          </table:table-cell>
        </table:table-row>
        <table:table-row table:style-name="ro1">
          <table:table-cell table:style-name="ce1" office:value-type="float" office:value="30.24065346">
            <text:p>30.240653</text:p>
          </table:table-cell>
          <table:table-cell table:style-name="ce1" office:value-type="float" office:value="-97.76052838">
            <text:p>-97.760528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10563.0625">
            <text:p>10563.06</text:p>
          </table:table-cell>
          <table:table-cell table:style-name="ce2" table:formula="of:=[.D536]-[.D535]" office:value-type="float" office:value="15.5400000000009">
            <text:p>15.54</text:p>
          </table:table-cell>
          <table:table-cell table:style-name="ce4" table:formula="of:=[.D536]*0.000621371" office:value-type="float" office:value="6.5635807086875">
            <text:p>6.5636</text:p>
          </table:table-cell>
          <table:table-cell table:style-name="ce4" table:formula="of:=[.E536]*0.000621371" office:value-type="float" office:value="0.00965610534000054">
            <text:p>0.0097</text:p>
          </table:table-cell>
        </table:table-row>
        <table:table-row table:style-name="ro1">
          <table:table-cell table:style-name="ce1" office:value-type="float" office:value="30.24081725">
            <text:p>30.240817</text:p>
          </table:table-cell>
          <table:table-cell table:style-name="ce1" office:value-type="float" office:value="-97.76040785">
            <text:p>-97.760408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10584.6279">
            <text:p>10584.63</text:p>
          </table:table-cell>
          <table:table-cell table:style-name="ce2" table:formula="of:=[.D537]-[.D536]" office:value-type="float" office:value="21.5653999999995">
            <text:p>21.57</text:p>
          </table:table-cell>
          <table:table-cell table:style-name="ce4" table:formula="of:=[.D537]*0.000621371" office:value-type="float" office:value="6.5769808228509">
            <text:p>6.5770</text:p>
          </table:table-cell>
          <table:table-cell table:style-name="ce4" table:formula="of:=[.E537]*0.000621371" office:value-type="float" office:value="0.0134001141633997">
            <text:p>0.0134</text:p>
          </table:table-cell>
        </table:table-row>
        <table:table-row table:style-name="ro1">
          <table:table-cell table:style-name="ce1" office:value-type="float" office:value="30.24091439">
            <text:p>30.240914</text:p>
          </table:table-cell>
          <table:table-cell table:style-name="ce1" office:value-type="float" office:value="-97.76033342">
            <text:p>-97.760333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10597.4521">
            <text:p>10597.45</text:p>
          </table:table-cell>
          <table:table-cell table:style-name="ce2" table:formula="of:=[.D538]-[.D537]" office:value-type="float" office:value="12.8242000000009">
            <text:p>12.82</text:p>
          </table:table-cell>
          <table:table-cell table:style-name="ce4" table:formula="of:=[.D538]*0.000621371" office:value-type="float" office:value="6.5849494088291">
            <text:p>6.5849</text:p>
          </table:table-cell>
          <table:table-cell table:style-name="ce4" table:formula="of:=[.E538]*0.000621371" office:value-type="float" office:value="0.00796858597820058">
            <text:p>0.0080</text:p>
          </table:table-cell>
        </table:table-row>
        <table:table-row table:style-name="ro1">
          <table:table-cell table:style-name="ce1" office:value-type="float" office:value="30.24093803">
            <text:p>30.240938</text:p>
          </table:table-cell>
          <table:table-cell table:style-name="ce1" office:value-type="float" office:value="-97.76030987">
            <text:p>-97.760310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10600.8955">
            <text:p>10600.90</text:p>
          </table:table-cell>
          <table:table-cell table:style-name="ce2" table:formula="of:=[.D539]-[.D538]" office:value-type="float" office:value="3.44340000000011">
            <text:p>3.44</text:p>
          </table:table-cell>
          <table:table-cell table:style-name="ce4" table:formula="of:=[.D539]*0.000621371" office:value-type="float" office:value="6.5870890377305">
            <text:p>6.5871</text:p>
          </table:table-cell>
          <table:table-cell table:style-name="ce4" table:formula="of:=[.E539]*0.000621371" office:value-type="float" office:value="0.00213962890140007">
            <text:p>0.0021</text:p>
          </table:table-cell>
        </table:table-row>
        <table:table-row table:style-name="ro1">
          <table:table-cell table:style-name="ce1" office:value-type="float" office:value="30.24106787">
            <text:p>30.241068</text:p>
          </table:table-cell>
          <table:table-cell table:style-name="ce1" office:value-type="float" office:value="-97.76024683">
            <text:p>-97.760247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10616.4629">
            <text:p>10616.46</text:p>
          </table:table-cell>
          <table:table-cell table:style-name="ce2" table:formula="of:=[.D540]-[.D539]" office:value-type="float" office:value="15.5673999999999">
            <text:p>15.57</text:p>
          </table:table-cell>
          <table:table-cell table:style-name="ce4" table:formula="of:=[.D540]*0.000621371" office:value-type="float" office:value="6.5967621686359">
            <text:p>6.5968</text:p>
          </table:table-cell>
          <table:table-cell table:style-name="ce4" table:formula="of:=[.E540]*0.000621371" office:value-type="float" office:value="0.00967313090539994">
            <text:p>0.0097</text:p>
          </table:table-cell>
        </table:table-row>
        <table:table-row table:style-name="ro1">
          <table:table-cell table:style-name="ce1" office:value-type="float" office:value="30.24117163">
            <text:p>30.241172</text:p>
          </table:table-cell>
          <table:table-cell table:style-name="ce1" office:value-type="float" office:value="-97.76020635">
            <text:p>-97.760206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10628.5762">
            <text:p>10628.58</text:p>
          </table:table-cell>
          <table:table-cell table:style-name="ce2" table:formula="of:=[.D541]-[.D540]" office:value-type="float" office:value="12.1132999999991">
            <text:p>12.11</text:p>
          </table:table-cell>
          <table:table-cell table:style-name="ce4" table:formula="of:=[.D541]*0.000621371" office:value-type="float" office:value="6.6042890219702">
            <text:p>6.6043</text:p>
          </table:table-cell>
          <table:table-cell table:style-name="ce4" table:formula="of:=[.E541]*0.000621371" office:value-type="float" office:value="0.00752685333429942">
            <text:p>0.0075</text:p>
          </table:table-cell>
        </table:table-row>
        <table:table-row table:style-name="ro1">
          <table:table-cell table:style-name="ce1" office:value-type="float" office:value="30.24132863">
            <text:p>30.241329</text:p>
          </table:table-cell>
          <table:table-cell table:style-name="ce1" office:value-type="float" office:value="-97.76012479">
            <text:p>-97.760125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10647.7852">
            <text:p>10647.79</text:p>
          </table:table-cell>
          <table:table-cell table:style-name="ce2" table:formula="of:=[.D542]-[.D541]" office:value-type="float" office:value="19.2090000000007">
            <text:p>19.21</text:p>
          </table:table-cell>
          <table:table-cell table:style-name="ce4" table:formula="of:=[.D542]*0.000621371" office:value-type="float" office:value="6.6162249375092">
            <text:p>6.6162</text:p>
          </table:table-cell>
          <table:table-cell table:style-name="ce4" table:formula="of:=[.E542]*0.000621371" office:value-type="float" office:value="0.0119359155390005">
            <text:p>0.0119</text:p>
          </table:table-cell>
        </table:table-row>
        <table:table-row table:style-name="ro1">
          <table:table-cell table:style-name="ce1" office:value-type="float" office:value="30.24144572">
            <text:p>30.241446</text:p>
          </table:table-cell>
          <table:table-cell table:style-name="ce1" office:value-type="float" office:value="-97.76004508">
            <text:p>-97.760045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10662.876">
            <text:p>10662.88</text:p>
          </table:table-cell>
          <table:table-cell table:style-name="ce2" table:formula="of:=[.D543]-[.D542]" office:value-type="float" office:value="15.0907999999999">
            <text:p>15.09</text:p>
          </table:table-cell>
          <table:table-cell table:style-name="ce4" table:formula="of:=[.D543]*0.000621371" office:value-type="float" office:value="6.625601922996">
            <text:p>6.6256</text:p>
          </table:table-cell>
          <table:table-cell table:style-name="ce4" table:formula="of:=[.E543]*0.000621371" office:value-type="float" office:value="0.00937698548679997">
            <text:p>0.0094</text:p>
          </table:table-cell>
        </table:table-row>
        <table:table-row table:style-name="ro1">
          <table:table-cell table:style-name="ce1" office:value-type="float" office:value="30.24155796">
            <text:p>30.241558</text:p>
          </table:table-cell>
          <table:table-cell table:style-name="ce1" office:value-type="float" office:value="-97.75996344">
            <text:p>-97.759963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10677.5439">
            <text:p>10677.54</text:p>
          </table:table-cell>
          <table:table-cell table:style-name="ce2" table:formula="of:=[.D544]-[.D543]" office:value-type="float" office:value="14.6679000000004">
            <text:p>14.67</text:p>
          </table:table-cell>
          <table:table-cell table:style-name="ce4" table:formula="of:=[.D544]*0.000621371" office:value-type="float" office:value="6.6347161306869">
            <text:p>6.6347</text:p>
          </table:table-cell>
          <table:table-cell table:style-name="ce4" table:formula="of:=[.E544]*0.000621371" office:value-type="float" office:value="0.00911420769090023">
            <text:p>0.0091</text:p>
          </table:table-cell>
        </table:table-row>
        <table:table-row table:style-name="ro1">
          <table:table-cell table:style-name="ce1" office:value-type="float" office:value="30.24175443">
            <text:p>30.241754</text:p>
          </table:table-cell>
          <table:table-cell table:style-name="ce1" office:value-type="float" office:value="-97.75987275">
            <text:p>-97.759873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10701.1436">
            <text:p>10701.14</text:p>
          </table:table-cell>
          <table:table-cell table:style-name="ce2" table:formula="of:=[.D545]-[.D544]" office:value-type="float" office:value="23.5996999999988">
            <text:p>23.60</text:p>
          </table:table-cell>
          <table:table-cell table:style-name="ce4" table:formula="of:=[.D545]*0.000621371" office:value-type="float" office:value="6.6493802998756">
            <text:p>6.6494</text:p>
          </table:table-cell>
          <table:table-cell table:style-name="ce4" table:formula="of:=[.E545]*0.000621371" office:value-type="float" office:value="0.0146641691886993">
            <text:p>0.0147</text:p>
          </table:table-cell>
        </table:table-row>
        <table:table-row table:style-name="ro1">
          <table:table-cell table:style-name="ce1" office:value-type="float" office:value="30.24184797">
            <text:p>30.241848</text:p>
          </table:table-cell>
          <table:table-cell table:style-name="ce1" office:value-type="float" office:value="-97.75980259">
            <text:p>-97.759803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0713.3506">
            <text:p>10713.35</text:p>
          </table:table-cell>
          <table:table-cell table:style-name="ce2" table:formula="of:=[.D546]-[.D545]" office:value-type="float" office:value="12.2070000000003">
            <text:p>12.21</text:p>
          </table:table-cell>
          <table:table-cell table:style-name="ce4" table:formula="of:=[.D546]*0.000621371" office:value-type="float" office:value="6.6569653756726">
            <text:p>6.6570</text:p>
          </table:table-cell>
          <table:table-cell table:style-name="ce4" table:formula="of:=[.E546]*0.000621371" office:value-type="float" office:value="0.00758507579700021">
            <text:p>0.0076</text:p>
          </table:table-cell>
        </table:table-row>
        <table:table-row table:style-name="ro1">
          <table:table-cell table:style-name="ce1" office:value-type="float" office:value="30.24196624">
            <text:p>30.241966</text:p>
          </table:table-cell>
          <table:table-cell table:style-name="ce1" office:value-type="float" office:value="-97.75970369">
            <text:p>-97.759704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0729.5088">
            <text:p>10729.51</text:p>
          </table:table-cell>
          <table:table-cell table:style-name="ce2" table:formula="of:=[.D547]-[.D546]" office:value-type="float" office:value="16.1581999999999">
            <text:p>16.16</text:p>
          </table:table-cell>
          <table:table-cell table:style-name="ce4" table:formula="of:=[.D547]*0.000621371" office:value-type="float" office:value="6.6670056125648">
            <text:p>6.6670</text:p>
          </table:table-cell>
          <table:table-cell table:style-name="ce4" table:formula="of:=[.E547]*0.000621371" office:value-type="float" office:value="0.0100402368921999">
            <text:p>0.0100</text:p>
          </table:table-cell>
        </table:table-row>
        <table:table-row table:style-name="ro1">
          <table:table-cell table:style-name="ce1" office:value-type="float" office:value="30.24201519">
            <text:p>30.242015</text:p>
          </table:table-cell>
          <table:table-cell table:style-name="ce1" office:value-type="float" office:value="-97.75964862">
            <text:p>-97.759649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10737.1035">
            <text:p>10737.10</text:p>
          </table:table-cell>
          <table:table-cell table:style-name="ce2" table:formula="of:=[.D548]-[.D547]" office:value-type="float" office:value="7.59469999999965">
            <text:p>7.59</text:p>
          </table:table-cell>
          <table:table-cell table:style-name="ce4" table:formula="of:=[.D548]*0.000621371" office:value-type="float" office:value="6.6717247388985">
            <text:p>6.6717</text:p>
          </table:table-cell>
          <table:table-cell table:style-name="ce4" table:formula="of:=[.E548]*0.000621371" office:value-type="float" office:value="0.00471912633369978">
            <text:p>0.0047</text:p>
          </table:table-cell>
        </table:table-row>
        <table:table-row table:style-name="ro1">
          <table:table-cell table:style-name="ce1" office:value-type="float" office:value="30.2421659">
            <text:p>30.242166</text:p>
          </table:table-cell>
          <table:table-cell table:style-name="ce1" office:value-type="float" office:value="-97.75948467">
            <text:p>-97.759485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0760.2988">
            <text:p>10760.30</text:p>
          </table:table-cell>
          <table:table-cell table:style-name="ce2" table:formula="of:=[.D549]-[.D548]" office:value-type="float" office:value="23.1953000000012">
            <text:p>23.20</text:p>
          </table:table-cell>
          <table:table-cell table:style-name="ce4" table:formula="of:=[.D549]*0.000621371" office:value-type="float" office:value="6.6861376256548">
            <text:p>6.6861</text:p>
          </table:table-cell>
          <table:table-cell table:style-name="ce4" table:formula="of:=[.E549]*0.000621371" office:value-type="float" office:value="0.0144128867563008">
            <text:p>0.0144</text:p>
          </table:table-cell>
        </table:table-row>
        <table:table-row table:style-name="ro1">
          <table:table-cell table:style-name="ce1" office:value-type="float" office:value="30.24225508">
            <text:p>30.242255</text:p>
          </table:table-cell>
          <table:table-cell table:style-name="ce1" office:value-type="float" office:value="-97.75937386">
            <text:p>-97.759374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0774.6875">
            <text:p>10774.69</text:p>
          </table:table-cell>
          <table:table-cell table:style-name="ce2" table:formula="of:=[.D550]-[.D549]" office:value-type="float" office:value="14.3886999999995">
            <text:p>14.39</text:p>
          </table:table-cell>
          <table:table-cell table:style-name="ce4" table:formula="of:=[.D550]*0.000621371" office:value-type="float" office:value="6.6950783465625">
            <text:p>6.6951</text:p>
          </table:table-cell>
          <table:table-cell table:style-name="ce4" table:formula="of:=[.E550]*0.000621371" office:value-type="float" office:value="0.0089407209076997">
            <text:p>0.0089</text:p>
          </table:table-cell>
        </table:table-row>
        <table:table-row table:style-name="ro1">
          <table:table-cell table:style-name="ce1" office:value-type="float" office:value="30.24235826">
            <text:p>30.242358</text:p>
          </table:table-cell>
          <table:table-cell table:style-name="ce1" office:value-type="float" office:value="-97.75917387">
            <text:p>-97.759174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0797.0244">
            <text:p>10797.02</text:p>
          </table:table-cell>
          <table:table-cell table:style-name="ce2" table:formula="of:=[.D551]-[.D550]" office:value-type="float" office:value="22.3369000000002">
            <text:p>22.34</text:p>
          </table:table-cell>
          <table:table-cell table:style-name="ce4" table:formula="of:=[.D551]*0.000621371" office:value-type="float" office:value="6.7089578484524">
            <text:p>6.7090</text:p>
          </table:table-cell>
          <table:table-cell table:style-name="ce4" table:formula="of:=[.E551]*0.000621371" office:value-type="float" office:value="0.0138795018899002">
            <text:p>0.0139</text:p>
          </table:table-cell>
        </table:table-row>
        <table:table-row table:style-name="ro1">
          <table:table-cell table:style-name="ce1" office:value-type="float" office:value="30.24244007">
            <text:p>30.242440</text:p>
          </table:table-cell>
          <table:table-cell table:style-name="ce1" office:value-type="float" office:value="-97.75904763">
            <text:p>-97.759048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0812.0586">
            <text:p>10812.06</text:p>
          </table:table-cell>
          <table:table-cell table:style-name="ce2" table:formula="of:=[.D552]-[.D551]" office:value-type="float" office:value="15.0342000000001">
            <text:p>15.03</text:p>
          </table:table-cell>
          <table:table-cell table:style-name="ce4" table:formula="of:=[.D552]*0.000621371" office:value-type="float" office:value="6.7182996643406">
            <text:p>6.7183</text:p>
          </table:table-cell>
          <table:table-cell table:style-name="ce4" table:formula="of:=[.E552]*0.000621371" office:value-type="float" office:value="0.00934181588820004">
            <text:p>0.0093</text:p>
          </table:table-cell>
        </table:table-row>
        <table:table-row table:style-name="ro1">
          <table:table-cell table:style-name="ce1" office:value-type="float" office:value="30.24255272">
            <text:p>30.242553</text:p>
          </table:table-cell>
          <table:table-cell table:style-name="ce1" office:value-type="float" office:value="-97.75892115">
            <text:p>-97.758921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0829.5459">
            <text:p>10829.55</text:p>
          </table:table-cell>
          <table:table-cell table:style-name="ce2" table:formula="of:=[.D553]-[.D552]" office:value-type="float" office:value="17.4872999999989">
            <text:p>17.49</text:p>
          </table:table-cell>
          <table:table-cell table:style-name="ce4" table:formula="of:=[.D553]*0.000621371" office:value-type="float" office:value="6.7291657654289">
            <text:p>6.7292</text:p>
          </table:table-cell>
          <table:table-cell table:style-name="ce4" table:formula="of:=[.E553]*0.000621371" office:value-type="float" office:value="0.0108661010882993">
            <text:p>0.0109</text:p>
          </table:table-cell>
        </table:table-row>
        <table:table-row table:style-name="ro1">
          <table:table-cell table:style-name="ce1" office:value-type="float" office:value="30.24268163">
            <text:p>30.242682</text:p>
          </table:table-cell>
          <table:table-cell table:style-name="ce1" office:value-type="float" office:value="-97.75879953">
            <text:p>-97.758800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0849.5059">
            <text:p>10849.51</text:p>
          </table:table-cell>
          <table:table-cell table:style-name="ce2" table:formula="of:=[.D554]-[.D553]" office:value-type="float" office:value="19.9600000000009">
            <text:p>19.96</text:p>
          </table:table-cell>
          <table:table-cell table:style-name="ce4" table:formula="of:=[.D554]*0.000621371" office:value-type="float" office:value="6.7415683305889">
            <text:p>6.7416</text:p>
          </table:table-cell>
          <table:table-cell table:style-name="ce4" table:formula="of:=[.E554]*0.000621371" office:value-type="float" office:value="0.0124025651600006">
            <text:p>0.0124</text:p>
          </table:table-cell>
        </table:table-row>
        <table:table-row table:style-name="ro1">
          <table:table-cell table:style-name="ce1" office:value-type="float" office:value="30.24280963">
            <text:p>30.242810</text:p>
          </table:table-cell>
          <table:table-cell table:style-name="ce1" office:value-type="float" office:value="-97.75873818">
            <text:p>-97.758738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0863.3096">
            <text:p>10863.31</text:p>
          </table:table-cell>
          <table:table-cell table:style-name="ce2" table:formula="of:=[.D555]-[.D554]" office:value-type="float" office:value="13.8037000000004">
            <text:p>13.80</text:p>
          </table:table-cell>
          <table:table-cell table:style-name="ce4" table:formula="of:=[.D555]*0.000621371" office:value-type="float" office:value="6.7501455494616">
            <text:p>6.7501</text:p>
          </table:table-cell>
          <table:table-cell table:style-name="ce4" table:formula="of:=[.E555]*0.000621371" office:value-type="float" office:value="0.00857721887270024">
            <text:p>0.0086</text:p>
          </table:table-cell>
        </table:table-row>
        <table:table-row table:style-name="ro1">
          <table:table-cell table:style-name="ce1" office:value-type="float" office:value="30.24295346">
            <text:p>30.242953</text:p>
          </table:table-cell>
          <table:table-cell table:style-name="ce1" office:value-type="float" office:value="-97.75863617">
            <text:p>-97.758636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0881.9922">
            <text:p>10881.99</text:p>
          </table:table-cell>
          <table:table-cell table:style-name="ce2" table:formula="of:=[.D556]-[.D555]" office:value-type="float" office:value="18.6826000000001">
            <text:p>18.68</text:p>
          </table:table-cell>
          <table:table-cell table:style-name="ce4" table:formula="of:=[.D556]*0.000621371" office:value-type="float" office:value="6.7617543753062">
            <text:p>6.7618</text:p>
          </table:table-cell>
          <table:table-cell table:style-name="ce4" table:formula="of:=[.E556]*0.000621371" office:value-type="float" office:value="0.0116088258446001">
            <text:p>0.0116</text:p>
          </table:table-cell>
        </table:table-row>
        <table:table-row table:style-name="ro1">
          <table:table-cell table:style-name="ce1" office:value-type="float" office:value="30.24312948">
            <text:p>30.243129</text:p>
          </table:table-cell>
          <table:table-cell table:style-name="ce1" office:value-type="float" office:value="-97.75850533">
            <text:p>-97.758505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0905.1699">
            <text:p>10905.17</text:p>
          </table:table-cell>
          <table:table-cell table:style-name="ce2" table:formula="of:=[.D557]-[.D556]" office:value-type="float" office:value="23.1777000000002">
            <text:p>23.18</text:p>
          </table:table-cell>
          <table:table-cell table:style-name="ce4" table:formula="of:=[.D557]*0.000621371" office:value-type="float" office:value="6.7761563259329">
            <text:p>6.7762</text:p>
          </table:table-cell>
          <table:table-cell table:style-name="ce4" table:formula="of:=[.E557]*0.000621371" office:value-type="float" office:value="0.0144019506267001">
            <text:p>0.0144</text:p>
          </table:table-cell>
        </table:table-row>
        <table:table-row table:style-name="ro1">
          <table:table-cell table:style-name="ce1" office:value-type="float" office:value="30.24326962">
            <text:p>30.243270</text:p>
          </table:table-cell>
          <table:table-cell table:style-name="ce1" office:value-type="float" office:value="-97.75840005">
            <text:p>-97.758400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0923.7422">
            <text:p>10923.74</text:p>
          </table:table-cell>
          <table:table-cell table:style-name="ce2" table:formula="of:=[.D558]-[.D557]" office:value-type="float" office:value="18.5722999999998">
            <text:p>18.57</text:p>
          </table:table-cell>
          <table:table-cell table:style-name="ce4" table:formula="of:=[.D558]*0.000621371" office:value-type="float" office:value="6.7876966145562">
            <text:p>6.7877</text:p>
          </table:table-cell>
          <table:table-cell table:style-name="ce4" table:formula="of:=[.E558]*0.000621371" office:value-type="float" office:value="0.0115402886232999">
            <text:p>0.0115</text:p>
          </table:table-cell>
        </table:table-row>
        <table:table-row table:style-name="ro1">
          <table:table-cell table:style-name="ce1" office:value-type="float" office:value="30.24344715">
            <text:p>30.243447</text:p>
          </table:table-cell>
          <table:table-cell table:style-name="ce1" office:value-type="float" office:value="-97.75828379">
            <text:p>-97.758284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10946.3447">
            <text:p>10946.34</text:p>
          </table:table-cell>
          <table:table-cell table:style-name="ce2" table:formula="of:=[.D559]-[.D558]" office:value-type="float" office:value="22.6024999999991">
            <text:p>22.60</text:p>
          </table:table-cell>
          <table:table-cell table:style-name="ce4" table:formula="of:=[.D559]*0.000621371" office:value-type="float" office:value="6.8017411525837">
            <text:p>6.8017</text:p>
          </table:table-cell>
          <table:table-cell table:style-name="ce4" table:formula="of:=[.E559]*0.000621371" office:value-type="float" office:value="0.0140445380274994">
            <text:p>0.0140</text:p>
          </table:table-cell>
        </table:table-row>
        <table:table-row table:style-name="ro1">
          <table:table-cell table:style-name="ce1" office:value-type="float" office:value="30.24352192">
            <text:p>30.243522</text:p>
          </table:table-cell>
          <table:table-cell table:style-name="ce1" office:value-type="float" office:value="-97.75821196">
            <text:p>-97.758212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10957.1934">
            <text:p>10957.19</text:p>
          </table:table-cell>
          <table:table-cell table:style-name="ce2" table:formula="of:=[.D560]-[.D559]" office:value-type="float" office:value="10.8487000000005">
            <text:p>10.85</text:p>
          </table:table-cell>
          <table:table-cell table:style-name="ce4" table:formula="of:=[.D560]*0.000621371" office:value-type="float" office:value="6.8084822201514">
            <text:p>6.8085</text:p>
          </table:table-cell>
          <table:table-cell table:style-name="ce4" table:formula="of:=[.E560]*0.000621371" office:value-type="float" office:value="0.00674106756770029">
            <text:p>0.0067</text:p>
          </table:table-cell>
        </table:table-row>
        <table:table-row table:style-name="ro1">
          <table:table-cell table:style-name="ce1" office:value-type="float" office:value="30.24371889">
            <text:p>30.243719</text:p>
          </table:table-cell>
          <table:table-cell table:style-name="ce1" office:value-type="float" office:value="-97.75808414">
            <text:p>-97.758084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0982.2764">
            <text:p>10982.28</text:p>
          </table:table-cell>
          <table:table-cell table:style-name="ce2" table:formula="of:=[.D561]-[.D560]" office:value-type="float" office:value="25.0830000000005">
            <text:p>25.08</text:p>
          </table:table-cell>
          <table:table-cell table:style-name="ce4" table:formula="of:=[.D561]*0.000621371" office:value-type="float" office:value="6.8240680689444">
            <text:p>6.8241</text:p>
          </table:table-cell>
          <table:table-cell table:style-name="ce4" table:formula="of:=[.E561]*0.000621371" office:value-type="float" office:value="0.0155858487930003">
            <text:p>0.0156</text:p>
          </table:table-cell>
        </table:table-row>
        <table:table-row table:style-name="ro1">
          <table:table-cell table:style-name="ce1" office:value-type="float" office:value="30.24377354">
            <text:p>30.243774</text:p>
          </table:table-cell>
          <table:table-cell table:style-name="ce1" office:value-type="float" office:value="-97.75803736">
            <text:p>-97.758037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0989.7432">
            <text:p>10989.74</text:p>
          </table:table-cell>
          <table:table-cell table:style-name="ce2" table:formula="of:=[.D562]-[.D561]" office:value-type="float" office:value="7.46680000000015">
            <text:p>7.47</text:p>
          </table:table-cell>
          <table:table-cell table:style-name="ce4" table:formula="of:=[.D562]*0.000621371" office:value-type="float" office:value="6.8287077219272">
            <text:p>6.8287</text:p>
          </table:table-cell>
          <table:table-cell table:style-name="ce4" table:formula="of:=[.E562]*0.000621371" office:value-type="float" office:value="0.00463965298280009">
            <text:p>0.0046</text:p>
          </table:table-cell>
        </table:table-row>
        <table:table-row table:style-name="ro1">
          <table:table-cell table:style-name="ce1" office:value-type="float" office:value="30.24390623">
            <text:p>30.243906</text:p>
          </table:table-cell>
          <table:table-cell table:style-name="ce1" office:value-type="float" office:value="-97.75798154">
            <text:p>-97.757982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1005.5352">
            <text:p>11005.54</text:p>
          </table:table-cell>
          <table:table-cell table:style-name="ce2" table:formula="of:=[.D563]-[.D562]" office:value-type="float" office:value="15.7919999999995">
            <text:p>15.79</text:p>
          </table:table-cell>
          <table:table-cell table:style-name="ce4" table:formula="of:=[.D563]*0.000621371" office:value-type="float" office:value="6.8385204127592">
            <text:p>6.8385</text:p>
          </table:table-cell>
          <table:table-cell table:style-name="ce4" table:formula="of:=[.E563]*0.000621371" office:value-type="float" office:value="0.00981269083199967">
            <text:p>0.0098</text:p>
          </table:table-cell>
        </table:table-row>
        <table:table-row table:style-name="ro1">
          <table:table-cell table:style-name="ce1" office:value-type="float" office:value="30.24396985">
            <text:p>30.243970</text:p>
          </table:table-cell>
          <table:table-cell table:style-name="ce1" office:value-type="float" office:value="-97.75794432">
            <text:p>-97.757944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1013.3818">
            <text:p>11013.38</text:p>
          </table:table-cell>
          <table:table-cell table:style-name="ce2" table:formula="of:=[.D564]-[.D563]" office:value-type="float" office:value="7.84659999999894">
            <text:p>7.85</text:p>
          </table:table-cell>
          <table:table-cell table:style-name="ce4" table:formula="of:=[.D564]*0.000621371" office:value-type="float" office:value="6.8433960624478">
            <text:p>6.8434</text:p>
          </table:table-cell>
          <table:table-cell table:style-name="ce4" table:formula="of:=[.E564]*0.000621371" office:value-type="float" office:value="0.00487564968859934">
            <text:p>0.0049</text:p>
          </table:table-cell>
        </table:table-row>
        <table:table-row table:style-name="ro1">
          <table:table-cell table:style-name="ce1" office:value-type="float" office:value="30.2441079">
            <text:p>30.244108</text:p>
          </table:table-cell>
          <table:table-cell table:style-name="ce1" office:value-type="float" office:value="-97.75787568">
            <text:p>-97.757876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1030.1758">
            <text:p>11030.18</text:p>
          </table:table-cell>
          <table:table-cell table:style-name="ce2" table:formula="of:=[.D565]-[.D564]" office:value-type="float" office:value="16.7940000000017">
            <text:p>16.79</text:p>
          </table:table-cell>
          <table:table-cell table:style-name="ce4" table:formula="of:=[.D565]*0.000621371" office:value-type="float" office:value="6.8538313670218">
            <text:p>6.8538</text:p>
          </table:table-cell>
          <table:table-cell table:style-name="ce4" table:formula="of:=[.E565]*0.000621371" office:value-type="float" office:value="0.0104353045740011">
            <text:p>0.0104</text:p>
          </table:table-cell>
        </table:table-row>
        <table:table-row table:style-name="ro1">
          <table:table-cell table:style-name="ce1" office:value-type="float" office:value="30.24430445">
            <text:p>30.244304</text:p>
          </table:table-cell>
          <table:table-cell table:style-name="ce1" office:value-type="float" office:value="-97.75770913">
            <text:p>-97.757709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11057.2705">
            <text:p>11057.27</text:p>
          </table:table-cell>
          <table:table-cell table:style-name="ce2" table:formula="of:=[.D566]-[.D565]" office:value-type="float" office:value="27.0946999999996">
            <text:p>27.09</text:p>
          </table:table-cell>
          <table:table-cell table:style-name="ce4" table:formula="of:=[.D566]*0.000621371" office:value-type="float" office:value="6.8706672278555">
            <text:p>6.8707</text:p>
          </table:table-cell>
          <table:table-cell table:style-name="ce4" table:formula="of:=[.E566]*0.000621371" office:value-type="float" office:value="0.0168358608336998">
            <text:p>0.0168</text:p>
          </table:table-cell>
        </table:table-row>
        <table:table-row table:style-name="ro1">
          <table:table-cell table:style-name="ce1" office:value-type="float" office:value="30.24442708">
            <text:p>30.244427</text:p>
          </table:table-cell>
          <table:table-cell table:style-name="ce1" office:value-type="float" office:value="-97.75763872">
            <text:p>-97.757639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1072.4248">
            <text:p>11072.42</text:p>
          </table:table-cell>
          <table:table-cell table:style-name="ce2" table:formula="of:=[.D567]-[.D566]" office:value-type="float" office:value="15.1543000000001">
            <text:p>15.15</text:p>
          </table:table-cell>
          <table:table-cell table:style-name="ce4" table:formula="of:=[.D567]*0.000621371" office:value-type="float" office:value="6.8800836704008">
            <text:p>6.8801</text:p>
          </table:table-cell>
          <table:table-cell table:style-name="ce4" table:formula="of:=[.E567]*0.000621371" office:value-type="float" office:value="0.00941644254530009">
            <text:p>0.0094</text:p>
          </table:table-cell>
        </table:table-row>
        <table:table-row table:style-name="ro1">
          <table:table-cell table:style-name="ce1" office:value-type="float" office:value="30.24453638">
            <text:p>30.244536</text:p>
          </table:table-cell>
          <table:table-cell table:style-name="ce1" office:value-type="float" office:value="-97.75755616">
            <text:p>-97.757556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1086.9189">
            <text:p>11086.92</text:p>
          </table:table-cell>
          <table:table-cell table:style-name="ce2" table:formula="of:=[.D568]-[.D567]" office:value-type="float" office:value="14.4940999999999">
            <text:p>14.49</text:p>
          </table:table-cell>
          <table:table-cell table:style-name="ce4" table:formula="of:=[.D568]*0.000621371" office:value-type="float" office:value="6.8890898838119">
            <text:p>6.8891</text:p>
          </table:table-cell>
          <table:table-cell table:style-name="ce4" table:formula="of:=[.E568]*0.000621371" office:value-type="float" office:value="0.00900621341109993">
            <text:p>0.0090</text:p>
          </table:table-cell>
        </table:table-row>
        <table:table-row table:style-name="ro1">
          <table:table-cell table:style-name="ce1" office:value-type="float" office:value="30.2446803">
            <text:p>30.244680</text:p>
          </table:table-cell>
          <table:table-cell table:style-name="ce1" office:value-type="float" office:value="-97.75750419">
            <text:p>-97.757504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11103.7363">
            <text:p>11103.74</text:p>
          </table:table-cell>
          <table:table-cell table:style-name="ce2" table:formula="of:=[.D569]-[.D568]" office:value-type="float" office:value="16.8173999999999">
            <text:p>16.82</text:p>
          </table:table-cell>
          <table:table-cell table:style-name="ce4" table:formula="of:=[.D569]*0.000621371" office:value-type="float" office:value="6.8995397284673">
            <text:p>6.8995</text:p>
          </table:table-cell>
          <table:table-cell table:style-name="ce4" table:formula="of:=[.E569]*0.000621371" office:value-type="float" office:value="0.0104498446553999">
            <text:p>0.0104</text:p>
          </table:table-cell>
        </table:table-row>
        <table:table-row table:style-name="ro1">
          <table:table-cell table:style-name="ce1" office:value-type="float" office:value="30.24475758">
            <text:p>30.244758</text:p>
          </table:table-cell>
          <table:table-cell table:style-name="ce1" office:value-type="float" office:value="-97.7574907">
            <text:p>-97.757491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1112.4004">
            <text:p>11112.40</text:p>
          </table:table-cell>
          <table:table-cell table:style-name="ce2" table:formula="of:=[.D570]-[.D569]" office:value-type="float" office:value="8.66409999999996">
            <text:p>8.66</text:p>
          </table:table-cell>
          <table:table-cell table:style-name="ce4" table:formula="of:=[.D570]*0.000621371" office:value-type="float" office:value="6.9049233489484">
            <text:p>6.9049</text:p>
          </table:table-cell>
          <table:table-cell table:style-name="ce4" table:formula="of:=[.E570]*0.000621371" office:value-type="float" office:value="0.00538362048109998">
            <text:p>0.0054</text:p>
          </table:table-cell>
        </table:table-row>
        <table:table-row table:style-name="ro1">
          <table:table-cell table:style-name="ce1" office:value-type="float" office:value="30.24490007">
            <text:p>30.244900</text:p>
          </table:table-cell>
          <table:table-cell table:style-name="ce1" office:value-type="float" office:value="-97.75739707">
            <text:p>-97.757397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1130.6768">
            <text:p>11130.68</text:p>
          </table:table-cell>
          <table:table-cell table:style-name="ce2" table:formula="of:=[.D571]-[.D570]" office:value-type="float" office:value="18.2763999999988">
            <text:p>18.28</text:p>
          </table:table-cell>
          <table:table-cell table:style-name="ce4" table:formula="of:=[.D571]*0.000621371" office:value-type="float" office:value="6.9162797738928">
            <text:p>6.9163</text:p>
          </table:table-cell>
          <table:table-cell table:style-name="ce4" table:formula="of:=[.E571]*0.000621371" office:value-type="float" office:value="0.0113564249443993">
            <text:p>0.0114</text:p>
          </table:table-cell>
        </table:table-row>
        <table:table-row table:style-name="ro1">
          <table:table-cell table:style-name="ce1" office:value-type="float" office:value="30.24499252">
            <text:p>30.244993</text:p>
          </table:table-cell>
          <table:table-cell table:style-name="ce1" office:value-type="float" office:value="-97.75733924">
            <text:p>-97.757339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1142.3428">
            <text:p>11142.34</text:p>
          </table:table-cell>
          <table:table-cell table:style-name="ce2" table:formula="of:=[.D572]-[.D571]" office:value-type="float" office:value="11.6660000000011">
            <text:p>11.67</text:p>
          </table:table-cell>
          <table:table-cell table:style-name="ce4" table:formula="of:=[.D572]*0.000621371" office:value-type="float" office:value="6.9235286879788">
            <text:p>6.9235</text:p>
          </table:table-cell>
          <table:table-cell table:style-name="ce4" table:formula="of:=[.E572]*0.000621371" office:value-type="float" office:value="0.00724891408600067">
            <text:p>0.0072</text:p>
          </table:table-cell>
        </table:table-row>
        <table:table-row table:style-name="ro1">
          <table:table-cell table:style-name="ce1" office:value-type="float" office:value="30.24513963">
            <text:p>30.245140</text:p>
          </table:table-cell>
          <table:table-cell table:style-name="ce1" office:value-type="float" office:value="-97.75724653">
            <text:p>-97.757247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11160.9219">
            <text:p>11160.92</text:p>
          </table:table-cell>
          <table:table-cell table:style-name="ce2" table:formula="of:=[.D573]-[.D572]" office:value-type="float" office:value="18.579099999999">
            <text:p>18.58</text:p>
          </table:table-cell>
          <table:table-cell table:style-name="ce4" table:formula="of:=[.D573]*0.000621371" office:value-type="float" office:value="6.9350732019249">
            <text:p>6.9351</text:p>
          </table:table-cell>
          <table:table-cell table:style-name="ce4" table:formula="of:=[.E573]*0.000621371" office:value-type="float" office:value="0.0115445139460994">
            <text:p>0.0115</text:p>
          </table:table-cell>
        </table:table-row>
        <table:table-row table:style-name="ro1">
          <table:table-cell table:style-name="ce1" office:value-type="float" office:value="30.24521808">
            <text:p>30.245218</text:p>
          </table:table-cell>
          <table:table-cell table:style-name="ce1" office:value-type="float" office:value="-97.75717629">
            <text:p>-97.757176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1171.9199">
            <text:p>11171.92</text:p>
          </table:table-cell>
          <table:table-cell table:style-name="ce2" table:formula="of:=[.D574]-[.D573]" office:value-type="float" office:value="10.9980000000014">
            <text:p>11.00</text:p>
          </table:table-cell>
          <table:table-cell table:style-name="ce4" table:formula="of:=[.D574]*0.000621371" office:value-type="float" office:value="6.9419070401829">
            <text:p>6.9419</text:p>
          </table:table-cell>
          <table:table-cell table:style-name="ce4" table:formula="of:=[.E574]*0.000621371" office:value-type="float" office:value="0.00683383825800088">
            <text:p>0.0068</text:p>
          </table:table-cell>
        </table:table-row>
        <table:table-row table:style-name="ro1">
          <table:table-cell table:style-name="ce1" office:value-type="float" office:value="30.24536108">
            <text:p>30.245361</text:p>
          </table:table-cell>
          <table:table-cell table:style-name="ce1" office:value-type="float" office:value="-97.75709373">
            <text:p>-97.757094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191.2334">
            <text:p>11191.23</text:p>
          </table:table-cell>
          <table:table-cell table:style-name="ce2" table:formula="of:=[.D575]-[.D574]" office:value-type="float" office:value="19.3134999999984">
            <text:p>19.31</text:p>
          </table:table-cell>
          <table:table-cell table:style-name="ce4" table:formula="of:=[.D575]*0.000621371" office:value-type="float" office:value="6.9539078889914">
            <text:p>6.9539</text:p>
          </table:table-cell>
          <table:table-cell table:style-name="ce4" table:formula="of:=[.E575]*0.000621371" office:value-type="float" office:value="0.012000848808499">
            <text:p>0.0120</text:p>
          </table:table-cell>
        </table:table-row>
        <table:table-row table:style-name="ro1">
          <table:table-cell table:style-name="ce1" office:value-type="float" office:value="30.24546518">
            <text:p>30.245465</text:p>
          </table:table-cell>
          <table:table-cell table:style-name="ce1" office:value-type="float" office:value="-97.75699759">
            <text:p>-97.756998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204.3467">
            <text:p>11204.35</text:p>
          </table:table-cell>
          <table:table-cell table:style-name="ce2" table:formula="of:=[.D576]-[.D575]" office:value-type="float" office:value="13.1133000000009">
            <text:p>13.11</text:p>
          </table:table-cell>
          <table:table-cell table:style-name="ce4" table:formula="of:=[.D576]*0.000621371" office:value-type="float" office:value="6.9620561133257">
            <text:p>6.9621</text:p>
          </table:table-cell>
          <table:table-cell table:style-name="ce4" table:formula="of:=[.E576]*0.000621371" office:value-type="float" office:value="0.00814822433430055">
            <text:p>0.0081</text:p>
          </table:table-cell>
        </table:table-row>
        <table:table-row table:style-name="ro1">
          <table:table-cell table:style-name="ce1" office:value-type="float" office:value="30.24549016">
            <text:p>30.245490</text:p>
          </table:table-cell>
          <table:table-cell table:style-name="ce1" office:value-type="float" office:value="-97.75697202">
            <text:p>-97.756972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208.1016">
            <text:p>11208.10</text:p>
          </table:table-cell>
          <table:table-cell table:style-name="ce2" table:formula="of:=[.D577]-[.D576]" office:value-type="float" office:value="3.75489999999991">
            <text:p>3.75</text:p>
          </table:table-cell>
          <table:table-cell table:style-name="ce4" table:formula="of:=[.D577]*0.000621371" office:value-type="float" office:value="6.9643892992936">
            <text:p>6.9644</text:p>
          </table:table-cell>
          <table:table-cell table:style-name="ce4" table:formula="of:=[.E577]*0.000621371" office:value-type="float" office:value="0.00233318596789994">
            <text:p>0.0023</text:p>
          </table:table-cell>
        </table:table-row>
        <table:table-row table:style-name="ro1">
          <table:table-cell table:style-name="ce1" office:value-type="float" office:value="30.24558412">
            <text:p>30.245584</text:p>
          </table:table-cell>
          <table:table-cell table:style-name="ce1" office:value-type="float" office:value="-97.7569095">
            <text:p>-97.756910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220.0859">
            <text:p>11220.09</text:p>
          </table:table-cell>
          <table:table-cell table:style-name="ce2" table:formula="of:=[.D578]-[.D577]" office:value-type="float" office:value="11.9843000000001">
            <text:p>11.98</text:p>
          </table:table-cell>
          <table:table-cell table:style-name="ce4" table:formula="of:=[.D578]*0.000621371" office:value-type="float" office:value="6.9718359957689">
            <text:p>6.9718</text:p>
          </table:table-cell>
          <table:table-cell table:style-name="ce4" table:formula="of:=[.E578]*0.000621371" office:value-type="float" office:value="0.00744669647530005">
            <text:p>0.0074</text:p>
          </table:table-cell>
        </table:table-row>
        <table:table-row table:style-name="ro1">
          <table:table-cell table:style-name="ce1" office:value-type="float" office:value="30.24571203">
            <text:p>30.245712</text:p>
          </table:table-cell>
          <table:table-cell table:style-name="ce1" office:value-type="float" office:value="-97.75683808">
            <text:p>-97.756838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1235.9082">
            <text:p>11235.91</text:p>
          </table:table-cell>
          <table:table-cell table:style-name="ce2" table:formula="of:=[.D579]-[.D578]" office:value-type="float" office:value="15.8222999999998">
            <text:p>15.82</text:p>
          </table:table-cell>
          <table:table-cell table:style-name="ce4" table:formula="of:=[.D579]*0.000621371" office:value-type="float" office:value="6.9816675141422">
            <text:p>6.9817</text:p>
          </table:table-cell>
          <table:table-cell table:style-name="ce4" table:formula="of:=[.E579]*0.000621371" office:value-type="float" office:value="0.00983151837329988">
            <text:p>0.0098</text:p>
          </table:table-cell>
        </table:table-row>
        <table:table-row table:style-name="ro1">
          <table:table-cell table:style-name="ce1" office:value-type="float" office:value="30.24580632">
            <text:p>30.245806</text:p>
          </table:table-cell>
          <table:table-cell table:style-name="ce1" office:value-type="float" office:value="-97.75677999">
            <text:p>-97.756780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247.8467">
            <text:p>11247.85</text:p>
          </table:table-cell>
          <table:table-cell table:style-name="ce2" table:formula="of:=[.D580]-[.D579]" office:value-type="float" office:value="11.9385000000002">
            <text:p>11.94</text:p>
          </table:table-cell>
          <table:table-cell table:style-name="ce4" table:formula="of:=[.D580]*0.000621371" office:value-type="float" office:value="6.9890857518257">
            <text:p>6.9891</text:p>
          </table:table-cell>
          <table:table-cell table:style-name="ce4" table:formula="of:=[.E580]*0.000621371" office:value-type="float" office:value="0.00741823768350013">
            <text:p>0.0074</text:p>
          </table:table-cell>
        </table:table-row>
        <table:table-row table:style-name="ro1">
          <table:table-cell table:style-name="ce1" office:value-type="float" office:value="30.24583776">
            <text:p>30.245838</text:p>
          </table:table-cell>
          <table:table-cell table:style-name="ce1" office:value-type="float" office:value="-97.75676105">
            <text:p>-97.756761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251.7432">
            <text:p>11251.74</text:p>
          </table:table-cell>
          <table:table-cell table:style-name="ce2" table:formula="of:=[.D581]-[.D580]" office:value-type="float" office:value="3.89650000000074">
            <text:p>3.90</text:p>
          </table:table-cell>
          <table:table-cell table:style-name="ce4" table:formula="of:=[.D581]*0.000621371" office:value-type="float" office:value="6.9915069239272">
            <text:p>6.9915</text:p>
          </table:table-cell>
          <table:table-cell table:style-name="ce4" table:formula="of:=[.E581]*0.000621371" office:value-type="float" office:value="0.00242117210150046">
            <text:p>0.0024</text:p>
          </table:table-cell>
        </table:table-row>
        <table:table-row table:style-name="ro1">
          <table:table-cell table:style-name="ce1" office:value-type="float" office:value="30.24592912">
            <text:p>30.245929</text:p>
          </table:table-cell>
          <table:table-cell table:style-name="ce1" office:value-type="float" office:value="-97.75670053">
            <text:p>-97.756701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263.335">
            <text:p>11263.34</text:p>
          </table:table-cell>
          <table:table-cell table:style-name="ce2" table:formula="of:=[.D582]-[.D581]" office:value-type="float" office:value="11.5917999999983">
            <text:p>11.59</text:p>
          </table:table-cell>
          <table:table-cell table:style-name="ce4" table:formula="of:=[.D582]*0.000621371" office:value-type="float" office:value="6.998709732285">
            <text:p>6.9987</text:p>
          </table:table-cell>
          <table:table-cell table:style-name="ce4" table:formula="of:=[.E582]*0.000621371" office:value-type="float" office:value="0.00720280835779896">
            <text:p>0.0072</text:p>
          </table:table-cell>
        </table:table-row>
        <table:table-row table:style-name="ro1">
          <table:table-cell table:style-name="ce1" office:value-type="float" office:value="30.2460349">
            <text:p>30.246035</text:p>
          </table:table-cell>
          <table:table-cell table:style-name="ce1" office:value-type="float" office:value="-97.75660582">
            <text:p>-97.756606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278.3477">
            <text:p>11278.35</text:p>
          </table:table-cell>
          <table:table-cell table:style-name="ce2" table:formula="of:=[.D583]-[.D582]" office:value-type="float" office:value="15.0127000000011">
            <text:p>15.01</text:p>
          </table:table-cell>
          <table:table-cell table:style-name="ce4" table:formula="of:=[.D583]*0.000621371" office:value-type="float" office:value="7.0080381886967">
            <text:p>7.0080</text:p>
          </table:table-cell>
          <table:table-cell table:style-name="ce4" table:formula="of:=[.E583]*0.000621371" office:value-type="float" office:value="0.0093284564117007">
            <text:p>0.0093</text:p>
          </table:table-cell>
        </table:table-row>
        <table:table-row table:style-name="ro1">
          <table:table-cell table:style-name="ce1" office:value-type="float" office:value="30.2461675">
            <text:p>30.246168</text:p>
          </table:table-cell>
          <table:table-cell table:style-name="ce1" office:value-type="float" office:value="-97.75652728">
            <text:p>-97.756527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294.8145">
            <text:p>11294.81</text:p>
          </table:table-cell>
          <table:table-cell table:style-name="ce2" table:formula="of:=[.D584]-[.D583]" office:value-type="float" office:value="16.4668000000001">
            <text:p>16.47</text:p>
          </table:table-cell>
          <table:table-cell table:style-name="ce4" table:formula="of:=[.D584]*0.000621371" office:value-type="float" office:value="7.0182701806795">
            <text:p>7.0183</text:p>
          </table:table-cell>
          <table:table-cell table:style-name="ce4" table:formula="of:=[.E584]*0.000621371" office:value-type="float" office:value="0.0102319919828001">
            <text:p>0.0102</text:p>
          </table:table-cell>
        </table:table-row>
        <table:table-row table:style-name="ro1">
          <table:table-cell table:style-name="ce1" office:value-type="float" office:value="30.24633329">
            <text:p>30.246333</text:p>
          </table:table-cell>
          <table:table-cell table:style-name="ce1" office:value-type="float" office:value="-97.7564609">
            <text:p>-97.756461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314.4863">
            <text:p>11314.49</text:p>
          </table:table-cell>
          <table:table-cell table:style-name="ce2" table:formula="of:=[.D585]-[.D584]" office:value-type="float" office:value="19.6718000000001">
            <text:p>19.67</text:p>
          </table:table-cell>
          <table:table-cell table:style-name="ce4" table:formula="of:=[.D585]*0.000621371" office:value-type="float" office:value="7.0304936667173">
            <text:p>7.0305</text:p>
          </table:table-cell>
          <table:table-cell table:style-name="ce4" table:formula="of:=[.E585]*0.000621371" office:value-type="float" office:value="0.0122234860378">
            <text:p>0.0122</text:p>
          </table:table-cell>
        </table:table-row>
        <table:table-row table:style-name="ro1">
          <table:table-cell table:style-name="ce1" office:value-type="float" office:value="30.24642843">
            <text:p>30.246428</text:p>
          </table:table-cell>
          <table:table-cell table:style-name="ce1" office:value-type="float" office:value="-97.75641404">
            <text:p>-97.756414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1325.998">
            <text:p>11326.00</text:p>
          </table:table-cell>
          <table:table-cell table:style-name="ce2" table:formula="of:=[.D586]-[.D585]" office:value-type="float" office:value="11.5116999999991">
            <text:p>11.51</text:p>
          </table:table-cell>
          <table:table-cell table:style-name="ce4" table:formula="of:=[.D586]*0.000621371" office:value-type="float" office:value="7.037646703258">
            <text:p>7.0376</text:p>
          </table:table-cell>
          <table:table-cell table:style-name="ce4" table:formula="of:=[.E586]*0.000621371" office:value-type="float" office:value="0.00715303654069945">
            <text:p>0.0072</text:p>
          </table:table-cell>
        </table:table-row>
        <table:table-row table:style-name="ro1">
          <table:table-cell table:style-name="ce1" office:value-type="float" office:value="30.24656237">
            <text:p>30.246562</text:p>
          </table:table-cell>
          <table:table-cell table:style-name="ce1" office:value-type="float" office:value="-97.75630943">
            <text:p>-97.756309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1343.9033">
            <text:p>11343.90</text:p>
          </table:table-cell>
          <table:table-cell table:style-name="ce2" table:formula="of:=[.D587]-[.D586]" office:value-type="float" office:value="17.9053000000004">
            <text:p>17.91</text:p>
          </table:table-cell>
          <table:table-cell table:style-name="ce4" table:formula="of:=[.D587]*0.000621371" office:value-type="float" office:value="7.0487725374243">
            <text:p>7.0488</text:p>
          </table:table-cell>
          <table:table-cell table:style-name="ce4" table:formula="of:=[.E587]*0.000621371" office:value-type="float" office:value="0.0111258341663002">
            <text:p>0.0111</text:p>
          </table:table-cell>
        </table:table-row>
        <table:table-row table:style-name="ro1">
          <table:table-cell table:style-name="ce1" office:value-type="float" office:value="30.24672255">
            <text:p>30.246723</text:p>
          </table:table-cell>
          <table:table-cell table:style-name="ce1" office:value-type="float" office:value="-97.75619787">
            <text:p>-97.756198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1364.6309">
            <text:p>11364.63</text:p>
          </table:table-cell>
          <table:table-cell table:style-name="ce2" table:formula="of:=[.D588]-[.D587]" office:value-type="float" office:value="20.7276000000002">
            <text:p>20.73</text:p>
          </table:table-cell>
          <table:table-cell table:style-name="ce4" table:formula="of:=[.D588]*0.000621371" office:value-type="float" office:value="7.0616520669639">
            <text:p>7.0617</text:p>
          </table:table-cell>
          <table:table-cell table:style-name="ce4" table:formula="of:=[.E588]*0.000621371" office:value-type="float" office:value="0.0128795295396001">
            <text:p>0.0129</text:p>
          </table:table-cell>
        </table:table-row>
        <table:table-row table:style-name="ro1">
          <table:table-cell table:style-name="ce1" office:value-type="float" office:value="30.24682573">
            <text:p>30.246826</text:p>
          </table:table-cell>
          <table:table-cell table:style-name="ce1" office:value-type="float" office:value="-97.75611648">
            <text:p>-97.756116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378.5371">
            <text:p>11378.54</text:p>
          </table:table-cell>
          <table:table-cell table:style-name="ce2" table:formula="of:=[.D589]-[.D588]" office:value-type="float" office:value="13.9061999999994">
            <text:p>13.91</text:p>
          </table:table-cell>
          <table:table-cell table:style-name="ce4" table:formula="of:=[.D589]*0.000621371" office:value-type="float" office:value="7.0702929763641">
            <text:p>7.0703</text:p>
          </table:table-cell>
          <table:table-cell table:style-name="ce4" table:formula="of:=[.E589]*0.000621371" office:value-type="float" office:value="0.00864090940019966">
            <text:p>0.0086</text:p>
          </table:table-cell>
        </table:table-row>
        <table:table-row table:style-name="ro1">
          <table:table-cell table:style-name="ce1" office:value-type="float" office:value="30.24695045">
            <text:p>30.246950</text:p>
          </table:table-cell>
          <table:table-cell table:style-name="ce1" office:value-type="float" office:value="-97.75604784">
            <text:p>-97.756048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393.7393">
            <text:p>11393.74</text:p>
          </table:table-cell>
          <table:table-cell table:style-name="ce2" table:formula="of:=[.D590]-[.D589]" office:value-type="float" office:value="15.2021999999997">
            <text:p>15.20</text:p>
          </table:table-cell>
          <table:table-cell table:style-name="ce4" table:formula="of:=[.D590]*0.000621371" office:value-type="float" office:value="7.0797391825803">
            <text:p>7.0797</text:p>
          </table:table-cell>
          <table:table-cell table:style-name="ce4" table:formula="of:=[.E590]*0.000621371" office:value-type="float" office:value="0.00944620621619983">
            <text:p>0.0094</text:p>
          </table:table-cell>
        </table:table-row>
        <table:table-row table:style-name="ro1">
          <table:table-cell table:style-name="ce1" office:value-type="float" office:value="30.24706839">
            <text:p>30.247068</text:p>
          </table:table-cell>
          <table:table-cell table:style-name="ce1" office:value-type="float" office:value="-97.75596066">
            <text:p>-97.755961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1409.2256">
            <text:p>11409.23</text:p>
          </table:table-cell>
          <table:table-cell table:style-name="ce2" table:formula="of:=[.D591]-[.D590]" office:value-type="float" office:value="15.4863000000005">
            <text:p>15.49</text:p>
          </table:table-cell>
          <table:table-cell table:style-name="ce4" table:formula="of:=[.D591]*0.000621371" office:value-type="float" office:value="7.0893619202976">
            <text:p>7.0894</text:p>
          </table:table-cell>
          <table:table-cell table:style-name="ce4" table:formula="of:=[.E591]*0.000621371" office:value-type="float" office:value="0.0096227377173003">
            <text:p>0.0096</text:p>
          </table:table-cell>
        </table:table-row>
        <table:table-row table:style-name="ro1">
          <table:table-cell table:style-name="ce1" office:value-type="float" office:value="30.24721884">
            <text:p>30.247219</text:p>
          </table:table-cell>
          <table:table-cell table:style-name="ce1" office:value-type="float" office:value="-97.7558512">
            <text:p>-97.755851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1428.9648">
            <text:p>11428.96</text:p>
          </table:table-cell>
          <table:table-cell table:style-name="ce2" table:formula="of:=[.D592]-[.D591]" office:value-type="float" office:value="19.7392">
            <text:p>19.74</text:p>
          </table:table-cell>
          <table:table-cell table:style-name="ce4" table:formula="of:=[.D592]*0.000621371" office:value-type="float" office:value="7.1016272867408">
            <text:p>7.1016</text:p>
          </table:table-cell>
          <table:table-cell table:style-name="ce4" table:formula="of:=[.E592]*0.000621371" office:value-type="float" office:value="0.0122653664432">
            <text:p>0.0123</text:p>
          </table:table-cell>
        </table:table-row>
        <table:table-row table:style-name="ro1">
          <table:table-cell table:style-name="ce1" office:value-type="float" office:value="30.24735915">
            <text:p>30.247359</text:p>
          </table:table-cell>
          <table:table-cell table:style-name="ce1" office:value-type="float" office:value="-97.75575916">
            <text:p>-97.755759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1446.8613">
            <text:p>11446.86</text:p>
          </table:table-cell>
          <table:table-cell table:style-name="ce2" table:formula="of:=[.D593]-[.D592]" office:value-type="float" office:value="17.8965000000007">
            <text:p>17.90</text:p>
          </table:table-cell>
          <table:table-cell table:style-name="ce4" table:formula="of:=[.D593]*0.000621371" office:value-type="float" office:value="7.1127476528423">
            <text:p>7.1127</text:p>
          </table:table-cell>
          <table:table-cell table:style-name="ce4" table:formula="of:=[.E593]*0.000621371" office:value-type="float" office:value="0.0111203661015005">
            <text:p>0.0111</text:p>
          </table:table-cell>
        </table:table-row>
        <table:table-row table:style-name="ro1">
          <table:table-cell table:style-name="ce1" office:value-type="float" office:value="30.24751229">
            <text:p>30.247512</text:p>
          </table:table-cell>
          <table:table-cell table:style-name="ce1" office:value-type="float" office:value="-97.75569496">
            <text:p>-97.755695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1464.7705">
            <text:p>11464.77</text:p>
          </table:table-cell>
          <table:table-cell table:style-name="ce2" table:formula="of:=[.D594]-[.D593]" office:value-type="float" office:value="17.9092000000001">
            <text:p>17.91</text:p>
          </table:table-cell>
          <table:table-cell table:style-name="ce4" table:formula="of:=[.D594]*0.000621371" office:value-type="float" office:value="7.1238759103555">
            <text:p>7.1239</text:p>
          </table:table-cell>
          <table:table-cell table:style-name="ce4" table:formula="of:=[.E594]*0.000621371" office:value-type="float" office:value="0.0111282575132">
            <text:p>0.0111</text:p>
          </table:table-cell>
        </table:table-row>
        <table:table-row table:style-name="ro1">
          <table:table-cell table:style-name="ce1" office:value-type="float" office:value="30.24765898">
            <text:p>30.247659</text:p>
          </table:table-cell>
          <table:table-cell table:style-name="ce1" office:value-type="float" office:value="-97.75566252">
            <text:p>-97.755663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11481.3584">
            <text:p>11481.36</text:p>
          </table:table-cell>
          <table:table-cell table:style-name="ce2" table:formula="of:=[.D595]-[.D594]" office:value-type="float" office:value="16.5878999999986">
            <text:p>16.59</text:p>
          </table:table-cell>
          <table:table-cell table:style-name="ce4" table:formula="of:=[.D595]*0.000621371" office:value-type="float" office:value="7.1341831503664">
            <text:p>7.1342</text:p>
          </table:table-cell>
          <table:table-cell table:style-name="ce4" table:formula="of:=[.E595]*0.000621371" office:value-type="float" office:value="0.0103072400108991">
            <text:p>0.0103</text:p>
          </table:table-cell>
        </table:table-row>
        <table:table-row table:style-name="ro1">
          <table:table-cell table:style-name="ce1" office:value-type="float" office:value="30.24784774">
            <text:p>30.247848</text:p>
          </table:table-cell>
          <table:table-cell table:style-name="ce1" office:value-type="float" office:value="-97.75559622">
            <text:p>-97.755596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11503.252">
            <text:p>11503.25</text:p>
          </table:table-cell>
          <table:table-cell table:style-name="ce2" table:formula="of:=[.D596]-[.D595]" office:value-type="float" office:value="21.8936000000012">
            <text:p>21.89</text:p>
          </table:table-cell>
          <table:table-cell table:style-name="ce4" table:formula="of:=[.D596]*0.000621371" office:value-type="float" office:value="7.147787198492">
            <text:p>7.1478</text:p>
          </table:table-cell>
          <table:table-cell table:style-name="ce4" table:formula="of:=[.E596]*0.000621371" office:value-type="float" office:value="0.0136040481256008">
            <text:p>0.0136</text:p>
          </table:table-cell>
        </table:table-row>
        <table:table-row table:style-name="ro1">
          <table:table-cell table:style-name="ce1" office:value-type="float" office:value="30.24802795">
            <text:p>30.248028</text:p>
          </table:table-cell>
          <table:table-cell table:style-name="ce1" office:value-type="float" office:value="-97.75554475">
            <text:p>-97.755545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1523.7607">
            <text:p>11523.76</text:p>
          </table:table-cell>
          <table:table-cell table:style-name="ce2" table:formula="of:=[.D597]-[.D596]" office:value-type="float" office:value="20.5087000000003">
            <text:p>20.51</text:p>
          </table:table-cell>
          <table:table-cell table:style-name="ce4" table:formula="of:=[.D597]*0.000621371" office:value-type="float" office:value="7.1605307099197">
            <text:p>7.1605</text:p>
          </table:table-cell>
          <table:table-cell table:style-name="ce4" table:formula="of:=[.E597]*0.000621371" office:value-type="float" office:value="0.0127435114277002">
            <text:p>0.0127</text:p>
          </table:table-cell>
        </table:table-row>
        <table:table-row table:style-name="ro1">
          <table:table-cell table:style-name="ce1" office:value-type="float" office:value="30.24825032">
            <text:p>30.248250</text:p>
          </table:table-cell>
          <table:table-cell table:style-name="ce1" office:value-type="float" office:value="-97.75547066">
            <text:p>-97.755471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549.4189">
            <text:p>11549.42</text:p>
          </table:table-cell>
          <table:table-cell table:style-name="ce2" table:formula="of:=[.D598]-[.D597]" office:value-type="float" office:value="25.6581999999999">
            <text:p>25.66</text:p>
          </table:table-cell>
          <table:table-cell table:style-name="ce4" table:formula="of:=[.D598]*0.000621371" office:value-type="float" office:value="7.1764739713119">
            <text:p>7.1765</text:p>
          </table:table-cell>
          <table:table-cell table:style-name="ce4" table:formula="of:=[.E598]*0.000621371" office:value-type="float" office:value="0.0159432613921999">
            <text:p>0.0159</text:p>
          </table:table-cell>
        </table:table-row>
        <table:table-row table:style-name="ro1">
          <table:table-cell table:style-name="ce1" office:value-type="float" office:value="30.24844972">
            <text:p>30.248450</text:p>
          </table:table-cell>
          <table:table-cell table:style-name="ce1" office:value-type="float" office:value="-97.75540595">
            <text:p>-97.755406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572.3633">
            <text:p>11572.36</text:p>
          </table:table-cell>
          <table:table-cell table:style-name="ce2" table:formula="of:=[.D599]-[.D598]" office:value-type="float" office:value="22.9444000000003">
            <text:p>22.94</text:p>
          </table:table-cell>
          <table:table-cell table:style-name="ce4" table:formula="of:=[.D599]*0.000621371" office:value-type="float" office:value="7.1907309560843">
            <text:p>7.1907</text:p>
          </table:table-cell>
          <table:table-cell table:style-name="ce4" table:formula="of:=[.E599]*0.000621371" office:value-type="float" office:value="0.0142569847724002">
            <text:p>0.0143</text:p>
          </table:table-cell>
        </table:table-row>
        <table:table-row table:style-name="ro1">
          <table:table-cell table:style-name="ce1" office:value-type="float" office:value="30.2486493">
            <text:p>30.248649</text:p>
          </table:table-cell>
          <table:table-cell table:style-name="ce1" office:value-type="float" office:value="-97.75533328">
            <text:p>-97.755333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595.541">
            <text:p>11595.54</text:p>
          </table:table-cell>
          <table:table-cell table:style-name="ce2" table:formula="of:=[.D600]-[.D599]" office:value-type="float" office:value="23.1776999999984">
            <text:p>23.18</text:p>
          </table:table-cell>
          <table:table-cell table:style-name="ce4" table:formula="of:=[.D600]*0.000621371" office:value-type="float" office:value="7.205132906711">
            <text:p>7.2051</text:p>
          </table:table-cell>
          <table:table-cell table:style-name="ce4" table:formula="of:=[.E600]*0.000621371" office:value-type="float" office:value="0.014401950626699">
            <text:p>0.0144</text:p>
          </table:table-cell>
        </table:table-row>
        <table:table-row table:style-name="ro1">
          <table:table-cell table:style-name="ce1" office:value-type="float" office:value="30.2488539">
            <text:p>30.248854</text:p>
          </table:table-cell>
          <table:table-cell table:style-name="ce1" office:value-type="float" office:value="-97.75526304">
            <text:p>-97.755263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619.2188">
            <text:p>11619.22</text:p>
          </table:table-cell>
          <table:table-cell table:style-name="ce2" table:formula="of:=[.D601]-[.D600]" office:value-type="float" office:value="23.6778000000013">
            <text:p>23.68</text:p>
          </table:table-cell>
          <table:table-cell table:style-name="ce4" table:formula="of:=[.D601]*0.000621371" office:value-type="float" office:value="7.2198456049748">
            <text:p>7.2198</text:p>
          </table:table-cell>
          <table:table-cell table:style-name="ce4" table:formula="of:=[.E601]*0.000621371" office:value-type="float" office:value="0.0147126982638008">
            <text:p>0.0147</text:p>
          </table:table-cell>
        </table:table-row>
        <table:table-row table:style-name="ro1">
          <table:table-cell table:style-name="ce1" office:value-type="float" office:value="30.24903185">
            <text:p>30.249032</text:p>
          </table:table-cell>
          <table:table-cell table:style-name="ce1" office:value-type="float" office:value="-97.75521493">
            <text:p>-97.755215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639.4756">
            <text:p>11639.48</text:p>
          </table:table-cell>
          <table:table-cell table:style-name="ce2" table:formula="of:=[.D602]-[.D601]" office:value-type="float" office:value="20.2567999999992">
            <text:p>20.26</text:p>
          </table:table-cell>
          <table:table-cell table:style-name="ce4" table:formula="of:=[.D602]*0.000621371" office:value-type="float" office:value="7.2324325930476">
            <text:p>7.2324</text:p>
          </table:table-cell>
          <table:table-cell table:style-name="ce4" table:formula="of:=[.E602]*0.000621371" office:value-type="float" office:value="0.0125869880727995">
            <text:p>0.0126</text:p>
          </table:table-cell>
        </table:table-row>
        <table:table-row table:style-name="ro1">
          <table:table-cell table:style-name="ce1" office:value-type="float" office:value="30.24919345">
            <text:p>30.249193</text:p>
          </table:table-cell>
          <table:table-cell table:style-name="ce1" office:value-type="float" office:value="-97.7551529">
            <text:p>-97.755153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658.3848">
            <text:p>11658.38</text:p>
          </table:table-cell>
          <table:table-cell table:style-name="ce2" table:formula="of:=[.D603]-[.D602]" office:value-type="float" office:value="18.9092000000001">
            <text:p>18.91</text:p>
          </table:table-cell>
          <table:table-cell table:style-name="ce4" table:formula="of:=[.D603]*0.000621371" office:value-type="float" office:value="7.2441822215608">
            <text:p>7.2442</text:p>
          </table:table-cell>
          <table:table-cell table:style-name="ce4" table:formula="of:=[.E603]*0.000621371" office:value-type="float" office:value="0.0117496285132">
            <text:p>0.0117</text:p>
          </table:table-cell>
        </table:table-row>
        <table:table-row table:style-name="ro1">
          <table:table-cell table:style-name="ce1" office:value-type="float" office:value="30.24932027">
            <text:p>30.249320</text:p>
          </table:table-cell>
          <table:table-cell table:style-name="ce1" office:value-type="float" office:value="-97.75509758">
            <text:p>-97.755098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673.4062">
            <text:p>11673.41</text:p>
          </table:table-cell>
          <table:table-cell table:style-name="ce2" table:formula="of:=[.D604]-[.D603]" office:value-type="float" office:value="15.0213999999996">
            <text:p>15.02</text:p>
          </table:table-cell>
          <table:table-cell table:style-name="ce4" table:formula="of:=[.D604]*0.000621371" office:value-type="float" office:value="7.2535160839002">
            <text:p>7.2535</text:p>
          </table:table-cell>
          <table:table-cell table:style-name="ce4" table:formula="of:=[.E604]*0.000621371" office:value-type="float" office:value="0.00933386233939977">
            <text:p>0.0093</text:p>
          </table:table-cell>
        </table:table-row>
        <table:table-row table:style-name="ro1">
          <table:table-cell table:style-name="ce1" office:value-type="float" office:value="30.24950576">
            <text:p>30.249506</text:p>
          </table:table-cell>
          <table:table-cell table:style-name="ce1" office:value-type="float" office:value="-97.75505106">
            <text:p>-97.755051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694.4668">
            <text:p>11694.47</text:p>
          </table:table-cell>
          <table:table-cell table:style-name="ce2" table:formula="of:=[.D605]-[.D604]" office:value-type="float" office:value="21.0606000000007">
            <text:p>21.06</text:p>
          </table:table-cell>
          <table:table-cell table:style-name="ce4" table:formula="of:=[.D605]*0.000621371" office:value-type="float" office:value="7.2666025299828">
            <text:p>7.2666</text:p>
          </table:table-cell>
          <table:table-cell table:style-name="ce4" table:formula="of:=[.E605]*0.000621371" office:value-type="float" office:value="0.0130864460826004">
            <text:p>0.0131</text:p>
          </table:table-cell>
        </table:table-row>
        <table:table-row table:style-name="ro1">
          <table:table-cell table:style-name="ce1" office:value-type="float" office:value="30.24970575">
            <text:p>30.249706</text:p>
          </table:table-cell>
          <table:table-cell table:style-name="ce1" office:value-type="float" office:value="-97.75497613">
            <text:p>-97.754976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1717.7725">
            <text:p>11717.77</text:p>
          </table:table-cell>
          <table:table-cell table:style-name="ce2" table:formula="of:=[.D606]-[.D605]" office:value-type="float" office:value="23.305699999999">
            <text:p>23.31</text:p>
          </table:table-cell>
          <table:table-cell table:style-name="ce4" table:formula="of:=[.D606]*0.000621371" office:value-type="float" office:value="7.2810840160975">
            <text:p>7.2811</text:p>
          </table:table-cell>
          <table:table-cell table:style-name="ce4" table:formula="of:=[.E606]*0.000621371" office:value-type="float" office:value="0.0144814861146994">
            <text:p>0.0145</text:p>
          </table:table-cell>
        </table:table-row>
        <table:table-row table:style-name="ro1">
          <table:table-cell table:style-name="ce1" office:value-type="float" office:value="30.24990859">
            <text:p>30.249909</text:p>
          </table:table-cell>
          <table:table-cell table:style-name="ce1" office:value-type="float" office:value="-97.75491309">
            <text:p>-97.754913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1741.0186">
            <text:p>11741.02</text:p>
          </table:table-cell>
          <table:table-cell table:style-name="ce2" table:formula="of:=[.D607]-[.D606]" office:value-type="float" office:value="23.2461000000003">
            <text:p>23.25</text:p>
          </table:table-cell>
          <table:table-cell table:style-name="ce4" table:formula="of:=[.D607]*0.000621371" office:value-type="float" office:value="7.2955284685006">
            <text:p>7.2955</text:p>
          </table:table-cell>
          <table:table-cell table:style-name="ce4" table:formula="of:=[.E607]*0.000621371" office:value-type="float" office:value="0.0144444524031002">
            <text:p>0.0144</text:p>
          </table:table-cell>
        </table:table-row>
        <table:table-row table:style-name="ro1">
          <table:table-cell table:style-name="ce1" office:value-type="float" office:value="30.25006249">
            <text:p>30.250062</text:p>
          </table:table-cell>
          <table:table-cell table:style-name="ce1" office:value-type="float" office:value="-97.75486699">
            <text:p>-97.754867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1758.6592">
            <text:p>11758.66</text:p>
          </table:table-cell>
          <table:table-cell table:style-name="ce2" table:formula="of:=[.D608]-[.D607]" office:value-type="float" office:value="17.6406000000006">
            <text:p>17.64</text:p>
          </table:table-cell>
          <table:table-cell table:style-name="ce4" table:formula="of:=[.D608]*0.000621371" office:value-type="float" office:value="7.3064898257632">
            <text:p>7.3065</text:p>
          </table:table-cell>
          <table:table-cell table:style-name="ce4" table:formula="of:=[.E608]*0.000621371" office:value-type="float" office:value="0.0109613572626004">
            <text:p>0.0110</text:p>
          </table:table-cell>
        </table:table-row>
        <table:table-row table:style-name="ro1">
          <table:table-cell table:style-name="ce1" office:value-type="float" office:value="30.25018369">
            <text:p>30.250184</text:p>
          </table:table-cell>
          <table:table-cell table:style-name="ce1" office:value-type="float" office:value="-97.75480832">
            <text:p>-97.754808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1773.2314">
            <text:p>11773.23</text:p>
          </table:table-cell>
          <table:table-cell table:style-name="ce2" table:formula="of:=[.D609]-[.D608]" office:value-type="float" office:value="14.5722000000005">
            <text:p>14.57</text:p>
          </table:table-cell>
          <table:table-cell table:style-name="ce4" table:formula="of:=[.D609]*0.000621371" office:value-type="float" office:value="7.3155445682494">
            <text:p>7.3155</text:p>
          </table:table-cell>
          <table:table-cell table:style-name="ce4" table:formula="of:=[.E609]*0.000621371" office:value-type="float" office:value="0.00905474248620032">
            <text:p>0.0091</text:p>
          </table:table-cell>
        </table:table-row>
        <table:table-row table:style-name="ro1">
          <table:table-cell table:style-name="ce1" office:value-type="float" office:value="30.25033825">
            <text:p>30.250338</text:p>
          </table:table-cell>
          <table:table-cell table:style-name="ce1" office:value-type="float" office:value="-97.7547183">
            <text:p>-97.754718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1792.4307">
            <text:p>11792.43</text:p>
          </table:table-cell>
          <table:table-cell table:style-name="ce2" table:formula="of:=[.D610]-[.D609]" office:value-type="float" office:value="19.1993000000002">
            <text:p>19.20</text:p>
          </table:table-cell>
          <table:table-cell table:style-name="ce4" table:formula="of:=[.D610]*0.000621371" office:value-type="float" office:value="7.3274744564897">
            <text:p>7.3275</text:p>
          </table:table-cell>
          <table:table-cell table:style-name="ce4" table:formula="of:=[.E610]*0.000621371" office:value-type="float" office:value="0.0119298882403001">
            <text:p>0.0119</text:p>
          </table:table-cell>
        </table:table-row>
        <table:table-row table:style-name="ro1">
          <table:table-cell table:style-name="ce1" office:value-type="float" office:value="30.25049047">
            <text:p>30.250490</text:p>
          </table:table-cell>
          <table:table-cell table:style-name="ce1" office:value-type="float" office:value="-97.75465342">
            <text:p>-97.754653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1810.4082">
            <text:p>11810.41</text:p>
          </table:table-cell>
          <table:table-cell table:style-name="ce2" table:formula="of:=[.D611]-[.D610]" office:value-type="float" office:value="17.9774999999991">
            <text:p>17.98</text:p>
          </table:table-cell>
          <table:table-cell table:style-name="ce4" table:formula="of:=[.D611]*0.000621371" office:value-type="float" office:value="7.3386451536422">
            <text:p>7.3386</text:p>
          </table:table-cell>
          <table:table-cell table:style-name="ce4" table:formula="of:=[.E611]*0.000621371" office:value-type="float" office:value="0.0111706971524994">
            <text:p>0.0112</text:p>
          </table:table-cell>
        </table:table-row>
        <table:table-row table:style-name="ro1">
          <table:table-cell table:style-name="ce1" office:value-type="float" office:value="30.25065978">
            <text:p>30.250660</text:p>
          </table:table-cell>
          <table:table-cell table:style-name="ce1" office:value-type="float" office:value="-97.75459467">
            <text:p>-97.754595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1829.8506">
            <text:p>11829.85</text:p>
          </table:table-cell>
          <table:table-cell table:style-name="ce2" table:formula="of:=[.D612]-[.D611]" office:value-type="float" office:value="19.4423999999999">
            <text:p>19.44</text:p>
          </table:table-cell>
          <table:table-cell table:style-name="ce4" table:formula="of:=[.D612]*0.000621371" office:value-type="float" office:value="7.3507260971726">
            <text:p>7.3507</text:p>
          </table:table-cell>
          <table:table-cell table:style-name="ce4" table:formula="of:=[.E612]*0.000621371" office:value-type="float" office:value="0.0120809435303999">
            <text:p>0.0121</text:p>
          </table:table-cell>
        </table:table-row>
        <table:table-row table:style-name="ro1">
          <table:table-cell table:style-name="ce1" office:value-type="float" office:value="30.25073136">
            <text:p>30.250731</text:p>
          </table:table-cell>
          <table:table-cell table:style-name="ce1" office:value-type="float" office:value="-97.75456415">
            <text:p>-97.754564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1838.3262">
            <text:p>11838.33</text:p>
          </table:table-cell>
          <table:table-cell table:style-name="ce2" table:formula="of:=[.D613]-[.D612]" office:value-type="float" office:value="8.47559999999976">
            <text:p>8.48</text:p>
          </table:table-cell>
          <table:table-cell table:style-name="ce4" table:formula="of:=[.D613]*0.000621371" office:value-type="float" office:value="7.3559925892202">
            <text:p>7.3560</text:p>
          </table:table-cell>
          <table:table-cell table:style-name="ce4" table:formula="of:=[.E613]*0.000621371" office:value-type="float" office:value="0.00526649204759985">
            <text:p>0.0053</text:p>
          </table:table-cell>
        </table:table-row>
        <table:table-row table:style-name="ro1">
          <table:table-cell table:style-name="ce1" office:value-type="float" office:value="30.25085919">
            <text:p>30.250859</text:p>
          </table:table-cell>
          <table:table-cell table:style-name="ce1" office:value-type="float" office:value="-97.75449936">
            <text:p>-97.754499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1853.7812">
            <text:p>11853.78</text:p>
          </table:table-cell>
          <table:table-cell table:style-name="ce2" table:formula="of:=[.D614]-[.D613]" office:value-type="float" office:value="15.4549999999999">
            <text:p>15.46</text:p>
          </table:table-cell>
          <table:table-cell table:style-name="ce4" table:formula="of:=[.D614]*0.000621371" office:value-type="float" office:value="7.3655958780252">
            <text:p>7.3656</text:p>
          </table:table-cell>
          <table:table-cell table:style-name="ce4" table:formula="of:=[.E614]*0.000621371" office:value-type="float" office:value="0.00960328880499996">
            <text:p>0.0096</text:p>
          </table:table-cell>
        </table:table-row>
        <table:table-row table:style-name="ro1">
          <table:table-cell table:style-name="ce1" office:value-type="float" office:value="30.25105356">
            <text:p>30.251054</text:p>
          </table:table-cell>
          <table:table-cell table:style-name="ce1" office:value-type="float" office:value="-97.75442108">
            <text:p>-97.754421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11876.4893">
            <text:p>11876.49</text:p>
          </table:table-cell>
          <table:table-cell table:style-name="ce2" table:formula="of:=[.D615]-[.D614]" office:value-type="float" office:value="22.7080999999998">
            <text:p>22.71</text:p>
          </table:table-cell>
          <table:table-cell table:style-name="ce4" table:formula="of:=[.D615]*0.000621371" office:value-type="float" office:value="7.3797060328303">
            <text:p>7.3797</text:p>
          </table:table-cell>
          <table:table-cell table:style-name="ce4" table:formula="of:=[.E615]*0.000621371" office:value-type="float" office:value="0.0141101548050999">
            <text:p>0.0141</text:p>
          </table:table-cell>
        </table:table-row>
        <table:table-row table:style-name="ro1">
          <table:table-cell table:style-name="ce1" office:value-type="float" office:value="30.25123243">
            <text:p>30.251232</text:p>
          </table:table-cell>
          <table:table-cell table:style-name="ce1" office:value-type="float" office:value="-97.75433013">
            <text:p>-97.754330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1897.998">
            <text:p>11898.00</text:p>
          </table:table-cell>
          <table:table-cell table:style-name="ce2" table:formula="of:=[.D616]-[.D615]" office:value-type="float" office:value="21.5087000000003">
            <text:p>21.51</text:p>
          </table:table-cell>
          <table:table-cell table:style-name="ce4" table:formula="of:=[.D616]*0.000621371" office:value-type="float" office:value="7.393070915258">
            <text:p>7.3931</text:p>
          </table:table-cell>
          <table:table-cell table:style-name="ce4" table:formula="of:=[.E616]*0.000621371" office:value-type="float" office:value="0.0133648824277002">
            <text:p>0.0134</text:p>
          </table:table-cell>
        </table:table-row>
        <table:table-row table:style-name="ro1">
          <table:table-cell table:style-name="ce1" office:value-type="float" office:value="30.25135992">
            <text:p>30.251360</text:p>
          </table:table-cell>
          <table:table-cell table:style-name="ce1" office:value-type="float" office:value="-97.75427104">
            <text:p>-97.754271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1913.1973">
            <text:p>11913.20</text:p>
          </table:table-cell>
          <table:table-cell table:style-name="ce2" table:formula="of:=[.D617]-[.D616]" office:value-type="float" office:value="15.1993000000002">
            <text:p>15.20</text:p>
          </table:table-cell>
          <table:table-cell table:style-name="ce4" table:formula="of:=[.D617]*0.000621371" office:value-type="float" office:value="7.4025153194983">
            <text:p>7.4025</text:p>
          </table:table-cell>
          <table:table-cell table:style-name="ce4" table:formula="of:=[.E617]*0.000621371" office:value-type="float" office:value="0.00944440424030014">
            <text:p>0.0094</text:p>
          </table:table-cell>
        </table:table-row>
        <table:table-row table:style-name="ro1">
          <table:table-cell table:style-name="ce1" office:value-type="float" office:value="30.25152815">
            <text:p>30.251528</text:p>
          </table:table-cell>
          <table:table-cell table:style-name="ce1" office:value-type="float" office:value="-97.75423533">
            <text:p>-97.754235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11932.1592">
            <text:p>11932.16</text:p>
          </table:table-cell>
          <table:table-cell table:style-name="ce2" table:formula="of:=[.D618]-[.D617]" office:value-type="float" office:value="18.9619000000002">
            <text:p>18.96</text:p>
          </table:table-cell>
          <table:table-cell table:style-name="ce4" table:formula="of:=[.D618]*0.000621371" office:value-type="float" office:value="7.4142976942632">
            <text:p>7.4143</text:p>
          </table:table-cell>
          <table:table-cell table:style-name="ce4" table:formula="of:=[.E618]*0.000621371" office:value-type="float" office:value="0.0117823747649002">
            <text:p>0.0118</text:p>
          </table:table-cell>
        </table:table-row>
        <table:table-row table:style-name="ro1">
          <table:table-cell table:style-name="ce1" office:value-type="float" office:value="30.25167407">
            <text:p>30.251674</text:p>
          </table:table-cell>
          <table:table-cell table:style-name="ce1" office:value-type="float" office:value="-97.75417976">
            <text:p>-97.754180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11949.083">
            <text:p>11949.08</text:p>
          </table:table-cell>
          <table:table-cell table:style-name="ce2" table:formula="of:=[.D619]-[.D618]" office:value-type="float" office:value="16.9238000000005">
            <text:p>16.92</text:p>
          </table:table-cell>
          <table:table-cell table:style-name="ce4" table:formula="of:=[.D619]*0.000621371" office:value-type="float" office:value="7.424813652793">
            <text:p>7.4248</text:p>
          </table:table-cell>
          <table:table-cell table:style-name="ce4" table:formula="of:=[.E619]*0.000621371" office:value-type="float" office:value="0.0105159585298003">
            <text:p>0.0105</text:p>
          </table:table-cell>
        </table:table-row>
        <table:table-row table:style-name="ro1">
          <table:table-cell table:style-name="ce1" office:value-type="float" office:value="30.2517014">
            <text:p>30.251701</text:p>
          </table:table-cell>
          <table:table-cell table:style-name="ce1" office:value-type="float" office:value="-97.75415956">
            <text:p>-97.754160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11952.665">
            <text:p>11952.67</text:p>
          </table:table-cell>
          <table:table-cell table:style-name="ce2" table:formula="of:=[.D620]-[.D619]" office:value-type="float" office:value="3.58200000000033">
            <text:p>3.58</text:p>
          </table:table-cell>
          <table:table-cell table:style-name="ce4" table:formula="of:=[.D620]*0.000621371" office:value-type="float" office:value="7.427039403715">
            <text:p>7.4270</text:p>
          </table:table-cell>
          <table:table-cell table:style-name="ce4" table:formula="of:=[.E620]*0.000621371" office:value-type="float" office:value="0.00222575092200021">
            <text:p>0.0022</text:p>
          </table:table-cell>
        </table:table-row>
        <table:table-row table:style-name="ro1">
          <table:table-cell table:style-name="ce1" office:value-type="float" office:value="30.25178765">
            <text:p>30.251788</text:p>
          </table:table-cell>
          <table:table-cell table:style-name="ce1" office:value-type="float" office:value="-97.75414238">
            <text:p>-97.754142</text:p>
          </table:table-cell>
          <table:table-cell table:style-name="ce2" office:value-type="float" office:value="151.544922">
            <text:p>151.54</text:p>
          </table:table-cell>
          <table:table-cell table:style-name="ce2" office:value-type="float" office:value="11962.4434">
            <text:p>11962.44</text:p>
          </table:table-cell>
          <table:table-cell table:style-name="ce2" table:formula="of:=[.D621]-[.D620]" office:value-type="float" office:value="9.77839999999924">
            <text:p>9.78</text:p>
          </table:table-cell>
          <table:table-cell table:style-name="ce4" table:formula="of:=[.D621]*0.000621371" office:value-type="float" office:value="7.4331154179014">
            <text:p>7.4331</text:p>
          </table:table-cell>
          <table:table-cell table:style-name="ce4" table:formula="of:=[.E621]*0.000621371" office:value-type="float" office:value="0.00607601418639953">
            <text:p>0.0061</text:p>
          </table:table-cell>
        </table:table-row>
        <table:table-row table:style-name="ro1">
          <table:table-cell table:style-name="ce1" office:value-type="float" office:value="30.25192855">
            <text:p>30.251929</text:p>
          </table:table-cell>
          <table:table-cell table:style-name="ce1" office:value-type="float" office:value="-97.75409368">
            <text:p>-97.754094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1979.0342">
            <text:p>11979.03</text:p>
          </table:table-cell>
          <table:table-cell table:style-name="ce2" table:formula="of:=[.D622]-[.D621]" office:value-type="float" office:value="16.5907999999999">
            <text:p>16.59</text:p>
          </table:table-cell>
          <table:table-cell table:style-name="ce4" table:formula="of:=[.D622]*0.000621371" office:value-type="float" office:value="7.4434244598882">
            <text:p>7.4434</text:p>
          </table:table-cell>
          <table:table-cell table:style-name="ce4" table:formula="of:=[.E622]*0.000621371" office:value-type="float" office:value="0.0103090419868">
            <text:p>0.0103</text:p>
          </table:table-cell>
        </table:table-row>
        <table:table-row table:style-name="ro1">
          <table:table-cell table:style-name="ce1" office:value-type="float" office:value="30.25209174">
            <text:p>30.252092</text:p>
          </table:table-cell>
          <table:table-cell table:style-name="ce1" office:value-type="float" office:value="-97.75396015">
            <text:p>-97.753960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2001.1875">
            <text:p>12001.19</text:p>
          </table:table-cell>
          <table:table-cell table:style-name="ce2" table:formula="of:=[.D623]-[.D622]" office:value-type="float" office:value="22.1532999999999">
            <text:p>22.15</text:p>
          </table:table-cell>
          <table:table-cell table:style-name="ce4" table:formula="of:=[.D623]*0.000621371" office:value-type="float" office:value="7.4571898780625">
            <text:p>7.4572</text:p>
          </table:table-cell>
          <table:table-cell table:style-name="ce4" table:formula="of:=[.E623]*0.000621371" office:value-type="float" office:value="0.0137654181743">
            <text:p>0.0138</text:p>
          </table:table-cell>
        </table:table-row>
        <table:table-row table:style-name="ro1">
          <table:table-cell table:style-name="ce1" office:value-type="float" office:value="30.25224706">
            <text:p>30.252247</text:p>
          </table:table-cell>
          <table:table-cell table:style-name="ce1" office:value-type="float" office:value="-97.75385614">
            <text:p>-97.753856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12021.1094">
            <text:p>12021.11</text:p>
          </table:table-cell>
          <table:table-cell table:style-name="ce2" table:formula="of:=[.D624]-[.D623]" office:value-type="float" office:value="19.9218999999994">
            <text:p>19.92</text:p>
          </table:table-cell>
          <table:table-cell table:style-name="ce4" table:formula="of:=[.D624]*0.000621371" office:value-type="float" office:value="7.4695687689874">
            <text:p>7.4696</text:p>
          </table:table-cell>
          <table:table-cell table:style-name="ce4" table:formula="of:=[.E624]*0.000621371" office:value-type="float" office:value="0.0123788909248996">
            <text:p>0.0124</text:p>
          </table:table-cell>
        </table:table-row>
        <table:table-row table:style-name="ro1">
          <table:table-cell table:style-name="ce1" office:value-type="float" office:value="30.25236927">
            <text:p>30.252369</text:p>
          </table:table-cell>
          <table:table-cell table:style-name="ce1" office:value-type="float" office:value="-97.75376762">
            <text:p>-97.753768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2037.0908">
            <text:p>12037.09</text:p>
          </table:table-cell>
          <table:table-cell table:style-name="ce2" table:formula="of:=[.D625]-[.D624]" office:value-type="float" office:value="15.9814000000006">
            <text:p>15.98</text:p>
          </table:table-cell>
          <table:table-cell table:style-name="ce4" table:formula="of:=[.D625]*0.000621371" office:value-type="float" office:value="7.4794991474868">
            <text:p>7.4795</text:p>
          </table:table-cell>
          <table:table-cell table:style-name="ce4" table:formula="of:=[.E625]*0.000621371" office:value-type="float" office:value="0.00993037849940036">
            <text:p>0.0099</text:p>
          </table:table-cell>
        </table:table-row>
        <table:table-row table:style-name="ro1">
          <table:table-cell table:style-name="ce1" office:value-type="float" office:value="30.25250866">
            <text:p>30.252509</text:p>
          </table:table-cell>
          <table:table-cell table:style-name="ce1" office:value-type="float" office:value="-97.75368724">
            <text:p>-97.753687</text:p>
          </table:table-cell>
          <table:table-cell table:style-name="ce2" office:value-type="float" office:value="154.428955">
            <text:p>154.43</text:p>
          </table:table-cell>
          <table:table-cell table:style-name="ce2" office:value-type="float" office:value="12054.4004">
            <text:p>12054.40</text:p>
          </table:table-cell>
          <table:table-cell table:style-name="ce2" table:formula="of:=[.D626]-[.D625]" office:value-type="float" office:value="17.3096000000005">
            <text:p>17.31</text:p>
          </table:table-cell>
          <table:table-cell table:style-name="ce4" table:formula="of:=[.D626]*0.000621371" office:value-type="float" office:value="7.4902548309484">
            <text:p>7.4903</text:p>
          </table:table-cell>
          <table:table-cell table:style-name="ce4" table:formula="of:=[.E626]*0.000621371" office:value-type="float" office:value="0.0107556834616003">
            <text:p>0.0108</text:p>
          </table:table-cell>
        </table:table-row>
        <table:table-row table:style-name="ro1">
          <table:table-cell table:style-name="ce1" office:value-type="float" office:value="30.2526188">
            <text:p>30.252619</text:p>
          </table:table-cell>
          <table:table-cell table:style-name="ce1" office:value-type="float" office:value="-97.75360359">
            <text:p>-97.753604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2069.0078">
            <text:p>12069.01</text:p>
          </table:table-cell>
          <table:table-cell table:style-name="ce2" table:formula="of:=[.D627]-[.D626]" office:value-type="float" office:value="14.607399999999">
            <text:p>14.61</text:p>
          </table:table-cell>
          <table:table-cell table:style-name="ce4" table:formula="of:=[.D627]*0.000621371" office:value-type="float" office:value="7.4993314456938">
            <text:p>7.4993</text:p>
          </table:table-cell>
          <table:table-cell table:style-name="ce4" table:formula="of:=[.E627]*0.000621371" office:value-type="float" office:value="0.00907661474539936">
            <text:p>0.0091</text:p>
          </table:table-cell>
        </table:table-row>
        <table:table-row table:style-name="ro1">
          <table:table-cell table:style-name="ce1" office:value-type="float" office:value="30.25277889">
            <text:p>30.252779</text:p>
          </table:table-cell>
          <table:table-cell table:style-name="ce1" office:value-type="float" office:value="-97.75352002">
            <text:p>-97.753520</text:p>
          </table:table-cell>
          <table:table-cell table:style-name="ce2" office:value-type="float" office:value="154.428955">
            <text:p>154.43</text:p>
          </table:table-cell>
          <table:table-cell table:style-name="ce2" office:value-type="float" office:value="12088.5713">
            <text:p>12088.57</text:p>
          </table:table-cell>
          <table:table-cell table:style-name="ce2" table:formula="of:=[.D628]-[.D627]" office:value-type="float" office:value="19.5635000000002">
            <text:p>19.56</text:p>
          </table:table-cell>
          <table:table-cell table:style-name="ce4" table:formula="of:=[.D628]*0.000621371" office:value-type="float" office:value="7.5114876372523">
            <text:p>7.5115</text:p>
          </table:table-cell>
          <table:table-cell table:style-name="ce4" table:formula="of:=[.E628]*0.000621371" office:value-type="float" office:value="0.0121561915585001">
            <text:p>0.0122</text:p>
          </table:table-cell>
        </table:table-row>
        <table:table-row table:style-name="ro1">
          <table:table-cell table:style-name="ce1" office:value-type="float" office:value="30.25289599">
            <text:p>30.252896</text:p>
          </table:table-cell>
          <table:table-cell table:style-name="ce1" office:value-type="float" office:value="-97.75343763">
            <text:p>-97.753438</text:p>
          </table:table-cell>
          <table:table-cell table:style-name="ce2" office:value-type="float" office:value="154.428955">
            <text:p>154.43</text:p>
          </table:table-cell>
          <table:table-cell table:style-name="ce2" office:value-type="float" office:value="12104.0283">
            <text:p>12104.03</text:p>
          </table:table-cell>
          <table:table-cell table:style-name="ce2" table:formula="of:=[.D629]-[.D628]" office:value-type="float" office:value="15.4570000000003">
            <text:p>15.46</text:p>
          </table:table-cell>
          <table:table-cell table:style-name="ce4" table:formula="of:=[.D629]*0.000621371" office:value-type="float" office:value="7.5210921687993">
            <text:p>7.5211</text:p>
          </table:table-cell>
          <table:table-cell table:style-name="ce4" table:formula="of:=[.E629]*0.000621371" office:value-type="float" office:value="0.00960453154700021">
            <text:p>0.0096</text:p>
          </table:table-cell>
        </table:table-row>
        <table:table-row table:style-name="ro1">
          <table:table-cell table:style-name="ce1" office:value-type="float" office:value="30.25301208">
            <text:p>30.253012</text:p>
          </table:table-cell>
          <table:table-cell table:style-name="ce1" office:value-type="float" office:value="-97.75336789">
            <text:p>-97.753368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2118.2461">
            <text:p>12118.25</text:p>
          </table:table-cell>
          <table:table-cell table:style-name="ce2" table:formula="of:=[.D630]-[.D629]" office:value-type="float" office:value="14.2178000000004">
            <text:p>14.22</text:p>
          </table:table-cell>
          <table:table-cell table:style-name="ce4" table:formula="of:=[.D630]*0.000621371" office:value-type="float" office:value="7.5299266974031">
            <text:p>7.5299</text:p>
          </table:table-cell>
          <table:table-cell table:style-name="ce4" table:formula="of:=[.E630]*0.000621371" office:value-type="float" office:value="0.00883452860380022">
            <text:p>0.0088</text:p>
          </table:table-cell>
        </table:table-row>
        <table:table-row table:style-name="ro1">
          <table:table-cell table:style-name="ce1" office:value-type="float" office:value="30.25315239">
            <text:p>30.253152</text:p>
          </table:table-cell>
          <table:table-cell table:style-name="ce1" office:value-type="float" office:value="-97.75333386">
            <text:p>-97.753334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12134.2246">
            <text:p>12134.22</text:p>
          </table:table-cell>
          <table:table-cell table:style-name="ce2" table:formula="of:=[.D631]-[.D630]" office:value-type="float" office:value="15.9784999999993">
            <text:p>15.98</text:p>
          </table:table-cell>
          <table:table-cell table:style-name="ce4" table:formula="of:=[.D631]*0.000621371" office:value-type="float" office:value="7.5398552739266">
            <text:p>7.5399</text:p>
          </table:table-cell>
          <table:table-cell table:style-name="ce4" table:formula="of:=[.E631]*0.000621371" office:value-type="float" office:value="0.00992857652349954">
            <text:p>0.0099</text:p>
          </table:table-cell>
        </table:table-row>
        <table:table-row table:style-name="ro1">
          <table:table-cell table:style-name="ce1" office:value-type="float" office:value="30.2532653">
            <text:p>30.253265</text:p>
          </table:table-cell>
          <table:table-cell table:style-name="ce1" office:value-type="float" office:value="-97.75328147">
            <text:p>-97.753281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12147.7129">
            <text:p>12147.71</text:p>
          </table:table-cell>
          <table:table-cell table:style-name="ce2" table:formula="of:=[.D632]-[.D631]" office:value-type="float" office:value="13.4883000000009">
            <text:p>13.49</text:p>
          </table:table-cell>
          <table:table-cell table:style-name="ce4" table:formula="of:=[.D632]*0.000621371" office:value-type="float" office:value="7.5482365123859">
            <text:p>7.5482</text:p>
          </table:table-cell>
          <table:table-cell table:style-name="ce4" table:formula="of:=[.E632]*0.000621371" office:value-type="float" office:value="0.00838123845930055">
            <text:p>0.0084</text:p>
          </table:table-cell>
        </table:table-row>
        <table:table-row table:style-name="ro1">
          <table:table-cell table:style-name="ce1" office:value-type="float" office:value="30.25338667">
            <text:p>30.253387</text:p>
          </table:table-cell>
          <table:table-cell table:style-name="ce1" office:value-type="float" office:value="-97.75320285">
            <text:p>-97.753203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2163.2393">
            <text:p>12163.24</text:p>
          </table:table-cell>
          <table:table-cell table:style-name="ce2" table:formula="of:=[.D633]-[.D632]" office:value-type="float" office:value="15.5263999999988">
            <text:p>15.53</text:p>
          </table:table-cell>
          <table:table-cell table:style-name="ce4" table:formula="of:=[.D633]*0.000621371" office:value-type="float" office:value="7.5578841670803">
            <text:p>7.5579</text:p>
          </table:table-cell>
          <table:table-cell table:style-name="ce4" table:formula="of:=[.E633]*0.000621371" office:value-type="float" office:value="0.00964765469439927">
            <text:p>0.0096</text:p>
          </table:table-cell>
        </table:table-row>
        <table:table-row table:style-name="ro1">
          <table:table-cell table:style-name="ce1" office:value-type="float" office:value="30.25347057">
            <text:p>30.253471</text:p>
          </table:table-cell>
          <table:table-cell table:style-name="ce1" office:value-type="float" office:value="-97.75312398">
            <text:p>-97.753124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2175.2881">
            <text:p>12175.29</text:p>
          </table:table-cell>
          <table:table-cell table:style-name="ce2" table:formula="of:=[.D634]-[.D633]" office:value-type="float" office:value="12.0488000000005">
            <text:p>12.05</text:p>
          </table:table-cell>
          <table:table-cell table:style-name="ce4" table:formula="of:=[.D634]*0.000621371" office:value-type="float" office:value="7.5653709419851">
            <text:p>7.5654</text:p>
          </table:table-cell>
          <table:table-cell table:style-name="ce4" table:formula="of:=[.E634]*0.000621371" office:value-type="float" office:value="0.0074867749048003">
            <text:p>0.0075</text:p>
          </table:table-cell>
        </table:table-row>
        <table:table-row table:style-name="ro1">
          <table:table-cell table:style-name="ce1" office:value-type="float" office:value="30.25363485">
            <text:p>30.253635</text:p>
          </table:table-cell>
          <table:table-cell table:style-name="ce1" office:value-type="float" office:value="-97.75301049">
            <text:p>-97.753010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2196.4941">
            <text:p>12196.49</text:p>
          </table:table-cell>
          <table:table-cell table:style-name="ce2" table:formula="of:=[.D635]-[.D634]" office:value-type="float" office:value="21.2060000000001">
            <text:p>21.21</text:p>
          </table:table-cell>
          <table:table-cell table:style-name="ce4" table:formula="of:=[.D635]*0.000621371" office:value-type="float" office:value="7.5785477354111">
            <text:p>7.5785</text:p>
          </table:table-cell>
          <table:table-cell table:style-name="ce4" table:formula="of:=[.E635]*0.000621371" office:value-type="float" office:value="0.0131767934260001">
            <text:p>0.0132</text:p>
          </table:table-cell>
        </table:table-row>
        <table:table-row table:style-name="ro1">
          <table:table-cell table:style-name="ce1" office:value-type="float" office:value="30.25379319">
            <text:p>30.253793</text:p>
          </table:table-cell>
          <table:table-cell table:style-name="ce1" office:value-type="float" office:value="-97.75289565">
            <text:p>-97.752896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2217.2275">
            <text:p>12217.23</text:p>
          </table:table-cell>
          <table:table-cell table:style-name="ce2" table:formula="of:=[.D636]-[.D635]" office:value-type="float" office:value="20.733400000001">
            <text:p>20.73</text:p>
          </table:table-cell>
          <table:table-cell table:style-name="ce4" table:formula="of:=[.D636]*0.000621371" office:value-type="float" office:value="7.5914308689025">
            <text:p>7.5914</text:p>
          </table:table-cell>
          <table:table-cell table:style-name="ce4" table:formula="of:=[.E636]*0.000621371" office:value-type="float" office:value="0.0128831334914006">
            <text:p>0.0129</text:p>
          </table:table-cell>
        </table:table-row>
        <table:table-row table:style-name="ro1">
          <table:table-cell table:style-name="ce1" office:value-type="float" office:value="30.25391238">
            <text:p>30.253912</text:p>
          </table:table-cell>
          <table:table-cell table:style-name="ce1" office:value-type="float" office:value="-97.7528084">
            <text:p>-97.752808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2232.9658">
            <text:p>12232.97</text:p>
          </table:table-cell>
          <table:table-cell table:style-name="ce2" table:formula="of:=[.D637]-[.D636]" office:value-type="float" office:value="15.7382999999991">
            <text:p>15.74</text:p>
          </table:table-cell>
          <table:table-cell table:style-name="ce4" table:formula="of:=[.D637]*0.000621371" office:value-type="float" office:value="7.6012101921118">
            <text:p>7.6012</text:p>
          </table:table-cell>
          <table:table-cell table:style-name="ce4" table:formula="of:=[.E637]*0.000621371" office:value-type="float" office:value="0.00977932320929942">
            <text:p>0.0098</text:p>
          </table:table-cell>
        </table:table-row>
        <table:table-row table:style-name="ro1">
          <table:table-cell table:style-name="ce1" office:value-type="float" office:value="30.25405378">
            <text:p>30.254054</text:p>
          </table:table-cell>
          <table:table-cell table:style-name="ce1" office:value-type="float" office:value="-97.75269859">
            <text:p>-97.752699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2252.0273">
            <text:p>12252.03</text:p>
          </table:table-cell>
          <table:table-cell table:style-name="ce2" table:formula="of:=[.D638]-[.D637]" office:value-type="float" office:value="19.0614999999998">
            <text:p>19.06</text:p>
          </table:table-cell>
          <table:table-cell table:style-name="ce4" table:formula="of:=[.D638]*0.000621371" office:value-type="float" office:value="7.6130544554283">
            <text:p>7.6131</text:p>
          </table:table-cell>
          <table:table-cell table:style-name="ce4" table:formula="of:=[.E638]*0.000621371" office:value-type="float" office:value="0.0118442633164999">
            <text:p>0.0118</text:p>
          </table:table-cell>
        </table:table-row>
        <table:table-row table:style-name="ro1">
          <table:table-cell table:style-name="ce1" office:value-type="float" office:value="30.25416509">
            <text:p>30.254165</text:p>
          </table:table-cell>
          <table:table-cell table:style-name="ce1" office:value-type="float" office:value="-97.75264537">
            <text:p>-97.752645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2265.4834">
            <text:p>12265.48</text:p>
          </table:table-cell>
          <table:table-cell table:style-name="ce2" table:formula="of:=[.D639]-[.D638]" office:value-type="float" office:value="13.4560999999994">
            <text:p>13.46</text:p>
          </table:table-cell>
          <table:table-cell table:style-name="ce4" table:formula="of:=[.D639]*0.000621371" office:value-type="float" office:value="7.6214156857414">
            <text:p>7.6214</text:p>
          </table:table-cell>
          <table:table-cell table:style-name="ce4" table:formula="of:=[.E639]*0.000621371" office:value-type="float" office:value="0.00836123031309964">
            <text:p>0.0084</text:p>
          </table:table-cell>
        </table:table-row>
        <table:table-row table:style-name="ro1">
          <table:table-cell table:style-name="ce1" office:value-type="float" office:value="30.25419854">
            <text:p>30.254199</text:p>
          </table:table-cell>
          <table:table-cell table:style-name="ce1" office:value-type="float" office:value="-97.75262483">
            <text:p>-97.752625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2269.6201">
            <text:p>12269.62</text:p>
          </table:table-cell>
          <table:table-cell table:style-name="ce2" table:formula="of:=[.D640]-[.D639]" office:value-type="float" office:value="4.13670000000093">
            <text:p>4.14</text:p>
          </table:table-cell>
          <table:table-cell table:style-name="ce4" table:formula="of:=[.D640]*0.000621371" office:value-type="float" office:value="7.6239861111571">
            <text:p>7.6240</text:p>
          </table:table-cell>
          <table:table-cell table:style-name="ce4" table:formula="of:=[.E640]*0.000621371" office:value-type="float" office:value="0.00257042541570058">
            <text:p>0.0026</text:p>
          </table:table-cell>
        </table:table-row>
        <table:table-row table:style-name="ro1">
          <table:table-cell table:style-name="ce1" office:value-type="float" office:value="30.25433902">
            <text:p>30.254339</text:p>
          </table:table-cell>
          <table:table-cell table:style-name="ce1" office:value-type="float" office:value="-97.75252517">
            <text:p>-97.752525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2288.1123">
            <text:p>12288.11</text:p>
          </table:table-cell>
          <table:table-cell table:style-name="ce2" table:formula="of:=[.D641]-[.D640]" office:value-type="float" office:value="18.4922000000006">
            <text:p>18.49</text:p>
          </table:table-cell>
          <table:table-cell table:style-name="ce4" table:formula="of:=[.D641]*0.000621371" office:value-type="float" office:value="7.6354766279633">
            <text:p>7.6355</text:p>
          </table:table-cell>
          <table:table-cell table:style-name="ce4" table:formula="of:=[.E641]*0.000621371" office:value-type="float" office:value="0.0114905168062004">
            <text:p>0.0115</text:p>
          </table:table-cell>
        </table:table-row>
        <table:table-row table:style-name="ro1">
          <table:table-cell table:style-name="ce1" office:value-type="float" office:value="30.2543702">
            <text:p>30.254370</text:p>
          </table:table-cell>
          <table:table-cell table:style-name="ce1" office:value-type="float" office:value="-97.75250967">
            <text:p>-97.752510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2291.9355">
            <text:p>12291.94</text:p>
          </table:table-cell>
          <table:table-cell table:style-name="ce2" table:formula="of:=[.D642]-[.D641]" office:value-type="float" office:value="3.82319999999891">
            <text:p>3.82</text:p>
          </table:table-cell>
          <table:table-cell table:style-name="ce4" table:formula="of:=[.D642]*0.000621371" office:value-type="float" office:value="7.6378522535705">
            <text:p>7.6379</text:p>
          </table:table-cell>
          <table:table-cell table:style-name="ce4" table:formula="of:=[.E642]*0.000621371" office:value-type="float" office:value="0.00237562560719932">
            <text:p>0.0024</text:p>
          </table:table-cell>
        </table:table-row>
        <table:table-row table:style-name="ro1">
          <table:table-cell table:style-name="ce1" office:value-type="float" office:value="30.25454245">
            <text:p>30.254542</text:p>
          </table:table-cell>
          <table:table-cell table:style-name="ce1" office:value-type="float" office:value="-97.75240087">
            <text:p>-97.752401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2313.7334">
            <text:p>12313.73</text:p>
          </table:table-cell>
          <table:table-cell table:style-name="ce2" table:formula="of:=[.D643]-[.D642]" office:value-type="float" office:value="21.7978999999996">
            <text:p>21.80</text:p>
          </table:table-cell>
          <table:table-cell table:style-name="ce4" table:formula="of:=[.D643]*0.000621371" office:value-type="float" office:value="7.6513968364914">
            <text:p>7.6514</text:p>
          </table:table-cell>
          <table:table-cell table:style-name="ce4" table:formula="of:=[.E643]*0.000621371" office:value-type="float" office:value="0.0135445829208997">
            <text:p>0.0135</text:p>
          </table:table-cell>
        </table:table-row>
        <table:table-row table:style-name="ro1">
          <table:table-cell table:style-name="ce1" office:value-type="float" office:value="30.25467278">
            <text:p>30.254673</text:p>
          </table:table-cell>
          <table:table-cell table:style-name="ce1" office:value-type="float" office:value="-97.75228562">
            <text:p>-97.752286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2331.7744">
            <text:p>12331.77</text:p>
          </table:table-cell>
          <table:table-cell table:style-name="ce2" table:formula="of:=[.D644]-[.D643]" office:value-type="float" office:value="18.0410000000011">
            <text:p>18.04</text:p>
          </table:table-cell>
          <table:table-cell table:style-name="ce4" table:formula="of:=[.D644]*0.000621371" office:value-type="float" office:value="7.6626069907024">
            <text:p>7.6626</text:p>
          </table:table-cell>
          <table:table-cell table:style-name="ce4" table:formula="of:=[.E644]*0.000621371" office:value-type="float" office:value="0.0112101542110007">
            <text:p>0.0112</text:p>
          </table:table-cell>
        </table:table-row>
        <table:table-row table:style-name="ro1">
          <table:table-cell table:style-name="ce1" office:value-type="float" office:value="30.25484067">
            <text:p>30.254841</text:p>
          </table:table-cell>
          <table:table-cell table:style-name="ce1" office:value-type="float" office:value="-97.75216819">
            <text:p>-97.752168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2353.541">
            <text:p>12353.54</text:p>
          </table:table-cell>
          <table:table-cell table:style-name="ce2" table:formula="of:=[.D645]-[.D644]" office:value-type="float" office:value="21.766599999999">
            <text:p>21.77</text:p>
          </table:table-cell>
          <table:table-cell table:style-name="ce4" table:formula="of:=[.D645]*0.000621371" office:value-type="float" office:value="7.676132124711">
            <text:p>7.6761</text:p>
          </table:table-cell>
          <table:table-cell table:style-name="ce4" table:formula="of:=[.E645]*0.000621371" office:value-type="float" office:value="0.0135251340085994">
            <text:p>0.0135</text:p>
          </table:table-cell>
        </table:table-row>
        <table:table-row table:style-name="ro1">
          <table:table-cell table:style-name="ce1" office:value-type="float" office:value="30.25499314">
            <text:p>30.254993</text:p>
          </table:table-cell>
          <table:table-cell table:style-name="ce1" office:value-type="float" office:value="-97.75207129">
            <text:p>-97.752071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12372.8428">
            <text:p>12372.84</text:p>
          </table:table-cell>
          <table:table-cell table:style-name="ce2" table:formula="of:=[.D646]-[.D645]" office:value-type="float" office:value="19.3018000000011">
            <text:p>19.30</text:p>
          </table:table-cell>
          <table:table-cell table:style-name="ce4" table:formula="of:=[.D646]*0.000621371" office:value-type="float" office:value="7.6881257034788">
            <text:p>7.6881</text:p>
          </table:table-cell>
          <table:table-cell table:style-name="ce4" table:formula="of:=[.E646]*0.000621371" office:value-type="float" office:value="0.0119935787678007">
            <text:p>0.0120</text:p>
          </table:table-cell>
        </table:table-row>
        <table:table-row table:style-name="ro1">
          <table:table-cell table:style-name="ce1" office:value-type="float" office:value="30.25512155">
            <text:p>30.255122</text:p>
          </table:table-cell>
          <table:table-cell table:style-name="ce1" office:value-type="float" office:value="-97.75198244">
            <text:p>-97.751982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2389.4961">
            <text:p>12389.50</text:p>
          </table:table-cell>
          <table:table-cell table:style-name="ce2" table:formula="of:=[.D647]-[.D646]" office:value-type="float" office:value="16.6532999999999">
            <text:p>16.65</text:p>
          </table:table-cell>
          <table:table-cell table:style-name="ce4" table:formula="of:=[.D647]*0.000621371" office:value-type="float" office:value="7.6984735811531">
            <text:p>7.6985</text:p>
          </table:table-cell>
          <table:table-cell table:style-name="ce4" table:formula="of:=[.E647]*0.000621371" office:value-type="float" office:value="0.0103478776743">
            <text:p>0.0103</text:p>
          </table:table-cell>
        </table:table-row>
        <table:table-row table:style-name="ro1">
          <table:table-cell table:style-name="ce1" office:value-type="float" office:value="30.25528785">
            <text:p>30.255288</text:p>
          </table:table-cell>
          <table:table-cell table:style-name="ce1" office:value-type="float" office:value="-97.75188547">
            <text:p>-97.751885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2410.1816">
            <text:p>12410.18</text:p>
          </table:table-cell>
          <table:table-cell table:style-name="ce2" table:formula="of:=[.D648]-[.D647]" office:value-type="float" office:value="20.6854999999996">
            <text:p>20.69</text:p>
          </table:table-cell>
          <table:table-cell table:style-name="ce4" table:formula="of:=[.D648]*0.000621371" office:value-type="float" office:value="7.7113269509736">
            <text:p>7.7113</text:p>
          </table:table-cell>
          <table:table-cell table:style-name="ce4" table:formula="of:=[.E648]*0.000621371" office:value-type="float" office:value="0.0128533698204997">
            <text:p>0.0129</text:p>
          </table:table-cell>
        </table:table-row>
        <table:table-row table:style-name="ro1">
          <table:table-cell table:style-name="ce1" office:value-type="float" office:value="30.25543126">
            <text:p>30.255431</text:p>
          </table:table-cell>
          <table:table-cell table:style-name="ce1" office:value-type="float" office:value="-97.75179662">
            <text:p>-97.751797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12428.2275">
            <text:p>12428.23</text:p>
          </table:table-cell>
          <table:table-cell table:style-name="ce2" table:formula="of:=[.D649]-[.D648]" office:value-type="float" office:value="18.045900000001">
            <text:p>18.05</text:p>
          </table:table-cell>
          <table:table-cell table:style-name="ce4" table:formula="of:=[.D649]*0.000621371" office:value-type="float" office:value="7.7225401499025">
            <text:p>7.7225</text:p>
          </table:table-cell>
          <table:table-cell table:style-name="ce4" table:formula="of:=[.E649]*0.000621371" office:value-type="float" office:value="0.0112131989289006">
            <text:p>0.0112</text:p>
          </table:table-cell>
        </table:table-row>
        <table:table-row table:style-name="ro1">
          <table:table-cell table:style-name="ce1" office:value-type="float" office:value="30.25554609">
            <text:p>30.255546</text:p>
          </table:table-cell>
          <table:table-cell table:style-name="ce1" office:value-type="float" office:value="-97.75171909">
            <text:p>-97.751719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12442.9961">
            <text:p>12443.00</text:p>
          </table:table-cell>
          <table:table-cell table:style-name="ce2" table:formula="of:=[.D650]-[.D649]" office:value-type="float" office:value="14.7685999999994">
            <text:p>14.77</text:p>
          </table:table-cell>
          <table:table-cell table:style-name="ce4" table:formula="of:=[.D650]*0.000621371" office:value-type="float" office:value="7.7317169296531">
            <text:p>7.7317</text:p>
          </table:table-cell>
          <table:table-cell table:style-name="ce4" table:formula="of:=[.E650]*0.000621371" office:value-type="float" office:value="0.00917677975059964">
            <text:p>0.0092</text:p>
          </table:table-cell>
        </table:table-row>
        <table:table-row table:style-name="ro1">
          <table:table-cell table:style-name="ce1" office:value-type="float" office:value="30.25568255">
            <text:p>30.255683</text:p>
          </table:table-cell>
          <table:table-cell table:style-name="ce1" office:value-type="float" office:value="-97.75157852">
            <text:p>-97.751579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2463.5146">
            <text:p>12463.51</text:p>
          </table:table-cell>
          <table:table-cell table:style-name="ce2" table:formula="of:=[.D651]-[.D650]" office:value-type="float" office:value="20.5185000000001">
            <text:p>20.52</text:p>
          </table:table-cell>
          <table:table-cell table:style-name="ce4" table:formula="of:=[.D651]*0.000621371" office:value-type="float" office:value="7.7444665305166">
            <text:p>7.7445</text:p>
          </table:table-cell>
          <table:table-cell table:style-name="ce4" table:formula="of:=[.E651]*0.000621371" office:value-type="float" office:value="0.0127496008635001">
            <text:p>0.0127</text:p>
          </table:table-cell>
        </table:table-row>
        <table:table-row table:style-name="ro1">
          <table:table-cell table:style-name="ce1" office:value-type="float" office:value="30.25583628">
            <text:p>30.255836</text:p>
          </table:table-cell>
          <table:table-cell table:style-name="ce1" office:value-type="float" office:value="-97.75148883">
            <text:p>-97.751489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2482.4727">
            <text:p>12482.47</text:p>
          </table:table-cell>
          <table:table-cell table:style-name="ce2" table:formula="of:=[.D652]-[.D651]" office:value-type="float" office:value="18.9580999999998">
            <text:p>18.96</text:p>
          </table:table-cell>
          <table:table-cell table:style-name="ce4" table:formula="of:=[.D652]*0.000621371" office:value-type="float" office:value="7.7562465440717">
            <text:p>7.7562</text:p>
          </table:table-cell>
          <table:table-cell table:style-name="ce4" table:formula="of:=[.E652]*0.000621371" office:value-type="float" office:value="0.0117800135550999">
            <text:p>0.0118</text:p>
          </table:table-cell>
        </table:table-row>
        <table:table-row table:style-name="ro1">
          <table:table-cell table:style-name="ce1" office:value-type="float" office:value="30.25599226">
            <text:p>30.255992</text:p>
          </table:table-cell>
          <table:table-cell table:style-name="ce1" office:value-type="float" office:value="-97.75138884">
            <text:p>-97.751389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2502.2363">
            <text:p>12502.24</text:p>
          </table:table-cell>
          <table:table-cell table:style-name="ce2" table:formula="of:=[.D653]-[.D652]" office:value-type="float" office:value="19.7636000000002">
            <text:p>19.76</text:p>
          </table:table-cell>
          <table:table-cell table:style-name="ce4" table:formula="of:=[.D653]*0.000621371" office:value-type="float" office:value="7.7685270719673">
            <text:p>7.7685</text:p>
          </table:table-cell>
          <table:table-cell table:style-name="ce4" table:formula="of:=[.E653]*0.000621371" office:value-type="float" office:value="0.0122805278956001">
            <text:p>0.0123</text:p>
          </table:table-cell>
        </table:table-row>
        <table:table-row table:style-name="ro1">
          <table:table-cell table:style-name="ce1" office:value-type="float" office:value="30.25612017">
            <text:p>30.256120</text:p>
          </table:table-cell>
          <table:table-cell table:style-name="ce1" office:value-type="float" office:value="-97.75132572">
            <text:p>-97.751326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517.5996">
            <text:p>12517.60</text:p>
          </table:table-cell>
          <table:table-cell table:style-name="ce2" table:formula="of:=[.D654]-[.D653]" office:value-type="float" office:value="15.3632999999991">
            <text:p>15.36</text:p>
          </table:table-cell>
          <table:table-cell table:style-name="ce4" table:formula="of:=[.D654]*0.000621371" office:value-type="float" office:value="7.7780733810516">
            <text:p>7.7781</text:p>
          </table:table-cell>
          <table:table-cell table:style-name="ce4" table:formula="of:=[.E654]*0.000621371" office:value-type="float" office:value="0.00954630908429942">
            <text:p>0.0095</text:p>
          </table:table-cell>
        </table:table-row>
        <table:table-row table:style-name="ro1">
          <table:table-cell table:style-name="ce1" office:value-type="float" office:value="30.25632192">
            <text:p>30.256322</text:p>
          </table:table-cell>
          <table:table-cell table:style-name="ce1" office:value-type="float" office:value="-97.75120536">
            <text:p>-97.751205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2542.7539">
            <text:p>12542.75</text:p>
          </table:table-cell>
          <table:table-cell table:style-name="ce2" table:formula="of:=[.D655]-[.D654]" office:value-type="float" office:value="25.1543000000001">
            <text:p>25.15</text:p>
          </table:table-cell>
          <table:table-cell table:style-name="ce4" table:formula="of:=[.D655]*0.000621371" office:value-type="float" office:value="7.7937035335969">
            <text:p>7.7937</text:p>
          </table:table-cell>
          <table:table-cell table:style-name="ce4" table:formula="of:=[.E655]*0.000621371" office:value-type="float" office:value="0.0156301525453001">
            <text:p>0.0156</text:p>
          </table:table-cell>
        </table:table-row>
        <table:table-row table:style-name="ro1">
          <table:table-cell table:style-name="ce1" office:value-type="float" office:value="30.25644975">
            <text:p>30.256450</text:p>
          </table:table-cell>
          <table:table-cell table:style-name="ce1" office:value-type="float" office:value="-97.75112397">
            <text:p>-97.751124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2558.9521">
            <text:p>12558.95</text:p>
          </table:table-cell>
          <table:table-cell table:style-name="ce2" table:formula="of:=[.D656]-[.D655]" office:value-type="float" office:value="16.1982000000007">
            <text:p>16.20</text:p>
          </table:table-cell>
          <table:table-cell table:style-name="ce4" table:formula="of:=[.D656]*0.000621371" office:value-type="float" office:value="7.8037686253291">
            <text:p>7.8038</text:p>
          </table:table-cell>
          <table:table-cell table:style-name="ce4" table:formula="of:=[.E656]*0.000621371" office:value-type="float" office:value="0.0100650917322005">
            <text:p>0.0101</text:p>
          </table:table-cell>
        </table:table-row>
        <table:table-row table:style-name="ro1">
          <table:table-cell table:style-name="ce1" office:value-type="float" office:value="30.25659836">
            <text:p>30.256598</text:p>
          </table:table-cell>
          <table:table-cell table:style-name="ce1" office:value-type="float" office:value="-97.75104895">
            <text:p>-97.751049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2576.8574">
            <text:p>12576.86</text:p>
          </table:table-cell>
          <table:table-cell table:style-name="ce2" table:formula="of:=[.D657]-[.D656]" office:value-type="float" office:value="17.9053000000004">
            <text:p>17.91</text:p>
          </table:table-cell>
          <table:table-cell table:style-name="ce4" table:formula="of:=[.D657]*0.000621371" office:value-type="float" office:value="7.8148944594954">
            <text:p>7.8149</text:p>
          </table:table-cell>
          <table:table-cell table:style-name="ce4" table:formula="of:=[.E657]*0.000621371" office:value-type="float" office:value="0.0111258341663002">
            <text:p>0.0111</text:p>
          </table:table-cell>
        </table:table-row>
        <table:table-row table:style-name="ro1">
          <table:table-cell table:style-name="ce1" office:value-type="float" office:value="30.25677622">
            <text:p>30.256776</text:p>
          </table:table-cell>
          <table:table-cell table:style-name="ce1" office:value-type="float" office:value="-97.75092767">
            <text:p>-97.750928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2599.7793">
            <text:p>12599.78</text:p>
          </table:table-cell>
          <table:table-cell table:style-name="ce2" table:formula="of:=[.D658]-[.D657]" office:value-type="float" office:value="22.9218999999994">
            <text:p>22.92</text:p>
          </table:table-cell>
          <table:table-cell table:style-name="ce4" table:formula="of:=[.D658]*0.000621371" office:value-type="float" office:value="7.8291374634203">
            <text:p>7.8291</text:p>
          </table:table-cell>
          <table:table-cell table:style-name="ce4" table:formula="of:=[.E658]*0.000621371" office:value-type="float" office:value="0.0142430039248996">
            <text:p>0.0142</text:p>
          </table:table-cell>
        </table:table-row>
        <table:table-row table:style-name="ro1">
          <table:table-cell table:style-name="ce1" office:value-type="float" office:value="30.25684755">
            <text:p>30.256848</text:p>
          </table:table-cell>
          <table:table-cell table:style-name="ce1" office:value-type="float" office:value="-97.75088743">
            <text:p>-97.750887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2608.5195">
            <text:p>12608.52</text:p>
          </table:table-cell>
          <table:table-cell table:style-name="ce2" table:formula="of:=[.D659]-[.D658]" office:value-type="float" office:value="8.74020000000019">
            <text:p>8.74</text:p>
          </table:table-cell>
          <table:table-cell table:style-name="ce4" table:formula="of:=[.D659]*0.000621371" office:value-type="float" office:value="7.8345683702345">
            <text:p>7.8346</text:p>
          </table:table-cell>
          <table:table-cell table:style-name="ce4" table:formula="of:=[.E659]*0.000621371" office:value-type="float" office:value="0.00543090681420012">
            <text:p>0.0054</text:p>
          </table:table-cell>
        </table:table-row>
        <table:table-row table:style-name="ro1">
          <table:table-cell table:style-name="ce1" office:value-type="float" office:value="30.25706624">
            <text:p>30.257066</text:p>
          </table:table-cell>
          <table:table-cell table:style-name="ce1" office:value-type="float" office:value="-97.75075089">
            <text:p>-97.750751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2636.0537">
            <text:p>12636.05</text:p>
          </table:table-cell>
          <table:table-cell table:style-name="ce2" table:formula="of:=[.D660]-[.D659]" office:value-type="float" office:value="27.5342000000001">
            <text:p>27.53</text:p>
          </table:table-cell>
          <table:table-cell table:style-name="ce4" table:formula="of:=[.D660]*0.000621371" office:value-type="float" office:value="7.8516773236227">
            <text:p>7.8517</text:p>
          </table:table-cell>
          <table:table-cell table:style-name="ce4" table:formula="of:=[.E660]*0.000621371" office:value-type="float" office:value="0.0171089533882">
            <text:p>0.0171</text:p>
          </table:table-cell>
        </table:table-row>
        <table:table-row table:style-name="ro1">
          <table:table-cell table:style-name="ce1" office:value-type="float" office:value="30.25719515">
            <text:p>30.257195</text:p>
          </table:table-cell>
          <table:table-cell table:style-name="ce1" office:value-type="float" office:value="-97.75067043">
            <text:p>-97.750670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2652.0146">
            <text:p>12652.01</text:p>
          </table:table-cell>
          <table:table-cell table:style-name="ce2" table:formula="of:=[.D661]-[.D660]" office:value-type="float" office:value="15.9609">
            <text:p>15.96</text:p>
          </table:table-cell>
          <table:table-cell table:style-name="ce4" table:formula="of:=[.D661]*0.000621371" office:value-type="float" office:value="7.8615949640166">
            <text:p>7.8616</text:p>
          </table:table-cell>
          <table:table-cell table:style-name="ce4" table:formula="of:=[.E661]*0.000621371" office:value-type="float" office:value="0.00991764039390002">
            <text:p>0.0099</text:p>
          </table:table-cell>
        </table:table-row>
        <table:table-row table:style-name="ro1">
          <table:table-cell table:style-name="ce1" office:value-type="float" office:value="30.25733379">
            <text:p>30.257334</text:p>
          </table:table-cell>
          <table:table-cell table:style-name="ce1" office:value-type="float" office:value="-97.75057646">
            <text:p>-97.750576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2669.8457">
            <text:p>12669.85</text:p>
          </table:table-cell>
          <table:table-cell table:style-name="ce2" table:formula="of:=[.D662]-[.D661]" office:value-type="float" office:value="17.8310999999994">
            <text:p>17.83</text:p>
          </table:table-cell>
          <table:table-cell table:style-name="ce4" table:formula="of:=[.D662]*0.000621371" office:value-type="float" office:value="7.8726746924547">
            <text:p>7.8727</text:p>
          </table:table-cell>
          <table:table-cell table:style-name="ce4" table:formula="of:=[.E662]*0.000621371" office:value-type="float" office:value="0.0110797284380996">
            <text:p>0.0111</text:p>
          </table:table-cell>
        </table:table-row>
        <table:table-row table:style-name="ro1">
          <table:table-cell table:style-name="ce1" office:value-type="float" office:value="30.25748223">
            <text:p>30.257482</text:p>
          </table:table-cell>
          <table:table-cell table:style-name="ce1" office:value-type="float" office:value="-97.75047597">
            <text:p>-97.750476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2688.9375">
            <text:p>12688.94</text:p>
          </table:table-cell>
          <table:table-cell table:style-name="ce2" table:formula="of:=[.D663]-[.D662]" office:value-type="float" office:value="19.0918000000001">
            <text:p>19.09</text:p>
          </table:table-cell>
          <table:table-cell table:style-name="ce4" table:formula="of:=[.D663]*0.000621371" office:value-type="float" office:value="7.8845377833125">
            <text:p>7.8845</text:p>
          </table:table-cell>
          <table:table-cell table:style-name="ce4" table:formula="of:=[.E663]*0.000621371" office:value-type="float" office:value="0.0118630908578001">
            <text:p>0.0119</text:p>
          </table:table-cell>
        </table:table-row>
        <table:table-row table:style-name="ro1">
          <table:table-cell table:style-name="ce1" office:value-type="float" office:value="30.25761743">
            <text:p>30.257617</text:p>
          </table:table-cell>
          <table:table-cell table:style-name="ce1" office:value-type="float" office:value="-97.7504126">
            <text:p>-97.750413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05.1064">
            <text:p>12705.11</text:p>
          </table:table-cell>
          <table:table-cell table:style-name="ce2" table:formula="of:=[.D664]-[.D663]" office:value-type="float" office:value="16.1689000000006">
            <text:p>16.17</text:p>
          </table:table-cell>
          <table:table-cell table:style-name="ce4" table:formula="of:=[.D664]*0.000621371" office:value-type="float" office:value="7.8945846688744">
            <text:p>7.8946</text:p>
          </table:table-cell>
          <table:table-cell table:style-name="ce4" table:formula="of:=[.E664]*0.000621371" office:value-type="float" office:value="0.0100468855619004">
            <text:p>0.0100</text:p>
          </table:table-cell>
        </table:table-row>
        <table:table-row table:style-name="ro1">
          <table:table-cell table:style-name="ce1" office:value-type="float" office:value="30.25778348">
            <text:p>30.257783</text:p>
          </table:table-cell>
          <table:table-cell table:style-name="ce1" office:value-type="float" office:value="-97.75035175">
            <text:p>-97.750352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24.3867">
            <text:p>12724.39</text:p>
          </table:table-cell>
          <table:table-cell table:style-name="ce2" table:formula="of:=[.D665]-[.D664]" office:value-type="float" office:value="19.2802999999985">
            <text:p>19.28</text:p>
          </table:table-cell>
          <table:table-cell table:style-name="ce4" table:formula="of:=[.D665]*0.000621371" office:value-type="float" office:value="7.9065648881657">
            <text:p>7.9066</text:p>
          </table:table-cell>
          <table:table-cell table:style-name="ce4" table:formula="of:=[.E665]*0.000621371" office:value-type="float" office:value="0.0119802192912991">
            <text:p>0.0120</text:p>
          </table:table-cell>
        </table:table-row>
        <table:table-row table:style-name="ro1">
          <table:table-cell table:style-name="ce1" office:value-type="float" office:value="30.25781767">
            <text:p>30.257818</text:p>
          </table:table-cell>
          <table:table-cell table:style-name="ce1" office:value-type="float" office:value="-97.75034009">
            <text:p>-97.750340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28.2881">
            <text:p>12728.29</text:p>
          </table:table-cell>
          <table:table-cell table:style-name="ce2" table:formula="of:=[.D666]-[.D665]" office:value-type="float" office:value="3.90140000000065">
            <text:p>3.90</text:p>
          </table:table-cell>
          <table:table-cell table:style-name="ce4" table:formula="of:=[.D666]*0.000621371" office:value-type="float" office:value="7.9089891049851">
            <text:p>7.9090</text:p>
          </table:table-cell>
          <table:table-cell table:style-name="ce4" table:formula="of:=[.E666]*0.000621371" office:value-type="float" office:value="0.0024242168194004">
            <text:p>0.0024</text:p>
          </table:table-cell>
        </table:table-row>
        <table:table-row table:style-name="ro1">
          <table:table-cell table:style-name="ce1" office:value-type="float" office:value="30.2579481">
            <text:p>30.257948</text:p>
          </table:table-cell>
          <table:table-cell table:style-name="ce1" office:value-type="float" office:value="-97.75023155">
            <text:p>-97.750232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46.0107">
            <text:p>12746.01</text:p>
          </table:table-cell>
          <table:table-cell table:style-name="ce2" table:formula="of:=[.D667]-[.D666]" office:value-type="float" office:value="17.722600000001">
            <text:p>17.72</text:p>
          </table:table-cell>
          <table:table-cell table:style-name="ce4" table:formula="of:=[.D667]*0.000621371" office:value-type="float" office:value="7.9200014146697">
            <text:p>7.9200</text:p>
          </table:table-cell>
          <table:table-cell table:style-name="ce4" table:formula="of:=[.E667]*0.000621371" office:value-type="float" office:value="0.0110123096846006">
            <text:p>0.0110</text:p>
          </table:table-cell>
        </table:table-row>
        <table:table-row table:style-name="ro1">
          <table:table-cell table:style-name="ce1" office:value-type="float" office:value="30.25805128">
            <text:p>30.258051</text:p>
          </table:table-cell>
          <table:table-cell table:style-name="ce1" office:value-type="float" office:value="-97.75014094">
            <text:p>-97.750141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60.5566">
            <text:p>12760.56</text:p>
          </table:table-cell>
          <table:table-cell table:style-name="ce2" table:formula="of:=[.D668]-[.D667]" office:value-type="float" office:value="14.5458999999992">
            <text:p>14.55</text:p>
          </table:table-cell>
          <table:table-cell table:style-name="ce4" table:formula="of:=[.D668]*0.000621371" office:value-type="float" office:value="7.9290398150986">
            <text:p>7.9290</text:p>
          </table:table-cell>
          <table:table-cell table:style-name="ce4" table:formula="of:=[.E668]*0.000621371" office:value-type="float" office:value="0.00903840042889948">
            <text:p>0.0090</text:p>
          </table:table-cell>
        </table:table-row>
        <table:table-row table:style-name="ro1">
          <table:table-cell table:style-name="ce1" office:value-type="float" office:value="30.25817315">
            <text:p>30.258173</text:p>
          </table:table-cell>
          <table:table-cell table:style-name="ce1" office:value-type="float" office:value="-97.75006274">
            <text:p>-97.750063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775.8691">
            <text:p>12775.87</text:p>
          </table:table-cell>
          <table:table-cell table:style-name="ce2" table:formula="of:=[.D669]-[.D668]" office:value-type="float" office:value="15.3125">
            <text:p>15.31</text:p>
          </table:table-cell>
          <table:table-cell table:style-name="ce4" table:formula="of:=[.D669]*0.000621371" office:value-type="float" office:value="7.9385545585361">
            <text:p>7.9386</text:p>
          </table:table-cell>
          <table:table-cell table:style-name="ce4" table:formula="of:=[.E669]*0.000621371" office:value-type="float" office:value="0.0095147434375">
            <text:p>0.0095</text:p>
          </table:table-cell>
        </table:table-row>
        <table:table-row table:style-name="ro1">
          <table:table-cell table:style-name="ce1" office:value-type="float" office:value="30.25829192">
            <text:p>30.258292</text:p>
          </table:table-cell>
          <table:table-cell table:style-name="ce1" office:value-type="float" office:value="-97.74999727">
            <text:p>-97.749997</text:p>
          </table:table-cell>
          <table:table-cell table:style-name="ce2" office:value-type="float" office:value="138.567261">
            <text:p>138.57</text:p>
          </table:table-cell>
          <table:table-cell table:style-name="ce2" office:value-type="float" office:value="12790.249">
            <text:p>12790.25</text:p>
          </table:table-cell>
          <table:table-cell table:style-name="ce2" table:formula="of:=[.D670]-[.D669]" office:value-type="float" office:value="14.3798999999999">
            <text:p>14.38</text:p>
          </table:table-cell>
          <table:table-cell table:style-name="ce4" table:formula="of:=[.D670]*0.000621371" office:value-type="float" office:value="7.947489811379">
            <text:p>7.9475</text:p>
          </table:table-cell>
          <table:table-cell table:style-name="ce4" table:formula="of:=[.E670]*0.000621371" office:value-type="float" office:value="0.00893525284289994">
            <text:p>0.0089</text:p>
          </table:table-cell>
        </table:table-row>
        <table:table-row table:style-name="ro1">
          <table:table-cell table:style-name="ce1" office:value-type="float" office:value="30.25844104">
            <text:p>30.258441</text:p>
          </table:table-cell>
          <table:table-cell table:style-name="ce1" office:value-type="float" office:value="-97.74993978">
            <text:p>-97.749940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2807.4971">
            <text:p>12807.50</text:p>
          </table:table-cell>
          <table:table-cell table:style-name="ce2" table:formula="of:=[.D671]-[.D670]" office:value-type="float" office:value="17.2481000000007">
            <text:p>17.25</text:p>
          </table:table-cell>
          <table:table-cell table:style-name="ce4" table:formula="of:=[.D671]*0.000621371" office:value-type="float" office:value="7.9582072805241">
            <text:p>7.9582</text:p>
          </table:table-cell>
          <table:table-cell table:style-name="ce4" table:formula="of:=[.E671]*0.000621371" office:value-type="float" office:value="0.0107174691451004">
            <text:p>0.0107</text:p>
          </table:table-cell>
        </table:table-row>
        <table:table-row table:style-name="ro1">
          <table:table-cell table:style-name="ce1" office:value-type="float" office:value="30.25859887">
            <text:p>30.258599</text:p>
          </table:table-cell>
          <table:table-cell table:style-name="ce1" office:value-type="float" office:value="-97.74985084">
            <text:p>-97.749851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2826.8789">
            <text:p>12826.88</text:p>
          </table:table-cell>
          <table:table-cell table:style-name="ce2" table:formula="of:=[.D672]-[.D671]" office:value-type="float" office:value="19.3817999999992">
            <text:p>19.38</text:p>
          </table:table-cell>
          <table:table-cell table:style-name="ce4" table:formula="of:=[.D672]*0.000621371" office:value-type="float" office:value="7.9702505689719">
            <text:p>7.9703</text:p>
          </table:table-cell>
          <table:table-cell table:style-name="ce4" table:formula="of:=[.E672]*0.000621371" office:value-type="float" office:value="0.0120432884477995">
            <text:p>0.0120</text:p>
          </table:table-cell>
        </table:table-row>
        <table:table-row table:style-name="ro1">
          <table:table-cell table:style-name="ce1" office:value-type="float" office:value="30.25872066">
            <text:p>30.258721</text:p>
          </table:table-cell>
          <table:table-cell table:style-name="ce1" office:value-type="float" office:value="-97.74978404">
            <text:p>-97.749784</text:p>
          </table:table-cell>
          <table:table-cell table:style-name="ce2" office:value-type="float" office:value="140.970459">
            <text:p>140.97</text:p>
          </table:table-cell>
          <table:table-cell table:style-name="ce2" office:value-type="float" office:value="12841.6992">
            <text:p>12841.70</text:p>
          </table:table-cell>
          <table:table-cell table:style-name="ce2" table:formula="of:=[.D673]-[.D672]" office:value-type="float" office:value="14.8202999999994">
            <text:p>14.82</text:p>
          </table:table-cell>
          <table:table-cell table:style-name="ce4" table:formula="of:=[.D673]*0.000621371" office:value-type="float" office:value="7.9794594736032">
            <text:p>7.9795</text:p>
          </table:table-cell>
          <table:table-cell table:style-name="ce4" table:formula="of:=[.E673]*0.000621371" office:value-type="float" office:value="0.00920890463129963">
            <text:p>0.0092</text:p>
          </table:table-cell>
        </table:table-row>
        <table:table-row table:style-name="ro1">
          <table:table-cell table:style-name="ce1" office:value-type="float" office:value="30.25888117">
            <text:p>30.258881</text:p>
          </table:table-cell>
          <table:table-cell table:style-name="ce1" office:value-type="float" office:value="-97.74971338">
            <text:p>-97.749713</text:p>
          </table:table-cell>
          <table:table-cell table:style-name="ce2" office:value-type="float" office:value="140.970459">
            <text:p>140.97</text:p>
          </table:table-cell>
          <table:table-cell table:style-name="ce2" office:value-type="float" office:value="12860.6514">
            <text:p>12860.65</text:p>
          </table:table-cell>
          <table:table-cell table:style-name="ce2" table:formula="of:=[.D674]-[.D673]" office:value-type="float" office:value="18.9522000000015">
            <text:p>18.95</text:p>
          </table:table-cell>
          <table:table-cell table:style-name="ce4" table:formula="of:=[.D674]*0.000621371" office:value-type="float" office:value="7.9912358210694">
            <text:p>7.9912</text:p>
          </table:table-cell>
          <table:table-cell table:style-name="ce4" table:formula="of:=[.E674]*0.000621371" office:value-type="float" office:value="0.011776347466201">
            <text:p>0.0118</text:p>
          </table:table-cell>
        </table:table-row>
        <table:table-row table:style-name="ro1">
          <table:table-cell table:style-name="ce1" office:value-type="float" office:value="30.25897857">
            <text:p>30.258979</text:p>
          </table:table-cell>
          <table:table-cell table:style-name="ce1" office:value-type="float" office:value="-97.74967197">
            <text:p>-97.749672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2872.1523">
            <text:p>12872.15</text:p>
          </table:table-cell>
          <table:table-cell table:style-name="ce2" table:formula="of:=[.D675]-[.D674]" office:value-type="float" office:value="11.5008999999991">
            <text:p>11.50</text:p>
          </table:table-cell>
          <table:table-cell table:style-name="ce4" table:formula="of:=[.D675]*0.000621371" office:value-type="float" office:value="7.9983821468033">
            <text:p>7.9984</text:p>
          </table:table-cell>
          <table:table-cell table:style-name="ce4" table:formula="of:=[.E675]*0.000621371" office:value-type="float" office:value="0.00714632573389944">
            <text:p>0.0071</text:p>
          </table:table-cell>
        </table:table-row>
        <table:table-row table:style-name="ro1">
          <table:table-cell table:style-name="ce1" office:value-type="float" office:value="30.25907043">
            <text:p>30.259070</text:p>
          </table:table-cell>
          <table:table-cell table:style-name="ce1" office:value-type="float" office:value="-97.74962822">
            <text:p>-97.749628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2882.998">
            <text:p>12883.00</text:p>
          </table:table-cell>
          <table:table-cell table:style-name="ce2" table:formula="of:=[.D676]-[.D675]" office:value-type="float" office:value="10.8456999999999">
            <text:p>10.85</text:p>
          </table:table-cell>
          <table:table-cell table:style-name="ce4" table:formula="of:=[.D676]*0.000621371" office:value-type="float" office:value="8.005121350258">
            <text:p>8.0051</text:p>
          </table:table-cell>
          <table:table-cell table:style-name="ce4" table:formula="of:=[.E676]*0.000621371" office:value-type="float" office:value="0.00673920345469991">
            <text:p>0.0067</text:p>
          </table:table-cell>
        </table:table-row>
        <table:table-row table:style-name="ro1">
          <table:table-cell table:style-name="ce1" office:value-type="float" office:value="30.25919222">
            <text:p>30.259192</text:p>
          </table:table-cell>
          <table:table-cell table:style-name="ce1" office:value-type="float" office:value="-97.7495672">
            <text:p>-97.749567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2897.6719">
            <text:p>12897.67</text:p>
          </table:table-cell>
          <table:table-cell table:style-name="ce2" table:formula="of:=[.D677]-[.D676]" office:value-type="float" office:value="14.6738999999998">
            <text:p>14.67</text:p>
          </table:table-cell>
          <table:table-cell table:style-name="ce4" table:formula="of:=[.D677]*0.000621371" office:value-type="float" office:value="8.0142392861749">
            <text:p>8.0142</text:p>
          </table:table-cell>
          <table:table-cell table:style-name="ce4" table:formula="of:=[.E677]*0.000621371" office:value-type="float" office:value="0.00911793591689986">
            <text:p>0.0091</text:p>
          </table:table-cell>
        </table:table-row>
        <table:table-row table:style-name="ro1">
          <table:table-cell table:style-name="ce1" office:value-type="float" office:value="30.25926976">
            <text:p>30.259270</text:p>
          </table:table-cell>
          <table:table-cell table:style-name="ce1" office:value-type="float" office:value="-97.74951716">
            <text:p>-97.749517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2907.5625">
            <text:p>12907.56</text:p>
          </table:table-cell>
          <table:table-cell table:style-name="ce2" table:formula="of:=[.D678]-[.D677]" office:value-type="float" office:value="9.89060000000063">
            <text:p>9.89</text:p>
          </table:table-cell>
          <table:table-cell table:style-name="ce4" table:formula="of:=[.D678]*0.000621371" office:value-type="float" office:value="8.0203850181875">
            <text:p>8.0204</text:p>
          </table:table-cell>
          <table:table-cell table:style-name="ce4" table:formula="of:=[.E678]*0.000621371" office:value-type="float" office:value="0.00614573201260039">
            <text:p>0.0061</text:p>
          </table:table-cell>
        </table:table-row>
        <table:table-row table:style-name="ro1">
          <table:table-cell table:style-name="ce1" office:value-type="float" office:value="30.25933807">
            <text:p>30.259338</text:p>
          </table:table-cell>
          <table:table-cell table:style-name="ce1" office:value-type="float" office:value="-97.74949478">
            <text:p>-97.749495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2915.5293">
            <text:p>12915.53</text:p>
          </table:table-cell>
          <table:table-cell table:style-name="ce2" table:formula="of:=[.D679]-[.D678]" office:value-type="float" office:value="7.96680000000015">
            <text:p>7.97</text:p>
          </table:table-cell>
          <table:table-cell table:style-name="ce4" table:formula="of:=[.D679]*0.000621371" office:value-type="float" office:value="8.0253353566703">
            <text:p>8.0253</text:p>
          </table:table-cell>
          <table:table-cell table:style-name="ce4" table:formula="of:=[.E679]*0.000621371" office:value-type="float" office:value="0.00495033848280009">
            <text:p>0.0050</text:p>
          </table:table-cell>
        </table:table-row>
        <table:table-row table:style-name="ro1">
          <table:table-cell table:style-name="ce1" office:value-type="float" office:value="30.25946899">
            <text:p>30.259469</text:p>
          </table:table-cell>
          <table:table-cell table:style-name="ce1" office:value-type="float" office:value="-97.74943929">
            <text:p>-97.749439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2930.9541">
            <text:p>12930.95</text:p>
          </table:table-cell>
          <table:table-cell table:style-name="ce2" table:formula="of:=[.D680]-[.D679]" office:value-type="float" office:value="15.4248000000007">
            <text:p>15.42</text:p>
          </table:table-cell>
          <table:table-cell table:style-name="ce4" table:formula="of:=[.D680]*0.000621371" office:value-type="float" office:value="8.0349198800711">
            <text:p>8.0349</text:p>
          </table:table-cell>
          <table:table-cell table:style-name="ce4" table:formula="of:=[.E680]*0.000621371" office:value-type="float" office:value="0.00958452340080043">
            <text:p>0.0096</text:p>
          </table:table-cell>
        </table:table-row>
        <table:table-row table:style-name="ro1">
          <table:table-cell table:style-name="ce1" office:value-type="float" office:value="30.259628">
            <text:p>30.259628</text:p>
          </table:table-cell>
          <table:table-cell table:style-name="ce1" office:value-type="float" office:value="-97.74935975">
            <text:p>-97.749360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2950.25">
            <text:p>12950.25</text:p>
          </table:table-cell>
          <table:table-cell table:style-name="ce2" table:formula="of:=[.D681]-[.D680]" office:value-type="float" office:value="19.2958999999992">
            <text:p>19.30</text:p>
          </table:table-cell>
          <table:table-cell table:style-name="ce4" table:formula="of:=[.D681]*0.000621371" office:value-type="float" office:value="8.04690979275">
            <text:p>8.0469</text:p>
          </table:table-cell>
          <table:table-cell table:style-name="ce4" table:formula="of:=[.E681]*0.000621371" office:value-type="float" office:value="0.0119899126788995">
            <text:p>0.0120</text:p>
          </table:table-cell>
        </table:table-row>
        <table:table-row table:style-name="ro1">
          <table:table-cell table:style-name="ce1" office:value-type="float" office:value="30.25969472">
            <text:p>30.259695</text:p>
          </table:table-cell>
          <table:table-cell table:style-name="ce1" office:value-type="float" office:value="-97.74933242">
            <text:p>-97.749332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2958.0146">
            <text:p>12958.01</text:p>
          </table:table-cell>
          <table:table-cell table:style-name="ce2" table:formula="of:=[.D682]-[.D681]" office:value-type="float" office:value="7.76460000000043">
            <text:p>7.76</text:p>
          </table:table-cell>
          <table:table-cell table:style-name="ce4" table:formula="of:=[.D682]*0.000621371" office:value-type="float" office:value="8.0517344900166">
            <text:p>8.0517</text:p>
          </table:table-cell>
          <table:table-cell table:style-name="ce4" table:formula="of:=[.E682]*0.000621371" office:value-type="float" office:value="0.00482469726660027">
            <text:p>0.0048</text:p>
          </table:table-cell>
        </table:table-row>
        <table:table-row table:style-name="ro1">
          <table:table-cell table:style-name="ce1" office:value-type="float" office:value="30.25985984">
            <text:p>30.259860</text:p>
          </table:table-cell>
          <table:table-cell table:style-name="ce1" office:value-type="float" office:value="-97.74927258">
            <text:p>-97.749273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2977.29">
            <text:p>12977.29</text:p>
          </table:table-cell>
          <table:table-cell table:style-name="ce2" table:formula="of:=[.D683]-[.D682]" office:value-type="float" office:value="19.2754000000004">
            <text:p>19.28</text:p>
          </table:table-cell>
          <table:table-cell table:style-name="ce4" table:formula="of:=[.D683]*0.000621371" office:value-type="float" office:value="8.06371166459">
            <text:p>8.0637</text:p>
          </table:table-cell>
          <table:table-cell table:style-name="ce4" table:formula="of:=[.E683]*0.000621371" office:value-type="float" office:value="0.0119771745734003">
            <text:p>0.0120</text:p>
          </table:table-cell>
        </table:table-row>
        <table:table-row table:style-name="ro1">
          <table:table-cell table:style-name="ce1" office:value-type="float" office:value="30.25996319">
            <text:p>30.259963</text:p>
          </table:table-cell>
          <table:table-cell table:style-name="ce1" office:value-type="float" office:value="-97.74922648">
            <text:p>-97.749226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2989.5166">
            <text:p>12989.52</text:p>
          </table:table-cell>
          <table:table-cell table:style-name="ce2" table:formula="of:=[.D684]-[.D683]" office:value-type="float" office:value="12.2266">
            <text:p>12.23</text:p>
          </table:table-cell>
          <table:table-cell table:style-name="ce4" table:formula="of:=[.D684]*0.000621371" office:value-type="float" office:value="8.0713089192586">
            <text:p>8.0713</text:p>
          </table:table-cell>
          <table:table-cell table:style-name="ce4" table:formula="of:=[.E684]*0.000621371" office:value-type="float" office:value="0.00759725466859998">
            <text:p>0.0076</text:p>
          </table:table-cell>
        </table:table-row>
        <table:table-row table:style-name="ro1">
          <table:table-cell table:style-name="ce1" office:value-type="float" office:value="30.25999588">
            <text:p>30.259996</text:p>
          </table:table-cell>
          <table:table-cell table:style-name="ce1" office:value-type="float" office:value="-97.74921273">
            <text:p>-97.749213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2993.3428">
            <text:p>12993.34</text:p>
          </table:table-cell>
          <table:table-cell table:style-name="ce2" table:formula="of:=[.D685]-[.D684]" office:value-type="float" office:value="3.82619999999952">
            <text:p>3.83</text:p>
          </table:table-cell>
          <table:table-cell table:style-name="ce4" table:formula="of:=[.D685]*0.000621371" office:value-type="float" office:value="8.0736864089788">
            <text:p>8.0737</text:p>
          </table:table-cell>
          <table:table-cell table:style-name="ce4" table:formula="of:=[.E685]*0.000621371" office:value-type="float" office:value="0.0023774897201997">
            <text:p>0.0024</text:p>
          </table:table-cell>
        </table:table-row>
        <table:table-row table:style-name="ro1">
          <table:table-cell table:style-name="ce1" office:value-type="float" office:value="30.26005464">
            <text:p>30.260055</text:p>
          </table:table-cell>
          <table:table-cell table:style-name="ce1" office:value-type="float" office:value="-97.74918884">
            <text:p>-97.749189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3000.207">
            <text:p>13000.21</text:p>
          </table:table-cell>
          <table:table-cell table:style-name="ce2" table:formula="of:=[.D686]-[.D685]" office:value-type="float" office:value="6.86419999999998">
            <text:p>6.86</text:p>
          </table:table-cell>
          <table:table-cell table:style-name="ce4" table:formula="of:=[.D686]*0.000621371" office:value-type="float" office:value="8.077951623797">
            <text:p>8.0780</text:p>
          </table:table-cell>
          <table:table-cell table:style-name="ce4" table:formula="of:=[.E686]*0.000621371" office:value-type="float" office:value="0.00426521481819999">
            <text:p>0.0043</text:p>
          </table:table-cell>
        </table:table-row>
        <table:table-row table:style-name="ro1">
          <table:table-cell table:style-name="ce1" office:value-type="float" office:value="30.26022596">
            <text:p>30.260226</text:p>
          </table:table-cell>
          <table:table-cell table:style-name="ce1" office:value-type="float" office:value="-97.74914416">
            <text:p>-97.749144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3019.8057">
            <text:p>13019.81</text:p>
          </table:table-cell>
          <table:table-cell table:style-name="ce2" table:formula="of:=[.D687]-[.D686]" office:value-type="float" office:value="19.5987000000005">
            <text:p>19.60</text:p>
          </table:table-cell>
          <table:table-cell table:style-name="ce4" table:formula="of:=[.D687]*0.000621371" office:value-type="float" office:value="8.0901296876147">
            <text:p>8.0901</text:p>
          </table:table-cell>
          <table:table-cell table:style-name="ce4" table:formula="of:=[.E687]*0.000621371" office:value-type="float" office:value="0.0121780638177003">
            <text:p>0.0122</text:p>
          </table:table-cell>
        </table:table-row>
        <table:table-row table:style-name="ro1">
          <table:table-cell table:style-name="ce1" office:value-type="float" office:value="30.26026083">
            <text:p>30.260261</text:p>
          </table:table-cell>
          <table:table-cell table:style-name="ce1" office:value-type="float" office:value="-97.74913645">
            <text:p>-97.749136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3023.7119">
            <text:p>13023.71</text:p>
          </table:table-cell>
          <table:table-cell table:style-name="ce2" table:formula="of:=[.D688]-[.D687]" office:value-type="float" office:value="3.90619999999944">
            <text:p>3.91</text:p>
          </table:table-cell>
          <table:table-cell table:style-name="ce4" table:formula="of:=[.D688]*0.000621371" office:value-type="float" office:value="8.0925568870149">
            <text:p>8.0926</text:p>
          </table:table-cell>
          <table:table-cell table:style-name="ce4" table:formula="of:=[.E688]*0.000621371" office:value-type="float" office:value="0.00242719940019965">
            <text:p>0.0024</text:p>
          </table:table-cell>
        </table:table-row>
        <table:table-row table:style-name="ro1">
          <table:table-cell table:style-name="ce1" office:value-type="float" office:value="30.26044616">
            <text:p>30.260446</text:p>
          </table:table-cell>
          <table:table-cell table:style-name="ce1" office:value-type="float" office:value="-97.74905263">
            <text:p>-97.749053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3045.7812">
            <text:p>13045.78</text:p>
          </table:table-cell>
          <table:table-cell table:style-name="ce2" table:formula="of:=[.D689]-[.D688]" office:value-type="float" office:value="22.0692999999992">
            <text:p>22.07</text:p>
          </table:table-cell>
          <table:table-cell table:style-name="ce4" table:formula="of:=[.D689]*0.000621371" office:value-type="float" office:value="8.1062701100252">
            <text:p>8.1063</text:p>
          </table:table-cell>
          <table:table-cell table:style-name="ce4" table:formula="of:=[.E689]*0.000621371" office:value-type="float" office:value="0.0137132230102995">
            <text:p>0.0137</text:p>
          </table:table-cell>
        </table:table-row>
        <table:table-row table:style-name="ro1">
          <table:table-cell table:style-name="ce1" office:value-type="float" office:value="30.26063089">
            <text:p>30.260631</text:p>
          </table:table-cell>
          <table:table-cell table:style-name="ce1" office:value-type="float" office:value="-97.74896018">
            <text:p>-97.748960</text:p>
          </table:table-cell>
          <table:table-cell table:style-name="ce2" office:value-type="float" office:value="138.567261">
            <text:p>138.57</text:p>
          </table:table-cell>
          <table:table-cell table:style-name="ce2" office:value-type="float" office:value="13067.999">
            <text:p>13068.00</text:p>
          </table:table-cell>
          <table:table-cell table:style-name="ce2" table:formula="of:=[.D690]-[.D689]" office:value-type="float" office:value="22.2178000000004">
            <text:p>22.22</text:p>
          </table:table-cell>
          <table:table-cell table:style-name="ce4" table:formula="of:=[.D690]*0.000621371" office:value-type="float" office:value="8.120075606629">
            <text:p>8.1201</text:p>
          </table:table-cell>
          <table:table-cell table:style-name="ce4" table:formula="of:=[.E690]*0.000621371" office:value-type="float" office:value="0.0138054966038002">
            <text:p>0.0138</text:p>
          </table:table-cell>
        </table:table-row>
        <table:table-row table:style-name="ro1">
          <table:table-cell table:style-name="ce1" office:value-type="float" office:value="30.26078235">
            <text:p>30.260782</text:p>
          </table:table-cell>
          <table:table-cell table:style-name="ce1" office:value-type="float" office:value="-97.74887376">
            <text:p>-97.748874</text:p>
          </table:table-cell>
          <table:table-cell table:style-name="ce2" office:value-type="float" office:value="140.009155">
            <text:p>140.01</text:p>
          </table:table-cell>
          <table:table-cell table:style-name="ce2" office:value-type="float" office:value="13086.7539">
            <text:p>13086.75</text:p>
          </table:table-cell>
          <table:table-cell table:style-name="ce2" table:formula="of:=[.D691]-[.D690]" office:value-type="float" office:value="18.7548999999999">
            <text:p>18.75</text:p>
          </table:table-cell>
          <table:table-cell table:style-name="ce4" table:formula="of:=[.D691]*0.000621371" office:value-type="float" office:value="8.1317293575969">
            <text:p>8.1317</text:p>
          </table:table-cell>
          <table:table-cell table:style-name="ce4" table:formula="of:=[.E691]*0.000621371" office:value-type="float" office:value="0.0116537509678999">
            <text:p>0.0117</text:p>
          </table:table-cell>
        </table:table-row>
        <table:table-row table:style-name="ro1">
          <table:table-cell table:style-name="ce1" office:value-type="float" office:value="30.26093398">
            <text:p>30.260934</text:p>
          </table:table-cell>
          <table:table-cell table:style-name="ce1" office:value-type="float" office:value="-97.74881886">
            <text:p>-97.748819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3104.3623">
            <text:p>13104.36</text:p>
          </table:table-cell>
          <table:table-cell table:style-name="ce2" table:formula="of:=[.D692]-[.D691]" office:value-type="float" office:value="17.608400000001">
            <text:p>17.61</text:p>
          </table:table-cell>
          <table:table-cell table:style-name="ce4" table:formula="of:=[.D692]*0.000621371" office:value-type="float" office:value="8.1426707067133">
            <text:p>8.1427</text:p>
          </table:table-cell>
          <table:table-cell table:style-name="ce4" table:formula="of:=[.E692]*0.000621371" office:value-type="float" office:value="0.0109413491164006">
            <text:p>0.0109</text:p>
          </table:table-cell>
        </table:table-row>
        <table:table-row table:style-name="ro1">
          <table:table-cell table:style-name="ce1" office:value-type="float" office:value="30.2611064">
            <text:p>30.261106</text:p>
          </table:table-cell>
          <table:table-cell table:style-name="ce1" office:value-type="float" office:value="-97.74873856">
            <text:p>-97.748739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13124.9834">
            <text:p>13124.98</text:p>
          </table:table-cell>
          <table:table-cell table:style-name="ce2" table:formula="of:=[.D693]-[.D692]" office:value-type="float" office:value="20.6210999999985">
            <text:p>20.62</text:p>
          </table:table-cell>
          <table:table-cell table:style-name="ce4" table:formula="of:=[.D693]*0.000621371" office:value-type="float" office:value="8.1554840602414">
            <text:p>8.1555</text:p>
          </table:table-cell>
          <table:table-cell table:style-name="ce4" table:formula="of:=[.E693]*0.000621371" office:value-type="float" office:value="0.0128133535280991">
            <text:p>0.0128</text:p>
          </table:table-cell>
        </table:table-row>
        <table:table-row table:style-name="ro1">
          <table:table-cell table:style-name="ce1" office:value-type="float" office:value="30.2612561">
            <text:p>30.261256</text:p>
          </table:table-cell>
          <table:table-cell table:style-name="ce1" office:value-type="float" office:value="-97.74866296">
            <text:p>-97.748663</text:p>
          </table:table-cell>
          <table:table-cell table:style-name="ce2" office:value-type="float" office:value="145.296387">
            <text:p>145.30</text:p>
          </table:table-cell>
          <table:table-cell table:style-name="ce2" office:value-type="float" office:value="13143.1172">
            <text:p>13143.12</text:p>
          </table:table-cell>
          <table:table-cell table:style-name="ce2" table:formula="of:=[.D694]-[.D693]" office:value-type="float" office:value="18.1338000000014">
            <text:p>18.13</text:p>
          </table:table-cell>
          <table:table-cell table:style-name="ce4" table:formula="of:=[.D694]*0.000621371" office:value-type="float" office:value="8.1667518776812">
            <text:p>8.1668</text:p>
          </table:table-cell>
          <table:table-cell table:style-name="ce4" table:formula="of:=[.E694]*0.000621371" office:value-type="float" office:value="0.0112678174398009">
            <text:p>0.0113</text:p>
          </table:table-cell>
        </table:table-row>
        <table:table-row table:style-name="ro1">
          <table:table-cell table:style-name="ce1" office:value-type="float" office:value="30.26141888">
            <text:p>30.261419</text:p>
          </table:table-cell>
          <table:table-cell table:style-name="ce1" office:value-type="float" office:value="-97.74862717">
            <text:p>-97.748627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13161.6924">
            <text:p>13161.69</text:p>
          </table:table-cell>
          <table:table-cell table:style-name="ce2" table:formula="of:=[.D695]-[.D694]" office:value-type="float" office:value="18.5751999999993">
            <text:p>18.58</text:p>
          </table:table-cell>
          <table:table-cell table:style-name="ce4" table:formula="of:=[.D695]*0.000621371" office:value-type="float" office:value="8.1782939682804">
            <text:p>8.1783</text:p>
          </table:table-cell>
          <table:table-cell table:style-name="ce4" table:formula="of:=[.E695]*0.000621371" office:value-type="float" office:value="0.0115420905991996">
            <text:p>0.0115</text:p>
          </table:table-cell>
        </table:table-row>
        <table:table-row table:style-name="ro1">
          <table:table-cell table:style-name="ce1" office:value-type="float" office:value="30.2616042">
            <text:p>30.261604</text:p>
          </table:table-cell>
          <table:table-cell table:style-name="ce1" office:value-type="float" office:value="-97.74855894">
            <text:p>-97.748559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3183.2881">
            <text:p>13183.29</text:p>
          </table:table-cell>
          <table:table-cell table:style-name="ce2" table:formula="of:=[.D696]-[.D695]" office:value-type="float" office:value="21.5956999999999">
            <text:p>21.60</text:p>
          </table:table-cell>
          <table:table-cell table:style-name="ce4" table:formula="of:=[.D696]*0.000621371" office:value-type="float" office:value="8.1917129099851">
            <text:p>8.1917</text:p>
          </table:table-cell>
          <table:table-cell table:style-name="ce4" table:formula="of:=[.E696]*0.000621371" office:value-type="float" office:value="0.0134189417046999">
            <text:p>0.0134</text:p>
          </table:table-cell>
        </table:table-row>
        <table:table-row table:style-name="ro1">
          <table:table-cell table:style-name="ce1" office:value-type="float" office:value="30.2617876">
            <text:p>30.261788</text:p>
          </table:table-cell>
          <table:table-cell table:style-name="ce1" office:value-type="float" office:value="-97.74850144">
            <text:p>-97.748501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3204.3389">
            <text:p>13204.34</text:p>
          </table:table-cell>
          <table:table-cell table:style-name="ce2" table:formula="of:=[.D697]-[.D696]" office:value-type="float" office:value="21.0508000000009">
            <text:p>21.05</text:p>
          </table:table-cell>
          <table:table-cell table:style-name="ce4" table:formula="of:=[.D697]*0.000621371" office:value-type="float" office:value="8.2047932666319">
            <text:p>8.2048</text:p>
          </table:table-cell>
          <table:table-cell table:style-name="ce4" table:formula="of:=[.E697]*0.000621371" office:value-type="float" office:value="0.0130803566468006">
            <text:p>0.0131</text:p>
          </table:table-cell>
        </table:table-row>
        <table:table-row table:style-name="ro1">
          <table:table-cell table:style-name="ce1" office:value-type="float" office:value="30.26192414">
            <text:p>30.261924</text:p>
          </table:table-cell>
          <table:table-cell table:style-name="ce1" office:value-type="float" office:value="-97.74846448">
            <text:p>-97.748464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13219.9434">
            <text:p>13219.94</text:p>
          </table:table-cell>
          <table:table-cell table:style-name="ce2" table:formula="of:=[.D698]-[.D697]" office:value-type="float" office:value="15.6044999999995">
            <text:p>15.60</text:p>
          </table:table-cell>
          <table:table-cell table:style-name="ce4" table:formula="of:=[.D698]*0.000621371" office:value-type="float" office:value="8.2144894504014">
            <text:p>8.2145</text:p>
          </table:table-cell>
          <table:table-cell table:style-name="ce4" table:formula="of:=[.E698]*0.000621371" office:value-type="float" office:value="0.00969618376949967">
            <text:p>0.0097</text:p>
          </table:table-cell>
        </table:table-row>
        <table:table-row table:style-name="ro1">
          <table:table-cell table:style-name="ce1" office:value-type="float" office:value="30.26198734">
            <text:p>30.261987</text:p>
          </table:table-cell>
          <table:table-cell table:style-name="ce1" office:value-type="float" office:value="-97.74845375">
            <text:p>-97.748454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13227.0039">
            <text:p>13227.00</text:p>
          </table:table-cell>
          <table:table-cell table:style-name="ce2" table:formula="of:=[.D699]-[.D698]" office:value-type="float" office:value="7.06049999999959">
            <text:p>7.06</text:p>
          </table:table-cell>
          <table:table-cell table:style-name="ce4" table:formula="of:=[.D699]*0.000621371" office:value-type="float" office:value="8.2188766403469">
            <text:p>8.2189</text:p>
          </table:table-cell>
          <table:table-cell table:style-name="ce4" table:formula="of:=[.E699]*0.000621371" office:value-type="float" office:value="0.00438718994549975">
            <text:p>0.0044</text:p>
          </table:table-cell>
        </table:table-row>
        <table:table-row table:style-name="ro1">
          <table:table-cell table:style-name="ce1" office:value-type="float" office:value="30.26214684">
            <text:p>30.262147</text:p>
          </table:table-cell>
          <table:table-cell table:style-name="ce1" office:value-type="float" office:value="-97.74835124">
            <text:p>-97.748351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13247.4268">
            <text:p>13247.43</text:p>
          </table:table-cell>
          <table:table-cell table:style-name="ce2" table:formula="of:=[.D700]-[.D699]" office:value-type="float" office:value="20.4228999999996">
            <text:p>20.42</text:p>
          </table:table-cell>
          <table:table-cell table:style-name="ce4" table:formula="of:=[.D700]*0.000621371" office:value-type="float" office:value="8.2315668381428">
            <text:p>8.2316</text:p>
          </table:table-cell>
          <table:table-cell table:style-name="ce4" table:formula="of:=[.E700]*0.000621371" office:value-type="float" office:value="0.0126901977958997">
            <text:p>0.0127</text:p>
          </table:table-cell>
        </table:table-row>
        <table:table-row table:style-name="ro1">
          <table:table-cell table:style-name="ce1" office:value-type="float" office:value="30.26230308">
            <text:p>30.262303</text:p>
          </table:table-cell>
          <table:table-cell table:style-name="ce1" office:value-type="float" office:value="-97.74828804">
            <text:p>-97.748288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13265.707">
            <text:p>13265.71</text:p>
          </table:table-cell>
          <table:table-cell table:style-name="ce2" table:formula="of:=[.D701]-[.D700]" office:value-type="float" office:value="18.2802000000011">
            <text:p>18.28</text:p>
          </table:table-cell>
          <table:table-cell table:style-name="ce4" table:formula="of:=[.D701]*0.000621371" office:value-type="float" office:value="8.242925624297">
            <text:p>8.2429</text:p>
          </table:table-cell>
          <table:table-cell table:style-name="ce4" table:formula="of:=[.E701]*0.000621371" office:value-type="float" office:value="0.0113587861542007">
            <text:p>0.0114</text:p>
          </table:table-cell>
        </table:table-row>
        <table:table-row table:style-name="ro1">
          <table:table-cell table:style-name="ce1" office:value-type="float" office:value="30.26239486">
            <text:p>30.262395</text:p>
          </table:table-cell>
          <table:table-cell table:style-name="ce1" office:value-type="float" office:value="-97.74824764">
            <text:p>-97.748248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13276.5361">
            <text:p>13276.54</text:p>
          </table:table-cell>
          <table:table-cell table:style-name="ce2" table:formula="of:=[.D702]-[.D701]" office:value-type="float" office:value="10.829099999999">
            <text:p>10.83</text:p>
          </table:table-cell>
          <table:table-cell table:style-name="ce4" table:formula="of:=[.D702]*0.000621371" office:value-type="float" office:value="8.2496545129931">
            <text:p>8.2497</text:p>
          </table:table-cell>
          <table:table-cell table:style-name="ce4" table:formula="of:=[.E702]*0.000621371" office:value-type="float" office:value="0.00672888869609939">
            <text:p>0.0067</text:p>
          </table:table-cell>
        </table:table-row>
        <table:table-row table:style-name="ro1">
          <table:table-cell table:style-name="ce1" office:value-type="float" office:value="30.26255068">
            <text:p>30.262551</text:p>
          </table:table-cell>
          <table:table-cell table:style-name="ce1" office:value-type="float" office:value="-97.74816616">
            <text:p>-97.748166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3295.4873">
            <text:p>13295.49</text:p>
          </table:table-cell>
          <table:table-cell table:style-name="ce2" table:formula="of:=[.D703]-[.D702]" office:value-type="float" office:value="18.9512000000013">
            <text:p>18.95</text:p>
          </table:table-cell>
          <table:table-cell table:style-name="ce4" table:formula="of:=[.D703]*0.000621371" office:value-type="float" office:value="8.2614302390883">
            <text:p>8.2614</text:p>
          </table:table-cell>
          <table:table-cell table:style-name="ce4" table:formula="of:=[.E703]*0.000621371" office:value-type="float" office:value="0.0117757260952008">
            <text:p>0.0118</text:p>
          </table:table-cell>
        </table:table-row>
        <table:table-row table:style-name="ro1">
          <table:table-cell table:style-name="ce1" office:value-type="float" office:value="30.26261397">
            <text:p>30.262614</text:p>
          </table:table-cell>
          <table:table-cell table:style-name="ce1" office:value-type="float" office:value="-97.74814043">
            <text:p>-97.748140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13302.8164">
            <text:p>13302.82</text:p>
          </table:table-cell>
          <table:table-cell table:style-name="ce2" table:formula="of:=[.D704]-[.D703]" office:value-type="float" office:value="7.32909999999902">
            <text:p>7.33</text:p>
          </table:table-cell>
          <table:table-cell table:style-name="ce4" table:formula="of:=[.D704]*0.000621371" office:value-type="float" office:value="8.2659843292844">
            <text:p>8.2660</text:p>
          </table:table-cell>
          <table:table-cell table:style-name="ce4" table:formula="of:=[.E704]*0.000621371" office:value-type="float" office:value="0.00455409019609939">
            <text:p>0.0046</text:p>
          </table:table-cell>
        </table:table-row>
        <table:table-row table:style-name="ro1">
          <table:table-cell table:style-name="ce1" office:value-type="float" office:value="30.26280113">
            <text:p>30.262801</text:p>
          </table:table-cell>
          <table:table-cell table:style-name="ce1" office:value-type="float" office:value="-97.74806106">
            <text:p>-97.748061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13324.7695">
            <text:p>13324.77</text:p>
          </table:table-cell>
          <table:table-cell table:style-name="ce2" table:formula="of:=[.D705]-[.D704]" office:value-type="float" office:value="21.9531000000006">
            <text:p>21.95</text:p>
          </table:table-cell>
          <table:table-cell table:style-name="ce4" table:formula="of:=[.D705]*0.000621371" office:value-type="float" office:value="8.2796253489845">
            <text:p>8.2796</text:p>
          </table:table-cell>
          <table:table-cell table:style-name="ce4" table:formula="of:=[.E705]*0.000621371" office:value-type="float" office:value="0.0136410197001004">
            <text:p>0.0136</text:p>
          </table:table-cell>
        </table:table-row>
        <table:table-row table:style-name="ro1">
          <table:table-cell table:style-name="ce1" office:value-type="float" office:value="30.26292418">
            <text:p>30.262924</text:p>
          </table:table-cell>
          <table:table-cell table:style-name="ce1" office:value-type="float" office:value="-97.74802174">
            <text:p>-97.748022</text:p>
          </table:table-cell>
          <table:table-cell table:style-name="ce2" office:value-type="float" office:value="145.7771">
            <text:p>145.78</text:p>
          </table:table-cell>
          <table:table-cell table:style-name="ce2" office:value-type="float" office:value="13338.9219">
            <text:p>13338.92</text:p>
          </table:table-cell>
          <table:table-cell table:style-name="ce2" table:formula="of:=[.D706]-[.D705]" office:value-type="float" office:value="14.152399999999">
            <text:p>14.15</text:p>
          </table:table-cell>
          <table:table-cell table:style-name="ce4" table:formula="of:=[.D706]*0.000621371" office:value-type="float" office:value="8.2884192399249">
            <text:p>8.2884</text:p>
          </table:table-cell>
          <table:table-cell table:style-name="ce4" table:formula="of:=[.E706]*0.000621371" office:value-type="float" office:value="0.0087938909403994">
            <text:p>0.0088</text:p>
          </table:table-cell>
        </table:table-row>
        <table:table-row table:style-name="ro1">
          <table:table-cell table:style-name="ce1" office:value-type="float" office:value="30.26302493">
            <text:p>30.263025</text:p>
          </table:table-cell>
          <table:table-cell table:style-name="ce1" office:value-type="float" office:value="-97.74800079">
            <text:p>-97.748001</text:p>
          </table:table-cell>
          <table:table-cell table:style-name="ce2" office:value-type="float" office:value="144.335205">
            <text:p>144.34</text:p>
          </table:table-cell>
          <table:table-cell table:style-name="ce2" office:value-type="float" office:value="13350.29">
            <text:p>13350.29</text:p>
          </table:table-cell>
          <table:table-cell table:style-name="ce2" table:formula="of:=[.D707]-[.D706]" office:value-type="float" office:value="11.3681000000015">
            <text:p>11.37</text:p>
          </table:table-cell>
          <table:table-cell table:style-name="ce4" table:formula="of:=[.D707]*0.000621371" office:value-type="float" office:value="8.29548304759">
            <text:p>8.2955</text:p>
          </table:table-cell>
          <table:table-cell table:style-name="ce4" table:formula="of:=[.E707]*0.000621371" office:value-type="float" office:value="0.00706380766510094">
            <text:p>0.0071</text:p>
          </table:table-cell>
        </table:table-row>
        <table:table-row table:style-name="ro1">
          <table:table-cell table:style-name="ce1" office:value-type="float" office:value="30.26305796">
            <text:p>30.263058</text:p>
          </table:table-cell>
          <table:table-cell table:style-name="ce1" office:value-type="float" office:value="-97.74799534">
            <text:p>-97.747995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13353.8779">
            <text:p>13353.88</text:p>
          </table:table-cell>
          <table:table-cell table:style-name="ce2" table:formula="of:=[.D708]-[.D707]" office:value-type="float" office:value="3.58789999999863">
            <text:p>3.59</text:p>
          </table:table-cell>
          <table:table-cell table:style-name="ce4" table:formula="of:=[.D708]*0.000621371" office:value-type="float" office:value="8.2977124646009">
            <text:p>8.2977</text:p>
          </table:table-cell>
          <table:table-cell table:style-name="ce4" table:formula="of:=[.E708]*0.000621371" office:value-type="float" office:value="0.00222941701089915">
            <text:p>0.0022</text:p>
          </table:table-cell>
        </table:table-row>
        <table:table-row table:style-name="ro1">
          <table:table-cell table:style-name="ce1" office:value-type="float" office:value="30.26324177">
            <text:p>30.263242</text:p>
          </table:table-cell>
          <table:table-cell table:style-name="ce1" office:value-type="float" office:value="-97.74793616">
            <text:p>-97.747936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3375.0645">
            <text:p>13375.06</text:p>
          </table:table-cell>
          <table:table-cell table:style-name="ce2" table:formula="of:=[.D709]-[.D708]" office:value-type="float" office:value="21.1866000000009">
            <text:p>21.19</text:p>
          </table:table-cell>
          <table:table-cell table:style-name="ce4" table:formula="of:=[.D709]*0.000621371" office:value-type="float" office:value="8.3108772034295">
            <text:p>8.3109</text:p>
          </table:table-cell>
          <table:table-cell table:style-name="ce4" table:formula="of:=[.E709]*0.000621371" office:value-type="float" office:value="0.0131647388286006">
            <text:p>0.0132</text:p>
          </table:table-cell>
        </table:table-row>
        <table:table-row table:style-name="ro1">
          <table:table-cell table:style-name="ce1" office:value-type="float" office:value="30.26334319">
            <text:p>30.263343</text:p>
          </table:table-cell>
          <table:table-cell table:style-name="ce1" office:value-type="float" office:value="-97.74790524">
            <text:p>-97.747905</text:p>
          </table:table-cell>
          <table:table-cell table:style-name="ce2" office:value-type="float" office:value="140.970459">
            <text:p>140.97</text:p>
          </table:table-cell>
          <table:table-cell table:style-name="ce2" office:value-type="float" office:value="13386.7363">
            <text:p>13386.74</text:p>
          </table:table-cell>
          <table:table-cell table:style-name="ce2" table:formula="of:=[.D710]-[.D709]" office:value-type="float" office:value="11.6718000000001">
            <text:p>11.67</text:p>
          </table:table-cell>
          <table:table-cell table:style-name="ce4" table:formula="of:=[.D710]*0.000621371" office:value-type="float" office:value="8.3181297214673">
            <text:p>8.3181</text:p>
          </table:table-cell>
          <table:table-cell table:style-name="ce4" table:formula="of:=[.E710]*0.000621371" office:value-type="float" office:value="0.00725251803780005">
            <text:p>0.0073</text:p>
          </table:table-cell>
        </table:table-row>
        <table:table-row table:style-name="ro1">
          <table:table-cell table:style-name="ce1" office:value-type="float" office:value="30.26354503">
            <text:p>30.263545</text:p>
          </table:table-cell>
          <table:table-cell table:style-name="ce1" office:value-type="float" office:value="-97.74784388">
            <text:p>-97.747844</text:p>
          </table:table-cell>
          <table:table-cell table:style-name="ce2" office:value-type="float" office:value="140.009155">
            <text:p>140.01</text:p>
          </table:table-cell>
          <table:table-cell table:style-name="ce2" office:value-type="float" office:value="13410.0186">
            <text:p>13410.02</text:p>
          </table:table-cell>
          <table:table-cell table:style-name="ce2" table:formula="of:=[.D711]-[.D710]" office:value-type="float" office:value="23.2822999999989">
            <text:p>23.28</text:p>
          </table:table-cell>
          <table:table-cell table:style-name="ce4" table:formula="of:=[.D711]*0.000621371" office:value-type="float" office:value="8.3325966675006">
            <text:p>8.3326</text:p>
          </table:table-cell>
          <table:table-cell table:style-name="ce4" table:formula="of:=[.E711]*0.000621371" office:value-type="float" office:value="0.0144669460332993">
            <text:p>0.0145</text:p>
          </table:table-cell>
        </table:table-row>
        <table:table-row table:style-name="ro1">
          <table:table-cell table:style-name="ce1" office:value-type="float" office:value="30.26368744">
            <text:p>30.263687</text:p>
          </table:table-cell>
          <table:table-cell table:style-name="ce1" office:value-type="float" office:value="-97.74777448">
            <text:p>-97.747774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3427.0703">
            <text:p>13427.07</text:p>
          </table:table-cell>
          <table:table-cell table:style-name="ce2" table:formula="of:=[.D712]-[.D711]" office:value-type="float" office:value="17.0517">
            <text:p>17.05</text:p>
          </table:table-cell>
          <table:table-cell table:style-name="ce4" table:formula="of:=[.D712]*0.000621371" office:value-type="float" office:value="8.3431920993813">
            <text:p>8.3432</text:p>
          </table:table-cell>
          <table:table-cell table:style-name="ce4" table:formula="of:=[.E712]*0.000621371" office:value-type="float" office:value="0.0105954318807">
            <text:p>0.0106</text:p>
          </table:table-cell>
        </table:table-row>
        <table:table-row table:style-name="ro1">
          <table:table-cell table:style-name="ce1" office:value-type="float" office:value="30.26372273">
            <text:p>30.263723</text:p>
          </table:table-cell>
          <table:table-cell table:style-name="ce1" office:value-type="float" office:value="-97.74776836">
            <text:p>-97.747768</text:p>
          </table:table-cell>
          <table:table-cell table:style-name="ce2" office:value-type="float" office:value="138.567261">
            <text:p>138.57</text:p>
          </table:table-cell>
          <table:table-cell table:style-name="ce2" office:value-type="float" office:value="13431.0674">
            <text:p>13431.07</text:p>
          </table:table-cell>
          <table:table-cell table:style-name="ce2" table:formula="of:=[.D713]-[.D712]" office:value-type="float" office:value="3.9971000000005">
            <text:p>4.00</text:p>
          </table:table-cell>
          <table:table-cell table:style-name="ce4" table:formula="of:=[.D713]*0.000621371" office:value-type="float" office:value="8.3456757814054">
            <text:p>8.3457</text:p>
          </table:table-cell>
          <table:table-cell table:style-name="ce4" table:formula="of:=[.E713]*0.000621371" office:value-type="float" office:value="0.00248368202410031">
            <text:p>0.0025</text:p>
          </table:table-cell>
        </table:table-row>
        <table:table-row table:style-name="ro1">
          <table:table-cell table:style-name="ce1" office:value-type="float" office:value="30.26388567">
            <text:p>30.263886</text:p>
          </table:table-cell>
          <table:table-cell table:style-name="ce1" office:value-type="float" office:value="-97.74775629">
            <text:p>-97.747756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3449.1152">
            <text:p>13449.12</text:p>
          </table:table-cell>
          <table:table-cell table:style-name="ce2" table:formula="of:=[.D714]-[.D713]" office:value-type="float" office:value="18.0478000000003">
            <text:p>18.05</text:p>
          </table:table-cell>
          <table:table-cell table:style-name="ce4" table:formula="of:=[.D714]*0.000621371" office:value-type="float" office:value="8.3568901609392">
            <text:p>8.3569</text:p>
          </table:table-cell>
          <table:table-cell table:style-name="ce4" table:formula="of:=[.E714]*0.000621371" office:value-type="float" office:value="0.0112143795338002">
            <text:p>0.0112</text:p>
          </table:table-cell>
        </table:table-row>
        <table:table-row table:style-name="ro1">
          <table:table-cell table:style-name="ce1" office:value-type="float" office:value="30.26401467">
            <text:p>30.264015</text:p>
          </table:table-cell>
          <table:table-cell table:style-name="ce1" office:value-type="float" office:value="-97.74779133">
            <text:p>-97.747791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3463.8389">
            <text:p>13463.84</text:p>
          </table:table-cell>
          <table:table-cell table:style-name="ce2" table:formula="of:=[.D715]-[.D714]" office:value-type="float" office:value="14.7237000000005">
            <text:p>14.72</text:p>
          </table:table-cell>
          <table:table-cell table:style-name="ce4" table:formula="of:=[.D715]*0.000621371" office:value-type="float" office:value="8.3660390411319">
            <text:p>8.3660</text:p>
          </table:table-cell>
          <table:table-cell table:style-name="ce4" table:formula="of:=[.E715]*0.000621371" office:value-type="float" office:value="0.00914888019270029">
            <text:p>0.0091</text:p>
          </table:table-cell>
        </table:table-row>
        <table:table-row table:style-name="ro1">
          <table:table-cell table:style-name="ce1" office:value-type="float" office:value="30.26417049">
            <text:p>30.264170</text:p>
          </table:table-cell>
          <table:table-cell table:style-name="ce1" office:value-type="float" office:value="-97.74789719">
            <text:p>-97.747897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3483.9727">
            <text:p>13483.97</text:p>
          </table:table-cell>
          <table:table-cell table:style-name="ce2" table:formula="of:=[.D716]-[.D715]" office:value-type="float" office:value="20.1337999999996">
            <text:p>20.13</text:p>
          </table:table-cell>
          <table:table-cell table:style-name="ce4" table:formula="of:=[.D716]*0.000621371" office:value-type="float" office:value="8.3785496005717">
            <text:p>8.3785</text:p>
          </table:table-cell>
          <table:table-cell table:style-name="ce4" table:formula="of:=[.E716]*0.000621371" office:value-type="float" office:value="0.0125105594397998">
            <text:p>0.0125</text:p>
          </table:table-cell>
        </table:table-row>
        <table:table-row table:style-name="ro1">
          <table:table-cell table:style-name="ce1" office:value-type="float" office:value="30.26428976">
            <text:p>30.264290</text:p>
          </table:table-cell>
          <table:table-cell table:style-name="ce1" office:value-type="float" office:value="-97.74806868">
            <text:p>-97.748069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3505.2129">
            <text:p>13505.21</text:p>
          </table:table-cell>
          <table:table-cell table:style-name="ce2" table:formula="of:=[.D717]-[.D716]" office:value-type="float" office:value="21.2402000000002">
            <text:p>21.24</text:p>
          </table:table-cell>
          <table:table-cell table:style-name="ce4" table:formula="of:=[.D717]*0.000621371" office:value-type="float" office:value="8.3917476448859">
            <text:p>8.3917</text:p>
          </table:table-cell>
          <table:table-cell table:style-name="ce4" table:formula="of:=[.E717]*0.000621371" office:value-type="float" office:value="0.0131980443142001">
            <text:p>0.0132</text:p>
          </table:table-cell>
        </table:table-row>
        <table:table-row table:style-name="ro1">
          <table:table-cell table:style-name="ce1" office:value-type="float" office:value="30.26437987">
            <text:p>30.264380</text:p>
          </table:table-cell>
          <table:table-cell table:style-name="ce1" office:value-type="float" office:value="-97.74825225">
            <text:p>-97.748252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3525.4492">
            <text:p>13525.45</text:p>
          </table:table-cell>
          <table:table-cell table:style-name="ce2" table:formula="of:=[.D718]-[.D717]" office:value-type="float" office:value="20.2362999999987">
            <text:p>20.24</text:p>
          </table:table-cell>
          <table:table-cell table:style-name="ce4" table:formula="of:=[.D718]*0.000621371" office:value-type="float" office:value="8.4043218948532">
            <text:p>8.4043</text:p>
          </table:table-cell>
          <table:table-cell table:style-name="ce4" table:formula="of:=[.E718]*0.000621371" office:value-type="float" office:value="0.0125742499672992">
            <text:p>0.0126</text:p>
          </table:table-cell>
        </table:table-row>
        <table:table-row table:style-name="ro1">
          <table:table-cell table:style-name="ce1" office:value-type="float" office:value="30.26447215">
            <text:p>30.264472</text:p>
          </table:table-cell>
          <table:table-cell table:style-name="ce1" office:value-type="float" office:value="-97.74839633">
            <text:p>-97.748396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3542.4746">
            <text:p>13542.47</text:p>
          </table:table-cell>
          <table:table-cell table:style-name="ce2" table:formula="of:=[.D719]-[.D718]" office:value-type="float" office:value="17.0254000000004">
            <text:p>17.03</text:p>
          </table:table-cell>
          <table:table-cell table:style-name="ce4" table:formula="of:=[.D719]*0.000621371" office:value-type="float" office:value="8.4149009846766">
            <text:p>8.4149</text:p>
          </table:table-cell>
          <table:table-cell table:style-name="ce4" table:formula="of:=[.E719]*0.000621371" office:value-type="float" office:value="0.0105790898234003">
            <text:p>0.0106</text:p>
          </table:table-cell>
        </table:table-row>
        <table:table-row table:style-name="ro1">
          <table:table-cell table:style-name="ce1" office:value-type="float" office:value="30.26454214">
            <text:p>30.264542</text:p>
          </table:table-cell>
          <table:table-cell table:style-name="ce1" office:value-type="float" office:value="-97.74855693">
            <text:p>-97.748557</text:p>
          </table:table-cell>
          <table:table-cell table:style-name="ce2" office:value-type="float" office:value="144.335205">
            <text:p>144.34</text:p>
          </table:table-cell>
          <table:table-cell table:style-name="ce2" office:value-type="float" office:value="13559.7891">
            <text:p>13559.79</text:p>
          </table:table-cell>
          <table:table-cell table:style-name="ce2" table:formula="of:=[.D720]-[.D719]" office:value-type="float" office:value="17.3145000000004">
            <text:p>17.31</text:p>
          </table:table-cell>
          <table:table-cell table:style-name="ce4" table:formula="of:=[.D720]*0.000621371" office:value-type="float" office:value="8.4256597128561">
            <text:p>8.4257</text:p>
          </table:table-cell>
          <table:table-cell table:style-name="ce4" table:formula="of:=[.E720]*0.000621371" office:value-type="float" office:value="0.0107587281795003">
            <text:p>0.0108</text:p>
          </table:table-cell>
        </table:table-row>
        <table:table-row table:style-name="ro1">
          <table:table-cell table:style-name="ce1" office:value-type="float" office:value="30.26461707">
            <text:p>30.264617</text:p>
          </table:table-cell>
          <table:table-cell table:style-name="ce1" office:value-type="float" office:value="-97.74874385">
            <text:p>-97.748744</text:p>
          </table:table-cell>
          <table:table-cell table:style-name="ce2" office:value-type="float" office:value="145.7771">
            <text:p>145.78</text:p>
          </table:table-cell>
          <table:table-cell table:style-name="ce2" office:value-type="float" office:value="13579.6201">
            <text:p>13579.62</text:p>
          </table:table-cell>
          <table:table-cell table:style-name="ce2" table:formula="of:=[.D721]-[.D720]" office:value-type="float" office:value="19.8310000000001">
            <text:p>19.83</text:p>
          </table:table-cell>
          <table:table-cell table:style-name="ce4" table:formula="of:=[.D721]*0.000621371" office:value-type="float" office:value="8.4379821211571">
            <text:p>8.4380</text:p>
          </table:table-cell>
          <table:table-cell table:style-name="ce4" table:formula="of:=[.E721]*0.000621371" office:value-type="float" office:value="0.0123224083010001">
            <text:p>0.0123</text:p>
          </table:table-cell>
        </table:table-row>
        <table:table-row table:style-name="ro1">
          <table:table-cell table:style-name="ce1" office:value-type="float" office:value="30.26469234">
            <text:p>30.264692</text:p>
          </table:table-cell>
          <table:table-cell table:style-name="ce1" office:value-type="float" office:value="-97.74893738">
            <text:p>-97.748937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13600.0225">
            <text:p>13600.02</text:p>
          </table:table-cell>
          <table:table-cell table:style-name="ce2" table:formula="of:=[.D722]-[.D721]" office:value-type="float" office:value="20.402399999999">
            <text:p>20.40</text:p>
          </table:table-cell>
          <table:table-cell table:style-name="ce4" table:formula="of:=[.D722]*0.000621371" office:value-type="float" office:value="8.4506595808475">
            <text:p>8.4507</text:p>
          </table:table-cell>
          <table:table-cell table:style-name="ce4" table:formula="of:=[.E722]*0.000621371" office:value-type="float" office:value="0.0126774596903994">
            <text:p>0.0127</text:p>
          </table:table-cell>
        </table:table-row>
        <table:table-row table:style-name="ro1">
          <table:table-cell table:style-name="ce1" office:value-type="float" office:value="30.26472596">
            <text:p>30.264726</text:p>
          </table:table-cell>
          <table:table-cell table:style-name="ce1" office:value-type="float" office:value="-97.74907133">
            <text:p>-97.749071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13613.335">
            <text:p>13613.34</text:p>
          </table:table-cell>
          <table:table-cell table:style-name="ce2" table:formula="of:=[.D723]-[.D722]" office:value-type="float" office:value="13.3125">
            <text:p>13.31</text:p>
          </table:table-cell>
          <table:table-cell table:style-name="ce4" table:formula="of:=[.D723]*0.000621371" office:value-type="float" office:value="8.458931582285">
            <text:p>8.4589</text:p>
          </table:table-cell>
          <table:table-cell table:style-name="ce4" table:formula="of:=[.E723]*0.000621371" office:value-type="float" office:value="0.0082720014375">
            <text:p>0.0083</text:p>
          </table:table-cell>
        </table:table-row>
        <table:table-row table:style-name="ro1">
          <table:table-cell table:style-name="ce1" office:value-type="float" office:value="30.26479687">
            <text:p>30.264797</text:p>
          </table:table-cell>
          <table:table-cell table:style-name="ce1" office:value-type="float" office:value="-97.74930049">
            <text:p>-97.749300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3636.6445">
            <text:p>13636.64</text:p>
          </table:table-cell>
          <table:table-cell table:style-name="ce2" table:formula="of:=[.D724]-[.D723]" office:value-type="float" office:value="23.3095000000012">
            <text:p>23.31</text:p>
          </table:table-cell>
          <table:table-cell table:style-name="ce4" table:formula="of:=[.D724]*0.000621371" office:value-type="float" office:value="8.4734154296095">
            <text:p>8.4734</text:p>
          </table:table-cell>
          <table:table-cell table:style-name="ce4" table:formula="of:=[.E724]*0.000621371" office:value-type="float" office:value="0.0144838473245008">
            <text:p>0.0145</text:p>
          </table:table-cell>
        </table:table-row>
        <table:table-row table:style-name="ro1">
          <table:table-cell table:style-name="ce1" office:value-type="float" office:value="30.26484883">
            <text:p>30.264849</text:p>
          </table:table-cell>
          <table:table-cell table:style-name="ce1" office:value-type="float" office:value="-97.74951406">
            <text:p>-97.749514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3657.8691">
            <text:p>13657.87</text:p>
          </table:table-cell>
          <table:table-cell table:style-name="ce2" table:formula="of:=[.D725]-[.D724]" office:value-type="float" office:value="21.2245999999996">
            <text:p>21.22</text:p>
          </table:table-cell>
          <table:table-cell table:style-name="ce4" table:formula="of:=[.D725]*0.000621371" office:value-type="float" office:value="8.4866037805361">
            <text:p>8.4866</text:p>
          </table:table-cell>
          <table:table-cell table:style-name="ce4" table:formula="of:=[.E725]*0.000621371" office:value-type="float" office:value="0.0131883509265997">
            <text:p>0.0132</text:p>
          </table:table-cell>
        </table:table-row>
        <table:table-row table:style-name="ro1">
          <table:table-cell table:style-name="ce1" office:value-type="float" office:value="30.26492">
            <text:p>30.264920</text:p>
          </table:table-cell>
          <table:table-cell table:style-name="ce1" office:value-type="float" office:value="-97.74972704">
            <text:p>-97.749727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3679.7881">
            <text:p>13679.79</text:p>
          </table:table-cell>
          <table:table-cell table:style-name="ce2" table:formula="of:=[.D726]-[.D725]" office:value-type="float" office:value="21.9189999999999">
            <text:p>21.92</text:p>
          </table:table-cell>
          <table:table-cell table:style-name="ce4" table:formula="of:=[.D726]*0.000621371" office:value-type="float" office:value="8.5002236114851">
            <text:p>8.5002</text:p>
          </table:table-cell>
          <table:table-cell table:style-name="ce4" table:formula="of:=[.E726]*0.000621371" office:value-type="float" office:value="0.0136198309489999">
            <text:p>0.0136</text:p>
          </table:table-cell>
        </table:table-row>
        <table:table-row table:style-name="ro1">
          <table:table-cell table:style-name="ce1" office:value-type="float" office:value="30.26496073">
            <text:p>30.264961</text:p>
          </table:table-cell>
          <table:table-cell table:style-name="ce1" office:value-type="float" office:value="-97.74994539">
            <text:p>-97.749945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3701.1299">
            <text:p>13701.13</text:p>
          </table:table-cell>
          <table:table-cell table:style-name="ce2" table:formula="of:=[.D727]-[.D726]" office:value-type="float" office:value="21.3418000000001">
            <text:p>21.34</text:p>
          </table:table-cell>
          <table:table-cell table:style-name="ce4" table:formula="of:=[.D727]*0.000621371" office:value-type="float" office:value="8.5134847870929">
            <text:p>8.5135</text:p>
          </table:table-cell>
          <table:table-cell table:style-name="ce4" table:formula="of:=[.E727]*0.000621371" office:value-type="float" office:value="0.0132611756078001">
            <text:p>0.0133</text:p>
          </table:table-cell>
        </table:table-row>
        <table:table-row table:style-name="ro1">
          <table:table-cell table:style-name="ce1" office:value-type="float" office:value="30.2650065">
            <text:p>30.265007</text:p>
          </table:table-cell>
          <table:table-cell table:style-name="ce1" office:value-type="float" office:value="-97.75012049">
            <text:p>-97.750120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3718.709">
            <text:p>13718.71</text:p>
          </table:table-cell>
          <table:table-cell table:style-name="ce2" table:formula="of:=[.D728]-[.D727]" office:value-type="float" office:value="17.5791000000008">
            <text:p>17.58</text:p>
          </table:table-cell>
          <table:table-cell table:style-name="ce4" table:formula="of:=[.D728]*0.000621371" office:value-type="float" office:value="8.524407930039">
            <text:p>8.5244</text:p>
          </table:table-cell>
          <table:table-cell table:style-name="ce4" table:formula="of:=[.E728]*0.000621371" office:value-type="float" office:value="0.0109231429461005">
            <text:p>0.0109</text:p>
          </table:table-cell>
        </table:table-row>
        <table:table-row table:style-name="ro1">
          <table:table-cell table:style-name="ce1" office:value-type="float" office:value="30.26506945">
            <text:p>30.265069</text:p>
          </table:table-cell>
          <table:table-cell table:style-name="ce1" office:value-type="float" office:value="-97.75036457">
            <text:p>-97.750365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3743.1689">
            <text:p>13743.17</text:p>
          </table:table-cell>
          <table:table-cell table:style-name="ce2" table:formula="of:=[.D729]-[.D728]" office:value-type="float" office:value="24.4598999999998">
            <text:p>24.46</text:p>
          </table:table-cell>
          <table:table-cell table:style-name="ce4" table:formula="of:=[.D729]*0.000621371" office:value-type="float" office:value="8.5396066025619">
            <text:p>8.5396</text:p>
          </table:table-cell>
          <table:table-cell table:style-name="ce4" table:formula="of:=[.E729]*0.000621371" office:value-type="float" office:value="0.0151986725228999">
            <text:p>0.0152</text:p>
          </table:table-cell>
        </table:table-row>
        <table:table-row table:style-name="ro1">
          <table:table-cell table:style-name="ce1" office:value-type="float" office:value="30.26514639">
            <text:p>30.265146</text:p>
          </table:table-cell>
          <table:table-cell table:style-name="ce1" office:value-type="float" office:value="-97.75061569">
            <text:p>-97.750616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3768.7852">
            <text:p>13768.79</text:p>
          </table:table-cell>
          <table:table-cell table:style-name="ce2" table:formula="of:=[.D730]-[.D729]" office:value-type="float" office:value="25.6162999999997">
            <text:p>25.62</text:p>
          </table:table-cell>
          <table:table-cell table:style-name="ce4" table:formula="of:=[.D730]*0.000621371" office:value-type="float" office:value="8.5555238285092">
            <text:p>8.5555</text:p>
          </table:table-cell>
          <table:table-cell table:style-name="ce4" table:formula="of:=[.E730]*0.000621371" office:value-type="float" office:value="0.0159172259472998">
            <text:p>0.0159</text:p>
          </table:table-cell>
        </table:table-row>
        <table:table-row table:style-name="ro1">
          <table:table-cell table:style-name="ce1" office:value-type="float" office:value="30.26520263">
            <text:p>30.265203</text:p>
          </table:table-cell>
          <table:table-cell table:style-name="ce1" office:value-type="float" office:value="-97.75082298">
            <text:p>-97.750823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3789.6387">
            <text:p>13789.64</text:p>
          </table:table-cell>
          <table:table-cell table:style-name="ce2" table:formula="of:=[.D731]-[.D730]" office:value-type="float" office:value="20.8534999999993">
            <text:p>20.85</text:p>
          </table:table-cell>
          <table:table-cell table:style-name="ce4" table:formula="of:=[.D731]*0.000621371" office:value-type="float" office:value="8.5684815886577">
            <text:p>8.5685</text:p>
          </table:table-cell>
          <table:table-cell table:style-name="ce4" table:formula="of:=[.E731]*0.000621371" office:value-type="float" office:value="0.0129577601484995">
            <text:p>0.0130</text:p>
          </table:table-cell>
        </table:table-row>
        <table:table-row table:style-name="ro1">
          <table:table-cell table:style-name="ce1" office:value-type="float" office:value="30.26525075">
            <text:p>30.265251</text:p>
          </table:table-cell>
          <table:table-cell table:style-name="ce1" office:value-type="float" office:value="-97.75099405">
            <text:p>-97.750994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3807.0723">
            <text:p>13807.07</text:p>
          </table:table-cell>
          <table:table-cell table:style-name="ce2" table:formula="of:=[.D732]-[.D731]" office:value-type="float" office:value="17.4336000000003">
            <text:p>17.43</text:p>
          </table:table-cell>
          <table:table-cell table:style-name="ce4" table:formula="of:=[.D732]*0.000621371" office:value-type="float" office:value="8.5793143221233">
            <text:p>8.5793</text:p>
          </table:table-cell>
          <table:table-cell table:style-name="ce4" table:formula="of:=[.E732]*0.000621371" office:value-type="float" office:value="0.0108327334656002">
            <text:p>0.0108</text:p>
          </table:table-cell>
        </table:table-row>
        <table:table-row table:style-name="ro1">
          <table:table-cell table:style-name="ce1" office:value-type="float" office:value="30.2653085">
            <text:p>30.265309</text:p>
          </table:table-cell>
          <table:table-cell table:style-name="ce1" office:value-type="float" office:value="-97.75120284">
            <text:p>-97.751203</text:p>
          </table:table-cell>
          <table:table-cell table:style-name="ce2" office:value-type="float" office:value="140.970459">
            <text:p>140.97</text:p>
          </table:table-cell>
          <table:table-cell table:style-name="ce2" office:value-type="float" office:value="13828.1377">
            <text:p>13828.14</text:p>
          </table:table-cell>
          <table:table-cell table:style-name="ce2" table:formula="of:=[.D733]-[.D732]" office:value-type="float" office:value="21.0653999999995">
            <text:p>21.07</text:p>
          </table:table-cell>
          <table:table-cell table:style-name="ce4" table:formula="of:=[.D733]*0.000621371" office:value-type="float" office:value="8.5924037507867">
            <text:p>8.5924</text:p>
          </table:table-cell>
          <table:table-cell table:style-name="ce4" table:formula="of:=[.E733]*0.000621371" office:value-type="float" office:value="0.0130894286633997">
            <text:p>0.0131</text:p>
          </table:table-cell>
        </table:table-row>
        <table:table-row table:style-name="ro1">
          <table:table-cell table:style-name="ce1" office:value-type="float" office:value="30.26536155">
            <text:p>30.265362</text:p>
          </table:table-cell>
          <table:table-cell table:style-name="ce1" office:value-type="float" office:value="-97.75138012">
            <text:p>-97.751380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3846.1875">
            <text:p>13846.19</text:p>
          </table:table-cell>
          <table:table-cell table:style-name="ce2" table:formula="of:=[.D734]-[.D733]" office:value-type="float" office:value="18.0498000000007">
            <text:p>18.05</text:p>
          </table:table-cell>
          <table:table-cell table:style-name="ce4" table:formula="of:=[.D734]*0.000621371" office:value-type="float" office:value="8.6036193730625">
            <text:p>8.6036</text:p>
          </table:table-cell>
          <table:table-cell table:style-name="ce4" table:formula="of:=[.E734]*0.000621371" office:value-type="float" office:value="0.0112156222758004">
            <text:p>0.0112</text:p>
          </table:table-cell>
        </table:table-row>
        <table:table-row table:style-name="ro1">
          <table:table-cell table:style-name="ce1" office:value-type="float" office:value="30.26542526">
            <text:p>30.265425</text:p>
          </table:table-cell>
          <table:table-cell table:style-name="ce1" office:value-type="float" office:value="-97.75158975">
            <text:p>-97.751590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3867.6172">
            <text:p>13867.62</text:p>
          </table:table-cell>
          <table:table-cell table:style-name="ce2" table:formula="of:=[.D735]-[.D734]" office:value-type="float" office:value="21.4297000000006">
            <text:p>21.43</text:p>
          </table:table-cell>
          <table:table-cell table:style-name="ce4" table:formula="of:=[.D735]*0.000621371" office:value-type="float" office:value="8.6169351671812">
            <text:p>8.6169</text:p>
          </table:table-cell>
          <table:table-cell table:style-name="ce4" table:formula="of:=[.E735]*0.000621371" office:value-type="float" office:value="0.0133157941187004">
            <text:p>0.0133</text:p>
          </table:table-cell>
        </table:table-row>
        <table:table-row table:style-name="ro1">
          <table:table-cell table:style-name="ce1" office:value-type="float" office:value="30.26548267">
            <text:p>30.265483</text:p>
          </table:table-cell>
          <table:table-cell table:style-name="ce1" office:value-type="float" office:value="-97.75176854">
            <text:p>-97.751769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3885.9121">
            <text:p>13885.91</text:p>
          </table:table-cell>
          <table:table-cell table:style-name="ce2" table:formula="of:=[.D736]-[.D735]" office:value-type="float" office:value="18.294899999999">
            <text:p>18.29</text:p>
          </table:table-cell>
          <table:table-cell table:style-name="ce4" table:formula="of:=[.D736]*0.000621371" office:value-type="float" office:value="8.6283030874891">
            <text:p>8.6283</text:p>
          </table:table-cell>
          <table:table-cell table:style-name="ce4" table:formula="of:=[.E736]*0.000621371" office:value-type="float" office:value="0.0113679203078994">
            <text:p>0.0114</text:p>
          </table:table-cell>
        </table:table-row>
        <table:table-row table:style-name="ro1">
          <table:table-cell table:style-name="ce1" office:value-type="float" office:value="30.26553548">
            <text:p>30.265535</text:p>
          </table:table-cell>
          <table:table-cell table:style-name="ce1" office:value-type="float" office:value="-97.75194766">
            <text:p>-97.751948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3904.001">
            <text:p>13904.00</text:p>
          </table:table-cell>
          <table:table-cell table:style-name="ce2" table:formula="of:=[.D737]-[.D736]" office:value-type="float" office:value="18.0889000000007">
            <text:p>18.09</text:p>
          </table:table-cell>
          <table:table-cell table:style-name="ce4" table:formula="of:=[.D737]*0.000621371" office:value-type="float" office:value="8.639543005371">
            <text:p>8.6395</text:p>
          </table:table-cell>
          <table:table-cell table:style-name="ce4" table:formula="of:=[.E737]*0.000621371" office:value-type="float" office:value="0.0112399178819004">
            <text:p>0.0112</text:p>
          </table:table-cell>
        </table:table-row>
        <table:table-row table:style-name="ro1">
          <table:table-cell table:style-name="ce1" office:value-type="float" office:value="30.26558753">
            <text:p>30.265588</text:p>
          </table:table-cell>
          <table:table-cell table:style-name="ce1" office:value-type="float" office:value="-97.75212804">
            <text:p>-97.752128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3922.2852">
            <text:p>13922.29</text:p>
          </table:table-cell>
          <table:table-cell table:style-name="ce2" table:formula="of:=[.D738]-[.D737]" office:value-type="float" office:value="18.2842000000001">
            <text:p>18.28</text:p>
          </table:table-cell>
          <table:table-cell table:style-name="ce4" table:formula="of:=[.D738]*0.000621371" office:value-type="float" office:value="8.6509042770092">
            <text:p>8.6509</text:p>
          </table:table-cell>
          <table:table-cell table:style-name="ce4" table:formula="of:=[.E738]*0.000621371" office:value-type="float" office:value="0.0113612716382">
            <text:p>0.0114</text:p>
          </table:table-cell>
        </table:table-row>
        <table:table-row table:style-name="ro1">
          <table:table-cell table:style-name="ce1" office:value-type="float" office:value="30.26564629">
            <text:p>30.265646</text:p>
          </table:table-cell>
          <table:table-cell table:style-name="ce1" office:value-type="float" office:value="-97.75231328">
            <text:p>-97.752313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3941.2783">
            <text:p>13941.28</text:p>
          </table:table-cell>
          <table:table-cell table:style-name="ce2" table:formula="of:=[.D739]-[.D738]" office:value-type="float" office:value="18.9930999999997">
            <text:p>18.99</text:p>
          </table:table-cell>
          <table:table-cell table:style-name="ce4" table:formula="of:=[.D739]*0.000621371" office:value-type="float" office:value="8.6627060385493">
            <text:p>8.6627</text:p>
          </table:table-cell>
          <table:table-cell table:style-name="ce4" table:formula="of:=[.E739]*0.000621371" office:value-type="float" office:value="0.0118017615400998">
            <text:p>0.0118</text:p>
          </table:table-cell>
        </table:table-row>
        <table:table-row table:style-name="ro1">
          <table:table-cell table:style-name="ce1" office:value-type="float" office:value="30.26568828">
            <text:p>30.265688</text:p>
          </table:table-cell>
          <table:table-cell table:style-name="ce1" office:value-type="float" office:value="-97.75249617">
            <text:p>-97.752496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3959.4912">
            <text:p>13959.49</text:p>
          </table:table-cell>
          <table:table-cell table:style-name="ce2" table:formula="of:=[.D740]-[.D739]" office:value-type="float" office:value="18.2129000000004">
            <text:p>18.21</text:p>
          </table:table-cell>
          <table:table-cell table:style-name="ce4" table:formula="of:=[.D740]*0.000621371" office:value-type="float" office:value="8.6740230064352">
            <text:p>8.6740</text:p>
          </table:table-cell>
          <table:table-cell table:style-name="ce4" table:formula="of:=[.E740]*0.000621371" office:value-type="float" office:value="0.0113169678859003">
            <text:p>0.0113</text:p>
          </table:table-cell>
        </table:table-row>
        <table:table-row table:style-name="ro1">
          <table:table-cell table:style-name="ce1" office:value-type="float" office:value="30.26574997">
            <text:p>30.265750</text:p>
          </table:table-cell>
          <table:table-cell table:style-name="ce1" office:value-type="float" office:value="-97.75275408">
            <text:p>-97.752754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3985.2295">
            <text:p>13985.23</text:p>
          </table:table-cell>
          <table:table-cell table:style-name="ce2" table:formula="of:=[.D741]-[.D740]" office:value-type="float" office:value="25.7382999999991">
            <text:p>25.74</text:p>
          </table:table-cell>
          <table:table-cell table:style-name="ce4" table:formula="of:=[.D741]*0.000621371" office:value-type="float" office:value="8.6900160396445">
            <text:p>8.6900</text:p>
          </table:table-cell>
          <table:table-cell table:style-name="ce4" table:formula="of:=[.E741]*0.000621371" office:value-type="float" office:value="0.0159930332092994">
            <text:p>0.0160</text:p>
          </table:table-cell>
        </table:table-row>
        <table:table-row table:style-name="ro1">
          <table:table-cell table:style-name="ce1" office:value-type="float" office:value="30.26581233">
            <text:p>30.265812</text:p>
          </table:table-cell>
          <table:table-cell table:style-name="ce1" office:value-type="float" office:value="-97.75297545">
            <text:p>-97.752975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4008.8701">
            <text:p>14008.87</text:p>
          </table:table-cell>
          <table:table-cell table:style-name="ce2" table:formula="of:=[.D742]-[.D741]" office:value-type="float" office:value="23.6406000000006">
            <text:p>23.64</text:p>
          </table:table-cell>
          <table:table-cell table:style-name="ce4" table:formula="of:=[.D742]*0.000621371" office:value-type="float" office:value="8.7047056229071">
            <text:p>8.7047</text:p>
          </table:table-cell>
          <table:table-cell table:style-name="ce4" table:formula="of:=[.E742]*0.000621371" office:value-type="float" office:value="0.0146895832626004">
            <text:p>0.0147</text:p>
          </table:table-cell>
        </table:table-row>
        <table:table-row table:style-name="ro1">
          <table:table-cell table:style-name="ce1" office:value-type="float" office:value="30.26588735">
            <text:p>30.265887</text:p>
          </table:table-cell>
          <table:table-cell table:style-name="ce1" office:value-type="float" office:value="-97.75320553">
            <text:p>-97.753206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4031.3066">
            <text:p>14031.31</text:p>
          </table:table-cell>
          <table:table-cell table:style-name="ce2" table:formula="of:=[.D743]-[.D742]" office:value-type="float" office:value="22.4364999999998">
            <text:p>22.44</text:p>
          </table:table-cell>
          <table:table-cell table:style-name="ce4" table:formula="of:=[.D743]*0.000621371" office:value-type="float" office:value="8.7186470133486">
            <text:p>8.7186</text:p>
          </table:table-cell>
          <table:table-cell table:style-name="ce4" table:formula="of:=[.E743]*0.000621371" office:value-type="float" office:value="0.0139413904414999">
            <text:p>0.0139</text:p>
          </table:table-cell>
        </table:table-row>
        <table:table-row table:style-name="ro1">
          <table:table-cell table:style-name="ce1" office:value-type="float" office:value="30.26594426">
            <text:p>30.265944</text:p>
          </table:table-cell>
          <table:table-cell table:style-name="ce1" office:value-type="float" office:value="-97.75339815">
            <text:p>-97.753398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050.874">
            <text:p>14050.87</text:p>
          </table:table-cell>
          <table:table-cell table:style-name="ce2" table:formula="of:=[.D744]-[.D743]" office:value-type="float" office:value="19.5673999999999">
            <text:p>19.57</text:p>
          </table:table-cell>
          <table:table-cell table:style-name="ce4" table:formula="of:=[.D744]*0.000621371" office:value-type="float" office:value="8.730805628254">
            <text:p>8.7308</text:p>
          </table:table-cell>
          <table:table-cell table:style-name="ce4" table:formula="of:=[.E744]*0.000621371" office:value-type="float" office:value="0.0121586149053999">
            <text:p>0.0122</text:p>
          </table:table-cell>
        </table:table-row>
        <table:table-row table:style-name="ro1">
          <table:table-cell table:style-name="ce1" office:value-type="float" office:value="30.26600889">
            <text:p>30.266009</text:p>
          </table:table-cell>
          <table:table-cell table:style-name="ce1" office:value-type="float" office:value="-97.75358238">
            <text:p>-97.753582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069.9922">
            <text:p>14069.99</text:p>
          </table:table-cell>
          <table:table-cell table:style-name="ce2" table:formula="of:=[.D745]-[.D744]" office:value-type="float" office:value="19.1182000000008">
            <text:p>19.12</text:p>
          </table:table-cell>
          <table:table-cell table:style-name="ce4" table:formula="of:=[.D745]*0.000621371" office:value-type="float" office:value="8.7426851233062">
            <text:p>8.7427</text:p>
          </table:table-cell>
          <table:table-cell table:style-name="ce4" table:formula="of:=[.E745]*0.000621371" office:value-type="float" office:value="0.0118794950522005">
            <text:p>0.0119</text:p>
          </table:table-cell>
        </table:table-row>
        <table:table-row table:style-name="ro1">
          <table:table-cell table:style-name="ce1" office:value-type="float" office:value="30.26608315">
            <text:p>30.266083</text:p>
          </table:table-cell>
          <table:table-cell table:style-name="ce1" office:value-type="float" office:value="-97.75379738">
            <text:p>-97.753797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092.2197">
            <text:p>14092.22</text:p>
          </table:table-cell>
          <table:table-cell table:style-name="ce2" table:formula="of:=[.D746]-[.D745]" office:value-type="float" office:value="22.2274999999991">
            <text:p>22.23</text:p>
          </table:table-cell>
          <table:table-cell table:style-name="ce4" table:formula="of:=[.D746]*0.000621371" office:value-type="float" office:value="8.7564966472087">
            <text:p>8.7565</text:p>
          </table:table-cell>
          <table:table-cell table:style-name="ce4" table:formula="of:=[.E746]*0.000621371" office:value-type="float" office:value="0.0138115239024994">
            <text:p>0.0138</text:p>
          </table:table-cell>
        </table:table-row>
        <table:table-row table:style-name="ro1">
          <table:table-cell table:style-name="ce1" office:value-type="float" office:value="30.26612992">
            <text:p>30.266130</text:p>
          </table:table-cell>
          <table:table-cell table:style-name="ce1" office:value-type="float" office:value="-97.75398999">
            <text:p>-97.753990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111.3896">
            <text:p>14111.39</text:p>
          </table:table-cell>
          <table:table-cell table:style-name="ce2" table:formula="of:=[.D747]-[.D746]" office:value-type="float" office:value="19.1699000000008">
            <text:p>19.17</text:p>
          </table:table-cell>
          <table:table-cell table:style-name="ce4" table:formula="of:=[.D747]*0.000621371" office:value-type="float" office:value="8.7684082671416">
            <text:p>8.7684</text:p>
          </table:table-cell>
          <table:table-cell table:style-name="ce4" table:formula="of:=[.E747]*0.000621371" office:value-type="float" office:value="0.0119116199329005">
            <text:p>0.0119</text:p>
          </table:table-cell>
        </table:table-row>
        <table:table-row table:style-name="ro1">
          <table:table-cell table:style-name="ce1" office:value-type="float" office:value="30.26621458">
            <text:p>30.266215</text:p>
          </table:table-cell>
          <table:table-cell table:style-name="ce1" office:value-type="float" office:value="-97.75421647">
            <text:p>-97.754216</text:p>
          </table:table-cell>
          <table:table-cell table:style-name="ce2" office:value-type="float" office:value="135.202515">
            <text:p>135.20</text:p>
          </table:table-cell>
          <table:table-cell table:style-name="ce2" office:value-type="float" office:value="14135.123">
            <text:p>14135.12</text:p>
          </table:table-cell>
          <table:table-cell table:style-name="ce2" table:formula="of:=[.D748]-[.D747]" office:value-type="float" office:value="23.7333999999992">
            <text:p>23.73</text:p>
          </table:table-cell>
          <table:table-cell table:style-name="ce4" table:formula="of:=[.D748]*0.000621371" office:value-type="float" office:value="8.783155513633">
            <text:p>8.7832</text:p>
          </table:table-cell>
          <table:table-cell table:style-name="ce4" table:formula="of:=[.E748]*0.000621371" office:value-type="float" office:value="0.0147472464913995">
            <text:p>0.0147</text:p>
          </table:table-cell>
        </table:table-row>
        <table:table-row table:style-name="ro1">
          <table:table-cell table:style-name="ce1" office:value-type="float" office:value="30.26627418">
            <text:p>30.266274</text:p>
          </table:table-cell>
          <table:table-cell table:style-name="ce1" office:value-type="float" office:value="-97.75444605">
            <text:p>-97.754446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4158.3203">
            <text:p>14158.32</text:p>
          </table:table-cell>
          <table:table-cell table:style-name="ce2" table:formula="of:=[.D749]-[.D748]" office:value-type="float" office:value="23.1972999999998">
            <text:p>23.20</text:p>
          </table:table-cell>
          <table:table-cell table:style-name="ce4" table:formula="of:=[.D749]*0.000621371" office:value-type="float" office:value="8.7975696431313">
            <text:p>8.7976</text:p>
          </table:table-cell>
          <table:table-cell table:style-name="ce4" table:formula="of:=[.E749]*0.000621371" office:value-type="float" office:value="0.0144141294982999">
            <text:p>0.0144</text:p>
          </table:table-cell>
        </table:table-row>
        <table:table-row table:style-name="ro1">
          <table:table-cell table:style-name="ce1" office:value-type="float" office:value="30.26631097">
            <text:p>30.266311</text:p>
          </table:table-cell>
          <table:table-cell table:style-name="ce1" office:value-type="float" office:value="-97.75467538">
            <text:p>-97.754675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180.624">
            <text:p>14180.62</text:p>
          </table:table-cell>
          <table:table-cell table:style-name="ce2" table:formula="of:=[.D750]-[.D749]" office:value-type="float" office:value="22.3037000000004">
            <text:p>22.30</text:p>
          </table:table-cell>
          <table:table-cell table:style-name="ce4" table:formula="of:=[.D750]*0.000621371" office:value-type="float" office:value="8.811428515504">
            <text:p>8.8114</text:p>
          </table:table-cell>
          <table:table-cell table:style-name="ce4" table:formula="of:=[.E750]*0.000621371" office:value-type="float" office:value="0.0138588723727002">
            <text:p>0.0139</text:p>
          </table:table-cell>
        </table:table-row>
        <table:table-row table:style-name="ro1">
          <table:table-cell table:style-name="ce1" office:value-type="float" office:value="30.26633805">
            <text:p>30.266338</text:p>
          </table:table-cell>
          <table:table-cell table:style-name="ce1" office:value-type="float" office:value="-97.754868">
            <text:p>-97.754868</text:p>
          </table:table-cell>
          <table:table-cell table:style-name="ce2" office:value-type="float" office:value="133.760498">
            <text:p>133.76</text:p>
          </table:table-cell>
          <table:table-cell table:style-name="ce2" office:value-type="float" office:value="14199.4014">
            <text:p>14199.40</text:p>
          </table:table-cell>
          <table:table-cell table:style-name="ce2" table:formula="of:=[.D751]-[.D750]" office:value-type="float" office:value="18.7774000000009">
            <text:p>18.78</text:p>
          </table:table-cell>
          <table:table-cell table:style-name="ce4" table:formula="of:=[.D751]*0.000621371" office:value-type="float" office:value="8.8230962473194">
            <text:p>8.8231</text:p>
          </table:table-cell>
          <table:table-cell table:style-name="ce4" table:formula="of:=[.E751]*0.000621371" office:value-type="float" office:value="0.0116677318154005">
            <text:p>0.0117</text:p>
          </table:table-cell>
        </table:table-row>
        <table:table-row table:style-name="ro1">
          <table:table-cell table:style-name="ce1" office:value-type="float" office:value="30.26635959">
            <text:p>30.266360</text:p>
          </table:table-cell>
          <table:table-cell table:style-name="ce1" office:value-type="float" office:value="-97.75506129">
            <text:p>-97.755061</text:p>
          </table:table-cell>
          <table:table-cell table:style-name="ce2" office:value-type="float" office:value="132.318604">
            <text:p>132.32</text:p>
          </table:table-cell>
          <table:table-cell table:style-name="ce2" office:value-type="float" office:value="14218.1455">
            <text:p>14218.15</text:p>
          </table:table-cell>
          <table:table-cell table:style-name="ce2" table:formula="of:=[.D752]-[.D751]" office:value-type="float" office:value="18.7440999999999">
            <text:p>18.74</text:p>
          </table:table-cell>
          <table:table-cell table:style-name="ce4" table:formula="of:=[.D752]*0.000621371" office:value-type="float" office:value="8.8347432874805">
            <text:p>8.8347</text:p>
          </table:table-cell>
          <table:table-cell table:style-name="ce4" table:formula="of:=[.E752]*0.000621371" office:value-type="float" office:value="0.0116470401610999">
            <text:p>0.0116</text:p>
          </table:table-cell>
        </table:table-row>
        <table:table-row table:style-name="ro1">
          <table:table-cell table:style-name="ce1" office:value-type="float" office:value="30.26639479">
            <text:p>30.266395</text:p>
          </table:table-cell>
          <table:table-cell table:style-name="ce1" office:value-type="float" office:value="-97.75529246">
            <text:p>-97.755292</text:p>
          </table:table-cell>
          <table:table-cell table:style-name="ce2" office:value-type="float" office:value="130.876709">
            <text:p>130.88</text:p>
          </table:table-cell>
          <table:table-cell table:style-name="ce2" office:value-type="float" office:value="14240.7363">
            <text:p>14240.74</text:p>
          </table:table-cell>
          <table:table-cell table:style-name="ce2" table:formula="of:=[.D753]-[.D752]" office:value-type="float" office:value="22.5907999999999">
            <text:p>22.59</text:p>
          </table:table-cell>
          <table:table-cell table:style-name="ce4" table:formula="of:=[.D753]*0.000621371" office:value-type="float" office:value="8.8487805554673">
            <text:p>8.8488</text:p>
          </table:table-cell>
          <table:table-cell table:style-name="ce4" table:formula="of:=[.E753]*0.000621371" office:value-type="float" office:value="0.0140372679868">
            <text:p>0.0140</text:p>
          </table:table-cell>
        </table:table-row>
        <table:table-row table:style-name="ro1">
          <table:table-cell table:style-name="ce1" office:value-type="float" office:value="30.26641189">
            <text:p>30.266412</text:p>
          </table:table-cell>
          <table:table-cell table:style-name="ce1" office:value-type="float" office:value="-97.75548625">
            <text:p>-97.755486</text:p>
          </table:table-cell>
          <table:table-cell table:style-name="ce2" office:value-type="float" office:value="128.954102">
            <text:p>128.95</text:p>
          </table:table-cell>
          <table:table-cell table:style-name="ce2" office:value-type="float" office:value="14259.5312">
            <text:p>14259.53</text:p>
          </table:table-cell>
          <table:table-cell table:style-name="ce2" table:formula="of:=[.D754]-[.D753]" office:value-type="float" office:value="18.794899999999">
            <text:p>18.79</text:p>
          </table:table-cell>
          <table:table-cell table:style-name="ce4" table:formula="of:=[.D754]*0.000621371" office:value-type="float" office:value="8.8604591612752">
            <text:p>8.8605</text:p>
          </table:table-cell>
          <table:table-cell table:style-name="ce4" table:formula="of:=[.E754]*0.000621371" office:value-type="float" office:value="0.0116786058078994">
            <text:p>0.0117</text:p>
          </table:table-cell>
        </table:table-row>
        <table:table-row table:style-name="ro1">
          <table:table-cell table:style-name="ce1" office:value-type="float" office:value="30.26643595">
            <text:p>30.266436</text:p>
          </table:table-cell>
          <table:table-cell table:style-name="ce1" office:value-type="float" office:value="-97.75581448">
            <text:p>-97.755814</text:p>
          </table:table-cell>
          <table:table-cell table:style-name="ce2" office:value-type="float" office:value="126.069946">
            <text:p>126.07</text:p>
          </table:table-cell>
          <table:table-cell table:style-name="ce2" office:value-type="float" office:value="14291.2354">
            <text:p>14291.24</text:p>
          </table:table-cell>
          <table:table-cell table:style-name="ce2" table:formula="of:=[.D755]-[.D754]" office:value-type="float" office:value="31.7042000000001">
            <text:p>31.70</text:p>
          </table:table-cell>
          <table:table-cell table:style-name="ce4" table:formula="of:=[.D755]*0.000621371" office:value-type="float" office:value="8.8801592317334">
            <text:p>8.8802</text:p>
          </table:table-cell>
          <table:table-cell table:style-name="ce4" table:formula="of:=[.E755]*0.000621371" office:value-type="float" office:value="0.0197000704582001">
            <text:p>0.0197</text:p>
          </table:table-cell>
        </table:table-row>
        <table:table-row table:style-name="ro1">
          <table:table-cell table:style-name="ce1" office:value-type="float" office:value="30.26647492">
            <text:p>30.266475</text:p>
          </table:table-cell>
          <table:table-cell table:style-name="ce1" office:value-type="float" office:value="-97.75606167">
            <text:p>-97.756062</text:p>
          </table:table-cell>
          <table:table-cell table:style-name="ce2" office:value-type="float" office:value="126.069946">
            <text:p>126.07</text:p>
          </table:table-cell>
          <table:table-cell table:style-name="ce2" office:value-type="float" office:value="14315.4326">
            <text:p>14315.43</text:p>
          </table:table-cell>
          <table:table-cell table:style-name="ce2" table:formula="of:=[.D756]-[.D755]" office:value-type="float" office:value="24.1972000000005">
            <text:p>24.20</text:p>
          </table:table-cell>
          <table:table-cell table:style-name="ce4" table:formula="of:=[.D756]*0.000621371" office:value-type="float" office:value="8.8951946700946">
            <text:p>8.8952</text:p>
          </table:table-cell>
          <table:table-cell table:style-name="ce4" table:formula="of:=[.E756]*0.000621371" office:value-type="float" office:value="0.0150354383612003">
            <text:p>0.0150</text:p>
          </table:table-cell>
        </table:table-row>
        <table:table-row table:style-name="ro1">
          <table:table-cell table:style-name="ce1" office:value-type="float" office:value="30.26651558">
            <text:p>30.266516</text:p>
          </table:table-cell>
          <table:table-cell table:style-name="ce1" office:value-type="float" office:value="-97.75625068">
            <text:p>-97.756251</text:p>
          </table:table-cell>
          <table:table-cell table:style-name="ce2" office:value-type="float" office:value="124.147339">
            <text:p>124.15</text:p>
          </table:table-cell>
          <table:table-cell table:style-name="ce2" office:value-type="float" office:value="14334.1211">
            <text:p>14334.12</text:p>
          </table:table-cell>
          <table:table-cell table:style-name="ce2" table:formula="of:=[.D757]-[.D756]" office:value-type="float" office:value="18.6885000000002">
            <text:p>18.69</text:p>
          </table:table-cell>
          <table:table-cell table:style-name="ce4" table:formula="of:=[.D757]*0.000621371" office:value-type="float" office:value="8.9068071620281">
            <text:p>8.9068</text:p>
          </table:table-cell>
          <table:table-cell table:style-name="ce4" table:formula="of:=[.E757]*0.000621371" office:value-type="float" office:value="0.0116124919335001">
            <text:p>0.0116</text:p>
          </table:table-cell>
        </table:table-row>
        <table:table-row table:style-name="ro1">
          <table:table-cell table:style-name="ce1" office:value-type="float" office:value="30.26655816">
            <text:p>30.266558</text:p>
          </table:table-cell>
          <table:table-cell table:style-name="ce1" office:value-type="float" office:value="-97.75639535">
            <text:p>-97.756395</text:p>
          </table:table-cell>
          <table:table-cell table:style-name="ce2" office:value-type="float" office:value="124.147339">
            <text:p>124.15</text:p>
          </table:table-cell>
          <table:table-cell table:style-name="ce2" office:value-type="float" office:value="14349.6299">
            <text:p>14349.63</text:p>
          </table:table-cell>
          <table:table-cell table:style-name="ce2" table:formula="of:=[.D758]-[.D757]" office:value-type="float" office:value="15.5087999999996">
            <text:p>15.51</text:p>
          </table:table-cell>
          <table:table-cell table:style-name="ce4" table:formula="of:=[.D758]*0.000621371" office:value-type="float" office:value="8.9164438805929">
            <text:p>8.9164</text:p>
          </table:table-cell>
          <table:table-cell table:style-name="ce4" table:formula="of:=[.E758]*0.000621371" office:value-type="float" office:value="0.00963671856479976">
            <text:p>0.0096</text:p>
          </table:table-cell>
        </table:table-row>
        <table:table-row table:style-name="ro1">
          <table:table-cell table:style-name="ce1" office:value-type="float" office:value="30.26663753">
            <text:p>30.266638</text:p>
          </table:table-cell>
          <table:table-cell table:style-name="ce1" office:value-type="float" office:value="-97.75653524">
            <text:p>-97.756535</text:p>
          </table:table-cell>
          <table:table-cell table:style-name="ce2" office:value-type="float" office:value="124.147339">
            <text:p>124.15</text:p>
          </table:table-cell>
          <table:table-cell table:style-name="ce2" office:value-type="float" office:value="14365.0518">
            <text:p>14365.05</text:p>
          </table:table-cell>
          <table:table-cell table:style-name="ce2" table:formula="of:=[.D759]-[.D758]" office:value-type="float" office:value="15.4218999999994">
            <text:p>15.42</text:p>
          </table:table-cell>
          <table:table-cell table:style-name="ce4" table:formula="of:=[.D759]*0.000621371" office:value-type="float" office:value="8.9260266020178">
            <text:p>8.9260</text:p>
          </table:table-cell>
          <table:table-cell table:style-name="ce4" table:formula="of:=[.E759]*0.000621371" office:value-type="float" office:value="0.00958272142489961">
            <text:p>0.0096</text:p>
          </table:table-cell>
        </table:table-row>
        <table:table-row table:style-name="ro1">
          <table:table-cell table:style-name="ce1" office:value-type="float" office:value="30.266718">
            <text:p>30.266718</text:p>
          </table:table-cell>
          <table:table-cell table:style-name="ce1" office:value-type="float" office:value="-97.75667782">
            <text:p>-97.756678</text:p>
          </table:table-cell>
          <table:table-cell table:style-name="ce2" office:value-type="float" office:value="125.589355">
            <text:p>125.59</text:p>
          </table:table-cell>
          <table:table-cell table:style-name="ce2" office:value-type="float" office:value="14381.3799">
            <text:p>14381.38</text:p>
          </table:table-cell>
          <table:table-cell table:style-name="ce2" table:formula="of:=[.D760]-[.D759]" office:value-type="float" office:value="16.3281000000006">
            <text:p>16.33</text:p>
          </table:table-cell>
          <table:table-cell table:style-name="ce4" table:formula="of:=[.D760]*0.000621371" office:value-type="float" office:value="8.9361724098429">
            <text:p>8.9362</text:p>
          </table:table-cell>
          <table:table-cell table:style-name="ce4" table:formula="of:=[.E760]*0.000621371" office:value-type="float" office:value="0.0101458078251004">
            <text:p>0.0101</text:p>
          </table:table-cell>
        </table:table-row>
        <table:table-row table:style-name="ro1">
          <table:table-cell table:style-name="ce1" office:value-type="float" office:value="30.26682009">
            <text:p>30.266820</text:p>
          </table:table-cell>
          <table:table-cell table:style-name="ce1" office:value-type="float" office:value="-97.75684512">
            <text:p>-97.756845</text:p>
          </table:table-cell>
          <table:table-cell table:style-name="ce2" office:value-type="float" office:value="129.434692">
            <text:p>129.43</text:p>
          </table:table-cell>
          <table:table-cell table:style-name="ce2" office:value-type="float" office:value="14401.0947">
            <text:p>14401.09</text:p>
          </table:table-cell>
          <table:table-cell table:style-name="ce2" table:formula="of:=[.D761]-[.D760]" office:value-type="float" office:value="19.7147999999997">
            <text:p>19.71</text:p>
          </table:table-cell>
          <table:table-cell table:style-name="ce4" table:formula="of:=[.D761]*0.000621371" office:value-type="float" office:value="8.9484226148337">
            <text:p>8.9484</text:p>
          </table:table-cell>
          <table:table-cell table:style-name="ce4" table:formula="of:=[.E761]*0.000621371" office:value-type="float" office:value="0.0122502049907998">
            <text:p>0.0123</text:p>
          </table:table-cell>
        </table:table-row>
        <table:table-row table:style-name="ro1">
          <table:table-cell table:style-name="ce1" office:value-type="float" office:value="30.26693685">
            <text:p>30.266937</text:p>
          </table:table-cell>
          <table:table-cell table:style-name="ce1" office:value-type="float" office:value="-97.75702626">
            <text:p>-97.757026</text:p>
          </table:table-cell>
          <table:table-cell table:style-name="ce2" office:value-type="float" office:value="130.395996">
            <text:p>130.40</text:p>
          </table:table-cell>
          <table:table-cell table:style-name="ce2" office:value-type="float" office:value="14422.8096">
            <text:p>14422.81</text:p>
          </table:table-cell>
          <table:table-cell table:style-name="ce2" table:formula="of:=[.D762]-[.D761]" office:value-type="float" office:value="21.7149000000009">
            <text:p>21.71</text:p>
          </table:table-cell>
          <table:table-cell table:style-name="ce4" table:formula="of:=[.D762]*0.000621371" office:value-type="float" office:value="8.9619156239616">
            <text:p>8.9619</text:p>
          </table:table-cell>
          <table:table-cell table:style-name="ce4" table:formula="of:=[.E762]*0.000621371" office:value-type="float" office:value="0.0134930091279005">
            <text:p>0.0135</text:p>
          </table:table-cell>
        </table:table-row>
        <table:table-row table:style-name="ro1">
          <table:table-cell table:style-name="ce1" office:value-type="float" office:value="30.26708873">
            <text:p>30.267089</text:p>
          </table:table-cell>
          <table:table-cell table:style-name="ce1" office:value-type="float" office:value="-97.7572203">
            <text:p>-97.757220</text:p>
          </table:table-cell>
          <table:table-cell table:style-name="ce2" office:value-type="float" office:value="131.3573">
            <text:p>131.36</text:p>
          </table:table-cell>
          <table:table-cell table:style-name="ce2" office:value-type="float" office:value="14447.9561">
            <text:p>14447.96</text:p>
          </table:table-cell>
          <table:table-cell table:style-name="ce2" table:formula="of:=[.D763]-[.D762]" office:value-type="float" office:value="25.1464999999989">
            <text:p>25.15</text:p>
          </table:table-cell>
          <table:table-cell table:style-name="ce4" table:formula="of:=[.D763]*0.000621371" office:value-type="float" office:value="8.9775409298131">
            <text:p>8.9775</text:p>
          </table:table-cell>
          <table:table-cell table:style-name="ce4" table:formula="of:=[.E763]*0.000621371" office:value-type="float" office:value="0.0156253058514993">
            <text:p>0.0156</text:p>
          </table:table-cell>
        </table:table-row>
        <table:table-row table:style-name="ro1">
          <table:table-cell table:style-name="ce1" office:value-type="float" office:value="30.26713726">
            <text:p>30.267137</text:p>
          </table:table-cell>
          <table:table-cell table:style-name="ce1" office:value-type="float" office:value="-97.75727922">
            <text:p>-97.757279</text:p>
          </table:table-cell>
          <table:table-cell table:style-name="ce2" office:value-type="float" office:value="130.876709">
            <text:p>130.88</text:p>
          </table:table-cell>
          <table:table-cell table:style-name="ce2" office:value-type="float" office:value="14455.7246">
            <text:p>14455.72</text:p>
          </table:table-cell>
          <table:table-cell table:style-name="ce2" table:formula="of:=[.D764]-[.D763]" office:value-type="float" office:value="7.76850000000013">
            <text:p>7.77</text:p>
          </table:table-cell>
          <table:table-cell table:style-name="ce4" table:formula="of:=[.D764]*0.000621371" office:value-type="float" office:value="8.9823680504266">
            <text:p>8.9824</text:p>
          </table:table-cell>
          <table:table-cell table:style-name="ce4" table:formula="of:=[.E764]*0.000621371" office:value-type="float" office:value="0.00482712061350008">
            <text:p>0.0048</text:p>
          </table:table-cell>
        </table:table-row>
        <table:table-row table:style-name="ro1">
          <table:table-cell table:style-name="ce1" office:value-type="float" office:value="30.26725754">
            <text:p>30.267258</text:p>
          </table:table-cell>
          <table:table-cell table:style-name="ce1" office:value-type="float" office:value="-97.7574653">
            <text:p>-97.757465</text:p>
          </table:table-cell>
          <table:table-cell table:style-name="ce2" office:value-type="float" office:value="130.876709">
            <text:p>130.88</text:p>
          </table:table-cell>
          <table:table-cell table:style-name="ce2" office:value-type="float" office:value="14478.0049">
            <text:p>14478.00</text:p>
          </table:table-cell>
          <table:table-cell table:style-name="ce2" table:formula="of:=[.D765]-[.D764]" office:value-type="float" office:value="22.2803000000003">
            <text:p>22.28</text:p>
          </table:table-cell>
          <table:table-cell table:style-name="ce4" table:formula="of:=[.D765]*0.000621371" office:value-type="float" office:value="8.9962123827179">
            <text:p>8.9962</text:p>
          </table:table-cell>
          <table:table-cell table:style-name="ce4" table:formula="of:=[.E765]*0.000621371" office:value-type="float" office:value="0.0138443322913002">
            <text:p>0.0138</text:p>
          </table:table-cell>
        </table:table-row>
        <table:table-row table:style-name="ro1">
          <table:table-cell table:style-name="ce1" office:value-type="float" office:value="30.26733868">
            <text:p>30.267339</text:p>
          </table:table-cell>
          <table:table-cell table:style-name="ce1" office:value-type="float" office:value="-97.75757695">
            <text:p>-97.757577</text:p>
          </table:table-cell>
          <table:table-cell table:style-name="ce2" office:value-type="float" office:value="132.318604">
            <text:p>132.32</text:p>
          </table:table-cell>
          <table:table-cell table:style-name="ce2" office:value-type="float" office:value="14491.9424">
            <text:p>14491.94</text:p>
          </table:table-cell>
          <table:table-cell table:style-name="ce2" table:formula="of:=[.D766]-[.D765]" office:value-type="float" office:value="13.9375">
            <text:p>13.94</text:p>
          </table:table-cell>
          <table:table-cell table:style-name="ce4" table:formula="of:=[.D766]*0.000621371" office:value-type="float" office:value="9.0048727410304">
            <text:p>9.0049</text:p>
          </table:table-cell>
          <table:table-cell table:style-name="ce4" table:formula="of:=[.E766]*0.000621371" office:value-type="float" office:value="0.0086603583125">
            <text:p>0.0087</text:p>
          </table:table-cell>
        </table:table-row>
        <table:table-row table:style-name="ro1">
          <table:table-cell table:style-name="ce1" office:value-type="float" office:value="30.26734882">
            <text:p>30.267349</text:p>
          </table:table-cell>
          <table:table-cell table:style-name="ce1" office:value-type="float" office:value="-97.75760226">
            <text:p>-97.757602</text:p>
          </table:table-cell>
          <table:table-cell table:style-name="ce2" office:value-type="float" office:value="132.318604">
            <text:p>132.32</text:p>
          </table:table-cell>
          <table:table-cell table:style-name="ce2" office:value-type="float" office:value="14494.6064">
            <text:p>14494.61</text:p>
          </table:table-cell>
          <table:table-cell table:style-name="ce2" table:formula="of:=[.D767]-[.D766]" office:value-type="float" office:value="2.66400000000067">
            <text:p>2.66</text:p>
          </table:table-cell>
          <table:table-cell table:style-name="ce4" table:formula="of:=[.D767]*0.000621371" office:value-type="float" office:value="9.0065280733744">
            <text:p>9.0065</text:p>
          </table:table-cell>
          <table:table-cell table:style-name="ce4" table:formula="of:=[.E767]*0.000621371" office:value-type="float" office:value="0.00165533234400042">
            <text:p>0.0017</text:p>
          </table:table-cell>
        </table:table-row>
        <table:table-row table:style-name="ro1">
          <table:table-cell table:style-name="ce1" office:value-type="float" office:value="30.26747765">
            <text:p>30.267478</text:p>
          </table:table-cell>
          <table:table-cell table:style-name="ce1" office:value-type="float" office:value="-97.7577559">
            <text:p>-97.757756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515.1689">
            <text:p>14515.17</text:p>
          </table:table-cell>
          <table:table-cell table:style-name="ce2" table:formula="of:=[.D768]-[.D767]" office:value-type="float" office:value="20.5625">
            <text:p>20.56</text:p>
          </table:table-cell>
          <table:table-cell table:style-name="ce4" table:formula="of:=[.D768]*0.000621371" office:value-type="float" office:value="9.0193050145619">
            <text:p>9.0193</text:p>
          </table:table-cell>
          <table:table-cell table:style-name="ce4" table:formula="of:=[.E768]*0.000621371" office:value-type="float" office:value="0.0127769411875">
            <text:p>0.0128</text:p>
          </table:table-cell>
        </table:table-row>
        <table:table-row table:style-name="ro1">
          <table:table-cell table:style-name="ce1" office:value-type="float" office:value="30.26763028">
            <text:p>30.267630</text:p>
          </table:table-cell>
          <table:table-cell table:style-name="ce1" office:value-type="float" office:value="-97.75791725">
            <text:p>-97.757917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538.2275">
            <text:p>14538.23</text:p>
          </table:table-cell>
          <table:table-cell table:style-name="ce2" table:formula="of:=[.D769]-[.D768]" office:value-type="float" office:value="23.0586000000003">
            <text:p>23.06</text:p>
          </table:table-cell>
          <table:table-cell table:style-name="ce4" table:formula="of:=[.D769]*0.000621371" office:value-type="float" office:value="9.0336329599025">
            <text:p>9.0336</text:p>
          </table:table-cell>
          <table:table-cell table:style-name="ce4" table:formula="of:=[.E769]*0.000621371" office:value-type="float" office:value="0.0143279453406002">
            <text:p>0.0143</text:p>
          </table:table-cell>
        </table:table-row>
        <table:table-row table:style-name="ro1">
          <table:table-cell table:style-name="ce1" office:value-type="float" office:value="30.26773422">
            <text:p>30.267734</text:p>
          </table:table-cell>
          <table:table-cell table:style-name="ce1" office:value-type="float" office:value="-97.7580175">
            <text:p>-97.758018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553.2197">
            <text:p>14553.22</text:p>
          </table:table-cell>
          <table:table-cell table:style-name="ce2" table:formula="of:=[.D770]-[.D769]" office:value-type="float" office:value="14.9921999999988">
            <text:p>14.99</text:p>
          </table:table-cell>
          <table:table-cell table:style-name="ce4" table:formula="of:=[.D770]*0.000621371" office:value-type="float" office:value="9.0429486782087">
            <text:p>9.0429</text:p>
          </table:table-cell>
          <table:table-cell table:style-name="ce4" table:formula="of:=[.E770]*0.000621371" office:value-type="float" office:value="0.00931571830619924">
            <text:p>0.0093</text:p>
          </table:table-cell>
        </table:table-row>
        <table:table-row table:style-name="ro1">
          <table:table-cell table:style-name="ce1" office:value-type="float" office:value="30.26783547">
            <text:p>30.267835</text:p>
          </table:table-cell>
          <table:table-cell table:style-name="ce1" office:value-type="float" office:value="-97.75816108">
            <text:p>-97.758161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571.0225">
            <text:p>14571.02</text:p>
          </table:table-cell>
          <table:table-cell table:style-name="ce2" table:formula="of:=[.D771]-[.D770]" office:value-type="float" office:value="17.8027999999995">
            <text:p>17.80</text:p>
          </table:table-cell>
          <table:table-cell table:style-name="ce4" table:formula="of:=[.D771]*0.000621371" office:value-type="float" office:value="9.0540108218475">
            <text:p>9.0540</text:p>
          </table:table-cell>
          <table:table-cell table:style-name="ce4" table:formula="of:=[.E771]*0.000621371" office:value-type="float" office:value="0.0110621436387997">
            <text:p>0.0111</text:p>
          </table:table-cell>
        </table:table-row>
        <table:table-row table:style-name="ro1">
          <table:table-cell table:style-name="ce1" office:value-type="float" office:value="30.26790529">
            <text:p>30.267905</text:p>
          </table:table-cell>
          <table:table-cell table:style-name="ce1" office:value-type="float" office:value="-97.75827725">
            <text:p>-97.758277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584.793">
            <text:p>14584.79</text:p>
          </table:table-cell>
          <table:table-cell table:style-name="ce2" table:formula="of:=[.D772]-[.D771]" office:value-type="float" office:value="13.7705000000005">
            <text:p>13.77</text:p>
          </table:table-cell>
          <table:table-cell table:style-name="ce4" table:formula="of:=[.D772]*0.000621371" office:value-type="float" office:value="9.062567411203">
            <text:p>9.0626</text:p>
          </table:table-cell>
          <table:table-cell table:style-name="ce4" table:formula="of:=[.E772]*0.000621371" office:value-type="float" office:value="0.00855658935550033">
            <text:p>0.0086</text:p>
          </table:table-cell>
        </table:table-row>
        <table:table-row table:style-name="ro1">
          <table:table-cell table:style-name="ce1" office:value-type="float" office:value="30.26800269">
            <text:p>30.268003</text:p>
          </table:table-cell>
          <table:table-cell table:style-name="ce1" office:value-type="float" office:value="-97.75843475">
            <text:p>-97.758435</text:p>
          </table:table-cell>
          <table:table-cell table:style-name="ce2" office:value-type="float" office:value="134.721924">
            <text:p>134.72</text:p>
          </table:table-cell>
          <table:table-cell table:style-name="ce2" office:value-type="float" office:value="14603.4404">
            <text:p>14603.44</text:p>
          </table:table-cell>
          <table:table-cell table:style-name="ce2" table:formula="of:=[.D773]-[.D772]" office:value-type="float" office:value="18.6473999999998">
            <text:p>18.65</text:p>
          </table:table-cell>
          <table:table-cell table:style-name="ce4" table:formula="of:=[.D773]*0.000621371" office:value-type="float" office:value="9.0741543647884">
            <text:p>9.0742</text:p>
          </table:table-cell>
          <table:table-cell table:style-name="ce4" table:formula="of:=[.E773]*0.000621371" office:value-type="float" office:value="0.0115869535853999">
            <text:p>0.0116</text:p>
          </table:table-cell>
        </table:table-row>
        <table:table-row table:style-name="ro1">
          <table:table-cell table:style-name="ce1" office:value-type="float" office:value="30.26810713">
            <text:p>30.268107</text:p>
          </table:table-cell>
          <table:table-cell table:style-name="ce1" office:value-type="float" office:value="-97.75860046">
            <text:p>-97.758600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4623.1582">
            <text:p>14623.16</text:p>
          </table:table-cell>
          <table:table-cell table:style-name="ce2" table:formula="of:=[.D774]-[.D773]" office:value-type="float" office:value="19.7178000000004">
            <text:p>19.72</text:p>
          </table:table-cell>
          <table:table-cell table:style-name="ce4" table:formula="of:=[.D774]*0.000621371" office:value-type="float" office:value="9.0864064338922">
            <text:p>9.0864</text:p>
          </table:table-cell>
          <table:table-cell table:style-name="ce4" table:formula="of:=[.E774]*0.000621371" office:value-type="float" office:value="0.0122520691038002">
            <text:p>0.0123</text:p>
          </table:table-cell>
        </table:table-row>
        <table:table-row table:style-name="ro1">
          <table:table-cell table:style-name="ce1" office:value-type="float" office:value="30.26820595">
            <text:p>30.268206</text:p>
          </table:table-cell>
          <table:table-cell table:style-name="ce1" office:value-type="float" office:value="-97.75876206">
            <text:p>-97.758762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4642.1309">
            <text:p>14642.13</text:p>
          </table:table-cell>
          <table:table-cell table:style-name="ce2" table:formula="of:=[.D775]-[.D774]" office:value-type="float" office:value="18.9727000000003">
            <text:p>18.97</text:p>
          </table:table-cell>
          <table:table-cell table:style-name="ce4" table:formula="of:=[.D775]*0.000621371" office:value-type="float" office:value="9.0981955194639">
            <text:p>9.0982</text:p>
          </table:table-cell>
          <table:table-cell table:style-name="ce4" table:formula="of:=[.E775]*0.000621371" office:value-type="float" office:value="0.0117890855717002">
            <text:p>0.0118</text:p>
          </table:table-cell>
        </table:table-row>
        <table:table-row table:style-name="ro1">
          <table:table-cell table:style-name="ce1" office:value-type="float" office:value="30.26827519">
            <text:p>30.268275</text:p>
          </table:table-cell>
          <table:table-cell table:style-name="ce1" office:value-type="float" office:value="-97.75889374">
            <text:p>-97.758894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4656.9121">
            <text:p>14656.91</text:p>
          </table:table-cell>
          <table:table-cell table:style-name="ce2" table:formula="of:=[.D776]-[.D775]" office:value-type="float" office:value="14.7811999999994">
            <text:p>14.78</text:p>
          </table:table-cell>
          <table:table-cell table:style-name="ce4" table:formula="of:=[.D776]*0.000621371" office:value-type="float" office:value="9.1073801284891">
            <text:p>9.1074</text:p>
          </table:table-cell>
          <table:table-cell table:style-name="ce4" table:formula="of:=[.E776]*0.000621371" office:value-type="float" office:value="0.00918460902519965">
            <text:p>0.0092</text:p>
          </table:table-cell>
        </table:table-row>
        <table:table-row table:style-name="ro1">
          <table:table-cell table:style-name="ce1" office:value-type="float" office:value="30.26835255">
            <text:p>30.268353</text:p>
          </table:table-cell>
          <table:table-cell table:style-name="ce1" office:value-type="float" office:value="-97.75906909">
            <text:p>-97.759069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4675.8203">
            <text:p>14675.82</text:p>
          </table:table-cell>
          <table:table-cell table:style-name="ce2" table:formula="of:=[.D777]-[.D776]" office:value-type="float" office:value="18.9081999999999">
            <text:p>18.91</text:p>
          </table:table-cell>
          <table:table-cell table:style-name="ce4" table:formula="of:=[.D777]*0.000621371" office:value-type="float" office:value="9.1191291356313">
            <text:p>9.1191</text:p>
          </table:table-cell>
          <table:table-cell table:style-name="ce4" table:formula="of:=[.E777]*0.000621371" office:value-type="float" office:value="0.0117490071421999">
            <text:p>0.0117</text:p>
          </table:table-cell>
        </table:table-row>
        <table:table-row table:style-name="ro1">
          <table:table-cell table:style-name="ce1" office:value-type="float" office:value="30.26843973">
            <text:p>30.268440</text:p>
          </table:table-cell>
          <table:table-cell table:style-name="ce1" office:value-type="float" office:value="-97.759283">
            <text:p>-97.759283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4698.4561">
            <text:p>14698.46</text:p>
          </table:table-cell>
          <table:table-cell table:style-name="ce2" table:formula="of:=[.D778]-[.D777]" office:value-type="float" office:value="22.6358">
            <text:p>22.64</text:p>
          </table:table-cell>
          <table:table-cell table:style-name="ce4" table:formula="of:=[.D778]*0.000621371" office:value-type="float" office:value="9.1331943653131">
            <text:p>9.1332</text:p>
          </table:table-cell>
          <table:table-cell table:style-name="ce4" table:formula="of:=[.E778]*0.000621371" office:value-type="float" office:value="0.0140652296818">
            <text:p>0.0141</text:p>
          </table:table-cell>
        </table:table-row>
        <table:table-row table:style-name="ro1">
          <table:table-cell table:style-name="ce1" office:value-type="float" office:value="30.26853972">
            <text:p>30.268540</text:p>
          </table:table-cell>
          <table:table-cell table:style-name="ce1" office:value-type="float" office:value="-97.75952834">
            <text:p>-97.759528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4724.5615">
            <text:p>14724.56</text:p>
          </table:table-cell>
          <table:table-cell table:style-name="ce2" table:formula="of:=[.D779]-[.D778]" office:value-type="float" office:value="26.1054000000004">
            <text:p>26.11</text:p>
          </table:table-cell>
          <table:table-cell table:style-name="ce4" table:formula="of:=[.D779]*0.000621371" office:value-type="float" office:value="9.1494155038165">
            <text:p>9.1494</text:p>
          </table:table-cell>
          <table:table-cell table:style-name="ce4" table:formula="of:=[.E779]*0.000621371" office:value-type="float" office:value="0.0162211385034002">
            <text:p>0.0162</text:p>
          </table:table-cell>
        </table:table-row>
        <table:table-row table:style-name="ro1">
          <table:table-cell table:style-name="ce1" office:value-type="float" office:value="30.26860862">
            <text:p>30.268609</text:p>
          </table:table-cell>
          <table:table-cell table:style-name="ce1" office:value-type="float" office:value="-97.75970712">
            <text:p>-97.759707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4743.3867">
            <text:p>14743.39</text:p>
          </table:table-cell>
          <table:table-cell table:style-name="ce2" table:formula="of:=[.D780]-[.D779]" office:value-type="float" office:value="18.8251999999993">
            <text:p>18.83</text:p>
          </table:table-cell>
          <table:table-cell table:style-name="ce4" table:formula="of:=[.D780]*0.000621371" office:value-type="float" office:value="9.1611129371657">
            <text:p>9.1611</text:p>
          </table:table-cell>
          <table:table-cell table:style-name="ce4" table:formula="of:=[.E780]*0.000621371" office:value-type="float" office:value="0.0116974333491996">
            <text:p>0.0117</text:p>
          </table:table-cell>
        </table:table-row>
        <table:table-row table:style-name="ro1">
          <table:table-cell table:style-name="ce1" office:value-type="float" office:value="30.26867299">
            <text:p>30.268673</text:p>
          </table:table-cell>
          <table:table-cell table:style-name="ce1" office:value-type="float" office:value="-97.75984718">
            <text:p>-97.759847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4758.6572">
            <text:p>14758.66</text:p>
          </table:table-cell>
          <table:table-cell table:style-name="ce2" table:formula="of:=[.D781]-[.D780]" office:value-type="float" office:value="15.2705000000005">
            <text:p>15.27</text:p>
          </table:table-cell>
          <table:table-cell table:style-name="ce4" table:formula="of:=[.D781]*0.000621371" office:value-type="float" office:value="9.1706015830212">
            <text:p>9.1706</text:p>
          </table:table-cell>
          <table:table-cell table:style-name="ce4" table:formula="of:=[.E781]*0.000621371" office:value-type="float" office:value="0.00948864585550033">
            <text:p>0.0095</text:p>
          </table:table-cell>
        </table:table-row>
        <table:table-row table:style-name="ro1">
          <table:table-cell table:style-name="ce1" office:value-type="float" office:value="30.26873628">
            <text:p>30.268736</text:p>
          </table:table-cell>
          <table:table-cell table:style-name="ce1" office:value-type="float" office:value="-97.75998197">
            <text:p>-97.759982</text:p>
          </table:table-cell>
          <table:table-cell table:style-name="ce2" office:value-type="float" office:value="137.125244">
            <text:p>137.13</text:p>
          </table:table-cell>
          <table:table-cell table:style-name="ce2" office:value-type="float" office:value="14773.3613">
            <text:p>14773.36</text:p>
          </table:table-cell>
          <table:table-cell table:style-name="ce2" table:formula="of:=[.D782]-[.D781]" office:value-type="float" office:value="14.7041000000008">
            <text:p>14.70</text:p>
          </table:table-cell>
          <table:table-cell table:style-name="ce4" table:formula="of:=[.D782]*0.000621371" office:value-type="float" office:value="9.1797382843423">
            <text:p>9.1797</text:p>
          </table:table-cell>
          <table:table-cell table:style-name="ce4" table:formula="of:=[.E782]*0.000621371" office:value-type="float" office:value="0.00913670132110052">
            <text:p>0.0091</text:p>
          </table:table-cell>
        </table:table-row>
        <table:table-row table:style-name="ro1">
          <table:table-cell table:style-name="ce1" office:value-type="float" office:value="30.2688232">
            <text:p>30.268823</text:p>
          </table:table-cell>
          <table:table-cell table:style-name="ce1" office:value-type="float" office:value="-97.76018204">
            <text:p>-97.760182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4794.8701">
            <text:p>14794.87</text:p>
          </table:table-cell>
          <table:table-cell table:style-name="ce2" table:formula="of:=[.D783]-[.D782]" office:value-type="float" office:value="21.5087999999996">
            <text:p>21.51</text:p>
          </table:table-cell>
          <table:table-cell table:style-name="ce4" table:formula="of:=[.D783]*0.000621371" office:value-type="float" office:value="9.1931032289071">
            <text:p>9.1931</text:p>
          </table:table-cell>
          <table:table-cell table:style-name="ce4" table:formula="of:=[.E783]*0.000621371" office:value-type="float" office:value="0.0133649445647998">
            <text:p>0.0134</text:p>
          </table:table-cell>
        </table:table-row>
        <table:table-row table:style-name="ro1">
          <table:table-cell table:style-name="ce1" office:value-type="float" office:value="30.26889687">
            <text:p>30.268897</text:p>
          </table:table-cell>
          <table:table-cell table:style-name="ce1" office:value-type="float" office:value="-97.76034918">
            <text:p>-97.760349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4812.8955">
            <text:p>14812.90</text:p>
          </table:table-cell>
          <table:table-cell table:style-name="ce2" table:formula="of:=[.D784]-[.D783]" office:value-type="float" office:value="18.0254000000004">
            <text:p>18.03</text:p>
          </table:table-cell>
          <table:table-cell table:style-name="ce4" table:formula="of:=[.D784]*0.000621371" office:value-type="float" office:value="9.2043036897305">
            <text:p>9.2043</text:p>
          </table:table-cell>
          <table:table-cell table:style-name="ce4" table:formula="of:=[.E784]*0.000621371" office:value-type="float" office:value="0.0112004608234003">
            <text:p>0.0112</text:p>
          </table:table-cell>
        </table:table-row>
        <table:table-row table:style-name="ro1">
          <table:table-cell table:style-name="ce1" office:value-type="float" office:value="30.26898664">
            <text:p>30.268987</text:p>
          </table:table-cell>
          <table:table-cell table:style-name="ce1" office:value-type="float" office:value="-97.76051564">
            <text:p>-97.760516</text:p>
          </table:table-cell>
          <table:table-cell table:style-name="ce2" office:value-type="float" office:value="135.202515">
            <text:p>135.20</text:p>
          </table:table-cell>
          <table:table-cell table:style-name="ce2" office:value-type="float" office:value="14831.748">
            <text:p>14831.75</text:p>
          </table:table-cell>
          <table:table-cell table:style-name="ce2" table:formula="of:=[.D785]-[.D784]" office:value-type="float" office:value="18.8524999999991">
            <text:p>18.85</text:p>
          </table:table-cell>
          <table:table-cell table:style-name="ce4" table:formula="of:=[.D785]*0.000621371" office:value-type="float" office:value="9.216018086508">
            <text:p>9.2160</text:p>
          </table:table-cell>
          <table:table-cell table:style-name="ce4" table:formula="of:=[.E785]*0.000621371" office:value-type="float" office:value="0.0117143967774994">
            <text:p>0.0117</text:p>
          </table:table-cell>
        </table:table-row>
        <table:table-row table:style-name="ro1">
          <table:table-cell table:style-name="ce1" office:value-type="float" office:value="30.26907465">
            <text:p>30.269075</text:p>
          </table:table-cell>
          <table:table-cell table:style-name="ce1" office:value-type="float" office:value="-97.76071672">
            <text:p>-97.760717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853.4473">
            <text:p>14853.45</text:p>
          </table:table-cell>
          <table:table-cell table:style-name="ce2" table:formula="of:=[.D786]-[.D785]" office:value-type="float" office:value="21.6993000000002">
            <text:p>21.70</text:p>
          </table:table-cell>
          <table:table-cell table:style-name="ce4" table:formula="of:=[.D786]*0.000621371" office:value-type="float" office:value="9.2295014022483">
            <text:p>9.2295</text:p>
          </table:table-cell>
          <table:table-cell table:style-name="ce4" table:formula="of:=[.E786]*0.000621371" office:value-type="float" office:value="0.0134833157403001">
            <text:p>0.0135</text:p>
          </table:table-cell>
        </table:table-row>
        <table:table-row table:style-name="ro1">
          <table:table-cell table:style-name="ce1" office:value-type="float" office:value="30.26916124">
            <text:p>30.269161</text:p>
          </table:table-cell>
          <table:table-cell table:style-name="ce1" office:value-type="float" office:value="-97.76092853">
            <text:p>-97.760929</text:p>
          </table:table-cell>
          <table:table-cell table:style-name="ce2" office:value-type="float" office:value="134.241211">
            <text:p>134.24</text:p>
          </table:table-cell>
          <table:table-cell table:style-name="ce2" office:value-type="float" office:value="14875.9512">
            <text:p>14875.95</text:p>
          </table:table-cell>
          <table:table-cell table:style-name="ce2" table:formula="of:=[.D787]-[.D786]" office:value-type="float" office:value="22.5038999999997">
            <text:p>22.50</text:p>
          </table:table-cell>
          <table:table-cell table:style-name="ce4" table:formula="of:=[.D787]*0.000621371" office:value-type="float" office:value="9.2434846730952">
            <text:p>9.2435</text:p>
          </table:table-cell>
          <table:table-cell table:style-name="ce4" table:formula="of:=[.E787]*0.000621371" office:value-type="float" office:value="0.0139832708468998">
            <text:p>0.0140</text:p>
          </table:table-cell>
        </table:table-row>
        <table:table-row table:style-name="ro1">
          <table:table-cell table:style-name="ce1" office:value-type="float" office:value="30.26924992">
            <text:p>30.269250</text:p>
          </table:table-cell>
          <table:table-cell table:style-name="ce1" office:value-type="float" office:value="-97.76110204">
            <text:p>-97.761102</text:p>
          </table:table-cell>
          <table:table-cell table:style-name="ce2" office:value-type="float" office:value="135.202515">
            <text:p>135.20</text:p>
          </table:table-cell>
          <table:table-cell table:style-name="ce2" office:value-type="float" office:value="14895.3682">
            <text:p>14895.37</text:p>
          </table:table-cell>
          <table:table-cell table:style-name="ce2" table:formula="of:=[.D788]-[.D787]" office:value-type="float" office:value="19.4170000000013">
            <text:p>19.42</text:p>
          </table:table-cell>
          <table:table-cell table:style-name="ce4" table:formula="of:=[.D788]*0.000621371" office:value-type="float" office:value="9.2555498338022">
            <text:p>9.2555</text:p>
          </table:table-cell>
          <table:table-cell table:style-name="ce4" table:formula="of:=[.E788]*0.000621371" office:value-type="float" office:value="0.0120651607070008">
            <text:p>0.0121</text:p>
          </table:table-cell>
        </table:table-row>
        <table:table-row table:style-name="ro1">
          <table:table-cell table:style-name="ce1" office:value-type="float" office:value="30.26934086">
            <text:p>30.269341</text:p>
          </table:table-cell>
          <table:table-cell table:style-name="ce1" office:value-type="float" office:value="-97.76131008">
            <text:p>-97.761310</text:p>
          </table:table-cell>
          <table:table-cell table:style-name="ce2" office:value-type="float" office:value="136.644653">
            <text:p>136.64</text:p>
          </table:table-cell>
          <table:table-cell table:style-name="ce2" office:value-type="float" office:value="14917.7656">
            <text:p>14917.77</text:p>
          </table:table-cell>
          <table:table-cell table:style-name="ce2" table:formula="of:=[.D789]-[.D788]" office:value-type="float" office:value="22.3973999999998">
            <text:p>22.40</text:p>
          </table:table-cell>
          <table:table-cell table:style-name="ce4" table:formula="of:=[.D789]*0.000621371" office:value-type="float" office:value="9.2694669286376">
            <text:p>9.2695</text:p>
          </table:table-cell>
          <table:table-cell table:style-name="ce4" table:formula="of:=[.E789]*0.000621371" office:value-type="float" office:value="0.0139170948353999">
            <text:p>0.0139</text:p>
          </table:table-cell>
        </table:table-row>
        <table:table-row table:style-name="ro1">
          <table:table-cell table:style-name="ce1" office:value-type="float" office:value="30.26943717">
            <text:p>30.269437</text:p>
          </table:table-cell>
          <table:table-cell table:style-name="ce1" office:value-type="float" office:value="-97.76151887">
            <text:p>-97.761519</text:p>
          </table:table-cell>
          <table:table-cell table:style-name="ce2" office:value-type="float" office:value="136.16394">
            <text:p>136.16</text:p>
          </table:table-cell>
          <table:table-cell table:style-name="ce2" office:value-type="float" office:value="14940.5869">
            <text:p>14940.59</text:p>
          </table:table-cell>
          <table:table-cell table:style-name="ce2" table:formula="of:=[.D790]-[.D789]" office:value-type="float" office:value="22.8212999999996">
            <text:p>22.82</text:p>
          </table:table-cell>
          <table:table-cell table:style-name="ce4" table:formula="of:=[.D790]*0.000621371" office:value-type="float" office:value="9.2836474226399">
            <text:p>9.2836</text:p>
          </table:table-cell>
          <table:table-cell table:style-name="ce4" table:formula="of:=[.E790]*0.000621371" office:value-type="float" office:value="0.0141804940022998">
            <text:p>0.0142</text:p>
          </table:table-cell>
        </table:table-row>
        <table:table-row table:style-name="ro1">
          <table:table-cell table:style-name="ce1" office:value-type="float" office:value="30.26954672">
            <text:p>30.269547</text:p>
          </table:table-cell>
          <table:table-cell table:style-name="ce1" office:value-type="float" office:value="-97.76167452">
            <text:p>-97.761675</text:p>
          </table:table-cell>
          <table:table-cell table:style-name="ce2" office:value-type="float" office:value="135.683105">
            <text:p>135.68</text:p>
          </table:table-cell>
          <table:table-cell table:style-name="ce2" office:value-type="float" office:value="14959.8516">
            <text:p>14959.85</text:p>
          </table:table-cell>
          <table:table-cell table:style-name="ce2" table:formula="of:=[.D791]-[.D790]" office:value-type="float" office:value="19.2646999999997">
            <text:p>19.26</text:p>
          </table:table-cell>
          <table:table-cell table:style-name="ce4" table:formula="of:=[.D791]*0.000621371" office:value-type="float" office:value="9.2956179485436">
            <text:p>9.2956</text:p>
          </table:table-cell>
          <table:table-cell table:style-name="ce4" table:formula="of:=[.E791]*0.000621371" office:value-type="float" office:value="0.0119705259036998">
            <text:p>0.0120</text:p>
          </table:table-cell>
        </table:table-row>
        <table:table-row table:style-name="ro1">
          <table:table-cell table:style-name="ce1" office:value-type="float" office:value="30.26964186">
            <text:p>30.269642</text:p>
          </table:table-cell>
          <table:table-cell table:style-name="ce1" office:value-type="float" office:value="-97.76179086">
            <text:p>-97.761791</text:p>
          </table:table-cell>
          <table:table-cell table:style-name="ce2" office:value-type="float" office:value="137.605835">
            <text:p>137.61</text:p>
          </table:table-cell>
          <table:table-cell table:style-name="ce2" office:value-type="float" office:value="14975.2256">
            <text:p>14975.23</text:p>
          </table:table-cell>
          <table:table-cell table:style-name="ce2" table:formula="of:=[.D792]-[.D791]" office:value-type="float" office:value="15.3739999999998">
            <text:p>15.37</text:p>
          </table:table-cell>
          <table:table-cell table:style-name="ce4" table:formula="of:=[.D792]*0.000621371" office:value-type="float" office:value="9.3051709062976">
            <text:p>9.3052</text:p>
          </table:table-cell>
          <table:table-cell table:style-name="ce4" table:formula="of:=[.E792]*0.000621371" office:value-type="float" office:value="0.00955295775399987">
            <text:p>0.0096</text:p>
          </table:table-cell>
        </table:table-row>
        <table:table-row table:style-name="ro1">
          <table:table-cell table:style-name="ce1" office:value-type="float" office:value="30.26981385">
            <text:p>30.269814</text:p>
          </table:table-cell>
          <table:table-cell table:style-name="ce1" office:value-type="float" office:value="-97.76198977">
            <text:p>-97.761990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5002.2383">
            <text:p>15002.24</text:p>
          </table:table-cell>
          <table:table-cell table:style-name="ce2" table:formula="of:=[.D793]-[.D792]" office:value-type="float" office:value="27.0127000000011">
            <text:p>27.01</text:p>
          </table:table-cell>
          <table:table-cell table:style-name="ce4" table:formula="of:=[.D793]*0.000621371" office:value-type="float" office:value="9.3219558147093">
            <text:p>9.3220</text:p>
          </table:table-cell>
          <table:table-cell table:style-name="ce4" table:formula="of:=[.E793]*0.000621371" office:value-type="float" office:value="0.0167849084117007">
            <text:p>0.0168</text:p>
          </table:table-cell>
        </table:table-row>
        <table:table-row table:style-name="ro1">
          <table:table-cell table:style-name="ce1" office:value-type="float" office:value="30.26992667">
            <text:p>30.269927</text:p>
          </table:table-cell>
          <table:table-cell table:style-name="ce1" office:value-type="float" office:value="-97.76213729">
            <text:p>-97.762137</text:p>
          </table:table-cell>
          <table:table-cell table:style-name="ce2" office:value-type="float" office:value="140.009155">
            <text:p>140.01</text:p>
          </table:table-cell>
          <table:table-cell table:style-name="ce2" office:value-type="float" office:value="15021.1143">
            <text:p>15021.11</text:p>
          </table:table-cell>
          <table:table-cell table:style-name="ce2" table:formula="of:=[.D794]-[.D793]" office:value-type="float" office:value="18.8759999999984">
            <text:p>18.88</text:p>
          </table:table-cell>
          <table:table-cell table:style-name="ce4" table:formula="of:=[.D794]*0.000621371" office:value-type="float" office:value="9.3336848137053">
            <text:p>9.3337</text:p>
          </table:table-cell>
          <table:table-cell table:style-name="ce4" table:formula="of:=[.E794]*0.000621371" office:value-type="float" office:value="0.011728998995999">
            <text:p>0.0117</text:p>
          </table:table-cell>
        </table:table-row>
        <table:table-row table:style-name="ro1">
          <table:table-cell table:style-name="ce1" office:value-type="float" office:value="30.27004536">
            <text:p>30.270045</text:p>
          </table:table-cell>
          <table:table-cell table:style-name="ce1" office:value-type="float" office:value="-97.76227215">
            <text:p>-97.762272</text:p>
          </table:table-cell>
          <table:table-cell table:style-name="ce2" office:value-type="float" office:value="141.45105">
            <text:p>141.45</text:p>
          </table:table-cell>
          <table:table-cell table:style-name="ce2" office:value-type="float" office:value="15039.5801">
            <text:p>15039.58</text:p>
          </table:table-cell>
          <table:table-cell table:style-name="ce2" table:formula="of:=[.D795]-[.D794]" office:value-type="float" office:value="18.4657999999999">
            <text:p>18.47</text:p>
          </table:table-cell>
          <table:table-cell table:style-name="ce4" table:formula="of:=[.D795]*0.000621371" office:value-type="float" office:value="9.3451589263171">
            <text:p>9.3452</text:p>
          </table:table-cell>
          <table:table-cell table:style-name="ce4" table:formula="of:=[.E795]*0.000621371" office:value-type="float" office:value="0.0114741126118">
            <text:p>0.0115</text:p>
          </table:table-cell>
        </table:table-row>
        <table:table-row table:style-name="ro1">
          <table:table-cell table:style-name="ce1" office:value-type="float" office:value="30.2701954">
            <text:p>30.270195</text:p>
          </table:table-cell>
          <table:table-cell table:style-name="ce1" office:value-type="float" office:value="-97.76242806">
            <text:p>-97.762428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5061.9404">
            <text:p>15061.94</text:p>
          </table:table-cell>
          <table:table-cell table:style-name="ce2" table:formula="of:=[.D796]-[.D795]" office:value-type="float" office:value="22.3603000000003">
            <text:p>22.36</text:p>
          </table:table-cell>
          <table:table-cell table:style-name="ce4" table:formula="of:=[.D796]*0.000621371" office:value-type="float" office:value="9.3590529682884">
            <text:p>9.3591</text:p>
          </table:table-cell>
          <table:table-cell table:style-name="ce4" table:formula="of:=[.E796]*0.000621371" office:value-type="float" office:value="0.0138940419713002">
            <text:p>0.0139</text:p>
          </table:table-cell>
        </table:table-row>
        <table:table-row table:style-name="ro1">
          <table:table-cell table:style-name="ce1" office:value-type="float" office:value="30.27031015">
            <text:p>30.270310</text:p>
          </table:table-cell>
          <table:table-cell table:style-name="ce1" office:value-type="float" office:value="-97.76254917">
            <text:p>-97.762549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5079.1855">
            <text:p>15079.19</text:p>
          </table:table-cell>
          <table:table-cell table:style-name="ce2" table:formula="of:=[.D797]-[.D796]" office:value-type="float" office:value="17.2451000000001">
            <text:p>17.25</text:p>
          </table:table-cell>
          <table:table-cell table:style-name="ce4" table:formula="of:=[.D797]*0.000621371" office:value-type="float" office:value="9.3697685733205">
            <text:p>9.3698</text:p>
          </table:table-cell>
          <table:table-cell table:style-name="ce4" table:formula="of:=[.E797]*0.000621371" office:value-type="float" office:value="0.0107156050321001">
            <text:p>0.0107</text:p>
          </table:table-cell>
        </table:table-row>
        <table:table-row table:style-name="ro1">
          <table:table-cell table:style-name="ce1" office:value-type="float" office:value="30.27044317">
            <text:p>30.270443</text:p>
          </table:table-cell>
          <table:table-cell table:style-name="ce1" office:value-type="float" office:value="-97.7626682">
            <text:p>-97.762668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5097.8516">
            <text:p>15097.85</text:p>
          </table:table-cell>
          <table:table-cell table:style-name="ce2" table:formula="of:=[.D798]-[.D797]" office:value-type="float" office:value="18.6661000000004">
            <text:p>18.67</text:p>
          </table:table-cell>
          <table:table-cell table:style-name="ce4" table:formula="of:=[.D798]*0.000621371" office:value-type="float" office:value="9.3813671465436">
            <text:p>9.3814</text:p>
          </table:table-cell>
          <table:table-cell table:style-name="ce4" table:formula="of:=[.E798]*0.000621371" office:value-type="float" office:value="0.0115985732231002">
            <text:p>0.0116</text:p>
          </table:table-cell>
        </table:table-row>
        <table:table-row table:style-name="ro1">
          <table:table-cell table:style-name="ce1" office:value-type="float" office:value="30.27059798">
            <text:p>30.270598</text:p>
          </table:table-cell>
          <table:table-cell table:style-name="ce1" office:value-type="float" office:value="-97.76281036">
            <text:p>-97.762810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5119.7842">
            <text:p>15119.78</text:p>
          </table:table-cell>
          <table:table-cell table:style-name="ce2" table:formula="of:=[.D799]-[.D798]" office:value-type="float" office:value="21.9326000000001">
            <text:p>21.93</text:p>
          </table:table-cell>
          <table:table-cell table:style-name="ce4" table:formula="of:=[.D799]*0.000621371" office:value-type="float" office:value="9.3949954281382">
            <text:p>9.3950</text:p>
          </table:table-cell>
          <table:table-cell table:style-name="ce4" table:formula="of:=[.E799]*0.000621371" office:value-type="float" office:value="0.0136282815946001">
            <text:p>0.0136</text:p>
          </table:table-cell>
        </table:table-row>
        <table:table-row table:style-name="ro1">
          <table:table-cell table:style-name="ce1" office:value-type="float" office:value="30.27073762">
            <text:p>30.270738</text:p>
          </table:table-cell>
          <table:table-cell table:style-name="ce1" office:value-type="float" office:value="-97.76292603">
            <text:p>-97.762926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5138.8643">
            <text:p>15138.86</text:p>
          </table:table-cell>
          <table:table-cell table:style-name="ce2" table:formula="of:=[.D800]-[.D799]" office:value-type="float" office:value="19.0800999999992">
            <text:p>19.08</text:p>
          </table:table-cell>
          <table:table-cell table:style-name="ce4" table:formula="of:=[.D800]*0.000621371" office:value-type="float" office:value="9.4068512489553">
            <text:p>9.4069</text:p>
          </table:table-cell>
          <table:table-cell table:style-name="ce4" table:formula="of:=[.E800]*0.000621371" office:value-type="float" office:value="0.0118558208170995">
            <text:p>0.0119</text:p>
          </table:table-cell>
        </table:table-row>
        <table:table-row table:style-name="ro1">
          <table:table-cell table:style-name="ce1" office:value-type="float" office:value="30.27093669">
            <text:p>30.270937</text:p>
          </table:table-cell>
          <table:table-cell table:style-name="ce1" office:value-type="float" office:value="-97.76310498">
            <text:p>-97.763105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5166.8262">
            <text:p>15166.83</text:p>
          </table:table-cell>
          <table:table-cell table:style-name="ce2" table:formula="of:=[.D801]-[.D800]" office:value-type="float" office:value="27.9619000000002">
            <text:p>27.96</text:p>
          </table:table-cell>
          <table:table-cell table:style-name="ce4" table:formula="of:=[.D801]*0.000621371" office:value-type="float" office:value="9.4242259627202">
            <text:p>9.4242</text:p>
          </table:table-cell>
          <table:table-cell table:style-name="ce4" table:formula="of:=[.E801]*0.000621371" office:value-type="float" office:value="0.0173747137649001">
            <text:p>0.0174</text:p>
          </table:table-cell>
        </table:table-row>
        <table:table-row table:style-name="ro1">
          <table:table-cell table:style-name="ce1" office:value-type="float" office:value="30.27108723">
            <text:p>30.271087</text:p>
          </table:table-cell>
          <table:table-cell table:style-name="ce1" office:value-type="float" office:value="-97.76324336">
            <text:p>-97.763243</text:p>
          </table:table-cell>
          <table:table-cell table:style-name="ce2" office:value-type="float" office:value="140.009155">
            <text:p>140.01</text:p>
          </table:table-cell>
          <table:table-cell table:style-name="ce2" office:value-type="float" office:value="15188.1846">
            <text:p>15188.18</text:p>
          </table:table-cell>
          <table:table-cell table:style-name="ce2" table:formula="of:=[.D802]-[.D801]" office:value-type="float" office:value="21.358400000001">
            <text:p>21.36</text:p>
          </table:table-cell>
          <table:table-cell table:style-name="ce4" table:formula="of:=[.D802]*0.000621371" office:value-type="float" office:value="9.4374974530866">
            <text:p>9.4375</text:p>
          </table:table-cell>
          <table:table-cell table:style-name="ce4" table:formula="of:=[.E802]*0.000621371" office:value-type="float" office:value="0.0132714903664006">
            <text:p>0.0133</text:p>
          </table:table-cell>
        </table:table-row>
        <table:table-row table:style-name="ro1">
          <table:table-cell table:style-name="ce1" office:value-type="float" office:value="30.27125797">
            <text:p>30.271258</text:p>
          </table:table-cell>
          <table:table-cell table:style-name="ce1" office:value-type="float" office:value="-97.76339038">
            <text:p>-97.763390</text:p>
          </table:table-cell>
          <table:table-cell table:style-name="ce2" office:value-type="float" office:value="140.970459">
            <text:p>140.97</text:p>
          </table:table-cell>
          <table:table-cell table:style-name="ce2" office:value-type="float" office:value="15211.873">
            <text:p>15211.87</text:p>
          </table:table-cell>
          <table:table-cell table:style-name="ce2" table:formula="of:=[.D803]-[.D802]" office:value-type="float" office:value="23.6883999999991">
            <text:p>23.69</text:p>
          </table:table-cell>
          <table:table-cell table:style-name="ce4" table:formula="of:=[.D803]*0.000621371" office:value-type="float" office:value="9.452216737883">
            <text:p>9.4522</text:p>
          </table:table-cell>
          <table:table-cell table:style-name="ce4" table:formula="of:=[.E803]*0.000621371" office:value-type="float" office:value="0.0147192847963994">
            <text:p>0.0147</text:p>
          </table:table-cell>
        </table:table-row>
        <table:table-row table:style-name="ro1">
          <table:table-cell table:style-name="ce1" office:value-type="float" office:value="30.27139242">
            <text:p>30.271392</text:p>
          </table:table-cell>
          <table:table-cell table:style-name="ce1" office:value-type="float" office:value="-97.76350614">
            <text:p>-97.763506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5230.5156">
            <text:p>15230.52</text:p>
          </table:table-cell>
          <table:table-cell table:style-name="ce2" table:formula="of:=[.D804]-[.D803]" office:value-type="float" office:value="18.642600000001">
            <text:p>18.64</text:p>
          </table:table-cell>
          <table:table-cell table:style-name="ce4" table:formula="of:=[.D804]*0.000621371" office:value-type="float" office:value="9.4638007088876">
            <text:p>9.4638</text:p>
          </table:table-cell>
          <table:table-cell table:style-name="ce4" table:formula="of:=[.E804]*0.000621371" office:value-type="float" office:value="0.0115839710046006">
            <text:p>0.0116</text:p>
          </table:table-cell>
        </table:table-row>
        <table:table-row table:style-name="ro1">
          <table:table-cell table:style-name="ce1" office:value-type="float" office:value="30.27154606">
            <text:p>30.271546</text:p>
          </table:table-cell>
          <table:table-cell table:style-name="ce1" office:value-type="float" office:value="-97.76362105">
            <text:p>-97.763621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5250.7891">
            <text:p>15250.79</text:p>
          </table:table-cell>
          <table:table-cell table:style-name="ce2" table:formula="of:=[.D805]-[.D804]" office:value-type="float" office:value="20.2734999999993">
            <text:p>20.27</text:p>
          </table:table-cell>
          <table:table-cell table:style-name="ce4" table:formula="of:=[.D805]*0.000621371" office:value-type="float" office:value="9.4763980738561">
            <text:p>9.4764</text:p>
          </table:table-cell>
          <table:table-cell table:style-name="ce4" table:formula="of:=[.E805]*0.000621371" office:value-type="float" office:value="0.0125973649684996">
            <text:p>0.0126</text:p>
          </table:table-cell>
        </table:table-row>
        <table:table-row table:style-name="ro1">
          <table:table-cell table:style-name="ce1" office:value-type="float" office:value="30.27164656">
            <text:p>30.271647</text:p>
          </table:table-cell>
          <table:table-cell table:style-name="ce1" office:value-type="float" office:value="-97.76370806">
            <text:p>-97.763708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264.6934">
            <text:p>15264.69</text:p>
          </table:table-cell>
          <table:table-cell table:style-name="ce2" table:formula="of:=[.D806]-[.D805]" office:value-type="float" office:value="13.9043000000002">
            <text:p>13.90</text:p>
          </table:table-cell>
          <table:table-cell table:style-name="ce4" table:formula="of:=[.D806]*0.000621371" office:value-type="float" office:value="9.4850378026514">
            <text:p>9.4850</text:p>
          </table:table-cell>
          <table:table-cell table:style-name="ce4" table:formula="of:=[.E806]*0.000621371" office:value-type="float" office:value="0.00863972879530009">
            <text:p>0.0086</text:p>
          </table:table-cell>
        </table:table-row>
        <table:table-row table:style-name="ro1">
          <table:table-cell table:style-name="ce1" office:value-type="float" office:value="30.27178427">
            <text:p>30.271784</text:p>
          </table:table-cell>
          <table:table-cell table:style-name="ce1" office:value-type="float" office:value="-97.7638275">
            <text:p>-97.763828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283.7812">
            <text:p>15283.78</text:p>
          </table:table-cell>
          <table:table-cell table:style-name="ce2" table:formula="of:=[.D807]-[.D806]" office:value-type="float" office:value="19.0877999999993">
            <text:p>19.09</text:p>
          </table:table-cell>
          <table:table-cell table:style-name="ce4" table:formula="of:=[.D807]*0.000621371" office:value-type="float" office:value="9.4968984080252">
            <text:p>9.4969</text:p>
          </table:table-cell>
          <table:table-cell table:style-name="ce4" table:formula="of:=[.E807]*0.000621371" office:value-type="float" office:value="0.0118606053737996">
            <text:p>0.0119</text:p>
          </table:table-cell>
        </table:table-row>
        <table:table-row table:style-name="ro1">
          <table:table-cell table:style-name="ce1" office:value-type="float" office:value="30.27190992">
            <text:p>30.271910</text:p>
          </table:table-cell>
          <table:table-cell table:style-name="ce1" office:value-type="float" office:value="-97.76394258">
            <text:p>-97.763943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5301.5293">
            <text:p>15301.53</text:p>
          </table:table-cell>
          <table:table-cell table:style-name="ce2" table:formula="of:=[.D808]-[.D807]" office:value-type="float" office:value="17.7481000000007">
            <text:p>17.75</text:p>
          </table:table-cell>
          <table:table-cell table:style-name="ce4" table:formula="of:=[.D808]*0.000621371" office:value-type="float" office:value="9.5079265626703">
            <text:p>9.5079</text:p>
          </table:table-cell>
          <table:table-cell table:style-name="ce4" table:formula="of:=[.E808]*0.000621371" office:value-type="float" office:value="0.0110281546451004">
            <text:p>0.0110</text:p>
          </table:table-cell>
        </table:table-row>
        <table:table-row table:style-name="ro1">
          <table:table-cell table:style-name="ce1" office:value-type="float" office:value="30.27201192">
            <text:p>30.272012</text:p>
          </table:table-cell>
          <table:table-cell table:style-name="ce1" office:value-type="float" office:value="-97.76403235">
            <text:p>-97.764032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315.7715">
            <text:p>15315.77</text:p>
          </table:table-cell>
          <table:table-cell table:style-name="ce2" table:formula="of:=[.D809]-[.D808]" office:value-type="float" office:value="14.2422000000006">
            <text:p>14.24</text:p>
          </table:table-cell>
          <table:table-cell table:style-name="ce4" table:formula="of:=[.D809]*0.000621371" office:value-type="float" office:value="9.5167762527265">
            <text:p>9.5168</text:p>
          </table:table-cell>
          <table:table-cell table:style-name="ce4" table:formula="of:=[.E809]*0.000621371" office:value-type="float" office:value="0.00884969005620037">
            <text:p>0.0088</text:p>
          </table:table-cell>
        </table:table-row>
        <table:table-row table:style-name="ro1">
          <table:table-cell table:style-name="ce1" office:value-type="float" office:value="30.27215987">
            <text:p>30.272160</text:p>
          </table:table-cell>
          <table:table-cell table:style-name="ce1" office:value-type="float" office:value="-97.76415959">
            <text:p>-97.764160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5336.3018">
            <text:p>15336.30</text:p>
          </table:table-cell>
          <table:table-cell table:style-name="ce2" table:formula="of:=[.D810]-[.D809]" office:value-type="float" office:value="20.5302999999985">
            <text:p>20.53</text:p>
          </table:table-cell>
          <table:table-cell table:style-name="ce4" table:formula="of:=[.D810]*0.000621371" office:value-type="float" office:value="9.5295331857678">
            <text:p>9.5295</text:p>
          </table:table-cell>
          <table:table-cell table:style-name="ce4" table:formula="of:=[.E810]*0.000621371" office:value-type="float" office:value="0.0127569330412991">
            <text:p>0.0128</text:p>
          </table:table-cell>
        </table:table-row>
        <table:table-row table:style-name="ro1">
          <table:table-cell table:style-name="ce1" office:value-type="float" office:value="30.27229582">
            <text:p>30.272296</text:p>
          </table:table-cell>
          <table:table-cell table:style-name="ce1" office:value-type="float" office:value="-97.76428984">
            <text:p>-97.764290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5355.9971">
            <text:p>15356.00</text:p>
          </table:table-cell>
          <table:table-cell table:style-name="ce2" table:formula="of:=[.D811]-[.D810]" office:value-type="float" office:value="19.6953000000012">
            <text:p>19.70</text:p>
          </table:table-cell>
          <table:table-cell table:style-name="ce4" table:formula="of:=[.D811]*0.000621371" office:value-type="float" office:value="9.5417712740241">
            <text:p>9.5418</text:p>
          </table:table-cell>
          <table:table-cell table:style-name="ce4" table:formula="of:=[.E811]*0.000621371" office:value-type="float" office:value="0.0122380882563008">
            <text:p>0.0122</text:p>
          </table:table-cell>
        </table:table-row>
        <table:table-row table:style-name="ro1">
          <table:table-cell table:style-name="ce1" office:value-type="float" office:value="30.27243353">
            <text:p>30.272434</text:p>
          </table:table-cell>
          <table:table-cell table:style-name="ce1" office:value-type="float" office:value="-97.76441926">
            <text:p>-97.764419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375.7549">
            <text:p>15375.75</text:p>
          </table:table-cell>
          <table:table-cell table:style-name="ce2" table:formula="of:=[.D812]-[.D811]" office:value-type="float" office:value="19.7577999999994">
            <text:p>19.76</text:p>
          </table:table-cell>
          <table:table-cell table:style-name="ce4" table:formula="of:=[.D812]*0.000621371" office:value-type="float" office:value="9.5540481979679">
            <text:p>9.5540</text:p>
          </table:table-cell>
          <table:table-cell table:style-name="ce4" table:formula="of:=[.E812]*0.000621371" office:value-type="float" office:value="0.0122769239437996">
            <text:p>0.0123</text:p>
          </table:table-cell>
        </table:table-row>
        <table:table-row table:style-name="ro1">
          <table:table-cell table:style-name="ce1" office:value-type="float" office:value="30.27255725">
            <text:p>30.272557</text:p>
          </table:table-cell>
          <table:table-cell table:style-name="ce1" office:value-type="float" office:value="-97.76454625">
            <text:p>-97.764546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5393.9688">
            <text:p>15393.97</text:p>
          </table:table-cell>
          <table:table-cell table:style-name="ce2" table:formula="of:=[.D813]-[.D812]" office:value-type="float" office:value="18.2139000000007">
            <text:p>18.21</text:p>
          </table:table-cell>
          <table:table-cell table:style-name="ce4" table:formula="of:=[.D813]*0.000621371" office:value-type="float" office:value="9.5653657872248">
            <text:p>9.5654</text:p>
          </table:table-cell>
          <table:table-cell table:style-name="ce4" table:formula="of:=[.E813]*0.000621371" office:value-type="float" office:value="0.0113175892569004">
            <text:p>0.0113</text:p>
          </table:table-cell>
        </table:table-row>
        <table:table-row table:style-name="ro1">
          <table:table-cell table:style-name="ce1" office:value-type="float" office:value="30.27267686">
            <text:p>30.272677</text:p>
          </table:table-cell>
          <table:table-cell table:style-name="ce1" office:value-type="float" office:value="-97.76465387">
            <text:p>-97.764654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5410.8467">
            <text:p>15410.85</text:p>
          </table:table-cell>
          <table:table-cell table:style-name="ce2" table:formula="of:=[.D814]-[.D813]" office:value-type="float" office:value="16.8778999999995">
            <text:p>16.88</text:p>
          </table:table-cell>
          <table:table-cell table:style-name="ce4" table:formula="of:=[.D814]*0.000621371" office:value-type="float" office:value="9.5758532248257">
            <text:p>9.5759</text:p>
          </table:table-cell>
          <table:table-cell table:style-name="ce4" table:formula="of:=[.E814]*0.000621371" office:value-type="float" office:value="0.0104874376008997">
            <text:p>0.0105</text:p>
          </table:table-cell>
        </table:table-row>
        <table:table-row table:style-name="ro1">
          <table:table-cell table:style-name="ce1" office:value-type="float" office:value="30.27276328">
            <text:p>30.272763</text:p>
          </table:table-cell>
          <table:table-cell table:style-name="ce1" office:value-type="float" office:value="-97.76473828">
            <text:p>-97.764738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5423.3828">
            <text:p>15423.38</text:p>
          </table:table-cell>
          <table:table-cell table:style-name="ce2" table:formula="of:=[.D815]-[.D814]" office:value-type="float" office:value="12.5360999999994">
            <text:p>12.54</text:p>
          </table:table-cell>
          <table:table-cell table:style-name="ce4" table:formula="of:=[.D815]*0.000621371" office:value-type="float" office:value="9.5836427938188">
            <text:p>9.5836</text:p>
          </table:table-cell>
          <table:table-cell table:style-name="ce4" table:formula="of:=[.E815]*0.000621371" office:value-type="float" office:value="0.0077895689930996">
            <text:p>0.0078</text:p>
          </table:table-cell>
        </table:table-row>
        <table:table-row table:style-name="ro1">
          <table:table-cell table:style-name="ce1" office:value-type="float" office:value="30.27286596">
            <text:p>30.272866</text:p>
          </table:table-cell>
          <table:table-cell table:style-name="ce1" office:value-type="float" office:value="-97.76482285">
            <text:p>-97.764823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5437.4229">
            <text:p>15437.42</text:p>
          </table:table-cell>
          <table:table-cell table:style-name="ce2" table:formula="of:=[.D816]-[.D815]" office:value-type="float" office:value="14.0401000000002">
            <text:p>14.04</text:p>
          </table:table-cell>
          <table:table-cell table:style-name="ce4" table:formula="of:=[.D816]*0.000621371" office:value-type="float" office:value="9.5923669047959">
            <text:p>9.5924</text:p>
          </table:table-cell>
          <table:table-cell table:style-name="ce4" table:formula="of:=[.E816]*0.000621371" office:value-type="float" office:value="0.0087241109771001">
            <text:p>0.0087</text:p>
          </table:table-cell>
        </table:table-row>
        <table:table-row table:style-name="ro1">
          <table:table-cell table:style-name="ce1" office:value-type="float" office:value="30.27300635">
            <text:p>30.273006</text:p>
          </table:table-cell>
          <table:table-cell table:style-name="ce1" office:value-type="float" office:value="-97.76495419">
            <text:p>-97.764954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5457.3643">
            <text:p>15457.36</text:p>
          </table:table-cell>
          <table:table-cell table:style-name="ce2" table:formula="of:=[.D817]-[.D816]" office:value-type="float" office:value="19.9413999999997">
            <text:p>19.94</text:p>
          </table:table-cell>
          <table:table-cell table:style-name="ce4" table:formula="of:=[.D817]*0.000621371" office:value-type="float" office:value="9.6047579124553">
            <text:p>9.6048</text:p>
          </table:table-cell>
          <table:table-cell table:style-name="ce4" table:formula="of:=[.E817]*0.000621371" office:value-type="float" office:value="0.0123910076593998">
            <text:p>0.0124</text:p>
          </table:table-cell>
        </table:table-row>
        <table:table-row table:style-name="ro1">
          <table:table-cell table:style-name="ce1" office:value-type="float" office:value="30.27314859">
            <text:p>30.273149</text:p>
          </table:table-cell>
          <table:table-cell table:style-name="ce1" office:value-type="float" office:value="-97.76508227">
            <text:p>-97.765082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5477.3867">
            <text:p>15477.39</text:p>
          </table:table-cell>
          <table:table-cell table:style-name="ce2" table:formula="of:=[.D818]-[.D817]" office:value-type="float" office:value="20.0223999999998">
            <text:p>20.02</text:p>
          </table:table-cell>
          <table:table-cell table:style-name="ce4" table:formula="of:=[.D818]*0.000621371" office:value-type="float" office:value="9.6171992511657">
            <text:p>9.6172</text:p>
          </table:table-cell>
          <table:table-cell table:style-name="ce4" table:formula="of:=[.E818]*0.000621371" office:value-type="float" office:value="0.0124413387103999">
            <text:p>0.0124</text:p>
          </table:table-cell>
        </table:table-row>
        <table:table-row table:style-name="ro1">
          <table:table-cell table:style-name="ce1" office:value-type="float" office:value="30.27324909">
            <text:p>30.273249</text:p>
          </table:table-cell>
          <table:table-cell table:style-name="ce1" office:value-type="float" office:value="-97.76516735">
            <text:p>-97.765167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491.1787">
            <text:p>15491.18</text:p>
          </table:table-cell>
          <table:table-cell table:style-name="ce2" table:formula="of:=[.D819]-[.D818]" office:value-type="float" office:value="13.7920000000013">
            <text:p>13.79</text:p>
          </table:table-cell>
          <table:table-cell table:style-name="ce4" table:formula="of:=[.D819]*0.000621371" office:value-type="float" office:value="9.6257691999977">
            <text:p>9.6258</text:p>
          </table:table-cell>
          <table:table-cell table:style-name="ce4" table:formula="of:=[.E819]*0.000621371" office:value-type="float" office:value="0.0085699488320008">
            <text:p>0.0086</text:p>
          </table:table-cell>
        </table:table-row>
        <table:table-row table:style-name="ro1">
          <table:table-cell table:style-name="ce1" office:value-type="float" office:value="30.27333593">
            <text:p>30.273336</text:p>
          </table:table-cell>
          <table:table-cell table:style-name="ce1" office:value-type="float" office:value="-97.76525443">
            <text:p>-97.765254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5503.9902">
            <text:p>15503.99</text:p>
          </table:table-cell>
          <table:table-cell table:style-name="ce2" table:formula="of:=[.D820]-[.D819]" office:value-type="float" office:value="12.8114999999998">
            <text:p>12.81</text:p>
          </table:table-cell>
          <table:table-cell table:style-name="ce4" table:formula="of:=[.D820]*0.000621371" office:value-type="float" office:value="9.6337298945642">
            <text:p>9.6337</text:p>
          </table:table-cell>
          <table:table-cell table:style-name="ce4" table:formula="of:=[.E820]*0.000621371" office:value-type="float" office:value="0.00796069456649987">
            <text:p>0.0080</text:p>
          </table:table-cell>
        </table:table-row>
        <table:table-row table:style-name="ro1">
          <table:table-cell table:style-name="ce1" office:value-type="float" office:value="30.27343559">
            <text:p>30.273436</text:p>
          </table:table-cell>
          <table:table-cell table:style-name="ce1" office:value-type="float" office:value="-97.76534085">
            <text:p>-97.765341</text:p>
          </table:table-cell>
          <table:table-cell table:style-name="ce2" office:value-type="float" office:value="142.893066">
            <text:p>142.89</text:p>
          </table:table-cell>
          <table:table-cell table:style-name="ce2" office:value-type="float" office:value="15517.8242">
            <text:p>15517.82</text:p>
          </table:table-cell>
          <table:table-cell table:style-name="ce2" table:formula="of:=[.D821]-[.D820]" office:value-type="float" office:value="13.8339999999989">
            <text:p>13.83</text:p>
          </table:table-cell>
          <table:table-cell table:style-name="ce4" table:formula="of:=[.D821]*0.000621371" office:value-type="float" office:value="9.6423259409782">
            <text:p>9.6423</text:p>
          </table:table-cell>
          <table:table-cell table:style-name="ce4" table:formula="of:=[.E821]*0.000621371" office:value-type="float" office:value="0.00859604641399933">
            <text:p>0.0086</text:p>
          </table:table-cell>
        </table:table-row>
        <table:table-row table:style-name="ro1">
          <table:table-cell table:style-name="ce1" office:value-type="float" office:value="30.27354397">
            <text:p>30.273544</text:p>
          </table:table-cell>
          <table:table-cell table:style-name="ce1" office:value-type="float" office:value="-97.76545627">
            <text:p>-97.765456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15534.1709">
            <text:p>15534.17</text:p>
          </table:table-cell>
          <table:table-cell table:style-name="ce2" table:formula="of:=[.D822]-[.D821]" office:value-type="float" office:value="16.3467000000001">
            <text:p>16.35</text:p>
          </table:table-cell>
          <table:table-cell table:style-name="ce4" table:formula="of:=[.D822]*0.000621371" office:value-type="float" office:value="9.6524833063039">
            <text:p>9.6525</text:p>
          </table:table-cell>
          <table:table-cell table:style-name="ce4" table:formula="of:=[.E822]*0.000621371" office:value-type="float" office:value="0.0101573653257">
            <text:p>0.0102</text:p>
          </table:table-cell>
        </table:table-row>
        <table:table-row table:style-name="ro1">
          <table:table-cell table:style-name="ce1" office:value-type="float" office:value="30.27369627">
            <text:p>30.273696</text:p>
          </table:table-cell>
          <table:table-cell table:style-name="ce1" office:value-type="float" office:value="-97.76558854">
            <text:p>-97.765589</text:p>
          </table:table-cell>
          <table:table-cell table:style-name="ce2" office:value-type="float" office:value="145.296387">
            <text:p>145.30</text:p>
          </table:table-cell>
          <table:table-cell table:style-name="ce2" office:value-type="float" office:value="15555.2959">
            <text:p>15555.30</text:p>
          </table:table-cell>
          <table:table-cell table:style-name="ce2" table:formula="of:=[.D823]-[.D822]" office:value-type="float" office:value="21.125">
            <text:p>21.13</text:p>
          </table:table-cell>
          <table:table-cell table:style-name="ce4" table:formula="of:=[.D823]*0.000621371" office:value-type="float" office:value="9.6656097686789">
            <text:p>9.6656</text:p>
          </table:table-cell>
          <table:table-cell table:style-name="ce4" table:formula="of:=[.E823]*0.000621371" office:value-type="float" office:value="0.013126462375">
            <text:p>0.0131</text:p>
          </table:table-cell>
        </table:table-row>
        <table:table-row table:style-name="ro1">
          <table:table-cell table:style-name="ce1" office:value-type="float" office:value="30.27382552">
            <text:p>30.273826</text:p>
          </table:table-cell>
          <table:table-cell table:style-name="ce1" office:value-type="float" office:value="-97.76569993">
            <text:p>-97.765700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15573.2061">
            <text:p>15573.21</text:p>
          </table:table-cell>
          <table:table-cell table:style-name="ce2" table:formula="of:=[.D824]-[.D823]" office:value-type="float" office:value="17.9102000000003">
            <text:p>17.91</text:p>
          </table:table-cell>
          <table:table-cell table:style-name="ce4" table:formula="of:=[.D824]*0.000621371" office:value-type="float" office:value="9.6767386475631">
            <text:p>9.6767</text:p>
          </table:table-cell>
          <table:table-cell table:style-name="ce4" table:formula="of:=[.E824]*0.000621371" office:value-type="float" office:value="0.0111288788842002">
            <text:p>0.0111</text:p>
          </table:table-cell>
        </table:table-row>
        <table:table-row table:style-name="ro1">
          <table:table-cell table:style-name="ce1" office:value-type="float" office:value="30.27395845">
            <text:p>30.273958</text:p>
          </table:table-cell>
          <table:table-cell table:style-name="ce1" office:value-type="float" office:value="-97.76580462">
            <text:p>-97.765805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15591.0449">
            <text:p>15591.04</text:p>
          </table:table-cell>
          <table:table-cell table:style-name="ce2" table:formula="of:=[.D825]-[.D824]" office:value-type="float" office:value="17.8388000000014">
            <text:p>17.84</text:p>
          </table:table-cell>
          <table:table-cell table:style-name="ce4" table:formula="of:=[.D825]*0.000621371" office:value-type="float" office:value="9.6878231605579">
            <text:p>9.6878</text:p>
          </table:table-cell>
          <table:table-cell table:style-name="ce4" table:formula="of:=[.E825]*0.000621371" office:value-type="float" office:value="0.0110845129948008">
            <text:p>0.0111</text:p>
          </table:table-cell>
        </table:table-row>
        <table:table-row table:style-name="ro1">
          <table:table-cell table:style-name="ce1" office:value-type="float" office:value="30.27411427">
            <text:p>30.274114</text:p>
          </table:table-cell>
          <table:table-cell table:style-name="ce1" office:value-type="float" office:value="-97.76593396">
            <text:p>-97.765934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5612.3379">
            <text:p>15612.34</text:p>
          </table:table-cell>
          <table:table-cell table:style-name="ce2" table:formula="of:=[.D826]-[.D825]" office:value-type="float" office:value="21.2929999999997">
            <text:p>21.29</text:p>
          </table:table-cell>
          <table:table-cell table:style-name="ce4" table:formula="of:=[.D826]*0.000621371" office:value-type="float" office:value="9.7010540132609">
            <text:p>9.7011</text:p>
          </table:table-cell>
          <table:table-cell table:style-name="ce4" table:formula="of:=[.E826]*0.000621371" office:value-type="float" office:value="0.0132308527029998">
            <text:p>0.0132</text:p>
          </table:table-cell>
        </table:table-row>
        <table:table-row table:style-name="ro1">
          <table:table-cell table:style-name="ce1" office:value-type="float" office:value="30.27425668">
            <text:p>30.274257</text:p>
          </table:table-cell>
          <table:table-cell table:style-name="ce1" office:value-type="float" office:value="-97.76602666">
            <text:p>-97.766027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5630.4053">
            <text:p>15630.41</text:p>
          </table:table-cell>
          <table:table-cell table:style-name="ce2" table:formula="of:=[.D827]-[.D826]" office:value-type="float" office:value="18.0673999999999">
            <text:p>18.07</text:p>
          </table:table-cell>
          <table:table-cell table:style-name="ce4" table:formula="of:=[.D827]*0.000621371" office:value-type="float" office:value="9.7122805716663">
            <text:p>9.7123</text:p>
          </table:table-cell>
          <table:table-cell table:style-name="ce4" table:formula="of:=[.E827]*0.000621371" office:value-type="float" office:value="0.0112265584053999">
            <text:p>0.0112</text:p>
          </table:table-cell>
        </table:table-row>
        <table:table-row table:style-name="ro1">
          <table:table-cell table:style-name="ce1" office:value-type="float" office:value="30.27439976">
            <text:p>30.274400</text:p>
          </table:table-cell>
          <table:table-cell table:style-name="ce1" office:value-type="float" office:value="-97.76614132">
            <text:p>-97.766141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5649.7129">
            <text:p>15649.71</text:p>
          </table:table-cell>
          <table:table-cell table:style-name="ce2" table:formula="of:=[.D828]-[.D827]" office:value-type="float" office:value="19.3076000000001">
            <text:p>19.31</text:p>
          </table:table-cell>
          <table:table-cell table:style-name="ce4" table:formula="of:=[.D828]*0.000621371" office:value-type="float" office:value="9.7242777543859">
            <text:p>9.7243</text:p>
          </table:table-cell>
          <table:table-cell table:style-name="ce4" table:formula="of:=[.E828]*0.000621371" office:value-type="float" office:value="0.0119971827196001">
            <text:p>0.0120</text:p>
          </table:table-cell>
        </table:table-row>
        <table:table-row table:style-name="ro1">
          <table:table-cell table:style-name="ce1" office:value-type="float" office:value="30.27458668">
            <text:p>30.274587</text:p>
          </table:table-cell>
          <table:table-cell table:style-name="ce1" office:value-type="float" office:value="-97.76627703">
            <text:p>-97.766277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5674.2305">
            <text:p>15674.23</text:p>
          </table:table-cell>
          <table:table-cell table:style-name="ce2" table:formula="of:=[.D829]-[.D828]" office:value-type="float" office:value="24.5175999999992">
            <text:p>24.52</text:p>
          </table:table-cell>
          <table:table-cell table:style-name="ce4" table:formula="of:=[.D829]*0.000621371" office:value-type="float" office:value="9.7395122800155">
            <text:p>9.7395</text:p>
          </table:table-cell>
          <table:table-cell table:style-name="ce4" table:formula="of:=[.E829]*0.000621371" office:value-type="float" office:value="0.0152345256295995">
            <text:p>0.0152</text:p>
          </table:table-cell>
        </table:table-row>
        <table:table-row table:style-name="ro1">
          <table:table-cell table:style-name="ce1" office:value-type="float" office:value="30.27474895">
            <text:p>30.274749</text:p>
          </table:table-cell>
          <table:table-cell table:style-name="ce1" office:value-type="float" office:value="-97.76638985">
            <text:p>-97.766390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5695.2881">
            <text:p>15695.29</text:p>
          </table:table-cell>
          <table:table-cell table:style-name="ce2" table:formula="of:=[.D830]-[.D829]" office:value-type="float" office:value="21.0576000000001">
            <text:p>21.06</text:p>
          </table:table-cell>
          <table:table-cell table:style-name="ce4" table:formula="of:=[.D830]*0.000621371" office:value-type="float" office:value="9.7525968619851">
            <text:p>9.7526</text:p>
          </table:table-cell>
          <table:table-cell table:style-name="ce4" table:formula="of:=[.E830]*0.000621371" office:value-type="float" office:value="0.0130845819696001">
            <text:p>0.0131</text:p>
          </table:table-cell>
        </table:table-row>
        <table:table-row table:style-name="ro1">
          <table:table-cell table:style-name="ce1" office:value-type="float" office:value="30.2749383">
            <text:p>30.274938</text:p>
          </table:table-cell>
          <table:table-cell table:style-name="ce1" office:value-type="float" office:value="-97.76650158">
            <text:p>-97.766502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5718.8574">
            <text:p>15718.86</text:p>
          </table:table-cell>
          <table:table-cell table:style-name="ce2" table:formula="of:=[.D831]-[.D830]" office:value-type="float" office:value="23.569300000001">
            <text:p>23.57</text:p>
          </table:table-cell>
          <table:table-cell table:style-name="ce4" table:formula="of:=[.D831]*0.000621371" office:value-type="float" office:value="9.7672421414954">
            <text:p>9.7672</text:p>
          </table:table-cell>
          <table:table-cell table:style-name="ce4" table:formula="of:=[.E831]*0.000621371" office:value-type="float" office:value="0.0146452795103006">
            <text:p>0.0146</text:p>
          </table:table-cell>
        </table:table-row>
        <table:table-row table:style-name="ro1">
          <table:table-cell table:style-name="ce1" office:value-type="float" office:value="30.27513452">
            <text:p>30.275135</text:p>
          </table:table-cell>
          <table:table-cell table:style-name="ce1" office:value-type="float" office:value="-97.76661205">
            <text:p>-97.766612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15743.1729">
            <text:p>15743.17</text:p>
          </table:table-cell>
          <table:table-cell table:style-name="ce2" table:formula="of:=[.D832]-[.D831]" office:value-type="float" office:value="24.3154999999988">
            <text:p>24.32</text:p>
          </table:table-cell>
          <table:table-cell table:style-name="ce4" table:formula="of:=[.D832]*0.000621371" office:value-type="float" office:value="9.7823510880459">
            <text:p>9.7824</text:p>
          </table:table-cell>
          <table:table-cell table:style-name="ce4" table:formula="of:=[.E832]*0.000621371" office:value-type="float" office:value="0.0151089465504993">
            <text:p>0.0151</text:p>
          </table:table-cell>
        </table:table-row>
        <table:table-row table:style-name="ro1">
          <table:table-cell table:style-name="ce1" office:value-type="float" office:value="30.27528657">
            <text:p>30.275287</text:p>
          </table:table-cell>
          <table:table-cell table:style-name="ce1" office:value-type="float" office:value="-97.76668824">
            <text:p>-97.766688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5761.4785">
            <text:p>15761.48</text:p>
          </table:table-cell>
          <table:table-cell table:style-name="ce2" table:formula="of:=[.D833]-[.D832]" office:value-type="float" office:value="18.3055999999997">
            <text:p>18.31</text:p>
          </table:table-cell>
          <table:table-cell table:style-name="ce4" table:formula="of:=[.D833]*0.000621371" office:value-type="float" office:value="9.7937256570235">
            <text:p>9.7937</text:p>
          </table:table-cell>
          <table:table-cell table:style-name="ce4" table:formula="of:=[.E833]*0.000621371" office:value-type="float" office:value="0.0113745689775998">
            <text:p>0.0114</text:p>
          </table:table-cell>
        </table:table-row>
        <table:table-row table:style-name="ro1">
          <table:table-cell table:style-name="ce1" office:value-type="float" office:value="30.27539687">
            <text:p>30.275397</text:p>
          </table:table-cell>
          <table:table-cell table:style-name="ce1" office:value-type="float" office:value="-97.76674574">
            <text:p>-97.766746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5774.9023">
            <text:p>15774.90</text:p>
          </table:table-cell>
          <table:table-cell table:style-name="ce2" table:formula="of:=[.D834]-[.D833]" office:value-type="float" office:value="13.4238000000005">
            <text:p>13.42</text:p>
          </table:table-cell>
          <table:table-cell table:style-name="ce4" table:formula="of:=[.D834]*0.000621371" office:value-type="float" office:value="9.8020668170533">
            <text:p>9.8021</text:p>
          </table:table-cell>
          <table:table-cell table:style-name="ce4" table:formula="of:=[.E834]*0.000621371" office:value-type="float" office:value="0.0083411600298003">
            <text:p>0.0083</text:p>
          </table:table-cell>
        </table:table-row>
        <table:table-row table:style-name="ro1">
          <table:table-cell table:style-name="ce1" office:value-type="float" office:value="30.27558027">
            <text:p>30.275580</text:p>
          </table:table-cell>
          <table:table-cell table:style-name="ce1" office:value-type="float" office:value="-97.76683065">
            <text:p>-97.766831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5796.7988">
            <text:p>15796.80</text:p>
          </table:table-cell>
          <table:table-cell table:style-name="ce2" table:formula="of:=[.D835]-[.D834]" office:value-type="float" office:value="21.8965000000007">
            <text:p>21.90</text:p>
          </table:table-cell>
          <table:table-cell table:style-name="ce4" table:formula="of:=[.D835]*0.000621371" office:value-type="float" office:value="9.8156726671548">
            <text:p>9.8157</text:p>
          </table:table-cell>
          <table:table-cell table:style-name="ce4" table:formula="of:=[.E835]*0.000621371" office:value-type="float" office:value="0.0136058501015005">
            <text:p>0.0136</text:p>
          </table:table-cell>
        </table:table-row>
        <table:table-row table:style-name="ro1">
          <table:table-cell table:style-name="ce1" office:value-type="float" office:value="30.27570583">
            <text:p>30.275706</text:p>
          </table:table-cell>
          <table:table-cell table:style-name="ce1" office:value-type="float" office:value="-97.76690466">
            <text:p>-97.766905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5812.3896">
            <text:p>15812.39</text:p>
          </table:table-cell>
          <table:table-cell table:style-name="ce2" table:formula="of:=[.D836]-[.D835]" office:value-type="float" office:value="15.5907999999999">
            <text:p>15.59</text:p>
          </table:table-cell>
          <table:table-cell table:style-name="ce4" table:formula="of:=[.D836]*0.000621371" office:value-type="float" office:value="9.8253603381416">
            <text:p>9.8254</text:p>
          </table:table-cell>
          <table:table-cell table:style-name="ce4" table:formula="of:=[.E836]*0.000621371" office:value-type="float" office:value="0.00968767098679997">
            <text:p>0.0097</text:p>
          </table:table-cell>
        </table:table-row>
        <table:table-row table:style-name="ro1">
          <table:table-cell table:style-name="ce1" office:value-type="float" office:value="30.27584773">
            <text:p>30.275848</text:p>
          </table:table-cell>
          <table:table-cell table:style-name="ce1" office:value-type="float" office:value="-97.76699376">
            <text:p>-97.766994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5830.2656">
            <text:p>15830.27</text:p>
          </table:table-cell>
          <table:table-cell table:style-name="ce2" table:formula="of:=[.D837]-[.D836]" office:value-type="float" office:value="17.8760000000002">
            <text:p>17.88</text:p>
          </table:table-cell>
          <table:table-cell table:style-name="ce4" table:formula="of:=[.D837]*0.000621371" office:value-type="float" office:value="9.8364679661376">
            <text:p>9.8365</text:p>
          </table:table-cell>
          <table:table-cell table:style-name="ce4" table:formula="of:=[.E837]*0.000621371" office:value-type="float" office:value="0.0111076279960001">
            <text:p>0.0111</text:p>
          </table:table-cell>
        </table:table-row>
        <table:table-row table:style-name="ro1">
          <table:table-cell table:style-name="ce1" office:value-type="float" office:value="30.27599199">
            <text:p>30.275992</text:p>
          </table:table-cell>
          <table:table-cell table:style-name="ce1" office:value-type="float" office:value="-97.76707213">
            <text:p>-97.767072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5847.9443">
            <text:p>15847.94</text:p>
          </table:table-cell>
          <table:table-cell table:style-name="ce2" table:formula="of:=[.D838]-[.D837]" office:value-type="float" office:value="17.6786999999986">
            <text:p>17.68</text:p>
          </table:table-cell>
          <table:table-cell table:style-name="ce4" table:formula="of:=[.D838]*0.000621371" office:value-type="float" office:value="9.8474529976353">
            <text:p>9.8475</text:p>
          </table:table-cell>
          <table:table-cell table:style-name="ce4" table:formula="of:=[.E838]*0.000621371" office:value-type="float" office:value="0.0109850314976991">
            <text:p>0.0110</text:p>
          </table:table-cell>
        </table:table-row>
        <table:table-row table:style-name="ro1">
          <table:table-cell table:style-name="ce1" office:value-type="float" office:value="30.27613314">
            <text:p>30.276133</text:p>
          </table:table-cell>
          <table:table-cell table:style-name="ce1" office:value-type="float" office:value="-97.76714665">
            <text:p>-97.767147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5865.1797">
            <text:p>15865.18</text:p>
          </table:table-cell>
          <table:table-cell table:style-name="ce2" table:formula="of:=[.D839]-[.D838]" office:value-type="float" office:value="17.2354000000014">
            <text:p>17.24</text:p>
          </table:table-cell>
          <table:table-cell table:style-name="ce4" table:formula="of:=[.D839]*0.000621371" office:value-type="float" office:value="9.8581625753687">
            <text:p>9.8582</text:p>
          </table:table-cell>
          <table:table-cell table:style-name="ce4" table:formula="of:=[.E839]*0.000621371" office:value-type="float" office:value="0.0107095777334009">
            <text:p>0.0107</text:p>
          </table:table-cell>
        </table:table-row>
        <table:table-row table:style-name="ro1">
          <table:table-cell table:style-name="ce1" office:value-type="float" office:value="30.27622635">
            <text:p>30.276226</text:p>
          </table:table-cell>
          <table:table-cell table:style-name="ce1" office:value-type="float" office:value="-97.76719484">
            <text:p>-97.767195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5876.4893">
            <text:p>15876.49</text:p>
          </table:table-cell>
          <table:table-cell table:style-name="ce2" table:formula="of:=[.D840]-[.D839]" office:value-type="float" office:value="11.3095999999987">
            <text:p>11.31</text:p>
          </table:table-cell>
          <table:table-cell table:style-name="ce4" table:formula="of:=[.D840]*0.000621371" office:value-type="float" office:value="9.8651900328303">
            <text:p>9.8652</text:p>
          </table:table-cell>
          <table:table-cell table:style-name="ce4" table:formula="of:=[.E840]*0.000621371" office:value-type="float" office:value="0.00702745746159918">
            <text:p>0.0070</text:p>
          </table:table-cell>
        </table:table-row>
        <table:table-row table:style-name="ro1">
          <table:table-cell table:style-name="ce1" office:value-type="float" office:value="30.27643397">
            <text:p>30.276434</text:p>
          </table:table-cell>
          <table:table-cell table:style-name="ce1" office:value-type="float" office:value="-97.76731362">
            <text:p>-97.767314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5902.1602">
            <text:p>15902.16</text:p>
          </table:table-cell>
          <table:table-cell table:style-name="ce2" table:formula="of:=[.D841]-[.D840]" office:value-type="float" office:value="25.670900000001">
            <text:p>25.67</text:p>
          </table:table-cell>
          <table:table-cell table:style-name="ce4" table:formula="of:=[.D841]*0.000621371" office:value-type="float" office:value="9.8811411856342">
            <text:p>9.8811</text:p>
          </table:table-cell>
          <table:table-cell table:style-name="ce4" table:formula="of:=[.E841]*0.000621371" office:value-type="float" office:value="0.0159511528039006">
            <text:p>0.0160</text:p>
          </table:table-cell>
        </table:table-row>
        <table:table-row table:style-name="ro1">
          <table:table-cell table:style-name="ce1" office:value-type="float" office:value="30.2766089">
            <text:p>30.276609</text:p>
          </table:table-cell>
          <table:table-cell table:style-name="ce1" office:value-type="float" office:value="-97.76742409">
            <text:p>-97.767424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5924.251">
            <text:p>15924.25</text:p>
          </table:table-cell>
          <table:table-cell table:style-name="ce2" table:formula="of:=[.D842]-[.D841]" office:value-type="float" office:value="22.0907999999999">
            <text:p>22.09</text:p>
          </table:table-cell>
          <table:table-cell table:style-name="ce4" table:formula="of:=[.D842]*0.000621371" office:value-type="float" office:value="9.894867768121">
            <text:p>9.8949</text:p>
          </table:table-cell>
          <table:table-cell table:style-name="ce4" table:formula="of:=[.E842]*0.000621371" office:value-type="float" office:value="0.0137265824868">
            <text:p>0.0137</text:p>
          </table:table-cell>
        </table:table-row>
        <table:table-row table:style-name="ro1">
          <table:table-cell table:style-name="ce1" office:value-type="float" office:value="30.27677318">
            <text:p>30.276773</text:p>
          </table:table-cell>
          <table:table-cell table:style-name="ce1" office:value-type="float" office:value="-97.76751797">
            <text:p>-97.767518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5944.5908">
            <text:p>15944.59</text:p>
          </table:table-cell>
          <table:table-cell table:style-name="ce2" table:formula="of:=[.D843]-[.D842]" office:value-type="float" office:value="20.3397999999997">
            <text:p>20.34</text:p>
          </table:table-cell>
          <table:table-cell table:style-name="ce4" table:formula="of:=[.D843]*0.000621371" office:value-type="float" office:value="9.9075063299868">
            <text:p>9.9075</text:p>
          </table:table-cell>
          <table:table-cell table:style-name="ce4" table:formula="of:=[.E843]*0.000621371" office:value-type="float" office:value="0.0126385618657998">
            <text:p>0.0126</text:p>
          </table:table-cell>
        </table:table-row>
        <table:table-row table:style-name="ro1">
          <table:table-cell table:style-name="ce1" office:value-type="float" office:value="30.27690922">
            <text:p>30.276909</text:p>
          </table:table-cell>
          <table:table-cell table:style-name="ce1" office:value-type="float" office:value="-97.76759969">
            <text:p>-97.767600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5961.6201">
            <text:p>15961.62</text:p>
          </table:table-cell>
          <table:table-cell table:style-name="ce2" table:formula="of:=[.D844]-[.D843]" office:value-type="float" office:value="17.0293000000001">
            <text:p>17.03</text:p>
          </table:table-cell>
          <table:table-cell table:style-name="ce4" table:formula="of:=[.D844]*0.000621371" office:value-type="float" office:value="9.9180878431571">
            <text:p>9.9181</text:p>
          </table:table-cell>
          <table:table-cell table:style-name="ce4" table:formula="of:=[.E844]*0.000621371" office:value-type="float" office:value="0.0105815131703001">
            <text:p>0.0106</text:p>
          </table:table-cell>
        </table:table-row>
        <table:table-row table:style-name="ro1">
          <table:table-cell table:style-name="ce1" office:value-type="float" office:value="30.27706722">
            <text:p>30.277067</text:p>
          </table:table-cell>
          <table:table-cell table:style-name="ce1" office:value-type="float" office:value="-97.76771276">
            <text:p>-97.767713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5982.2168">
            <text:p>15982.22</text:p>
          </table:table-cell>
          <table:table-cell table:style-name="ce2" table:formula="of:=[.D845]-[.D844]" office:value-type="float" office:value="20.5967000000001">
            <text:p>20.60</text:p>
          </table:table-cell>
          <table:table-cell table:style-name="ce4" table:formula="of:=[.D845]*0.000621371" office:value-type="float" office:value="9.9308860352328">
            <text:p>9.9309</text:p>
          </table:table-cell>
          <table:table-cell table:style-name="ce4" table:formula="of:=[.E845]*0.000621371" office:value-type="float" office:value="0.0127981920757">
            <text:p>0.0128</text:p>
          </table:table-cell>
        </table:table-row>
        <table:table-row table:style-name="ro1">
          <table:table-cell table:style-name="ce1" office:value-type="float" office:value="30.27719848">
            <text:p>30.277198</text:p>
          </table:table-cell>
          <table:table-cell table:style-name="ce1" office:value-type="float" office:value="-97.76783899">
            <text:p>-97.767839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6001.2012">
            <text:p>16001.20</text:p>
          </table:table-cell>
          <table:table-cell table:style-name="ce2" table:formula="of:=[.D846]-[.D845]" office:value-type="float" office:value="18.9843999999994">
            <text:p>18.98</text:p>
          </table:table-cell>
          <table:table-cell table:style-name="ce4" table:formula="of:=[.D846]*0.000621371" office:value-type="float" office:value="9.9426823908452">
            <text:p>9.9427</text:p>
          </table:table-cell>
          <table:table-cell table:style-name="ce4" table:formula="of:=[.E846]*0.000621371" office:value-type="float" office:value="0.0117963556123996">
            <text:p>0.0118</text:p>
          </table:table-cell>
        </table:table-row>
        <table:table-row table:style-name="ro1">
          <table:table-cell table:style-name="ce1" office:value-type="float" office:value="30.27732999">
            <text:p>30.277330</text:p>
          </table:table-cell>
          <table:table-cell table:style-name="ce1" office:value-type="float" office:value="-97.76799666">
            <text:p>-97.767997</text:p>
          </table:table-cell>
          <table:table-cell table:style-name="ce2" office:value-type="float" office:value="151.544922">
            <text:p>151.54</text:p>
          </table:table-cell>
          <table:table-cell table:style-name="ce2" office:value-type="float" office:value="16022.252">
            <text:p>16022.25</text:p>
          </table:table-cell>
          <table:table-cell table:style-name="ce2" table:formula="of:=[.D847]-[.D846]" office:value-type="float" office:value="21.0508000000009">
            <text:p>21.05</text:p>
          </table:table-cell>
          <table:table-cell table:style-name="ce4" table:formula="of:=[.D847]*0.000621371" office:value-type="float" office:value="9.955762747492">
            <text:p>9.9558</text:p>
          </table:table-cell>
          <table:table-cell table:style-name="ce4" table:formula="of:=[.E847]*0.000621371" office:value-type="float" office:value="0.0130803566468006">
            <text:p>0.0131</text:p>
          </table:table-cell>
        </table:table-row>
        <table:table-row table:style-name="ro1">
          <table:table-cell table:style-name="ce1" office:value-type="float" office:value="30.27742563">
            <text:p>30.277426</text:p>
          </table:table-cell>
          <table:table-cell table:style-name="ce1" office:value-type="float" office:value="-97.76822238">
            <text:p>-97.768222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16046.2949">
            <text:p>16046.29</text:p>
          </table:table-cell>
          <table:table-cell table:style-name="ce2" table:formula="of:=[.D848]-[.D847]" office:value-type="float" office:value="24.0429000000004">
            <text:p>24.04</text:p>
          </table:table-cell>
          <table:table-cell table:style-name="ce4" table:formula="of:=[.D848]*0.000621371" office:value-type="float" office:value="9.9707023083079">
            <text:p>9.9707</text:p>
          </table:table-cell>
          <table:table-cell table:style-name="ce4" table:formula="of:=[.E848]*0.000621371" office:value-type="float" office:value="0.0149395608159002">
            <text:p>0.0149</text:p>
          </table:table-cell>
        </table:table-row>
        <table:table-row table:style-name="ro1">
          <table:table-cell table:style-name="ce1" office:value-type="float" office:value="30.27744608">
            <text:p>30.277446</text:p>
          </table:table-cell>
          <table:table-cell table:style-name="ce1" office:value-type="float" office:value="-97.76842263">
            <text:p>-97.768423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16065.4844">
            <text:p>16065.48</text:p>
          </table:table-cell>
          <table:table-cell table:style-name="ce2" table:formula="of:=[.D849]-[.D848]" office:value-type="float" office:value="19.1894999999986">
            <text:p>19.19</text:p>
          </table:table-cell>
          <table:table-cell table:style-name="ce4" table:formula="of:=[.D849]*0.000621371" office:value-type="float" office:value="9.9826261071124">
            <text:p>9.9826</text:p>
          </table:table-cell>
          <table:table-cell table:style-name="ce4" table:formula="of:=[.E849]*0.000621371" office:value-type="float" office:value="0.0119237988044991">
            <text:p>0.0119</text:p>
          </table:table-cell>
        </table:table-row>
        <table:table-row table:style-name="ro1">
          <table:table-cell table:style-name="ce1" office:value-type="float" office:value="30.27743342">
            <text:p>30.277433</text:p>
          </table:table-cell>
          <table:table-cell table:style-name="ce1" office:value-type="float" office:value="-97.76862798">
            <text:p>-97.768628</text:p>
          </table:table-cell>
          <table:table-cell table:style-name="ce2" office:value-type="float" office:value="142.412476">
            <text:p>142.41</text:p>
          </table:table-cell>
          <table:table-cell table:style-name="ce2" office:value-type="float" office:value="16085.1914">
            <text:p>16085.19</text:p>
          </table:table-cell>
          <table:table-cell table:style-name="ce2" table:formula="of:=[.D850]-[.D849]" office:value-type="float" office:value="19.7070000000003">
            <text:p>19.71</text:p>
          </table:table-cell>
          <table:table-cell table:style-name="ce4" table:formula="of:=[.D850]*0.000621371" office:value-type="float" office:value="9.9948714654094">
            <text:p>9.9949</text:p>
          </table:table-cell>
          <table:table-cell table:style-name="ce4" table:formula="of:=[.E850]*0.000621371" office:value-type="float" office:value="0.0122453582970002">
            <text:p>0.0122</text:p>
          </table:table-cell>
        </table:table-row>
        <table:table-row table:style-name="ro1">
          <table:table-cell table:style-name="ce1" office:value-type="float" office:value="30.27740803">
            <text:p>30.277408</text:p>
          </table:table-cell>
          <table:table-cell table:style-name="ce1" office:value-type="float" office:value="-97.76884868">
            <text:p>-97.768849</text:p>
          </table:table-cell>
          <table:table-cell table:style-name="ce2" office:value-type="float" office:value="141.45105">
            <text:p>141.45</text:p>
          </table:table-cell>
          <table:table-cell table:style-name="ce2" office:value-type="float" office:value="16106.749">
            <text:p>16106.75</text:p>
          </table:table-cell>
          <table:table-cell table:style-name="ce2" table:formula="of:=[.D851]-[.D850]" office:value-type="float" office:value="21.5576000000001">
            <text:p>21.56</text:p>
          </table:table-cell>
          <table:table-cell table:style-name="ce4" table:formula="of:=[.D851]*0.000621371" office:value-type="float" office:value="10.008266732879">
            <text:p>10.0083</text:p>
          </table:table-cell>
          <table:table-cell table:style-name="ce4" table:formula="of:=[.E851]*0.000621371" office:value-type="float" office:value="0.0133952674696001">
            <text:p>0.0134</text:p>
          </table:table-cell>
        </table:table-row>
        <table:table-row table:style-name="ro1">
          <table:table-cell table:style-name="ce1" office:value-type="float" office:value="30.2773885">
            <text:p>30.277389</text:p>
          </table:table-cell>
          <table:table-cell table:style-name="ce1" office:value-type="float" office:value="-97.76888246">
            <text:p>-97.768882</text:p>
          </table:table-cell>
          <table:table-cell table:style-name="ce2" office:value-type="float" office:value="141.931763">
            <text:p>141.93</text:p>
          </table:table-cell>
          <table:table-cell table:style-name="ce2" office:value-type="float" office:value="16110.5996">
            <text:p>16110.60</text:p>
          </table:table-cell>
          <table:table-cell table:style-name="ce2" table:formula="of:=[.D852]-[.D851]" office:value-type="float" office:value="3.85059999999976">
            <text:p>3.85</text:p>
          </table:table-cell>
          <table:table-cell table:style-name="ce4" table:formula="of:=[.D852]*0.000621371" office:value-type="float" office:value="10.0106593840516">
            <text:p>10.0107</text:p>
          </table:table-cell>
          <table:table-cell table:style-name="ce4" table:formula="of:=[.E852]*0.000621371" office:value-type="float" office:value="0.00239265117259985">
            <text:p>0.0024</text:p>
          </table:table-cell>
        </table:table-row>
        <table:table-row table:style-name="ro1">
          <table:table-cell table:style-name="ce1" office:value-type="float" office:value="30.27732144">
            <text:p>30.277321</text:p>
          </table:table-cell>
          <table:table-cell table:style-name="ce1" office:value-type="float" office:value="-97.76902436">
            <text:p>-97.769024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6125.9131">
            <text:p>16125.91</text:p>
          </table:table-cell>
          <table:table-cell table:style-name="ce2" table:formula="of:=[.D853]-[.D852]" office:value-type="float" office:value="15.3135000000002">
            <text:p>15.31</text:p>
          </table:table-cell>
          <table:table-cell table:style-name="ce4" table:formula="of:=[.D853]*0.000621371" office:value-type="float" office:value="10.0201747488601">
            <text:p>10.0202</text:p>
          </table:table-cell>
          <table:table-cell table:style-name="ce4" table:formula="of:=[.E853]*0.000621371" office:value-type="float" office:value="0.00951536480850013">
            <text:p>0.0095</text:p>
          </table:table-cell>
        </table:table-row>
        <table:table-row table:style-name="ro1">
          <table:table-cell table:style-name="ce1" office:value-type="float" office:value="30.2772388">
            <text:p>30.277239</text:p>
          </table:table-cell>
          <table:table-cell table:style-name="ce1" office:value-type="float" office:value="-97.76919913">
            <text:p>-97.769199</text:p>
          </table:table-cell>
          <table:table-cell table:style-name="ce2" office:value-type="float" office:value="138.086548">
            <text:p>138.09</text:p>
          </table:table-cell>
          <table:table-cell table:style-name="ce2" office:value-type="float" office:value="16144.6455">
            <text:p>16144.65</text:p>
          </table:table-cell>
          <table:table-cell table:style-name="ce2" table:formula="of:=[.D854]-[.D853]" office:value-type="float" office:value="18.7324000000008">
            <text:p>18.73</text:p>
          </table:table-cell>
          <table:table-cell table:style-name="ce4" table:formula="of:=[.D854]*0.000621371" office:value-type="float" office:value="10.0318145189805">
            <text:p>10.0318</text:p>
          </table:table-cell>
          <table:table-cell table:style-name="ce4" table:formula="of:=[.E854]*0.000621371" office:value-type="float" office:value="0.0116397701204005">
            <text:p>0.0116</text:p>
          </table:table-cell>
        </table:table-row>
        <table:table-row table:style-name="ro1">
          <table:table-cell table:style-name="ce1" office:value-type="float" office:value="30.27717275">
            <text:p>30.277173</text:p>
          </table:table-cell>
          <table:table-cell table:style-name="ce1" office:value-type="float" office:value="-97.76937724">
            <text:p>-97.769377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6163.1523">
            <text:p>16163.15</text:p>
          </table:table-cell>
          <table:table-cell table:style-name="ce2" table:formula="of:=[.D855]-[.D854]" office:value-type="float" office:value="18.5067999999992">
            <text:p>18.51</text:p>
          </table:table-cell>
          <table:table-cell table:style-name="ce4" table:formula="of:=[.D855]*0.000621371" office:value-type="float" office:value="10.0433141078033">
            <text:p>10.0433</text:p>
          </table:table-cell>
          <table:table-cell table:style-name="ce4" table:formula="of:=[.E855]*0.000621371" office:value-type="float" office:value="0.0114995888227995">
            <text:p>0.0115</text:p>
          </table:table-cell>
        </table:table-row>
        <table:table-row table:style-name="ro1">
          <table:table-cell table:style-name="ce1" office:value-type="float" office:value="30.27717115">
            <text:p>30.277171</text:p>
          </table:table-cell>
          <table:table-cell table:style-name="ce1" office:value-type="float" office:value="-97.76951185">
            <text:p>-97.769512</text:p>
          </table:table-cell>
          <table:table-cell table:style-name="ce2" office:value-type="float" office:value="139.047852">
            <text:p>139.05</text:p>
          </table:table-cell>
          <table:table-cell table:style-name="ce2" office:value-type="float" office:value="16176.1162">
            <text:p>16176.12</text:p>
          </table:table-cell>
          <table:table-cell table:style-name="ce2" table:formula="of:=[.D856]-[.D855]" office:value-type="float" office:value="12.9639000000007">
            <text:p>12.96</text:p>
          </table:table-cell>
          <table:table-cell table:style-name="ce4" table:formula="of:=[.D856]*0.000621371" office:value-type="float" office:value="10.0513694993102">
            <text:p>10.0514</text:p>
          </table:table-cell>
          <table:table-cell table:style-name="ce4" table:formula="of:=[.E856]*0.000621371" office:value-type="float" office:value="0.0080553915069004">
            <text:p>0.0081</text:p>
          </table:table-cell>
        </table:table-row>
        <table:table-row table:style-name="ro1">
          <table:table-cell table:style-name="ce1" office:value-type="float" office:value="30.27717174">
            <text:p>30.277172</text:p>
          </table:table-cell>
          <table:table-cell table:style-name="ce1" office:value-type="float" office:value="-97.76966063">
            <text:p>-97.769661</text:p>
          </table:table-cell>
          <table:table-cell table:style-name="ce2" office:value-type="float" office:value="139.528442">
            <text:p>139.53</text:p>
          </table:table-cell>
          <table:table-cell table:style-name="ce2" office:value-type="float" office:value="16190.3535">
            <text:p>16190.35</text:p>
          </table:table-cell>
          <table:table-cell table:style-name="ce2" table:formula="of:=[.D857]-[.D856]" office:value-type="float" office:value="14.2372999999989">
            <text:p>14.24</text:p>
          </table:table-cell>
          <table:table-cell table:style-name="ce4" table:formula="of:=[.D857]*0.000621371" office:value-type="float" office:value="10.0602161446485">
            <text:p>10.0602</text:p>
          </table:table-cell>
          <table:table-cell table:style-name="ce4" table:formula="of:=[.E857]*0.000621371" office:value-type="float" office:value="0.0088466453382993">
            <text:p>0.0088</text:p>
          </table:table-cell>
        </table:table-row>
        <table:table-row table:style-name="ro1">
          <table:table-cell table:style-name="ce1" office:value-type="float" office:value="30.27719638">
            <text:p>30.277196</text:p>
          </table:table-cell>
          <table:table-cell table:style-name="ce1" office:value-type="float" office:value="-97.76978385">
            <text:p>-97.769784</text:p>
          </table:table-cell>
          <table:table-cell table:style-name="ce2" office:value-type="float" office:value="140.489868">
            <text:p>140.49</text:p>
          </table:table-cell>
          <table:table-cell table:style-name="ce2" office:value-type="float" office:value="16203.0078">
            <text:p>16203.01</text:p>
          </table:table-cell>
          <table:table-cell table:style-name="ce2" table:formula="of:=[.D858]-[.D857]" office:value-type="float" office:value="12.6543000000002">
            <text:p>12.65</text:p>
          </table:table-cell>
          <table:table-cell table:style-name="ce4" table:formula="of:=[.D858]*0.000621371" office:value-type="float" office:value="10.0680791596938">
            <text:p>10.0681</text:p>
          </table:table-cell>
          <table:table-cell table:style-name="ce4" table:formula="of:=[.E858]*0.000621371" office:value-type="float" office:value="0.00786301504530009">
            <text:p>0.0079</text:p>
          </table:table-cell>
        </table:table-row>
        <table:table-row table:style-name="ro1">
          <table:table-cell table:style-name="ce1" office:value-type="float" office:value="30.27726076">
            <text:p>30.277261</text:p>
          </table:table-cell>
          <table:table-cell table:style-name="ce1" office:value-type="float" office:value="-97.77001133">
            <text:p>-97.770011</text:p>
          </table:table-cell>
          <table:table-cell table:style-name="ce2" office:value-type="float" office:value="143.373657">
            <text:p>143.37</text:p>
          </table:table-cell>
          <table:table-cell table:style-name="ce2" office:value-type="float" office:value="16225.6016">
            <text:p>16225.60</text:p>
          </table:table-cell>
          <table:table-cell table:style-name="ce2" table:formula="of:=[.D859]-[.D858]" office:value-type="float" office:value="22.5938000000006">
            <text:p>22.59</text:p>
          </table:table-cell>
          <table:table-cell table:style-name="ce4" table:formula="of:=[.D859]*0.000621371" office:value-type="float" office:value="10.0821182917936">
            <text:p>10.0821</text:p>
          </table:table-cell>
          <table:table-cell table:style-name="ce4" table:formula="of:=[.E859]*0.000621371" office:value-type="float" office:value="0.0140391320998003">
            <text:p>0.0140</text:p>
          </table:table-cell>
        </table:table-row>
        <table:table-row table:style-name="ro1">
          <table:table-cell table:style-name="ce1" office:value-type="float" office:value="30.27730526">
            <text:p>30.277305</text:p>
          </table:table-cell>
          <table:table-cell table:style-name="ce1" office:value-type="float" office:value="-97.77020152">
            <text:p>-97.770202</text:p>
          </table:table-cell>
          <table:table-cell table:style-name="ce2" office:value-type="float" office:value="143.85437">
            <text:p>143.85</text:p>
          </table:table-cell>
          <table:table-cell table:style-name="ce2" office:value-type="float" office:value="16244.5371">
            <text:p>16244.54</text:p>
          </table:table-cell>
          <table:table-cell table:style-name="ce2" table:formula="of:=[.D860]-[.D859]" office:value-type="float" office:value="18.9354999999996">
            <text:p>18.94</text:p>
          </table:table-cell>
          <table:table-cell table:style-name="ce4" table:formula="of:=[.D860]*0.000621371" office:value-type="float" office:value="10.0938842623641">
            <text:p>10.0939</text:p>
          </table:table-cell>
          <table:table-cell table:style-name="ce4" table:formula="of:=[.E860]*0.000621371" office:value-type="float" office:value="0.0117659705704997">
            <text:p>0.0118</text:p>
          </table:table-cell>
        </table:table-row>
        <table:table-row table:style-name="ro1">
          <table:table-cell table:style-name="ce1" office:value-type="float" office:value="30.27737668">
            <text:p>30.277377</text:p>
          </table:table-cell>
          <table:table-cell table:style-name="ce1" office:value-type="float" office:value="-97.77036756">
            <text:p>-97.770368</text:p>
          </table:table-cell>
          <table:table-cell table:style-name="ce2" office:value-type="float" office:value="144.815796">
            <text:p>144.82</text:p>
          </table:table-cell>
          <table:table-cell table:style-name="ce2" office:value-type="float" office:value="16262.5957">
            <text:p>16262.60</text:p>
          </table:table-cell>
          <table:table-cell table:style-name="ce2" table:formula="of:=[.D861]-[.D860]" office:value-type="float" office:value="18.0586000000003">
            <text:p>18.06</text:p>
          </table:table-cell>
          <table:table-cell table:style-name="ce4" table:formula="of:=[.D861]*0.000621371" office:value-type="float" office:value="10.1051053527047">
            <text:p>10.1051</text:p>
          </table:table-cell>
          <table:table-cell table:style-name="ce4" table:formula="of:=[.E861]*0.000621371" office:value-type="float" office:value="0.0112210903406002">
            <text:p>0.0112</text:p>
          </table:table-cell>
        </table:table-row>
        <table:table-row table:style-name="ro1">
          <table:table-cell table:style-name="ce1" office:value-type="float" office:value="30.27749218">
            <text:p>30.277492</text:p>
          </table:table-cell>
          <table:table-cell table:style-name="ce1" office:value-type="float" office:value="-97.77035424">
            <text:p>-97.770354</text:p>
          </table:table-cell>
          <table:table-cell table:style-name="ce2" office:value-type="float" office:value="145.296387">
            <text:p>145.30</text:p>
          </table:table-cell>
          <table:table-cell table:style-name="ce2" office:value-type="float" office:value="16276.0771">
            <text:p>16276.08</text:p>
          </table:table-cell>
          <table:table-cell table:style-name="ce2" table:formula="of:=[.D862]-[.D861]" office:value-type="float" office:value="13.4814000000006">
            <text:p>13.48</text:p>
          </table:table-cell>
          <table:table-cell table:style-name="ce4" table:formula="of:=[.D862]*0.000621371" office:value-type="float" office:value="10.1134823037041">
            <text:p>10.1135</text:p>
          </table:table-cell>
          <table:table-cell table:style-name="ce4" table:formula="of:=[.E862]*0.000621371" office:value-type="float" office:value="0.00837695099940036">
            <text:p>0.0084</text:p>
          </table:table-cell>
        </table:table-row>
        <table:table-row table:style-name="ro1">
          <table:table-cell table:style-name="ce1" office:value-type="float" office:value="30.27767063">
            <text:p>30.277671</text:p>
          </table:table-cell>
          <table:table-cell table:style-name="ce1" office:value-type="float" office:value="-97.77023027">
            <text:p>-97.770230</text:p>
          </table:table-cell>
          <table:table-cell table:style-name="ce2" office:value-type="float" office:value="145.7771">
            <text:p>145.78</text:p>
          </table:table-cell>
          <table:table-cell table:style-name="ce2" office:value-type="float" office:value="16299.1523">
            <text:p>16299.15</text:p>
          </table:table-cell>
          <table:table-cell table:style-name="ce2" table:formula="of:=[.D863]-[.D862]" office:value-type="float" office:value="23.0751999999993">
            <text:p>23.08</text:p>
          </table:table-cell>
          <table:table-cell table:style-name="ce4" table:formula="of:=[.D863]*0.000621371" office:value-type="float" office:value="10.1278205638033">
            <text:p>10.1278</text:p>
          </table:table-cell>
          <table:table-cell table:style-name="ce4" table:formula="of:=[.E863]*0.000621371" office:value-type="float" office:value="0.0143382600991996">
            <text:p>0.0143</text:p>
          </table:table-cell>
        </table:table-row>
        <table:table-row table:style-name="ro1">
          <table:table-cell table:style-name="ce1" office:value-type="float" office:value="30.27779208">
            <text:p>30.277792</text:p>
          </table:table-cell>
          <table:table-cell table:style-name="ce1" office:value-type="float" office:value="-97.77015785">
            <text:p>-97.770158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16314.2432">
            <text:p>16314.24</text:p>
          </table:table-cell>
          <table:table-cell table:style-name="ce2" table:formula="of:=[.D864]-[.D863]" office:value-type="float" office:value="15.0909000000011">
            <text:p>15.09</text:p>
          </table:table-cell>
          <table:table-cell table:style-name="ce4" table:formula="of:=[.D864]*0.000621371" office:value-type="float" office:value="10.1371976114272">
            <text:p>10.1372</text:p>
          </table:table-cell>
          <table:table-cell table:style-name="ce4" table:formula="of:=[.E864]*0.000621371" office:value-type="float" office:value="0.00937704762390066">
            <text:p>0.0094</text:p>
          </table:table-cell>
        </table:table-row>
        <table:table-row table:style-name="ro1">
          <table:table-cell table:style-name="ce1" office:value-type="float" office:value="30.27792234">
            <text:p>30.277922</text:p>
          </table:table-cell>
          <table:table-cell table:style-name="ce1" office:value-type="float" office:value="-97.77006607">
            <text:p>-97.770066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16331.1514">
            <text:p>16331.15</text:p>
          </table:table-cell>
          <table:table-cell table:style-name="ce2" table:formula="of:=[.D865]-[.D864]" office:value-type="float" office:value="16.9081999999999">
            <text:p>16.91</text:p>
          </table:table-cell>
          <table:table-cell table:style-name="ce4" table:formula="of:=[.D865]*0.000621371" office:value-type="float" office:value="10.1477038765694">
            <text:p>10.1477</text:p>
          </table:table-cell>
          <table:table-cell table:style-name="ce4" table:formula="of:=[.E865]*0.000621371" office:value-type="float" office:value="0.0105062651421999">
            <text:p>0.0105</text:p>
          </table:table-cell>
        </table:table-row>
        <table:table-row table:style-name="ro1">
          <table:table-cell table:style-name="ce1" office:value-type="float" office:value="30.27808839">
            <text:p>30.278088</text:p>
          </table:table-cell>
          <table:table-cell table:style-name="ce1" office:value-type="float" office:value="-97.76996749">
            <text:p>-97.769967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6351.8945">
            <text:p>16351.89</text:p>
          </table:table-cell>
          <table:table-cell table:style-name="ce2" table:formula="of:=[.D866]-[.D865]" office:value-type="float" office:value="20.7430999999997">
            <text:p>20.74</text:p>
          </table:table-cell>
          <table:table-cell table:style-name="ce4" table:formula="of:=[.D866]*0.000621371" office:value-type="float" office:value="10.1605930373595">
            <text:p>10.1606</text:p>
          </table:table-cell>
          <table:table-cell table:style-name="ce4" table:formula="of:=[.E866]*0.000621371" office:value-type="float" office:value="0.0128891607900998">
            <text:p>0.0129</text:p>
          </table:table-cell>
        </table:table-row>
        <table:table-row table:style-name="ro1">
          <table:table-cell table:style-name="ce1" office:value-type="float" office:value="30.27829458">
            <text:p>30.278295</text:p>
          </table:table-cell>
          <table:table-cell table:style-name="ce1" office:value-type="float" office:value="-97.76984076">
            <text:p>-97.769841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6377.7881">
            <text:p>16377.79</text:p>
          </table:table-cell>
          <table:table-cell table:style-name="ce2" table:formula="of:=[.D867]-[.D866]" office:value-type="float" office:value="25.8935999999994">
            <text:p>25.89</text:p>
          </table:table-cell>
          <table:table-cell table:style-name="ce4" table:formula="of:=[.D867]*0.000621371" office:value-type="float" office:value="10.1766825694851">
            <text:p>10.1767</text:p>
          </table:table-cell>
          <table:table-cell table:style-name="ce4" table:formula="of:=[.E867]*0.000621371" office:value-type="float" office:value="0.0160895321255996">
            <text:p>0.0161</text:p>
          </table:table-cell>
        </table:table-row>
        <table:table-row table:style-name="ro1">
          <table:table-cell table:style-name="ce1" office:value-type="float" office:value="30.27847588">
            <text:p>30.278476</text:p>
          </table:table-cell>
          <table:table-cell table:style-name="ce1" office:value-type="float" office:value="-97.76972953">
            <text:p>-97.769730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16400.582">
            <text:p>16400.58</text:p>
          </table:table-cell>
          <table:table-cell table:style-name="ce2" table:formula="of:=[.D868]-[.D867]" office:value-type="float" office:value="22.7938999999988">
            <text:p>22.79</text:p>
          </table:table-cell>
          <table:table-cell table:style-name="ce4" table:formula="of:=[.D868]*0.000621371" office:value-type="float" office:value="10.190846037922">
            <text:p>10.1908</text:p>
          </table:table-cell>
          <table:table-cell table:style-name="ce4" table:formula="of:=[.E868]*0.000621371" office:value-type="float" office:value="0.0141634684368992">
            <text:p>0.0142</text:p>
          </table:table-cell>
        </table:table-row>
        <table:table-row table:style-name="ro1">
          <table:table-cell table:style-name="ce1" office:value-type="float" office:value="30.27859775">
            <text:p>30.278598</text:p>
          </table:table-cell>
          <table:table-cell table:style-name="ce1" office:value-type="float" office:value="-97.76964194">
            <text:p>-97.769642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16416.4824">
            <text:p>16416.48</text:p>
          </table:table-cell>
          <table:table-cell table:style-name="ce2" table:formula="of:=[.D869]-[.D868]" office:value-type="float" office:value="15.9004000000023">
            <text:p>15.90</text:p>
          </table:table-cell>
          <table:table-cell table:style-name="ce4" table:formula="of:=[.D869]*0.000621371" office:value-type="float" office:value="10.2007260853704">
            <text:p>10.2007</text:p>
          </table:table-cell>
          <table:table-cell table:style-name="ce4" table:formula="of:=[.E869]*0.000621371" office:value-type="float" office:value="0.00988004744840141">
            <text:p>0.0099</text:p>
          </table:table-cell>
        </table:table-row>
        <table:table-row table:style-name="ro1">
          <table:table-cell table:style-name="ce1" office:value-type="float" office:value="30.27875022">
            <text:p>30.278750</text:p>
          </table:table-cell>
          <table:table-cell table:style-name="ce1" office:value-type="float" office:value="-97.76954329">
            <text:p>-97.769543</text:p>
          </table:table-cell>
          <table:table-cell table:style-name="ce2" office:value-type="float" office:value="150.103027">
            <text:p>150.10</text:p>
          </table:table-cell>
          <table:table-cell table:style-name="ce2" office:value-type="float" office:value="16436.0215">
            <text:p>16436.02</text:p>
          </table:table-cell>
          <table:table-cell table:style-name="ce2" table:formula="of:=[.D870]-[.D869]" office:value-type="float" office:value="19.5390999999981">
            <text:p>19.54</text:p>
          </table:table-cell>
          <table:table-cell table:style-name="ce4" table:formula="of:=[.D870]*0.000621371" office:value-type="float" office:value="10.2128671154765">
            <text:p>10.2129</text:p>
          </table:table-cell>
          <table:table-cell table:style-name="ce4" table:formula="of:=[.E870]*0.000621371" office:value-type="float" office:value="0.0121410301060988">
            <text:p>0.0121</text:p>
          </table:table-cell>
        </table:table-row>
        <table:table-row table:style-name="ro1">
          <table:table-cell table:style-name="ce1" office:value-type="float" office:value="30.27897117">
            <text:p>30.278971</text:p>
          </table:table-cell>
          <table:table-cell table:style-name="ce1" office:value-type="float" office:value="-97.76941488">
            <text:p>-97.769415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6463.3242">
            <text:p>16463.32</text:p>
          </table:table-cell>
          <table:table-cell table:style-name="ce2" table:formula="of:=[.D871]-[.D870]" office:value-type="float" office:value="27.3027000000002">
            <text:p>27.30</text:p>
          </table:table-cell>
          <table:table-cell table:style-name="ce4" table:formula="of:=[.D871]*0.000621371" office:value-type="float" office:value="10.2298322214782">
            <text:p>10.2298</text:p>
          </table:table-cell>
          <table:table-cell table:style-name="ce4" table:formula="of:=[.E871]*0.000621371" office:value-type="float" office:value="0.0169651060017001">
            <text:p>0.0170</text:p>
          </table:table-cell>
        </table:table-row>
        <table:table-row table:style-name="ro1">
          <table:table-cell table:style-name="ce1" office:value-type="float" office:value="30.2791689">
            <text:p>30.279169</text:p>
          </table:table-cell>
          <table:table-cell table:style-name="ce1" office:value-type="float" office:value="-97.76930784">
            <text:p>-97.769308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6487.7129">
            <text:p>16487.71</text:p>
          </table:table-cell>
          <table:table-cell table:style-name="ce2" table:formula="of:=[.D872]-[.D871]" office:value-type="float" office:value="24.3886999999995">
            <text:p>24.39</text:p>
          </table:table-cell>
          <table:table-cell table:style-name="ce4" table:formula="of:=[.D872]*0.000621371" office:value-type="float" office:value="10.2449866523859">
            <text:p>10.2450</text:p>
          </table:table-cell>
          <table:table-cell table:style-name="ce4" table:formula="of:=[.E872]*0.000621371" office:value-type="float" office:value="0.0151544309076997">
            <text:p>0.0152</text:p>
          </table:table-cell>
        </table:table-row>
        <table:table-row table:style-name="ro1">
          <table:table-cell table:style-name="ce1" office:value-type="float" office:value="30.27933192">
            <text:p>30.279332</text:p>
          </table:table-cell>
          <table:table-cell table:style-name="ce1" office:value-type="float" office:value="-97.76920818">
            <text:p>-97.769208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6508.1348">
            <text:p>16508.13</text:p>
          </table:table-cell>
          <table:table-cell table:style-name="ce2" table:formula="of:=[.D873]-[.D872]" office:value-type="float" office:value="20.4219000000012">
            <text:p>20.42</text:p>
          </table:table-cell>
          <table:table-cell table:style-name="ce4" table:formula="of:=[.D873]*0.000621371" office:value-type="float" office:value="10.2576762288108">
            <text:p>10.2577</text:p>
          </table:table-cell>
          <table:table-cell table:style-name="ce4" table:formula="of:=[.E873]*0.000621371" office:value-type="float" office:value="0.0126895764249007">
            <text:p>0.0127</text:p>
          </table:table-cell>
        </table:table-row>
        <table:table-row table:style-name="ro1">
          <table:table-cell table:style-name="ce1" office:value-type="float" office:value="30.2795232">
            <text:p>30.279523</text:p>
          </table:table-cell>
          <table:table-cell table:style-name="ce1" office:value-type="float" office:value="-97.76911723">
            <text:p>-97.769117</text:p>
          </table:table-cell>
          <table:table-cell table:style-name="ce2" office:value-type="float" office:value="147.699707">
            <text:p>147.70</text:p>
          </table:table-cell>
          <table:table-cell table:style-name="ce2" office:value-type="float" office:value="16531.0312">
            <text:p>16531.03</text:p>
          </table:table-cell>
          <table:table-cell table:style-name="ce2" table:formula="of:=[.D874]-[.D873]" office:value-type="float" office:value="22.8964000000014">
            <text:p>22.90</text:p>
          </table:table-cell>
          <table:table-cell table:style-name="ce4" table:formula="of:=[.D874]*0.000621371" office:value-type="float" office:value="10.2719033877752">
            <text:p>10.2719</text:p>
          </table:table-cell>
          <table:table-cell table:style-name="ce4" table:formula="of:=[.E874]*0.000621371" office:value-type="float" office:value="0.0142271589644009">
            <text:p>0.0142</text:p>
          </table:table-cell>
        </table:table-row>
        <table:table-row table:style-name="ro1">
          <table:table-cell table:style-name="ce1" office:value-type="float" office:value="30.27963845">
            <text:p>30.279638</text:p>
          </table:table-cell>
          <table:table-cell table:style-name="ce1" office:value-type="float" office:value="-97.76904264">
            <text:p>-97.769043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16545.5762">
            <text:p>16545.58</text:p>
          </table:table-cell>
          <table:table-cell table:style-name="ce2" table:formula="of:=[.D875]-[.D874]" office:value-type="float" office:value="14.5449999999983">
            <text:p>14.54</text:p>
          </table:table-cell>
          <table:table-cell table:style-name="ce4" table:formula="of:=[.D875]*0.000621371" office:value-type="float" office:value="10.2809412289702">
            <text:p>10.2809</text:p>
          </table:table-cell>
          <table:table-cell table:style-name="ce4" table:formula="of:=[.E875]*0.000621371" office:value-type="float" office:value="0.00903784119499892">
            <text:p>0.0090</text:p>
          </table:table-cell>
        </table:table-row>
        <table:table-row table:style-name="ro1">
          <table:table-cell table:style-name="ce1" office:value-type="float" office:value="30.27977985">
            <text:p>30.279780</text:p>
          </table:table-cell>
          <table:table-cell table:style-name="ce1" office:value-type="float" office:value="-97.76894649">
            <text:p>-97.768946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16563.7754">
            <text:p>16563.78</text:p>
          </table:table-cell>
          <table:table-cell table:style-name="ce2" table:formula="of:=[.D876]-[.D875]" office:value-type="float" office:value="18.1991999999991">
            <text:p>18.20</text:p>
          </table:table-cell>
          <table:table-cell table:style-name="ce4" table:formula="of:=[.D876]*0.000621371" office:value-type="float" office:value="10.2922496840734">
            <text:p>10.2922</text:p>
          </table:table-cell>
          <table:table-cell table:style-name="ce4" table:formula="of:=[.E876]*0.000621371" office:value-type="float" office:value="0.0113084551031994">
            <text:p>0.0113</text:p>
          </table:table-cell>
        </table:table-row>
        <table:table-row table:style-name="ro1">
          <table:table-cell table:style-name="ce1" office:value-type="float" office:value="30.27989544">
            <text:p>30.279895</text:p>
          </table:table-cell>
          <table:table-cell table:style-name="ce1" office:value-type="float" office:value="-97.76886879">
            <text:p>-97.768869</text:p>
          </table:table-cell>
          <table:table-cell table:style-name="ce2" office:value-type="float" office:value="149.141602">
            <text:p>149.14</text:p>
          </table:table-cell>
          <table:table-cell table:style-name="ce2" office:value-type="float" office:value="16578.5645">
            <text:p>16578.56</text:p>
          </table:table-cell>
          <table:table-cell table:style-name="ce2" table:formula="of:=[.D877]-[.D876]" office:value-type="float" office:value="14.7891000000018">
            <text:p>14.79</text:p>
          </table:table-cell>
          <table:table-cell table:style-name="ce4" table:formula="of:=[.D877]*0.000621371" office:value-type="float" office:value="10.3014392019295">
            <text:p>10.3014</text:p>
          </table:table-cell>
          <table:table-cell table:style-name="ce4" table:formula="of:=[.E877]*0.000621371" office:value-type="float" office:value="0.00918951785610111">
            <text:p>0.0092</text:p>
          </table:table-cell>
        </table:table-row>
        <table:table-row table:style-name="ro1">
          <table:table-cell table:style-name="ce1" office:value-type="float" office:value="30.28004397">
            <text:p>30.280044</text:p>
          </table:table-cell>
          <table:table-cell table:style-name="ce1" office:value-type="float" office:value="-97.76878573">
            <text:p>-97.768786</text:p>
          </table:table-cell>
          <table:table-cell table:style-name="ce2" office:value-type="float" office:value="151.064209">
            <text:p>151.06</text:p>
          </table:table-cell>
          <table:table-cell table:style-name="ce2" office:value-type="float" office:value="16596.8242">
            <text:p>16596.82</text:p>
          </table:table-cell>
          <table:table-cell table:style-name="ce2" table:formula="of:=[.D878]-[.D877]" office:value-type="float" office:value="18.2596999999987">
            <text:p>18.26</text:p>
          </table:table-cell>
          <table:table-cell table:style-name="ce4" table:formula="of:=[.D878]*0.000621371" office:value-type="float" office:value="10.3127852499782">
            <text:p>10.3128</text:p>
          </table:table-cell>
          <table:table-cell table:style-name="ce4" table:formula="of:=[.E878]*0.000621371" office:value-type="float" office:value="0.0113460480486992">
            <text:p>0.0113</text:p>
          </table:table-cell>
        </table:table-row>
        <table:table-row table:style-name="ro1">
          <table:table-cell table:style-name="ce1" office:value-type="float" office:value="30.28021462">
            <text:p>30.280215</text:p>
          </table:table-cell>
          <table:table-cell table:style-name="ce1" office:value-type="float" office:value="-97.76867945">
            <text:p>-97.768679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16618.3398">
            <text:p>16618.34</text:p>
          </table:table-cell>
          <table:table-cell table:style-name="ce2" table:formula="of:=[.D879]-[.D878]" office:value-type="float" office:value="21.5156000000024">
            <text:p>21.52</text:p>
          </table:table-cell>
          <table:table-cell table:style-name="ce4" table:formula="of:=[.D879]*0.000621371" office:value-type="float" office:value="10.3261544198658">
            <text:p>10.3262</text:p>
          </table:table-cell>
          <table:table-cell table:style-name="ce4" table:formula="of:=[.E879]*0.000621371" office:value-type="float" office:value="0.0133691698876015">
            <text:p>0.0134</text:p>
          </table:table-cell>
        </table:table-row>
        <table:table-row table:style-name="ro1">
          <table:table-cell table:style-name="ce1" office:value-type="float" office:value="30.28035209">
            <text:p>30.280352</text:p>
          </table:table-cell>
          <table:table-cell table:style-name="ce1" office:value-type="float" office:value="-97.76858398">
            <text:p>-97.768584</text:p>
          </table:table-cell>
          <table:table-cell table:style-name="ce2" office:value-type="float" office:value="154.428955">
            <text:p>154.43</text:p>
          </table:table-cell>
          <table:table-cell table:style-name="ce2" office:value-type="float" office:value="16636.1016">
            <text:p>16636.10</text:p>
          </table:table-cell>
          <table:table-cell table:style-name="ce2" table:formula="of:=[.D880]-[.D879]" office:value-type="float" office:value="17.7618000000002">
            <text:p>17.76</text:p>
          </table:table-cell>
          <table:table-cell table:style-name="ce4" table:formula="of:=[.D880]*0.000621371" office:value-type="float" office:value="10.3371910872936">
            <text:p>10.3372</text:p>
          </table:table-cell>
          <table:table-cell table:style-name="ce4" table:formula="of:=[.E880]*0.000621371" office:value-type="float" office:value="0.0110366674278001">
            <text:p>0.0110</text:p>
          </table:table-cell>
        </table:table-row>
        <table:table-row table:style-name="ro1">
          <table:table-cell table:style-name="ce1" office:value-type="float" office:value="30.28045904">
            <text:p>30.280459</text:p>
          </table:table-cell>
          <table:table-cell table:style-name="ce1" office:value-type="float" office:value="-97.76850494">
            <text:p>-97.768505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6650.1152">
            <text:p>16650.12</text:p>
          </table:table-cell>
          <table:table-cell table:style-name="ce2" table:formula="of:=[.D881]-[.D880]" office:value-type="float" office:value="14.0135999999984">
            <text:p>14.01</text:p>
          </table:table-cell>
          <table:table-cell table:style-name="ce4" table:formula="of:=[.D881]*0.000621371" office:value-type="float" office:value="10.3458987319392">
            <text:p>10.3459</text:p>
          </table:table-cell>
          <table:table-cell table:style-name="ce4" table:formula="of:=[.E881]*0.000621371" office:value-type="float" office:value="0.00870764464559901">
            <text:p>0.0087</text:p>
          </table:table-cell>
        </table:table-row>
        <table:table-row table:style-name="ro1">
          <table:table-cell table:style-name="ce1" office:value-type="float" office:value="30.28056884">
            <text:p>30.280569</text:p>
          </table:table-cell>
          <table:table-cell table:style-name="ce1" office:value-type="float" office:value="-97.76843009">
            <text:p>-97.768430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6664.291">
            <text:p>16664.29</text:p>
          </table:table-cell>
          <table:table-cell table:style-name="ce2" table:formula="of:=[.D882]-[.D881]" office:value-type="float" office:value="14.1758000000009">
            <text:p>14.18</text:p>
          </table:table-cell>
          <table:table-cell table:style-name="ce4" table:formula="of:=[.D882]*0.000621371" office:value-type="float" office:value="10.354707162961">
            <text:p>10.3547</text:p>
          </table:table-cell>
          <table:table-cell table:style-name="ce4" table:formula="of:=[.E882]*0.000621371" office:value-type="float" office:value="0.00880843102180055">
            <text:p>0.0088</text:p>
          </table:table-cell>
        </table:table-row>
        <table:table-row table:style-name="ro1">
          <table:table-cell table:style-name="ce1" office:value-type="float" office:value="30.28073774">
            <text:p>30.280738</text:p>
          </table:table-cell>
          <table:table-cell table:style-name="ce1" office:value-type="float" office:value="-97.76832263">
            <text:p>-97.768323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6685.6367">
            <text:p>16685.64</text:p>
          </table:table-cell>
          <table:table-cell table:style-name="ce2" table:formula="of:=[.D883]-[.D882]" office:value-type="float" office:value="21.345699999998">
            <text:p>21.35</text:p>
          </table:table-cell>
          <table:table-cell table:style-name="ce4" table:formula="of:=[.D883]*0.000621371" office:value-type="float" office:value="10.3679707619157">
            <text:p>10.3680</text:p>
          </table:table-cell>
          <table:table-cell table:style-name="ce4" table:formula="of:=[.E883]*0.000621371" office:value-type="float" office:value="0.0132635989546988">
            <text:p>0.0133</text:p>
          </table:table-cell>
        </table:table-row>
        <table:table-row table:style-name="ro1">
          <table:table-cell table:style-name="ce1" office:value-type="float" office:value="30.28089473">
            <text:p>30.280895</text:p>
          </table:table-cell>
          <table:table-cell table:style-name="ce1" office:value-type="float" office:value="-97.76821006">
            <text:p>-97.768210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6706.1035">
            <text:p>16706.10</text:p>
          </table:table-cell>
          <table:table-cell table:style-name="ce2" table:formula="of:=[.D884]-[.D883]" office:value-type="float" office:value="20.466800000002">
            <text:p>20.47</text:p>
          </table:table-cell>
          <table:table-cell table:style-name="ce4" table:formula="of:=[.D884]*0.000621371" office:value-type="float" office:value="10.3806882378985">
            <text:p>10.3807</text:p>
          </table:table-cell>
          <table:table-cell table:style-name="ce4" table:formula="of:=[.E884]*0.000621371" office:value-type="float" office:value="0.0127174759828012">
            <text:p>0.0127</text:p>
          </table:table-cell>
        </table:table-row>
        <table:table-row table:style-name="ro1">
          <table:table-cell table:style-name="ce1" office:value-type="float" office:value="30.28105767">
            <text:p>30.281058</text:p>
          </table:table-cell>
          <table:table-cell table:style-name="ce1" office:value-type="float" office:value="-97.76810705">
            <text:p>-97.768107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6726.6836">
            <text:p>16726.68</text:p>
          </table:table-cell>
          <table:table-cell table:style-name="ce2" table:formula="of:=[.D885]-[.D884]" office:value-type="float" office:value="20.5800999999992">
            <text:p>20.58</text:p>
          </table:table-cell>
          <table:table-cell table:style-name="ce4" table:formula="of:=[.D885]*0.000621371" office:value-type="float" office:value="10.3934761152156">
            <text:p>10.3935</text:p>
          </table:table-cell>
          <table:table-cell table:style-name="ce4" table:formula="of:=[.E885]*0.000621371" office:value-type="float" office:value="0.0127878773170995">
            <text:p>0.0128</text:p>
          </table:table-cell>
        </table:table-row>
        <table:table-row table:style-name="ro1">
          <table:table-cell table:style-name="ce1" office:value-type="float" office:value="30.28122389">
            <text:p>30.281224</text:p>
          </table:table-cell>
          <table:table-cell table:style-name="ce1" office:value-type="float" office:value="-97.76800378">
            <text:p>-97.768004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6748.6738">
            <text:p>16748.67</text:p>
          </table:table-cell>
          <table:table-cell table:style-name="ce2" table:formula="of:=[.D886]-[.D885]" office:value-type="float" office:value="21.9902000000002">
            <text:p>21.99</text:p>
          </table:table-cell>
          <table:table-cell table:style-name="ce4" table:formula="of:=[.D886]*0.000621371" office:value-type="float" office:value="10.4071401877798">
            <text:p>10.4071</text:p>
          </table:table-cell>
          <table:table-cell table:style-name="ce4" table:formula="of:=[.E886]*0.000621371" office:value-type="float" office:value="0.0136640725642001">
            <text:p>0.0137</text:p>
          </table:table-cell>
        </table:table-row>
        <table:table-row table:style-name="ro1">
          <table:table-cell table:style-name="ce1" office:value-type="float" office:value="30.28136613">
            <text:p>30.281366</text:p>
          </table:table-cell>
          <table:table-cell table:style-name="ce1" office:value-type="float" office:value="-97.76792608">
            <text:p>-97.767926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6765.1133">
            <text:p>16765.11</text:p>
          </table:table-cell>
          <table:table-cell table:style-name="ce2" table:formula="of:=[.D887]-[.D886]" office:value-type="float" office:value="16.4395000000004">
            <text:p>16.44</text:p>
          </table:table-cell>
          <table:table-cell table:style-name="ce4" table:formula="of:=[.D887]*0.000621371" office:value-type="float" office:value="10.4173552163343">
            <text:p>10.4174</text:p>
          </table:table-cell>
          <table:table-cell table:style-name="ce4" table:formula="of:=[.E887]*0.000621371" office:value-type="float" office:value="0.0102150285545003">
            <text:p>0.0102</text:p>
          </table:table-cell>
        </table:table-row>
        <table:table-row table:style-name="ro1">
          <table:table-cell table:style-name="ce1" office:value-type="float" office:value="30.28152974">
            <text:p>30.281530</text:p>
          </table:table-cell>
          <table:table-cell table:style-name="ce1" office:value-type="float" office:value="-97.76782885">
            <text:p>-97.767829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6785.5059">
            <text:p>16785.51</text:p>
          </table:table-cell>
          <table:table-cell table:style-name="ce2" table:formula="of:=[.D888]-[.D887]" office:value-type="float" office:value="20.3925999999992">
            <text:p>20.39</text:p>
          </table:table-cell>
          <table:table-cell table:style-name="ce4" table:formula="of:=[.D888]*0.000621371" office:value-type="float" office:value="10.4300265865889">
            <text:p>10.4300</text:p>
          </table:table-cell>
          <table:table-cell table:style-name="ce4" table:formula="of:=[.E888]*0.000621371" office:value-type="float" office:value="0.0126713702545995">
            <text:p>0.0127</text:p>
          </table:table-cell>
        </table:table-row>
        <table:table-row table:style-name="ro1">
          <table:table-cell table:style-name="ce1" office:value-type="float" office:value="30.28169059">
            <text:p>30.281691</text:p>
          </table:table-cell>
          <table:table-cell table:style-name="ce1" office:value-type="float" office:value="-97.76772466">
            <text:p>-97.767725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6805.9453">
            <text:p>16805.95</text:p>
          </table:table-cell>
          <table:table-cell table:style-name="ce2" table:formula="of:=[.D889]-[.D888]" office:value-type="float" office:value="20.4393999999993">
            <text:p>20.44</text:p>
          </table:table-cell>
          <table:table-cell table:style-name="ce4" table:formula="of:=[.D889]*0.000621371" office:value-type="float" office:value="10.4427270370063">
            <text:p>10.4427</text:p>
          </table:table-cell>
          <table:table-cell table:style-name="ce4" table:formula="of:=[.E889]*0.000621371" office:value-type="float" office:value="0.0127004504173996">
            <text:p>0.0127</text:p>
          </table:table-cell>
        </table:table-row>
        <table:table-row table:style-name="ro1">
          <table:table-cell table:style-name="ce1" office:value-type="float" office:value="30.28179428">
            <text:p>30.281794</text:p>
          </table:table-cell>
          <table:table-cell table:style-name="ce1" office:value-type="float" office:value="-97.76765786">
            <text:p>-97.767658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6819.0957">
            <text:p>16819.10</text:p>
          </table:table-cell>
          <table:table-cell table:style-name="ce2" table:formula="of:=[.D890]-[.D889]" office:value-type="float" office:value="13.1504000000023">
            <text:p>13.15</text:p>
          </table:table-cell>
          <table:table-cell table:style-name="ce4" table:formula="of:=[.D890]*0.000621371" office:value-type="float" office:value="10.4508983142047">
            <text:p>10.4509</text:p>
          </table:table-cell>
          <table:table-cell table:style-name="ce4" table:formula="of:=[.E890]*0.000621371" office:value-type="float" office:value="0.00817127719840141">
            <text:p>0.0082</text:p>
          </table:table-cell>
        </table:table-row>
        <table:table-row table:style-name="ro1">
          <table:table-cell table:style-name="ce1" office:value-type="float" office:value="30.28195823">
            <text:p>30.281958</text:p>
          </table:table-cell>
          <table:table-cell table:style-name="ce1" office:value-type="float" office:value="-97.76755619">
            <text:p>-97.767556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6839.7266">
            <text:p>16839.73</text:p>
          </table:table-cell>
          <table:table-cell table:style-name="ce2" table:formula="of:=[.D891]-[.D890]" office:value-type="float" office:value="20.6309000000001">
            <text:p>20.63</text:p>
          </table:table-cell>
          <table:table-cell table:style-name="ce4" table:formula="of:=[.D891]*0.000621371" office:value-type="float" office:value="10.4637177571686">
            <text:p>10.4637</text:p>
          </table:table-cell>
          <table:table-cell table:style-name="ce4" table:formula="of:=[.E891]*0.000621371" office:value-type="float" office:value="0.0128194429639001">
            <text:p>0.0128</text:p>
          </table:table-cell>
        </table:table-row>
        <table:table-row table:style-name="ro1">
          <table:table-cell table:style-name="ce1" office:value-type="float" office:value="30.28209393">
            <text:p>30.282094</text:p>
          </table:table-cell>
          <table:table-cell table:style-name="ce1" office:value-type="float" office:value="-97.76746072">
            <text:p>-97.767461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6857.2949">
            <text:p>16857.29</text:p>
          </table:table-cell>
          <table:table-cell table:style-name="ce2" table:formula="of:=[.D892]-[.D891]" office:value-type="float" office:value="17.568299999999">
            <text:p>17.57</text:p>
          </table:table-cell>
          <table:table-cell table:style-name="ce4" table:formula="of:=[.D892]*0.000621371" office:value-type="float" office:value="10.4746341893079">
            <text:p>10.4746</text:p>
          </table:table-cell>
          <table:table-cell table:style-name="ce4" table:formula="of:=[.E892]*0.000621371" office:value-type="float" office:value="0.0109164321392994">
            <text:p>0.0109</text:p>
          </table:table-cell>
        </table:table-row>
        <table:table-row table:style-name="ro1">
          <table:table-cell table:style-name="ce1" office:value-type="float" office:value="30.28223994">
            <text:p>30.282240</text:p>
          </table:table-cell>
          <table:table-cell table:style-name="ce1" office:value-type="float" office:value="-97.76737137">
            <text:p>-97.767371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6875.7461">
            <text:p>16875.75</text:p>
          </table:table-cell>
          <table:table-cell table:style-name="ce2" table:formula="of:=[.D893]-[.D892]" office:value-type="float" office:value="18.4511999999995">
            <text:p>18.45</text:p>
          </table:table-cell>
          <table:table-cell table:style-name="ce4" table:formula="of:=[.D893]*0.000621371" office:value-type="float" office:value="10.4860992299031">
            <text:p>10.4861</text:p>
          </table:table-cell>
          <table:table-cell table:style-name="ce4" table:formula="of:=[.E893]*0.000621371" office:value-type="float" office:value="0.0114650405951997">
            <text:p>0.0115</text:p>
          </table:table-cell>
        </table:table-row>
        <table:table-row table:style-name="ro1">
          <table:table-cell table:style-name="ce1" office:value-type="float" office:value="30.28235796">
            <text:p>30.282358</text:p>
          </table:table-cell>
          <table:table-cell table:style-name="ce1" office:value-type="float" office:value="-97.76729207">
            <text:p>-97.767292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16890.8398">
            <text:p>16890.84</text:p>
          </table:table-cell>
          <table:table-cell table:style-name="ce2" table:formula="of:=[.D894]-[.D893]" office:value-type="float" office:value="15.0937000000013">
            <text:p>15.09</text:p>
          </table:table-cell>
          <table:table-cell table:style-name="ce4" table:formula="of:=[.D894]*0.000621371" office:value-type="float" office:value="10.4954780173658">
            <text:p>10.4955</text:p>
          </table:table-cell>
          <table:table-cell table:style-name="ce4" table:formula="of:=[.E894]*0.000621371" office:value-type="float" office:value="0.00937878746270079">
            <text:p>0.0094</text:p>
          </table:table-cell>
        </table:table-row>
        <table:table-row table:style-name="ro1">
          <table:table-cell table:style-name="ce1" office:value-type="float" office:value="30.28252426">
            <text:p>30.282524</text:p>
          </table:table-cell>
          <table:table-cell table:style-name="ce1" office:value-type="float" office:value="-97.76719795">
            <text:p>-97.767198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6911.3184">
            <text:p>16911.32</text:p>
          </table:table-cell>
          <table:table-cell table:style-name="ce2" table:formula="of:=[.D895]-[.D894]" office:value-type="float" office:value="20.4785999999986">
            <text:p>20.48</text:p>
          </table:table-cell>
          <table:table-cell table:style-name="ce4" table:formula="of:=[.D895]*0.000621371" office:value-type="float" office:value="10.5082028255264">
            <text:p>10.5082</text:p>
          </table:table-cell>
          <table:table-cell table:style-name="ce4" table:formula="of:=[.E895]*0.000621371" office:value-type="float" office:value="0.0127248081605991">
            <text:p>0.0127</text:p>
          </table:table-cell>
        </table:table-row>
        <table:table-row table:style-name="ro1">
          <table:table-cell table:style-name="ce1" office:value-type="float" office:value="30.28271494">
            <text:p>30.282715</text:p>
          </table:table-cell>
          <table:table-cell table:style-name="ce1" office:value-type="float" office:value="-97.76707239">
            <text:p>-97.767072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6935.5664">
            <text:p>16935.57</text:p>
          </table:table-cell>
          <table:table-cell table:style-name="ce2" table:formula="of:=[.D896]-[.D895]" office:value-type="float" office:value="24.2479999999996">
            <text:p>24.25</text:p>
          </table:table-cell>
          <table:table-cell table:style-name="ce4" table:formula="of:=[.D896]*0.000621371" office:value-type="float" office:value="10.5232698295344">
            <text:p>10.5233</text:p>
          </table:table-cell>
          <table:table-cell table:style-name="ce4" table:formula="of:=[.E896]*0.000621371" office:value-type="float" office:value="0.0150670040079997">
            <text:p>0.0151</text:p>
          </table:table-cell>
        </table:table-row>
        <table:table-row table:style-name="ro1">
          <table:table-cell table:style-name="ce1" office:value-type="float" office:value="30.28291075">
            <text:p>30.282911</text:p>
          </table:table-cell>
          <table:table-cell table:style-name="ce1" office:value-type="float" office:value="-97.76695965">
            <text:p>-97.766960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6959.7441">
            <text:p>16959.74</text:p>
          </table:table-cell>
          <table:table-cell table:style-name="ce2" table:formula="of:=[.D897]-[.D896]" office:value-type="float" office:value="24.1777000000002">
            <text:p>24.18</text:p>
          </table:table-cell>
          <table:table-cell table:style-name="ce4" table:formula="of:=[.D897]*0.000621371" office:value-type="float" office:value="10.5382931511611">
            <text:p>10.5383</text:p>
          </table:table-cell>
          <table:table-cell table:style-name="ce4" table:formula="of:=[.E897]*0.000621371" office:value-type="float" office:value="0.0150233216267001">
            <text:p>0.0150</text:p>
          </table:table-cell>
        </table:table-row>
        <table:table-row table:style-name="ro1">
          <table:table-cell table:style-name="ce1" office:value-type="float" office:value="30.2830664">
            <text:p>30.283066</text:p>
          </table:table-cell>
          <table:table-cell table:style-name="ce1" office:value-type="float" office:value="-97.76687038">
            <text:p>-97.766870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6978.9375">
            <text:p>16978.94</text:p>
          </table:table-cell>
          <table:table-cell table:style-name="ce2" table:formula="of:=[.D898]-[.D897]" office:value-type="float" office:value="19.1934000000001">
            <text:p>19.19</text:p>
          </table:table-cell>
          <table:table-cell table:style-name="ce4" table:formula="of:=[.D898]*0.000621371" office:value-type="float" office:value="10.5502193733125">
            <text:p>10.5502</text:p>
          </table:table-cell>
          <table:table-cell table:style-name="ce4" table:formula="of:=[.E898]*0.000621371" office:value-type="float" office:value="0.0119262221514001">
            <text:p>0.0119</text:p>
          </table:table-cell>
        </table:table-row>
        <table:table-row table:style-name="ro1">
          <table:table-cell table:style-name="ce1" office:value-type="float" office:value="30.28320084">
            <text:p>30.283201</text:p>
          </table:table-cell>
          <table:table-cell table:style-name="ce1" office:value-type="float" office:value="-97.76680576">
            <text:p>-97.766806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6995.0449">
            <text:p>16995.04</text:p>
          </table:table-cell>
          <table:table-cell table:style-name="ce2" table:formula="of:=[.D899]-[.D898]" office:value-type="float" office:value="16.1074000000008">
            <text:p>16.11</text:p>
          </table:table-cell>
          <table:table-cell table:style-name="ce4" table:formula="of:=[.D899]*0.000621371" office:value-type="float" office:value="10.5602280445579">
            <text:p>10.5602</text:p>
          </table:table-cell>
          <table:table-cell table:style-name="ce4" table:formula="of:=[.E899]*0.000621371" office:value-type="float" office:value="0.0100086712454005">
            <text:p>0.0100</text:p>
          </table:table-cell>
        </table:table-row>
        <table:table-row table:style-name="ro1">
          <table:table-cell table:style-name="ce1" office:value-type="float" office:value="30.28335775">
            <text:p>30.283358</text:p>
          </table:table-cell>
          <table:table-cell table:style-name="ce1" office:value-type="float" office:value="-97.76672588">
            <text:p>-97.766726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7013.9531">
            <text:p>17013.95</text:p>
          </table:table-cell>
          <table:table-cell table:style-name="ce2" table:formula="of:=[.D900]-[.D899]" office:value-type="float" office:value="18.908199999998">
            <text:p>18.91</text:p>
          </table:table-cell>
          <table:table-cell table:style-name="ce4" table:formula="of:=[.D900]*0.000621371" office:value-type="float" office:value="10.5719770517001">
            <text:p>10.5720</text:p>
          </table:table-cell>
          <table:table-cell table:style-name="ce4" table:formula="of:=[.E900]*0.000621371" office:value-type="float" office:value="0.0117490071421988">
            <text:p>0.0117</text:p>
          </table:table-cell>
        </table:table-row>
        <table:table-row table:style-name="ro1">
          <table:table-cell table:style-name="ce1" office:value-type="float" office:value="30.28350972">
            <text:p>30.283510</text:p>
          </table:table-cell>
          <table:table-cell table:style-name="ce1" office:value-type="float" office:value="-97.76663544">
            <text:p>-97.766635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7032.918">
            <text:p>17032.92</text:p>
          </table:table-cell>
          <table:table-cell table:style-name="ce2" table:formula="of:=[.D901]-[.D900]" office:value-type="float" office:value="18.9649000000027">
            <text:p>18.96</text:p>
          </table:table-cell>
          <table:table-cell table:style-name="ce4" table:formula="of:=[.D901]*0.000621371" office:value-type="float" office:value="10.583761290578">
            <text:p>10.5838</text:p>
          </table:table-cell>
          <table:table-cell table:style-name="ce4" table:formula="of:=[.E901]*0.000621371" office:value-type="float" office:value="0.0117842388779017">
            <text:p>0.0118</text:p>
          </table:table-cell>
        </table:table-row>
        <table:table-row table:style-name="ro1">
          <table:table-cell table:style-name="ce1" office:value-type="float" office:value="30.28365414">
            <text:p>30.283654</text:p>
          </table:table-cell>
          <table:table-cell table:style-name="ce1" office:value-type="float" office:value="-97.76653846">
            <text:p>-97.766538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7051.4473">
            <text:p>17051.45</text:p>
          </table:table-cell>
          <table:table-cell table:style-name="ce2" table:formula="of:=[.D902]-[.D901]" office:value-type="float" office:value="18.5292999999983">
            <text:p>18.53</text:p>
          </table:table-cell>
          <table:table-cell table:style-name="ce4" table:formula="of:=[.D902]*0.000621371" office:value-type="float" office:value="10.5952748602483">
            <text:p>10.5953</text:p>
          </table:table-cell>
          <table:table-cell table:style-name="ce4" table:formula="of:=[.E902]*0.000621371" office:value-type="float" office:value="0.011513569670299">
            <text:p>0.0115</text:p>
          </table:table-cell>
        </table:table-row>
        <table:table-row table:style-name="ro1">
          <table:table-cell table:style-name="ce1" office:value-type="float" office:value="30.28378297">
            <text:p>30.283783</text:p>
          </table:table-cell>
          <table:table-cell table:style-name="ce1" office:value-type="float" office:value="-97.76642044">
            <text:p>-97.766420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7069.627">
            <text:p>17069.63</text:p>
          </table:table-cell>
          <table:table-cell table:style-name="ce2" table:formula="of:=[.D903]-[.D902]" office:value-type="float" office:value="18.1797000000006">
            <text:p>18.18</text:p>
          </table:table-cell>
          <table:table-cell table:style-name="ce4" table:formula="of:=[.D903]*0.000621371" office:value-type="float" office:value="10.606571198617">
            <text:p>10.6066</text:p>
          </table:table-cell>
          <table:table-cell table:style-name="ce4" table:formula="of:=[.E903]*0.000621371" office:value-type="float" office:value="0.0112963383687004">
            <text:p>0.0113</text:p>
          </table:table-cell>
        </table:table-row>
        <table:table-row table:style-name="ro1">
          <table:table-cell table:style-name="ce1" office:value-type="float" office:value="30.28393778">
            <text:p>30.283938</text:p>
          </table:table-cell>
          <table:table-cell table:style-name="ce1" office:value-type="float" office:value="-97.76631894">
            <text:p>-97.766319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7089.1562">
            <text:p>17089.16</text:p>
          </table:table-cell>
          <table:table-cell table:style-name="ce2" table:formula="of:=[.D904]-[.D903]" office:value-type="float" office:value="19.5292000000009">
            <text:p>19.53</text:p>
          </table:table-cell>
          <table:table-cell table:style-name="ce4" table:formula="of:=[.D904]*0.000621371" office:value-type="float" office:value="10.6187060771502">
            <text:p>10.6187</text:p>
          </table:table-cell>
          <table:table-cell table:style-name="ce4" table:formula="of:=[.E904]*0.000621371" office:value-type="float" office:value="0.0121348785332005">
            <text:p>0.0121</text:p>
          </table:table-cell>
        </table:table-row>
        <table:table-row table:style-name="ro1">
          <table:table-cell table:style-name="ce1" office:value-type="float" office:value="30.28410877">
            <text:p>30.284109</text:p>
          </table:table-cell>
          <table:table-cell table:style-name="ce1" office:value-type="float" office:value="-97.76624207">
            <text:p>-97.766242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7109.4473">
            <text:p>17109.45</text:p>
          </table:table-cell>
          <table:table-cell table:style-name="ce2" table:formula="of:=[.D905]-[.D904]" office:value-type="float" office:value="20.2910999999985">
            <text:p>20.29</text:p>
          </table:table-cell>
          <table:table-cell table:style-name="ce4" table:formula="of:=[.D905]*0.000621371" office:value-type="float" office:value="10.6313143782483">
            <text:p>10.6313</text:p>
          </table:table-cell>
          <table:table-cell table:style-name="ce4" table:formula="of:=[.E905]*0.000621371" office:value-type="float" office:value="0.0126083010980991">
            <text:p>0.0126</text:p>
          </table:table-cell>
        </table:table-row>
        <table:table-row table:style-name="ro1">
          <table:table-cell table:style-name="ce1" office:value-type="float" office:value="30.28423936">
            <text:p>30.284239</text:p>
          </table:table-cell>
          <table:table-cell table:style-name="ce1" office:value-type="float" office:value="-97.76621014">
            <text:p>-97.766210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7124.2266">
            <text:p>17124.23</text:p>
          </table:table-cell>
          <table:table-cell table:style-name="ce2" table:formula="of:=[.D906]-[.D905]" office:value-type="float" office:value="14.779300000002">
            <text:p>14.78</text:p>
          </table:table-cell>
          <table:table-cell table:style-name="ce4" table:formula="of:=[.D906]*0.000621371" office:value-type="float" office:value="10.6404978066686">
            <text:p>10.6405</text:p>
          </table:table-cell>
          <table:table-cell table:style-name="ce4" table:formula="of:=[.E906]*0.000621371" office:value-type="float" office:value="0.00918342842030122">
            <text:p>0.0092</text:p>
          </table:table-cell>
        </table:table-row>
        <table:table-row table:style-name="ro1">
          <table:table-cell table:style-name="ce1" office:value-type="float" office:value="30.28442795">
            <text:p>30.284428</text:p>
          </table:table-cell>
          <table:table-cell table:style-name="ce1" office:value-type="float" office:value="-97.76613898">
            <text:p>-97.766139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7146.0996">
            <text:p>17146.10</text:p>
          </table:table-cell>
          <table:table-cell table:style-name="ce2" table:formula="of:=[.D907]-[.D906]" office:value-type="float" office:value="21.8729999999996">
            <text:p>21.87</text:p>
          </table:table-cell>
          <table:table-cell table:style-name="ce4" table:formula="of:=[.D907]*0.000621371" office:value-type="float" office:value="10.6540890545516">
            <text:p>10.6541</text:p>
          </table:table-cell>
          <table:table-cell table:style-name="ce4" table:formula="of:=[.E907]*0.000621371" office:value-type="float" office:value="0.0135912478829997">
            <text:p>0.0136</text:p>
          </table:table-cell>
        </table:table-row>
        <table:table-row table:style-name="ro1">
          <table:table-cell table:style-name="ce1" office:value-type="float" office:value="30.28459568">
            <text:p>30.284596</text:p>
          </table:table-cell>
          <table:table-cell table:style-name="ce1" office:value-type="float" office:value="-97.76604728">
            <text:p>-97.766047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7166.584">
            <text:p>17166.58</text:p>
          </table:table-cell>
          <table:table-cell table:style-name="ce2" table:formula="of:=[.D908]-[.D907]" office:value-type="float" office:value="20.4843999999976">
            <text:p>20.48</text:p>
          </table:table-cell>
          <table:table-cell table:style-name="ce4" table:formula="of:=[.D908]*0.000621371" office:value-type="float" office:value="10.666817466664">
            <text:p>10.6668</text:p>
          </table:table-cell>
          <table:table-cell table:style-name="ce4" table:formula="of:=[.E908]*0.000621371" office:value-type="float" office:value="0.0127284121123985">
            <text:p>0.0127</text:p>
          </table:table-cell>
        </table:table-row>
        <table:table-row table:style-name="ro1">
          <table:table-cell table:style-name="ce1" office:value-type="float" office:value="30.28477329">
            <text:p>30.284773</text:p>
          </table:table-cell>
          <table:table-cell table:style-name="ce1" office:value-type="float" office:value="-97.76600637">
            <text:p>-97.766006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17186.6465">
            <text:p>17186.65</text:p>
          </table:table-cell>
          <table:table-cell table:style-name="ce2" table:formula="of:=[.D909]-[.D908]" office:value-type="float" office:value="20.0625">
            <text:p>20.06</text:p>
          </table:table-cell>
          <table:table-cell table:style-name="ce4" table:formula="of:=[.D909]*0.000621371" office:value-type="float" office:value="10.6792837223515">
            <text:p>10.6793</text:p>
          </table:table-cell>
          <table:table-cell table:style-name="ce4" table:formula="of:=[.E909]*0.000621371" office:value-type="float" office:value="0.0124662556875">
            <text:p>0.0125</text:p>
          </table:table-cell>
        </table:table-row>
        <table:table-row table:style-name="ro1">
          <table:table-cell table:style-name="ce1" office:value-type="float" office:value="30.28493984">
            <text:p>30.284940</text:p>
          </table:table-cell>
          <table:table-cell table:style-name="ce1" office:value-type="float" office:value="-97.76595709">
            <text:p>-97.765957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7205.9062">
            <text:p>17205.91</text:p>
          </table:table-cell>
          <table:table-cell table:style-name="ce2" table:formula="of:=[.D910]-[.D909]" office:value-type="float" office:value="19.2597000000023">
            <text:p>19.26</text:p>
          </table:table-cell>
          <table:table-cell table:style-name="ce4" table:formula="of:=[.D910]*0.000621371" office:value-type="float" office:value="10.6912511414002">
            <text:p>10.6913</text:p>
          </table:table-cell>
          <table:table-cell table:style-name="ce4" table:formula="of:=[.E910]*0.000621371" office:value-type="float" office:value="0.0119674190487015">
            <text:p>0.0120</text:p>
          </table:table-cell>
        </table:table-row>
        <table:table-row table:style-name="ro1">
          <table:table-cell table:style-name="ce1" office:value-type="float" office:value="30.28511812">
            <text:p>30.285118</text:p>
          </table:table-cell>
          <table:table-cell table:style-name="ce1" office:value-type="float" office:value="-97.76582734">
            <text:p>-97.765827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7229.1816">
            <text:p>17229.18</text:p>
          </table:table-cell>
          <table:table-cell table:style-name="ce2" table:formula="of:=[.D911]-[.D910]" office:value-type="float" office:value="23.2753999999986">
            <text:p>23.28</text:p>
          </table:table-cell>
          <table:table-cell table:style-name="ce4" table:formula="of:=[.D911]*0.000621371" office:value-type="float" office:value="10.7057137999736">
            <text:p>10.7057</text:p>
          </table:table-cell>
          <table:table-cell table:style-name="ce4" table:formula="of:=[.E911]*0.000621371" office:value-type="float" office:value="0.0144626585733991">
            <text:p>0.0145</text:p>
          </table:table-cell>
        </table:table-row>
        <table:table-row table:style-name="ro1">
          <table:table-cell table:style-name="ce1" office:value-type="float" office:value="30.28529816">
            <text:p>30.285298</text:p>
          </table:table-cell>
          <table:table-cell table:style-name="ce1" office:value-type="float" office:value="-97.765682">
            <text:p>-97.765682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253.4727">
            <text:p>17253.47</text:p>
          </table:table-cell>
          <table:table-cell table:style-name="ce2" table:formula="of:=[.D912]-[.D911]" office:value-type="float" office:value="24.2910999999985">
            <text:p>24.29</text:p>
          </table:table-cell>
          <table:table-cell table:style-name="ce4" table:formula="of:=[.D912]*0.000621371" office:value-type="float" office:value="10.7208075850717">
            <text:p>10.7208</text:p>
          </table:table-cell>
          <table:table-cell table:style-name="ce4" table:formula="of:=[.E912]*0.000621371" office:value-type="float" office:value="0.0150937850980991">
            <text:p>0.0151</text:p>
          </table:table-cell>
        </table:table-row>
        <table:table-row table:style-name="ro1">
          <table:table-cell table:style-name="ce1" office:value-type="float" office:value="30.28538475">
            <text:p>30.285385</text:p>
          </table:table-cell>
          <table:table-cell table:style-name="ce1" office:value-type="float" office:value="-97.76556037">
            <text:p>-97.765560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7268.543">
            <text:p>17268.54</text:p>
          </table:table-cell>
          <table:table-cell table:style-name="ce2" table:formula="of:=[.D913]-[.D912]" office:value-type="float" office:value="15.070300000003">
            <text:p>15.07</text:p>
          </table:table-cell>
          <table:table-cell table:style-name="ce4" table:formula="of:=[.D913]*0.000621371" office:value-type="float" office:value="10.730171832453">
            <text:p>10.7302</text:p>
          </table:table-cell>
          <table:table-cell table:style-name="ce4" table:formula="of:=[.E913]*0.000621371" office:value-type="float" office:value="0.00936424738130189">
            <text:p>0.0094</text:p>
          </table:table-cell>
        </table:table-row>
        <table:table-row table:style-name="ro1">
          <table:table-cell table:style-name="ce1" office:value-type="float" office:value="30.28551215">
            <text:p>30.285512</text:p>
          </table:table-cell>
          <table:table-cell table:style-name="ce1" office:value-type="float" office:value="-97.76540657">
            <text:p>-97.765407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7288.9473">
            <text:p>17288.95</text:p>
          </table:table-cell>
          <table:table-cell table:style-name="ce2" table:formula="of:=[.D914]-[.D913]" office:value-type="float" office:value="20.4042999999983">
            <text:p>20.40</text:p>
          </table:table-cell>
          <table:table-cell table:style-name="ce4" table:formula="of:=[.D914]*0.000621371" office:value-type="float" office:value="10.7428504727483">
            <text:p>10.7429</text:p>
          </table:table-cell>
          <table:table-cell table:style-name="ce4" table:formula="of:=[.E914]*0.000621371" office:value-type="float" office:value="0.012678640295299">
            <text:p>0.0127</text:p>
          </table:table-cell>
        </table:table-row>
        <table:table-row table:style-name="ro1">
          <table:table-cell table:style-name="ce1" office:value-type="float" office:value="30.28556697">
            <text:p>30.285567</text:p>
          </table:table-cell>
          <table:table-cell table:style-name="ce1" office:value-type="float" office:value="-97.76535166">
            <text:p>-97.765352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296.8223">
            <text:p>17296.82</text:p>
          </table:table-cell>
          <table:table-cell table:style-name="ce2" table:formula="of:=[.D915]-[.D914]" office:value-type="float" office:value="7.875">
            <text:p>7.88</text:p>
          </table:table-cell>
          <table:table-cell table:style-name="ce4" table:formula="of:=[.D915]*0.000621371" office:value-type="float" office:value="10.7477437693733">
            <text:p>10.7477</text:p>
          </table:table-cell>
          <table:table-cell table:style-name="ce4" table:formula="of:=[.E915]*0.000621371" office:value-type="float" office:value="0.004893296625">
            <text:p>0.0049</text:p>
          </table:table-cell>
        </table:table-row>
        <table:table-row table:style-name="ro1">
          <table:table-cell table:style-name="ce1" office:value-type="float" office:value="30.28566353">
            <text:p>30.285664</text:p>
          </table:table-cell>
          <table:table-cell table:style-name="ce1" office:value-type="float" office:value="-97.76517598">
            <text:p>-97.765176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7316.4688">
            <text:p>17316.47</text:p>
          </table:table-cell>
          <table:table-cell table:style-name="ce2" table:formula="of:=[.D916]-[.D915]" office:value-type="float" office:value="19.6464999999989">
            <text:p>19.65</text:p>
          </table:table-cell>
          <table:table-cell table:style-name="ce4" table:formula="of:=[.D916]*0.000621371" office:value-type="float" office:value="10.7599515347248">
            <text:p>10.7600</text:p>
          </table:table-cell>
          <table:table-cell table:style-name="ce4" table:formula="of:=[.E916]*0.000621371" office:value-type="float" office:value="0.0122077653514993">
            <text:p>0.0122</text:p>
          </table:table-cell>
        </table:table-row>
        <table:table-row table:style-name="ro1">
          <table:table-cell table:style-name="ce1" office:value-type="float" office:value="30.28577266">
            <text:p>30.285773</text:p>
          </table:table-cell>
          <table:table-cell table:style-name="ce1" office:value-type="float" office:value="-97.76507347">
            <text:p>-97.765073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7332.0273">
            <text:p>17332.03</text:p>
          </table:table-cell>
          <table:table-cell table:style-name="ce2" table:formula="of:=[.D917]-[.D916]" office:value-type="float" office:value="15.5585000000028">
            <text:p>15.56</text:p>
          </table:table-cell>
          <table:table-cell table:style-name="ce4" table:formula="of:=[.D917]*0.000621371" office:value-type="float" office:value="10.7696191354283">
            <text:p>10.7696</text:p>
          </table:table-cell>
          <table:table-cell table:style-name="ce4" table:formula="of:=[.E917]*0.000621371" office:value-type="float" office:value="0.00966760070350175">
            <text:p>0.0097</text:p>
          </table:table-cell>
        </table:table-row>
        <table:table-row table:style-name="ro1">
          <table:table-cell table:style-name="ce1" office:value-type="float" office:value="30.28587794">
            <text:p>30.285878</text:p>
          </table:table-cell>
          <table:table-cell table:style-name="ce1" office:value-type="float" office:value="-97.76493416">
            <text:p>-97.764934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7349.6914">
            <text:p>17349.69</text:p>
          </table:table-cell>
          <table:table-cell table:style-name="ce2" table:formula="of:=[.D918]-[.D917]" office:value-type="float" office:value="17.6640999999981">
            <text:p>17.66</text:p>
          </table:table-cell>
          <table:table-cell table:style-name="ce4" table:formula="of:=[.D918]*0.000621371" office:value-type="float" office:value="10.7805950949094">
            <text:p>10.7806</text:p>
          </table:table-cell>
          <table:table-cell table:style-name="ce4" table:formula="of:=[.E918]*0.000621371" office:value-type="float" office:value="0.0109759594810988">
            <text:p>0.0110</text:p>
          </table:table-cell>
        </table:table-row>
        <table:table-row table:style-name="ro1">
          <table:table-cell table:style-name="ce1" office:value-type="float" office:value="30.28601943">
            <text:p>30.286019</text:p>
          </table:table-cell>
          <table:table-cell table:style-name="ce1" office:value-type="float" office:value="-97.76486124">
            <text:p>-97.764861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7366.8711">
            <text:p>17366.87</text:p>
          </table:table-cell>
          <table:table-cell table:style-name="ce2" table:formula="of:=[.D919]-[.D918]" office:value-type="float" office:value="17.1797000000006">
            <text:p>17.18</text:p>
          </table:table-cell>
          <table:table-cell table:style-name="ce4" table:formula="of:=[.D919]*0.000621371" office:value-type="float" office:value="10.7912700622781">
            <text:p>10.7913</text:p>
          </table:table-cell>
          <table:table-cell table:style-name="ce4" table:formula="of:=[.E919]*0.000621371" office:value-type="float" office:value="0.0106749673687004">
            <text:p>0.0107</text:p>
          </table:table-cell>
        </table:table-row>
        <table:table-row table:style-name="ro1">
          <table:table-cell table:style-name="ce1" office:value-type="float" office:value="30.28621707">
            <text:p>30.286217</text:p>
          </table:table-cell>
          <table:table-cell table:style-name="ce1" office:value-type="float" office:value="-97.76480022">
            <text:p>-97.764800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389.4805">
            <text:p>17389.48</text:p>
          </table:table-cell>
          <table:table-cell table:style-name="ce2" table:formula="of:=[.D920]-[.D919]" office:value-type="float" office:value="22.6094000000012">
            <text:p>22.61</text:p>
          </table:table-cell>
          <table:table-cell table:style-name="ce4" table:formula="of:=[.D920]*0.000621371" office:value-type="float" office:value="10.8053188877655">
            <text:p>10.8053</text:p>
          </table:table-cell>
          <table:table-cell table:style-name="ce4" table:formula="of:=[.E920]*0.000621371" office:value-type="float" office:value="0.0140488254874007">
            <text:p>0.0140</text:p>
          </table:table-cell>
        </table:table-row>
        <table:table-row table:style-name="ro1">
          <table:table-cell table:style-name="ce1" office:value-type="float" office:value="30.28632402">
            <text:p>30.286324</text:p>
          </table:table-cell>
          <table:table-cell table:style-name="ce1" office:value-type="float" office:value="-97.76482922">
            <text:p>-97.764829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7401.9004">
            <text:p>17401.90</text:p>
          </table:table-cell>
          <table:table-cell table:style-name="ce2" table:formula="of:=[.D921]-[.D920]" office:value-type="float" office:value="12.4198999999971">
            <text:p>12.42</text:p>
          </table:table-cell>
          <table:table-cell table:style-name="ce4" table:formula="of:=[.D921]*0.000621371" office:value-type="float" office:value="10.8130362534484">
            <text:p>10.8130</text:p>
          </table:table-cell>
          <table:table-cell table:style-name="ce4" table:formula="of:=[.E921]*0.000621371" office:value-type="float" office:value="0.00771736568289822">
            <text:p>0.0077</text:p>
          </table:table-cell>
        </table:table-row>
        <table:table-row table:style-name="ro1">
          <table:table-cell table:style-name="ce1" office:value-type="float" office:value="30.28645864">
            <text:p>30.286459</text:p>
          </table:table-cell>
          <table:table-cell table:style-name="ce1" office:value-type="float" office:value="-97.76499887">
            <text:p>-97.764999</text:p>
          </table:table-cell>
          <table:table-cell table:style-name="ce2" office:value-type="float" office:value="152.986938">
            <text:p>152.99</text:p>
          </table:table-cell>
          <table:table-cell table:style-name="ce2" office:value-type="float" office:value="17424.6172">
            <text:p>17424.62</text:p>
          </table:table-cell>
          <table:table-cell table:style-name="ce2" table:formula="of:=[.D922]-[.D921]" office:value-type="float" office:value="22.716800000002">
            <text:p>22.72</text:p>
          </table:table-cell>
          <table:table-cell table:style-name="ce4" table:formula="of:=[.D922]*0.000621371" office:value-type="float" office:value="10.8271518141812">
            <text:p>10.8272</text:p>
          </table:table-cell>
          <table:table-cell table:style-name="ce4" table:formula="of:=[.E922]*0.000621371" office:value-type="float" office:value="0.0141155607328012">
            <text:p>0.0141</text:p>
          </table:table-cell>
        </table:table-row>
        <table:table-row table:style-name="ro1">
          <table:table-cell table:style-name="ce1" office:value-type="float" office:value="30.28656978">
            <text:p>30.286570</text:p>
          </table:table-cell>
          <table:table-cell table:style-name="ce1" office:value-type="float" office:value="-97.76515955">
            <text:p>-97.765160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7443.8086">
            <text:p>17443.81</text:p>
          </table:table-cell>
          <table:table-cell table:style-name="ce2" table:formula="of:=[.D923]-[.D922]" office:value-type="float" office:value="19.1913999999997">
            <text:p>19.19</text:p>
          </table:table-cell>
          <table:table-cell table:style-name="ce4" table:formula="of:=[.D923]*0.000621371" office:value-type="float" office:value="10.8390767935906">
            <text:p>10.8391</text:p>
          </table:table-cell>
          <table:table-cell table:style-name="ce4" table:formula="of:=[.E923]*0.000621371" office:value-type="float" office:value="0.0119249794093998">
            <text:p>0.0119</text:p>
          </table:table-cell>
        </table:table-row>
        <table:table-row table:style-name="ro1">
          <table:table-cell table:style-name="ce1" office:value-type="float" office:value="30.28663742">
            <text:p>30.286637</text:p>
          </table:table-cell>
          <table:table-cell table:style-name="ce1" office:value-type="float" office:value="-97.76528008">
            <text:p>-97.765280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7457.6035">
            <text:p>17457.60</text:p>
          </table:table-cell>
          <table:table-cell table:style-name="ce2" table:formula="of:=[.D924]-[.D923]" office:value-type="float" office:value="13.7949000000008">
            <text:p>13.79</text:p>
          </table:table-cell>
          <table:table-cell table:style-name="ce4" table:formula="of:=[.D924]*0.000621371" office:value-type="float" office:value="10.8476485443985">
            <text:p>10.8476</text:p>
          </table:table-cell>
          <table:table-cell table:style-name="ce4" table:formula="of:=[.E924]*0.000621371" office:value-type="float" office:value="0.00857175080790049">
            <text:p>0.0086</text:p>
          </table:table-cell>
        </table:table-row>
        <table:table-row table:style-name="ro1">
          <table:table-cell table:style-name="ce1" office:value-type="float" office:value="30.28673742">
            <text:p>30.286737</text:p>
          </table:table-cell>
          <table:table-cell table:style-name="ce1" office:value-type="float" office:value="-97.76547169">
            <text:p>-97.765472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7479.0547">
            <text:p>17479.05</text:p>
          </table:table-cell>
          <table:table-cell table:style-name="ce2" table:formula="of:=[.D925]-[.D924]" office:value-type="float" office:value="21.4511999999995">
            <text:p>21.45</text:p>
          </table:table-cell>
          <table:table-cell table:style-name="ce4" table:formula="of:=[.D925]*0.000621371" office:value-type="float" office:value="10.8609776979937">
            <text:p>10.8610</text:p>
          </table:table-cell>
          <table:table-cell table:style-name="ce4" table:formula="of:=[.E925]*0.000621371" office:value-type="float" office:value="0.0133291535951997">
            <text:p>0.0133</text:p>
          </table:table-cell>
        </table:table-row>
        <table:table-row table:style-name="ro1">
          <table:table-cell table:style-name="ce1" office:value-type="float" office:value="30.28685016">
            <text:p>30.286850</text:p>
          </table:table-cell>
          <table:table-cell table:style-name="ce1" office:value-type="float" office:value="-97.76566179">
            <text:p>-97.765662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7501.1719">
            <text:p>17501.17</text:p>
          </table:table-cell>
          <table:table-cell table:style-name="ce2" table:formula="of:=[.D926]-[.D925]" office:value-type="float" office:value="22.1172000000006">
            <text:p>22.12</text:p>
          </table:table-cell>
          <table:table-cell table:style-name="ce4" table:formula="of:=[.D926]*0.000621371" office:value-type="float" office:value="10.8747206846749">
            <text:p>10.8747</text:p>
          </table:table-cell>
          <table:table-cell table:style-name="ce4" table:formula="of:=[.E926]*0.000621371" office:value-type="float" office:value="0.0137429866812004">
            <text:p>0.0137</text:p>
          </table:table-cell>
        </table:table-row>
        <table:table-row table:style-name="ro1">
          <table:table-cell table:style-name="ce1" office:value-type="float" office:value="30.28692777">
            <text:p>30.286928</text:p>
          </table:table-cell>
          <table:table-cell table:style-name="ce1" office:value-type="float" office:value="-97.76582549">
            <text:p>-97.765825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7519.0586">
            <text:p>17519.06</text:p>
          </table:table-cell>
          <table:table-cell table:style-name="ce2" table:formula="of:=[.D927]-[.D926]" office:value-type="float" office:value="17.8866999999991">
            <text:p>17.89</text:p>
          </table:table-cell>
          <table:table-cell table:style-name="ce4" table:formula="of:=[.D927]*0.000621371" office:value-type="float" office:value="10.8858349613406">
            <text:p>10.8858</text:p>
          </table:table-cell>
          <table:table-cell table:style-name="ce4" table:formula="of:=[.E927]*0.000621371" office:value-type="float" office:value="0.0111142766656994">
            <text:p>0.0111</text:p>
          </table:table-cell>
        </table:table-row>
        <table:table-row table:style-name="ro1">
          <table:table-cell table:style-name="ce1" office:value-type="float" office:value="30.28702877">
            <text:p>30.287029</text:p>
          </table:table-cell>
          <table:table-cell table:style-name="ce1" office:value-type="float" office:value="-97.76601576">
            <text:p>-97.766016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17540.4941">
            <text:p>17540.49</text:p>
          </table:table-cell>
          <table:table-cell table:style-name="ce2" table:formula="of:=[.D928]-[.D927]" office:value-type="float" office:value="21.4354999999996">
            <text:p>21.44</text:p>
          </table:table-cell>
          <table:table-cell table:style-name="ce4" table:formula="of:=[.D928]*0.000621371" office:value-type="float" office:value="10.8991543594111">
            <text:p>10.8992</text:p>
          </table:table-cell>
          <table:table-cell table:style-name="ce4" table:formula="of:=[.E928]*0.000621371" office:value-type="float" office:value="0.0133193980704997">
            <text:p>0.0133</text:p>
          </table:table-cell>
        </table:table-row>
        <table:table-row table:style-name="ro1">
          <table:table-cell table:style-name="ce1" office:value-type="float" office:value="30.28712047">
            <text:p>30.287120</text:p>
          </table:table-cell>
          <table:table-cell table:style-name="ce1" office:value-type="float" office:value="-97.76616555">
            <text:p>-97.766166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7558.1504">
            <text:p>17558.15</text:p>
          </table:table-cell>
          <table:table-cell table:style-name="ce2" table:formula="of:=[.D929]-[.D928]" office:value-type="float" office:value="17.6562999999987">
            <text:p>17.66</text:p>
          </table:table-cell>
          <table:table-cell table:style-name="ce4" table:formula="of:=[.D929]*0.000621371" office:value-type="float" office:value="10.9101254721984">
            <text:p>10.9101</text:p>
          </table:table-cell>
          <table:table-cell table:style-name="ce4" table:formula="of:=[.E929]*0.000621371" office:value-type="float" office:value="0.0109711127872992">
            <text:p>0.0110</text:p>
          </table:table-cell>
        </table:table-row>
        <table:table-row table:style-name="ro1">
          <table:table-cell table:style-name="ce1" office:value-type="float" office:value="30.28721125">
            <text:p>30.287211</text:p>
          </table:table-cell>
          <table:table-cell table:style-name="ce1" office:value-type="float" office:value="-97.76631567">
            <text:p>-97.766316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7575.7539">
            <text:p>17575.75</text:p>
          </table:table-cell>
          <table:table-cell table:style-name="ce2" table:formula="of:=[.D930]-[.D929]" office:value-type="float" office:value="17.6035000000011">
            <text:p>17.60</text:p>
          </table:table-cell>
          <table:table-cell table:style-name="ce4" table:formula="of:=[.D930]*0.000621371" office:value-type="float" office:value="10.9210637765969">
            <text:p>10.9211</text:p>
          </table:table-cell>
          <table:table-cell table:style-name="ce4" table:formula="of:=[.E930]*0.000621371" office:value-type="float" office:value="0.0109383043985007">
            <text:p>0.0109</text:p>
          </table:table-cell>
        </table:table-row>
        <table:table-row table:style-name="ro1">
          <table:table-cell table:style-name="ce1" office:value-type="float" office:value="30.28732742">
            <text:p>30.287327</text:p>
          </table:table-cell>
          <table:table-cell table:style-name="ce1" office:value-type="float" office:value="-97.76649697">
            <text:p>-97.766497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597.416">
            <text:p>17597.42</text:p>
          </table:table-cell>
          <table:table-cell table:style-name="ce2" table:formula="of:=[.D931]-[.D930]" office:value-type="float" office:value="21.6621000000014">
            <text:p>21.66</text:p>
          </table:table-cell>
          <table:table-cell table:style-name="ce4" table:formula="of:=[.D931]*0.000621371" office:value-type="float" office:value="10.934523977336">
            <text:p>10.9345</text:p>
          </table:table-cell>
          <table:table-cell table:style-name="ce4" table:formula="of:=[.E931]*0.000621371" office:value-type="float" office:value="0.0134602007391009">
            <text:p>0.0135</text:p>
          </table:table-cell>
        </table:table-row>
        <table:table-row table:style-name="ro1">
          <table:table-cell table:style-name="ce1" office:value-type="float" office:value="30.28742608">
            <text:p>30.287426</text:p>
          </table:table-cell>
          <table:table-cell table:style-name="ce1" office:value-type="float" office:value="-97.76664214">
            <text:p>-97.766642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7615.1348">
            <text:p>17615.13</text:p>
          </table:table-cell>
          <table:table-cell table:style-name="ce2" table:formula="of:=[.D932]-[.D931]" office:value-type="float" office:value="17.7187999999987">
            <text:p>17.72</text:p>
          </table:table-cell>
          <table:table-cell table:style-name="ce4" table:formula="of:=[.D932]*0.000621371" office:value-type="float" office:value="10.9455339258108">
            <text:p>10.9455</text:p>
          </table:table-cell>
          <table:table-cell table:style-name="ce4" table:formula="of:=[.E932]*0.000621371" office:value-type="float" office:value="0.0110099484747992">
            <text:p>0.0110</text:p>
          </table:table-cell>
        </table:table-row>
        <table:table-row table:style-name="ro1">
          <table:table-cell table:style-name="ce1" office:value-type="float" office:value="30.28749783">
            <text:p>30.287498</text:p>
          </table:table-cell>
          <table:table-cell table:style-name="ce1" office:value-type="float" office:value="-97.76676653">
            <text:p>-97.766767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629.5684">
            <text:p>17629.57</text:p>
          </table:table-cell>
          <table:table-cell table:style-name="ce2" table:formula="of:=[.D933]-[.D932]" office:value-type="float" office:value="14.4336000000003">
            <text:p>14.43</text:p>
          </table:table-cell>
          <table:table-cell table:style-name="ce4" table:formula="of:=[.D933]*0.000621371" office:value-type="float" office:value="10.9545025462764">
            <text:p>10.9545</text:p>
          </table:table-cell>
          <table:table-cell table:style-name="ce4" table:formula="of:=[.E933]*0.000621371" office:value-type="float" office:value="0.00896862046560019">
            <text:p>0.0090</text:p>
          </table:table-cell>
        </table:table-row>
        <table:table-row table:style-name="ro1">
          <table:table-cell table:style-name="ce1" office:value-type="float" office:value="30.28760394">
            <text:p>30.287604</text:p>
          </table:table-cell>
          <table:table-cell table:style-name="ce1" office:value-type="float" office:value="-97.76692637">
            <text:p>-97.766926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648.9277">
            <text:p>17648.93</text:p>
          </table:table-cell>
          <table:table-cell table:style-name="ce2" table:formula="of:=[.D934]-[.D933]" office:value-type="float" office:value="19.3593000000001">
            <text:p>19.36</text:p>
          </table:table-cell>
          <table:table-cell table:style-name="ce4" table:formula="of:=[.D934]*0.000621371" office:value-type="float" office:value="10.9665318538767">
            <text:p>10.9665</text:p>
          </table:table-cell>
          <table:table-cell table:style-name="ce4" table:formula="of:=[.E934]*0.000621371" office:value-type="float" office:value="0.0120293076003">
            <text:p>0.0120</text:p>
          </table:table-cell>
        </table:table-row>
        <table:table-row table:style-name="ro1">
          <table:table-cell table:style-name="ce1" office:value-type="float" office:value="30.28769882">
            <text:p>30.287699</text:p>
          </table:table-cell>
          <table:table-cell table:style-name="ce1" office:value-type="float" office:value="-97.76712108">
            <text:p>-97.767121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670.5117">
            <text:p>17670.51</text:p>
          </table:table-cell>
          <table:table-cell table:style-name="ce2" table:formula="of:=[.D935]-[.D934]" office:value-type="float" office:value="21.5839999999989">
            <text:p>21.58</text:p>
          </table:table-cell>
          <table:table-cell table:style-name="ce4" table:formula="of:=[.D935]*0.000621371" office:value-type="float" office:value="10.9799435255407">
            <text:p>10.9799</text:p>
          </table:table-cell>
          <table:table-cell table:style-name="ce4" table:formula="of:=[.E935]*0.000621371" office:value-type="float" office:value="0.0134116716639993">
            <text:p>0.0134</text:p>
          </table:table-cell>
        </table:table-row>
        <table:table-row table:style-name="ro1">
          <table:table-cell table:style-name="ce1" office:value-type="float" office:value="30.28777837">
            <text:p>30.287778</text:p>
          </table:table-cell>
          <table:table-cell table:style-name="ce1" office:value-type="float" office:value="-97.76728554">
            <text:p>-97.767286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688.5488">
            <text:p>17688.55</text:p>
          </table:table-cell>
          <table:table-cell table:style-name="ce2" table:formula="of:=[.D936]-[.D935]" office:value-type="float" office:value="18.0371000000014">
            <text:p>18.04</text:p>
          </table:table-cell>
          <table:table-cell table:style-name="ce4" table:formula="of:=[.D936]*0.000621371" office:value-type="float" office:value="10.9911512564048">
            <text:p>10.9912</text:p>
          </table:table-cell>
          <table:table-cell table:style-name="ce4" table:formula="of:=[.E936]*0.000621371" office:value-type="float" office:value="0.0112077308641009">
            <text:p>0.0112</text:p>
          </table:table-cell>
        </table:table-row>
        <table:table-row table:style-name="ro1">
          <table:table-cell table:style-name="ce1" office:value-type="float" office:value="30.28786168">
            <text:p>30.287862</text:p>
          </table:table-cell>
          <table:table-cell table:style-name="ce1" office:value-type="float" office:value="-97.76741202">
            <text:p>-97.767412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7703.9844">
            <text:p>17703.98</text:p>
          </table:table-cell>
          <table:table-cell table:style-name="ce2" table:formula="of:=[.D937]-[.D936]" office:value-type="float" office:value="15.4356000000007">
            <text:p>15.44</text:p>
          </table:table-cell>
          <table:table-cell table:style-name="ce4" table:formula="of:=[.D937]*0.000621371" office:value-type="float" office:value="11.0007424906124">
            <text:p>11.0007</text:p>
          </table:table-cell>
          <table:table-cell table:style-name="ce4" table:formula="of:=[.E937]*0.000621371" office:value-type="float" office:value="0.00959123420760044">
            <text:p>0.0096</text:p>
          </table:table-cell>
        </table:table-row>
        <table:table-row table:style-name="ro1">
          <table:table-cell table:style-name="ce1" office:value-type="float" office:value="30.28799152">
            <text:p>30.287992</text:p>
          </table:table-cell>
          <table:table-cell table:style-name="ce1" office:value-type="float" office:value="-97.76760086">
            <text:p>-97.767601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7727.0762">
            <text:p>17727.08</text:p>
          </table:table-cell>
          <table:table-cell table:style-name="ce2" table:formula="of:=[.D938]-[.D937]" office:value-type="float" office:value="23.0917999999983">
            <text:p>23.09</text:p>
          </table:table-cell>
          <table:table-cell table:style-name="ce4" table:formula="of:=[.D938]*0.000621371" office:value-type="float" office:value="11.0150910654702">
            <text:p>11.0151</text:p>
          </table:table-cell>
          <table:table-cell table:style-name="ce4" table:formula="of:=[.E938]*0.000621371" office:value-type="float" office:value="0.014348574857799">
            <text:p>0.0143</text:p>
          </table:table-cell>
        </table:table-row>
        <table:table-row table:style-name="ro1">
          <table:table-cell table:style-name="ce1" office:value-type="float" office:value="30.28800694">
            <text:p>30.288007</text:p>
          </table:table-cell>
          <table:table-cell table:style-name="ce1" office:value-type="float" office:value="-97.76763339">
            <text:p>-97.767633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7730.8379">
            <text:p>17730.84</text:p>
          </table:table-cell>
          <table:table-cell table:style-name="ce2" table:formula="of:=[.D939]-[.D938]" office:value-type="float" office:value="3.76169999999911">
            <text:p>3.76</text:p>
          </table:table-cell>
          <table:table-cell table:style-name="ce4" table:formula="of:=[.D939]*0.000621371" office:value-type="float" office:value="11.0174284767609">
            <text:p>11.0174</text:p>
          </table:table-cell>
          <table:table-cell table:style-name="ce4" table:formula="of:=[.E939]*0.000621371" office:value-type="float" office:value="0.00233741129069945">
            <text:p>0.0023</text:p>
          </table:table-cell>
        </table:table-row>
        <table:table-row table:style-name="ro1">
          <table:table-cell table:style-name="ce1" office:value-type="float" office:value="30.28809604">
            <text:p>30.288096</text:p>
          </table:table-cell>
          <table:table-cell table:style-name="ce1" office:value-type="float" office:value="-97.76778745">
            <text:p>-97.767787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17748.752">
            <text:p>17748.75</text:p>
          </table:table-cell>
          <table:table-cell table:style-name="ce2" table:formula="of:=[.D940]-[.D939]" office:value-type="float" office:value="17.9141000000018">
            <text:p>17.91</text:p>
          </table:table-cell>
          <table:table-cell table:style-name="ce4" table:formula="of:=[.D940]*0.000621371" office:value-type="float" office:value="11.028559778992">
            <text:p>11.0286</text:p>
          </table:table-cell>
          <table:table-cell table:style-name="ce4" table:formula="of:=[.E940]*0.000621371" office:value-type="float" office:value="0.0111313022311011">
            <text:p>0.0111</text:p>
          </table:table-cell>
        </table:table-row>
        <table:table-row table:style-name="ro1">
          <table:table-cell table:style-name="ce1" office:value-type="float" office:value="30.28819084">
            <text:p>30.288191</text:p>
          </table:table-cell>
          <table:table-cell table:style-name="ce1" office:value-type="float" office:value="-97.76796204">
            <text:p>-97.767962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768.1426">
            <text:p>17768.14</text:p>
          </table:table-cell>
          <table:table-cell table:style-name="ce2" table:formula="of:=[.D941]-[.D940]" office:value-type="float" office:value="19.3905999999988">
            <text:p>19.39</text:p>
          </table:table-cell>
          <table:table-cell table:style-name="ce4" table:formula="of:=[.D941]*0.000621371" office:value-type="float" office:value="11.0406085355046">
            <text:p>11.0406</text:p>
          </table:table-cell>
          <table:table-cell table:style-name="ce4" table:formula="of:=[.E941]*0.000621371" office:value-type="float" office:value="0.0120487565125993">
            <text:p>0.0120</text:p>
          </table:table-cell>
        </table:table-row>
        <table:table-row table:style-name="ro1">
          <table:table-cell table:style-name="ce1" office:value-type="float" office:value="30.28832613">
            <text:p>30.288326</text:p>
          </table:table-cell>
          <table:table-cell table:style-name="ce1" office:value-type="float" office:value="-97.76815449">
            <text:p>-97.768154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7792.002">
            <text:p>17792.00</text:p>
          </table:table-cell>
          <table:table-cell table:style-name="ce2" table:formula="of:=[.D942]-[.D941]" office:value-type="float" office:value="23.8594000000012">
            <text:p>23.86</text:p>
          </table:table-cell>
          <table:table-cell table:style-name="ce4" table:formula="of:=[.D942]*0.000621371" office:value-type="float" office:value="11.055434074742">
            <text:p>11.0554</text:p>
          </table:table-cell>
          <table:table-cell table:style-name="ce4" table:formula="of:=[.E942]*0.000621371" office:value-type="float" office:value="0.0148255392374007">
            <text:p>0.0148</text:p>
          </table:table-cell>
        </table:table-row>
        <table:table-row table:style-name="ro1">
          <table:table-cell table:style-name="ce1" office:value-type="float" office:value="30.2884273">
            <text:p>30.288427</text:p>
          </table:table-cell>
          <table:table-cell table:style-name="ce1" office:value-type="float" office:value="-97.76831115">
            <text:p>-97.768311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17810.7715">
            <text:p>17810.77</text:p>
          </table:table-cell>
          <table:table-cell table:style-name="ce2" table:formula="of:=[.D943]-[.D942]" office:value-type="float" office:value="18.7694999999985">
            <text:p>18.77</text:p>
          </table:table-cell>
          <table:table-cell table:style-name="ce4" table:formula="of:=[.D943]*0.000621371" office:value-type="float" office:value="11.0670968977265">
            <text:p>11.0671</text:p>
          </table:table-cell>
          <table:table-cell table:style-name="ce4" table:formula="of:=[.E943]*0.000621371" office:value-type="float" office:value="0.0116628229844991">
            <text:p>0.0117</text:p>
          </table:table-cell>
        </table:table-row>
        <table:table-row table:style-name="ro1">
          <table:table-cell table:style-name="ce1" office:value-type="float" office:value="30.28852813">
            <text:p>30.288528</text:p>
          </table:table-cell>
          <table:table-cell table:style-name="ce1" office:value-type="float" office:value="-97.76847719">
            <text:p>-97.768477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7830.2168">
            <text:p>17830.22</text:p>
          </table:table-cell>
          <table:table-cell table:style-name="ce2" table:formula="of:=[.D944]-[.D943]" office:value-type="float" office:value="19.4452999999994">
            <text:p>19.45</text:p>
          </table:table-cell>
          <table:table-cell table:style-name="ce4" table:formula="of:=[.D944]*0.000621371" office:value-type="float" office:value="11.0791796432328">
            <text:p>11.0792</text:p>
          </table:table-cell>
          <table:table-cell table:style-name="ce4" table:formula="of:=[.E944]*0.000621371" office:value-type="float" office:value="0.0120827455062996">
            <text:p>0.0121</text:p>
          </table:table-cell>
        </table:table-row>
        <table:table-row table:style-name="ro1">
          <table:table-cell table:style-name="ce1" office:value-type="float" office:value="30.28863894">
            <text:p>30.288639</text:p>
          </table:table-cell>
          <table:table-cell table:style-name="ce1" office:value-type="float" office:value="-97.76863553">
            <text:p>-97.768636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7849.8242">
            <text:p>17849.82</text:p>
          </table:table-cell>
          <table:table-cell table:style-name="ce2" table:formula="of:=[.D945]-[.D944]" office:value-type="float" office:value="19.6074000000008">
            <text:p>19.61</text:p>
          </table:table-cell>
          <table:table-cell table:style-name="ce4" table:formula="of:=[.D945]*0.000621371" office:value-type="float" office:value="11.0913631129782">
            <text:p>11.0914</text:p>
          </table:table-cell>
          <table:table-cell table:style-name="ce4" table:formula="of:=[.E945]*0.000621371" office:value-type="float" office:value="0.0121834697454005">
            <text:p>0.0122</text:p>
          </table:table-cell>
        </table:table-row>
        <table:table-row table:style-name="ro1">
          <table:table-cell table:style-name="ce1" office:value-type="float" office:value="30.28871672">
            <text:p>30.288717</text:p>
          </table:table-cell>
          <table:table-cell table:style-name="ce1" office:value-type="float" office:value="-97.76876712">
            <text:p>-97.768767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7865.1289">
            <text:p>17865.13</text:p>
          </table:table-cell>
          <table:table-cell table:style-name="ce2" table:formula="of:=[.D946]-[.D945]" office:value-type="float" office:value="15.3047000000006">
            <text:p>15.30</text:p>
          </table:table-cell>
          <table:table-cell table:style-name="ce4" table:formula="of:=[.D946]*0.000621371" office:value-type="float" office:value="11.1008730097219">
            <text:p>11.1009</text:p>
          </table:table-cell>
          <table:table-cell table:style-name="ce4" table:formula="of:=[.E946]*0.000621371" office:value-type="float" office:value="0.00950989674370037">
            <text:p>0.0095</text:p>
          </table:table-cell>
        </table:table-row>
        <table:table-row table:style-name="ro1">
          <table:table-cell table:style-name="ce1" office:value-type="float" office:value="30.28884044">
            <text:p>30.288840</text:p>
          </table:table-cell>
          <table:table-cell table:style-name="ce1" office:value-type="float" office:value="-97.76895999">
            <text:p>-97.768960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7888.2168">
            <text:p>17888.22</text:p>
          </table:table-cell>
          <table:table-cell table:style-name="ce2" table:formula="of:=[.D947]-[.D946]" office:value-type="float" office:value="23.0878999999986">
            <text:p>23.09</text:p>
          </table:table-cell>
          <table:table-cell table:style-name="ce4" table:formula="of:=[.D947]*0.000621371" office:value-type="float" office:value="11.1152191612328">
            <text:p>11.1152</text:p>
          </table:table-cell>
          <table:table-cell table:style-name="ce4" table:formula="of:=[.E947]*0.000621371" office:value-type="float" office:value="0.0143461515108991">
            <text:p>0.0143</text:p>
          </table:table-cell>
        </table:table-row>
        <table:table-row table:style-name="ro1">
          <table:table-cell table:style-name="ce1" office:value-type="float" office:value="30.28897103">
            <text:p>30.288971</text:p>
          </table:table-cell>
          <table:table-cell table:style-name="ce1" office:value-type="float" office:value="-97.7691853">
            <text:p>-97.769185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7914.2109">
            <text:p>17914.21</text:p>
          </table:table-cell>
          <table:table-cell table:style-name="ce2" table:formula="of:=[.D948]-[.D947]" office:value-type="float" office:value="25.9940999999999">
            <text:p>25.99</text:p>
          </table:table-cell>
          <table:table-cell table:style-name="ce4" table:formula="of:=[.D948]*0.000621371" office:value-type="float" office:value="11.1313711411439">
            <text:p>11.1314</text:p>
          </table:table-cell>
          <table:table-cell table:style-name="ce4" table:formula="of:=[.E948]*0.000621371" office:value-type="float" office:value="0.0161519799110999">
            <text:p>0.0162</text:p>
          </table:table-cell>
        </table:table-row>
        <table:table-row table:style-name="ro1">
          <table:table-cell table:style-name="ce1" office:value-type="float" office:value="30.28907639">
            <text:p>30.289076</text:p>
          </table:table-cell>
          <table:table-cell table:style-name="ce1" office:value-type="float" office:value="-97.76938386">
            <text:p>-97.769384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7936.5723">
            <text:p>17936.57</text:p>
          </table:table-cell>
          <table:table-cell table:style-name="ce2" table:formula="of:=[.D949]-[.D948]" office:value-type="float" office:value="22.3614000000016">
            <text:p>22.36</text:p>
          </table:table-cell>
          <table:table-cell table:style-name="ce4" table:formula="of:=[.D949]*0.000621371" office:value-type="float" office:value="11.1452658666233">
            <text:p>11.1453</text:p>
          </table:table-cell>
          <table:table-cell table:style-name="ce4" table:formula="of:=[.E949]*0.000621371" office:value-type="float" office:value="0.013894725479401">
            <text:p>0.0139</text:p>
          </table:table-cell>
        </table:table-row>
        <table:table-row table:style-name="ro1">
          <table:table-cell table:style-name="ce1" office:value-type="float" office:value="30.28921167">
            <text:p>30.289212</text:p>
          </table:table-cell>
          <table:table-cell table:style-name="ce1" office:value-type="float" office:value="-97.76959618">
            <text:p>-97.769596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17962.0293">
            <text:p>17962.03</text:p>
          </table:table-cell>
          <table:table-cell table:style-name="ce2" table:formula="of:=[.D950]-[.D949]" office:value-type="float" office:value="25.4569999999985">
            <text:p>25.46</text:p>
          </table:table-cell>
          <table:table-cell table:style-name="ce4" table:formula="of:=[.D950]*0.000621371" office:value-type="float" office:value="11.1610841081703">
            <text:p>11.1611</text:p>
          </table:table-cell>
          <table:table-cell table:style-name="ce4" table:formula="of:=[.E950]*0.000621371" office:value-type="float" office:value="0.0158182415469991">
            <text:p>0.0158</text:p>
          </table:table-cell>
        </table:table-row>
        <table:table-row table:style-name="ro1">
          <table:table-cell table:style-name="ce1" office:value-type="float" office:value="30.28931377">
            <text:p>30.289314</text:p>
          </table:table-cell>
          <table:table-cell table:style-name="ce1" office:value-type="float" office:value="-97.76977697">
            <text:p>-97.769777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17982.8789">
            <text:p>17982.88</text:p>
          </table:table-cell>
          <table:table-cell table:style-name="ce2" table:formula="of:=[.D951]-[.D950]" office:value-type="float" office:value="20.8496000000014">
            <text:p>20.85</text:p>
          </table:table-cell>
          <table:table-cell table:style-name="ce4" table:formula="of:=[.D951]*0.000621371" office:value-type="float" office:value="11.1740394449719">
            <text:p>11.1740</text:p>
          </table:table-cell>
          <table:table-cell table:style-name="ce4" table:formula="of:=[.E951]*0.000621371" office:value-type="float" office:value="0.0129553368016009">
            <text:p>0.0130</text:p>
          </table:table-cell>
        </table:table-row>
        <table:table-row table:style-name="ro1">
          <table:table-cell table:style-name="ce1" office:value-type="float" office:value="30.28941946">
            <text:p>30.289419</text:p>
          </table:table-cell>
          <table:table-cell table:style-name="ce1" office:value-type="float" office:value="-97.76994109">
            <text:p>-97.769941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18002.5586">
            <text:p>18002.56</text:p>
          </table:table-cell>
          <table:table-cell table:style-name="ce2" table:formula="of:=[.D952]-[.D951]" office:value-type="float" office:value="19.6797000000006">
            <text:p>19.68</text:p>
          </table:table-cell>
          <table:table-cell table:style-name="ce4" table:formula="of:=[.D952]*0.000621371" office:value-type="float" office:value="11.1862678398406">
            <text:p>11.1863</text:p>
          </table:table-cell>
          <table:table-cell table:style-name="ce4" table:formula="of:=[.E952]*0.000621371" office:value-type="float" office:value="0.0122283948687004">
            <text:p>0.0122</text:p>
          </table:table-cell>
        </table:table-row>
        <table:table-row table:style-name="ro1">
          <table:table-cell table:style-name="ce1" office:value-type="float" office:value="30.28950915">
            <text:p>30.289509</text:p>
          </table:table-cell>
          <table:table-cell table:style-name="ce1" office:value-type="float" office:value="-97.77009674">
            <text:p>-97.770097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8020.5684">
            <text:p>18020.57</text:p>
          </table:table-cell>
          <table:table-cell table:style-name="ce2" table:formula="of:=[.D953]-[.D952]" office:value-type="float" office:value="18.0097999999998">
            <text:p>18.01</text:p>
          </table:table-cell>
          <table:table-cell table:style-name="ce4" table:formula="of:=[.D953]*0.000621371" office:value-type="float" office:value="11.1974586072764">
            <text:p>11.1975</text:p>
          </table:table-cell>
          <table:table-cell table:style-name="ce4" table:formula="of:=[.E953]*0.000621371" office:value-type="float" office:value="0.0111907674357999">
            <text:p>0.0112</text:p>
          </table:table-cell>
        </table:table-row>
        <table:table-row table:style-name="ro1">
          <table:table-cell table:style-name="ce1" office:value-type="float" office:value="30.28960336">
            <text:p>30.289603</text:p>
          </table:table-cell>
          <table:table-cell table:style-name="ce1" office:value-type="float" office:value="-97.7702529">
            <text:p>-97.770253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8038.8223">
            <text:p>18038.82</text:p>
          </table:table-cell>
          <table:table-cell table:style-name="ce2" table:formula="of:=[.D954]-[.D953]" office:value-type="float" office:value="18.2538999999997">
            <text:p>18.25</text:p>
          </table:table-cell>
          <table:table-cell table:style-name="ce4" table:formula="of:=[.D954]*0.000621371" office:value-type="float" office:value="11.2088010513733">
            <text:p>11.2088</text:p>
          </table:table-cell>
          <table:table-cell table:style-name="ce4" table:formula="of:=[.E954]*0.000621371" office:value-type="float" office:value="0.0113424440968998">
            <text:p>0.0113</text:p>
          </table:table-cell>
        </table:table-row>
        <table:table-row table:style-name="ro1">
          <table:table-cell table:style-name="ce1" office:value-type="float" office:value="30.28966337">
            <text:p>30.289663</text:p>
          </table:table-cell>
          <table:table-cell table:style-name="ce1" office:value-type="float" office:value="-97.77039522">
            <text:p>-97.770395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18054.1035">
            <text:p>18054.10</text:p>
          </table:table-cell>
          <table:table-cell table:style-name="ce2" table:formula="of:=[.D955]-[.D954]" office:value-type="float" office:value="15.2812000000013">
            <text:p>15.28</text:p>
          </table:table-cell>
          <table:table-cell table:style-name="ce4" table:formula="of:=[.D955]*0.000621371" office:value-type="float" office:value="11.2182963458985">
            <text:p>11.2183</text:p>
          </table:table-cell>
          <table:table-cell table:style-name="ce4" table:formula="of:=[.E955]*0.000621371" office:value-type="float" office:value="0.00949529452520079">
            <text:p>0.0095</text:p>
          </table:table-cell>
        </table:table-row>
        <table:table-row table:style-name="ro1">
          <table:table-cell table:style-name="ce1" office:value-type="float" office:value="30.28973269">
            <text:p>30.289733</text:p>
          </table:table-cell>
          <table:table-cell table:style-name="ce1" office:value-type="float" office:value="-97.77052883">
            <text:p>-97.770529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8069.0449">
            <text:p>18069.04</text:p>
          </table:table-cell>
          <table:table-cell table:style-name="ce2" table:formula="of:=[.D956]-[.D955]" office:value-type="float" office:value="14.9413999999997">
            <text:p>14.94</text:p>
          </table:table-cell>
          <table:table-cell table:style-name="ce4" table:formula="of:=[.D956]*0.000621371" office:value-type="float" office:value="11.2275804985579">
            <text:p>11.2276</text:p>
          </table:table-cell>
          <table:table-cell table:style-name="ce4" table:formula="of:=[.E956]*0.000621371" office:value-type="float" office:value="0.00928415265939982">
            <text:p>0.0093</text:p>
          </table:table-cell>
        </table:table-row>
        <table:table-row table:style-name="ro1">
          <table:table-cell table:style-name="ce1" office:value-type="float" office:value="30.28981123">
            <text:p>30.289811</text:p>
          </table:table-cell>
          <table:table-cell table:style-name="ce1" office:value-type="float" office:value="-97.77070762">
            <text:p>-97.770708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18088.3496">
            <text:p>18088.35</text:p>
          </table:table-cell>
          <table:table-cell table:style-name="ce2" table:formula="of:=[.D957]-[.D956]" office:value-type="float" office:value="19.3047000000006">
            <text:p>19.30</text:p>
          </table:table-cell>
          <table:table-cell table:style-name="ce4" table:formula="of:=[.D957]*0.000621371" office:value-type="float" office:value="11.2395758793016">
            <text:p>11.2396</text:p>
          </table:table-cell>
          <table:table-cell table:style-name="ce4" table:formula="of:=[.E957]*0.000621371" office:value-type="float" office:value="0.0119953807437004">
            <text:p>0.0120</text:p>
          </table:table-cell>
        </table:table-row>
        <table:table-row table:style-name="ro1">
          <table:table-cell table:style-name="ce1" office:value-type="float" office:value="30.28991869">
            <text:p>30.289919</text:p>
          </table:table-cell>
          <table:table-cell table:style-name="ce1" office:value-type="float" office:value="-97.77088389">
            <text:p>-97.770884</text:p>
          </table:table-cell>
          <table:table-cell table:style-name="ce2" office:value-type="float" office:value="153.948364">
            <text:p>153.95</text:p>
          </table:table-cell>
          <table:table-cell table:style-name="ce2" office:value-type="float" office:value="18109.0352">
            <text:p>18109.04</text:p>
          </table:table-cell>
          <table:table-cell table:style-name="ce2" table:formula="of:=[.D958]-[.D957]" office:value-type="float" office:value="20.6855999999971">
            <text:p>20.69</text:p>
          </table:table-cell>
          <table:table-cell table:style-name="ce4" table:formula="of:=[.D958]*0.000621371" office:value-type="float" office:value="11.2524293112592">
            <text:p>11.2524</text:p>
          </table:table-cell>
          <table:table-cell table:style-name="ce4" table:formula="of:=[.E958]*0.000621371" office:value-type="float" office:value="0.0128534319575982">
            <text:p>0.0129</text:p>
          </table:table-cell>
        </table:table-row>
        <table:table-row table:style-name="ro1">
          <table:table-cell table:style-name="ce1" office:value-type="float" office:value="30.29000544">
            <text:p>30.290005</text:p>
          </table:table-cell>
          <table:table-cell table:style-name="ce1" office:value-type="float" office:value="-97.77101699">
            <text:p>-97.771017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8125.0215">
            <text:p>18125.02</text:p>
          </table:table-cell>
          <table:table-cell table:style-name="ce2" table:formula="of:=[.D959]-[.D958]" office:value-type="float" office:value="15.9863000000005">
            <text:p>15.99</text:p>
          </table:table-cell>
          <table:table-cell table:style-name="ce4" table:formula="of:=[.D959]*0.000621371" office:value-type="float" office:value="11.2623627344765">
            <text:p>11.2624</text:p>
          </table:table-cell>
          <table:table-cell table:style-name="ce4" table:formula="of:=[.E959]*0.000621371" office:value-type="float" office:value="0.0099334232173003">
            <text:p>0.0099</text:p>
          </table:table-cell>
        </table:table-row>
        <table:table-row table:style-name="ro1">
          <table:table-cell table:style-name="ce1" office:value-type="float" office:value="30.29011114">
            <text:p>30.290111</text:p>
          </table:table-cell>
          <table:table-cell table:style-name="ce1" office:value-type="float" office:value="-97.77117876">
            <text:p>-97.771179</text:p>
          </table:table-cell>
          <table:table-cell table:style-name="ce2" office:value-type="float" office:value="153.467651">
            <text:p>153.47</text:p>
          </table:table-cell>
          <table:table-cell table:style-name="ce2" office:value-type="float" office:value="18144.5977">
            <text:p>18144.60</text:p>
          </table:table-cell>
          <table:table-cell table:style-name="ce2" table:formula="of:=[.D960]-[.D959]" office:value-type="float" office:value="19.5761999999995">
            <text:p>19.58</text:p>
          </table:table-cell>
          <table:table-cell table:style-name="ce4" table:formula="of:=[.D960]*0.000621371" office:value-type="float" office:value="11.2745268174467">
            <text:p>11.2745</text:p>
          </table:table-cell>
          <table:table-cell table:style-name="ce4" table:formula="of:=[.E960]*0.000621371" office:value-type="float" office:value="0.0121640829701997">
            <text:p>0.0122</text:p>
          </table:table-cell>
        </table:table-row>
        <table:table-row table:style-name="ro1">
          <table:table-cell table:style-name="ce1" office:value-type="float" office:value="30.29024139">
            <text:p>30.290241</text:p>
          </table:table-cell>
          <table:table-cell table:style-name="ce1" office:value-type="float" office:value="-97.77137297">
            <text:p>-97.771373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18168.2344">
            <text:p>18168.23</text:p>
          </table:table-cell>
          <table:table-cell table:style-name="ce2" table:formula="of:=[.D961]-[.D960]" office:value-type="float" office:value="23.6367000000027">
            <text:p>23.64</text:p>
          </table:table-cell>
          <table:table-cell table:style-name="ce4" table:formula="of:=[.D961]*0.000621371" office:value-type="float" office:value="11.2892139773624">
            <text:p>11.2892</text:p>
          </table:table-cell>
          <table:table-cell table:style-name="ce4" table:formula="of:=[.E961]*0.000621371" office:value-type="float" office:value="0.0146871599157017">
            <text:p>0.0147</text:p>
          </table:table-cell>
        </table:table-row>
        <table:table-row table:style-name="ro1">
          <table:table-cell table:style-name="ce1" office:value-type="float" office:value="30.29033904">
            <text:p>30.290339</text:p>
          </table:table-cell>
          <table:table-cell table:style-name="ce1" office:value-type="float" office:value="-97.77150029">
            <text:p>-97.771500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8184.5371">
            <text:p>18184.54</text:p>
          </table:table-cell>
          <table:table-cell table:style-name="ce2" table:formula="of:=[.D962]-[.D961]" office:value-type="float" office:value="16.3027000000002">
            <text:p>16.30</text:p>
          </table:table-cell>
          <table:table-cell table:style-name="ce4" table:formula="of:=[.D962]*0.000621371" office:value-type="float" office:value="11.2993440023641">
            <text:p>11.2993</text:p>
          </table:table-cell>
          <table:table-cell table:style-name="ce4" table:formula="of:=[.E962]*0.000621371" office:value-type="float" office:value="0.0101300250017001">
            <text:p>0.0101</text:p>
          </table:table-cell>
        </table:table-row>
        <table:table-row table:style-name="ro1">
          <table:table-cell table:style-name="ce1" office:value-type="float" office:value="30.29039662">
            <text:p>30.290397</text:p>
          </table:table-cell>
          <table:table-cell table:style-name="ce1" office:value-type="float" office:value="-97.77161898">
            <text:p>-97.771619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18197.5859">
            <text:p>18197.59</text:p>
          </table:table-cell>
          <table:table-cell table:style-name="ce2" table:formula="of:=[.D963]-[.D962]" office:value-type="float" office:value="13.0487999999968">
            <text:p>13.05</text:p>
          </table:table-cell>
          <table:table-cell table:style-name="ce4" table:formula="of:=[.D963]*0.000621371" office:value-type="float" office:value="11.3074521482689">
            <text:p>11.3075</text:p>
          </table:table-cell>
          <table:table-cell table:style-name="ce4" table:formula="of:=[.E963]*0.000621371" office:value-type="float" office:value="0.00810814590479804">
            <text:p>0.0081</text:p>
          </table:table-cell>
        </table:table-row>
        <table:table-row table:style-name="ro1">
          <table:table-cell table:style-name="ce1" office:value-type="float" office:value="30.29048229">
            <text:p>30.290482</text:p>
          </table:table-cell>
          <table:table-cell table:style-name="ce1" office:value-type="float" office:value="-97.77177824">
            <text:p>-97.771778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8215.5859">
            <text:p>18215.59</text:p>
          </table:table-cell>
          <table:table-cell table:style-name="ce2" table:formula="of:=[.D964]-[.D963]" office:value-type="float" office:value="18">
            <text:p>18.00</text:p>
          </table:table-cell>
          <table:table-cell table:style-name="ce4" table:formula="of:=[.D964]*0.000621371" office:value-type="float" office:value="11.3186368262689">
            <text:p>11.3186</text:p>
          </table:table-cell>
          <table:table-cell table:style-name="ce4" table:formula="of:=[.E964]*0.000621371" office:value-type="float" office:value="0.011184678">
            <text:p>0.0112</text:p>
          </table:table-cell>
        </table:table-row>
        <table:table-row table:style-name="ro1">
          <table:table-cell table:style-name="ce1" office:value-type="float" office:value="30.29057516">
            <text:p>30.290575</text:p>
          </table:table-cell>
          <table:table-cell table:style-name="ce1" office:value-type="float" office:value="-97.77192718">
            <text:p>-97.771927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18233.2168">
            <text:p>18233.22</text:p>
          </table:table-cell>
          <table:table-cell table:style-name="ce2" table:formula="of:=[.D965]-[.D964]" office:value-type="float" office:value="17.6309000000001">
            <text:p>17.63</text:p>
          </table:table-cell>
          <table:table-cell table:style-name="ce4" table:formula="of:=[.D965]*0.000621371" office:value-type="float" office:value="11.3295921562328">
            <text:p>11.3296</text:p>
          </table:table-cell>
          <table:table-cell table:style-name="ce4" table:formula="of:=[.E965]*0.000621371" office:value-type="float" office:value="0.0109553299639001">
            <text:p>0.0110</text:p>
          </table:table-cell>
        </table:table-row>
        <table:table-row table:style-name="ro1">
          <table:table-cell table:style-name="ce1" office:value-type="float" office:value="30.29067423">
            <text:p>30.290674</text:p>
          </table:table-cell>
          <table:table-cell table:style-name="ce1" office:value-type="float" office:value="-97.77206414">
            <text:p>-97.772064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18250.2969">
            <text:p>18250.30</text:p>
          </table:table-cell>
          <table:table-cell table:style-name="ce2" table:formula="of:=[.D966]-[.D965]" office:value-type="float" office:value="17.0801000000029">
            <text:p>17.08</text:p>
          </table:table-cell>
          <table:table-cell table:style-name="ce4" table:formula="of:=[.D966]*0.000621371" office:value-type="float" office:value="11.3402052350499">
            <text:p>11.3402</text:p>
          </table:table-cell>
          <table:table-cell table:style-name="ce4" table:formula="of:=[.E966]*0.000621371" office:value-type="float" office:value="0.0106130788171018">
            <text:p>0.0106</text:p>
          </table:table-cell>
        </table:table-row>
        <table:table-row table:style-name="ro1">
          <table:table-cell table:style-name="ce1" office:value-type="float" office:value="30.29069435">
            <text:p>30.290694</text:p>
          </table:table-cell>
          <table:table-cell table:style-name="ce1" office:value-type="float" office:value="-97.77207605">
            <text:p>-97.772076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18252.7617">
            <text:p>18252.76</text:p>
          </table:table-cell>
          <table:table-cell table:style-name="ce2" table:formula="of:=[.D967]-[.D966]" office:value-type="float" office:value="2.46479999999792">
            <text:p>2.46</text:p>
          </table:table-cell>
          <table:table-cell table:style-name="ce4" table:formula="of:=[.D967]*0.000621371" office:value-type="float" office:value="11.3417367902907">
            <text:p>11.3417</text:p>
          </table:table-cell>
          <table:table-cell table:style-name="ce4" table:formula="of:=[.E967]*0.000621371" office:value-type="float" office:value="0.00153155524079871">
            <text:p>0.0015</text:p>
          </table:table-cell>
        </table:table-row>
        <table:table-row table:style-name="ro1">
          <table:table-cell table:style-name="ce1" office:value-type="float" office:value="30.29077565">
            <text:p>30.290776</text:p>
          </table:table-cell>
          <table:table-cell table:style-name="ce1" office:value-type="float" office:value="-97.77200723">
            <text:p>-97.772007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18264.6719">
            <text:p>18264.67</text:p>
          </table:table-cell>
          <table:table-cell table:style-name="ce2" table:formula="of:=[.D968]-[.D967]" office:value-type="float" office:value="11.9102000000021">
            <text:p>11.91</text:p>
          </table:table-cell>
          <table:table-cell table:style-name="ce4" table:formula="of:=[.D968]*0.000621371" office:value-type="float" office:value="11.3491374431749">
            <text:p>11.3491</text:p>
          </table:table-cell>
          <table:table-cell table:style-name="ce4" table:formula="of:=[.E968]*0.000621371" office:value-type="float" office:value="0.00740065288420129">
            <text:p>0.0074</text:p>
          </table:table-cell>
        </table:table-row>
        <table:table-row table:style-name="ro1">
          <table:table-cell table:style-name="ce1" office:value-type="float" office:value="30.29093818">
            <text:p>30.290938</text:p>
          </table:table-cell>
          <table:table-cell table:style-name="ce1" office:value-type="float" office:value="-97.77189692">
            <text:p>-97.771897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8285.6914">
            <text:p>18285.69</text:p>
          </table:table-cell>
          <table:table-cell table:style-name="ce2" table:formula="of:=[.D969]-[.D968]" office:value-type="float" office:value="21.0194999999985">
            <text:p>21.02</text:p>
          </table:table-cell>
          <table:table-cell table:style-name="ce4" table:formula="of:=[.D969]*0.000621371" office:value-type="float" office:value="11.3621983509094">
            <text:p>11.3622</text:p>
          </table:table-cell>
          <table:table-cell table:style-name="ce4" table:formula="of:=[.E969]*0.000621371" office:value-type="float" office:value="0.0130609077344991">
            <text:p>0.0131</text:p>
          </table:table-cell>
        </table:table-row>
        <table:table-row table:style-name="ro1">
          <table:table-cell table:style-name="ce1" office:value-type="float" office:value="30.29106718">
            <text:p>30.291067</text:p>
          </table:table-cell>
          <table:table-cell table:style-name="ce1" office:value-type="float" office:value="-97.77180858">
            <text:p>-97.771809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8302.2363">
            <text:p>18302.24</text:p>
          </table:table-cell>
          <table:table-cell table:style-name="ce2" table:formula="of:=[.D970]-[.D969]" office:value-type="float" office:value="16.5449000000008">
            <text:p>16.54</text:p>
          </table:table-cell>
          <table:table-cell table:style-name="ce4" table:formula="of:=[.D970]*0.000621371" office:value-type="float" office:value="11.3724788719673">
            <text:p>11.3725</text:p>
          </table:table-cell>
          <table:table-cell table:style-name="ce4" table:formula="of:=[.E970]*0.000621371" office:value-type="float" office:value="0.0102805210579005">
            <text:p>0.0103</text:p>
          </table:table-cell>
        </table:table-row>
        <table:table-row table:style-name="ro1">
          <table:table-cell table:style-name="ce1" office:value-type="float" office:value="30.29125133">
            <text:p>30.291251</text:p>
          </table:table-cell>
          <table:table-cell table:style-name="ce1" office:value-type="float" office:value="-97.77167992">
            <text:p>-97.771680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18326.1074">
            <text:p>18326.11</text:p>
          </table:table-cell>
          <table:table-cell table:style-name="ce2" table:formula="of:=[.D971]-[.D970]" office:value-type="float" office:value="23.8711000000003">
            <text:p>23.87</text:p>
          </table:table-cell>
          <table:table-cell table:style-name="ce4" table:formula="of:=[.D971]*0.000621371" office:value-type="float" office:value="11.3873116812454">
            <text:p>11.3873</text:p>
          </table:table-cell>
          <table:table-cell table:style-name="ce4" table:formula="of:=[.E971]*0.000621371" office:value-type="float" office:value="0.0148328092781002">
            <text:p>0.0148</text:p>
          </table:table-cell>
        </table:table-row>
        <table:table-row table:style-name="ro1">
          <table:table-cell table:style-name="ce1" office:value-type="float" office:value="30.29139868">
            <text:p>30.291399</text:p>
          </table:table-cell>
          <table:table-cell table:style-name="ce1" office:value-type="float" office:value="-97.77157296">
            <text:p>-97.771573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8345.3672">
            <text:p>18345.37</text:p>
          </table:table-cell>
          <table:table-cell table:style-name="ce2" table:formula="of:=[.D972]-[.D971]" office:value-type="float" office:value="19.2597999999998">
            <text:p>19.26</text:p>
          </table:table-cell>
          <table:table-cell table:style-name="ce4" table:formula="of:=[.D972]*0.000621371" office:value-type="float" office:value="11.3992791624312">
            <text:p>11.3993</text:p>
          </table:table-cell>
          <table:table-cell table:style-name="ce4" table:formula="of:=[.E972]*0.000621371" office:value-type="float" office:value="0.0119674811857999">
            <text:p>0.0120</text:p>
          </table:table-cell>
        </table:table-row>
        <table:table-row table:style-name="ro1">
          <table:table-cell table:style-name="ce1" office:value-type="float" office:value="30.29153547">
            <text:p>30.291535</text:p>
          </table:table-cell>
          <table:table-cell table:style-name="ce1" office:value-type="float" office:value="-97.77146718">
            <text:p>-97.771467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8363.5391">
            <text:p>18363.54</text:p>
          </table:table-cell>
          <table:table-cell table:style-name="ce2" table:formula="of:=[.D973]-[.D972]" office:value-type="float" office:value="18.1719000000012">
            <text:p>18.17</text:p>
          </table:table-cell>
          <table:table-cell table:style-name="ce4" table:formula="of:=[.D973]*0.000621371" office:value-type="float" office:value="11.4105706541061">
            <text:p>11.4106</text:p>
          </table:table-cell>
          <table:table-cell table:style-name="ce4" table:formula="of:=[.E973]*0.000621371" office:value-type="float" office:value="0.0112914916749007">
            <text:p>0.0113</text:p>
          </table:table-cell>
        </table:table-row>
        <table:table-row table:style-name="ro1">
          <table:table-cell table:style-name="ce1" office:value-type="float" office:value="30.29167285">
            <text:p>30.291673</text:p>
          </table:table-cell>
          <table:table-cell table:style-name="ce1" office:value-type="float" office:value="-97.77137557">
            <text:p>-97.771376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8381.125">
            <text:p>18381.13</text:p>
          </table:table-cell>
          <table:table-cell table:style-name="ce2" table:formula="of:=[.D974]-[.D973]" office:value-type="float" office:value="17.5858999999982">
            <text:p>17.59</text:p>
          </table:table-cell>
          <table:table-cell table:style-name="ce4" table:formula="of:=[.D974]*0.000621371" office:value-type="float" office:value="11.421498022375">
            <text:p>11.4215</text:p>
          </table:table-cell>
          <table:table-cell table:style-name="ce4" table:formula="of:=[.E974]*0.000621371" office:value-type="float" office:value="0.0109273682688989">
            <text:p>0.0109</text:p>
          </table:table-cell>
        </table:table-row>
        <table:table-row table:style-name="ro1">
          <table:table-cell table:style-name="ce1" office:value-type="float" office:value="30.29178634">
            <text:p>30.291786</text:p>
          </table:table-cell>
          <table:table-cell table:style-name="ce1" office:value-type="float" office:value="-97.77130759">
            <text:p>-97.771308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18395.3125">
            <text:p>18395.31</text:p>
          </table:table-cell>
          <table:table-cell table:style-name="ce2" table:formula="of:=[.D975]-[.D974]" office:value-type="float" office:value="14.1875">
            <text:p>14.19</text:p>
          </table:table-cell>
          <table:table-cell table:style-name="ce4" table:formula="of:=[.D975]*0.000621371" office:value-type="float" office:value="11.4303137234375">
            <text:p>11.4303</text:p>
          </table:table-cell>
          <table:table-cell table:style-name="ce4" table:formula="of:=[.E975]*0.000621371" office:value-type="float" office:value="0.0088157010625">
            <text:p>0.0088</text:p>
          </table:table-cell>
        </table:table-row>
        <table:table-row table:style-name="ro1">
          <table:table-cell table:style-name="ce1" office:value-type="float" office:value="30.29195448">
            <text:p>30.291954</text:p>
          </table:table-cell>
          <table:table-cell table:style-name="ce1" office:value-type="float" office:value="-97.77120207">
            <text:p>-97.771202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8416.4844">
            <text:p>18416.48</text:p>
          </table:table-cell>
          <table:table-cell table:style-name="ce2" table:formula="of:=[.D976]-[.D975]" office:value-type="float" office:value="21.1719000000012">
            <text:p>21.17</text:p>
          </table:table-cell>
          <table:table-cell table:style-name="ce4" table:formula="of:=[.D976]*0.000621371" office:value-type="float" office:value="11.4434693281124">
            <text:p>11.4435</text:p>
          </table:table-cell>
          <table:table-cell table:style-name="ce4" table:formula="of:=[.E976]*0.000621371" office:value-type="float" office:value="0.0131556046749007">
            <text:p>0.0132</text:p>
          </table:table-cell>
        </table:table-row>
        <table:table-row table:style-name="ro1">
          <table:table-cell table:style-name="ce1" office:value-type="float" office:value="30.2920979">
            <text:p>30.292098</text:p>
          </table:table-cell>
          <table:table-cell table:style-name="ce1" office:value-type="float" office:value="-97.77112168">
            <text:p>-97.771122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8433.9668">
            <text:p>18433.97</text:p>
          </table:table-cell>
          <table:table-cell table:style-name="ce2" table:formula="of:=[.D977]-[.D976]" office:value-type="float" office:value="17.4823999999971">
            <text:p>17.48</text:p>
          </table:table-cell>
          <table:table-cell table:style-name="ce4" table:formula="of:=[.D977]*0.000621371" office:value-type="float" office:value="11.4543323844828">
            <text:p>11.4543</text:p>
          </table:table-cell>
          <table:table-cell table:style-name="ce4" table:formula="of:=[.E977]*0.000621371" office:value-type="float" office:value="0.0108630563703982">
            <text:p>0.0109</text:p>
          </table:table-cell>
        </table:table-row>
        <table:table-row table:style-name="ro1">
          <table:table-cell table:style-name="ce1" office:value-type="float" office:value="30.29221038">
            <text:p>30.292210</text:p>
          </table:table-cell>
          <table:table-cell table:style-name="ce1" office:value-type="float" office:value="-97.7710641">
            <text:p>-97.771064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8447.6719">
            <text:p>18447.67</text:p>
          </table:table-cell>
          <table:table-cell table:style-name="ce2" table:formula="of:=[.D978]-[.D977]" office:value-type="float" office:value="13.7051000000029">
            <text:p>13.71</text:p>
          </table:table-cell>
          <table:table-cell table:style-name="ce4" table:formula="of:=[.D978]*0.000621371" office:value-type="float" office:value="11.4628483361749">
            <text:p>11.4628</text:p>
          </table:table-cell>
          <table:table-cell table:style-name="ce4" table:formula="of:=[.E978]*0.000621371" office:value-type="float" office:value="0.00851595169210178">
            <text:p>0.0085</text:p>
          </table:table-cell>
        </table:table-row>
        <table:table-row table:style-name="ro1">
          <table:table-cell table:style-name="ce1" office:value-type="float" office:value="30.29232203">
            <text:p>30.292322</text:p>
          </table:table-cell>
          <table:table-cell table:style-name="ce1" office:value-type="float" office:value="-97.77100568">
            <text:p>-97.771006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8461.2207">
            <text:p>18461.22</text:p>
          </table:table-cell>
          <table:table-cell table:style-name="ce2" table:formula="of:=[.D979]-[.D978]" office:value-type="float" office:value="13.5488000000005">
            <text:p>13.55</text:p>
          </table:table-cell>
          <table:table-cell table:style-name="ce4" table:formula="of:=[.D979]*0.000621371" office:value-type="float" office:value="11.4712671675797">
            <text:p>11.4713</text:p>
          </table:table-cell>
          <table:table-cell table:style-name="ce4" table:formula="of:=[.E979]*0.000621371" office:value-type="float" office:value="0.0084188314048003">
            <text:p>0.0084</text:p>
          </table:table-cell>
        </table:table-row>
        <table:table-row table:style-name="ro1">
          <table:table-cell table:style-name="ce1" office:value-type="float" office:value="30.29245304">
            <text:p>30.292453</text:p>
          </table:table-cell>
          <table:table-cell table:style-name="ce1" office:value-type="float" office:value="-97.77093569">
            <text:p>-97.770936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18477.1504">
            <text:p>18477.15</text:p>
          </table:table-cell>
          <table:table-cell table:style-name="ce2" table:formula="of:=[.D980]-[.D979]" office:value-type="float" office:value="15.929699999997">
            <text:p>15.93</text:p>
          </table:table-cell>
          <table:table-cell table:style-name="ce4" table:formula="of:=[.D980]*0.000621371" office:value-type="float" office:value="11.4811654211984">
            <text:p>11.4812</text:p>
          </table:table-cell>
          <table:table-cell table:style-name="ce4" table:formula="of:=[.E980]*0.000621371" office:value-type="float" office:value="0.00989825361869811">
            <text:p>0.0099</text:p>
          </table:table-cell>
        </table:table-row>
        <table:table-row table:style-name="ro1">
          <table:table-cell table:style-name="ce1" office:value-type="float" office:value="30.29257374">
            <text:p>30.292574</text:p>
          </table:table-cell>
          <table:table-cell table:style-name="ce1" office:value-type="float" office:value="-97.77086226">
            <text:p>-97.770862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18492.2578">
            <text:p>18492.26</text:p>
          </table:table-cell>
          <table:table-cell table:style-name="ce2" table:formula="of:=[.D981]-[.D980]" office:value-type="float" office:value="15.1074000000008">
            <text:p>15.11</text:p>
          </table:table-cell>
          <table:table-cell table:style-name="ce4" table:formula="of:=[.D981]*0.000621371" office:value-type="float" office:value="11.4905527214438">
            <text:p>11.4906</text:p>
          </table:table-cell>
          <table:table-cell table:style-name="ce4" table:formula="of:=[.E981]*0.000621371" office:value-type="float" office:value="0.00938730024540048">
            <text:p>0.0094</text:p>
          </table:table-cell>
        </table:table-row>
        <table:table-row table:style-name="ro1">
          <table:table-cell table:style-name="ce1" office:value-type="float" office:value="30.29268706">
            <text:p>30.292687</text:p>
          </table:table-cell>
          <table:table-cell table:style-name="ce1" office:value-type="float" office:value="-97.77079764">
            <text:p>-97.770798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18506.293">
            <text:p>18506.29</text:p>
          </table:table-cell>
          <table:table-cell table:style-name="ce2" table:formula="of:=[.D982]-[.D981]" office:value-type="float" office:value="14.0352000000021">
            <text:p>14.04</text:p>
          </table:table-cell>
          <table:table-cell table:style-name="ce4" table:formula="of:=[.D982]*0.000621371" office:value-type="float" office:value="11.499273787703">
            <text:p>11.4993</text:p>
          </table:table-cell>
          <table:table-cell table:style-name="ce4" table:formula="of:=[.E982]*0.000621371" office:value-type="float" office:value="0.00872106625920129">
            <text:p>0.0087</text:p>
          </table:table-cell>
        </table:table-row>
        <table:table-row table:style-name="ro1">
          <table:table-cell table:style-name="ce1" office:value-type="float" office:value="30.29282318">
            <text:p>30.292823</text:p>
          </table:table-cell>
          <table:table-cell table:style-name="ce1" office:value-type="float" office:value="-97.77070644">
            <text:p>-97.770706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8523.6172">
            <text:p>18523.62</text:p>
          </table:table-cell>
          <table:table-cell table:style-name="ce2" table:formula="of:=[.D983]-[.D982]" office:value-type="float" office:value="17.3241999999991">
            <text:p>17.32</text:p>
          </table:table-cell>
          <table:table-cell table:style-name="ce4" table:formula="of:=[.D983]*0.000621371" office:value-type="float" office:value="11.5100385431812">
            <text:p>11.5100</text:p>
          </table:table-cell>
          <table:table-cell table:style-name="ce4" table:formula="of:=[.E983]*0.000621371" office:value-type="float" office:value="0.0107647554781994">
            <text:p>0.0108</text:p>
          </table:table-cell>
        </table:table-row>
        <table:table-row table:style-name="ro1">
          <table:table-cell table:style-name="ce1" office:value-type="float" office:value="30.29287356">
            <text:p>30.292874</text:p>
          </table:table-cell>
          <table:table-cell table:style-name="ce1" office:value-type="float" office:value="-97.77066655">
            <text:p>-97.770667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8530.416">
            <text:p>18530.42</text:p>
          </table:table-cell>
          <table:table-cell table:style-name="ce2" table:formula="of:=[.D984]-[.D983]" office:value-type="float" office:value="6.79880000000048">
            <text:p>6.80</text:p>
          </table:table-cell>
          <table:table-cell table:style-name="ce4" table:formula="of:=[.D984]*0.000621371" office:value-type="float" office:value="11.514263120336">
            <text:p>11.5143</text:p>
          </table:table-cell>
          <table:table-cell table:style-name="ce4" table:formula="of:=[.E984]*0.000621371" office:value-type="float" office:value="0.0042245771548003">
            <text:p>0.0042</text:p>
          </table:table-cell>
        </table:table-row>
        <table:table-row table:style-name="ro1">
          <table:table-cell table:style-name="ce1" office:value-type="float" office:value="30.29302544">
            <text:p>30.293025</text:p>
          </table:table-cell>
          <table:table-cell table:style-name="ce1" office:value-type="float" office:value="-97.77059672">
            <text:p>-97.770597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18548.5449">
            <text:p>18548.54</text:p>
          </table:table-cell>
          <table:table-cell table:style-name="ce2" table:formula="of:=[.D985]-[.D984]" office:value-type="float" office:value="18.1288999999997">
            <text:p>18.13</text:p>
          </table:table-cell>
          <table:table-cell table:style-name="ce4" table:formula="of:=[.D985]*0.000621371" office:value-type="float" office:value="11.5255278930579">
            <text:p>11.5255</text:p>
          </table:table-cell>
          <table:table-cell table:style-name="ce4" table:formula="of:=[.E985]*0.000621371" office:value-type="float" office:value="0.0112647727218998">
            <text:p>0.0113</text:p>
          </table:table-cell>
        </table:table-row>
        <table:table-row table:style-name="ro1">
          <table:table-cell table:style-name="ce1" office:value-type="float" office:value="30.29316148">
            <text:p>30.293161</text:p>
          </table:table-cell>
          <table:table-cell table:style-name="ce1" office:value-type="float" office:value="-97.77050385">
            <text:p>-97.770504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18566.0508">
            <text:p>18566.05</text:p>
          </table:table-cell>
          <table:table-cell table:style-name="ce2" table:formula="of:=[.D986]-[.D985]" office:value-type="float" office:value="17.5059000000001">
            <text:p>17.51</text:p>
          </table:table-cell>
          <table:table-cell table:style-name="ce4" table:formula="of:=[.D986]*0.000621371" office:value-type="float" office:value="11.5364055516468">
            <text:p>11.5364</text:p>
          </table:table-cell>
          <table:table-cell table:style-name="ce4" table:formula="of:=[.E986]*0.000621371" office:value-type="float" office:value="0.0108776585889001">
            <text:p>0.0109</text:p>
          </table:table-cell>
        </table:table-row>
        <table:table-row table:style-name="ro1">
          <table:table-cell table:style-name="ce1" office:value-type="float" office:value="30.29329265">
            <text:p>30.293293</text:p>
          </table:table-cell>
          <table:table-cell table:style-name="ce1" office:value-type="float" office:value="-97.77040453">
            <text:p>-97.770405</text:p>
          </table:table-cell>
          <table:table-cell table:style-name="ce2" office:value-type="float" office:value="172.213257">
            <text:p>172.21</text:p>
          </table:table-cell>
          <table:table-cell table:style-name="ce2" office:value-type="float" office:value="18583.4102">
            <text:p>18583.41</text:p>
          </table:table-cell>
          <table:table-cell table:style-name="ce2" table:formula="of:=[.D987]-[.D986]" office:value-type="float" office:value="17.3593999999976">
            <text:p>17.36</text:p>
          </table:table-cell>
          <table:table-cell table:style-name="ce4" table:formula="of:=[.D987]*0.000621371" office:value-type="float" office:value="11.5471921793842">
            <text:p>11.5472</text:p>
          </table:table-cell>
          <table:table-cell table:style-name="ce4" table:formula="of:=[.E987]*0.000621371" office:value-type="float" office:value="0.0107866277373985">
            <text:p>0.0108</text:p>
          </table:table-cell>
        </table:table-row>
        <table:table-row table:style-name="ro1">
          <table:table-cell table:style-name="ce1" office:value-type="float" office:value="30.29344403">
            <text:p>30.293444</text:p>
          </table:table-cell>
          <table:table-cell table:style-name="ce1" office:value-type="float" office:value="-97.77031417">
            <text:p>-97.770314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18602.3828">
            <text:p>18602.38</text:p>
          </table:table-cell>
          <table:table-cell table:style-name="ce2" table:formula="of:=[.D988]-[.D987]" office:value-type="float" office:value="18.972600000001">
            <text:p>18.97</text:p>
          </table:table-cell>
          <table:table-cell table:style-name="ce4" table:formula="of:=[.D988]*0.000621371" office:value-type="float" office:value="11.5589812028188">
            <text:p>11.5590</text:p>
          </table:table-cell>
          <table:table-cell table:style-name="ce4" table:formula="of:=[.E988]*0.000621371" office:value-type="float" office:value="0.0117890234346006">
            <text:p>0.0118</text:p>
          </table:table-cell>
        </table:table-row>
        <table:table-row table:style-name="ro1">
          <table:table-cell table:style-name="ce1" office:value-type="float" office:value="30.29347613">
            <text:p>30.293476</text:p>
          </table:table-cell>
          <table:table-cell table:style-name="ce1" office:value-type="float" office:value="-97.77030135">
            <text:p>-97.770301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18606.1133">
            <text:p>18606.11</text:p>
          </table:table-cell>
          <table:table-cell table:style-name="ce2" table:formula="of:=[.D989]-[.D988]" office:value-type="float" office:value="3.73050000000148">
            <text:p>3.73</text:p>
          </table:table-cell>
          <table:table-cell table:style-name="ce4" table:formula="of:=[.D989]*0.000621371" office:value-type="float" office:value="11.5612992273343">
            <text:p>11.5613</text:p>
          </table:table-cell>
          <table:table-cell table:style-name="ce4" table:formula="of:=[.E989]*0.000621371" office:value-type="float" office:value="0.00231802451550092">
            <text:p>0.0023</text:p>
          </table:table-cell>
        </table:table-row>
        <table:table-row table:style-name="ro1">
          <table:table-cell table:style-name="ce1" office:value-type="float" office:value="30.29358468">
            <text:p>30.293585</text:p>
          </table:table-cell>
          <table:table-cell table:style-name="ce1" office:value-type="float" office:value="-97.77023085">
            <text:p>-97.770231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18619.9688">
            <text:p>18619.97</text:p>
          </table:table-cell>
          <table:table-cell table:style-name="ce2" table:formula="of:=[.D990]-[.D989]" office:value-type="float" office:value="13.8554999999978">
            <text:p>13.86</text:p>
          </table:table-cell>
          <table:table-cell table:style-name="ce4" table:formula="of:=[.D990]*0.000621371" office:value-type="float" office:value="11.5699086332248">
            <text:p>11.5699</text:p>
          </table:table-cell>
          <table:table-cell table:style-name="ce4" table:formula="of:=[.E990]*0.000621371" office:value-type="float" office:value="0.00860940589049866">
            <text:p>0.0086</text:p>
          </table:table-cell>
        </table:table-row>
        <table:table-row table:style-name="ro1">
          <table:table-cell table:style-name="ce1" office:value-type="float" office:value="30.29371175">
            <text:p>30.293712</text:p>
          </table:table-cell>
          <table:table-cell table:style-name="ce1" office:value-type="float" office:value="-97.77013077">
            <text:p>-97.770131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8636.998">
            <text:p>18637.00</text:p>
          </table:table-cell>
          <table:table-cell table:style-name="ce2" table:formula="of:=[.D991]-[.D990]" office:value-type="float" office:value="17.0292000000009">
            <text:p>17.03</text:p>
          </table:table-cell>
          <table:table-cell table:style-name="ce4" table:formula="of:=[.D991]*0.000621371" office:value-type="float" office:value="11.580490084258">
            <text:p>11.5805</text:p>
          </table:table-cell>
          <table:table-cell table:style-name="ce4" table:formula="of:=[.E991]*0.000621371" office:value-type="float" office:value="0.0105814510332005">
            <text:p>0.0106</text:p>
          </table:table-cell>
        </table:table-row>
        <table:table-row table:style-name="ro1">
          <table:table-cell table:style-name="ce1" office:value-type="float" office:value="30.29373899">
            <text:p>30.293739</text:p>
          </table:table-cell>
          <table:table-cell table:style-name="ce1" office:value-type="float" office:value="-97.77011376">
            <text:p>-97.770114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8640.4062">
            <text:p>18640.41</text:p>
          </table:table-cell>
          <table:table-cell table:style-name="ce2" table:formula="of:=[.D992]-[.D991]" office:value-type="float" office:value="3.40820000000167">
            <text:p>3.41</text:p>
          </table:table-cell>
          <table:table-cell table:style-name="ce4" table:formula="of:=[.D992]*0.000621371" office:value-type="float" office:value="11.5826078409002">
            <text:p>11.5826</text:p>
          </table:table-cell>
          <table:table-cell table:style-name="ce4" table:formula="of:=[.E992]*0.000621371" office:value-type="float" office:value="0.00211775664220104">
            <text:p>0.0021</text:p>
          </table:table-cell>
        </table:table-row>
        <table:table-row table:style-name="ro1">
          <table:table-cell table:style-name="ce1" office:value-type="float" office:value="30.29384435">
            <text:p>30.293844</text:p>
          </table:table-cell>
          <table:table-cell table:style-name="ce1" office:value-type="float" office:value="-97.77004285">
            <text:p>-97.770043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18653.7832">
            <text:p>18653.78</text:p>
          </table:table-cell>
          <table:table-cell table:style-name="ce2" table:formula="of:=[.D993]-[.D992]" office:value-type="float" office:value="13.3770000000004">
            <text:p>13.38</text:p>
          </table:table-cell>
          <table:table-cell table:style-name="ce4" table:formula="of:=[.D993]*0.000621371" office:value-type="float" office:value="11.5909199207672">
            <text:p>11.5909</text:p>
          </table:table-cell>
          <table:table-cell table:style-name="ce4" table:formula="of:=[.E993]*0.000621371" office:value-type="float" office:value="0.00831207986700025">
            <text:p>0.0083</text:p>
          </table:table-cell>
        </table:table-row>
        <table:table-row table:style-name="ro1">
          <table:table-cell table:style-name="ce1" office:value-type="float" office:value="30.29400143">
            <text:p>30.294001</text:p>
          </table:table-cell>
          <table:table-cell table:style-name="ce1" office:value-type="float" office:value="-97.76992056">
            <text:p>-97.769921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18674.7871">
            <text:p>18674.79</text:p>
          </table:table-cell>
          <table:table-cell table:style-name="ce2" table:formula="of:=[.D994]-[.D993]" office:value-type="float" office:value="21.0038999999997">
            <text:p>21.00</text:p>
          </table:table-cell>
          <table:table-cell table:style-name="ce4" table:formula="of:=[.D994]*0.000621371" office:value-type="float" office:value="11.6039711351141">
            <text:p>11.6040</text:p>
          </table:table-cell>
          <table:table-cell table:style-name="ce4" table:formula="of:=[.E994]*0.000621371" office:value-type="float" office:value="0.0130512143468998">
            <text:p>0.0131</text:p>
          </table:table-cell>
        </table:table-row>
        <table:table-row table:style-name="ro1">
          <table:table-cell table:style-name="ce1" office:value-type="float" office:value="30.29413579">
            <text:p>30.294136</text:p>
          </table:table-cell>
          <table:table-cell table:style-name="ce1" office:value-type="float" office:value="-97.76982718">
            <text:p>-97.769827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18692.1836">
            <text:p>18692.18</text:p>
          </table:table-cell>
          <table:table-cell table:style-name="ce2" table:formula="of:=[.D995]-[.D994]" office:value-type="float" office:value="17.3964999999989">
            <text:p>17.40</text:p>
          </table:table-cell>
          <table:table-cell table:style-name="ce4" table:formula="of:=[.D995]*0.000621371" office:value-type="float" office:value="11.6147808157156">
            <text:p>11.6148</text:p>
          </table:table-cell>
          <table:table-cell table:style-name="ce4" table:formula="of:=[.E995]*0.000621371" office:value-type="float" office:value="0.0108096806014993">
            <text:p>0.0108</text:p>
          </table:table-cell>
        </table:table-row>
        <table:table-row table:style-name="ro1">
          <table:table-cell table:style-name="ce1" office:value-type="float" office:value="30.29425045">
            <text:p>30.294250</text:p>
          </table:table-cell>
          <table:table-cell table:style-name="ce1" office:value-type="float" office:value="-97.76971084">
            <text:p>-97.769711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18709.4336">
            <text:p>18709.43</text:p>
          </table:table-cell>
          <table:table-cell table:style-name="ce2" table:formula="of:=[.D996]-[.D995]" office:value-type="float" office:value="17.25">
            <text:p>17.25</text:p>
          </table:table-cell>
          <table:table-cell table:style-name="ce4" table:formula="of:=[.D996]*0.000621371" office:value-type="float" office:value="11.6254994654656">
            <text:p>11.6255</text:p>
          </table:table-cell>
          <table:table-cell table:style-name="ce4" table:formula="of:=[.E996]*0.000621371" office:value-type="float" office:value="0.01071864975">
            <text:p>0.0107</text:p>
          </table:table-cell>
        </table:table-row>
        <table:table-row table:style-name="ro1">
          <table:table-cell table:style-name="ce1" office:value-type="float" office:value="30.29438498">
            <text:p>30.294385</text:p>
          </table:table-cell>
          <table:table-cell table:style-name="ce1" office:value-type="float" office:value="-97.76960439">
            <text:p>-97.769604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18727.6348">
            <text:p>18727.63</text:p>
          </table:table-cell>
          <table:table-cell table:style-name="ce2" table:formula="of:=[.D997]-[.D996]" office:value-type="float" office:value="18.2011999999995">
            <text:p>18.20</text:p>
          </table:table-cell>
          <table:table-cell table:style-name="ce4" table:formula="of:=[.D997]*0.000621371" office:value-type="float" office:value="11.6368091633108">
            <text:p>11.6368</text:p>
          </table:table-cell>
          <table:table-cell table:style-name="ce4" table:formula="of:=[.E997]*0.000621371" office:value-type="float" office:value="0.0113096978451997">
            <text:p>0.0113</text:p>
          </table:table-cell>
        </table:table-row>
        <table:table-row table:style-name="ro1">
          <table:table-cell table:style-name="ce1" office:value-type="float" office:value="30.29453058">
            <text:p>30.294531</text:p>
          </table:table-cell>
          <table:table-cell table:style-name="ce1" office:value-type="float" office:value="-97.76951294">
            <text:p>-97.769513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18745.9336">
            <text:p>18745.93</text:p>
          </table:table-cell>
          <table:table-cell table:style-name="ce2" table:formula="of:=[.D998]-[.D997]" office:value-type="float" office:value="18.2988000000005">
            <text:p>18.30</text:p>
          </table:table-cell>
          <table:table-cell table:style-name="ce4" table:formula="of:=[.D998]*0.000621371" office:value-type="float" office:value="11.6481795069656">
            <text:p>11.6482</text:p>
          </table:table-cell>
          <table:table-cell table:style-name="ce4" table:formula="of:=[.E998]*0.000621371" office:value-type="float" office:value="0.0113703436548003">
            <text:p>0.0114</text:p>
          </table:table-cell>
        </table:table-row>
        <table:table-row table:style-name="ro1">
          <table:table-cell table:style-name="ce1" office:value-type="float" office:value="30.29464767">
            <text:p>30.294648</text:p>
          </table:table-cell>
          <table:table-cell table:style-name="ce1" office:value-type="float" office:value="-97.76944572">
            <text:p>-97.769446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18760.4238">
            <text:p>18760.42</text:p>
          </table:table-cell>
          <table:table-cell table:style-name="ce2" table:formula="of:=[.D999]-[.D998]" office:value-type="float" office:value="14.4902000000002">
            <text:p>14.49</text:p>
          </table:table-cell>
          <table:table-cell table:style-name="ce4" table:formula="of:=[.D999]*0.000621371" office:value-type="float" office:value="11.6571832970298">
            <text:p>11.6572</text:p>
          </table:table-cell>
          <table:table-cell table:style-name="ce4" table:formula="of:=[.E999]*0.000621371" office:value-type="float" office:value="0.00900379006420011">
            <text:p>0.0090</text:p>
          </table:table-cell>
        </table:table-row>
        <table:table-row table:style-name="ro1">
          <table:table-cell table:style-name="ce1" office:value-type="float" office:value="30.29477198">
            <text:p>30.294772</text:p>
          </table:table-cell>
          <table:table-cell table:style-name="ce1" office:value-type="float" office:value="-97.76937732">
            <text:p>-97.769377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18775.8477">
            <text:p>18775.85</text:p>
          </table:table-cell>
          <table:table-cell table:style-name="ce2" table:formula="of:=[.D1000]-[.D999]" office:value-type="float" office:value="15.423899999998">
            <text:p>15.42</text:p>
          </table:table-cell>
          <table:table-cell table:style-name="ce4" table:formula="of:=[.D1000]*0.000621371" office:value-type="float" office:value="11.6667672611967">
            <text:p>11.6668</text:p>
          </table:table-cell>
          <table:table-cell table:style-name="ce4" table:formula="of:=[.E1000]*0.000621371" office:value-type="float" office:value="0.00958396416689873">
            <text:p>0.0096</text:p>
          </table:table-cell>
        </table:table-row>
        <table:table-row table:style-name="ro1">
          <table:table-cell table:style-name="ce1" office:value-type="float" office:value="30.29489636">
            <text:p>30.294896</text:p>
          </table:table-cell>
          <table:table-cell table:style-name="ce1" office:value-type="float" office:value="-97.76932586">
            <text:p>-97.769326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18790.5195">
            <text:p>18790.52</text:p>
          </table:table-cell>
          <table:table-cell table:style-name="ce2" table:formula="of:=[.D1001]-[.D1000]" office:value-type="float" office:value="14.6718000000001">
            <text:p>14.67</text:p>
          </table:table-cell>
          <table:table-cell table:style-name="ce4" table:formula="of:=[.D1001]*0.000621371" office:value-type="float" office:value="11.6758838922345">
            <text:p>11.6759</text:p>
          </table:table-cell>
          <table:table-cell table:style-name="ce4" table:formula="of:=[.E1001]*0.000621371" office:value-type="float" office:value="0.00911663103780005">
            <text:p>0.0091</text:p>
          </table:table-cell>
        </table:table-row>
        <table:table-row table:style-name="ro1">
          <table:table-cell table:style-name="ce1" office:value-type="float" office:value="30.29504104">
            <text:p>30.295041</text:p>
          </table:table-cell>
          <table:table-cell table:style-name="ce1" office:value-type="float" office:value="-97.76923089">
            <text:p>-97.769231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18808.9375">
            <text:p>18808.94</text:p>
          </table:table-cell>
          <table:table-cell table:style-name="ce2" table:formula="of:=[.D1002]-[.D1001]" office:value-type="float" office:value="18.4180000000015">
            <text:p>18.42</text:p>
          </table:table-cell>
          <table:table-cell table:style-name="ce4" table:formula="of:=[.D1002]*0.000621371" office:value-type="float" office:value="11.6873283033125">
            <text:p>11.6873</text:p>
          </table:table-cell>
          <table:table-cell table:style-name="ce4" table:formula="of:=[.E1002]*0.000621371" office:value-type="float" office:value="0.0114444110780009">
            <text:p>0.0114</text:p>
          </table:table-cell>
        </table:table-row>
        <table:table-row table:style-name="ro1">
          <table:table-cell table:style-name="ce1" office:value-type="float" office:value="30.29518453">
            <text:p>30.295185</text:p>
          </table:table-cell>
          <table:table-cell table:style-name="ce1" office:value-type="float" office:value="-97.76913945">
            <text:p>-97.769139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18827.0449">
            <text:p>18827.04</text:p>
          </table:table-cell>
          <table:table-cell table:style-name="ce2" table:formula="of:=[.D1003]-[.D1002]" office:value-type="float" office:value="18.1074000000008">
            <text:p>18.11</text:p>
          </table:table-cell>
          <table:table-cell table:style-name="ce4" table:formula="of:=[.D1003]*0.000621371" office:value-type="float" office:value="11.6985797165579">
            <text:p>11.6986</text:p>
          </table:table-cell>
          <table:table-cell table:style-name="ce4" table:formula="of:=[.E1003]*0.000621371" office:value-type="float" office:value="0.0112514132454005">
            <text:p>0.0113</text:p>
          </table:table-cell>
        </table:table-row>
        <table:table-row table:style-name="ro1">
          <table:table-cell table:style-name="ce1" office:value-type="float" office:value="30.29533097">
            <text:p>30.295331</text:p>
          </table:table-cell>
          <table:table-cell table:style-name="ce1" office:value-type="float" office:value="-97.76904725">
            <text:p>-97.769047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18845.418">
            <text:p>18845.42</text:p>
          </table:table-cell>
          <table:table-cell table:style-name="ce2" table:formula="of:=[.D1004]-[.D1003]" office:value-type="float" office:value="18.3731000000007">
            <text:p>18.37</text:p>
          </table:table-cell>
          <table:table-cell table:style-name="ce4" table:formula="of:=[.D1004]*0.000621371" office:value-type="float" office:value="11.709996228078">
            <text:p>11.7100</text:p>
          </table:table-cell>
          <table:table-cell table:style-name="ce4" table:formula="of:=[.E1004]*0.000621371" office:value-type="float" office:value="0.0114165115201004">
            <text:p>0.0114</text:p>
          </table:table-cell>
        </table:table-row>
        <table:table-row table:style-name="ro1">
          <table:table-cell table:style-name="ce1" office:value-type="float" office:value="30.29547212">
            <text:p>30.295472</text:p>
          </table:table-cell>
          <table:table-cell table:style-name="ce1" office:value-type="float" office:value="-97.76895362">
            <text:p>-97.768954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18863.4277">
            <text:p>18863.43</text:p>
          </table:table-cell>
          <table:table-cell table:style-name="ce2" table:formula="of:=[.D1005]-[.D1004]" office:value-type="float" office:value="18.0096999999987">
            <text:p>18.01</text:p>
          </table:table-cell>
          <table:table-cell table:style-name="ce4" table:formula="of:=[.D1005]*0.000621371" office:value-type="float" office:value="11.7211869333767">
            <text:p>11.7212</text:p>
          </table:table-cell>
          <table:table-cell table:style-name="ce4" table:formula="of:=[.E1005]*0.000621371" office:value-type="float" office:value="0.0111907052986992">
            <text:p>0.0112</text:p>
          </table:table-cell>
        </table:table-row>
        <table:table-row table:style-name="ro1">
          <table:table-cell table:style-name="ce1" office:value-type="float" office:value="30.29559013">
            <text:p>30.295590</text:p>
          </table:table-cell>
          <table:table-cell table:style-name="ce1" office:value-type="float" office:value="-97.76888908">
            <text:p>-97.768889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18878.041">
            <text:p>18878.04</text:p>
          </table:table-cell>
          <table:table-cell table:style-name="ce2" table:formula="of:=[.D1006]-[.D1005]" office:value-type="float" office:value="14.6133000000009">
            <text:p>14.61</text:p>
          </table:table-cell>
          <table:table-cell table:style-name="ce4" table:formula="of:=[.D1006]*0.000621371" office:value-type="float" office:value="11.730267214211">
            <text:p>11.7303</text:p>
          </table:table-cell>
          <table:table-cell table:style-name="ce4" table:formula="of:=[.E1006]*0.000621371" office:value-type="float" office:value="0.00908028083430055">
            <text:p>0.0091</text:p>
          </table:table-cell>
        </table:table-row>
        <table:table-row table:style-name="ro1">
          <table:table-cell table:style-name="ce1" office:value-type="float" office:value="30.29573782">
            <text:p>30.295738</text:p>
          </table:table-cell>
          <table:table-cell table:style-name="ce1" office:value-type="float" office:value="-97.76880492">
            <text:p>-97.768805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18896.2949">
            <text:p>18896.29</text:p>
          </table:table-cell>
          <table:table-cell table:style-name="ce2" table:formula="of:=[.D1007]-[.D1006]" office:value-type="float" office:value="18.2538999999997">
            <text:p>18.25</text:p>
          </table:table-cell>
          <table:table-cell table:style-name="ce4" table:formula="of:=[.D1007]*0.000621371" office:value-type="float" office:value="11.7416096583079">
            <text:p>11.7416</text:p>
          </table:table-cell>
          <table:table-cell table:style-name="ce4" table:formula="of:=[.E1007]*0.000621371" office:value-type="float" office:value="0.0113424440968998">
            <text:p>0.0113</text:p>
          </table:table-cell>
        </table:table-row>
        <table:table-row table:style-name="ro1">
          <table:table-cell table:style-name="ce1" office:value-type="float" office:value="30.29590186">
            <text:p>30.295902</text:p>
          </table:table-cell>
          <table:table-cell table:style-name="ce1" office:value-type="float" office:value="-97.76868557">
            <text:p>-97.76868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18917.6934">
            <text:p>18917.69</text:p>
          </table:table-cell>
          <table:table-cell table:style-name="ce2" table:formula="of:=[.D1008]-[.D1007]" office:value-type="float" office:value="21.3984999999993">
            <text:p>21.40</text:p>
          </table:table-cell>
          <table:table-cell table:style-name="ce4" table:formula="of:=[.D1008]*0.000621371" office:value-type="float" office:value="11.7549060656514">
            <text:p>11.7549</text:p>
          </table:table-cell>
          <table:table-cell table:style-name="ce4" table:formula="of:=[.E1008]*0.000621371" office:value-type="float" office:value="0.0132964073434996">
            <text:p>0.0133</text:p>
          </table:table-cell>
        </table:table-row>
        <table:table-row table:style-name="ro1">
          <table:table-cell table:style-name="ce1" office:value-type="float" office:value="30.29605474">
            <text:p>30.296055</text:p>
          </table:table-cell>
          <table:table-cell table:style-name="ce1" office:value-type="float" office:value="-97.76861147">
            <text:p>-97.768611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18936.0859">
            <text:p>18936.09</text:p>
          </table:table-cell>
          <table:table-cell table:style-name="ce2" table:formula="of:=[.D1009]-[.D1008]" office:value-type="float" office:value="18.3924999999981">
            <text:p>18.39</text:p>
          </table:table-cell>
          <table:table-cell table:style-name="ce4" table:formula="of:=[.D1009]*0.000621371" office:value-type="float" office:value="11.7663346317689">
            <text:p>11.7663</text:p>
          </table:table-cell>
          <table:table-cell table:style-name="ce4" table:formula="of:=[.E1009]*0.000621371" office:value-type="float" office:value="0.0114285661174988">
            <text:p>0.0114</text:p>
          </table:table-cell>
        </table:table-row>
        <table:table-row table:style-name="ro1">
          <table:table-cell table:style-name="ce1" office:value-type="float" office:value="30.29616907">
            <text:p>30.296169</text:p>
          </table:table-cell>
          <table:table-cell table:style-name="ce1" office:value-type="float" office:value="-97.76852774">
            <text:p>-97.768528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18951.0703">
            <text:p>18951.07</text:p>
          </table:table-cell>
          <table:table-cell table:style-name="ce2" table:formula="of:=[.D1010]-[.D1009]" office:value-type="float" office:value="14.9844000000012">
            <text:p>14.98</text:p>
          </table:table-cell>
          <table:table-cell table:style-name="ce4" table:formula="of:=[.D1010]*0.000621371" office:value-type="float" office:value="11.7756455033813">
            <text:p>11.7756</text:p>
          </table:table-cell>
          <table:table-cell table:style-name="ce4" table:formula="of:=[.E1010]*0.000621371" office:value-type="float" office:value="0.00931087161240074">
            <text:p>0.0093</text:p>
          </table:table-cell>
        </table:table-row>
        <table:table-row table:style-name="ro1">
          <table:table-cell table:style-name="ce1" office:value-type="float" office:value="30.29630343">
            <text:p>30.296303</text:p>
          </table:table-cell>
          <table:table-cell table:style-name="ce1" office:value-type="float" office:value="-97.76842279">
            <text:p>-97.768423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18969.0664">
            <text:p>18969.07</text:p>
          </table:table-cell>
          <table:table-cell table:style-name="ce2" table:formula="of:=[.D1011]-[.D1010]" office:value-type="float" office:value="17.9961000000003">
            <text:p>18.00</text:p>
          </table:table-cell>
          <table:table-cell table:style-name="ce4" table:formula="of:=[.D1011]*0.000621371" office:value-type="float" office:value="11.7868277580344">
            <text:p>11.7868</text:p>
          </table:table-cell>
          <table:table-cell table:style-name="ce4" table:formula="of:=[.E1011]*0.000621371" office:value-type="float" office:value="0.0111822546531002">
            <text:p>0.0112</text:p>
          </table:table-cell>
        </table:table-row>
        <table:table-row table:style-name="ro1">
          <table:table-cell table:style-name="ce1" office:value-type="float" office:value="30.29648105">
            <text:p>30.296481</text:p>
          </table:table-cell>
          <table:table-cell table:style-name="ce1" office:value-type="float" office:value="-97.76831349">
            <text:p>-97.768313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18991.3945">
            <text:p>18991.39</text:p>
          </table:table-cell>
          <table:table-cell table:style-name="ce2" table:formula="of:=[.D1012]-[.D1011]" office:value-type="float" office:value="22.3280999999988">
            <text:p>22.33</text:p>
          </table:table-cell>
          <table:table-cell table:style-name="ce4" table:formula="of:=[.D1012]*0.000621371" office:value-type="float" office:value="11.8007017918595">
            <text:p>11.8007</text:p>
          </table:table-cell>
          <table:table-cell table:style-name="ce4" table:formula="of:=[.E1012]*0.000621371" office:value-type="float" office:value="0.0138740338250993">
            <text:p>0.0139</text:p>
          </table:table-cell>
        </table:table-row>
        <table:table-row table:style-name="ro1">
          <table:table-cell table:style-name="ce1" office:value-type="float" office:value="30.29657107">
            <text:p>30.296571</text:p>
          </table:table-cell>
          <table:table-cell table:style-name="ce1" office:value-type="float" office:value="-97.76827477">
            <text:p>-97.768275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19002.0605">
            <text:p>19002.06</text:p>
          </table:table-cell>
          <table:table-cell table:style-name="ce2" table:formula="of:=[.D1013]-[.D1012]" office:value-type="float" office:value="10.6660000000011">
            <text:p>10.67</text:p>
          </table:table-cell>
          <table:table-cell table:style-name="ce4" table:formula="of:=[.D1013]*0.000621371" office:value-type="float" office:value="11.8073293349455">
            <text:p>11.8073</text:p>
          </table:table-cell>
          <table:table-cell table:style-name="ce4" table:formula="of:=[.E1013]*0.000621371" office:value-type="float" office:value="0.00662754308600067">
            <text:p>0.0066</text:p>
          </table:table-cell>
        </table:table-row>
        <table:table-row table:style-name="ro1">
          <table:table-cell table:style-name="ce1" office:value-type="float" office:value="30.29669009">
            <text:p>30.296690</text:p>
          </table:table-cell>
          <table:table-cell table:style-name="ce1" office:value-type="float" office:value="-97.76820696">
            <text:p>-97.768207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19016.709">
            <text:p>19016.71</text:p>
          </table:table-cell>
          <table:table-cell table:style-name="ce2" table:formula="of:=[.D1014]-[.D1013]" office:value-type="float" office:value="14.6484999999993">
            <text:p>14.65</text:p>
          </table:table-cell>
          <table:table-cell table:style-name="ce4" table:formula="of:=[.D1014]*0.000621371" office:value-type="float" office:value="11.816431488039">
            <text:p>11.8164</text:p>
          </table:table-cell>
          <table:table-cell table:style-name="ce4" table:formula="of:=[.E1014]*0.000621371" office:value-type="float" office:value="0.00910215309349958">
            <text:p>0.0091</text:p>
          </table:table-cell>
        </table:table-row>
        <table:table-row table:style-name="ro1">
          <table:table-cell table:style-name="ce1" office:value-type="float" office:value="30.29686444">
            <text:p>30.296864</text:p>
          </table:table-cell>
          <table:table-cell table:style-name="ce1" office:value-type="float" office:value="-97.76808165">
            <text:p>-97.768082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19039.4355">
            <text:p>19039.44</text:p>
          </table:table-cell>
          <table:table-cell table:style-name="ce2" table:formula="of:=[.D1015]-[.D1014]" office:value-type="float" office:value="22.7265000000007">
            <text:p>22.73</text:p>
          </table:table-cell>
          <table:table-cell table:style-name="ce4" table:formula="of:=[.D1015]*0.000621371" office:value-type="float" office:value="11.8305530760705">
            <text:p>11.8306</text:p>
          </table:table-cell>
          <table:table-cell table:style-name="ce4" table:formula="of:=[.E1015]*0.000621371" office:value-type="float" office:value="0.0141215880315004">
            <text:p>0.0141</text:p>
          </table:table-cell>
        </table:table-row>
        <table:table-row table:style-name="ro1">
          <table:table-cell table:style-name="ce1" office:value-type="float" office:value="30.29701497">
            <text:p>30.297015</text:p>
          </table:table-cell>
          <table:table-cell table:style-name="ce1" office:value-type="float" office:value="-97.76797679">
            <text:p>-97.767977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19058.9668">
            <text:p>19058.97</text:p>
          </table:table-cell>
          <table:table-cell table:style-name="ce2" table:formula="of:=[.D1016]-[.D1015]" office:value-type="float" office:value="19.5312999999987">
            <text:p>19.53</text:p>
          </table:table-cell>
          <table:table-cell table:style-name="ce4" table:formula="of:=[.D1016]*0.000621371" office:value-type="float" office:value="11.8426892594828">
            <text:p>11.8427</text:p>
          </table:table-cell>
          <table:table-cell table:style-name="ce4" table:formula="of:=[.E1016]*0.000621371" office:value-type="float" office:value="0.0121361834122992">
            <text:p>0.0121</text:p>
          </table:table-cell>
        </table:table-row>
        <table:table-row table:style-name="ro1">
          <table:table-cell table:style-name="ce1" office:value-type="float" office:value="30.29717557">
            <text:p>30.297176</text:p>
          </table:table-cell>
          <table:table-cell table:style-name="ce1" office:value-type="float" office:value="-97.76790027">
            <text:p>-97.767900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19078.0703">
            <text:p>19078.07</text:p>
          </table:table-cell>
          <table:table-cell table:style-name="ce2" table:formula="of:=[.D1017]-[.D1016]" office:value-type="float" office:value="19.1035000000011">
            <text:p>19.10</text:p>
          </table:table-cell>
          <table:table-cell table:style-name="ce4" table:formula="of:=[.D1017]*0.000621371" office:value-type="float" office:value="11.8545596203813">
            <text:p>11.8546</text:p>
          </table:table-cell>
          <table:table-cell table:style-name="ce4" table:formula="of:=[.E1017]*0.000621371" office:value-type="float" office:value="0.0118703608985007">
            <text:p>0.0119</text:p>
          </table:table-cell>
        </table:table-row>
        <table:table-row table:style-name="ro1">
          <table:table-cell table:style-name="ce1" office:value-type="float" office:value="30.29737263">
            <text:p>30.297373</text:p>
          </table:table-cell>
          <table:table-cell table:style-name="ce1" office:value-type="float" office:value="-97.76775442">
            <text:p>-97.767754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19104.1777">
            <text:p>19104.18</text:p>
          </table:table-cell>
          <table:table-cell table:style-name="ce2" table:formula="of:=[.D1018]-[.D1017]" office:value-type="float" office:value="26.1074000000008">
            <text:p>26.11</text:p>
          </table:table-cell>
          <table:table-cell table:style-name="ce4" table:formula="of:=[.D1018]*0.000621371" office:value-type="float" office:value="11.8707820016267">
            <text:p>11.8708</text:p>
          </table:table-cell>
          <table:table-cell table:style-name="ce4" table:formula="of:=[.E1018]*0.000621371" office:value-type="float" office:value="0.0162223812454005">
            <text:p>0.0162</text:p>
          </table:table-cell>
        </table:table-row>
        <table:table-row table:style-name="ro1">
          <table:table-cell table:style-name="ce1" office:value-type="float" office:value="30.2974878">
            <text:p>30.297488</text:p>
          </table:table-cell>
          <table:table-cell table:style-name="ce1" office:value-type="float" office:value="-97.76769826">
            <text:p>-97.767698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19117.9707">
            <text:p>19117.97</text:p>
          </table:table-cell>
          <table:table-cell table:style-name="ce2" table:formula="of:=[.D1019]-[.D1018]" office:value-type="float" office:value="13.7930000000015">
            <text:p>13.79</text:p>
          </table:table-cell>
          <table:table-cell table:style-name="ce4" table:formula="of:=[.D1019]*0.000621371" office:value-type="float" office:value="11.8793525718297">
            <text:p>11.8794</text:p>
          </table:table-cell>
          <table:table-cell table:style-name="ce4" table:formula="of:=[.E1019]*0.000621371" office:value-type="float" office:value="0.00857057020300092">
            <text:p>0.0086</text:p>
          </table:table-cell>
        </table:table-row>
        <table:table-row table:style-name="ro1">
          <table:table-cell table:style-name="ce1" office:value-type="float" office:value="30.29766675">
            <text:p>30.297667</text:p>
          </table:table-cell>
          <table:table-cell table:style-name="ce1" office:value-type="float" office:value="-97.76758586">
            <text:p>-97.767586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19140.5293">
            <text:p>19140.53</text:p>
          </table:table-cell>
          <table:table-cell table:style-name="ce2" table:formula="of:=[.D1020]-[.D1019]" office:value-type="float" office:value="22.5585999999967">
            <text:p>22.56</text:p>
          </table:table-cell>
          <table:table-cell table:style-name="ce4" table:formula="of:=[.D1020]*0.000621371" office:value-type="float" office:value="11.8933698316703">
            <text:p>11.8934</text:p>
          </table:table-cell>
          <table:table-cell table:style-name="ce4" table:formula="of:=[.E1020]*0.000621371" office:value-type="float" office:value="0.0140172598405979">
            <text:p>0.0140</text:p>
          </table:table-cell>
        </table:table-row>
        <table:table-row table:style-name="ro1">
          <table:table-cell table:style-name="ce1" office:value-type="float" office:value="30.29778334">
            <text:p>30.297783</text:p>
          </table:table-cell>
          <table:table-cell table:style-name="ce1" office:value-type="float" office:value="-97.76750514">
            <text:p>-97.767505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19155.5469">
            <text:p>19155.55</text:p>
          </table:table-cell>
          <table:table-cell table:style-name="ce2" table:formula="of:=[.D1021]-[.D1020]" office:value-type="float" office:value="15.0176000000029">
            <text:p>15.02</text:p>
          </table:table-cell>
          <table:table-cell table:style-name="ce4" table:formula="of:=[.D1021]*0.000621371" office:value-type="float" office:value="11.9027013327999">
            <text:p>11.9027</text:p>
          </table:table-cell>
          <table:table-cell table:style-name="ce4" table:formula="of:=[.E1021]*0.000621371" office:value-type="float" office:value="0.00933150112960178">
            <text:p>0.0093</text:p>
          </table:table-cell>
        </table:table-row>
        <table:table-row table:style-name="ro1">
          <table:table-cell table:style-name="ce1" office:value-type="float" office:value="30.29796816">
            <text:p>30.297968</text:p>
          </table:table-cell>
          <table:table-cell table:style-name="ce1" office:value-type="float" office:value="-97.76741093">
            <text:p>-97.767411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19177.7949">
            <text:p>19177.79</text:p>
          </table:table-cell>
          <table:table-cell table:style-name="ce2" table:formula="of:=[.D1022]-[.D1021]" office:value-type="float" office:value="22.2479999999996">
            <text:p>22.25</text:p>
          </table:table-cell>
          <table:table-cell table:style-name="ce4" table:formula="of:=[.D1022]*0.000621371" office:value-type="float" office:value="11.9165255948079">
            <text:p>11.9165</text:p>
          </table:table-cell>
          <table:table-cell table:style-name="ce4" table:formula="of:=[.E1022]*0.000621371" office:value-type="float" office:value="0.0138242620079997">
            <text:p>0.0138</text:p>
          </table:table-cell>
        </table:table-row>
        <table:table-row table:style-name="ro1">
          <table:table-cell table:style-name="ce1" office:value-type="float" office:value="30.29812046">
            <text:p>30.298120</text:p>
          </table:table-cell>
          <table:table-cell table:style-name="ce1" office:value-type="float" office:value="-97.76731965">
            <text:p>-97.767320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19196.8301">
            <text:p>19196.83</text:p>
          </table:table-cell>
          <table:table-cell table:style-name="ce2" table:formula="of:=[.D1023]-[.D1022]" office:value-type="float" office:value="19.0351999999984">
            <text:p>19.04</text:p>
          </table:table-cell>
          <table:table-cell table:style-name="ce4" table:formula="of:=[.D1023]*0.000621371" office:value-type="float" office:value="11.9283535160671">
            <text:p>11.9284</text:p>
          </table:table-cell>
          <table:table-cell table:style-name="ce4" table:formula="of:=[.E1023]*0.000621371" office:value-type="float" office:value="0.011827921259199">
            <text:p>0.0118</text:p>
          </table:table-cell>
        </table:table-row>
        <table:table-row table:style-name="ro1">
          <table:table-cell table:style-name="ce1" office:value-type="float" office:value="30.29832724">
            <text:p>30.298327</text:p>
          </table:table-cell>
          <table:table-cell table:style-name="ce1" office:value-type="float" office:value="-97.76719929">
            <text:p>-97.767199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19222.5254">
            <text:p>19222.53</text:p>
          </table:table-cell>
          <table:table-cell table:style-name="ce2" table:formula="of:=[.D1024]-[.D1023]" office:value-type="float" office:value="25.6952999999994">
            <text:p>25.70</text:p>
          </table:table-cell>
          <table:table-cell table:style-name="ce4" table:formula="of:=[.D1024]*0.000621371" office:value-type="float" office:value="11.9443198303234">
            <text:p>11.9443</text:p>
          </table:table-cell>
          <table:table-cell table:style-name="ce4" table:formula="of:=[.E1024]*0.000621371" office:value-type="float" office:value="0.0159663142562996">
            <text:p>0.0160</text:p>
          </table:table-cell>
        </table:table-row>
        <table:table-row table:style-name="ro1">
          <table:table-cell table:style-name="ce1" office:value-type="float" office:value="30.29853285">
            <text:p>30.298533</text:p>
          </table:table-cell>
          <table:table-cell table:style-name="ce1" office:value-type="float" office:value="-97.7670511">
            <text:p>-97.767051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19249.4102">
            <text:p>19249.41</text:p>
          </table:table-cell>
          <table:table-cell table:style-name="ce2" table:formula="of:=[.D1025]-[.D1024]" office:value-type="float" office:value="26.8847999999998">
            <text:p>26.88</text:p>
          </table:table-cell>
          <table:table-cell table:style-name="ce4" table:formula="of:=[.D1025]*0.000621371" office:value-type="float" office:value="11.9610252653842">
            <text:p>11.9610</text:p>
          </table:table-cell>
          <table:table-cell table:style-name="ce4" table:formula="of:=[.E1025]*0.000621371" office:value-type="float" office:value="0.0167054350607999">
            <text:p>0.0167</text:p>
          </table:table-cell>
        </table:table-row>
        <table:table-row table:style-name="ro1">
          <table:table-cell table:style-name="ce1" office:value-type="float" office:value="30.29864425">
            <text:p>30.298644</text:p>
          </table:table-cell>
          <table:table-cell table:style-name="ce1" office:value-type="float" office:value="-97.76697448">
            <text:p>-97.766974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19263.8262">
            <text:p>19263.83</text:p>
          </table:table-cell>
          <table:table-cell table:style-name="ce2" table:formula="of:=[.D1026]-[.D1025]" office:value-type="float" office:value="14.4160000000011">
            <text:p>14.42</text:p>
          </table:table-cell>
          <table:table-cell table:style-name="ce4" table:formula="of:=[.D1026]*0.000621371" office:value-type="float" office:value="11.9699829497202">
            <text:p>11.9700</text:p>
          </table:table-cell>
          <table:table-cell table:style-name="ce4" table:formula="of:=[.E1026]*0.000621371" office:value-type="float" office:value="0.00895768433600067">
            <text:p>0.0090</text:p>
          </table:table-cell>
        </table:table-row>
        <table:table-row table:style-name="ro1">
          <table:table-cell table:style-name="ce1" office:value-type="float" office:value="30.29879319">
            <text:p>30.298793</text:p>
          </table:table-cell>
          <table:table-cell table:style-name="ce1" office:value-type="float" office:value="-97.76688086">
            <text:p>-97.766881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19282.582">
            <text:p>19282.58</text:p>
          </table:table-cell>
          <table:table-cell table:style-name="ce2" table:formula="of:=[.D1027]-[.D1026]" office:value-type="float" office:value="18.755799999999">
            <text:p>18.76</text:p>
          </table:table-cell>
          <table:table-cell table:style-name="ce4" table:formula="of:=[.D1027]*0.000621371" office:value-type="float" office:value="11.981637259922">
            <text:p>11.9816</text:p>
          </table:table-cell>
          <table:table-cell table:style-name="ce4" table:formula="of:=[.E1027]*0.000621371" office:value-type="float" office:value="0.0116543102017994">
            <text:p>0.0117</text:p>
          </table:table-cell>
        </table:table-row>
        <table:table-row table:style-name="ro1">
          <table:table-cell table:style-name="ce1" office:value-type="float" office:value="30.29895337">
            <text:p>30.298953</text:p>
          </table:table-cell>
          <table:table-cell table:style-name="ce1" office:value-type="float" office:value="-97.76679612">
            <text:p>-97.766796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19302.0293">
            <text:p>19302.03</text:p>
          </table:table-cell>
          <table:table-cell table:style-name="ce2" table:formula="of:=[.D1028]-[.D1027]" office:value-type="float" office:value="19.4472999999998">
            <text:p>19.45</text:p>
          </table:table-cell>
          <table:table-cell table:style-name="ce4" table:formula="of:=[.D1028]*0.000621371" office:value-type="float" office:value="11.9937212481703">
            <text:p>11.9937</text:p>
          </table:table-cell>
          <table:table-cell table:style-name="ce4" table:formula="of:=[.E1028]*0.000621371" office:value-type="float" office:value="0.0120839882482999">
            <text:p>0.0121</text:p>
          </table:table-cell>
        </table:table-row>
        <table:table-row table:style-name="ro1">
          <table:table-cell table:style-name="ce1" office:value-type="float" office:value="30.29911992">
            <text:p>30.299120</text:p>
          </table:table-cell>
          <table:table-cell table:style-name="ce1" office:value-type="float" office:value="-97.76670895">
            <text:p>-97.766709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19322.293">
            <text:p>19322.29</text:p>
          </table:table-cell>
          <table:table-cell table:style-name="ce2" table:formula="of:=[.D1029]-[.D1028]" office:value-type="float" office:value="20.2637000000032">
            <text:p>20.26</text:p>
          </table:table-cell>
          <table:table-cell table:style-name="ce4" table:formula="of:=[.D1029]*0.000621371" office:value-type="float" office:value="12.006312523703">
            <text:p>12.0063</text:p>
          </table:table-cell>
          <table:table-cell table:style-name="ce4" table:formula="of:=[.E1029]*0.000621371" office:value-type="float" office:value="0.012591275532702">
            <text:p>0.0126</text:p>
          </table:table-cell>
        </table:table-row>
        <table:table-row table:style-name="ro1">
          <table:table-cell table:style-name="ce1" office:value-type="float" office:value="30.29921992">
            <text:p>30.299220</text:p>
          </table:table-cell>
          <table:table-cell table:style-name="ce1" office:value-type="float" office:value="-97.76664935">
            <text:p>-97.766649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19334.7617">
            <text:p>19334.76</text:p>
          </table:table-cell>
          <table:table-cell table:style-name="ce2" table:formula="of:=[.D1030]-[.D1029]" office:value-type="float" office:value="12.4686999999976">
            <text:p>12.47</text:p>
          </table:table-cell>
          <table:table-cell table:style-name="ce4" table:formula="of:=[.D1030]*0.000621371" office:value-type="float" office:value="12.0140602122907">
            <text:p>12.0141</text:p>
          </table:table-cell>
          <table:table-cell table:style-name="ce4" table:formula="of:=[.E1030]*0.000621371" office:value-type="float" office:value="0.00774768858769852">
            <text:p>0.0077</text:p>
          </table:table-cell>
        </table:table-row>
        <table:table-row table:style-name="ro1">
          <table:table-cell table:style-name="ce1" office:value-type="float" office:value="30.29928396">
            <text:p>30.299284</text:p>
          </table:table-cell>
          <table:table-cell table:style-name="ce1" office:value-type="float" office:value="-97.76661373">
            <text:p>-97.766614</text:p>
          </table:table-cell>
          <table:table-cell table:style-name="ce2" office:value-type="float" office:value="184.229858">
            <text:p>184.23</text:p>
          </table:table-cell>
          <table:table-cell table:style-name="ce2" office:value-type="float" office:value="19342.6113">
            <text:p>19342.61</text:p>
          </table:table-cell>
          <table:table-cell table:style-name="ce2" table:formula="of:=[.D1031]-[.D1030]" office:value-type="float" office:value="7.84960000000137">
            <text:p>7.85</text:p>
          </table:table-cell>
          <table:table-cell table:style-name="ce4" table:formula="of:=[.D1031]*0.000621371" office:value-type="float" office:value="12.0189377260923">
            <text:p>12.0189</text:p>
          </table:table-cell>
          <table:table-cell table:style-name="ce4" table:formula="of:=[.E1031]*0.000621371" office:value-type="float" office:value="0.00487751380160085">
            <text:p>0.0049</text:p>
          </table:table-cell>
        </table:table-row>
        <table:table-row table:style-name="ro1">
          <table:table-cell table:style-name="ce1" office:value-type="float" office:value="30.29946215">
            <text:p>30.299462</text:p>
          </table:table-cell>
          <table:table-cell table:style-name="ce1" office:value-type="float" office:value="-97.76650912">
            <text:p>-97.766509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19364.8125">
            <text:p>19364.81</text:p>
          </table:table-cell>
          <table:table-cell table:style-name="ce2" table:formula="of:=[.D1032]-[.D1031]" office:value-type="float" office:value="22.2011999999995">
            <text:p>22.20</text:p>
          </table:table-cell>
          <table:table-cell table:style-name="ce4" table:formula="of:=[.D1032]*0.000621371" office:value-type="float" office:value="12.0327329079375">
            <text:p>12.0327</text:p>
          </table:table-cell>
          <table:table-cell table:style-name="ce4" table:formula="of:=[.E1032]*0.000621371" office:value-type="float" office:value="0.0137951818451997">
            <text:p>0.0138</text:p>
          </table:table-cell>
        </table:table-row>
        <table:table-row table:style-name="ro1">
          <table:table-cell table:style-name="ce1" office:value-type="float" office:value="30.2996018">
            <text:p>30.299602</text:p>
          </table:table-cell>
          <table:table-cell table:style-name="ce1" office:value-type="float" office:value="-97.76641382">
            <text:p>-97.766414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19382.7754">
            <text:p>19382.78</text:p>
          </table:table-cell>
          <table:table-cell table:style-name="ce2" table:formula="of:=[.D1033]-[.D1032]" office:value-type="float" office:value="17.9628999999986">
            <text:p>17.96</text:p>
          </table:table-cell>
          <table:table-cell table:style-name="ce4" table:formula="of:=[.D1033]*0.000621371" office:value-type="float" office:value="12.0438945330734">
            <text:p>12.0439</text:p>
          </table:table-cell>
          <table:table-cell table:style-name="ce4" table:formula="of:=[.E1033]*0.000621371" office:value-type="float" office:value="0.0111616251358991">
            <text:p>0.0112</text:p>
          </table:table-cell>
        </table:table-row>
        <table:table-row table:style-name="ro1">
          <table:table-cell table:style-name="ce1" office:value-type="float" office:value="30.29974018">
            <text:p>30.299740</text:p>
          </table:table-cell>
          <table:table-cell table:style-name="ce1" office:value-type="float" office:value="-97.76631089">
            <text:p>-97.766311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19401.0312">
            <text:p>19401.03</text:p>
          </table:table-cell>
          <table:table-cell table:style-name="ce2" table:formula="of:=[.D1034]-[.D1033]" office:value-type="float" office:value="18.2558000000026">
            <text:p>18.26</text:p>
          </table:table-cell>
          <table:table-cell table:style-name="ce4" table:formula="of:=[.D1034]*0.000621371" office:value-type="float" office:value="12.0552381577752">
            <text:p>12.0552</text:p>
          </table:table-cell>
          <table:table-cell table:style-name="ce4" table:formula="of:=[.E1034]*0.000621371" office:value-type="float" office:value="0.0113436247018016">
            <text:p>0.0113</text:p>
          </table:table-cell>
        </table:table-row>
        <table:table-row table:style-name="ro1">
          <table:table-cell table:style-name="ce1" office:value-type="float" office:value="30.29990019">
            <text:p>30.299900</text:p>
          </table:table-cell>
          <table:table-cell table:style-name="ce1" office:value-type="float" office:value="-97.76621114">
            <text:p>-97.766211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19421.1719">
            <text:p>19421.17</text:p>
          </table:table-cell>
          <table:table-cell table:style-name="ce2" table:formula="of:=[.D1035]-[.D1034]" office:value-type="float" office:value="20.1406999999999">
            <text:p>20.14</text:p>
          </table:table-cell>
          <table:table-cell table:style-name="ce4" table:formula="of:=[.D1035]*0.000621371" office:value-type="float" office:value="12.0677530046749">
            <text:p>12.0678</text:p>
          </table:table-cell>
          <table:table-cell table:style-name="ce4" table:formula="of:=[.E1035]*0.000621371" office:value-type="float" office:value="0.0125148468997">
            <text:p>0.0125</text:p>
          </table:table-cell>
        </table:table-row>
        <table:table-row table:style-name="ro1">
          <table:table-cell table:style-name="ce1" office:value-type="float" office:value="30.30004587">
            <text:p>30.300046</text:p>
          </table:table-cell>
          <table:table-cell table:style-name="ce1" office:value-type="float" office:value="-97.76608609">
            <text:p>-97.766086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9441.3516">
            <text:p>19441.35</text:p>
          </table:table-cell>
          <table:table-cell table:style-name="ce2" table:formula="of:=[.D1036]-[.D1035]" office:value-type="float" office:value="20.1797000000006">
            <text:p>20.18</text:p>
          </table:table-cell>
          <table:table-cell table:style-name="ce4" table:formula="of:=[.D1036]*0.000621371" office:value-type="float" office:value="12.0802920850436">
            <text:p>12.0803</text:p>
          </table:table-cell>
          <table:table-cell table:style-name="ce4" table:formula="of:=[.E1036]*0.000621371" office:value-type="float" office:value="0.0125390803687004">
            <text:p>0.0125</text:p>
          </table:table-cell>
        </table:table-row>
        <table:table-row table:style-name="ro1">
          <table:table-cell table:style-name="ce1" office:value-type="float" office:value="30.30016892">
            <text:p>30.300169</text:p>
          </table:table-cell>
          <table:table-cell table:style-name="ce1" office:value-type="float" office:value="-97.76600352">
            <text:p>-97.766004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19457.1211">
            <text:p>19457.12</text:p>
          </table:table-cell>
          <table:table-cell table:style-name="ce2" table:formula="of:=[.D1037]-[.D1036]" office:value-type="float" office:value="15.7694999999985">
            <text:p>15.77</text:p>
          </table:table-cell>
          <table:table-cell table:style-name="ce4" table:formula="of:=[.D1037]*0.000621371" office:value-type="float" office:value="12.0900907950281">
            <text:p>12.0901</text:p>
          </table:table-cell>
          <table:table-cell table:style-name="ce4" table:formula="of:=[.E1037]*0.000621371" office:value-type="float" office:value="0.00979870998449908">
            <text:p>0.0098</text:p>
          </table:table-cell>
        </table:table-row>
        <table:table-row table:style-name="ro1">
          <table:table-cell table:style-name="ce1" office:value-type="float" office:value="30.30029699">
            <text:p>30.300297</text:p>
          </table:table-cell>
          <table:table-cell table:style-name="ce1" office:value-type="float" office:value="-97.76593706">
            <text:p>-97.765937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19472.6094">
            <text:p>19472.61</text:p>
          </table:table-cell>
          <table:table-cell table:style-name="ce2" table:formula="of:=[.D1038]-[.D1037]" office:value-type="float" office:value="15.4883000000009">
            <text:p>15.49</text:p>
          </table:table-cell>
          <table:table-cell table:style-name="ce4" table:formula="of:=[.D1038]*0.000621371" office:value-type="float" office:value="12.0997147754874">
            <text:p>12.0997</text:p>
          </table:table-cell>
          <table:table-cell table:style-name="ce4" table:formula="of:=[.E1038]*0.000621371" office:value-type="float" office:value="0.00962398045930055">
            <text:p>0.0096</text:p>
          </table:table-cell>
        </table:table-row>
        <table:table-row table:style-name="ro1">
          <table:table-cell table:style-name="ce1" office:value-type="float" office:value="30.30049447">
            <text:p>30.300494</text:p>
          </table:table-cell>
          <table:table-cell table:style-name="ce1" office:value-type="float" office:value="-97.76582725">
            <text:p>-97.765827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19496.9238">
            <text:p>19496.92</text:p>
          </table:table-cell>
          <table:table-cell table:style-name="ce2" table:formula="of:=[.D1039]-[.D1038]" office:value-type="float" office:value="24.3143999999993">
            <text:p>24.31</text:p>
          </table:table-cell>
          <table:table-cell table:style-name="ce4" table:formula="of:=[.D1039]*0.000621371" office:value-type="float" office:value="12.1148230385298">
            <text:p>12.1148</text:p>
          </table:table-cell>
          <table:table-cell table:style-name="ce4" table:formula="of:=[.E1039]*0.000621371" office:value-type="float" office:value="0.0151082630423996">
            <text:p>0.0151</text:p>
          </table:table-cell>
        </table:table-row>
        <table:table-row table:style-name="ro1">
          <table:table-cell table:style-name="ce1" office:value-type="float" office:value="30.30065356">
            <text:p>30.300654</text:p>
          </table:table-cell>
          <table:table-cell table:style-name="ce1" office:value-type="float" office:value="-97.76570035">
            <text:p>-97.765700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19518.0957">
            <text:p>19518.10</text:p>
          </table:table-cell>
          <table:table-cell table:style-name="ce2" table:formula="of:=[.D1040]-[.D1039]" office:value-type="float" office:value="21.1719000000012">
            <text:p>21.17</text:p>
          </table:table-cell>
          <table:table-cell table:style-name="ce4" table:formula="of:=[.D1040]*0.000621371" office:value-type="float" office:value="12.1279786432047">
            <text:p>12.1280</text:p>
          </table:table-cell>
          <table:table-cell table:style-name="ce4" table:formula="of:=[.E1040]*0.000621371" office:value-type="float" office:value="0.0131556046749007">
            <text:p>0.0132</text:p>
          </table:table-cell>
        </table:table-row>
        <table:table-row table:style-name="ro1">
          <table:table-cell table:style-name="ce1" office:value-type="float" office:value="30.30075942">
            <text:p>30.300759</text:p>
          </table:table-cell>
          <table:table-cell table:style-name="ce1" office:value-type="float" office:value="-97.76564042">
            <text:p>-97.765640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19531.0332">
            <text:p>19531.03</text:p>
          </table:table-cell>
          <table:table-cell table:style-name="ce2" table:formula="of:=[.D1041]-[.D1040]" office:value-type="float" office:value="12.9375">
            <text:p>12.94</text:p>
          </table:table-cell>
          <table:table-cell table:style-name="ce4" table:formula="of:=[.D1041]*0.000621371" office:value-type="float" office:value="12.1360176305172">
            <text:p>12.1360</text:p>
          </table:table-cell>
          <table:table-cell table:style-name="ce4" table:formula="of:=[.E1041]*0.000621371" office:value-type="float" office:value="0.0080389873125">
            <text:p>0.0080</text:p>
          </table:table-cell>
        </table:table-row>
        <table:table-row table:style-name="ro1">
          <table:table-cell table:style-name="ce1" office:value-type="float" office:value="30.30090066">
            <text:p>30.300901</text:p>
          </table:table-cell>
          <table:table-cell table:style-name="ce1" office:value-type="float" office:value="-97.76557219">
            <text:p>-97.765572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19547.8652">
            <text:p>19547.87</text:p>
          </table:table-cell>
          <table:table-cell table:style-name="ce2" table:formula="of:=[.D1042]-[.D1041]" office:value-type="float" office:value="16.8319999999985">
            <text:p>16.83</text:p>
          </table:table-cell>
          <table:table-cell table:style-name="ce4" table:formula="of:=[.D1042]*0.000621371" office:value-type="float" office:value="12.1464765471892">
            <text:p>12.1465</text:p>
          </table:table-cell>
          <table:table-cell table:style-name="ce4" table:formula="of:=[.E1042]*0.000621371" office:value-type="float" office:value="0.0104589166719991">
            <text:p>0.0105</text:p>
          </table:table-cell>
        </table:table-row>
        <table:table-row table:style-name="ro1">
          <table:table-cell table:style-name="ce1" office:value-type="float" office:value="30.30103829">
            <text:p>30.301038</text:p>
          </table:table-cell>
          <table:table-cell table:style-name="ce1" office:value-type="float" office:value="-97.76548678">
            <text:p>-97.765487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19565.1934">
            <text:p>19565.19</text:p>
          </table:table-cell>
          <table:table-cell table:style-name="ce2" table:formula="of:=[.D1043]-[.D1042]" office:value-type="float" office:value="17.3281999999999">
            <text:p>17.33</text:p>
          </table:table-cell>
          <table:table-cell table:style-name="ce4" table:formula="of:=[.D1043]*0.000621371" office:value-type="float" office:value="12.1572437881514">
            <text:p>12.1572</text:p>
          </table:table-cell>
          <table:table-cell table:style-name="ce4" table:formula="of:=[.E1043]*0.000621371" office:value-type="float" office:value="0.0107672409622">
            <text:p>0.0108</text:p>
          </table:table-cell>
        </table:table-row>
        <table:table-row table:style-name="ro1">
          <table:table-cell table:style-name="ce1" office:value-type="float" office:value="30.30114256">
            <text:p>30.301143</text:p>
          </table:table-cell>
          <table:table-cell table:style-name="ce1" office:value-type="float" office:value="-97.76542132">
            <text:p>-97.765421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9578.3613">
            <text:p>19578.36</text:p>
          </table:table-cell>
          <table:table-cell table:style-name="ce2" table:formula="of:=[.D1044]-[.D1043]" office:value-type="float" office:value="13.1679000000004">
            <text:p>13.17</text:p>
          </table:table-cell>
          <table:table-cell table:style-name="ce4" table:formula="of:=[.D1044]*0.000621371" office:value-type="float" office:value="12.1654259393423">
            <text:p>12.1654</text:p>
          </table:table-cell>
          <table:table-cell table:style-name="ce4" table:formula="of:=[.E1044]*0.000621371" office:value-type="float" office:value="0.00818215119090023">
            <text:p>0.0082</text:p>
          </table:table-cell>
        </table:table-row>
        <table:table-row table:style-name="ro1">
          <table:table-cell table:style-name="ce1" office:value-type="float" office:value="30.30130827">
            <text:p>30.301308</text:p>
          </table:table-cell>
          <table:table-cell table:style-name="ce1" office:value-type="float" office:value="-97.76531805">
            <text:p>-97.765318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19599.0293">
            <text:p>19599.03</text:p>
          </table:table-cell>
          <table:table-cell table:style-name="ce2" table:formula="of:=[.D1045]-[.D1044]" office:value-type="float" office:value="20.6679999999978">
            <text:p>20.67</text:p>
          </table:table-cell>
          <table:table-cell table:style-name="ce4" table:formula="of:=[.D1045]*0.000621371" office:value-type="float" office:value="12.1782684351703">
            <text:p>12.1783</text:p>
          </table:table-cell>
          <table:table-cell table:style-name="ce4" table:formula="of:=[.E1045]*0.000621371" office:value-type="float" office:value="0.0128424958279987">
            <text:p>0.0128</text:p>
          </table:table-cell>
        </table:table-row>
        <table:table-row table:style-name="ro1">
          <table:table-cell table:style-name="ce1" office:value-type="float" office:value="30.30143509">
            <text:p>30.301435</text:p>
          </table:table-cell>
          <table:table-cell table:style-name="ce1" office:value-type="float" office:value="-97.76525376">
            <text:p>-97.765254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19614.3477">
            <text:p>19614.35</text:p>
          </table:table-cell>
          <table:table-cell table:style-name="ce2" table:formula="of:=[.D1046]-[.D1045]" office:value-type="float" office:value="15.3184000000001">
            <text:p>15.32</text:p>
          </table:table-cell>
          <table:table-cell table:style-name="ce4" table:formula="of:=[.D1046]*0.000621371" office:value-type="float" office:value="12.1877868446967">
            <text:p>12.1878</text:p>
          </table:table-cell>
          <table:table-cell table:style-name="ce4" table:formula="of:=[.E1046]*0.000621371" office:value-type="float" office:value="0.00951840952640007">
            <text:p>0.0095</text:p>
          </table:table-cell>
        </table:table-row>
        <table:table-row table:style-name="ro1">
          <table:table-cell table:style-name="ce1" office:value-type="float" office:value="30.30159552">
            <text:p>30.301596</text:p>
          </table:table-cell>
          <table:table-cell table:style-name="ce1" office:value-type="float" office:value="-97.76515637">
            <text:p>-97.765156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19634.4297">
            <text:p>19634.43</text:p>
          </table:table-cell>
          <table:table-cell table:style-name="ce2" table:formula="of:=[.D1047]-[.D1046]" office:value-type="float" office:value="20.0820000000022">
            <text:p>20.08</text:p>
          </table:table-cell>
          <table:table-cell table:style-name="ce4" table:formula="of:=[.D1047]*0.000621371" office:value-type="float" office:value="12.2002652171187">
            <text:p>12.2003</text:p>
          </table:table-cell>
          <table:table-cell table:style-name="ce4" table:formula="of:=[.E1047]*0.000621371" office:value-type="float" office:value="0.0124783724220013">
            <text:p>0.0125</text:p>
          </table:table-cell>
        </table:table-row>
        <table:table-row table:style-name="ro1">
          <table:table-cell table:style-name="ce1" office:value-type="float" office:value="30.30174145">
            <text:p>30.301741</text:p>
          </table:table-cell>
          <table:table-cell table:style-name="ce1" office:value-type="float" office:value="-97.76506718">
            <text:p>-97.765067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19652.6445">
            <text:p>19652.64</text:p>
          </table:table-cell>
          <table:table-cell table:style-name="ce2" table:formula="of:=[.D1048]-[.D1047]" office:value-type="float" office:value="18.2147999999979">
            <text:p>18.21</text:p>
          </table:table-cell>
          <table:table-cell table:style-name="ce4" table:formula="of:=[.D1048]*0.000621371" office:value-type="float" office:value="12.2115833656095">
            <text:p>12.2116</text:p>
          </table:table-cell>
          <table:table-cell table:style-name="ce4" table:formula="of:=[.E1048]*0.000621371" office:value-type="float" office:value="0.0113181484907987">
            <text:p>0.0113</text:p>
          </table:table-cell>
        </table:table-row>
        <table:table-row table:style-name="ro1">
          <table:table-cell table:style-name="ce1" office:value-type="float" office:value="30.30186868">
            <text:p>30.301869</text:p>
          </table:table-cell>
          <table:table-cell table:style-name="ce1" office:value-type="float" office:value="-97.7649718">
            <text:p>-97.764972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19669.4531">
            <text:p>19669.45</text:p>
          </table:table-cell>
          <table:table-cell table:style-name="ce2" table:formula="of:=[.D1049]-[.D1048]" office:value-type="float" office:value="16.8086000000003">
            <text:p>16.81</text:p>
          </table:table-cell>
          <table:table-cell table:style-name="ce4" table:formula="of:=[.D1049]*0.000621371" office:value-type="float" office:value="12.2220277422001">
            <text:p>12.2220</text:p>
          </table:table-cell>
          <table:table-cell table:style-name="ce4" table:formula="of:=[.E1049]*0.000621371" office:value-type="float" office:value="0.0104443765906002">
            <text:p>0.0104</text:p>
          </table:table-cell>
        </table:table-row>
        <table:table-row table:style-name="ro1">
          <table:table-cell table:style-name="ce1" office:value-type="float" office:value="30.30197036">
            <text:p>30.301970</text:p>
          </table:table-cell>
          <table:table-cell table:style-name="ce1" office:value-type="float" office:value="-97.76488437">
            <text:p>-97.764884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19683.4434">
            <text:p>19683.44</text:p>
          </table:table-cell>
          <table:table-cell table:style-name="ce2" table:formula="of:=[.D1050]-[.D1049]" office:value-type="float" office:value="13.9903000000013">
            <text:p>13.99</text:p>
          </table:table-cell>
          <table:table-cell table:style-name="ce4" table:formula="of:=[.D1050]*0.000621371" office:value-type="float" office:value="12.2307209089014">
            <text:p>12.2307</text:p>
          </table:table-cell>
          <table:table-cell table:style-name="ce4" table:formula="of:=[.E1050]*0.000621371" office:value-type="float" office:value="0.00869316670130081">
            <text:p>0.0087</text:p>
          </table:table-cell>
        </table:table-row>
        <table:table-row table:style-name="ro1">
          <table:table-cell table:style-name="ce1" office:value-type="float" office:value="30.30207144">
            <text:p>30.302071</text:p>
          </table:table-cell>
          <table:table-cell table:style-name="ce1" office:value-type="float" office:value="-97.76481723">
            <text:p>-97.764817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19696.3438">
            <text:p>19696.34</text:p>
          </table:table-cell>
          <table:table-cell table:style-name="ce2" table:formula="of:=[.D1051]-[.D1050]" office:value-type="float" office:value="12.9003999999986">
            <text:p>12.90</text:p>
          </table:table-cell>
          <table:table-cell table:style-name="ce4" table:formula="of:=[.D1051]*0.000621371" office:value-type="float" office:value="12.2387368433498">
            <text:p>12.2387</text:p>
          </table:table-cell>
          <table:table-cell table:style-name="ce4" table:formula="of:=[.E1051]*0.000621371" office:value-type="float" office:value="0.00801593444839915">
            <text:p>0.0080</text:p>
          </table:table-cell>
        </table:table-row>
        <table:table-row table:style-name="ro1">
          <table:table-cell table:style-name="ce1" office:value-type="float" office:value="30.30219583">
            <text:p>30.302196</text:p>
          </table:table-cell>
          <table:table-cell table:style-name="ce1" office:value-type="float" office:value="-97.76473668">
            <text:p>-97.764737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19712.1309">
            <text:p>19712.13</text:p>
          </table:table-cell>
          <table:table-cell table:style-name="ce2" table:formula="of:=[.D1052]-[.D1051]" office:value-type="float" office:value="15.7871000000014">
            <text:p>15.79</text:p>
          </table:table-cell>
          <table:table-cell table:style-name="ce4" table:formula="of:=[.D1052]*0.000621371" office:value-type="float" office:value="12.2485464894639">
            <text:p>12.2485</text:p>
          </table:table-cell>
          <table:table-cell table:style-name="ce4" table:formula="of:=[.E1052]*0.000621371" office:value-type="float" office:value="0.00980964611410085">
            <text:p>0.0098</text:p>
          </table:table-cell>
        </table:table-row>
        <table:table-row table:style-name="ro1">
          <table:table-cell table:style-name="ce1" office:value-type="float" office:value="30.30232642">
            <text:p>30.302326</text:p>
          </table:table-cell>
          <table:table-cell table:style-name="ce1" office:value-type="float" office:value="-97.76467332">
            <text:p>-97.764673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19727.8047">
            <text:p>19727.80</text:p>
          </table:table-cell>
          <table:table-cell table:style-name="ce2" table:formula="of:=[.D1053]-[.D1052]" office:value-type="float" office:value="15.6738000000005">
            <text:p>15.67</text:p>
          </table:table-cell>
          <table:table-cell table:style-name="ce4" table:formula="of:=[.D1053]*0.000621371" office:value-type="float" office:value="12.2582857342437">
            <text:p>12.2583</text:p>
          </table:table-cell>
          <table:table-cell table:style-name="ce4" table:formula="of:=[.E1053]*0.000621371" office:value-type="float" office:value="0.0097392447798003">
            <text:p>0.0097</text:p>
          </table:table-cell>
        </table:table-row>
        <table:table-row table:style-name="ro1">
          <table:table-cell table:style-name="ce1" office:value-type="float" office:value="30.30249699">
            <text:p>30.302497</text:p>
          </table:table-cell>
          <table:table-cell table:style-name="ce1" office:value-type="float" office:value="-97.76454633">
            <text:p>-97.764546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19750.3164">
            <text:p>19750.32</text:p>
          </table:table-cell>
          <table:table-cell table:style-name="ce2" table:formula="of:=[.D1054]-[.D1053]" office:value-type="float" office:value="22.5116999999991">
            <text:p>22.51</text:p>
          </table:table-cell>
          <table:table-cell table:style-name="ce4" table:formula="of:=[.D1054]*0.000621371" office:value-type="float" office:value="12.2722738517844">
            <text:p>12.2723</text:p>
          </table:table-cell>
          <table:table-cell table:style-name="ce4" table:formula="of:=[.E1054]*0.000621371" office:value-type="float" office:value="0.0139881175406994">
            <text:p>0.0140</text:p>
          </table:table-cell>
        </table:table-row>
        <table:table-row table:style-name="ro1">
          <table:table-cell table:style-name="ce1" office:value-type="float" office:value="30.30266572">
            <text:p>30.302666</text:p>
          </table:table-cell>
          <table:table-cell table:style-name="ce1" office:value-type="float" office:value="-97.76442287">
            <text:p>-97.764423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9772.4551">
            <text:p>19772.46</text:p>
          </table:table-cell>
          <table:table-cell table:style-name="ce2" table:formula="of:=[.D1055]-[.D1054]" office:value-type="float" office:value="22.1386999999995">
            <text:p>22.14</text:p>
          </table:table-cell>
          <table:table-cell table:style-name="ce4" table:formula="of:=[.D1055]*0.000621371" office:value-type="float" office:value="12.2860301979421">
            <text:p>12.2860</text:p>
          </table:table-cell>
          <table:table-cell table:style-name="ce4" table:formula="of:=[.E1055]*0.000621371" office:value-type="float" office:value="0.0137563461576997">
            <text:p>0.0138</text:p>
          </table:table-cell>
        </table:table-row>
        <table:table-row table:style-name="ro1">
          <table:table-cell table:style-name="ce1" office:value-type="float" office:value="30.3027456">
            <text:p>30.302746</text:p>
          </table:table-cell>
          <table:table-cell table:style-name="ce1" office:value-type="float" office:value="-97.76437542">
            <text:p>-97.764375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9782.3809">
            <text:p>19782.38</text:p>
          </table:table-cell>
          <table:table-cell table:style-name="ce2" table:formula="of:=[.D1056]-[.D1055]" office:value-type="float" office:value="9.92580000000089">
            <text:p>9.93</text:p>
          </table:table-cell>
          <table:table-cell table:style-name="ce4" table:formula="of:=[.D1056]*0.000621371" office:value-type="float" office:value="12.2921978022139">
            <text:p>12.2922</text:p>
          </table:table-cell>
          <table:table-cell table:style-name="ce4" table:formula="of:=[.E1056]*0.000621371" office:value-type="float" office:value="0.00616760427180055">
            <text:p>0.0062</text:p>
          </table:table-cell>
        </table:table-row>
        <table:table-row table:style-name="ro1">
          <table:table-cell table:style-name="ce1" office:value-type="float" office:value="30.3028575">
            <text:p>30.302858</text:p>
          </table:table-cell>
          <table:table-cell table:style-name="ce1" office:value-type="float" office:value="-97.76433645">
            <text:p>-97.764336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9795.3809">
            <text:p>19795.38</text:p>
          </table:table-cell>
          <table:table-cell table:style-name="ce2" table:formula="of:=[.D1057]-[.D1056]" office:value-type="float" office:value="13">
            <text:p>13.00</text:p>
          </table:table-cell>
          <table:table-cell table:style-name="ce4" table:formula="of:=[.D1057]*0.000621371" office:value-type="float" office:value="12.3002756252139">
            <text:p>12.3003</text:p>
          </table:table-cell>
          <table:table-cell table:style-name="ce4" table:formula="of:=[.E1057]*0.000621371" office:value-type="float" office:value="0.008077823">
            <text:p>0.0081</text:p>
          </table:table-cell>
        </table:table-row>
        <table:table-row table:style-name="ro1">
          <table:table-cell table:style-name="ce1" office:value-type="float" office:value="30.30300862">
            <text:p>30.303009</text:p>
          </table:table-cell>
          <table:table-cell table:style-name="ce1" office:value-type="float" office:value="-97.76430652">
            <text:p>-97.764307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9812.5918">
            <text:p>19812.59</text:p>
          </table:table-cell>
          <table:table-cell table:style-name="ce2" table:formula="of:=[.D1058]-[.D1057]" office:value-type="float" office:value="17.2108999999982">
            <text:p>17.21</text:p>
          </table:table-cell>
          <table:table-cell table:style-name="ce4" table:formula="of:=[.D1058]*0.000621371" office:value-type="float" office:value="12.3109699793578">
            <text:p>12.3110</text:p>
          </table:table-cell>
          <table:table-cell table:style-name="ce4" table:formula="of:=[.E1058]*0.000621371" office:value-type="float" office:value="0.0106943541438989">
            <text:p>0.0107</text:p>
          </table:table-cell>
        </table:table-row>
        <table:table-row table:style-name="ro1">
          <table:table-cell table:style-name="ce1" office:value-type="float" office:value="30.30316595">
            <text:p>30.303166</text:p>
          </table:table-cell>
          <table:table-cell table:style-name="ce1" office:value-type="float" office:value="-97.76430753">
            <text:p>-97.764308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19830.0234">
            <text:p>19830.02</text:p>
          </table:table-cell>
          <table:table-cell table:style-name="ce2" table:formula="of:=[.D1059]-[.D1058]" office:value-type="float" office:value="17.4315999999999">
            <text:p>17.43</text:p>
          </table:table-cell>
          <table:table-cell table:style-name="ce4" table:formula="of:=[.D1059]*0.000621371" office:value-type="float" office:value="12.3218014700814">
            <text:p>12.3218</text:p>
          </table:table-cell>
          <table:table-cell table:style-name="ce4" table:formula="of:=[.E1059]*0.000621371" office:value-type="float" office:value="0.0108314907235999">
            <text:p>0.0108</text:p>
          </table:table-cell>
        </table:table-row>
        <table:table-row table:style-name="ro1">
          <table:table-cell table:style-name="ce1" office:value-type="float" office:value="30.30335337">
            <text:p>30.303353</text:p>
          </table:table-cell>
          <table:table-cell table:style-name="ce1" office:value-type="float" office:value="-97.76434709">
            <text:p>-97.764347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19851.1074">
            <text:p>19851.11</text:p>
          </table:table-cell>
          <table:table-cell table:style-name="ce2" table:formula="of:=[.D1060]-[.D1059]" office:value-type="float" office:value="21.0840000000026">
            <text:p>21.08</text:p>
          </table:table-cell>
          <table:table-cell table:style-name="ce4" table:formula="of:=[.D1060]*0.000621371" office:value-type="float" office:value="12.3349024562454">
            <text:p>12.3349</text:p>
          </table:table-cell>
          <table:table-cell table:style-name="ce4" table:formula="of:=[.E1060]*0.000621371" office:value-type="float" office:value="0.0131009861640016">
            <text:p>0.0131</text:p>
          </table:table-cell>
        </table:table-row>
        <table:table-row table:style-name="ro1">
          <table:table-cell table:style-name="ce1" office:value-type="float" office:value="30.30356015">
            <text:p>30.303560</text:p>
          </table:table-cell>
          <table:table-cell table:style-name="ce1" office:value-type="float" office:value="-97.76440543">
            <text:p>-97.764405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9874.7559">
            <text:p>19874.76</text:p>
          </table:table-cell>
          <table:table-cell table:style-name="ce2" table:formula="of:=[.D1061]-[.D1060]" office:value-type="float" office:value="23.6484999999993">
            <text:p>23.65</text:p>
          </table:table-cell>
          <table:table-cell table:style-name="ce4" table:formula="of:=[.D1061]*0.000621371" office:value-type="float" office:value="12.3495969483389">
            <text:p>12.3496</text:p>
          </table:table-cell>
          <table:table-cell table:style-name="ce4" table:formula="of:=[.E1061]*0.000621371" office:value-type="float" office:value="0.0146944920934996">
            <text:p>0.0147</text:p>
          </table:table-cell>
        </table:table-row>
        <table:table-row table:style-name="ro1">
          <table:table-cell table:style-name="ce1" office:value-type="float" office:value="30.30371354">
            <text:p>30.303714</text:p>
          </table:table-cell>
          <table:table-cell table:style-name="ce1" office:value-type="float" office:value="-97.7644486">
            <text:p>-97.764449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19892.2422">
            <text:p>19892.24</text:p>
          </table:table-cell>
          <table:table-cell table:style-name="ce2" table:formula="of:=[.D1062]-[.D1061]" office:value-type="float" office:value="17.4863000000005">
            <text:p>17.49</text:p>
          </table:table-cell>
          <table:table-cell table:style-name="ce4" table:formula="of:=[.D1062]*0.000621371" office:value-type="float" office:value="12.3604624280562">
            <text:p>12.3605</text:p>
          </table:table-cell>
          <table:table-cell table:style-name="ce4" table:formula="of:=[.E1062]*0.000621371" office:value-type="float" office:value="0.0108654797173003">
            <text:p>0.0109</text:p>
          </table:table-cell>
        </table:table-row>
        <table:table-row table:style-name="ro1">
          <table:table-cell table:style-name="ce1" office:value-type="float" office:value="30.30390557">
            <text:p>30.303906</text:p>
          </table:table-cell>
          <table:table-cell table:style-name="ce1" office:value-type="float" office:value="-97.76450895">
            <text:p>-97.764509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19914.2617">
            <text:p>19914.26</text:p>
          </table:table-cell>
          <table:table-cell table:style-name="ce2" table:formula="of:=[.D1063]-[.D1062]" office:value-type="float" office:value="22.0194999999985">
            <text:p>22.02</text:p>
          </table:table-cell>
          <table:table-cell table:style-name="ce4" table:formula="of:=[.D1063]*0.000621371" office:value-type="float" office:value="12.3741447067907">
            <text:p>12.3741</text:p>
          </table:table-cell>
          <table:table-cell table:style-name="ce4" table:formula="of:=[.E1063]*0.000621371" office:value-type="float" office:value="0.0136822787344991">
            <text:p>0.0137</text:p>
          </table:table-cell>
        </table:table-row>
        <table:table-row table:style-name="ro1">
          <table:table-cell table:style-name="ce1" office:value-type="float" office:value="30.30407639">
            <text:p>30.304076</text:p>
          </table:table-cell>
          <table:table-cell table:style-name="ce1" office:value-type="float" office:value="-97.76456309">
            <text:p>-97.764563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19933.9004">
            <text:p>19933.90</text:p>
          </table:table-cell>
          <table:table-cell table:style-name="ce2" table:formula="of:=[.D1064]-[.D1063]" office:value-type="float" office:value="19.6386999999995">
            <text:p>19.64</text:p>
          </table:table-cell>
          <table:table-cell table:style-name="ce4" table:formula="of:=[.D1064]*0.000621371" office:value-type="float" office:value="12.3863476254484">
            <text:p>12.3863</text:p>
          </table:table-cell>
          <table:table-cell table:style-name="ce4" table:formula="of:=[.E1064]*0.000621371" office:value-type="float" office:value="0.0122029186576997">
            <text:p>0.0122</text:p>
          </table:table-cell>
        </table:table-row>
        <table:table-row table:style-name="ro1">
          <table:table-cell table:style-name="ce1" office:value-type="float" office:value="30.30426943">
            <text:p>30.304269</text:p>
          </table:table-cell>
          <table:table-cell table:style-name="ce1" office:value-type="float" office:value="-97.76462445">
            <text:p>-97.764624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19956.1133">
            <text:p>19956.11</text:p>
          </table:table-cell>
          <table:table-cell table:style-name="ce2" table:formula="of:=[.D1065]-[.D1064]" office:value-type="float" office:value="22.2129000000023">
            <text:p>22.21</text:p>
          </table:table-cell>
          <table:table-cell table:style-name="ce4" table:formula="of:=[.D1065]*0.000621371" office:value-type="float" office:value="12.4001500773343">
            <text:p>12.4002</text:p>
          </table:table-cell>
          <table:table-cell table:style-name="ce4" table:formula="of:=[.E1065]*0.000621371" office:value-type="float" office:value="0.0138024518859014">
            <text:p>0.0138</text:p>
          </table:table-cell>
        </table:table-row>
        <table:table-row table:style-name="ro1">
          <table:table-cell table:style-name="ce1" office:value-type="float" office:value="30.30448182">
            <text:p>30.304482</text:p>
          </table:table-cell>
          <table:table-cell table:style-name="ce1" office:value-type="float" office:value="-97.76468497">
            <text:p>-97.764685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19980.3652">
            <text:p>19980.37</text:p>
          </table:table-cell>
          <table:table-cell table:style-name="ce2" table:formula="of:=[.D1066]-[.D1065]" office:value-type="float" office:value="24.2518999999993">
            <text:p>24.25</text:p>
          </table:table-cell>
          <table:table-cell table:style-name="ce4" table:formula="of:=[.D1066]*0.000621371" office:value-type="float" office:value="12.4152195046892">
            <text:p>12.4152</text:p>
          </table:table-cell>
          <table:table-cell table:style-name="ce4" table:formula="of:=[.E1066]*0.000621371" office:value-type="float" office:value="0.0150694273548996">
            <text:p>0.0151</text:p>
          </table:table-cell>
        </table:table-row>
        <table:table-row table:style-name="ro1">
          <table:table-cell table:style-name="ce1" office:value-type="float" office:value="30.30467134">
            <text:p>30.304671</text:p>
          </table:table-cell>
          <table:table-cell table:style-name="ce1" office:value-type="float" office:value="-97.76472755">
            <text:p>-97.764728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20001.748">
            <text:p>20001.75</text:p>
          </table:table-cell>
          <table:table-cell table:style-name="ce2" table:formula="of:=[.D1067]-[.D1066]" office:value-type="float" office:value="21.3827999999994">
            <text:p>21.38</text:p>
          </table:table-cell>
          <table:table-cell table:style-name="ce4" table:formula="of:=[.D1067]*0.000621371" office:value-type="float" office:value="12.428506156508">
            <text:p>12.4285</text:p>
          </table:table-cell>
          <table:table-cell table:style-name="ce4" table:formula="of:=[.E1067]*0.000621371" office:value-type="float" office:value="0.0132866518187996">
            <text:p>0.0133</text:p>
          </table:table-cell>
        </table:table-row>
        <table:table-row table:style-name="ro1">
          <table:table-cell table:style-name="ce1" office:value-type="float" office:value="30.30484912">
            <text:p>30.304849</text:p>
          </table:table-cell>
          <table:table-cell table:style-name="ce1" office:value-type="float" office:value="-97.76477843">
            <text:p>-97.764778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20022.0586">
            <text:p>20022.06</text:p>
          </table:table-cell>
          <table:table-cell table:style-name="ce2" table:formula="of:=[.D1068]-[.D1067]" office:value-type="float" office:value="20.3106000000007">
            <text:p>20.31</text:p>
          </table:table-cell>
          <table:table-cell table:style-name="ce4" table:formula="of:=[.D1068]*0.000621371" office:value-type="float" office:value="12.4411265743406">
            <text:p>12.4411</text:p>
          </table:table-cell>
          <table:table-cell table:style-name="ce4" table:formula="of:=[.E1068]*0.000621371" office:value-type="float" office:value="0.0126204178326004">
            <text:p>0.0126</text:p>
          </table:table-cell>
        </table:table-row>
        <table:table-row table:style-name="ro1">
          <table:table-cell table:style-name="ce1" office:value-type="float" office:value="30.30500519">
            <text:p>30.305005</text:p>
          </table:table-cell>
          <table:table-cell table:style-name="ce1" office:value-type="float" office:value="-97.76481137">
            <text:p>-97.764811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20039.6895">
            <text:p>20039.69</text:p>
          </table:table-cell>
          <table:table-cell table:style-name="ce2" table:formula="of:=[.D1069]-[.D1068]" office:value-type="float" office:value="17.6309000000001">
            <text:p>17.63</text:p>
          </table:table-cell>
          <table:table-cell table:style-name="ce4" table:formula="of:=[.D1069]*0.000621371" office:value-type="float" office:value="12.4520819043045">
            <text:p>12.4521</text:p>
          </table:table-cell>
          <table:table-cell table:style-name="ce4" table:formula="of:=[.E1069]*0.000621371" office:value-type="float" office:value="0.0109553299639001">
            <text:p>0.0110</text:p>
          </table:table-cell>
        </table:table-row>
        <table:table-row table:style-name="ro1">
          <table:table-cell table:style-name="ce1" office:value-type="float" office:value="30.30520527">
            <text:p>30.305205</text:p>
          </table:table-cell>
          <table:table-cell table:style-name="ce1" office:value-type="float" office:value="-97.76482528">
            <text:p>-97.764825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20061.9062">
            <text:p>20061.91</text:p>
          </table:table-cell>
          <table:table-cell table:style-name="ce2" table:formula="of:=[.D1070]-[.D1069]" office:value-type="float" office:value="22.2167000000009">
            <text:p>22.22</text:p>
          </table:table-cell>
          <table:table-cell table:style-name="ce4" table:formula="of:=[.D1070]*0.000621371" office:value-type="float" office:value="12.4658867174002">
            <text:p>12.4659</text:p>
          </table:table-cell>
          <table:table-cell table:style-name="ce4" table:formula="of:=[.E1070]*0.000621371" office:value-type="float" office:value="0.0138048130957005">
            <text:p>0.0138</text:p>
          </table:table-cell>
        </table:table-row>
        <table:table-row table:style-name="ro1">
          <table:table-cell table:style-name="ce1" office:value-type="float" office:value="30.30528498">
            <text:p>30.305285</text:p>
          </table:table-cell>
          <table:table-cell table:style-name="ce1" office:value-type="float" office:value="-97.76481774">
            <text:p>-97.764818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20070.7598">
            <text:p>20070.76</text:p>
          </table:table-cell>
          <table:table-cell table:style-name="ce2" table:formula="of:=[.D1071]-[.D1070]" office:value-type="float" office:value="8.85359999999855">
            <text:p>8.85</text:p>
          </table:table-cell>
          <table:table-cell table:style-name="ce4" table:formula="of:=[.D1071]*0.000621371" office:value-type="float" office:value="12.4713880876858">
            <text:p>12.4714</text:p>
          </table:table-cell>
          <table:table-cell table:style-name="ce4" table:formula="of:=[.E1071]*0.000621371" office:value-type="float" office:value="0.0055013702855991">
            <text:p>0.0055</text:p>
          </table:table-cell>
        </table:table-row>
        <table:table-row table:style-name="ro1">
          <table:table-cell table:style-name="ce1" office:value-type="float" office:value="30.30549704">
            <text:p>30.305497</text:p>
          </table:table-cell>
          <table:table-cell table:style-name="ce1" office:value-type="float" office:value="-97.76480642">
            <text:p>-97.764806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20094.332">
            <text:p>20094.33</text:p>
          </table:table-cell>
          <table:table-cell table:style-name="ce2" table:formula="of:=[.D1072]-[.D1071]" office:value-type="float" office:value="23.5721999999987">
            <text:p>23.57</text:p>
          </table:table-cell>
          <table:table-cell table:style-name="ce4" table:formula="of:=[.D1072]*0.000621371" office:value-type="float" office:value="12.486035169172">
            <text:p>12.4860</text:p>
          </table:table-cell>
          <table:table-cell table:style-name="ce4" table:formula="of:=[.E1072]*0.000621371" office:value-type="float" office:value="0.0146470814861992">
            <text:p>0.0146</text:p>
          </table:table-cell>
        </table:table-row>
        <table:table-row table:style-name="ro1">
          <table:table-cell table:style-name="ce1" office:value-type="float" office:value="30.30573634">
            <text:p>30.305736</text:p>
          </table:table-cell>
          <table:table-cell table:style-name="ce1" office:value-type="float" office:value="-97.76472596">
            <text:p>-97.764726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20121.8984">
            <text:p>20121.90</text:p>
          </table:table-cell>
          <table:table-cell table:style-name="ce2" table:formula="of:=[.D1073]-[.D1072]" office:value-type="float" office:value="27.5663999999997">
            <text:p>27.57</text:p>
          </table:table-cell>
          <table:table-cell table:style-name="ce4" table:formula="of:=[.D1073]*0.000621371" office:value-type="float" office:value="12.5031641307064">
            <text:p>12.5032</text:p>
          </table:table-cell>
          <table:table-cell table:style-name="ce4" table:formula="of:=[.E1073]*0.000621371" office:value-type="float" office:value="0.0171289615343998">
            <text:p>0.0171</text:p>
          </table:table-cell>
        </table:table-row>
        <table:table-row table:style-name="ro1">
          <table:table-cell table:style-name="ce1" office:value-type="float" office:value="30.30586358">
            <text:p>30.305864</text:p>
          </table:table-cell>
          <table:table-cell table:style-name="ce1" office:value-type="float" office:value="-97.7646413">
            <text:p>-97.764641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20138.127">
            <text:p>20138.13</text:p>
          </table:table-cell>
          <table:table-cell table:style-name="ce2" table:formula="of:=[.D1074]-[.D1073]" office:value-type="float" office:value="16.2286000000022">
            <text:p>16.23</text:p>
          </table:table-cell>
          <table:table-cell table:style-name="ce4" table:formula="of:=[.D1074]*0.000621371" office:value-type="float" office:value="12.513248112117">
            <text:p>12.5132</text:p>
          </table:table-cell>
          <table:table-cell table:style-name="ce4" table:formula="of:=[.E1074]*0.000621371" office:value-type="float" office:value="0.0100839814106014">
            <text:p>0.0101</text:p>
          </table:table-cell>
        </table:table-row>
        <table:table-row table:style-name="ro1">
          <table:table-cell table:style-name="ce1" office:value-type="float" office:value="30.30601588">
            <text:p>30.306016</text:p>
          </table:table-cell>
          <table:table-cell table:style-name="ce1" office:value-type="float" office:value="-97.76454574">
            <text:p>-97.764546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20157.3711">
            <text:p>20157.37</text:p>
          </table:table-cell>
          <table:table-cell table:style-name="ce2" table:formula="of:=[.D1075]-[.D1074]" office:value-type="float" office:value="19.2440999999999">
            <text:p>19.24</text:p>
          </table:table-cell>
          <table:table-cell table:style-name="ce4" table:formula="of:=[.D1075]*0.000621371" office:value-type="float" office:value="12.5252058377781">
            <text:p>12.5252</text:p>
          </table:table-cell>
          <table:table-cell table:style-name="ce4" table:formula="of:=[.E1075]*0.000621371" office:value-type="float" office:value="0.0119577256610999">
            <text:p>0.0120</text:p>
          </table:table-cell>
        </table:table-row>
        <table:table-row table:style-name="ro1">
          <table:table-cell table:style-name="ce1" office:value-type="float" office:value="30.30613046">
            <text:p>30.306130</text:p>
          </table:table-cell>
          <table:table-cell table:style-name="ce1" office:value-type="float" office:value="-97.76446964">
            <text:p>-97.764470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20172.0195">
            <text:p>20172.02</text:p>
          </table:table-cell>
          <table:table-cell table:style-name="ce2" table:formula="of:=[.D1076]-[.D1075]" office:value-type="float" office:value="14.6483999999982">
            <text:p>14.65</text:p>
          </table:table-cell>
          <table:table-cell table:style-name="ce4" table:formula="of:=[.D1076]*0.000621371" office:value-type="float" office:value="12.5343079287345">
            <text:p>12.5343</text:p>
          </table:table-cell>
          <table:table-cell table:style-name="ce4" table:formula="of:=[.E1076]*0.000621371" office:value-type="float" office:value="0.00910209095639889">
            <text:p>0.0091</text:p>
          </table:table-cell>
        </table:table-row>
        <table:table-row table:style-name="ro1">
          <table:table-cell table:style-name="ce1" office:value-type="float" office:value="30.3062406">
            <text:p>30.306241</text:p>
          </table:table-cell>
          <table:table-cell table:style-name="ce1" office:value-type="float" office:value="-97.76439018">
            <text:p>-97.764390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20186.3418">
            <text:p>20186.34</text:p>
          </table:table-cell>
          <table:table-cell table:style-name="ce2" table:formula="of:=[.D1077]-[.D1076]" office:value-type="float" office:value="14.3222999999998">
            <text:p>14.32</text:p>
          </table:table-cell>
          <table:table-cell table:style-name="ce4" table:formula="of:=[.D1077]*0.000621371" office:value-type="float" office:value="12.5432073906078">
            <text:p>12.5432</text:p>
          </table:table-cell>
          <table:table-cell table:style-name="ce4" table:formula="of:=[.E1077]*0.000621371" office:value-type="float" office:value="0.00889946187329988">
            <text:p>0.0089</text:p>
          </table:table-cell>
        </table:table-row>
        <table:table-row table:style-name="ro1">
          <table:table-cell table:style-name="ce1" office:value-type="float" office:value="30.30639248">
            <text:p>30.306392</text:p>
          </table:table-cell>
          <table:table-cell table:style-name="ce1" office:value-type="float" office:value="-97.76428808">
            <text:p>-97.764288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20205.7793">
            <text:p>20205.78</text:p>
          </table:table-cell>
          <table:table-cell table:style-name="ce2" table:formula="of:=[.D1078]-[.D1077]" office:value-type="float" office:value="19.4375">
            <text:p>19.44</text:p>
          </table:table-cell>
          <table:table-cell table:style-name="ce4" table:formula="of:=[.D1078]*0.000621371" office:value-type="float" office:value="12.5552852894203">
            <text:p>12.5553</text:p>
          </table:table-cell>
          <table:table-cell table:style-name="ce4" table:formula="of:=[.E1078]*0.000621371" office:value-type="float" office:value="0.0120778988125">
            <text:p>0.0121</text:p>
          </table:table-cell>
        </table:table-row>
        <table:table-row table:style-name="ro1">
          <table:table-cell table:style-name="ce1" office:value-type="float" office:value="30.30652223">
            <text:p>30.306522</text:p>
          </table:table-cell>
          <table:table-cell table:style-name="ce1" office:value-type="float" office:value="-97.76419102">
            <text:p>-97.764191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20222.8711">
            <text:p>20222.87</text:p>
          </table:table-cell>
          <table:table-cell table:style-name="ce2" table:formula="of:=[.D1079]-[.D1078]" office:value-type="float" office:value="17.091800000002">
            <text:p>17.09</text:p>
          </table:table-cell>
          <table:table-cell table:style-name="ce4" table:formula="of:=[.D1079]*0.000621371" office:value-type="float" office:value="12.5659056382781">
            <text:p>12.5659</text:p>
          </table:table-cell>
          <table:table-cell table:style-name="ce4" table:formula="of:=[.E1079]*0.000621371" office:value-type="float" office:value="0.0106203488578012">
            <text:p>0.0106</text:p>
          </table:table-cell>
        </table:table-row>
        <table:table-row table:style-name="ro1">
          <table:table-cell table:style-name="ce1" office:value-type="float" office:value="30.3066571">
            <text:p>30.306657</text:p>
          </table:table-cell>
          <table:table-cell table:style-name="ce1" office:value-type="float" office:value="-97.76408524">
            <text:p>-97.764085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20240.9434">
            <text:p>20240.94</text:p>
          </table:table-cell>
          <table:table-cell table:style-name="ce2" table:formula="of:=[.D1080]-[.D1079]" office:value-type="float" office:value="18.0722999999998">
            <text:p>18.07</text:p>
          </table:table-cell>
          <table:table-cell table:style-name="ce4" table:formula="of:=[.D1080]*0.000621371" office:value-type="float" office:value="12.5771352414014">
            <text:p>12.5771</text:p>
          </table:table-cell>
          <table:table-cell table:style-name="ce4" table:formula="of:=[.E1080]*0.000621371" office:value-type="float" office:value="0.0112296031232999">
            <text:p>0.0112</text:p>
          </table:table-cell>
        </table:table-row>
        <table:table-row table:style-name="ro1">
          <table:table-cell table:style-name="ce1" office:value-type="float" office:value="30.30683043">
            <text:p>30.306830</text:p>
          </table:table-cell>
          <table:table-cell table:style-name="ce1" office:value-type="float" office:value="-97.76393563">
            <text:p>-97.763936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20264.8594">
            <text:p>20264.86</text:p>
          </table:table-cell>
          <table:table-cell table:style-name="ce2" table:formula="of:=[.D1081]-[.D1080]" office:value-type="float" office:value="23.9160000000011">
            <text:p>23.92</text:p>
          </table:table-cell>
          <table:table-cell table:style-name="ce4" table:formula="of:=[.D1081]*0.000621371" office:value-type="float" office:value="12.5919959502374">
            <text:p>12.5920</text:p>
          </table:table-cell>
          <table:table-cell table:style-name="ce4" table:formula="of:=[.E1081]*0.000621371" office:value-type="float" office:value="0.0148607088360007">
            <text:p>0.0149</text:p>
          </table:table-cell>
        </table:table-row>
        <table:table-row table:style-name="ro1">
          <table:table-cell table:style-name="ce1" office:value-type="float" office:value="30.30697058">
            <text:p>30.306971</text:p>
          </table:table-cell>
          <table:table-cell table:style-name="ce1" office:value-type="float" office:value="-97.76380319">
            <text:p>-97.763803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20284.9883">
            <text:p>20284.99</text:p>
          </table:table-cell>
          <table:table-cell table:style-name="ce2" table:formula="of:=[.D1082]-[.D1081]" office:value-type="float" office:value="20.1288999999997">
            <text:p>20.13</text:p>
          </table:table-cell>
          <table:table-cell table:style-name="ce4" table:formula="of:=[.D1082]*0.000621371" office:value-type="float" office:value="12.6045034649593">
            <text:p>12.6045</text:p>
          </table:table-cell>
          <table:table-cell table:style-name="ce4" table:formula="of:=[.E1082]*0.000621371" office:value-type="float" office:value="0.0125075147218998">
            <text:p>0.0125</text:p>
          </table:table-cell>
        </table:table-row>
        <table:table-row table:style-name="ro1">
          <table:table-cell table:style-name="ce1" office:value-type="float" office:value="30.30711299">
            <text:p>30.307113</text:p>
          </table:table-cell>
          <table:table-cell table:style-name="ce1" office:value-type="float" office:value="-97.76366916">
            <text:p>-97.763669</text:p>
          </table:table-cell>
          <table:table-cell table:style-name="ce2" office:value-type="float" office:value="172.213257">
            <text:p>172.21</text:p>
          </table:table-cell>
          <table:table-cell table:style-name="ce2" office:value-type="float" office:value="20305.3145">
            <text:p>20305.31</text:p>
          </table:table-cell>
          <table:table-cell table:style-name="ce2" table:formula="of:=[.D1083]-[.D1082]" office:value-type="float" office:value="20.3261999999995">
            <text:p>20.33</text:p>
          </table:table-cell>
          <table:table-cell table:style-name="ce4" table:formula="of:=[.D1083]*0.000621371" office:value-type="float" office:value="12.6171335761795">
            <text:p>12.6171</text:p>
          </table:table-cell>
          <table:table-cell table:style-name="ce4" table:formula="of:=[.E1083]*0.000621371" office:value-type="float" office:value="0.0126301112201997">
            <text:p>0.0126</text:p>
          </table:table-cell>
        </table:table-row>
        <table:table-row table:style-name="ro1">
          <table:table-cell table:style-name="ce1" office:value-type="float" office:value="30.30726093">
            <text:p>30.307261</text:p>
          </table:table-cell>
          <table:table-cell table:style-name="ce1" office:value-type="float" office:value="-97.76354729">
            <text:p>-97.763547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20325.6055">
            <text:p>20325.61</text:p>
          </table:table-cell>
          <table:table-cell table:style-name="ce2" table:formula="of:=[.D1084]-[.D1083]" office:value-type="float" office:value="20.2910000000011">
            <text:p>20.29</text:p>
          </table:table-cell>
          <table:table-cell table:style-name="ce4" table:formula="of:=[.D1084]*0.000621371" office:value-type="float" office:value="12.6297418151405">
            <text:p>12.6297</text:p>
          </table:table-cell>
          <table:table-cell table:style-name="ce4" table:formula="of:=[.E1084]*0.000621371" office:value-type="float" office:value="0.0126082389610007">
            <text:p>0.0126</text:p>
          </table:table-cell>
        </table:table-row>
        <table:table-row table:style-name="ro1">
          <table:table-cell table:style-name="ce1" office:value-type="float" office:value="30.30745128">
            <text:p>30.307451</text:p>
          </table:table-cell>
          <table:table-cell table:style-name="ce1" office:value-type="float" office:value="-97.76340547">
            <text:p>-97.763405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20350.7363">
            <text:p>20350.74</text:p>
          </table:table-cell>
          <table:table-cell table:style-name="ce2" table:formula="of:=[.D1085]-[.D1084]" office:value-type="float" office:value="25.130799999999">
            <text:p>25.13</text:p>
          </table:table-cell>
          <table:table-cell table:style-name="ce4" table:formula="of:=[.D1085]*0.000621371" office:value-type="float" office:value="12.6453573654673">
            <text:p>12.6454</text:p>
          </table:table-cell>
          <table:table-cell table:style-name="ce4" table:formula="of:=[.E1085]*0.000621371" office:value-type="float" office:value="0.0156155503267994">
            <text:p>0.0156</text:p>
          </table:table-cell>
        </table:table-row>
        <table:table-row table:style-name="ro1">
          <table:table-cell table:style-name="ce1" office:value-type="float" office:value="30.30762965">
            <text:p>30.307630</text:p>
          </table:table-cell>
          <table:table-cell table:style-name="ce1" office:value-type="float" office:value="-97.76334613">
            <text:p>-97.763346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20371.6406">
            <text:p>20371.64</text:p>
          </table:table-cell>
          <table:table-cell table:style-name="ce2" table:formula="of:=[.D1086]-[.D1085]" office:value-type="float" office:value="20.9042999999983">
            <text:p>20.90</text:p>
          </table:table-cell>
          <table:table-cell table:style-name="ce4" table:formula="of:=[.D1086]*0.000621371" office:value-type="float" office:value="12.6583466912626">
            <text:p>12.6583</text:p>
          </table:table-cell>
          <table:table-cell table:style-name="ce4" table:formula="of:=[.E1086]*0.000621371" office:value-type="float" office:value="0.012989325795299">
            <text:p>0.0130</text:p>
          </table:table-cell>
        </table:table-row>
        <table:table-row table:style-name="ro1">
          <table:table-cell table:style-name="ce1" office:value-type="float" office:value="30.30777474">
            <text:p>30.307775</text:p>
          </table:table-cell>
          <table:table-cell table:style-name="ce1" office:value-type="float" office:value="-97.76328963">
            <text:p>-97.763290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20388.1562">
            <text:p>20388.16</text:p>
          </table:table-cell>
          <table:table-cell table:style-name="ce2" table:formula="of:=[.D1087]-[.D1086]" office:value-type="float" office:value="16.5156000000025">
            <text:p>16.52</text:p>
          </table:table-cell>
          <table:table-cell table:style-name="ce4" table:formula="of:=[.D1087]*0.000621371" office:value-type="float" office:value="12.6686090061502">
            <text:p>12.6686</text:p>
          </table:table-cell>
          <table:table-cell table:style-name="ce4" table:formula="of:=[.E1087]*0.000621371" office:value-type="float" office:value="0.0102623148876015">
            <text:p>0.0103</text:p>
          </table:table-cell>
        </table:table-row>
        <table:table-row table:style-name="ro1">
          <table:table-cell table:style-name="ce1" office:value-type="float" office:value="30.30796886">
            <text:p>30.307969</text:p>
          </table:table-cell>
          <table:table-cell table:style-name="ce1" office:value-type="float" office:value="-97.76322836">
            <text:p>-97.763228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20410.4258">
            <text:p>20410.43</text:p>
          </table:table-cell>
          <table:table-cell table:style-name="ce2" table:formula="of:=[.D1088]-[.D1087]" office:value-type="float" office:value="22.2695999999996">
            <text:p>22.27</text:p>
          </table:table-cell>
          <table:table-cell table:style-name="ce4" table:formula="of:=[.D1088]*0.000621371" office:value-type="float" office:value="12.6824466897718">
            <text:p>12.6824</text:p>
          </table:table-cell>
          <table:table-cell table:style-name="ce4" table:formula="of:=[.E1088]*0.000621371" office:value-type="float" office:value="0.0138376836215998">
            <text:p>0.0138</text:p>
          </table:table-cell>
        </table:table-row>
        <table:table-row table:style-name="ro1">
          <table:table-cell table:style-name="ce1" office:value-type="float" office:value="30.30808328">
            <text:p>30.308083</text:p>
          </table:table-cell>
          <table:table-cell table:style-name="ce1" office:value-type="float" office:value="-97.76317262">
            <text:p>-97.763173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20424.1582">
            <text:p>20424.16</text:p>
          </table:table-cell>
          <table:table-cell table:style-name="ce2" table:formula="of:=[.D1089]-[.D1088]" office:value-type="float" office:value="13.7324000000008">
            <text:p>13.73</text:p>
          </table:table-cell>
          <table:table-cell table:style-name="ce4" table:formula="of:=[.D1089]*0.000621371" office:value-type="float" office:value="12.6909796048922">
            <text:p>12.6910</text:p>
          </table:table-cell>
          <table:table-cell table:style-name="ce4" table:formula="of:=[.E1089]*0.000621371" office:value-type="float" office:value="0.00853291512040049">
            <text:p>0.0085</text:p>
          </table:table-cell>
        </table:table-row>
        <table:table-row table:style-name="ro1">
          <table:table-cell table:style-name="ce1" office:value-type="float" office:value="30.30819534">
            <text:p>30.308195</text:p>
          </table:table-cell>
          <table:table-cell table:style-name="ce1" office:value-type="float" office:value="-97.76310448">
            <text:p>-97.763104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20438.1895">
            <text:p>20438.19</text:p>
          </table:table-cell>
          <table:table-cell table:style-name="ce2" table:formula="of:=[.D1090]-[.D1089]" office:value-type="float" office:value="14.0312999999987">
            <text:p>14.03</text:p>
          </table:table-cell>
          <table:table-cell table:style-name="ce4" table:formula="of:=[.D1090]*0.000621371" office:value-type="float" office:value="12.6996982478045">
            <text:p>12.6997</text:p>
          </table:table-cell>
          <table:table-cell table:style-name="ce4" table:formula="of:=[.E1090]*0.000621371" office:value-type="float" office:value="0.00871864291229922">
            <text:p>0.0087</text:p>
          </table:table-cell>
        </table:table-row>
        <table:table-row table:style-name="ro1">
          <table:table-cell table:style-name="ce1" office:value-type="float" office:value="30.30833205">
            <text:p>30.308332</text:p>
          </table:table-cell>
          <table:table-cell table:style-name="ce1" office:value-type="float" office:value="-97.76303088">
            <text:p>-97.763031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20454.8574">
            <text:p>20454.86</text:p>
          </table:table-cell>
          <table:table-cell table:style-name="ce2" table:formula="of:=[.D1091]-[.D1090]" office:value-type="float" office:value="16.6679000000004">
            <text:p>16.67</text:p>
          </table:table-cell>
          <table:table-cell table:style-name="ce4" table:formula="of:=[.D1091]*0.000621371" office:value-type="float" office:value="12.7100551974954">
            <text:p>12.7101</text:p>
          </table:table-cell>
          <table:table-cell table:style-name="ce4" table:formula="of:=[.E1091]*0.000621371" office:value-type="float" office:value="0.0103569496909002">
            <text:p>0.0104</text:p>
          </table:table-cell>
        </table:table-row>
        <table:table-row table:style-name="ro1">
          <table:table-cell table:style-name="ce1" office:value-type="float" office:value="30.30846608">
            <text:p>30.308466</text:p>
          </table:table-cell>
          <table:table-cell table:style-name="ce1" office:value-type="float" office:value="-97.76295377">
            <text:p>-97.762954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20471.3457">
            <text:p>20471.35</text:p>
          </table:table-cell>
          <table:table-cell table:style-name="ce2" table:formula="of:=[.D1092]-[.D1091]" office:value-type="float" office:value="16.4883000000009">
            <text:p>16.49</text:p>
          </table:table-cell>
          <table:table-cell table:style-name="ce4" table:formula="of:=[.D1092]*0.000621371" office:value-type="float" office:value="12.7203005489547">
            <text:p>12.7203</text:p>
          </table:table-cell>
          <table:table-cell table:style-name="ce4" table:formula="of:=[.E1092]*0.000621371" office:value-type="float" office:value="0.0102453514593006">
            <text:p>0.0102</text:p>
          </table:table-cell>
        </table:table-row>
        <table:table-row table:style-name="ro1">
          <table:table-cell table:style-name="ce1" office:value-type="float" office:value="30.30858485">
            <text:p>30.308585</text:p>
          </table:table-cell>
          <table:table-cell table:style-name="ce1" office:value-type="float" office:value="-97.76293164">
            <text:p>-97.762932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20484.7461">
            <text:p>20484.75</text:p>
          </table:table-cell>
          <table:table-cell table:style-name="ce2" table:formula="of:=[.D1093]-[.D1092]" office:value-type="float" office:value="13.4003999999986">
            <text:p>13.40</text:p>
          </table:table-cell>
          <table:table-cell table:style-name="ce4" table:formula="of:=[.D1093]*0.000621371" office:value-type="float" office:value="12.7286271689031">
            <text:p>12.7286</text:p>
          </table:table-cell>
          <table:table-cell table:style-name="ce4" table:formula="of:=[.E1093]*0.000621371" office:value-type="float" office:value="0.00832661994839915">
            <text:p>0.0083</text:p>
          </table:table-cell>
        </table:table-row>
        <table:table-row table:style-name="ro1">
          <table:table-cell table:style-name="ce1" office:value-type="float" office:value="30.30872868">
            <text:p>30.308729</text:p>
          </table:table-cell>
          <table:table-cell table:style-name="ce1" office:value-type="float" office:value="-97.76290474">
            <text:p>-97.762905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20500.9746">
            <text:p>20500.97</text:p>
          </table:table-cell>
          <table:table-cell table:style-name="ce2" table:formula="of:=[.D1094]-[.D1093]" office:value-type="float" office:value="16.2285000000011">
            <text:p>16.23</text:p>
          </table:table-cell>
          <table:table-cell table:style-name="ce4" table:formula="of:=[.D1094]*0.000621371" office:value-type="float" office:value="12.7387110881766">
            <text:p>12.7387</text:p>
          </table:table-cell>
          <table:table-cell table:style-name="ce4" table:formula="of:=[.E1094]*0.000621371" office:value-type="float" office:value="0.0100839192735007">
            <text:p>0.0101</text:p>
          </table:table-cell>
        </table:table-row>
        <table:table-row table:style-name="ro1">
          <table:table-cell table:style-name="ce1" office:value-type="float" office:value="30.30890613">
            <text:p>30.308906</text:p>
          </table:table-cell>
          <table:table-cell table:style-name="ce1" office:value-type="float" office:value="-97.76288219">
            <text:p>-97.762882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20520.75">
            <text:p>20520.75</text:p>
          </table:table-cell>
          <table:table-cell table:style-name="ce2" table:formula="of:=[.D1095]-[.D1094]" office:value-type="float" office:value="19.7753999999986">
            <text:p>19.78</text:p>
          </table:table-cell>
          <table:table-cell table:style-name="ce4" table:formula="of:=[.D1095]*0.000621371" office:value-type="float" office:value="12.75099894825">
            <text:p>12.7510</text:p>
          </table:table-cell>
          <table:table-cell table:style-name="ce4" table:formula="of:=[.E1095]*0.000621371" office:value-type="float" office:value="0.0122878600733991">
            <text:p>0.0123</text:p>
          </table:table-cell>
        </table:table-row>
        <table:table-row table:style-name="ro1">
          <table:table-cell table:style-name="ce1" office:value-type="float" office:value="30.30908575">
            <text:p>30.309086</text:p>
          </table:table-cell>
          <table:table-cell table:style-name="ce1" office:value-type="float" office:value="-97.76284874">
            <text:p>-97.762849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20541.002">
            <text:p>20541.00</text:p>
          </table:table-cell>
          <table:table-cell table:style-name="ce2" table:formula="of:=[.D1096]-[.D1095]" office:value-type="float" office:value="20.2520000000004">
            <text:p>20.25</text:p>
          </table:table-cell>
          <table:table-cell table:style-name="ce4" table:formula="of:=[.D1096]*0.000621371" office:value-type="float" office:value="12.763582953742">
            <text:p>12.7636</text:p>
          </table:table-cell>
          <table:table-cell table:style-name="ce4" table:formula="of:=[.E1096]*0.000621371" office:value-type="float" office:value="0.0125840054920003">
            <text:p>0.0126</text:p>
          </table:table-cell>
        </table:table-row>
        <table:table-row table:style-name="ro1">
          <table:table-cell table:style-name="ce1" office:value-type="float" office:value="30.30923713">
            <text:p>30.309237</text:p>
          </table:table-cell>
          <table:table-cell table:style-name="ce1" office:value-type="float" office:value="-97.76282536">
            <text:p>-97.762825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20557.9629">
            <text:p>20557.96</text:p>
          </table:table-cell>
          <table:table-cell table:style-name="ce2" table:formula="of:=[.D1097]-[.D1096]" office:value-type="float" office:value="16.9608999999982">
            <text:p>16.96</text:p>
          </table:table-cell>
          <table:table-cell table:style-name="ce4" table:formula="of:=[.D1097]*0.000621371" office:value-type="float" office:value="12.7741219651359">
            <text:p>12.7741</text:p>
          </table:table-cell>
          <table:table-cell table:style-name="ce4" table:formula="of:=[.E1097]*0.000621371" office:value-type="float" office:value="0.0105390113938989">
            <text:p>0.0105</text:p>
          </table:table-cell>
        </table:table-row>
        <table:table-row table:style-name="ro1">
          <table:table-cell table:style-name="ce1" office:value-type="float" office:value="30.30944768">
            <text:p>30.309448</text:p>
          </table:table-cell>
          <table:table-cell table:style-name="ce1" office:value-type="float" office:value="-97.76278454">
            <text:p>-97.762785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20581.6016">
            <text:p>20581.60</text:p>
          </table:table-cell>
          <table:table-cell table:style-name="ce2" table:formula="of:=[.D1098]-[.D1097]" office:value-type="float" office:value="23.6387000000032">
            <text:p>23.64</text:p>
          </table:table-cell>
          <table:table-cell table:style-name="ce4" table:formula="of:=[.D1098]*0.000621371" office:value-type="float" office:value="12.7888103677936">
            <text:p>12.7888</text:p>
          </table:table-cell>
          <table:table-cell table:style-name="ce4" table:formula="of:=[.E1098]*0.000621371" office:value-type="float" office:value="0.014688402657702">
            <text:p>0.0147</text:p>
          </table:table-cell>
        </table:table-row>
        <table:table-row table:style-name="ro1">
          <table:table-cell table:style-name="ce1" office:value-type="float" office:value="30.30957534">
            <text:p>30.309575</text:p>
          </table:table-cell>
          <table:table-cell table:style-name="ce1" office:value-type="float" office:value="-97.76276157">
            <text:p>-97.762762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0595.9688">
            <text:p>20595.97</text:p>
          </table:table-cell>
          <table:table-cell table:style-name="ce2" table:formula="of:=[.D1099]-[.D1098]" office:value-type="float" office:value="14.367199999997">
            <text:p>14.37</text:p>
          </table:table-cell>
          <table:table-cell table:style-name="ce4" table:formula="of:=[.D1099]*0.000621371" office:value-type="float" office:value="12.7977377292248">
            <text:p>12.7977</text:p>
          </table:table-cell>
          <table:table-cell table:style-name="ce4" table:formula="of:=[.E1099]*0.000621371" office:value-type="float" office:value="0.00892736143119811">
            <text:p>0.0089</text:p>
          </table:table-cell>
        </table:table-row>
        <table:table-row table:style-name="ro1">
          <table:table-cell table:style-name="ce1" office:value-type="float" office:value="30.30970568">
            <text:p>30.309706</text:p>
          </table:table-cell>
          <table:table-cell table:style-name="ce1" office:value-type="float" office:value="-97.76272645">
            <text:p>-97.762726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20610.7598">
            <text:p>20610.76</text:p>
          </table:table-cell>
          <table:table-cell table:style-name="ce2" table:formula="of:=[.D1100]-[.D1099]" office:value-type="float" office:value="14.7910000000011">
            <text:p>14.79</text:p>
          </table:table-cell>
          <table:table-cell table:style-name="ce4" table:formula="of:=[.D1100]*0.000621371" office:value-type="float" office:value="12.8069284276858">
            <text:p>12.8069</text:p>
          </table:table-cell>
          <table:table-cell table:style-name="ce4" table:formula="of:=[.E1100]*0.000621371" office:value-type="float" office:value="0.00919069846100067">
            <text:p>0.0092</text:p>
          </table:table-cell>
        </table:table-row>
        <table:table-row table:style-name="ro1">
          <table:table-cell table:style-name="ce1" office:value-type="float" office:value="30.30989117">
            <text:p>30.309891</text:p>
          </table:table-cell>
          <table:table-cell table:style-name="ce1" office:value-type="float" office:value="-97.76269686">
            <text:p>-97.762697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0631.6582">
            <text:p>20631.66</text:p>
          </table:table-cell>
          <table:table-cell table:style-name="ce2" table:formula="of:=[.D1101]-[.D1100]" office:value-type="float" office:value="20.8984000000019">
            <text:p>20.90</text:p>
          </table:table-cell>
          <table:table-cell table:style-name="ce4" table:formula="of:=[.D1101]*0.000621371" office:value-type="float" office:value="12.8199140873922">
            <text:p>12.8199</text:p>
          </table:table-cell>
          <table:table-cell table:style-name="ce4" table:formula="of:=[.E1101]*0.000621371" office:value-type="float" office:value="0.0129856597064012">
            <text:p>0.0130</text:p>
          </table:table-cell>
        </table:table-row>
        <table:table-row table:style-name="ro1">
          <table:table-cell table:style-name="ce1" office:value-type="float" office:value="30.3100485">
            <text:p>30.310049</text:p>
          </table:table-cell>
          <table:table-cell table:style-name="ce1" office:value-type="float" office:value="-97.76268966">
            <text:p>-97.762690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0649.0918">
            <text:p>20649.09</text:p>
          </table:table-cell>
          <table:table-cell table:style-name="ce2" table:formula="of:=[.D1102]-[.D1101]" office:value-type="float" office:value="17.4335999999967">
            <text:p>17.43</text:p>
          </table:table-cell>
          <table:table-cell table:style-name="ce4" table:formula="of:=[.D1102]*0.000621371" office:value-type="float" office:value="12.8307468208578">
            <text:p>12.8307</text:p>
          </table:table-cell>
          <table:table-cell table:style-name="ce4" table:formula="of:=[.E1102]*0.000621371" office:value-type="float" office:value="0.0108327334655979">
            <text:p>0.0108</text:p>
          </table:table-cell>
        </table:table-row>
        <table:table-row table:style-name="ro1">
          <table:table-cell table:style-name="ce1" office:value-type="float" office:value="30.31028512">
            <text:p>30.310285</text:p>
          </table:table-cell>
          <table:table-cell table:style-name="ce1" office:value-type="float" office:value="-97.76266518">
            <text:p>-97.762665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0675.4102">
            <text:p>20675.41</text:p>
          </table:table-cell>
          <table:table-cell table:style-name="ce2" table:formula="of:=[.D1103]-[.D1102]" office:value-type="float" office:value="26.3184000000001">
            <text:p>26.32</text:p>
          </table:table-cell>
          <table:table-cell table:style-name="ce4" table:formula="of:=[.D1103]*0.000621371" office:value-type="float" office:value="12.8471003113842">
            <text:p>12.8471</text:p>
          </table:table-cell>
          <table:table-cell table:style-name="ce4" table:formula="of:=[.E1103]*0.000621371" office:value-type="float" office:value="0.0163534905264001">
            <text:p>0.0164</text:p>
          </table:table-cell>
        </table:table-row>
        <table:table-row table:style-name="ro1">
          <table:table-cell table:style-name="ce1" office:value-type="float" office:value="30.31039668">
            <text:p>30.310397</text:p>
          </table:table-cell>
          <table:table-cell table:style-name="ce1" office:value-type="float" office:value="-97.76263257">
            <text:p>-97.762633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0688.332">
            <text:p>20688.33</text:p>
          </table:table-cell>
          <table:table-cell table:style-name="ce2" table:formula="of:=[.D1104]-[.D1103]" office:value-type="float" office:value="12.9218000000001">
            <text:p>12.92</text:p>
          </table:table-cell>
          <table:table-cell table:style-name="ce4" table:formula="of:=[.D1104]*0.000621371" office:value-type="float" office:value="12.855129543172">
            <text:p>12.8551</text:p>
          </table:table-cell>
          <table:table-cell table:style-name="ce4" table:formula="of:=[.E1104]*0.000621371" office:value-type="float" office:value="0.00802923178780005">
            <text:p>0.0080</text:p>
          </table:table-cell>
        </table:table-row>
        <table:table-row table:style-name="ro1">
          <table:table-cell table:style-name="ce1" office:value-type="float" office:value="30.31039727">
            <text:p>30.310397</text:p>
          </table:table-cell>
          <table:table-cell table:style-name="ce1" office:value-type="float" office:value="-97.76249025">
            <text:p>-97.762490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0702.9414">
            <text:p>20702.94</text:p>
          </table:table-cell>
          <table:table-cell table:style-name="ce2" table:formula="of:=[.D1105]-[.D1104]" office:value-type="float" office:value="14.6094000000012">
            <text:p>14.61</text:p>
          </table:table-cell>
          <table:table-cell table:style-name="ce4" table:formula="of:=[.D1105]*0.000621371" office:value-type="float" office:value="12.8642074006594">
            <text:p>12.8642</text:p>
          </table:table-cell>
          <table:table-cell table:style-name="ce4" table:formula="of:=[.E1105]*0.000621371" office:value-type="float" office:value="0.00907785748740074">
            <text:p>0.0091</text:p>
          </table:table-cell>
        </table:table-row>
        <table:table-row table:style-name="ro1">
          <table:table-cell table:style-name="ce1" office:value-type="float" office:value="30.31036332">
            <text:p>30.310363</text:p>
          </table:table-cell>
          <table:table-cell table:style-name="ce1" office:value-type="float" office:value="-97.7624325">
            <text:p>-97.762433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0709.6973">
            <text:p>20709.70</text:p>
          </table:table-cell>
          <table:table-cell table:style-name="ce2" table:formula="of:=[.D1106]-[.D1105]" office:value-type="float" office:value="6.75590000000011">
            <text:p>6.76</text:p>
          </table:table-cell>
          <table:table-cell table:style-name="ce4" table:formula="of:=[.D1106]*0.000621371" office:value-type="float" office:value="12.8684053209983">
            <text:p>12.8684</text:p>
          </table:table-cell>
          <table:table-cell table:style-name="ce4" table:formula="of:=[.E1106]*0.000621371" office:value-type="float" office:value="0.00419792033890007">
            <text:p>0.0042</text:p>
          </table:table-cell>
        </table:table-row>
        <table:table-row table:style-name="ro1">
          <table:table-cell table:style-name="ce1" office:value-type="float" office:value="30.31024732">
            <text:p>30.310247</text:p>
          </table:table-cell>
          <table:table-cell table:style-name="ce1" office:value-type="float" office:value="-97.76224374">
            <text:p>-97.762244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20731.9492">
            <text:p>20731.95</text:p>
          </table:table-cell>
          <table:table-cell table:style-name="ce2" table:formula="of:=[.D1107]-[.D1106]" office:value-type="float" office:value="22.2518999999993">
            <text:p>22.25</text:p>
          </table:table-cell>
          <table:table-cell table:style-name="ce4" table:formula="of:=[.D1107]*0.000621371" office:value-type="float" office:value="12.8822320063532">
            <text:p>12.8822</text:p>
          </table:table-cell>
          <table:table-cell table:style-name="ce4" table:formula="of:=[.E1107]*0.000621371" office:value-type="float" office:value="0.0138266853548996">
            <text:p>0.0138</text:p>
          </table:table-cell>
        </table:table-row>
        <table:table-row table:style-name="ro1">
          <table:table-cell table:style-name="ce1" office:value-type="float" office:value="30.31016828">
            <text:p>30.310168</text:p>
          </table:table-cell>
          <table:table-cell table:style-name="ce1" office:value-type="float" office:value="-97.76210217">
            <text:p>-97.76210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20748.1289">
            <text:p>20748.13</text:p>
          </table:table-cell>
          <table:table-cell table:style-name="ce2" table:formula="of:=[.D1108]-[.D1107]" office:value-type="float" office:value="16.1797000000006">
            <text:p>16.18</text:p>
          </table:table-cell>
          <table:table-cell table:style-name="ce4" table:formula="of:=[.D1108]*0.000621371" office:value-type="float" office:value="12.8922856027219">
            <text:p>12.8923</text:p>
          </table:table-cell>
          <table:table-cell table:style-name="ce4" table:formula="of:=[.E1108]*0.000621371" office:value-type="float" office:value="0.0100535963687004">
            <text:p>0.0101</text:p>
          </table:table-cell>
        </table:table-row>
        <table:table-row table:style-name="ro1">
          <table:table-cell table:style-name="ce1" office:value-type="float" office:value="30.31005839">
            <text:p>30.310058</text:p>
          </table:table-cell>
          <table:table-cell table:style-name="ce1" office:value-type="float" office:value="-97.76187862">
            <text:p>-97.761879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20772.8594">
            <text:p>20772.86</text:p>
          </table:table-cell>
          <table:table-cell table:style-name="ce2" table:formula="of:=[.D1109]-[.D1108]" office:value-type="float" office:value="24.7305000000015">
            <text:p>24.73</text:p>
          </table:table-cell>
          <table:table-cell table:style-name="ce4" table:formula="of:=[.D1109]*0.000621371" office:value-type="float" office:value="12.9076524182374">
            <text:p>12.9077</text:p>
          </table:table-cell>
          <table:table-cell table:style-name="ce4" table:formula="of:=[.E1109]*0.000621371" office:value-type="float" office:value="0.0153668155155009">
            <text:p>0.0154</text:p>
          </table:table-cell>
        </table:table-row>
        <table:table-row table:style-name="ro1">
          <table:table-cell table:style-name="ce1" office:value-type="float" office:value="30.31003752">
            <text:p>30.310038</text:p>
          </table:table-cell>
          <table:table-cell table:style-name="ce1" office:value-type="float" office:value="-97.76182389">
            <text:p>-97.761824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20778.5801">
            <text:p>20778.58</text:p>
          </table:table-cell>
          <table:table-cell table:style-name="ce2" table:formula="of:=[.D1110]-[.D1109]" office:value-type="float" office:value="5.72069999999803">
            <text:p>5.72</text:p>
          </table:table-cell>
          <table:table-cell table:style-name="ce4" table:formula="of:=[.D1110]*0.000621371" office:value-type="float" office:value="12.9112070953171">
            <text:p>12.9112</text:p>
          </table:table-cell>
          <table:table-cell table:style-name="ce4" table:formula="of:=[.E1110]*0.000621371" office:value-type="float" office:value="0.00355467707969878">
            <text:p>0.0036</text:p>
          </table:table-cell>
        </table:table-row>
        <table:table-row table:style-name="ro1">
          <table:table-cell table:style-name="ce1" office:value-type="float" office:value="30.30997507">
            <text:p>30.309975</text:p>
          </table:table-cell>
          <table:table-cell table:style-name="ce1" office:value-type="float" office:value="-97.76162264">
            <text:p>-97.761623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20798.9707">
            <text:p>20798.97</text:p>
          </table:table-cell>
          <table:table-cell table:style-name="ce2" table:formula="of:=[.D1111]-[.D1110]" office:value-type="float" office:value="20.3906000000025">
            <text:p>20.39</text:p>
          </table:table-cell>
          <table:table-cell table:style-name="ce4" table:formula="of:=[.D1111]*0.000621371" office:value-type="float" office:value="12.9238772228297">
            <text:p>12.9239</text:p>
          </table:table-cell>
          <table:table-cell table:style-name="ce4" table:formula="of:=[.E1111]*0.000621371" office:value-type="float" office:value="0.0126701275126015">
            <text:p>0.0127</text:p>
          </table:table-cell>
        </table:table-row>
        <table:table-row table:style-name="ro1">
          <table:table-cell table:style-name="ce1" office:value-type="float" office:value="30.30990894">
            <text:p>30.309909</text:p>
          </table:table-cell>
          <table:table-cell table:style-name="ce1" office:value-type="float" office:value="-97.76141779">
            <text:p>-97.761418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20820.0117">
            <text:p>20820.01</text:p>
          </table:table-cell>
          <table:table-cell table:style-name="ce2" table:formula="of:=[.D1112]-[.D1111]" office:value-type="float" office:value="21.0409999999974">
            <text:p>21.04</text:p>
          </table:table-cell>
          <table:table-cell table:style-name="ce4" table:formula="of:=[.D1112]*0.000621371" office:value-type="float" office:value="12.9369514900407">
            <text:p>12.9370</text:p>
          </table:table-cell>
          <table:table-cell table:style-name="ce4" table:formula="of:=[.E1112]*0.000621371" office:value-type="float" office:value="0.0130742672109984">
            <text:p>0.0131</text:p>
          </table:table-cell>
        </table:table-row>
        <table:table-row table:style-name="ro1">
          <table:table-cell table:style-name="ce1" office:value-type="float" office:value="30.30985915">
            <text:p>30.309859</text:p>
          </table:table-cell>
          <table:table-cell table:style-name="ce1" office:value-type="float" office:value="-97.76120396">
            <text:p>-97.761204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20841.2949">
            <text:p>20841.29</text:p>
          </table:table-cell>
          <table:table-cell table:style-name="ce2" table:formula="of:=[.D1113]-[.D1112]" office:value-type="float" office:value="21.2832000000017">
            <text:p>21.28</text:p>
          </table:table-cell>
          <table:table-cell table:style-name="ce4" table:formula="of:=[.D1113]*0.000621371" office:value-type="float" office:value="12.9501762533079">
            <text:p>12.9502</text:p>
          </table:table-cell>
          <table:table-cell table:style-name="ce4" table:formula="of:=[.E1113]*0.000621371" office:value-type="float" office:value="0.013224763267201">
            <text:p>0.0132</text:p>
          </table:table-cell>
        </table:table-row>
        <table:table-row table:style-name="ro1">
          <table:table-cell table:style-name="ce1" office:value-type="float" office:value="30.30980442">
            <text:p>30.309804</text:p>
          </table:table-cell>
          <table:table-cell table:style-name="ce1" office:value-type="float" office:value="-97.76102769">
            <text:p>-97.761028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20859.3184">
            <text:p>20859.32</text:p>
          </table:table-cell>
          <table:table-cell table:style-name="ce2" table:formula="of:=[.D1114]-[.D1113]" office:value-type="float" office:value="18.0234999999993">
            <text:p>18.02</text:p>
          </table:table-cell>
          <table:table-cell table:style-name="ce4" table:formula="of:=[.D1114]*0.000621371" office:value-type="float" office:value="12.9613755335264">
            <text:p>12.9614</text:p>
          </table:table-cell>
          <table:table-cell table:style-name="ce4" table:formula="of:=[.E1114]*0.000621371" office:value-type="float" office:value="0.0111992802184996">
            <text:p>0.0112</text:p>
          </table:table-cell>
        </table:table-row>
        <table:table-row table:style-name="ro1">
          <table:table-cell table:style-name="ce1" office:value-type="float" office:value="30.30975278">
            <text:p>30.309753</text:p>
          </table:table-cell>
          <table:table-cell table:style-name="ce1" office:value-type="float" office:value="-97.76084857">
            <text:p>-97.760849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20877.4473">
            <text:p>20877.45</text:p>
          </table:table-cell>
          <table:table-cell table:style-name="ce2" table:formula="of:=[.D1115]-[.D1114]" office:value-type="float" office:value="18.1288999999997">
            <text:p>18.13</text:p>
          </table:table-cell>
          <table:table-cell table:style-name="ce4" table:formula="of:=[.D1115]*0.000621371" office:value-type="float" office:value="12.9726403062483">
            <text:p>12.9726</text:p>
          </table:table-cell>
          <table:table-cell table:style-name="ce4" table:formula="of:=[.E1115]*0.000621371" office:value-type="float" office:value="0.0112647727218998">
            <text:p>0.0113</text:p>
          </table:table-cell>
        </table:table-row>
        <table:table-row table:style-name="ro1">
          <table:table-cell table:style-name="ce1" office:value-type="float" office:value="30.30970367">
            <text:p>30.309704</text:p>
          </table:table-cell>
          <table:table-cell table:style-name="ce1" office:value-type="float" office:value="-97.76067766">
            <text:p>-97.760678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20894.8652">
            <text:p>20894.87</text:p>
          </table:table-cell>
          <table:table-cell table:style-name="ce2" table:formula="of:=[.D1116]-[.D1115]" office:value-type="float" office:value="17.4179000000004">
            <text:p>17.42</text:p>
          </table:table-cell>
          <table:table-cell table:style-name="ce4" table:formula="of:=[.D1116]*0.000621371" office:value-type="float" office:value="12.9834632841892">
            <text:p>12.9835</text:p>
          </table:table-cell>
          <table:table-cell table:style-name="ce4" table:formula="of:=[.E1116]*0.000621371" office:value-type="float" office:value="0.0108229779409002">
            <text:p>0.0108</text:p>
          </table:table-cell>
        </table:table-row>
        <table:table-row table:style-name="ro1">
          <table:table-cell table:style-name="ce1" office:value-type="float" office:value="30.30965547">
            <text:p>30.309655</text:p>
          </table:table-cell>
          <table:table-cell table:style-name="ce1" office:value-type="float" office:value="-97.76046988">
            <text:p>-97.760470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20915.5996">
            <text:p>20915.60</text:p>
          </table:table-cell>
          <table:table-cell table:style-name="ce2" table:formula="of:=[.D1117]-[.D1116]" office:value-type="float" office:value="20.7344000000012">
            <text:p>20.73</text:p>
          </table:table-cell>
          <table:table-cell table:style-name="ce4" table:formula="of:=[.D1117]*0.000621371" office:value-type="float" office:value="12.9963470390516">
            <text:p>12.9963</text:p>
          </table:table-cell>
          <table:table-cell table:style-name="ce4" table:formula="of:=[.E1117]*0.000621371" office:value-type="float" office:value="0.0128837548624007">
            <text:p>0.0129</text:p>
          </table:table-cell>
        </table:table-row>
        <table:table-row table:style-name="ro1">
          <table:table-cell table:style-name="ce1" office:value-type="float" office:value="30.30961507">
            <text:p>30.309615</text:p>
          </table:table-cell>
          <table:table-cell table:style-name="ce1" office:value-type="float" office:value="-97.76029629">
            <text:p>-97.760296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20932.8926">
            <text:p>20932.89</text:p>
          </table:table-cell>
          <table:table-cell table:style-name="ce2" table:formula="of:=[.D1118]-[.D1117]" office:value-type="float" office:value="17.2929999999978">
            <text:p>17.29</text:p>
          </table:table-cell>
          <table:table-cell table:style-name="ce4" table:formula="of:=[.D1118]*0.000621371" office:value-type="float" office:value="13.0070924077546">
            <text:p>13.0071</text:p>
          </table:table-cell>
          <table:table-cell table:style-name="ce4" table:formula="of:=[.E1118]*0.000621371" office:value-type="float" office:value="0.0107453687029987">
            <text:p>0.0107</text:p>
          </table:table-cell>
        </table:table-row>
        <table:table-row table:style-name="ro1">
          <table:table-cell table:style-name="ce1" office:value-type="float" office:value="30.30959462">
            <text:p>30.309595</text:p>
          </table:table-cell>
          <table:table-cell table:style-name="ce1" office:value-type="float" office:value="-97.76022496">
            <text:p>-97.760225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20940.1035">
            <text:p>20940.10</text:p>
          </table:table-cell>
          <table:table-cell table:style-name="ce2" table:formula="of:=[.D1119]-[.D1118]" office:value-type="float" office:value="7.21090000000186">
            <text:p>7.21</text:p>
          </table:table-cell>
          <table:table-cell table:style-name="ce4" table:formula="of:=[.D1119]*0.000621371" office:value-type="float" office:value="13.0115730518985">
            <text:p>13.0116</text:p>
          </table:table-cell>
          <table:table-cell table:style-name="ce4" table:formula="of:=[.E1119]*0.000621371" office:value-type="float" office:value="0.00448064414390115">
            <text:p>0.0045</text:p>
          </table:table-cell>
        </table:table-row>
        <table:table-row table:style-name="ro1">
          <table:table-cell table:style-name="ce1" office:value-type="float" office:value="30.30955606">
            <text:p>30.309556</text:p>
          </table:table-cell>
          <table:table-cell table:style-name="ce1" office:value-type="float" office:value="-97.76004869">
            <text:p>-97.760049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20957.6152">
            <text:p>20957.62</text:p>
          </table:table-cell>
          <table:table-cell table:style-name="ce2" table:formula="of:=[.D1120]-[.D1119]" office:value-type="float" office:value="17.5116999999991">
            <text:p>17.51</text:p>
          </table:table-cell>
          <table:table-cell table:style-name="ce4" table:formula="of:=[.D1120]*0.000621371" office:value-type="float" office:value="13.0224543144392">
            <text:p>13.0225</text:p>
          </table:table-cell>
          <table:table-cell table:style-name="ce4" table:formula="of:=[.E1120]*0.000621371" office:value-type="float" office:value="0.0108812625406994">
            <text:p>0.0109</text:p>
          </table:table-cell>
        </table:table-row>
        <table:table-row table:style-name="ro1">
          <table:table-cell table:style-name="ce1" office:value-type="float" office:value="30.30952798">
            <text:p>30.309528</text:p>
          </table:table-cell>
          <table:table-cell table:style-name="ce1" office:value-type="float" office:value="-97.75982564">
            <text:p>-97.759826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20979.3066">
            <text:p>20979.31</text:p>
          </table:table-cell>
          <table:table-cell table:style-name="ce2" table:formula="of:=[.D1121]-[.D1120]" office:value-type="float" office:value="21.6913999999997">
            <text:p>21.69</text:p>
          </table:table-cell>
          <table:table-cell table:style-name="ce4" table:formula="of:=[.D1121]*0.000621371" office:value-type="float" office:value="13.0359327213486">
            <text:p>13.0359</text:p>
          </table:table-cell>
          <table:table-cell table:style-name="ce4" table:formula="of:=[.E1121]*0.000621371" office:value-type="float" office:value="0.0134784069093998">
            <text:p>0.0135</text:p>
          </table:table-cell>
        </table:table-row>
        <table:table-row table:style-name="ro1">
          <table:table-cell table:style-name="ce1" office:value-type="float" office:value="30.30949345">
            <text:p>30.309493</text:p>
          </table:table-cell>
          <table:table-cell table:style-name="ce1" office:value-type="float" office:value="-97.75958123">
            <text:p>-97.759581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21003.0215">
            <text:p>21003.02</text:p>
          </table:table-cell>
          <table:table-cell table:style-name="ce2" table:formula="of:=[.D1122]-[.D1121]" office:value-type="float" office:value="23.714899999999">
            <text:p>23.71</text:p>
          </table:table-cell>
          <table:table-cell table:style-name="ce4" table:formula="of:=[.D1122]*0.000621371" office:value-type="float" office:value="13.0506684724765">
            <text:p>13.0507</text:p>
          </table:table-cell>
          <table:table-cell table:style-name="ce4" table:formula="of:=[.E1122]*0.000621371" office:value-type="float" office:value="0.0147357511278994">
            <text:p>0.0147</text:p>
          </table:table-cell>
        </table:table-row>
        <table:table-row table:style-name="ro1">
          <table:table-cell table:style-name="ce1" office:value-type="float" office:value="30.30945523">
            <text:p>30.309455</text:p>
          </table:table-cell>
          <table:table-cell table:style-name="ce1" office:value-type="float" office:value="-97.75936523">
            <text:p>-97.759365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21024.2422">
            <text:p>21024.24</text:p>
          </table:table-cell>
          <table:table-cell table:style-name="ce2" table:formula="of:=[.D1123]-[.D1122]" office:value-type="float" office:value="21.2207000000017">
            <text:p>21.22</text:p>
          </table:table-cell>
          <table:table-cell table:style-name="ce4" table:formula="of:=[.D1123]*0.000621371" office:value-type="float" office:value="13.0638544000562">
            <text:p>13.0639</text:p>
          </table:table-cell>
          <table:table-cell table:style-name="ce4" table:formula="of:=[.E1123]*0.000621371" office:value-type="float" office:value="0.013185927579701">
            <text:p>0.0132</text:p>
          </table:table-cell>
        </table:table-row>
        <table:table-row table:style-name="ro1">
          <table:table-cell table:style-name="ce1" office:value-type="float" office:value="30.30940929">
            <text:p>30.309409</text:p>
          </table:table-cell>
          <table:table-cell table:style-name="ce1" office:value-type="float" office:value="-97.75907177">
            <text:p>-97.759072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21052.9238">
            <text:p>21052.92</text:p>
          </table:table-cell>
          <table:table-cell table:style-name="ce2" table:formula="of:=[.D1124]-[.D1123]" office:value-type="float" office:value="28.6815999999999">
            <text:p>28.68</text:p>
          </table:table-cell>
          <table:table-cell table:style-name="ce4" table:formula="of:=[.D1124]*0.000621371" office:value-type="float" office:value="13.0816763145298">
            <text:p>13.0817</text:p>
          </table:table-cell>
          <table:table-cell table:style-name="ce4" table:formula="of:=[.E1124]*0.000621371" office:value-type="float" office:value="0.0178219144735999">
            <text:p>0.0178</text:p>
          </table:table-cell>
        </table:table-row>
        <table:table-row table:style-name="ro1">
          <table:table-cell table:style-name="ce1" office:value-type="float" office:value="30.30937535">
            <text:p>30.309375</text:p>
          </table:table-cell>
          <table:table-cell table:style-name="ce1" office:value-type="float" office:value="-97.75888268">
            <text:p>-97.758883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21071.4941">
            <text:p>21071.49</text:p>
          </table:table-cell>
          <table:table-cell table:style-name="ce2" table:formula="of:=[.D1125]-[.D1124]" office:value-type="float" office:value="18.5702999999994">
            <text:p>18.57</text:p>
          </table:table-cell>
          <table:table-cell table:style-name="ce4" table:formula="of:=[.D1125]*0.000621371" office:value-type="float" office:value="13.0932153604111">
            <text:p>13.0932</text:p>
          </table:table-cell>
          <table:table-cell table:style-name="ce4" table:formula="of:=[.E1125]*0.000621371" office:value-type="float" office:value="0.0115390458812996">
            <text:p>0.0115</text:p>
          </table:table-cell>
        </table:table-row>
        <table:table-row table:style-name="ro1">
          <table:table-cell table:style-name="ce1" office:value-type="float" office:value="30.30933755">
            <text:p>30.309338</text:p>
          </table:table-cell>
          <table:table-cell table:style-name="ce1" office:value-type="float" office:value="-97.75862619">
            <text:p>-97.758626</text:p>
          </table:table-cell>
          <table:table-cell table:style-name="ce2" office:value-type="float" office:value="184.229858">
            <text:p>184.23</text:p>
          </table:table-cell>
          <table:table-cell table:style-name="ce2" office:value-type="float" office:value="21096.5176">
            <text:p>21096.52</text:p>
          </table:table-cell>
          <table:table-cell table:style-name="ce2" table:formula="of:=[.D1126]-[.D1125]" office:value-type="float" office:value="25.0234999999993">
            <text:p>25.02</text:p>
          </table:table-cell>
          <table:table-cell table:style-name="ce4" table:formula="of:=[.D1126]*0.000621371" office:value-type="float" office:value="13.1087642376296">
            <text:p>13.1088</text:p>
          </table:table-cell>
          <table:table-cell table:style-name="ce4" table:formula="of:=[.E1126]*0.000621371" office:value-type="float" office:value="0.0155488772184996">
            <text:p>0.0155</text:p>
          </table:table-cell>
        </table:table-row>
        <table:table-row table:style-name="ro1">
          <table:table-cell table:style-name="ce1" office:value-type="float" office:value="30.30930243">
            <text:p>30.309302</text:p>
          </table:table-cell>
          <table:table-cell table:style-name="ce1" office:value-type="float" office:value="-97.75842142">
            <text:p>-97.758421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1116.498">
            <text:p>21116.50</text:p>
          </table:table-cell>
          <table:table-cell table:style-name="ce2" table:formula="of:=[.D1127]-[.D1126]" office:value-type="float" office:value="19.9804000000004">
            <text:p>19.98</text:p>
          </table:table-cell>
          <table:table-cell table:style-name="ce4" table:formula="of:=[.D1127]*0.000621371" office:value-type="float" office:value="13.121179478758">
            <text:p>13.1212</text:p>
          </table:table-cell>
          <table:table-cell table:style-name="ce4" table:formula="of:=[.E1127]*0.000621371" office:value-type="float" office:value="0.0124152411284002">
            <text:p>0.0124</text:p>
          </table:table-cell>
        </table:table-row>
        <table:table-row table:style-name="ro1">
          <table:table-cell table:style-name="ce1" office:value-type="float" office:value="30.30926923">
            <text:p>30.309269</text:p>
          </table:table-cell>
          <table:table-cell table:style-name="ce1" office:value-type="float" office:value="-97.75825672">
            <text:p>-97.758257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1132.7656">
            <text:p>21132.77</text:p>
          </table:table-cell>
          <table:table-cell table:style-name="ce2" table:formula="of:=[.D1128]-[.D1127]" office:value-type="float" office:value="16.2675999999992">
            <text:p>16.27</text:p>
          </table:table-cell>
          <table:table-cell table:style-name="ce4" table:formula="of:=[.D1128]*0.000621371" office:value-type="float" office:value="13.1312876936376">
            <text:p>13.1313</text:p>
          </table:table-cell>
          <table:table-cell table:style-name="ce4" table:formula="of:=[.E1128]*0.000621371" office:value-type="float" office:value="0.0101082148795995">
            <text:p>0.0101</text:p>
          </table:table-cell>
        </table:table-row>
        <table:table-row table:style-name="ro1">
          <table:table-cell table:style-name="ce1" office:value-type="float" office:value="30.30922347">
            <text:p>30.309223</text:p>
          </table:table-cell>
          <table:table-cell table:style-name="ce1" office:value-type="float" office:value="-97.75801247">
            <text:p>-97.758012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1156.7754">
            <text:p>21156.78</text:p>
          </table:table-cell>
          <table:table-cell table:style-name="ce2" table:formula="of:=[.D1129]-[.D1128]" office:value-type="float" office:value="24.0097999999998">
            <text:p>24.01</text:p>
          </table:table-cell>
          <table:table-cell table:style-name="ce4" table:formula="of:=[.D1129]*0.000621371" office:value-type="float" office:value="13.1462066870734">
            <text:p>13.1462</text:p>
          </table:table-cell>
          <table:table-cell table:style-name="ce4" table:formula="of:=[.E1129]*0.000621371" office:value-type="float" office:value="0.0149189934357999">
            <text:p>0.0149</text:p>
          </table:table-cell>
        </table:table-row>
        <table:table-row table:style-name="ro1">
          <table:table-cell table:style-name="ce1" office:value-type="float" office:value="30.30919648">
            <text:p>30.309196</text:p>
          </table:table-cell>
          <table:table-cell table:style-name="ce1" office:value-type="float" office:value="-97.75783452">
            <text:p>-97.757835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21174.1426">
            <text:p>21174.14</text:p>
          </table:table-cell>
          <table:table-cell table:style-name="ce2" table:formula="of:=[.D1130]-[.D1129]" office:value-type="float" office:value="17.3672000000006">
            <text:p>17.37</text:p>
          </table:table-cell>
          <table:table-cell table:style-name="ce4" table:formula="of:=[.D1130]*0.000621371" office:value-type="float" office:value="13.1569981615046">
            <text:p>13.1570</text:p>
          </table:table-cell>
          <table:table-cell table:style-name="ce4" table:formula="of:=[.E1130]*0.000621371" office:value-type="float" office:value="0.0107914744312004">
            <text:p>0.0108</text:p>
          </table:table-cell>
        </table:table-row>
        <table:table-row table:style-name="ro1">
          <table:table-cell table:style-name="ce1" office:value-type="float" office:value="30.30916085">
            <text:p>30.309161</text:p>
          </table:table-cell>
          <table:table-cell table:style-name="ce1" office:value-type="float" office:value="-97.75761969">
            <text:p>-97.757620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21195.2109">
            <text:p>21195.21</text:p>
          </table:table-cell>
          <table:table-cell table:style-name="ce2" table:formula="of:=[.D1131]-[.D1130]" office:value-type="float" office:value="21.068299999999">
            <text:p>21.07</text:p>
          </table:table-cell>
          <table:table-cell table:style-name="ce4" table:formula="of:=[.D1131]*0.000621371" office:value-type="float" office:value="13.1700893921439">
            <text:p>13.1701</text:p>
          </table:table-cell>
          <table:table-cell table:style-name="ce4" table:formula="of:=[.E1131]*0.000621371" office:value-type="float" office:value="0.0130912306392994">
            <text:p>0.0131</text:p>
          </table:table-cell>
        </table:table-row>
        <table:table-row table:style-name="ro1">
          <table:table-cell table:style-name="ce1" office:value-type="float" office:value="30.30913596">
            <text:p>30.309136</text:p>
          </table:table-cell>
          <table:table-cell table:style-name="ce1" office:value-type="float" office:value="-97.75742515">
            <text:p>-97.757425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1214.1055">
            <text:p>21214.11</text:p>
          </table:table-cell>
          <table:table-cell table:style-name="ce2" table:formula="of:=[.D1132]-[.D1131]" office:value-type="float" office:value="18.8946000000033">
            <text:p>18.89</text:p>
          </table:table-cell>
          <table:table-cell table:style-name="ce4" table:formula="of:=[.D1132]*0.000621371" office:value-type="float" office:value="13.1818299486405">
            <text:p>13.1818</text:p>
          </table:table-cell>
          <table:table-cell table:style-name="ce4" table:formula="of:=[.E1132]*0.000621371" office:value-type="float" office:value="0.011740556496602">
            <text:p>0.0117</text:p>
          </table:table-cell>
        </table:table-row>
        <table:table-row table:style-name="ro1">
          <table:table-cell table:style-name="ce1" office:value-type="float" office:value="30.30909447">
            <text:p>30.309094</text:p>
          </table:table-cell>
          <table:table-cell table:style-name="ce1" office:value-type="float" office:value="-97.75718585">
            <text:p>-97.757186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21237.5938">
            <text:p>21237.59</text:p>
          </table:table-cell>
          <table:table-cell table:style-name="ce2" table:formula="of:=[.D1133]-[.D1132]" office:value-type="float" office:value="23.4882999999972">
            <text:p>23.49</text:p>
          </table:table-cell>
          <table:table-cell table:style-name="ce4" table:formula="of:=[.D1133]*0.000621371" office:value-type="float" office:value="13.1964248970998">
            <text:p>13.1964</text:p>
          </table:table-cell>
          <table:table-cell table:style-name="ce4" table:formula="of:=[.E1133]*0.000621371" office:value-type="float" office:value="0.0145949484592983">
            <text:p>0.0146</text:p>
          </table:table-cell>
        </table:table-row>
        <table:table-row table:style-name="ro1">
          <table:table-cell table:style-name="ce1" office:value-type="float" office:value="30.30905658">
            <text:p>30.309057</text:p>
          </table:table-cell>
          <table:table-cell table:style-name="ce1" office:value-type="float" office:value="-97.75697655">
            <text:p>-97.756977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21258.2129">
            <text:p>21258.21</text:p>
          </table:table-cell>
          <table:table-cell table:style-name="ce2" table:formula="of:=[.D1134]-[.D1133]" office:value-type="float" office:value="20.6190999999999">
            <text:p>20.62</text:p>
          </table:table-cell>
          <table:table-cell table:style-name="ce4" table:formula="of:=[.D1134]*0.000621371" office:value-type="float" office:value="13.2092370078859">
            <text:p>13.2092</text:p>
          </table:table-cell>
          <table:table-cell table:style-name="ce4" table:formula="of:=[.E1134]*0.000621371" office:value-type="float" office:value="0.0128121107860999">
            <text:p>0.0128</text:p>
          </table:table-cell>
        </table:table-row>
        <table:table-row table:style-name="ro1">
          <table:table-cell table:style-name="ce1" office:value-type="float" office:value="30.30901266">
            <text:p>30.309013</text:p>
          </table:table-cell>
          <table:table-cell table:style-name="ce1" office:value-type="float" office:value="-97.75676365">
            <text:p>-97.756764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21279.2285">
            <text:p>21279.23</text:p>
          </table:table-cell>
          <table:table-cell table:style-name="ce2" table:formula="of:=[.D1135]-[.D1134]" office:value-type="float" office:value="21.0156000000025">
            <text:p>21.02</text:p>
          </table:table-cell>
          <table:table-cell table:style-name="ce4" table:formula="of:=[.D1135]*0.000621371" office:value-type="float" office:value="13.2222954922735">
            <text:p>13.2223</text:p>
          </table:table-cell>
          <table:table-cell table:style-name="ce4" table:formula="of:=[.E1135]*0.000621371" office:value-type="float" office:value="0.0130584843876015">
            <text:p>0.0131</text:p>
          </table:table-cell>
        </table:table-row>
        <table:table-row table:style-name="ro1">
          <table:table-cell table:style-name="ce1" office:value-type="float" office:value="30.30897788">
            <text:p>30.308978</text:p>
          </table:table-cell>
          <table:table-cell table:style-name="ce1" office:value-type="float" office:value="-97.75654932">
            <text:p>-97.756549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21300.1973">
            <text:p>21300.20</text:p>
          </table:table-cell>
          <table:table-cell table:style-name="ce2" table:formula="of:=[.D1136]-[.D1135]" office:value-type="float" office:value="20.9687999999987">
            <text:p>20.97</text:p>
          </table:table-cell>
          <table:table-cell table:style-name="ce4" table:formula="of:=[.D1136]*0.000621371" office:value-type="float" office:value="13.2353248964983">
            <text:p>13.2353</text:p>
          </table:table-cell>
          <table:table-cell table:style-name="ce4" table:formula="of:=[.E1136]*0.000621371" office:value-type="float" office:value="0.0130294042247992">
            <text:p>0.0130</text:p>
          </table:table-cell>
        </table:table-row>
        <table:table-row table:style-name="ro1">
          <table:table-cell table:style-name="ce1" office:value-type="float" office:value="30.30893496">
            <text:p>30.308935</text:p>
          </table:table-cell>
          <table:table-cell table:style-name="ce1" office:value-type="float" office:value="-97.75629376">
            <text:p>-97.756294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21325.2305">
            <text:p>21325.23</text:p>
          </table:table-cell>
          <table:table-cell table:style-name="ce2" table:formula="of:=[.D1137]-[.D1136]" office:value-type="float" office:value="25.0332000000017">
            <text:p>25.03</text:p>
          </table:table-cell>
          <table:table-cell table:style-name="ce4" table:formula="of:=[.D1137]*0.000621371" office:value-type="float" office:value="13.2508798010155">
            <text:p>13.2509</text:p>
          </table:table-cell>
          <table:table-cell table:style-name="ce4" table:formula="of:=[.E1137]*0.000621371" office:value-type="float" office:value="0.015554904517201">
            <text:p>0.0156</text:p>
          </table:table-cell>
        </table:table-row>
        <table:table-row table:style-name="ro1">
          <table:table-cell table:style-name="ce1" office:value-type="float" office:value="30.30889305">
            <text:p>30.308893</text:p>
          </table:table-cell>
          <table:table-cell table:style-name="ce1" office:value-type="float" office:value="-97.75604599">
            <text:p>-97.756046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21349.5469">
            <text:p>21349.55</text:p>
          </table:table-cell>
          <table:table-cell table:style-name="ce2" table:formula="of:=[.D1138]-[.D1137]" office:value-type="float" office:value="24.3163999999997">
            <text:p>24.32</text:p>
          </table:table-cell>
          <table:table-cell table:style-name="ce4" table:formula="of:=[.D1138]*0.000621371" office:value-type="float" office:value="13.2659893067999">
            <text:p>13.2660</text:p>
          </table:table-cell>
          <table:table-cell table:style-name="ce4" table:formula="of:=[.E1138]*0.000621371" office:value-type="float" office:value="0.0151095057843998">
            <text:p>0.0151</text:p>
          </table:table-cell>
        </table:table-row>
        <table:table-row table:style-name="ro1">
          <table:table-cell table:style-name="ce1" office:value-type="float" office:value="30.30896388">
            <text:p>30.308964</text:p>
          </table:table-cell>
          <table:table-cell table:style-name="ce1" office:value-type="float" office:value="-97.75590425">
            <text:p>-97.755904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21365.9141">
            <text:p>21365.91</text:p>
          </table:table-cell>
          <table:table-cell table:style-name="ce2" table:formula="of:=[.D1139]-[.D1138]" office:value-type="float" office:value="16.3672000000006">
            <text:p>16.37</text:p>
          </table:table-cell>
          <table:table-cell table:style-name="ce4" table:formula="of:=[.D1139]*0.000621371" office:value-type="float" office:value="13.2761594102311">
            <text:p>13.2762</text:p>
          </table:table-cell>
          <table:table-cell table:style-name="ce4" table:formula="of:=[.E1139]*0.000621371" office:value-type="float" office:value="0.0101701034312004">
            <text:p>0.0102</text:p>
          </table:table-cell>
        </table:table-row>
        <table:table-row table:style-name="ro1">
          <table:table-cell table:style-name="ce1" office:value-type="float" office:value="30.30899414">
            <text:p>30.308994</text:p>
          </table:table-cell>
          <table:table-cell table:style-name="ce1" office:value-type="float" office:value="-97.75588338">
            <text:p>-97.755883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21369.7383">
            <text:p>21369.74</text:p>
          </table:table-cell>
          <table:table-cell table:style-name="ce2" table:formula="of:=[.D1140]-[.D1139]" office:value-type="float" office:value="3.82419999999911">
            <text:p>3.82</text:p>
          </table:table-cell>
          <table:table-cell table:style-name="ce4" table:formula="of:=[.D1140]*0.000621371" office:value-type="float" office:value="13.2785356572093">
            <text:p>13.2785</text:p>
          </table:table-cell>
          <table:table-cell table:style-name="ce4" table:formula="of:=[.E1140]*0.000621371" office:value-type="float" office:value="0.00237624697819945">
            <text:p>0.0024</text:p>
          </table:table-cell>
        </table:table-row>
        <table:table-row table:style-name="ro1">
          <table:table-cell table:style-name="ce1" office:value-type="float" office:value="30.30913378">
            <text:p>30.309134</text:p>
          </table:table-cell>
          <table:table-cell table:style-name="ce1" office:value-type="float" office:value="-97.75583376">
            <text:p>-97.755834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21386.0488">
            <text:p>21386.05</text:p>
          </table:table-cell>
          <table:table-cell table:style-name="ce2" table:formula="of:=[.D1141]-[.D1140]" office:value-type="float" office:value="16.3104999999996">
            <text:p>16.31</text:p>
          </table:table-cell>
          <table:table-cell table:style-name="ce4" table:formula="of:=[.D1141]*0.000621371" office:value-type="float" office:value="13.2886705289048">
            <text:p>13.2887</text:p>
          </table:table-cell>
          <table:table-cell table:style-name="ce4" table:formula="of:=[.E1141]*0.000621371" office:value-type="float" office:value="0.0101348716954997">
            <text:p>0.0101</text:p>
          </table:table-cell>
        </table:table-row>
        <table:table-row table:style-name="ro1">
          <table:table-cell table:style-name="ce1" office:value-type="float" office:value="30.30928298">
            <text:p>30.309283</text:p>
          </table:table-cell>
          <table:table-cell table:style-name="ce1" office:value-type="float" office:value="-97.75580585">
            <text:p>-97.755806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1402.8242">
            <text:p>21402.82</text:p>
          </table:table-cell>
          <table:table-cell table:style-name="ce2" table:formula="of:=[.D1142]-[.D1141]" office:value-type="float" office:value="16.7753999999986">
            <text:p>16.78</text:p>
          </table:table-cell>
          <table:table-cell table:style-name="ce4" table:formula="of:=[.D1142]*0.000621371" office:value-type="float" office:value="13.2990942759782">
            <text:p>13.2991</text:p>
          </table:table-cell>
          <table:table-cell table:style-name="ce4" table:formula="of:=[.E1142]*0.000621371" office:value-type="float" office:value="0.0104237470733991">
            <text:p>0.0104</text:p>
          </table:table-cell>
        </table:table-row>
        <table:table-row table:style-name="ro1">
          <table:table-cell table:style-name="ce1" office:value-type="float" office:value="30.30931022">
            <text:p>30.309310</text:p>
          </table:table-cell>
          <table:table-cell table:style-name="ce1" office:value-type="float" office:value="-97.75580166">
            <text:p>-97.755802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1405.8516">
            <text:p>21405.85</text:p>
          </table:table-cell>
          <table:table-cell table:style-name="ce2" table:formula="of:=[.D1143]-[.D1142]" office:value-type="float" office:value="3.02740000000267">
            <text:p>3.03</text:p>
          </table:table-cell>
          <table:table-cell table:style-name="ce4" table:formula="of:=[.D1143]*0.000621371" office:value-type="float" office:value="13.3009754145436">
            <text:p>13.3010</text:p>
          </table:table-cell>
          <table:table-cell table:style-name="ce4" table:formula="of:=[.E1143]*0.000621371" office:value-type="float" office:value="0.00188113856540166">
            <text:p>0.0019</text:p>
          </table:table-cell>
        </table:table-row>
        <table:table-row table:style-name="ro1">
          <table:table-cell table:style-name="ce1" office:value-type="float" office:value="30.30941508">
            <text:p>30.309415</text:p>
          </table:table-cell>
          <table:table-cell table:style-name="ce1" office:value-type="float" office:value="-97.75578498">
            <text:p>-97.755785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21417.5488">
            <text:p>21417.55</text:p>
          </table:table-cell>
          <table:table-cell table:style-name="ce2" table:formula="of:=[.D1144]-[.D1143]" office:value-type="float" office:value="11.6971999999987">
            <text:p>11.70</text:p>
          </table:table-cell>
          <table:table-cell table:style-name="ce4" table:formula="of:=[.D1144]*0.000621371" office:value-type="float" office:value="13.3082437154048">
            <text:p>13.3082</text:p>
          </table:table-cell>
          <table:table-cell table:style-name="ce4" table:formula="of:=[.E1144]*0.000621371" office:value-type="float" office:value="0.00726830086119919">
            <text:p>0.0073</text:p>
          </table:table-cell>
        </table:table-row>
        <table:table-row table:style-name="ro1">
          <table:table-cell table:style-name="ce1" office:value-type="float" office:value="30.30949429">
            <text:p>30.309494</text:p>
          </table:table-cell>
          <table:table-cell table:style-name="ce1" office:value-type="float" office:value="-97.75573988">
            <text:p>-97.755740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1427.2598">
            <text:p>21427.26</text:p>
          </table:table-cell>
          <table:table-cell table:style-name="ce2" table:formula="of:=[.D1145]-[.D1144]" office:value-type="float" office:value="9.71099999999933">
            <text:p>9.71</text:p>
          </table:table-cell>
          <table:table-cell table:style-name="ce4" table:formula="of:=[.D1145]*0.000621371" office:value-type="float" office:value="13.3142778491858">
            <text:p>13.3143</text:p>
          </table:table-cell>
          <table:table-cell table:style-name="ce4" table:formula="of:=[.E1145]*0.000621371" office:value-type="float" office:value="0.00603413378099958">
            <text:p>0.0060</text:p>
          </table:table-cell>
        </table:table-row>
        <table:table-row table:style-name="ro1">
          <table:table-cell table:style-name="ce1" office:value-type="float" office:value="30.30966285">
            <text:p>30.309663</text:p>
          </table:table-cell>
          <table:table-cell table:style-name="ce1" office:value-type="float" office:value="-97.75571046">
            <text:p>-97.75571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1446.127">
            <text:p>21446.13</text:p>
          </table:table-cell>
          <table:table-cell table:style-name="ce2" table:formula="of:=[.D1146]-[.D1145]" office:value-type="float" office:value="18.8672000000006">
            <text:p>18.87</text:p>
          </table:table-cell>
          <table:table-cell table:style-name="ce4" table:formula="of:=[.D1146]*0.000621371" office:value-type="float" office:value="13.326001380117">
            <text:p>13.3260</text:p>
          </table:table-cell>
          <table:table-cell table:style-name="ce4" table:formula="of:=[.E1146]*0.000621371" office:value-type="float" office:value="0.0117235309312004">
            <text:p>0.0117</text:p>
          </table:table-cell>
        </table:table-row>
        <table:table-row table:style-name="ro1">
          <table:table-cell table:style-name="ce1" office:value-type="float" office:value="30.30982428">
            <text:p>30.309824</text:p>
          </table:table-cell>
          <table:table-cell table:style-name="ce1" office:value-type="float" office:value="-97.75569772">
            <text:p>-97.755698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1464.0039">
            <text:p>21464.00</text:p>
          </table:table-cell>
          <table:table-cell table:style-name="ce2" table:formula="of:=[.D1147]-[.D1146]" office:value-type="float" office:value="17.8768999999993">
            <text:p>17.88</text:p>
          </table:table-cell>
          <table:table-cell table:style-name="ce4" table:formula="of:=[.D1147]*0.000621371" office:value-type="float" office:value="13.3371095673469">
            <text:p>13.3371</text:p>
          </table:table-cell>
          <table:table-cell table:style-name="ce4" table:formula="of:=[.E1147]*0.000621371" office:value-type="float" office:value="0.0111081872298996">
            <text:p>0.0111</text:p>
          </table:table-cell>
        </table:table-row>
        <table:table-row table:style-name="ro1">
          <table:table-cell table:style-name="ce1" office:value-type="float" office:value="30.31003316">
            <text:p>30.310033</text:p>
          </table:table-cell>
          <table:table-cell table:style-name="ce1" office:value-type="float" office:value="-97.75566822">
            <text:p>-97.755668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1487.3086">
            <text:p>21487.31</text:p>
          </table:table-cell>
          <table:table-cell table:style-name="ce2" table:formula="of:=[.D1148]-[.D1147]" office:value-type="float" office:value="23.3047000000006">
            <text:p>23.30</text:p>
          </table:table-cell>
          <table:table-cell table:style-name="ce4" table:formula="of:=[.D1148]*0.000621371" office:value-type="float" office:value="13.3515904320906">
            <text:p>13.3516</text:p>
          </table:table-cell>
          <table:table-cell table:style-name="ce4" table:formula="of:=[.E1148]*0.000621371" office:value-type="float" office:value="0.0144808647437004">
            <text:p>0.0145</text:p>
          </table:table-cell>
        </table:table-row>
        <table:table-row table:style-name="ro1">
          <table:table-cell table:style-name="ce1" office:value-type="float" office:value="30.31027053">
            <text:p>30.310271</text:p>
          </table:table-cell>
          <table:table-cell table:style-name="ce1" office:value-type="float" office:value="-97.7556528">
            <text:p>-97.755653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1513.6797">
            <text:p>21513.68</text:p>
          </table:table-cell>
          <table:table-cell table:style-name="ce2" table:formula="of:=[.D1149]-[.D1148]" office:value-type="float" office:value="26.3711000000003">
            <text:p>26.37</text:p>
          </table:table-cell>
          <table:table-cell table:style-name="ce4" table:formula="of:=[.D1149]*0.000621371" office:value-type="float" office:value="13.3679766688687">
            <text:p>13.3680</text:p>
          </table:table-cell>
          <table:table-cell table:style-name="ce4" table:formula="of:=[.E1149]*0.000621371" office:value-type="float" office:value="0.0163862367781002">
            <text:p>0.0164</text:p>
          </table:table-cell>
        </table:table-row>
        <table:table-row table:style-name="ro1">
          <table:table-cell table:style-name="ce1" office:value-type="float" office:value="30.31043784">
            <text:p>30.310438</text:p>
          </table:table-cell>
          <table:table-cell table:style-name="ce1" office:value-type="float" office:value="-97.75564056">
            <text:p>-97.755641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21532.2676">
            <text:p>21532.27</text:p>
          </table:table-cell>
          <table:table-cell table:style-name="ce2" table:formula="of:=[.D1150]-[.D1149]" office:value-type="float" office:value="18.5878999999986">
            <text:p>18.59</text:p>
          </table:table-cell>
          <table:table-cell table:style-name="ce4" table:formula="of:=[.D1150]*0.000621371" office:value-type="float" office:value="13.3795266508796">
            <text:p>13.3795</text:p>
          </table:table-cell>
          <table:table-cell table:style-name="ce4" table:formula="of:=[.E1150]*0.000621371" office:value-type="float" office:value="0.0115499820108991">
            <text:p>0.0115</text:p>
          </table:table-cell>
        </table:table-row>
        <table:table-row table:style-name="ro1">
          <table:table-cell table:style-name="ce1" office:value-type="float" office:value="30.31057455">
            <text:p>30.310575</text:p>
          </table:table-cell>
          <table:table-cell table:style-name="ce1" office:value-type="float" office:value="-97.75562975">
            <text:p>-97.755630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21547.459">
            <text:p>21547.46</text:p>
          </table:table-cell>
          <table:table-cell table:style-name="ce2" table:formula="of:=[.D1151]-[.D1150]" office:value-type="float" office:value="15.1913999999997">
            <text:p>15.19</text:p>
          </table:table-cell>
          <table:table-cell table:style-name="ce4" table:formula="of:=[.D1151]*0.000621371" office:value-type="float" office:value="13.388966146289">
            <text:p>13.3890</text:p>
          </table:table-cell>
          <table:table-cell table:style-name="ce4" table:formula="of:=[.E1151]*0.000621371" office:value-type="float" office:value="0.00943949540939981">
            <text:p>0.0094</text:p>
          </table:table-cell>
        </table:table-row>
        <table:table-row table:style-name="ro1">
          <table:table-cell table:style-name="ce1" office:value-type="float" office:value="30.31070673">
            <text:p>30.310707</text:p>
          </table:table-cell>
          <table:table-cell table:style-name="ce1" office:value-type="float" office:value="-97.75561147">
            <text:p>-97.755611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1562.1777">
            <text:p>21562.18</text:p>
          </table:table-cell>
          <table:table-cell table:style-name="ce2" table:formula="of:=[.D1152]-[.D1151]" office:value-type="float" office:value="14.7187000000013">
            <text:p>14.72</text:p>
          </table:table-cell>
          <table:table-cell table:style-name="ce4" table:formula="of:=[.D1152]*0.000621371" office:value-type="float" office:value="13.3981119196267">
            <text:p>13.3981</text:p>
          </table:table-cell>
          <table:table-cell table:style-name="ce4" table:formula="of:=[.E1152]*0.000621371" office:value-type="float" office:value="0.00914577333770079">
            <text:p>0.0091</text:p>
          </table:table-cell>
        </table:table-row>
        <table:table-row table:style-name="ro1">
          <table:table-cell table:style-name="ce1" office:value-type="float" office:value="30.31086967">
            <text:p>30.310870</text:p>
          </table:table-cell>
          <table:table-cell table:style-name="ce1" office:value-type="float" office:value="-97.75558163">
            <text:p>-97.755582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1580.4961">
            <text:p>21580.50</text:p>
          </table:table-cell>
          <table:table-cell table:style-name="ce2" table:formula="of:=[.D1153]-[.D1152]" office:value-type="float" office:value="18.3184000000001">
            <text:p>18.32</text:p>
          </table:table-cell>
          <table:table-cell table:style-name="ce4" table:formula="of:=[.D1153]*0.000621371" office:value-type="float" office:value="13.4094944421531">
            <text:p>13.4095</text:p>
          </table:table-cell>
          <table:table-cell table:style-name="ce4" table:formula="of:=[.E1153]*0.000621371" office:value-type="float" office:value="0.0113825225264001">
            <text:p>0.0114</text:p>
          </table:table-cell>
        </table:table-row>
        <table:table-row table:style-name="ro1">
          <table:table-cell table:style-name="ce1" office:value-type="float" office:value="30.31106522">
            <text:p>30.311065</text:p>
          </table:table-cell>
          <table:table-cell table:style-name="ce1" office:value-type="float" office:value="-97.75555557">
            <text:p>-97.755556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1602.3633">
            <text:p>21602.36</text:p>
          </table:table-cell>
          <table:table-cell table:style-name="ce2" table:formula="of:=[.D1154]-[.D1153]" office:value-type="float" office:value="21.8672000000006">
            <text:p>21.87</text:p>
          </table:table-cell>
          <table:table-cell table:style-name="ce4" table:formula="of:=[.D1154]*0.000621371" office:value-type="float" office:value="13.4230820860843">
            <text:p>13.4231</text:p>
          </table:table-cell>
          <table:table-cell table:style-name="ce4" table:formula="of:=[.E1154]*0.000621371" office:value-type="float" office:value="0.0135876439312004">
            <text:p>0.0136</text:p>
          </table:table-cell>
        </table:table-row>
        <table:table-row table:style-name="ro1">
          <table:table-cell table:style-name="ce1" office:value-type="float" office:value="30.31122339">
            <text:p>30.311223</text:p>
          </table:table-cell>
          <table:table-cell table:style-name="ce1" office:value-type="float" office:value="-97.75553612">
            <text:p>-97.755536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1620.0117">
            <text:p>21620.01</text:p>
          </table:table-cell>
          <table:table-cell table:style-name="ce2" table:formula="of:=[.D1155]-[.D1154]" office:value-type="float" office:value="17.6483999999982">
            <text:p>17.65</text:p>
          </table:table-cell>
          <table:table-cell table:style-name="ce4" table:formula="of:=[.D1155]*0.000621371" office:value-type="float" office:value="13.4340482900407">
            <text:p>13.4340</text:p>
          </table:table-cell>
          <table:table-cell table:style-name="ce4" table:formula="of:=[.E1155]*0.000621371" office:value-type="float" office:value="0.0109662039563989">
            <text:p>0.0110</text:p>
          </table:table-cell>
        </table:table-row>
        <table:table-row table:style-name="ro1">
          <table:table-cell table:style-name="ce1" office:value-type="float" office:value="30.31135566">
            <text:p>30.311356</text:p>
          </table:table-cell>
          <table:table-cell table:style-name="ce1" office:value-type="float" office:value="-97.75552045">
            <text:p>-97.755520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1634.7246">
            <text:p>21634.72</text:p>
          </table:table-cell>
          <table:table-cell table:style-name="ce2" table:formula="of:=[.D1156]-[.D1155]" office:value-type="float" office:value="14.7129000000023">
            <text:p>14.71</text:p>
          </table:table-cell>
          <table:table-cell table:style-name="ce4" table:formula="of:=[.D1156]*0.000621371" office:value-type="float" office:value="13.4431904594266">
            <text:p>13.4432</text:p>
          </table:table-cell>
          <table:table-cell table:style-name="ce4" table:formula="of:=[.E1156]*0.000621371" office:value-type="float" office:value="0.00914216938590141">
            <text:p>0.0091</text:p>
          </table:table-cell>
        </table:table-row>
        <table:table-row table:style-name="ro1">
          <table:table-cell table:style-name="ce1" office:value-type="float" office:value="30.31147879">
            <text:p>30.311479</text:p>
          </table:table-cell>
          <table:table-cell table:style-name="ce1" office:value-type="float" office:value="-97.75548985">
            <text:p>-97.75549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1648.7109">
            <text:p>21648.71</text:p>
          </table:table-cell>
          <table:table-cell table:style-name="ce2" table:formula="of:=[.D1157]-[.D1156]" office:value-type="float" office:value="13.9862999999968">
            <text:p>13.99</text:p>
          </table:table-cell>
          <table:table-cell table:style-name="ce4" table:formula="of:=[.D1157]*0.000621371" office:value-type="float" office:value="13.4518811406439">
            <text:p>13.4519</text:p>
          </table:table-cell>
          <table:table-cell table:style-name="ce4" table:formula="of:=[.E1157]*0.000621371" office:value-type="float" office:value="0.00869068121729804">
            <text:p>0.0087</text:p>
          </table:table-cell>
        </table:table-row>
        <table:table-row table:style-name="ro1">
          <table:table-cell table:style-name="ce1" office:value-type="float" office:value="30.31160845">
            <text:p>30.311608</text:p>
          </table:table-cell>
          <table:table-cell table:style-name="ce1" office:value-type="float" office:value="-97.75546538">
            <text:p>-97.755465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1663.2383">
            <text:p>21663.24</text:p>
          </table:table-cell>
          <table:table-cell table:style-name="ce2" table:formula="of:=[.D1158]-[.D1157]" office:value-type="float" office:value="14.5274000000027">
            <text:p>14.53</text:p>
          </table:table-cell>
          <table:table-cell table:style-name="ce4" table:formula="of:=[.D1158]*0.000621371" office:value-type="float" office:value="13.4609080457093">
            <text:p>13.4609</text:p>
          </table:table-cell>
          <table:table-cell table:style-name="ce4" table:formula="of:=[.E1158]*0.000621371" office:value-type="float" office:value="0.00902690506540166">
            <text:p>0.0090</text:p>
          </table:table-cell>
        </table:table-row>
        <table:table-row table:style-name="ro1">
          <table:table-cell table:style-name="ce1" office:value-type="float" office:value="30.31181968">
            <text:p>30.311820</text:p>
          </table:table-cell>
          <table:table-cell table:style-name="ce1" office:value-type="float" office:value="-97.75543973">
            <text:p>-97.75544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1686.7988">
            <text:p>21686.80</text:p>
          </table:table-cell>
          <table:table-cell table:style-name="ce2" table:formula="of:=[.D1159]-[.D1158]" office:value-type="float" office:value="23.5604999999996">
            <text:p>23.56</text:p>
          </table:table-cell>
          <table:table-cell table:style-name="ce4" table:formula="of:=[.D1159]*0.000621371" office:value-type="float" office:value="13.4755478571548">
            <text:p>13.4755</text:p>
          </table:table-cell>
          <table:table-cell table:style-name="ce4" table:formula="of:=[.E1159]*0.000621371" office:value-type="float" office:value="0.0146398114454997">
            <text:p>0.0146</text:p>
          </table:table-cell>
        </table:table-row>
        <table:table-row table:style-name="ro1">
          <table:table-cell table:style-name="ce1" office:value-type="float" office:value="30.31205546">
            <text:p>30.312055</text:p>
          </table:table-cell>
          <table:table-cell table:style-name="ce1" office:value-type="float" office:value="-97.75540964">
            <text:p>-97.755410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21713.0879">
            <text:p>21713.09</text:p>
          </table:table-cell>
          <table:table-cell table:style-name="ce2" table:formula="of:=[.D1160]-[.D1159]" office:value-type="float" office:value="26.2890999999981">
            <text:p>26.29</text:p>
          </table:table-cell>
          <table:table-cell table:style-name="ce4" table:formula="of:=[.D1160]*0.000621371" office:value-type="float" office:value="13.4918831415109">
            <text:p>13.4919</text:p>
          </table:table-cell>
          <table:table-cell table:style-name="ce4" table:formula="of:=[.E1160]*0.000621371" office:value-type="float" office:value="0.0163352843560988">
            <text:p>0.0163</text:p>
          </table:table-cell>
        </table:table-row>
        <table:table-row table:style-name="ro1">
          <table:table-cell table:style-name="ce1" office:value-type="float" office:value="30.31221564">
            <text:p>30.312216</text:p>
          </table:table-cell>
          <table:table-cell table:style-name="ce1" office:value-type="float" office:value="-97.75540486">
            <text:p>-97.755405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1730.8086">
            <text:p>21730.81</text:p>
          </table:table-cell>
          <table:table-cell table:style-name="ce2" table:formula="of:=[.D1161]-[.D1160]" office:value-type="float" office:value="17.7207000000017">
            <text:p>17.72</text:p>
          </table:table-cell>
          <table:table-cell table:style-name="ce4" table:formula="of:=[.D1161]*0.000621371" office:value-type="float" office:value="13.5028942705906">
            <text:p>13.5029</text:p>
          </table:table-cell>
          <table:table-cell table:style-name="ce4" table:formula="of:=[.E1161]*0.000621371" office:value-type="float" office:value="0.011011129079701">
            <text:p>0.0110</text:p>
          </table:table-cell>
        </table:table-row>
        <table:table-row table:style-name="ro1">
          <table:table-cell table:style-name="ce1" office:value-type="float" office:value="30.3124184">
            <text:p>30.312418</text:p>
          </table:table-cell>
          <table:table-cell table:style-name="ce1" office:value-type="float" office:value="-97.75539069">
            <text:p>-97.755391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1753.3105">
            <text:p>21753.31</text:p>
          </table:table-cell>
          <table:table-cell table:style-name="ce2" table:formula="of:=[.D1162]-[.D1161]" office:value-type="float" office:value="22.5018999999993">
            <text:p>22.50</text:p>
          </table:table-cell>
          <table:table-cell table:style-name="ce4" table:formula="of:=[.D1162]*0.000621371" office:value-type="float" office:value="13.5168762986955">
            <text:p>13.5169</text:p>
          </table:table-cell>
          <table:table-cell table:style-name="ce4" table:formula="of:=[.E1162]*0.000621371" office:value-type="float" office:value="0.0139820281048996">
            <text:p>0.0140</text:p>
          </table:table-cell>
        </table:table-row>
        <table:table-row table:style-name="ro1">
          <table:table-cell table:style-name="ce1" office:value-type="float" office:value="30.31258486">
            <text:p>30.312585</text:p>
          </table:table-cell>
          <table:table-cell table:style-name="ce1" office:value-type="float" office:value="-97.75536723">
            <text:p>-97.755367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1771.8359">
            <text:p>21771.84</text:p>
          </table:table-cell>
          <table:table-cell table:style-name="ce2" table:formula="of:=[.D1163]-[.D1162]" office:value-type="float" office:value="18.5253999999986">
            <text:p>18.53</text:p>
          </table:table-cell>
          <table:table-cell table:style-name="ce4" table:formula="of:=[.D1163]*0.000621371" office:value-type="float" office:value="13.5283874450189">
            <text:p>13.5284</text:p>
          </table:table-cell>
          <table:table-cell table:style-name="ce4" table:formula="of:=[.E1163]*0.000621371" office:value-type="float" office:value="0.0115111463233991">
            <text:p>0.0115</text:p>
          </table:table-cell>
        </table:table-row>
        <table:table-row table:style-name="ro1">
          <table:table-cell table:style-name="ce1" office:value-type="float" office:value="30.31278888">
            <text:p>30.312789</text:p>
          </table:table-cell>
          <table:table-cell table:style-name="ce1" office:value-type="float" office:value="-97.75533663">
            <text:p>-97.755337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1794.6191">
            <text:p>21794.62</text:p>
          </table:table-cell>
          <table:table-cell table:style-name="ce2" table:formula="of:=[.D1164]-[.D1163]" office:value-type="float" office:value="22.7832000000017">
            <text:p>22.78</text:p>
          </table:table-cell>
          <table:table-cell table:style-name="ce4" table:formula="of:=[.D1164]*0.000621371" office:value-type="float" office:value="13.5425442647861">
            <text:p>13.5425</text:p>
          </table:table-cell>
          <table:table-cell table:style-name="ce4" table:formula="of:=[.E1164]*0.000621371" office:value-type="float" office:value="0.014156819767201">
            <text:p>0.0142</text:p>
          </table:table-cell>
        </table:table-row>
        <table:table-row table:style-name="ro1">
          <table:table-cell table:style-name="ce1" office:value-type="float" office:value="30.31295937">
            <text:p>30.312959</text:p>
          </table:table-cell>
          <table:table-cell table:style-name="ce1" office:value-type="float" office:value="-97.75532716">
            <text:p>-97.755327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1813.4238">
            <text:p>21813.42</text:p>
          </table:table-cell>
          <table:table-cell table:style-name="ce2" table:formula="of:=[.D1165]-[.D1164]" office:value-type="float" office:value="18.8047000000006">
            <text:p>18.80</text:p>
          </table:table-cell>
          <table:table-cell table:style-name="ce4" table:formula="of:=[.D1165]*0.000621371" office:value-type="float" office:value="13.5542289600298">
            <text:p>13.5542</text:p>
          </table:table-cell>
          <table:table-cell table:style-name="ce4" table:formula="of:=[.E1165]*0.000621371" office:value-type="float" office:value="0.0116846952437004">
            <text:p>0.0117</text:p>
          </table:table-cell>
        </table:table-row>
        <table:table-row table:style-name="ro1">
          <table:table-cell table:style-name="ce1" office:value-type="float" office:value="30.31309348">
            <text:p>30.313093</text:p>
          </table:table-cell>
          <table:table-cell table:style-name="ce1" office:value-type="float" office:value="-97.75532012">
            <text:p>-97.755320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1828.2832">
            <text:p>21828.28</text:p>
          </table:table-cell>
          <table:table-cell table:style-name="ce2" table:formula="of:=[.D1166]-[.D1165]" office:value-type="float" office:value="14.8594000000012">
            <text:p>14.86</text:p>
          </table:table-cell>
          <table:table-cell table:style-name="ce4" table:formula="of:=[.D1166]*0.000621371" office:value-type="float" office:value="13.5634621602672">
            <text:p>13.5635</text:p>
          </table:table-cell>
          <table:table-cell table:style-name="ce4" table:formula="of:=[.E1166]*0.000621371" office:value-type="float" office:value="0.00923320023740074">
            <text:p>0.0092</text:p>
          </table:table-cell>
        </table:table-row>
        <table:table-row table:style-name="ro1">
          <table:table-cell table:style-name="ce1" office:value-type="float" office:value="30.31328358">
            <text:p>30.313284</text:p>
          </table:table-cell>
          <table:table-cell table:style-name="ce1" office:value-type="float" office:value="-97.75528366">
            <text:p>-97.755284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1849.7812">
            <text:p>21849.78</text:p>
          </table:table-cell>
          <table:table-cell table:style-name="ce2" table:formula="of:=[.D1167]-[.D1166]" office:value-type="float" office:value="21.4979999999996">
            <text:p>21.50</text:p>
          </table:table-cell>
          <table:table-cell table:style-name="ce4" table:formula="of:=[.D1167]*0.000621371" office:value-type="float" office:value="13.5768203940252">
            <text:p>13.5768</text:p>
          </table:table-cell>
          <table:table-cell table:style-name="ce4" table:formula="of:=[.E1167]*0.000621371" office:value-type="float" office:value="0.0133582337579997">
            <text:p>0.0134</text:p>
          </table:table-cell>
        </table:table-row>
        <table:table-row table:style-name="ro1">
          <table:table-cell table:style-name="ce1" office:value-type="float" office:value="30.3134539">
            <text:p>30.313454</text:p>
          </table:table-cell>
          <table:table-cell table:style-name="ce1" office:value-type="float" office:value="-97.75525474">
            <text:p>-97.755255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1868.7656">
            <text:p>21868.77</text:p>
          </table:table-cell>
          <table:table-cell table:style-name="ce2" table:formula="of:=[.D1168]-[.D1167]" office:value-type="float" office:value="18.9843999999976">
            <text:p>18.98</text:p>
          </table:table-cell>
          <table:table-cell table:style-name="ce4" table:formula="of:=[.D1168]*0.000621371" office:value-type="float" office:value="13.5886167496376">
            <text:p>13.5886</text:p>
          </table:table-cell>
          <table:table-cell table:style-name="ce4" table:formula="of:=[.E1168]*0.000621371" office:value-type="float" office:value="0.0117963556123985">
            <text:p>0.0118</text:p>
          </table:table-cell>
        </table:table-row>
        <table:table-row table:style-name="ro1">
          <table:table-cell table:style-name="ce1" office:value-type="float" office:value="30.31362799">
            <text:p>30.313628</text:p>
          </table:table-cell>
          <table:table-cell table:style-name="ce1" office:value-type="float" office:value="-97.75521417">
            <text:p>-97.755214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1888.6582">
            <text:p>21888.66</text:p>
          </table:table-cell>
          <table:table-cell table:style-name="ce2" table:formula="of:=[.D1169]-[.D1168]" office:value-type="float" office:value="19.8926000000029">
            <text:p>19.89</text:p>
          </table:table-cell>
          <table:table-cell table:style-name="ce4" table:formula="of:=[.D1169]*0.000621371" office:value-type="float" office:value="13.6009774343922">
            <text:p>13.6010</text:p>
          </table:table-cell>
          <table:table-cell table:style-name="ce4" table:formula="of:=[.E1169]*0.000621371" office:value-type="float" office:value="0.0123606847546018">
            <text:p>0.0124</text:p>
          </table:table-cell>
        </table:table-row>
        <table:table-row table:style-name="ro1">
          <table:table-cell table:style-name="ce1" office:value-type="float" office:value="30.31365339">
            <text:p>30.313653</text:p>
          </table:table-cell>
          <table:table-cell table:style-name="ce1" office:value-type="float" office:value="-97.75508165">
            <text:p>-97.755082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21902.2715">
            <text:p>21902.27</text:p>
          </table:table-cell>
          <table:table-cell table:style-name="ce2" table:formula="of:=[.D1170]-[.D1169]" office:value-type="float" office:value="13.6132999999973">
            <text:p>13.61</text:p>
          </table:table-cell>
          <table:table-cell table:style-name="ce4" table:formula="of:=[.D1170]*0.000621371" office:value-type="float" office:value="13.6094363442265">
            <text:p>13.6094</text:p>
          </table:table-cell>
          <table:table-cell table:style-name="ce4" table:formula="of:=[.E1170]*0.000621371" office:value-type="float" office:value="0.00845890983429829">
            <text:p>0.0085</text:p>
          </table:table-cell>
        </table:table-row>
        <table:table-row table:style-name="ro1">
          <table:table-cell table:style-name="ce1" office:value-type="float" office:value="30.31362045">
            <text:p>30.313620</text:p>
          </table:table-cell>
          <table:table-cell table:style-name="ce1" office:value-type="float" office:value="-97.75484822">
            <text:p>-97.754848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21924.9883">
            <text:p>21924.99</text:p>
          </table:table-cell>
          <table:table-cell table:style-name="ce2" table:formula="of:=[.D1171]-[.D1170]" office:value-type="float" office:value="22.716800000002">
            <text:p>22.72</text:p>
          </table:table-cell>
          <table:table-cell table:style-name="ce4" table:formula="of:=[.D1171]*0.000621371" office:value-type="float" office:value="13.6235519049593">
            <text:p>13.6236</text:p>
          </table:table-cell>
          <table:table-cell table:style-name="ce4" table:formula="of:=[.E1171]*0.000621371" office:value-type="float" office:value="0.0141155607328012">
            <text:p>0.0141</text:p>
          </table:table-cell>
        </table:table-row>
        <table:table-row table:style-name="ro1">
          <table:table-cell table:style-name="ce1" office:value-type="float" office:value="30.31360243">
            <text:p>30.313602</text:p>
          </table:table-cell>
          <table:table-cell table:style-name="ce1" office:value-type="float" office:value="-97.75470388">
            <text:p>-97.75470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21939.0469">
            <text:p>21939.05</text:p>
          </table:table-cell>
          <table:table-cell table:style-name="ce2" table:formula="of:=[.D1172]-[.D1171]" office:value-type="float" office:value="14.0586000000003">
            <text:p>14.06</text:p>
          </table:table-cell>
          <table:table-cell table:style-name="ce4" table:formula="of:=[.D1172]*0.000621371" office:value-type="float" office:value="13.6322875112999">
            <text:p>13.6323</text:p>
          </table:table-cell>
          <table:table-cell table:style-name="ce4" table:formula="of:=[.E1172]*0.000621371" office:value-type="float" office:value="0.00873560634060019">
            <text:p>0.0087</text:p>
          </table:table-cell>
        </table:table-row>
        <table:table-row table:style-name="ro1">
          <table:table-cell table:style-name="ce1" office:value-type="float" office:value="30.31355046">
            <text:p>30.313550</text:p>
          </table:table-cell>
          <table:table-cell table:style-name="ce1" office:value-type="float" office:value="-97.75447045">
            <text:p>-97.754470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21962.8027">
            <text:p>21962.80</text:p>
          </table:table-cell>
          <table:table-cell table:style-name="ce2" table:formula="of:=[.D1173]-[.D1172]" office:value-type="float" office:value="23.755799999999">
            <text:p>23.76</text:p>
          </table:table-cell>
          <table:table-cell table:style-name="ce4" table:formula="of:=[.D1173]*0.000621371" office:value-type="float" office:value="13.6470486765017">
            <text:p>13.6470</text:p>
          </table:table-cell>
          <table:table-cell table:style-name="ce4" table:formula="of:=[.E1173]*0.000621371" office:value-type="float" office:value="0.0147611652017994">
            <text:p>0.0148</text:p>
          </table:table-cell>
        </table:table-row>
        <table:table-row table:style-name="ro1">
          <table:table-cell table:style-name="ce1" office:value-type="float" office:value="30.31350754">
            <text:p>30.313508</text:p>
          </table:table-cell>
          <table:table-cell table:style-name="ce1" office:value-type="float" office:value="-97.75431563">
            <text:p>-97.754316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1977.8086">
            <text:p>21977.81</text:p>
          </table:table-cell>
          <table:table-cell table:style-name="ce2" table:formula="of:=[.D1174]-[.D1173]" office:value-type="float" office:value="15.0059000000001">
            <text:p>15.01</text:p>
          </table:table-cell>
          <table:table-cell table:style-name="ce4" table:formula="of:=[.D1174]*0.000621371" office:value-type="float" office:value="13.6563729075906">
            <text:p>13.6564</text:p>
          </table:table-cell>
          <table:table-cell table:style-name="ce4" table:formula="of:=[.E1174]*0.000621371" office:value-type="float" office:value="0.00932423108890007">
            <text:p>0.0093</text:p>
          </table:table-cell>
        </table:table-row>
        <table:table-row table:style-name="ro1">
          <table:table-cell table:style-name="ce1" office:value-type="float" office:value="30.31345834">
            <text:p>30.313458</text:p>
          </table:table-cell>
          <table:table-cell table:style-name="ce1" office:value-type="float" office:value="-97.75412335">
            <text:p>-97.754123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21997.1387">
            <text:p>21997.14</text:p>
          </table:table-cell>
          <table:table-cell table:style-name="ce2" table:formula="of:=[.D1175]-[.D1174]" office:value-type="float" office:value="19.3300999999992">
            <text:p>19.33</text:p>
          </table:table-cell>
          <table:table-cell table:style-name="ce4" table:formula="of:=[.D1175]*0.000621371" office:value-type="float" office:value="13.6683840711577">
            <text:p>13.6684</text:p>
          </table:table-cell>
          <table:table-cell table:style-name="ce4" table:formula="of:=[.E1175]*0.000621371" office:value-type="float" office:value="0.0120111635670995">
            <text:p>0.0120</text:p>
          </table:table-cell>
        </table:table-row>
        <table:table-row table:style-name="ro1">
          <table:table-cell table:style-name="ce1" office:value-type="float" office:value="30.31340822">
            <text:p>30.313408</text:p>
          </table:table-cell>
          <table:table-cell table:style-name="ce1" office:value-type="float" office:value="-97.75389662">
            <text:p>-97.753897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22019.6836">
            <text:p>22019.68</text:p>
          </table:table-cell>
          <table:table-cell table:style-name="ce2" table:formula="of:=[.D1176]-[.D1175]" office:value-type="float" office:value="22.5449000000008">
            <text:p>22.54</text:p>
          </table:table-cell>
          <table:table-cell table:style-name="ce4" table:formula="of:=[.D1176]*0.000621371" office:value-type="float" office:value="13.6823928182156">
            <text:p>13.6824</text:p>
          </table:table-cell>
          <table:table-cell table:style-name="ce4" table:formula="of:=[.E1176]*0.000621371" office:value-type="float" office:value="0.0140087470579005">
            <text:p>0.0140</text:p>
          </table:table-cell>
        </table:table-row>
        <table:table-row table:style-name="ro1">
          <table:table-cell table:style-name="ce1" office:value-type="float" office:value="30.31333454">
            <text:p>30.313335</text:p>
          </table:table-cell>
          <table:table-cell table:style-name="ce1" office:value-type="float" office:value="-97.75362639">
            <text:p>-97.753626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22046.959">
            <text:p>22046.96</text:p>
          </table:table-cell>
          <table:table-cell table:style-name="ce2" table:formula="of:=[.D1177]-[.D1176]" office:value-type="float" office:value="27.2753999999986">
            <text:p>27.28</text:p>
          </table:table-cell>
          <table:table-cell table:style-name="ce4" table:formula="of:=[.D1177]*0.000621371" office:value-type="float" office:value="13.699340960789">
            <text:p>13.6993</text:p>
          </table:table-cell>
          <table:table-cell table:style-name="ce4" table:formula="of:=[.E1177]*0.000621371" office:value-type="float" office:value="0.0169481425733991">
            <text:p>0.0169</text:p>
          </table:table-cell>
        </table:table-row>
        <table:table-row table:style-name="ro1">
          <table:table-cell table:style-name="ce1" office:value-type="float" office:value="30.31328157">
            <text:p>30.313282</text:p>
          </table:table-cell>
          <table:table-cell table:style-name="ce1" office:value-type="float" office:value="-97.75339245">
            <text:p>-97.753392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2070.1719">
            <text:p>22070.17</text:p>
          </table:table-cell>
          <table:table-cell table:style-name="ce2" table:formula="of:=[.D1178]-[.D1177]" office:value-type="float" office:value="23.2129000000023">
            <text:p>23.21</text:p>
          </table:table-cell>
          <table:table-cell table:style-name="ce4" table:formula="of:=[.D1178]*0.000621371" office:value-type="float" office:value="13.7137647836749">
            <text:p>13.7138</text:p>
          </table:table-cell>
          <table:table-cell table:style-name="ce4" table:formula="of:=[.E1178]*0.000621371" office:value-type="float" office:value="0.0144238228859014">
            <text:p>0.0144</text:p>
          </table:table-cell>
        </table:table-row>
        <table:table-row table:style-name="ro1">
          <table:table-cell table:style-name="ce1" office:value-type="float" office:value="30.31327763">
            <text:p>30.313278</text:p>
          </table:table-cell>
          <table:table-cell table:style-name="ce1" office:value-type="float" office:value="-97.75335322">
            <text:p>-97.753353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22073.9219">
            <text:p>22073.92</text:p>
          </table:table-cell>
          <table:table-cell table:style-name="ce2" table:formula="of:=[.D1179]-[.D1178]" office:value-type="float" office:value="3.75">
            <text:p>3.75</text:p>
          </table:table-cell>
          <table:table-cell table:style-name="ce4" table:formula="of:=[.D1179]*0.000621371" office:value-type="float" office:value="13.7160949249249">
            <text:p>13.7161</text:p>
          </table:table-cell>
          <table:table-cell table:style-name="ce4" table:formula="of:=[.E1179]*0.000621371" office:value-type="float" office:value="0.00233014125">
            <text:p>0.0023</text:p>
          </table:table-cell>
        </table:table-row>
        <table:table-row table:style-name="ro1">
          <table:table-cell table:style-name="ce1" office:value-type="float" office:value="30.31335499">
            <text:p>30.313355</text:p>
          </table:table-cell>
          <table:table-cell table:style-name="ce1" office:value-type="float" office:value="-97.75322816">
            <text:p>-97.753228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2089.1328">
            <text:p>22089.13</text:p>
          </table:table-cell>
          <table:table-cell table:style-name="ce2" table:formula="of:=[.D1180]-[.D1179]" office:value-type="float" office:value="15.2108999999982">
            <text:p>15.21</text:p>
          </table:table-cell>
          <table:table-cell table:style-name="ce4" table:formula="of:=[.D1180]*0.000621371" office:value-type="float" office:value="13.7255465370688">
            <text:p>13.7255</text:p>
          </table:table-cell>
          <table:table-cell table:style-name="ce4" table:formula="of:=[.E1180]*0.000621371" office:value-type="float" office:value="0.00945161214389889">
            <text:p>0.0095</text:p>
          </table:table-cell>
        </table:table-row>
        <table:table-row table:style-name="ro1">
          <table:table-cell table:style-name="ce1" office:value-type="float" office:value="30.31345147">
            <text:p>30.313451</text:p>
          </table:table-cell>
          <table:table-cell table:style-name="ce1" office:value-type="float" office:value="-97.7532223">
            <text:p>-97.753222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22099.9785">
            <text:p>22099.98</text:p>
          </table:table-cell>
          <table:table-cell table:style-name="ce2" table:formula="of:=[.D1181]-[.D1180]" office:value-type="float" office:value="10.8457000000017">
            <text:p>10.85</text:p>
          </table:table-cell>
          <table:table-cell table:style-name="ce4" table:formula="of:=[.D1181]*0.000621371" office:value-type="float" office:value="13.7322857405235">
            <text:p>13.7323</text:p>
          </table:table-cell>
          <table:table-cell table:style-name="ce4" table:formula="of:=[.E1181]*0.000621371" office:value-type="float" office:value="0.00673920345470104">
            <text:p>0.0067</text:p>
          </table:table-cell>
        </table:table-row>
        <table:table-row table:style-name="ro1">
          <table:table-cell table:style-name="ce1" office:value-type="float" office:value="30.31362304">
            <text:p>30.313623</text:p>
          </table:table-cell>
          <table:table-cell table:style-name="ce1" office:value-type="float" office:value="-97.75328298">
            <text:p>-97.753283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22119.8613">
            <text:p>22119.86</text:p>
          </table:table-cell>
          <table:table-cell table:style-name="ce2" table:formula="of:=[.D1182]-[.D1181]" office:value-type="float" office:value="19.8827999999994">
            <text:p>19.88</text:p>
          </table:table-cell>
          <table:table-cell table:style-name="ce4" table:formula="of:=[.D1182]*0.000621371" office:value-type="float" office:value="13.7446403358423">
            <text:p>13.7446</text:p>
          </table:table-cell>
          <table:table-cell table:style-name="ce4" table:formula="of:=[.E1182]*0.000621371" office:value-type="float" office:value="0.0123545953187996">
            <text:p>0.0124</text:p>
          </table:table-cell>
        </table:table-row>
        <table:table-row table:style-name="ro1">
          <table:table-cell table:style-name="ce1" office:value-type="float" office:value="30.31379739">
            <text:p>30.313797</text:p>
          </table:table-cell>
          <table:table-cell table:style-name="ce1" office:value-type="float" office:value="-97.75335423">
            <text:p>-97.753354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22140.3496">
            <text:p>22140.35</text:p>
          </table:table-cell>
          <table:table-cell table:style-name="ce2" table:formula="of:=[.D1183]-[.D1182]" office:value-type="float" office:value="20.4883000000009">
            <text:p>20.49</text:p>
          </table:table-cell>
          <table:table-cell table:style-name="ce4" table:formula="of:=[.D1183]*0.000621371" office:value-type="float" office:value="13.7573711713016">
            <text:p>13.7574</text:p>
          </table:table-cell>
          <table:table-cell table:style-name="ce4" table:formula="of:=[.E1183]*0.000621371" office:value-type="float" office:value="0.0127308354593006">
            <text:p>0.0127</text:p>
          </table:table-cell>
        </table:table-row>
        <table:table-row table:style-name="ro1">
          <table:table-cell table:style-name="ce1" office:value-type="float" office:value="30.31395069">
            <text:p>30.313951</text:p>
          </table:table-cell>
          <table:table-cell table:style-name="ce1" office:value-type="float" office:value="-97.75342195">
            <text:p>-97.753422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2158.5273">
            <text:p>22158.53</text:p>
          </table:table-cell>
          <table:table-cell table:style-name="ce2" table:formula="of:=[.D1184]-[.D1183]" office:value-type="float" office:value="18.1777000000002">
            <text:p>18.18</text:p>
          </table:table-cell>
          <table:table-cell table:style-name="ce4" table:formula="of:=[.D1184]*0.000621371" office:value-type="float" office:value="13.7686662669283">
            <text:p>13.7687</text:p>
          </table:table-cell>
          <table:table-cell table:style-name="ce4" table:formula="of:=[.E1184]*0.000621371" office:value-type="float" office:value="0.0112950956267001">
            <text:p>0.0113</text:p>
          </table:table-cell>
        </table:table-row>
        <table:table-row table:style-name="ro1">
          <table:table-cell table:style-name="ce1" office:value-type="float" office:value="30.31408288">
            <text:p>30.314083</text:p>
          </table:table-cell>
          <table:table-cell table:style-name="ce1" office:value-type="float" office:value="-97.75348574">
            <text:p>-97.753486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2174.3965">
            <text:p>22174.40</text:p>
          </table:table-cell>
          <table:table-cell table:style-name="ce2" table:formula="of:=[.D1185]-[.D1184]" office:value-type="float" office:value="15.8691999999974">
            <text:p>15.87</text:p>
          </table:table-cell>
          <table:table-cell table:style-name="ce4" table:formula="of:=[.D1185]*0.000621371" office:value-type="float" office:value="13.7785269276015">
            <text:p>13.7785</text:p>
          </table:table-cell>
          <table:table-cell table:style-name="ce4" table:formula="of:=[.E1185]*0.000621371" office:value-type="float" office:value="0.00986066067319836">
            <text:p>0.0099</text:p>
          </table:table-cell>
        </table:table-row>
        <table:table-row table:style-name="ro1">
          <table:table-cell table:style-name="ce1" office:value-type="float" office:value="30.31422327">
            <text:p>30.314223</text:p>
          </table:table-cell>
          <table:table-cell table:style-name="ce1" office:value-type="float" office:value="-97.75354592">
            <text:p>-97.753546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2191.0098">
            <text:p>22191.01</text:p>
          </table:table-cell>
          <table:table-cell table:style-name="ce2" table:formula="of:=[.D1186]-[.D1185]" office:value-type="float" office:value="16.6133000000009">
            <text:p>16.61</text:p>
          </table:table-cell>
          <table:table-cell table:style-name="ce4" table:formula="of:=[.D1186]*0.000621371" office:value-type="float" office:value="13.7888499504358">
            <text:p>13.7888</text:p>
          </table:table-cell>
          <table:table-cell table:style-name="ce4" table:formula="of:=[.E1186]*0.000621371" office:value-type="float" office:value="0.0103230228343006">
            <text:p>0.0103</text:p>
          </table:table-cell>
        </table:table-row>
        <table:table-row table:style-name="ro1">
          <table:table-cell table:style-name="ce1" office:value-type="float" office:value="30.31436803">
            <text:p>30.314368</text:p>
          </table:table-cell>
          <table:table-cell table:style-name="ce1" office:value-type="float" office:value="-97.75361113">
            <text:p>-97.753611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2208.293">
            <text:p>22208.29</text:p>
          </table:table-cell>
          <table:table-cell table:style-name="ce2" table:formula="of:=[.D1187]-[.D1186]" office:value-type="float" office:value="17.2832000000017">
            <text:p>17.28</text:p>
          </table:table-cell>
          <table:table-cell table:style-name="ce4" table:formula="of:=[.D1187]*0.000621371" office:value-type="float" office:value="13.799589229703">
            <text:p>13.7996</text:p>
          </table:table-cell>
          <table:table-cell table:style-name="ce4" table:formula="of:=[.E1187]*0.000621371" office:value-type="float" office:value="0.010739279267201">
            <text:p>0.0107</text:p>
          </table:table-cell>
        </table:table-row>
        <table:table-row table:style-name="ro1">
          <table:table-cell table:style-name="ce1" office:value-type="float" office:value="30.31448747">
            <text:p>30.314487</text:p>
          </table:table-cell>
          <table:table-cell table:style-name="ce1" office:value-type="float" office:value="-97.75365522">
            <text:p>-97.753655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2222.1602">
            <text:p>22222.16</text:p>
          </table:table-cell>
          <table:table-cell table:style-name="ce2" table:formula="of:=[.D1188]-[.D1187]" office:value-type="float" office:value="13.867199999997">
            <text:p>13.87</text:p>
          </table:table-cell>
          <table:table-cell table:style-name="ce4" table:formula="of:=[.D1188]*0.000621371" office:value-type="float" office:value="13.8082059056342">
            <text:p>13.8082</text:p>
          </table:table-cell>
          <table:table-cell table:style-name="ce4" table:formula="of:=[.E1188]*0.000621371" office:value-type="float" office:value="0.00861667593119811">
            <text:p>0.0086</text:p>
          </table:table-cell>
        </table:table-row>
        <table:table-row table:style-name="ro1">
          <table:table-cell table:style-name="ce1" office:value-type="float" office:value="30.31463172">
            <text:p>30.314632</text:p>
          </table:table-cell>
          <table:table-cell table:style-name="ce1" office:value-type="float" office:value="-97.75372412">
            <text:p>-97.753724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2239.4434">
            <text:p>22239.44</text:p>
          </table:table-cell>
          <table:table-cell table:style-name="ce2" table:formula="of:=[.D1189]-[.D1188]" office:value-type="float" office:value="17.2832000000017">
            <text:p>17.28</text:p>
          </table:table-cell>
          <table:table-cell table:style-name="ce4" table:formula="of:=[.D1189]*0.000621371" office:value-type="float" office:value="13.8189451849014">
            <text:p>13.8189</text:p>
          </table:table-cell>
          <table:table-cell table:style-name="ce4" table:formula="of:=[.E1189]*0.000621371" office:value-type="float" office:value="0.010739279267201">
            <text:p>0.0107</text:p>
          </table:table-cell>
        </table:table-row>
        <table:table-row table:style-name="ro1">
          <table:table-cell table:style-name="ce1" office:value-type="float" office:value="30.31478763">
            <text:p>30.314788</text:p>
          </table:table-cell>
          <table:table-cell table:style-name="ce1" office:value-type="float" office:value="-97.75379344">
            <text:p>-97.75379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2257.9414">
            <text:p>22257.94</text:p>
          </table:table-cell>
          <table:table-cell table:style-name="ce2" table:formula="of:=[.D1190]-[.D1189]" office:value-type="float" office:value="18.4979999999996">
            <text:p>18.50</text:p>
          </table:table-cell>
          <table:table-cell table:style-name="ce4" table:formula="of:=[.D1190]*0.000621371" office:value-type="float" office:value="13.8304393056594">
            <text:p>13.8304</text:p>
          </table:table-cell>
          <table:table-cell table:style-name="ce4" table:formula="of:=[.E1190]*0.000621371" office:value-type="float" office:value="0.0114941207579997">
            <text:p>0.0115</text:p>
          </table:table-cell>
        </table:table-row>
        <table:table-row table:style-name="ro1">
          <table:table-cell table:style-name="ce1" office:value-type="float" office:value="30.31492718">
            <text:p>30.314927</text:p>
          </table:table-cell>
          <table:table-cell table:style-name="ce1" office:value-type="float" office:value="-97.75384817">
            <text:p>-97.753848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2274.2715">
            <text:p>22274.27</text:p>
          </table:table-cell>
          <table:table-cell table:style-name="ce2" table:formula="of:=[.D1191]-[.D1190]" office:value-type="float" office:value="16.3300999999992">
            <text:p>16.33</text:p>
          </table:table-cell>
          <table:table-cell table:style-name="ce4" table:formula="of:=[.D1191]*0.000621371" office:value-type="float" office:value="13.8405863562265">
            <text:p>13.8406</text:p>
          </table:table-cell>
          <table:table-cell table:style-name="ce4" table:formula="of:=[.E1191]*0.000621371" office:value-type="float" office:value="0.0101470505670995">
            <text:p>0.0101</text:p>
          </table:table-cell>
        </table:table-row>
        <table:table-row table:style-name="ro1">
          <table:table-cell table:style-name="ce1" office:value-type="float" office:value="30.31505493">
            <text:p>30.315055</text:p>
          </table:table-cell>
          <table:table-cell table:style-name="ce1" office:value-type="float" office:value="-97.75390425">
            <text:p>-97.753904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2289.4004">
            <text:p>22289.40</text:p>
          </table:table-cell>
          <table:table-cell table:style-name="ce2" table:formula="of:=[.D1192]-[.D1191]" office:value-type="float" office:value="15.1288999999997">
            <text:p>15.13</text:p>
          </table:table-cell>
          <table:table-cell table:style-name="ce4" table:formula="of:=[.D1192]*0.000621371" office:value-type="float" office:value="13.8499870159484">
            <text:p>13.8500</text:p>
          </table:table-cell>
          <table:table-cell table:style-name="ce4" table:formula="of:=[.E1192]*0.000621371" office:value-type="float" office:value="0.00940065972189982">
            <text:p>0.0094</text:p>
          </table:table-cell>
        </table:table-row>
        <table:table-row table:style-name="ro1">
          <table:table-cell table:style-name="ce1" office:value-type="float" office:value="30.31522843">
            <text:p>30.315228</text:p>
          </table:table-cell>
          <table:table-cell table:style-name="ce1" office:value-type="float" office:value="-97.75398564">
            <text:p>-97.753986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22310.2168">
            <text:p>22310.22</text:p>
          </table:table-cell>
          <table:table-cell table:style-name="ce2" table:formula="of:=[.D1193]-[.D1192]" office:value-type="float" office:value="20.8163999999997">
            <text:p>20.82</text:p>
          </table:table-cell>
          <table:table-cell table:style-name="ce4" table:formula="of:=[.D1193]*0.000621371" office:value-type="float" office:value="13.8629217232328">
            <text:p>13.8629</text:p>
          </table:table-cell>
          <table:table-cell table:style-name="ce4" table:formula="of:=[.E1193]*0.000621371" office:value-type="float" office:value="0.0129347072843998">
            <text:p>0.0129</text:p>
          </table:table-cell>
        </table:table-row>
        <table:table-row table:style-name="ro1">
          <table:table-cell table:style-name="ce1" office:value-type="float" office:value="30.31543052">
            <text:p>30.315431</text:p>
          </table:table-cell>
          <table:table-cell table:style-name="ce1" office:value-type="float" office:value="-97.75408546">
            <text:p>-97.754085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2334.582">
            <text:p>22334.58</text:p>
          </table:table-cell>
          <table:table-cell table:style-name="ce2" table:formula="of:=[.D1194]-[.D1193]" office:value-type="float" office:value="24.3652000000002">
            <text:p>24.37</text:p>
          </table:table-cell>
          <table:table-cell table:style-name="ce4" table:formula="of:=[.D1194]*0.000621371" office:value-type="float" office:value="13.878061551922">
            <text:p>13.8781</text:p>
          </table:table-cell>
          <table:table-cell table:style-name="ce4" table:formula="of:=[.E1194]*0.000621371" office:value-type="float" office:value="0.0151398286892001">
            <text:p>0.0151</text:p>
          </table:table-cell>
        </table:table-row>
        <table:table-row table:style-name="ro1">
          <table:table-cell table:style-name="ce1" office:value-type="float" office:value="30.31558122">
            <text:p>30.315581</text:p>
          </table:table-cell>
          <table:table-cell table:style-name="ce1" office:value-type="float" office:value="-97.75415503">
            <text:p>-97.754155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2352.6172">
            <text:p>22352.62</text:p>
          </table:table-cell>
          <table:table-cell table:style-name="ce2" table:formula="of:=[.D1195]-[.D1194]" office:value-type="float" office:value="18.0352000000021">
            <text:p>18.04</text:p>
          </table:table-cell>
          <table:table-cell table:style-name="ce4" table:formula="of:=[.D1195]*0.000621371" office:value-type="float" office:value="13.8892681021812">
            <text:p>13.8893</text:p>
          </table:table-cell>
          <table:table-cell table:style-name="ce4" table:formula="of:=[.E1195]*0.000621371" office:value-type="float" office:value="0.0112065502592013">
            <text:p>0.0112</text:p>
          </table:table-cell>
        </table:table-row>
        <table:table-row table:style-name="ro1">
          <table:table-cell table:style-name="ce1" office:value-type="float" office:value="30.31574476">
            <text:p>30.315745</text:p>
          </table:table-cell>
          <table:table-cell table:style-name="ce1" office:value-type="float" office:value="-97.75422595">
            <text:p>-97.754226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2372.0137">
            <text:p>22372.01</text:p>
          </table:table-cell>
          <table:table-cell table:style-name="ce2" table:formula="of:=[.D1196]-[.D1195]" office:value-type="float" office:value="19.3964999999989">
            <text:p>19.40</text:p>
          </table:table-cell>
          <table:table-cell table:style-name="ce4" table:formula="of:=[.D1196]*0.000621371" office:value-type="float" office:value="13.9013205247827">
            <text:p>13.9013</text:p>
          </table:table-cell>
          <table:table-cell table:style-name="ce4" table:formula="of:=[.E1196]*0.000621371" office:value-type="float" office:value="0.0120524226014993">
            <text:p>0.0121</text:p>
          </table:table-cell>
        </table:table-row>
        <table:table-row table:style-name="ro1">
          <table:table-cell table:style-name="ce1" office:value-type="float" office:value="30.31586495">
            <text:p>30.315865</text:p>
          </table:table-cell>
          <table:table-cell table:style-name="ce1" office:value-type="float" office:value="-97.75428143">
            <text:p>-97.754281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2386.3184">
            <text:p>22386.32</text:p>
          </table:table-cell>
          <table:table-cell table:style-name="ce2" table:formula="of:=[.D1197]-[.D1196]" office:value-type="float" office:value="14.3047000000006">
            <text:p>14.30</text:p>
          </table:table-cell>
          <table:table-cell table:style-name="ce4" table:formula="of:=[.D1197]*0.000621371" office:value-type="float" office:value="13.9102090505264">
            <text:p>13.9102</text:p>
          </table:table-cell>
          <table:table-cell table:style-name="ce4" table:formula="of:=[.E1197]*0.000621371" office:value-type="float" office:value="0.00888852574370037">
            <text:p>0.0089</text:p>
          </table:table-cell>
        </table:table-row>
        <table:table-row table:style-name="ro1">
          <table:table-cell table:style-name="ce1" office:value-type="float" office:value="30.31601725">
            <text:p>30.316017</text:p>
          </table:table-cell>
          <table:table-cell table:style-name="ce1" office:value-type="float" office:value="-97.75436902">
            <text:p>-97.754369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2405.1504">
            <text:p>22405.15</text:p>
          </table:table-cell>
          <table:table-cell table:style-name="ce2" table:formula="of:=[.D1198]-[.D1197]" office:value-type="float" office:value="18.8319999999985">
            <text:p>18.83</text:p>
          </table:table-cell>
          <table:table-cell table:style-name="ce4" table:formula="of:=[.D1198]*0.000621371" office:value-type="float" office:value="13.9219107091984">
            <text:p>13.9219</text:p>
          </table:table-cell>
          <table:table-cell table:style-name="ce4" table:formula="of:=[.E1198]*0.000621371" office:value-type="float" office:value="0.0117016586719991">
            <text:p>0.0117</text:p>
          </table:table-cell>
        </table:table-row>
        <table:table-row table:style-name="ro1">
          <table:table-cell table:style-name="ce1" office:value-type="float" office:value="30.31622127">
            <text:p>30.316221</text:p>
          </table:table-cell>
          <table:table-cell table:style-name="ce1" office:value-type="float" office:value="-97.75446894">
            <text:p>-97.754469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2429.6914">
            <text:p>22429.69</text:p>
          </table:table-cell>
          <table:table-cell table:style-name="ce2" table:formula="of:=[.D1199]-[.D1198]" office:value-type="float" office:value="24.5410000000011">
            <text:p>24.54</text:p>
          </table:table-cell>
          <table:table-cell table:style-name="ce4" table:formula="of:=[.D1199]*0.000621371" office:value-type="float" office:value="13.9371597749094">
            <text:p>13.9372</text:p>
          </table:table-cell>
          <table:table-cell table:style-name="ce4" table:formula="of:=[.E1199]*0.000621371" office:value-type="float" office:value="0.0152490657110007">
            <text:p>0.0152</text:p>
          </table:table-cell>
        </table:table-row>
        <table:table-row table:style-name="ro1">
          <table:table-cell table:style-name="ce1" office:value-type="float" office:value="30.31636166">
            <text:p>30.316362</text:p>
          </table:table-cell>
          <table:table-cell table:style-name="ce1" office:value-type="float" office:value="-97.75452945">
            <text:p>-97.754529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22446.291">
            <text:p>22446.29</text:p>
          </table:table-cell>
          <table:table-cell table:style-name="ce2" table:formula="of:=[.D1200]-[.D1199]" office:value-type="float" office:value="16.5996000000014">
            <text:p>16.60</text:p>
          </table:table-cell>
          <table:table-cell table:style-name="ce4" table:formula="of:=[.D1200]*0.000621371" office:value-type="float" office:value="13.947474284961">
            <text:p>13.9475</text:p>
          </table:table-cell>
          <table:table-cell table:style-name="ce4" table:formula="of:=[.E1200]*0.000621371" office:value-type="float" office:value="0.0103145100516009">
            <text:p>0.0103</text:p>
          </table:table-cell>
        </table:table-row>
        <table:table-row table:style-name="ro1">
          <table:table-cell table:style-name="ce1" office:value-type="float" office:value="30.31652042">
            <text:p>30.316520</text:p>
          </table:table-cell>
          <table:table-cell table:style-name="ce1" office:value-type="float" office:value="-97.75460472">
            <text:p>-97.754605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2465.3008">
            <text:p>22465.30</text:p>
          </table:table-cell>
          <table:table-cell table:style-name="ce2" table:formula="of:=[.D1201]-[.D1200]" office:value-type="float" office:value="19.0097999999998">
            <text:p>19.01</text:p>
          </table:table-cell>
          <table:table-cell table:style-name="ce4" table:formula="of:=[.D1201]*0.000621371" office:value-type="float" office:value="13.9592864233968">
            <text:p>13.9593</text:p>
          </table:table-cell>
          <table:table-cell table:style-name="ce4" table:formula="of:=[.E1201]*0.000621371" office:value-type="float" office:value="0.0118121384357999">
            <text:p>0.0118</text:p>
          </table:table-cell>
        </table:table-row>
        <table:table-row table:style-name="ro1">
          <table:table-cell table:style-name="ce1" office:value-type="float" office:value="30.31668839">
            <text:p>30.316688</text:p>
          </table:table-cell>
          <table:table-cell table:style-name="ce1" office:value-type="float" office:value="-97.75468016">
            <text:p>-97.754680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2485.2969">
            <text:p>22485.30</text:p>
          </table:table-cell>
          <table:table-cell table:style-name="ce2" table:formula="of:=[.D1202]-[.D1201]" office:value-type="float" office:value="19.9961000000003">
            <text:p>20.00</text:p>
          </table:table-cell>
          <table:table-cell table:style-name="ce4" table:formula="of:=[.D1202]*0.000621371" office:value-type="float" office:value="13.9717114200499">
            <text:p>13.9717</text:p>
          </table:table-cell>
          <table:table-cell table:style-name="ce4" table:formula="of:=[.E1202]*0.000621371" office:value-type="float" office:value="0.0124249966531002">
            <text:p>0.0124</text:p>
          </table:table-cell>
        </table:table-row>
        <table:table-row table:style-name="ro1">
          <table:table-cell table:style-name="ce1" office:value-type="float" office:value="30.31683206">
            <text:p>30.316832</text:p>
          </table:table-cell>
          <table:table-cell table:style-name="ce1" office:value-type="float" office:value="-97.75474939">
            <text:p>-97.754749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2502.4941">
            <text:p>22502.49</text:p>
          </table:table-cell>
          <table:table-cell table:style-name="ce2" table:formula="of:=[.D1203]-[.D1202]" office:value-type="float" office:value="17.1971999999987">
            <text:p>17.20</text:p>
          </table:table-cell>
          <table:table-cell table:style-name="ce4" table:formula="of:=[.D1203]*0.000621371" office:value-type="float" office:value="13.9823972614111">
            <text:p>13.9824</text:p>
          </table:table-cell>
          <table:table-cell table:style-name="ce4" table:formula="of:=[.E1203]*0.000621371" office:value-type="float" office:value="0.0106858413611992">
            <text:p>0.0107</text:p>
          </table:table-cell>
        </table:table-row>
        <table:table-row table:style-name="ro1">
          <table:table-cell table:style-name="ce1" office:value-type="float" office:value="30.31697053">
            <text:p>30.316971</text:p>
          </table:table-cell>
          <table:table-cell table:style-name="ce1" office:value-type="float" office:value="-97.75480287">
            <text:p>-97.75480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2518.6699">
            <text:p>22518.67</text:p>
          </table:table-cell>
          <table:table-cell table:style-name="ce2" table:formula="of:=[.D1204]-[.D1203]" office:value-type="float" office:value="16.1758000000009">
            <text:p>16.18</text:p>
          </table:table-cell>
          <table:table-cell table:style-name="ce4" table:formula="of:=[.D1204]*0.000621371" office:value-type="float" office:value="13.9924484344329">
            <text:p>13.9924</text:p>
          </table:table-cell>
          <table:table-cell table:style-name="ce4" table:formula="of:=[.E1204]*0.000621371" office:value-type="float" office:value="0.0100511730218006">
            <text:p>0.0101</text:p>
          </table:table-cell>
        </table:table-row>
        <table:table-row table:style-name="ro1">
          <table:table-cell table:style-name="ce1" office:value-type="float" office:value="30.31702626">
            <text:p>30.317026</text:p>
          </table:table-cell>
          <table:table-cell table:style-name="ce1" office:value-type="float" office:value="-97.75483238">
            <text:p>-97.754832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2525.4531">
            <text:p>22525.45</text:p>
          </table:table-cell>
          <table:table-cell table:style-name="ce2" table:formula="of:=[.D1205]-[.D1204]" office:value-type="float" office:value="6.78319999999803">
            <text:p>6.78</text:p>
          </table:table-cell>
          <table:table-cell table:style-name="ce4" table:formula="of:=[.D1205]*0.000621371" office:value-type="float" office:value="13.9966633182001">
            <text:p>13.9967</text:p>
          </table:table-cell>
          <table:table-cell table:style-name="ce4" table:formula="of:=[.E1205]*0.000621371" office:value-type="float" office:value="0.00421488376719878">
            <text:p>0.0042</text:p>
          </table:table-cell>
        </table:table-row>
        <table:table-row table:style-name="ro1">
          <table:table-cell table:style-name="ce1" office:value-type="float" office:value="30.31710916">
            <text:p>30.317109</text:p>
          </table:table-cell>
          <table:table-cell table:style-name="ce1" office:value-type="float" office:value="-97.75488107">
            <text:p>-97.754881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2535.7324">
            <text:p>22535.73</text:p>
          </table:table-cell>
          <table:table-cell table:style-name="ce2" table:formula="of:=[.D1206]-[.D1205]" office:value-type="float" office:value="10.279300000002">
            <text:p>10.28</text:p>
          </table:table-cell>
          <table:table-cell table:style-name="ce4" table:formula="of:=[.D1206]*0.000621371" office:value-type="float" office:value="14.0030505771204">
            <text:p>14.0031</text:p>
          </table:table-cell>
          <table:table-cell table:style-name="ce4" table:formula="of:=[.E1206]*0.000621371" office:value-type="float" office:value="0.00638725892030122">
            <text:p>0.0064</text:p>
          </table:table-cell>
        </table:table-row>
        <table:table-row table:style-name="ro1">
          <table:table-cell table:style-name="ce1" office:value-type="float" office:value="30.31727487">
            <text:p>30.317275</text:p>
          </table:table-cell>
          <table:table-cell table:style-name="ce1" office:value-type="float" office:value="-97.75496355">
            <text:p>-97.754964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2555.7734">
            <text:p>22555.77</text:p>
          </table:table-cell>
          <table:table-cell table:style-name="ce2" table:formula="of:=[.D1207]-[.D1206]" office:value-type="float" office:value="20.0409999999974">
            <text:p>20.04</text:p>
          </table:table-cell>
          <table:table-cell table:style-name="ce4" table:formula="of:=[.D1207]*0.000621371" office:value-type="float" office:value="14.0155034733314">
            <text:p>14.0155</text:p>
          </table:table-cell>
          <table:table-cell table:style-name="ce4" table:formula="of:=[.E1207]*0.000621371" office:value-type="float" office:value="0.0124528962109984">
            <text:p>0.0125</text:p>
          </table:table-cell>
        </table:table-row>
        <table:table-row table:style-name="ro1">
          <table:table-cell table:style-name="ce1" office:value-type="float" office:value="30.31738627">
            <text:p>30.317386</text:p>
          </table:table-cell>
          <table:table-cell table:style-name="ce1" office:value-type="float" office:value="-97.75502776">
            <text:p>-97.755028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2569.5938">
            <text:p>22569.59</text:p>
          </table:table-cell>
          <table:table-cell table:style-name="ce2" table:formula="of:=[.D1208]-[.D1207]" office:value-type="float" office:value="13.8204000000005">
            <text:p>13.82</text:p>
          </table:table-cell>
          <table:table-cell table:style-name="ce4" table:formula="of:=[.D1208]*0.000621371" office:value-type="float" office:value="14.0240910690998">
            <text:p>14.0241</text:p>
          </table:table-cell>
          <table:table-cell table:style-name="ce4" table:formula="of:=[.E1208]*0.000621371" office:value-type="float" office:value="0.00858759576840032">
            <text:p>0.0086</text:p>
          </table:table-cell>
        </table:table-row>
        <table:table-row table:style-name="ro1">
          <table:table-cell table:style-name="ce1" office:value-type="float" office:value="30.31751485">
            <text:p>30.317515</text:p>
          </table:table-cell>
          <table:table-cell table:style-name="ce1" office:value-type="float" office:value="-97.75507797">
            <text:p>-97.755078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22584.6152">
            <text:p>22584.62</text:p>
          </table:table-cell>
          <table:table-cell table:style-name="ce2" table:formula="of:=[.D1209]-[.D1208]" office:value-type="float" office:value="15.0214000000015">
            <text:p>15.02</text:p>
          </table:table-cell>
          <table:table-cell table:style-name="ce4" table:formula="of:=[.D1209]*0.000621371" office:value-type="float" office:value="14.0334249314392">
            <text:p>14.0334</text:p>
          </table:table-cell>
          <table:table-cell table:style-name="ce4" table:formula="of:=[.E1209]*0.000621371" office:value-type="float" office:value="0.0093338623394009">
            <text:p>0.0093</text:p>
          </table:table-cell>
        </table:table-row>
        <table:table-row table:style-name="ro1">
          <table:table-cell table:style-name="ce1" office:value-type="float" office:value="30.31764016">
            <text:p>30.317640</text:p>
          </table:table-cell>
          <table:table-cell table:style-name="ce1" office:value-type="float" office:value="-97.75509213">
            <text:p>-97.755092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22598.6621">
            <text:p>22598.66</text:p>
          </table:table-cell>
          <table:table-cell table:style-name="ce2" table:formula="of:=[.D1210]-[.D1209]" office:value-type="float" office:value="14.0469000000012">
            <text:p>14.05</text:p>
          </table:table-cell>
          <table:table-cell table:style-name="ce4" table:formula="of:=[.D1210]*0.000621371" office:value-type="float" office:value="14.0421532677391">
            <text:p>14.0422</text:p>
          </table:table-cell>
          <table:table-cell table:style-name="ce4" table:formula="of:=[.E1210]*0.000621371" office:value-type="float" office:value="0.00872833629990074">
            <text:p>0.0087</text:p>
          </table:table-cell>
        </table:table-row>
        <table:table-row table:style-name="ro1">
          <table:table-cell table:style-name="ce1" office:value-type="float" office:value="30.31774937">
            <text:p>30.317749</text:p>
          </table:table-cell>
          <table:table-cell table:style-name="ce1" office:value-type="float" office:value="-97.75507662">
            <text:p>-97.75507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2610.8379">
            <text:p>22610.84</text:p>
          </table:table-cell>
          <table:table-cell table:style-name="ce2" table:formula="of:=[.D1211]-[.D1210]" office:value-type="float" office:value="12.1757999999973">
            <text:p>12.18</text:p>
          </table:table-cell>
          <table:table-cell table:style-name="ce4" table:formula="of:=[.D1211]*0.000621371" office:value-type="float" office:value="14.0497189567609">
            <text:p>14.0497</text:p>
          </table:table-cell>
          <table:table-cell table:style-name="ce4" table:formula="of:=[.E1211]*0.000621371" office:value-type="float" office:value="0.00756568902179829">
            <text:p>0.0076</text:p>
          </table:table-cell>
        </table:table-row>
        <table:table-row table:style-name="ro1">
          <table:table-cell table:style-name="ce1" office:value-type="float" office:value="30.3178663">
            <text:p>30.317866</text:p>
          </table:table-cell>
          <table:table-cell table:style-name="ce1" office:value-type="float" office:value="-97.75504243">
            <text:p>-97.755042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22624.2031">
            <text:p>22624.20</text:p>
          </table:table-cell>
          <table:table-cell table:style-name="ce2" table:formula="of:=[.D1212]-[.D1211]" office:value-type="float" office:value="13.3652000000002">
            <text:p>13.37</text:p>
          </table:table-cell>
          <table:table-cell table:style-name="ce4" table:formula="of:=[.D1212]*0.000621371" office:value-type="float" office:value="14.0580237044501">
            <text:p>14.0580</text:p>
          </table:table-cell>
          <table:table-cell table:style-name="ce4" table:formula="of:=[.E1212]*0.000621371" office:value-type="float" office:value="0.00830474768920012">
            <text:p>0.0083</text:p>
          </table:table-cell>
        </table:table-row>
        <table:table-row table:style-name="ro1">
          <table:table-cell table:style-name="ce1" office:value-type="float" office:value="30.31797945">
            <text:p>30.317979</text:p>
          </table:table-cell>
          <table:table-cell table:style-name="ce1" office:value-type="float" office:value="-97.75499674">
            <text:p>-97.754997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2637.3887">
            <text:p>22637.39</text:p>
          </table:table-cell>
          <table:table-cell table:style-name="ce2" table:formula="of:=[.D1213]-[.D1212]" office:value-type="float" office:value="13.1856000000007">
            <text:p>13.19</text:p>
          </table:table-cell>
          <table:table-cell table:style-name="ce4" table:formula="of:=[.D1213]*0.000621371" office:value-type="float" office:value="14.0662168539077">
            <text:p>14.0662</text:p>
          </table:table-cell>
          <table:table-cell table:style-name="ce4" table:formula="of:=[.E1213]*0.000621371" office:value-type="float" office:value="0.00819314945760044">
            <text:p>0.0082</text:p>
          </table:table-cell>
        </table:table-row>
        <table:table-row table:style-name="ro1">
          <table:table-cell table:style-name="ce1" office:value-type="float" office:value="30.31814902">
            <text:p>30.318149</text:p>
          </table:table-cell>
          <table:table-cell table:style-name="ce1" office:value-type="float" office:value="-97.75490094">
            <text:p>-97.754901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2658.3574">
            <text:p>22658.36</text:p>
          </table:table-cell>
          <table:table-cell table:style-name="ce2" table:formula="of:=[.D1214]-[.D1213]" office:value-type="float" office:value="20.9687000000013">
            <text:p>20.97</text:p>
          </table:table-cell>
          <table:table-cell table:style-name="ce4" table:formula="of:=[.D1214]*0.000621371" office:value-type="float" office:value="14.0792461959954">
            <text:p>14.0792</text:p>
          </table:table-cell>
          <table:table-cell table:style-name="ce4" table:formula="of:=[.E1214]*0.000621371" office:value-type="float" office:value="0.0130293420877008">
            <text:p>0.0130</text:p>
          </table:table-cell>
        </table:table-row>
        <table:table-row table:style-name="ro1">
          <table:table-cell table:style-name="ce1" office:value-type="float" office:value="30.31832286">
            <text:p>30.318323</text:p>
          </table:table-cell>
          <table:table-cell table:style-name="ce1" office:value-type="float" office:value="-97.75479684">
            <text:p>-97.754797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2680.0332">
            <text:p>22680.03</text:p>
          </table:table-cell>
          <table:table-cell table:style-name="ce2" table:formula="of:=[.D1215]-[.D1214]" office:value-type="float" office:value="21.6758000000009">
            <text:p>21.68</text:p>
          </table:table-cell>
          <table:table-cell table:style-name="ce4" table:formula="of:=[.D1215]*0.000621371" office:value-type="float" office:value="14.0927149095172">
            <text:p>14.0927</text:p>
          </table:table-cell>
          <table:table-cell table:style-name="ce4" table:formula="of:=[.E1215]*0.000621371" office:value-type="float" office:value="0.0134687135218006">
            <text:p>0.0135</text:p>
          </table:table-cell>
        </table:table-row>
        <table:table-row table:style-name="ro1">
          <table:table-cell table:style-name="ce1" office:value-type="float" office:value="30.31849712">
            <text:p>30.318497</text:p>
          </table:table-cell>
          <table:table-cell table:style-name="ce1" office:value-type="float" office:value="-97.75470036">
            <text:p>-97.754700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2701.5215">
            <text:p>22701.52</text:p>
          </table:table-cell>
          <table:table-cell table:style-name="ce2" table:formula="of:=[.D1216]-[.D1215]" office:value-type="float" office:value="21.4882999999973">
            <text:p>21.49</text:p>
          </table:table-cell>
          <table:table-cell table:style-name="ce4" table:formula="of:=[.D1216]*0.000621371" office:value-type="float" office:value="14.1060671159765">
            <text:p>14.1061</text:p>
          </table:table-cell>
          <table:table-cell table:style-name="ce4" table:formula="of:=[.E1216]*0.000621371" office:value-type="float" office:value="0.0133522064592983">
            <text:p>0.0134</text:p>
          </table:table-cell>
        </table:table-row>
        <table:table-row table:style-name="ro1">
          <table:table-cell table:style-name="ce1" office:value-type="float" office:value="30.31860785">
            <text:p>30.318608</text:p>
          </table:table-cell>
          <table:table-cell table:style-name="ce1" office:value-type="float" office:value="-97.75462995">
            <text:p>-97.754630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2715.4609">
            <text:p>22715.46</text:p>
          </table:table-cell>
          <table:table-cell table:style-name="ce2" table:formula="of:=[.D1217]-[.D1216]" office:value-type="float" office:value="13.9393999999993">
            <text:p>13.94</text:p>
          </table:table-cell>
          <table:table-cell table:style-name="ce4" table:formula="of:=[.D1217]*0.000621371" office:value-type="float" office:value="14.1147286548939">
            <text:p>14.1147</text:p>
          </table:table-cell>
          <table:table-cell table:style-name="ce4" table:formula="of:=[.E1217]*0.000621371" office:value-type="float" office:value="0.00866153891739956">
            <text:p>0.0087</text:p>
          </table:table-cell>
        </table:table-row>
        <table:table-row table:style-name="ro1">
          <table:table-cell table:style-name="ce1" office:value-type="float" office:value="30.31878127">
            <text:p>30.318781</text:p>
          </table:table-cell>
          <table:table-cell table:style-name="ce1" office:value-type="float" office:value="-97.75453507">
            <text:p>-97.754535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2736.7344">
            <text:p>22736.73</text:p>
          </table:table-cell>
          <table:table-cell table:style-name="ce2" table:formula="of:=[.D1218]-[.D1217]" office:value-type="float" office:value="21.273500000003">
            <text:p>21.27</text:p>
          </table:table-cell>
          <table:table-cell table:style-name="ce4" table:formula="of:=[.D1218]*0.000621371" office:value-type="float" office:value="14.1279473908624">
            <text:p>14.1279</text:p>
          </table:table-cell>
          <table:table-cell table:style-name="ce4" table:formula="of:=[.E1218]*0.000621371" office:value-type="float" office:value="0.0132187359685018">
            <text:p>0.0132</text:p>
          </table:table-cell>
        </table:table-row>
        <table:table-row table:style-name="ro1">
          <table:table-cell table:style-name="ce1" office:value-type="float" office:value="30.3189127">
            <text:p>30.318913</text:p>
          </table:table-cell>
          <table:table-cell table:style-name="ce1" office:value-type="float" office:value="-97.7544453">
            <text:p>-97.754445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2753.6133">
            <text:p>22753.61</text:p>
          </table:table-cell>
          <table:table-cell table:style-name="ce2" table:formula="of:=[.D1219]-[.D1218]" office:value-type="float" office:value="16.8788999999997">
            <text:p>16.88</text:p>
          </table:table-cell>
          <table:table-cell table:style-name="ce4" table:formula="of:=[.D1219]*0.000621371" office:value-type="float" office:value="14.1384354498343">
            <text:p>14.1384</text:p>
          </table:table-cell>
          <table:table-cell table:style-name="ce4" table:formula="of:=[.E1219]*0.000621371" office:value-type="float" office:value="0.0104880589718998">
            <text:p>0.0105</text:p>
          </table:table-cell>
        </table:table-row>
        <table:table-row table:style-name="ro1">
          <table:table-cell table:style-name="ce1" office:value-type="float" office:value="30.31905217">
            <text:p>30.319052</text:p>
          </table:table-cell>
          <table:table-cell table:style-name="ce1" office:value-type="float" office:value="-97.75435964">
            <text:p>-97.754360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2770.9863">
            <text:p>22770.99</text:p>
          </table:table-cell>
          <table:table-cell table:style-name="ce2" table:formula="of:=[.D1220]-[.D1219]" office:value-type="float" office:value="17.3729999999996">
            <text:p>17.37</text:p>
          </table:table-cell>
          <table:table-cell table:style-name="ce4" table:formula="of:=[.D1220]*0.000621371" office:value-type="float" office:value="14.1492305282173">
            <text:p>14.1492</text:p>
          </table:table-cell>
          <table:table-cell table:style-name="ce4" table:formula="of:=[.E1220]*0.000621371" office:value-type="float" office:value="0.0107950783829997">
            <text:p>0.0108</text:p>
          </table:table-cell>
        </table:table-row>
        <table:table-row table:style-name="ro1">
          <table:table-cell table:style-name="ce1" office:value-type="float" office:value="30.31922668">
            <text:p>30.319227</text:p>
          </table:table-cell>
          <table:table-cell table:style-name="ce1" office:value-type="float" office:value="-97.7542469">
            <text:p>-97.754247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2793.127">
            <text:p>22793.13</text:p>
          </table:table-cell>
          <table:table-cell table:style-name="ce2" table:formula="of:=[.D1221]-[.D1220]" office:value-type="float" office:value="22.1406999999999">
            <text:p>22.14</text:p>
          </table:table-cell>
          <table:table-cell table:style-name="ce4" table:formula="of:=[.D1221]*0.000621371" office:value-type="float" office:value="14.162988117117">
            <text:p>14.1630</text:p>
          </table:table-cell>
          <table:table-cell table:style-name="ce4" table:formula="of:=[.E1221]*0.000621371" office:value-type="float" office:value="0.0137575888997">
            <text:p>0.0138</text:p>
          </table:table-cell>
        </table:table-row>
        <table:table-row table:style-name="ro1">
          <table:table-cell table:style-name="ce1" office:value-type="float" office:value="30.3194017">
            <text:p>30.319402</text:p>
          </table:table-cell>
          <table:table-cell table:style-name="ce1" office:value-type="float" office:value="-97.75413333">
            <text:p>-97.754133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2815.3281">
            <text:p>22815.33</text:p>
          </table:table-cell>
          <table:table-cell table:style-name="ce2" table:formula="of:=[.D1222]-[.D1221]" office:value-type="float" office:value="22.2010999999984">
            <text:p>22.20</text:p>
          </table:table-cell>
          <table:table-cell table:style-name="ce4" table:formula="of:=[.D1222]*0.000621371" office:value-type="float" office:value="14.1767832368251">
            <text:p>14.1768</text:p>
          </table:table-cell>
          <table:table-cell table:style-name="ce4" table:formula="of:=[.E1222]*0.000621371" office:value-type="float" office:value="0.013795119708099">
            <text:p>0.0138</text:p>
          </table:table-cell>
        </table:table-row>
        <table:table-row table:style-name="ro1">
          <table:table-cell table:style-name="ce1" office:value-type="float" office:value="30.31957059">
            <text:p>30.319571</text:p>
          </table:table-cell>
          <table:table-cell table:style-name="ce1" office:value-type="float" office:value="-97.75402914">
            <text:p>-97.754029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2836.5586">
            <text:p>22836.56</text:p>
          </table:table-cell>
          <table:table-cell table:style-name="ce2" table:formula="of:=[.D1223]-[.D1222]" office:value-type="float" office:value="21.2305000000015">
            <text:p>21.23</text:p>
          </table:table-cell>
          <table:table-cell table:style-name="ce4" table:formula="of:=[.D1223]*0.000621371" office:value-type="float" office:value="14.1899752538406">
            <text:p>14.1900</text:p>
          </table:table-cell>
          <table:table-cell table:style-name="ce4" table:formula="of:=[.E1223]*0.000621371" office:value-type="float" office:value="0.0131920170155009">
            <text:p>0.0132</text:p>
          </table:table-cell>
        </table:table-row>
        <table:table-row table:style-name="ro1">
          <table:table-cell table:style-name="ce1" office:value-type="float" office:value="30.319741">
            <text:p>30.319741</text:p>
          </table:table-cell>
          <table:table-cell table:style-name="ce1" office:value-type="float" office:value="-97.75390458">
            <text:p>-97.753905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2858.9414">
            <text:p>22858.94</text:p>
          </table:table-cell>
          <table:table-cell table:style-name="ce2" table:formula="of:=[.D1224]-[.D1223]" office:value-type="float" office:value="22.3827999999994">
            <text:p>22.38</text:p>
          </table:table-cell>
          <table:table-cell table:style-name="ce4" table:formula="of:=[.D1224]*0.000621371" office:value-type="float" office:value="14.2038832766594">
            <text:p>14.2039</text:p>
          </table:table-cell>
          <table:table-cell table:style-name="ce4" table:formula="of:=[.E1224]*0.000621371" office:value-type="float" office:value="0.0139080228187996">
            <text:p>0.0139</text:p>
          </table:table-cell>
        </table:table-row>
        <table:table-row table:style-name="ro1">
          <table:table-cell table:style-name="ce1" office:value-type="float" office:value="30.31985356">
            <text:p>30.319854</text:p>
          </table:table-cell>
          <table:table-cell table:style-name="ce1" office:value-type="float" office:value="-97.75383543">
            <text:p>-97.753835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2873.0664">
            <text:p>22873.07</text:p>
          </table:table-cell>
          <table:table-cell table:style-name="ce2" table:formula="of:=[.D1225]-[.D1224]" office:value-type="float" office:value="14.125">
            <text:p>14.13</text:p>
          </table:table-cell>
          <table:table-cell table:style-name="ce4" table:formula="of:=[.D1225]*0.000621371" office:value-type="float" office:value="14.2126601420344">
            <text:p>14.2127</text:p>
          </table:table-cell>
          <table:table-cell table:style-name="ce4" table:formula="of:=[.E1225]*0.000621371" office:value-type="float" office:value="0.008776865375">
            <text:p>0.0088</text:p>
          </table:table-cell>
        </table:table-row>
        <table:table-row table:style-name="ro1">
          <table:table-cell table:style-name="ce1" office:value-type="float" office:value="30.32002045">
            <text:p>30.320020</text:p>
          </table:table-cell>
          <table:table-cell table:style-name="ce1" office:value-type="float" office:value="-97.7537403">
            <text:p>-97.753740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2893.5664">
            <text:p>22893.57</text:p>
          </table:table-cell>
          <table:table-cell table:style-name="ce2" table:formula="of:=[.D1226]-[.D1225]" office:value-type="float" office:value="20.5">
            <text:p>20.50</text:p>
          </table:table-cell>
          <table:table-cell table:style-name="ce4" table:formula="of:=[.D1226]*0.000621371" office:value-type="float" office:value="14.2253982475344">
            <text:p>14.2254</text:p>
          </table:table-cell>
          <table:table-cell table:style-name="ce4" table:formula="of:=[.E1226]*0.000621371" office:value-type="float" office:value="0.0127381055">
            <text:p>0.0127</text:p>
          </table:table-cell>
        </table:table-row>
        <table:table-row table:style-name="ro1">
          <table:table-cell table:style-name="ce1" office:value-type="float" office:value="30.32018079">
            <text:p>30.320181</text:p>
          </table:table-cell>
          <table:table-cell table:style-name="ce1" office:value-type="float" office:value="-97.75364558">
            <text:p>-97.753646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2913.4961">
            <text:p>22913.50</text:p>
          </table:table-cell>
          <table:table-cell table:style-name="ce2" table:formula="of:=[.D1227]-[.D1226]" office:value-type="float" office:value="19.9297000000006">
            <text:p>19.93</text:p>
          </table:table-cell>
          <table:table-cell table:style-name="ce4" table:formula="of:=[.D1227]*0.000621371" office:value-type="float" office:value="14.2377819851531">
            <text:p>14.2378</text:p>
          </table:table-cell>
          <table:table-cell table:style-name="ce4" table:formula="of:=[.E1227]*0.000621371" office:value-type="float" office:value="0.0123837376187004">
            <text:p>0.0124</text:p>
          </table:table-cell>
        </table:table-row>
        <table:table-row table:style-name="ro1">
          <table:table-cell table:style-name="ce1" office:value-type="float" office:value="30.32032798">
            <text:p>30.320328</text:p>
          </table:table-cell>
          <table:table-cell table:style-name="ce1" office:value-type="float" office:value="-97.75357383">
            <text:p>-97.753574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2931.1758">
            <text:p>22931.18</text:p>
          </table:table-cell>
          <table:table-cell table:style-name="ce2" table:formula="of:=[.D1228]-[.D1227]" office:value-type="float" office:value="17.6797000000006">
            <text:p>17.68</text:p>
          </table:table-cell>
          <table:table-cell table:style-name="ce4" table:formula="of:=[.D1228]*0.000621371" office:value-type="float" office:value="14.2487676380218">
            <text:p>14.2488</text:p>
          </table:table-cell>
          <table:table-cell table:style-name="ce4" table:formula="of:=[.E1228]*0.000621371" office:value-type="float" office:value="0.0109856528687004">
            <text:p>0.0110</text:p>
          </table:table-cell>
        </table:table-row>
        <table:table-row table:style-name="ro1">
          <table:table-cell table:style-name="ce1" office:value-type="float" office:value="30.32050425">
            <text:p>30.320504</text:p>
          </table:table-cell>
          <table:table-cell table:style-name="ce1" office:value-type="float" office:value="-97.75346437">
            <text:p>-97.753464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2953.3672">
            <text:p>22953.37</text:p>
          </table:table-cell>
          <table:table-cell table:style-name="ce2" table:formula="of:=[.D1229]-[.D1228]" office:value-type="float" office:value="22.1913999999997">
            <text:p>22.19</text:p>
          </table:table-cell>
          <table:table-cell table:style-name="ce4" table:formula="of:=[.D1229]*0.000621371" office:value-type="float" office:value="14.2625567304312">
            <text:p>14.2626</text:p>
          </table:table-cell>
          <table:table-cell table:style-name="ce4" table:formula="of:=[.E1229]*0.000621371" office:value-type="float" office:value="0.0137890924093998">
            <text:p>0.0138</text:p>
          </table:table-cell>
        </table:table-row>
        <table:table-row table:style-name="ro1">
          <table:table-cell table:style-name="ce1" office:value-type="float" office:value="30.32062445">
            <text:p>30.320624</text:p>
          </table:table-cell>
          <table:table-cell table:style-name="ce1" office:value-type="float" office:value="-97.75338164">
            <text:p>-97.753382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2968.8945">
            <text:p>22968.89</text:p>
          </table:table-cell>
          <table:table-cell table:style-name="ce2" table:formula="of:=[.D1230]-[.D1229]" office:value-type="float" office:value="15.5272999999979">
            <text:p>15.53</text:p>
          </table:table-cell>
          <table:table-cell table:style-name="ce4" table:formula="of:=[.D1230]*0.000621371" office:value-type="float" office:value="14.2722049443595">
            <text:p>14.2722</text:p>
          </table:table-cell>
          <table:table-cell table:style-name="ce4" table:formula="of:=[.E1230]*0.000621371" office:value-type="float" office:value="0.00964821392829871">
            <text:p>0.0096</text:p>
          </table:table-cell>
        </table:table-row>
        <table:table-row table:style-name="ro1">
          <table:table-cell table:style-name="ce1" office:value-type="float" office:value="30.32077926">
            <text:p>30.320779</text:p>
          </table:table-cell>
          <table:table-cell table:style-name="ce1" office:value-type="float" office:value="-97.75330687">
            <text:p>-97.753307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2987.4492">
            <text:p>22987.45</text:p>
          </table:table-cell>
          <table:table-cell table:style-name="ce2" table:formula="of:=[.D1231]-[.D1230]" office:value-type="float" office:value="18.5547000000006">
            <text:p>18.55</text:p>
          </table:table-cell>
          <table:table-cell table:style-name="ce4" table:formula="of:=[.D1231]*0.000621371" office:value-type="float" office:value="14.2837342968532">
            <text:p>14.2837</text:p>
          </table:table-cell>
          <table:table-cell table:style-name="ce4" table:formula="of:=[.E1231]*0.000621371" office:value-type="float" office:value="0.0115293524937004">
            <text:p>0.0115</text:p>
          </table:table-cell>
        </table:table-row>
        <table:table-row table:style-name="ro1">
          <table:table-cell table:style-name="ce1" office:value-type="float" office:value="30.32096006">
            <text:p>30.320960</text:p>
          </table:table-cell>
          <table:table-cell table:style-name="ce1" office:value-type="float" office:value="-97.75320545">
            <text:p>-97.753205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3009.7363">
            <text:p>23009.74</text:p>
          </table:table-cell>
          <table:table-cell table:style-name="ce2" table:formula="of:=[.D1232]-[.D1231]" office:value-type="float" office:value="22.2871000000014">
            <text:p>22.29</text:p>
          </table:table-cell>
          <table:table-cell table:style-name="ce4" table:formula="of:=[.D1232]*0.000621371" office:value-type="float" office:value="14.2975828544673">
            <text:p>14.2976</text:p>
          </table:table-cell>
          <table:table-cell table:style-name="ce4" table:formula="of:=[.E1232]*0.000621371" office:value-type="float" office:value="0.0138485576141009">
            <text:p>0.0138</text:p>
          </table:table-cell>
        </table:table-row>
        <table:table-row table:style-name="ro1">
          <table:table-cell table:style-name="ce1" office:value-type="float" office:value="30.32107087">
            <text:p>30.321071</text:p>
          </table:table-cell>
          <table:table-cell table:style-name="ce1" office:value-type="float" office:value="-97.75313336">
            <text:p>-97.753133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3023.7988">
            <text:p>23023.80</text:p>
          </table:table-cell>
          <table:table-cell table:style-name="ce2" table:formula="of:=[.D1233]-[.D1232]" office:value-type="float" office:value="14.0625">
            <text:p>14.06</text:p>
          </table:table-cell>
          <table:table-cell table:style-name="ce4" table:formula="of:=[.D1233]*0.000621371" office:value-type="float" office:value="14.3063208841548">
            <text:p>14.3063</text:p>
          </table:table-cell>
          <table:table-cell table:style-name="ce4" table:formula="of:=[.E1233]*0.000621371" office:value-type="float" office:value="0.0087380296875">
            <text:p>0.0087</text:p>
          </table:table-cell>
        </table:table-row>
        <table:table-row table:style-name="ro1">
          <table:table-cell table:style-name="ce1" office:value-type="float" office:value="30.32122962">
            <text:p>30.321230</text:p>
          </table:table-cell>
          <table:table-cell table:style-name="ce1" office:value-type="float" office:value="-97.75304108">
            <text:p>-97.753041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3043.541">
            <text:p>23043.54</text:p>
          </table:table-cell>
          <table:table-cell table:style-name="ce2" table:formula="of:=[.D1234]-[.D1233]" office:value-type="float" office:value="19.7422000000006">
            <text:p>19.74</text:p>
          </table:table-cell>
          <table:table-cell table:style-name="ce4" table:formula="of:=[.D1234]*0.000621371" office:value-type="float" office:value="14.318588114711">
            <text:p>14.3186</text:p>
          </table:table-cell>
          <table:table-cell table:style-name="ce4" table:formula="of:=[.E1234]*0.000621371" office:value-type="float" office:value="0.0122672305562004">
            <text:p>0.0123</text:p>
          </table:table-cell>
        </table:table-row>
        <table:table-row table:style-name="ro1">
          <table:table-cell table:style-name="ce1" office:value-type="float" office:value="30.32134227">
            <text:p>30.321342</text:p>
          </table:table-cell>
          <table:table-cell table:style-name="ce1" office:value-type="float" office:value="-97.75297034">
            <text:p>-97.752970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3057.5898">
            <text:p>23057.59</text:p>
          </table:table-cell>
          <table:table-cell table:style-name="ce2" table:formula="of:=[.D1235]-[.D1234]" office:value-type="float" office:value="14.0488000000005">
            <text:p>14.05</text:p>
          </table:table-cell>
          <table:table-cell table:style-name="ce4" table:formula="of:=[.D1235]*0.000621371" office:value-type="float" office:value="14.3273176316158">
            <text:p>14.3273</text:p>
          </table:table-cell>
          <table:table-cell table:style-name="ce4" table:formula="of:=[.E1235]*0.000621371" office:value-type="float" office:value="0.0087295169048003">
            <text:p>0.0087</text:p>
          </table:table-cell>
        </table:table-row>
        <table:table-row table:style-name="ro1">
          <table:table-cell table:style-name="ce1" office:value-type="float" office:value="30.32149952">
            <text:p>30.321500</text:p>
          </table:table-cell>
          <table:table-cell table:style-name="ce1" office:value-type="float" office:value="-97.75283086">
            <text:p>-97.752831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23079.5742">
            <text:p>23079.57</text:p>
          </table:table-cell>
          <table:table-cell table:style-name="ce2" table:formula="of:=[.D1236]-[.D1235]" office:value-type="float" office:value="21.9843999999975">
            <text:p>21.98</text:p>
          </table:table-cell>
          <table:table-cell table:style-name="ce4" table:formula="of:=[.D1236]*0.000621371" office:value-type="float" office:value="14.3409781002282">
            <text:p>14.3410</text:p>
          </table:table-cell>
          <table:table-cell table:style-name="ce4" table:formula="of:=[.E1236]*0.000621371" office:value-type="float" office:value="0.0136604686123985">
            <text:p>0.0137</text:p>
          </table:table-cell>
        </table:table-row>
        <table:table-row table:style-name="ro1">
          <table:table-cell table:style-name="ce1" office:value-type="float" office:value="30.32163413">
            <text:p>30.321634</text:p>
          </table:table-cell>
          <table:table-cell table:style-name="ce1" office:value-type="float" office:value="-97.75273908">
            <text:p>-97.752739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3096.8379">
            <text:p>23096.84</text:p>
          </table:table-cell>
          <table:table-cell table:style-name="ce2" table:formula="of:=[.D1237]-[.D1236]" office:value-type="float" office:value="17.2636999999995">
            <text:p>17.26</text:p>
          </table:table-cell>
          <table:table-cell table:style-name="ce4" table:formula="of:=[.D1237]*0.000621371" office:value-type="float" office:value="14.3517052627609">
            <text:p>14.3517</text:p>
          </table:table-cell>
          <table:table-cell table:style-name="ce4" table:formula="of:=[.E1237]*0.000621371" office:value-type="float" office:value="0.0107271625326997">
            <text:p>0.0107</text:p>
          </table:table-cell>
        </table:table-row>
        <table:table-row table:style-name="ro1">
          <table:table-cell table:style-name="ce1" office:value-type="float" office:value="30.32174964">
            <text:p>30.321750</text:p>
          </table:table-cell>
          <table:table-cell table:style-name="ce1" office:value-type="float" office:value="-97.75266574">
            <text:p>-97.752666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3111.9141">
            <text:p>23111.91</text:p>
          </table:table-cell>
          <table:table-cell table:style-name="ce2" table:formula="of:=[.D1238]-[.D1237]" office:value-type="float" office:value="15.0762000000032">
            <text:p>15.08</text:p>
          </table:table-cell>
          <table:table-cell table:style-name="ce4" table:formula="of:=[.D1238]*0.000621371" office:value-type="float" office:value="14.3610731762311">
            <text:p>14.3611</text:p>
          </table:table-cell>
          <table:table-cell table:style-name="ce4" table:formula="of:=[.E1238]*0.000621371" office:value-type="float" office:value="0.00936791347020196">
            <text:p>0.0094</text:p>
          </table:table-cell>
        </table:table-row>
        <table:table-row table:style-name="ro1">
          <table:table-cell table:style-name="ce1" office:value-type="float" office:value="30.32189523">
            <text:p>30.321895</text:p>
          </table:table-cell>
          <table:table-cell table:style-name="ce1" office:value-type="float" office:value="-97.75259592">
            <text:p>-97.752596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3128.8945">
            <text:p>23128.89</text:p>
          </table:table-cell>
          <table:table-cell table:style-name="ce2" table:formula="of:=[.D1239]-[.D1238]" office:value-type="float" office:value="16.9803999999967">
            <text:p>16.98</text:p>
          </table:table-cell>
          <table:table-cell table:style-name="ce4" table:formula="of:=[.D1239]*0.000621371" office:value-type="float" office:value="14.3716243043595">
            <text:p>14.3716</text:p>
          </table:table-cell>
          <table:table-cell table:style-name="ce4" table:formula="of:=[.E1239]*0.000621371" office:value-type="float" office:value="0.010551128128398">
            <text:p>0.0106</text:p>
          </table:table-cell>
        </table:table-row>
        <table:table-row table:style-name="ro1">
          <table:table-cell table:style-name="ce1" office:value-type="float" office:value="30.32206086">
            <text:p>30.322061</text:p>
          </table:table-cell>
          <table:table-cell table:style-name="ce1" office:value-type="float" office:value="-97.75248804">
            <text:p>-97.752488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3149.9707">
            <text:p>23149.97</text:p>
          </table:table-cell>
          <table:table-cell table:style-name="ce2" table:formula="of:=[.D1240]-[.D1239]" office:value-type="float" office:value="21.0762000000032">
            <text:p>21.08</text:p>
          </table:table-cell>
          <table:table-cell table:style-name="ce4" table:formula="of:=[.D1240]*0.000621371" office:value-type="float" office:value="14.3847204438297">
            <text:p>14.3847</text:p>
          </table:table-cell>
          <table:table-cell table:style-name="ce4" table:formula="of:=[.E1240]*0.000621371" office:value-type="float" office:value="0.013096139470202">
            <text:p>0.0131</text:p>
          </table:table-cell>
        </table:table-row>
        <table:table-row table:style-name="ro1">
          <table:table-cell table:style-name="ce1" office:value-type="float" office:value="30.32216932">
            <text:p>30.322169</text:p>
          </table:table-cell>
          <table:table-cell table:style-name="ce1" office:value-type="float" office:value="-97.75241244">
            <text:p>-97.752412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3164.0664">
            <text:p>23164.07</text:p>
          </table:table-cell>
          <table:table-cell table:style-name="ce2" table:formula="of:=[.D1241]-[.D1240]" office:value-type="float" office:value="14.095699999998">
            <text:p>14.10</text:p>
          </table:table-cell>
          <table:table-cell table:style-name="ce4" table:formula="of:=[.D1241]*0.000621371" office:value-type="float" office:value="14.3934791030344">
            <text:p>14.3935</text:p>
          </table:table-cell>
          <table:table-cell table:style-name="ce4" table:formula="of:=[.E1241]*0.000621371" office:value-type="float" office:value="0.00875865920469878">
            <text:p>0.0088</text:p>
          </table:table-cell>
        </table:table-row>
        <table:table-row table:style-name="ro1">
          <table:table-cell table:style-name="ce1" office:value-type="float" office:value="30.32233184">
            <text:p>30.322332</text:p>
          </table:table-cell>
          <table:table-cell table:style-name="ce1" office:value-type="float" office:value="-97.75231646">
            <text:p>-97.752316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3184.3242">
            <text:p>23184.32</text:p>
          </table:table-cell>
          <table:table-cell table:style-name="ce2" table:formula="of:=[.D1242]-[.D1241]" office:value-type="float" office:value="20.2577999999994">
            <text:p>20.26</text:p>
          </table:table-cell>
          <table:table-cell table:style-name="ce4" table:formula="of:=[.D1242]*0.000621371" office:value-type="float" office:value="14.4060667124782">
            <text:p>14.4061</text:p>
          </table:table-cell>
          <table:table-cell table:style-name="ce4" table:formula="of:=[.E1242]*0.000621371" office:value-type="float" office:value="0.0125876094437996">
            <text:p>0.0126</text:p>
          </table:table-cell>
        </table:table-row>
        <table:table-row table:style-name="ro1">
          <table:table-cell table:style-name="ce1" office:value-type="float" office:value="30.32247459">
            <text:p>30.322475</text:p>
          </table:table-cell>
          <table:table-cell table:style-name="ce1" office:value-type="float" office:value="-97.75222979">
            <text:p>-97.752230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3202.1816">
            <text:p>23202.18</text:p>
          </table:table-cell>
          <table:table-cell table:style-name="ce2" table:formula="of:=[.D1243]-[.D1242]" office:value-type="float" office:value="17.8574000000008">
            <text:p>17.86</text:p>
          </table:table-cell>
          <table:table-cell table:style-name="ce4" table:formula="of:=[.D1243]*0.000621371" office:value-type="float" office:value="14.4171627829736">
            <text:p>14.4172</text:p>
          </table:table-cell>
          <table:table-cell table:style-name="ce4" table:formula="of:=[.E1243]*0.000621371" office:value-type="float" office:value="0.0110960704954005">
            <text:p>0.0111</text:p>
          </table:table-cell>
        </table:table-row>
        <table:table-row table:style-name="ro1">
          <table:table-cell table:style-name="ce1" office:value-type="float" office:value="30.32261373">
            <text:p>30.322614</text:p>
          </table:table-cell>
          <table:table-cell table:style-name="ce1" office:value-type="float" office:value="-97.75213365">
            <text:p>-97.752134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3220.1191">
            <text:p>23220.12</text:p>
          </table:table-cell>
          <table:table-cell table:style-name="ce2" table:formula="of:=[.D1244]-[.D1243]" office:value-type="float" office:value="17.9375">
            <text:p>17.94</text:p>
          </table:table-cell>
          <table:table-cell table:style-name="ce4" table:formula="of:=[.D1244]*0.000621371" office:value-type="float" office:value="14.4283086252861">
            <text:p>14.4283</text:p>
          </table:table-cell>
          <table:table-cell table:style-name="ce4" table:formula="of:=[.E1244]*0.000621371" office:value-type="float" office:value="0.0111458423125">
            <text:p>0.0111</text:p>
          </table:table-cell>
        </table:table-row>
        <table:table-row table:style-name="ro1">
          <table:table-cell table:style-name="ce1" office:value-type="float" office:value="30.32275647">
            <text:p>30.322756</text:p>
          </table:table-cell>
          <table:table-cell table:style-name="ce1" office:value-type="float" office:value="-97.75203818">
            <text:p>-97.752038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3238.4453">
            <text:p>23238.45</text:p>
          </table:table-cell>
          <table:table-cell table:style-name="ce2" table:formula="of:=[.D1245]-[.D1244]" office:value-type="float" office:value="18.3261999999995">
            <text:p>18.33</text:p>
          </table:table-cell>
          <table:table-cell table:style-name="ce4" table:formula="of:=[.D1245]*0.000621371" office:value-type="float" office:value="14.4396959945063">
            <text:p>14.4397</text:p>
          </table:table-cell>
          <table:table-cell table:style-name="ce4" table:formula="of:=[.E1245]*0.000621371" office:value-type="float" office:value="0.0113873692201997">
            <text:p>0.0114</text:p>
          </table:table-cell>
        </table:table-row>
        <table:table-row table:style-name="ro1">
          <table:table-cell table:style-name="ce1" office:value-type="float" office:value="30.32293936">
            <text:p>30.322939</text:p>
          </table:table-cell>
          <table:table-cell table:style-name="ce1" office:value-type="float" office:value="-97.75193945">
            <text:p>-97.75193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3260.7891">
            <text:p>23260.79</text:p>
          </table:table-cell>
          <table:table-cell table:style-name="ce2" table:formula="of:=[.D1246]-[.D1245]" office:value-type="float" office:value="22.3438000000024">
            <text:p>22.34</text:p>
          </table:table-cell>
          <table:table-cell table:style-name="ce4" table:formula="of:=[.D1246]*0.000621371" office:value-type="float" office:value="14.4535797838561">
            <text:p>14.4536</text:p>
          </table:table-cell>
          <table:table-cell table:style-name="ce4" table:formula="of:=[.E1246]*0.000621371" office:value-type="float" office:value="0.0138837893498015">
            <text:p>0.0139</text:p>
          </table:table-cell>
        </table:table-row>
        <table:table-row table:style-name="ro1">
          <table:table-cell table:style-name="ce1" office:value-type="float" office:value="30.32305604">
            <text:p>30.323056</text:p>
          </table:table-cell>
          <table:table-cell table:style-name="ce1" office:value-type="float" office:value="-97.75187298">
            <text:p>-97.75187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3275.1973">
            <text:p>23275.20</text:p>
          </table:table-cell>
          <table:table-cell table:style-name="ce2" table:formula="of:=[.D1247]-[.D1246]" office:value-type="float" office:value="14.408199999998">
            <text:p>14.41</text:p>
          </table:table-cell>
          <table:table-cell table:style-name="ce4" table:formula="of:=[.D1247]*0.000621371" office:value-type="float" office:value="14.4625326214983">
            <text:p>14.4625</text:p>
          </table:table-cell>
          <table:table-cell table:style-name="ce4" table:formula="of:=[.E1247]*0.000621371" office:value-type="float" office:value="0.00895283764219878">
            <text:p>0.0090</text:p>
          </table:table-cell>
        </table:table-row>
        <table:table-row table:style-name="ro1">
          <table:table-cell table:style-name="ce1" office:value-type="float" office:value="30.32318923">
            <text:p>30.323189</text:p>
          </table:table-cell>
          <table:table-cell table:style-name="ce1" office:value-type="float" office:value="-97.75176929">
            <text:p>-97.751769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3293.0039">
            <text:p>23293.00</text:p>
          </table:table-cell>
          <table:table-cell table:style-name="ce2" table:formula="of:=[.D1248]-[.D1247]" office:value-type="float" office:value="17.8065999999999">
            <text:p>17.81</text:p>
          </table:table-cell>
          <table:table-cell table:style-name="ce4" table:formula="of:=[.D1248]*0.000621371" office:value-type="float" office:value="14.4735971263469">
            <text:p>14.4736</text:p>
          </table:table-cell>
          <table:table-cell table:style-name="ce4" table:formula="of:=[.E1248]*0.000621371" office:value-type="float" office:value="0.0110645048485999">
            <text:p>0.0111</text:p>
          </table:table-cell>
        </table:table-row>
        <table:table-row table:style-name="ro1">
          <table:table-cell table:style-name="ce1" office:value-type="float" office:value="30.32333205">
            <text:p>30.323332</text:p>
          </table:table-cell>
          <table:table-cell table:style-name="ce1" office:value-type="float" office:value="-97.75168673">
            <text:p>-97.751687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3310.7109">
            <text:p>23310.71</text:p>
          </table:table-cell>
          <table:table-cell table:style-name="ce2" table:formula="of:=[.D1249]-[.D1248]" office:value-type="float" office:value="17.7069999999985">
            <text:p>17.71</text:p>
          </table:table-cell>
          <table:table-cell table:style-name="ce4" table:formula="of:=[.D1249]*0.000621371" office:value-type="float" office:value="14.4845997426439">
            <text:p>14.4846</text:p>
          </table:table-cell>
          <table:table-cell table:style-name="ce4" table:formula="of:=[.E1249]*0.000621371" office:value-type="float" office:value="0.0110026162969991">
            <text:p>0.0110</text:p>
          </table:table-cell>
        </table:table-row>
        <table:table-row table:style-name="ro1">
          <table:table-cell table:style-name="ce1" office:value-type="float" office:value="30.32356423">
            <text:p>30.323564</text:p>
          </table:table-cell>
          <table:table-cell table:style-name="ce1" office:value-type="float" office:value="-97.75156427">
            <text:p>-97.751564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3339.0078">
            <text:p>23339.01</text:p>
          </table:table-cell>
          <table:table-cell table:style-name="ce2" table:formula="of:=[.D1250]-[.D1249]" office:value-type="float" office:value="28.2969000000012">
            <text:p>28.30</text:p>
          </table:table-cell>
          <table:table-cell table:style-name="ce4" table:formula="of:=[.D1250]*0.000621371" office:value-type="float" office:value="14.5021826156938">
            <text:p>14.5022</text:p>
          </table:table-cell>
          <table:table-cell table:style-name="ce4" table:formula="of:=[.E1250]*0.000621371" office:value-type="float" office:value="0.0175828730499007">
            <text:p>0.0176</text:p>
          </table:table-cell>
        </table:table-row>
        <table:table-row table:style-name="ro1">
          <table:table-cell table:style-name="ce1" office:value-type="float" office:value="30.32371318">
            <text:p>30.323713</text:p>
          </table:table-cell>
          <table:table-cell table:style-name="ce1" office:value-type="float" office:value="-97.75147459">
            <text:p>-97.751475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3357.6504">
            <text:p>23357.65</text:p>
          </table:table-cell>
          <table:table-cell table:style-name="ce2" table:formula="of:=[.D1251]-[.D1250]" office:value-type="float" office:value="18.6425999999992">
            <text:p>18.64</text:p>
          </table:table-cell>
          <table:table-cell table:style-name="ce4" table:formula="of:=[.D1251]*0.000621371" office:value-type="float" office:value="14.5137665866984">
            <text:p>14.5138</text:p>
          </table:table-cell>
          <table:table-cell table:style-name="ce4" table:formula="of:=[.E1251]*0.000621371" office:value-type="float" office:value="0.0115839710045995">
            <text:p>0.0116</text:p>
          </table:table-cell>
        </table:table-row>
        <table:table-row table:style-name="ro1">
          <table:table-cell table:style-name="ce1" office:value-type="float" office:value="30.32382877">
            <text:p>30.323829</text:p>
          </table:table-cell>
          <table:table-cell table:style-name="ce1" office:value-type="float" office:value="-97.75139873">
            <text:p>-97.751399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23372.3457">
            <text:p>23372.35</text:p>
          </table:table-cell>
          <table:table-cell table:style-name="ce2" table:formula="of:=[.D1252]-[.D1251]" office:value-type="float" office:value="14.695300000003">
            <text:p>14.70</text:p>
          </table:table-cell>
          <table:table-cell table:style-name="ce4" table:formula="of:=[.D1252]*0.000621371" office:value-type="float" office:value="14.5228978199547">
            <text:p>14.5229</text:p>
          </table:table-cell>
          <table:table-cell table:style-name="ce4" table:formula="of:=[.E1252]*0.000621371" office:value-type="float" office:value="0.00913123325630189">
            <text:p>0.0091</text:p>
          </table:table-cell>
        </table:table-row>
        <table:table-row table:style-name="ro1">
          <table:table-cell table:style-name="ce1" office:value-type="float" office:value="30.32397629">
            <text:p>30.323976</text:p>
          </table:table-cell>
          <table:table-cell table:style-name="ce1" office:value-type="float" office:value="-97.75130636">
            <text:p>-97.751306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23390.9121">
            <text:p>23390.91</text:p>
          </table:table-cell>
          <table:table-cell table:style-name="ce2" table:formula="of:=[.D1253]-[.D1252]" office:value-type="float" office:value="18.5663999999997">
            <text:p>18.57</text:p>
          </table:table-cell>
          <table:table-cell table:style-name="ce4" table:formula="of:=[.D1253]*0.000621371" office:value-type="float" office:value="14.5344344424891">
            <text:p>14.5344</text:p>
          </table:table-cell>
          <table:table-cell table:style-name="ce4" table:formula="of:=[.E1253]*0.000621371" office:value-type="float" office:value="0.0115366225343998">
            <text:p>0.0115</text:p>
          </table:table-cell>
        </table:table-row>
        <table:table-row table:style-name="ro1">
          <table:table-cell table:style-name="ce1" office:value-type="float" office:value="30.32409414">
            <text:p>30.324094</text:p>
          </table:table-cell>
          <table:table-cell table:style-name="ce1" office:value-type="float" office:value="-97.75123889">
            <text:p>-97.751239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3405.4863">
            <text:p>23405.49</text:p>
          </table:table-cell>
          <table:table-cell table:style-name="ce2" table:formula="of:=[.D1254]-[.D1253]" office:value-type="float" office:value="14.5741999999991">
            <text:p>14.57</text:p>
          </table:table-cell>
          <table:table-cell table:style-name="ce4" table:formula="of:=[.D1254]*0.000621371" office:value-type="float" office:value="14.5434904277173">
            <text:p>14.5435</text:p>
          </table:table-cell>
          <table:table-cell table:style-name="ce4" table:formula="of:=[.E1254]*0.000621371" office:value-type="float" office:value="0.00905598522819945">
            <text:p>0.0091</text:p>
          </table:table-cell>
        </table:table-row>
        <table:table-row table:style-name="ro1">
          <table:table-cell table:style-name="ce1" office:value-type="float" office:value="30.32423034">
            <text:p>30.324230</text:p>
          </table:table-cell>
          <table:table-cell table:style-name="ce1" office:value-type="float" office:value="-97.75115146">
            <text:p>-97.751151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3422.7539">
            <text:p>23422.75</text:p>
          </table:table-cell>
          <table:table-cell table:style-name="ce2" table:formula="of:=[.D1255]-[.D1254]" office:value-type="float" office:value="17.2675999999992">
            <text:p>17.27</text:p>
          </table:table-cell>
          <table:table-cell table:style-name="ce4" table:formula="of:=[.D1255]*0.000621371" office:value-type="float" office:value="14.5542200135969">
            <text:p>14.5542</text:p>
          </table:table-cell>
          <table:table-cell table:style-name="ce4" table:formula="of:=[.E1255]*0.000621371" office:value-type="float" office:value="0.0107295858795995">
            <text:p>0.0107</text:p>
          </table:table-cell>
        </table:table-row>
        <table:table-row table:style-name="ro1">
          <table:table-cell table:style-name="ce1" office:value-type="float" office:value="30.32436647">
            <text:p>30.324366</text:p>
          </table:table-cell>
          <table:table-cell table:style-name="ce1" office:value-type="float" office:value="-97.75104937">
            <text:p>-97.751049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3440.7773">
            <text:p>23440.78</text:p>
          </table:table-cell>
          <table:table-cell table:style-name="ce2" table:formula="of:=[.D1256]-[.D1255]" office:value-type="float" office:value="18.0234000000019">
            <text:p>18.02</text:p>
          </table:table-cell>
          <table:table-cell table:style-name="ce4" table:formula="of:=[.D1256]*0.000621371" office:value-type="float" office:value="14.5654192316783">
            <text:p>14.5654</text:p>
          </table:table-cell>
          <table:table-cell table:style-name="ce4" table:formula="of:=[.E1256]*0.000621371" office:value-type="float" office:value="0.0111992180814012">
            <text:p>0.0112</text:p>
          </table:table-cell>
        </table:table-row>
        <table:table-row table:style-name="ro1">
          <table:table-cell table:style-name="ce1" office:value-type="float" office:value="30.32448616">
            <text:p>30.324486</text:p>
          </table:table-cell>
          <table:table-cell table:style-name="ce1" office:value-type="float" office:value="-97.75098315">
            <text:p>-97.750983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23455.5293">
            <text:p>23455.53</text:p>
          </table:table-cell>
          <table:table-cell table:style-name="ce2" table:formula="of:=[.D1257]-[.D1256]" office:value-type="float" office:value="14.7519999999968">
            <text:p>14.75</text:p>
          </table:table-cell>
          <table:table-cell table:style-name="ce4" table:formula="of:=[.D1257]*0.000621371" office:value-type="float" office:value="14.5745856966703">
            <text:p>14.5746</text:p>
          </table:table-cell>
          <table:table-cell table:style-name="ce4" table:formula="of:=[.E1257]*0.000621371" office:value-type="float" office:value="0.00916646499199799">
            <text:p>0.0092</text:p>
          </table:table-cell>
        </table:table-row>
        <table:table-row table:style-name="ro1">
          <table:table-cell table:style-name="ce1" office:value-type="float" office:value="30.32467249">
            <text:p>30.324672</text:p>
          </table:table-cell>
          <table:table-cell table:style-name="ce1" office:value-type="float" office:value="-97.75087226">
            <text:p>-97.750872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3478.7578">
            <text:p>23478.76</text:p>
          </table:table-cell>
          <table:table-cell table:style-name="ce2" table:formula="of:=[.D1258]-[.D1257]" office:value-type="float" office:value="23.2285000000011">
            <text:p>23.23</text:p>
          </table:table-cell>
          <table:table-cell table:style-name="ce4" table:formula="of:=[.D1258]*0.000621371" office:value-type="float" office:value="14.5890192129438">
            <text:p>14.5890</text:p>
          </table:table-cell>
          <table:table-cell table:style-name="ce4" table:formula="of:=[.E1258]*0.000621371" office:value-type="float" office:value="0.0144335162735007">
            <text:p>0.0144</text:p>
          </table:table-cell>
        </table:table-row>
        <table:table-row table:style-name="ro1">
          <table:table-cell table:style-name="ce1" office:value-type="float" office:value="30.32488707">
            <text:p>30.324887</text:p>
          </table:table-cell>
          <table:table-cell table:style-name="ce1" office:value-type="float" office:value="-97.75075885">
            <text:p>-97.750759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3504.9121">
            <text:p>23504.91</text:p>
          </table:table-cell>
          <table:table-cell table:style-name="ce2" table:formula="of:=[.D1259]-[.D1258]" office:value-type="float" office:value="26.154300000002">
            <text:p>26.15</text:p>
          </table:table-cell>
          <table:table-cell table:style-name="ce4" table:formula="of:=[.D1259]*0.000621371" office:value-type="float" office:value="14.6052707364891">
            <text:p>14.6053</text:p>
          </table:table-cell>
          <table:table-cell table:style-name="ce4" table:formula="of:=[.E1259]*0.000621371" office:value-type="float" office:value="0.0162515235453012">
            <text:p>0.0163</text:p>
          </table:table-cell>
        </table:table-row>
        <table:table-row table:style-name="ro1">
          <table:table-cell table:style-name="ce1" office:value-type="float" office:value="30.3250682">
            <text:p>30.325068</text:p>
          </table:table-cell>
          <table:table-cell table:style-name="ce1" office:value-type="float" office:value="-97.75064092">
            <text:p>-97.750641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3527.877">
            <text:p>23527.88</text:p>
          </table:table-cell>
          <table:table-cell table:style-name="ce2" table:formula="of:=[.D1260]-[.D1259]" office:value-type="float" office:value="22.964899999999">
            <text:p>22.96</text:p>
          </table:table-cell>
          <table:table-cell table:style-name="ce4" table:formula="of:=[.D1260]*0.000621371" office:value-type="float" office:value="14.619540459367">
            <text:p>14.6195</text:p>
          </table:table-cell>
          <table:table-cell table:style-name="ce4" table:formula="of:=[.E1260]*0.000621371" office:value-type="float" office:value="0.0142697228778994">
            <text:p>0.0143</text:p>
          </table:table-cell>
        </table:table-row>
        <table:table-row table:style-name="ro1">
          <table:table-cell table:style-name="ce1" office:value-type="float" office:value="30.32518915">
            <text:p>30.325189</text:p>
          </table:table-cell>
          <table:table-cell table:style-name="ce1" office:value-type="float" office:value="-97.75056297">
            <text:p>-97.750563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3543.2188">
            <text:p>23543.22</text:p>
          </table:table-cell>
          <table:table-cell table:style-name="ce2" table:formula="of:=[.D1261]-[.D1260]" office:value-type="float" office:value="15.3417999999983">
            <text:p>15.34</text:p>
          </table:table-cell>
          <table:table-cell table:style-name="ce4" table:formula="of:=[.D1261]*0.000621371" office:value-type="float" office:value="14.6290734089748">
            <text:p>14.6291</text:p>
          </table:table-cell>
          <table:table-cell table:style-name="ce4" table:formula="of:=[.E1261]*0.000621371" office:value-type="float" office:value="0.00953294960779896">
            <text:p>0.0095</text:p>
          </table:table-cell>
        </table:table-row>
        <table:table-row table:style-name="ro1">
          <table:table-cell table:style-name="ce1" office:value-type="float" office:value="30.32537397">
            <text:p>30.325374</text:p>
          </table:table-cell>
          <table:table-cell table:style-name="ce1" office:value-type="float" office:value="-97.75045392">
            <text:p>-97.750454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3566.2129">
            <text:p>23566.21</text:p>
          </table:table-cell>
          <table:table-cell table:style-name="ce2" table:formula="of:=[.D1262]-[.D1261]" office:value-type="float" office:value="22.9940999999999">
            <text:p>22.99</text:p>
          </table:table-cell>
          <table:table-cell table:style-name="ce4" table:formula="of:=[.D1262]*0.000621371" office:value-type="float" office:value="14.6433612758859">
            <text:p>14.6434</text:p>
          </table:table-cell>
          <table:table-cell table:style-name="ce4" table:formula="of:=[.E1262]*0.000621371" office:value-type="float" office:value="0.0142878669110999">
            <text:p>0.0143</text:p>
          </table:table-cell>
        </table:table-row>
        <table:table-row table:style-name="ro1">
          <table:table-cell table:style-name="ce1" office:value-type="float" office:value="30.32558234">
            <text:p>30.325582</text:p>
          </table:table-cell>
          <table:table-cell table:style-name="ce1" office:value-type="float" office:value="-97.75034328">
            <text:p>-97.750343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23591.623">
            <text:p>23591.62</text:p>
          </table:table-cell>
          <table:table-cell table:style-name="ce2" table:formula="of:=[.D1263]-[.D1262]" office:value-type="float" office:value="25.410100000001">
            <text:p>25.41</text:p>
          </table:table-cell>
          <table:table-cell table:style-name="ce4" table:formula="of:=[.D1263]*0.000621371" office:value-type="float" office:value="14.659150375133">
            <text:p>14.6592</text:p>
          </table:table-cell>
          <table:table-cell table:style-name="ce4" table:formula="of:=[.E1263]*0.000621371" office:value-type="float" office:value="0.0157890992471006">
            <text:p>0.0158</text:p>
          </table:table-cell>
        </table:table-row>
        <table:table-row table:style-name="ro1">
          <table:table-cell table:style-name="ce1" office:value-type="float" office:value="30.32573288">
            <text:p>30.325733</text:p>
          </table:table-cell>
          <table:table-cell table:style-name="ce1" office:value-type="float" office:value="-97.75026692">
            <text:p>-97.750267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23609.8262">
            <text:p>23609.83</text:p>
          </table:table-cell>
          <table:table-cell table:style-name="ce2" table:formula="of:=[.D1264]-[.D1263]" office:value-type="float" office:value="18.2031999999999">
            <text:p>18.20</text:p>
          </table:table-cell>
          <table:table-cell table:style-name="ce4" table:formula="of:=[.D1264]*0.000621371" office:value-type="float" office:value="14.6704613157202">
            <text:p>14.6705</text:p>
          </table:table-cell>
          <table:table-cell table:style-name="ce4" table:formula="of:=[.E1264]*0.000621371" office:value-type="float" office:value="0.0113109405872">
            <text:p>0.0113</text:p>
          </table:table-cell>
        </table:table-row>
        <table:table-row table:style-name="ro1">
          <table:table-cell table:style-name="ce1" office:value-type="float" office:value="30.32588962">
            <text:p>30.325890</text:p>
          </table:table-cell>
          <table:table-cell table:style-name="ce1" office:value-type="float" office:value="-97.7501738">
            <text:p>-97.750174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3629.3613">
            <text:p>23629.36</text:p>
          </table:table-cell>
          <table:table-cell table:style-name="ce2" table:formula="of:=[.D1265]-[.D1264]" office:value-type="float" office:value="19.535100000001">
            <text:p>19.54</text:p>
          </table:table-cell>
          <table:table-cell table:style-name="ce4" table:formula="of:=[.D1265]*0.000621371" office:value-type="float" office:value="14.6825998603423">
            <text:p>14.6826</text:p>
          </table:table-cell>
          <table:table-cell table:style-name="ce4" table:formula="of:=[.E1265]*0.000621371" office:value-type="float" office:value="0.0121385446221006">
            <text:p>0.0121</text:p>
          </table:table-cell>
        </table:table-row>
        <table:table-row table:style-name="ro1">
          <table:table-cell table:style-name="ce1" office:value-type="float" office:value="30.32607855">
            <text:p>30.326079</text:p>
          </table:table-cell>
          <table:table-cell table:style-name="ce1" office:value-type="float" office:value="-97.75006265">
            <text:p>-97.750063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23653.8242">
            <text:p>23653.82</text:p>
          </table:table-cell>
          <table:table-cell table:style-name="ce2" table:formula="of:=[.D1266]-[.D1265]" office:value-type="float" office:value="24.4628999999986">
            <text:p>24.46</text:p>
          </table:table-cell>
          <table:table-cell table:style-name="ce4" table:formula="of:=[.D1266]*0.000621371" office:value-type="float" office:value="14.6978003969782">
            <text:p>14.6978</text:p>
          </table:table-cell>
          <table:table-cell table:style-name="ce4" table:formula="of:=[.E1266]*0.000621371" office:value-type="float" office:value="0.0152005366358991">
            <text:p>0.0152</text:p>
          </table:table-cell>
        </table:table-row>
        <table:table-row table:style-name="ro1">
          <table:table-cell table:style-name="ce1" office:value-type="float" office:value="30.32622968">
            <text:p>30.326230</text:p>
          </table:table-cell>
          <table:table-cell table:style-name="ce1" office:value-type="float" office:value="-97.74996752">
            <text:p>-97.749968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3671.9258">
            <text:p>23671.93</text:p>
          </table:table-cell>
          <table:table-cell table:style-name="ce2" table:formula="of:=[.D1267]-[.D1266]" office:value-type="float" office:value="18.1016000000018">
            <text:p>18.10</text:p>
          </table:table-cell>
          <table:table-cell table:style-name="ce4" table:formula="of:=[.D1267]*0.000621371" office:value-type="float" office:value="14.7090482062718">
            <text:p>14.7090</text:p>
          </table:table-cell>
          <table:table-cell table:style-name="ce4" table:formula="of:=[.E1267]*0.000621371" office:value-type="float" office:value="0.0112478092936011">
            <text:p>0.0112</text:p>
          </table:table-cell>
        </table:table-row>
        <table:table-row table:style-name="ro1">
          <table:table-cell table:style-name="ce1" office:value-type="float" office:value="30.32637334">
            <text:p>30.326373</text:p>
          </table:table-cell>
          <table:table-cell table:style-name="ce1" office:value-type="float" office:value="-97.74986484">
            <text:p>-97.749865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3690.6309">
            <text:p>23690.63</text:p>
          </table:table-cell>
          <table:table-cell table:style-name="ce2" table:formula="of:=[.D1268]-[.D1267]" office:value-type="float" office:value="18.7050999999992">
            <text:p>18.71</text:p>
          </table:table-cell>
          <table:table-cell table:style-name="ce4" table:formula="of:=[.D1268]*0.000621371" office:value-type="float" office:value="14.7206710129639">
            <text:p>14.7207</text:p>
          </table:table-cell>
          <table:table-cell table:style-name="ce4" table:formula="of:=[.E1268]*0.000621371" office:value-type="float" office:value="0.0116228066920995">
            <text:p>0.0116</text:p>
          </table:table-cell>
        </table:table-row>
        <table:table-row table:style-name="ro1">
          <table:table-cell table:style-name="ce1" office:value-type="float" office:value="30.32654802">
            <text:p>30.326548</text:p>
          </table:table-cell>
          <table:table-cell table:style-name="ce1" office:value-type="float" office:value="-97.74973568">
            <text:p>-97.749736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3713.623">
            <text:p>23713.62</text:p>
          </table:table-cell>
          <table:table-cell table:style-name="ce2" table:formula="of:=[.D1269]-[.D1268]" office:value-type="float" office:value="22.9920999999995">
            <text:p>22.99</text:p>
          </table:table-cell>
          <table:table-cell table:style-name="ce4" table:formula="of:=[.D1269]*0.000621371" office:value-type="float" office:value="14.734957637133">
            <text:p>14.7350</text:p>
          </table:table-cell>
          <table:table-cell table:style-name="ce4" table:formula="of:=[.E1269]*0.000621371" office:value-type="float" office:value="0.0142866241690997">
            <text:p>0.0143</text:p>
          </table:table-cell>
        </table:table-row>
        <table:table-row table:style-name="ro1">
          <table:table-cell table:style-name="ce1" office:value-type="float" office:value="30.32675807">
            <text:p>30.326758</text:p>
          </table:table-cell>
          <table:table-cell table:style-name="ce1" office:value-type="float" office:value="-97.74960668">
            <text:p>-97.749607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3739.9902">
            <text:p>23739.99</text:p>
          </table:table-cell>
          <table:table-cell table:style-name="ce2" table:formula="of:=[.D1270]-[.D1269]" office:value-type="float" office:value="26.3672000000006">
            <text:p>26.37</text:p>
          </table:table-cell>
          <table:table-cell table:style-name="ce4" table:formula="of:=[.D1270]*0.000621371" office:value-type="float" office:value="14.7513414505642">
            <text:p>14.7513</text:p>
          </table:table-cell>
          <table:table-cell table:style-name="ce4" table:formula="of:=[.E1270]*0.000621371" office:value-type="float" office:value="0.0163838134312004">
            <text:p>0.0164</text:p>
          </table:table-cell>
        </table:table-row>
        <table:table-row table:style-name="ro1">
          <table:table-cell table:style-name="ce1" office:value-type="float" office:value="30.3268745">
            <text:p>30.326875</text:p>
          </table:table-cell>
          <table:table-cell table:style-name="ce1" office:value-type="float" office:value="-97.74954666">
            <text:p>-97.749547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3754.1055">
            <text:p>23754.11</text:p>
          </table:table-cell>
          <table:table-cell table:style-name="ce2" table:formula="of:=[.D1271]-[.D1270]" office:value-type="float" office:value="14.1153000000013">
            <text:p>14.12</text:p>
          </table:table-cell>
          <table:table-cell table:style-name="ce4" table:formula="of:=[.D1271]*0.000621371" office:value-type="float" office:value="14.7601122886405">
            <text:p>14.7601</text:p>
          </table:table-cell>
          <table:table-cell table:style-name="ce4" table:formula="of:=[.E1271]*0.000621371" office:value-type="float" office:value="0.00877083807630081">
            <text:p>0.0088</text:p>
          </table:table-cell>
        </table:table-row>
        <table:table-row table:style-name="ro1">
          <table:table-cell table:style-name="ce1" office:value-type="float" office:value="30.32704532">
            <text:p>30.327045</text:p>
          </table:table-cell>
          <table:table-cell table:style-name="ce1" office:value-type="float" office:value="-97.74942404">
            <text:p>-97.749424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3776.4004">
            <text:p>23776.40</text:p>
          </table:table-cell>
          <table:table-cell table:style-name="ce2" table:formula="of:=[.D1272]-[.D1271]" office:value-type="float" office:value="22.2948999999971">
            <text:p>22.29</text:p>
          </table:table-cell>
          <table:table-cell table:style-name="ce4" table:formula="of:=[.D1272]*0.000621371" office:value-type="float" office:value="14.7739656929484">
            <text:p>14.7740</text:p>
          </table:table-cell>
          <table:table-cell table:style-name="ce4" table:formula="of:=[.E1272]*0.000621371" office:value-type="float" office:value="0.0138534043078982">
            <text:p>0.0139</text:p>
          </table:table-cell>
        </table:table-row>
        <table:table-row table:style-name="ro1">
          <table:table-cell table:style-name="ce1" office:value-type="float" office:value="30.32719133">
            <text:p>30.327191</text:p>
          </table:table-cell>
          <table:table-cell table:style-name="ce1" office:value-type="float" office:value="-97.7493336">
            <text:p>-97.749334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3794.7617">
            <text:p>23794.76</text:p>
          </table:table-cell>
          <table:table-cell table:style-name="ce2" table:formula="of:=[.D1273]-[.D1272]" office:value-type="float" office:value="18.3613000000005">
            <text:p>18.36</text:p>
          </table:table-cell>
          <table:table-cell table:style-name="ce4" table:formula="of:=[.D1273]*0.000621371" office:value-type="float" office:value="14.7853748722907">
            <text:p>14.7854</text:p>
          </table:table-cell>
          <table:table-cell table:style-name="ce4" table:formula="of:=[.E1273]*0.000621371" office:value-type="float" office:value="0.0114091793423003">
            <text:p>0.0114</text:p>
          </table:table-cell>
        </table:table-row>
        <table:table-row table:style-name="ro1">
          <table:table-cell table:style-name="ce1" office:value-type="float" office:value="30.32735688">
            <text:p>30.327357</text:p>
          </table:table-cell>
          <table:table-cell table:style-name="ce1" office:value-type="float" office:value="-97.74922606">
            <text:p>-97.749226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3815.8086">
            <text:p>23815.81</text:p>
          </table:table-cell>
          <table:table-cell table:style-name="ce2" table:formula="of:=[.D1274]-[.D1273]" office:value-type="float" office:value="21.0469000000012">
            <text:p>21.05</text:p>
          </table:table-cell>
          <table:table-cell table:style-name="ce4" table:formula="of:=[.D1274]*0.000621371" office:value-type="float" office:value="14.7984528055906">
            <text:p>14.7985</text:p>
          </table:table-cell>
          <table:table-cell table:style-name="ce4" table:formula="of:=[.E1274]*0.000621371" office:value-type="float" office:value="0.0130779332999007">
            <text:p>0.0131</text:p>
          </table:table-cell>
        </table:table-row>
        <table:table-row table:style-name="ro1">
          <table:table-cell table:style-name="ce1" office:value-type="float" office:value="30.32750155">
            <text:p>30.327502</text:p>
          </table:table-cell>
          <table:table-cell table:style-name="ce1" office:value-type="float" office:value="-97.74912916">
            <text:p>-97.749129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3834.3184">
            <text:p>23834.32</text:p>
          </table:table-cell>
          <table:table-cell table:style-name="ce2" table:formula="of:=[.D1275]-[.D1274]" office:value-type="float" office:value="18.5097999999998">
            <text:p>18.51</text:p>
          </table:table-cell>
          <table:table-cell table:style-name="ce4" table:formula="of:=[.D1275]*0.000621371" office:value-type="float" office:value="14.8099542585264">
            <text:p>14.8100</text:p>
          </table:table-cell>
          <table:table-cell table:style-name="ce4" table:formula="of:=[.E1275]*0.000621371" office:value-type="float" office:value="0.0115014529357999">
            <text:p>0.0115</text:p>
          </table:table-cell>
        </table:table-row>
        <table:table-row table:style-name="ro1">
          <table:table-cell table:style-name="ce1" office:value-type="float" office:value="30.32754069">
            <text:p>30.327541</text:p>
          </table:table-cell>
          <table:table-cell table:style-name="ce1" office:value-type="float" office:value="-97.74907342">
            <text:p>-97.749073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3841.3145">
            <text:p>23841.31</text:p>
          </table:table-cell>
          <table:table-cell table:style-name="ce2" table:formula="of:=[.D1276]-[.D1275]" office:value-type="float" office:value="6.9961000000003">
            <text:p>7.00</text:p>
          </table:table-cell>
          <table:table-cell table:style-name="ce4" table:formula="of:=[.D1276]*0.000621371" office:value-type="float" office:value="14.8143014321795">
            <text:p>14.8143</text:p>
          </table:table-cell>
          <table:table-cell table:style-name="ce4" table:formula="of:=[.E1276]*0.000621371" office:value-type="float" office:value="0.00434717365310018">
            <text:p>0.0043</text:p>
          </table:table-cell>
        </table:table-row>
        <table:table-row table:style-name="ro1">
          <table:table-cell table:style-name="ce1" office:value-type="float" office:value="30.32747976">
            <text:p>30.327480</text:p>
          </table:table-cell>
          <table:table-cell table:style-name="ce1" office:value-type="float" office:value="-97.74887536">
            <text:p>-97.748875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3861.7891">
            <text:p>23861.79</text:p>
          </table:table-cell>
          <table:table-cell table:style-name="ce2" table:formula="of:=[.D1277]-[.D1276]" office:value-type="float" office:value="20.4746000000014">
            <text:p>20.47</text:p>
          </table:table-cell>
          <table:table-cell table:style-name="ce4" table:formula="of:=[.D1277]*0.000621371" office:value-type="float" office:value="14.8270237548561">
            <text:p>14.8270</text:p>
          </table:table-cell>
          <table:table-cell table:style-name="ce4" table:formula="of:=[.E1277]*0.000621371" office:value-type="float" office:value="0.0127223226766009">
            <text:p>0.0127</text:p>
          </table:table-cell>
        </table:table-row>
        <table:table-row table:style-name="ro1">
          <table:table-cell table:style-name="ce1" office:value-type="float" office:value="30.32736526">
            <text:p>30.327365</text:p>
          </table:table-cell>
          <table:table-cell table:style-name="ce1" office:value-type="float" office:value="-97.74865139">
            <text:p>-97.748651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3886.8242">
            <text:p>23886.82</text:p>
          </table:table-cell>
          <table:table-cell table:style-name="ce2" table:formula="of:=[.D1278]-[.D1277]" office:value-type="float" office:value="25.0350999999973">
            <text:p>25.04</text:p>
          </table:table-cell>
          <table:table-cell table:style-name="ce4" table:formula="of:=[.D1278]*0.000621371" office:value-type="float" office:value="14.8425798399782">
            <text:p>14.8426</text:p>
          </table:table-cell>
          <table:table-cell table:style-name="ce4" table:formula="of:=[.E1278]*0.000621371" office:value-type="float" office:value="0.0155560851220983">
            <text:p>0.0156</text:p>
          </table:table-cell>
        </table:table-row>
        <table:table-row table:style-name="ro1">
          <table:table-cell table:style-name="ce1" office:value-type="float" office:value="30.32728496">
            <text:p>30.327285</text:p>
          </table:table-cell>
          <table:table-cell table:style-name="ce1" office:value-type="float" office:value="-97.74851535">
            <text:p>-97.748515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3902.6113">
            <text:p>23902.61</text:p>
          </table:table-cell>
          <table:table-cell table:style-name="ce2" table:formula="of:=[.D1279]-[.D1278]" office:value-type="float" office:value="15.7871000000014">
            <text:p>15.79</text:p>
          </table:table-cell>
          <table:table-cell table:style-name="ce4" table:formula="of:=[.D1279]*0.000621371" office:value-type="float" office:value="14.8523894860923">
            <text:p>14.8524</text:p>
          </table:table-cell>
          <table:table-cell table:style-name="ce4" table:formula="of:=[.E1279]*0.000621371" office:value-type="float" office:value="0.00980964611410085">
            <text:p>0.0098</text:p>
          </table:table-cell>
        </table:table-row>
        <table:table-row table:style-name="ro1">
          <table:table-cell table:style-name="ce1" office:value-type="float" office:value="30.32717784">
            <text:p>30.327178</text:p>
          </table:table-cell>
          <table:table-cell table:style-name="ce1" office:value-type="float" office:value="-97.74830908">
            <text:p>-97.748309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3925.7148">
            <text:p>23925.71</text:p>
          </table:table-cell>
          <table:table-cell table:style-name="ce2" table:formula="of:=[.D1280]-[.D1279]" office:value-type="float" office:value="23.1035000000011">
            <text:p>23.10</text:p>
          </table:table-cell>
          <table:table-cell table:style-name="ce4" table:formula="of:=[.D1280]*0.000621371" office:value-type="float" office:value="14.8667453309908">
            <text:p>14.8667</text:p>
          </table:table-cell>
          <table:table-cell table:style-name="ce4" table:formula="of:=[.E1280]*0.000621371" office:value-type="float" office:value="0.0143558448985007">
            <text:p>0.0144</text:p>
          </table:table-cell>
        </table:table-row>
        <table:table-row table:style-name="ro1">
          <table:table-cell table:style-name="ce1" office:value-type="float" office:value="30.32709167">
            <text:p>30.327092</text:p>
          </table:table-cell>
          <table:table-cell table:style-name="ce1" office:value-type="float" office:value="-97.74813507">
            <text:p>-97.748135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3944.9805">
            <text:p>23944.98</text:p>
          </table:table-cell>
          <table:table-cell table:style-name="ce2" table:formula="of:=[.D1281]-[.D1280]" office:value-type="float" office:value="19.2656999999999">
            <text:p>19.27</text:p>
          </table:table-cell>
          <table:table-cell table:style-name="ce4" table:formula="of:=[.D1281]*0.000621371" office:value-type="float" office:value="14.8787164782655">
            <text:p>14.8787</text:p>
          </table:table-cell>
          <table:table-cell table:style-name="ce4" table:formula="of:=[.E1281]*0.000621371" office:value-type="float" office:value="0.0119711472747">
            <text:p>0.0120</text:p>
          </table:table-cell>
        </table:table-row>
        <table:table-row table:style-name="ro1">
          <table:table-cell table:style-name="ce1" office:value-type="float" office:value="30.32697835">
            <text:p>30.326978</text:p>
          </table:table-cell>
          <table:table-cell table:style-name="ce1" office:value-type="float" office:value="-97.74792502">
            <text:p>-97.747925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23968.7754">
            <text:p>23968.78</text:p>
          </table:table-cell>
          <table:table-cell table:style-name="ce2" table:formula="of:=[.D1282]-[.D1281]" office:value-type="float" office:value="23.7948999999971">
            <text:p>23.79</text:p>
          </table:table-cell>
          <table:table-cell table:style-name="ce4" table:formula="of:=[.D1282]*0.000621371" office:value-type="float" office:value="14.8935019390734">
            <text:p>14.8935</text:p>
          </table:table-cell>
          <table:table-cell table:style-name="ce4" table:formula="of:=[.E1282]*0.000621371" office:value-type="float" office:value="0.0147854608078982">
            <text:p>0.0148</text:p>
          </table:table-cell>
        </table:table-row>
        <table:table-row table:style-name="ro1">
          <table:table-cell table:style-name="ce1" office:value-type="float" office:value="30.32687115">
            <text:p>30.326871</text:p>
          </table:table-cell>
          <table:table-cell table:style-name="ce1" office:value-type="float" office:value="-97.74771933">
            <text:p>-97.747719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3992.5723">
            <text:p>23992.57</text:p>
          </table:table-cell>
          <table:table-cell table:style-name="ce2" table:formula="of:=[.D1283]-[.D1282]" office:value-type="float" office:value="23.7969000000012">
            <text:p>23.80</text:p>
          </table:table-cell>
          <table:table-cell table:style-name="ce4" table:formula="of:=[.D1283]*0.000621371" office:value-type="float" office:value="14.9082886426233">
            <text:p>14.9083</text:p>
          </table:table-cell>
          <table:table-cell table:style-name="ce4" table:formula="of:=[.E1283]*0.000621371" office:value-type="float" office:value="0.0147867035499007">
            <text:p>0.0148</text:p>
          </table:table-cell>
        </table:table-row>
        <table:table-row table:style-name="ro1">
          <table:table-cell table:style-name="ce1" office:value-type="float" office:value="30.32676796">
            <text:p>30.326768</text:p>
          </table:table-cell>
          <table:table-cell table:style-name="ce1" office:value-type="float" office:value="-97.74751564">
            <text:p>-97.74751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24014.5312">
            <text:p>24014.53</text:p>
          </table:table-cell>
          <table:table-cell table:style-name="ce2" table:formula="of:=[.D1284]-[.D1283]" office:value-type="float" office:value="21.9589000000014">
            <text:p>21.96</text:p>
          </table:table-cell>
          <table:table-cell table:style-name="ce4" table:formula="of:=[.D1284]*0.000621371" office:value-type="float" office:value="14.9219332662752">
            <text:p>14.9219</text:p>
          </table:table-cell>
          <table:table-cell table:style-name="ce4" table:formula="of:=[.E1284]*0.000621371" office:value-type="float" office:value="0.0136446236519009">
            <text:p>0.0136</text:p>
          </table:table-cell>
        </table:table-row>
        <table:table-row table:style-name="ro1">
          <table:table-cell table:style-name="ce1" office:value-type="float" office:value="30.32669395">
            <text:p>30.326694</text:p>
          </table:table-cell>
          <table:table-cell table:style-name="ce1" office:value-type="float" office:value="-97.74739176">
            <text:p>-97.747392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4028.9492">
            <text:p>24028.95</text:p>
          </table:table-cell>
          <table:table-cell table:style-name="ce2" table:formula="of:=[.D1285]-[.D1284]" office:value-type="float" office:value="14.4179999999978">
            <text:p>14.42</text:p>
          </table:table-cell>
          <table:table-cell table:style-name="ce4" table:formula="of:=[.D1285]*0.000621371" office:value-type="float" office:value="14.9308921933532">
            <text:p>14.9309</text:p>
          </table:table-cell>
          <table:table-cell table:style-name="ce4" table:formula="of:=[.E1285]*0.000621371" office:value-type="float" office:value="0.00895892707799866">
            <text:p>0.0090</text:p>
          </table:table-cell>
        </table:table-row>
        <table:table-row table:style-name="ro1">
          <table:table-cell table:style-name="ce1" office:value-type="float" office:value="30.32660829">
            <text:p>30.326608</text:p>
          </table:table-cell>
          <table:table-cell table:style-name="ce1" office:value-type="float" office:value="-97.74723376">
            <text:p>-97.747234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24046.8066">
            <text:p>24046.81</text:p>
          </table:table-cell>
          <table:table-cell table:style-name="ce2" table:formula="of:=[.D1286]-[.D1285]" office:value-type="float" office:value="17.8574000000008">
            <text:p>17.86</text:p>
          </table:table-cell>
          <table:table-cell table:style-name="ce4" table:formula="of:=[.D1286]*0.000621371" office:value-type="float" office:value="14.9419882638486">
            <text:p>14.9420</text:p>
          </table:table-cell>
          <table:table-cell table:style-name="ce4" table:formula="of:=[.E1286]*0.000621371" office:value-type="float" office:value="0.0110960704954005">
            <text:p>0.0111</text:p>
          </table:table-cell>
        </table:table-row>
        <table:table-row table:style-name="ro1">
          <table:table-cell table:style-name="ce1" office:value-type="float" office:value="30.32654928">
            <text:p>30.326549</text:p>
          </table:table-cell>
          <table:table-cell table:style-name="ce1" office:value-type="float" office:value="-97.74711533">
            <text:p>-97.747115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24059.9609">
            <text:p>24059.96</text:p>
          </table:table-cell>
          <table:table-cell table:style-name="ce2" table:formula="of:=[.D1287]-[.D1286]" office:value-type="float" office:value="13.1542999999983">
            <text:p>13.15</text:p>
          </table:table-cell>
          <table:table-cell table:style-name="ce4" table:formula="of:=[.D1287]*0.000621371" office:value-type="float" office:value="14.9501619643939">
            <text:p>14.9502</text:p>
          </table:table-cell>
          <table:table-cell table:style-name="ce4" table:formula="of:=[.E1287]*0.000621371" office:value-type="float" office:value="0.00817370054529896">
            <text:p>0.0082</text:p>
          </table:table-cell>
        </table:table-row>
        <table:table-row table:style-name="ro1">
          <table:table-cell table:style-name="ce1" office:value-type="float" office:value="30.32647795">
            <text:p>30.326478</text:p>
          </table:table-cell>
          <table:table-cell table:style-name="ce1" office:value-type="float" office:value="-97.74695112">
            <text:p>-97.746951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4077.5957">
            <text:p>24077.60</text:p>
          </table:table-cell>
          <table:table-cell table:style-name="ce2" table:formula="of:=[.D1288]-[.D1287]" office:value-type="float" office:value="17.6348000000035">
            <text:p>17.63</text:p>
          </table:table-cell>
          <table:table-cell table:style-name="ce4" table:formula="of:=[.D1288]*0.000621371" office:value-type="float" office:value="14.9611197177047">
            <text:p>14.9611</text:p>
          </table:table-cell>
          <table:table-cell table:style-name="ce4" table:formula="of:=[.E1288]*0.000621371" office:value-type="float" office:value="0.0109577533108021">
            <text:p>0.0110</text:p>
          </table:table-cell>
        </table:table-row>
        <table:table-row table:style-name="ro1">
          <table:table-cell table:style-name="ce1" office:value-type="float" office:value="30.32638298">
            <text:p>30.326383</text:p>
          </table:table-cell>
          <table:table-cell table:style-name="ce1" office:value-type="float" office:value="-97.74673152">
            <text:p>-97.746732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24101.1973">
            <text:p>24101.20</text:p>
          </table:table-cell>
          <table:table-cell table:style-name="ce2" table:formula="of:=[.D1289]-[.D1288]" office:value-type="float" office:value="23.6015999999981">
            <text:p>23.60</text:p>
          </table:table-cell>
          <table:table-cell table:style-name="ce4" table:formula="of:=[.D1289]*0.000621371" office:value-type="float" office:value="14.9757850674983">
            <text:p>14.9758</text:p>
          </table:table-cell>
          <table:table-cell table:style-name="ce4" table:formula="of:=[.E1289]*0.000621371" office:value-type="float" office:value="0.0146653497935988">
            <text:p>0.0147</text:p>
          </table:table-cell>
        </table:table-row>
        <table:table-row table:style-name="ro1">
          <table:table-cell table:style-name="ce1" office:value-type="float" office:value="30.32625675">
            <text:p>30.326257</text:p>
          </table:table-cell>
          <table:table-cell table:style-name="ce1" office:value-type="float" office:value="-97.74647059">
            <text:p>-97.746471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4129.9531">
            <text:p>24129.95</text:p>
          </table:table-cell>
          <table:table-cell table:style-name="ce2" table:formula="of:=[.D1290]-[.D1289]" office:value-type="float" office:value="28.755799999999">
            <text:p>28.76</text:p>
          </table:table-cell>
          <table:table-cell table:style-name="ce4" table:formula="of:=[.D1290]*0.000621371" office:value-type="float" office:value="14.9936530877001">
            <text:p>14.9937</text:p>
          </table:table-cell>
          <table:table-cell table:style-name="ce4" table:formula="of:=[.E1290]*0.000621371" office:value-type="float" office:value="0.0178680202017994">
            <text:p>0.0179</text:p>
          </table:table-cell>
        </table:table-row>
        <table:table-row table:style-name="ro1">
          <table:table-cell table:style-name="ce1" office:value-type="float" office:value="30.32623957">
            <text:p>30.326240</text:p>
          </table:table-cell>
          <table:table-cell table:style-name="ce1" office:value-type="float" office:value="-97.74643539">
            <text:p>-97.746435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4133.793">
            <text:p>24133.79</text:p>
          </table:table-cell>
          <table:table-cell table:style-name="ce2" table:formula="of:=[.D1291]-[.D1290]" office:value-type="float" office:value="3.83990000000267">
            <text:p>3.84</text:p>
          </table:table-cell>
          <table:table-cell table:style-name="ce4" table:formula="of:=[.D1291]*0.000621371" office:value-type="float" office:value="14.996039090203">
            <text:p>14.9960</text:p>
          </table:table-cell>
          <table:table-cell table:style-name="ce4" table:formula="of:=[.E1291]*0.000621371" office:value-type="float" office:value="0.00238600250290166">
            <text:p>0.0024</text:p>
          </table:table-cell>
        </table:table-row>
        <table:table-row table:style-name="ro1">
          <table:table-cell table:style-name="ce1" office:value-type="float" office:value="30.32617545">
            <text:p>30.326175</text:p>
          </table:table-cell>
          <table:table-cell table:style-name="ce1" office:value-type="float" office:value="-97.74630153">
            <text:p>-97.746302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148.459">
            <text:p>24148.46</text:p>
          </table:table-cell>
          <table:table-cell table:style-name="ce2" table:formula="of:=[.D1292]-[.D1291]" office:value-type="float" office:value="14.6659999999974">
            <text:p>14.67</text:p>
          </table:table-cell>
          <table:table-cell table:style-name="ce4" table:formula="of:=[.D1292]*0.000621371" office:value-type="float" office:value="15.005152117289">
            <text:p>15.0052</text:p>
          </table:table-cell>
          <table:table-cell table:style-name="ce4" table:formula="of:=[.E1292]*0.000621371" office:value-type="float" office:value="0.00911302708599841">
            <text:p>0.0091</text:p>
          </table:table-cell>
        </table:table-row>
        <table:table-row table:style-name="ro1">
          <table:table-cell table:style-name="ce1" office:value-type="float" office:value="30.32608836">
            <text:p>30.326088</text:p>
          </table:table-cell>
          <table:table-cell table:style-name="ce1" office:value-type="float" office:value="-97.74612802">
            <text:p>-97.746128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24167.7461">
            <text:p>24167.75</text:p>
          </table:table-cell>
          <table:table-cell table:style-name="ce2" table:formula="of:=[.D1293]-[.D1292]" office:value-type="float" office:value="19.2871000000014">
            <text:p>19.29</text:p>
          </table:table-cell>
          <table:table-cell table:style-name="ce4" table:formula="of:=[.D1293]*0.000621371" office:value-type="float" office:value="15.0171365619031">
            <text:p>15.0171</text:p>
          </table:table-cell>
          <table:table-cell table:style-name="ce4" table:formula="of:=[.E1293]*0.000621371" office:value-type="float" office:value="0.0119844446141009">
            <text:p>0.0120</text:p>
          </table:table-cell>
        </table:table-row>
        <table:table-row table:style-name="ro1">
          <table:table-cell table:style-name="ce1" office:value-type="float" office:value="30.3260115">
            <text:p>30.326012</text:p>
          </table:table-cell>
          <table:table-cell table:style-name="ce1" office:value-type="float" office:value="-97.7459572">
            <text:p>-97.745957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186.2422">
            <text:p>24186.24</text:p>
          </table:table-cell>
          <table:table-cell table:style-name="ce2" table:formula="of:=[.D1294]-[.D1293]" office:value-type="float" office:value="18.4961000000003">
            <text:p>18.50</text:p>
          </table:table-cell>
          <table:table-cell table:style-name="ce4" table:formula="of:=[.D1294]*0.000621371" office:value-type="float" office:value="15.0286295020562">
            <text:p>15.0286</text:p>
          </table:table-cell>
          <table:table-cell table:style-name="ce4" table:formula="of:=[.E1294]*0.000621371" office:value-type="float" office:value="0.0114929401531002">
            <text:p>0.0115</text:p>
          </table:table-cell>
        </table:table-row>
        <table:table-row table:style-name="ro1">
          <table:table-cell table:style-name="ce1" office:value-type="float" office:value="30.32592667">
            <text:p>30.325927</text:p>
          </table:table-cell>
          <table:table-cell table:style-name="ce1" office:value-type="float" office:value="-97.74576089">
            <text:p>-97.745761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4207.3223">
            <text:p>24207.32</text:p>
          </table:table-cell>
          <table:table-cell table:style-name="ce2" table:formula="of:=[.D1295]-[.D1294]" office:value-type="float" office:value="21.0800999999992">
            <text:p>21.08</text:p>
          </table:table-cell>
          <table:table-cell table:style-name="ce4" table:formula="of:=[.D1295]*0.000621371" office:value-type="float" office:value="15.0417280648733">
            <text:p>15.0417</text:p>
          </table:table-cell>
          <table:table-cell table:style-name="ce4" table:formula="of:=[.E1295]*0.000621371" office:value-type="float" office:value="0.0130985628170995">
            <text:p>0.0131</text:p>
          </table:table-cell>
        </table:table-row>
        <table:table-row table:style-name="ro1">
          <table:table-cell table:style-name="ce1" office:value-type="float" office:value="30.3258385">
            <text:p>30.325839</text:p>
          </table:table-cell>
          <table:table-cell table:style-name="ce1" office:value-type="float" office:value="-97.74559024">
            <text:p>-97.745590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226.4297">
            <text:p>24226.43</text:p>
          </table:table-cell>
          <table:table-cell table:style-name="ce2" table:formula="of:=[.D1296]-[.D1295]" office:value-type="float" office:value="19.1074000000008">
            <text:p>19.11</text:p>
          </table:table-cell>
          <table:table-cell table:style-name="ce4" table:formula="of:=[.D1296]*0.000621371" office:value-type="float" office:value="15.0536008491187">
            <text:p>15.0536</text:p>
          </table:table-cell>
          <table:table-cell table:style-name="ce4" table:formula="of:=[.E1296]*0.000621371" office:value-type="float" office:value="0.0118727842454005">
            <text:p>0.0119</text:p>
          </table:table-cell>
        </table:table-row>
        <table:table-row table:style-name="ro1">
          <table:table-cell table:style-name="ce1" office:value-type="float" office:value="30.32577848">
            <text:p>30.325778</text:p>
          </table:table-cell>
          <table:table-cell table:style-name="ce1" office:value-type="float" office:value="-97.74544716">
            <text:p>-97.74544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4241.748">
            <text:p>24241.75</text:p>
          </table:table-cell>
          <table:table-cell table:style-name="ce2" table:formula="of:=[.D1297]-[.D1296]" office:value-type="float" office:value="15.318299999999">
            <text:p>15.32</text:p>
          </table:table-cell>
          <table:table-cell table:style-name="ce4" table:formula="of:=[.D1297]*0.000621371" office:value-type="float" office:value="15.063119196508">
            <text:p>15.0631</text:p>
          </table:table-cell>
          <table:table-cell table:style-name="ce4" table:formula="of:=[.E1297]*0.000621371" office:value-type="float" office:value="0.00951834738929938">
            <text:p>0.0095</text:p>
          </table:table-cell>
        </table:table-row>
        <table:table-row table:style-name="ro1">
          <table:table-cell table:style-name="ce1" office:value-type="float" office:value="30.32570086">
            <text:p>30.325701</text:p>
          </table:table-cell>
          <table:table-cell table:style-name="ce1" office:value-type="float" office:value="-97.74528706">
            <text:p>-97.745287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4259.373">
            <text:p>24259.37</text:p>
          </table:table-cell>
          <table:table-cell table:style-name="ce2" table:formula="of:=[.D1298]-[.D1297]" office:value-type="float" office:value="17.625">
            <text:p>17.63</text:p>
          </table:table-cell>
          <table:table-cell table:style-name="ce4" table:formula="of:=[.D1298]*0.000621371" office:value-type="float" office:value="15.074070860383">
            <text:p>15.0741</text:p>
          </table:table-cell>
          <table:table-cell table:style-name="ce4" table:formula="of:=[.E1298]*0.000621371" office:value-type="float" office:value="0.010951663875">
            <text:p>0.0110</text:p>
          </table:table-cell>
        </table:table-row>
        <table:table-row table:style-name="ro1">
          <table:table-cell table:style-name="ce1" office:value-type="float" office:value="30.32562409">
            <text:p>30.325624</text:p>
          </table:table-cell>
          <table:table-cell table:style-name="ce1" office:value-type="float" office:value="-97.74512915">
            <text:p>-97.745129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276.7812">
            <text:p>24276.78</text:p>
          </table:table-cell>
          <table:table-cell table:style-name="ce2" table:formula="of:=[.D1299]-[.D1298]" office:value-type="float" office:value="17.4082000000017">
            <text:p>17.41</text:p>
          </table:table-cell>
          <table:table-cell table:style-name="ce4" table:formula="of:=[.D1299]*0.000621371" office:value-type="float" office:value="15.0848878110252">
            <text:p>15.0849</text:p>
          </table:table-cell>
          <table:table-cell table:style-name="ce4" table:formula="of:=[.E1299]*0.000621371" office:value-type="float" office:value="0.010816950642201">
            <text:p>0.0108</text:p>
          </table:table-cell>
        </table:table-row>
        <table:table-row table:style-name="ro1">
          <table:table-cell table:style-name="ce1" office:value-type="float" office:value="30.325695">
            <text:p>30.325695</text:p>
          </table:table-cell>
          <table:table-cell table:style-name="ce1" office:value-type="float" office:value="-97.74504516">
            <text:p>-97.745045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289.6445">
            <text:p>24289.64</text:p>
          </table:table-cell>
          <table:table-cell table:style-name="ce2" table:formula="of:=[.D1300]-[.D1299]" office:value-type="float" office:value="12.8632999999973">
            <text:p>12.86</text:p>
          </table:table-cell>
          <table:table-cell table:style-name="ce4" table:formula="of:=[.D1300]*0.000621371" office:value-type="float" office:value="15.0928806926095">
            <text:p>15.0929</text:p>
          </table:table-cell>
          <table:table-cell table:style-name="ce4" table:formula="of:=[.E1300]*0.000621371" office:value-type="float" office:value="0.00799288158429829">
            <text:p>0.0080</text:p>
          </table:table-cell>
        </table:table-row>
        <table:table-row table:style-name="ro1">
          <table:table-cell table:style-name="ce1" office:value-type="float" office:value="30.32590262">
            <text:p>30.325903</text:p>
          </table:table-cell>
          <table:table-cell table:style-name="ce1" office:value-type="float" office:value="-97.74503008">
            <text:p>-97.745030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24313.2207">
            <text:p>24313.22</text:p>
          </table:table-cell>
          <table:table-cell table:style-name="ce2" table:formula="of:=[.D1301]-[.D1300]" office:value-type="float" office:value="23.5762000000032">
            <text:p>23.58</text:p>
          </table:table-cell>
          <table:table-cell table:style-name="ce4" table:formula="of:=[.D1301]*0.000621371" office:value-type="float" office:value="15.1075302595797">
            <text:p>15.1075</text:p>
          </table:table-cell>
          <table:table-cell table:style-name="ce4" table:formula="of:=[.E1301]*0.000621371" office:value-type="float" office:value="0.014649566970202">
            <text:p>0.0146</text:p>
          </table:table-cell>
        </table:table-row>
        <table:table-row table:style-name="ro1">
          <table:table-cell table:style-name="ce1" office:value-type="float" office:value="30.32606355">
            <text:p>30.326064</text:p>
          </table:table-cell>
          <table:table-cell table:style-name="ce1" office:value-type="float" office:value="-97.74505455">
            <text:p>-97.745055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24330.8281">
            <text:p>24330.83</text:p>
          </table:table-cell>
          <table:table-cell table:style-name="ce2" table:formula="of:=[.D1302]-[.D1301]" office:value-type="float" office:value="17.6073999999971">
            <text:p>17.61</text:p>
          </table:table-cell>
          <table:table-cell table:style-name="ce4" table:formula="of:=[.D1302]*0.000621371" office:value-type="float" office:value="15.1184709873251">
            <text:p>15.1185</text:p>
          </table:table-cell>
          <table:table-cell table:style-name="ce4" table:formula="of:=[.E1302]*0.000621371" office:value-type="float" office:value="0.0109407277453982">
            <text:p>0.0109</text:p>
          </table:table-cell>
        </table:table-row>
        <table:table-row table:style-name="ro1">
          <table:table-cell table:style-name="ce1" office:value-type="float" office:value="30.32629338">
            <text:p>30.326293</text:p>
          </table:table-cell>
          <table:table-cell table:style-name="ce1" office:value-type="float" office:value="-97.74509705">
            <text:p>-97.745097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24356.6758">
            <text:p>24356.68</text:p>
          </table:table-cell>
          <table:table-cell table:style-name="ce2" table:formula="of:=[.D1303]-[.D1302]" office:value-type="float" office:value="25.8477000000021">
            <text:p>25.85</text:p>
          </table:table-cell>
          <table:table-cell table:style-name="ce4" table:formula="of:=[.D1303]*0.000621371" office:value-type="float" office:value="15.1345319985218">
            <text:p>15.1345</text:p>
          </table:table-cell>
          <table:table-cell table:style-name="ce4" table:formula="of:=[.E1303]*0.000621371" office:value-type="float" office:value="0.0160610111967013">
            <text:p>0.0161</text:p>
          </table:table-cell>
        </table:table-row>
        <table:table-row table:style-name="ro1">
          <table:table-cell table:style-name="ce1" office:value-type="float" office:value="30.32645063">
            <text:p>30.326451</text:p>
          </table:table-cell>
          <table:table-cell table:style-name="ce1" office:value-type="float" office:value="-97.74512253">
            <text:p>-97.745123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24374.2715">
            <text:p>24374.27</text:p>
          </table:table-cell>
          <table:table-cell table:style-name="ce2" table:formula="of:=[.D1304]-[.D1303]" office:value-type="float" office:value="17.595699999998">
            <text:p>17.60</text:p>
          </table:table-cell>
          <table:table-cell table:style-name="ce4" table:formula="of:=[.D1304]*0.000621371" office:value-type="float" office:value="15.1454654562265">
            <text:p>15.1455</text:p>
          </table:table-cell>
          <table:table-cell table:style-name="ce4" table:formula="of:=[.E1304]*0.000621371" office:value-type="float" office:value="0.0109334577046988">
            <text:p>0.0109</text:p>
          </table:table-cell>
        </table:table-row>
        <table:table-row table:style-name="ro1">
          <table:table-cell table:style-name="ce1" office:value-type="float" office:value="30.32657526">
            <text:p>30.326575</text:p>
          </table:table-cell>
          <table:table-cell table:style-name="ce1" office:value-type="float" office:value="-97.74515463">
            <text:p>-97.745155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24388.5039">
            <text:p>24388.50</text:p>
          </table:table-cell>
          <table:table-cell table:style-name="ce2" table:formula="of:=[.D1305]-[.D1304]" office:value-type="float" office:value="14.2324000000008">
            <text:p>14.23</text:p>
          </table:table-cell>
          <table:table-cell table:style-name="ce4" table:formula="of:=[.D1305]*0.000621371" office:value-type="float" office:value="15.1543090568469">
            <text:p>15.1543</text:p>
          </table:table-cell>
          <table:table-cell table:style-name="ce4" table:formula="of:=[.E1305]*0.000621371" office:value-type="float" office:value="0.00884360062040049">
            <text:p>0.0088</text:p>
          </table:table-cell>
        </table:table-row>
        <table:table-row table:style-name="ro1">
          <table:table-cell table:style-name="ce1" office:value-type="float" office:value="30.32669479">
            <text:p>30.326695</text:p>
          </table:table-cell>
          <table:table-cell table:style-name="ce1" office:value-type="float" office:value="-97.74519017">
            <text:p>-97.745190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24402.1895">
            <text:p>24402.19</text:p>
          </table:table-cell>
          <table:table-cell table:style-name="ce2" table:formula="of:=[.D1306]-[.D1305]" office:value-type="float" office:value="13.6856000000007">
            <text:p>13.69</text:p>
          </table:table-cell>
          <table:table-cell table:style-name="ce4" table:formula="of:=[.D1306]*0.000621371" office:value-type="float" office:value="15.1628128918045">
            <text:p>15.1628</text:p>
          </table:table-cell>
          <table:table-cell table:style-name="ce4" table:formula="of:=[.E1306]*0.000621371" office:value-type="float" office:value="0.00850383495760044">
            <text:p>0.0085</text:p>
          </table:table-cell>
        </table:table-row>
        <table:table-row table:style-name="ro1">
          <table:table-cell table:style-name="ce1" office:value-type="float" office:value="30.32685296">
            <text:p>30.326853</text:p>
          </table:table-cell>
          <table:table-cell table:style-name="ce1" office:value-type="float" office:value="-97.74523183">
            <text:p>-97.745232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24420.2109">
            <text:p>24420.21</text:p>
          </table:table-cell>
          <table:table-cell table:style-name="ce2" table:formula="of:=[.D1307]-[.D1306]" office:value-type="float" office:value="18.0213999999978">
            <text:p>18.02</text:p>
          </table:table-cell>
          <table:table-cell table:style-name="ce4" table:formula="of:=[.D1307]*0.000621371" office:value-type="float" office:value="15.1740108671439">
            <text:p>15.1740</text:p>
          </table:table-cell>
          <table:table-cell table:style-name="ce4" table:formula="of:=[.E1307]*0.000621371" office:value-type="float" office:value="0.0111979753393986">
            <text:p>0.0112</text:p>
          </table:table-cell>
        </table:table-row>
        <table:table-row table:style-name="ro1">
          <table:table-cell table:style-name="ce1" office:value-type="float" office:value="30.32704817">
            <text:p>30.327048</text:p>
          </table:table-cell>
          <table:table-cell table:style-name="ce1" office:value-type="float" office:value="-97.74529352">
            <text:p>-97.745294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4442.627">
            <text:p>24442.63</text:p>
          </table:table-cell>
          <table:table-cell table:style-name="ce2" table:formula="of:=[.D1308]-[.D1307]" office:value-type="float" office:value="22.4161000000022">
            <text:p>22.42</text:p>
          </table:table-cell>
          <table:table-cell table:style-name="ce4" table:formula="of:=[.D1308]*0.000621371" office:value-type="float" office:value="15.187939581617">
            <text:p>15.1879</text:p>
          </table:table-cell>
          <table:table-cell table:style-name="ce4" table:formula="of:=[.E1308]*0.000621371" office:value-type="float" office:value="0.0139287144731014">
            <text:p>0.0139</text:p>
          </table:table-cell>
        </table:table-row>
        <table:table-row table:style-name="ro1">
          <table:table-cell table:style-name="ce1" office:value-type="float" office:value="30.32719569">
            <text:p>30.327196</text:p>
          </table:table-cell>
          <table:table-cell table:style-name="ce1" office:value-type="float" office:value="-97.74531028">
            <text:p>-97.745310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4459.0547">
            <text:p>24459.05</text:p>
          </table:table-cell>
          <table:table-cell table:style-name="ce2" table:formula="of:=[.D1309]-[.D1308]" office:value-type="float" office:value="16.4277000000002">
            <text:p>16.43</text:p>
          </table:table-cell>
          <table:table-cell table:style-name="ce4" table:formula="of:=[.D1309]*0.000621371" office:value-type="float" office:value="15.1981472779937">
            <text:p>15.1981</text:p>
          </table:table-cell>
          <table:table-cell table:style-name="ce4" table:formula="of:=[.E1309]*0.000621371" office:value-type="float" office:value="0.0102076963767001">
            <text:p>0.0102</text:p>
          </table:table-cell>
        </table:table-row>
        <table:table-row table:style-name="ro1">
          <table:table-cell table:style-name="ce1" office:value-type="float" office:value="30.32737398">
            <text:p>30.327374</text:p>
          </table:table-cell>
          <table:table-cell table:style-name="ce1" office:value-type="float" office:value="-97.74534926">
            <text:p>-97.745349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4479.1777">
            <text:p>24479.18</text:p>
          </table:table-cell>
          <table:table-cell table:style-name="ce2" table:formula="of:=[.D1310]-[.D1309]" office:value-type="float" office:value="20.1229999999996">
            <text:p>20.12</text:p>
          </table:table-cell>
          <table:table-cell table:style-name="ce4" table:formula="of:=[.D1310]*0.000621371" office:value-type="float" office:value="15.2106511266267">
            <text:p>15.2107</text:p>
          </table:table-cell>
          <table:table-cell table:style-name="ce4" table:formula="of:=[.E1310]*0.000621371" office:value-type="float" office:value="0.0125038486329997">
            <text:p>0.0125</text:p>
          </table:table-cell>
        </table:table-row>
        <table:table-row table:style-name="ro1">
          <table:table-cell table:style-name="ce1" office:value-type="float" office:value="30.32758838">
            <text:p>30.327588</text:p>
          </table:table-cell>
          <table:table-cell table:style-name="ce1" office:value-type="float" office:value="-97.74538865">
            <text:p>-97.745389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4503.2461">
            <text:p>24503.25</text:p>
          </table:table-cell>
          <table:table-cell table:style-name="ce2" table:formula="of:=[.D1311]-[.D1310]" office:value-type="float" office:value="24.0684000000001">
            <text:p>24.07</text:p>
          </table:table-cell>
          <table:table-cell table:style-name="ce4" table:formula="of:=[.D1311]*0.000621371" office:value-type="float" office:value="15.2256065324031">
            <text:p>15.2256</text:p>
          </table:table-cell>
          <table:table-cell table:style-name="ce4" table:formula="of:=[.E1311]*0.000621371" office:value-type="float" office:value="0.0149554057764001">
            <text:p>0.0150</text:p>
          </table:table-cell>
        </table:table-row>
        <table:table-row table:style-name="ro1">
          <table:table-cell table:style-name="ce1" office:value-type="float" office:value="30.32775166">
            <text:p>30.327752</text:p>
          </table:table-cell>
          <table:table-cell table:style-name="ce1" office:value-type="float" office:value="-97.74542369">
            <text:p>-97.745424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24521.5645">
            <text:p>24521.56</text:p>
          </table:table-cell>
          <table:table-cell table:style-name="ce2" table:formula="of:=[.D1312]-[.D1311]" office:value-type="float" office:value="18.3184000000001">
            <text:p>18.32</text:p>
          </table:table-cell>
          <table:table-cell table:style-name="ce4" table:formula="of:=[.D1312]*0.000621371" office:value-type="float" office:value="15.2369890549295">
            <text:p>15.2370</text:p>
          </table:table-cell>
          <table:table-cell table:style-name="ce4" table:formula="of:=[.E1312]*0.000621371" office:value-type="float" office:value="0.0113825225264001">
            <text:p>0.0114</text:p>
          </table:table-cell>
        </table:table-row>
        <table:table-row table:style-name="ro1">
          <table:table-cell table:style-name="ce1" office:value-type="float" office:value="30.32784957">
            <text:p>30.327850</text:p>
          </table:table-cell>
          <table:table-cell table:style-name="ce1" office:value-type="float" office:value="-97.74546292">
            <text:p>-97.745463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24533.0645">
            <text:p>24533.06</text:p>
          </table:table-cell>
          <table:table-cell table:style-name="ce2" table:formula="of:=[.D1313]-[.D1312]" office:value-type="float" office:value="11.5">
            <text:p>11.50</text:p>
          </table:table-cell>
          <table:table-cell table:style-name="ce4" table:formula="of:=[.D1313]*0.000621371" office:value-type="float" office:value="15.2441348214295">
            <text:p>15.2441</text:p>
          </table:table-cell>
          <table:table-cell table:style-name="ce4" table:formula="of:=[.E1313]*0.000621371" office:value-type="float" office:value="0.0071457665">
            <text:p>0.0071</text:p>
          </table:table-cell>
        </table:table-row>
        <table:table-row table:style-name="ro1">
          <table:table-cell table:style-name="ce1" office:value-type="float" office:value="30.32796834">
            <text:p>30.327968</text:p>
          </table:table-cell>
          <table:table-cell table:style-name="ce1" office:value-type="float" office:value="-97.74549225">
            <text:p>-97.745492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4546.6309">
            <text:p>24546.63</text:p>
          </table:table-cell>
          <table:table-cell table:style-name="ce2" table:formula="of:=[.D1314]-[.D1313]" office:value-type="float" office:value="13.5663999999997">
            <text:p>13.57</text:p>
          </table:table-cell>
          <table:table-cell table:style-name="ce4" table:formula="of:=[.D1314]*0.000621371" office:value-type="float" office:value="15.2525645889639">
            <text:p>15.2526</text:p>
          </table:table-cell>
          <table:table-cell table:style-name="ce4" table:formula="of:=[.E1314]*0.000621371" office:value-type="float" office:value="0.00842976753439982">
            <text:p>0.0084</text:p>
          </table:table-cell>
        </table:table-row>
        <table:table-row table:style-name="ro1">
          <table:table-cell table:style-name="ce1" office:value-type="float" office:value="30.3281229">
            <text:p>30.328123</text:p>
          </table:table-cell>
          <table:table-cell table:style-name="ce1" office:value-type="float" office:value="-97.74552628">
            <text:p>-97.745526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4564.1094">
            <text:p>24564.11</text:p>
          </table:table-cell>
          <table:table-cell table:style-name="ce2" table:formula="of:=[.D1315]-[.D1314]" office:value-type="float" office:value="17.4785000000011">
            <text:p>17.48</text:p>
          </table:table-cell>
          <table:table-cell table:style-name="ce4" table:formula="of:=[.D1315]*0.000621371" office:value-type="float" office:value="15.2634252219874">
            <text:p>15.2634</text:p>
          </table:table-cell>
          <table:table-cell table:style-name="ce4" table:formula="of:=[.E1315]*0.000621371" office:value-type="float" office:value="0.0108606330235007">
            <text:p>0.0109</text:p>
          </table:table-cell>
        </table:table-row>
        <table:table-row table:style-name="ro1">
          <table:table-cell table:style-name="ce1" office:value-type="float" office:value="30.32827377">
            <text:p>30.328274</text:p>
          </table:table-cell>
          <table:table-cell table:style-name="ce1" office:value-type="float" office:value="-97.74556803">
            <text:p>-97.745568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4581.3262">
            <text:p>24581.33</text:p>
          </table:table-cell>
          <table:table-cell table:style-name="ce2" table:formula="of:=[.D1316]-[.D1315]" office:value-type="float" office:value="17.2167999999983">
            <text:p>17.22</text:p>
          </table:table-cell>
          <table:table-cell table:style-name="ce4" table:formula="of:=[.D1316]*0.000621371" office:value-type="float" office:value="15.2741232422202">
            <text:p>15.2741</text:p>
          </table:table-cell>
          <table:table-cell table:style-name="ce4" table:formula="of:=[.E1316]*0.000621371" office:value-type="float" office:value="0.010698020232799">
            <text:p>0.0107</text:p>
          </table:table-cell>
        </table:table-row>
        <table:table-row table:style-name="ro1">
          <table:table-cell table:style-name="ce1" office:value-type="float" office:value="30.32842238">
            <text:p>30.328422</text:p>
          </table:table-cell>
          <table:table-cell table:style-name="ce1" office:value-type="float" office:value="-97.74559753">
            <text:p>-97.745598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4597.9883">
            <text:p>24597.99</text:p>
          </table:table-cell>
          <table:table-cell table:style-name="ce2" table:formula="of:=[.D1317]-[.D1316]" office:value-type="float" office:value="16.6621000000014">
            <text:p>16.66</text:p>
          </table:table-cell>
          <table:table-cell table:style-name="ce4" table:formula="of:=[.D1317]*0.000621371" office:value-type="float" office:value="15.2844765879593">
            <text:p>15.2845</text:p>
          </table:table-cell>
          <table:table-cell table:style-name="ce4" table:formula="of:=[.E1317]*0.000621371" office:value-type="float" office:value="0.0103533457391009">
            <text:p>0.0104</text:p>
          </table:table-cell>
        </table:table-row>
        <table:table-row table:style-name="ro1">
          <table:table-cell table:style-name="ce1" office:value-type="float" office:value="30.32860125">
            <text:p>30.328601</text:p>
          </table:table-cell>
          <table:table-cell table:style-name="ce1" office:value-type="float" office:value="-97.74561614">
            <text:p>-97.745616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4617.7715">
            <text:p>24617.77</text:p>
          </table:table-cell>
          <table:table-cell table:style-name="ce2" table:formula="of:=[.D1318]-[.D1317]" office:value-type="float" office:value="19.783199999998">
            <text:p>19.78</text:p>
          </table:table-cell>
          <table:table-cell table:style-name="ce4" table:formula="of:=[.D1318]*0.000621371" office:value-type="float" office:value="15.2967692947265">
            <text:p>15.2968</text:p>
          </table:table-cell>
          <table:table-cell table:style-name="ce4" table:formula="of:=[.E1318]*0.000621371" office:value-type="float" office:value="0.0122927067671988">
            <text:p>0.0123</text:p>
          </table:table-cell>
        </table:table-row>
        <table:table-row table:style-name="ro1">
          <table:table-cell table:style-name="ce1" office:value-type="float" office:value="30.32878113">
            <text:p>30.328781</text:p>
          </table:table-cell>
          <table:table-cell table:style-name="ce1" office:value-type="float" office:value="-97.74567163">
            <text:p>-97.745672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4638.4238">
            <text:p>24638.42</text:p>
          </table:table-cell>
          <table:table-cell table:style-name="ce2" table:formula="of:=[.D1319]-[.D1318]" office:value-type="float" office:value="20.6523000000016">
            <text:p>20.65</text:p>
          </table:table-cell>
          <table:table-cell table:style-name="ce4" table:formula="of:=[.D1319]*0.000621371" office:value-type="float" office:value="15.3096020350298">
            <text:p>15.3096</text:p>
          </table:table-cell>
          <table:table-cell table:style-name="ce4" table:formula="of:=[.E1319]*0.000621371" office:value-type="float" office:value="0.012832740303301">
            <text:p>0.0128</text:p>
          </table:table-cell>
        </table:table-row>
        <table:table-row table:style-name="ro1">
          <table:table-cell table:style-name="ce1" office:value-type="float" office:value="30.32894164">
            <text:p>30.328942</text:p>
          </table:table-cell>
          <table:table-cell table:style-name="ce1" office:value-type="float" office:value="-97.74570163">
            <text:p>-97.745702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4656.5195">
            <text:p>24656.52</text:p>
          </table:table-cell>
          <table:table-cell table:style-name="ce2" table:formula="of:=[.D1320]-[.D1319]" office:value-type="float" office:value="18.095699999998">
            <text:p>18.10</text:p>
          </table:table-cell>
          <table:table-cell table:style-name="ce4" table:formula="of:=[.D1320]*0.000621371" office:value-type="float" office:value="15.3208461782345">
            <text:p>15.3208</text:p>
          </table:table-cell>
          <table:table-cell table:style-name="ce4" table:formula="of:=[.E1320]*0.000621371" office:value-type="float" office:value="0.0112441432046988">
            <text:p>0.0112</text:p>
          </table:table-cell>
        </table:table-row>
        <table:table-row table:style-name="ro1">
          <table:table-cell table:style-name="ce1" office:value-type="float" office:value="30.32906804">
            <text:p>30.329068</text:p>
          </table:table-cell>
          <table:table-cell table:style-name="ce1" office:value-type="float" office:value="-97.74574329">
            <text:p>-97.745743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4671">
            <text:p>24671.00</text:p>
          </table:table-cell>
          <table:table-cell table:style-name="ce2" table:formula="of:=[.D1321]-[.D1320]" office:value-type="float" office:value="14.4805000000015">
            <text:p>14.48</text:p>
          </table:table-cell>
          <table:table-cell table:style-name="ce4" table:formula="of:=[.D1321]*0.000621371" office:value-type="float" office:value="15.329843941">
            <text:p>15.3298</text:p>
          </table:table-cell>
          <table:table-cell table:style-name="ce4" table:formula="of:=[.E1321]*0.000621371" office:value-type="float" office:value="0.00899776276550092">
            <text:p>0.0090</text:p>
          </table:table-cell>
        </table:table-row>
        <table:table-row table:style-name="ro1">
          <table:table-cell table:style-name="ce1" office:value-type="float" office:value="30.32918145">
            <text:p>30.329181</text:p>
          </table:table-cell>
          <table:table-cell table:style-name="ce1" office:value-type="float" office:value="-97.74577699">
            <text:p>-97.74577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4683.9414">
            <text:p>24683.94</text:p>
          </table:table-cell>
          <table:table-cell table:style-name="ce2" table:formula="of:=[.D1322]-[.D1321]" office:value-type="float" office:value="12.9413999999997">
            <text:p>12.94</text:p>
          </table:table-cell>
          <table:table-cell table:style-name="ce4" table:formula="of:=[.D1322]*0.000621371" office:value-type="float" office:value="15.3378853516594">
            <text:p>15.3379</text:p>
          </table:table-cell>
          <table:table-cell table:style-name="ce4" table:formula="of:=[.E1322]*0.000621371" office:value-type="float" office:value="0.00804141065939981">
            <text:p>0.0080</text:p>
          </table:table-cell>
        </table:table-row>
        <table:table-row table:style-name="ro1">
          <table:table-cell table:style-name="ce1" office:value-type="float" office:value="30.32933953">
            <text:p>30.329340</text:p>
          </table:table-cell>
          <table:table-cell table:style-name="ce1" office:value-type="float" office:value="-97.74580247">
            <text:p>-97.745802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24701.6367">
            <text:p>24701.64</text:p>
          </table:table-cell>
          <table:table-cell table:style-name="ce2" table:formula="of:=[.D1323]-[.D1322]" office:value-type="float" office:value="17.6952999999994">
            <text:p>17.70</text:p>
          </table:table-cell>
          <table:table-cell table:style-name="ce4" table:formula="of:=[.D1323]*0.000621371" office:value-type="float" office:value="15.3488806979157">
            <text:p>15.3489</text:p>
          </table:table-cell>
          <table:table-cell table:style-name="ce4" table:formula="of:=[.E1323]*0.000621371" office:value-type="float" office:value="0.0109953462562996">
            <text:p>0.0110</text:p>
          </table:table-cell>
        </table:table-row>
        <table:table-row table:style-name="ro1">
          <table:table-cell table:style-name="ce1" office:value-type="float" office:value="30.32951807">
            <text:p>30.329518</text:p>
          </table:table-cell>
          <table:table-cell table:style-name="ce1" office:value-type="float" office:value="-97.74583708">
            <text:p>-97.745837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4721.6934">
            <text:p>24721.69</text:p>
          </table:table-cell>
          <table:table-cell table:style-name="ce2" table:formula="of:=[.D1324]-[.D1323]" office:value-type="float" office:value="20.056700000001">
            <text:p>20.06</text:p>
          </table:table-cell>
          <table:table-cell table:style-name="ce4" table:formula="of:=[.D1324]*0.000621371" office:value-type="float" office:value="15.3613433496514">
            <text:p>15.3613</text:p>
          </table:table-cell>
          <table:table-cell table:style-name="ce4" table:formula="of:=[.E1324]*0.000621371" office:value-type="float" office:value="0.0124626517357006">
            <text:p>0.0125</text:p>
          </table:table-cell>
        </table:table-row>
        <table:table-row table:style-name="ro1">
          <table:table-cell table:style-name="ce1" office:value-type="float" office:value="30.32968269">
            <text:p>30.329683</text:p>
          </table:table-cell>
          <table:table-cell table:style-name="ce1" office:value-type="float" office:value="-97.74585343">
            <text:p>-97.745853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4739.9473">
            <text:p>24739.95</text:p>
          </table:table-cell>
          <table:table-cell table:style-name="ce2" table:formula="of:=[.D1325]-[.D1324]" office:value-type="float" office:value="18.2538999999997">
            <text:p>18.25</text:p>
          </table:table-cell>
          <table:table-cell table:style-name="ce4" table:formula="of:=[.D1325]*0.000621371" office:value-type="float" office:value="15.3726857937483">
            <text:p>15.3727</text:p>
          </table:table-cell>
          <table:table-cell table:style-name="ce4" table:formula="of:=[.E1325]*0.000621371" office:value-type="float" office:value="0.0113424440968998">
            <text:p>0.0113</text:p>
          </table:table-cell>
        </table:table-row>
        <table:table-row table:style-name="ro1">
          <table:table-cell table:style-name="ce1" office:value-type="float" office:value="30.32983256">
            <text:p>30.329833</text:p>
          </table:table-cell>
          <table:table-cell table:style-name="ce1" office:value-type="float" office:value="-97.74586609">
            <text:p>-97.745866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756.6133">
            <text:p>24756.61</text:p>
          </table:table-cell>
          <table:table-cell table:style-name="ce2" table:formula="of:=[.D1326]-[.D1325]" office:value-type="float" office:value="16.6660000000011">
            <text:p>16.67</text:p>
          </table:table-cell>
          <table:table-cell table:style-name="ce4" table:formula="of:=[.D1326]*0.000621371" office:value-type="float" office:value="15.3830415628343">
            <text:p>15.3830</text:p>
          </table:table-cell>
          <table:table-cell table:style-name="ce4" table:formula="of:=[.E1326]*0.000621371" office:value-type="float" office:value="0.0103557690860007">
            <text:p>0.0104</text:p>
          </table:table-cell>
        </table:table-row>
        <table:table-row table:style-name="ro1">
          <table:table-cell table:style-name="ce1" office:value-type="float" office:value="30.32996239">
            <text:p>30.329962</text:p>
          </table:table-cell>
          <table:table-cell table:style-name="ce1" office:value-type="float" office:value="-97.74588419">
            <text:p>-97.745884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4771.082">
            <text:p>24771.08</text:p>
          </table:table-cell>
          <table:table-cell table:style-name="ce2" table:formula="of:=[.D1327]-[.D1326]" office:value-type="float" office:value="14.4686999999976">
            <text:p>14.47</text:p>
          </table:table-cell>
          <table:table-cell table:style-name="ce4" table:formula="of:=[.D1327]*0.000621371" office:value-type="float" office:value="15.392031993422">
            <text:p>15.3920</text:p>
          </table:table-cell>
          <table:table-cell table:style-name="ce4" table:formula="of:=[.E1327]*0.000621371" office:value-type="float" office:value="0.00899043058769852">
            <text:p>0.0090</text:p>
          </table:table-cell>
        </table:table-row>
        <table:table-row table:style-name="ro1">
          <table:table-cell table:style-name="ce1" office:value-type="float" office:value="30.33011762">
            <text:p>30.330118</text:p>
          </table:table-cell>
          <table:table-cell table:style-name="ce1" office:value-type="float" office:value="-97.74594429">
            <text:p>-97.745944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24789.3496">
            <text:p>24789.35</text:p>
          </table:table-cell>
          <table:table-cell table:style-name="ce2" table:formula="of:=[.D1328]-[.D1327]" office:value-type="float" office:value="18.2676000000029">
            <text:p>18.27</text:p>
          </table:table-cell>
          <table:table-cell table:style-name="ce4" table:formula="of:=[.D1328]*0.000621371" office:value-type="float" office:value="15.4033829503016">
            <text:p>15.4034</text:p>
          </table:table-cell>
          <table:table-cell table:style-name="ce4" table:formula="of:=[.E1328]*0.000621371" office:value-type="float" office:value="0.0113509568796018">
            <text:p>0.0114</text:p>
          </table:table-cell>
        </table:table-row>
        <table:table-row table:style-name="ro1">
          <table:table-cell table:style-name="ce1" office:value-type="float" office:value="30.33029306">
            <text:p>30.330293</text:p>
          </table:table-cell>
          <table:table-cell table:style-name="ce1" office:value-type="float" office:value="-97.74595309">
            <text:p>-97.745953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4808.7539">
            <text:p>24808.75</text:p>
          </table:table-cell>
          <table:table-cell table:style-name="ce2" table:formula="of:=[.D1329]-[.D1328]" office:value-type="float" office:value="19.4042999999983">
            <text:p>19.40</text:p>
          </table:table-cell>
          <table:table-cell table:style-name="ce4" table:formula="of:=[.D1329]*0.000621371" office:value-type="float" office:value="15.4154402195969">
            <text:p>15.4154</text:p>
          </table:table-cell>
          <table:table-cell table:style-name="ce4" table:formula="of:=[.E1329]*0.000621371" office:value-type="float" office:value="0.012057269295299">
            <text:p>0.0121</text:p>
          </table:table-cell>
        </table:table-row>
        <table:table-row table:style-name="ro1">
          <table:table-cell table:style-name="ce1" office:value-type="float" office:value="30.33044703">
            <text:p>30.330447</text:p>
          </table:table-cell>
          <table:table-cell table:style-name="ce1" office:value-type="float" office:value="-97.74597664">
            <text:p>-97.745977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24825.9316">
            <text:p>24825.93</text:p>
          </table:table-cell>
          <table:table-cell table:style-name="ce2" table:formula="of:=[.D1330]-[.D1329]" office:value-type="float" office:value="17.1777000000002">
            <text:p>17.18</text:p>
          </table:table-cell>
          <table:table-cell table:style-name="ce4" table:formula="of:=[.D1330]*0.000621371" office:value-type="float" office:value="15.4261139442236">
            <text:p>15.4261</text:p>
          </table:table-cell>
          <table:table-cell table:style-name="ce4" table:formula="of:=[.E1330]*0.000621371" office:value-type="float" office:value="0.0106737246267001">
            <text:p>0.0107</text:p>
          </table:table-cell>
        </table:table-row>
        <table:table-row table:style-name="ro1">
          <table:table-cell table:style-name="ce1" office:value-type="float" office:value="30.33063554">
            <text:p>30.330636</text:p>
          </table:table-cell>
          <table:table-cell table:style-name="ce1" office:value-type="float" office:value="-97.74598972">
            <text:p>-97.745990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846.8887">
            <text:p>24846.89</text:p>
          </table:table-cell>
          <table:table-cell table:style-name="ce2" table:formula="of:=[.D1331]-[.D1330]" office:value-type="float" office:value="20.9570999999996">
            <text:p>20.96</text:p>
          </table:table-cell>
          <table:table-cell table:style-name="ce4" table:formula="of:=[.D1331]*0.000621371" office:value-type="float" office:value="15.4391360784077">
            <text:p>15.4391</text:p>
          </table:table-cell>
          <table:table-cell table:style-name="ce4" table:formula="of:=[.E1331]*0.000621371" office:value-type="float" office:value="0.0130221341840998">
            <text:p>0.0130</text:p>
          </table:table-cell>
        </table:table-row>
        <table:table-row table:style-name="ro1">
          <table:table-cell table:style-name="ce1" office:value-type="float" office:value="30.33072833">
            <text:p>30.330728</text:p>
          </table:table-cell>
          <table:table-cell table:style-name="ce1" office:value-type="float" office:value="-97.74598964">
            <text:p>-97.745990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857.2207">
            <text:p>24857.22</text:p>
          </table:table-cell>
          <table:table-cell table:style-name="ce2" table:formula="of:=[.D1332]-[.D1331]" office:value-type="float" office:value="10.3320000000022">
            <text:p>10.33</text:p>
          </table:table-cell>
          <table:table-cell table:style-name="ce4" table:formula="of:=[.D1332]*0.000621371" office:value-type="float" office:value="15.4455560835797">
            <text:p>15.4456</text:p>
          </table:table-cell>
          <table:table-cell table:style-name="ce4" table:formula="of:=[.E1332]*0.000621371" office:value-type="float" office:value="0.00642000517200134">
            <text:p>0.0064</text:p>
          </table:table-cell>
        </table:table-row>
        <table:table-row table:style-name="ro1">
          <table:table-cell table:style-name="ce1" office:value-type="float" office:value="30.33092078">
            <text:p>30.330921</text:p>
          </table:table-cell>
          <table:table-cell table:style-name="ce1" office:value-type="float" office:value="-97.74603507">
            <text:p>-97.746035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878.9512">
            <text:p>24878.95</text:p>
          </table:table-cell>
          <table:table-cell table:style-name="ce2" table:formula="of:=[.D1333]-[.D1332]" office:value-type="float" office:value="21.7304999999978">
            <text:p>21.73</text:p>
          </table:table-cell>
          <table:table-cell table:style-name="ce4" table:formula="of:=[.D1333]*0.000621371" office:value-type="float" office:value="15.4590587860952">
            <text:p>15.4591</text:p>
          </table:table-cell>
          <table:table-cell table:style-name="ce4" table:formula="of:=[.E1333]*0.000621371" office:value-type="float" office:value="0.0135027025154987">
            <text:p>0.0135</text:p>
          </table:table-cell>
        </table:table-row>
        <table:table-row table:style-name="ro1">
          <table:table-cell table:style-name="ce1" office:value-type="float" office:value="30.33094953">
            <text:p>30.330950</text:p>
          </table:table-cell>
          <table:table-cell table:style-name="ce1" office:value-type="float" office:value="-97.74604655">
            <text:p>-97.746047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24882.3027">
            <text:p>24882.30</text:p>
          </table:table-cell>
          <table:table-cell table:style-name="ce2" table:formula="of:=[.D1334]-[.D1333]" office:value-type="float" office:value="3.35150000000067">
            <text:p>3.35</text:p>
          </table:table-cell>
          <table:table-cell table:style-name="ce4" table:formula="of:=[.D1334]*0.000621371" office:value-type="float" office:value="15.4611413110017">
            <text:p>15.4611</text:p>
          </table:table-cell>
          <table:table-cell table:style-name="ce4" table:formula="of:=[.E1334]*0.000621371" office:value-type="float" office:value="0.00208252490650042">
            <text:p>0.0021</text:p>
          </table:table-cell>
        </table:table-row>
        <table:table-row table:style-name="ro1">
          <table:table-cell table:style-name="ce1" office:value-type="float" office:value="30.33111423">
            <text:p>30.331114</text:p>
          </table:table-cell>
          <table:table-cell table:style-name="ce1" office:value-type="float" office:value="-97.74610606">
            <text:p>-97.746106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4901.4473">
            <text:p>24901.45</text:p>
          </table:table-cell>
          <table:table-cell table:style-name="ce2" table:formula="of:=[.D1335]-[.D1334]" office:value-type="float" office:value="19.1445999999996">
            <text:p>19.14</text:p>
          </table:table-cell>
          <table:table-cell table:style-name="ce4" table:formula="of:=[.D1335]*0.000621371" office:value-type="float" office:value="15.4730372102483">
            <text:p>15.4730</text:p>
          </table:table-cell>
          <table:table-cell table:style-name="ce4" table:formula="of:=[.E1335]*0.000621371" office:value-type="float" office:value="0.0118958992465998">
            <text:p>0.0119</text:p>
          </table:table-cell>
        </table:table-row>
        <table:table-row table:style-name="ro1">
          <table:table-cell table:style-name="ce1" office:value-type="float" office:value="30.33129578">
            <text:p>30.331296</text:p>
          </table:table-cell>
          <table:table-cell table:style-name="ce1" office:value-type="float" office:value="-97.74620446">
            <text:p>-97.746204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4923.6641">
            <text:p>24923.66</text:p>
          </table:table-cell>
          <table:table-cell table:style-name="ce2" table:formula="of:=[.D1336]-[.D1335]" office:value-type="float" office:value="22.216800000002">
            <text:p>22.22</text:p>
          </table:table-cell>
          <table:table-cell table:style-name="ce4" table:formula="of:=[.D1336]*0.000621371" office:value-type="float" office:value="15.4868420854811">
            <text:p>15.4868</text:p>
          </table:table-cell>
          <table:table-cell table:style-name="ce4" table:formula="of:=[.E1336]*0.000621371" office:value-type="float" office:value="0.0138048752328012">
            <text:p>0.0138</text:p>
          </table:table-cell>
        </table:table-row>
        <table:table-row table:style-name="ro1">
          <table:table-cell table:style-name="ce1" office:value-type="float" office:value="30.33144616">
            <text:p>30.331446</text:p>
          </table:table-cell>
          <table:table-cell table:style-name="ce1" office:value-type="float" office:value="-97.74634327">
            <text:p>-97.746343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4945.0371">
            <text:p>24945.04</text:p>
          </table:table-cell>
          <table:table-cell table:style-name="ce2" table:formula="of:=[.D1337]-[.D1336]" office:value-type="float" office:value="21.3729999999996">
            <text:p>21.37</text:p>
          </table:table-cell>
          <table:table-cell table:style-name="ce4" table:formula="of:=[.D1337]*0.000621371" office:value-type="float" office:value="15.5001226478641">
            <text:p>15.5001</text:p>
          </table:table-cell>
          <table:table-cell table:style-name="ce4" table:formula="of:=[.E1337]*0.000621371" office:value-type="float" office:value="0.0132805623829997">
            <text:p>0.0133</text:p>
          </table:table-cell>
        </table:table-row>
        <table:table-row table:style-name="ro1">
          <table:table-cell table:style-name="ce1" office:value-type="float" office:value="30.3314879">
            <text:p>30.331488</text:p>
          </table:table-cell>
          <table:table-cell table:style-name="ce1" office:value-type="float" office:value="-97.74638677">
            <text:p>-97.746387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4951.2949">
            <text:p>24951.29</text:p>
          </table:table-cell>
          <table:table-cell table:style-name="ce2" table:formula="of:=[.D1338]-[.D1337]" office:value-type="float" office:value="6.25779999999941">
            <text:p>6.26</text:p>
          </table:table-cell>
          <table:table-cell table:style-name="ce4" table:formula="of:=[.D1338]*0.000621371" office:value-type="float" office:value="15.5040110633079">
            <text:p>15.5040</text:p>
          </table:table-cell>
          <table:table-cell table:style-name="ce4" table:formula="of:=[.E1338]*0.000621371" office:value-type="float" office:value="0.00388841544379963">
            <text:p>0.0039</text:p>
          </table:table-cell>
        </table:table-row>
        <table:table-row table:style-name="ro1">
          <table:table-cell table:style-name="ce1" office:value-type="float" office:value="30.33163106">
            <text:p>30.331631</text:p>
          </table:table-cell>
          <table:table-cell table:style-name="ce1" office:value-type="float" office:value="-97.74651367">
            <text:p>-97.746514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24971.2832">
            <text:p>24971.28</text:p>
          </table:table-cell>
          <table:table-cell table:style-name="ce2" table:formula="of:=[.D1339]-[.D1338]" office:value-type="float" office:value="19.9883000000009">
            <text:p>19.99</text:p>
          </table:table-cell>
          <table:table-cell table:style-name="ce4" table:formula="of:=[.D1339]*0.000621371" office:value-type="float" office:value="15.5164312132672">
            <text:p>15.5164</text:p>
          </table:table-cell>
          <table:table-cell table:style-name="ce4" table:formula="of:=[.E1339]*0.000621371" office:value-type="float" office:value="0.0124201499593006">
            <text:p>0.0124</text:p>
          </table:table-cell>
        </table:table-row>
        <table:table-row table:style-name="ro1">
          <table:table-cell table:style-name="ce1" office:value-type="float" office:value="30.33176693">
            <text:p>30.331767</text:p>
          </table:table-cell>
          <table:table-cell table:style-name="ce1" office:value-type="float" office:value="-97.74667016">
            <text:p>-97.746670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4992.5508">
            <text:p>24992.55</text:p>
          </table:table-cell>
          <table:table-cell table:style-name="ce2" table:formula="of:=[.D1340]-[.D1339]" office:value-type="float" office:value="21.2675999999992">
            <text:p>21.27</text:p>
          </table:table-cell>
          <table:table-cell table:style-name="ce4" table:formula="of:=[.D1340]*0.000621371" office:value-type="float" office:value="15.5296462831468">
            <text:p>15.5296</text:p>
          </table:table-cell>
          <table:table-cell table:style-name="ce4" table:formula="of:=[.E1340]*0.000621371" office:value-type="float" office:value="0.0132150698795995">
            <text:p>0.0132</text:p>
          </table:table-cell>
        </table:table-row>
        <table:table-row table:style-name="ro1">
          <table:table-cell table:style-name="ce1" office:value-type="float" office:value="30.33187699">
            <text:p>30.331877</text:p>
          </table:table-cell>
          <table:table-cell table:style-name="ce1" office:value-type="float" office:value="-97.74679665">
            <text:p>-97.746797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5009.7344">
            <text:p>25009.73</text:p>
          </table:table-cell>
          <table:table-cell table:style-name="ce2" table:formula="of:=[.D1341]-[.D1340]" office:value-type="float" office:value="17.1836000000003">
            <text:p>17.18</text:p>
          </table:table-cell>
          <table:table-cell table:style-name="ce4" table:formula="of:=[.D1341]*0.000621371" office:value-type="float" office:value="15.5403236738624">
            <text:p>15.5403</text:p>
          </table:table-cell>
          <table:table-cell table:style-name="ce4" table:formula="of:=[.E1341]*0.000621371" office:value-type="float" office:value="0.0106773907156002">
            <text:p>0.0107</text:p>
          </table:table-cell>
        </table:table-row>
        <table:table-row table:style-name="ro1">
          <table:table-cell table:style-name="ce1" office:value-type="float" office:value="30.33195368">
            <text:p>30.331954</text:p>
          </table:table-cell>
          <table:table-cell table:style-name="ce1" office:value-type="float" office:value="-97.74689119">
            <text:p>-97.746891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5022.1562">
            <text:p>25022.16</text:p>
          </table:table-cell>
          <table:table-cell table:style-name="ce2" table:formula="of:=[.D1342]-[.D1341]" office:value-type="float" office:value="12.4218000000001">
            <text:p>12.42</text:p>
          </table:table-cell>
          <table:table-cell table:style-name="ce4" table:formula="of:=[.D1342]*0.000621371" office:value-type="float" office:value="15.5480422201502">
            <text:p>15.5480</text:p>
          </table:table-cell>
          <table:table-cell table:style-name="ce4" table:formula="of:=[.E1342]*0.000621371" office:value-type="float" office:value="0.00771854628780005">
            <text:p>0.0077</text:p>
          </table:table-cell>
        </table:table-row>
        <table:table-row table:style-name="ro1">
          <table:table-cell table:style-name="ce1" office:value-type="float" office:value="30.33209047">
            <text:p>30.332090</text:p>
          </table:table-cell>
          <table:table-cell table:style-name="ce1" office:value-type="float" office:value="-97.74702522">
            <text:p>-97.747025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5041.9746">
            <text:p>25041.97</text:p>
          </table:table-cell>
          <table:table-cell table:style-name="ce2" table:formula="of:=[.D1343]-[.D1342]" office:value-type="float" office:value="19.8184000000001">
            <text:p>19.82</text:p>
          </table:table-cell>
          <table:table-cell table:style-name="ce4" table:formula="of:=[.D1343]*0.000621371" office:value-type="float" office:value="15.5603567991766">
            <text:p>15.5604</text:p>
          </table:table-cell>
          <table:table-cell table:style-name="ce4" table:formula="of:=[.E1343]*0.000621371" office:value-type="float" office:value="0.0123145790264001">
            <text:p>0.0123</text:p>
          </table:table-cell>
        </table:table-row>
        <table:table-row table:style-name="ro1">
          <table:table-cell table:style-name="ce1" office:value-type="float" office:value="30.33221603">
            <text:p>30.332216</text:p>
          </table:table-cell>
          <table:table-cell table:style-name="ce1" office:value-type="float" office:value="-97.74716654">
            <text:p>-97.74716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5061.4199">
            <text:p>25061.42</text:p>
          </table:table-cell>
          <table:table-cell table:style-name="ce2" table:formula="of:=[.D1344]-[.D1343]" office:value-type="float" office:value="19.4452999999994">
            <text:p>19.45</text:p>
          </table:table-cell>
          <table:table-cell table:style-name="ce4" table:formula="of:=[.D1344]*0.000621371" office:value-type="float" office:value="15.5724395446829">
            <text:p>15.5724</text:p>
          </table:table-cell>
          <table:table-cell table:style-name="ce4" table:formula="of:=[.E1344]*0.000621371" office:value-type="float" office:value="0.0120827455062996">
            <text:p>0.0121</text:p>
          </table:table-cell>
        </table:table-row>
        <table:table-row table:style-name="ro1">
          <table:table-cell table:style-name="ce1" office:value-type="float" office:value="30.33230857">
            <text:p>30.332309</text:p>
          </table:table-cell>
          <table:table-cell table:style-name="ce1" office:value-type="float" office:value="-97.74728087">
            <text:p>-97.747281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5076.3887">
            <text:p>25076.39</text:p>
          </table:table-cell>
          <table:table-cell table:style-name="ce2" table:formula="of:=[.D1345]-[.D1344]" office:value-type="float" office:value="14.9687999999987">
            <text:p>14.97</text:p>
          </table:table-cell>
          <table:table-cell table:style-name="ce4" table:formula="of:=[.D1345]*0.000621371" office:value-type="float" office:value="15.5817407229077">
            <text:p>15.5817</text:p>
          </table:table-cell>
          <table:table-cell table:style-name="ce4" table:formula="of:=[.E1345]*0.000621371" office:value-type="float" office:value="0.00930117822479922">
            <text:p>0.0093</text:p>
          </table:table-cell>
        </table:table-row>
        <table:table-row table:style-name="ro1">
          <table:table-cell table:style-name="ce1" office:value-type="float" office:value="30.33244888">
            <text:p>30.332449</text:p>
          </table:table-cell>
          <table:table-cell table:style-name="ce1" office:value-type="float" office:value="-97.74746208">
            <text:p>-97.747462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25099.7344">
            <text:p>25099.73</text:p>
          </table:table-cell>
          <table:table-cell table:style-name="ce2" table:formula="of:=[.D1346]-[.D1345]" office:value-type="float" office:value="23.3457000000017">
            <text:p>23.35</text:p>
          </table:table-cell>
          <table:table-cell table:style-name="ce4" table:formula="of:=[.D1346]*0.000621371" office:value-type="float" office:value="15.5962470638624">
            <text:p>15.5962</text:p>
          </table:table-cell>
          <table:table-cell table:style-name="ce4" table:formula="of:=[.E1346]*0.000621371" office:value-type="float" office:value="0.014506340954701">
            <text:p>0.0145</text:p>
          </table:table-cell>
        </table:table-row>
        <table:table-row table:style-name="ro1">
          <table:table-cell table:style-name="ce1" office:value-type="float" office:value="30.33255114">
            <text:p>30.332551</text:p>
          </table:table-cell>
          <table:table-cell table:style-name="ce1" office:value-type="float" office:value="-97.74760885">
            <text:p>-97.747609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25117.8984">
            <text:p>25117.90</text:p>
          </table:table-cell>
          <table:table-cell table:style-name="ce2" table:formula="of:=[.D1347]-[.D1346]" office:value-type="float" office:value="18.163999999997">
            <text:p>18.16</text:p>
          </table:table-cell>
          <table:table-cell table:style-name="ce4" table:formula="of:=[.D1347]*0.000621371" office:value-type="float" office:value="15.6075336467064">
            <text:p>15.6075</text:p>
          </table:table-cell>
          <table:table-cell table:style-name="ce4" table:formula="of:=[.E1347]*0.000621371" office:value-type="float" office:value="0.0112865828439982">
            <text:p>0.0113</text:p>
          </table:table-cell>
        </table:table-row>
        <table:table-row table:style-name="ro1">
          <table:table-cell table:style-name="ce1" office:value-type="float" office:value="30.33263035">
            <text:p>30.332630</text:p>
          </table:table-cell>
          <table:table-cell table:style-name="ce1" office:value-type="float" office:value="-97.74772712">
            <text:p>-97.747727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25132.2676">
            <text:p>25132.27</text:p>
          </table:table-cell>
          <table:table-cell table:style-name="ce2" table:formula="of:=[.D1348]-[.D1347]" office:value-type="float" office:value="14.369200000001">
            <text:p>14.37</text:p>
          </table:table-cell>
          <table:table-cell table:style-name="ce4" table:formula="of:=[.D1348]*0.000621371" office:value-type="float" office:value="15.6164622508796">
            <text:p>15.6165</text:p>
          </table:table-cell>
          <table:table-cell table:style-name="ce4" table:formula="of:=[.E1348]*0.000621371" office:value-type="float" office:value="0.00892860417320062">
            <text:p>0.0089</text:p>
          </table:table-cell>
        </table:table-row>
        <table:table-row table:style-name="ro1">
          <table:table-cell table:style-name="ce1" office:value-type="float" office:value="30.33271635">
            <text:p>30.332716</text:p>
          </table:table-cell>
          <table:table-cell table:style-name="ce1" office:value-type="float" office:value="-97.74787263">
            <text:p>-97.747873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25149.1777">
            <text:p>25149.18</text:p>
          </table:table-cell>
          <table:table-cell table:style-name="ce2" table:formula="of:=[.D1349]-[.D1348]" office:value-type="float" office:value="16.910100000001">
            <text:p>16.91</text:p>
          </table:table-cell>
          <table:table-cell table:style-name="ce4" table:formula="of:=[.D1349]*0.000621371" office:value-type="float" office:value="15.6269696966267">
            <text:p>15.6270</text:p>
          </table:table-cell>
          <table:table-cell table:style-name="ce4" table:formula="of:=[.E1349]*0.000621371" office:value-type="float" office:value="0.0105074457471006">
            <text:p>0.0105</text:p>
          </table:table-cell>
        </table:table-row>
        <table:table-row table:style-name="ro1">
          <table:table-cell table:style-name="ce1" office:value-type="float" office:value="30.33281442">
            <text:p>30.332814</text:p>
          </table:table-cell>
          <table:table-cell table:style-name="ce1" office:value-type="float" office:value="-97.74804697">
            <text:p>-97.748047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25169.1621">
            <text:p>25169.16</text:p>
          </table:table-cell>
          <table:table-cell table:style-name="ce2" table:formula="of:=[.D1350]-[.D1349]" office:value-type="float" office:value="19.9844000000012">
            <text:p>19.98</text:p>
          </table:table-cell>
          <table:table-cell table:style-name="ce4" table:formula="of:=[.D1350]*0.000621371" office:value-type="float" office:value="15.6393874232391">
            <text:p>15.6394</text:p>
          </table:table-cell>
          <table:table-cell table:style-name="ce4" table:formula="of:=[.E1350]*0.000621371" office:value-type="float" office:value="0.0124177266124007">
            <text:p>0.0124</text:p>
          </table:table-cell>
        </table:table-row>
        <table:table-row table:style-name="ro1">
          <table:table-cell table:style-name="ce1" office:value-type="float" office:value="30.33290318">
            <text:p>30.332903</text:p>
          </table:table-cell>
          <table:table-cell table:style-name="ce1" office:value-type="float" office:value="-97.74822609">
            <text:p>-97.748226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5188.9355">
            <text:p>25188.94</text:p>
          </table:table-cell>
          <table:table-cell table:style-name="ce2" table:formula="of:=[.D1351]-[.D1350]" office:value-type="float" office:value="19.7733999999982">
            <text:p>19.77</text:p>
          </table:table-cell>
          <table:table-cell table:style-name="ce4" table:formula="of:=[.D1351]*0.000621371" office:value-type="float" office:value="15.6516740405705">
            <text:p>15.6517</text:p>
          </table:table-cell>
          <table:table-cell table:style-name="ce4" table:formula="of:=[.E1351]*0.000621371" office:value-type="float" office:value="0.0122866173313989">
            <text:p>0.0123</text:p>
          </table:table-cell>
        </table:table-row>
        <table:table-row table:style-name="ro1">
          <table:table-cell table:style-name="ce1" office:value-type="float" office:value="30.33299094">
            <text:p>30.332991</text:p>
          </table:table-cell>
          <table:table-cell table:style-name="ce1" office:value-type="float" office:value="-97.74839809">
            <text:p>-97.748398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25208.1035">
            <text:p>25208.10</text:p>
          </table:table-cell>
          <table:table-cell table:style-name="ce2" table:formula="of:=[.D1352]-[.D1351]" office:value-type="float" office:value="19.1680000000015">
            <text:p>19.17</text:p>
          </table:table-cell>
          <table:table-cell table:style-name="ce4" table:formula="of:=[.D1352]*0.000621371" office:value-type="float" office:value="15.6635844798985">
            <text:p>15.6636</text:p>
          </table:table-cell>
          <table:table-cell table:style-name="ce4" table:formula="of:=[.E1352]*0.000621371" office:value-type="float" office:value="0.0119104393280009">
            <text:p>0.0119</text:p>
          </table:table-cell>
        </table:table-row>
        <table:table-row table:style-name="ro1">
          <table:table-cell table:style-name="ce1" office:value-type="float" office:value="30.33308356">
            <text:p>30.333084</text:p>
          </table:table-cell>
          <table:table-cell table:style-name="ce1" office:value-type="float" office:value="-97.74855006">
            <text:p>-97.748550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25226.0723">
            <text:p>25226.07</text:p>
          </table:table-cell>
          <table:table-cell table:style-name="ce2" table:formula="of:=[.D1353]-[.D1352]" office:value-type="float" office:value="17.9687999999987">
            <text:p>17.97</text:p>
          </table:table-cell>
          <table:table-cell table:style-name="ce4" table:formula="of:=[.D1353]*0.000621371" office:value-type="float" office:value="15.6747497711233">
            <text:p>15.6747</text:p>
          </table:table-cell>
          <table:table-cell table:style-name="ce4" table:formula="of:=[.E1353]*0.000621371" office:value-type="float" office:value="0.0111652912247992">
            <text:p>0.0112</text:p>
          </table:table-cell>
        </table:table-row>
        <table:table-row table:style-name="ro1">
          <table:table-cell table:style-name="ce1" office:value-type="float" office:value="30.33320535">
            <text:p>30.333205</text:p>
          </table:table-cell>
          <table:table-cell table:style-name="ce1" office:value-type="float" office:value="-97.74867503">
            <text:p>-97.748675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25244.2051">
            <text:p>25244.21</text:p>
          </table:table-cell>
          <table:table-cell table:style-name="ce2" table:formula="of:=[.D1354]-[.D1353]" office:value-type="float" office:value="18.1327999999994">
            <text:p>18.13</text:p>
          </table:table-cell>
          <table:table-cell table:style-name="ce4" table:formula="of:=[.D1354]*0.000621371" office:value-type="float" office:value="15.6860169671921">
            <text:p>15.6860</text:p>
          </table:table-cell>
          <table:table-cell table:style-name="ce4" table:formula="of:=[.E1354]*0.000621371" office:value-type="float" office:value="0.0112671960687996">
            <text:p>0.0113</text:p>
          </table:table-cell>
        </table:table-row>
        <table:table-row table:style-name="ro1">
          <table:table-cell table:style-name="ce1" office:value-type="float" office:value="30.33330903">
            <text:p>30.333309</text:p>
          </table:table-cell>
          <table:table-cell table:style-name="ce1" office:value-type="float" office:value="-97.74874468">
            <text:p>-97.748745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25257.4883">
            <text:p>25257.49</text:p>
          </table:table-cell>
          <table:table-cell table:style-name="ce2" table:formula="of:=[.D1355]-[.D1354]" office:value-type="float" office:value="13.2832000000017">
            <text:p>13.28</text:p>
          </table:table-cell>
          <table:table-cell table:style-name="ce4" table:formula="of:=[.D1355]*0.000621371" office:value-type="float" office:value="15.6942707624593">
            <text:p>15.6943</text:p>
          </table:table-cell>
          <table:table-cell table:style-name="ce4" table:formula="of:=[.E1355]*0.000621371" office:value-type="float" office:value="0.00825379526720104">
            <text:p>0.0083</text:p>
          </table:table-cell>
        </table:table-row>
        <table:table-row table:style-name="ro1">
          <table:table-cell table:style-name="ce1" office:value-type="float" office:value="30.33344708">
            <text:p>30.333447</text:p>
          </table:table-cell>
          <table:table-cell table:style-name="ce1" office:value-type="float" office:value="-97.74881157">
            <text:p>-97.748812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25274.1133">
            <text:p>25274.11</text:p>
          </table:table-cell>
          <table:table-cell table:style-name="ce2" table:formula="of:=[.D1356]-[.D1355]" office:value-type="float" office:value="16.625">
            <text:p>16.63</text:p>
          </table:table-cell>
          <table:table-cell table:style-name="ce4" table:formula="of:=[.D1356]*0.000621371" office:value-type="float" office:value="15.7046010553343">
            <text:p>15.7046</text:p>
          </table:table-cell>
          <table:table-cell table:style-name="ce4" table:formula="of:=[.E1356]*0.000621371" office:value-type="float" office:value="0.010330292875">
            <text:p>0.0103</text:p>
          </table:table-cell>
        </table:table-row>
        <table:table-row table:style-name="ro1">
          <table:table-cell table:style-name="ce1" office:value-type="float" office:value="30.3335874">
            <text:p>30.333587</text:p>
          </table:table-cell>
          <table:table-cell table:style-name="ce1" office:value-type="float" office:value="-97.74887737">
            <text:p>-97.748877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25290.9414">
            <text:p>25290.94</text:p>
          </table:table-cell>
          <table:table-cell table:style-name="ce2" table:formula="of:=[.D1357]-[.D1356]" office:value-type="float" office:value="16.8280999999988">
            <text:p>16.83</text:p>
          </table:table-cell>
          <table:table-cell table:style-name="ce4" table:formula="of:=[.D1357]*0.000621371" office:value-type="float" office:value="15.7150575486594">
            <text:p>15.7151</text:p>
          </table:table-cell>
          <table:table-cell table:style-name="ce4" table:formula="of:=[.E1357]*0.000621371" office:value-type="float" office:value="0.0104564933250993">
            <text:p>0.0105</text:p>
          </table:table-cell>
        </table:table-row>
        <table:table-row table:style-name="ro1">
          <table:table-cell table:style-name="ce1" office:value-type="float" office:value="30.33371514">
            <text:p>30.333715</text:p>
          </table:table-cell>
          <table:table-cell table:style-name="ce1" office:value-type="float" office:value="-97.74895607">
            <text:p>-97.748956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5306.9023">
            <text:p>25306.90</text:p>
          </table:table-cell>
          <table:table-cell table:style-name="ce2" table:formula="of:=[.D1358]-[.D1357]" office:value-type="float" office:value="15.9609000000019">
            <text:p>15.96</text:p>
          </table:table-cell>
          <table:table-cell table:style-name="ce4" table:formula="of:=[.D1358]*0.000621371" office:value-type="float" office:value="15.7249751890533">
            <text:p>15.7250</text:p>
          </table:table-cell>
          <table:table-cell table:style-name="ce4" table:formula="of:=[.E1358]*0.000621371" office:value-type="float" office:value="0.00991764039390115">
            <text:p>0.0099</text:p>
          </table:table-cell>
        </table:table-row>
        <table:table-row table:style-name="ro1">
          <table:table-cell table:style-name="ce1" office:value-type="float" office:value="30.33384816">
            <text:p>30.333848</text:p>
          </table:table-cell>
          <table:table-cell table:style-name="ce1" office:value-type="float" office:value="-97.74902917">
            <text:p>-97.749029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5323.2188">
            <text:p>25323.22</text:p>
          </table:table-cell>
          <table:table-cell table:style-name="ce2" table:formula="of:=[.D1359]-[.D1358]" office:value-type="float" office:value="16.3164999999972">
            <text:p>16.32</text:p>
          </table:table-cell>
          <table:table-cell table:style-name="ce4" table:formula="of:=[.D1359]*0.000621371" office:value-type="float" office:value="15.7351137889748">
            <text:p>15.7351</text:p>
          </table:table-cell>
          <table:table-cell table:style-name="ce4" table:formula="of:=[.E1359]*0.000621371" office:value-type="float" office:value="0.0101385999214982">
            <text:p>0.0101</text:p>
          </table:table-cell>
        </table:table-row>
        <table:table-row table:style-name="ro1">
          <table:table-cell table:style-name="ce1" office:value-type="float" office:value="30.33400993">
            <text:p>30.334010</text:p>
          </table:table-cell>
          <table:table-cell table:style-name="ce1" office:value-type="float" office:value="-97.74909304">
            <text:p>-97.749093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25342.1719">
            <text:p>25342.17</text:p>
          </table:table-cell>
          <table:table-cell table:style-name="ce2" table:formula="of:=[.D1360]-[.D1359]" office:value-type="float" office:value="18.9531000000025">
            <text:p>18.95</text:p>
          </table:table-cell>
          <table:table-cell table:style-name="ce4" table:formula="of:=[.D1360]*0.000621371" office:value-type="float" office:value="15.7468906956749">
            <text:p>15.7469</text:p>
          </table:table-cell>
          <table:table-cell table:style-name="ce4" table:formula="of:=[.E1360]*0.000621371" office:value-type="float" office:value="0.0117769067001015">
            <text:p>0.0118</text:p>
          </table:table-cell>
        </table:table-row>
        <table:table-row table:style-name="ro1">
          <table:table-cell table:style-name="ce1" office:value-type="float" office:value="30.33419257">
            <text:p>30.334193</text:p>
          </table:table-cell>
          <table:table-cell table:style-name="ce1" office:value-type="float" office:value="-97.7491414">
            <text:p>-97.749141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5362.9727">
            <text:p>25362.97</text:p>
          </table:table-cell>
          <table:table-cell table:style-name="ce2" table:formula="of:=[.D1361]-[.D1360]" office:value-type="float" office:value="20.8007999999973">
            <text:p>20.80</text:p>
          </table:table-cell>
          <table:table-cell table:style-name="ce4" table:formula="of:=[.D1361]*0.000621371" office:value-type="float" office:value="15.7598157095717">
            <text:p>15.7598</text:p>
          </table:table-cell>
          <table:table-cell table:style-name="ce4" table:formula="of:=[.E1361]*0.000621371" office:value-type="float" office:value="0.0129250138967983">
            <text:p>0.0129</text:p>
          </table:table-cell>
        </table:table-row>
        <table:table-row table:style-name="ro1">
          <table:table-cell table:style-name="ce1" office:value-type="float" office:value="30.33434177">
            <text:p>30.334342</text:p>
          </table:table-cell>
          <table:table-cell table:style-name="ce1" office:value-type="float" office:value="-97.74916009">
            <text:p>-97.749160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5379.5059">
            <text:p>25379.51</text:p>
          </table:table-cell>
          <table:table-cell table:style-name="ce2" table:formula="of:=[.D1362]-[.D1361]" office:value-type="float" office:value="16.5332000000017">
            <text:p>16.53</text:p>
          </table:table-cell>
          <table:table-cell table:style-name="ce4" table:formula="of:=[.D1362]*0.000621371" office:value-type="float" office:value="15.7700889605889">
            <text:p>15.7701</text:p>
          </table:table-cell>
          <table:table-cell table:style-name="ce4" table:formula="of:=[.E1362]*0.000621371" office:value-type="float" office:value="0.010273251017201">
            <text:p>0.0103</text:p>
          </table:table-cell>
        </table:table-row>
        <table:table-row table:style-name="ro1">
          <table:table-cell table:style-name="ce1" office:value-type="float" office:value="30.33449708">
            <text:p>30.334497</text:p>
          </table:table-cell>
          <table:table-cell table:style-name="ce1" office:value-type="float" office:value="-97.7491699">
            <text:p>-97.749170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25396.748">
            <text:p>25396.75</text:p>
          </table:table-cell>
          <table:table-cell table:style-name="ce2" table:formula="of:=[.D1363]-[.D1362]" office:value-type="float" office:value="17.2420999999995">
            <text:p>17.24</text:p>
          </table:table-cell>
          <table:table-cell table:style-name="ce4" table:formula="of:=[.D1363]*0.000621371" office:value-type="float" office:value="15.780802701508">
            <text:p>15.7808</text:p>
          </table:table-cell>
          <table:table-cell table:style-name="ce4" table:formula="of:=[.E1363]*0.000621371" office:value-type="float" office:value="0.0107137409190997">
            <text:p>0.0107</text:p>
          </table:table-cell>
        </table:table-row>
        <table:table-row table:style-name="ro1">
          <table:table-cell table:style-name="ce1" office:value-type="float" office:value="30.33464528">
            <text:p>30.334645</text:p>
          </table:table-cell>
          <table:table-cell table:style-name="ce1" office:value-type="float" office:value="-97.74917224">
            <text:p>-97.749172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25413.2227">
            <text:p>25413.22</text:p>
          </table:table-cell>
          <table:table-cell table:style-name="ce2" table:formula="of:=[.D1364]-[.D1363]" office:value-type="float" office:value="16.4746999999988">
            <text:p>16.47</text:p>
          </table:table-cell>
          <table:table-cell table:style-name="ce4" table:formula="of:=[.D1364]*0.000621371" office:value-type="float" office:value="15.7910396023217">
            <text:p>15.7910</text:p>
          </table:table-cell>
          <table:table-cell table:style-name="ce4" table:formula="of:=[.E1364]*0.000621371" office:value-type="float" office:value="0.0102369008136993">
            <text:p>0.0102</text:p>
          </table:table-cell>
        </table:table-row>
        <table:table-row table:style-name="ro1">
          <table:table-cell table:style-name="ce1" office:value-type="float" office:value="30.33480277">
            <text:p>30.334803</text:p>
          </table:table-cell>
          <table:table-cell table:style-name="ce1" office:value-type="float" office:value="-97.74913092">
            <text:p>-97.749131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25431.1523">
            <text:p>25431.15</text:p>
          </table:table-cell>
          <table:table-cell table:style-name="ce2" table:formula="of:=[.D1365]-[.D1364]" office:value-type="float" office:value="17.9296000000031">
            <text:p>17.93</text:p>
          </table:table-cell>
          <table:table-cell table:style-name="ce4" table:formula="of:=[.D1365]*0.000621371" office:value-type="float" office:value="15.8021805358033">
            <text:p>15.8022</text:p>
          </table:table-cell>
          <table:table-cell table:style-name="ce4" table:formula="of:=[.E1365]*0.000621371" office:value-type="float" office:value="0.0111409334816019">
            <text:p>0.0111</text:p>
          </table:table-cell>
        </table:table-row>
        <table:table-row table:style-name="ro1">
          <table:table-cell table:style-name="ce1" office:value-type="float" office:value="30.33494443">
            <text:p>30.334944</text:p>
          </table:table-cell>
          <table:table-cell table:style-name="ce1" office:value-type="float" office:value="-97.74906529">
            <text:p>-97.749065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25448.1465">
            <text:p>25448.15</text:p>
          </table:table-cell>
          <table:table-cell table:style-name="ce2" table:formula="of:=[.D1366]-[.D1365]" office:value-type="float" office:value="16.9941999999974">
            <text:p>16.99</text:p>
          </table:table-cell>
          <table:table-cell table:style-name="ce4" table:formula="of:=[.D1366]*0.000621371" office:value-type="float" office:value="15.8127402388515">
            <text:p>15.8127</text:p>
          </table:table-cell>
          <table:table-cell table:style-name="ce4" table:formula="of:=[.E1366]*0.000621371" office:value-type="float" office:value="0.0105597030481984">
            <text:p>0.0106</text:p>
          </table:table-cell>
        </table:table-row>
        <table:table-row table:style-name="ro1">
          <table:table-cell table:style-name="ce1" office:value-type="float" office:value="30.33507359">
            <text:p>30.335074</text:p>
          </table:table-cell>
          <table:table-cell table:style-name="ce1" office:value-type="float" office:value="-97.74895113">
            <text:p>-97.748951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25466.1387">
            <text:p>25466.14</text:p>
          </table:table-cell>
          <table:table-cell table:style-name="ce2" table:formula="of:=[.D1367]-[.D1366]" office:value-type="float" office:value="17.9922000000006">
            <text:p>17.99</text:p>
          </table:table-cell>
          <table:table-cell table:style-name="ce4" table:formula="of:=[.D1367]*0.000621371" office:value-type="float" office:value="15.8239200701577">
            <text:p>15.8239</text:p>
          </table:table-cell>
          <table:table-cell table:style-name="ce4" table:formula="of:=[.E1367]*0.000621371" office:value-type="float" office:value="0.0111798313062004">
            <text:p>0.0112</text:p>
          </table:table-cell>
        </table:table-row>
        <table:table-row table:style-name="ro1">
          <table:table-cell table:style-name="ce1" office:value-type="float" office:value="30.33517526">
            <text:p>30.335175</text:p>
          </table:table-cell>
          <table:table-cell table:style-name="ce1" office:value-type="float" office:value="-97.74887418">
            <text:p>-97.748874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25479.6875">
            <text:p>25479.69</text:p>
          </table:table-cell>
          <table:table-cell table:style-name="ce2" table:formula="of:=[.D1368]-[.D1367]" office:value-type="float" office:value="13.5488000000005">
            <text:p>13.55</text:p>
          </table:table-cell>
          <table:table-cell table:style-name="ce4" table:formula="of:=[.D1368]*0.000621371" office:value-type="float" office:value="15.8323389015625">
            <text:p>15.8323</text:p>
          </table:table-cell>
          <table:table-cell table:style-name="ce4" table:formula="of:=[.E1368]*0.000621371" office:value-type="float" office:value="0.0084188314048003">
            <text:p>0.0084</text:p>
          </table:table-cell>
        </table:table-row>
        <table:table-row table:style-name="ro1">
          <table:table-cell table:style-name="ce1" office:value-type="float" office:value="30.33532203">
            <text:p>30.335322</text:p>
          </table:table-cell>
          <table:table-cell table:style-name="ce1" office:value-type="float" office:value="-97.74875315">
            <text:p>-97.748753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25499.6465">
            <text:p>25499.65</text:p>
          </table:table-cell>
          <table:table-cell table:style-name="ce2" table:formula="of:=[.D1369]-[.D1368]" office:value-type="float" office:value="19.9589999999989">
            <text:p>19.96</text:p>
          </table:table-cell>
          <table:table-cell table:style-name="ce4" table:formula="of:=[.D1369]*0.000621371" office:value-type="float" office:value="15.8447408453515">
            <text:p>15.8447</text:p>
          </table:table-cell>
          <table:table-cell table:style-name="ce4" table:formula="of:=[.E1369]*0.000621371" office:value-type="float" office:value="0.0124019437889993">
            <text:p>0.0124</text:p>
          </table:table-cell>
        </table:table-row>
        <table:table-row table:style-name="ro1">
          <table:table-cell table:style-name="ce1" office:value-type="float" office:value="30.33543787">
            <text:p>30.335438</text:p>
          </table:table-cell>
          <table:table-cell table:style-name="ce1" office:value-type="float" office:value="-97.74865299">
            <text:p>-97.748653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5515.6309">
            <text:p>25515.63</text:p>
          </table:table-cell>
          <table:table-cell table:style-name="ce2" table:formula="of:=[.D1370]-[.D1369]" office:value-type="float" office:value="15.9844000000012">
            <text:p>15.98</text:p>
          </table:table-cell>
          <table:table-cell table:style-name="ce4" table:formula="of:=[.D1370]*0.000621371" office:value-type="float" office:value="15.8546730879639">
            <text:p>15.8547</text:p>
          </table:table-cell>
          <table:table-cell table:style-name="ce4" table:formula="of:=[.E1370]*0.000621371" office:value-type="float" office:value="0.00993224261240074">
            <text:p>0.0099</text:p>
          </table:table-cell>
        </table:table-row>
        <table:table-row table:style-name="ro1">
          <table:table-cell table:style-name="ce1" office:value-type="float" office:value="30.33557014">
            <text:p>30.335570</text:p>
          </table:table-cell>
          <table:table-cell table:style-name="ce1" office:value-type="float" office:value="-97.74854762">
            <text:p>-97.748548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5533.541">
            <text:p>25533.54</text:p>
          </table:table-cell>
          <table:table-cell table:style-name="ce2" table:formula="of:=[.D1371]-[.D1370]" office:value-type="float" office:value="17.910100000001">
            <text:p>17.91</text:p>
          </table:table-cell>
          <table:table-cell table:style-name="ce4" table:formula="of:=[.D1371]*0.000621371" office:value-type="float" office:value="15.865801904711">
            <text:p>15.8658</text:p>
          </table:table-cell>
          <table:table-cell table:style-name="ce4" table:formula="of:=[.E1371]*0.000621371" office:value-type="float" office:value="0.0111288167471006">
            <text:p>0.0111</text:p>
          </table:table-cell>
        </table:table-row>
        <table:table-row table:style-name="ro1">
          <table:table-cell table:style-name="ce1" office:value-type="float" office:value="30.33572964">
            <text:p>30.335730</text:p>
          </table:table-cell>
          <table:table-cell table:style-name="ce1" office:value-type="float" office:value="-97.74844134">
            <text:p>-97.748441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5553.8691">
            <text:p>25553.87</text:p>
          </table:table-cell>
          <table:table-cell table:style-name="ce2" table:formula="of:=[.D1372]-[.D1371]" office:value-type="float" office:value="20.3280999999988">
            <text:p>20.33</text:p>
          </table:table-cell>
          <table:table-cell table:style-name="ce4" table:formula="of:=[.D1372]*0.000621371" office:value-type="float" office:value="15.8784331965361">
            <text:p>15.8784</text:p>
          </table:table-cell>
          <table:table-cell table:style-name="ce4" table:formula="of:=[.E1372]*0.000621371" office:value-type="float" office:value="0.0126312918250993">
            <text:p>0.0126</text:p>
          </table:table-cell>
        </table:table-row>
        <table:table-row table:style-name="ro1">
          <table:table-cell table:style-name="ce1" office:value-type="float" office:value="30.33586677">
            <text:p>30.335867</text:p>
          </table:table-cell>
          <table:table-cell table:style-name="ce1" office:value-type="float" office:value="-97.74836155">
            <text:p>-97.748362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25570.748">
            <text:p>25570.75</text:p>
          </table:table-cell>
          <table:table-cell table:style-name="ce2" table:formula="of:=[.D1373]-[.D1372]" office:value-type="float" office:value="16.8788999999997">
            <text:p>16.88</text:p>
          </table:table-cell>
          <table:table-cell table:style-name="ce4" table:formula="of:=[.D1373]*0.000621371" office:value-type="float" office:value="15.888921255508">
            <text:p>15.8889</text:p>
          </table:table-cell>
          <table:table-cell table:style-name="ce4" table:formula="of:=[.E1373]*0.000621371" office:value-type="float" office:value="0.0104880589718998">
            <text:p>0.0105</text:p>
          </table:table-cell>
        </table:table-row>
        <table:table-row table:style-name="ro1">
          <table:table-cell table:style-name="ce1" office:value-type="float" office:value="30.33603424">
            <text:p>30.336034</text:p>
          </table:table-cell>
          <table:table-cell table:style-name="ce1" office:value-type="float" office:value="-97.74830296">
            <text:p>-97.748303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5590.168">
            <text:p>25590.17</text:p>
          </table:table-cell>
          <table:table-cell table:style-name="ce2" table:formula="of:=[.D1374]-[.D1373]" office:value-type="float" office:value="19.4200000000019">
            <text:p>19.42</text:p>
          </table:table-cell>
          <table:table-cell table:style-name="ce4" table:formula="of:=[.D1374]*0.000621371" office:value-type="float" office:value="15.900988280328">
            <text:p>15.9010</text:p>
          </table:table-cell>
          <table:table-cell table:style-name="ce4" table:formula="of:=[.E1374]*0.000621371" office:value-type="float" office:value="0.0120670248200012">
            <text:p>0.0121</text:p>
          </table:table-cell>
        </table:table-row>
        <table:table-row table:style-name="ro1">
          <table:table-cell table:style-name="ce1" office:value-type="float" office:value="30.33617732">
            <text:p>30.336177</text:p>
          </table:table-cell>
          <table:table-cell table:style-name="ce1" office:value-type="float" office:value="-97.74824906">
            <text:p>-97.748249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5606.875">
            <text:p>25606.88</text:p>
          </table:table-cell>
          <table:table-cell table:style-name="ce2" table:formula="of:=[.D1375]-[.D1374]" office:value-type="float" office:value="16.7069999999985">
            <text:p>16.71</text:p>
          </table:table-cell>
          <table:table-cell table:style-name="ce4" table:formula="of:=[.D1375]*0.000621371" office:value-type="float" office:value="15.911369525625">
            <text:p>15.9114</text:p>
          </table:table-cell>
          <table:table-cell table:style-name="ce4" table:formula="of:=[.E1375]*0.000621371" office:value-type="float" office:value="0.0103812452969991">
            <text:p>0.0104</text:p>
          </table:table-cell>
        </table:table-row>
        <table:table-row table:style-name="ro1">
          <table:table-cell table:style-name="ce1" office:value-type="float" office:value="30.33634027">
            <text:p>30.336340</text:p>
          </table:table-cell>
          <table:table-cell table:style-name="ce1" office:value-type="float" office:value="-97.74817396">
            <text:p>-97.748174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25626.3066">
            <text:p>25626.31</text:p>
          </table:table-cell>
          <table:table-cell table:style-name="ce2" table:formula="of:=[.D1376]-[.D1375]" office:value-type="float" office:value="19.4315999999999">
            <text:p>19.43</text:p>
          </table:table-cell>
          <table:table-cell table:style-name="ce4" table:formula="of:=[.D1376]*0.000621371" office:value-type="float" office:value="15.9234437583486">
            <text:p>15.9234</text:p>
          </table:table-cell>
          <table:table-cell table:style-name="ce4" table:formula="of:=[.E1376]*0.000621371" office:value-type="float" office:value="0.0120742327235999">
            <text:p>0.0121</text:p>
          </table:table-cell>
        </table:table-row>
        <table:table-row table:style-name="ro1">
          <table:table-cell table:style-name="ce1" office:value-type="float" office:value="30.33647354">
            <text:p>30.336474</text:p>
          </table:table-cell>
          <table:table-cell table:style-name="ce1" office:value-type="float" office:value="-97.74809919">
            <text:p>-97.748099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5642.7441">
            <text:p>25642.74</text:p>
          </table:table-cell>
          <table:table-cell table:style-name="ce2" table:formula="of:=[.D1377]-[.D1376]" office:value-type="float" office:value="16.4375">
            <text:p>16.44</text:p>
          </table:table-cell>
          <table:table-cell table:style-name="ce4" table:formula="of:=[.D1377]*0.000621371" office:value-type="float" office:value="15.9336575441611">
            <text:p>15.9337</text:p>
          </table:table-cell>
          <table:table-cell table:style-name="ce4" table:formula="of:=[.E1377]*0.000621371" office:value-type="float" office:value="0.0102137858125">
            <text:p>0.0102</text:p>
          </table:table-cell>
        </table:table-row>
        <table:table-row table:style-name="ro1">
          <table:table-cell table:style-name="ce1" office:value-type="float" office:value="30.33661326">
            <text:p>30.336613</text:p>
          </table:table-cell>
          <table:table-cell table:style-name="ce1" office:value-type="float" office:value="-97.74804605">
            <text:p>-97.748046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25659.0254">
            <text:p>25659.03</text:p>
          </table:table-cell>
          <table:table-cell table:style-name="ce2" table:formula="of:=[.D1378]-[.D1377]" office:value-type="float" office:value="16.2812999999987">
            <text:p>16.28</text:p>
          </table:table-cell>
          <table:table-cell table:style-name="ce4" table:formula="of:=[.D1378]*0.000621371" office:value-type="float" office:value="15.9437742718234">
            <text:p>15.9438</text:p>
          </table:table-cell>
          <table:table-cell table:style-name="ce4" table:formula="of:=[.E1378]*0.000621371" office:value-type="float" office:value="0.0101167276622992">
            <text:p>0.0101</text:p>
          </table:table-cell>
        </table:table-row>
        <table:table-row table:style-name="ro1">
          <table:table-cell table:style-name="ce1" office:value-type="float" office:value="30.33674226">
            <text:p>30.336742</text:p>
          </table:table-cell>
          <table:table-cell table:style-name="ce1" office:value-type="float" office:value="-97.74796676">
            <text:p>-97.74796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25675.1523">
            <text:p>25675.15</text:p>
          </table:table-cell>
          <table:table-cell table:style-name="ce2" table:formula="of:=[.D1379]-[.D1378]" office:value-type="float" office:value="16.1269000000029">
            <text:p>16.13</text:p>
          </table:table-cell>
          <table:table-cell table:style-name="ce4" table:formula="of:=[.D1379]*0.000621371" office:value-type="float" office:value="15.9537950598033">
            <text:p>15.9538</text:p>
          </table:table-cell>
          <table:table-cell table:style-name="ce4" table:formula="of:=[.E1379]*0.000621371" office:value-type="float" office:value="0.0100207879799018">
            <text:p>0.0100</text:p>
          </table:table-cell>
        </table:table-row>
        <table:table-row table:style-name="ro1">
          <table:table-cell table:style-name="ce1" office:value-type="float" office:value="30.33691334">
            <text:p>30.336913</text:p>
          </table:table-cell>
          <table:table-cell table:style-name="ce1" office:value-type="float" office:value="-97.74788504">
            <text:p>-97.747885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5695.707">
            <text:p>25695.71</text:p>
          </table:table-cell>
          <table:table-cell table:style-name="ce2" table:formula="of:=[.D1380]-[.D1379]" office:value-type="float" office:value="20.554699999997">
            <text:p>20.55</text:p>
          </table:table-cell>
          <table:table-cell table:style-name="ce4" table:formula="of:=[.D1380]*0.000621371" office:value-type="float" office:value="15.966567154297">
            <text:p>15.9666</text:p>
          </table:table-cell>
          <table:table-cell table:style-name="ce4" table:formula="of:=[.E1380]*0.000621371" office:value-type="float" office:value="0.0127720944936981">
            <text:p>0.0128</text:p>
          </table:table-cell>
        </table:table-row>
        <table:table-row table:style-name="ro1">
          <table:table-cell table:style-name="ce1" office:value-type="float" office:value="30.33709187">
            <text:p>30.337092</text:p>
          </table:table-cell>
          <table:table-cell table:style-name="ce1" office:value-type="float" office:value="-97.74781932">
            <text:p>-97.747819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716.4648">
            <text:p>25716.46</text:p>
          </table:table-cell>
          <table:table-cell table:style-name="ce2" table:formula="of:=[.D1381]-[.D1380]" office:value-type="float" office:value="20.757800000003">
            <text:p>20.76</text:p>
          </table:table-cell>
          <table:table-cell table:style-name="ce4" table:formula="of:=[.D1381]*0.000621371" office:value-type="float" office:value="15.9794654492408">
            <text:p>15.9795</text:p>
          </table:table-cell>
          <table:table-cell table:style-name="ce4" table:formula="of:=[.E1381]*0.000621371" office:value-type="float" office:value="0.0128982949438019">
            <text:p>0.0129</text:p>
          </table:table-cell>
        </table:table-row>
        <table:table-row table:style-name="ro1">
          <table:table-cell table:style-name="ce1" office:value-type="float" office:value="30.33727409">
            <text:p>30.337274</text:p>
          </table:table-cell>
          <table:table-cell table:style-name="ce1" office:value-type="float" office:value="-97.74773844">
            <text:p>-97.747738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738.084">
            <text:p>25738.08</text:p>
          </table:table-cell>
          <table:table-cell table:style-name="ce2" table:formula="of:=[.D1382]-[.D1381]" office:value-type="float" office:value="21.6191999999974">
            <text:p>21.62</text:p>
          </table:table-cell>
          <table:table-cell table:style-name="ce4" table:formula="of:=[.D1382]*0.000621371" office:value-type="float" office:value="15.992898993164">
            <text:p>15.9929</text:p>
          </table:table-cell>
          <table:table-cell table:style-name="ce4" table:formula="of:=[.E1382]*0.000621371" office:value-type="float" office:value="0.0134335439231984">
            <text:p>0.0134</text:p>
          </table:table-cell>
        </table:table-row>
        <table:table-row table:style-name="ro1">
          <table:table-cell table:style-name="ce1" office:value-type="float" office:value="30.33739312">
            <text:p>30.337393</text:p>
          </table:table-cell>
          <table:table-cell table:style-name="ce1" office:value-type="float" office:value="-97.74768647">
            <text:p>-97.747686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752.1914">
            <text:p>25752.19</text:p>
          </table:table-cell>
          <table:table-cell table:style-name="ce2" table:formula="of:=[.D1383]-[.D1382]" office:value-type="float" office:value="14.1074000000008">
            <text:p>14.11</text:p>
          </table:table-cell>
          <table:table-cell table:style-name="ce4" table:formula="of:=[.D1383]*0.000621371" office:value-type="float" office:value="16.0016649224094">
            <text:p>16.0017</text:p>
          </table:table-cell>
          <table:table-cell table:style-name="ce4" table:formula="of:=[.E1383]*0.000621371" office:value-type="float" office:value="0.00876592924540049">
            <text:p>0.0088</text:p>
          </table:table-cell>
        </table:table-row>
        <table:table-row table:style-name="ro1">
          <table:table-cell table:style-name="ce1" office:value-type="float" office:value="30.33754005">
            <text:p>30.337540</text:p>
          </table:table-cell>
          <table:table-cell table:style-name="ce1" office:value-type="float" office:value="-97.74763266">
            <text:p>-97.747633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769.4199">
            <text:p>25769.42</text:p>
          </table:table-cell>
          <table:table-cell table:style-name="ce2" table:formula="of:=[.D1384]-[.D1383]" office:value-type="float" office:value="17.2285000000011">
            <text:p>17.23</text:p>
          </table:table-cell>
          <table:table-cell table:style-name="ce4" table:formula="of:=[.D1384]*0.000621371" office:value-type="float" office:value="16.0123702126829">
            <text:p>16.0124</text:p>
          </table:table-cell>
          <table:table-cell table:style-name="ce4" table:formula="of:=[.E1384]*0.000621371" office:value-type="float" office:value="0.0107052902735007">
            <text:p>0.0107</text:p>
          </table:table-cell>
        </table:table-row>
        <table:table-row table:style-name="ro1">
          <table:table-cell table:style-name="ce1" office:value-type="float" office:value="30.33756997">
            <text:p>30.337570</text:p>
          </table:table-cell>
          <table:table-cell table:style-name="ce1" office:value-type="float" office:value="-97.74762243">
            <text:p>-97.747622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772.6484">
            <text:p>25772.65</text:p>
          </table:table-cell>
          <table:table-cell table:style-name="ce2" table:formula="of:=[.D1385]-[.D1384]" office:value-type="float" office:value="3.22849999999744">
            <text:p>3.23</text:p>
          </table:table-cell>
          <table:table-cell table:style-name="ce4" table:formula="of:=[.D1385]*0.000621371" office:value-type="float" office:value="16.0143763089564">
            <text:p>16.0144</text:p>
          </table:table-cell>
          <table:table-cell table:style-name="ce4" table:formula="of:=[.E1385]*0.000621371" office:value-type="float" office:value="0.00200609627349841">
            <text:p>0.0020</text:p>
          </table:table-cell>
        </table:table-row>
        <table:table-row table:style-name="ro1">
          <table:table-cell table:style-name="ce1" office:value-type="float" office:value="30.33768447">
            <text:p>30.337684</text:p>
          </table:table-cell>
          <table:table-cell table:style-name="ce1" office:value-type="float" office:value="-97.74756409">
            <text:p>-97.747564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5786.5176">
            <text:p>25786.52</text:p>
          </table:table-cell>
          <table:table-cell table:style-name="ce2" table:formula="of:=[.D1386]-[.D1385]" office:value-type="float" office:value="13.869200000001">
            <text:p>13.87</text:p>
          </table:table-cell>
          <table:table-cell table:style-name="ce4" table:formula="of:=[.D1386]*0.000621371" office:value-type="float" office:value="16.0229942276296">
            <text:p>16.0230</text:p>
          </table:table-cell>
          <table:table-cell table:style-name="ce4" table:formula="of:=[.E1386]*0.000621371" office:value-type="float" office:value="0.00861791867320062">
            <text:p>0.0086</text:p>
          </table:table-cell>
        </table:table-row>
        <table:table-row table:style-name="ro1">
          <table:table-cell table:style-name="ce1" office:value-type="float" office:value="30.33785756">
            <text:p>30.337858</text:p>
          </table:table-cell>
          <table:table-cell table:style-name="ce1" office:value-type="float" office:value="-97.74748086">
            <text:p>-97.747481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25807.3184">
            <text:p>25807.32</text:p>
          </table:table-cell>
          <table:table-cell table:style-name="ce2" table:formula="of:=[.D1387]-[.D1386]" office:value-type="float" office:value="20.8008000000009">
            <text:p>20.80</text:p>
          </table:table-cell>
          <table:table-cell table:style-name="ce4" table:formula="of:=[.D1387]*0.000621371" office:value-type="float" office:value="16.0359192415264">
            <text:p>16.0359</text:p>
          </table:table-cell>
          <table:table-cell table:style-name="ce4" table:formula="of:=[.E1387]*0.000621371" office:value-type="float" office:value="0.0129250138968006">
            <text:p>0.0129</text:p>
          </table:table-cell>
        </table:table-row>
        <table:table-row table:style-name="ro1">
          <table:table-cell table:style-name="ce1" office:value-type="float" office:value="30.33809795">
            <text:p>30.338098</text:p>
          </table:table-cell>
          <table:table-cell table:style-name="ce1" office:value-type="float" office:value="-97.74738355">
            <text:p>-97.74738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5835.6367">
            <text:p>25835.64</text:p>
          </table:table-cell>
          <table:table-cell table:style-name="ce2" table:formula="of:=[.D1388]-[.D1387]" office:value-type="float" office:value="28.318299999999">
            <text:p>28.32</text:p>
          </table:table-cell>
          <table:table-cell table:style-name="ce4" table:formula="of:=[.D1388]*0.000621371" office:value-type="float" office:value="16.0535154119157">
            <text:p>16.0535</text:p>
          </table:table-cell>
          <table:table-cell table:style-name="ce4" table:formula="of:=[.E1388]*0.000621371" office:value-type="float" office:value="0.0175961703892994">
            <text:p>0.0176</text:p>
          </table:table-cell>
        </table:table-row>
        <table:table-row table:style-name="ro1">
          <table:table-cell table:style-name="ce1" office:value-type="float" office:value="30.33820977">
            <text:p>30.338210</text:p>
          </table:table-cell>
          <table:table-cell table:style-name="ce1" office:value-type="float" office:value="-97.74733133">
            <text:p>-97.747331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5848.9922">
            <text:p>25848.99</text:p>
          </table:table-cell>
          <table:table-cell table:style-name="ce2" table:formula="of:=[.D1389]-[.D1388]" office:value-type="float" office:value="13.3555000000015">
            <text:p>13.36</text:p>
          </table:table-cell>
          <table:table-cell table:style-name="ce4" table:formula="of:=[.D1389]*0.000621371" office:value-type="float" office:value="16.0618141323062">
            <text:p>16.0618</text:p>
          </table:table-cell>
          <table:table-cell table:style-name="ce4" table:formula="of:=[.E1389]*0.000621371" office:value-type="float" office:value="0.00829872039050092">
            <text:p>0.0083</text:p>
          </table:table-cell>
        </table:table-row>
        <table:table-row table:style-name="ro1">
          <table:table-cell table:style-name="ce1" office:value-type="float" office:value="30.33838796">
            <text:p>30.338388</text:p>
          </table:table-cell>
          <table:table-cell table:style-name="ce1" office:value-type="float" office:value="-97.74728875">
            <text:p>-97.747289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25869.1465">
            <text:p>25869.15</text:p>
          </table:table-cell>
          <table:table-cell table:style-name="ce2" table:formula="of:=[.D1390]-[.D1389]" office:value-type="float" office:value="20.1542999999983">
            <text:p>20.15</text:p>
          </table:table-cell>
          <table:table-cell table:style-name="ce4" table:formula="of:=[.D1390]*0.000621371" office:value-type="float" office:value="16.0743374298515">
            <text:p>16.0743</text:p>
          </table:table-cell>
          <table:table-cell table:style-name="ce4" table:formula="of:=[.E1390]*0.000621371" office:value-type="float" office:value="0.012523297545299">
            <text:p>0.0125</text:p>
          </table:table-cell>
        </table:table-row>
        <table:table-row table:style-name="ro1">
          <table:table-cell table:style-name="ce1" office:value-type="float" office:value="30.33856248">
            <text:p>30.338562</text:p>
          </table:table-cell>
          <table:table-cell table:style-name="ce1" office:value-type="float" office:value="-97.74724005">
            <text:p>-97.747240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5889.0371">
            <text:p>25889.04</text:p>
          </table:table-cell>
          <table:table-cell table:style-name="ce2" table:formula="of:=[.D1391]-[.D1390]" office:value-type="float" office:value="19.8906000000025">
            <text:p>19.89</text:p>
          </table:table-cell>
          <table:table-cell table:style-name="ce4" table:formula="of:=[.D1391]*0.000621371" office:value-type="float" office:value="16.0866968718641">
            <text:p>16.0867</text:p>
          </table:table-cell>
          <table:table-cell table:style-name="ce4" table:formula="of:=[.E1391]*0.000621371" office:value-type="float" office:value="0.0123594420126015">
            <text:p>0.0124</text:p>
          </table:table-cell>
        </table:table-row>
        <table:table-row table:style-name="ro1">
          <table:table-cell table:style-name="ce1" office:value-type="float" office:value="30.33873204">
            <text:p>30.338732</text:p>
          </table:table-cell>
          <table:table-cell table:style-name="ce1" office:value-type="float" office:value="-97.74718867">
            <text:p>-97.747189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5908.6348">
            <text:p>25908.63</text:p>
          </table:table-cell>
          <table:table-cell table:style-name="ce2" table:formula="of:=[.D1392]-[.D1391]" office:value-type="float" office:value="19.5976999999984">
            <text:p>19.60</text:p>
          </table:table-cell>
          <table:table-cell table:style-name="ce4" table:formula="of:=[.D1392]*0.000621371" office:value-type="float" office:value="16.0988743143108">
            <text:p>16.0989</text:p>
          </table:table-cell>
          <table:table-cell table:style-name="ce4" table:formula="of:=[.E1392]*0.000621371" office:value-type="float" office:value="0.012177442446699">
            <text:p>0.0122</text:p>
          </table:table-cell>
        </table:table-row>
        <table:table-row table:style-name="ro1">
          <table:table-cell table:style-name="ce1" office:value-type="float" office:value="30.33887353">
            <text:p>30.338874</text:p>
          </table:table-cell>
          <table:table-cell table:style-name="ce1" office:value-type="float" office:value="-97.74712035">
            <text:p>-97.747120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5925.6211">
            <text:p>25925.62</text:p>
          </table:table-cell>
          <table:table-cell table:style-name="ce2" table:formula="of:=[.D1393]-[.D1392]" office:value-type="float" office:value="16.9863000000005">
            <text:p>16.99</text:p>
          </table:table-cell>
          <table:table-cell table:style-name="ce4" table:formula="of:=[.D1393]*0.000621371" office:value-type="float" office:value="16.1094291085281">
            <text:p>16.1094</text:p>
          </table:table-cell>
          <table:table-cell table:style-name="ce4" table:formula="of:=[.E1393]*0.000621371" office:value-type="float" office:value="0.0105547942173003">
            <text:p>0.0106</text:p>
          </table:table-cell>
        </table:table-row>
        <table:table-row table:style-name="ro1">
          <table:table-cell table:style-name="ce1" office:value-type="float" office:value="30.33904427">
            <text:p>30.339044</text:p>
          </table:table-cell>
          <table:table-cell table:style-name="ce1" office:value-type="float" office:value="-97.74707543">
            <text:p>-97.747075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25945.0332">
            <text:p>25945.03</text:p>
          </table:table-cell>
          <table:table-cell table:style-name="ce2" table:formula="of:=[.D1394]-[.D1393]" office:value-type="float" office:value="19.4121000000014">
            <text:p>19.41</text:p>
          </table:table-cell>
          <table:table-cell table:style-name="ce4" table:formula="of:=[.D1394]*0.000621371" office:value-type="float" office:value="16.1214912245172">
            <text:p>16.1215</text:p>
          </table:table-cell>
          <table:table-cell table:style-name="ce4" table:formula="of:=[.E1394]*0.000621371" office:value-type="float" office:value="0.0120621159891009">
            <text:p>0.0121</text:p>
          </table:table-cell>
        </table:table-row>
        <table:table-row table:style-name="ro1">
          <table:table-cell table:style-name="ce1" office:value-type="float" office:value="30.33921869">
            <text:p>30.339219</text:p>
          </table:table-cell>
          <table:table-cell table:style-name="ce1" office:value-type="float" office:value="-97.74701818">
            <text:p>-97.747018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5965.1582">
            <text:p>25965.16</text:p>
          </table:table-cell>
          <table:table-cell table:style-name="ce2" table:formula="of:=[.D1395]-[.D1394]" office:value-type="float" office:value="20.125">
            <text:p>20.13</text:p>
          </table:table-cell>
          <table:table-cell table:style-name="ce4" table:formula="of:=[.D1395]*0.000621371" office:value-type="float" office:value="16.1339963158922">
            <text:p>16.1340</text:p>
          </table:table-cell>
          <table:table-cell table:style-name="ce4" table:formula="of:=[.E1395]*0.000621371" office:value-type="float" office:value="0.012505091375">
            <text:p>0.0125</text:p>
          </table:table-cell>
        </table:table-row>
        <table:table-row table:style-name="ro1">
          <table:table-cell table:style-name="ce1" office:value-type="float" office:value="30.33933688">
            <text:p>30.339337</text:p>
          </table:table-cell>
          <table:table-cell table:style-name="ce1" office:value-type="float" office:value="-97.74705866">
            <text:p>-97.747059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25979.5332">
            <text:p>25979.53</text:p>
          </table:table-cell>
          <table:table-cell table:style-name="ce2" table:formula="of:=[.D1396]-[.D1395]" office:value-type="float" office:value="14.375">
            <text:p>14.38</text:p>
          </table:table-cell>
          <table:table-cell table:style-name="ce4" table:formula="of:=[.D1396]*0.000621371" office:value-type="float" office:value="16.1429285240172">
            <text:p>16.1429</text:p>
          </table:table-cell>
          <table:table-cell table:style-name="ce4" table:formula="of:=[.E1396]*0.000621371" office:value-type="float" office:value="0.008932208125">
            <text:p>0.0089</text:p>
          </table:table-cell>
        </table:table-row>
        <table:table-row table:style-name="ro1">
          <table:table-cell table:style-name="ce1" office:value-type="float" office:value="30.33940192">
            <text:p>30.339402</text:p>
          </table:table-cell>
          <table:table-cell table:style-name="ce1" office:value-type="float" office:value="-97.74720007">
            <text:p>-97.747200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5995.0195">
            <text:p>25995.02</text:p>
          </table:table-cell>
          <table:table-cell table:style-name="ce2" table:formula="of:=[.D1397]-[.D1396]" office:value-type="float" office:value="15.4862999999968">
            <text:p>15.49</text:p>
          </table:table-cell>
          <table:table-cell table:style-name="ce4" table:formula="of:=[.D1397]*0.000621371" office:value-type="float" office:value="16.1525512617345">
            <text:p>16.1526</text:p>
          </table:table-cell>
          <table:table-cell table:style-name="ce4" table:formula="of:=[.E1397]*0.000621371" office:value-type="float" office:value="0.00962273771729804">
            <text:p>0.0096</text:p>
          </table:table-cell>
        </table:table-row>
        <table:table-row table:style-name="ro1">
          <table:table-cell table:style-name="ce1" office:value-type="float" office:value="30.33943914">
            <text:p>30.339439</text:p>
          </table:table-cell>
          <table:table-cell table:style-name="ce1" office:value-type="float" office:value="-97.74739159">
            <text:p>-97.747392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6013.8691">
            <text:p>26013.87</text:p>
          </table:table-cell>
          <table:table-cell table:style-name="ce2" table:formula="of:=[.D1398]-[.D1397]" office:value-type="float" office:value="18.8496000000014">
            <text:p>18.85</text:p>
          </table:table-cell>
          <table:table-cell table:style-name="ce4" table:formula="of:=[.D1398]*0.000621371" office:value-type="float" office:value="16.1642638565361">
            <text:p>16.1643</text:p>
          </table:table-cell>
          <table:table-cell table:style-name="ce4" table:formula="of:=[.E1398]*0.000621371" office:value-type="float" office:value="0.0117125948016009">
            <text:p>0.0117</text:p>
          </table:table-cell>
        </table:table-row>
        <table:table-row table:style-name="ro1">
          <table:table-cell table:style-name="ce1" office:value-type="float" office:value="30.33946722">
            <text:p>30.339467</text:p>
          </table:table-cell>
          <table:table-cell table:style-name="ce1" office:value-type="float" office:value="-97.74752025">
            <text:p>-97.747520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6026.6348">
            <text:p>26026.63</text:p>
          </table:table-cell>
          <table:table-cell table:style-name="ce2" table:formula="of:=[.D1399]-[.D1398]" office:value-type="float" office:value="12.7656999999999">
            <text:p>12.77</text:p>
          </table:table-cell>
          <table:table-cell table:style-name="ce4" table:formula="of:=[.D1399]*0.000621371" office:value-type="float" office:value="16.1721960923108">
            <text:p>16.1722</text:p>
          </table:table-cell>
          <table:table-cell table:style-name="ce4" table:formula="of:=[.E1399]*0.000621371" office:value-type="float" office:value="0.00793223577469995">
            <text:p>0.0079</text:p>
          </table:table-cell>
        </table:table-row>
        <table:table-row table:style-name="ro1">
          <table:table-cell table:style-name="ce1" office:value-type="float" office:value="30.33949639">
            <text:p>30.339496</text:p>
          </table:table-cell>
          <table:table-cell table:style-name="ce1" office:value-type="float" office:value="-97.74766685">
            <text:p>-97.74766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6041.1445">
            <text:p>26041.14</text:p>
          </table:table-cell>
          <table:table-cell table:style-name="ce2" table:formula="of:=[.D1400]-[.D1399]" office:value-type="float" office:value="14.5096999999987">
            <text:p>14.51</text:p>
          </table:table-cell>
          <table:table-cell table:style-name="ce4" table:formula="of:=[.D1400]*0.000621371" office:value-type="float" office:value="16.1812119991095">
            <text:p>16.1812</text:p>
          </table:table-cell>
          <table:table-cell table:style-name="ce4" table:formula="of:=[.E1400]*0.000621371" office:value-type="float" office:value="0.00901590679869919">
            <text:p>0.0090</text:p>
          </table:table-cell>
        </table:table-row>
        <table:table-row table:style-name="ro1">
          <table:table-cell table:style-name="ce1" office:value-type="float" office:value="30.33952815">
            <text:p>30.339528</text:p>
          </table:table-cell>
          <table:table-cell table:style-name="ce1" office:value-type="float" office:value="-97.74784807">
            <text:p>-97.747848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26058.8887">
            <text:p>26058.89</text:p>
          </table:table-cell>
          <table:table-cell table:style-name="ce2" table:formula="of:=[.D1401]-[.D1400]" office:value-type="float" office:value="17.744200000001">
            <text:p>17.74</text:p>
          </table:table-cell>
          <table:table-cell table:style-name="ce4" table:formula="of:=[.D1401]*0.000621371" office:value-type="float" office:value="16.1922377304077">
            <text:p>16.1922</text:p>
          </table:table-cell>
          <table:table-cell table:style-name="ce4" table:formula="of:=[.E1401]*0.000621371" office:value-type="float" office:value="0.0110257312982006">
            <text:p>0.0110</text:p>
          </table:table-cell>
        </table:table-row>
        <table:table-row table:style-name="ro1">
          <table:table-cell table:style-name="ce1" office:value-type="float" office:value="30.33957912">
            <text:p>30.339579</text:p>
          </table:table-cell>
          <table:table-cell table:style-name="ce1" office:value-type="float" office:value="-97.74805846">
            <text:p>-97.748058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26079.7812">
            <text:p>26079.78</text:p>
          </table:table-cell>
          <table:table-cell table:style-name="ce2" table:formula="of:=[.D1402]-[.D1401]" office:value-type="float" office:value="20.8925000000017">
            <text:p>20.89</text:p>
          </table:table-cell>
          <table:table-cell table:style-name="ce4" table:formula="of:=[.D1402]*0.000621371" office:value-type="float" office:value="16.2052197240252">
            <text:p>16.2052</text:p>
          </table:table-cell>
          <table:table-cell table:style-name="ce4" table:formula="of:=[.E1402]*0.000621371" office:value-type="float" office:value="0.0129819936175011">
            <text:p>0.0130</text:p>
          </table:table-cell>
        </table:table-row>
        <table:table-row table:style-name="ro1">
          <table:table-cell table:style-name="ce1" office:value-type="float" office:value="30.33960912">
            <text:p>30.339609</text:p>
          </table:table-cell>
          <table:table-cell table:style-name="ce1" office:value-type="float" office:value="-97.748267">
            <text:p>-97.74826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26100.1309">
            <text:p>26100.13</text:p>
          </table:table-cell>
          <table:table-cell table:style-name="ce2" table:formula="of:=[.D1403]-[.D1402]" office:value-type="float" office:value="20.3496999999988">
            <text:p>20.35</text:p>
          </table:table-cell>
          <table:table-cell table:style-name="ce4" table:formula="of:=[.D1403]*0.000621371" office:value-type="float" office:value="16.2178644374639">
            <text:p>16.2179</text:p>
          </table:table-cell>
          <table:table-cell table:style-name="ce4" table:formula="of:=[.E1403]*0.000621371" office:value-type="float" office:value="0.0126447134386993">
            <text:p>0.0126</text:p>
          </table:table-cell>
        </table:table-row>
        <table:table-row table:style-name="ro1">
          <table:table-cell table:style-name="ce1" office:value-type="float" office:value="30.33963955">
            <text:p>30.339640</text:p>
          </table:table-cell>
          <table:table-cell table:style-name="ce1" office:value-type="float" office:value="-97.74844939">
            <text:p>-97.748449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26117.9883">
            <text:p>26117.99</text:p>
          </table:table-cell>
          <table:table-cell table:style-name="ce2" table:formula="of:=[.D1404]-[.D1403]" office:value-type="float" office:value="17.8574000000008">
            <text:p>17.86</text:p>
          </table:table-cell>
          <table:table-cell table:style-name="ce4" table:formula="of:=[.D1404]*0.000621371" office:value-type="float" office:value="16.2289605079593">
            <text:p>16.2290</text:p>
          </table:table-cell>
          <table:table-cell table:style-name="ce4" table:formula="of:=[.E1404]*0.000621371" office:value-type="float" office:value="0.0110960704954005">
            <text:p>0.0111</text:p>
          </table:table-cell>
        </table:table-row>
        <table:table-row table:style-name="ro1">
          <table:table-cell table:style-name="ce1" office:value-type="float" office:value="30.33967149">
            <text:p>30.339671</text:p>
          </table:table-cell>
          <table:table-cell table:style-name="ce1" office:value-type="float" office:value="-97.74866883">
            <text:p>-97.748669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6139.3906">
            <text:p>26139.39</text:p>
          </table:table-cell>
          <table:table-cell table:style-name="ce2" table:formula="of:=[.D1405]-[.D1404]" office:value-type="float" office:value="21.4022999999979">
            <text:p>21.40</text:p>
          </table:table-cell>
          <table:table-cell table:style-name="ce4" table:formula="of:=[.D1405]*0.000621371" office:value-type="float" office:value="16.2422592765126">
            <text:p>16.2423</text:p>
          </table:table-cell>
          <table:table-cell table:style-name="ce4" table:formula="of:=[.E1405]*0.000621371" office:value-type="float" office:value="0.0132987685532987">
            <text:p>0.0133</text:p>
          </table:table-cell>
        </table:table-row>
        <table:table-row table:style-name="ro1">
          <table:table-cell table:style-name="ce1" office:value-type="float" office:value="30.33968397">
            <text:p>30.339684</text:p>
          </table:table-cell>
          <table:table-cell table:style-name="ce1" office:value-type="float" office:value="-97.74884233">
            <text:p>-97.748842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26156.1191">
            <text:p>26156.12</text:p>
          </table:table-cell>
          <table:table-cell table:style-name="ce2" table:formula="of:=[.D1406]-[.D1405]" office:value-type="float" office:value="16.7285000000011">
            <text:p>16.73</text:p>
          </table:table-cell>
          <table:table-cell table:style-name="ce4" table:formula="of:=[.D1406]*0.000621371" office:value-type="float" office:value="16.2526538812861">
            <text:p>16.2527</text:p>
          </table:table-cell>
          <table:table-cell table:style-name="ce4" table:formula="of:=[.E1406]*0.000621371" office:value-type="float" office:value="0.0103946047735007">
            <text:p>0.0104</text:p>
          </table:table-cell>
        </table:table-row>
        <table:table-row table:style-name="ro1">
          <table:table-cell table:style-name="ce1" office:value-type="float" office:value="30.33970518">
            <text:p>30.339705</text:p>
          </table:table-cell>
          <table:table-cell table:style-name="ce1" office:value-type="float" office:value="-97.7490114">
            <text:p>-97.74901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26172.5625">
            <text:p>26172.56</text:p>
          </table:table-cell>
          <table:table-cell table:style-name="ce2" table:formula="of:=[.D1407]-[.D1406]" office:value-type="float" office:value="16.4434000000001">
            <text:p>16.44</text:p>
          </table:table-cell>
          <table:table-cell table:style-name="ce4" table:formula="of:=[.D1407]*0.000621371" office:value-type="float" office:value="16.2628713331875">
            <text:p>16.2629</text:p>
          </table:table-cell>
          <table:table-cell table:style-name="ce4" table:formula="of:=[.E1407]*0.000621371" office:value-type="float" office:value="0.0102174519014001">
            <text:p>0.0102</text:p>
          </table:table-cell>
        </table:table-row>
        <table:table-row table:style-name="ro1">
          <table:table-cell table:style-name="ce1" office:value-type="float" office:value="30.33971222">
            <text:p>30.339712</text:p>
          </table:table-cell>
          <table:table-cell table:style-name="ce1" office:value-type="float" office:value="-97.74920862">
            <text:p>-97.749209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6191.5195">
            <text:p>26191.52</text:p>
          </table:table-cell>
          <table:table-cell table:style-name="ce2" table:formula="of:=[.D1408]-[.D1407]" office:value-type="float" office:value="18.9569999999985">
            <text:p>18.96</text:p>
          </table:table-cell>
          <table:table-cell table:style-name="ce4" table:formula="of:=[.D1408]*0.000621371" office:value-type="float" office:value="16.2746506632345">
            <text:p>16.2747</text:p>
          </table:table-cell>
          <table:table-cell table:style-name="ce4" table:formula="of:=[.E1408]*0.000621371" office:value-type="float" office:value="0.0117793300469991">
            <text:p>0.0118</text:p>
          </table:table-cell>
        </table:table-row>
        <table:table-row table:style-name="ro1">
          <table:table-cell table:style-name="ce1" office:value-type="float" office:value="30.33974164">
            <text:p>30.339742</text:p>
          </table:table-cell>
          <table:table-cell table:style-name="ce1" office:value-type="float" office:value="-97.74942303">
            <text:p>-97.749423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6212.3945">
            <text:p>26212.39</text:p>
          </table:table-cell>
          <table:table-cell table:style-name="ce2" table:formula="of:=[.D1409]-[.D1408]" office:value-type="float" office:value="20.875">
            <text:p>20.88</text:p>
          </table:table-cell>
          <table:table-cell table:style-name="ce4" table:formula="of:=[.D1409]*0.000621371" office:value-type="float" office:value="16.2876217828595">
            <text:p>16.2876</text:p>
          </table:table-cell>
          <table:table-cell table:style-name="ce4" table:formula="of:=[.E1409]*0.000621371" office:value-type="float" office:value="0.012971119625">
            <text:p>0.0130</text:p>
          </table:table-cell>
        </table:table-row>
        <table:table-row table:style-name="ro1">
          <table:table-cell table:style-name="ce1" office:value-type="float" office:value="30.33976218">
            <text:p>30.339762</text:p>
          </table:table-cell>
          <table:table-cell table:style-name="ce1" office:value-type="float" office:value="-97.7495465">
            <text:p>-97.749547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26224.498">
            <text:p>26224.50</text:p>
          </table:table-cell>
          <table:table-cell table:style-name="ce2" table:formula="of:=[.D1410]-[.D1409]" office:value-type="float" office:value="12.1035000000011">
            <text:p>12.10</text:p>
          </table:table-cell>
          <table:table-cell table:style-name="ce4" table:formula="of:=[.D1410]*0.000621371" office:value-type="float" office:value="16.295142546758">
            <text:p>16.2951</text:p>
          </table:table-cell>
          <table:table-cell table:style-name="ce4" table:formula="of:=[.E1410]*0.000621371" office:value-type="float" office:value="0.00752076389850067">
            <text:p>0.0075</text:p>
          </table:table-cell>
        </table:table-row>
        <table:table-row table:style-name="ro1">
          <table:table-cell table:style-name="ce1" office:value-type="float" office:value="30.33980333">
            <text:p>30.339803</text:p>
          </table:table-cell>
          <table:table-cell table:style-name="ce1" office:value-type="float" office:value="-97.74971087">
            <text:p>-97.749711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26240.9492">
            <text:p>26240.95</text:p>
          </table:table-cell>
          <table:table-cell table:style-name="ce2" table:formula="of:=[.D1411]-[.D1410]" office:value-type="float" office:value="16.4511999999995">
            <text:p>16.45</text:p>
          </table:table-cell>
          <table:table-cell table:style-name="ce4" table:formula="of:=[.D1411]*0.000621371" office:value-type="float" office:value="16.3053648453532">
            <text:p>16.3054</text:p>
          </table:table-cell>
          <table:table-cell table:style-name="ce4" table:formula="of:=[.E1411]*0.000621371" office:value-type="float" office:value="0.0102222985951997">
            <text:p>0.0102</text:p>
          </table:table-cell>
        </table:table-row>
        <table:table-row table:style-name="ro1">
          <table:table-cell table:style-name="ce1" office:value-type="float" office:value="30.33984298">
            <text:p>30.339843</text:p>
          </table:table-cell>
          <table:table-cell table:style-name="ce1" office:value-type="float" office:value="-97.74986425">
            <text:p>-97.749864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6256.293">
            <text:p>26256.29</text:p>
          </table:table-cell>
          <table:table-cell table:style-name="ce2" table:formula="of:=[.D1412]-[.D1411]" office:value-type="float" office:value="15.3438000000024">
            <text:p>15.34</text:p>
          </table:table-cell>
          <table:table-cell table:style-name="ce4" table:formula="of:=[.D1412]*0.000621371" office:value-type="float" office:value="16.314899037703">
            <text:p>16.3149</text:p>
          </table:table-cell>
          <table:table-cell table:style-name="ce4" table:formula="of:=[.E1412]*0.000621371" office:value-type="float" office:value="0.00953419234980148">
            <text:p>0.0095</text:p>
          </table:table-cell>
        </table:table-row>
        <table:table-row table:style-name="ro1">
          <table:table-cell table:style-name="ce1" office:value-type="float" office:value="30.33988095">
            <text:p>30.339881</text:p>
          </table:table-cell>
          <table:table-cell table:style-name="ce1" office:value-type="float" office:value="-97.74999795">
            <text:p>-97.749998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6269.8418">
            <text:p>26269.84</text:p>
          </table:table-cell>
          <table:table-cell table:style-name="ce2" table:formula="of:=[.D1413]-[.D1412]" office:value-type="float" office:value="13.5487999999968">
            <text:p>13.55</text:p>
          </table:table-cell>
          <table:table-cell table:style-name="ce4" table:formula="of:=[.D1413]*0.000621371" office:value-type="float" office:value="16.3233178691078">
            <text:p>16.3233</text:p>
          </table:table-cell>
          <table:table-cell table:style-name="ce4" table:formula="of:=[.E1413]*0.000621371" office:value-type="float" office:value="0.00841883140479804">
            <text:p>0.0084</text:p>
          </table:table-cell>
        </table:table-row>
        <table:table-row table:style-name="ro1">
          <table:table-cell table:style-name="ce1" office:value-type="float" office:value="30.33991146">
            <text:p>30.339911</text:p>
          </table:table-cell>
          <table:table-cell table:style-name="ce1" office:value-type="float" office:value="-97.75015167">
            <text:p>-97.750152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6285.0898">
            <text:p>26285.09</text:p>
          </table:table-cell>
          <table:table-cell table:style-name="ce2" table:formula="of:=[.D1414]-[.D1413]" office:value-type="float" office:value="15.2480000000032">
            <text:p>15.25</text:p>
          </table:table-cell>
          <table:table-cell table:style-name="ce4" table:formula="of:=[.D1414]*0.000621371" office:value-type="float" office:value="16.3327925341158">
            <text:p>16.3328</text:p>
          </table:table-cell>
          <table:table-cell table:style-name="ce4" table:formula="of:=[.E1414]*0.000621371" office:value-type="float" office:value="0.00947466500800201">
            <text:p>0.0095</text:p>
          </table:table-cell>
        </table:table-row>
        <table:table-row table:style-name="ro1">
          <table:table-cell table:style-name="ce1" office:value-type="float" office:value="30.33996066">
            <text:p>30.339961</text:p>
          </table:table-cell>
          <table:table-cell table:style-name="ce1" office:value-type="float" office:value="-97.75031612">
            <text:p>-97.750316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6301.7949">
            <text:p>26301.79</text:p>
          </table:table-cell>
          <table:table-cell table:style-name="ce2" table:formula="of:=[.D1415]-[.D1414]" office:value-type="float" office:value="16.7050999999992">
            <text:p>16.71</text:p>
          </table:table-cell>
          <table:table-cell table:style-name="ce4" table:formula="of:=[.D1415]*0.000621371" office:value-type="float" office:value="16.3431725988079">
            <text:p>16.3432</text:p>
          </table:table-cell>
          <table:table-cell table:style-name="ce4" table:formula="of:=[.E1415]*0.000621371" office:value-type="float" office:value="0.0103800646920995">
            <text:p>0.0104</text:p>
          </table:table-cell>
        </table:table-row>
        <table:table-row table:style-name="ro1">
          <table:table-cell table:style-name="ce1" office:value-type="float" office:value="30.33998698">
            <text:p>30.339987</text:p>
          </table:table-cell>
          <table:table-cell table:style-name="ce1" office:value-type="float" office:value="-97.75044302">
            <text:p>-97.750443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6314.3457">
            <text:p>26314.35</text:p>
          </table:table-cell>
          <table:table-cell table:style-name="ce2" table:formula="of:=[.D1416]-[.D1415]" office:value-type="float" office:value="12.5508000000009">
            <text:p>12.55</text:p>
          </table:table-cell>
          <table:table-cell table:style-name="ce4" table:formula="of:=[.D1416]*0.000621371" office:value-type="float" office:value="16.3509713019547">
            <text:p>16.3510</text:p>
          </table:table-cell>
          <table:table-cell table:style-name="ce4" table:formula="of:=[.E1416]*0.000621371" office:value-type="float" office:value="0.00779870314680055">
            <text:p>0.0078</text:p>
          </table:table-cell>
        </table:table-row>
        <table:table-row table:style-name="ro1">
          <table:table-cell table:style-name="ce1" office:value-type="float" office:value="30.34001598">
            <text:p>30.340016</text:p>
          </table:table-cell>
          <table:table-cell table:style-name="ce1" office:value-type="float" office:value="-97.75059013">
            <text:p>-97.750590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6328.9023">
            <text:p>26328.90</text:p>
          </table:table-cell>
          <table:table-cell table:style-name="ce2" table:formula="of:=[.D1417]-[.D1416]" office:value-type="float" office:value="14.5565999999999">
            <text:p>14.56</text:p>
          </table:table-cell>
          <table:table-cell table:style-name="ce4" table:formula="of:=[.D1417]*0.000621371" office:value-type="float" office:value="16.3600163510533">
            <text:p>16.3600</text:p>
          </table:table-cell>
          <table:table-cell table:style-name="ce4" table:formula="of:=[.E1417]*0.000621371" office:value-type="float" office:value="0.00904504909859993">
            <text:p>0.0090</text:p>
          </table:table-cell>
        </table:table-row>
        <table:table-row table:style-name="ro1">
          <table:table-cell table:style-name="ce1" office:value-type="float" office:value="30.34007717">
            <text:p>30.340077</text:p>
          </table:table-cell>
          <table:table-cell table:style-name="ce1" office:value-type="float" office:value="-97.75079783">
            <text:p>-97.750798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6349.9844">
            <text:p>26349.98</text:p>
          </table:table-cell>
          <table:table-cell table:style-name="ce2" table:formula="of:=[.D1418]-[.D1417]" office:value-type="float" office:value="21.0820999999996">
            <text:p>21.08</text:p>
          </table:table-cell>
          <table:table-cell table:style-name="ce4" table:formula="of:=[.D1418]*0.000621371" office:value-type="float" office:value="16.3731161566124">
            <text:p>16.3731</text:p>
          </table:table-cell>
          <table:table-cell table:style-name="ce4" table:formula="of:=[.E1418]*0.000621371" office:value-type="float" office:value="0.0130998055590998">
            <text:p>0.0131</text:p>
          </table:table-cell>
        </table:table-row>
        <table:table-row table:style-name="ro1">
          <table:table-cell table:style-name="ce1" office:value-type="float" office:value="30.34011246">
            <text:p>30.340112</text:p>
          </table:table-cell>
          <table:table-cell table:style-name="ce1" office:value-type="float" office:value="-97.75088375">
            <text:p>-97.750884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6359.0566">
            <text:p>26359.06</text:p>
          </table:table-cell>
          <table:table-cell table:style-name="ce2" table:formula="of:=[.D1419]-[.D1418]" office:value-type="float" office:value="9.0721999999987">
            <text:p>9.07</text:p>
          </table:table-cell>
          <table:table-cell table:style-name="ce4" table:formula="of:=[.D1419]*0.000621371" office:value-type="float" office:value="16.3787533585986">
            <text:p>16.3788</text:p>
          </table:table-cell>
          <table:table-cell table:style-name="ce4" table:formula="of:=[.E1419]*0.000621371" office:value-type="float" office:value="0.00563720198619919">
            <text:p>0.0056</text:p>
          </table:table-cell>
        </table:table-row>
        <table:table-row table:style-name="ro1">
          <table:table-cell table:style-name="ce1" office:value-type="float" office:value="30.34016149">
            <text:p>30.340161</text:p>
          </table:table-cell>
          <table:table-cell table:style-name="ce1" office:value-type="float" office:value="-97.750999">
            <text:p>-97.750999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6371.373">
            <text:p>26371.37</text:p>
          </table:table-cell>
          <table:table-cell table:style-name="ce2" table:formula="of:=[.D1420]-[.D1419]" office:value-type="float" office:value="12.3163999999997">
            <text:p>12.32</text:p>
          </table:table-cell>
          <table:table-cell table:style-name="ce4" table:formula="of:=[.D1420]*0.000621371" office:value-type="float" office:value="16.386406412383">
            <text:p>16.3864</text:p>
          </table:table-cell>
          <table:table-cell table:style-name="ce4" table:formula="of:=[.E1420]*0.000621371" office:value-type="float" office:value="0.00765305378439982">
            <text:p>0.0077</text:p>
          </table:table-cell>
        </table:table-row>
        <table:table-row table:style-name="ro1">
          <table:table-cell table:style-name="ce1" office:value-type="float" office:value="30.34019929">
            <text:p>30.340199</text:p>
          </table:table-cell>
          <table:table-cell table:style-name="ce1" office:value-type="float" office:value="-97.75107343">
            <text:p>-97.751073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6379.5977">
            <text:p>26379.60</text:p>
          </table:table-cell>
          <table:table-cell table:style-name="ce2" table:formula="of:=[.D1421]-[.D1420]" office:value-type="float" office:value="8.22469999999885">
            <text:p>8.22</text:p>
          </table:table-cell>
          <table:table-cell table:style-name="ce4" table:formula="of:=[.D1421]*0.000621371" office:value-type="float" office:value="16.3915170024467">
            <text:p>16.3915</text:p>
          </table:table-cell>
          <table:table-cell table:style-name="ce4" table:formula="of:=[.E1421]*0.000621371" office:value-type="float" office:value="0.00511059006369928">
            <text:p>0.0051</text:p>
          </table:table-cell>
        </table:table-row>
        <table:table-row table:style-name="ro1">
          <table:table-cell table:style-name="ce1" office:value-type="float" office:value="30.34022092">
            <text:p>30.340221</text:p>
          </table:table-cell>
          <table:table-cell table:style-name="ce1" office:value-type="float" office:value="-97.75107368">
            <text:p>-97.751074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26381.4141">
            <text:p>26381.41</text:p>
          </table:table-cell>
          <table:table-cell table:style-name="ce2" table:formula="of:=[.D1422]-[.D1421]" office:value-type="float" office:value="1.81640000000334">
            <text:p>1.82</text:p>
          </table:table-cell>
          <table:table-cell table:style-name="ce4" table:formula="of:=[.D1422]*0.000621371" office:value-type="float" office:value="16.3926456607311">
            <text:p>16.3926</text:p>
          </table:table-cell>
          <table:table-cell table:style-name="ce4" table:formula="of:=[.E1422]*0.000621371" office:value-type="float" office:value="0.00112865828440208">
            <text:p>0.0011</text:p>
          </table:table-cell>
        </table:table-row>
        <table:table-row table:style-name="ro1">
          <table:table-cell table:style-name="ce1" office:value-type="float" office:value="30.34018949">
            <text:p>30.340189</text:p>
          </table:table-cell>
          <table:table-cell table:style-name="ce1" office:value-type="float" office:value="-97.75105733">
            <text:p>-97.751057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6380.5898">
            <text:p>26380.59</text:p>
          </table:table-cell>
          <table:table-cell table:style-name="ce2" table:formula="of:=[.D1423]-[.D1422]" office:value-type="float" office:value="-0.824300000000221">
            <text:p>-0.82</text:p>
          </table:table-cell>
          <table:table-cell table:style-name="ce4" table:formula="of:=[.D1423]*0.000621371" office:value-type="float" office:value="16.3921334646158">
            <text:p>16.3921</text:p>
          </table:table-cell>
          <table:table-cell table:style-name="ce4" table:formula="of:=[.E1423]*0.000621371" office:value-type="float" office:value="-0.000512196115300137">
            <text:p>-0.0005</text:p>
          </table:table-cell>
        </table:table-row>
        <table:table-row table:style-name="ro1">
          <table:table-cell table:style-name="ce1" office:value-type="float" office:value="30.34019267">
            <text:p>30.340193</text:p>
          </table:table-cell>
          <table:table-cell table:style-name="ce1" office:value-type="float" office:value="-97.75111006">
            <text:p>-97.751110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6386.1758">
            <text:p>26386.18</text:p>
          </table:table-cell>
          <table:table-cell table:style-name="ce2" table:formula="of:=[.D1424]-[.D1423]" office:value-type="float" office:value="5.58599999999933">
            <text:p>5.59</text:p>
          </table:table-cell>
          <table:table-cell table:style-name="ce4" table:formula="of:=[.D1424]*0.000621371" office:value-type="float" office:value="16.3956044430218">
            <text:p>16.3956</text:p>
          </table:table-cell>
          <table:table-cell table:style-name="ce4" table:formula="of:=[.E1424]*0.000621371" office:value-type="float" office:value="0.00347097840599958">
            <text:p>0.0035</text:p>
          </table:table-cell>
        </table:table-row>
        <table:table-row table:style-name="ro1">
          <table:table-cell table:style-name="ce1" office:value-type="float" office:value="30.34020759">
            <text:p>30.340208</text:p>
          </table:table-cell>
          <table:table-cell table:style-name="ce1" office:value-type="float" office:value="-97.75114744">
            <text:p>-97.751147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26390.209">
            <text:p>26390.21</text:p>
          </table:table-cell>
          <table:table-cell table:style-name="ce2" table:formula="of:=[.D1425]-[.D1424]" office:value-type="float" office:value="4.03319999999803">
            <text:p>4.03</text:p>
          </table:table-cell>
          <table:table-cell table:style-name="ce4" table:formula="of:=[.D1425]*0.000621371" office:value-type="float" office:value="16.398110556539">
            <text:p>16.3981</text:p>
          </table:table-cell>
          <table:table-cell table:style-name="ce4" table:formula="of:=[.E1425]*0.000621371" office:value-type="float" office:value="0.00250611351719878">
            <text:p>0.0025</text:p>
          </table:table-cell>
        </table:table-row>
        <table:table-row table:style-name="ro1">
          <table:table-cell table:style-name="ce1" office:value-type="float" office:value="30.34023995">
            <text:p>30.340240</text:p>
          </table:table-cell>
          <table:table-cell table:style-name="ce1" office:value-type="float" office:value="-97.75124978">
            <text:p>-97.751250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6400.5371">
            <text:p>26400.54</text:p>
          </table:table-cell>
          <table:table-cell table:style-name="ce2" table:formula="of:=[.D1426]-[.D1425]" office:value-type="float" office:value="10.3281000000025">
            <text:p>10.33</text:p>
          </table:table-cell>
          <table:table-cell table:style-name="ce4" table:formula="of:=[.D1426]*0.000621371" office:value-type="float" office:value="16.4045281383641">
            <text:p>16.4045</text:p>
          </table:table-cell>
          <table:table-cell table:style-name="ce4" table:formula="of:=[.E1426]*0.000621371" office:value-type="float" office:value="0.00641758182510152">
            <text:p>0.0064</text:p>
          </table:table-cell>
        </table:table-row>
        <table:table-row table:style-name="ro1">
          <table:table-cell table:style-name="ce1" office:value-type="float" office:value="30.34028236">
            <text:p>30.340282</text:p>
          </table:table-cell>
          <table:table-cell table:style-name="ce1" office:value-type="float" office:value="-97.75132128">
            <text:p>-97.751321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6408.8457">
            <text:p>26408.85</text:p>
          </table:table-cell>
          <table:table-cell table:style-name="ce2" table:formula="of:=[.D1427]-[.D1426]" office:value-type="float" office:value="8.3086000000003">
            <text:p>8.31</text:p>
          </table:table-cell>
          <table:table-cell table:style-name="ce4" table:formula="of:=[.D1427]*0.000621371" office:value-type="float" office:value="16.4096908614547">
            <text:p>16.4097</text:p>
          </table:table-cell>
          <table:table-cell table:style-name="ce4" table:formula="of:=[.E1427]*0.000621371" office:value-type="float" office:value="0.00516272309060019">
            <text:p>0.0052</text:p>
          </table:table-cell>
        </table:table-row>
        <table:table-row table:style-name="ro1">
          <table:table-cell table:style-name="ce1" office:value-type="float" office:value="30.34031664">
            <text:p>30.340317</text:p>
          </table:table-cell>
          <table:table-cell table:style-name="ce1" office:value-type="float" office:value="-97.75143343">
            <text:p>-97.751433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26420.2559">
            <text:p>26420.26</text:p>
          </table:table-cell>
          <table:table-cell table:style-name="ce2" table:formula="of:=[.D1428]-[.D1427]" office:value-type="float" office:value="11.4101999999984">
            <text:p>11.41</text:p>
          </table:table-cell>
          <table:table-cell table:style-name="ce4" table:formula="of:=[.D1428]*0.000621371" office:value-type="float" office:value="16.4167808288389">
            <text:p>16.4168</text:p>
          </table:table-cell>
          <table:table-cell table:style-name="ce4" table:formula="of:=[.E1428]*0.000621371" office:value-type="float" office:value="0.00708996738419903">
            <text:p>0.0071</text:p>
          </table:table-cell>
        </table:table-row>
        <table:table-row table:style-name="ro1">
          <table:table-cell table:style-name="ce1" office:value-type="float" office:value="30.34034489">
            <text:p>30.340345</text:p>
          </table:table-cell>
          <table:table-cell table:style-name="ce1" office:value-type="float" office:value="-97.75151733">
            <text:p>-97.751517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26428.9258">
            <text:p>26428.93</text:p>
          </table:table-cell>
          <table:table-cell table:style-name="ce2" table:formula="of:=[.D1429]-[.D1428]" office:value-type="float" office:value="8.66990000000078">
            <text:p>8.67</text:p>
          </table:table-cell>
          <table:table-cell table:style-name="ce4" table:formula="of:=[.D1429]*0.000621371" office:value-type="float" office:value="16.4221680532718">
            <text:p>16.4222</text:p>
          </table:table-cell>
          <table:table-cell table:style-name="ce4" table:formula="of:=[.E1429]*0.000621371" office:value-type="float" office:value="0.00538722443290049">
            <text:p>0.0054</text:p>
          </table:table-cell>
        </table:table-row>
        <table:table-row table:style-name="ro1">
          <table:table-cell table:style-name="ce1" office:value-type="float" office:value="30.34038118">
            <text:p>30.340381</text:p>
          </table:table-cell>
          <table:table-cell table:style-name="ce1" office:value-type="float" office:value="-97.75161616">
            <text:p>-97.751616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26439.2188">
            <text:p>26439.22</text:p>
          </table:table-cell>
          <table:table-cell table:style-name="ce2" table:formula="of:=[.D1430]-[.D1429]" office:value-type="float" office:value="10.2929999999978">
            <text:p>10.29</text:p>
          </table:table-cell>
          <table:table-cell table:style-name="ce4" table:formula="of:=[.D1430]*0.000621371" office:value-type="float" office:value="16.4285638249748">
            <text:p>16.4286</text:p>
          </table:table-cell>
          <table:table-cell table:style-name="ce4" table:formula="of:=[.E1430]*0.000621371" office:value-type="float" office:value="0.00639577170299866">
            <text:p>0.0064</text:p>
          </table:table-cell>
        </table:table-row>
        <table:table-row table:style-name="ro1">
          <table:table-cell table:style-name="ce1" office:value-type="float" office:value="30.34042234">
            <text:p>30.340422</text:p>
          </table:table-cell>
          <table:table-cell table:style-name="ce1" office:value-type="float" office:value="-97.75175328">
            <text:p>-97.751753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26453.168">
            <text:p>26453.17</text:p>
          </table:table-cell>
          <table:table-cell table:style-name="ce2" table:formula="of:=[.D1431]-[.D1430]" office:value-type="float" office:value="13.9492000000027">
            <text:p>13.95</text:p>
          </table:table-cell>
          <table:table-cell table:style-name="ce4" table:formula="of:=[.D1431]*0.000621371" office:value-type="float" office:value="16.437231453328">
            <text:p>16.4372</text:p>
          </table:table-cell>
          <table:table-cell table:style-name="ce4" table:formula="of:=[.E1431]*0.000621371" office:value-type="float" office:value="0.00866762835320171">
            <text:p>0.0087</text:p>
          </table:table-cell>
        </table:table-row>
        <table:table-row table:style-name="ro1">
          <table:table-cell table:style-name="ce1" office:value-type="float" office:value="30.34046156">
            <text:p>30.340462</text:p>
          </table:table-cell>
          <table:table-cell table:style-name="ce1" office:value-type="float" office:value="-97.75186962">
            <text:p>-97.751870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26465.1777">
            <text:p>26465.18</text:p>
          </table:table-cell>
          <table:table-cell table:style-name="ce2" table:formula="of:=[.D1432]-[.D1431]" office:value-type="float" office:value="12.0096999999987">
            <text:p>12.01</text:p>
          </table:table-cell>
          <table:table-cell table:style-name="ce4" table:formula="of:=[.D1432]*0.000621371" office:value-type="float" office:value="16.4446939326267">
            <text:p>16.4447</text:p>
          </table:table-cell>
          <table:table-cell table:style-name="ce4" table:formula="of:=[.E1432]*0.000621371" office:value-type="float" office:value="0.00746247929869919">
            <text:p>0.0075</text:p>
          </table:table-cell>
        </table:table-row>
        <table:table-row table:style-name="ro1">
          <table:table-cell table:style-name="ce1" office:value-type="float" office:value="30.34048545">
            <text:p>30.340485</text:p>
          </table:table-cell>
          <table:table-cell table:style-name="ce1" office:value-type="float" office:value="-97.75196057">
            <text:p>-97.751961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6474.3184">
            <text:p>26474.32</text:p>
          </table:table-cell>
          <table:table-cell table:style-name="ce2" table:formula="of:=[.D1433]-[.D1432]" office:value-type="float" office:value="9.14069999999992">
            <text:p>9.14</text:p>
          </table:table-cell>
          <table:table-cell table:style-name="ce4" table:formula="of:=[.D1433]*0.000621371" office:value-type="float" office:value="16.4503736985264">
            <text:p>16.4504</text:p>
          </table:table-cell>
          <table:table-cell table:style-name="ce4" table:formula="of:=[.E1433]*0.000621371" office:value-type="float" office:value="0.00567976589969995">
            <text:p>0.0057</text:p>
          </table:table-cell>
        </table:table-row>
        <table:table-row table:style-name="ro1">
          <table:table-cell table:style-name="ce1" office:value-type="float" office:value="30.34052149">
            <text:p>30.340521</text:p>
          </table:table-cell>
          <table:table-cell table:style-name="ce1" office:value-type="float" office:value="-97.752049">
            <text:p>-97.752049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6483.6797">
            <text:p>26483.68</text:p>
          </table:table-cell>
          <table:table-cell table:style-name="ce2" table:formula="of:=[.D1434]-[.D1433]" office:value-type="float" office:value="9.36130000000048">
            <text:p>9.36</text:p>
          </table:table-cell>
          <table:table-cell table:style-name="ce4" table:formula="of:=[.D1434]*0.000621371" office:value-type="float" office:value="16.4561905388687">
            <text:p>16.4562</text:p>
          </table:table-cell>
          <table:table-cell table:style-name="ce4" table:formula="of:=[.E1434]*0.000621371" office:value-type="float" office:value="0.0058168403423003">
            <text:p>0.0058</text:p>
          </table:table-cell>
        </table:table-row>
        <table:table-row table:style-name="ro1">
          <table:table-cell table:style-name="ce1" office:value-type="float" office:value="30.34056282">
            <text:p>30.340563</text:p>
          </table:table-cell>
          <table:table-cell table:style-name="ce1" office:value-type="float" office:value="-97.75214883">
            <text:p>-97.752149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26494.3496">
            <text:p>26494.35</text:p>
          </table:table-cell>
          <table:table-cell table:style-name="ce2" table:formula="of:=[.D1435]-[.D1434]" office:value-type="float" office:value="10.6699000000008">
            <text:p>10.67</text:p>
          </table:table-cell>
          <table:table-cell table:style-name="ce4" table:formula="of:=[.D1435]*0.000621371" office:value-type="float" office:value="16.4628205053016">
            <text:p>16.4628</text:p>
          </table:table-cell>
          <table:table-cell table:style-name="ce4" table:formula="of:=[.E1435]*0.000621371" office:value-type="float" office:value="0.00662996643290049">
            <text:p>0.0066</text:p>
          </table:table-cell>
        </table:table-row>
        <table:table-row table:style-name="ro1">
          <table:table-cell table:style-name="ce1" office:value-type="float" office:value="30.34060422">
            <text:p>30.340604</text:p>
          </table:table-cell>
          <table:table-cell table:style-name="ce1" office:value-type="float" office:value="-97.75226156">
            <text:p>-97.752262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6506.1465">
            <text:p>26506.15</text:p>
          </table:table-cell>
          <table:table-cell table:style-name="ce2" table:formula="of:=[.D1436]-[.D1435]" office:value-type="float" office:value="11.7968999999976">
            <text:p>11.80</text:p>
          </table:table-cell>
          <table:table-cell table:style-name="ce4" table:formula="of:=[.D1436]*0.000621371" office:value-type="float" office:value="16.4701507568515">
            <text:p>16.4702</text:p>
          </table:table-cell>
          <table:table-cell table:style-name="ce4" table:formula="of:=[.E1436]*0.000621371" office:value-type="float" office:value="0.00733025154989848">
            <text:p>0.0073</text:p>
          </table:table-cell>
        </table:table-row>
        <table:table-row table:style-name="ro1">
          <table:table-cell table:style-name="ce1" office:value-type="float" office:value="30.34064504">
            <text:p>30.340645</text:p>
          </table:table-cell>
          <table:table-cell table:style-name="ce1" office:value-type="float" office:value="-97.75239056">
            <text:p>-97.752391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26519.3652">
            <text:p>26519.37</text:p>
          </table:table-cell>
          <table:table-cell table:style-name="ce2" table:formula="of:=[.D1437]-[.D1436]" office:value-type="float" office:value="13.2187000000013">
            <text:p>13.22</text:p>
          </table:table-cell>
          <table:table-cell table:style-name="ce4" table:formula="of:=[.D1437]*0.000621371" office:value-type="float" office:value="16.4783644736892">
            <text:p>16.4784</text:p>
          </table:table-cell>
          <table:table-cell table:style-name="ce4" table:formula="of:=[.E1437]*0.000621371" office:value-type="float" office:value="0.00821371683770079">
            <text:p>0.0082</text:p>
          </table:table-cell>
        </table:table-row>
        <table:table-row table:style-name="ro1">
          <table:table-cell table:style-name="ce1" office:value-type="float" office:value="30.34068938">
            <text:p>30.340689</text:p>
          </table:table-cell>
          <table:table-cell table:style-name="ce1" office:value-type="float" office:value="-97.75251696">
            <text:p>-97.75251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6532.4688">
            <text:p>26532.47</text:p>
          </table:table-cell>
          <table:table-cell table:style-name="ce2" table:formula="of:=[.D1438]-[.D1437]" office:value-type="float" office:value="13.1035999999986">
            <text:p>13.10</text:p>
          </table:table-cell>
          <table:table-cell table:style-name="ce4" table:formula="of:=[.D1438]*0.000621371" office:value-type="float" office:value="16.4865066707248">
            <text:p>16.4865</text:p>
          </table:table-cell>
          <table:table-cell table:style-name="ce4" table:formula="of:=[.E1438]*0.000621371" office:value-type="float" office:value="0.0081421970355991">
            <text:p>0.0081</text:p>
          </table:table-cell>
        </table:table-row>
        <table:table-row table:style-name="ro1">
          <table:table-cell table:style-name="ce1" office:value-type="float" office:value="30.34070849">
            <text:p>30.340708</text:p>
          </table:table-cell>
          <table:table-cell table:style-name="ce1" office:value-type="float" office:value="-97.75256742">
            <text:p>-97.752567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26537.832">
            <text:p>26537.83</text:p>
          </table:table-cell>
          <table:table-cell table:style-name="ce2" table:formula="of:=[.D1439]-[.D1438]" office:value-type="float" office:value="5.36319999999978">
            <text:p>5.36</text:p>
          </table:table-cell>
          <table:table-cell table:style-name="ce4" table:formula="of:=[.D1439]*0.000621371" office:value-type="float" office:value="16.489839207672">
            <text:p>16.4898</text:p>
          </table:table-cell>
          <table:table-cell table:style-name="ce4" table:formula="of:=[.E1439]*0.000621371" office:value-type="float" office:value="0.00333253694719986">
            <text:p>0.0033</text:p>
          </table:table-cell>
        </table:table-row>
        <table:table-row table:style-name="ro1">
          <table:table-cell table:style-name="ce1" office:value-type="float" office:value="30.34082567">
            <text:p>30.340826</text:p>
          </table:table-cell>
          <table:table-cell table:style-name="ce1" office:value-type="float" office:value="-97.75260757">
            <text:p>-97.752608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6552.0977">
            <text:p>26552.10</text:p>
          </table:table-cell>
          <table:table-cell table:style-name="ce2" table:formula="of:=[.D1440]-[.D1439]" office:value-type="float" office:value="14.2656999999999">
            <text:p>14.27</text:p>
          </table:table-cell>
          <table:table-cell table:style-name="ce4" table:formula="of:=[.D1440]*0.000621371" office:value-type="float" office:value="16.4987034999467">
            <text:p>16.4987</text:p>
          </table:table-cell>
          <table:table-cell table:style-name="ce4" table:formula="of:=[.E1440]*0.000621371" office:value-type="float" office:value="0.00886429227469995">
            <text:p>0.0089</text:p>
          </table:table-cell>
        </table:table-row>
        <table:table-row table:style-name="ro1">
          <table:table-cell table:style-name="ce1" office:value-type="float" office:value="30.34088518">
            <text:p>30.340885</text:p>
          </table:table-cell>
          <table:table-cell table:style-name="ce1" office:value-type="float" office:value="-97.75258393">
            <text:p>-97.752584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6559.0859">
            <text:p>26559.09</text:p>
          </table:table-cell>
          <table:table-cell table:style-name="ce2" table:formula="of:=[.D1441]-[.D1440]" office:value-type="float" office:value="6.98819999999978">
            <text:p>6.99</text:p>
          </table:table-cell>
          <table:table-cell table:style-name="ce4" table:formula="of:=[.D1441]*0.000621371" office:value-type="float" office:value="16.5030457647689">
            <text:p>16.5030</text:p>
          </table:table-cell>
          <table:table-cell table:style-name="ce4" table:formula="of:=[.E1441]*0.000621371" office:value-type="float" office:value="0.00434226482219986">
            <text:p>0.0043</text:p>
          </table:table-cell>
        </table:table-row>
        <table:table-row table:style-name="ro1">
          <table:table-cell table:style-name="ce1" office:value-type="float" office:value="30.34103128">
            <text:p>30.341031</text:p>
          </table:table-cell>
          <table:table-cell table:style-name="ce1" office:value-type="float" office:value="-97.75252475">
            <text:p>-97.752525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6576.2207">
            <text:p>26576.22</text:p>
          </table:table-cell>
          <table:table-cell table:style-name="ce2" table:formula="of:=[.D1442]-[.D1441]" office:value-type="float" office:value="17.1348000000035">
            <text:p>17.13</text:p>
          </table:table-cell>
          <table:table-cell table:style-name="ce4" table:formula="of:=[.D1442]*0.000621371" office:value-type="float" office:value="16.5136928325797">
            <text:p>16.5137</text:p>
          </table:table-cell>
          <table:table-cell table:style-name="ce4" table:formula="of:=[.E1442]*0.000621371" office:value-type="float" office:value="0.0106470678108021">
            <text:p>0.0106</text:p>
          </table:table-cell>
        </table:table-row>
        <table:table-row table:style-name="ro1">
          <table:table-cell table:style-name="ce1" office:value-type="float" office:value="30.34112776">
            <text:p>30.341128</text:p>
          </table:table-cell>
          <table:table-cell table:style-name="ce1" office:value-type="float" office:value="-97.75246088">
            <text:p>-97.752461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6588.4648">
            <text:p>26588.46</text:p>
          </table:table-cell>
          <table:table-cell table:style-name="ce2" table:formula="of:=[.D1443]-[.D1442]" office:value-type="float" office:value="12.2440999999999">
            <text:p>12.24</text:p>
          </table:table-cell>
          <table:table-cell table:style-name="ce4" table:formula="of:=[.D1443]*0.000621371" office:value-type="float" office:value="16.5213009612408">
            <text:p>16.5213</text:p>
          </table:table-cell>
          <table:table-cell table:style-name="ce4" table:formula="of:=[.E1443]*0.000621371" office:value-type="float" office:value="0.00760812866109993">
            <text:p>0.0076</text:p>
          </table:table-cell>
        </table:table-row>
        <table:table-row table:style-name="ro1">
          <table:table-cell table:style-name="ce1" office:value-type="float" office:value="30.34121426">
            <text:p>30.341214</text:p>
          </table:table-cell>
          <table:table-cell table:style-name="ce1" office:value-type="float" office:value="-97.75241286">
            <text:p>-97.752413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6599.1094">
            <text:p>26599.11</text:p>
          </table:table-cell>
          <table:table-cell table:style-name="ce2" table:formula="of:=[.D1444]-[.D1443]" office:value-type="float" office:value="10.6445999999996">
            <text:p>10.64</text:p>
          </table:table-cell>
          <table:table-cell table:style-name="ce4" table:formula="of:=[.D1444]*0.000621371" office:value-type="float" office:value="16.5279152069874">
            <text:p>16.5279</text:p>
          </table:table-cell>
          <table:table-cell table:style-name="ce4" table:formula="of:=[.E1444]*0.000621371" office:value-type="float" office:value="0.00661424574659977">
            <text:p>0.0066</text:p>
          </table:table-cell>
        </table:table-row>
        <table:table-row table:style-name="ro1">
          <table:table-cell table:style-name="ce1" office:value-type="float" office:value="30.34124284">
            <text:p>30.341243</text:p>
          </table:table-cell>
          <table:table-cell table:style-name="ce1" office:value-type="float" office:value="-97.75240347">
            <text:p>-97.752403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6602.3828">
            <text:p>26602.38</text:p>
          </table:table-cell>
          <table:table-cell table:style-name="ce2" table:formula="of:=[.D1445]-[.D1444]" office:value-type="float" office:value="3.27339999999822">
            <text:p>3.27</text:p>
          </table:table-cell>
          <table:table-cell table:style-name="ce4" table:formula="of:=[.D1445]*0.000621371" office:value-type="float" office:value="16.5299492028188">
            <text:p>16.5299</text:p>
          </table:table-cell>
          <table:table-cell table:style-name="ce4" table:formula="of:=[.E1445]*0.000621371" office:value-type="float" office:value="0.00203399583139889">
            <text:p>0.0020</text:p>
          </table:table-cell>
        </table:table-row>
        <table:table-row table:style-name="ro1">
          <table:table-cell table:style-name="ce1" office:value-type="float" office:value="30.34126857">
            <text:p>30.341269</text:p>
          </table:table-cell>
          <table:table-cell table:style-name="ce1" office:value-type="float" office:value="-97.7523883">
            <text:p>-97.752388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605.6621">
            <text:p>26605.66</text:p>
          </table:table-cell>
          <table:table-cell table:style-name="ce2" table:formula="of:=[.D1446]-[.D1445]" office:value-type="float" office:value="3.27930000000197">
            <text:p>3.28</text:p>
          </table:table-cell>
          <table:table-cell table:style-name="ce4" table:formula="of:=[.D1446]*0.000621371" office:value-type="float" office:value="16.5319868647391">
            <text:p>16.5320</text:p>
          </table:table-cell>
          <table:table-cell table:style-name="ce4" table:formula="of:=[.E1446]*0.000621371" office:value-type="float" office:value="0.00203766192030122">
            <text:p>0.0020</text:p>
          </table:table-cell>
        </table:table-row>
        <table:table-row table:style-name="ro1">
          <table:table-cell table:style-name="ce1" office:value-type="float" office:value="30.34138458">
            <text:p>30.341385</text:p>
          </table:table-cell>
          <table:table-cell table:style-name="ce1" office:value-type="float" office:value="-97.75233977">
            <text:p>-97.752340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6619.3613">
            <text:p>26619.36</text:p>
          </table:table-cell>
          <table:table-cell table:style-name="ce2" table:formula="of:=[.D1447]-[.D1446]" office:value-type="float" office:value="13.6991999999991">
            <text:p>13.70</text:p>
          </table:table-cell>
          <table:table-cell table:style-name="ce4" table:formula="of:=[.D1447]*0.000621371" office:value-type="float" office:value="16.5404991503423">
            <text:p>16.5405</text:p>
          </table:table-cell>
          <table:table-cell table:style-name="ce4" table:formula="of:=[.E1447]*0.000621371" office:value-type="float" office:value="0.00851228560319945">
            <text:p>0.0085</text:p>
          </table:table-cell>
        </table:table-row>
        <table:table-row table:style-name="ro1">
          <table:table-cell table:style-name="ce1" office:value-type="float" office:value="30.34149514">
            <text:p>30.341495</text:p>
          </table:table-cell>
          <table:table-cell table:style-name="ce1" office:value-type="float" office:value="-97.75228344">
            <text:p>-97.752283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632.8027">
            <text:p>26632.80</text:p>
          </table:table-cell>
          <table:table-cell table:style-name="ce2" table:formula="of:=[.D1448]-[.D1447]" office:value-type="float" office:value="13.4413999999997">
            <text:p>13.44</text:p>
          </table:table-cell>
          <table:table-cell table:style-name="ce4" table:formula="of:=[.D1448]*0.000621371" office:value-type="float" office:value="16.5488512465017">
            <text:p>16.5489</text:p>
          </table:table-cell>
          <table:table-cell table:style-name="ce4" table:formula="of:=[.E1448]*0.000621371" office:value-type="float" office:value="0.00835209615939982">
            <text:p>0.0084</text:p>
          </table:table-cell>
        </table:table-row>
        <table:table-row table:style-name="ro1">
          <table:table-cell table:style-name="ce1" office:value-type="float" office:value="30.34160175">
            <text:p>30.341602</text:p>
          </table:table-cell>
          <table:table-cell table:style-name="ce1" office:value-type="float" office:value="-97.75223206">
            <text:p>-97.752232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6645.5996">
            <text:p>26645.60</text:p>
          </table:table-cell>
          <table:table-cell table:style-name="ce2" table:formula="of:=[.D1449]-[.D1448]" office:value-type="float" office:value="12.7969000000012">
            <text:p>12.80</text:p>
          </table:table-cell>
          <table:table-cell table:style-name="ce4" table:formula="of:=[.D1449]*0.000621371" office:value-type="float" office:value="16.5568028690516">
            <text:p>16.5568</text:p>
          </table:table-cell>
          <table:table-cell table:style-name="ce4" table:formula="of:=[.E1449]*0.000621371" office:value-type="float" office:value="0.00795162254990074">
            <text:p>0.0080</text:p>
          </table:table-cell>
        </table:table-row>
        <table:table-row table:style-name="ro1">
          <table:table-cell table:style-name="ce1" office:value-type="float" office:value="30.34169789">
            <text:p>30.341698</text:p>
          </table:table-cell>
          <table:table-cell table:style-name="ce1" office:value-type="float" office:value="-97.75218747">
            <text:p>-97.752187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657.0957">
            <text:p>26657.10</text:p>
          </table:table-cell>
          <table:table-cell table:style-name="ce2" table:formula="of:=[.D1450]-[.D1449]" office:value-type="float" office:value="11.4961000000003">
            <text:p>11.50</text:p>
          </table:table-cell>
          <table:table-cell table:style-name="ce4" table:formula="of:=[.D1450]*0.000621371" office:value-type="float" office:value="16.5639462122047">
            <text:p>16.5639</text:p>
          </table:table-cell>
          <table:table-cell table:style-name="ce4" table:formula="of:=[.E1450]*0.000621371" office:value-type="float" office:value="0.00714334315310018">
            <text:p>0.0071</text:p>
          </table:table-cell>
        </table:table-row>
        <table:table-row table:style-name="ro1">
          <table:table-cell table:style-name="ce1" office:value-type="float" office:value="30.34175514">
            <text:p>30.341755</text:p>
          </table:table-cell>
          <table:table-cell table:style-name="ce1" office:value-type="float" office:value="-97.7521671">
            <text:p>-97.752167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663.6523">
            <text:p>26663.65</text:p>
          </table:table-cell>
          <table:table-cell table:style-name="ce2" table:formula="of:=[.D1451]-[.D1450]" office:value-type="float" office:value="6.55659999999989">
            <text:p>6.56</text:p>
          </table:table-cell>
          <table:table-cell table:style-name="ce4" table:formula="of:=[.D1451]*0.000621371" office:value-type="float" office:value="16.5680202933033">
            <text:p>16.5680</text:p>
          </table:table-cell>
          <table:table-cell table:style-name="ce4" table:formula="of:=[.E1451]*0.000621371" office:value-type="float" office:value="0.00407408109859993">
            <text:p>0.0041</text:p>
          </table:table-cell>
        </table:table-row>
        <table:table-row table:style-name="ro1">
          <table:table-cell table:style-name="ce1" office:value-type="float" office:value="30.34178062">
            <text:p>30.341781</text:p>
          </table:table-cell>
          <table:table-cell table:style-name="ce1" office:value-type="float" office:value="-97.75215813">
            <text:p>-97.752158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6666.6035">
            <text:p>26666.60</text:p>
          </table:table-cell>
          <table:table-cell table:style-name="ce2" table:formula="of:=[.D1452]-[.D1451]" office:value-type="float" office:value="2.95119999999952">
            <text:p>2.95</text:p>
          </table:table-cell>
          <table:table-cell table:style-name="ce4" table:formula="of:=[.D1452]*0.000621371" office:value-type="float" office:value="16.5698540833985">
            <text:p>16.5699</text:p>
          </table:table-cell>
          <table:table-cell table:style-name="ce4" table:formula="of:=[.E1452]*0.000621371" office:value-type="float" office:value="0.0018337900951997">
            <text:p>0.0018</text:p>
          </table:table-cell>
        </table:table-row>
        <table:table-row table:style-name="ro1">
          <table:table-cell table:style-name="ce1" office:value-type="float" office:value="30.34185824">
            <text:p>30.341858</text:p>
          </table:table-cell>
          <table:table-cell table:style-name="ce1" office:value-type="float" office:value="-97.75212318">
            <text:p>-97.752123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6675.8086">
            <text:p>26675.81</text:p>
          </table:table-cell>
          <table:table-cell table:style-name="ce2" table:formula="of:=[.D1453]-[.D1452]" office:value-type="float" office:value="9.20509999999922">
            <text:p>9.21</text:p>
          </table:table-cell>
          <table:table-cell table:style-name="ce4" table:formula="of:=[.D1453]*0.000621371" office:value-type="float" office:value="16.5755738655906">
            <text:p>16.5756</text:p>
          </table:table-cell>
          <table:table-cell table:style-name="ce4" table:formula="of:=[.E1453]*0.000621371" office:value-type="float" office:value="0.00571978219209952">
            <text:p>0.0057</text:p>
          </table:table-cell>
        </table:table-row>
        <table:table-row table:style-name="ro1">
          <table:table-cell table:style-name="ce1" office:value-type="float" office:value="30.34190794">
            <text:p>30.341908</text:p>
          </table:table-cell>
          <table:table-cell table:style-name="ce1" office:value-type="float" office:value="-97.75208806">
            <text:p>-97.752088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6682.2715">
            <text:p>26682.27</text:p>
          </table:table-cell>
          <table:table-cell table:style-name="ce2" table:formula="of:=[.D1454]-[.D1453]" office:value-type="float" office:value="6.46289999999863">
            <text:p>6.46</text:p>
          </table:table-cell>
          <table:table-cell table:style-name="ce4" table:formula="of:=[.D1454]*0.000621371" office:value-type="float" office:value="16.5795897242265">
            <text:p>16.5796</text:p>
          </table:table-cell>
          <table:table-cell table:style-name="ce4" table:formula="of:=[.E1454]*0.000621371" office:value-type="float" office:value="0.00401585863589915">
            <text:p>0.0040</text:p>
          </table:table-cell>
        </table:table-row>
        <table:table-row table:style-name="ro1">
          <table:table-cell table:style-name="ce1" office:value-type="float" office:value="30.34198254">
            <text:p>30.341983</text:p>
          </table:table-cell>
          <table:table-cell table:style-name="ce1" office:value-type="float" office:value="-97.75204782">
            <text:p>-97.752048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6691.4609">
            <text:p>26691.46</text:p>
          </table:table-cell>
          <table:table-cell table:style-name="ce2" table:formula="of:=[.D1455]-[.D1454]" office:value-type="float" office:value="9.1893999999993">
            <text:p>9.19</text:p>
          </table:table-cell>
          <table:table-cell table:style-name="ce4" table:formula="of:=[.D1455]*0.000621371" office:value-type="float" office:value="16.5852997508939">
            <text:p>16.5853</text:p>
          </table:table-cell>
          <table:table-cell table:style-name="ce4" table:formula="of:=[.E1455]*0.000621371" office:value-type="float" office:value="0.00571002666739956">
            <text:p>0.0057</text:p>
          </table:table-cell>
        </table:table-row>
        <table:table-row table:style-name="ro1">
          <table:table-cell table:style-name="ce1" office:value-type="float" office:value="30.34206737">
            <text:p>30.342067</text:p>
          </table:table-cell>
          <table:table-cell table:style-name="ce1" office:value-type="float" office:value="-97.75201212">
            <text:p>-97.752012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6701.4023">
            <text:p>26701.40</text:p>
          </table:table-cell>
          <table:table-cell table:style-name="ce2" table:formula="of:=[.D1456]-[.D1455]" office:value-type="float" office:value="9.94140000000334">
            <text:p>9.94</text:p>
          </table:table-cell>
          <table:table-cell table:style-name="ce4" table:formula="of:=[.D1456]*0.000621371" office:value-type="float" office:value="16.5914770485533">
            <text:p>16.5915</text:p>
          </table:table-cell>
          <table:table-cell table:style-name="ce4" table:formula="of:=[.E1456]*0.000621371" office:value-type="float" office:value="0.00617729765940208">
            <text:p>0.0062</text:p>
          </table:table-cell>
        </table:table-row>
        <table:table-row table:style-name="ro1">
          <table:table-cell table:style-name="ce1" office:value-type="float" office:value="30.34216502">
            <text:p>30.342165</text:p>
          </table:table-cell>
          <table:table-cell table:style-name="ce1" office:value-type="float" office:value="-97.75196694">
            <text:p>-97.751967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6713.1055">
            <text:p>26713.11</text:p>
          </table:table-cell>
          <table:table-cell table:style-name="ce2" table:formula="of:=[.D1457]-[.D1456]" office:value-type="float" office:value="11.7031999999999">
            <text:p>11.70</text:p>
          </table:table-cell>
          <table:table-cell table:style-name="ce4" table:formula="of:=[.D1457]*0.000621371" office:value-type="float" office:value="16.5987490776405">
            <text:p>16.5987</text:p>
          </table:table-cell>
          <table:table-cell table:style-name="ce4" table:formula="of:=[.E1457]*0.000621371" office:value-type="float" office:value="0.00727202908719995">
            <text:p>0.0073</text:p>
          </table:table-cell>
        </table:table-row>
        <table:table-row table:style-name="ro1">
          <table:table-cell table:style-name="ce1" office:value-type="float" office:value="30.34223543">
            <text:p>30.342235</text:p>
          </table:table-cell>
          <table:table-cell table:style-name="ce1" office:value-type="float" office:value="-97.75193894">
            <text:p>-97.751939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6721.2812">
            <text:p>26721.28</text:p>
          </table:table-cell>
          <table:table-cell table:style-name="ce2" table:formula="of:=[.D1458]-[.D1457]" office:value-type="float" office:value="8.17569999999978">
            <text:p>8.18</text:p>
          </table:table-cell>
          <table:table-cell table:style-name="ce4" table:formula="of:=[.D1458]*0.000621371" office:value-type="float" office:value="16.6038292205252">
            <text:p>16.6038</text:p>
          </table:table-cell>
          <table:table-cell table:style-name="ce4" table:formula="of:=[.E1458]*0.000621371" office:value-type="float" office:value="0.00508014288469986">
            <text:p>0.0051</text:p>
          </table:table-cell>
        </table:table-row>
        <table:table-row table:style-name="ro1">
          <table:table-cell table:style-name="ce1" office:value-type="float" office:value="30.3423661">
            <text:p>30.342366</text:p>
          </table:table-cell>
          <table:table-cell table:style-name="ce1" office:value-type="float" office:value="-97.75187817">
            <text:p>-97.751878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6736.8926">
            <text:p>26736.89</text:p>
          </table:table-cell>
          <table:table-cell table:style-name="ce2" table:formula="of:=[.D1459]-[.D1458]" office:value-type="float" office:value="15.611399999998">
            <text:p>15.61</text:p>
          </table:table-cell>
          <table:table-cell table:style-name="ce4" table:formula="of:=[.D1459]*0.000621371" office:value-type="float" office:value="16.6135296917546">
            <text:p>16.6135</text:p>
          </table:table-cell>
          <table:table-cell table:style-name="ce4" table:formula="of:=[.E1459]*0.000621371" office:value-type="float" office:value="0.00970047122939873">
            <text:p>0.0097</text:p>
          </table:table-cell>
        </table:table-row>
        <table:table-row table:style-name="ro1">
          <table:table-cell table:style-name="ce1" office:value-type="float" office:value="30.34245084">
            <text:p>30.342451</text:p>
          </table:table-cell>
          <table:table-cell table:style-name="ce1" office:value-type="float" office:value="-97.75184029">
            <text:p>-97.751840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746.9707">
            <text:p>26746.97</text:p>
          </table:table-cell>
          <table:table-cell table:style-name="ce2" table:formula="of:=[.D1460]-[.D1459]" office:value-type="float" office:value="10.0781000000025">
            <text:p>10.08</text:p>
          </table:table-cell>
          <table:table-cell table:style-name="ce4" table:formula="of:=[.D1460]*0.000621371" office:value-type="float" office:value="16.6197919308297">
            <text:p>16.6198</text:p>
          </table:table-cell>
          <table:table-cell table:style-name="ce4" table:formula="of:=[.E1460]*0.000621371" office:value-type="float" office:value="0.00626223907510152">
            <text:p>0.0063</text:p>
          </table:table-cell>
        </table:table-row>
        <table:table-row table:style-name="ro1">
          <table:table-cell table:style-name="ce1" office:value-type="float" office:value="30.34252552">
            <text:p>30.342526</text:p>
          </table:table-cell>
          <table:table-cell table:style-name="ce1" office:value-type="float" office:value="-97.75179176">
            <text:p>-97.751792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6756.5371">
            <text:p>26756.54</text:p>
          </table:table-cell>
          <table:table-cell table:style-name="ce2" table:formula="of:=[.D1461]-[.D1460]" office:value-type="float" office:value="9.5663999999997">
            <text:p>9.57</text:p>
          </table:table-cell>
          <table:table-cell table:style-name="ce4" table:formula="of:=[.D1461]*0.000621371" office:value-type="float" office:value="16.6257362143641">
            <text:p>16.6257</text:p>
          </table:table-cell>
          <table:table-cell table:style-name="ce4" table:formula="of:=[.E1461]*0.000621371" office:value-type="float" office:value="0.00594428353439982">
            <text:p>0.0059</text:p>
          </table:table-cell>
        </table:table-row>
        <table:table-row table:style-name="ro1">
          <table:table-cell table:style-name="ce1" office:value-type="float" office:value="30.34264564">
            <text:p>30.342646</text:p>
          </table:table-cell>
          <table:table-cell table:style-name="ce1" office:value-type="float" office:value="-97.75172655">
            <text:p>-97.751727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6771.2617">
            <text:p>26771.26</text:p>
          </table:table-cell>
          <table:table-cell table:style-name="ce2" table:formula="of:=[.D1462]-[.D1461]" office:value-type="float" office:value="14.7245999999977">
            <text:p>14.72</text:p>
          </table:table-cell>
          <table:table-cell table:style-name="ce4" table:formula="of:=[.D1462]*0.000621371" office:value-type="float" office:value="16.6348856537907">
            <text:p>16.6349</text:p>
          </table:table-cell>
          <table:table-cell table:style-name="ce4" table:formula="of:=[.E1462]*0.000621371" office:value-type="float" office:value="0.00914943942659859">
            <text:p>0.0091</text:p>
          </table:table-cell>
        </table:table-row>
        <table:table-row table:style-name="ro1">
          <table:table-cell table:style-name="ce1" office:value-type="float" office:value="30.3427888">
            <text:p>30.342789</text:p>
          </table:table-cell>
          <table:table-cell table:style-name="ce1" office:value-type="float" office:value="-97.75165656">
            <text:p>-97.751657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26788.291">
            <text:p>26788.29</text:p>
          </table:table-cell>
          <table:table-cell table:style-name="ce2" table:formula="of:=[.D1463]-[.D1462]" office:value-type="float" office:value="17.029300000002">
            <text:p>17.03</text:p>
          </table:table-cell>
          <table:table-cell table:style-name="ce4" table:formula="of:=[.D1463]*0.000621371" office:value-type="float" office:value="16.645467166961">
            <text:p>16.6455</text:p>
          </table:table-cell>
          <table:table-cell table:style-name="ce4" table:formula="of:=[.E1463]*0.000621371" office:value-type="float" office:value="0.0105815131703012">
            <text:p>0.0106</text:p>
          </table:table-cell>
        </table:table-row>
        <table:table-row table:style-name="ro1">
          <table:table-cell table:style-name="ce1" office:value-type="float" office:value="30.34292853">
            <text:p>30.342929</text:p>
          </table:table-cell>
          <table:table-cell table:style-name="ce1" office:value-type="float" office:value="-97.75159084">
            <text:p>-97.751591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26805.0312">
            <text:p>26805.03</text:p>
          </table:table-cell>
          <table:table-cell table:style-name="ce2" table:formula="of:=[.D1464]-[.D1463]" office:value-type="float" office:value="16.7402000000002">
            <text:p>16.74</text:p>
          </table:table-cell>
          <table:table-cell table:style-name="ce4" table:formula="of:=[.D1464]*0.000621371" office:value-type="float" office:value="16.6558690417752">
            <text:p>16.6559</text:p>
          </table:table-cell>
          <table:table-cell table:style-name="ce4" table:formula="of:=[.E1464]*0.000621371" office:value-type="float" office:value="0.0104018748142001">
            <text:p>0.0104</text:p>
          </table:table-cell>
        </table:table-row>
        <table:table-row table:style-name="ro1">
          <table:table-cell table:style-name="ce1" office:value-type="float" office:value="30.34307839">
            <text:p>30.343078</text:p>
          </table:table-cell>
          <table:table-cell table:style-name="ce1" office:value-type="float" office:value="-97.75153544">
            <text:p>-97.751535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26822.377">
            <text:p>26822.38</text:p>
          </table:table-cell>
          <table:table-cell table:style-name="ce2" table:formula="of:=[.D1465]-[.D1464]" office:value-type="float" office:value="17.3457999999991">
            <text:p>17.35</text:p>
          </table:table-cell>
          <table:table-cell table:style-name="ce4" table:formula="of:=[.D1465]*0.000621371" office:value-type="float" office:value="16.666647218867">
            <text:p>16.6666</text:p>
          </table:table-cell>
          <table:table-cell table:style-name="ce4" table:formula="of:=[.E1465]*0.000621371" office:value-type="float" office:value="0.0107781770917995">
            <text:p>0.0108</text:p>
          </table:table-cell>
        </table:table-row>
        <table:table-row table:style-name="ro1">
          <table:table-cell table:style-name="ce1" office:value-type="float" office:value="30.34321896">
            <text:p>30.343219</text:p>
          </table:table-cell>
          <table:table-cell table:style-name="ce1" office:value-type="float" office:value="-97.75147618">
            <text:p>-97.751476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26838.9922">
            <text:p>26838.99</text:p>
          </table:table-cell>
          <table:table-cell table:style-name="ce2" table:formula="of:=[.D1466]-[.D1465]" office:value-type="float" office:value="16.6152000000002">
            <text:p>16.62</text:p>
          </table:table-cell>
          <table:table-cell table:style-name="ce4" table:formula="of:=[.D1466]*0.000621371" office:value-type="float" office:value="16.6769714223062">
            <text:p>16.6770</text:p>
          </table:table-cell>
          <table:table-cell table:style-name="ce4" table:formula="of:=[.E1466]*0.000621371" office:value-type="float" office:value="0.0103242034392001">
            <text:p>0.0103</text:p>
          </table:table-cell>
        </table:table-row>
        <table:table-row table:style-name="ro1">
          <table:table-cell table:style-name="ce1" office:value-type="float" office:value="30.3432716">
            <text:p>30.343272</text:p>
          </table:table-cell>
          <table:table-cell table:style-name="ce1" office:value-type="float" office:value="-97.75144349">
            <text:p>-97.751443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26845.6113">
            <text:p>26845.61</text:p>
          </table:table-cell>
          <table:table-cell table:style-name="ce2" table:formula="of:=[.D1467]-[.D1466]" office:value-type="float" office:value="6.61909999999989">
            <text:p>6.62</text:p>
          </table:table-cell>
          <table:table-cell table:style-name="ce4" table:formula="of:=[.D1467]*0.000621371" office:value-type="float" office:value="16.6810843390923">
            <text:p>16.6811</text:p>
          </table:table-cell>
          <table:table-cell table:style-name="ce4" table:formula="of:=[.E1467]*0.000621371" office:value-type="float" office:value="0.00411291678609993">
            <text:p>0.0041</text:p>
          </table:table-cell>
        </table:table-row>
        <table:table-row table:style-name="ro1">
          <table:table-cell table:style-name="ce1" office:value-type="float" office:value="30.34338375">
            <text:p>30.343384</text:p>
          </table:table-cell>
          <table:table-cell table:style-name="ce1" office:value-type="float" office:value="-97.75139378">
            <text:p>-97.751394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26858.9414">
            <text:p>26858.94</text:p>
          </table:table-cell>
          <table:table-cell table:style-name="ce2" table:formula="of:=[.D1468]-[.D1467]" office:value-type="float" office:value="13.3300999999992">
            <text:p>13.33</text:p>
          </table:table-cell>
          <table:table-cell table:style-name="ce4" table:formula="of:=[.D1468]*0.000621371" office:value-type="float" office:value="16.6893672766594">
            <text:p>16.6894</text:p>
          </table:table-cell>
          <table:table-cell table:style-name="ce4" table:formula="of:=[.E1468]*0.000621371" office:value-type="float" office:value="0.00828293756709952">
            <text:p>0.0083</text:p>
          </table:table-cell>
        </table:table-row>
        <table:table-row table:style-name="ro1">
          <table:table-cell table:style-name="ce1" office:value-type="float" office:value="30.34351165">
            <text:p>30.343512</text:p>
          </table:table-cell>
          <table:table-cell table:style-name="ce1" office:value-type="float" office:value="-97.751344">
            <text:p>-97.751344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6873.9023">
            <text:p>26873.90</text:p>
          </table:table-cell>
          <table:table-cell table:style-name="ce2" table:formula="of:=[.D1469]-[.D1468]" office:value-type="float" office:value="14.9609000000019">
            <text:p>14.96</text:p>
          </table:table-cell>
          <table:table-cell table:style-name="ce4" table:formula="of:=[.D1469]*0.000621371" office:value-type="float" office:value="16.6986635460533">
            <text:p>16.6987</text:p>
          </table:table-cell>
          <table:table-cell table:style-name="ce4" table:formula="of:=[.E1469]*0.000621371" office:value-type="float" office:value="0.00929626939390115">
            <text:p>0.0093</text:p>
          </table:table-cell>
        </table:table-row>
        <table:table-row table:style-name="ro1">
          <table:table-cell table:style-name="ce1" office:value-type="float" office:value="30.34361316">
            <text:p>30.343613</text:p>
          </table:table-cell>
          <table:table-cell table:style-name="ce1" office:value-type="float" office:value="-97.7512984">
            <text:p>-97.751298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26885.9707">
            <text:p>26885.97</text:p>
          </table:table-cell>
          <table:table-cell table:style-name="ce2" table:formula="of:=[.D1470]-[.D1469]" office:value-type="float" office:value="12.0684000000001">
            <text:p>12.07</text:p>
          </table:table-cell>
          <table:table-cell table:style-name="ce4" table:formula="of:=[.D1470]*0.000621371" office:value-type="float" office:value="16.7061624998297">
            <text:p>16.7062</text:p>
          </table:table-cell>
          <table:table-cell table:style-name="ce4" table:formula="of:=[.E1470]*0.000621371" office:value-type="float" office:value="0.00749895377640007">
            <text:p>0.0075</text:p>
          </table:table-cell>
        </table:table-row>
        <table:table-row table:style-name="ro1">
          <table:table-cell table:style-name="ce1" office:value-type="float" office:value="30.34373084">
            <text:p>30.343731</text:p>
          </table:table-cell>
          <table:table-cell table:style-name="ce1" office:value-type="float" office:value="-97.7512497">
            <text:p>-97.751250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6899.8789">
            <text:p>26899.88</text:p>
          </table:table-cell>
          <table:table-cell table:style-name="ce2" table:formula="of:=[.D1471]-[.D1470]" office:value-type="float" office:value="13.908199999998">
            <text:p>13.91</text:p>
          </table:table-cell>
          <table:table-cell table:style-name="ce4" table:formula="of:=[.D1471]*0.000621371" office:value-type="float" office:value="16.7148046519719">
            <text:p>16.7148</text:p>
          </table:table-cell>
          <table:table-cell table:style-name="ce4" table:formula="of:=[.E1471]*0.000621371" office:value-type="float" office:value="0.00864215214219878">
            <text:p>0.0086</text:p>
          </table:table-cell>
        </table:table-row>
        <table:table-row table:style-name="ro1">
          <table:table-cell table:style-name="ce1" office:value-type="float" office:value="30.3438445">
            <text:p>30.343845</text:p>
          </table:table-cell>
          <table:table-cell table:style-name="ce1" office:value-type="float" office:value="-97.75119354">
            <text:p>-97.751194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6913.5508">
            <text:p>26913.55</text:p>
          </table:table-cell>
          <table:table-cell table:style-name="ce2" table:formula="of:=[.D1472]-[.D1471]" office:value-type="float" office:value="13.6719000000012">
            <text:p>13.67</text:p>
          </table:table-cell>
          <table:table-cell table:style-name="ce4" table:formula="of:=[.D1472]*0.000621371" office:value-type="float" office:value="16.7232999741468">
            <text:p>16.7233</text:p>
          </table:table-cell>
          <table:table-cell table:style-name="ce4" table:formula="of:=[.E1472]*0.000621371" office:value-type="float" office:value="0.00849532217490074">
            <text:p>0.0085</text:p>
          </table:table-cell>
        </table:table-row>
        <table:table-row table:style-name="ro1">
          <table:table-cell table:style-name="ce1" office:value-type="float" office:value="30.34398523">
            <text:p>30.343985</text:p>
          </table:table-cell>
          <table:table-cell table:style-name="ce1" office:value-type="float" office:value="-97.75112003">
            <text:p>-97.751120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6930.6719">
            <text:p>26930.67</text:p>
          </table:table-cell>
          <table:table-cell table:style-name="ce2" table:formula="of:=[.D1473]-[.D1472]" office:value-type="float" office:value="17.1211000000003">
            <text:p>17.12</text:p>
          </table:table-cell>
          <table:table-cell table:style-name="ce4" table:formula="of:=[.D1473]*0.000621371" office:value-type="float" office:value="16.7339385291749">
            <text:p>16.7339</text:p>
          </table:table-cell>
          <table:table-cell table:style-name="ce4" table:formula="of:=[.E1473]*0.000621371" office:value-type="float" office:value="0.0106385550281002">
            <text:p>0.0106</text:p>
          </table:table-cell>
        </table:table-row>
        <table:table-row table:style-name="ro1">
          <table:table-cell table:style-name="ce1" office:value-type="float" office:value="30.34407089">
            <text:p>30.344071</text:p>
          </table:table-cell>
          <table:table-cell table:style-name="ce1" office:value-type="float" office:value="-97.7510772">
            <text:p>-97.751077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6941.0254">
            <text:p>26941.03</text:p>
          </table:table-cell>
          <table:table-cell table:style-name="ce2" table:formula="of:=[.D1474]-[.D1473]" office:value-type="float" office:value="10.3534999999974">
            <text:p>10.35</text:p>
          </table:table-cell>
          <table:table-cell table:style-name="ce4" table:formula="of:=[.D1474]*0.000621371" office:value-type="float" office:value="16.7403718938234">
            <text:p>16.7404</text:p>
          </table:table-cell>
          <table:table-cell table:style-name="ce4" table:formula="of:=[.E1474]*0.000621371" office:value-type="float" office:value="0.00643336464849841">
            <text:p>0.0064</text:p>
          </table:table-cell>
        </table:table-row>
        <table:table-row table:style-name="ro1">
          <table:table-cell table:style-name="ce1" office:value-type="float" office:value="30.34413426">
            <text:p>30.344134</text:p>
          </table:table-cell>
          <table:table-cell table:style-name="ce1" office:value-type="float" office:value="-97.75109673">
            <text:p>-97.751097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6948.3516">
            <text:p>26948.35</text:p>
          </table:table-cell>
          <table:table-cell table:style-name="ce2" table:formula="of:=[.D1475]-[.D1474]" office:value-type="float" office:value="7.32620000000316">
            <text:p>7.33</text:p>
          </table:table-cell>
          <table:table-cell table:style-name="ce4" table:formula="of:=[.D1475]*0.000621371" office:value-type="float" office:value="16.7449241820436">
            <text:p>16.7449</text:p>
          </table:table-cell>
          <table:table-cell table:style-name="ce4" table:formula="of:=[.E1475]*0.000621371" office:value-type="float" office:value="0.00455228822020196">
            <text:p>0.0046</text:p>
          </table:table-cell>
        </table:table-row>
        <table:table-row table:style-name="ro1">
          <table:table-cell table:style-name="ce1" office:value-type="float" office:value="30.34425546">
            <text:p>30.344255</text:p>
          </table:table-cell>
          <table:table-cell table:style-name="ce1" office:value-type="float" office:value="-97.75106614">
            <text:p>-97.75106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6962.2695">
            <text:p>26962.27</text:p>
          </table:table-cell>
          <table:table-cell table:style-name="ce2" table:formula="of:=[.D1476]-[.D1475]" office:value-type="float" office:value="13.9178999999967">
            <text:p>13.92</text:p>
          </table:table-cell>
          <table:table-cell table:style-name="ce4" table:formula="of:=[.D1476]*0.000621371" office:value-type="float" office:value="16.7535723614845">
            <text:p>16.7536</text:p>
          </table:table-cell>
          <table:table-cell table:style-name="ce4" table:formula="of:=[.E1476]*0.000621371" office:value-type="float" office:value="0.00864817944089797">
            <text:p>0.0086</text:p>
          </table:table-cell>
        </table:table-row>
        <table:table-row table:style-name="ro1">
          <table:table-cell table:style-name="ce1" office:value-type="float" office:value="30.34439083">
            <text:p>30.344391</text:p>
          </table:table-cell>
          <table:table-cell table:style-name="ce1" office:value-type="float" office:value="-97.75102389">
            <text:p>-97.751024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6977.832">
            <text:p>26977.83</text:p>
          </table:table-cell>
          <table:table-cell table:style-name="ce2" table:formula="of:=[.D1477]-[.D1476]" office:value-type="float" office:value="15.5625">
            <text:p>15.56</text:p>
          </table:table-cell>
          <table:table-cell table:style-name="ce4" table:formula="of:=[.D1477]*0.000621371" office:value-type="float" office:value="16.763242447672">
            <text:p>16.7632</text:p>
          </table:table-cell>
          <table:table-cell table:style-name="ce4" table:formula="of:=[.E1477]*0.000621371" office:value-type="float" office:value="0.0096700861875">
            <text:p>0.0097</text:p>
          </table:table-cell>
        </table:table-row>
        <table:table-row table:style-name="ro1">
          <table:table-cell table:style-name="ce1" office:value-type="float" office:value="30.34453735">
            <text:p>30.344537</text:p>
          </table:table-cell>
          <table:table-cell table:style-name="ce1" office:value-type="float" office:value="-97.75096052">
            <text:p>-97.750961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6995.0898">
            <text:p>26995.09</text:p>
          </table:table-cell>
          <table:table-cell table:style-name="ce2" table:formula="of:=[.D1478]-[.D1477]" office:value-type="float" office:value="17.257800000003">
            <text:p>17.26</text:p>
          </table:table-cell>
          <table:table-cell table:style-name="ce4" table:formula="of:=[.D1478]*0.000621371" office:value-type="float" office:value="16.7739659441158">
            <text:p>16.7740</text:p>
          </table:table-cell>
          <table:table-cell table:style-name="ce4" table:formula="of:=[.E1478]*0.000621371" office:value-type="float" office:value="0.0107234964438019">
            <text:p>0.0107</text:p>
          </table:table-cell>
        </table:table-row>
        <table:table-row table:style-name="ro1">
          <table:table-cell table:style-name="ce1" office:value-type="float" office:value="30.34463215">
            <text:p>30.344632</text:p>
          </table:table-cell>
          <table:table-cell table:style-name="ce1" office:value-type="float" office:value="-97.75091065">
            <text:p>-97.750911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7006.5195">
            <text:p>27006.52</text:p>
          </table:table-cell>
          <table:table-cell table:style-name="ce2" table:formula="of:=[.D1479]-[.D1478]" office:value-type="float" office:value="11.429699999997">
            <text:p>11.43</text:p>
          </table:table-cell>
          <table:table-cell table:style-name="ce4" table:formula="of:=[.D1479]*0.000621371" office:value-type="float" office:value="16.7810680282345">
            <text:p>16.7811</text:p>
          </table:table-cell>
          <table:table-cell table:style-name="ce4" table:formula="of:=[.E1479]*0.000621371" office:value-type="float" office:value="0.00710208411869811">
            <text:p>0.0071</text:p>
          </table:table-cell>
        </table:table-row>
        <table:table-row table:style-name="ro1">
          <table:table-cell table:style-name="ce1" office:value-type="float" office:value="30.34475628">
            <text:p>30.344756</text:p>
          </table:table-cell>
          <table:table-cell table:style-name="ce1" office:value-type="float" office:value="-97.75086237">
            <text:p>-97.750862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7020.9941">
            <text:p>27020.99</text:p>
          </table:table-cell>
          <table:table-cell table:style-name="ce2" table:formula="of:=[.D1480]-[.D1479]" office:value-type="float" office:value="14.4746000000014">
            <text:p>14.47</text:p>
          </table:table-cell>
          <table:table-cell table:style-name="ce4" table:formula="of:=[.D1480]*0.000621371" office:value-type="float" office:value="16.7900621249111">
            <text:p>16.7901</text:p>
          </table:table-cell>
          <table:table-cell table:style-name="ce4" table:formula="of:=[.E1480]*0.000621371" office:value-type="float" office:value="0.00899409667660085">
            <text:p>0.0090</text:p>
          </table:table-cell>
        </table:table-row>
        <table:table-row table:style-name="ro1">
          <table:table-cell table:style-name="ce1" office:value-type="float" office:value="30.34489953">
            <text:p>30.344900</text:p>
          </table:table-cell>
          <table:table-cell table:style-name="ce1" office:value-type="float" office:value="-97.75077822">
            <text:p>-97.750778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038.543">
            <text:p>27038.54</text:p>
          </table:table-cell>
          <table:table-cell table:style-name="ce2" table:formula="of:=[.D1481]-[.D1480]" office:value-type="float" office:value="17.5489000000016">
            <text:p>17.55</text:p>
          </table:table-cell>
          <table:table-cell table:style-name="ce4" table:formula="of:=[.D1481]*0.000621371" office:value-type="float" office:value="16.800966502453">
            <text:p>16.8010</text:p>
          </table:table-cell>
          <table:table-cell table:style-name="ce4" table:formula="of:=[.E1481]*0.000621371" office:value-type="float" office:value="0.010904377541901">
            <text:p>0.0109</text:p>
          </table:table-cell>
        </table:table-row>
        <table:table-row table:style-name="ro1">
          <table:table-cell table:style-name="ce1" office:value-type="float" office:value="30.34504328">
            <text:p>30.345043</text:p>
          </table:table-cell>
          <table:table-cell table:style-name="ce1" office:value-type="float" office:value="-97.75070798">
            <text:p>-97.750708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055.7793">
            <text:p>27055.78</text:p>
          </table:table-cell>
          <table:table-cell table:style-name="ce2" table:formula="of:=[.D1482]-[.D1481]" office:value-type="float" office:value="17.2362999999968">
            <text:p>17.24</text:p>
          </table:table-cell>
          <table:table-cell table:style-name="ce4" table:formula="of:=[.D1482]*0.000621371" office:value-type="float" office:value="16.8116766394203">
            <text:p>16.8117</text:p>
          </table:table-cell>
          <table:table-cell table:style-name="ce4" table:formula="of:=[.E1482]*0.000621371" office:value-type="float" office:value="0.010710136967298">
            <text:p>0.0107</text:p>
          </table:table-cell>
        </table:table-row>
        <table:table-row table:style-name="ro1">
          <table:table-cell table:style-name="ce1" office:value-type="float" office:value="30.34507396">
            <text:p>30.345074</text:p>
          </table:table-cell>
          <table:table-cell table:style-name="ce1" office:value-type="float" office:value="-97.75069222">
            <text:p>-97.750692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059.4395">
            <text:p>27059.44</text:p>
          </table:table-cell>
          <table:table-cell table:style-name="ce2" table:formula="of:=[.D1483]-[.D1482]" office:value-type="float" office:value="3.66020000000208">
            <text:p>3.66</text:p>
          </table:table-cell>
          <table:table-cell table:style-name="ce4" table:formula="of:=[.D1483]*0.000621371" office:value-type="float" office:value="16.8139509815545">
            <text:p>16.8140</text:p>
          </table:table-cell>
          <table:table-cell table:style-name="ce4" table:formula="of:=[.E1483]*0.000621371" office:value-type="float" office:value="0.00227434213420129">
            <text:p>0.0023</text:p>
          </table:table-cell>
        </table:table-row>
        <table:table-row table:style-name="ro1">
          <table:table-cell table:style-name="ce1" office:value-type="float" office:value="30.34515996">
            <text:p>30.345160</text:p>
          </table:table-cell>
          <table:table-cell table:style-name="ce1" office:value-type="float" office:value="-97.75065492">
            <text:p>-97.750655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069.4043">
            <text:p>27069.40</text:p>
          </table:table-cell>
          <table:table-cell table:style-name="ce2" table:formula="of:=[.D1484]-[.D1483]" office:value-type="float" office:value="9.96479999999792">
            <text:p>9.96</text:p>
          </table:table-cell>
          <table:table-cell table:style-name="ce4" table:formula="of:=[.D1484]*0.000621371" office:value-type="float" office:value="16.8201428192953">
            <text:p>16.8201</text:p>
          </table:table-cell>
          <table:table-cell table:style-name="ce4" table:formula="of:=[.E1484]*0.000621371" office:value-type="float" office:value="0.00619183774079871">
            <text:p>0.0062</text:p>
          </table:table-cell>
        </table:table-row>
        <table:table-row table:style-name="ro1">
          <table:table-cell table:style-name="ce1" office:value-type="float" office:value="30.34529013">
            <text:p>30.345290</text:p>
          </table:table-cell>
          <table:table-cell table:style-name="ce1" office:value-type="float" office:value="-97.75059323">
            <text:p>-97.750593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085.0117">
            <text:p>27085.01</text:p>
          </table:table-cell>
          <table:table-cell table:style-name="ce2" table:formula="of:=[.D1485]-[.D1484]" office:value-type="float" office:value="15.6074000000008">
            <text:p>15.61</text:p>
          </table:table-cell>
          <table:table-cell table:style-name="ce4" table:formula="of:=[.D1485]*0.000621371" office:value-type="float" office:value="16.8298408050407">
            <text:p>16.8298</text:p>
          </table:table-cell>
          <table:table-cell table:style-name="ce4" table:formula="of:=[.E1485]*0.000621371" office:value-type="float" office:value="0.00969798574540049">
            <text:p>0.0097</text:p>
          </table:table-cell>
        </table:table-row>
        <table:table-row table:style-name="ro1">
          <table:table-cell table:style-name="ce1" office:value-type="float" office:value="30.34541569">
            <text:p>30.345416</text:p>
          </table:table-cell>
          <table:table-cell table:style-name="ce1" office:value-type="float" office:value="-97.75053967">
            <text:p>-97.750540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099.7969">
            <text:p>27099.80</text:p>
          </table:table-cell>
          <table:table-cell table:style-name="ce2" table:formula="of:=[.D1486]-[.D1485]" office:value-type="float" office:value="14.7852000000021">
            <text:p>14.79</text:p>
          </table:table-cell>
          <table:table-cell table:style-name="ce4" table:formula="of:=[.D1486]*0.000621371" office:value-type="float" office:value="16.8390278995499">
            <text:p>16.8390</text:p>
          </table:table-cell>
          <table:table-cell table:style-name="ce4" table:formula="of:=[.E1486]*0.000621371" office:value-type="float" office:value="0.00918709450920129">
            <text:p>0.0092</text:p>
          </table:table-cell>
        </table:table-row>
        <table:table-row table:style-name="ro1">
          <table:table-cell table:style-name="ce1" office:value-type="float" office:value="30.34555323">
            <text:p>30.345553</text:p>
          </table:table-cell>
          <table:table-cell table:style-name="ce1" office:value-type="float" office:value="-97.75047488">
            <text:p>-97.750475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116.2539">
            <text:p>27116.25</text:p>
          </table:table-cell>
          <table:table-cell table:style-name="ce2" table:formula="of:=[.D1487]-[.D1486]" office:value-type="float" office:value="16.4569999999985">
            <text:p>16.46</text:p>
          </table:table-cell>
          <table:table-cell table:style-name="ce4" table:formula="of:=[.D1487]*0.000621371" office:value-type="float" office:value="16.8492538020969">
            <text:p>16.8493</text:p>
          </table:table-cell>
          <table:table-cell table:style-name="ce4" table:formula="of:=[.E1487]*0.000621371" office:value-type="float" office:value="0.0102259025469991">
            <text:p>0.0102</text:p>
          </table:table-cell>
        </table:table-row>
        <table:table-row table:style-name="ro1">
          <table:table-cell table:style-name="ce1" office:value-type="float" office:value="30.34566186">
            <text:p>30.345662</text:p>
          </table:table-cell>
          <table:table-cell table:style-name="ce1" office:value-type="float" office:value="-97.75043062">
            <text:p>-97.750431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7129.0898">
            <text:p>27129.09</text:p>
          </table:table-cell>
          <table:table-cell table:style-name="ce2" table:formula="of:=[.D1488]-[.D1487]" office:value-type="float" office:value="12.8359000000019">
            <text:p>12.84</text:p>
          </table:table-cell>
          <table:table-cell table:style-name="ce4" table:formula="of:=[.D1488]*0.000621371" office:value-type="float" office:value="16.8572296581158">
            <text:p>16.8572</text:p>
          </table:table-cell>
          <table:table-cell table:style-name="ce4" table:formula="of:=[.E1488]*0.000621371" office:value-type="float" office:value="0.00797585601890115">
            <text:p>0.0080</text:p>
          </table:table-cell>
        </table:table-row>
        <table:table-row table:style-name="ro1">
          <table:table-cell table:style-name="ce1" office:value-type="float" office:value="30.34578533">
            <text:p>30.345785</text:p>
          </table:table-cell>
          <table:table-cell table:style-name="ce1" office:value-type="float" office:value="-97.75037362">
            <text:p>-97.750374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143.8535">
            <text:p>27143.85</text:p>
          </table:table-cell>
          <table:table-cell table:style-name="ce2" table:formula="of:=[.D1489]-[.D1488]" office:value-type="float" office:value="14.7636999999995">
            <text:p>14.76</text:p>
          </table:table-cell>
          <table:table-cell table:style-name="ce4" table:formula="of:=[.D1489]*0.000621371" office:value-type="float" office:value="16.8664033931485">
            <text:p>16.8664</text:p>
          </table:table-cell>
          <table:table-cell table:style-name="ce4" table:formula="of:=[.E1489]*0.000621371" office:value-type="float" office:value="0.0091737350326997">
            <text:p>0.0092</text:p>
          </table:table-cell>
        </table:table-row>
        <table:table-row table:style-name="ro1">
          <table:table-cell table:style-name="ce1" office:value-type="float" office:value="30.3458689">
            <text:p>30.345869</text:p>
          </table:table-cell>
          <table:table-cell table:style-name="ce1" office:value-type="float" office:value="-97.75032048">
            <text:p>-97.750320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154.3027">
            <text:p>27154.30</text:p>
          </table:table-cell>
          <table:table-cell table:style-name="ce2" table:formula="of:=[.D1490]-[.D1489]" office:value-type="float" office:value="10.4491999999991">
            <text:p>10.45</text:p>
          </table:table-cell>
          <table:table-cell table:style-name="ce4" table:formula="of:=[.D1490]*0.000621371" office:value-type="float" office:value="16.8728962230017">
            <text:p>16.8729</text:p>
          </table:table-cell>
          <table:table-cell table:style-name="ce4" table:formula="of:=[.E1490]*0.000621371" office:value-type="float" office:value="0.00649282985319945">
            <text:p>0.0065</text:p>
          </table:table-cell>
        </table:table-row>
        <table:table-row table:style-name="ro1">
          <table:table-cell table:style-name="ce1" office:value-type="float" office:value="30.34599169">
            <text:p>30.345992</text:p>
          </table:table-cell>
          <table:table-cell table:style-name="ce1" office:value-type="float" office:value="-97.75026449">
            <text:p>-97.750264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168.8984">
            <text:p>27168.90</text:p>
          </table:table-cell>
          <table:table-cell table:style-name="ce2" table:formula="of:=[.D1491]-[.D1490]" office:value-type="float" office:value="14.595699999998">
            <text:p>14.60</text:p>
          </table:table-cell>
          <table:table-cell table:style-name="ce4" table:formula="of:=[.D1491]*0.000621371" office:value-type="float" office:value="16.8819655677064">
            <text:p>16.8820</text:p>
          </table:table-cell>
          <table:table-cell table:style-name="ce4" table:formula="of:=[.E1491]*0.000621371" office:value-type="float" office:value="0.00906934470469878">
            <text:p>0.0091</text:p>
          </table:table-cell>
        </table:table-row>
        <table:table-row table:style-name="ro1">
          <table:table-cell table:style-name="ce1" office:value-type="float" office:value="30.34614835">
            <text:p>30.346148</text:p>
          </table:table-cell>
          <table:table-cell table:style-name="ce1" office:value-type="float" office:value="-97.7501909">
            <text:p>-97.750191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187.6328">
            <text:p>27187.63</text:p>
          </table:table-cell>
          <table:table-cell table:style-name="ce2" table:formula="of:=[.D1492]-[.D1491]" office:value-type="float" office:value="18.7344000000012">
            <text:p>18.73</text:p>
          </table:table-cell>
          <table:table-cell table:style-name="ce4" table:formula="of:=[.D1492]*0.000621371" office:value-type="float" office:value="16.8936065805688">
            <text:p>16.8936</text:p>
          </table:table-cell>
          <table:table-cell table:style-name="ce4" table:formula="of:=[.E1492]*0.000621371" office:value-type="float" office:value="0.0116410128624007">
            <text:p>0.0116</text:p>
          </table:table-cell>
        </table:table-row>
        <table:table-row table:style-name="ro1">
          <table:table-cell table:style-name="ce1" office:value-type="float" office:value="30.34623963">
            <text:p>30.346240</text:p>
          </table:table-cell>
          <table:table-cell table:style-name="ce1" office:value-type="float" office:value="-97.75014086">
            <text:p>-97.750141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198.791">
            <text:p>27198.79</text:p>
          </table:table-cell>
          <table:table-cell table:style-name="ce2" table:formula="of:=[.D1493]-[.D1492]" office:value-type="float" office:value="11.1582000000017">
            <text:p>11.16</text:p>
          </table:table-cell>
          <table:table-cell table:style-name="ce4" table:formula="of:=[.D1493]*0.000621371" office:value-type="float" office:value="16.900539962461">
            <text:p>16.9005</text:p>
          </table:table-cell>
          <table:table-cell table:style-name="ce4" table:formula="of:=[.E1493]*0.000621371" office:value-type="float" office:value="0.00693338189220104">
            <text:p>0.0069</text:p>
          </table:table-cell>
        </table:table-row>
        <table:table-row table:style-name="ro1">
          <table:table-cell table:style-name="ce1" office:value-type="float" office:value="30.34636863">
            <text:p>30.346369</text:p>
          </table:table-cell>
          <table:table-cell table:style-name="ce1" office:value-type="float" office:value="-97.75007799">
            <text:p>-97.750078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214.3223">
            <text:p>27214.32</text:p>
          </table:table-cell>
          <table:table-cell table:style-name="ce2" table:formula="of:=[.D1494]-[.D1493]" office:value-type="float" office:value="15.5312999999987">
            <text:p>15.53</text:p>
          </table:table-cell>
          <table:table-cell table:style-name="ce4" table:formula="of:=[.D1494]*0.000621371" office:value-type="float" office:value="16.9101906618733">
            <text:p>16.9102</text:p>
          </table:table-cell>
          <table:table-cell table:style-name="ce4" table:formula="of:=[.E1494]*0.000621371" office:value-type="float" office:value="0.00965069941229922">
            <text:p>0.0097</text:p>
          </table:table-cell>
        </table:table-row>
        <table:table-row table:style-name="ro1">
          <table:table-cell table:style-name="ce1" office:value-type="float" office:value="30.34648027">
            <text:p>30.346480</text:p>
          </table:table-cell>
          <table:table-cell table:style-name="ce1" office:value-type="float" office:value="-97.75002737">
            <text:p>-97.750027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227.6191">
            <text:p>27227.62</text:p>
          </table:table-cell>
          <table:table-cell table:style-name="ce2" table:formula="of:=[.D1495]-[.D1494]" office:value-type="float" office:value="13.2968000000001">
            <text:p>13.30</text:p>
          </table:table-cell>
          <table:table-cell table:style-name="ce4" table:formula="of:=[.D1495]*0.000621371" office:value-type="float" office:value="16.9184529077861">
            <text:p>16.9185</text:p>
          </table:table-cell>
          <table:table-cell table:style-name="ce4" table:formula="of:=[.E1495]*0.000621371" office:value-type="float" office:value="0.00826224591280005">
            <text:p>0.0083</text:p>
          </table:table-cell>
        </table:table-row>
        <table:table-row table:style-name="ro1">
          <table:table-cell table:style-name="ce1" office:value-type="float" office:value="30.34659946">
            <text:p>30.346599</text:p>
          </table:table-cell>
          <table:table-cell table:style-name="ce1" office:value-type="float" office:value="-97.749964">
            <text:p>-97.749964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242.1855">
            <text:p>27242.19</text:p>
          </table:table-cell>
          <table:table-cell table:style-name="ce2" table:formula="of:=[.D1496]-[.D1495]" office:value-type="float" office:value="14.5663999999997">
            <text:p>14.57</text:p>
          </table:table-cell>
          <table:table-cell table:style-name="ce4" table:formula="of:=[.D1496]*0.000621371" office:value-type="float" office:value="16.9275040463205">
            <text:p>16.9275</text:p>
          </table:table-cell>
          <table:table-cell table:style-name="ce4" table:formula="of:=[.E1496]*0.000621371" office:value-type="float" office:value="0.00905113853439982">
            <text:p>0.0091</text:p>
          </table:table-cell>
        </table:table-row>
        <table:table-row table:style-name="ro1">
          <table:table-cell table:style-name="ce1" office:value-type="float" office:value="30.34672444">
            <text:p>30.346724</text:p>
          </table:table-cell>
          <table:table-cell table:style-name="ce1" office:value-type="float" office:value="-97.74990038">
            <text:p>-97.749900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257.3125">
            <text:p>27257.31</text:p>
          </table:table-cell>
          <table:table-cell table:style-name="ce2" table:formula="of:=[.D1497]-[.D1496]" office:value-type="float" office:value="15.1270000000004">
            <text:p>15.13</text:p>
          </table:table-cell>
          <table:table-cell table:style-name="ce4" table:formula="of:=[.D1497]*0.000621371" office:value-type="float" office:value="16.9369035254375">
            <text:p>16.9369</text:p>
          </table:table-cell>
          <table:table-cell table:style-name="ce4" table:formula="of:=[.E1497]*0.000621371" office:value-type="float" office:value="0.00939947911700025">
            <text:p>0.0094</text:p>
          </table:table-cell>
        </table:table-row>
        <table:table-row table:style-name="ro1">
          <table:table-cell table:style-name="ce1" office:value-type="float" office:value="30.34682913">
            <text:p>30.346829</text:p>
          </table:table-cell>
          <table:table-cell table:style-name="ce1" office:value-type="float" office:value="-97.74984623">
            <text:p>-97.74984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270.125">
            <text:p>27270.13</text:p>
          </table:table-cell>
          <table:table-cell table:style-name="ce2" table:formula="of:=[.D1498]-[.D1497]" office:value-type="float" office:value="12.8125">
            <text:p>12.81</text:p>
          </table:table-cell>
          <table:table-cell table:style-name="ce4" table:formula="of:=[.D1498]*0.000621371" office:value-type="float" office:value="16.944864841375">
            <text:p>16.9449</text:p>
          </table:table-cell>
          <table:table-cell table:style-name="ce4" table:formula="of:=[.E1498]*0.000621371" office:value-type="float" office:value="0.0079613159375">
            <text:p>0.0080</text:p>
          </table:table-cell>
        </table:table-row>
        <table:table-row table:style-name="ro1">
          <table:table-cell table:style-name="ce1" office:value-type="float" office:value="30.34696894">
            <text:p>30.346969</text:p>
          </table:table-cell>
          <table:table-cell table:style-name="ce1" office:value-type="float" office:value="-97.74978437">
            <text:p>-97.749784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286.7598">
            <text:p>27286.76</text:p>
          </table:table-cell>
          <table:table-cell table:style-name="ce2" table:formula="of:=[.D1499]-[.D1498]" office:value-type="float" office:value="16.6347999999998">
            <text:p>16.63</text:p>
          </table:table-cell>
          <table:table-cell table:style-name="ce4" table:formula="of:=[.D1499]*0.000621371" office:value-type="float" office:value="16.9552012236858">
            <text:p>16.9552</text:p>
          </table:table-cell>
          <table:table-cell table:style-name="ce4" table:formula="of:=[.E1499]*0.000621371" office:value-type="float" office:value="0.0103363823107999">
            <text:p>0.0103</text:p>
          </table:table-cell>
        </table:table-row>
        <table:table-row table:style-name="ro1">
          <table:table-cell table:style-name="ce1" office:value-type="float" office:value="30.34709617">
            <text:p>30.347096</text:p>
          </table:table-cell>
          <table:table-cell table:style-name="ce1" office:value-type="float" office:value="-97.74974029">
            <text:p>-97.749740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301.4727">
            <text:p>27301.47</text:p>
          </table:table-cell>
          <table:table-cell table:style-name="ce2" table:formula="of:=[.D1500]-[.D1499]" office:value-type="float" office:value="14.7128999999986">
            <text:p>14.71</text:p>
          </table:table-cell>
          <table:table-cell table:style-name="ce4" table:formula="of:=[.D1500]*0.000621371" office:value-type="float" office:value="16.9643433930717">
            <text:p>16.9643</text:p>
          </table:table-cell>
          <table:table-cell table:style-name="ce4" table:formula="of:=[.E1500]*0.000621371" office:value-type="float" office:value="0.00914216938589915">
            <text:p>0.0091</text:p>
          </table:table-cell>
        </table:table-row>
        <table:table-row table:style-name="ro1">
          <table:table-cell table:style-name="ce1" office:value-type="float" office:value="30.34719466">
            <text:p>30.347195</text:p>
          </table:table-cell>
          <table:table-cell table:style-name="ce1" office:value-type="float" office:value="-97.74969184">
            <text:p>-97.749692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7313.3164">
            <text:p>27313.32</text:p>
          </table:table-cell>
          <table:table-cell table:style-name="ce2" table:formula="of:=[.D1501]-[.D1500]" office:value-type="float" office:value="11.8437000000013">
            <text:p>11.84</text:p>
          </table:table-cell>
          <table:table-cell table:style-name="ce4" table:formula="of:=[.D1501]*0.000621371" office:value-type="float" office:value="16.9717027247844">
            <text:p>16.9717</text:p>
          </table:table-cell>
          <table:table-cell table:style-name="ce4" table:formula="of:=[.E1501]*0.000621371" office:value-type="float" office:value="0.00735933171270079">
            <text:p>0.0074</text:p>
          </table:table-cell>
        </table:table-row>
        <table:table-row table:style-name="ro1">
          <table:table-cell table:style-name="ce1" office:value-type="float" office:value="30.3472867">
            <text:p>30.347287</text:p>
          </table:table-cell>
          <table:table-cell table:style-name="ce1" office:value-type="float" office:value="-97.7496506">
            <text:p>-97.749651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324.2598">
            <text:p>27324.26</text:p>
          </table:table-cell>
          <table:table-cell table:style-name="ce2" table:formula="of:=[.D1502]-[.D1501]" office:value-type="float" office:value="10.9434000000001">
            <text:p>10.94</text:p>
          </table:table-cell>
          <table:table-cell table:style-name="ce4" table:formula="of:=[.D1502]*0.000621371" office:value-type="float" office:value="16.9785026361858">
            <text:p>16.9785</text:p>
          </table:table-cell>
          <table:table-cell table:style-name="ce4" table:formula="of:=[.E1502]*0.000621371" office:value-type="float" office:value="0.00679991140140007">
            <text:p>0.0068</text:p>
          </table:table-cell>
        </table:table-row>
        <table:table-row table:style-name="ro1">
          <table:table-cell table:style-name="ce1" office:value-type="float" office:value="30.34738242">
            <text:p>30.347382</text:p>
          </table:table-cell>
          <table:table-cell table:style-name="ce1" office:value-type="float" office:value="-97.74960668">
            <text:p>-97.749607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335.6582">
            <text:p>27335.66</text:p>
          </table:table-cell>
          <table:table-cell table:style-name="ce2" table:formula="of:=[.D1503]-[.D1502]" office:value-type="float" office:value="11.3984000000019">
            <text:p>11.40</text:p>
          </table:table-cell>
          <table:table-cell table:style-name="ce4" table:formula="of:=[.D1503]*0.000621371" office:value-type="float" office:value="16.9855852713922">
            <text:p>16.9856</text:p>
          </table:table-cell>
          <table:table-cell table:style-name="ce4" table:formula="of:=[.E1503]*0.000621371" office:value-type="float" office:value="0.00708263520640115">
            <text:p>0.0071</text:p>
          </table:table-cell>
        </table:table-row>
        <table:table-row table:style-name="ro1">
          <table:table-cell table:style-name="ce1" office:value-type="float" office:value="30.34751644">
            <text:p>30.347516</text:p>
          </table:table-cell>
          <table:table-cell table:style-name="ce1" office:value-type="float" office:value="-97.74954482">
            <text:p>-97.749545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351.6367">
            <text:p>27351.64</text:p>
          </table:table-cell>
          <table:table-cell table:style-name="ce2" table:formula="of:=[.D1504]-[.D1503]" office:value-type="float" office:value="15.9784999999974">
            <text:p>15.98</text:p>
          </table:table-cell>
          <table:table-cell table:style-name="ce4" table:formula="of:=[.D1504]*0.000621371" office:value-type="float" office:value="16.9955138479157">
            <text:p>16.9955</text:p>
          </table:table-cell>
          <table:table-cell table:style-name="ce4" table:formula="of:=[.E1504]*0.000621371" office:value-type="float" office:value="0.00992857652349841">
            <text:p>0.0099</text:p>
          </table:table-cell>
        </table:table-row>
        <table:table-row table:style-name="ro1">
          <table:table-cell table:style-name="ce1" office:value-type="float" office:value="30.34762139">
            <text:p>30.347621</text:p>
          </table:table-cell>
          <table:table-cell table:style-name="ce1" office:value-type="float" office:value="-97.74949009">
            <text:p>-97.749490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7364.2734">
            <text:p>27364.27</text:p>
          </table:table-cell>
          <table:table-cell table:style-name="ce2" table:formula="of:=[.D1505]-[.D1504]" office:value-type="float" office:value="12.6366999999991">
            <text:p>12.64</text:p>
          </table:table-cell>
          <table:table-cell table:style-name="ce4" table:formula="of:=[.D1505]*0.000621371" office:value-type="float" office:value="17.0033659268314">
            <text:p>17.0034</text:p>
          </table:table-cell>
          <table:table-cell table:style-name="ce4" table:formula="of:=[.E1505]*0.000621371" office:value-type="float" office:value="0.00785207891569945">
            <text:p>0.0079</text:p>
          </table:table-cell>
        </table:table-row>
        <table:table-row table:style-name="ro1">
          <table:table-cell table:style-name="ce1" office:value-type="float" office:value="30.34763312">
            <text:p>30.347633</text:p>
          </table:table-cell>
          <table:table-cell table:style-name="ce1" office:value-type="float" office:value="-97.74948413">
            <text:p>-97.749484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7365.6719">
            <text:p>27365.67</text:p>
          </table:table-cell>
          <table:table-cell table:style-name="ce2" table:formula="of:=[.D1506]-[.D1505]" office:value-type="float" office:value="1.39850000000297">
            <text:p>1.40</text:p>
          </table:table-cell>
          <table:table-cell table:style-name="ce4" table:formula="of:=[.D1506]*0.000621371" office:value-type="float" office:value="17.0042349141749">
            <text:p>17.0042</text:p>
          </table:table-cell>
          <table:table-cell table:style-name="ce4" table:formula="of:=[.E1506]*0.000621371" office:value-type="float" office:value="0.000868987343501845">
            <text:p>0.0009</text:p>
          </table:table-cell>
        </table:table-row>
        <table:table-row table:style-name="ro1">
          <table:table-cell table:style-name="ce1" office:value-type="float" office:value="30.3477187">
            <text:p>30.347719</text:p>
          </table:table-cell>
          <table:table-cell table:style-name="ce1" office:value-type="float" office:value="-97.74944306">
            <text:p>-97.74944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375.9297">
            <text:p>27375.93</text:p>
          </table:table-cell>
          <table:table-cell table:style-name="ce2" table:formula="of:=[.D1507]-[.D1506]" office:value-type="float" office:value="10.2577999999994">
            <text:p>10.26</text:p>
          </table:table-cell>
          <table:table-cell table:style-name="ce4" table:formula="of:=[.D1507]*0.000621371" office:value-type="float" office:value="17.0106088136187">
            <text:p>17.0106</text:p>
          </table:table-cell>
          <table:table-cell table:style-name="ce4" table:formula="of:=[.E1507]*0.000621371" office:value-type="float" office:value="0.00637389944379963">
            <text:p>0.0064</text:p>
          </table:table-cell>
        </table:table-row>
        <table:table-row table:style-name="ro1">
          <table:table-cell table:style-name="ce1" office:value-type="float" office:value="30.34780327">
            <text:p>30.347803</text:p>
          </table:table-cell>
          <table:table-cell table:style-name="ce1" office:value-type="float" office:value="-97.74940694">
            <text:p>-97.749407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385.9512">
            <text:p>27385.95</text:p>
          </table:table-cell>
          <table:table-cell table:style-name="ce2" table:formula="of:=[.D1508]-[.D1507]" office:value-type="float" office:value="10.0214999999989">
            <text:p>10.02</text:p>
          </table:table-cell>
          <table:table-cell table:style-name="ce4" table:formula="of:=[.D1508]*0.000621371" office:value-type="float" office:value="17.0168358830952">
            <text:p>17.0168</text:p>
          </table:table-cell>
          <table:table-cell table:style-name="ce4" table:formula="of:=[.E1508]*0.000621371" office:value-type="float" office:value="0.00622706947649933">
            <text:p>0.0062</text:p>
          </table:table-cell>
        </table:table-row>
        <table:table-row table:style-name="ro1">
          <table:table-cell table:style-name="ce1" office:value-type="float" office:value="30.34790075">
            <text:p>30.347901</text:p>
          </table:table-cell>
          <table:table-cell table:style-name="ce1" office:value-type="float" office:value="-97.74935329">
            <text:p>-97.74935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397.9258">
            <text:p>27397.93</text:p>
          </table:table-cell>
          <table:table-cell table:style-name="ce2" table:formula="of:=[.D1509]-[.D1508]" office:value-type="float" office:value="11.9746000000014">
            <text:p>11.97</text:p>
          </table:table-cell>
          <table:table-cell table:style-name="ce4" table:formula="of:=[.D1509]*0.000621371" office:value-type="float" office:value="17.0242765522718">
            <text:p>17.0243</text:p>
          </table:table-cell>
          <table:table-cell table:style-name="ce4" table:formula="of:=[.E1509]*0.000621371" office:value-type="float" office:value="0.00744066917660085">
            <text:p>0.0074</text:p>
          </table:table-cell>
        </table:table-row>
        <table:table-row table:style-name="ro1">
          <table:table-cell table:style-name="ce1" office:value-type="float" office:value="30.34792892">
            <text:p>30.347929</text:p>
          </table:table-cell>
          <table:table-cell table:style-name="ce1" office:value-type="float" office:value="-97.74933678">
            <text:p>-97.749337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401.416">
            <text:p>27401.42</text:p>
          </table:table-cell>
          <table:table-cell table:style-name="ce2" table:formula="of:=[.D1510]-[.D1509]" office:value-type="float" office:value="3.49020000000019">
            <text:p>3.49</text:p>
          </table:table-cell>
          <table:table-cell table:style-name="ce4" table:formula="of:=[.D1510]*0.000621371" office:value-type="float" office:value="17.026445261336">
            <text:p>17.0264</text:p>
          </table:table-cell>
          <table:table-cell table:style-name="ce4" table:formula="of:=[.E1510]*0.000621371" office:value-type="float" office:value="0.00216870906420012">
            <text:p>0.0022</text:p>
          </table:table-cell>
        </table:table-row>
        <table:table-row table:style-name="ro1">
          <table:table-cell table:style-name="ce1" office:value-type="float" office:value="30.34798994">
            <text:p>30.347990</text:p>
          </table:table-cell>
          <table:table-cell table:style-name="ce1" office:value-type="float" office:value="-97.74930568">
            <text:p>-97.74930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408.7949">
            <text:p>27408.79</text:p>
          </table:table-cell>
          <table:table-cell table:style-name="ce2" table:formula="of:=[.D1511]-[.D1510]" office:value-type="float" office:value="7.3788999999997">
            <text:p>7.38</text:p>
          </table:table-cell>
          <table:table-cell table:style-name="ce4" table:formula="of:=[.D1511]*0.000621371" office:value-type="float" office:value="17.0310302958079">
            <text:p>17.0310</text:p>
          </table:table-cell>
          <table:table-cell table:style-name="ce4" table:formula="of:=[.E1511]*0.000621371" office:value-type="float" office:value="0.00458503447189982">
            <text:p>0.0046</text:p>
          </table:table-cell>
        </table:table-row>
        <table:table-row table:style-name="ro1">
          <table:table-cell table:style-name="ce1" office:value-type="float" office:value="30.34813193">
            <text:p>30.348132</text:p>
          </table:table-cell>
          <table:table-cell table:style-name="ce1" office:value-type="float" office:value="-97.74924399">
            <text:p>-97.749244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7425.6094">
            <text:p>27425.61</text:p>
          </table:table-cell>
          <table:table-cell table:style-name="ce2" table:formula="of:=[.D1512]-[.D1511]" office:value-type="float" office:value="16.8145000000004">
            <text:p>16.81</text:p>
          </table:table-cell>
          <table:table-cell table:style-name="ce4" table:formula="of:=[.D1512]*0.000621371" office:value-type="float" office:value="17.0414783384874">
            <text:p>17.0415</text:p>
          </table:table-cell>
          <table:table-cell table:style-name="ce4" table:formula="of:=[.E1512]*0.000621371" office:value-type="float" office:value="0.0104480426795003">
            <text:p>0.0104</text:p>
          </table:table-cell>
        </table:table-row>
        <table:table-row table:style-name="ro1">
          <table:table-cell table:style-name="ce1" office:value-type="float" office:value="30.34823092">
            <text:p>30.348231</text:p>
          </table:table-cell>
          <table:table-cell table:style-name="ce1" office:value-type="float" office:value="-97.74920183">
            <text:p>-97.749202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7437.25">
            <text:p>27437.25</text:p>
          </table:table-cell>
          <table:table-cell table:style-name="ce2" table:formula="of:=[.D1513]-[.D1512]" office:value-type="float" office:value="11.6405999999988">
            <text:p>11.64</text:p>
          </table:table-cell>
          <table:table-cell table:style-name="ce4" table:formula="of:=[.D1513]*0.000621371" office:value-type="float" office:value="17.04871146975">
            <text:p>17.0487</text:p>
          </table:table-cell>
          <table:table-cell table:style-name="ce4" table:formula="of:=[.E1513]*0.000621371" office:value-type="float" office:value="0.00723313126259926">
            <text:p>0.0072</text:p>
          </table:table-cell>
        </table:table-row>
        <table:table-row table:style-name="ro1">
          <table:table-cell table:style-name="ce1" office:value-type="float" office:value="30.34832865">
            <text:p>30.348329</text:p>
          </table:table-cell>
          <table:table-cell table:style-name="ce1" office:value-type="float" office:value="-97.74915095">
            <text:p>-97.749151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7449.082">
            <text:p>27449.08</text:p>
          </table:table-cell>
          <table:table-cell table:style-name="ce2" table:formula="of:=[.D1514]-[.D1513]" office:value-type="float" office:value="11.8319999999985">
            <text:p>11.83</text:p>
          </table:table-cell>
          <table:table-cell table:style-name="ce4" table:formula="of:=[.D1514]*0.000621371" office:value-type="float" office:value="17.056063531422">
            <text:p>17.0561</text:p>
          </table:table-cell>
          <table:table-cell table:style-name="ce4" table:formula="of:=[.E1514]*0.000621371" office:value-type="float" office:value="0.00735206167199908">
            <text:p>0.0074</text:p>
          </table:table-cell>
        </table:table-row>
        <table:table-row table:style-name="ro1">
          <table:table-cell table:style-name="ce1" office:value-type="float" office:value="30.34839964">
            <text:p>30.348400</text:p>
          </table:table-cell>
          <table:table-cell table:style-name="ce1" office:value-type="float" office:value="-97.74912564">
            <text:p>-97.749126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7457.2656">
            <text:p>27457.27</text:p>
          </table:table-cell>
          <table:table-cell table:style-name="ce2" table:formula="of:=[.D1515]-[.D1514]" office:value-type="float" office:value="8.1836000000003">
            <text:p>8.18</text:p>
          </table:table-cell>
          <table:table-cell table:style-name="ce4" table:formula="of:=[.D1515]*0.000621371" office:value-type="float" office:value="17.0611485831376">
            <text:p>17.0611</text:p>
          </table:table-cell>
          <table:table-cell table:style-name="ce4" table:formula="of:=[.E1515]*0.000621371" office:value-type="float" office:value="0.00508505171560018">
            <text:p>0.0051</text:p>
          </table:table-cell>
        </table:table-row>
        <table:table-row table:style-name="ro1">
          <table:table-cell table:style-name="ce1" office:value-type="float" office:value="30.34846704">
            <text:p>30.348467</text:p>
          </table:table-cell>
          <table:table-cell table:style-name="ce1" office:value-type="float" office:value="-97.74909865">
            <text:p>-97.749099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7465.1758">
            <text:p>27465.18</text:p>
          </table:table-cell>
          <table:table-cell table:style-name="ce2" table:formula="of:=[.D1516]-[.D1515]" office:value-type="float" office:value="7.91020000000208">
            <text:p>7.91</text:p>
          </table:table-cell>
          <table:table-cell table:style-name="ce4" table:formula="of:=[.D1516]*0.000621371" office:value-type="float" office:value="17.0660637520218">
            <text:p>17.0661</text:p>
          </table:table-cell>
          <table:table-cell table:style-name="ce4" table:formula="of:=[.E1516]*0.000621371" office:value-type="float" office:value="0.00491516888420129">
            <text:p>0.0049</text:p>
          </table:table-cell>
        </table:table-row>
        <table:table-row table:style-name="ro1">
          <table:table-cell table:style-name="ce1" office:value-type="float" office:value="30.34858304">
            <text:p>30.348583</text:p>
          </table:table-cell>
          <table:table-cell table:style-name="ce1" office:value-type="float" office:value="-97.74905272">
            <text:p>-97.749053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27478.8203">
            <text:p>27478.82</text:p>
          </table:table-cell>
          <table:table-cell table:style-name="ce2" table:formula="of:=[.D1517]-[.D1516]" office:value-type="float" office:value="13.6444999999985">
            <text:p>13.64</text:p>
          </table:table-cell>
          <table:table-cell table:style-name="ce4" table:formula="of:=[.D1517]*0.000621371" office:value-type="float" office:value="17.0745420486313">
            <text:p>17.0745</text:p>
          </table:table-cell>
          <table:table-cell table:style-name="ce4" table:formula="of:=[.E1517]*0.000621371" office:value-type="float" office:value="0.00847829660949908">
            <text:p>0.0085</text:p>
          </table:table-cell>
        </table:table-row>
        <table:table-row table:style-name="ro1">
          <table:table-cell table:style-name="ce1" office:value-type="float" office:value="30.34866225">
            <text:p>30.348662</text:p>
          </table:table-cell>
          <table:table-cell table:style-name="ce1" office:value-type="float" office:value="-97.74899966">
            <text:p>-97.749000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488.9023">
            <text:p>27488.90</text:p>
          </table:table-cell>
          <table:table-cell table:style-name="ce2" table:formula="of:=[.D1518]-[.D1517]" office:value-type="float" office:value="10.0820000000022">
            <text:p>10.08</text:p>
          </table:table-cell>
          <table:table-cell table:style-name="ce4" table:formula="of:=[.D1518]*0.000621371" office:value-type="float" office:value="17.0808067110533">
            <text:p>17.0808</text:p>
          </table:table-cell>
          <table:table-cell table:style-name="ce4" table:formula="of:=[.E1518]*0.000621371" office:value-type="float" office:value="0.00626466242200134">
            <text:p>0.0063</text:p>
          </table:table-cell>
        </table:table-row>
        <table:table-row table:style-name="ro1">
          <table:table-cell table:style-name="ce1" office:value-type="float" office:value="30.3487765">
            <text:p>30.348777</text:p>
          </table:table-cell>
          <table:table-cell table:style-name="ce1" office:value-type="float" office:value="-97.74893629">
            <text:p>-97.74893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502.9355">
            <text:p>27502.94</text:p>
          </table:table-cell>
          <table:table-cell table:style-name="ce2" table:formula="of:=[.D1519]-[.D1518]" office:value-type="float" office:value="14.033199999998">
            <text:p>14.03</text:p>
          </table:table-cell>
          <table:table-cell table:style-name="ce4" table:formula="of:=[.D1519]*0.000621371" office:value-type="float" office:value="17.0895265345705">
            <text:p>17.0895</text:p>
          </table:table-cell>
          <table:table-cell table:style-name="ce4" table:formula="of:=[.E1519]*0.000621371" office:value-type="float" office:value="0.00871982351719878">
            <text:p>0.0087</text:p>
          </table:table-cell>
        </table:table-row>
        <table:table-row table:style-name="ro1">
          <table:table-cell table:style-name="ce1" office:value-type="float" office:value="30.34887733">
            <text:p>30.348877</text:p>
          </table:table-cell>
          <table:table-cell table:style-name="ce1" office:value-type="float" office:value="-97.74889153">
            <text:p>-97.748892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7514.9102">
            <text:p>27514.91</text:p>
          </table:table-cell>
          <table:table-cell table:style-name="ce2" table:formula="of:=[.D1520]-[.D1519]" office:value-type="float" office:value="11.9746999999988">
            <text:p>11.97</text:p>
          </table:table-cell>
          <table:table-cell table:style-name="ce4" table:formula="of:=[.D1520]*0.000621371" office:value-type="float" office:value="17.0969672658842">
            <text:p>17.0970</text:p>
          </table:table-cell>
          <table:table-cell table:style-name="ce4" table:formula="of:=[.E1520]*0.000621371" office:value-type="float" office:value="0.00744073131369928">
            <text:p>0.0074</text:p>
          </table:table-cell>
        </table:table-row>
        <table:table-row table:style-name="ro1">
          <table:table-cell table:style-name="ce1" office:value-type="float" office:value="30.34900105">
            <text:p>30.349001</text:p>
          </table:table-cell>
          <table:table-cell table:style-name="ce1" office:value-type="float" office:value="-97.74883579">
            <text:p>-97.748836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529.6621">
            <text:p>27529.66</text:p>
          </table:table-cell>
          <table:table-cell table:style-name="ce2" table:formula="of:=[.D1521]-[.D1520]" office:value-type="float" office:value="14.7519000000029">
            <text:p>14.75</text:p>
          </table:table-cell>
          <table:table-cell table:style-name="ce4" table:formula="of:=[.D1521]*0.000621371" office:value-type="float" office:value="17.1061336687391">
            <text:p>17.1061</text:p>
          </table:table-cell>
          <table:table-cell table:style-name="ce4" table:formula="of:=[.E1521]*0.000621371" office:value-type="float" office:value="0.00916640285490182">
            <text:p>0.0092</text:p>
          </table:table-cell>
        </table:table-row>
        <table:table-row table:style-name="ro1">
          <table:table-cell table:style-name="ce1" office:value-type="float" office:value="30.34910842">
            <text:p>30.349108</text:p>
          </table:table-cell>
          <table:table-cell table:style-name="ce1" office:value-type="float" office:value="-97.74878056">
            <text:p>-97.748781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542.6504">
            <text:p>27542.65</text:p>
          </table:table-cell>
          <table:table-cell table:style-name="ce2" table:formula="of:=[.D1522]-[.D1521]" office:value-type="float" office:value="12.9882999999973">
            <text:p>12.99</text:p>
          </table:table-cell>
          <table:table-cell table:style-name="ce4" table:formula="of:=[.D1522]*0.000621371" office:value-type="float" office:value="17.1142042216984">
            <text:p>17.1142</text:p>
          </table:table-cell>
          <table:table-cell table:style-name="ce4" table:formula="of:=[.E1522]*0.000621371" office:value-type="float" office:value="0.00807055295929829">
            <text:p>0.0081</text:p>
          </table:table-cell>
        </table:table-row>
        <table:table-row table:style-name="ro1">
          <table:table-cell table:style-name="ce1" office:value-type="float" office:value="30.34920246">
            <text:p>30.349202</text:p>
          </table:table-cell>
          <table:table-cell table:style-name="ce1" office:value-type="float" office:value="-97.74874192">
            <text:p>-97.748742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7553.6875">
            <text:p>27553.69</text:p>
          </table:table-cell>
          <table:table-cell table:style-name="ce2" table:formula="of:=[.D1523]-[.D1522]" office:value-type="float" office:value="11.0371000000014">
            <text:p>11.04</text:p>
          </table:table-cell>
          <table:table-cell table:style-name="ce4" table:formula="of:=[.D1523]*0.000621371" office:value-type="float" office:value="17.1210623555625">
            <text:p>17.1211</text:p>
          </table:table-cell>
          <table:table-cell table:style-name="ce4" table:formula="of:=[.E1523]*0.000621371" office:value-type="float" office:value="0.00685813386410085">
            <text:p>0.0069</text:p>
          </table:table-cell>
        </table:table-row>
        <table:table-row table:style-name="ro1">
          <table:table-cell table:style-name="ce1" office:value-type="float" office:value="30.34934705">
            <text:p>30.349347</text:p>
          </table:table-cell>
          <table:table-cell table:style-name="ce1" office:value-type="float" office:value="-97.74869917">
            <text:p>-97.748699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570.2695">
            <text:p>27570.27</text:p>
          </table:table-cell>
          <table:table-cell table:style-name="ce2" table:formula="of:=[.D1524]-[.D1523]" office:value-type="float" office:value="16.5819999999985">
            <text:p>16.58</text:p>
          </table:table-cell>
          <table:table-cell table:style-name="ce4" table:formula="of:=[.D1524]*0.000621371" office:value-type="float" office:value="17.1313659294845">
            <text:p>17.1314</text:p>
          </table:table-cell>
          <table:table-cell table:style-name="ce4" table:formula="of:=[.E1524]*0.000621371" office:value-type="float" office:value="0.0103035739219991">
            <text:p>0.0103</text:p>
          </table:table-cell>
        </table:table-row>
        <table:table-row table:style-name="ro1">
          <table:table-cell table:style-name="ce1" office:value-type="float" office:value="30.34947094">
            <text:p>30.349471</text:p>
          </table:table-cell>
          <table:table-cell table:style-name="ce1" office:value-type="float" office:value="-97.74864276">
            <text:p>-97.748643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7584.9824">
            <text:p>27584.98</text:p>
          </table:table-cell>
          <table:table-cell table:style-name="ce2" table:formula="of:=[.D1525]-[.D1524]" office:value-type="float" office:value="14.7129000000023">
            <text:p>14.71</text:p>
          </table:table-cell>
          <table:table-cell table:style-name="ce4" table:formula="of:=[.D1525]*0.000621371" office:value-type="float" office:value="17.1405080988704">
            <text:p>17.1405</text:p>
          </table:table-cell>
          <table:table-cell table:style-name="ce4" table:formula="of:=[.E1525]*0.000621371" office:value-type="float" office:value="0.00914216938590141">
            <text:p>0.0091</text:p>
          </table:table-cell>
        </table:table-row>
        <table:table-row table:style-name="ro1">
          <table:table-cell table:style-name="ce1" office:value-type="float" office:value="30.34957387">
            <text:p>30.349574</text:p>
          </table:table-cell>
          <table:table-cell table:style-name="ce1" office:value-type="float" office:value="-97.74858685">
            <text:p>-97.748587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597.5469">
            <text:p>27597.55</text:p>
          </table:table-cell>
          <table:table-cell table:style-name="ce2" table:formula="of:=[.D1526]-[.D1525]" office:value-type="float" office:value="12.5645000000004">
            <text:p>12.56</text:p>
          </table:table-cell>
          <table:table-cell table:style-name="ce4" table:formula="of:=[.D1526]*0.000621371" office:value-type="float" office:value="17.1483153147999">
            <text:p>17.1483</text:p>
          </table:table-cell>
          <table:table-cell table:style-name="ce4" table:formula="of:=[.E1526]*0.000621371" office:value-type="float" office:value="0.00780721592950025">
            <text:p>0.0078</text:p>
          </table:table-cell>
        </table:table-row>
        <table:table-row table:style-name="ro1">
          <table:table-cell table:style-name="ce1" office:value-type="float" office:value="30.34969448">
            <text:p>30.349694</text:p>
          </table:table-cell>
          <table:table-cell table:style-name="ce1" office:value-type="float" office:value="-97.74852633">
            <text:p>-97.74852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7612.1465">
            <text:p>27612.15</text:p>
          </table:table-cell>
          <table:table-cell table:style-name="ce2" table:formula="of:=[.D1527]-[.D1526]" office:value-type="float" office:value="14.5995999999977">
            <text:p>14.60</text:p>
          </table:table-cell>
          <table:table-cell table:style-name="ce4" table:formula="of:=[.D1527]*0.000621371" office:value-type="float" office:value="17.1573870828515">
            <text:p>17.1574</text:p>
          </table:table-cell>
          <table:table-cell table:style-name="ce4" table:formula="of:=[.E1527]*0.000621371" office:value-type="float" office:value="0.00907176805159859">
            <text:p>0.0091</text:p>
          </table:table-cell>
        </table:table-row>
        <table:table-row table:style-name="ro1">
          <table:table-cell table:style-name="ce1" office:value-type="float" office:value="30.34978056">
            <text:p>30.349781</text:p>
          </table:table-cell>
          <table:table-cell table:style-name="ce1" office:value-type="float" office:value="-97.74848627">
            <text:p>-97.748486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622.5234">
            <text:p>27622.52</text:p>
          </table:table-cell>
          <table:table-cell table:style-name="ce2" table:formula="of:=[.D1528]-[.D1527]" office:value-type="float" office:value="10.3768999999993">
            <text:p>10.38</text:p>
          </table:table-cell>
          <table:table-cell table:style-name="ce4" table:formula="of:=[.D1528]*0.000621371" office:value-type="float" office:value="17.1638349875814">
            <text:p>17.1638</text:p>
          </table:table-cell>
          <table:table-cell table:style-name="ce4" table:formula="of:=[.E1528]*0.000621371" office:value-type="float" office:value="0.00644790472989956">
            <text:p>0.0064</text:p>
          </table:table-cell>
        </table:table-row>
        <table:table-row table:style-name="ro1">
          <table:table-cell table:style-name="ce1" office:value-type="float" office:value="30.34992239">
            <text:p>30.349922</text:p>
          </table:table-cell>
          <table:table-cell table:style-name="ce1" office:value-type="float" office:value="-97.74840874">
            <text:p>-97.74840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7639.9219">
            <text:p>27639.92</text:p>
          </table:table-cell>
          <table:table-cell table:style-name="ce2" table:formula="of:=[.D1529]-[.D1528]" office:value-type="float" office:value="17.398500000003">
            <text:p>17.40</text:p>
          </table:table-cell>
          <table:table-cell table:style-name="ce4" table:formula="of:=[.D1529]*0.000621371" office:value-type="float" office:value="17.1746459109249">
            <text:p>17.1746</text:p>
          </table:table-cell>
          <table:table-cell table:style-name="ce4" table:formula="of:=[.E1529]*0.000621371" office:value-type="float" office:value="0.0108109233435018">
            <text:p>0.0108</text:p>
          </table:table-cell>
        </table:table-row>
        <table:table-row table:style-name="ro1">
          <table:table-cell table:style-name="ce1" office:value-type="float" office:value="30.35007066">
            <text:p>30.350071</text:p>
          </table:table-cell>
          <table:table-cell table:style-name="ce1" office:value-type="float" office:value="-97.74833699">
            <text:p>-97.748337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657.7617">
            <text:p>27657.76</text:p>
          </table:table-cell>
          <table:table-cell table:style-name="ce2" table:formula="of:=[.D1530]-[.D1529]" office:value-type="float" office:value="17.8397999999979">
            <text:p>17.84</text:p>
          </table:table-cell>
          <table:table-cell table:style-name="ce4" table:formula="of:=[.D1530]*0.000621371" office:value-type="float" office:value="17.1857310452907">
            <text:p>17.1857</text:p>
          </table:table-cell>
          <table:table-cell table:style-name="ce4" table:formula="of:=[.E1530]*0.000621371" office:value-type="float" office:value="0.0110851343657987">
            <text:p>0.0111</text:p>
          </table:table-cell>
        </table:table-row>
        <table:table-row table:style-name="ro1">
          <table:table-cell table:style-name="ce1" office:value-type="float" office:value="30.35023863">
            <text:p>30.350239</text:p>
          </table:table-cell>
          <table:table-cell table:style-name="ce1" office:value-type="float" office:value="-97.74826172">
            <text:p>-97.748262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677.7129">
            <text:p>27677.71</text:p>
          </table:table-cell>
          <table:table-cell table:style-name="ce2" table:formula="of:=[.D1531]-[.D1530]" office:value-type="float" office:value="19.9511999999995">
            <text:p>19.95</text:p>
          </table:table-cell>
          <table:table-cell table:style-name="ce4" table:formula="of:=[.D1531]*0.000621371" office:value-type="float" office:value="17.1981281423859">
            <text:p>17.1981</text:p>
          </table:table-cell>
          <table:table-cell table:style-name="ce4" table:formula="of:=[.E1531]*0.000621371" office:value-type="float" office:value="0.0123970970951997">
            <text:p>0.0124</text:p>
          </table:table-cell>
        </table:table-row>
        <table:table-row table:style-name="ro1">
          <table:table-cell table:style-name="ce1" office:value-type="float" office:value="30.35033947">
            <text:p>30.350339</text:p>
          </table:table-cell>
          <table:table-cell table:style-name="ce1" office:value-type="float" office:value="-97.74821394">
            <text:p>-97.748214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7689.8262">
            <text:p>27689.83</text:p>
          </table:table-cell>
          <table:table-cell table:style-name="ce2" table:formula="of:=[.D1532]-[.D1531]" office:value-type="float" office:value="12.1133000000009">
            <text:p>12.11</text:p>
          </table:table-cell>
          <table:table-cell table:style-name="ce4" table:formula="of:=[.D1532]*0.000621371" office:value-type="float" office:value="17.2056549957202">
            <text:p>17.2057</text:p>
          </table:table-cell>
          <table:table-cell table:style-name="ce4" table:formula="of:=[.E1532]*0.000621371" office:value-type="float" office:value="0.00752685333430055">
            <text:p>0.0075</text:p>
          </table:table-cell>
        </table:table-row>
        <table:table-row table:style-name="ro1">
          <table:table-cell table:style-name="ce1" office:value-type="float" office:value="30.35035808">
            <text:p>30.350358</text:p>
          </table:table-cell>
          <table:table-cell table:style-name="ce1" office:value-type="float" office:value="-97.74821403">
            <text:p>-97.748214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691.7852">
            <text:p>27691.79</text:p>
          </table:table-cell>
          <table:table-cell table:style-name="ce2" table:formula="of:=[.D1533]-[.D1532]" office:value-type="float" office:value="1.95899999999892">
            <text:p>1.96</text:p>
          </table:table-cell>
          <table:table-cell table:style-name="ce4" table:formula="of:=[.D1533]*0.000621371" office:value-type="float" office:value="17.2068722615092">
            <text:p>17.2069</text:p>
          </table:table-cell>
          <table:table-cell table:style-name="ce4" table:formula="of:=[.E1533]*0.000621371" office:value-type="float" office:value="0.00121726578899933">
            <text:p>0.0012</text:p>
          </table:table-cell>
        </table:table-row>
        <table:table-row table:style-name="ro1">
          <table:table-cell table:style-name="ce1" office:value-type="float" office:value="30.35039487">
            <text:p>30.350395</text:p>
          </table:table-cell>
          <table:table-cell table:style-name="ce1" office:value-type="float" office:value="-97.7481805">
            <text:p>-97.748181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697.625">
            <text:p>27697.63</text:p>
          </table:table-cell>
          <table:table-cell table:style-name="ce2" table:formula="of:=[.D1534]-[.D1533]" office:value-type="float" office:value="5.83980000000156">
            <text:p>5.84</text:p>
          </table:table-cell>
          <table:table-cell table:style-name="ce4" table:formula="of:=[.D1534]*0.000621371" office:value-type="float" office:value="17.210500943875">
            <text:p>17.2105</text:p>
          </table:table-cell>
          <table:table-cell table:style-name="ce4" table:formula="of:=[.E1534]*0.000621371" office:value-type="float" office:value="0.00362868236580097">
            <text:p>0.0036</text:p>
          </table:table-cell>
        </table:table-row>
        <table:table-row table:style-name="ro1">
          <table:table-cell table:style-name="ce1" office:value-type="float" office:value="30.35041004">
            <text:p>30.350410</text:p>
          </table:table-cell>
          <table:table-cell table:style-name="ce1" office:value-type="float" office:value="-97.74817748">
            <text:p>-97.748177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699.291">
            <text:p>27699.29</text:p>
          </table:table-cell>
          <table:table-cell table:style-name="ce2" table:formula="of:=[.D1535]-[.D1534]" office:value-type="float" office:value="1.66600000000108">
            <text:p>1.67</text:p>
          </table:table-cell>
          <table:table-cell table:style-name="ce4" table:formula="of:=[.D1535]*0.000621371" office:value-type="float" office:value="17.211536147961">
            <text:p>17.2115</text:p>
          </table:table-cell>
          <table:table-cell table:style-name="ce4" table:formula="of:=[.E1535]*0.000621371" office:value-type="float" office:value="0.00103520408600067">
            <text:p>0.0010</text:p>
          </table:table-cell>
        </table:table-row>
        <table:table-row table:style-name="ro1">
          <table:table-cell table:style-name="ce1" office:value-type="float" office:value="30.35053946">
            <text:p>30.350539</text:p>
          </table:table-cell>
          <table:table-cell table:style-name="ce1" office:value-type="float" office:value="-97.74812635">
            <text:p>-97.748126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714.502">
            <text:p>27714.50</text:p>
          </table:table-cell>
          <table:table-cell table:style-name="ce2" table:formula="of:=[.D1536]-[.D1535]" office:value-type="float" office:value="15.2109999999993">
            <text:p>15.21</text:p>
          </table:table-cell>
          <table:table-cell table:style-name="ce4" table:formula="of:=[.D1536]*0.000621371" office:value-type="float" office:value="17.220987822242">
            <text:p>17.2210</text:p>
          </table:table-cell>
          <table:table-cell table:style-name="ce4" table:formula="of:=[.E1536]*0.000621371" office:value-type="float" office:value="0.00945167428099959">
            <text:p>0.0095</text:p>
          </table:table-cell>
        </table:table-row>
        <table:table-row table:style-name="ro1">
          <table:table-cell table:style-name="ce1" office:value-type="float" office:value="30.35065278">
            <text:p>30.350653</text:p>
          </table:table-cell>
          <table:table-cell table:style-name="ce1" office:value-type="float" office:value="-97.74807279">
            <text:p>-97.748073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7728.0078">
            <text:p>27728.01</text:p>
          </table:table-cell>
          <table:table-cell table:style-name="ce2" table:formula="of:=[.D1537]-[.D1536]" office:value-type="float" office:value="13.505799999999">
            <text:p>13.51</text:p>
          </table:table-cell>
          <table:table-cell table:style-name="ce4" table:formula="of:=[.D1537]*0.000621371" office:value-type="float" office:value="17.2293799346938">
            <text:p>17.2294</text:p>
          </table:table-cell>
          <table:table-cell table:style-name="ce4" table:formula="of:=[.E1537]*0.000621371" office:value-type="float" office:value="0.00839211245179938">
            <text:p>0.0084</text:p>
          </table:table-cell>
        </table:table-row>
        <table:table-row table:style-name="ro1">
          <table:table-cell table:style-name="ce1" office:value-type="float" office:value="30.35078597">
            <text:p>30.350786</text:p>
          </table:table-cell>
          <table:table-cell table:style-name="ce1" office:value-type="float" office:value="-97.74802493">
            <text:p>-97.748025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7743.4434">
            <text:p>27743.44</text:p>
          </table:table-cell>
          <table:table-cell table:style-name="ce2" table:formula="of:=[.D1538]-[.D1537]" office:value-type="float" office:value="15.4356000000007">
            <text:p>15.44</text:p>
          </table:table-cell>
          <table:table-cell table:style-name="ce4" table:formula="of:=[.D1538]*0.000621371" office:value-type="float" office:value="17.2389711689014">
            <text:p>17.2390</text:p>
          </table:table-cell>
          <table:table-cell table:style-name="ce4" table:formula="of:=[.E1538]*0.000621371" office:value-type="float" office:value="0.00959123420760044">
            <text:p>0.0096</text:p>
          </table:table-cell>
        </table:table-row>
        <table:table-row table:style-name="ro1">
          <table:table-cell table:style-name="ce1" office:value-type="float" office:value="30.35086158">
            <text:p>30.350862</text:p>
          </table:table-cell>
          <table:table-cell table:style-name="ce1" office:value-type="float" office:value="-97.74799375">
            <text:p>-97.747994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752.332">
            <text:p>27752.33</text:p>
          </table:table-cell>
          <table:table-cell table:style-name="ce2" table:formula="of:=[.D1539]-[.D1538]" office:value-type="float" office:value="8.88859999999841">
            <text:p>8.89</text:p>
          </table:table-cell>
          <table:table-cell table:style-name="ce4" table:formula="of:=[.D1539]*0.000621371" office:value-type="float" office:value="17.244494287172">
            <text:p>17.2445</text:p>
          </table:table-cell>
          <table:table-cell table:style-name="ce4" table:formula="of:=[.E1539]*0.000621371" office:value-type="float" office:value="0.00552311827059901">
            <text:p>0.0055</text:p>
          </table:table-cell>
        </table:table-row>
        <table:table-row table:style-name="ro1">
          <table:table-cell table:style-name="ce1" office:value-type="float" office:value="30.35092008">
            <text:p>30.350920</text:p>
          </table:table-cell>
          <table:table-cell table:style-name="ce1" office:value-type="float" office:value="-97.74795955">
            <text:p>-97.747960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759.5898">
            <text:p>27759.59</text:p>
          </table:table-cell>
          <table:table-cell table:style-name="ce2" table:formula="of:=[.D1540]-[.D1539]" office:value-type="float" office:value="7.25780000000304">
            <text:p>7.26</text:p>
          </table:table-cell>
          <table:table-cell table:style-name="ce4" table:formula="of:=[.D1540]*0.000621371" office:value-type="float" office:value="17.2490040736158">
            <text:p>17.2490</text:p>
          </table:table-cell>
          <table:table-cell table:style-name="ce4" table:formula="of:=[.E1540]*0.000621371" office:value-type="float" office:value="0.00450978644380189">
            <text:p>0.0045</text:p>
          </table:table-cell>
        </table:table-row>
        <table:table-row table:style-name="ro1">
          <table:table-cell table:style-name="ce1" office:value-type="float" office:value="30.35105025">
            <text:p>30.351050</text:p>
          </table:table-cell>
          <table:table-cell table:style-name="ce1" office:value-type="float" office:value="-97.74788596">
            <text:p>-97.747886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7775.6074">
            <text:p>27775.61</text:p>
          </table:table-cell>
          <table:table-cell table:style-name="ce2" table:formula="of:=[.D1541]-[.D1540]" office:value-type="float" office:value="16.0175999999992">
            <text:p>16.02</text:p>
          </table:table-cell>
          <table:table-cell table:style-name="ce4" table:formula="of:=[.D1541]*0.000621371" office:value-type="float" office:value="17.2589569457454">
            <text:p>17.2590</text:p>
          </table:table-cell>
          <table:table-cell table:style-name="ce4" table:formula="of:=[.E1541]*0.000621371" office:value-type="float" office:value="0.00995287212959951">
            <text:p>0.0100</text:p>
          </table:table-cell>
        </table:table-row>
        <table:table-row table:style-name="ro1">
          <table:table-cell table:style-name="ce1" office:value-type="float" office:value="30.35122979">
            <text:p>30.351230</text:p>
          </table:table-cell>
          <table:table-cell table:style-name="ce1" office:value-type="float" office:value="-97.74779007">
            <text:p>-97.747790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7797.5215">
            <text:p>27797.52</text:p>
          </table:table-cell>
          <table:table-cell table:style-name="ce2" table:formula="of:=[.D1542]-[.D1541]" office:value-type="float" office:value="21.9140999999981">
            <text:p>21.91</text:p>
          </table:table-cell>
          <table:table-cell table:style-name="ce4" table:formula="of:=[.D1542]*0.000621371" office:value-type="float" office:value="17.2725737319765">
            <text:p>17.2726</text:p>
          </table:table-cell>
          <table:table-cell table:style-name="ce4" table:formula="of:=[.E1542]*0.000621371" office:value-type="float" office:value="0.0136167862310988">
            <text:p>0.0136</text:p>
          </table:table-cell>
        </table:table-row>
        <table:table-row table:style-name="ro1">
          <table:table-cell table:style-name="ce1" office:value-type="float" office:value="30.35131764">
            <text:p>30.351318</text:p>
          </table:table-cell>
          <table:table-cell table:style-name="ce1" office:value-type="float" office:value="-97.74775604">
            <text:p>-97.747756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27807.7676">
            <text:p>27807.77</text:p>
          </table:table-cell>
          <table:table-cell table:style-name="ce2" table:formula="of:=[.D1543]-[.D1542]" office:value-type="float" office:value="10.2461000000003">
            <text:p>10.25</text:p>
          </table:table-cell>
          <table:table-cell table:style-name="ce4" table:formula="of:=[.D1543]*0.000621371" office:value-type="float" office:value="17.2789403613796">
            <text:p>17.2789</text:p>
          </table:table-cell>
          <table:table-cell table:style-name="ce4" table:formula="of:=[.E1543]*0.000621371" office:value-type="float" office:value="0.00636662940310019">
            <text:p>0.0064</text:p>
          </table:table-cell>
        </table:table-row>
        <table:table-row table:style-name="ro1">
          <table:table-cell table:style-name="ce1" office:value-type="float" office:value="30.35140355">
            <text:p>30.351404</text:p>
          </table:table-cell>
          <table:table-cell table:style-name="ce1" office:value-type="float" office:value="-97.74772159">
            <text:p>-97.747722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27817.8477">
            <text:p>27817.85</text:p>
          </table:table-cell>
          <table:table-cell table:style-name="ce2" table:formula="of:=[.D1544]-[.D1543]" office:value-type="float" office:value="10.0800999999992">
            <text:p>10.08</text:p>
          </table:table-cell>
          <table:table-cell table:style-name="ce4" table:formula="of:=[.D1544]*0.000621371" office:value-type="float" office:value="17.2852038431967">
            <text:p>17.2852</text:p>
          </table:table-cell>
          <table:table-cell table:style-name="ce4" table:formula="of:=[.E1544]*0.000621371" office:value-type="float" office:value="0.00626348181709952">
            <text:p>0.0063</text:p>
          </table:table-cell>
        </table:table-row>
        <table:table-row table:style-name="ro1">
          <table:table-cell table:style-name="ce1" office:value-type="float" office:value="30.35157337">
            <text:p>30.351573</text:p>
          </table:table-cell>
          <table:table-cell table:style-name="ce1" office:value-type="float" office:value="-97.74763165">
            <text:p>-97.747632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27838.5801">
            <text:p>27838.58</text:p>
          </table:table-cell>
          <table:table-cell table:style-name="ce2" table:formula="of:=[.D1545]-[.D1544]" office:value-type="float" office:value="20.7324000000008">
            <text:p>20.73</text:p>
          </table:table-cell>
          <table:table-cell table:style-name="ce4" table:formula="of:=[.D1545]*0.000621371" office:value-type="float" office:value="17.2980863553171">
            <text:p>17.2981</text:p>
          </table:table-cell>
          <table:table-cell table:style-name="ce4" table:formula="of:=[.E1545]*0.000621371" office:value-type="float" office:value="0.0128825121204005">
            <text:p>0.0129</text:p>
          </table:table-cell>
        </table:table-row>
        <table:table-row table:style-name="ro1">
          <table:table-cell table:style-name="ce1" office:value-type="float" office:value="30.35174738">
            <text:p>30.351747</text:p>
          </table:table-cell>
          <table:table-cell table:style-name="ce1" office:value-type="float" office:value="-97.74754766">
            <text:p>-97.747548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7859.5078">
            <text:p>27859.51</text:p>
          </table:table-cell>
          <table:table-cell table:style-name="ce2" table:formula="of:=[.D1546]-[.D1545]" office:value-type="float" office:value="20.9277000000002">
            <text:p>20.93</text:p>
          </table:table-cell>
          <table:table-cell table:style-name="ce4" table:formula="of:=[.D1546]*0.000621371" office:value-type="float" office:value="17.3110902211938">
            <text:p>17.3111</text:p>
          </table:table-cell>
          <table:table-cell table:style-name="ce4" table:formula="of:=[.E1546]*0.000621371" office:value-type="float" office:value="0.0130038658767001">
            <text:p>0.0130</text:p>
          </table:table-cell>
        </table:table-row>
        <table:table-row table:style-name="ro1">
          <table:table-cell table:style-name="ce1" office:value-type="float" office:value="30.35189138">
            <text:p>30.351891</text:p>
          </table:table-cell>
          <table:table-cell table:style-name="ce1" office:value-type="float" office:value="-97.74748212">
            <text:p>-97.747482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7876.6602">
            <text:p>27876.66</text:p>
          </table:table-cell>
          <table:table-cell table:style-name="ce2" table:formula="of:=[.D1547]-[.D1546]" office:value-type="float" office:value="17.152399999999">
            <text:p>17.15</text:p>
          </table:table-cell>
          <table:table-cell table:style-name="ce4" table:formula="of:=[.D1547]*0.000621371" office:value-type="float" office:value="17.3217482251342">
            <text:p>17.3217</text:p>
          </table:table-cell>
          <table:table-cell table:style-name="ce4" table:formula="of:=[.E1547]*0.000621371" office:value-type="float" office:value="0.0106580039403994">
            <text:p>0.0107</text:p>
          </table:table-cell>
        </table:table-row>
        <table:table-row table:style-name="ro1">
          <table:table-cell table:style-name="ce1" office:value-type="float" office:value="30.35199037">
            <text:p>30.351990</text:p>
          </table:table-cell>
          <table:table-cell table:style-name="ce1" office:value-type="float" office:value="-97.74744809">
            <text:p>-97.747448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7888.1309">
            <text:p>27888.13</text:p>
          </table:table-cell>
          <table:table-cell table:style-name="ce2" table:formula="of:=[.D1548]-[.D1547]" office:value-type="float" office:value="11.4707000000017">
            <text:p>11.47</text:p>
          </table:table-cell>
          <table:table-cell table:style-name="ce4" table:formula="of:=[.D1548]*0.000621371" office:value-type="float" office:value="17.3288757854639">
            <text:p>17.3289</text:p>
          </table:table-cell>
          <table:table-cell table:style-name="ce4" table:formula="of:=[.E1548]*0.000621371" office:value-type="float" office:value="0.00712756032970104">
            <text:p>0.0071</text:p>
          </table:table-cell>
        </table:table-row>
        <table:table-row table:style-name="ro1">
          <table:table-cell table:style-name="ce1" office:value-type="float" office:value="30.35209875">
            <text:p>30.352099</text:p>
          </table:table-cell>
          <table:table-cell table:style-name="ce1" office:value-type="float" office:value="-97.74740375">
            <text:p>-97.747404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7900.9336">
            <text:p>27900.93</text:p>
          </table:table-cell>
          <table:table-cell table:style-name="ce2" table:formula="of:=[.D1549]-[.D1548]" office:value-type="float" office:value="12.8027000000002">
            <text:p>12.80</text:p>
          </table:table-cell>
          <table:table-cell table:style-name="ce4" table:formula="of:=[.D1549]*0.000621371" office:value-type="float" office:value="17.3368310119656">
            <text:p>17.3368</text:p>
          </table:table-cell>
          <table:table-cell table:style-name="ce4" table:formula="of:=[.E1549]*0.000621371" office:value-type="float" office:value="0.00795522650170012">
            <text:p>0.0080</text:p>
          </table:table-cell>
        </table:table-row>
        <table:table-row table:style-name="ro1">
          <table:table-cell table:style-name="ce1" office:value-type="float" office:value="30.3522368">
            <text:p>30.352237</text:p>
          </table:table-cell>
          <table:table-cell table:style-name="ce1" office:value-type="float" office:value="-97.74735488">
            <text:p>-97.747355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27916.9434">
            <text:p>27916.94</text:p>
          </table:table-cell>
          <table:table-cell table:style-name="ce2" table:formula="of:=[.D1550]-[.D1549]" office:value-type="float" office:value="16.0097999999998">
            <text:p>16.01</text:p>
          </table:table-cell>
          <table:table-cell table:style-name="ce4" table:formula="of:=[.D1550]*0.000621371" office:value-type="float" office:value="17.3467790374014">
            <text:p>17.3468</text:p>
          </table:table-cell>
          <table:table-cell table:style-name="ce4" table:formula="of:=[.E1550]*0.000621371" office:value-type="float" office:value="0.00994802543579988">
            <text:p>0.0099</text:p>
          </table:table-cell>
        </table:table-row>
        <table:table-row table:style-name="ro1">
          <table:table-cell table:style-name="ce1" office:value-type="float" office:value="30.35239119">
            <text:p>30.352391</text:p>
          </table:table-cell>
          <table:table-cell table:style-name="ce1" office:value-type="float" office:value="-97.7472719">
            <text:p>-97.747272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7935.7871">
            <text:p>27935.79</text:p>
          </table:table-cell>
          <table:table-cell table:style-name="ce2" table:formula="of:=[.D1551]-[.D1550]" office:value-type="float" office:value="18.8437000000013">
            <text:p>18.84</text:p>
          </table:table-cell>
          <table:table-cell table:style-name="ce4" table:formula="of:=[.D1551]*0.000621371" office:value-type="float" office:value="17.3584879661141">
            <text:p>17.3585</text:p>
          </table:table-cell>
          <table:table-cell table:style-name="ce4" table:formula="of:=[.E1551]*0.000621371" office:value-type="float" office:value="0.0117089287127008">
            <text:p>0.0117</text:p>
          </table:table-cell>
        </table:table-row>
        <table:table-row table:style-name="ro1">
          <table:table-cell table:style-name="ce1" office:value-type="float" office:value="30.35250569">
            <text:p>30.352506</text:p>
          </table:table-cell>
          <table:table-cell table:style-name="ce1" office:value-type="float" office:value="-97.74721926">
            <text:p>-97.747219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7949.4297">
            <text:p>27949.43</text:p>
          </table:table-cell>
          <table:table-cell table:style-name="ce2" table:formula="of:=[.D1552]-[.D1551]" office:value-type="float" office:value="13.6425999999992">
            <text:p>13.64</text:p>
          </table:table-cell>
          <table:table-cell table:style-name="ce4" table:formula="of:=[.D1552]*0.000621371" office:value-type="float" office:value="17.3669650821187">
            <text:p>17.3670</text:p>
          </table:table-cell>
          <table:table-cell table:style-name="ce4" table:formula="of:=[.E1552]*0.000621371" office:value-type="float" office:value="0.00847711600459951">
            <text:p>0.0085</text:p>
          </table:table-cell>
        </table:table-row>
        <table:table-row table:style-name="ro1">
          <table:table-cell table:style-name="ce1" office:value-type="float" office:value="30.3526113">
            <text:p>30.352611</text:p>
          </table:table-cell>
          <table:table-cell table:style-name="ce1" office:value-type="float" office:value="-97.74717358">
            <text:p>-97.747174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7961.8672">
            <text:p>27961.87</text:p>
          </table:table-cell>
          <table:table-cell table:style-name="ce2" table:formula="of:=[.D1553]-[.D1552]" office:value-type="float" office:value="12.4375">
            <text:p>12.44</text:p>
          </table:table-cell>
          <table:table-cell table:style-name="ce4" table:formula="of:=[.D1553]*0.000621371" office:value-type="float" office:value="17.3746933839312">
            <text:p>17.3747</text:p>
          </table:table-cell>
          <table:table-cell table:style-name="ce4" table:formula="of:=[.E1553]*0.000621371" office:value-type="float" office:value="0.0077283018125">
            <text:p>0.0077</text:p>
          </table:table-cell>
        </table:table-row>
        <table:table-row table:style-name="ro1">
          <table:table-cell table:style-name="ce1" office:value-type="float" office:value="30.35271683">
            <text:p>30.352717</text:p>
          </table:table-cell>
          <table:table-cell table:style-name="ce1" office:value-type="float" office:value="-97.74711147">
            <text:p>-97.747111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7975.0176">
            <text:p>27975.02</text:p>
          </table:table-cell>
          <table:table-cell table:style-name="ce2" table:formula="of:=[.D1554]-[.D1553]" office:value-type="float" office:value="13.1503999999986">
            <text:p>13.15</text:p>
          </table:table-cell>
          <table:table-cell table:style-name="ce4" table:formula="of:=[.D1554]*0.000621371" office:value-type="float" office:value="17.3828646611296">
            <text:p>17.3829</text:p>
          </table:table-cell>
          <table:table-cell table:style-name="ce4" table:formula="of:=[.E1554]*0.000621371" office:value-type="float" office:value="0.00817127719839915">
            <text:p>0.0082</text:p>
          </table:table-cell>
        </table:table-row>
        <table:table-row table:style-name="ro1">
          <table:table-cell table:style-name="ce1" office:value-type="float" office:value="30.35281498">
            <text:p>30.352815</text:p>
          </table:table-cell>
          <table:table-cell table:style-name="ce1" office:value-type="float" office:value="-97.74703947">
            <text:p>-97.747039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27987.9375">
            <text:p>27987.94</text:p>
          </table:table-cell>
          <table:table-cell table:style-name="ce2" table:formula="of:=[.D1555]-[.D1554]" office:value-type="float" office:value="12.9199000000008">
            <text:p>12.92</text:p>
          </table:table-cell>
          <table:table-cell table:style-name="ce4" table:formula="of:=[.D1555]*0.000621371" office:value-type="float" office:value="17.3908927123125">
            <text:p>17.3909</text:p>
          </table:table-cell>
          <table:table-cell table:style-name="ce4" table:formula="of:=[.E1555]*0.000621371" office:value-type="float" office:value="0.00802805118290048">
            <text:p>0.0080</text:p>
          </table:table-cell>
        </table:table-row>
        <table:table-row table:style-name="ro1">
          <table:table-cell table:style-name="ce1" office:value-type="float" office:value="30.35291095">
            <text:p>30.352911</text:p>
          </table:table-cell>
          <table:table-cell table:style-name="ce1" office:value-type="float" office:value="-97.74700292">
            <text:p>-97.747003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27999.0957">
            <text:p>27999.10</text:p>
          </table:table-cell>
          <table:table-cell table:style-name="ce2" table:formula="of:=[.D1556]-[.D1555]" office:value-type="float" office:value="11.1582000000017">
            <text:p>11.16</text:p>
          </table:table-cell>
          <table:table-cell table:style-name="ce4" table:formula="of:=[.D1556]*0.000621371" office:value-type="float" office:value="17.3978260942047">
            <text:p>17.3978</text:p>
          </table:table-cell>
          <table:table-cell table:style-name="ce4" table:formula="of:=[.E1556]*0.000621371" office:value-type="float" office:value="0.00693338189220104">
            <text:p>0.0069</text:p>
          </table:table-cell>
        </table:table-row>
        <table:table-row table:style-name="ro1">
          <table:table-cell table:style-name="ce1" office:value-type="float" office:value="30.35302595">
            <text:p>30.353026</text:p>
          </table:table-cell>
          <table:table-cell table:style-name="ce1" office:value-type="float" office:value="-97.7469523">
            <text:p>-97.746952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28012.7266">
            <text:p>28012.73</text:p>
          </table:table-cell>
          <table:table-cell table:style-name="ce2" table:formula="of:=[.D1557]-[.D1556]" office:value-type="float" office:value="13.6309000000001">
            <text:p>13.63</text:p>
          </table:table-cell>
          <table:table-cell table:style-name="ce4" table:formula="of:=[.D1557]*0.000621371" office:value-type="float" office:value="17.4062959401686">
            <text:p>17.4063</text:p>
          </table:table-cell>
          <table:table-cell table:style-name="ce4" table:formula="of:=[.E1557]*0.000621371" office:value-type="float" office:value="0.00846984596390007">
            <text:p>0.0085</text:p>
          </table:table-cell>
        </table:table-row>
        <table:table-row table:style-name="ro1">
          <table:table-cell table:style-name="ce1" office:value-type="float" office:value="30.35313567">
            <text:p>30.353136</text:p>
          </table:table-cell>
          <table:table-cell table:style-name="ce1" office:value-type="float" office:value="-97.74689522">
            <text:p>-97.746895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28026.0488">
            <text:p>28026.05</text:p>
          </table:table-cell>
          <table:table-cell table:style-name="ce2" table:formula="of:=[.D1558]-[.D1557]" office:value-type="float" office:value="13.3221999999987">
            <text:p>13.32</text:p>
          </table:table-cell>
          <table:table-cell table:style-name="ce4" table:formula="of:=[.D1558]*0.000621371" office:value-type="float" office:value="17.4145739689048">
            <text:p>17.4146</text:p>
          </table:table-cell>
          <table:table-cell table:style-name="ce4" table:formula="of:=[.E1558]*0.000621371" office:value-type="float" office:value="0.00827802873619919">
            <text:p>0.0083</text:p>
          </table:table-cell>
        </table:table-row>
        <table:table-row table:style-name="ro1">
          <table:table-cell table:style-name="ce1" office:value-type="float" office:value="30.35325126">
            <text:p>30.353251</text:p>
          </table:table-cell>
          <table:table-cell table:style-name="ce1" office:value-type="float" office:value="-97.74684283">
            <text:p>-97.746843</text:p>
          </table:table-cell>
          <table:table-cell table:style-name="ce2" office:value-type="float" office:value="221.240601">
            <text:p>221.24</text:p>
          </table:table-cell>
          <table:table-cell table:style-name="ce2" office:value-type="float" office:value="28039.8438">
            <text:p>28039.84</text:p>
          </table:table-cell>
          <table:table-cell table:style-name="ce2" table:formula="of:=[.D1559]-[.D1558]" office:value-type="float" office:value="13.7949999999983">
            <text:p>13.79</text:p>
          </table:table-cell>
          <table:table-cell table:style-name="ce4" table:formula="of:=[.D1559]*0.000621371" office:value-type="float" office:value="17.4231457818498">
            <text:p>17.4231</text:p>
          </table:table-cell>
          <table:table-cell table:style-name="ce4" table:formula="of:=[.E1559]*0.000621371" office:value-type="float" office:value="0.00857181294499892">
            <text:p>0.0086</text:p>
          </table:table-cell>
        </table:table-row>
        <table:table-row table:style-name="ro1">
          <table:table-cell table:style-name="ce1" office:value-type="float" office:value="30.35335226">
            <text:p>30.353352</text:p>
          </table:table-cell>
          <table:table-cell table:style-name="ce1" office:value-type="float" office:value="-97.7468">
            <text:p>-97.746800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8051.7656">
            <text:p>28051.77</text:p>
          </table:table-cell>
          <table:table-cell table:style-name="ce2" table:formula="of:=[.D1560]-[.D1559]" office:value-type="float" office:value="11.9218000000001">
            <text:p>11.92</text:p>
          </table:table-cell>
          <table:table-cell table:style-name="ce4" table:formula="of:=[.D1560]*0.000621371" office:value-type="float" office:value="17.4305536426376">
            <text:p>17.4306</text:p>
          </table:table-cell>
          <table:table-cell table:style-name="ce4" table:formula="of:=[.E1560]*0.000621371" office:value-type="float" office:value="0.00740786078780005">
            <text:p>0.0074</text:p>
          </table:table-cell>
        </table:table-row>
        <table:table-row table:style-name="ro1">
          <table:table-cell table:style-name="ce1" office:value-type="float" office:value="30.35346223">
            <text:p>30.353462</text:p>
          </table:table-cell>
          <table:table-cell table:style-name="ce1" office:value-type="float" office:value="-97.74674426">
            <text:p>-97.746744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8065.0469">
            <text:p>28065.05</text:p>
          </table:table-cell>
          <table:table-cell table:style-name="ce2" table:formula="of:=[.D1561]-[.D1560]" office:value-type="float" office:value="13.2813000000024">
            <text:p>13.28</text:p>
          </table:table-cell>
          <table:table-cell table:style-name="ce4" table:formula="of:=[.D1561]*0.000621371" office:value-type="float" office:value="17.4388062572999">
            <text:p>17.4388</text:p>
          </table:table-cell>
          <table:table-cell table:style-name="ce4" table:formula="of:=[.E1561]*0.000621371" office:value-type="float" office:value="0.00825261466230148">
            <text:p>0.0083</text:p>
          </table:table-cell>
        </table:table-row>
        <table:table-row table:style-name="ro1">
          <table:table-cell table:style-name="ce1" office:value-type="float" office:value="30.35355435">
            <text:p>30.353554</text:p>
          </table:table-cell>
          <table:table-cell table:style-name="ce1" office:value-type="float" office:value="-97.74670453">
            <text:p>-97.746705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28076.0996">
            <text:p>28076.10</text:p>
          </table:table-cell>
          <table:table-cell table:style-name="ce2" table:formula="of:=[.D1562]-[.D1561]" office:value-type="float" office:value="11.0527000000002">
            <text:p>11.05</text:p>
          </table:table-cell>
          <table:table-cell table:style-name="ce4" table:formula="of:=[.D1562]*0.000621371" office:value-type="float" office:value="17.4456740845516">
            <text:p>17.4457</text:p>
          </table:table-cell>
          <table:table-cell table:style-name="ce4" table:formula="of:=[.E1562]*0.000621371" office:value-type="float" office:value="0.00686782725170012">
            <text:p>0.0069</text:p>
          </table:table-cell>
        </table:table-row>
        <table:table-row table:style-name="ro1">
          <table:table-cell table:style-name="ce1" office:value-type="float" office:value="30.35365367">
            <text:p>30.353654</text:p>
          </table:table-cell>
          <table:table-cell table:style-name="ce1" office:value-type="float" office:value="-97.74664602">
            <text:p>-97.746646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28088.2832">
            <text:p>28088.28</text:p>
          </table:table-cell>
          <table:table-cell table:style-name="ce2" table:formula="of:=[.D1563]-[.D1562]" office:value-type="float" office:value="12.1836000000003">
            <text:p>12.18</text:p>
          </table:table-cell>
          <table:table-cell table:style-name="ce4" table:formula="of:=[.D1563]*0.000621371" office:value-type="float" office:value="17.4532446202672">
            <text:p>17.4532</text:p>
          </table:table-cell>
          <table:table-cell table:style-name="ce4" table:formula="of:=[.E1563]*0.000621371" office:value-type="float" office:value="0.00757053571560019">
            <text:p>0.0076</text:p>
          </table:table-cell>
        </table:table-row>
        <table:table-row table:style-name="ro1">
          <table:table-cell table:style-name="ce1" office:value-type="float" office:value="30.35370883">
            <text:p>30.353709</text:p>
          </table:table-cell>
          <table:table-cell table:style-name="ce1" office:value-type="float" office:value="-97.74662465">
            <text:p>-97.746625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28094.7891">
            <text:p>28094.79</text:p>
          </table:table-cell>
          <table:table-cell table:style-name="ce2" table:formula="of:=[.D1564]-[.D1563]" office:value-type="float" office:value="6.50590000000011">
            <text:p>6.51</text:p>
          </table:table-cell>
          <table:table-cell table:style-name="ce4" table:formula="of:=[.D1564]*0.000621371" office:value-type="float" office:value="17.4572871978561">
            <text:p>17.4573</text:p>
          </table:table-cell>
          <table:table-cell table:style-name="ce4" table:formula="of:=[.E1564]*0.000621371" office:value-type="float" office:value="0.00404257758890007">
            <text:p>0.0040</text:p>
          </table:table-cell>
        </table:table-row>
        <table:table-row table:style-name="ro1">
          <table:table-cell table:style-name="ce1" office:value-type="float" office:value="30.35382575">
            <text:p>30.353826</text:p>
          </table:table-cell>
          <table:table-cell table:style-name="ce1" office:value-type="float" office:value="-97.74655307">
            <text:p>-97.746553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28109.4141">
            <text:p>28109.41</text:p>
          </table:table-cell>
          <table:table-cell table:style-name="ce2" table:formula="of:=[.D1565]-[.D1564]" office:value-type="float" office:value="14.625">
            <text:p>14.63</text:p>
          </table:table-cell>
          <table:table-cell table:style-name="ce4" table:formula="of:=[.D1565]*0.000621371" office:value-type="float" office:value="17.4663747487311">
            <text:p>17.4664</text:p>
          </table:table-cell>
          <table:table-cell table:style-name="ce4" table:formula="of:=[.E1565]*0.000621371" office:value-type="float" office:value="0.009087550875">
            <text:p>0.0091</text:p>
          </table:table-cell>
        </table:table-row>
        <table:table-row table:style-name="ro1">
          <table:table-cell table:style-name="ce1" office:value-type="float" office:value="30.35393606">
            <text:p>30.353936</text:p>
          </table:table-cell>
          <table:table-cell table:style-name="ce1" office:value-type="float" office:value="-97.74650093">
            <text:p>-97.746501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28122.6543">
            <text:p>28122.65</text:p>
          </table:table-cell>
          <table:table-cell table:style-name="ce2" table:formula="of:=[.D1566]-[.D1565]" office:value-type="float" office:value="13.2401999999966">
            <text:p>13.24</text:p>
          </table:table-cell>
          <table:table-cell table:style-name="ce4" table:formula="of:=[.D1566]*0.000621371" office:value-type="float" office:value="17.4746018250453">
            <text:p>17.4746</text:p>
          </table:table-cell>
          <table:table-cell table:style-name="ce4" table:formula="of:=[.E1566]*0.000621371" office:value-type="float" office:value="0.00822707631419786">
            <text:p>0.0082</text:p>
          </table:table-cell>
        </table:table-row>
        <table:table-row table:style-name="ro1">
          <table:table-cell table:style-name="ce1" office:value-type="float" office:value="30.35403455">
            <text:p>30.354035</text:p>
          </table:table-cell>
          <table:table-cell table:style-name="ce1" office:value-type="float" office:value="-97.7464602">
            <text:p>-97.746460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8134.2578">
            <text:p>28134.26</text:p>
          </table:table-cell>
          <table:table-cell table:style-name="ce2" table:formula="of:=[.D1567]-[.D1566]" office:value-type="float" office:value="11.6035000000011">
            <text:p>11.60</text:p>
          </table:table-cell>
          <table:table-cell table:style-name="ce4" table:formula="of:=[.D1567]*0.000621371" office:value-type="float" office:value="17.4818119034438">
            <text:p>17.4818</text:p>
          </table:table-cell>
          <table:table-cell table:style-name="ce4" table:formula="of:=[.E1567]*0.000621371" office:value-type="float" office:value="0.00721007839850067">
            <text:p>0.0072</text:p>
          </table:table-cell>
        </table:table-row>
        <table:table-row table:style-name="ro1">
          <table:table-cell table:style-name="ce1" office:value-type="float" office:value="30.35413723">
            <text:p>30.354137</text:p>
          </table:table-cell>
          <table:table-cell table:style-name="ce1" office:value-type="float" office:value="-97.74642122">
            <text:p>-97.746421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146.2129">
            <text:p>28146.21</text:p>
          </table:table-cell>
          <table:table-cell table:style-name="ce2" table:formula="of:=[.D1568]-[.D1567]" office:value-type="float" office:value="11.9550999999992">
            <text:p>11.96</text:p>
          </table:table-cell>
          <table:table-cell table:style-name="ce4" table:formula="of:=[.D1568]*0.000621371" office:value-type="float" office:value="17.4892404558859">
            <text:p>17.4892</text:p>
          </table:table-cell>
          <table:table-cell table:style-name="ce4" table:formula="of:=[.E1568]*0.000621371" office:value-type="float" office:value="0.00742855244209952">
            <text:p>0.0074</text:p>
          </table:table-cell>
        </table:table-row>
        <table:table-row table:style-name="ro1">
          <table:table-cell table:style-name="ce1" office:value-type="float" office:value="30.35425809">
            <text:p>30.354258</text:p>
          </table:table-cell>
          <table:table-cell table:style-name="ce1" office:value-type="float" office:value="-97.74637118">
            <text:p>-97.746371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8160.4453">
            <text:p>28160.45</text:p>
          </table:table-cell>
          <table:table-cell table:style-name="ce2" table:formula="of:=[.D1569]-[.D1568]" office:value-type="float" office:value="14.2324000000008">
            <text:p>14.23</text:p>
          </table:table-cell>
          <table:table-cell table:style-name="ce4" table:formula="of:=[.D1569]*0.000621371" office:value-type="float" office:value="17.4980840565063">
            <text:p>17.4981</text:p>
          </table:table-cell>
          <table:table-cell table:style-name="ce4" table:formula="of:=[.E1569]*0.000621371" office:value-type="float" office:value="0.00884360062040049">
            <text:p>0.0088</text:p>
          </table:table-cell>
        </table:table-row>
        <table:table-row table:style-name="ro1">
          <table:table-cell table:style-name="ce1" office:value-type="float" office:value="30.35440612">
            <text:p>30.354406</text:p>
          </table:table-cell>
          <table:table-cell table:style-name="ce1" office:value-type="float" office:value="-97.74629767">
            <text:p>-97.746298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178.3828">
            <text:p>28178.38</text:p>
          </table:table-cell>
          <table:table-cell table:style-name="ce2" table:formula="of:=[.D1570]-[.D1569]" office:value-type="float" office:value="17.9375">
            <text:p>17.94</text:p>
          </table:table-cell>
          <table:table-cell table:style-name="ce4" table:formula="of:=[.D1570]*0.000621371" office:value-type="float" office:value="17.5092298988188">
            <text:p>17.5092</text:p>
          </table:table-cell>
          <table:table-cell table:style-name="ce4" table:formula="of:=[.E1570]*0.000621371" office:value-type="float" office:value="0.0111458423125">
            <text:p>0.0111</text:p>
          </table:table-cell>
        </table:table-row>
        <table:table-row table:style-name="ro1">
          <table:table-cell table:style-name="ce1" office:value-type="float" office:value="30.35454316">
            <text:p>30.354543</text:p>
          </table:table-cell>
          <table:table-cell table:style-name="ce1" office:value-type="float" office:value="-97.74624185">
            <text:p>-97.746242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194.4727">
            <text:p>28194.47</text:p>
          </table:table-cell>
          <table:table-cell table:style-name="ce2" table:formula="of:=[.D1571]-[.D1570]" office:value-type="float" office:value="16.089899999999">
            <text:p>16.09</text:p>
          </table:table-cell>
          <table:table-cell table:style-name="ce4" table:formula="of:=[.D1571]*0.000621371" office:value-type="float" office:value="17.5192276960717">
            <text:p>17.5192</text:p>
          </table:table-cell>
          <table:table-cell table:style-name="ce4" table:formula="of:=[.E1571]*0.000621371" office:value-type="float" office:value="0.0099977972528994">
            <text:p>0.0100</text:p>
          </table:table-cell>
        </table:table-row>
        <table:table-row table:style-name="ro1">
          <table:table-cell table:style-name="ce1" office:value-type="float" office:value="30.35470225">
            <text:p>30.354702</text:p>
          </table:table-cell>
          <table:table-cell table:style-name="ce1" office:value-type="float" office:value="-97.74617085">
            <text:p>-97.746171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8213.3906">
            <text:p>28213.39</text:p>
          </table:table-cell>
          <table:table-cell table:style-name="ce2" table:formula="of:=[.D1572]-[.D1571]" office:value-type="float" office:value="18.9179000000004">
            <text:p>18.92</text:p>
          </table:table-cell>
          <table:table-cell table:style-name="ce4" table:formula="of:=[.D1572]*0.000621371" office:value-type="float" office:value="17.5309827305126">
            <text:p>17.5310</text:p>
          </table:table-cell>
          <table:table-cell table:style-name="ce4" table:formula="of:=[.E1572]*0.000621371" office:value-type="float" office:value="0.0117550344409002">
            <text:p>0.0118</text:p>
          </table:table-cell>
        </table:table-row>
        <table:table-row table:style-name="ro1">
          <table:table-cell table:style-name="ce1" office:value-type="float" office:value="30.35481415">
            <text:p>30.354814</text:p>
          </table:table-cell>
          <table:table-cell table:style-name="ce1" office:value-type="float" office:value="-97.74611235">
            <text:p>-97.746112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8227.0781">
            <text:p>28227.08</text:p>
          </table:table-cell>
          <table:table-cell table:style-name="ce2" table:formula="of:=[.D1573]-[.D1572]" office:value-type="float" office:value="13.6875">
            <text:p>13.69</text:p>
          </table:table-cell>
          <table:table-cell table:style-name="ce4" table:formula="of:=[.D1573]*0.000621371" office:value-type="float" office:value="17.5394877460751">
            <text:p>17.5395</text:p>
          </table:table-cell>
          <table:table-cell table:style-name="ce4" table:formula="of:=[.E1573]*0.000621371" office:value-type="float" office:value="0.0085050155625">
            <text:p>0.0085</text:p>
          </table:table-cell>
        </table:table-row>
        <table:table-row table:style-name="ro1">
          <table:table-cell table:style-name="ce1" office:value-type="float" office:value="30.35492814">
            <text:p>30.354928</text:p>
          </table:table-cell>
          <table:table-cell table:style-name="ce1" office:value-type="float" office:value="-97.74605149">
            <text:p>-97.746051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8241.002">
            <text:p>28241.00</text:p>
          </table:table-cell>
          <table:table-cell table:style-name="ce2" table:formula="of:=[.D1574]-[.D1573]" office:value-type="float" office:value="13.9239000000016">
            <text:p>13.92</text:p>
          </table:table-cell>
          <table:table-cell table:style-name="ce4" table:formula="of:=[.D1574]*0.000621371" office:value-type="float" office:value="17.548139653742">
            <text:p>17.5481</text:p>
          </table:table-cell>
          <table:table-cell table:style-name="ce4" table:formula="of:=[.E1574]*0.000621371" office:value-type="float" office:value="0.00865190766690099">
            <text:p>0.0087</text:p>
          </table:table-cell>
        </table:table-row>
        <table:table-row table:style-name="ro1">
          <table:table-cell table:style-name="ce1" office:value-type="float" office:value="30.35505655">
            <text:p>30.355057</text:p>
          </table:table-cell>
          <table:table-cell table:style-name="ce1" office:value-type="float" office:value="-97.74599064">
            <text:p>-97.745991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256.3828">
            <text:p>28256.38</text:p>
          </table:table-cell>
          <table:table-cell table:style-name="ce2" table:formula="of:=[.D1575]-[.D1574]" office:value-type="float" office:value="15.380799999999">
            <text:p>15.38</text:p>
          </table:table-cell>
          <table:table-cell table:style-name="ce4" table:formula="of:=[.D1575]*0.000621371" office:value-type="float" office:value="17.5576968368188">
            <text:p>17.5577</text:p>
          </table:table-cell>
          <table:table-cell table:style-name="ce4" table:formula="of:=[.E1575]*0.000621371" office:value-type="float" office:value="0.00955718307679938">
            <text:p>0.0096</text:p>
          </table:table-cell>
        </table:table-row>
        <table:table-row table:style-name="ro1">
          <table:table-cell table:style-name="ce1" office:value-type="float" office:value="30.35517013">
            <text:p>30.355170</text:p>
          </table:table-cell>
          <table:table-cell table:style-name="ce1" office:value-type="float" office:value="-97.74594169">
            <text:p>-97.745942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8270.1211">
            <text:p>28270.12</text:p>
          </table:table-cell>
          <table:table-cell table:style-name="ce2" table:formula="of:=[.D1576]-[.D1575]" office:value-type="float" office:value="13.7383000000009">
            <text:p>13.74</text:p>
          </table:table-cell>
          <table:table-cell table:style-name="ce4" table:formula="of:=[.D1576]*0.000621371" office:value-type="float" office:value="17.5662334180281">
            <text:p>17.5662</text:p>
          </table:table-cell>
          <table:table-cell table:style-name="ce4" table:formula="of:=[.E1576]*0.000621371" office:value-type="float" office:value="0.00853658120930055">
            <text:p>0.0085</text:p>
          </table:table-cell>
        </table:table-row>
        <table:table-row table:style-name="ro1">
          <table:table-cell table:style-name="ce1" office:value-type="float" office:value="30.35525772">
            <text:p>30.355258</text:p>
          </table:table-cell>
          <table:table-cell table:style-name="ce1" office:value-type="float" office:value="-97.74589852">
            <text:p>-97.745899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280.3672">
            <text:p>28280.37</text:p>
          </table:table-cell>
          <table:table-cell table:style-name="ce2" table:formula="of:=[.D1577]-[.D1576]" office:value-type="float" office:value="10.2461000000003">
            <text:p>10.25</text:p>
          </table:table-cell>
          <table:table-cell table:style-name="ce4" table:formula="of:=[.D1577]*0.000621371" office:value-type="float" office:value="17.5726000474312">
            <text:p>17.5726</text:p>
          </table:table-cell>
          <table:table-cell table:style-name="ce4" table:formula="of:=[.E1577]*0.000621371" office:value-type="float" office:value="0.00636662940310019">
            <text:p>0.0064</text:p>
          </table:table-cell>
        </table:table-row>
        <table:table-row table:style-name="ro1">
          <table:table-cell table:style-name="ce1" office:value-type="float" office:value="30.35536559">
            <text:p>30.355366</text:p>
          </table:table-cell>
          <table:table-cell table:style-name="ce1" office:value-type="float" office:value="-97.74586625">
            <text:p>-97.745866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8292.7676">
            <text:p>28292.77</text:p>
          </table:table-cell>
          <table:table-cell table:style-name="ce2" table:formula="of:=[.D1578]-[.D1577]" office:value-type="float" office:value="12.4003999999986">
            <text:p>12.40</text:p>
          </table:table-cell>
          <table:table-cell table:style-name="ce4" table:formula="of:=[.D1578]*0.000621371" office:value-type="float" office:value="17.5803052963796">
            <text:p>17.5803</text:p>
          </table:table-cell>
          <table:table-cell table:style-name="ce4" table:formula="of:=[.E1578]*0.000621371" office:value-type="float" office:value="0.00770524894839915">
            <text:p>0.0077</text:p>
          </table:table-cell>
        </table:table-row>
        <table:table-row table:style-name="ro1">
          <table:table-cell table:style-name="ce1" office:value-type="float" office:value="30.35548856">
            <text:p>30.355489</text:p>
          </table:table-cell>
          <table:table-cell table:style-name="ce1" office:value-type="float" office:value="-97.74580029">
            <text:p>-97.745800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8307.2949">
            <text:p>28307.29</text:p>
          </table:table-cell>
          <table:table-cell table:style-name="ce2" table:formula="of:=[.D1579]-[.D1578]" office:value-type="float" office:value="14.5273000000016">
            <text:p>14.53</text:p>
          </table:table-cell>
          <table:table-cell table:style-name="ce4" table:formula="of:=[.D1579]*0.000621371" office:value-type="float" office:value="17.5893321393079">
            <text:p>17.5893</text:p>
          </table:table-cell>
          <table:table-cell table:style-name="ce4" table:formula="of:=[.E1579]*0.000621371" office:value-type="float" office:value="0.00902684292830097">
            <text:p>0.0090</text:p>
          </table:table-cell>
        </table:table-row>
        <table:table-row table:style-name="ro1">
          <table:table-cell table:style-name="ce1" office:value-type="float" office:value="30.35559132">
            <text:p>30.355591</text:p>
          </table:table-cell>
          <table:table-cell table:style-name="ce1" office:value-type="float" office:value="-97.74575318">
            <text:p>-97.745753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319.5664">
            <text:p>28319.57</text:p>
          </table:table-cell>
          <table:table-cell table:style-name="ce2" table:formula="of:=[.D1580]-[.D1579]" office:value-type="float" office:value="12.2714999999989">
            <text:p>12.27</text:p>
          </table:table-cell>
          <table:table-cell table:style-name="ce4" table:formula="of:=[.D1580]*0.000621371" office:value-type="float" office:value="17.5969572935344">
            <text:p>17.5970</text:p>
          </table:table-cell>
          <table:table-cell table:style-name="ce4" table:formula="of:=[.E1580]*0.000621371" office:value-type="float" office:value="0.00762515422649933">
            <text:p>0.0076</text:p>
          </table:table-cell>
        </table:table-row>
        <table:table-row table:style-name="ro1">
          <table:table-cell table:style-name="ce1" office:value-type="float" office:value="30.35570456">
            <text:p>30.355705</text:p>
          </table:table-cell>
          <table:table-cell table:style-name="ce1" office:value-type="float" office:value="-97.74570884">
            <text:p>-97.745709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8332.8027">
            <text:p>28332.80</text:p>
          </table:table-cell>
          <table:table-cell table:style-name="ce2" table:formula="of:=[.D1581]-[.D1580]" office:value-type="float" office:value="13.2363000000005">
            <text:p>13.24</text:p>
          </table:table-cell>
          <table:table-cell table:style-name="ce4" table:formula="of:=[.D1581]*0.000621371" office:value-type="float" office:value="17.6051819465017">
            <text:p>17.6052</text:p>
          </table:table-cell>
          <table:table-cell table:style-name="ce4" table:formula="of:=[.E1581]*0.000621371" office:value-type="float" office:value="0.0082246529673003">
            <text:p>0.0082</text:p>
          </table:table-cell>
        </table:table-row>
        <table:table-row table:style-name="ro1">
          <table:table-cell table:style-name="ce1" office:value-type="float" office:value="30.35587505">
            <text:p>30.355875</text:p>
          </table:table-cell>
          <table:table-cell table:style-name="ce1" office:value-type="float" office:value="-97.74563022">
            <text:p>-97.745630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8353.1348">
            <text:p>28353.13</text:p>
          </table:table-cell>
          <table:table-cell table:style-name="ce2" table:formula="of:=[.D1582]-[.D1581]" office:value-type="float" office:value="20.3320999999996">
            <text:p>20.33</text:p>
          </table:table-cell>
          <table:table-cell table:style-name="ce4" table:formula="of:=[.D1582]*0.000621371" office:value-type="float" office:value="17.6178157238108">
            <text:p>17.6178</text:p>
          </table:table-cell>
          <table:table-cell table:style-name="ce4" table:formula="of:=[.E1582]*0.000621371" office:value-type="float" office:value="0.0126337773090998">
            <text:p>0.0126</text:p>
          </table:table-cell>
        </table:table-row>
        <table:table-row table:style-name="ro1">
          <table:table-cell table:style-name="ce1" office:value-type="float" office:value="30.35597454">
            <text:p>30.355975</text:p>
          </table:table-cell>
          <table:table-cell table:style-name="ce1" office:value-type="float" office:value="-97.7455832">
            <text:p>-97.745583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365.0371">
            <text:p>28365.04</text:p>
          </table:table-cell>
          <table:table-cell table:style-name="ce2" table:formula="of:=[.D1583]-[.D1582]" office:value-type="float" office:value="11.9023000000016">
            <text:p>11.90</text:p>
          </table:table-cell>
          <table:table-cell table:style-name="ce4" table:formula="of:=[.D1583]*0.000621371" office:value-type="float" office:value="17.6252114678641">
            <text:p>17.6252</text:p>
          </table:table-cell>
          <table:table-cell table:style-name="ce4" table:formula="of:=[.E1583]*0.000621371" office:value-type="float" office:value="0.00739574405330097">
            <text:p>0.0074</text:p>
          </table:table-cell>
        </table:table-row>
        <table:table-row table:style-name="ro1">
          <table:table-cell table:style-name="ce1" office:value-type="float" office:value="30.35598745">
            <text:p>30.355987</text:p>
          </table:table-cell>
          <table:table-cell table:style-name="ce1" office:value-type="float" office:value="-97.74557557">
            <text:p>-97.745576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366.627">
            <text:p>28366.63</text:p>
          </table:table-cell>
          <table:table-cell table:style-name="ce2" table:formula="of:=[.D1584]-[.D1583]" office:value-type="float" office:value="1.58989999999903">
            <text:p>1.59</text:p>
          </table:table-cell>
          <table:table-cell table:style-name="ce4" table:formula="of:=[.D1584]*0.000621371" office:value-type="float" office:value="17.626199385617">
            <text:p>17.6262</text:p>
          </table:table-cell>
          <table:table-cell table:style-name="ce4" table:formula="of:=[.E1584]*0.000621371" office:value-type="float" office:value="0.0009879177528994">
            <text:p>0.0010</text:p>
          </table:table-cell>
        </table:table-row>
        <table:table-row table:style-name="ro1">
          <table:table-cell table:style-name="ce1" office:value-type="float" office:value="30.35616464">
            <text:p>30.356165</text:p>
          </table:table-cell>
          <table:table-cell table:style-name="ce1" office:value-type="float" office:value="-97.74547826">
            <text:p>-97.745478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8388.4297">
            <text:p>28388.43</text:p>
          </table:table-cell>
          <table:table-cell table:style-name="ce2" table:formula="of:=[.D1585]-[.D1584]" office:value-type="float" office:value="21.8027000000002">
            <text:p>21.80</text:p>
          </table:table-cell>
          <table:table-cell table:style-name="ce4" table:formula="of:=[.D1585]*0.000621371" office:value-type="float" office:value="17.6397469511187">
            <text:p>17.6397</text:p>
          </table:table-cell>
          <table:table-cell table:style-name="ce4" table:formula="of:=[.E1585]*0.000621371" office:value-type="float" office:value="0.0135475655017001">
            <text:p>0.0135</text:p>
          </table:table-cell>
        </table:table-row>
        <table:table-row table:style-name="ro1">
          <table:table-cell table:style-name="ce1" office:value-type="float" office:value="30.35633613">
            <text:p>30.356336</text:p>
          </table:table-cell>
          <table:table-cell table:style-name="ce1" office:value-type="float" office:value="-97.7453791">
            <text:p>-97.745379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8409.6738">
            <text:p>28409.67</text:p>
          </table:table-cell>
          <table:table-cell table:style-name="ce2" table:formula="of:=[.D1586]-[.D1585]" office:value-type="float" office:value="21.2440999999999">
            <text:p>21.24</text:p>
          </table:table-cell>
          <table:table-cell table:style-name="ce4" table:formula="of:=[.D1586]*0.000621371" office:value-type="float" office:value="17.6529474187798">
            <text:p>17.6529</text:p>
          </table:table-cell>
          <table:table-cell table:style-name="ce4" table:formula="of:=[.E1586]*0.000621371" office:value-type="float" office:value="0.0132004676610999">
            <text:p>0.0132</text:p>
          </table:table-cell>
        </table:table-row>
        <table:table-row table:style-name="ro1">
          <table:table-cell table:style-name="ce1" office:value-type="float" office:value="30.35645138">
            <text:p>30.356451</text:p>
          </table:table-cell>
          <table:table-cell table:style-name="ce1" office:value-type="float" office:value="-97.74532855">
            <text:p>-97.74532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423.293">
            <text:p>28423.29</text:p>
          </table:table-cell>
          <table:table-cell table:style-name="ce2" table:formula="of:=[.D1587]-[.D1586]" office:value-type="float" office:value="13.619200000001">
            <text:p>13.62</text:p>
          </table:table-cell>
          <table:table-cell table:style-name="ce4" table:formula="of:=[.D1587]*0.000621371" office:value-type="float" office:value="17.661409994703">
            <text:p>17.6614</text:p>
          </table:table-cell>
          <table:table-cell table:style-name="ce4" table:formula="of:=[.E1587]*0.000621371" office:value-type="float" office:value="0.00846257592320062">
            <text:p>0.0085</text:p>
          </table:table-cell>
        </table:table-row>
        <table:table-row table:style-name="ro1">
          <table:table-cell table:style-name="ce1" office:value-type="float" office:value="30.35659086">
            <text:p>30.356591</text:p>
          </table:table-cell>
          <table:table-cell table:style-name="ce1" office:value-type="float" office:value="-97.74526167">
            <text:p>-97.745262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8439.9863">
            <text:p>28439.99</text:p>
          </table:table-cell>
          <table:table-cell table:style-name="ce2" table:formula="of:=[.D1588]-[.D1587]" office:value-type="float" office:value="16.693299999999">
            <text:p>16.69</text:p>
          </table:table-cell>
          <table:table-cell table:style-name="ce4" table:formula="of:=[.D1588]*0.000621371" office:value-type="float" office:value="17.6717827272173">
            <text:p>17.6718</text:p>
          </table:table-cell>
          <table:table-cell table:style-name="ce4" table:formula="of:=[.E1588]*0.000621371" office:value-type="float" office:value="0.0103727325142994">
            <text:p>0.0104</text:p>
          </table:table-cell>
        </table:table-row>
        <table:table-row table:style-name="ro1">
          <table:table-cell table:style-name="ce1" office:value-type="float" office:value="30.35675934">
            <text:p>30.356759</text:p>
          </table:table-cell>
          <table:table-cell table:style-name="ce1" office:value-type="float" office:value="-97.74519386">
            <text:p>-97.745194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8459.7832">
            <text:p>28459.78</text:p>
          </table:table-cell>
          <table:table-cell table:style-name="ce2" table:formula="of:=[.D1589]-[.D1588]" office:value-type="float" office:value="19.7969000000012">
            <text:p>19.80</text:p>
          </table:table-cell>
          <table:table-cell table:style-name="ce4" table:formula="of:=[.D1589]*0.000621371" office:value-type="float" office:value="17.6840839467672">
            <text:p>17.6841</text:p>
          </table:table-cell>
          <table:table-cell table:style-name="ce4" table:formula="of:=[.E1589]*0.000621371" office:value-type="float" office:value="0.0123012195499007">
            <text:p>0.0123</text:p>
          </table:table-cell>
        </table:table-row>
        <table:table-row table:style-name="ro1">
          <table:table-cell table:style-name="ce1" office:value-type="float" office:value="30.35690627">
            <text:p>30.356906</text:p>
          </table:table-cell>
          <table:table-cell table:style-name="ce1" office:value-type="float" office:value="-97.74513435">
            <text:p>-97.745134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8476.9688">
            <text:p>28476.97</text:p>
          </table:table-cell>
          <table:table-cell table:style-name="ce2" table:formula="of:=[.D1590]-[.D1589]" office:value-type="float" office:value="17.1855999999971">
            <text:p>17.19</text:p>
          </table:table-cell>
          <table:table-cell table:style-name="ce4" table:formula="of:=[.D1590]*0.000621371" office:value-type="float" office:value="17.6947625802248">
            <text:p>17.6948</text:p>
          </table:table-cell>
          <table:table-cell table:style-name="ce4" table:formula="of:=[.E1590]*0.000621371" office:value-type="float" office:value="0.0106786334575982">
            <text:p>0.0107</text:p>
          </table:table-cell>
        </table:table-row>
        <table:table-row table:style-name="ro1">
          <table:table-cell table:style-name="ce1" office:value-type="float" office:value="30.35703778">
            <text:p>30.357038</text:p>
          </table:table-cell>
          <table:table-cell table:style-name="ce1" office:value-type="float" office:value="-97.74507743">
            <text:p>-97.745077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8492.4395">
            <text:p>28492.44</text:p>
          </table:table-cell>
          <table:table-cell table:style-name="ce2" table:formula="of:=[.D1591]-[.D1590]" office:value-type="float" office:value="15.4707000000017">
            <text:p>15.47</text:p>
          </table:table-cell>
          <table:table-cell table:style-name="ce4" table:formula="of:=[.D1591]*0.000621371" office:value-type="float" office:value="17.7043756245545">
            <text:p>17.7044</text:p>
          </table:table-cell>
          <table:table-cell table:style-name="ce4" table:formula="of:=[.E1591]*0.000621371" office:value-type="float" office:value="0.00961304432970104">
            <text:p>0.0096</text:p>
          </table:table-cell>
        </table:table-row>
        <table:table-row table:style-name="ro1">
          <table:table-cell table:style-name="ce1" office:value-type="float" office:value="30.35715798">
            <text:p>30.357158</text:p>
          </table:table-cell>
          <table:table-cell table:style-name="ce1" office:value-type="float" office:value="-97.74501457">
            <text:p>-97.745015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8507.1113">
            <text:p>28507.11</text:p>
          </table:table-cell>
          <table:table-cell table:style-name="ce2" table:formula="of:=[.D1592]-[.D1591]" office:value-type="float" office:value="14.6718000000001">
            <text:p>14.67</text:p>
          </table:table-cell>
          <table:table-cell table:style-name="ce4" table:formula="of:=[.D1592]*0.000621371" office:value-type="float" office:value="17.7134922555923">
            <text:p>17.7135</text:p>
          </table:table-cell>
          <table:table-cell table:style-name="ce4" table:formula="of:=[.E1592]*0.000621371" office:value-type="float" office:value="0.00911663103780005">
            <text:p>0.0091</text:p>
          </table:table-cell>
        </table:table-row>
        <table:table-row table:style-name="ro1">
          <table:table-cell table:style-name="ce1" office:value-type="float" office:value="30.35727407">
            <text:p>30.357274</text:p>
          </table:table-cell>
          <table:table-cell table:style-name="ce1" office:value-type="float" office:value="-97.74495288">
            <text:p>-97.74495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8521.1719">
            <text:p>28521.17</text:p>
          </table:table-cell>
          <table:table-cell table:style-name="ce2" table:formula="of:=[.D1593]-[.D1592]" office:value-type="float" office:value="14.0606000000007">
            <text:p>14.06</text:p>
          </table:table-cell>
          <table:table-cell table:style-name="ce4" table:formula="of:=[.D1593]*0.000621371" office:value-type="float" office:value="17.7222291046749">
            <text:p>17.7222</text:p>
          </table:table-cell>
          <table:table-cell table:style-name="ce4" table:formula="of:=[.E1593]*0.000621371" office:value-type="float" office:value="0.00873684908260044">
            <text:p>0.0087</text:p>
          </table:table-cell>
        </table:table-row>
        <table:table-row table:style-name="ro1">
          <table:table-cell table:style-name="ce1" office:value-type="float" office:value="30.35739234">
            <text:p>30.357392</text:p>
          </table:table-cell>
          <table:table-cell table:style-name="ce1" office:value-type="float" office:value="-97.74488406">
            <text:p>-97.744884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8535.8359">
            <text:p>28535.84</text:p>
          </table:table-cell>
          <table:table-cell table:style-name="ce2" table:formula="of:=[.D1594]-[.D1593]" office:value-type="float" office:value="14.663999999997">
            <text:p>14.66</text:p>
          </table:table-cell>
          <table:table-cell table:style-name="ce4" table:formula="of:=[.D1594]*0.000621371" office:value-type="float" office:value="17.7313408890189">
            <text:p>17.7313</text:p>
          </table:table-cell>
          <table:table-cell table:style-name="ce4" table:formula="of:=[.E1594]*0.000621371" office:value-type="float" office:value="0.00911178434399816">
            <text:p>0.0091</text:p>
          </table:table-cell>
        </table:table-row>
        <table:table-row table:style-name="ro1">
          <table:table-cell table:style-name="ce1" office:value-type="float" office:value="30.35749426">
            <text:p>30.357494</text:p>
          </table:table-cell>
          <table:table-cell table:style-name="ce1" office:value-type="float" office:value="-97.74483847">
            <text:p>-97.744838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547.9473">
            <text:p>28547.95</text:p>
          </table:table-cell>
          <table:table-cell table:style-name="ce2" table:formula="of:=[.D1595]-[.D1594]" office:value-type="float" office:value="12.1114000000016">
            <text:p>12.11</text:p>
          </table:table-cell>
          <table:table-cell table:style-name="ce4" table:formula="of:=[.D1595]*0.000621371" office:value-type="float" office:value="17.7388665617483">
            <text:p>17.7389</text:p>
          </table:table-cell>
          <table:table-cell table:style-name="ce4" table:formula="of:=[.E1595]*0.000621371" office:value-type="float" office:value="0.00752567272940099">
            <text:p>0.0075</text:p>
          </table:table-cell>
        </table:table-row>
        <table:table-row table:style-name="ro1">
          <table:table-cell table:style-name="ce1" office:value-type="float" office:value="30.35761563">
            <text:p>30.357616</text:p>
          </table:table-cell>
          <table:table-cell table:style-name="ce1" office:value-type="float" office:value="-97.74479253">
            <text:p>-97.744793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8562.1191">
            <text:p>28562.12</text:p>
          </table:table-cell>
          <table:table-cell table:style-name="ce2" table:formula="of:=[.D1596]-[.D1595]" office:value-type="float" office:value="14.1718000000001">
            <text:p>14.17</text:p>
          </table:table-cell>
          <table:table-cell table:style-name="ce4" table:formula="of:=[.D1596]*0.000621371" office:value-type="float" office:value="17.7476725072861">
            <text:p>17.7477</text:p>
          </table:table-cell>
          <table:table-cell table:style-name="ce4" table:formula="of:=[.E1596]*0.000621371" office:value-type="float" office:value="0.00880594553780005">
            <text:p>0.0088</text:p>
          </table:table-cell>
        </table:table-row>
        <table:table-row table:style-name="ro1">
          <table:table-cell table:style-name="ce1" office:value-type="float" office:value="30.35774262">
            <text:p>30.357743</text:p>
          </table:table-cell>
          <table:table-cell table:style-name="ce1" office:value-type="float" office:value="-97.74472397">
            <text:p>-97.744724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8577.6035">
            <text:p>28577.60</text:p>
          </table:table-cell>
          <table:table-cell table:style-name="ce2" table:formula="of:=[.D1597]-[.D1596]" office:value-type="float" office:value="15.4844000000012">
            <text:p>15.48</text:p>
          </table:table-cell>
          <table:table-cell table:style-name="ce4" table:formula="of:=[.D1597]*0.000621371" office:value-type="float" office:value="17.7572940643985">
            <text:p>17.7573</text:p>
          </table:table-cell>
          <table:table-cell table:style-name="ce4" table:formula="of:=[.E1597]*0.000621371" office:value-type="float" office:value="0.00962155711240074">
            <text:p>0.0096</text:p>
          </table:table-cell>
        </table:table-row>
        <table:table-row table:style-name="ro1">
          <table:table-cell table:style-name="ce1" office:value-type="float" office:value="30.35784664">
            <text:p>30.357847</text:p>
          </table:table-cell>
          <table:table-cell table:style-name="ce1" office:value-type="float" office:value="-97.74466982">
            <text:p>-97.744670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8590.2715">
            <text:p>28590.27</text:p>
          </table:table-cell>
          <table:table-cell table:style-name="ce2" table:formula="of:=[.D1598]-[.D1597]" office:value-type="float" office:value="12.6679999999978">
            <text:p>12.67</text:p>
          </table:table-cell>
          <table:table-cell table:style-name="ce4" table:formula="of:=[.D1598]*0.000621371" office:value-type="float" office:value="17.7651655922265">
            <text:p>17.7652</text:p>
          </table:table-cell>
          <table:table-cell table:style-name="ce4" table:formula="of:=[.E1598]*0.000621371" office:value-type="float" office:value="0.00787152782799866">
            <text:p>0.0079</text:p>
          </table:table-cell>
        </table:table-row>
        <table:table-row table:style-name="ro1">
          <table:table-cell table:style-name="ce1" office:value-type="float" office:value="30.35798536">
            <text:p>30.357985</text:p>
          </table:table-cell>
          <table:table-cell table:style-name="ce1" office:value-type="float" office:value="-97.74460587">
            <text:p>-97.744606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28606.8457">
            <text:p>28606.85</text:p>
          </table:table-cell>
          <table:table-cell table:style-name="ce2" table:formula="of:=[.D1599]-[.D1598]" office:value-type="float" office:value="16.5742000000027">
            <text:p>16.57</text:p>
          </table:table-cell>
          <table:table-cell table:style-name="ce4" table:formula="of:=[.D1599]*0.000621371" office:value-type="float" office:value="17.7754643194547">
            <text:p>17.7755</text:p>
          </table:table-cell>
          <table:table-cell table:style-name="ce4" table:formula="of:=[.E1599]*0.000621371" office:value-type="float" office:value="0.0102987272282017">
            <text:p>0.0103</text:p>
          </table:table-cell>
        </table:table-row>
        <table:table-row table:style-name="ro1">
          <table:table-cell table:style-name="ce1" office:value-type="float" office:value="30.35818367">
            <text:p>30.358184</text:p>
          </table:table-cell>
          <table:table-cell table:style-name="ce1" office:value-type="float" office:value="-97.74451677">
            <text:p>-97.744517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630.4551">
            <text:p>28630.46</text:p>
          </table:table-cell>
          <table:table-cell table:style-name="ce2" table:formula="of:=[.D1600]-[.D1599]" office:value-type="float" office:value="23.6093999999976">
            <text:p>23.61</text:p>
          </table:table-cell>
          <table:table-cell table:style-name="ce4" table:formula="of:=[.D1600]*0.000621371" office:value-type="float" office:value="17.7901345159421">
            <text:p>17.7901</text:p>
          </table:table-cell>
          <table:table-cell table:style-name="ce4" table:formula="of:=[.E1600]*0.000621371" office:value-type="float" office:value="0.0146701964873985">
            <text:p>0.0147</text:p>
          </table:table-cell>
        </table:table-row>
        <table:table-row table:style-name="ro1">
          <table:table-cell table:style-name="ce1" office:value-type="float" office:value="30.35834578">
            <text:p>30.358346</text:p>
          </table:table-cell>
          <table:table-cell table:style-name="ce1" office:value-type="float" office:value="-97.74443798">
            <text:p>-97.744438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8649.959">
            <text:p>28649.96</text:p>
          </table:table-cell>
          <table:table-cell table:style-name="ce2" table:formula="of:=[.D1601]-[.D1600]" office:value-type="float" office:value="19.5038999999997">
            <text:p>19.50</text:p>
          </table:table-cell>
          <table:table-cell table:style-name="ce4" table:formula="of:=[.D1601]*0.000621371" office:value-type="float" office:value="17.802253673789">
            <text:p>17.8023</text:p>
          </table:table-cell>
          <table:table-cell table:style-name="ce4" table:formula="of:=[.E1601]*0.000621371" office:value-type="float" office:value="0.0121191578468998">
            <text:p>0.0121</text:p>
          </table:table-cell>
        </table:table-row>
        <table:table-row table:style-name="ro1">
          <table:table-cell table:style-name="ce1" office:value-type="float" office:value="30.35848592">
            <text:p>30.358486</text:p>
          </table:table-cell>
          <table:table-cell table:style-name="ce1" office:value-type="float" office:value="-97.74437377">
            <text:p>-97.744374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8666.707">
            <text:p>28666.71</text:p>
          </table:table-cell>
          <table:table-cell table:style-name="ce2" table:formula="of:=[.D1602]-[.D1601]" office:value-type="float" office:value="16.7479999999996">
            <text:p>16.75</text:p>
          </table:table-cell>
          <table:table-cell table:style-name="ce4" table:formula="of:=[.D1602]*0.000621371" office:value-type="float" office:value="17.812660395297">
            <text:p>17.8127</text:p>
          </table:table-cell>
          <table:table-cell table:style-name="ce4" table:formula="of:=[.E1602]*0.000621371" office:value-type="float" office:value="0.0104067215079997">
            <text:p>0.0104</text:p>
          </table:table-cell>
        </table:table-row>
        <table:table-row table:style-name="ro1">
          <table:table-cell table:style-name="ce1" office:value-type="float" office:value="30.35862288">
            <text:p>30.358623</text:p>
          </table:table-cell>
          <table:table-cell table:style-name="ce1" office:value-type="float" office:value="-97.74431309">
            <text:p>-97.744313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8682.9375">
            <text:p>28682.94</text:p>
          </table:table-cell>
          <table:table-cell table:style-name="ce2" table:formula="of:=[.D1603]-[.D1602]" office:value-type="float" office:value="16.2305000000015">
            <text:p>16.23</text:p>
          </table:table-cell>
          <table:table-cell table:style-name="ce4" table:formula="of:=[.D1603]*0.000621371" office:value-type="float" office:value="17.8227455573125">
            <text:p>17.8227</text:p>
          </table:table-cell>
          <table:table-cell table:style-name="ce4" table:formula="of:=[.E1603]*0.000621371" office:value-type="float" office:value="0.0100851620155009">
            <text:p>0.0101</text:p>
          </table:table-cell>
        </table:table-row>
        <table:table-row table:style-name="ro1">
          <table:table-cell table:style-name="ce1" office:value-type="float" office:value="30.35875649">
            <text:p>30.358756</text:p>
          </table:table-cell>
          <table:table-cell table:style-name="ce1" office:value-type="float" office:value="-97.74424125">
            <text:p>-97.744241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8699.2871">
            <text:p>28699.29</text:p>
          </table:table-cell>
          <table:table-cell table:style-name="ce2" table:formula="of:=[.D1604]-[.D1603]" office:value-type="float" office:value="16.3496000000014">
            <text:p>16.35</text:p>
          </table:table-cell>
          <table:table-cell table:style-name="ce4" table:formula="of:=[.D1604]*0.000621371" office:value-type="float" office:value="17.8329047246141">
            <text:p>17.8329</text:p>
          </table:table-cell>
          <table:table-cell table:style-name="ce4" table:formula="of:=[.E1604]*0.000621371" office:value-type="float" office:value="0.0101591673016009">
            <text:p>0.0102</text:p>
          </table:table-cell>
        </table:table-row>
        <table:table-row table:style-name="ro1">
          <table:table-cell table:style-name="ce1" office:value-type="float" office:value="30.35893167">
            <text:p>30.358932</text:p>
          </table:table-cell>
          <table:table-cell table:style-name="ce1" office:value-type="float" office:value="-97.74416448">
            <text:p>-97.744164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8720.0742">
            <text:p>28720.07</text:p>
          </table:table-cell>
          <table:table-cell table:style-name="ce2" table:formula="of:=[.D1605]-[.D1604]" office:value-type="float" office:value="20.7870999999977">
            <text:p>20.79</text:p>
          </table:table-cell>
          <table:table-cell table:style-name="ce4" table:formula="of:=[.D1605]*0.000621371" office:value-type="float" office:value="17.8458212257282">
            <text:p>17.8458</text:p>
          </table:table-cell>
          <table:table-cell table:style-name="ce4" table:formula="of:=[.E1605]*0.000621371" office:value-type="float" office:value="0.0129165011140986">
            <text:p>0.0129</text:p>
          </table:table-cell>
        </table:table-row>
        <table:table-row table:style-name="ro1">
          <table:table-cell table:style-name="ce1" office:value-type="float" office:value="30.35910015">
            <text:p>30.359100</text:p>
          </table:table-cell>
          <table:table-cell table:style-name="ce1" office:value-type="float" office:value="-97.74409449">
            <text:p>-97.744094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739.9199">
            <text:p>28739.92</text:p>
          </table:table-cell>
          <table:table-cell table:style-name="ce2" table:formula="of:=[.D1606]-[.D1605]" office:value-type="float" office:value="19.8457000000017">
            <text:p>19.85</text:p>
          </table:table-cell>
          <table:table-cell table:style-name="ce4" table:formula="of:=[.D1606]*0.000621371" office:value-type="float" office:value="17.8581527681829">
            <text:p>17.8582</text:p>
          </table:table-cell>
          <table:table-cell table:style-name="ce4" table:formula="of:=[.E1606]*0.000621371" office:value-type="float" office:value="0.012331542454701">
            <text:p>0.0123</text:p>
          </table:table-cell>
        </table:table-row>
        <table:table-row table:style-name="ro1">
          <table:table-cell table:style-name="ce1" office:value-type="float" office:value="30.35926385">
            <text:p>30.359264</text:p>
          </table:table-cell>
          <table:table-cell table:style-name="ce1" office:value-type="float" office:value="-97.74402039">
            <text:p>-97.744020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8759.4434">
            <text:p>28759.44</text:p>
          </table:table-cell>
          <table:table-cell table:style-name="ce2" table:formula="of:=[.D1607]-[.D1606]" office:value-type="float" office:value="19.5234999999993">
            <text:p>19.52</text:p>
          </table:table-cell>
          <table:table-cell table:style-name="ce4" table:formula="of:=[.D1607]*0.000621371" office:value-type="float" office:value="17.8702841049014">
            <text:p>17.8703</text:p>
          </table:table-cell>
          <table:table-cell table:style-name="ce4" table:formula="of:=[.E1607]*0.000621371" office:value-type="float" office:value="0.0121313367184996">
            <text:p>0.0121</text:p>
          </table:table-cell>
        </table:table-row>
        <table:table-row table:style-name="ro1">
          <table:table-cell table:style-name="ce1" office:value-type="float" office:value="30.35942394">
            <text:p>30.359424</text:p>
          </table:table-cell>
          <table:table-cell table:style-name="ce1" office:value-type="float" office:value="-97.74394956">
            <text:p>-97.743950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778.4707">
            <text:p>28778.47</text:p>
          </table:table-cell>
          <table:table-cell table:style-name="ce2" table:formula="of:=[.D1608]-[.D1607]" office:value-type="float" office:value="19.0273000000016">
            <text:p>19.03</text:p>
          </table:table-cell>
          <table:table-cell table:style-name="ce4" table:formula="of:=[.D1608]*0.000621371" office:value-type="float" office:value="17.8821071173297">
            <text:p>17.8821</text:p>
          </table:table-cell>
          <table:table-cell table:style-name="ce4" table:formula="of:=[.E1608]*0.000621371" office:value-type="float" office:value="0.011823012428301">
            <text:p>0.0118</text:p>
          </table:table-cell>
        </table:table-row>
        <table:table-row table:style-name="ro1">
          <table:table-cell table:style-name="ce1" office:value-type="float" office:value="30.35958664">
            <text:p>30.359587</text:p>
          </table:table-cell>
          <table:table-cell table:style-name="ce1" office:value-type="float" office:value="-97.74387429">
            <text:p>-97.743874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797.9043">
            <text:p>28797.90</text:p>
          </table:table-cell>
          <table:table-cell table:style-name="ce2" table:formula="of:=[.D1609]-[.D1608]" office:value-type="float" office:value="19.4335999999967">
            <text:p>19.43</text:p>
          </table:table-cell>
          <table:table-cell table:style-name="ce4" table:formula="of:=[.D1609]*0.000621371" office:value-type="float" office:value="17.8941825927953">
            <text:p>17.8942</text:p>
          </table:table-cell>
          <table:table-cell table:style-name="ce4" table:formula="of:=[.E1609]*0.000621371" office:value-type="float" office:value="0.0120754754655979">
            <text:p>0.0121</text:p>
          </table:table-cell>
        </table:table-row>
        <table:table-row table:style-name="ro1">
          <table:table-cell table:style-name="ce1" office:value-type="float" office:value="30.35970968">
            <text:p>30.359710</text:p>
          </table:table-cell>
          <table:table-cell table:style-name="ce1" office:value-type="float" office:value="-97.74377455">
            <text:p>-97.743775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8814.9863">
            <text:p>28814.99</text:p>
          </table:table-cell>
          <table:table-cell table:style-name="ce2" table:formula="of:=[.D1610]-[.D1609]" office:value-type="float" office:value="17.0820000000022">
            <text:p>17.08</text:p>
          </table:table-cell>
          <table:table-cell table:style-name="ce4" table:formula="of:=[.D1610]*0.000621371" office:value-type="float" office:value="17.9047968522173">
            <text:p>17.9048</text:p>
          </table:table-cell>
          <table:table-cell table:style-name="ce4" table:formula="of:=[.E1610]*0.000621371" office:value-type="float" office:value="0.0106142594220013">
            <text:p>0.0106</text:p>
          </table:table-cell>
        </table:table-row>
        <table:table-row table:style-name="ro1">
          <table:table-cell table:style-name="ce1" office:value-type="float" office:value="30.35971974">
            <text:p>30.359720</text:p>
          </table:table-cell>
          <table:table-cell table:style-name="ce1" office:value-type="float" office:value="-97.74373926">
            <text:p>-97.743739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8818.5293">
            <text:p>28818.53</text:p>
          </table:table-cell>
          <table:table-cell table:style-name="ce2" table:formula="of:=[.D1611]-[.D1610]" office:value-type="float" office:value="3.54299999999785">
            <text:p>3.54</text:p>
          </table:table-cell>
          <table:table-cell table:style-name="ce4" table:formula="of:=[.D1611]*0.000621371" office:value-type="float" office:value="17.9069983696703">
            <text:p>17.9070</text:p>
          </table:table-cell>
          <table:table-cell table:style-name="ce4" table:formula="of:=[.E1611]*0.000621371" office:value-type="float" office:value="0.00220151745299866">
            <text:p>0.0022</text:p>
          </table:table-cell>
        </table:table-row>
        <table:table-row table:style-name="ro1">
          <table:table-cell table:style-name="ce1" office:value-type="float" office:value="30.35970516">
            <text:p>30.359705</text:p>
          </table:table-cell>
          <table:table-cell table:style-name="ce1" office:value-type="float" office:value="-97.7436795">
            <text:p>-97.743680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824.5488">
            <text:p>28824.55</text:p>
          </table:table-cell>
          <table:table-cell table:style-name="ce2" table:formula="of:=[.D1612]-[.D1611]" office:value-type="float" office:value="6.01950000000215">
            <text:p>6.02</text:p>
          </table:table-cell>
          <table:table-cell table:style-name="ce4" table:formula="of:=[.D1612]*0.000621371" office:value-type="float" office:value="17.9107387124048">
            <text:p>17.9107</text:p>
          </table:table-cell>
          <table:table-cell table:style-name="ce4" table:formula="of:=[.E1612]*0.000621371" office:value-type="float" office:value="0.00374034273450134">
            <text:p>0.0037</text:p>
          </table:table-cell>
        </table:table-row>
        <table:table-row table:style-name="ro1">
          <table:table-cell table:style-name="ce1" office:value-type="float" office:value="30.35964799">
            <text:p>30.359648</text:p>
          </table:table-cell>
          <table:table-cell table:style-name="ce1" office:value-type="float" office:value="-97.74357506">
            <text:p>-97.743575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8836.4844">
            <text:p>28836.48</text:p>
          </table:table-cell>
          <table:table-cell table:style-name="ce2" table:formula="of:=[.D1613]-[.D1612]" office:value-type="float" office:value="11.9356000000007">
            <text:p>11.94</text:p>
          </table:table-cell>
          <table:table-cell table:style-name="ce4" table:formula="of:=[.D1613]*0.000621371" office:value-type="float" office:value="17.9181551481124">
            <text:p>17.9182</text:p>
          </table:table-cell>
          <table:table-cell table:style-name="ce4" table:formula="of:=[.E1613]*0.000621371" office:value-type="float" office:value="0.00741643570760044">
            <text:p>0.0074</text:p>
          </table:table-cell>
        </table:table-row>
        <table:table-row table:style-name="ro1">
          <table:table-cell table:style-name="ce1" office:value-type="float" office:value="30.35961019">
            <text:p>30.359610</text:p>
          </table:table-cell>
          <table:table-cell table:style-name="ce1" office:value-type="float" office:value="-97.74348982">
            <text:p>-97.743490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8845.7031">
            <text:p>28845.70</text:p>
          </table:table-cell>
          <table:table-cell table:style-name="ce2" table:formula="of:=[.D1614]-[.D1613]" office:value-type="float" office:value="9.21869999999763">
            <text:p>9.22</text:p>
          </table:table-cell>
          <table:table-cell table:style-name="ce4" table:formula="of:=[.D1614]*0.000621371" office:value-type="float" office:value="17.9238833809501">
            <text:p>17.9239</text:p>
          </table:table-cell>
          <table:table-cell table:style-name="ce4" table:formula="of:=[.E1614]*0.000621371" office:value-type="float" office:value="0.00572823283769852">
            <text:p>0.0057</text:p>
          </table:table-cell>
        </table:table-row>
        <table:table-row table:style-name="ro1">
          <table:table-cell table:style-name="ce1" office:value-type="float" office:value="30.35958546">
            <text:p>30.359585</text:p>
          </table:table-cell>
          <table:table-cell table:style-name="ce1" office:value-type="float" office:value="-97.74343768">
            <text:p>-97.743438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8851.3848">
            <text:p>28851.38</text:p>
          </table:table-cell>
          <table:table-cell table:style-name="ce2" table:formula="of:=[.D1615]-[.D1614]" office:value-type="float" office:value="5.681700000001">
            <text:p>5.68</text:p>
          </table:table-cell>
          <table:table-cell table:style-name="ce4" table:formula="of:=[.D1615]*0.000621371" office:value-type="float" office:value="17.9274138245608">
            <text:p>17.9274</text:p>
          </table:table-cell>
          <table:table-cell table:style-name="ce4" table:formula="of:=[.E1615]*0.000621371" office:value-type="float" office:value="0.00353044361070062">
            <text:p>0.0035</text:p>
          </table:table-cell>
        </table:table-row>
        <table:table-row table:style-name="ro1">
          <table:table-cell table:style-name="ce1" office:value-type="float" office:value="30.35952779">
            <text:p>30.359528</text:p>
          </table:table-cell>
          <table:table-cell table:style-name="ce1" office:value-type="float" office:value="-97.74332805">
            <text:p>-97.743328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8863.6992">
            <text:p>28863.70</text:p>
          </table:table-cell>
          <table:table-cell table:style-name="ce2" table:formula="of:=[.D1616]-[.D1615]" office:value-type="float" office:value="12.3143999999993">
            <text:p>12.31</text:p>
          </table:table-cell>
          <table:table-cell table:style-name="ce4" table:formula="of:=[.D1616]*0.000621371" office:value-type="float" office:value="17.9350656356032">
            <text:p>17.9351</text:p>
          </table:table-cell>
          <table:table-cell table:style-name="ce4" table:formula="of:=[.E1616]*0.000621371" office:value-type="float" office:value="0.00765181104239956">
            <text:p>0.0077</text:p>
          </table:table-cell>
        </table:table-row>
        <table:table-row table:style-name="ro1">
          <table:table-cell table:style-name="ce1" office:value-type="float" office:value="30.35947985">
            <text:p>30.359480</text:p>
          </table:table-cell>
          <table:table-cell table:style-name="ce1" office:value-type="float" office:value="-97.74322604">
            <text:p>-97.743226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874.8359">
            <text:p>28874.84</text:p>
          </table:table-cell>
          <table:table-cell table:style-name="ce2" table:formula="of:=[.D1617]-[.D1616]" office:value-type="float" office:value="11.1366999999991">
            <text:p>11.14</text:p>
          </table:table-cell>
          <table:table-cell table:style-name="ce4" table:formula="of:=[.D1617]*0.000621371" office:value-type="float" office:value="17.9419856580189">
            <text:p>17.9420</text:p>
          </table:table-cell>
          <table:table-cell table:style-name="ce4" table:formula="of:=[.E1617]*0.000621371" office:value-type="float" office:value="0.00692002241569945">
            <text:p>0.0069</text:p>
          </table:table-cell>
        </table:table-row>
        <table:table-row table:style-name="ro1">
          <table:table-cell table:style-name="ce1" office:value-type="float" office:value="30.35943878">
            <text:p>30.359439</text:p>
          </table:table-cell>
          <table:table-cell table:style-name="ce1" office:value-type="float" office:value="-97.74310308">
            <text:p>-97.743103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887.5098">
            <text:p>28887.51</text:p>
          </table:table-cell>
          <table:table-cell table:style-name="ce2" table:formula="of:=[.D1618]-[.D1617]" office:value-type="float" office:value="12.6739000000016">
            <text:p>12.67</text:p>
          </table:table-cell>
          <table:table-cell table:style-name="ce4" table:formula="of:=[.D1618]*0.000621371" office:value-type="float" office:value="17.9498608519358">
            <text:p>17.9499</text:p>
          </table:table-cell>
          <table:table-cell table:style-name="ce4" table:formula="of:=[.E1618]*0.000621371" office:value-type="float" office:value="0.00787519391690099">
            <text:p>0.0079</text:p>
          </table:table-cell>
        </table:table-row>
        <table:table-row table:style-name="ro1">
          <table:table-cell table:style-name="ce1" office:value-type="float" office:value="30.35939142">
            <text:p>30.359391</text:p>
          </table:table-cell>
          <table:table-cell table:style-name="ce1" office:value-type="float" office:value="-97.74295078">
            <text:p>-97.742951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8903.127">
            <text:p>28903.13</text:p>
          </table:table-cell>
          <table:table-cell table:style-name="ce2" table:formula="of:=[.D1619]-[.D1618]" office:value-type="float" office:value="15.6172000000006">
            <text:p>15.62</text:p>
          </table:table-cell>
          <table:table-cell table:style-name="ce4" table:formula="of:=[.D1619]*0.000621371" office:value-type="float" office:value="17.959564927117">
            <text:p>17.9596</text:p>
          </table:table-cell>
          <table:table-cell table:style-name="ce4" table:formula="of:=[.E1619]*0.000621371" office:value-type="float" office:value="0.00970407518120037">
            <text:p>0.0097</text:p>
          </table:table-cell>
        </table:table-row>
        <table:table-row table:style-name="ro1">
          <table:table-cell table:style-name="ce1" office:value-type="float" office:value="30.35933132">
            <text:p>30.359331</text:p>
          </table:table-cell>
          <table:table-cell table:style-name="ce1" office:value-type="float" office:value="-97.74280166">
            <text:p>-97.742802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8918.9316">
            <text:p>28918.93</text:p>
          </table:table-cell>
          <table:table-cell table:style-name="ce2" table:formula="of:=[.D1620]-[.D1619]" office:value-type="float" office:value="15.8045999999995">
            <text:p>15.80</text:p>
          </table:table-cell>
          <table:table-cell table:style-name="ce4" table:formula="of:=[.D1620]*0.000621371" office:value-type="float" office:value="17.9693854472236">
            <text:p>17.9694</text:p>
          </table:table-cell>
          <table:table-cell table:style-name="ce4" table:formula="of:=[.E1620]*0.000621371" office:value-type="float" office:value="0.00982052010659968">
            <text:p>0.0098</text:p>
          </table:table-cell>
        </table:table-row>
        <table:table-row table:style-name="ro1">
          <table:table-cell table:style-name="ce1" office:value-type="float" office:value="30.35927424">
            <text:p>30.359274</text:p>
          </table:table-cell>
          <table:table-cell table:style-name="ce1" office:value-type="float" office:value="-97.74267049">
            <text:p>-97.742670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8933.0488">
            <text:p>28933.05</text:p>
          </table:table-cell>
          <table:table-cell table:style-name="ce2" table:formula="of:=[.D1621]-[.D1620]" office:value-type="float" office:value="14.1172000000006">
            <text:p>14.12</text:p>
          </table:table-cell>
          <table:table-cell table:style-name="ce4" table:formula="of:=[.D1621]*0.000621371" office:value-type="float" office:value="17.9781574659048">
            <text:p>17.9782</text:p>
          </table:table-cell>
          <table:table-cell table:style-name="ce4" table:formula="of:=[.E1621]*0.000621371" office:value-type="float" office:value="0.00877201868120037">
            <text:p>0.0088</text:p>
          </table:table-cell>
        </table:table-row>
        <table:table-row table:style-name="ro1">
          <table:table-cell table:style-name="ce1" office:value-type="float" office:value="30.35922999">
            <text:p>30.359230</text:p>
          </table:table-cell>
          <table:table-cell table:style-name="ce1" office:value-type="float" office:value="-97.74253713">
            <text:p>-97.742537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8946.752">
            <text:p>28946.75</text:p>
          </table:table-cell>
          <table:table-cell table:style-name="ce2" table:formula="of:=[.D1622]-[.D1621]" office:value-type="float" office:value="13.7031999999999">
            <text:p>13.70</text:p>
          </table:table-cell>
          <table:table-cell table:style-name="ce4" table:formula="of:=[.D1622]*0.000621371" office:value-type="float" office:value="17.986672236992">
            <text:p>17.9867</text:p>
          </table:table-cell>
          <table:table-cell table:style-name="ce4" table:formula="of:=[.E1622]*0.000621371" office:value-type="float" office:value="0.00851477108719995">
            <text:p>0.0085</text:p>
          </table:table-cell>
        </table:table-row>
        <table:table-row table:style-name="ro1">
          <table:table-cell table:style-name="ce1" office:value-type="float" office:value="30.35915698">
            <text:p>30.359157</text:p>
          </table:table-cell>
          <table:table-cell table:style-name="ce1" office:value-type="float" office:value="-97.74237293">
            <text:p>-97.742373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8964.4883">
            <text:p>28964.49</text:p>
          </table:table-cell>
          <table:table-cell table:style-name="ce2" table:formula="of:=[.D1623]-[.D1622]" office:value-type="float" office:value="17.7363000000005">
            <text:p>17.74</text:p>
          </table:table-cell>
          <table:table-cell table:style-name="ce4" table:formula="of:=[.D1623]*0.000621371" office:value-type="float" office:value="17.9976930594593">
            <text:p>17.9977</text:p>
          </table:table-cell>
          <table:table-cell table:style-name="ce4" table:formula="of:=[.E1623]*0.000621371" office:value-type="float" office:value="0.0110208224673003">
            <text:p>0.0110</text:p>
          </table:table-cell>
        </table:table-row>
        <table:table-row table:style-name="ro1">
          <table:table-cell table:style-name="ce1" office:value-type="float" office:value="30.35909663">
            <text:p>30.359097</text:p>
          </table:table-cell>
          <table:table-cell table:style-name="ce1" office:value-type="float" office:value="-97.74224653">
            <text:p>-97.742247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978.3477">
            <text:p>28978.35</text:p>
          </table:table-cell>
          <table:table-cell table:style-name="ce2" table:formula="of:=[.D1624]-[.D1623]" office:value-type="float" office:value="13.8593999999976">
            <text:p>13.86</text:p>
          </table:table-cell>
          <table:table-cell table:style-name="ce4" table:formula="of:=[.D1624]*0.000621371" office:value-type="float" office:value="18.0063048886967">
            <text:p>18.0063</text:p>
          </table:table-cell>
          <table:table-cell table:style-name="ce4" table:formula="of:=[.E1624]*0.000621371" office:value-type="float" office:value="0.00861182923739848">
            <text:p>0.0086</text:p>
          </table:table-cell>
        </table:table-row>
        <table:table-row table:style-name="ro1">
          <table:table-cell table:style-name="ce1" office:value-type="float" office:value="30.35901759">
            <text:p>30.359018</text:p>
          </table:table-cell>
          <table:table-cell table:style-name="ce1" office:value-type="float" office:value="-97.74206179">
            <text:p>-97.742062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8998.1465">
            <text:p>28998.15</text:p>
          </table:table-cell>
          <table:table-cell table:style-name="ce2" table:formula="of:=[.D1625]-[.D1624]" office:value-type="float" office:value="19.7988000000005">
            <text:p>19.80</text:p>
          </table:table-cell>
          <table:table-cell table:style-name="ce4" table:formula="of:=[.D1625]*0.000621371" office:value-type="float" office:value="18.0186072888515">
            <text:p>18.0186</text:p>
          </table:table-cell>
          <table:table-cell table:style-name="ce4" table:formula="of:=[.E1625]*0.000621371" office:value-type="float" office:value="0.0123024001548003">
            <text:p>0.0123</text:p>
          </table:table-cell>
        </table:table-row>
        <table:table-row table:style-name="ro1">
          <table:table-cell table:style-name="ce1" office:value-type="float" office:value="30.35898624">
            <text:p>30.358986</text:p>
          </table:table-cell>
          <table:table-cell table:style-name="ce1" office:value-type="float" office:value="-97.74197814">
            <text:p>-97.741978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006.9121">
            <text:p>29006.91</text:p>
          </table:table-cell>
          <table:table-cell table:style-name="ce2" table:formula="of:=[.D1626]-[.D1625]" office:value-type="float" office:value="8.76560000000245">
            <text:p>8.77</text:p>
          </table:table-cell>
          <table:table-cell table:style-name="ce4" table:formula="of:=[.D1626]*0.000621371" office:value-type="float" office:value="18.0240539784891">
            <text:p>18.0241</text:p>
          </table:table-cell>
          <table:table-cell table:style-name="ce4" table:formula="of:=[.E1626]*0.000621371" office:value-type="float" office:value="0.00544668963760152">
            <text:p>0.0054</text:p>
          </table:table-cell>
        </table:table-row>
        <table:table-row table:style-name="ro1">
          <table:table-cell table:style-name="ce1" office:value-type="float" office:value="30.35896763">
            <text:p>30.358968</text:p>
          </table:table-cell>
          <table:table-cell table:style-name="ce1" office:value-type="float" office:value="-97.74192634">
            <text:p>-97.741926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012.3008">
            <text:p>29012.30</text:p>
          </table:table-cell>
          <table:table-cell table:style-name="ce2" table:formula="of:=[.D1627]-[.D1626]" office:value-type="float" office:value="5.38869999999952">
            <text:p>5.39</text:p>
          </table:table-cell>
          <table:table-cell table:style-name="ce4" table:formula="of:=[.D1627]*0.000621371" office:value-type="float" office:value="18.0274023603968">
            <text:p>18.0274</text:p>
          </table:table-cell>
          <table:table-cell table:style-name="ce4" table:formula="of:=[.E1627]*0.000621371" office:value-type="float" office:value="0.0033483819076997">
            <text:p>0.0033</text:p>
          </table:table-cell>
        </table:table-row>
        <table:table-row table:style-name="ro1">
          <table:table-cell table:style-name="ce1" office:value-type="float" office:value="30.35890217">
            <text:p>30.358902</text:p>
          </table:table-cell>
          <table:table-cell table:style-name="ce1" office:value-type="float" office:value="-97.74172836">
            <text:p>-97.741728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9032.6328">
            <text:p>29032.63</text:p>
          </table:table-cell>
          <table:table-cell table:style-name="ce2" table:formula="of:=[.D1628]-[.D1627]" office:value-type="float" office:value="20.3319999999985">
            <text:p>20.33</text:p>
          </table:table-cell>
          <table:table-cell table:style-name="ce4" table:formula="of:=[.D1628]*0.000621371" office:value-type="float" office:value="18.0400360755688">
            <text:p>18.0400</text:p>
          </table:table-cell>
          <table:table-cell table:style-name="ce4" table:formula="of:=[.E1628]*0.000621371" office:value-type="float" office:value="0.0126337151719991">
            <text:p>0.0126</text:p>
          </table:table-cell>
        </table:table-row>
        <table:table-row table:style-name="ro1">
          <table:table-cell table:style-name="ce1" office:value-type="float" office:value="30.35884475">
            <text:p>30.358845</text:p>
          </table:table-cell>
          <table:table-cell table:style-name="ce1" office:value-type="float" office:value="-97.74157623">
            <text:p>-97.741576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9048.6562">
            <text:p>29048.66</text:p>
          </table:table-cell>
          <table:table-cell table:style-name="ce2" table:formula="of:=[.D1629]-[.D1628]" office:value-type="float" office:value="16.0234000000019">
            <text:p>16.02</text:p>
          </table:table-cell>
          <table:table-cell table:style-name="ce4" table:formula="of:=[.D1629]*0.000621371" office:value-type="float" office:value="18.0499925516502">
            <text:p>18.0500</text:p>
          </table:table-cell>
          <table:table-cell table:style-name="ce4" table:formula="of:=[.E1629]*0.000621371" office:value-type="float" office:value="0.00995647608140115">
            <text:p>0.0100</text:p>
          </table:table-cell>
        </table:table-row>
        <table:table-row table:style-name="ro1">
          <table:table-cell table:style-name="ce1" office:value-type="float" office:value="30.35879027">
            <text:p>30.358790</text:p>
          </table:table-cell>
          <table:table-cell table:style-name="ce1" office:value-type="float" office:value="-97.74143709">
            <text:p>-97.741437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9063.2793">
            <text:p>29063.28</text:p>
          </table:table-cell>
          <table:table-cell table:style-name="ce2" table:formula="of:=[.D1630]-[.D1629]" office:value-type="float" office:value="14.6230999999971">
            <text:p>14.62</text:p>
          </table:table-cell>
          <table:table-cell table:style-name="ce4" table:formula="of:=[.D1630]*0.000621371" office:value-type="float" office:value="18.0590789219203">
            <text:p>18.0591</text:p>
          </table:table-cell>
          <table:table-cell table:style-name="ce4" table:formula="of:=[.E1630]*0.000621371" office:value-type="float" office:value="0.00908637027009818">
            <text:p>0.0091</text:p>
          </table:table-cell>
        </table:table-row>
        <table:table-row table:style-name="ro1">
          <table:table-cell table:style-name="ce1" office:value-type="float" office:value="30.3587404">
            <text:p>30.358740</text:p>
          </table:table-cell>
          <table:table-cell table:style-name="ce1" office:value-type="float" office:value="-97.74131044">
            <text:p>-97.741310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9076.5996">
            <text:p>29076.60</text:p>
          </table:table-cell>
          <table:table-cell table:style-name="ce2" table:formula="of:=[.D1631]-[.D1630]" office:value-type="float" office:value="13.320300000003">
            <text:p>13.32</text:p>
          </table:table-cell>
          <table:table-cell table:style-name="ce4" table:formula="of:=[.D1631]*0.000621371" office:value-type="float" office:value="18.0673557700516">
            <text:p>18.0674</text:p>
          </table:table-cell>
          <table:table-cell table:style-name="ce4" table:formula="of:=[.E1631]*0.000621371" office:value-type="float" office:value="0.00827684813130189">
            <text:p>0.0083</text:p>
          </table:table-cell>
        </table:table-row>
        <table:table-row table:style-name="ro1">
          <table:table-cell table:style-name="ce1" office:value-type="float" office:value="30.35870469">
            <text:p>30.358705</text:p>
          </table:table-cell>
          <table:table-cell table:style-name="ce1" office:value-type="float" office:value="-97.74121103">
            <text:p>-97.741211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9086.8965">
            <text:p>29086.90</text:p>
          </table:table-cell>
          <table:table-cell table:style-name="ce2" table:formula="of:=[.D1632]-[.D1631]" office:value-type="float" office:value="10.2968999999975">
            <text:p>10.30</text:p>
          </table:table-cell>
          <table:table-cell table:style-name="ce4" table:formula="of:=[.D1632]*0.000621371" office:value-type="float" office:value="18.0737539651015">
            <text:p>18.0738</text:p>
          </table:table-cell>
          <table:table-cell table:style-name="ce4" table:formula="of:=[.E1632]*0.000621371" office:value-type="float" office:value="0.00639819504989848">
            <text:p>0.0064</text:p>
          </table:table-cell>
        </table:table-row>
        <table:table-row table:style-name="ro1">
          <table:table-cell table:style-name="ce1" office:value-type="float" office:value="30.35867259">
            <text:p>30.358673</text:p>
          </table:table-cell>
          <table:table-cell table:style-name="ce1" office:value-type="float" office:value="-97.74111045">
            <text:p>-97.741110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9097.168">
            <text:p>29097.17</text:p>
          </table:table-cell>
          <table:table-cell table:style-name="ce2" table:formula="of:=[.D1633]-[.D1632]" office:value-type="float" office:value="10.2715000000026">
            <text:p>10.27</text:p>
          </table:table-cell>
          <table:table-cell table:style-name="ce4" table:formula="of:=[.D1633]*0.000621371" office:value-type="float" office:value="18.080136377328">
            <text:p>18.0801</text:p>
          </table:table-cell>
          <table:table-cell table:style-name="ce4" table:formula="of:=[.E1633]*0.000621371" office:value-type="float" office:value="0.00638241222650159">
            <text:p>0.0064</text:p>
          </table:table-cell>
        </table:table-row>
        <table:table-row table:style-name="ro1">
          <table:table-cell table:style-name="ce1" office:value-type="float" office:value="30.35861148">
            <text:p>30.358611</text:p>
          </table:table-cell>
          <table:table-cell table:style-name="ce1" office:value-type="float" office:value="-97.74095915">
            <text:p>-97.740959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9113.2305">
            <text:p>29113.23</text:p>
          </table:table-cell>
          <table:table-cell table:style-name="ce2" table:formula="of:=[.D1634]-[.D1633]" office:value-type="float" office:value="16.0625">
            <text:p>16.06</text:p>
          </table:table-cell>
          <table:table-cell table:style-name="ce4" table:formula="of:=[.D1634]*0.000621371" office:value-type="float" office:value="18.0901171490155">
            <text:p>18.0901</text:p>
          </table:table-cell>
          <table:table-cell table:style-name="ce4" table:formula="of:=[.E1634]*0.000621371" office:value-type="float" office:value="0.0099807716875">
            <text:p>0.0100</text:p>
          </table:table-cell>
        </table:table-row>
        <table:table-row table:style-name="ro1">
          <table:table-cell table:style-name="ce1" office:value-type="float" office:value="30.35857469">
            <text:p>30.358575</text:p>
          </table:table-cell>
          <table:table-cell table:style-name="ce1" office:value-type="float" office:value="-97.74084256">
            <text:p>-97.740843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9125.4629">
            <text:p>29125.46</text:p>
          </table:table-cell>
          <table:table-cell table:style-name="ce2" table:formula="of:=[.D1635]-[.D1634]" office:value-type="float" office:value="12.2323999999971">
            <text:p>12.23</text:p>
          </table:table-cell>
          <table:table-cell table:style-name="ce4" table:formula="of:=[.D1635]*0.000621371" office:value-type="float" office:value="18.0977180076359">
            <text:p>18.0977</text:p>
          </table:table-cell>
          <table:table-cell table:style-name="ce4" table:formula="of:=[.E1635]*0.000621371" office:value-type="float" office:value="0.00760085862039822">
            <text:p>0.0076</text:p>
          </table:table-cell>
        </table:table-row>
        <table:table-row table:style-name="ro1">
          <table:table-cell table:style-name="ce1" office:value-type="float" office:value="30.35853554">
            <text:p>30.358536</text:p>
          </table:table-cell>
          <table:table-cell table:style-name="ce1" office:value-type="float" office:value="-97.7407393">
            <text:p>-97.740739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9136.0684">
            <text:p>29136.07</text:p>
          </table:table-cell>
          <table:table-cell table:style-name="ce2" table:formula="of:=[.D1636]-[.D1635]" office:value-type="float" office:value="10.6055000000015">
            <text:p>10.61</text:p>
          </table:table-cell>
          <table:table-cell table:style-name="ce4" table:formula="of:=[.D1636]*0.000621371" office:value-type="float" office:value="18.1043079577764">
            <text:p>18.1043</text:p>
          </table:table-cell>
          <table:table-cell table:style-name="ce4" table:formula="of:=[.E1636]*0.000621371" office:value-type="float" office:value="0.00658995014050092">
            <text:p>0.0066</text:p>
          </table:table-cell>
        </table:table-row>
        <table:table-row table:style-name="ro1">
          <table:table-cell table:style-name="ce1" office:value-type="float" office:value="30.35848383">
            <text:p>30.358484</text:p>
          </table:table-cell>
          <table:table-cell table:style-name="ce1" office:value-type="float" office:value="-97.74055414">
            <text:p>-97.740554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9154.7793">
            <text:p>29154.78</text:p>
          </table:table-cell>
          <table:table-cell table:style-name="ce2" table:formula="of:=[.D1637]-[.D1636]" office:value-type="float" office:value="18.7108999999982">
            <text:p>18.71</text:p>
          </table:table-cell>
          <table:table-cell table:style-name="ce4" table:formula="of:=[.D1637]*0.000621371" office:value-type="float" office:value="18.1159343684203">
            <text:p>18.1159</text:p>
          </table:table-cell>
          <table:table-cell table:style-name="ce4" table:formula="of:=[.E1637]*0.000621371" office:value-type="float" office:value="0.0116264106438989">
            <text:p>0.0116</text:p>
          </table:table-cell>
        </table:table-row>
        <table:table-row table:style-name="ro1">
          <table:table-cell table:style-name="ce1" office:value-type="float" office:value="30.35845223">
            <text:p>30.358452</text:p>
          </table:table-cell>
          <table:table-cell table:style-name="ce1" office:value-type="float" office:value="-97.74042388">
            <text:p>-97.740424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9167.7852">
            <text:p>29167.79</text:p>
          </table:table-cell>
          <table:table-cell table:style-name="ce2" table:formula="of:=[.D1638]-[.D1637]" office:value-type="float" office:value="13.0059000000001">
            <text:p>13.01</text:p>
          </table:table-cell>
          <table:table-cell table:style-name="ce4" table:formula="of:=[.D1638]*0.000621371" office:value-type="float" office:value="18.1240158575092">
            <text:p>18.1240</text:p>
          </table:table-cell>
          <table:table-cell table:style-name="ce4" table:formula="of:=[.E1638]*0.000621371" office:value-type="float" office:value="0.00808148908890007">
            <text:p>0.0081</text:p>
          </table:table-cell>
        </table:table-row>
        <table:table-row table:style-name="ro1">
          <table:table-cell table:style-name="ce1" office:value-type="float" office:value="30.35841392">
            <text:p>30.358414</text:p>
          </table:table-cell>
          <table:table-cell table:style-name="ce1" office:value-type="float" office:value="-97.74024745">
            <text:p>-97.740247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9185.2754">
            <text:p>29185.28</text:p>
          </table:table-cell>
          <table:table-cell table:style-name="ce2" table:formula="of:=[.D1639]-[.D1638]" office:value-type="float" office:value="17.4902000000002">
            <text:p>17.49</text:p>
          </table:table-cell>
          <table:table-cell table:style-name="ce4" table:formula="of:=[.D1639]*0.000621371" office:value-type="float" office:value="18.1348837605734">
            <text:p>18.1349</text:p>
          </table:table-cell>
          <table:table-cell table:style-name="ce4" table:formula="of:=[.E1639]*0.000621371" office:value-type="float" office:value="0.0108679030642001">
            <text:p>0.0109</text:p>
          </table:table-cell>
        </table:table-row>
        <table:table-row table:style-name="ro1">
          <table:table-cell table:style-name="ce1" office:value-type="float" office:value="30.35835089">
            <text:p>30.358351</text:p>
          </table:table-cell>
          <table:table-cell table:style-name="ce1" office:value-type="float" office:value="-97.74007897">
            <text:p>-97.740079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9202.9258">
            <text:p>29202.93</text:p>
          </table:table-cell>
          <table:table-cell table:style-name="ce2" table:formula="of:=[.D1640]-[.D1639]" office:value-type="float" office:value="17.6504000000023">
            <text:p>17.65</text:p>
          </table:table-cell>
          <table:table-cell table:style-name="ce4" table:formula="of:=[.D1640]*0.000621371" office:value-type="float" office:value="18.1458512072718">
            <text:p>18.1459</text:p>
          </table:table-cell>
          <table:table-cell table:style-name="ce4" table:formula="of:=[.E1640]*0.000621371" office:value-type="float" office:value="0.0109674466984014">
            <text:p>0.0110</text:p>
          </table:table-cell>
        </table:table-row>
        <table:table-row table:style-name="ro1">
          <table:table-cell table:style-name="ce1" office:value-type="float" office:value="30.35828006">
            <text:p>30.358280</text:p>
          </table:table-cell>
          <table:table-cell table:style-name="ce1" office:value-type="float" office:value="-97.73992499">
            <text:p>-97.739925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9219.6836">
            <text:p>29219.68</text:p>
          </table:table-cell>
          <table:table-cell table:style-name="ce2" table:formula="of:=[.D1641]-[.D1640]" office:value-type="float" office:value="16.7577999999994">
            <text:p>16.76</text:p>
          </table:table-cell>
          <table:table-cell table:style-name="ce4" table:formula="of:=[.D1641]*0.000621371" office:value-type="float" office:value="18.1562640182156">
            <text:p>18.1563</text:p>
          </table:table-cell>
          <table:table-cell table:style-name="ce4" table:formula="of:=[.E1641]*0.000621371" office:value-type="float" office:value="0.0104128109437996">
            <text:p>0.0104</text:p>
          </table:table-cell>
        </table:table-row>
        <table:table-row table:style-name="ro1">
          <table:table-cell table:style-name="ce1" office:value-type="float" office:value="30.35821804">
            <text:p>30.358218</text:p>
          </table:table-cell>
          <table:table-cell table:style-name="ce1" office:value-type="float" office:value="-97.73977948">
            <text:p>-97.739779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29235.2793">
            <text:p>29235.28</text:p>
          </table:table-cell>
          <table:table-cell table:style-name="ce2" table:formula="of:=[.D1642]-[.D1641]" office:value-type="float" office:value="15.595699999998">
            <text:p>15.60</text:p>
          </table:table-cell>
          <table:table-cell table:style-name="ce4" table:formula="of:=[.D1642]*0.000621371" office:value-type="float" office:value="18.1659547339203">
            <text:p>18.1660</text:p>
          </table:table-cell>
          <table:table-cell table:style-name="ce4" table:formula="of:=[.E1642]*0.000621371" office:value-type="float" office:value="0.00969071570469878">
            <text:p>0.0097</text:p>
          </table:table-cell>
        </table:table-row>
        <table:table-row table:style-name="ro1">
          <table:table-cell table:style-name="ce1" office:value-type="float" office:value="30.35815115">
            <text:p>30.358151</text:p>
          </table:table-cell>
          <table:table-cell table:style-name="ce1" office:value-type="float" office:value="-97.73962936">
            <text:p>-97.739629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29251.5332">
            <text:p>29251.53</text:p>
          </table:table-cell>
          <table:table-cell table:style-name="ce2" table:formula="of:=[.D1643]-[.D1642]" office:value-type="float" office:value="16.2539000000033">
            <text:p>16.25</text:p>
          </table:table-cell>
          <table:table-cell table:style-name="ce4" table:formula="of:=[.D1643]*0.000621371" office:value-type="float" office:value="18.1760544360172">
            <text:p>18.1761</text:p>
          </table:table-cell>
          <table:table-cell table:style-name="ce4" table:formula="of:=[.E1643]*0.000621371" office:value-type="float" office:value="0.0100997020969021">
            <text:p>0.0101</text:p>
          </table:table-cell>
        </table:table-row>
        <table:table-row table:style-name="ro1">
          <table:table-cell table:style-name="ce1" office:value-type="float" office:value="30.35810363">
            <text:p>30.358104</text:p>
          </table:table-cell>
          <table:table-cell table:style-name="ce1" office:value-type="float" office:value="-97.73951889">
            <text:p>-97.739519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29263.373">
            <text:p>29263.37</text:p>
          </table:table-cell>
          <table:table-cell table:style-name="ce2" table:formula="of:=[.D1644]-[.D1643]" office:value-type="float" office:value="11.8397999999979">
            <text:p>11.84</text:p>
          </table:table-cell>
          <table:table-cell table:style-name="ce4" table:formula="of:=[.D1644]*0.000621371" office:value-type="float" office:value="18.183411344383">
            <text:p>18.1834</text:p>
          </table:table-cell>
          <table:table-cell table:style-name="ce4" table:formula="of:=[.E1644]*0.000621371" office:value-type="float" office:value="0.00735690836579871">
            <text:p>0.0074</text:p>
          </table:table-cell>
        </table:table-row>
        <table:table-row table:style-name="ro1">
          <table:table-cell table:style-name="ce1" office:value-type="float" office:value="30.35804646">
            <text:p>30.358046</text:p>
          </table:table-cell>
          <table:table-cell table:style-name="ce1" office:value-type="float" office:value="-97.73938637">
            <text:p>-97.739386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29277.5781">
            <text:p>29277.58</text:p>
          </table:table-cell>
          <table:table-cell table:style-name="ce2" table:formula="of:=[.D1645]-[.D1644]" office:value-type="float" office:value="14.2050999999992">
            <text:p>14.21</text:p>
          </table:table-cell>
          <table:table-cell table:style-name="ce4" table:formula="of:=[.D1645]*0.000621371" office:value-type="float" office:value="18.1922379815751">
            <text:p>18.1922</text:p>
          </table:table-cell>
          <table:table-cell table:style-name="ce4" table:formula="of:=[.E1645]*0.000621371" office:value-type="float" office:value="0.00882663719209952">
            <text:p>0.0088</text:p>
          </table:table-cell>
        </table:table-row>
        <table:table-row table:style-name="ro1">
          <table:table-cell table:style-name="ce1" office:value-type="float" office:value="30.35798033">
            <text:p>30.357980</text:p>
          </table:table-cell>
          <table:table-cell table:style-name="ce1" office:value-type="float" office:value="-97.73924354">
            <text:p>-97.739244</text:p>
          </table:table-cell>
          <table:table-cell table:style-name="ce2" office:value-type="float" office:value="214.51123">
            <text:p>214.51</text:p>
          </table:table-cell>
          <table:table-cell table:style-name="ce2" office:value-type="float" office:value="29293.1465">
            <text:p>29293.15</text:p>
          </table:table-cell>
          <table:table-cell table:style-name="ce2" table:formula="of:=[.D1646]-[.D1645]" office:value-type="float" office:value="15.5684000000001">
            <text:p>15.57</text:p>
          </table:table-cell>
          <table:table-cell table:style-name="ce4" table:formula="of:=[.D1646]*0.000621371" office:value-type="float" office:value="18.2019117338515">
            <text:p>18.2019</text:p>
          </table:table-cell>
          <table:table-cell table:style-name="ce4" table:formula="of:=[.E1646]*0.000621371" office:value-type="float" office:value="0.00967375227640007">
            <text:p>0.0097</text:p>
          </table:table-cell>
        </table:table-row>
        <table:table-row table:style-name="ro1">
          <table:table-cell table:style-name="ce1" office:value-type="float" office:value="30.35791998">
            <text:p>30.357920</text:p>
          </table:table-cell>
          <table:table-cell table:style-name="ce1" office:value-type="float" office:value="-97.73910633">
            <text:p>-97.739106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29307.9238">
            <text:p>29307.92</text:p>
          </table:table-cell>
          <table:table-cell table:style-name="ce2" table:formula="of:=[.D1647]-[.D1646]" office:value-type="float" office:value="14.7773000000016">
            <text:p>14.78</text:p>
          </table:table-cell>
          <table:table-cell table:style-name="ce4" table:formula="of:=[.D1647]*0.000621371" office:value-type="float" office:value="18.2110939195298">
            <text:p>18.2111</text:p>
          </table:table-cell>
          <table:table-cell table:style-name="ce4" table:formula="of:=[.E1647]*0.000621371" office:value-type="float" office:value="0.00918218567830097">
            <text:p>0.0092</text:p>
          </table:table-cell>
        </table:table-row>
        <table:table-row table:style-name="ro1">
          <table:table-cell table:style-name="ce1" office:value-type="float" office:value="30.35787052">
            <text:p>30.357871</text:p>
          </table:table-cell>
          <table:table-cell table:style-name="ce1" office:value-type="float" office:value="-97.73899762">
            <text:p>-97.738998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9319.7207">
            <text:p>29319.72</text:p>
          </table:table-cell>
          <table:table-cell table:style-name="ce2" table:formula="of:=[.D1648]-[.D1647]" office:value-type="float" office:value="11.7969000000012">
            <text:p>11.80</text:p>
          </table:table-cell>
          <table:table-cell table:style-name="ce4" table:formula="of:=[.D1648]*0.000621371" office:value-type="float" office:value="18.2184241710797">
            <text:p>18.2184</text:p>
          </table:table-cell>
          <table:table-cell table:style-name="ce4" table:formula="of:=[.E1648]*0.000621371" office:value-type="float" office:value="0.00733025154990074">
            <text:p>0.0073</text:p>
          </table:table-cell>
        </table:table-row>
        <table:table-row table:style-name="ro1">
          <table:table-cell table:style-name="ce1" office:value-type="float" office:value="30.35781235">
            <text:p>30.357812</text:p>
          </table:table-cell>
          <table:table-cell table:style-name="ce1" office:value-type="float" office:value="-97.73885823">
            <text:p>-97.738858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29334.6289">
            <text:p>29334.63</text:p>
          </table:table-cell>
          <table:table-cell table:style-name="ce2" table:formula="of:=[.D1649]-[.D1648]" office:value-type="float" office:value="14.908199999998">
            <text:p>14.91</text:p>
          </table:table-cell>
          <table:table-cell table:style-name="ce4" table:formula="of:=[.D1649]*0.000621371" office:value-type="float" office:value="18.2276876942219">
            <text:p>18.2277</text:p>
          </table:table-cell>
          <table:table-cell table:style-name="ce4" table:formula="of:=[.E1649]*0.000621371" office:value-type="float" office:value="0.00926352314219878">
            <text:p>0.0093</text:p>
          </table:table-cell>
        </table:table-row>
        <table:table-row table:style-name="ro1">
          <table:table-cell table:style-name="ce1" office:value-type="float" office:value="30.35777464">
            <text:p>30.357775</text:p>
          </table:table-cell>
          <table:table-cell table:style-name="ce1" office:value-type="float" office:value="-97.73874415">
            <text:p>-97.738744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29346.3477">
            <text:p>29346.35</text:p>
          </table:table-cell>
          <table:table-cell table:style-name="ce2" table:formula="of:=[.D1650]-[.D1649]" office:value-type="float" office:value="11.7187999999987">
            <text:p>11.72</text:p>
          </table:table-cell>
          <table:table-cell table:style-name="ce4" table:formula="of:=[.D1650]*0.000621371" office:value-type="float" office:value="18.2349694166967">
            <text:p>18.2350</text:p>
          </table:table-cell>
          <table:table-cell table:style-name="ce4" table:formula="of:=[.E1650]*0.000621371" office:value-type="float" office:value="0.00728172247479922">
            <text:p>0.0073</text:p>
          </table:table-cell>
        </table:table-row>
        <table:table-row table:style-name="ro1">
          <table:table-cell table:style-name="ce1" office:value-type="float" office:value="30.35772317">
            <text:p>30.357723</text:p>
          </table:table-cell>
          <table:table-cell table:style-name="ce1" office:value-type="float" office:value="-97.73861616">
            <text:p>-97.738616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9359.9199">
            <text:p>29359.92</text:p>
          </table:table-cell>
          <table:table-cell table:style-name="ce2" table:formula="of:=[.D1651]-[.D1650]" office:value-type="float" office:value="13.5722000000023">
            <text:p>13.57</text:p>
          </table:table-cell>
          <table:table-cell table:style-name="ce4" table:formula="of:=[.D1651]*0.000621371" office:value-type="float" office:value="18.2434027881829">
            <text:p>18.2434</text:p>
          </table:table-cell>
          <table:table-cell table:style-name="ce4" table:formula="of:=[.E1651]*0.000621371" office:value-type="float" office:value="0.00843337148620145">
            <text:p>0.0084</text:p>
          </table:table-cell>
        </table:table-row>
        <table:table-row table:style-name="ro1">
          <table:table-cell table:style-name="ce1" office:value-type="float" office:value="30.35768378">
            <text:p>30.357684</text:p>
          </table:table-cell>
          <table:table-cell table:style-name="ce1" office:value-type="float" office:value="-97.73852228">
            <text:p>-97.738522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9369.9512">
            <text:p>29369.95</text:p>
          </table:table-cell>
          <table:table-cell table:style-name="ce2" table:formula="of:=[.D1652]-[.D1651]" office:value-type="float" office:value="10.0312999999987">
            <text:p>10.03</text:p>
          </table:table-cell>
          <table:table-cell table:style-name="ce4" table:formula="of:=[.D1652]*0.000621371" office:value-type="float" office:value="18.2496359470952">
            <text:p>18.2496</text:p>
          </table:table-cell>
          <table:table-cell table:style-name="ce4" table:formula="of:=[.E1652]*0.000621371" office:value-type="float" office:value="0.00623315891229922">
            <text:p>0.0062</text:p>
          </table:table-cell>
        </table:table-row>
        <table:table-row table:style-name="ro1">
          <table:table-cell table:style-name="ce1" office:value-type="float" office:value="30.35764212">
            <text:p>30.357642</text:p>
          </table:table-cell>
          <table:table-cell table:style-name="ce1" office:value-type="float" office:value="-97.73840745">
            <text:p>-97.738407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9381.957">
            <text:p>29381.96</text:p>
          </table:table-cell>
          <table:table-cell table:style-name="ce2" table:formula="of:=[.D1653]-[.D1652]" office:value-type="float" office:value="12.005799999999">
            <text:p>12.01</text:p>
          </table:table-cell>
          <table:table-cell table:style-name="ce4" table:formula="of:=[.D1653]*0.000621371" office:value-type="float" office:value="18.257096003047">
            <text:p>18.2571</text:p>
          </table:table-cell>
          <table:table-cell table:style-name="ce4" table:formula="of:=[.E1653]*0.000621371" office:value-type="float" office:value="0.00746005595179938">
            <text:p>0.0075</text:p>
          </table:table-cell>
        </table:table-row>
        <table:table-row table:style-name="ro1">
          <table:table-cell table:style-name="ce1" office:value-type="float" office:value="30.35759199">
            <text:p>30.357592</text:p>
          </table:table-cell>
          <table:table-cell table:style-name="ce1" office:value-type="float" office:value="-97.73829605">
            <text:p>-97.738296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393.9434">
            <text:p>29393.94</text:p>
          </table:table-cell>
          <table:table-cell table:style-name="ce2" table:formula="of:=[.D1654]-[.D1653]" office:value-type="float" office:value="11.9864000000016">
            <text:p>11.99</text:p>
          </table:table-cell>
          <table:table-cell table:style-name="ce4" table:formula="of:=[.D1654]*0.000621371" office:value-type="float" office:value="18.2645440044014">
            <text:p>18.2645</text:p>
          </table:table-cell>
          <table:table-cell table:style-name="ce4" table:formula="of:=[.E1654]*0.000621371" office:value-type="float" office:value="0.00744800135440099">
            <text:p>0.0074</text:p>
          </table:table-cell>
        </table:table-row>
        <table:table-row table:style-name="ro1">
          <table:table-cell table:style-name="ce1" office:value-type="float" office:value="30.35753827">
            <text:p>30.357538</text:p>
          </table:table-cell>
          <table:table-cell table:style-name="ce1" office:value-type="float" office:value="-97.73819514">
            <text:p>-97.738195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9405.3516">
            <text:p>29405.35</text:p>
          </table:table-cell>
          <table:table-cell table:style-name="ce2" table:formula="of:=[.D1655]-[.D1654]" office:value-type="float" office:value="11.4082000000017">
            <text:p>11.41</text:p>
          </table:table-cell>
          <table:table-cell table:style-name="ce4" table:formula="of:=[.D1655]*0.000621371" office:value-type="float" office:value="18.2716327290436">
            <text:p>18.2716</text:p>
          </table:table-cell>
          <table:table-cell table:style-name="ce4" table:formula="of:=[.E1655]*0.000621371" office:value-type="float" office:value="0.00708872464220104">
            <text:p>0.0071</text:p>
          </table:table-cell>
        </table:table-row>
        <table:table-row table:style-name="ro1">
          <table:table-cell table:style-name="ce1" office:value-type="float" office:value="30.35749577">
            <text:p>30.357496</text:p>
          </table:table-cell>
          <table:table-cell table:style-name="ce1" office:value-type="float" office:value="-97.73809053">
            <text:p>-97.738091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416.4277">
            <text:p>29416.43</text:p>
          </table:table-cell>
          <table:table-cell table:style-name="ce2" table:formula="of:=[.D1656]-[.D1655]" office:value-type="float" office:value="11.0760999999984">
            <text:p>11.08</text:p>
          </table:table-cell>
          <table:table-cell table:style-name="ce4" table:formula="of:=[.D1656]*0.000621371" office:value-type="float" office:value="18.2785150963767">
            <text:p>18.2785</text:p>
          </table:table-cell>
          <table:table-cell table:style-name="ce4" table:formula="of:=[.E1656]*0.000621371" office:value-type="float" office:value="0.00688236733309901">
            <text:p>0.0069</text:p>
          </table:table-cell>
        </table:table-row>
        <table:table-row table:style-name="ro1">
          <table:table-cell table:style-name="ce1" office:value-type="float" office:value="30.35744615">
            <text:p>30.357446</text:p>
          </table:table-cell>
          <table:table-cell table:style-name="ce1" office:value-type="float" office:value="-97.73798215">
            <text:p>-97.737982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428.2188">
            <text:p>29428.22</text:p>
          </table:table-cell>
          <table:table-cell table:style-name="ce2" table:formula="of:=[.D1657]-[.D1656]" office:value-type="float" office:value="11.7910999999986">
            <text:p>11.79</text:p>
          </table:table-cell>
          <table:table-cell table:style-name="ce4" table:formula="of:=[.D1657]*0.000621371" office:value-type="float" office:value="18.2858417439748">
            <text:p>18.2858</text:p>
          </table:table-cell>
          <table:table-cell table:style-name="ce4" table:formula="of:=[.E1657]*0.000621371" office:value-type="float" office:value="0.0073266475980991">
            <text:p>0.0073</text:p>
          </table:table-cell>
        </table:table-row>
        <table:table-row table:style-name="ro1">
          <table:table-cell table:style-name="ce1" office:value-type="float" office:value="30.35739167">
            <text:p>30.357392</text:p>
          </table:table-cell>
          <table:table-cell table:style-name="ce1" office:value-type="float" office:value="-97.73785433">
            <text:p>-97.737854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441.9199">
            <text:p>29441.92</text:p>
          </table:table-cell>
          <table:table-cell table:style-name="ce2" table:formula="of:=[.D1658]-[.D1657]" office:value-type="float" office:value="13.701100000002">
            <text:p>13.70</text:p>
          </table:table-cell>
          <table:table-cell table:style-name="ce4" table:formula="of:=[.D1658]*0.000621371" office:value-type="float" office:value="18.2943552101829">
            <text:p>18.2944</text:p>
          </table:table-cell>
          <table:table-cell table:style-name="ce4" table:formula="of:=[.E1658]*0.000621371" office:value-type="float" office:value="0.00851346620810127">
            <text:p>0.0085</text:p>
          </table:table-cell>
        </table:table-row>
        <table:table-row table:style-name="ro1">
          <table:table-cell table:style-name="ce1" office:value-type="float" office:value="30.35734682">
            <text:p>30.357347</text:p>
          </table:table-cell>
          <table:table-cell table:style-name="ce1" office:value-type="float" office:value="-97.73775768">
            <text:p>-97.737758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9452.457">
            <text:p>29452.46</text:p>
          </table:table-cell>
          <table:table-cell table:style-name="ce2" table:formula="of:=[.D1659]-[.D1658]" office:value-type="float" office:value="10.5370999999977">
            <text:p>10.54</text:p>
          </table:table-cell>
          <table:table-cell table:style-name="ce4" table:formula="of:=[.D1659]*0.000621371" office:value-type="float" office:value="18.300902658547">
            <text:p>18.3009</text:p>
          </table:table-cell>
          <table:table-cell table:style-name="ce4" table:formula="of:=[.E1659]*0.000621371" office:value-type="float" office:value="0.00654744836409859">
            <text:p>0.0065</text:p>
          </table:table-cell>
        </table:table-row>
        <table:table-row table:style-name="ro1">
          <table:table-cell table:style-name="ce1" office:value-type="float" office:value="30.35731137">
            <text:p>30.357311</text:p>
          </table:table-cell>
          <table:table-cell table:style-name="ce1" office:value-type="float" office:value="-97.73764872">
            <text:p>-97.737649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463.6348">
            <text:p>29463.63</text:p>
          </table:table-cell>
          <table:table-cell table:style-name="ce2" table:formula="of:=[.D1660]-[.D1659]" office:value-type="float" office:value="11.1778000000013">
            <text:p>11.18</text:p>
          </table:table-cell>
          <table:table-cell table:style-name="ce4" table:formula="of:=[.D1660]*0.000621371" office:value-type="float" office:value="18.3078482193108">
            <text:p>18.3078</text:p>
          </table:table-cell>
          <table:table-cell table:style-name="ce4" table:formula="of:=[.E1660]*0.000621371" office:value-type="float" office:value="0.00694556076380081">
            <text:p>0.0069</text:p>
          </table:table-cell>
        </table:table-row>
        <table:table-row table:style-name="ro1">
          <table:table-cell table:style-name="ce1" office:value-type="float" office:value="30.35723853">
            <text:p>30.357239</text:p>
          </table:table-cell>
          <table:table-cell table:style-name="ce1" office:value-type="float" office:value="-97.73749667">
            <text:p>-97.737497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9480.332">
            <text:p>29480.33</text:p>
          </table:table-cell>
          <table:table-cell table:style-name="ce2" table:formula="of:=[.D1661]-[.D1660]" office:value-type="float" office:value="16.6971999999987">
            <text:p>16.70</text:p>
          </table:table-cell>
          <table:table-cell table:style-name="ce4" table:formula="of:=[.D1661]*0.000621371" office:value-type="float" office:value="18.318223375172">
            <text:p>18.3182</text:p>
          </table:table-cell>
          <table:table-cell table:style-name="ce4" table:formula="of:=[.E1661]*0.000621371" office:value-type="float" office:value="0.0103751558611992">
            <text:p>0.0104</text:p>
          </table:table-cell>
        </table:table-row>
        <table:table-row table:style-name="ro1">
          <table:table-cell table:style-name="ce1" office:value-type="float" office:value="30.35719503">
            <text:p>30.357195</text:p>
          </table:table-cell>
          <table:table-cell table:style-name="ce1" office:value-type="float" office:value="-97.73740414">
            <text:p>-97.737404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490.4238">
            <text:p>29490.42</text:p>
          </table:table-cell>
          <table:table-cell table:style-name="ce2" table:formula="of:=[.D1662]-[.D1661]" office:value-type="float" office:value="10.091800000002">
            <text:p>10.09</text:p>
          </table:table-cell>
          <table:table-cell table:style-name="ce4" table:formula="of:=[.D1662]*0.000621371" office:value-type="float" office:value="18.3244941270298">
            <text:p>18.3245</text:p>
          </table:table-cell>
          <table:table-cell table:style-name="ce4" table:formula="of:=[.E1662]*0.000621371" office:value-type="float" office:value="0.00627075185780122">
            <text:p>0.0063</text:p>
          </table:table-cell>
        </table:table-row>
        <table:table-row table:style-name="ro1">
          <table:table-cell table:style-name="ce1" office:value-type="float" office:value="30.35715245">
            <text:p>30.357152</text:p>
          </table:table-cell>
          <table:table-cell table:style-name="ce1" office:value-type="float" office:value="-97.73730825">
            <text:p>-97.737308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500.7832">
            <text:p>29500.78</text:p>
          </table:table-cell>
          <table:table-cell table:style-name="ce2" table:formula="of:=[.D1663]-[.D1662]" office:value-type="float" office:value="10.3594000000012">
            <text:p>10.36</text:p>
          </table:table-cell>
          <table:table-cell table:style-name="ce4" table:formula="of:=[.D1663]*0.000621371" office:value-type="float" office:value="18.3309311577672">
            <text:p>18.3309</text:p>
          </table:table-cell>
          <table:table-cell table:style-name="ce4" table:formula="of:=[.E1663]*0.000621371" office:value-type="float" office:value="0.00643703073740074">
            <text:p>0.0064</text:p>
          </table:table-cell>
        </table:table-row>
        <table:table-row table:style-name="ro1">
          <table:table-cell table:style-name="ce1" office:value-type="float" office:value="30.35710199">
            <text:p>30.357102</text:p>
          </table:table-cell>
          <table:table-cell table:style-name="ce1" office:value-type="float" office:value="-97.73721177">
            <text:p>-97.737212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511.6094">
            <text:p>29511.61</text:p>
          </table:table-cell>
          <table:table-cell table:style-name="ce2" table:formula="of:=[.D1664]-[.D1663]" office:value-type="float" office:value="10.8261999999995">
            <text:p>10.83</text:p>
          </table:table-cell>
          <table:table-cell table:style-name="ce4" table:formula="of:=[.D1664]*0.000621371" office:value-type="float" office:value="18.3376582444874">
            <text:p>18.3377</text:p>
          </table:table-cell>
          <table:table-cell table:style-name="ce4" table:formula="of:=[.E1664]*0.000621371" office:value-type="float" office:value="0.0067270867201997">
            <text:p>0.0067</text:p>
          </table:table-cell>
        </table:table-row>
        <table:table-row table:style-name="ro1">
          <table:table-cell table:style-name="ce1" office:value-type="float" office:value="30.35705379">
            <text:p>30.357054</text:p>
          </table:table-cell>
          <table:table-cell table:style-name="ce1" office:value-type="float" office:value="-97.73709878">
            <text:p>-97.737099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9523.7383">
            <text:p>29523.74</text:p>
          </table:table-cell>
          <table:table-cell table:style-name="ce2" table:formula="of:=[.D1665]-[.D1664]" office:value-type="float" office:value="12.1288999999997">
            <text:p>12.13</text:p>
          </table:table-cell>
          <table:table-cell table:style-name="ce4" table:formula="of:=[.D1665]*0.000621371" office:value-type="float" office:value="18.3451947912093">
            <text:p>18.3452</text:p>
          </table:table-cell>
          <table:table-cell table:style-name="ce4" table:formula="of:=[.E1665]*0.000621371" office:value-type="float" office:value="0.00753654672189982">
            <text:p>0.0075</text:p>
          </table:table-cell>
        </table:table-row>
        <table:table-row table:style-name="ro1">
          <table:table-cell table:style-name="ce1" office:value-type="float" office:value="30.35700476">
            <text:p>30.357005</text:p>
          </table:table-cell>
          <table:table-cell table:style-name="ce1" office:value-type="float" office:value="-97.73700432">
            <text:p>-97.737004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534.3262">
            <text:p>29534.33</text:p>
          </table:table-cell>
          <table:table-cell table:style-name="ce2" table:formula="of:=[.D1666]-[.D1665]" office:value-type="float" office:value="10.5878999999986">
            <text:p>10.59</text:p>
          </table:table-cell>
          <table:table-cell table:style-name="ce4" table:formula="of:=[.D1666]*0.000621371" office:value-type="float" office:value="18.3517738052202">
            <text:p>18.3518</text:p>
          </table:table-cell>
          <table:table-cell table:style-name="ce4" table:formula="of:=[.E1666]*0.000621371" office:value-type="float" office:value="0.00657901401089915">
            <text:p>0.0066</text:p>
          </table:table-cell>
        </table:table-row>
        <table:table-row table:style-name="ro1">
          <table:table-cell table:style-name="ce1" office:value-type="float" office:value="30.35695472">
            <text:p>30.356955</text:p>
          </table:table-cell>
          <table:table-cell table:style-name="ce1" office:value-type="float" office:value="-97.73688085">
            <text:p>-97.736881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9547.4395">
            <text:p>29547.44</text:p>
          </table:table-cell>
          <table:table-cell table:style-name="ce2" table:formula="of:=[.D1667]-[.D1666]" office:value-type="float" office:value="13.1133000000009">
            <text:p>13.11</text:p>
          </table:table-cell>
          <table:table-cell table:style-name="ce4" table:formula="of:=[.D1667]*0.000621371" office:value-type="float" office:value="18.3599220295545">
            <text:p>18.3599</text:p>
          </table:table-cell>
          <table:table-cell table:style-name="ce4" table:formula="of:=[.E1667]*0.000621371" office:value-type="float" office:value="0.00814822433430055">
            <text:p>0.0081</text:p>
          </table:table-cell>
        </table:table-row>
        <table:table-row table:style-name="ro1">
          <table:table-cell table:style-name="ce1" office:value-type="float" office:value="30.35689965">
            <text:p>30.356900</text:p>
          </table:table-cell>
          <table:table-cell table:style-name="ce1" office:value-type="float" office:value="-97.73675437">
            <text:p>-97.736754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561.0664">
            <text:p>29561.07</text:p>
          </table:table-cell>
          <table:table-cell table:style-name="ce2" table:formula="of:=[.D1668]-[.D1667]" office:value-type="float" office:value="13.6268999999993">
            <text:p>13.63</text:p>
          </table:table-cell>
          <table:table-cell table:style-name="ce4" table:formula="of:=[.D1668]*0.000621371" office:value-type="float" office:value="18.3683893900344">
            <text:p>18.3684</text:p>
          </table:table-cell>
          <table:table-cell table:style-name="ce4" table:formula="of:=[.E1668]*0.000621371" office:value-type="float" office:value="0.00846736047989956">
            <text:p>0.0085</text:p>
          </table:table-cell>
        </table:table-row>
        <table:table-row table:style-name="ro1">
          <table:table-cell table:style-name="ce1" office:value-type="float" office:value="30.35685405">
            <text:p>30.356854</text:p>
          </table:table-cell>
          <table:table-cell table:style-name="ce1" office:value-type="float" office:value="-97.73665446">
            <text:p>-97.736654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571.9375">
            <text:p>29571.94</text:p>
          </table:table-cell>
          <table:table-cell table:style-name="ce2" table:formula="of:=[.D1669]-[.D1668]" office:value-type="float" office:value="10.8711000000003">
            <text:p>10.87</text:p>
          </table:table-cell>
          <table:table-cell table:style-name="ce4" table:formula="of:=[.D1669]*0.000621371" office:value-type="float" office:value="18.3751443763125">
            <text:p>18.3751</text:p>
          </table:table-cell>
          <table:table-cell table:style-name="ce4" table:formula="of:=[.E1669]*0.000621371" office:value-type="float" office:value="0.00675498627810018">
            <text:p>0.0068</text:p>
          </table:table-cell>
        </table:table-row>
        <table:table-row table:style-name="ro1">
          <table:table-cell table:style-name="ce1" office:value-type="float" office:value="30.3567704">
            <text:p>30.356770</text:p>
          </table:table-cell>
          <table:table-cell table:style-name="ce1" office:value-type="float" office:value="-97.73657885">
            <text:p>-97.736579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9584.082">
            <text:p>29584.08</text:p>
          </table:table-cell>
          <table:table-cell table:style-name="ce2" table:formula="of:=[.D1670]-[.D1669]" office:value-type="float" office:value="12.1444999999985">
            <text:p>12.14</text:p>
          </table:table-cell>
          <table:table-cell table:style-name="ce4" table:formula="of:=[.D1670]*0.000621371" office:value-type="float" office:value="18.382690616422">
            <text:p>18.3827</text:p>
          </table:table-cell>
          <table:table-cell table:style-name="ce4" table:formula="of:=[.E1670]*0.000621371" office:value-type="float" office:value="0.00754624010949908">
            <text:p>0.0075</text:p>
          </table:table-cell>
        </table:table-row>
        <table:table-row table:style-name="ro1">
          <table:table-cell table:style-name="ce1" office:value-type="float" office:value="30.35667007">
            <text:p>30.356670</text:p>
          </table:table-cell>
          <table:table-cell table:style-name="ce1" office:value-type="float" office:value="-97.73659889">
            <text:p>-97.73659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9595.541">
            <text:p>29595.54</text:p>
          </table:table-cell>
          <table:table-cell table:style-name="ce2" table:formula="of:=[.D1671]-[.D1670]" office:value-type="float" office:value="11.4590000000026">
            <text:p>11.46</text:p>
          </table:table-cell>
          <table:table-cell table:style-name="ce4" table:formula="of:=[.D1671]*0.000621371" office:value-type="float" office:value="18.389810906711">
            <text:p>18.3898</text:p>
          </table:table-cell>
          <table:table-cell table:style-name="ce4" table:formula="of:=[.E1671]*0.000621371" office:value-type="float" office:value="0.00712029028900159">
            <text:p>0.0071</text:p>
          </table:table-cell>
        </table:table-row>
        <table:table-row table:style-name="ro1">
          <table:table-cell table:style-name="ce1" office:value-type="float" office:value="30.35659262">
            <text:p>30.356593</text:p>
          </table:table-cell>
          <table:table-cell table:style-name="ce1" office:value-type="float" office:value="-97.73663744">
            <text:p>-97.736637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29604.8672">
            <text:p>29604.87</text:p>
          </table:table-cell>
          <table:table-cell table:style-name="ce2" table:formula="of:=[.D1672]-[.D1671]" office:value-type="float" office:value="9.32619999999952">
            <text:p>9.33</text:p>
          </table:table-cell>
          <table:table-cell table:style-name="ce4" table:formula="of:=[.D1672]*0.000621371" office:value-type="float" office:value="18.3956059369312">
            <text:p>18.3956</text:p>
          </table:table-cell>
          <table:table-cell table:style-name="ce4" table:formula="of:=[.E1672]*0.000621371" office:value-type="float" office:value="0.0057950302201997">
            <text:p>0.0058</text:p>
          </table:table-cell>
        </table:table-row>
        <table:table-row table:style-name="ro1">
          <table:table-cell table:style-name="ce1" office:value-type="float" office:value="30.35647955">
            <text:p>30.356480</text:p>
          </table:table-cell>
          <table:table-cell table:style-name="ce1" office:value-type="float" office:value="-97.73667902">
            <text:p>-97.736679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9618.0215">
            <text:p>29618.02</text:p>
          </table:table-cell>
          <table:table-cell table:style-name="ce2" table:formula="of:=[.D1673]-[.D1672]" office:value-type="float" office:value="13.1542999999983">
            <text:p>13.15</text:p>
          </table:table-cell>
          <table:table-cell table:style-name="ce4" table:formula="of:=[.D1673]*0.000621371" office:value-type="float" office:value="18.4037796374765">
            <text:p>18.4038</text:p>
          </table:table-cell>
          <table:table-cell table:style-name="ce4" table:formula="of:=[.E1673]*0.000621371" office:value-type="float" office:value="0.00817370054529896">
            <text:p>0.0082</text:p>
          </table:table-cell>
        </table:table-row>
        <table:table-row table:style-name="ro1">
          <table:table-cell table:style-name="ce1" office:value-type="float" office:value="30.35637436">
            <text:p>30.356374</text:p>
          </table:table-cell>
          <table:table-cell table:style-name="ce1" office:value-type="float" office:value="-97.73670316">
            <text:p>-97.736703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9629.8047">
            <text:p>29629.80</text:p>
          </table:table-cell>
          <table:table-cell table:style-name="ce2" table:formula="of:=[.D1674]-[.D1673]" office:value-type="float" office:value="11.7832000000017">
            <text:p>11.78</text:p>
          </table:table-cell>
          <table:table-cell table:style-name="ce4" table:formula="of:=[.D1674]*0.000621371" office:value-type="float" office:value="18.4111013762437">
            <text:p>18.4111</text:p>
          </table:table-cell>
          <table:table-cell table:style-name="ce4" table:formula="of:=[.E1674]*0.000621371" office:value-type="float" office:value="0.00732173876720104">
            <text:p>0.0073</text:p>
          </table:table-cell>
        </table:table-row>
        <table:table-row table:style-name="ro1">
          <table:table-cell table:style-name="ce1" office:value-type="float" office:value="30.35626598">
            <text:p>30.356266</text:p>
          </table:table-cell>
          <table:table-cell table:style-name="ce1" office:value-type="float" office:value="-97.73672269">
            <text:p>-97.736723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641.9863">
            <text:p>29641.99</text:p>
          </table:table-cell>
          <table:table-cell table:style-name="ce2" table:formula="of:=[.D1675]-[.D1674]" office:value-type="float" office:value="12.1815999999999">
            <text:p>12.18</text:p>
          </table:table-cell>
          <table:table-cell table:style-name="ce4" table:formula="of:=[.D1675]*0.000621371" office:value-type="float" office:value="18.4186706692173">
            <text:p>18.4187</text:p>
          </table:table-cell>
          <table:table-cell table:style-name="ce4" table:formula="of:=[.E1675]*0.000621371" office:value-type="float" office:value="0.00756929297359993">
            <text:p>0.0076</text:p>
          </table:table-cell>
        </table:table-row>
        <table:table-row table:style-name="ro1">
          <table:table-cell table:style-name="ce1" office:value-type="float" office:value="30.3561374">
            <text:p>30.356137</text:p>
          </table:table-cell>
          <table:table-cell table:style-name="ce1" office:value-type="float" office:value="-97.73672814">
            <text:p>-97.736728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656.2734">
            <text:p>29656.27</text:p>
          </table:table-cell>
          <table:table-cell table:style-name="ce2" table:formula="of:=[.D1676]-[.D1675]" office:value-type="float" office:value="14.2870999999977">
            <text:p>14.29</text:p>
          </table:table-cell>
          <table:table-cell table:style-name="ce4" table:formula="of:=[.D1676]*0.000621371" office:value-type="float" office:value="18.4275482588314">
            <text:p>18.4275</text:p>
          </table:table-cell>
          <table:table-cell table:style-name="ce4" table:formula="of:=[.E1676]*0.000621371" office:value-type="float" office:value="0.00887758961409859">
            <text:p>0.0089</text:p>
          </table:table-cell>
        </table:table-row>
        <table:table-row table:style-name="ro1">
          <table:table-cell table:style-name="ce1" office:value-type="float" office:value="30.35601209">
            <text:p>30.356012</text:p>
          </table:table-cell>
          <table:table-cell table:style-name="ce1" office:value-type="float" office:value="-97.73670802">
            <text:p>-97.736708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9670.2891">
            <text:p>29670.29</text:p>
          </table:table-cell>
          <table:table-cell table:style-name="ce2" table:formula="of:=[.D1677]-[.D1676]" office:value-type="float" office:value="14.0157000000036">
            <text:p>14.02</text:p>
          </table:table-cell>
          <table:table-cell table:style-name="ce4" table:formula="of:=[.D1677]*0.000621371" office:value-type="float" office:value="18.4362572083561">
            <text:p>18.4363</text:p>
          </table:table-cell>
          <table:table-cell table:style-name="ce4" table:formula="of:=[.E1677]*0.000621371" office:value-type="float" office:value="0.00870894952470221">
            <text:p>0.0087</text:p>
          </table:table-cell>
        </table:table-row>
        <table:table-row table:style-name="ro1">
          <table:table-cell table:style-name="ce1" office:value-type="float" office:value="30.35586524">
            <text:p>30.355865</text:p>
          </table:table-cell>
          <table:table-cell table:style-name="ce1" office:value-type="float" office:value="-97.73665957">
            <text:p>-97.736660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687.2227">
            <text:p>29687.22</text:p>
          </table:table-cell>
          <table:table-cell table:style-name="ce2" table:formula="of:=[.D1678]-[.D1677]" office:value-type="float" office:value="16.9335999999967">
            <text:p>16.93</text:p>
          </table:table-cell>
          <table:table-cell table:style-name="ce4" table:formula="of:=[.D1678]*0.000621371" office:value-type="float" office:value="18.4467792563217">
            <text:p>18.4468</text:p>
          </table:table-cell>
          <table:table-cell table:style-name="ce4" table:formula="of:=[.E1678]*0.000621371" office:value-type="float" office:value="0.0105220479655979">
            <text:p>0.0105</text:p>
          </table:table-cell>
        </table:table-row>
        <table:table-row table:style-name="ro1">
          <table:table-cell table:style-name="ce1" office:value-type="float" office:value="30.35572333">
            <text:p>30.355723</text:p>
          </table:table-cell>
          <table:table-cell table:style-name="ce1" office:value-type="float" office:value="-97.73662068">
            <text:p>-97.736621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703.3672">
            <text:p>29703.37</text:p>
          </table:table-cell>
          <table:table-cell table:style-name="ce2" table:formula="of:=[.D1679]-[.D1678]" office:value-type="float" office:value="16.1445000000022">
            <text:p>16.14</text:p>
          </table:table-cell>
          <table:table-cell table:style-name="ce4" table:formula="of:=[.D1679]*0.000621371" office:value-type="float" office:value="18.4568109804312">
            <text:p>18.4568</text:p>
          </table:table-cell>
          <table:table-cell table:style-name="ce4" table:formula="of:=[.E1679]*0.000621371" office:value-type="float" office:value="0.0100317241095013">
            <text:p>0.0100</text:p>
          </table:table-cell>
        </table:table-row>
        <table:table-row table:style-name="ro1">
          <table:table-cell table:style-name="ce1" office:value-type="float" office:value="30.35563993">
            <text:p>30.355640</text:p>
          </table:table-cell>
          <table:table-cell table:style-name="ce1" office:value-type="float" office:value="-97.73658296">
            <text:p>-97.736583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713.2637">
            <text:p>29713.26</text:p>
          </table:table-cell>
          <table:table-cell table:style-name="ce2" table:formula="of:=[.D1680]-[.D1679]" office:value-type="float" office:value="9.89649999999892">
            <text:p>9.90</text:p>
          </table:table-cell>
          <table:table-cell table:style-name="ce4" table:formula="of:=[.D1680]*0.000621371" office:value-type="float" office:value="18.4629603785327">
            <text:p>18.4630</text:p>
          </table:table-cell>
          <table:table-cell table:style-name="ce4" table:formula="of:=[.E1680]*0.000621371" office:value-type="float" office:value="0.00614939810149933">
            <text:p>0.0061</text:p>
          </table:table-cell>
        </table:table-row>
        <table:table-row table:style-name="ro1">
          <table:table-cell table:style-name="ce1" office:value-type="float" office:value="30.35550322">
            <text:p>30.355503</text:p>
          </table:table-cell>
          <table:table-cell table:style-name="ce1" office:value-type="float" office:value="-97.73652923">
            <text:p>-97.736529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729.248">
            <text:p>29729.25</text:p>
          </table:table-cell>
          <table:table-cell table:style-name="ce2" table:formula="of:=[.D1681]-[.D1680]" office:value-type="float" office:value="15.9843000000001">
            <text:p>15.98</text:p>
          </table:table-cell>
          <table:table-cell table:style-name="ce4" table:formula="of:=[.D1681]*0.000621371" office:value-type="float" office:value="18.472892559008">
            <text:p>18.4729</text:p>
          </table:table-cell>
          <table:table-cell table:style-name="ce4" table:formula="of:=[.E1681]*0.000621371" office:value-type="float" office:value="0.00993218047530005">
            <text:p>0.0099</text:p>
          </table:table-cell>
        </table:table-row>
        <table:table-row table:style-name="ro1">
          <table:table-cell table:style-name="ce1" office:value-type="float" office:value="30.35541127">
            <text:p>30.355411</text:p>
          </table:table-cell>
          <table:table-cell table:style-name="ce1" office:value-type="float" office:value="-97.73648766">
            <text:p>-97.736488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29740.2168">
            <text:p>29740.22</text:p>
          </table:table-cell>
          <table:table-cell table:style-name="ce2" table:formula="of:=[.D1682]-[.D1681]" office:value-type="float" office:value="10.9687999999987">
            <text:p>10.97</text:p>
          </table:table-cell>
          <table:table-cell table:style-name="ce4" table:formula="of:=[.D1682]*0.000621371" office:value-type="float" office:value="18.4797082532328">
            <text:p>18.4797</text:p>
          </table:table-cell>
          <table:table-cell table:style-name="ce4" table:formula="of:=[.E1682]*0.000621371" office:value-type="float" office:value="0.00681569422479922">
            <text:p>0.0068</text:p>
          </table:table-cell>
        </table:table-row>
        <table:table-row table:style-name="ro1">
          <table:table-cell table:style-name="ce1" office:value-type="float" office:value="30.35529292">
            <text:p>30.355293</text:p>
          </table:table-cell>
          <table:table-cell table:style-name="ce1" office:value-type="float" office:value="-97.73644868">
            <text:p>-97.736449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29753.8516">
            <text:p>29753.85</text:p>
          </table:table-cell>
          <table:table-cell table:style-name="ce2" table:formula="of:=[.D1683]-[.D1682]" office:value-type="float" office:value="13.6348000000035">
            <text:p>13.63</text:p>
          </table:table-cell>
          <table:table-cell table:style-name="ce4" table:formula="of:=[.D1683]*0.000621371" office:value-type="float" office:value="18.4881805225436">
            <text:p>18.4882</text:p>
          </table:table-cell>
          <table:table-cell table:style-name="ce4" table:formula="of:=[.E1683]*0.000621371" office:value-type="float" office:value="0.00847226931080215">
            <text:p>0.0085</text:p>
          </table:table-cell>
        </table:table-row>
        <table:table-row table:style-name="ro1">
          <table:table-cell table:style-name="ce1" office:value-type="float" office:value="30.35518019">
            <text:p>30.355180</text:p>
          </table:table-cell>
          <table:table-cell table:style-name="ce1" office:value-type="float" office:value="-97.73640082">
            <text:p>-97.736401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29767.1895">
            <text:p>29767.19</text:p>
          </table:table-cell>
          <table:table-cell table:style-name="ce2" table:formula="of:=[.D1684]-[.D1683]" office:value-type="float" office:value="13.3378999999986">
            <text:p>13.34</text:p>
          </table:table-cell>
          <table:table-cell table:style-name="ce4" table:formula="of:=[.D1684]*0.000621371" office:value-type="float" office:value="18.4964683068045">
            <text:p>18.4965</text:p>
          </table:table-cell>
          <table:table-cell table:style-name="ce4" table:formula="of:=[.E1684]*0.000621371" office:value-type="float" office:value="0.00828778426089915">
            <text:p>0.0083</text:p>
          </table:table-cell>
        </table:table-row>
        <table:table-row table:style-name="ro1">
          <table:table-cell table:style-name="ce1" office:value-type="float" office:value="30.35504247">
            <text:p>30.355042</text:p>
          </table:table-cell>
          <table:table-cell table:style-name="ce1" office:value-type="float" office:value="-97.73635908">
            <text:p>-97.736359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29782.9512">
            <text:p>29782.95</text:p>
          </table:table-cell>
          <table:table-cell table:style-name="ce2" table:formula="of:=[.D1685]-[.D1684]" office:value-type="float" office:value="15.7616999999991">
            <text:p>15.76</text:p>
          </table:table-cell>
          <table:table-cell table:style-name="ce4" table:formula="of:=[.D1685]*0.000621371" office:value-type="float" office:value="18.5062621700952">
            <text:p>18.5063</text:p>
          </table:table-cell>
          <table:table-cell table:style-name="ce4" table:formula="of:=[.E1685]*0.000621371" office:value-type="float" office:value="0.00979386329069945">
            <text:p>0.0098</text:p>
          </table:table-cell>
        </table:table-row>
        <table:table-row table:style-name="ro1">
          <table:table-cell table:style-name="ce1" office:value-type="float" office:value="30.35491917">
            <text:p>30.354919</text:p>
          </table:table-cell>
          <table:table-cell table:style-name="ce1" office:value-type="float" office:value="-97.73632019">
            <text:p>-97.736320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797.0684">
            <text:p>29797.07</text:p>
          </table:table-cell>
          <table:table-cell table:style-name="ce2" table:formula="of:=[.D1686]-[.D1685]" office:value-type="float" office:value="14.1172000000006">
            <text:p>14.12</text:p>
          </table:table-cell>
          <table:table-cell table:style-name="ce4" table:formula="of:=[.D1686]*0.000621371" office:value-type="float" office:value="18.5150341887764">
            <text:p>18.5150</text:p>
          </table:table-cell>
          <table:table-cell table:style-name="ce4" table:formula="of:=[.E1686]*0.000621371" office:value-type="float" office:value="0.00877201868120037">
            <text:p>0.0088</text:p>
          </table:table-cell>
        </table:table-row>
        <table:table-row table:style-name="ro1">
          <table:table-cell table:style-name="ce1" office:value-type="float" office:value="30.35478942">
            <text:p>30.354789</text:p>
          </table:table-cell>
          <table:table-cell table:style-name="ce1" office:value-type="float" office:value="-97.73627878">
            <text:p>-97.736279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9811.9824">
            <text:p>29811.98</text:p>
          </table:table-cell>
          <table:table-cell table:style-name="ce2" table:formula="of:=[.D1687]-[.D1686]" office:value-type="float" office:value="14.9140000000007">
            <text:p>14.91</text:p>
          </table:table-cell>
          <table:table-cell table:style-name="ce4" table:formula="of:=[.D1687]*0.000621371" office:value-type="float" office:value="18.5243013158704">
            <text:p>18.5243</text:p>
          </table:table-cell>
          <table:table-cell table:style-name="ce4" table:formula="of:=[.E1687]*0.000621371" office:value-type="float" office:value="0.00926712709400042">
            <text:p>0.0093</text:p>
          </table:table-cell>
        </table:table-row>
        <table:table-row table:style-name="ro1">
          <table:table-cell table:style-name="ce1" office:value-type="float" office:value="30.35469219">
            <text:p>30.354692</text:p>
          </table:table-cell>
          <table:table-cell table:style-name="ce1" office:value-type="float" office:value="-97.73624232">
            <text:p>-97.736242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9823.3105">
            <text:p>29823.31</text:p>
          </table:table-cell>
          <table:table-cell table:style-name="ce2" table:formula="of:=[.D1688]-[.D1687]" office:value-type="float" office:value="11.3280999999988">
            <text:p>11.33</text:p>
          </table:table-cell>
          <table:table-cell table:style-name="ce4" table:formula="of:=[.D1688]*0.000621371" office:value-type="float" office:value="18.5313402686955">
            <text:p>18.5313</text:p>
          </table:table-cell>
          <table:table-cell table:style-name="ce4" table:formula="of:=[.E1688]*0.000621371" office:value-type="float" office:value="0.00703895282509926">
            <text:p>0.0070</text:p>
          </table:table-cell>
        </table:table-row>
        <table:table-row table:style-name="ro1">
          <table:table-cell table:style-name="ce1" office:value-type="float" office:value="30.35453537">
            <text:p>30.354535</text:p>
          </table:table-cell>
          <table:table-cell table:style-name="ce1" office:value-type="float" office:value="-97.73618549">
            <text:p>-97.736185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9841.5332">
            <text:p>29841.53</text:p>
          </table:table-cell>
          <table:table-cell table:style-name="ce2" table:formula="of:=[.D1689]-[.D1688]" office:value-type="float" office:value="18.2227000000021">
            <text:p>18.22</text:p>
          </table:table-cell>
          <table:table-cell table:style-name="ce4" table:formula="of:=[.D1689]*0.000621371" office:value-type="float" office:value="18.5426633260172">
            <text:p>18.5427</text:p>
          </table:table-cell>
          <table:table-cell table:style-name="ce4" table:formula="of:=[.E1689]*0.000621371" office:value-type="float" office:value="0.0113230573217013">
            <text:p>0.0113</text:p>
          </table:table-cell>
        </table:table-row>
        <table:table-row table:style-name="ro1">
          <table:table-cell table:style-name="ce1" office:value-type="float" office:value="30.35442372">
            <text:p>30.354424</text:p>
          </table:table-cell>
          <table:table-cell table:style-name="ce1" office:value-type="float" office:value="-97.73614333">
            <text:p>-97.736143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9854.5391">
            <text:p>29854.54</text:p>
          </table:table-cell>
          <table:table-cell table:style-name="ce2" table:formula="of:=[.D1690]-[.D1689]" office:value-type="float" office:value="13.0059000000001">
            <text:p>13.01</text:p>
          </table:table-cell>
          <table:table-cell table:style-name="ce4" table:formula="of:=[.D1690]*0.000621371" office:value-type="float" office:value="18.5507448151061">
            <text:p>18.5507</text:p>
          </table:table-cell>
          <table:table-cell table:style-name="ce4" table:formula="of:=[.E1690]*0.000621371" office:value-type="float" office:value="0.00808148908890007">
            <text:p>0.0081</text:p>
          </table:table-cell>
        </table:table-row>
        <table:table-row table:style-name="ro1">
          <table:table-cell table:style-name="ce1" office:value-type="float" office:value="30.35428215">
            <text:p>30.354282</text:p>
          </table:table-cell>
          <table:table-cell table:style-name="ce1" office:value-type="float" office:value="-97.73609773">
            <text:p>-97.736098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870.8242">
            <text:p>29870.82</text:p>
          </table:table-cell>
          <table:table-cell table:style-name="ce2" table:formula="of:=[.D1691]-[.D1690]" office:value-type="float" office:value="16.2850999999973">
            <text:p>16.29</text:p>
          </table:table-cell>
          <table:table-cell table:style-name="ce4" table:formula="of:=[.D1691]*0.000621371" office:value-type="float" office:value="18.5608639039782">
            <text:p>18.5609</text:p>
          </table:table-cell>
          <table:table-cell table:style-name="ce4" table:formula="of:=[.E1691]*0.000621371" office:value-type="float" office:value="0.0101190888720983">
            <text:p>0.0101</text:p>
          </table:table-cell>
        </table:table-row>
        <table:table-row table:style-name="ro1">
          <table:table-cell table:style-name="ce1" office:value-type="float" office:value="30.35414745">
            <text:p>30.354147</text:p>
          </table:table-cell>
          <table:table-cell table:style-name="ce1" office:value-type="float" office:value="-97.73605214">
            <text:p>-97.736052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29886.4629">
            <text:p>29886.46</text:p>
          </table:table-cell>
          <table:table-cell table:style-name="ce2" table:formula="of:=[.D1692]-[.D1691]" office:value-type="float" office:value="15.6386999999995">
            <text:p>15.64</text:p>
          </table:table-cell>
          <table:table-cell table:style-name="ce4" table:formula="of:=[.D1692]*0.000621371" office:value-type="float" office:value="18.5705813386359">
            <text:p>18.5706</text:p>
          </table:table-cell>
          <table:table-cell table:style-name="ce4" table:formula="of:=[.E1692]*0.000621371" office:value-type="float" office:value="0.0097174346576997">
            <text:p>0.0097</text:p>
          </table:table-cell>
        </table:table-row>
        <table:table-row table:style-name="ro1">
          <table:table-cell table:style-name="ce1" office:value-type="float" office:value="30.35403807">
            <text:p>30.354038</text:p>
          </table:table-cell>
          <table:table-cell table:style-name="ce1" office:value-type="float" office:value="-97.73601735">
            <text:p>-97.736017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899.0078">
            <text:p>29899.01</text:p>
          </table:table-cell>
          <table:table-cell table:style-name="ce2" table:formula="of:=[.D1693]-[.D1692]" office:value-type="float" office:value="12.5449000000008">
            <text:p>12.54</text:p>
          </table:table-cell>
          <table:table-cell table:style-name="ce4" table:formula="of:=[.D1693]*0.000621371" office:value-type="float" office:value="18.5783763756938">
            <text:p>18.5784</text:p>
          </table:table-cell>
          <table:table-cell table:style-name="ce4" table:formula="of:=[.E1693]*0.000621371" office:value-type="float" office:value="0.00779503705790049">
            <text:p>0.0078</text:p>
          </table:table-cell>
        </table:table-row>
        <table:table-row table:style-name="ro1">
          <table:table-cell table:style-name="ce1" office:value-type="float" office:value="30.3539224">
            <text:p>30.353922</text:p>
          </table:table-cell>
          <table:table-cell table:style-name="ce1" office:value-type="float" office:value="-97.73597586">
            <text:p>-97.735976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912.3965">
            <text:p>29912.40</text:p>
          </table:table-cell>
          <table:table-cell table:style-name="ce2" table:formula="of:=[.D1694]-[.D1693]" office:value-type="float" office:value="13.3886999999995">
            <text:p>13.39</text:p>
          </table:table-cell>
          <table:table-cell table:style-name="ce4" table:formula="of:=[.D1694]*0.000621371" office:value-type="float" office:value="18.5866957256015">
            <text:p>18.5867</text:p>
          </table:table-cell>
          <table:table-cell table:style-name="ce4" table:formula="of:=[.E1694]*0.000621371" office:value-type="float" office:value="0.0083193499076997">
            <text:p>0.0083</text:p>
          </table:table-cell>
        </table:table-row>
        <table:table-row table:style-name="ro1">
          <table:table-cell table:style-name="ce1" office:value-type="float" office:value="30.35378988">
            <text:p>30.353790</text:p>
          </table:table-cell>
          <table:table-cell table:style-name="ce1" office:value-type="float" office:value="-97.73593102">
            <text:p>-97.735931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29927.7031">
            <text:p>29927.70</text:p>
          </table:table-cell>
          <table:table-cell table:style-name="ce2" table:formula="of:=[.D1695]-[.D1694]" office:value-type="float" office:value="15.3065999999999">
            <text:p>15.31</text:p>
          </table:table-cell>
          <table:table-cell table:style-name="ce4" table:formula="of:=[.D1695]*0.000621371" office:value-type="float" office:value="18.5962068029501">
            <text:p>18.5962</text:p>
          </table:table-cell>
          <table:table-cell table:style-name="ce4" table:formula="of:=[.E1695]*0.000621371" office:value-type="float" office:value="0.00951107734859993">
            <text:p>0.0095</text:p>
          </table:table-cell>
        </table:table-row>
        <table:table-row table:style-name="ro1">
          <table:table-cell table:style-name="ce1" office:value-type="float" office:value="30.35368963">
            <text:p>30.353690</text:p>
          </table:table-cell>
          <table:table-cell table:style-name="ce1" office:value-type="float" office:value="-97.73588249">
            <text:p>-97.735882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29940.3184">
            <text:p>29940.32</text:p>
          </table:table-cell>
          <table:table-cell table:style-name="ce2" table:formula="of:=[.D1696]-[.D1695]" office:value-type="float" office:value="12.6153000000013">
            <text:p>12.62</text:p>
          </table:table-cell>
          <table:table-cell table:style-name="ce4" table:formula="of:=[.D1696]*0.000621371" office:value-type="float" office:value="18.6040455845264">
            <text:p>18.6040</text:p>
          </table:table-cell>
          <table:table-cell table:style-name="ce4" table:formula="of:=[.E1696]*0.000621371" office:value-type="float" office:value="0.00783878157630081">
            <text:p>0.0078</text:p>
          </table:table-cell>
        </table:table-row>
        <table:table-row table:style-name="ro1">
          <table:table-cell table:style-name="ce1" office:value-type="float" office:value="30.35356767">
            <text:p>30.353568</text:p>
          </table:table-cell>
          <table:table-cell table:style-name="ce1" office:value-type="float" office:value="-97.73581124">
            <text:p>-97.735811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9955.0059">
            <text:p>29955.01</text:p>
          </table:table-cell>
          <table:table-cell table:style-name="ce2" table:formula="of:=[.D1697]-[.D1696]" office:value-type="float" office:value="14.6875">
            <text:p>14.69</text:p>
          </table:table-cell>
          <table:table-cell table:style-name="ce4" table:formula="of:=[.D1697]*0.000621371" office:value-type="float" office:value="18.6131719710889">
            <text:p>18.6132</text:p>
          </table:table-cell>
          <table:table-cell table:style-name="ce4" table:formula="of:=[.E1697]*0.000621371" office:value-type="float" office:value="0.0091263865625">
            <text:p>0.0091</text:p>
          </table:table-cell>
        </table:table-row>
        <table:table-row table:style-name="ro1">
          <table:table-cell table:style-name="ce1" office:value-type="float" office:value="30.35347212">
            <text:p>30.353472</text:p>
          </table:table-cell>
          <table:table-cell table:style-name="ce1" office:value-type="float" office:value="-97.73573144">
            <text:p>-97.735731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29968.1074">
            <text:p>29968.11</text:p>
          </table:table-cell>
          <table:table-cell table:style-name="ce2" table:formula="of:=[.D1698]-[.D1697]" office:value-type="float" office:value="13.1015000000007">
            <text:p>13.10</text:p>
          </table:table-cell>
          <table:table-cell table:style-name="ce4" table:formula="of:=[.D1698]*0.000621371" office:value-type="float" office:value="18.6213128632454">
            <text:p>18.6213</text:p>
          </table:table-cell>
          <table:table-cell table:style-name="ce4" table:formula="of:=[.E1698]*0.000621371" office:value-type="float" office:value="0.00814089215650042">
            <text:p>0.0081</text:p>
          </table:table-cell>
        </table:table-row>
        <table:table-row table:style-name="ro1">
          <table:table-cell table:style-name="ce1" office:value-type="float" office:value="30.35335192">
            <text:p>30.353352</text:p>
          </table:table-cell>
          <table:table-cell table:style-name="ce1" office:value-type="float" office:value="-97.73559532">
            <text:p>-97.735595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29986.8105">
            <text:p>29986.81</text:p>
          </table:table-cell>
          <table:table-cell table:style-name="ce2" table:formula="of:=[.D1699]-[.D1698]" office:value-type="float" office:value="18.7030999999988">
            <text:p>18.70</text:p>
          </table:table-cell>
          <table:table-cell table:style-name="ce4" table:formula="of:=[.D1699]*0.000621371" office:value-type="float" office:value="18.6329344271955">
            <text:p>18.6329</text:p>
          </table:table-cell>
          <table:table-cell table:style-name="ce4" table:formula="of:=[.E1699]*0.000621371" office:value-type="float" office:value="0.0116215639500993">
            <text:p>0.0116</text:p>
          </table:table-cell>
        </table:table-row>
        <table:table-row table:style-name="ro1">
          <table:table-cell table:style-name="ce1" office:value-type="float" office:value="30.35325612">
            <text:p>30.353256</text:p>
          </table:table-cell>
          <table:table-cell table:style-name="ce1" office:value-type="float" office:value="-97.73546716">
            <text:p>-97.735467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0003.0742">
            <text:p>30003.07</text:p>
          </table:table-cell>
          <table:table-cell table:style-name="ce2" table:formula="of:=[.D1700]-[.D1699]" office:value-type="float" office:value="16.2636999999995">
            <text:p>16.26</text:p>
          </table:table-cell>
          <table:table-cell table:style-name="ce4" table:formula="of:=[.D1700]*0.000621371" office:value-type="float" office:value="18.6430402187282">
            <text:p>18.6430</text:p>
          </table:table-cell>
          <table:table-cell table:style-name="ce4" table:formula="of:=[.E1700]*0.000621371" office:value-type="float" office:value="0.0101057915326997">
            <text:p>0.0101</text:p>
          </table:table-cell>
        </table:table-row>
        <table:table-row table:style-name="ro1">
          <table:table-cell table:style-name="ce1" office:value-type="float" office:value="30.35319082">
            <text:p>30.353191</text:p>
          </table:table-cell>
          <table:table-cell table:style-name="ce1" office:value-type="float" office:value="-97.73536624">
            <text:p>-97.735366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0015.1543">
            <text:p>30015.15</text:p>
          </table:table-cell>
          <table:table-cell table:style-name="ce2" table:formula="of:=[.D1701]-[.D1700]" office:value-type="float" office:value="12.0800999999992">
            <text:p>12.08</text:p>
          </table:table-cell>
          <table:table-cell table:style-name="ce4" table:formula="of:=[.D1701]*0.000621371" office:value-type="float" office:value="18.6505464425453">
            <text:p>18.6505</text:p>
          </table:table-cell>
          <table:table-cell table:style-name="ce4" table:formula="of:=[.E1701]*0.000621371" office:value-type="float" office:value="0.00750622381709952">
            <text:p>0.0075</text:p>
          </table:table-cell>
        </table:table-row>
        <table:table-row table:style-name="ro1">
          <table:table-cell table:style-name="ce1" office:value-type="float" office:value="30.35314732">
            <text:p>30.353147</text:p>
          </table:table-cell>
          <table:table-cell table:style-name="ce1" office:value-type="float" office:value="-97.73527153">
            <text:p>-97.735272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0025.4629">
            <text:p>30025.46</text:p>
          </table:table-cell>
          <table:table-cell table:style-name="ce2" table:formula="of:=[.D1702]-[.D1701]" office:value-type="float" office:value="10.3086000000003">
            <text:p>10.31</text:p>
          </table:table-cell>
          <table:table-cell table:style-name="ce4" table:formula="of:=[.D1702]*0.000621371" office:value-type="float" office:value="18.6569519076359">
            <text:p>18.6570</text:p>
          </table:table-cell>
          <table:table-cell table:style-name="ce4" table:formula="of:=[.E1702]*0.000621371" office:value-type="float" office:value="0.00640546509060018">
            <text:p>0.0064</text:p>
          </table:table-cell>
        </table:table-row>
        <table:table-row table:style-name="ro1">
          <table:table-cell table:style-name="ce1" office:value-type="float" office:value="30.35309016">
            <text:p>30.353090</text:p>
          </table:table-cell>
          <table:table-cell table:style-name="ce1" office:value-type="float" office:value="-97.73513817">
            <text:p>-97.735138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0039.7773">
            <text:p>30039.78</text:p>
          </table:table-cell>
          <table:table-cell table:style-name="ce2" table:formula="of:=[.D1703]-[.D1702]" office:value-type="float" office:value="14.3144000000029">
            <text:p>14.31</text:p>
          </table:table-cell>
          <table:table-cell table:style-name="ce4" table:formula="of:=[.D1703]*0.000621371" office:value-type="float" office:value="18.6658464606783">
            <text:p>18.6658</text:p>
          </table:table-cell>
          <table:table-cell table:style-name="ce4" table:formula="of:=[.E1703]*0.000621371" office:value-type="float" office:value="0.00889455304240182">
            <text:p>0.0089</text:p>
          </table:table-cell>
        </table:table-row>
        <table:table-row table:style-name="ro1">
          <table:table-cell table:style-name="ce1" office:value-type="float" office:value="30.35304372">
            <text:p>30.353044</text:p>
          </table:table-cell>
          <table:table-cell table:style-name="ce1" office:value-type="float" office:value="-97.73503063">
            <text:p>-97.735031</text:p>
          </table:table-cell>
          <table:table-cell table:style-name="ce2" office:value-type="float" office:value="217.395386">
            <text:p>217.40</text:p>
          </table:table-cell>
          <table:table-cell table:style-name="ce2" office:value-type="float" office:value="30051.3945">
            <text:p>30051.39</text:p>
          </table:table-cell>
          <table:table-cell table:style-name="ce2" table:formula="of:=[.D1704]-[.D1703]" office:value-type="float" office:value="11.617199999997">
            <text:p>11.62</text:p>
          </table:table-cell>
          <table:table-cell table:style-name="ce4" table:formula="of:=[.D1704]*0.000621371" office:value-type="float" office:value="18.6730650518595">
            <text:p>18.6731</text:p>
          </table:table-cell>
          <table:table-cell table:style-name="ce4" table:formula="of:=[.E1704]*0.000621371" office:value-type="float" office:value="0.00721859118119811">
            <text:p>0.0072</text:p>
          </table:table-cell>
        </table:table-row>
        <table:table-row table:style-name="ro1">
          <table:table-cell table:style-name="ce1" office:value-type="float" office:value="30.35299687">
            <text:p>30.352997</text:p>
          </table:table-cell>
          <table:table-cell table:style-name="ce1" office:value-type="float" office:value="-97.73492184">
            <text:p>-97.734922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30063.0566">
            <text:p>30063.06</text:p>
          </table:table-cell>
          <table:table-cell table:style-name="ce2" table:formula="of:=[.D1705]-[.D1704]" office:value-type="float" office:value="11.6621000000014">
            <text:p>11.66</text:p>
          </table:table-cell>
          <table:table-cell table:style-name="ce4" table:formula="of:=[.D1705]*0.000621371" office:value-type="float" office:value="18.6803115425986">
            <text:p>18.6803</text:p>
          </table:table-cell>
          <table:table-cell table:style-name="ce4" table:formula="of:=[.E1705]*0.000621371" office:value-type="float" office:value="0.00724649073910085">
            <text:p>0.0072</text:p>
          </table:table-cell>
        </table:table-row>
        <table:table-row table:style-name="ro1">
          <table:table-cell table:style-name="ce1" office:value-type="float" office:value="30.35298136">
            <text:p>30.352981</text:p>
          </table:table-cell>
          <table:table-cell table:style-name="ce1" office:value-type="float" office:value="-97.73488856">
            <text:p>-97.734889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30066.6699">
            <text:p>30066.67</text:p>
          </table:table-cell>
          <table:table-cell table:style-name="ce2" table:formula="of:=[.D1706]-[.D1705]" office:value-type="float" office:value="3.61330000000089">
            <text:p>3.61</text:p>
          </table:table-cell>
          <table:table-cell table:style-name="ce4" table:formula="of:=[.D1706]*0.000621371" office:value-type="float" office:value="18.6825567424329">
            <text:p>18.6826</text:p>
          </table:table-cell>
          <table:table-cell table:style-name="ce4" table:formula="of:=[.E1706]*0.000621371" office:value-type="float" office:value="0.00224519983430055">
            <text:p>0.0022</text:p>
          </table:table-cell>
        </table:table-row>
        <table:table-row table:style-name="ro1">
          <table:table-cell table:style-name="ce1" office:value-type="float" office:value="30.35295823">
            <text:p>30.352958</text:p>
          </table:table-cell>
          <table:table-cell table:style-name="ce1" office:value-type="float" office:value="-97.73480566">
            <text:p>-97.734806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30074.9648">
            <text:p>30074.96</text:p>
          </table:table-cell>
          <table:table-cell table:style-name="ce2" table:formula="of:=[.D1707]-[.D1706]" office:value-type="float" office:value="8.29490000000078">
            <text:p>8.29</text:p>
          </table:table-cell>
          <table:table-cell table:style-name="ce4" table:formula="of:=[.D1707]*0.000621371" office:value-type="float" office:value="18.6877109527408">
            <text:p>18.6877</text:p>
          </table:table-cell>
          <table:table-cell table:style-name="ce4" table:formula="of:=[.E1707]*0.000621371" office:value-type="float" office:value="0.00515421030790048">
            <text:p>0.0052</text:p>
          </table:table-cell>
        </table:table-row>
        <table:table-row table:style-name="ro1">
          <table:table-cell table:style-name="ce1" office:value-type="float" office:value="30.35292906">
            <text:p>30.352929</text:p>
          </table:table-cell>
          <table:table-cell table:style-name="ce1" office:value-type="float" office:value="-97.73475646">
            <text:p>-97.734756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30080.7031">
            <text:p>30080.70</text:p>
          </table:table-cell>
          <table:table-cell table:style-name="ce2" table:formula="of:=[.D1708]-[.D1707]" office:value-type="float" office:value="5.73829999999725">
            <text:p>5.74</text:p>
          </table:table-cell>
          <table:table-cell table:style-name="ce4" table:formula="of:=[.D1708]*0.000621371" office:value-type="float" office:value="18.6912765659501">
            <text:p>18.6913</text:p>
          </table:table-cell>
          <table:table-cell table:style-name="ce4" table:formula="of:=[.E1708]*0.000621371" office:value-type="float" office:value="0.00356561320929829">
            <text:p>0.0036</text:p>
          </table:table-cell>
        </table:table-row>
        <table:table-row table:style-name="ro1">
          <table:table-cell table:style-name="ce1" office:value-type="float" office:value="30.35291129">
            <text:p>30.352911</text:p>
          </table:table-cell>
          <table:table-cell table:style-name="ce1" office:value-type="float" office:value="-97.73469494">
            <text:p>-97.734695</text:p>
          </table:table-cell>
          <table:table-cell table:style-name="ce2" office:value-type="float" office:value="215.472656">
            <text:p>215.47</text:p>
          </table:table-cell>
          <table:table-cell table:style-name="ce2" office:value-type="float" office:value="30086.8945">
            <text:p>30086.89</text:p>
          </table:table-cell>
          <table:table-cell table:style-name="ce2" table:formula="of:=[.D1709]-[.D1708]" office:value-type="float" office:value="6.1913999999997">
            <text:p>6.19</text:p>
          </table:table-cell>
          <table:table-cell table:style-name="ce4" table:formula="of:=[.D1709]*0.000621371" office:value-type="float" office:value="18.6951237223595">
            <text:p>18.6951</text:p>
          </table:table-cell>
          <table:table-cell table:style-name="ce4" table:formula="of:=[.E1709]*0.000621371" office:value-type="float" office:value="0.00384715640939982">
            <text:p>0.0038</text:p>
          </table:table-cell>
        </table:table-row>
        <table:table-row table:style-name="ro1">
          <table:table-cell table:style-name="ce1" office:value-type="float" office:value="30.35282822">
            <text:p>30.352828</text:p>
          </table:table-cell>
          <table:table-cell table:style-name="ce1" office:value-type="float" office:value="-97.73453903">
            <text:p>-97.734539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30104.5449">
            <text:p>30104.54</text:p>
          </table:table-cell>
          <table:table-cell table:style-name="ce2" table:formula="of:=[.D1710]-[.D1709]" office:value-type="float" office:value="17.6504000000023">
            <text:p>17.65</text:p>
          </table:table-cell>
          <table:table-cell table:style-name="ce4" table:formula="of:=[.D1710]*0.000621371" office:value-type="float" office:value="18.7060911690579">
            <text:p>18.7061</text:p>
          </table:table-cell>
          <table:table-cell table:style-name="ce4" table:formula="of:=[.E1710]*0.000621371" office:value-type="float" office:value="0.0109674466984014">
            <text:p>0.0110</text:p>
          </table:table-cell>
        </table:table-row>
        <table:table-row table:style-name="ro1">
          <table:table-cell table:style-name="ce1" office:value-type="float" office:value="30.35276192">
            <text:p>30.352762</text:p>
          </table:table-cell>
          <table:table-cell table:style-name="ce1" office:value-type="float" office:value="-97.73441322">
            <text:p>-97.734413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30118.6973">
            <text:p>30118.70</text:p>
          </table:table-cell>
          <table:table-cell table:style-name="ce2" table:formula="of:=[.D1711]-[.D1710]" office:value-type="float" office:value="14.152399999999">
            <text:p>14.15</text:p>
          </table:table-cell>
          <table:table-cell table:style-name="ce4" table:formula="of:=[.D1711]*0.000621371" office:value-type="float" office:value="18.7148850599983">
            <text:p>18.7149</text:p>
          </table:table-cell>
          <table:table-cell table:style-name="ce4" table:formula="of:=[.E1711]*0.000621371" office:value-type="float" office:value="0.0087938909403994">
            <text:p>0.0088</text:p>
          </table:table-cell>
        </table:table-row>
        <table:table-row table:style-name="ro1">
          <table:table-cell table:style-name="ce1" office:value-type="float" office:value="30.35275186">
            <text:p>30.352752</text:p>
          </table:table-cell>
          <table:table-cell table:style-name="ce1" office:value-type="float" office:value="-97.73439026">
            <text:p>-97.734390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30121.1133">
            <text:p>30121.11</text:p>
          </table:table-cell>
          <table:table-cell table:style-name="ce2" table:formula="of:=[.D1712]-[.D1711]" office:value-type="float" office:value="2.41600000000108">
            <text:p>2.42</text:p>
          </table:table-cell>
          <table:table-cell table:style-name="ce4" table:formula="of:=[.D1712]*0.000621371" office:value-type="float" office:value="18.7163862923343">
            <text:p>18.7164</text:p>
          </table:table-cell>
          <table:table-cell table:style-name="ce4" table:formula="of:=[.E1712]*0.000621371" office:value-type="float" office:value="0.00150123233600067">
            <text:p>0.0015</text:p>
          </table:table-cell>
        </table:table-row>
        <table:table-row table:style-name="ro1">
          <table:table-cell table:style-name="ce1" office:value-type="float" office:value="30.35269939">
            <text:p>30.352699</text:p>
          </table:table-cell>
          <table:table-cell table:style-name="ce1" office:value-type="float" office:value="-97.73428129">
            <text:p>-97.734281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30133.1309">
            <text:p>30133.13</text:p>
          </table:table-cell>
          <table:table-cell table:style-name="ce2" table:formula="of:=[.D1713]-[.D1712]" office:value-type="float" office:value="12.0175999999992">
            <text:p>12.02</text:p>
          </table:table-cell>
          <table:table-cell table:style-name="ce4" table:formula="of:=[.D1713]*0.000621371" office:value-type="float" office:value="18.7238536804639">
            <text:p>18.7239</text:p>
          </table:table-cell>
          <table:table-cell table:style-name="ce4" table:formula="of:=[.E1713]*0.000621371" office:value-type="float" office:value="0.00746738812959952">
            <text:p>0.0075</text:p>
          </table:table-cell>
        </table:table-row>
        <table:table-row table:style-name="ro1">
          <table:table-cell table:style-name="ce1" office:value-type="float" office:value="30.35263133">
            <text:p>30.352631</text:p>
          </table:table-cell>
          <table:table-cell table:style-name="ce1" office:value-type="float" office:value="-97.73410418">
            <text:p>-97.734104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30151.7461">
            <text:p>30151.75</text:p>
          </table:table-cell>
          <table:table-cell table:style-name="ce2" table:formula="of:=[.D1714]-[.D1713]" office:value-type="float" office:value="18.6152000000002">
            <text:p>18.62</text:p>
          </table:table-cell>
          <table:table-cell table:style-name="ce4" table:formula="of:=[.D1714]*0.000621371" office:value-type="float" office:value="18.7354206259031">
            <text:p>18.7354</text:p>
          </table:table-cell>
          <table:table-cell table:style-name="ce4" table:formula="of:=[.E1714]*0.000621371" office:value-type="float" office:value="0.0115669454392001">
            <text:p>0.0116</text:p>
          </table:table-cell>
        </table:table-row>
        <table:table-row table:style-name="ro1">
          <table:table-cell table:style-name="ce1" office:value-type="float" office:value="30.35256905">
            <text:p>30.352569</text:p>
          </table:table-cell>
          <table:table-cell table:style-name="ce1" office:value-type="float" office:value="-97.73393679">
            <text:p>-97.733937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0169.2148">
            <text:p>30169.21</text:p>
          </table:table-cell>
          <table:table-cell table:style-name="ce2" table:formula="of:=[.D1715]-[.D1714]" office:value-type="float" office:value="17.4687000000013">
            <text:p>17.47</text:p>
          </table:table-cell>
          <table:table-cell table:style-name="ce4" table:formula="of:=[.D1715]*0.000621371" office:value-type="float" office:value="18.7462751694908">
            <text:p>18.7463</text:p>
          </table:table-cell>
          <table:table-cell table:style-name="ce4" table:formula="of:=[.E1715]*0.000621371" office:value-type="float" office:value="0.0108545435877008">
            <text:p>0.0109</text:p>
          </table:table-cell>
        </table:table-row>
        <table:table-row table:style-name="ro1">
          <table:table-cell table:style-name="ce1" office:value-type="float" office:value="30.35248012">
            <text:p>30.352480</text:p>
          </table:table-cell>
          <table:table-cell table:style-name="ce1" office:value-type="float" office:value="-97.73375088">
            <text:p>-97.733751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30189.6367">
            <text:p>30189.64</text:p>
          </table:table-cell>
          <table:table-cell table:style-name="ce2" table:formula="of:=[.D1716]-[.D1715]" office:value-type="float" office:value="20.4218999999975">
            <text:p>20.42</text:p>
          </table:table-cell>
          <table:table-cell table:style-name="ce4" table:formula="of:=[.D1716]*0.000621371" office:value-type="float" office:value="18.7589647459157">
            <text:p>18.7590</text:p>
          </table:table-cell>
          <table:table-cell table:style-name="ce4" table:formula="of:=[.E1716]*0.000621371" office:value-type="float" office:value="0.0126895764248985">
            <text:p>0.0127</text:p>
          </table:table-cell>
        </table:table-row>
        <table:table-row table:style-name="ro1">
          <table:table-cell table:style-name="ce1" office:value-type="float" office:value="30.3524243">
            <text:p>30.352424</text:p>
          </table:table-cell>
          <table:table-cell table:style-name="ce1" office:value-type="float" office:value="-97.73364217">
            <text:p>-97.733642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30201.7734">
            <text:p>30201.77</text:p>
          </table:table-cell>
          <table:table-cell table:style-name="ce2" table:formula="of:=[.D1717]-[.D1716]" office:value-type="float" office:value="12.1366999999991">
            <text:p>12.14</text:p>
          </table:table-cell>
          <table:table-cell table:style-name="ce4" table:formula="of:=[.D1717]*0.000621371" office:value-type="float" office:value="18.7665061393314">
            <text:p>18.7665</text:p>
          </table:table-cell>
          <table:table-cell table:style-name="ce4" table:formula="of:=[.E1717]*0.000621371" office:value-type="float" office:value="0.00754139341569945">
            <text:p>0.0075</text:p>
          </table:table-cell>
        </table:table-row>
        <table:table-row table:style-name="ro1">
          <table:table-cell table:style-name="ce1" office:value-type="float" office:value="30.35232749">
            <text:p>30.352327</text:p>
          </table:table-cell>
          <table:table-cell table:style-name="ce1" office:value-type="float" office:value="-97.73350127">
            <text:p>-97.733501</text:p>
          </table:table-cell>
          <table:table-cell table:style-name="ce2" office:value-type="float" office:value="221.240601">
            <text:p>221.24</text:p>
          </table:table-cell>
          <table:table-cell table:style-name="ce2" office:value-type="float" office:value="30219.1504">
            <text:p>30219.15</text:p>
          </table:table-cell>
          <table:table-cell table:style-name="ce2" table:formula="of:=[.D1718]-[.D1717]" office:value-type="float" office:value="17.3770000000004">
            <text:p>17.38</text:p>
          </table:table-cell>
          <table:table-cell table:style-name="ce4" table:formula="of:=[.D1718]*0.000621371" office:value-type="float" office:value="18.7773037031984">
            <text:p>18.7773</text:p>
          </table:table-cell>
          <table:table-cell table:style-name="ce4" table:formula="of:=[.E1718]*0.000621371" office:value-type="float" office:value="0.0107975638670003">
            <text:p>0.0108</text:p>
          </table:table-cell>
        </table:table-row>
        <table:table-row table:style-name="ro1">
          <table:table-cell table:style-name="ce1" office:value-type="float" office:value="30.35223319">
            <text:p>30.352233</text:p>
          </table:table-cell>
          <table:table-cell table:style-name="ce1" office:value-type="float" office:value="-97.73336397">
            <text:p>-97.733364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236.002">
            <text:p>30236.00</text:p>
          </table:table-cell>
          <table:table-cell table:style-name="ce2" table:formula="of:=[.D1719]-[.D1718]" office:value-type="float" office:value="16.8516000000018">
            <text:p>16.85</text:p>
          </table:table-cell>
          <table:table-cell table:style-name="ce4" table:formula="of:=[.D1719]*0.000621371" office:value-type="float" office:value="18.787774798742">
            <text:p>18.7878</text:p>
          </table:table-cell>
          <table:table-cell table:style-name="ce4" table:formula="of:=[.E1719]*0.000621371" office:value-type="float" office:value="0.0104710955436011">
            <text:p>0.0105</text:p>
          </table:table-cell>
        </table:table-row>
        <table:table-row table:style-name="ro1">
          <table:table-cell table:style-name="ce1" office:value-type="float" office:value="30.35213822">
            <text:p>30.352138</text:p>
          </table:table-cell>
          <table:table-cell table:style-name="ce1" office:value-type="float" office:value="-97.73321134">
            <text:p>-97.733211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30254.0391">
            <text:p>30254.04</text:p>
          </table:table-cell>
          <table:table-cell table:style-name="ce2" table:formula="of:=[.D1720]-[.D1719]" office:value-type="float" office:value="18.0371000000014">
            <text:p>18.04</text:p>
          </table:table-cell>
          <table:table-cell table:style-name="ce4" table:formula="of:=[.D1720]*0.000621371" office:value-type="float" office:value="18.7989825296061">
            <text:p>18.7990</text:p>
          </table:table-cell>
          <table:table-cell table:style-name="ce4" table:formula="of:=[.E1720]*0.000621371" office:value-type="float" office:value="0.0112077308641009">
            <text:p>0.0112</text:p>
          </table:table-cell>
        </table:table-row>
        <table:table-row table:style-name="ro1">
          <table:table-cell table:style-name="ce1" office:value-type="float" office:value="30.35212766">
            <text:p>30.352128</text:p>
          </table:table-cell>
          <table:table-cell table:style-name="ce1" office:value-type="float" office:value="-97.73319592">
            <text:p>-97.733196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30255.8809">
            <text:p>30255.88</text:p>
          </table:table-cell>
          <table:table-cell table:style-name="ce2" table:formula="of:=[.D1721]-[.D1720]" office:value-type="float" office:value="1.84179999999833">
            <text:p>1.84</text:p>
          </table:table-cell>
          <table:table-cell table:style-name="ce4" table:formula="of:=[.D1721]*0.000621371" office:value-type="float" office:value="18.8001269707139">
            <text:p>18.8001</text:p>
          </table:table-cell>
          <table:table-cell table:style-name="ce4" table:formula="of:=[.E1721]*0.000621371" office:value-type="float" office:value="0.00114444110779896">
            <text:p>0.0011</text:p>
          </table:table-cell>
        </table:table-row>
        <table:table-row table:style-name="ro1">
          <table:table-cell table:style-name="ce1" office:value-type="float" office:value="30.35207259">
            <text:p>30.352073</text:p>
          </table:table-cell>
          <table:table-cell table:style-name="ce1" office:value-type="float" office:value="-97.73312794">
            <text:p>-97.733128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30264.9648">
            <text:p>30264.96</text:p>
          </table:table-cell>
          <table:table-cell table:style-name="ce2" table:formula="of:=[.D1722]-[.D1721]" office:value-type="float" office:value="9.08390000000145">
            <text:p>9.08</text:p>
          </table:table-cell>
          <table:table-cell table:style-name="ce4" table:formula="of:=[.D1722]*0.000621371" office:value-type="float" office:value="18.8057714427408">
            <text:p>18.8058</text:p>
          </table:table-cell>
          <table:table-cell table:style-name="ce4" table:formula="of:=[.E1722]*0.000621371" office:value-type="float" office:value="0.0056444720269009">
            <text:p>0.0056</text:p>
          </table:table-cell>
        </table:table-row>
        <table:table-row table:style-name="ro1">
          <table:table-cell table:style-name="ce1" office:value-type="float" office:value="30.3519923">
            <text:p>30.351992</text:p>
          </table:table-cell>
          <table:table-cell table:style-name="ce1" office:value-type="float" office:value="-97.73299073">
            <text:p>-97.732991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0280.8887">
            <text:p>30280.89</text:p>
          </table:table-cell>
          <table:table-cell table:style-name="ce2" table:formula="of:=[.D1723]-[.D1722]" office:value-type="float" office:value="15.923899999998">
            <text:p>15.92</text:p>
          </table:table-cell>
          <table:table-cell table:style-name="ce4" table:formula="of:=[.D1723]*0.000621371" office:value-type="float" office:value="18.8156660924077">
            <text:p>18.8157</text:p>
          </table:table-cell>
          <table:table-cell table:style-name="ce4" table:formula="of:=[.E1723]*0.000621371" office:value-type="float" office:value="0.00989464966689873">
            <text:p>0.0099</text:p>
          </table:table-cell>
        </table:table-row>
        <table:table-row table:style-name="ro1">
          <table:table-cell table:style-name="ce1" office:value-type="float" office:value="30.35197587">
            <text:p>30.351976</text:p>
          </table:table-cell>
          <table:table-cell table:style-name="ce1" office:value-type="float" office:value="-97.73296827">
            <text:p>-97.732968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0283.7012">
            <text:p>30283.70</text:p>
          </table:table-cell>
          <table:table-cell table:style-name="ce2" table:formula="of:=[.D1724]-[.D1723]" office:value-type="float" office:value="2.8125">
            <text:p>2.81</text:p>
          </table:table-cell>
          <table:table-cell table:style-name="ce4" table:formula="of:=[.D1724]*0.000621371" office:value-type="float" office:value="18.8174136983452">
            <text:p>18.8174</text:p>
          </table:table-cell>
          <table:table-cell table:style-name="ce4" table:formula="of:=[.E1724]*0.000621371" office:value-type="float" office:value="0.0017476059375">
            <text:p>0.0017</text:p>
          </table:table-cell>
        </table:table-row>
        <table:table-row table:style-name="ro1">
          <table:table-cell table:style-name="ce1" office:value-type="float" office:value="30.35191108">
            <text:p>30.351911</text:p>
          </table:table-cell>
          <table:table-cell table:style-name="ce1" office:value-type="float" office:value="-97.73293239">
            <text:p>-97.732932</text:p>
          </table:table-cell>
          <table:table-cell table:style-name="ce2" office:value-type="float" office:value="221.240601">
            <text:p>221.24</text:p>
          </table:table-cell>
          <table:table-cell table:style-name="ce2" office:value-type="float" office:value="30292.0098">
            <text:p>30292.01</text:p>
          </table:table-cell>
          <table:table-cell table:style-name="ce2" table:formula="of:=[.D1725]-[.D1724]" office:value-type="float" office:value="8.3086000000003">
            <text:p>8.31</text:p>
          </table:table-cell>
          <table:table-cell table:style-name="ce4" table:formula="of:=[.D1725]*0.000621371" office:value-type="float" office:value="18.8225764214358">
            <text:p>18.8226</text:p>
          </table:table-cell>
          <table:table-cell table:style-name="ce4" table:formula="of:=[.E1725]*0.000621371" office:value-type="float" office:value="0.00516272309060019">
            <text:p>0.0052</text:p>
          </table:table-cell>
        </table:table-row>
        <table:table-row table:style-name="ro1">
          <table:table-cell table:style-name="ce1" office:value-type="float" office:value="30.35183757">
            <text:p>30.351838</text:p>
          </table:table-cell>
          <table:table-cell table:style-name="ce1" office:value-type="float" office:value="-97.73281077">
            <text:p>-97.732811</text:p>
          </table:table-cell>
          <table:table-cell table:style-name="ce2" office:value-type="float" office:value="221.240601">
            <text:p>221.24</text:p>
          </table:table-cell>
          <table:table-cell table:style-name="ce2" office:value-type="float" office:value="30306.2676">
            <text:p>30306.27</text:p>
          </table:table-cell>
          <table:table-cell table:style-name="ce2" table:formula="of:=[.D1726]-[.D1725]" office:value-type="float" office:value="14.2577999999994">
            <text:p>14.26</text:p>
          </table:table-cell>
          <table:table-cell table:style-name="ce4" table:formula="of:=[.D1726]*0.000621371" office:value-type="float" office:value="18.8314358048796">
            <text:p>18.8314</text:p>
          </table:table-cell>
          <table:table-cell table:style-name="ce4" table:formula="of:=[.E1726]*0.000621371" office:value-type="float" office:value="0.00885938344379963">
            <text:p>0.0089</text:p>
          </table:table-cell>
        </table:table-row>
        <table:table-row table:style-name="ro1">
          <table:table-cell table:style-name="ce1" office:value-type="float" office:value="30.35178317">
            <text:p>30.351783</text:p>
          </table:table-cell>
          <table:table-cell table:style-name="ce1" office:value-type="float" office:value="-97.73268638">
            <text:p>-97.732686</text:p>
          </table:table-cell>
          <table:table-cell table:style-name="ce2" office:value-type="float" office:value="221.240601">
            <text:p>221.24</text:p>
          </table:table-cell>
          <table:table-cell table:style-name="ce2" office:value-type="float" office:value="30319.6934">
            <text:p>30319.69</text:p>
          </table:table-cell>
          <table:table-cell table:style-name="ce2" table:formula="of:=[.D1727]-[.D1726]" office:value-type="float" office:value="13.4258000000009">
            <text:p>13.43</text:p>
          </table:table-cell>
          <table:table-cell table:style-name="ce4" table:formula="of:=[.D1727]*0.000621371" office:value-type="float" office:value="18.8397782076514">
            <text:p>18.8398</text:p>
          </table:table-cell>
          <table:table-cell table:style-name="ce4" table:formula="of:=[.E1727]*0.000621371" office:value-type="float" office:value="0.00834240277180055">
            <text:p>0.0083</text:p>
          </table:table-cell>
        </table:table-row>
        <table:table-row table:style-name="ro1">
          <table:table-cell table:style-name="ce1" office:value-type="float" office:value="30.35175609">
            <text:p>30.351756</text:p>
          </table:table-cell>
          <table:table-cell table:style-name="ce1" office:value-type="float" office:value="-97.73264037">
            <text:p>-97.732640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325.0273">
            <text:p>30325.03</text:p>
          </table:table-cell>
          <table:table-cell table:style-name="ce2" table:formula="of:=[.D1728]-[.D1727]" office:value-type="float" office:value="5.33390000000145">
            <text:p>5.33</text:p>
          </table:table-cell>
          <table:table-cell table:style-name="ce4" table:formula="of:=[.D1728]*0.000621371" office:value-type="float" office:value="18.8430925384283">
            <text:p>18.8431</text:p>
          </table:table-cell>
          <table:table-cell table:style-name="ce4" table:formula="of:=[.E1728]*0.000621371" office:value-type="float" office:value="0.0033143307769009">
            <text:p>0.0033</text:p>
          </table:table-cell>
        </table:table-row>
        <table:table-row table:style-name="ro1">
          <table:table-cell table:style-name="ce1" office:value-type="float" office:value="30.35170714">
            <text:p>30.351707</text:p>
          </table:table-cell>
          <table:table-cell table:style-name="ce1" office:value-type="float" office:value="-97.73254666">
            <text:p>-97.732547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0335.4805">
            <text:p>30335.48</text:p>
          </table:table-cell>
          <table:table-cell table:style-name="ce2" table:formula="of:=[.D1729]-[.D1728]" office:value-type="float" office:value="10.4531999999999">
            <text:p>10.45</text:p>
          </table:table-cell>
          <table:table-cell table:style-name="ce4" table:formula="of:=[.D1729]*0.000621371" office:value-type="float" office:value="18.8495878537655">
            <text:p>18.8496</text:p>
          </table:table-cell>
          <table:table-cell table:style-name="ce4" table:formula="of:=[.E1729]*0.000621371" office:value-type="float" office:value="0.00649531533719995">
            <text:p>0.0065</text:p>
          </table:table-cell>
        </table:table-row>
        <table:table-row table:style-name="ro1">
          <table:table-cell table:style-name="ce1" office:value-type="float" office:value="30.35164998">
            <text:p>30.351650</text:p>
          </table:table-cell>
          <table:table-cell table:style-name="ce1" office:value-type="float" office:value="-97.7324247">
            <text:p>-97.732425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348.7773">
            <text:p>30348.78</text:p>
          </table:table-cell>
          <table:table-cell table:style-name="ce2" table:formula="of:=[.D1730]-[.D1729]" office:value-type="float" office:value="13.2968000000001">
            <text:p>13.30</text:p>
          </table:table-cell>
          <table:table-cell table:style-name="ce4" table:formula="of:=[.D1730]*0.000621371" office:value-type="float" office:value="18.8578500996783">
            <text:p>18.8579</text:p>
          </table:table-cell>
          <table:table-cell table:style-name="ce4" table:formula="of:=[.E1730]*0.000621371" office:value-type="float" office:value="0.00826224591280005">
            <text:p>0.0083</text:p>
          </table:table-cell>
        </table:table-row>
        <table:table-row table:style-name="ro1">
          <table:table-cell table:style-name="ce1" office:value-type="float" office:value="30.35159457">
            <text:p>30.351595</text:p>
          </table:table-cell>
          <table:table-cell table:style-name="ce1" office:value-type="float" office:value="-97.73231364">
            <text:p>-97.732314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361.1328">
            <text:p>30361.13</text:p>
          </table:table-cell>
          <table:table-cell table:style-name="ce2" table:formula="of:=[.D1731]-[.D1730]" office:value-type="float" office:value="12.3554999999978">
            <text:p>12.36</text:p>
          </table:table-cell>
          <table:table-cell table:style-name="ce4" table:formula="of:=[.D1731]*0.000621371" office:value-type="float" office:value="18.8655274490688">
            <text:p>18.8655</text:p>
          </table:table-cell>
          <table:table-cell table:style-name="ce4" table:formula="of:=[.E1731]*0.000621371" office:value-type="float" office:value="0.00767734939049866">
            <text:p>0.0077</text:p>
          </table:table-cell>
        </table:table-row>
        <table:table-row table:style-name="ro1">
          <table:table-cell table:style-name="ce1" office:value-type="float" office:value="30.35155082">
            <text:p>30.351551</text:p>
          </table:table-cell>
          <table:table-cell table:style-name="ce1" office:value-type="float" office:value="-97.73222186">
            <text:p>-97.732222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371.168">
            <text:p>30371.17</text:p>
          </table:table-cell>
          <table:table-cell table:style-name="ce2" table:formula="of:=[.D1732]-[.D1731]" office:value-type="float" office:value="10.0352000000021">
            <text:p>10.04</text:p>
          </table:table-cell>
          <table:table-cell table:style-name="ce4" table:formula="of:=[.D1732]*0.000621371" office:value-type="float" office:value="18.871763031328">
            <text:p>18.8718</text:p>
          </table:table-cell>
          <table:table-cell table:style-name="ce4" table:formula="of:=[.E1732]*0.000621371" office:value-type="float" office:value="0.00623558225920129">
            <text:p>0.0062</text:p>
          </table:table-cell>
        </table:table-row>
        <table:table-row table:style-name="ro1">
          <table:table-cell table:style-name="ce1" office:value-type="float" office:value="30.35150506">
            <text:p>30.351505</text:p>
          </table:table-cell>
          <table:table-cell table:style-name="ce1" office:value-type="float" office:value="-97.73213477">
            <text:p>-97.732135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0381.0352">
            <text:p>30381.04</text:p>
          </table:table-cell>
          <table:table-cell table:style-name="ce2" table:formula="of:=[.D1733]-[.D1732]" office:value-type="float" office:value="9.86719999999696">
            <text:p>9.87</text:p>
          </table:table-cell>
          <table:table-cell table:style-name="ce4" table:formula="of:=[.D1733]*0.000621371" office:value-type="float" office:value="18.8778942232592">
            <text:p>18.8779</text:p>
          </table:table-cell>
          <table:table-cell table:style-name="ce4" table:formula="of:=[.E1733]*0.000621371" office:value-type="float" office:value="0.00613119193119811">
            <text:p>0.0061</text:p>
          </table:table-cell>
        </table:table-row>
        <table:table-row table:style-name="ro1">
          <table:table-cell table:style-name="ce1" office:value-type="float" office:value="30.35145208">
            <text:p>30.351452</text:p>
          </table:table-cell>
          <table:table-cell table:style-name="ce1" office:value-type="float" office:value="-97.73203854">
            <text:p>-97.732039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30392.0078">
            <text:p>30392.01</text:p>
          </table:table-cell>
          <table:table-cell table:style-name="ce2" table:formula="of:=[.D1734]-[.D1733]" office:value-type="float" office:value="10.972600000001">
            <text:p>10.97</text:p>
          </table:table-cell>
          <table:table-cell table:style-name="ce4" table:formula="of:=[.D1734]*0.000621371" office:value-type="float" office:value="18.8847122786938">
            <text:p>18.8847</text:p>
          </table:table-cell>
          <table:table-cell table:style-name="ce4" table:formula="of:=[.E1734]*0.000621371" office:value-type="float" office:value="0.0068180554346006">
            <text:p>0.0068</text:p>
          </table:table-cell>
        </table:table-row>
        <table:table-row table:style-name="ro1">
          <table:table-cell table:style-name="ce1" office:value-type="float" office:value="30.35137095">
            <text:p>30.351371</text:p>
          </table:table-cell>
          <table:table-cell table:style-name="ce1" office:value-type="float" office:value="-97.7318637">
            <text:p>-97.731864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0411.0371">
            <text:p>30411.04</text:p>
          </table:table-cell>
          <table:table-cell table:style-name="ce2" table:formula="of:=[.D1735]-[.D1734]" office:value-type="float" office:value="19.029300000002">
            <text:p>19.03</text:p>
          </table:table-cell>
          <table:table-cell table:style-name="ce4" table:formula="of:=[.D1735]*0.000621371" office:value-type="float" office:value="18.8965365338641">
            <text:p>18.8965</text:p>
          </table:table-cell>
          <table:table-cell table:style-name="ce4" table:formula="of:=[.E1735]*0.000621371" office:value-type="float" office:value="0.0118242551703012">
            <text:p>0.0118</text:p>
          </table:table-cell>
        </table:table-row>
        <table:table-row table:style-name="ro1">
          <table:table-cell table:style-name="ce1" office:value-type="float" office:value="30.35130364">
            <text:p>30.351304</text:p>
          </table:table-cell>
          <table:table-cell table:style-name="ce1" office:value-type="float" office:value="-97.73172079">
            <text:p>-97.731721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0426.6973">
            <text:p>30426.70</text:p>
          </table:table-cell>
          <table:table-cell table:style-name="ce2" table:formula="of:=[.D1736]-[.D1735]" office:value-type="float" office:value="15.6601999999984">
            <text:p>15.66</text:p>
          </table:table-cell>
          <table:table-cell table:style-name="ce4" table:formula="of:=[.D1736]*0.000621371" office:value-type="float" office:value="18.9062673279983">
            <text:p>18.9063</text:p>
          </table:table-cell>
          <table:table-cell table:style-name="ce4" table:formula="of:=[.E1736]*0.000621371" office:value-type="float" office:value="0.00973079413419903">
            <text:p>0.0097</text:p>
          </table:table-cell>
        </table:table-row>
        <table:table-row table:style-name="ro1">
          <table:table-cell table:style-name="ce1" office:value-type="float" office:value="30.35122938">
            <text:p>30.351229</text:p>
          </table:table-cell>
          <table:table-cell table:style-name="ce1" office:value-type="float" office:value="-97.73156798">
            <text:p>-97.731568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443.5352">
            <text:p>30443.54</text:p>
          </table:table-cell>
          <table:table-cell table:style-name="ce2" table:formula="of:=[.D1737]-[.D1736]" office:value-type="float" office:value="16.8378999999986">
            <text:p>16.84</text:p>
          </table:table-cell>
          <table:table-cell table:style-name="ce4" table:formula="of:=[.D1737]*0.000621371" office:value-type="float" office:value="18.9167299107592">
            <text:p>18.9167</text:p>
          </table:table-cell>
          <table:table-cell table:style-name="ce4" table:formula="of:=[.E1737]*0.000621371" office:value-type="float" office:value="0.0104625827608991">
            <text:p>0.0105</text:p>
          </table:table-cell>
        </table:table-row>
        <table:table-row table:style-name="ro1">
          <table:table-cell table:style-name="ce1" office:value-type="float" office:value="30.35112997">
            <text:p>30.351130</text:p>
          </table:table-cell>
          <table:table-cell table:style-name="ce1" office:value-type="float" office:value="-97.73137302">
            <text:p>-97.731373</text:p>
          </table:table-cell>
          <table:table-cell table:style-name="ce2" office:value-type="float" office:value="223.643799">
            <text:p>223.64</text:p>
          </table:table-cell>
          <table:table-cell table:style-name="ce2" office:value-type="float" office:value="30465.2754">
            <text:p>30465.28</text:p>
          </table:table-cell>
          <table:table-cell table:style-name="ce2" table:formula="of:=[.D1738]-[.D1737]" office:value-type="float" office:value="21.7402000000002">
            <text:p>21.74</text:p>
          </table:table-cell>
          <table:table-cell table:style-name="ce4" table:formula="of:=[.D1738]*0.000621371" office:value-type="float" office:value="18.9302386405734">
            <text:p>18.9302</text:p>
          </table:table-cell>
          <table:table-cell table:style-name="ce4" table:formula="of:=[.E1738]*0.000621371" office:value-type="float" office:value="0.0135087298142001">
            <text:p>0.0135</text:p>
          </table:table-cell>
        </table:table-row>
        <table:table-row table:style-name="ro1">
          <table:table-cell table:style-name="ce1" office:value-type="float" office:value="30.35105394">
            <text:p>30.351054</text:p>
          </table:table-cell>
          <table:table-cell table:style-name="ce1" office:value-type="float" office:value="-97.73121938">
            <text:p>-97.731219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0482.293">
            <text:p>30482.29</text:p>
          </table:table-cell>
          <table:table-cell table:style-name="ce2" table:formula="of:=[.D1739]-[.D1738]" office:value-type="float" office:value="17.0176000000029">
            <text:p>17.02</text:p>
          </table:table-cell>
          <table:table-cell table:style-name="ce4" table:formula="of:=[.D1739]*0.000621371" office:value-type="float" office:value="18.940812883703">
            <text:p>18.9408</text:p>
          </table:table-cell>
          <table:table-cell table:style-name="ce4" table:formula="of:=[.E1739]*0.000621371" office:value-type="float" office:value="0.0105742431296018">
            <text:p>0.0106</text:p>
          </table:table-cell>
        </table:table-row>
        <table:table-row table:style-name="ro1">
          <table:table-cell table:style-name="ce1" office:value-type="float" office:value="30.35098244">
            <text:p>30.350982</text:p>
          </table:table-cell>
          <table:table-cell table:style-name="ce1" office:value-type="float" office:value="-97.73107127">
            <text:p>-97.731071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0499.0469">
            <text:p>30499.05</text:p>
          </table:table-cell>
          <table:table-cell table:style-name="ce2" table:formula="of:=[.D1740]-[.D1739]" office:value-type="float" office:value="16.7538999999997">
            <text:p>16.75</text:p>
          </table:table-cell>
          <table:table-cell table:style-name="ce4" table:formula="of:=[.D1740]*0.000621371" office:value-type="float" office:value="18.9512232712999">
            <text:p>18.9512</text:p>
          </table:table-cell>
          <table:table-cell table:style-name="ce4" table:formula="of:=[.E1740]*0.000621371" office:value-type="float" office:value="0.0104103875968998">
            <text:p>0.0104</text:p>
          </table:table-cell>
        </table:table-row>
        <table:table-row table:style-name="ro1">
          <table:table-cell table:style-name="ce1" office:value-type="float" office:value="30.35093098">
            <text:p>30.350931</text:p>
          </table:table-cell>
          <table:table-cell table:style-name="ce1" office:value-type="float" office:value="-97.73097077">
            <text:p>-97.730971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0509.7129">
            <text:p>30509.71</text:p>
          </table:table-cell>
          <table:table-cell table:style-name="ce2" table:formula="of:=[.D1741]-[.D1740]" office:value-type="float" office:value="10.6659999999974">
            <text:p>10.67</text:p>
          </table:table-cell>
          <table:table-cell table:style-name="ce4" table:formula="of:=[.D1741]*0.000621371" office:value-type="float" office:value="18.9578508143859">
            <text:p>18.9579</text:p>
          </table:table-cell>
          <table:table-cell table:style-name="ce4" table:formula="of:=[.E1741]*0.000621371" office:value-type="float" office:value="0.00662754308599841">
            <text:p>0.0066</text:p>
          </table:table-cell>
        </table:table-row>
        <table:table-row table:style-name="ro1">
          <table:table-cell table:style-name="ce1" office:value-type="float" office:value="30.35088438">
            <text:p>30.350884</text:p>
          </table:table-cell>
          <table:table-cell table:style-name="ce1" office:value-type="float" office:value="-97.7308857">
            <text:p>-97.730886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0519.377">
            <text:p>30519.38</text:p>
          </table:table-cell>
          <table:table-cell table:style-name="ce2" table:formula="of:=[.D1742]-[.D1741]" office:value-type="float" office:value="9.66410000000178">
            <text:p>9.66</text:p>
          </table:table-cell>
          <table:table-cell table:style-name="ce4" table:formula="of:=[.D1742]*0.000621371" office:value-type="float" office:value="18.963855805867">
            <text:p>18.9639</text:p>
          </table:table-cell>
          <table:table-cell table:style-name="ce4" table:formula="of:=[.E1742]*0.000621371" office:value-type="float" office:value="0.00600499148110111">
            <text:p>0.0060</text:p>
          </table:table-cell>
        </table:table-row>
        <table:table-row table:style-name="ro1">
          <table:table-cell table:style-name="ce1" office:value-type="float" office:value="30.35084129">
            <text:p>30.350841</text:p>
          </table:table-cell>
          <table:table-cell table:style-name="ce1" office:value-type="float" office:value="-97.73078143">
            <text:p>-97.730781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0530.4727">
            <text:p>30530.47</text:p>
          </table:table-cell>
          <table:table-cell table:style-name="ce2" table:formula="of:=[.D1743]-[.D1742]" office:value-type="float" office:value="11.095699999998">
            <text:p>11.10</text:p>
          </table:table-cell>
          <table:table-cell table:style-name="ce4" table:formula="of:=[.D1743]*0.000621371" office:value-type="float" office:value="18.9707503520717">
            <text:p>18.9708</text:p>
          </table:table-cell>
          <table:table-cell table:style-name="ce4" table:formula="of:=[.E1743]*0.000621371" office:value-type="float" office:value="0.00689454620469878">
            <text:p>0.0069</text:p>
          </table:table-cell>
        </table:table-row>
        <table:table-row table:style-name="ro1">
          <table:table-cell table:style-name="ce1" office:value-type="float" office:value="30.35078874">
            <text:p>30.350789</text:p>
          </table:table-cell>
          <table:table-cell table:style-name="ce1" office:value-type="float" office:value="-97.73069023">
            <text:p>-97.730690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541.041">
            <text:p>30541.04</text:p>
          </table:table-cell>
          <table:table-cell table:style-name="ce2" table:formula="of:=[.D1744]-[.D1743]" office:value-type="float" office:value="10.5683000000026">
            <text:p>10.57</text:p>
          </table:table-cell>
          <table:table-cell table:style-name="ce4" table:formula="of:=[.D1744]*0.000621371" office:value-type="float" office:value="18.977317187211">
            <text:p>18.9773</text:p>
          </table:table-cell>
          <table:table-cell table:style-name="ce4" table:formula="of:=[.E1744]*0.000621371" office:value-type="float" office:value="0.00656683513930164">
            <text:p>0.0066</text:p>
          </table:table-cell>
        </table:table-row>
        <table:table-row table:style-name="ro1">
          <table:table-cell table:style-name="ce1" office:value-type="float" office:value="30.35072294">
            <text:p>30.350723</text:p>
          </table:table-cell>
          <table:table-cell table:style-name="ce1" office:value-type="float" office:value="-97.73057364">
            <text:p>-97.730574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554.416">
            <text:p>30554.42</text:p>
          </table:table-cell>
          <table:table-cell table:style-name="ce2" table:formula="of:=[.D1745]-[.D1744]" office:value-type="float" office:value="13.375">
            <text:p>13.38</text:p>
          </table:table-cell>
          <table:table-cell table:style-name="ce4" table:formula="of:=[.D1745]*0.000621371" office:value-type="float" office:value="18.985628024336">
            <text:p>18.9856</text:p>
          </table:table-cell>
          <table:table-cell table:style-name="ce4" table:formula="of:=[.E1745]*0.000621371" office:value-type="float" office:value="0.008310837125">
            <text:p>0.0083</text:p>
          </table:table-cell>
        </table:table-row>
        <table:table-row table:style-name="ro1">
          <table:table-cell table:style-name="ce1" office:value-type="float" office:value="30.3506605">
            <text:p>30.350661</text:p>
          </table:table-cell>
          <table:table-cell table:style-name="ce1" office:value-type="float" office:value="-97.73043483">
            <text:p>-97.730435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569.4629">
            <text:p>30569.46</text:p>
          </table:table-cell>
          <table:table-cell table:style-name="ce2" table:formula="of:=[.D1746]-[.D1745]" office:value-type="float" office:value="15.0468999999976">
            <text:p>15.05</text:p>
          </table:table-cell>
          <table:table-cell table:style-name="ce4" table:formula="of:=[.D1746]*0.000621371" office:value-type="float" office:value="18.9949777316359">
            <text:p>18.9950</text:p>
          </table:table-cell>
          <table:table-cell table:style-name="ce4" table:formula="of:=[.E1746]*0.000621371" office:value-type="float" office:value="0.00934970729989848">
            <text:p>0.0093</text:p>
          </table:table-cell>
        </table:table-row>
        <table:table-row table:style-name="ro1">
          <table:table-cell table:style-name="ce1" office:value-type="float" office:value="30.35061389">
            <text:p>30.350614</text:p>
          </table:table-cell>
          <table:table-cell table:style-name="ce1" office:value-type="float" office:value="-97.73033626">
            <text:p>-97.730336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580.3945">
            <text:p>30580.39</text:p>
          </table:table-cell>
          <table:table-cell table:style-name="ce2" table:formula="of:=[.D1747]-[.D1746]" office:value-type="float" office:value="10.9315999999999">
            <text:p>10.93</text:p>
          </table:table-cell>
          <table:table-cell table:style-name="ce4" table:formula="of:=[.D1747]*0.000621371" office:value-type="float" office:value="19.0017703108595">
            <text:p>19.0018</text:p>
          </table:table-cell>
          <table:table-cell table:style-name="ce4" table:formula="of:=[.E1747]*0.000621371" office:value-type="float" office:value="0.00679257922359993">
            <text:p>0.0068</text:p>
          </table:table-cell>
        </table:table-row>
        <table:table-row table:style-name="ro1">
          <table:table-cell table:style-name="ce1" office:value-type="float" office:value="30.35059093">
            <text:p>30.350591</text:p>
          </table:table-cell>
          <table:table-cell table:style-name="ce1" office:value-type="float" office:value="-97.73029276">
            <text:p>-97.730293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585.2793">
            <text:p>30585.28</text:p>
          </table:table-cell>
          <table:table-cell table:style-name="ce2" table:formula="of:=[.D1748]-[.D1747]" office:value-type="float" office:value="4.88479999999981">
            <text:p>4.88</text:p>
          </table:table-cell>
          <table:table-cell table:style-name="ce4" table:formula="of:=[.D1748]*0.000621371" office:value-type="float" office:value="19.0048055839203">
            <text:p>19.0048</text:p>
          </table:table-cell>
          <table:table-cell table:style-name="ce4" table:formula="of:=[.E1748]*0.000621371" office:value-type="float" office:value="0.00303527306079988">
            <text:p>0.0030</text:p>
          </table:table-cell>
        </table:table-row>
        <table:table-row table:style-name="ro1">
          <table:table-cell table:style-name="ce1" office:value-type="float" office:value="30.35055245">
            <text:p>30.350552</text:p>
          </table:table-cell>
          <table:table-cell table:style-name="ce1" office:value-type="float" office:value="-97.73023375">
            <text:p>-97.730234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0592.3594">
            <text:p>30592.36</text:p>
          </table:table-cell>
          <table:table-cell table:style-name="ce2" table:formula="of:=[.D1749]-[.D1748]" office:value-type="float" office:value="7.08010000000286">
            <text:p>7.08</text:p>
          </table:table-cell>
          <table:table-cell table:style-name="ce4" table:formula="of:=[.D1749]*0.000621371" office:value-type="float" office:value="19.0092049527374">
            <text:p>19.0092</text:p>
          </table:table-cell>
          <table:table-cell table:style-name="ce4" table:formula="of:=[.E1749]*0.000621371" office:value-type="float" office:value="0.00439936881710178">
            <text:p>0.0044</text:p>
          </table:table-cell>
        </table:table-row>
        <table:table-row table:style-name="ro1">
          <table:table-cell table:style-name="ce1" office:value-type="float" office:value="30.35050476">
            <text:p>30.350505</text:p>
          </table:table-cell>
          <table:table-cell table:style-name="ce1" office:value-type="float" office:value="-97.7301237">
            <text:p>-97.730124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0604.2637">
            <text:p>30604.26</text:p>
          </table:table-cell>
          <table:table-cell table:style-name="ce2" table:formula="of:=[.D1750]-[.D1749]" office:value-type="float" office:value="11.9042999999983">
            <text:p>11.90</text:p>
          </table:table-cell>
          <table:table-cell table:style-name="ce4" table:formula="of:=[.D1750]*0.000621371" office:value-type="float" office:value="19.0166019395327">
            <text:p>19.0166</text:p>
          </table:table-cell>
          <table:table-cell table:style-name="ce4" table:formula="of:=[.E1750]*0.000621371" office:value-type="float" office:value="0.00739698679529896">
            <text:p>0.0074</text:p>
          </table:table-cell>
        </table:table-row>
        <table:table-row table:style-name="ro1">
          <table:table-cell table:style-name="ce1" office:value-type="float" office:value="30.35046763">
            <text:p>30.350468</text:p>
          </table:table-cell>
          <table:table-cell table:style-name="ce1" office:value-type="float" office:value="-97.73004323">
            <text:p>-97.730043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0613.0156">
            <text:p>30613.02</text:p>
          </table:table-cell>
          <table:table-cell table:style-name="ce2" table:formula="of:=[.D1751]-[.D1750]" office:value-type="float" office:value="8.7518999999993">
            <text:p>8.75</text:p>
          </table:table-cell>
          <table:table-cell table:style-name="ce4" table:formula="of:=[.D1751]*0.000621371" office:value-type="float" office:value="19.0220401163876">
            <text:p>19.0220</text:p>
          </table:table-cell>
          <table:table-cell table:style-name="ce4" table:formula="of:=[.E1751]*0.000621371" office:value-type="float" office:value="0.00543817685489956">
            <text:p>0.0054</text:p>
          </table:table-cell>
        </table:table-row>
        <table:table-row table:style-name="ro1">
          <table:table-cell table:style-name="ce1" office:value-type="float" office:value="30.35043997">
            <text:p>30.350440</text:p>
          </table:table-cell>
          <table:table-cell table:style-name="ce1" office:value-type="float" office:value="-97.72999068">
            <text:p>-97.729991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0618.9277">
            <text:p>30618.93</text:p>
          </table:table-cell>
          <table:table-cell table:style-name="ce2" table:formula="of:=[.D1752]-[.D1751]" office:value-type="float" office:value="5.91210000000137">
            <text:p>5.91</text:p>
          </table:table-cell>
          <table:table-cell table:style-name="ce4" table:formula="of:=[.D1752]*0.000621371" office:value-type="float" office:value="19.0257137238767">
            <text:p>19.0257</text:p>
          </table:table-cell>
          <table:table-cell table:style-name="ce4" table:formula="of:=[.E1752]*0.000621371" office:value-type="float" office:value="0.00367360748910085">
            <text:p>0.0037</text:p>
          </table:table-cell>
        </table:table-row>
        <table:table-row table:style-name="ro1">
          <table:table-cell table:style-name="ce1" office:value-type="float" office:value="30.35041549">
            <text:p>30.350415</text:p>
          </table:table-cell>
          <table:table-cell table:style-name="ce1" office:value-type="float" office:value="-97.72992756">
            <text:p>-97.729928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0625.5938">
            <text:p>30625.59</text:p>
          </table:table-cell>
          <table:table-cell table:style-name="ce2" table:formula="of:=[.D1753]-[.D1752]" office:value-type="float" office:value="6.66609999999855">
            <text:p>6.67</text:p>
          </table:table-cell>
          <table:table-cell table:style-name="ce4" table:formula="of:=[.D1753]*0.000621371" office:value-type="float" office:value="19.0298558450998">
            <text:p>19.0299</text:p>
          </table:table-cell>
          <table:table-cell table:style-name="ce4" table:formula="of:=[.E1753]*0.000621371" office:value-type="float" office:value="0.0041421212230991">
            <text:p>0.0041</text:p>
          </table:table-cell>
        </table:table-row>
        <table:table-row table:style-name="ro1">
          <table:table-cell table:style-name="ce1" office:value-type="float" office:value="30.35039177">
            <text:p>30.350392</text:p>
          </table:table-cell>
          <table:table-cell table:style-name="ce1" office:value-type="float" office:value="-97.72988456">
            <text:p>-97.729885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0630.4844">
            <text:p>30630.48</text:p>
          </table:table-cell>
          <table:table-cell table:style-name="ce2" table:formula="of:=[.D1754]-[.D1753]" office:value-type="float" office:value="4.89060000000245">
            <text:p>4.89</text:p>
          </table:table-cell>
          <table:table-cell table:style-name="ce4" table:formula="of:=[.D1754]*0.000621371" office:value-type="float" office:value="19.0328947221124">
            <text:p>19.0329</text:p>
          </table:table-cell>
          <table:table-cell table:style-name="ce4" table:formula="of:=[.E1754]*0.000621371" office:value-type="float" office:value="0.00303887701260152">
            <text:p>0.0030</text:p>
          </table:table-cell>
        </table:table-row>
        <table:table-row table:style-name="ro1">
          <table:table-cell table:style-name="ce1" office:value-type="float" office:value="30.3503326">
            <text:p>30.350333</text:p>
          </table:table-cell>
          <table:table-cell table:style-name="ce1" office:value-type="float" office:value="-97.72977476">
            <text:p>-97.729775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0642.873">
            <text:p>30642.87</text:p>
          </table:table-cell>
          <table:table-cell table:style-name="ce2" table:formula="of:=[.D1755]-[.D1754]" office:value-type="float" office:value="12.3885999999984">
            <text:p>12.39</text:p>
          </table:table-cell>
          <table:table-cell table:style-name="ce4" table:formula="of:=[.D1755]*0.000621371" office:value-type="float" office:value="19.040592638883">
            <text:p>19.0406</text:p>
          </table:table-cell>
          <table:table-cell table:style-name="ce4" table:formula="of:=[.E1755]*0.000621371" office:value-type="float" office:value="0.00769791677059901">
            <text:p>0.0077</text:p>
          </table:table-cell>
        </table:table-row>
        <table:table-row table:style-name="ro1">
          <table:table-cell table:style-name="ce1" office:value-type="float" office:value="30.35027702">
            <text:p>30.350277</text:p>
          </table:table-cell>
          <table:table-cell table:style-name="ce1" office:value-type="float" office:value="-97.72966328">
            <text:p>-97.729663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0655.2207">
            <text:p>30655.22</text:p>
          </table:table-cell>
          <table:table-cell table:style-name="ce2" table:formula="of:=[.D1756]-[.D1755]" office:value-type="float" office:value="12.3477000000021">
            <text:p>12.35</text:p>
          </table:table-cell>
          <table:table-cell table:style-name="ce4" table:formula="of:=[.D1756]*0.000621371" office:value-type="float" office:value="19.0482651415797">
            <text:p>19.0483</text:p>
          </table:table-cell>
          <table:table-cell table:style-name="ce4" table:formula="of:=[.E1756]*0.000621371" office:value-type="float" office:value="0.00767250269670129">
            <text:p>0.0077</text:p>
          </table:table-cell>
        </table:table-row>
        <table:table-row table:style-name="ro1">
          <table:table-cell table:style-name="ce1" office:value-type="float" office:value="30.35023319">
            <text:p>30.350233</text:p>
          </table:table-cell>
          <table:table-cell table:style-name="ce1" office:value-type="float" office:value="-97.72956865">
            <text:p>-97.729569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0665.5234">
            <text:p>30665.52</text:p>
          </table:table-cell>
          <table:table-cell table:style-name="ce2" table:formula="of:=[.D1757]-[.D1756]" office:value-type="float" office:value="10.3026999999965">
            <text:p>10.30</text:p>
          </table:table-cell>
          <table:table-cell table:style-name="ce4" table:formula="of:=[.D1757]*0.000621371" office:value-type="float" office:value="19.0546669405814">
            <text:p>19.0547</text:p>
          </table:table-cell>
          <table:table-cell table:style-name="ce4" table:formula="of:=[.E1757]*0.000621371" office:value-type="float" office:value="0.00640179900169786">
            <text:p>0.0064</text:p>
          </table:table-cell>
        </table:table-row>
        <table:table-row table:style-name="ro1">
          <table:table-cell table:style-name="ce1" office:value-type="float" office:value="30.35021106">
            <text:p>30.350211</text:p>
          </table:table-cell>
          <table:table-cell table:style-name="ce1" office:value-type="float" office:value="-97.7295052">
            <text:p>-97.729505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30672.1133">
            <text:p>30672.11</text:p>
          </table:table-cell>
          <table:table-cell table:style-name="ce2" table:formula="of:=[.D1758]-[.D1757]" office:value-type="float" office:value="6.58990000000267">
            <text:p>6.59</text:p>
          </table:table-cell>
          <table:table-cell table:style-name="ce4" table:formula="of:=[.D1758]*0.000621371" office:value-type="float" office:value="19.0587617133343">
            <text:p>19.0588</text:p>
          </table:table-cell>
          <table:table-cell table:style-name="ce4" table:formula="of:=[.E1758]*0.000621371" office:value-type="float" office:value="0.00409477275290166">
            <text:p>0.0041</text:p>
          </table:table-cell>
        </table:table-row>
        <table:table-row table:style-name="ro1">
          <table:table-cell table:style-name="ce1" office:value-type="float" office:value="30.35016295">
            <text:p>30.350163</text:p>
          </table:table-cell>
          <table:table-cell table:style-name="ce1" office:value-type="float" office:value="-97.72941677">
            <text:p>-97.729417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30682.0762">
            <text:p>30682.08</text:p>
          </table:table-cell>
          <table:table-cell table:style-name="ce2" table:formula="of:=[.D1759]-[.D1758]" office:value-type="float" office:value="9.96289999999863">
            <text:p>9.96</text:p>
          </table:table-cell>
          <table:table-cell table:style-name="ce4" table:formula="of:=[.D1759]*0.000621371" office:value-type="float" office:value="19.0649523704702">
            <text:p>19.0650</text:p>
          </table:table-cell>
          <table:table-cell table:style-name="ce4" table:formula="of:=[.E1759]*0.000621371" office:value-type="float" office:value="0.00619065713589915">
            <text:p>0.0062</text:p>
          </table:table-cell>
        </table:table-row>
        <table:table-row table:style-name="ro1">
          <table:table-cell table:style-name="ce1" office:value-type="float" office:value="30.35012246">
            <text:p>30.350122</text:p>
          </table:table-cell>
          <table:table-cell table:style-name="ce1" office:value-type="float" office:value="-97.72927889">
            <text:p>-97.729279</text:p>
          </table:table-cell>
          <table:table-cell table:style-name="ce2" office:value-type="float" office:value="223.643799">
            <text:p>223.64</text:p>
          </table:table-cell>
          <table:table-cell table:style-name="ce2" office:value-type="float" office:value="30696.0938">
            <text:p>30696.09</text:p>
          </table:table-cell>
          <table:table-cell table:style-name="ce2" table:formula="of:=[.D1760]-[.D1759]" office:value-type="float" office:value="14.0175999999992">
            <text:p>14.02</text:p>
          </table:table-cell>
          <table:table-cell table:style-name="ce4" table:formula="of:=[.D1760]*0.000621371" office:value-type="float" office:value="19.0736625005998">
            <text:p>19.0737</text:p>
          </table:table-cell>
          <table:table-cell table:style-name="ce4" table:formula="of:=[.E1760]*0.000621371" office:value-type="float" office:value="0.00871013012959951">
            <text:p>0.0087</text:p>
          </table:table-cell>
        </table:table-row>
        <table:table-row table:style-name="ro1">
          <table:table-cell table:style-name="ce1" office:value-type="float" office:value="30.35010469">
            <text:p>30.350105</text:p>
          </table:table-cell>
          <table:table-cell table:style-name="ce1" office:value-type="float" office:value="-97.72920395">
            <text:p>-97.729204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0703.5312">
            <text:p>30703.53</text:p>
          </table:table-cell>
          <table:table-cell table:style-name="ce2" table:formula="of:=[.D1761]-[.D1760]" office:value-type="float" office:value="7.43740000000253">
            <text:p>7.44</text:p>
          </table:table-cell>
          <table:table-cell table:style-name="ce4" table:formula="of:=[.D1761]*0.000621371" office:value-type="float" office:value="19.0782838852752">
            <text:p>19.0783</text:p>
          </table:table-cell>
          <table:table-cell table:style-name="ce4" table:formula="of:=[.E1761]*0.000621371" office:value-type="float" office:value="0.00462138467540157">
            <text:p>0.0046</text:p>
          </table:table-cell>
        </table:table-row>
        <table:table-row table:style-name="ro1">
          <table:table-cell table:style-name="ce1" office:value-type="float" office:value="30.35005356">
            <text:p>30.350054</text:p>
          </table:table-cell>
          <table:table-cell table:style-name="ce1" office:value-type="float" office:value="-97.72910714">
            <text:p>-97.729107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0714.4238">
            <text:p>30714.42</text:p>
          </table:table-cell>
          <table:table-cell table:style-name="ce2" table:formula="of:=[.D1762]-[.D1761]" office:value-type="float" office:value="10.8925999999992">
            <text:p>10.89</text:p>
          </table:table-cell>
          <table:table-cell table:style-name="ce4" table:formula="of:=[.D1762]*0.000621371" office:value-type="float" office:value="19.0850522310298">
            <text:p>19.0851</text:p>
          </table:table-cell>
          <table:table-cell table:style-name="ce4" table:formula="of:=[.E1762]*0.000621371" office:value-type="float" office:value="0.00676834575459952">
            <text:p>0.0068</text:p>
          </table:table-cell>
        </table:table-row>
        <table:table-row table:style-name="ro1">
          <table:table-cell table:style-name="ce1" office:value-type="float" office:value="30.35000989">
            <text:p>30.350010</text:p>
          </table:table-cell>
          <table:table-cell table:style-name="ce1" office:value-type="float" office:value="-97.72899164">
            <text:p>-97.728992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0726.541">
            <text:p>30726.54</text:p>
          </table:table-cell>
          <table:table-cell table:style-name="ce2" table:formula="of:=[.D1763]-[.D1762]" office:value-type="float" office:value="12.1172000000006">
            <text:p>12.12</text:p>
          </table:table-cell>
          <table:table-cell table:style-name="ce4" table:formula="of:=[.D1763]*0.000621371" office:value-type="float" office:value="19.092581507711">
            <text:p>19.0926</text:p>
          </table:table-cell>
          <table:table-cell table:style-name="ce4" table:formula="of:=[.E1763]*0.000621371" office:value-type="float" office:value="0.00752927668120037">
            <text:p>0.0075</text:p>
          </table:table-cell>
        </table:table-row>
        <table:table-row table:style-name="ro1">
          <table:table-cell table:style-name="ce1" office:value-type="float" office:value="30.34997033">
            <text:p>30.349970</text:p>
          </table:table-cell>
          <table:table-cell table:style-name="ce1" office:value-type="float" office:value="-97.72887773">
            <text:p>-97.728878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0738.332">
            <text:p>30738.33</text:p>
          </table:table-cell>
          <table:table-cell table:style-name="ce2" table:formula="of:=[.D1764]-[.D1763]" office:value-type="float" office:value="11.7909999999974">
            <text:p>11.79</text:p>
          </table:table-cell>
          <table:table-cell table:style-name="ce4" table:formula="of:=[.D1764]*0.000621371" office:value-type="float" office:value="19.099908093172">
            <text:p>19.0999</text:p>
          </table:table-cell>
          <table:table-cell table:style-name="ce4" table:formula="of:=[.E1764]*0.000621371" office:value-type="float" office:value="0.00732658546099841">
            <text:p>0.0073</text:p>
          </table:table-cell>
        </table:table-row>
        <table:table-row table:style-name="ro1">
          <table:table-cell table:style-name="ce1" office:value-type="float" office:value="30.34996446">
            <text:p>30.349964</text:p>
          </table:table-cell>
          <table:table-cell table:style-name="ce1" office:value-type="float" office:value="-97.72886046">
            <text:p>-97.728860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0740.1094">
            <text:p>30740.11</text:p>
          </table:table-cell>
          <table:table-cell table:style-name="ce2" table:formula="of:=[.D1765]-[.D1764]" office:value-type="float" office:value="1.77740000000267">
            <text:p>1.78</text:p>
          </table:table-cell>
          <table:table-cell table:style-name="ce4" table:formula="of:=[.D1765]*0.000621371" office:value-type="float" office:value="19.1010125179874">
            <text:p>19.1010</text:p>
          </table:table-cell>
          <table:table-cell table:style-name="ce4" table:formula="of:=[.E1765]*0.000621371" office:value-type="float" office:value="0.00110442481540166">
            <text:p>0.0011</text:p>
          </table:table-cell>
        </table:table-row>
        <table:table-row table:style-name="ro1">
          <table:table-cell table:style-name="ce1" office:value-type="float" office:value="30.34994787">
            <text:p>30.349948</text:p>
          </table:table-cell>
          <table:table-cell table:style-name="ce1" office:value-type="float" office:value="-97.72879944">
            <text:p>-97.728799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0746.248">
            <text:p>30746.25</text:p>
          </table:table-cell>
          <table:table-cell table:style-name="ce2" table:formula="of:=[.D1766]-[.D1765]" office:value-type="float" office:value="6.13859999999841">
            <text:p>6.14</text:p>
          </table:table-cell>
          <table:table-cell table:style-name="ce4" table:formula="of:=[.D1766]*0.000621371" office:value-type="float" office:value="19.104826866008">
            <text:p>19.1048</text:p>
          </table:table-cell>
          <table:table-cell table:style-name="ce4" table:formula="of:=[.E1766]*0.000621371" office:value-type="float" office:value="0.00381434802059901">
            <text:p>0.0038</text:p>
          </table:table-cell>
        </table:table-row>
        <table:table-row table:style-name="ro1">
          <table:table-cell table:style-name="ce1" office:value-type="float" office:value="30.34989062">
            <text:p>30.349891</text:p>
          </table:table-cell>
          <table:table-cell table:style-name="ce1" office:value-type="float" office:value="-97.72867916">
            <text:p>-97.728679</text:p>
          </table:table-cell>
          <table:table-cell table:style-name="ce2" office:value-type="float" office:value="227.008545">
            <text:p>227.01</text:p>
          </table:table-cell>
          <table:table-cell table:style-name="ce2" office:value-type="float" office:value="30759.4238">
            <text:p>30759.42</text:p>
          </table:table-cell>
          <table:table-cell table:style-name="ce2" table:formula="of:=[.D1767]-[.D1766]" office:value-type="float" office:value="13.1758000000009">
            <text:p>13.18</text:p>
          </table:table-cell>
          <table:table-cell table:style-name="ce4" table:formula="of:=[.D1767]*0.000621371" office:value-type="float" office:value="19.1130139260298">
            <text:p>19.1130</text:p>
          </table:table-cell>
          <table:table-cell table:style-name="ce4" table:formula="of:=[.E1767]*0.000621371" office:value-type="float" office:value="0.00818706002180055">
            <text:p>0.0082</text:p>
          </table:table-cell>
        </table:table-row>
        <table:table-row table:style-name="ro1">
          <table:table-cell table:style-name="ce1" office:value-type="float" office:value="30.34985173">
            <text:p>30.349852</text:p>
          </table:table-cell>
          <table:table-cell table:style-name="ce1" office:value-type="float" office:value="-97.72858612">
            <text:p>-97.728586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0769.3887">
            <text:p>30769.39</text:p>
          </table:table-cell>
          <table:table-cell table:style-name="ce2" table:formula="of:=[.D1768]-[.D1767]" office:value-type="float" office:value="9.96489999999903">
            <text:p>9.96</text:p>
          </table:table-cell>
          <table:table-cell table:style-name="ce4" table:formula="of:=[.D1768]*0.000621371" office:value-type="float" office:value="19.1192058259077">
            <text:p>19.1192</text:p>
          </table:table-cell>
          <table:table-cell table:style-name="ce4" table:formula="of:=[.E1768]*0.000621371" office:value-type="float" office:value="0.0061918998778994">
            <text:p>0.0062</text:p>
          </table:table-cell>
        </table:table-row>
        <table:table-row table:style-name="ro1">
          <table:table-cell table:style-name="ce1" office:value-type="float" office:value="30.34981577">
            <text:p>30.349816</text:p>
          </table:table-cell>
          <table:table-cell table:style-name="ce1" office:value-type="float" office:value="-97.72849082">
            <text:p>-97.728491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0779.3809">
            <text:p>30779.38</text:p>
          </table:table-cell>
          <table:table-cell table:style-name="ce2" table:formula="of:=[.D1769]-[.D1768]" office:value-type="float" office:value="9.99220000000059">
            <text:p>9.99</text:p>
          </table:table-cell>
          <table:table-cell table:style-name="ce4" table:formula="of:=[.D1769]*0.000621371" office:value-type="float" office:value="19.1254146892139">
            <text:p>19.1254</text:p>
          </table:table-cell>
          <table:table-cell table:style-name="ce4" table:formula="of:=[.E1769]*0.000621371" office:value-type="float" office:value="0.00620886330620037">
            <text:p>0.0062</text:p>
          </table:table-cell>
        </table:table-row>
        <table:table-row table:style-name="ro1">
          <table:table-cell table:style-name="ce1" office:value-type="float" office:value="30.34975626">
            <text:p>30.349756</text:p>
          </table:table-cell>
          <table:table-cell table:style-name="ce1" office:value-type="float" office:value="-97.72836727">
            <text:p>-97.728367</text:p>
          </table:table-cell>
          <table:table-cell table:style-name="ce2" office:value-type="float" office:value="228.931152">
            <text:p>228.93</text:p>
          </table:table-cell>
          <table:table-cell table:style-name="ce2" office:value-type="float" office:value="30792.9551">
            <text:p>30792.96</text:p>
          </table:table-cell>
          <table:table-cell table:style-name="ce2" table:formula="of:=[.D1770]-[.D1769]" office:value-type="float" office:value="13.5741999999991">
            <text:p>13.57</text:p>
          </table:table-cell>
          <table:table-cell table:style-name="ce4" table:formula="of:=[.D1770]*0.000621371" office:value-type="float" office:value="19.1338493034421">
            <text:p>19.1338</text:p>
          </table:table-cell>
          <table:table-cell table:style-name="ce4" table:formula="of:=[.E1770]*0.000621371" office:value-type="float" office:value="0.00843461422819945">
            <text:p>0.0084</text:p>
          </table:table-cell>
        </table:table-row>
        <table:table-row table:style-name="ro1">
          <table:table-cell table:style-name="ce1" office:value-type="float" office:value="30.34971585">
            <text:p>30.349716</text:p>
          </table:table-cell>
          <table:table-cell table:style-name="ce1" office:value-type="float" office:value="-97.72829535">
            <text:p>-97.728295</text:p>
          </table:table-cell>
          <table:table-cell table:style-name="ce2" office:value-type="float" office:value="229.411743">
            <text:p>229.41</text:p>
          </table:table-cell>
          <table:table-cell table:style-name="ce2" office:value-type="float" office:value="30801.2168">
            <text:p>30801.22</text:p>
          </table:table-cell>
          <table:table-cell table:style-name="ce2" table:formula="of:=[.D1771]-[.D1770]" office:value-type="float" office:value="8.26169999999911">
            <text:p>8.26</text:p>
          </table:table-cell>
          <table:table-cell table:style-name="ce4" table:formula="of:=[.D1771]*0.000621371" office:value-type="float" office:value="19.1389828842328">
            <text:p>19.1390</text:p>
          </table:table-cell>
          <table:table-cell table:style-name="ce4" table:formula="of:=[.E1771]*0.000621371" office:value-type="float" office:value="0.00513358079069945">
            <text:p>0.0051</text:p>
          </table:table-cell>
        </table:table-row>
        <table:table-row table:style-name="ro1">
          <table:table-cell table:style-name="ce1" office:value-type="float" office:value="30.34967436">
            <text:p>30.349674</text:p>
          </table:table-cell>
          <table:table-cell table:style-name="ce1" office:value-type="float" office:value="-97.72818597">
            <text:p>-97.728186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0812.6777">
            <text:p>30812.68</text:p>
          </table:table-cell>
          <table:table-cell table:style-name="ce2" table:formula="of:=[.D1772]-[.D1771]" office:value-type="float" office:value="11.4609000000019">
            <text:p>11.46</text:p>
          </table:table-cell>
          <table:table-cell table:style-name="ce4" table:formula="of:=[.D1772]*0.000621371" office:value-type="float" office:value="19.1461043551267">
            <text:p>19.1461</text:p>
          </table:table-cell>
          <table:table-cell table:style-name="ce4" table:formula="of:=[.E1772]*0.000621371" office:value-type="float" office:value="0.00712147089390115">
            <text:p>0.0071</text:p>
          </table:table-cell>
        </table:table-row>
        <table:table-row table:style-name="ro1">
          <table:table-cell table:style-name="ce1" office:value-type="float" office:value="30.34965492">
            <text:p>30.349655</text:p>
          </table:table-cell>
          <table:table-cell table:style-name="ce1" office:value-type="float" office:value="-97.72815362">
            <text:p>-97.728154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0816.4746">
            <text:p>30816.47</text:p>
          </table:table-cell>
          <table:table-cell table:style-name="ce2" table:formula="of:=[.D1773]-[.D1772]" office:value-type="float" office:value="3.79690000000119">
            <text:p>3.80</text:p>
          </table:table-cell>
          <table:table-cell table:style-name="ce4" table:formula="of:=[.D1773]*0.000621371" office:value-type="float" office:value="19.1484636386766">
            <text:p>19.1485</text:p>
          </table:table-cell>
          <table:table-cell table:style-name="ce4" table:formula="of:=[.E1773]*0.000621371" office:value-type="float" office:value="0.00235928354990074">
            <text:p>0.0024</text:p>
          </table:table-cell>
        </table:table-row>
        <table:table-row table:style-name="ro1">
          <table:table-cell table:style-name="ce1" office:value-type="float" office:value="30.34960429">
            <text:p>30.349604</text:p>
          </table:table-cell>
          <table:table-cell table:style-name="ce1" office:value-type="float" office:value="-97.72803518">
            <text:p>-97.728035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0829.1348">
            <text:p>30829.13</text:p>
          </table:table-cell>
          <table:table-cell table:style-name="ce2" table:formula="of:=[.D1774]-[.D1773]" office:value-type="float" office:value="12.6601999999984">
            <text:p>12.66</text:p>
          </table:table-cell>
          <table:table-cell table:style-name="ce4" table:formula="of:=[.D1774]*0.000621371" office:value-type="float" office:value="19.1563303198108">
            <text:p>19.1563</text:p>
          </table:table-cell>
          <table:table-cell table:style-name="ce4" table:formula="of:=[.E1774]*0.000621371" office:value-type="float" office:value="0.00786668113419903">
            <text:p>0.0079</text:p>
          </table:table-cell>
        </table:table-row>
        <table:table-row table:style-name="ro1">
          <table:table-cell table:style-name="ce1" office:value-type="float" office:value="30.34958367">
            <text:p>30.349584</text:p>
          </table:table-cell>
          <table:table-cell table:style-name="ce1" office:value-type="float" office:value="-97.72799034">
            <text:p>-97.727990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0834.0293">
            <text:p>30834.03</text:p>
          </table:table-cell>
          <table:table-cell table:style-name="ce2" table:formula="of:=[.D1775]-[.D1774]" office:value-type="float" office:value="4.89449999999852">
            <text:p>4.89</text:p>
          </table:table-cell>
          <table:table-cell table:style-name="ce4" table:formula="of:=[.D1775]*0.000621371" office:value-type="float" office:value="19.1593716201703">
            <text:p>19.1594</text:p>
          </table:table-cell>
          <table:table-cell table:style-name="ce4" table:formula="of:=[.E1775]*0.000621371" office:value-type="float" office:value="0.00304130035949908">
            <text:p>0.0030</text:p>
          </table:table-cell>
        </table:table-row>
        <table:table-row table:style-name="ro1">
          <table:table-cell table:style-name="ce1" office:value-type="float" office:value="30.34955459">
            <text:p>30.349555</text:p>
          </table:table-cell>
          <table:table-cell table:style-name="ce1" office:value-type="float" office:value="-97.72792295">
            <text:p>-97.727923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0841.168">
            <text:p>30841.17</text:p>
          </table:table-cell>
          <table:table-cell table:style-name="ce2" table:formula="of:=[.D1776]-[.D1775]" office:value-type="float" office:value="7.13870000000316">
            <text:p>7.14</text:p>
          </table:table-cell>
          <table:table-cell table:style-name="ce4" table:formula="of:=[.D1776]*0.000621371" office:value-type="float" office:value="19.163807401328">
            <text:p>19.1638</text:p>
          </table:table-cell>
          <table:table-cell table:style-name="ce4" table:formula="of:=[.E1776]*0.000621371" office:value-type="float" office:value="0.00443578115770196">
            <text:p>0.0044</text:p>
          </table:table-cell>
        </table:table-row>
        <table:table-row table:style-name="ro1">
          <table:table-cell table:style-name="ce1" office:value-type="float" office:value="30.34948803">
            <text:p>30.349488</text:p>
          </table:table-cell>
          <table:table-cell table:style-name="ce1" office:value-type="float" office:value="-97.72778322">
            <text:p>-97.727783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0856.5488">
            <text:p>30856.55</text:p>
          </table:table-cell>
          <table:table-cell table:style-name="ce2" table:formula="of:=[.D1777]-[.D1776]" office:value-type="float" office:value="15.380799999999">
            <text:p>15.38</text:p>
          </table:table-cell>
          <table:table-cell table:style-name="ce4" table:formula="of:=[.D1777]*0.000621371" office:value-type="float" office:value="19.1733645844048">
            <text:p>19.1734</text:p>
          </table:table-cell>
          <table:table-cell table:style-name="ce4" table:formula="of:=[.E1777]*0.000621371" office:value-type="float" office:value="0.00955718307679938">
            <text:p>0.0096</text:p>
          </table:table-cell>
        </table:table-row>
        <table:table-row table:style-name="ro1">
          <table:table-cell table:style-name="ce1" office:value-type="float" office:value="30.34942953">
            <text:p>30.349430</text:p>
          </table:table-cell>
          <table:table-cell table:style-name="ce1" office:value-type="float" office:value="-97.72765959">
            <text:p>-97.727660</text:p>
          </table:table-cell>
          <table:table-cell table:style-name="ce2" office:value-type="float" office:value="228.931152">
            <text:p>228.93</text:p>
          </table:table-cell>
          <table:table-cell table:style-name="ce2" office:value-type="float" office:value="30870.125">
            <text:p>30870.13</text:p>
          </table:table-cell>
          <table:table-cell table:style-name="ce2" table:formula="of:=[.D1778]-[.D1777]" office:value-type="float" office:value="13.5761999999995">
            <text:p>13.58</text:p>
          </table:table-cell>
          <table:table-cell table:style-name="ce4" table:formula="of:=[.D1778]*0.000621371" office:value-type="float" office:value="19.181800441375">
            <text:p>19.1818</text:p>
          </table:table-cell>
          <table:table-cell table:style-name="ce4" table:formula="of:=[.E1778]*0.000621371" office:value-type="float" office:value="0.0084358569701997">
            <text:p>0.0084</text:p>
          </table:table-cell>
        </table:table-row>
        <table:table-row table:style-name="ro1">
          <table:table-cell table:style-name="ce1" office:value-type="float" office:value="30.34937253">
            <text:p>30.349373</text:p>
          </table:table-cell>
          <table:table-cell table:style-name="ce1" office:value-type="float" office:value="-97.72755364">
            <text:p>-97.727554</text:p>
          </table:table-cell>
          <table:table-cell table:style-name="ce2" office:value-type="float" office:value="228.931152">
            <text:p>228.93</text:p>
          </table:table-cell>
          <table:table-cell table:style-name="ce2" office:value-type="float" office:value="30882.1621">
            <text:p>30882.16</text:p>
          </table:table-cell>
          <table:table-cell table:style-name="ce2" table:formula="of:=[.D1779]-[.D1778]" office:value-type="float" office:value="12.0371000000014">
            <text:p>12.04</text:p>
          </table:table-cell>
          <table:table-cell table:style-name="ce4" table:formula="of:=[.D1779]*0.000621371" office:value-type="float" office:value="19.1892799462391">
            <text:p>19.1893</text:p>
          </table:table-cell>
          <table:table-cell table:style-name="ce4" table:formula="of:=[.E1779]*0.000621371" office:value-type="float" office:value="0.00747950486410085">
            <text:p>0.0075</text:p>
          </table:table-cell>
        </table:table-row>
        <table:table-row table:style-name="ro1">
          <table:table-cell table:style-name="ce1" office:value-type="float" office:value="30.34931579">
            <text:p>30.349316</text:p>
          </table:table-cell>
          <table:table-cell table:style-name="ce1" office:value-type="float" office:value="-97.72744853">
            <text:p>-97.727449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0894.0625">
            <text:p>30894.06</text:p>
          </table:table-cell>
          <table:table-cell table:style-name="ce2" table:formula="of:=[.D1780]-[.D1779]" office:value-type="float" office:value="11.9003999999986">
            <text:p>11.90</text:p>
          </table:table-cell>
          <table:table-cell table:style-name="ce4" table:formula="of:=[.D1780]*0.000621371" office:value-type="float" office:value="19.1966745096875">
            <text:p>19.1967</text:p>
          </table:table-cell>
          <table:table-cell table:style-name="ce4" table:formula="of:=[.E1780]*0.000621371" office:value-type="float" office:value="0.00739456344839915">
            <text:p>0.0074</text:p>
          </table:table-cell>
        </table:table-row>
        <table:table-row table:style-name="ro1">
          <table:table-cell table:style-name="ce1" office:value-type="float" office:value="30.34924379">
            <text:p>30.349244</text:p>
          </table:table-cell>
          <table:table-cell table:style-name="ce1" office:value-type="float" office:value="-97.72731098">
            <text:p>-97.727311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0909.5137">
            <text:p>30909.51</text:p>
          </table:table-cell>
          <table:table-cell table:style-name="ce2" table:formula="of:=[.D1781]-[.D1780]" office:value-type="float" office:value="15.4511999999995">
            <text:p>15.45</text:p>
          </table:table-cell>
          <table:table-cell table:style-name="ce4" table:formula="of:=[.D1781]*0.000621371" office:value-type="float" office:value="19.2062754372827">
            <text:p>19.2063</text:p>
          </table:table-cell>
          <table:table-cell table:style-name="ce4" table:formula="of:=[.E1781]*0.000621371" office:value-type="float" office:value="0.0096009275951997">
            <text:p>0.0096</text:p>
          </table:table-cell>
        </table:table-row>
        <table:table-row table:style-name="ro1">
          <table:table-cell table:style-name="ce1" office:value-type="float" office:value="30.34918469">
            <text:p>30.349185</text:p>
          </table:table-cell>
          <table:table-cell table:style-name="ce1" office:value-type="float" office:value="-97.72719833">
            <text:p>-97.727198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0922.1309">
            <text:p>30922.13</text:p>
          </table:table-cell>
          <table:table-cell table:style-name="ce2" table:formula="of:=[.D1782]-[.D1781]" office:value-type="float" office:value="12.6172000000006">
            <text:p>12.62</text:p>
          </table:table-cell>
          <table:table-cell table:style-name="ce4" table:formula="of:=[.D1782]*0.000621371" office:value-type="float" office:value="19.2141153994639">
            <text:p>19.2141</text:p>
          </table:table-cell>
          <table:table-cell table:style-name="ce4" table:formula="of:=[.E1782]*0.000621371" office:value-type="float" office:value="0.00783996218120037">
            <text:p>0.0078</text:p>
          </table:table-cell>
        </table:table-row>
        <table:table-row table:style-name="ro1">
          <table:table-cell table:style-name="ce1" office:value-type="float" office:value="30.34913633">
            <text:p>30.349136</text:p>
          </table:table-cell>
          <table:table-cell table:style-name="ce1" office:value-type="float" office:value="-97.72711233">
            <text:p>-97.727112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0932.0176">
            <text:p>30932.02</text:p>
          </table:table-cell>
          <table:table-cell table:style-name="ce2" table:formula="of:=[.D1783]-[.D1782]" office:value-type="float" office:value="9.88669999999911">
            <text:p>9.89</text:p>
          </table:table-cell>
          <table:table-cell table:style-name="ce4" table:formula="of:=[.D1783]*0.000621371" office:value-type="float" office:value="19.2202587081296">
            <text:p>19.2203</text:p>
          </table:table-cell>
          <table:table-cell table:style-name="ce4" table:formula="of:=[.E1783]*0.000621371" office:value-type="float" office:value="0.00614330866569945">
            <text:p>0.0061</text:p>
          </table:table-cell>
        </table:table-row>
        <table:table-row table:style-name="ro1">
          <table:table-cell table:style-name="ce1" office:value-type="float" office:value="30.34910523">
            <text:p>30.349105</text:p>
          </table:table-cell>
          <table:table-cell table:style-name="ce1" office:value-type="float" office:value="-97.72703824">
            <text:p>-97.727038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0939.8711">
            <text:p>30939.87</text:p>
          </table:table-cell>
          <table:table-cell table:style-name="ce2" table:formula="of:=[.D1784]-[.D1783]" office:value-type="float" office:value="7.85350000000108">
            <text:p>7.85</text:p>
          </table:table-cell>
          <table:table-cell table:style-name="ce4" table:formula="of:=[.D1784]*0.000621371" office:value-type="float" office:value="19.2251386452781">
            <text:p>19.2251</text:p>
          </table:table-cell>
          <table:table-cell table:style-name="ce4" table:formula="of:=[.E1784]*0.000621371" office:value-type="float" office:value="0.00487993714850067">
            <text:p>0.0049</text:p>
          </table:table-cell>
        </table:table-row>
        <table:table-row table:style-name="ro1">
          <table:table-cell table:style-name="ce1" office:value-type="float" office:value="30.34904354">
            <text:p>30.349044</text:p>
          </table:table-cell>
          <table:table-cell table:style-name="ce1" office:value-type="float" office:value="-97.72691326">
            <text:p>-97.726913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0953.7441">
            <text:p>30953.74</text:p>
          </table:table-cell>
          <table:table-cell table:style-name="ce2" table:formula="of:=[.D1785]-[.D1784]" office:value-type="float" office:value="13.8729999999996">
            <text:p>13.87</text:p>
          </table:table-cell>
          <table:table-cell table:style-name="ce4" table:formula="of:=[.D1785]*0.000621371" office:value-type="float" office:value="19.2337589251611">
            <text:p>19.2338</text:p>
          </table:table-cell>
          <table:table-cell table:style-name="ce4" table:formula="of:=[.E1785]*0.000621371" office:value-type="float" office:value="0.00862027988299975">
            <text:p>0.0086</text:p>
          </table:table-cell>
        </table:table-row>
        <table:table-row table:style-name="ro1">
          <table:table-cell table:style-name="ce1" office:value-type="float" office:value="30.34899392">
            <text:p>30.348994</text:p>
          </table:table-cell>
          <table:table-cell table:style-name="ce1" office:value-type="float" office:value="-97.7268183">
            <text:p>-97.726818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0964.3965">
            <text:p>30964.40</text:p>
          </table:table-cell>
          <table:table-cell table:style-name="ce2" table:formula="of:=[.D1786]-[.D1785]" office:value-type="float" office:value="10.652399999999">
            <text:p>10.65</text:p>
          </table:table-cell>
          <table:table-cell table:style-name="ce4" table:formula="of:=[.D1786]*0.000621371" office:value-type="float" office:value="19.2403780176015">
            <text:p>19.2404</text:p>
          </table:table-cell>
          <table:table-cell table:style-name="ce4" table:formula="of:=[.E1786]*0.000621371" office:value-type="float" office:value="0.0066190924403994">
            <text:p>0.0066</text:p>
          </table:table-cell>
        </table:table-row>
        <table:table-row table:style-name="ro1">
          <table:table-cell table:style-name="ce1" office:value-type="float" office:value="30.34894329">
            <text:p>30.348943</text:p>
          </table:table-cell>
          <table:table-cell table:style-name="ce1" office:value-type="float" office:value="-97.72671185">
            <text:p>-97.726712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0976.0586">
            <text:p>30976.06</text:p>
          </table:table-cell>
          <table:table-cell table:style-name="ce2" table:formula="of:=[.D1787]-[.D1786]" office:value-type="float" office:value="11.6621000000014">
            <text:p>11.66</text:p>
          </table:table-cell>
          <table:table-cell table:style-name="ce4" table:formula="of:=[.D1787]*0.000621371" office:value-type="float" office:value="19.2476245083406">
            <text:p>19.2476</text:p>
          </table:table-cell>
          <table:table-cell table:style-name="ce4" table:formula="of:=[.E1787]*0.000621371" office:value-type="float" office:value="0.00724649073910085">
            <text:p>0.0072</text:p>
          </table:table-cell>
        </table:table-row>
        <table:table-row table:style-name="ro1">
          <table:table-cell table:style-name="ce1" office:value-type="float" office:value="30.34890868">
            <text:p>30.348909</text:p>
          </table:table-cell>
          <table:table-cell table:style-name="ce1" office:value-type="float" office:value="-97.72663406">
            <text:p>-97.726634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0984.4473">
            <text:p>30984.45</text:p>
          </table:table-cell>
          <table:table-cell table:style-name="ce2" table:formula="of:=[.D1788]-[.D1787]" office:value-type="float" office:value="8.38869999999952">
            <text:p>8.39</text:p>
          </table:table-cell>
          <table:table-cell table:style-name="ce4" table:formula="of:=[.D1788]*0.000621371" office:value-type="float" office:value="19.2528370032483">
            <text:p>19.2528</text:p>
          </table:table-cell>
          <table:table-cell table:style-name="ce4" table:formula="of:=[.E1788]*0.000621371" office:value-type="float" office:value="0.0052124949076997">
            <text:p>0.0052</text:p>
          </table:table-cell>
        </table:table-row>
        <table:table-row table:style-name="ro1">
          <table:table-cell table:style-name="ce1" office:value-type="float" office:value="30.34887389">
            <text:p>30.348874</text:p>
          </table:table-cell>
          <table:table-cell table:style-name="ce1" office:value-type="float" office:value="-97.72655007">
            <text:p>-97.726550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0993.3965">
            <text:p>30993.40</text:p>
          </table:table-cell>
          <table:table-cell table:style-name="ce2" table:formula="of:=[.D1789]-[.D1788]" office:value-type="float" office:value="8.94919999999911">
            <text:p>8.95</text:p>
          </table:table-cell>
          <table:table-cell table:style-name="ce4" table:formula="of:=[.D1789]*0.000621371" office:value-type="float" office:value="19.2583977766015">
            <text:p>19.2584</text:p>
          </table:table-cell>
          <table:table-cell table:style-name="ce4" table:formula="of:=[.E1789]*0.000621371" office:value-type="float" office:value="0.00556077335319945">
            <text:p>0.0056</text:p>
          </table:table-cell>
        </table:table-row>
        <table:table-row table:style-name="ro1">
          <table:table-cell table:style-name="ce1" office:value-type="float" office:value="30.34882042">
            <text:p>30.348820</text:p>
          </table:table-cell>
          <table:table-cell table:style-name="ce1" office:value-type="float" office:value="-97.7264417">
            <text:p>-97.726442</text:p>
          </table:table-cell>
          <table:table-cell table:style-name="ce2" office:value-type="float" office:value="232.776489">
            <text:p>232.78</text:p>
          </table:table-cell>
          <table:table-cell table:style-name="ce2" office:value-type="float" office:value="31005.3809">
            <text:p>31005.38</text:p>
          </table:table-cell>
          <table:table-cell table:style-name="ce2" table:formula="of:=[.D1790]-[.D1789]" office:value-type="float" office:value="11.9844000000012">
            <text:p>11.98</text:p>
          </table:table-cell>
          <table:table-cell table:style-name="ce4" table:formula="of:=[.D1790]*0.000621371" office:value-type="float" office:value="19.2658445352139">
            <text:p>19.2658</text:p>
          </table:table-cell>
          <table:table-cell table:style-name="ce4" table:formula="of:=[.E1790]*0.000621371" office:value-type="float" office:value="0.00744675861240074">
            <text:p>0.0074</text:p>
          </table:table-cell>
        </table:table-row>
        <table:table-row table:style-name="ro1">
          <table:table-cell table:style-name="ce1" office:value-type="float" office:value="30.34876233">
            <text:p>30.348762</text:p>
          </table:table-cell>
          <table:table-cell table:style-name="ce1" office:value-type="float" office:value="-97.72632929">
            <text:p>-97.726329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017.9785">
            <text:p>31017.98</text:p>
          </table:table-cell>
          <table:table-cell table:style-name="ce2" table:formula="of:=[.D1791]-[.D1790]" office:value-type="float" office:value="12.597600000001">
            <text:p>12.60</text:p>
          </table:table-cell>
          <table:table-cell table:style-name="ce4" table:formula="of:=[.D1791]*0.000621371" office:value-type="float" office:value="19.2736723185235">
            <text:p>19.2737</text:p>
          </table:table-cell>
          <table:table-cell table:style-name="ce4" table:formula="of:=[.E1791]*0.000621371" office:value-type="float" office:value="0.0078277833096006">
            <text:p>0.0078</text:p>
          </table:table-cell>
        </table:table-row>
        <table:table-row table:style-name="ro1">
          <table:table-cell table:style-name="ce1" office:value-type="float" office:value="30.34871547">
            <text:p>30.348715</text:p>
          </table:table-cell>
          <table:table-cell table:style-name="ce1" office:value-type="float" office:value="-97.72622569">
            <text:p>-97.726226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029.2031">
            <text:p>31029.20</text:p>
          </table:table-cell>
          <table:table-cell table:style-name="ce2" table:formula="of:=[.D1792]-[.D1791]" office:value-type="float" office:value="11.2245999999977">
            <text:p>11.22</text:p>
          </table:table-cell>
          <table:table-cell table:style-name="ce4" table:formula="of:=[.D1792]*0.000621371" office:value-type="float" office:value="19.2806469594501">
            <text:p>19.2806</text:p>
          </table:table-cell>
          <table:table-cell table:style-name="ce4" table:formula="of:=[.E1792]*0.000621371" office:value-type="float" office:value="0.00697464092659859">
            <text:p>0.0070</text:p>
          </table:table-cell>
        </table:table-row>
        <table:table-row table:style-name="ro1">
          <table:table-cell table:style-name="ce1" office:value-type="float" office:value="30.34866535">
            <text:p>30.348665</text:p>
          </table:table-cell>
          <table:table-cell table:style-name="ce1" office:value-type="float" office:value="-97.7261314">
            <text:p>-97.726131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039.8105">
            <text:p>31039.81</text:p>
          </table:table-cell>
          <table:table-cell table:style-name="ce2" table:formula="of:=[.D1793]-[.D1792]" office:value-type="float" office:value="10.6074000000008">
            <text:p>10.61</text:p>
          </table:table-cell>
          <table:table-cell table:style-name="ce4" table:formula="of:=[.D1793]*0.000621371" office:value-type="float" office:value="19.2872380901955">
            <text:p>19.2872</text:p>
          </table:table-cell>
          <table:table-cell table:style-name="ce4" table:formula="of:=[.E1793]*0.000621371" office:value-type="float" office:value="0.00659113074540049">
            <text:p>0.0066</text:p>
          </table:table-cell>
        </table:table-row>
        <table:table-row table:style-name="ro1">
          <table:table-cell table:style-name="ce1" office:value-type="float" office:value="30.34862143">
            <text:p>30.348621</text:p>
          </table:table-cell>
          <table:table-cell table:style-name="ce1" office:value-type="float" office:value="-97.72603618">
            <text:p>-97.726036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050.123">
            <text:p>31050.12</text:p>
          </table:table-cell>
          <table:table-cell table:style-name="ce2" table:formula="of:=[.D1794]-[.D1793]" office:value-type="float" office:value="10.3125">
            <text:p>10.31</text:p>
          </table:table-cell>
          <table:table-cell table:style-name="ce4" table:formula="of:=[.D1794]*0.000621371" office:value-type="float" office:value="19.293645978633">
            <text:p>19.2936</text:p>
          </table:table-cell>
          <table:table-cell table:style-name="ce4" table:formula="of:=[.E1794]*0.000621371" office:value-type="float" office:value="0.0064078884375">
            <text:p>0.0064</text:p>
          </table:table-cell>
        </table:table-row>
        <table:table-row table:style-name="ro1">
          <table:table-cell table:style-name="ce1" office:value-type="float" office:value="30.34855907">
            <text:p>30.348559</text:p>
          </table:table-cell>
          <table:table-cell table:style-name="ce1" office:value-type="float" office:value="-97.72592613">
            <text:p>-97.725926</text:p>
          </table:table-cell>
          <table:table-cell table:style-name="ce2" office:value-type="float" office:value="232.295776">
            <text:p>232.30</text:p>
          </table:table-cell>
          <table:table-cell table:style-name="ce2" office:value-type="float" office:value="31062.791">
            <text:p>31062.79</text:p>
          </table:table-cell>
          <table:table-cell table:style-name="ce2" table:formula="of:=[.D1795]-[.D1794]" office:value-type="float" office:value="12.6680000000015">
            <text:p>12.67</text:p>
          </table:table-cell>
          <table:table-cell table:style-name="ce4" table:formula="of:=[.D1795]*0.000621371" office:value-type="float" office:value="19.301517506461">
            <text:p>19.3015</text:p>
          </table:table-cell>
          <table:table-cell table:style-name="ce4" table:formula="of:=[.E1795]*0.000621371" office:value-type="float" office:value="0.00787152782800092">
            <text:p>0.0079</text:p>
          </table:table-cell>
        </table:table-row>
        <table:table-row table:style-name="ro1">
          <table:table-cell table:style-name="ce1" office:value-type="float" office:value="30.34851213">
            <text:p>30.348512</text:p>
          </table:table-cell>
          <table:table-cell table:style-name="ce1" office:value-type="float" office:value="-97.72584666">
            <text:p>-97.725847</text:p>
          </table:table-cell>
          <table:table-cell table:style-name="ce2" office:value-type="float" office:value="233.25708">
            <text:p>233.26</text:p>
          </table:table-cell>
          <table:table-cell table:style-name="ce2" office:value-type="float" office:value="31071.9883">
            <text:p>31071.99</text:p>
          </table:table-cell>
          <table:table-cell table:style-name="ce2" table:formula="of:=[.D1796]-[.D1795]" office:value-type="float" office:value="9.19729999999981">
            <text:p>9.20</text:p>
          </table:table-cell>
          <table:table-cell table:style-name="ce4" table:formula="of:=[.D1796]*0.000621371" office:value-type="float" office:value="19.3072324419593">
            <text:p>19.3072</text:p>
          </table:table-cell>
          <table:table-cell table:style-name="ce4" table:formula="of:=[.E1796]*0.000621371" office:value-type="float" office:value="0.00571493549829988">
            <text:p>0.0057</text:p>
          </table:table-cell>
        </table:table-row>
        <table:table-row table:style-name="ro1">
          <table:table-cell table:style-name="ce1" office:value-type="float" office:value="30.34846804">
            <text:p>30.348468</text:p>
          </table:table-cell>
          <table:table-cell table:style-name="ce1" office:value-type="float" office:value="-97.72577123">
            <text:p>-97.725771</text:p>
          </table:table-cell>
          <table:table-cell table:style-name="ce2" office:value-type="float" office:value="233.25708">
            <text:p>233.26</text:p>
          </table:table-cell>
          <table:table-cell table:style-name="ce2" office:value-type="float" office:value="31080.7637">
            <text:p>31080.76</text:p>
          </table:table-cell>
          <table:table-cell table:style-name="ce2" table:formula="of:=[.D1797]-[.D1796]" office:value-type="float" office:value="8.77539999999863">
            <text:p>8.78</text:p>
          </table:table-cell>
          <table:table-cell table:style-name="ce4" table:formula="of:=[.D1797]*0.000621371" office:value-type="float" office:value="19.3126852210327">
            <text:p>19.3127</text:p>
          </table:table-cell>
          <table:table-cell table:style-name="ce4" table:formula="of:=[.E1797]*0.000621371" office:value-type="float" office:value="0.00545277907339915">
            <text:p>0.0055</text:p>
          </table:table-cell>
        </table:table-row>
        <table:table-row table:style-name="ro1">
          <table:table-cell table:style-name="ce1" office:value-type="float" office:value="30.34842739">
            <text:p>30.348427</text:p>
          </table:table-cell>
          <table:table-cell table:style-name="ce1" office:value-type="float" office:value="-97.72568892">
            <text:p>-97.725689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089.7949">
            <text:p>31089.79</text:p>
          </table:table-cell>
          <table:table-cell table:style-name="ce2" table:formula="of:=[.D1798]-[.D1797]" office:value-type="float" office:value="9.03120000000126">
            <text:p>9.03</text:p>
          </table:table-cell>
          <table:table-cell table:style-name="ce4" table:formula="of:=[.D1798]*0.000621371" office:value-type="float" office:value="19.3182969468079">
            <text:p>19.3183</text:p>
          </table:table-cell>
          <table:table-cell table:style-name="ce4" table:formula="of:=[.E1798]*0.000621371" office:value-type="float" office:value="0.00561172577520079">
            <text:p>0.0056</text:p>
          </table:table-cell>
        </table:table-row>
        <table:table-row table:style-name="ro1">
          <table:table-cell table:style-name="ce1" office:value-type="float" office:value="30.34839579">
            <text:p>30.348396</text:p>
          </table:table-cell>
          <table:table-cell table:style-name="ce1" office:value-type="float" office:value="-97.72560594">
            <text:p>-97.725606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098.4453">
            <text:p>31098.45</text:p>
          </table:table-cell>
          <table:table-cell table:style-name="ce2" table:formula="of:=[.D1799]-[.D1798]" office:value-type="float" office:value="8.65039999999863">
            <text:p>8.65</text:p>
          </table:table-cell>
          <table:table-cell table:style-name="ce4" table:formula="of:=[.D1799]*0.000621371" office:value-type="float" office:value="19.3236720545063">
            <text:p>19.3237</text:p>
          </table:table-cell>
          <table:table-cell table:style-name="ce4" table:formula="of:=[.E1799]*0.000621371" office:value-type="float" office:value="0.00537510769839915">
            <text:p>0.0054</text:p>
          </table:table-cell>
        </table:table-row>
        <table:table-row table:style-name="ro1">
          <table:table-cell table:style-name="ce1" office:value-type="float" office:value="30.34836059">
            <text:p>30.348361</text:p>
          </table:table-cell>
          <table:table-cell table:style-name="ce1" office:value-type="float" office:value="-97.72551432">
            <text:p>-97.725514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108.0801">
            <text:p>31108.08</text:p>
          </table:table-cell>
          <table:table-cell table:style-name="ce2" table:formula="of:=[.D1800]-[.D1799]" office:value-type="float" office:value="9.63479999999981">
            <text:p>9.63</text:p>
          </table:table-cell>
          <table:table-cell table:style-name="ce4" table:formula="of:=[.D1800]*0.000621371" office:value-type="float" office:value="19.3296588398171">
            <text:p>19.3297</text:p>
          </table:table-cell>
          <table:table-cell table:style-name="ce4" table:formula="of:=[.E1800]*0.000621371" office:value-type="float" office:value="0.00598678531079989">
            <text:p>0.0060</text:p>
          </table:table-cell>
        </table:table-row>
        <table:table-row table:style-name="ro1">
          <table:table-cell table:style-name="ce1" office:value-type="float" office:value="30.34832018">
            <text:p>30.348320</text:p>
          </table:table-cell>
          <table:table-cell table:style-name="ce1" office:value-type="float" office:value="-97.72541148">
            <text:p>-97.725411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118.8516">
            <text:p>31118.85</text:p>
          </table:table-cell>
          <table:table-cell table:style-name="ce2" table:formula="of:=[.D1801]-[.D1800]" office:value-type="float" office:value="10.7715000000026">
            <text:p>10.77</text:p>
          </table:table-cell>
          <table:table-cell table:style-name="ce4" table:formula="of:=[.D1801]*0.000621371" office:value-type="float" office:value="19.3363519375436">
            <text:p>19.3364</text:p>
          </table:table-cell>
          <table:table-cell table:style-name="ce4" table:formula="of:=[.E1801]*0.000621371" office:value-type="float" office:value="0.00669309772650159">
            <text:p>0.0067</text:p>
          </table:table-cell>
        </table:table-row>
        <table:table-row table:style-name="ro1">
          <table:table-cell table:style-name="ce1" office:value-type="float" office:value="30.34825992">
            <text:p>30.348260</text:p>
          </table:table-cell>
          <table:table-cell table:style-name="ce1" office:value-type="float" office:value="-97.72529648">
            <text:p>-97.725296</text:p>
          </table:table-cell>
          <table:table-cell table:style-name="ce2" office:value-type="float" office:value="228.931152">
            <text:p>228.93</text:p>
          </table:table-cell>
          <table:table-cell table:style-name="ce2" office:value-type="float" office:value="31131.7578">
            <text:p>31131.76</text:p>
          </table:table-cell>
          <table:table-cell table:style-name="ce2" table:formula="of:=[.D1802]-[.D1801]" office:value-type="float" office:value="12.9061999999976">
            <text:p>12.91</text:p>
          </table:table-cell>
          <table:table-cell table:style-name="ce4" table:formula="of:=[.D1802]*0.000621371" office:value-type="float" office:value="19.3443714759438">
            <text:p>19.3444</text:p>
          </table:table-cell>
          <table:table-cell table:style-name="ce4" table:formula="of:=[.E1802]*0.000621371" office:value-type="float" office:value="0.00801953840019853">
            <text:p>0.0080</text:p>
          </table:table-cell>
        </table:table-row>
        <table:table-row table:style-name="ro1">
          <table:table-cell table:style-name="ce1" office:value-type="float" office:value="30.3482129">
            <text:p>30.348213</text:p>
          </table:table-cell>
          <table:table-cell table:style-name="ce1" office:value-type="float" office:value="-97.72519967">
            <text:p>-97.725200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142.3848">
            <text:p>31142.38</text:p>
          </table:table-cell>
          <table:table-cell table:style-name="ce2" table:formula="of:=[.D1803]-[.D1802]" office:value-type="float" office:value="10.6270000000004">
            <text:p>10.63</text:p>
          </table:table-cell>
          <table:table-cell table:style-name="ce4" table:formula="of:=[.D1803]*0.000621371" office:value-type="float" office:value="19.3509747855608">
            <text:p>19.3510</text:p>
          </table:table-cell>
          <table:table-cell table:style-name="ce4" table:formula="of:=[.E1803]*0.000621371" office:value-type="float" office:value="0.00660330961700025">
            <text:p>0.0066</text:p>
          </table:table-cell>
        </table:table-row>
        <table:table-row table:style-name="ro1">
          <table:table-cell table:style-name="ce1" office:value-type="float" office:value="30.34817593">
            <text:p>30.348176</text:p>
          </table:table-cell>
          <table:table-cell table:style-name="ce1" office:value-type="float" office:value="-97.72510336">
            <text:p>-97.725103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152.5273">
            <text:p>31152.53</text:p>
          </table:table-cell>
          <table:table-cell table:style-name="ce2" table:formula="of:=[.D1804]-[.D1803]" office:value-type="float" office:value="10.1425000000017">
            <text:p>10.14</text:p>
          </table:table-cell>
          <table:table-cell table:style-name="ce4" table:formula="of:=[.D1804]*0.000621371" office:value-type="float" office:value="19.3572770409283">
            <text:p>19.3573</text:p>
          </table:table-cell>
          <table:table-cell table:style-name="ce4" table:formula="of:=[.E1804]*0.000621371" office:value-type="float" office:value="0.00630225536750108">
            <text:p>0.0063</text:p>
          </table:table-cell>
        </table:table-row>
        <table:table-row table:style-name="ro1">
          <table:table-cell table:style-name="ce1" office:value-type="float" office:value="30.34810779">
            <text:p>30.348108</text:p>
          </table:table-cell>
          <table:table-cell table:style-name="ce1" office:value-type="float" office:value="-97.72498165">
            <text:p>-97.724982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166.4219">
            <text:p>31166.42</text:p>
          </table:table-cell>
          <table:table-cell table:style-name="ce2" table:formula="of:=[.D1805]-[.D1804]" office:value-type="float" office:value="13.8945999999996">
            <text:p>13.89</text:p>
          </table:table-cell>
          <table:table-cell table:style-name="ce4" table:formula="of:=[.D1805]*0.000621371" office:value-type="float" office:value="19.3659107424249">
            <text:p>19.3659</text:p>
          </table:table-cell>
          <table:table-cell table:style-name="ce4" table:formula="of:=[.E1805]*0.000621371" office:value-type="float" office:value="0.00863370149659977">
            <text:p>0.0086</text:p>
          </table:table-cell>
        </table:table-row>
        <table:table-row table:style-name="ro1">
          <table:table-cell table:style-name="ce1" office:value-type="float" office:value="30.34808113">
            <text:p>30.348081</text:p>
          </table:table-cell>
          <table:table-cell table:style-name="ce1" office:value-type="float" office:value="-97.72491988">
            <text:p>-97.724920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173.0332">
            <text:p>31173.03</text:p>
          </table:table-cell>
          <table:table-cell table:style-name="ce2" table:formula="of:=[.D1806]-[.D1805]" office:value-type="float" office:value="6.61130000000048">
            <text:p>6.61</text:p>
          </table:table-cell>
          <table:table-cell table:style-name="ce4" table:formula="of:=[.D1806]*0.000621371" office:value-type="float" office:value="19.3700188125172">
            <text:p>19.3700</text:p>
          </table:table-cell>
          <table:table-cell table:style-name="ce4" table:formula="of:=[.E1806]*0.000621371" office:value-type="float" office:value="0.0041080700923003">
            <text:p>0.0041</text:p>
          </table:table-cell>
        </table:table-row>
        <table:table-row table:style-name="ro1">
          <table:table-cell table:style-name="ce1" office:value-type="float" office:value="30.34802296">
            <text:p>30.348023</text:p>
          </table:table-cell>
          <table:table-cell table:style-name="ce1" office:value-type="float" office:value="-97.72481686">
            <text:p>-97.724817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184.873">
            <text:p>31184.87</text:p>
          </table:table-cell>
          <table:table-cell table:style-name="ce2" table:formula="of:=[.D1807]-[.D1806]" office:value-type="float" office:value="11.8397999999979">
            <text:p>11.84</text:p>
          </table:table-cell>
          <table:table-cell table:style-name="ce4" table:formula="of:=[.D1807]*0.000621371" office:value-type="float" office:value="19.377375720883">
            <text:p>19.3774</text:p>
          </table:table-cell>
          <table:table-cell table:style-name="ce4" table:formula="of:=[.E1807]*0.000621371" office:value-type="float" office:value="0.00735690836579871">
            <text:p>0.0074</text:p>
          </table:table-cell>
        </table:table-row>
        <table:table-row table:style-name="ro1">
          <table:table-cell table:style-name="ce1" office:value-type="float" office:value="30.34796764">
            <text:p>30.347968</text:p>
          </table:table-cell>
          <table:table-cell table:style-name="ce1" office:value-type="float" office:value="-97.72469684">
            <text:p>-97.724697</text:p>
          </table:table-cell>
          <table:table-cell table:style-name="ce2" office:value-type="float" office:value="231.814941">
            <text:p>231.81</text:p>
          </table:table-cell>
          <table:table-cell table:style-name="ce2" office:value-type="float" office:value="31197.9688">
            <text:p>31197.97</text:p>
          </table:table-cell>
          <table:table-cell table:style-name="ce2" table:formula="of:=[.D1808]-[.D1807]" office:value-type="float" office:value="13.0957999999991">
            <text:p>13.10</text:p>
          </table:table-cell>
          <table:table-cell table:style-name="ce4" table:formula="of:=[.D1808]*0.000621371" office:value-type="float" office:value="19.3855130712248">
            <text:p>19.3855</text:p>
          </table:table-cell>
          <table:table-cell table:style-name="ce4" table:formula="of:=[.E1808]*0.000621371" office:value-type="float" office:value="0.00813735034179947">
            <text:p>0.0081</text:p>
          </table:table-cell>
        </table:table-row>
        <table:table-row table:style-name="ro1">
          <table:table-cell table:style-name="ce1" office:value-type="float" office:value="30.34790285">
            <text:p>30.347903</text:p>
          </table:table-cell>
          <table:table-cell table:style-name="ce1" office:value-type="float" office:value="-97.72455485">
            <text:p>-97.724555</text:p>
          </table:table-cell>
          <table:table-cell table:style-name="ce2" office:value-type="float" office:value="232.776489">
            <text:p>232.78</text:p>
          </table:table-cell>
          <table:table-cell table:style-name="ce2" office:value-type="float" office:value="31213.3867">
            <text:p>31213.39</text:p>
          </table:table-cell>
          <table:table-cell table:style-name="ce2" table:formula="of:=[.D1809]-[.D1808]" office:value-type="float" office:value="15.4179000000004">
            <text:p>15.42</text:p>
          </table:table-cell>
          <table:table-cell table:style-name="ce4" table:formula="of:=[.D1809]*0.000621371" office:value-type="float" office:value="19.3950933071657">
            <text:p>19.3951</text:p>
          </table:table-cell>
          <table:table-cell table:style-name="ce4" table:formula="of:=[.E1809]*0.000621371" office:value-type="float" office:value="0.00958023594090023">
            <text:p>0.0096</text:p>
          </table:table-cell>
        </table:table-row>
        <table:table-row table:style-name="ro1">
          <table:table-cell table:style-name="ce1" office:value-type="float" office:value="30.34783336">
            <text:p>30.347833</text:p>
          </table:table-cell>
          <table:table-cell table:style-name="ce1" office:value-type="float" office:value="-97.72441495">
            <text:p>-97.724415</text:p>
          </table:table-cell>
          <table:table-cell table:style-name="ce2" office:value-type="float" office:value="233.737671">
            <text:p>233.74</text:p>
          </table:table-cell>
          <table:table-cell table:style-name="ce2" office:value-type="float" office:value="31228.877">
            <text:p>31228.88</text:p>
          </table:table-cell>
          <table:table-cell table:style-name="ce2" table:formula="of:=[.D1810]-[.D1809]" office:value-type="float" office:value="15.4903000000013">
            <text:p>15.49</text:p>
          </table:table-cell>
          <table:table-cell table:style-name="ce4" table:formula="of:=[.D1810]*0.000621371" office:value-type="float" office:value="19.404718530367">
            <text:p>19.4047</text:p>
          </table:table-cell>
          <table:table-cell table:style-name="ce4" table:formula="of:=[.E1810]*0.000621371" office:value-type="float" office:value="0.00962522320130081">
            <text:p>0.0096</text:p>
          </table:table-cell>
        </table:table-row>
        <table:table-row table:style-name="ro1">
          <table:table-cell table:style-name="ce1" office:value-type="float" office:value="30.34778886">
            <text:p>30.347789</text:p>
          </table:table-cell>
          <table:table-cell table:style-name="ce1" office:value-type="float" office:value="-97.72430414">
            <text:p>-97.724304</text:p>
          </table:table-cell>
          <table:table-cell table:style-name="ce2" office:value-type="float" office:value="234.699097">
            <text:p>234.70</text:p>
          </table:table-cell>
          <table:table-cell table:style-name="ce2" office:value-type="float" office:value="31240.6621">
            <text:p>31240.66</text:p>
          </table:table-cell>
          <table:table-cell table:style-name="ce2" table:formula="of:=[.D1811]-[.D1810]" office:value-type="float" office:value="11.785100000001">
            <text:p>11.79</text:p>
          </table:table-cell>
          <table:table-cell table:style-name="ce4" table:formula="of:=[.D1811]*0.000621371" office:value-type="float" office:value="19.4120414497391">
            <text:p>19.4120</text:p>
          </table:table-cell>
          <table:table-cell table:style-name="ce4" table:formula="of:=[.E1811]*0.000621371" office:value-type="float" office:value="0.0073229193721006">
            <text:p>0.0073</text:p>
          </table:table-cell>
        </table:table-row>
        <table:table-row table:style-name="ro1">
          <table:table-cell table:style-name="ce1" office:value-type="float" office:value="30.34773689">
            <text:p>30.347737</text:p>
          </table:table-cell>
          <table:table-cell table:style-name="ce1" office:value-type="float" office:value="-97.72419007">
            <text:p>-97.724190</text:p>
          </table:table-cell>
          <table:table-cell table:style-name="ce2" office:value-type="float" office:value="234.218384">
            <text:p>234.22</text:p>
          </table:table-cell>
          <table:table-cell table:style-name="ce2" office:value-type="float" office:value="31253.0098">
            <text:p>31253.01</text:p>
          </table:table-cell>
          <table:table-cell table:style-name="ce2" table:formula="of:=[.D1812]-[.D1811]" office:value-type="float" office:value="12.3476999999984">
            <text:p>12.35</text:p>
          </table:table-cell>
          <table:table-cell table:style-name="ce4" table:formula="of:=[.D1812]*0.000621371" office:value-type="float" office:value="19.4197139524358">
            <text:p>19.4197</text:p>
          </table:table-cell>
          <table:table-cell table:style-name="ce4" table:formula="of:=[.E1812]*0.000621371" office:value-type="float" office:value="0.00767250269669903">
            <text:p>0.0077</text:p>
          </table:table-cell>
        </table:table-row>
        <table:table-row table:style-name="ro1">
          <table:table-cell table:style-name="ce1" office:value-type="float" office:value="30.34772867">
            <text:p>30.347729</text:p>
          </table:table-cell>
          <table:table-cell table:style-name="ce1" office:value-type="float" office:value="-97.72417448">
            <text:p>-97.724174</text:p>
          </table:table-cell>
          <table:table-cell table:style-name="ce2" office:value-type="float" office:value="234.218384">
            <text:p>234.22</text:p>
          </table:table-cell>
          <table:table-cell table:style-name="ce2" office:value-type="float" office:value="31254.7539">
            <text:p>31254.75</text:p>
          </table:table-cell>
          <table:table-cell table:style-name="ce2" table:formula="of:=[.D1813]-[.D1812]" office:value-type="float" office:value="1.74409999999989">
            <text:p>1.74</text:p>
          </table:table-cell>
          <table:table-cell table:style-name="ce4" table:formula="of:=[.D1813]*0.000621371" office:value-type="float" office:value="19.4207976855969">
            <text:p>19.4208</text:p>
          </table:table-cell>
          <table:table-cell table:style-name="ce4" table:formula="of:=[.E1813]*0.000621371" office:value-type="float" office:value="0.00108373316109993">
            <text:p>0.0011</text:p>
          </table:table-cell>
        </table:table-row>
        <table:table-row table:style-name="ro1">
          <table:table-cell table:style-name="ce1" office:value-type="float" office:value="30.34765927">
            <text:p>30.347659</text:p>
          </table:table-cell>
          <table:table-cell table:style-name="ce1" office:value-type="float" office:value="-97.72406694">
            <text:p>-97.724067</text:p>
          </table:table-cell>
          <table:table-cell table:style-name="ce2" office:value-type="float" office:value="234.699097">
            <text:p>234.70</text:p>
          </table:table-cell>
          <table:table-cell table:style-name="ce2" office:value-type="float" office:value="31267.7949">
            <text:p>31267.79</text:p>
          </table:table-cell>
          <table:table-cell table:style-name="ce2" table:formula="of:=[.D1814]-[.D1813]" office:value-type="float" office:value="13.0410000000011">
            <text:p>13.04</text:p>
          </table:table-cell>
          <table:table-cell table:style-name="ce4" table:formula="of:=[.D1814]*0.000621371" office:value-type="float" office:value="19.4289009848079">
            <text:p>19.4289</text:p>
          </table:table-cell>
          <table:table-cell table:style-name="ce4" table:formula="of:=[.E1814]*0.000621371" office:value-type="float" office:value="0.00810329921100067">
            <text:p>0.0081</text:p>
          </table:table-cell>
        </table:table-row>
        <table:table-row table:style-name="ro1">
          <table:table-cell table:style-name="ce1" office:value-type="float" office:value="30.34762884">
            <text:p>30.347629</text:p>
          </table:table-cell>
          <table:table-cell table:style-name="ce1" office:value-type="float" office:value="-97.72401338">
            <text:p>-97.724013</text:p>
          </table:table-cell>
          <table:table-cell table:style-name="ce2" office:value-type="float" office:value="234.699097">
            <text:p>234.70</text:p>
          </table:table-cell>
          <table:table-cell table:style-name="ce2" office:value-type="float" office:value="31273.6016">
            <text:p>31273.60</text:p>
          </table:table-cell>
          <table:table-cell table:style-name="ce2" table:formula="of:=[.D1815]-[.D1814]" office:value-type="float" office:value="5.806700000001">
            <text:p>5.81</text:p>
          </table:table-cell>
          <table:table-cell table:style-name="ce4" table:formula="of:=[.D1815]*0.000621371" office:value-type="float" office:value="19.4325090997936">
            <text:p>19.4325</text:p>
          </table:table-cell>
          <table:table-cell table:style-name="ce4" table:formula="of:=[.E1815]*0.000621371" office:value-type="float" office:value="0.00360811498570062">
            <text:p>0.0036</text:p>
          </table:table-cell>
        </table:table-row>
        <table:table-row table:style-name="ro1">
          <table:table-cell table:style-name="ce1" office:value-type="float" office:value="30.34761476">
            <text:p>30.347615</text:p>
          </table:table-cell>
          <table:table-cell table:style-name="ce1" office:value-type="float" office:value="-97.72398245">
            <text:p>-97.723982</text:p>
          </table:table-cell>
          <table:table-cell table:style-name="ce2" office:value-type="float" office:value="234.699097">
            <text:p>234.70</text:p>
          </table:table-cell>
          <table:table-cell table:style-name="ce2" office:value-type="float" office:value="31277.0039">
            <text:p>31277.00</text:p>
          </table:table-cell>
          <table:table-cell table:style-name="ce2" table:formula="of:=[.D1816]-[.D1815]" office:value-type="float" office:value="3.40229999999792">
            <text:p>3.40</text:p>
          </table:table-cell>
          <table:table-cell table:style-name="ce4" table:formula="of:=[.D1816]*0.000621371" office:value-type="float" office:value="19.4346231903469">
            <text:p>19.4346</text:p>
          </table:table-cell>
          <table:table-cell table:style-name="ce4" table:formula="of:=[.E1816]*0.000621371" office:value-type="float" office:value="0.00211409055329871">
            <text:p>0.0021</text:p>
          </table:table-cell>
        </table:table-row>
        <table:table-row table:style-name="ro1">
          <table:table-cell table:style-name="ce1" office:value-type="float" office:value="30.34751016">
            <text:p>30.347510</text:p>
          </table:table-cell>
          <table:table-cell table:style-name="ce1" office:value-type="float" office:value="-97.72389653">
            <text:p>-97.723897</text:p>
          </table:table-cell>
          <table:table-cell table:style-name="ce2" office:value-type="float" office:value="235.179688">
            <text:p>235.18</text:p>
          </table:table-cell>
          <table:table-cell table:style-name="ce2" office:value-type="float" office:value="31291.5488">
            <text:p>31291.55</text:p>
          </table:table-cell>
          <table:table-cell table:style-name="ce2" table:formula="of:=[.D1817]-[.D1816]" office:value-type="float" office:value="14.5449000000008">
            <text:p>14.54</text:p>
          </table:table-cell>
          <table:table-cell table:style-name="ce4" table:formula="of:=[.D1817]*0.000621371" office:value-type="float" office:value="19.4436609694048">
            <text:p>19.4437</text:p>
          </table:table-cell>
          <table:table-cell table:style-name="ce4" table:formula="of:=[.E1817]*0.000621371" office:value-type="float" office:value="0.00903777905790048">
            <text:p>0.0090</text:p>
          </table:table-cell>
        </table:table-row>
        <table:table-row table:style-name="ro1">
          <table:table-cell table:style-name="ce1" office:value-type="float" office:value="30.34743874">
            <text:p>30.347439</text:p>
          </table:table-cell>
          <table:table-cell table:style-name="ce1" office:value-type="float" office:value="-97.72393945">
            <text:p>-97.723939</text:p>
          </table:table-cell>
          <table:table-cell table:style-name="ce2" office:value-type="float" office:value="233.737671">
            <text:p>233.74</text:p>
          </table:table-cell>
          <table:table-cell table:style-name="ce2" office:value-type="float" office:value="31300.7812">
            <text:p>31300.78</text:p>
          </table:table-cell>
          <table:table-cell table:style-name="ce2" table:formula="of:=[.D1818]-[.D1817]" office:value-type="float" office:value="9.23240000000078">
            <text:p>9.23</text:p>
          </table:table-cell>
          <table:table-cell table:style-name="ce4" table:formula="of:=[.D1818]*0.000621371" office:value-type="float" office:value="19.4493977150252">
            <text:p>19.4494</text:p>
          </table:table-cell>
          <table:table-cell table:style-name="ce4" table:formula="of:=[.E1818]*0.000621371" office:value-type="float" office:value="0.00573674562040049">
            <text:p>0.0057</text:p>
          </table:table-cell>
        </table:table-row>
        <table:table-row table:style-name="ro1">
          <table:table-cell table:style-name="ce1" office:value-type="float" office:value="30.34737127">
            <text:p>30.347371</text:p>
          </table:table-cell>
          <table:table-cell table:style-name="ce1" office:value-type="float" office:value="-97.72397482">
            <text:p>-97.723975</text:p>
          </table:table-cell>
          <table:table-cell table:style-name="ce2" office:value-type="float" office:value="232.776489">
            <text:p>232.78</text:p>
          </table:table-cell>
          <table:table-cell table:style-name="ce2" office:value-type="float" office:value="31308.9902">
            <text:p>31308.99</text:p>
          </table:table-cell>
          <table:table-cell table:style-name="ce2" table:formula="of:=[.D1819]-[.D1818]" office:value-type="float" office:value="8.20899999999892">
            <text:p>8.21</text:p>
          </table:table-cell>
          <table:table-cell table:style-name="ce4" table:formula="of:=[.D1819]*0.000621371" office:value-type="float" office:value="19.4544985495642">
            <text:p>19.4545</text:p>
          </table:table-cell>
          <table:table-cell table:style-name="ce4" table:formula="of:=[.E1819]*0.000621371" office:value-type="float" office:value="0.00510083453899933">
            <text:p>0.0051</text:p>
          </table:table-cell>
        </table:table-row>
        <table:table-row table:style-name="ro1">
          <table:table-cell table:style-name="ce1" office:value-type="float" office:value="30.34732207">
            <text:p>30.347322</text:p>
          </table:table-cell>
          <table:table-cell table:style-name="ce1" office:value-type="float" office:value="-97.72400633">
            <text:p>-97.724006</text:p>
          </table:table-cell>
          <table:table-cell table:style-name="ce2" office:value-type="float" office:value="232.295776">
            <text:p>232.30</text:p>
          </table:table-cell>
          <table:table-cell table:style-name="ce2" office:value-type="float" office:value="31315.2246">
            <text:p>31315.22</text:p>
          </table:table-cell>
          <table:table-cell table:style-name="ce2" table:formula="of:=[.D1820]-[.D1819]" office:value-type="float" office:value="6.23440000000119">
            <text:p>6.23</text:p>
          </table:table-cell>
          <table:table-cell table:style-name="ce4" table:formula="of:=[.D1820]*0.000621371" office:value-type="float" office:value="19.4583724249266">
            <text:p>19.4584</text:p>
          </table:table-cell>
          <table:table-cell table:style-name="ce4" table:formula="of:=[.E1820]*0.000621371" office:value-type="float" office:value="0.00387387536240074">
            <text:p>0.0039</text:p>
          </table:table-cell>
        </table:table-row>
        <table:table-row table:style-name="ro1">
          <table:table-cell table:style-name="ce1" office:value-type="float" office:value="30.34725216">
            <text:p>30.347252</text:p>
          </table:table-cell>
          <table:table-cell table:style-name="ce1" office:value-type="float" office:value="-97.72405847">
            <text:p>-97.724058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324.3789">
            <text:p>31324.38</text:p>
          </table:table-cell>
          <table:table-cell table:style-name="ce2" table:formula="of:=[.D1821]-[.D1820]" office:value-type="float" office:value="9.15429999999833">
            <text:p>9.15</text:p>
          </table:table-cell>
          <table:table-cell table:style-name="ce4" table:formula="of:=[.D1821]*0.000621371" office:value-type="float" office:value="19.4640606414719">
            <text:p>19.4641</text:p>
          </table:table-cell>
          <table:table-cell table:style-name="ce4" table:formula="of:=[.E1821]*0.000621371" office:value-type="float" office:value="0.00568821654529896">
            <text:p>0.0057</text:p>
          </table:table-cell>
        </table:table-row>
        <table:table-row table:style-name="ro1">
          <table:table-cell table:style-name="ce1" office:value-type="float" office:value="30.34721637">
            <text:p>30.347216</text:p>
          </table:table-cell>
          <table:table-cell table:style-name="ce1" office:value-type="float" office:value="-97.72407926">
            <text:p>-97.724079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328.8477">
            <text:p>31328.85</text:p>
          </table:table-cell>
          <table:table-cell table:style-name="ce2" table:formula="of:=[.D1822]-[.D1821]" office:value-type="float" office:value="4.46879999999874">
            <text:p>4.47</text:p>
          </table:table-cell>
          <table:table-cell table:style-name="ce4" table:formula="of:=[.D1822]*0.000621371" office:value-type="float" office:value="19.4668374241967">
            <text:p>19.4668</text:p>
          </table:table-cell>
          <table:table-cell table:style-name="ce4" table:formula="of:=[.E1822]*0.000621371" office:value-type="float" office:value="0.00277678272479922">
            <text:p>0.0028</text:p>
          </table:table-cell>
        </table:table-row>
        <table:table-row table:style-name="ro1">
          <table:table-cell table:style-name="ce1" office:value-type="float" office:value="30.34718947">
            <text:p>30.347189</text:p>
          </table:table-cell>
          <table:table-cell table:style-name="ce1" office:value-type="float" office:value="-97.72407959">
            <text:p>-97.724080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331.7832">
            <text:p>31331.78</text:p>
          </table:table-cell>
          <table:table-cell table:style-name="ce2" table:formula="of:=[.D1823]-[.D1822]" office:value-type="float" office:value="2.93550000000323">
            <text:p>2.94</text:p>
          </table:table-cell>
          <table:table-cell table:style-name="ce4" table:formula="of:=[.D1823]*0.000621371" office:value-type="float" office:value="19.4686614587672">
            <text:p>19.4687</text:p>
          </table:table-cell>
          <table:table-cell table:style-name="ce4" table:formula="of:=[.E1823]*0.000621371" office:value-type="float" office:value="0.00182403457050201">
            <text:p>0.0018</text:p>
          </table:table-cell>
        </table:table-row>
        <table:table-row table:style-name="ro1">
          <table:table-cell table:style-name="ce1" office:value-type="float" office:value="30.34711076">
            <text:p>30.347111</text:p>
          </table:table-cell>
          <table:table-cell table:style-name="ce1" office:value-type="float" office:value="-97.72411086">
            <text:p>-97.724111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341.0234">
            <text:p>31341.02</text:p>
          </table:table-cell>
          <table:table-cell table:style-name="ce2" table:formula="of:=[.D1824]-[.D1823]" office:value-type="float" office:value="9.24019999999655">
            <text:p>9.24</text:p>
          </table:table-cell>
          <table:table-cell table:style-name="ce4" table:formula="of:=[.D1824]*0.000621371" office:value-type="float" office:value="19.4744030510814">
            <text:p>19.4744</text:p>
          </table:table-cell>
          <table:table-cell table:style-name="ce4" table:formula="of:=[.E1824]*0.000621371" office:value-type="float" office:value="0.00574159231419786">
            <text:p>0.0057</text:p>
          </table:table-cell>
        </table:table-row>
        <table:table-row table:style-name="ro1">
          <table:table-cell table:style-name="ce1" office:value-type="float" office:value="30.34706349">
            <text:p>30.347063</text:p>
          </table:table-cell>
          <table:table-cell table:style-name="ce1" office:value-type="float" office:value="-97.7241407">
            <text:p>-97.724141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346.998">
            <text:p>31347.00</text:p>
          </table:table-cell>
          <table:table-cell table:style-name="ce2" table:formula="of:=[.D1825]-[.D1824]" office:value-type="float" office:value="5.97460000000137">
            <text:p>5.97</text:p>
          </table:table-cell>
          <table:table-cell table:style-name="ce4" table:formula="of:=[.D1825]*0.000621371" office:value-type="float" office:value="19.478115494258">
            <text:p>19.4781</text:p>
          </table:table-cell>
          <table:table-cell table:style-name="ce4" table:formula="of:=[.E1825]*0.000621371" office:value-type="float" office:value="0.00371244317660085">
            <text:p>0.0037</text:p>
          </table:table-cell>
        </table:table-row>
        <table:table-row table:style-name="ro1">
          <table:table-cell table:style-name="ce1" office:value-type="float" office:value="30.34701462">
            <text:p>30.347015</text:p>
          </table:table-cell>
          <table:table-cell table:style-name="ce1" office:value-type="float" office:value="-97.72417624">
            <text:p>-97.724176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353.332">
            <text:p>31353.33</text:p>
          </table:table-cell>
          <table:table-cell table:style-name="ce2" table:formula="of:=[.D1826]-[.D1825]" office:value-type="float" office:value="6.33399999999892">
            <text:p>6.33</text:p>
          </table:table-cell>
          <table:table-cell table:style-name="ce4" table:formula="of:=[.D1826]*0.000621371" office:value-type="float" office:value="19.482051258172">
            <text:p>19.4821</text:p>
          </table:table-cell>
          <table:table-cell table:style-name="ce4" table:formula="of:=[.E1826]*0.000621371" office:value-type="float" office:value="0.00393576391399933">
            <text:p>0.0039</text:p>
          </table:table-cell>
        </table:table-row>
        <table:table-row table:style-name="ro1">
          <table:table-cell table:style-name="ce1" office:value-type="float" office:value="30.34698704">
            <text:p>30.346987</text:p>
          </table:table-cell>
          <table:table-cell table:style-name="ce1" office:value-type="float" office:value="-97.72419493">
            <text:p>-97.724195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1356.8906">
            <text:p>31356.89</text:p>
          </table:table-cell>
          <table:table-cell table:style-name="ce2" table:formula="of:=[.D1827]-[.D1826]" office:value-type="float" office:value="3.5586000000003">
            <text:p>3.56</text:p>
          </table:table-cell>
          <table:table-cell table:style-name="ce4" table:formula="of:=[.D1827]*0.000621371" office:value-type="float" office:value="19.4842624690126">
            <text:p>19.4843</text:p>
          </table:table-cell>
          <table:table-cell table:style-name="ce4" table:formula="of:=[.E1827]*0.000621371" office:value-type="float" office:value="0.00221121084060018">
            <text:p>0.0022</text:p>
          </table:table-cell>
        </table:table-row>
        <table:table-row table:style-name="ro1">
          <table:table-cell table:style-name="ce1" office:value-type="float" office:value="30.34688302">
            <text:p>30.346883</text:p>
          </table:table-cell>
          <table:table-cell table:style-name="ce1" office:value-type="float" office:value="-97.7242702">
            <text:p>-97.724270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370.5176">
            <text:p>31370.52</text:p>
          </table:table-cell>
          <table:table-cell table:style-name="ce2" table:formula="of:=[.D1828]-[.D1827]" office:value-type="float" office:value="13.6270000000004">
            <text:p>13.63</text:p>
          </table:table-cell>
          <table:table-cell table:style-name="ce4" table:formula="of:=[.D1828]*0.000621371" office:value-type="float" office:value="19.4927298916296">
            <text:p>19.4927</text:p>
          </table:table-cell>
          <table:table-cell table:style-name="ce4" table:formula="of:=[.E1828]*0.000621371" office:value-type="float" office:value="0.00846742261700025">
            <text:p>0.0085</text:p>
          </table:table-cell>
        </table:table-row>
        <table:table-row table:style-name="ro1">
          <table:table-cell table:style-name="ce1" office:value-type="float" office:value="30.34685444">
            <text:p>30.346854</text:p>
          </table:table-cell>
          <table:table-cell table:style-name="ce1" office:value-type="float" office:value="-97.72428872">
            <text:p>-97.724289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374.1465">
            <text:p>31374.15</text:p>
          </table:table-cell>
          <table:table-cell table:style-name="ce2" table:formula="of:=[.D1829]-[.D1828]" office:value-type="float" office:value="3.6288999999997">
            <text:p>3.63</text:p>
          </table:table-cell>
          <table:table-cell table:style-name="ce4" table:formula="of:=[.D1829]*0.000621371" office:value-type="float" office:value="19.4949847848515">
            <text:p>19.4950</text:p>
          </table:table-cell>
          <table:table-cell table:style-name="ce4" table:formula="of:=[.E1829]*0.000621371" office:value-type="float" office:value="0.00225489322189982">
            <text:p>0.0023</text:p>
          </table:table-cell>
        </table:table-row>
        <table:table-row table:style-name="ro1">
          <table:table-cell table:style-name="ce1" office:value-type="float" office:value="30.34676366">
            <text:p>30.346764</text:p>
          </table:table-cell>
          <table:table-cell table:style-name="ce1" office:value-type="float" office:value="-97.72435083">
            <text:p>-97.724351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385.9082">
            <text:p>31385.91</text:p>
          </table:table-cell>
          <table:table-cell table:style-name="ce2" table:formula="of:=[.D1830]-[.D1829]" office:value-type="float" office:value="11.7617000000027">
            <text:p>11.76</text:p>
          </table:table-cell>
          <table:table-cell table:style-name="ce4" table:formula="of:=[.D1830]*0.000621371" office:value-type="float" office:value="19.5022931641422">
            <text:p>19.5023</text:p>
          </table:table-cell>
          <table:table-cell table:style-name="ce4" table:formula="of:=[.E1830]*0.000621371" office:value-type="float" office:value="0.00730837929070171">
            <text:p>0.0073</text:p>
          </table:table-cell>
        </table:table-row>
        <table:table-row table:style-name="ro1">
          <table:table-cell table:style-name="ce1" office:value-type="float" office:value="30.34665763">
            <text:p>30.346658</text:p>
          </table:table-cell>
          <table:table-cell table:style-name="ce1" office:value-type="float" office:value="-97.72443582">
            <text:p>-97.724436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400.1602">
            <text:p>31400.16</text:p>
          </table:table-cell>
          <table:table-cell table:style-name="ce2" table:formula="of:=[.D1831]-[.D1830]" office:value-type="float" office:value="14.2519999999968">
            <text:p>14.25</text:p>
          </table:table-cell>
          <table:table-cell table:style-name="ce4" table:formula="of:=[.D1831]*0.000621371" office:value-type="float" office:value="19.5111489436342">
            <text:p>19.5111</text:p>
          </table:table-cell>
          <table:table-cell table:style-name="ce4" table:formula="of:=[.E1831]*0.000621371" office:value-type="float" office:value="0.00885577949199799">
            <text:p>0.0089</text:p>
          </table:table-cell>
        </table:table-row>
        <table:table-row table:style-name="ro1">
          <table:table-cell table:style-name="ce1" office:value-type="float" office:value="30.34656652">
            <text:p>30.346567</text:p>
          </table:table-cell>
          <table:table-cell table:style-name="ce1" office:value-type="float" office:value="-97.72449248">
            <text:p>-97.724492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411.6758">
            <text:p>31411.68</text:p>
          </table:table-cell>
          <table:table-cell table:style-name="ce2" table:formula="of:=[.D1832]-[.D1831]" office:value-type="float" office:value="11.5156000000025">
            <text:p>11.52</text:p>
          </table:table-cell>
          <table:table-cell table:style-name="ce4" table:formula="of:=[.D1832]*0.000621371" office:value-type="float" office:value="19.5183044035218">
            <text:p>19.5183</text:p>
          </table:table-cell>
          <table:table-cell table:style-name="ce4" table:formula="of:=[.E1832]*0.000621371" office:value-type="float" office:value="0.00715545988760152">
            <text:p>0.0072</text:p>
          </table:table-cell>
        </table:table-row>
        <table:table-row table:style-name="ro1">
          <table:table-cell table:style-name="ce1" office:value-type="float" office:value="30.34650927">
            <text:p>30.346509</text:p>
          </table:table-cell>
          <table:table-cell table:style-name="ce1" office:value-type="float" office:value="-97.72453473">
            <text:p>-97.724535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1419.1934">
            <text:p>31419.19</text:p>
          </table:table-cell>
          <table:table-cell table:style-name="ce2" table:formula="of:=[.D1833]-[.D1832]" office:value-type="float" office:value="7.51759999999922">
            <text:p>7.52</text:p>
          </table:table-cell>
          <table:table-cell table:style-name="ce4" table:formula="of:=[.D1833]*0.000621371" office:value-type="float" office:value="19.5229756221514">
            <text:p>19.5230</text:p>
          </table:table-cell>
          <table:table-cell table:style-name="ce4" table:formula="of:=[.E1833]*0.000621371" office:value-type="float" office:value="0.00467121862959952">
            <text:p>0.0047</text:p>
          </table:table-cell>
        </table:table-row>
        <table:table-row table:style-name="ro1">
          <table:table-cell table:style-name="ce1" office:value-type="float" office:value="30.34643023">
            <text:p>30.346430</text:p>
          </table:table-cell>
          <table:table-cell table:style-name="ce1" office:value-type="float" office:value="-97.72457412">
            <text:p>-97.724574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1428.625">
            <text:p>31428.63</text:p>
          </table:table-cell>
          <table:table-cell table:style-name="ce2" table:formula="of:=[.D1834]-[.D1833]" office:value-type="float" office:value="9.43159999999989">
            <text:p>9.43</text:p>
          </table:table-cell>
          <table:table-cell table:style-name="ce4" table:formula="of:=[.D1834]*0.000621371" office:value-type="float" office:value="19.528836144875">
            <text:p>19.5288</text:p>
          </table:table-cell>
          <table:table-cell table:style-name="ce4" table:formula="of:=[.E1834]*0.000621371" office:value-type="float" office:value="0.00586052272359993">
            <text:p>0.0059</text:p>
          </table:table-cell>
        </table:table-row>
        <table:table-row table:style-name="ro1">
          <table:table-cell table:style-name="ce1" office:value-type="float" office:value="30.34635094">
            <text:p>30.346351</text:p>
          </table:table-cell>
          <table:table-cell table:style-name="ce1" office:value-type="float" office:value="-97.72462903">
            <text:p>-97.724629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438.9961">
            <text:p>31439.00</text:p>
          </table:table-cell>
          <table:table-cell table:style-name="ce2" table:formula="of:=[.D1835]-[.D1834]" office:value-type="float" office:value="10.3711000000003">
            <text:p>10.37</text:p>
          </table:table-cell>
          <table:table-cell table:style-name="ce4" table:formula="of:=[.D1835]*0.000621371" office:value-type="float" office:value="19.5352804456531">
            <text:p>19.5353</text:p>
          </table:table-cell>
          <table:table-cell table:style-name="ce4" table:formula="of:=[.E1835]*0.000621371" office:value-type="float" office:value="0.00644430077810019">
            <text:p>0.0064</text:p>
          </table:table-cell>
        </table:table-row>
        <table:table-row table:style-name="ro1">
          <table:table-cell table:style-name="ce1" office:value-type="float" office:value="30.34626352">
            <text:p>30.346264</text:p>
          </table:table-cell>
          <table:table-cell table:style-name="ce1" office:value-type="float" office:value="-97.72467404">
            <text:p>-97.724674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1449.5664">
            <text:p>31449.57</text:p>
          </table:table-cell>
          <table:table-cell table:style-name="ce2" table:formula="of:=[.D1836]-[.D1835]" office:value-type="float" office:value="10.5702999999994">
            <text:p>10.57</text:p>
          </table:table-cell>
          <table:table-cell table:style-name="ce4" table:formula="of:=[.D1836]*0.000621371" office:value-type="float" office:value="19.5418485235344">
            <text:p>19.5418</text:p>
          </table:table-cell>
          <table:table-cell table:style-name="ce4" table:formula="of:=[.E1836]*0.000621371" office:value-type="float" office:value="0.00656807788129963">
            <text:p>0.0066</text:p>
          </table:table-cell>
        </table:table-row>
        <table:table-row table:style-name="ro1">
          <table:table-cell table:style-name="ce1" office:value-type="float" office:value="30.34619923">
            <text:p>30.346199</text:p>
          </table:table-cell>
          <table:table-cell table:style-name="ce1" office:value-type="float" office:value="-97.72471268">
            <text:p>-97.724713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457.6328">
            <text:p>31457.63</text:p>
          </table:table-cell>
          <table:table-cell table:style-name="ce2" table:formula="of:=[.D1837]-[.D1836]" office:value-type="float" office:value="8.0663999999997">
            <text:p>8.07</text:p>
          </table:table-cell>
          <table:table-cell table:style-name="ce4" table:formula="of:=[.D1837]*0.000621371" office:value-type="float" office:value="19.5468607505688">
            <text:p>19.5469</text:p>
          </table:table-cell>
          <table:table-cell table:style-name="ce4" table:formula="of:=[.E1837]*0.000621371" office:value-type="float" office:value="0.00501222703439982">
            <text:p>0.0050</text:p>
          </table:table-cell>
        </table:table-row>
        <table:table-row table:style-name="ro1">
          <table:table-cell table:style-name="ce1" office:value-type="float" office:value="30.3461507">
            <text:p>30.346151</text:p>
          </table:table-cell>
          <table:table-cell table:style-name="ce1" office:value-type="float" office:value="-97.72474914">
            <text:p>-97.724749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464.0645">
            <text:p>31464.06</text:p>
          </table:table-cell>
          <table:table-cell table:style-name="ce2" table:formula="of:=[.D1838]-[.D1837]" office:value-type="float" office:value="6.431700000001">
            <text:p>6.43</text:p>
          </table:table-cell>
          <table:table-cell table:style-name="ce4" table:formula="of:=[.D1838]*0.000621371" office:value-type="float" office:value="19.5508572224295">
            <text:p>19.5509</text:p>
          </table:table-cell>
          <table:table-cell table:style-name="ce4" table:formula="of:=[.E1838]*0.000621371" office:value-type="float" office:value="0.00399647186070062">
            <text:p>0.0040</text:p>
          </table:table-cell>
        </table:table-row>
        <table:table-row table:style-name="ro1">
          <table:table-cell table:style-name="ce1" office:value-type="float" office:value="30.34604022">
            <text:p>30.346040</text:p>
          </table:table-cell>
          <table:table-cell table:style-name="ce1" office:value-type="float" office:value="-97.72481284">
            <text:p>-97.724813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477.7266">
            <text:p>31477.73</text:p>
          </table:table-cell>
          <table:table-cell table:style-name="ce2" table:formula="of:=[.D1839]-[.D1838]" office:value-type="float" office:value="13.6621000000014">
            <text:p>13.66</text:p>
          </table:table-cell>
          <table:table-cell table:style-name="ce4" table:formula="of:=[.D1839]*0.000621371" office:value-type="float" office:value="19.5593464551686">
            <text:p>19.5593</text:p>
          </table:table-cell>
          <table:table-cell table:style-name="ce4" table:formula="of:=[.E1839]*0.000621371" office:value-type="float" office:value="0.00848923273910085">
            <text:p>0.0085</text:p>
          </table:table-cell>
        </table:table-row>
        <table:table-row table:style-name="ro1">
          <table:table-cell table:style-name="ce1" office:value-type="float" office:value="30.34595892">
            <text:p>30.345959</text:p>
          </table:table-cell>
          <table:table-cell table:style-name="ce1" office:value-type="float" office:value="-97.72486866">
            <text:p>-97.724869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1488.1914">
            <text:p>31488.19</text:p>
          </table:table-cell>
          <table:table-cell table:style-name="ce2" table:formula="of:=[.D1840]-[.D1839]" office:value-type="float" office:value="10.4647999999979">
            <text:p>10.46</text:p>
          </table:table-cell>
          <table:table-cell table:style-name="ce4" table:formula="of:=[.D1840]*0.000621371" office:value-type="float" office:value="19.5658489784094">
            <text:p>19.5658</text:p>
          </table:table-cell>
          <table:table-cell table:style-name="ce4" table:formula="of:=[.E1840]*0.000621371" office:value-type="float" office:value="0.00650252324079871">
            <text:p>0.0065</text:p>
          </table:table-cell>
        </table:table-row>
        <table:table-row table:style-name="ro1">
          <table:table-cell table:style-name="ce1" office:value-type="float" office:value="30.34587468">
            <text:p>30.345875</text:p>
          </table:table-cell>
          <table:table-cell table:style-name="ce1" office:value-type="float" office:value="-97.72492382">
            <text:p>-97.724924</text:p>
          </table:table-cell>
          <table:table-cell table:style-name="ce2" office:value-type="float" office:value="231.334351">
            <text:p>231.33</text:p>
          </table:table-cell>
          <table:table-cell table:style-name="ce2" office:value-type="float" office:value="31498.998">
            <text:p>31499.00</text:p>
          </table:table-cell>
          <table:table-cell table:style-name="ce2" table:formula="of:=[.D1841]-[.D1840]" office:value-type="float" office:value="10.8065999999999">
            <text:p>10.81</text:p>
          </table:table-cell>
          <table:table-cell table:style-name="ce4" table:formula="of:=[.D1841]*0.000621371" office:value-type="float" office:value="19.572563886258">
            <text:p>19.5726</text:p>
          </table:table-cell>
          <table:table-cell table:style-name="ce4" table:formula="of:=[.E1841]*0.000621371" office:value-type="float" office:value="0.00671490784859993">
            <text:p>0.0067</text:p>
          </table:table-cell>
        </table:table-row>
        <table:table-row table:style-name="ro1">
          <table:table-cell table:style-name="ce1" office:value-type="float" office:value="30.34576379">
            <text:p>30.345764</text:p>
          </table:table-cell>
          <table:table-cell table:style-name="ce1" office:value-type="float" office:value="-97.72499825">
            <text:p>-97.724998</text:p>
          </table:table-cell>
          <table:table-cell table:style-name="ce2" office:value-type="float" office:value="230.85376">
            <text:p>230.85</text:p>
          </table:table-cell>
          <table:table-cell table:style-name="ce2" office:value-type="float" office:value="31513.2695">
            <text:p>31513.27</text:p>
          </table:table-cell>
          <table:table-cell table:style-name="ce2" table:formula="of:=[.D1842]-[.D1841]" office:value-type="float" office:value="14.2714999999989">
            <text:p>14.27</text:p>
          </table:table-cell>
          <table:table-cell table:style-name="ce4" table:formula="of:=[.D1842]*0.000621371" office:value-type="float" office:value="19.5814317824845">
            <text:p>19.5814</text:p>
          </table:table-cell>
          <table:table-cell table:style-name="ce4" table:formula="of:=[.E1842]*0.000621371" office:value-type="float" office:value="0.00886789622649933">
            <text:p>0.0089</text:p>
          </table:table-cell>
        </table:table-row>
        <table:table-row table:style-name="ro1">
          <table:table-cell table:style-name="ce1" office:value-type="float" office:value="30.34566547">
            <text:p>30.345665</text:p>
          </table:table-cell>
          <table:table-cell table:style-name="ce1" office:value-type="float" office:value="-97.72507528">
            <text:p>-97.725075</text:p>
          </table:table-cell>
          <table:table-cell table:style-name="ce2" office:value-type="float" office:value="230.373047">
            <text:p>230.37</text:p>
          </table:table-cell>
          <table:table-cell table:style-name="ce2" office:value-type="float" office:value="31526.4844">
            <text:p>31526.48</text:p>
          </table:table-cell>
          <table:table-cell table:style-name="ce2" table:formula="of:=[.D1843]-[.D1842]" office:value-type="float" office:value="13.2149000000027">
            <text:p>13.21</text:p>
          </table:table-cell>
          <table:table-cell table:style-name="ce4" table:formula="of:=[.D1843]*0.000621371" office:value-type="float" office:value="19.5896431381124">
            <text:p>19.5896</text:p>
          </table:table-cell>
          <table:table-cell table:style-name="ce4" table:formula="of:=[.E1843]*0.000621371" office:value-type="float" office:value="0.00821135562790166">
            <text:p>0.0082</text:p>
          </table:table-cell>
        </table:table-row>
        <table:table-row table:style-name="ro1">
          <table:table-cell table:style-name="ce1" office:value-type="float" office:value="30.34564124">
            <text:p>30.345641</text:p>
          </table:table-cell>
          <table:table-cell table:style-name="ce1" office:value-type="float" office:value="-97.72509389">
            <text:p>-97.725094</text:p>
          </table:table-cell>
          <table:table-cell table:style-name="ce2" office:value-type="float" office:value="229.892334">
            <text:p>229.89</text:p>
          </table:table-cell>
          <table:table-cell table:style-name="ce2" office:value-type="float" office:value="31529.7012">
            <text:p>31529.70</text:p>
          </table:table-cell>
          <table:table-cell table:style-name="ce2" table:formula="of:=[.D1844]-[.D1843]" office:value-type="float" office:value="3.21679999999833">
            <text:p>3.22</text:p>
          </table:table-cell>
          <table:table-cell table:style-name="ce4" table:formula="of:=[.D1844]*0.000621371" office:value-type="float" office:value="19.5916419643452">
            <text:p>19.5916</text:p>
          </table:table-cell>
          <table:table-cell table:style-name="ce4" table:formula="of:=[.E1844]*0.000621371" office:value-type="float" office:value="0.00199882623279896">
            <text:p>0.0020</text:p>
          </table:table-cell>
        </table:table-row>
        <table:table-row table:style-name="ro1">
          <table:table-cell table:style-name="ce1" office:value-type="float" office:value="30.34554536">
            <text:p>30.345545</text:p>
          </table:table-cell>
          <table:table-cell table:style-name="ce1" office:value-type="float" office:value="-97.72513412">
            <text:p>-97.725134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541.0781">
            <text:p>31541.08</text:p>
          </table:table-cell>
          <table:table-cell table:style-name="ce2" table:formula="of:=[.D1845]-[.D1844]" office:value-type="float" office:value="11.3768999999993">
            <text:p>11.38</text:p>
          </table:table-cell>
          <table:table-cell table:style-name="ce4" table:formula="of:=[.D1845]*0.000621371" office:value-type="float" office:value="19.5987112400751">
            <text:p>19.5987</text:p>
          </table:table-cell>
          <table:table-cell table:style-name="ce4" table:formula="of:=[.E1845]*0.000621371" office:value-type="float" office:value="0.00706927572989956">
            <text:p>0.0071</text:p>
          </table:table-cell>
        </table:table-row>
        <table:table-row table:style-name="ro1">
          <table:table-cell table:style-name="ce1" office:value-type="float" office:value="30.34546036">
            <text:p>30.345460</text:p>
          </table:table-cell>
          <table:table-cell table:style-name="ce1" office:value-type="float" office:value="-97.72519112">
            <text:p>-97.725191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551.9824">
            <text:p>31551.98</text:p>
          </table:table-cell>
          <table:table-cell table:style-name="ce2" table:formula="of:=[.D1846]-[.D1845]" office:value-type="float" office:value="10.904300000002">
            <text:p>10.90</text:p>
          </table:table-cell>
          <table:table-cell table:style-name="ce4" table:formula="of:=[.D1846]*0.000621371" office:value-type="float" office:value="19.6054868558704">
            <text:p>19.6055</text:p>
          </table:table-cell>
          <table:table-cell table:style-name="ce4" table:formula="of:=[.E1846]*0.000621371" office:value-type="float" office:value="0.00677561579530122">
            <text:p>0.0068</text:p>
          </table:table-cell>
        </table:table-row>
        <table:table-row table:style-name="ro1">
          <table:table-cell table:style-name="ce1" office:value-type="float" office:value="30.34543245">
            <text:p>30.345432</text:p>
          </table:table-cell>
          <table:table-cell table:style-name="ce1" office:value-type="float" office:value="-97.72520704">
            <text:p>-97.725207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1555.4375">
            <text:p>31555.44</text:p>
          </table:table-cell>
          <table:table-cell table:style-name="ce2" table:formula="of:=[.D1847]-[.D1846]" office:value-type="float" office:value="3.45509999999922">
            <text:p>3.46</text:p>
          </table:table-cell>
          <table:table-cell table:style-name="ce4" table:formula="of:=[.D1847]*0.000621371" office:value-type="float" office:value="19.6076337548125">
            <text:p>19.6076</text:p>
          </table:table-cell>
          <table:table-cell table:style-name="ce4" table:formula="of:=[.E1847]*0.000621371" office:value-type="float" office:value="0.00214689894209952">
            <text:p>0.0021</text:p>
          </table:table-cell>
        </table:table-row>
        <table:table-row table:style-name="ro1">
          <table:table-cell table:style-name="ce1" office:value-type="float" office:value="30.34535374">
            <text:p>30.345354</text:p>
          </table:table-cell>
          <table:table-cell table:style-name="ce1" office:value-type="float" office:value="-97.72526798">
            <text:p>-97.725268</text:p>
          </table:table-cell>
          <table:table-cell table:style-name="ce2" office:value-type="float" office:value="227.008545">
            <text:p>227.01</text:p>
          </table:table-cell>
          <table:table-cell table:style-name="ce2" office:value-type="float" office:value="31566.0176">
            <text:p>31566.02</text:p>
          </table:table-cell>
          <table:table-cell table:style-name="ce2" table:formula="of:=[.D1848]-[.D1847]" office:value-type="float" office:value="10.5800999999992">
            <text:p>10.58</text:p>
          </table:table-cell>
          <table:table-cell table:style-name="ce4" table:formula="of:=[.D1848]*0.000621371" office:value-type="float" office:value="19.6142079221296">
            <text:p>19.6142</text:p>
          </table:table-cell>
          <table:table-cell table:style-name="ce4" table:formula="of:=[.E1848]*0.000621371" office:value-type="float" office:value="0.00657416731709952">
            <text:p>0.0066</text:p>
          </table:table-cell>
        </table:table-row>
        <table:table-row table:style-name="ro1">
          <table:table-cell table:style-name="ce1" office:value-type="float" office:value="30.34527378">
            <text:p>30.345274</text:p>
          </table:table-cell>
          <table:table-cell table:style-name="ce1" office:value-type="float" office:value="-97.72529958">
            <text:p>-97.725300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575.4492">
            <text:p>31575.45</text:p>
          </table:table-cell>
          <table:table-cell table:style-name="ce2" table:formula="of:=[.D1849]-[.D1848]" office:value-type="float" office:value="9.43159999999989">
            <text:p>9.43</text:p>
          </table:table-cell>
          <table:table-cell table:style-name="ce4" table:formula="of:=[.D1849]*0.000621371" office:value-type="float" office:value="19.6200684448532">
            <text:p>19.6201</text:p>
          </table:table-cell>
          <table:table-cell table:style-name="ce4" table:formula="of:=[.E1849]*0.000621371" office:value-type="float" office:value="0.00586052272359993">
            <text:p>0.0059</text:p>
          </table:table-cell>
        </table:table-row>
        <table:table-row table:style-name="ro1">
          <table:table-cell table:style-name="ce1" office:value-type="float" office:value="30.34518116">
            <text:p>30.345181</text:p>
          </table:table-cell>
          <table:table-cell table:style-name="ce1" office:value-type="float" office:value="-97.72533822">
            <text:p>-97.725338</text:p>
          </table:table-cell>
          <table:table-cell table:style-name="ce2" office:value-type="float" office:value="229.411743">
            <text:p>229.41</text:p>
          </table:table-cell>
          <table:table-cell table:style-name="ce2" office:value-type="float" office:value="31586.4023">
            <text:p>31586.40</text:p>
          </table:table-cell>
          <table:table-cell table:style-name="ce2" table:formula="of:=[.D1850]-[.D1849]" office:value-type="float" office:value="10.9531000000025">
            <text:p>10.95</text:p>
          </table:table-cell>
          <table:table-cell table:style-name="ce4" table:formula="of:=[.D1850]*0.000621371" office:value-type="float" office:value="19.6268743835533">
            <text:p>19.6269</text:p>
          </table:table-cell>
          <table:table-cell table:style-name="ce4" table:formula="of:=[.E1850]*0.000621371" office:value-type="float" office:value="0.00680593870010152">
            <text:p>0.0068</text:p>
          </table:table-cell>
        </table:table-row>
        <table:table-row table:style-name="ro1">
          <table:table-cell table:style-name="ce1" office:value-type="float" office:value="30.34507153">
            <text:p>30.345072</text:p>
          </table:table-cell>
          <table:table-cell table:style-name="ce1" office:value-type="float" office:value="-97.72536898">
            <text:p>-97.725369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598.8359">
            <text:p>31598.84</text:p>
          </table:table-cell>
          <table:table-cell table:style-name="ce2" table:formula="of:=[.D1851]-[.D1850]" office:value-type="float" office:value="12.4335999999967">
            <text:p>12.43</text:p>
          </table:table-cell>
          <table:table-cell table:style-name="ce4" table:formula="of:=[.D1851]*0.000621371" office:value-type="float" office:value="19.6346002620189">
            <text:p>19.6346</text:p>
          </table:table-cell>
          <table:table-cell table:style-name="ce4" table:formula="of:=[.E1851]*0.000621371" office:value-type="float" office:value="0.00772587846559792">
            <text:p>0.0077</text:p>
          </table:table-cell>
        </table:table-row>
        <table:table-row table:style-name="ro1">
          <table:table-cell table:style-name="ce1" office:value-type="float" office:value="30.34496767">
            <text:p>30.344968</text:p>
          </table:table-cell>
          <table:table-cell table:style-name="ce1" office:value-type="float" office:value="-97.72540779">
            <text:p>-97.725408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610.9746">
            <text:p>31610.97</text:p>
          </table:table-cell>
          <table:table-cell table:style-name="ce2" table:formula="of:=[.D1852]-[.D1851]" office:value-type="float" office:value="12.1387000000032">
            <text:p>12.14</text:p>
          </table:table-cell>
          <table:table-cell table:style-name="ce4" table:formula="of:=[.D1852]*0.000621371" office:value-type="float" office:value="19.6421428981766">
            <text:p>19.6421</text:p>
          </table:table-cell>
          <table:table-cell table:style-name="ce4" table:formula="of:=[.E1852]*0.000621371" office:value-type="float" office:value="0.00754263615770196">
            <text:p>0.0075</text:p>
          </table:table-cell>
        </table:table-row>
        <table:table-row table:style-name="ro1">
          <table:table-cell table:style-name="ce1" office:value-type="float" office:value="30.34494705">
            <text:p>30.344947</text:p>
          </table:table-cell>
          <table:table-cell table:style-name="ce1" office:value-type="float" office:value="-97.72541156">
            <text:p>-97.725412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1613.2695">
            <text:p>31613.27</text:p>
          </table:table-cell>
          <table:table-cell table:style-name="ce2" table:formula="of:=[.D1853]-[.D1852]" office:value-type="float" office:value="2.29489999999714">
            <text:p>2.29</text:p>
          </table:table-cell>
          <table:table-cell table:style-name="ce4" table:formula="of:=[.D1853]*0.000621371" office:value-type="float" office:value="19.6435688824845">
            <text:p>19.6436</text:p>
          </table:table-cell>
          <table:table-cell table:style-name="ce4" table:formula="of:=[.E1853]*0.000621371" office:value-type="float" office:value="0.00142598430789822">
            <text:p>0.0014</text:p>
          </table:table-cell>
        </table:table-row>
        <table:table-row table:style-name="ro1">
          <table:table-cell table:style-name="ce1" office:value-type="float" office:value="30.34485427">
            <text:p>30.344854</text:p>
          </table:table-cell>
          <table:table-cell table:style-name="ce1" office:value-type="float" office:value="-97.72542153">
            <text:p>-97.725422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623.4961">
            <text:p>31623.50</text:p>
          </table:table-cell>
          <table:table-cell table:style-name="ce2" table:formula="of:=[.D1854]-[.D1853]" office:value-type="float" office:value="10.2266000000018">
            <text:p>10.23</text:p>
          </table:table-cell>
          <table:table-cell table:style-name="ce4" table:formula="of:=[.D1854]*0.000621371" office:value-type="float" office:value="19.6499233951531">
            <text:p>19.6499</text:p>
          </table:table-cell>
          <table:table-cell table:style-name="ce4" table:formula="of:=[.E1854]*0.000621371" office:value-type="float" office:value="0.00635451266860111">
            <text:p>0.0064</text:p>
          </table:table-cell>
        </table:table-row>
        <table:table-row table:style-name="ro1">
          <table:table-cell table:style-name="ce1" office:value-type="float" office:value="30.34481479">
            <text:p>30.344815</text:p>
          </table:table-cell>
          <table:table-cell table:style-name="ce1" office:value-type="float" office:value="-97.72542338">
            <text:p>-97.725423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627.8652">
            <text:p>31627.87</text:p>
          </table:table-cell>
          <table:table-cell table:style-name="ce2" table:formula="of:=[.D1855]-[.D1854]" office:value-type="float" office:value="4.36909999999989">
            <text:p>4.37</text:p>
          </table:table-cell>
          <table:table-cell table:style-name="ce4" table:formula="of:=[.D1855]*0.000621371" office:value-type="float" office:value="19.6526382271892">
            <text:p>19.6526</text:p>
          </table:table-cell>
          <table:table-cell table:style-name="ce4" table:formula="of:=[.E1855]*0.000621371" office:value-type="float" office:value="0.00271483203609993">
            <text:p>0.0027</text:p>
          </table:table-cell>
        </table:table-row>
        <table:table-row table:style-name="ro1">
          <table:table-cell table:style-name="ce1" office:value-type="float" office:value="30.3447469">
            <text:p>30.344747</text:p>
          </table:table-cell>
          <table:table-cell table:style-name="ce1" office:value-type="float" office:value="-97.72542799">
            <text:p>-97.725428</text:p>
          </table:table-cell>
          <table:table-cell table:style-name="ce2" office:value-type="float" office:value="223.643799">
            <text:p>223.64</text:p>
          </table:table-cell>
          <table:table-cell table:style-name="ce2" office:value-type="float" office:value="31635.3965">
            <text:p>31635.40</text:p>
          </table:table-cell>
          <table:table-cell table:style-name="ce2" table:formula="of:=[.D1856]-[.D1855]" office:value-type="float" office:value="7.53129999999874">
            <text:p>7.53</text:p>
          </table:table-cell>
          <table:table-cell table:style-name="ce4" table:formula="of:=[.D1856]*0.000621371" office:value-type="float" office:value="19.6573179586015">
            <text:p>19.6573</text:p>
          </table:table-cell>
          <table:table-cell table:style-name="ce4" table:formula="of:=[.E1856]*0.000621371" office:value-type="float" office:value="0.00467973141229921">
            <text:p>0.0047</text:p>
          </table:table-cell>
        </table:table-row>
        <table:table-row table:style-name="ro1">
          <table:table-cell table:style-name="ce1" office:value-type="float" office:value="30.34466115">
            <text:p>30.344661</text:p>
          </table:table-cell>
          <table:table-cell table:style-name="ce1" office:value-type="float" office:value="-97.72542514">
            <text:p>-97.725425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1644.8555">
            <text:p>31644.86</text:p>
          </table:table-cell>
          <table:table-cell table:style-name="ce2" table:formula="of:=[.D1857]-[.D1856]" office:value-type="float" office:value="9.45900000000256">
            <text:p>9.46</text:p>
          </table:table-cell>
          <table:table-cell table:style-name="ce4" table:formula="of:=[.D1857]*0.000621371" office:value-type="float" office:value="19.6631955068905">
            <text:p>19.6632</text:p>
          </table:table-cell>
          <table:table-cell table:style-name="ce4" table:formula="of:=[.E1857]*0.000621371" office:value-type="float" office:value="0.00587754828900159">
            <text:p>0.0059</text:p>
          </table:table-cell>
        </table:table-row>
        <table:table-row table:style-name="ro1">
          <table:table-cell table:style-name="ce1" office:value-type="float" office:value="30.3446117">
            <text:p>30.344612</text:p>
          </table:table-cell>
          <table:table-cell table:style-name="ce1" office:value-type="float" office:value="-97.72541969">
            <text:p>-97.725420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1650.3379">
            <text:p>31650.34</text:p>
          </table:table-cell>
          <table:table-cell table:style-name="ce2" table:formula="of:=[.D1858]-[.D1857]" office:value-type="float" office:value="5.48239999999714">
            <text:p>5.48</text:p>
          </table:table-cell>
          <table:table-cell table:style-name="ce4" table:formula="of:=[.D1858]*0.000621371" office:value-type="float" office:value="19.6666021112609">
            <text:p>19.6666</text:p>
          </table:table-cell>
          <table:table-cell table:style-name="ce4" table:formula="of:=[.E1858]*0.000621371" office:value-type="float" office:value="0.00340660437039822">
            <text:p>0.0034</text:p>
          </table:table-cell>
        </table:table-row>
        <table:table-row table:style-name="ro1">
          <table:table-cell table:style-name="ce1" office:value-type="float" office:value="30.34450038">
            <text:p>30.344500</text:p>
          </table:table-cell>
          <table:table-cell table:style-name="ce1" office:value-type="float" office:value="-97.72542045">
            <text:p>-97.725420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1662.6875">
            <text:p>31662.69</text:p>
          </table:table-cell>
          <table:table-cell table:style-name="ce2" table:formula="of:=[.D1859]-[.D1858]" office:value-type="float" office:value="12.3496000000014">
            <text:p>12.35</text:p>
          </table:table-cell>
          <table:table-cell table:style-name="ce4" table:formula="of:=[.D1859]*0.000621371" office:value-type="float" office:value="19.6742757945625">
            <text:p>19.6743</text:p>
          </table:table-cell>
          <table:table-cell table:style-name="ce4" table:formula="of:=[.E1859]*0.000621371" office:value-type="float" office:value="0.00767368330160085">
            <text:p>0.0077</text:p>
          </table:table-cell>
        </table:table-row>
        <table:table-row table:style-name="ro1">
          <table:table-cell table:style-name="ce1" office:value-type="float" office:value="30.34438622">
            <text:p>30.344386</text:p>
          </table:table-cell>
          <table:table-cell table:style-name="ce1" office:value-type="float" office:value="-97.72540829">
            <text:p>-97.725408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675.3516">
            <text:p>31675.35</text:p>
          </table:table-cell>
          <table:table-cell table:style-name="ce2" table:formula="of:=[.D1860]-[.D1859]" office:value-type="float" office:value="12.6641000000018">
            <text:p>12.66</text:p>
          </table:table-cell>
          <table:table-cell table:style-name="ce4" table:formula="of:=[.D1860]*0.000621371" office:value-type="float" office:value="19.6821448990436">
            <text:p>19.6821</text:p>
          </table:table-cell>
          <table:table-cell table:style-name="ce4" table:formula="of:=[.E1860]*0.000621371" office:value-type="float" office:value="0.00786910448110111">
            <text:p>0.0079</text:p>
          </table:table-cell>
        </table:table-row>
        <table:table-row table:style-name="ro1">
          <table:table-cell table:style-name="ce1" office:value-type="float" office:value="30.34427944">
            <text:p>30.344279</text:p>
          </table:table-cell>
          <table:table-cell table:style-name="ce1" office:value-type="float" office:value="-97.725386">
            <text:p>-97.725386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687.373">
            <text:p>31687.37</text:p>
          </table:table-cell>
          <table:table-cell table:style-name="ce2" table:formula="of:=[.D1861]-[.D1860]" office:value-type="float" office:value="12.0213999999978">
            <text:p>12.02</text:p>
          </table:table-cell>
          <table:table-cell table:style-name="ce4" table:formula="of:=[.D1861]*0.000621371" office:value-type="float" office:value="19.689614648383">
            <text:p>19.6896</text:p>
          </table:table-cell>
          <table:table-cell table:style-name="ce4" table:formula="of:=[.E1861]*0.000621371" office:value-type="float" office:value="0.00746974933939864">
            <text:p>0.0075</text:p>
          </table:table-cell>
        </table:table-row>
        <table:table-row table:style-name="ro1">
          <table:table-cell table:style-name="ce1" office:value-type="float" office:value="30.34419402">
            <text:p>30.344194</text:p>
          </table:table-cell>
          <table:table-cell table:style-name="ce1" office:value-type="float" office:value="-97.72536739">
            <text:p>-97.725367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697.0078">
            <text:p>31697.01</text:p>
          </table:table-cell>
          <table:table-cell table:style-name="ce2" table:formula="of:=[.D1862]-[.D1861]" office:value-type="float" office:value="9.63479999999981">
            <text:p>9.63</text:p>
          </table:table-cell>
          <table:table-cell table:style-name="ce4" table:formula="of:=[.D1862]*0.000621371" office:value-type="float" office:value="19.6956014336938">
            <text:p>19.6956</text:p>
          </table:table-cell>
          <table:table-cell table:style-name="ce4" table:formula="of:=[.E1862]*0.000621371" office:value-type="float" office:value="0.00598678531079989">
            <text:p>0.0060</text:p>
          </table:table-cell>
        </table:table-row>
        <table:table-row table:style-name="ro1">
          <table:table-cell table:style-name="ce1" office:value-type="float" office:value="30.3440797">
            <text:p>30.344080</text:p>
          </table:table-cell>
          <table:table-cell table:style-name="ce1" office:value-type="float" office:value="-97.72531366">
            <text:p>-97.725314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710.6816">
            <text:p>31710.68</text:p>
          </table:table-cell>
          <table:table-cell table:style-name="ce2" table:formula="of:=[.D1863]-[.D1862]" office:value-type="float" office:value="13.6738000000005">
            <text:p>13.67</text:p>
          </table:table-cell>
          <table:table-cell table:style-name="ce4" table:formula="of:=[.D1863]*0.000621371" office:value-type="float" office:value="19.7040979364736">
            <text:p>19.7041</text:p>
          </table:table-cell>
          <table:table-cell table:style-name="ce4" table:formula="of:=[.E1863]*0.000621371" office:value-type="float" office:value="0.0084965027798003">
            <text:p>0.0085</text:p>
          </table:table-cell>
        </table:table-row>
        <table:table-row table:style-name="ro1">
          <table:table-cell table:style-name="ce1" office:value-type="float" office:value="30.34401918">
            <text:p>30.344019</text:p>
          </table:table-cell>
          <table:table-cell table:style-name="ce1" office:value-type="float" office:value="-97.72528424">
            <text:p>-97.725284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717.9375">
            <text:p>31717.94</text:p>
          </table:table-cell>
          <table:table-cell table:style-name="ce2" table:formula="of:=[.D1864]-[.D1863]" office:value-type="float" office:value="7.25590000000011">
            <text:p>7.26</text:p>
          </table:table-cell>
          <table:table-cell table:style-name="ce4" table:formula="of:=[.D1864]*0.000621371" office:value-type="float" office:value="19.7086065423125">
            <text:p>19.7086</text:p>
          </table:table-cell>
          <table:table-cell table:style-name="ce4" table:formula="of:=[.E1864]*0.000621371" office:value-type="float" office:value="0.00450860583890007">
            <text:p>0.0045</text:p>
          </table:table-cell>
        </table:table-row>
        <table:table-row table:style-name="ro1">
          <table:table-cell table:style-name="ce1" office:value-type="float" office:value="30.34392245">
            <text:p>30.343922</text:p>
          </table:table-cell>
          <table:table-cell table:style-name="ce1" office:value-type="float" office:value="-97.72525063">
            <text:p>-97.725251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729.1797">
            <text:p>31729.18</text:p>
          </table:table-cell>
          <table:table-cell table:style-name="ce2" table:formula="of:=[.D1865]-[.D1864]" office:value-type="float" office:value="11.2422000000006">
            <text:p>11.24</text:p>
          </table:table-cell>
          <table:table-cell table:style-name="ce4" table:formula="of:=[.D1865]*0.000621371" office:value-type="float" office:value="19.7155921193687">
            <text:p>19.7156</text:p>
          </table:table-cell>
          <table:table-cell table:style-name="ce4" table:formula="of:=[.E1865]*0.000621371" office:value-type="float" office:value="0.00698557705620037">
            <text:p>0.0070</text:p>
          </table:table-cell>
        </table:table-row>
        <table:table-row table:style-name="ro1">
          <table:table-cell table:style-name="ce1" office:value-type="float" office:value="30.34385305">
            <text:p>30.343853</text:p>
          </table:table-cell>
          <table:table-cell table:style-name="ce1" office:value-type="float" office:value="-97.72522003">
            <text:p>-97.725220</text:p>
          </table:table-cell>
          <table:table-cell table:style-name="ce2" office:value-type="float" office:value="228.931152">
            <text:p>228.93</text:p>
          </table:table-cell>
          <table:table-cell table:style-name="ce2" office:value-type="float" office:value="31737.3789">
            <text:p>31737.38</text:p>
          </table:table-cell>
          <table:table-cell table:style-name="ce2" table:formula="of:=[.D1866]-[.D1865]" office:value-type="float" office:value="8.19919999999911">
            <text:p>8.20</text:p>
          </table:table-cell>
          <table:table-cell table:style-name="ce4" table:formula="of:=[.D1866]*0.000621371" office:value-type="float" office:value="19.7206868644719">
            <text:p>19.7207</text:p>
          </table:table-cell>
          <table:table-cell table:style-name="ce4" table:formula="of:=[.E1866]*0.000621371" office:value-type="float" office:value="0.00509474510319945">
            <text:p>0.0051</text:p>
          </table:table-cell>
        </table:table-row>
        <table:table-row table:style-name="ro1">
          <table:table-cell table:style-name="ce1" office:value-type="float" office:value="30.34379848">
            <text:p>30.343798</text:p>
          </table:table-cell>
          <table:table-cell table:style-name="ce1" office:value-type="float" office:value="-97.72525792">
            <text:p>-97.725258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1745.1855">
            <text:p>31745.19</text:p>
          </table:table-cell>
          <table:table-cell table:style-name="ce2" table:formula="of:=[.D1867]-[.D1866]" office:value-type="float" office:value="7.80659999999989">
            <text:p>7.81</text:p>
          </table:table-cell>
          <table:table-cell table:style-name="ce4" table:formula="of:=[.D1867]*0.000621371" office:value-type="float" office:value="19.7255376593205">
            <text:p>19.7255</text:p>
          </table:table-cell>
          <table:table-cell table:style-name="ce4" table:formula="of:=[.E1867]*0.000621371" office:value-type="float" office:value="0.00485079484859993">
            <text:p>0.0049</text:p>
          </table:table-cell>
        </table:table-row>
        <table:table-row table:style-name="ro1">
          <table:table-cell table:style-name="ce1" office:value-type="float" office:value="30.34378298">
            <text:p>30.343783</text:p>
          </table:table-cell>
          <table:table-cell table:style-name="ce1" office:value-type="float" office:value="-97.72532472">
            <text:p>-97.725325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1751.9199">
            <text:p>31751.92</text:p>
          </table:table-cell>
          <table:table-cell table:style-name="ce2" table:formula="of:=[.D1868]-[.D1867]" office:value-type="float" office:value="6.73440000000119">
            <text:p>6.73</text:p>
          </table:table-cell>
          <table:table-cell table:style-name="ce4" table:formula="of:=[.D1868]*0.000621371" office:value-type="float" office:value="19.7297222201829">
            <text:p>19.7297</text:p>
          </table:table-cell>
          <table:table-cell table:style-name="ce4" table:formula="of:=[.E1868]*0.000621371" office:value-type="float" office:value="0.00418456086240074">
            <text:p>0.0042</text:p>
          </table:table-cell>
        </table:table-row>
        <table:table-row table:style-name="ro1">
          <table:table-cell table:style-name="ce1" office:value-type="float" office:value="30.34373922">
            <text:p>30.343739</text:p>
          </table:table-cell>
          <table:table-cell table:style-name="ce1" office:value-type="float" office:value="-97.72539916">
            <text:p>-97.725399</text:p>
          </table:table-cell>
          <table:table-cell table:style-name="ce2" office:value-type="float" office:value="226.527832">
            <text:p>226.53</text:p>
          </table:table-cell>
          <table:table-cell table:style-name="ce2" office:value-type="float" office:value="31760.9102">
            <text:p>31760.91</text:p>
          </table:table-cell>
          <table:table-cell table:style-name="ce2" table:formula="of:=[.D1869]-[.D1868]" office:value-type="float" office:value="8.99029999999766">
            <text:p>8.99</text:p>
          </table:table-cell>
          <table:table-cell table:style-name="ce4" table:formula="of:=[.D1869]*0.000621371" office:value-type="float" office:value="19.7353085318842">
            <text:p>19.7353</text:p>
          </table:table-cell>
          <table:table-cell table:style-name="ce4" table:formula="of:=[.E1869]*0.000621371" office:value-type="float" office:value="0.00558631170129855">
            <text:p>0.0056</text:p>
          </table:table-cell>
        </table:table-row>
        <table:table-row table:style-name="ro1">
          <table:table-cell table:style-name="ce1" office:value-type="float" office:value="30.34371148">
            <text:p>30.343711</text:p>
          </table:table-cell>
          <table:table-cell table:style-name="ce1" office:value-type="float" office:value="-97.72548297">
            <text:p>-97.725483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769.6562">
            <text:p>31769.66</text:p>
          </table:table-cell>
          <table:table-cell table:style-name="ce2" table:formula="of:=[.D1870]-[.D1869]" office:value-type="float" office:value="8.74600000000282">
            <text:p>8.75</text:p>
          </table:table-cell>
          <table:table-cell table:style-name="ce4" table:formula="of:=[.D1870]*0.000621371" office:value-type="float" office:value="19.7407430426502">
            <text:p>19.7407</text:p>
          </table:table-cell>
          <table:table-cell table:style-name="ce4" table:formula="of:=[.E1870]*0.000621371" office:value-type="float" office:value="0.00543451076600175">
            <text:p>0.0054</text:p>
          </table:table-cell>
        </table:table-row>
        <table:table-row table:style-name="ro1">
          <table:table-cell table:style-name="ce1" office:value-type="float" office:value="30.34368952">
            <text:p>30.343690</text:p>
          </table:table-cell>
          <table:table-cell table:style-name="ce1" office:value-type="float" office:value="-97.72556872">
            <text:p>-97.725569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778.2051">
            <text:p>31778.21</text:p>
          </table:table-cell>
          <table:table-cell table:style-name="ce2" table:formula="of:=[.D1871]-[.D1870]" office:value-type="float" office:value="8.54889999999796">
            <text:p>8.55</text:p>
          </table:table-cell>
          <table:table-cell table:style-name="ce4" table:formula="of:=[.D1871]*0.000621371" office:value-type="float" office:value="19.7460550811921">
            <text:p>19.7461</text:p>
          </table:table-cell>
          <table:table-cell table:style-name="ce4" table:formula="of:=[.E1871]*0.000621371" office:value-type="float" office:value="0.00531203854189873">
            <text:p>0.0053</text:p>
          </table:table-cell>
        </table:table-row>
        <table:table-row table:style-name="ro1">
          <table:table-cell table:style-name="ce1" office:value-type="float" office:value="30.34366789">
            <text:p>30.343668</text:p>
          </table:table-cell>
          <table:table-cell table:style-name="ce1" office:value-type="float" office:value="-97.72563142">
            <text:p>-97.725631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784.6504">
            <text:p>31784.65</text:p>
          </table:table-cell>
          <table:table-cell table:style-name="ce2" table:formula="of:=[.D1872]-[.D1871]" office:value-type="float" office:value="6.44529999999941">
            <text:p>6.45</text:p>
          </table:table-cell>
          <table:table-cell table:style-name="ce4" table:formula="of:=[.D1872]*0.000621371" office:value-type="float" office:value="19.7500600036984">
            <text:p>19.7501</text:p>
          </table:table-cell>
          <table:table-cell table:style-name="ce4" table:formula="of:=[.E1872]*0.000621371" office:value-type="float" office:value="0.00400492250629963">
            <text:p>0.0040</text:p>
          </table:table-cell>
        </table:table-row>
        <table:table-row table:style-name="ro1">
          <table:table-cell table:style-name="ce1" office:value-type="float" office:value="30.34366052">
            <text:p>30.343661</text:p>
          </table:table-cell>
          <table:table-cell table:style-name="ce1" office:value-type="float" office:value="-97.7256481">
            <text:p>-97.725648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786.4531">
            <text:p>31786.45</text:p>
          </table:table-cell>
          <table:table-cell table:style-name="ce2" table:formula="of:=[.D1873]-[.D1872]" office:value-type="float" office:value="1.80270000000019">
            <text:p>1.80</text:p>
          </table:table-cell>
          <table:table-cell table:style-name="ce4" table:formula="of:=[.D1873]*0.000621371" office:value-type="float" office:value="19.7511801492001">
            <text:p>19.7512</text:p>
          </table:table-cell>
          <table:table-cell table:style-name="ce4" table:formula="of:=[.E1873]*0.000621371" office:value-type="float" office:value="0.00112014550170012">
            <text:p>0.0011</text:p>
          </table:table-cell>
        </table:table-row>
        <table:table-row table:style-name="ro1">
          <table:table-cell table:style-name="ce1" office:value-type="float" office:value="30.34360494">
            <text:p>30.343605</text:p>
          </table:table-cell>
          <table:table-cell table:style-name="ce1" office:value-type="float" office:value="-97.72576704">
            <text:p>-97.725767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799.5098">
            <text:p>31799.51</text:p>
          </table:table-cell>
          <table:table-cell table:style-name="ce2" table:formula="of:=[.D1874]-[.D1873]" office:value-type="float" office:value="13.056700000001">
            <text:p>13.06</text:p>
          </table:table-cell>
          <table:table-cell table:style-name="ce4" table:formula="of:=[.D1874]*0.000621371" office:value-type="float" office:value="19.7592932039358">
            <text:p>19.7593</text:p>
          </table:table-cell>
          <table:table-cell table:style-name="ce4" table:formula="of:=[.E1874]*0.000621371" office:value-type="float" office:value="0.00811305473570062">
            <text:p>0.0081</text:p>
          </table:table-cell>
        </table:table-row>
        <table:table-row table:style-name="ro1">
          <table:table-cell table:style-name="ce1" office:value-type="float" office:value="30.34357695">
            <text:p>30.343577</text:p>
          </table:table-cell>
          <table:table-cell table:style-name="ce1" office:value-type="float" office:value="-97.72580484">
            <text:p>-97.725805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804.248">
            <text:p>31804.25</text:p>
          </table:table-cell>
          <table:table-cell table:style-name="ce2" table:formula="of:=[.D1875]-[.D1874]" office:value-type="float" office:value="4.73819999999978">
            <text:p>4.74</text:p>
          </table:table-cell>
          <table:table-cell table:style-name="ce4" table:formula="of:=[.D1875]*0.000621371" office:value-type="float" office:value="19.762237384008">
            <text:p>19.7622</text:p>
          </table:table-cell>
          <table:table-cell table:style-name="ce4" table:formula="of:=[.E1875]*0.000621371" office:value-type="float" office:value="0.00294418007219986">
            <text:p>0.0029</text:p>
          </table:table-cell>
        </table:table-row>
        <table:table-row table:style-name="ro1">
          <table:table-cell table:style-name="ce1" office:value-type="float" office:value="30.34353454">
            <text:p>30.343535</text:p>
          </table:table-cell>
          <table:table-cell table:style-name="ce1" office:value-type="float" office:value="-97.72585689">
            <text:p>-97.725857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811.0586">
            <text:p>31811.06</text:p>
          </table:table-cell>
          <table:table-cell table:style-name="ce2" table:formula="of:=[.D1876]-[.D1875]" office:value-type="float" office:value="6.8106000000007">
            <text:p>6.81</text:p>
          </table:table-cell>
          <table:table-cell table:style-name="ce4" table:formula="of:=[.D1876]*0.000621371" office:value-type="float" office:value="19.7664692933406">
            <text:p>19.7665</text:p>
          </table:table-cell>
          <table:table-cell table:style-name="ce4" table:formula="of:=[.E1876]*0.000621371" office:value-type="float" office:value="0.00423190933260044">
            <text:p>0.0042</text:p>
          </table:table-cell>
        </table:table-row>
        <table:table-row table:style-name="ro1">
          <table:table-cell table:style-name="ce1" office:value-type="float" office:value="30.34342582">
            <text:p>30.343426</text:p>
          </table:table-cell>
          <table:table-cell table:style-name="ce1" office:value-type="float" office:value="-97.72597164">
            <text:p>-97.725972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827.4609">
            <text:p>31827.46</text:p>
          </table:table-cell>
          <table:table-cell table:style-name="ce2" table:formula="of:=[.D1877]-[.D1876]" office:value-type="float" office:value="16.4022999999979">
            <text:p>16.40</text:p>
          </table:table-cell>
          <table:table-cell table:style-name="ce4" table:formula="of:=[.D1877]*0.000621371" office:value-type="float" office:value="19.7766612068939">
            <text:p>19.7767</text:p>
          </table:table-cell>
          <table:table-cell table:style-name="ce4" table:formula="of:=[.E1877]*0.000621371" office:value-type="float" office:value="0.0101919135532987">
            <text:p>0.0102</text:p>
          </table:table-cell>
        </table:table-row>
        <table:table-row table:style-name="ro1">
          <table:table-cell table:style-name="ce1" office:value-type="float" office:value="30.34339833">
            <text:p>30.343398</text:p>
          </table:table-cell>
          <table:table-cell table:style-name="ce1" office:value-type="float" office:value="-97.72599176">
            <text:p>-97.725992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831.0625">
            <text:p>31831.06</text:p>
          </table:table-cell>
          <table:table-cell table:style-name="ce2" table:formula="of:=[.D1878]-[.D1877]" office:value-type="float" office:value="3.60160000000178">
            <text:p>3.60</text:p>
          </table:table-cell>
          <table:table-cell table:style-name="ce4" table:formula="of:=[.D1878]*0.000621371" office:value-type="float" office:value="19.7788991366875">
            <text:p>19.7789</text:p>
          </table:table-cell>
          <table:table-cell table:style-name="ce4" table:formula="of:=[.E1878]*0.000621371" office:value-type="float" office:value="0.00223792979360111">
            <text:p>0.0022</text:p>
          </table:table-cell>
        </table:table-row>
        <table:table-row table:style-name="ro1">
          <table:table-cell table:style-name="ce1" office:value-type="float" office:value="30.34335072">
            <text:p>30.343351</text:p>
          </table:table-cell>
          <table:table-cell table:style-name="ce1" office:value-type="float" office:value="-97.72603325">
            <text:p>-97.726033</text:p>
          </table:table-cell>
          <table:table-cell table:style-name="ce2" office:value-type="float" office:value="225.085938">
            <text:p>225.09</text:p>
          </table:table-cell>
          <table:table-cell table:style-name="ce2" office:value-type="float" office:value="31837.6387">
            <text:p>31837.64</text:p>
          </table:table-cell>
          <table:table-cell table:style-name="ce2" table:formula="of:=[.D1879]-[.D1878]" office:value-type="float" office:value="6.57619999999952">
            <text:p>6.58</text:p>
          </table:table-cell>
          <table:table-cell table:style-name="ce4" table:formula="of:=[.D1879]*0.000621371" office:value-type="float" office:value="19.7829853966577">
            <text:p>19.7830</text:p>
          </table:table-cell>
          <table:table-cell table:style-name="ce4" table:formula="of:=[.E1879]*0.000621371" office:value-type="float" office:value="0.0040862599701997">
            <text:p>0.0041</text:p>
          </table:table-cell>
        </table:table-row>
        <table:table-row table:style-name="ro1">
          <table:table-cell table:style-name="ce1" office:value-type="float" office:value="30.34320815">
            <text:p>30.343208</text:p>
          </table:table-cell>
          <table:table-cell table:style-name="ce1" office:value-type="float" office:value="-97.72611832">
            <text:p>-97.726118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1855.4609">
            <text:p>31855.46</text:p>
          </table:table-cell>
          <table:table-cell table:style-name="ce2" table:formula="of:=[.D1880]-[.D1879]" office:value-type="float" office:value="17.8221999999987">
            <text:p>17.82</text:p>
          </table:table-cell>
          <table:table-cell table:style-name="ce4" table:formula="of:=[.D1880]*0.000621371" office:value-type="float" office:value="19.7940595948939">
            <text:p>19.7941</text:p>
          </table:table-cell>
          <table:table-cell table:style-name="ce4" table:formula="of:=[.E1880]*0.000621371" office:value-type="float" office:value="0.0110741982361992">
            <text:p>0.0111</text:p>
          </table:table-cell>
        </table:table-row>
        <table:table-row table:style-name="ro1">
          <table:table-cell table:style-name="ce1" office:value-type="float" office:value="30.34308828">
            <text:p>30.343088</text:p>
          </table:table-cell>
          <table:table-cell table:style-name="ce1" office:value-type="float" office:value="-97.72618873">
            <text:p>-97.726189</text:p>
          </table:table-cell>
          <table:table-cell table:style-name="ce2" office:value-type="float" office:value="226.527832">
            <text:p>226.53</text:p>
          </table:table-cell>
          <table:table-cell table:style-name="ce2" office:value-type="float" office:value="31870.3711">
            <text:p>31870.37</text:p>
          </table:table-cell>
          <table:table-cell table:style-name="ce2" table:formula="of:=[.D1881]-[.D1880]" office:value-type="float" office:value="14.9102000000021">
            <text:p>14.91</text:p>
          </table:table-cell>
          <table:table-cell table:style-name="ce4" table:formula="of:=[.D1881]*0.000621371" office:value-type="float" office:value="19.8033243607781">
            <text:p>19.8033</text:p>
          </table:table-cell>
          <table:table-cell table:style-name="ce4" table:formula="of:=[.E1881]*0.000621371" office:value-type="float" office:value="0.00926476588420129">
            <text:p>0.0093</text:p>
          </table:table-cell>
        </table:table-row>
        <table:table-row table:style-name="ro1">
          <table:table-cell table:style-name="ce1" office:value-type="float" office:value="30.34298728">
            <text:p>30.342987</text:p>
          </table:table-cell>
          <table:table-cell table:style-name="ce1" office:value-type="float" office:value="-97.72625897">
            <text:p>-97.726259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1883.4434">
            <text:p>31883.44</text:p>
          </table:table-cell>
          <table:table-cell table:style-name="ce2" table:formula="of:=[.D1882]-[.D1881]" office:value-type="float" office:value="13.0722999999998">
            <text:p>13.07</text:p>
          </table:table-cell>
          <table:table-cell table:style-name="ce4" table:formula="of:=[.D1882]*0.000621371" office:value-type="float" office:value="19.8114471089014">
            <text:p>19.8114</text:p>
          </table:table-cell>
          <table:table-cell table:style-name="ce4" table:formula="of:=[.E1882]*0.000621371" office:value-type="float" office:value="0.00812274812329989">
            <text:p>0.0081</text:p>
          </table:table-cell>
        </table:table-row>
        <table:table-row table:style-name="ro1">
          <table:table-cell table:style-name="ce1" office:value-type="float" office:value="30.34289533">
            <text:p>30.342895</text:p>
          </table:table-cell>
          <table:table-cell table:style-name="ce1" office:value-type="float" office:value="-97.72634597">
            <text:p>-97.726346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896.6133">
            <text:p>31896.61</text:p>
          </table:table-cell>
          <table:table-cell table:style-name="ce2" table:formula="of:=[.D1883]-[.D1882]" office:value-type="float" office:value="13.1699000000008">
            <text:p>13.17</text:p>
          </table:table-cell>
          <table:table-cell table:style-name="ce4" table:formula="of:=[.D1883]*0.000621371" office:value-type="float" office:value="19.8196305028343">
            <text:p>19.8196</text:p>
          </table:table-cell>
          <table:table-cell table:style-name="ce4" table:formula="of:=[.E1883]*0.000621371" office:value-type="float" office:value="0.00818339393290048">
            <text:p>0.0082</text:p>
          </table:table-cell>
        </table:table-row>
        <table:table-row table:style-name="ro1">
          <table:table-cell table:style-name="ce1" office:value-type="float" office:value="30.34280908">
            <text:p>30.342809</text:p>
          </table:table-cell>
          <table:table-cell table:style-name="ce1" office:value-type="float" office:value="-97.72644446">
            <text:p>-97.726444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910.0879">
            <text:p>31910.09</text:p>
          </table:table-cell>
          <table:table-cell table:style-name="ce2" table:formula="of:=[.D1884]-[.D1883]" office:value-type="float" office:value="13.4745999999977">
            <text:p>13.47</text:p>
          </table:table-cell>
          <table:table-cell table:style-name="ce4" table:formula="of:=[.D1884]*0.000621371" office:value-type="float" office:value="19.8280032285109">
            <text:p>19.8280</text:p>
          </table:table-cell>
          <table:table-cell table:style-name="ce4" table:formula="of:=[.E1884]*0.000621371" office:value-type="float" office:value="0.00837272567659859">
            <text:p>0.0084</text:p>
          </table:table-cell>
        </table:table-row>
        <table:table-row table:style-name="ro1">
          <table:table-cell table:style-name="ce1" office:value-type="float" office:value="30.34275519">
            <text:p>30.342755</text:p>
          </table:table-cell>
          <table:table-cell table:style-name="ce1" office:value-type="float" office:value="-97.72651889">
            <text:p>-97.726519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1919.3926">
            <text:p>31919.39</text:p>
          </table:table-cell>
          <table:table-cell table:style-name="ce2" table:formula="of:=[.D1885]-[.D1884]" office:value-type="float" office:value="9.30470000000059">
            <text:p>9.30</text:p>
          </table:table-cell>
          <table:table-cell table:style-name="ce4" table:formula="of:=[.D1885]*0.000621371" office:value-type="float" office:value="19.8337848992546">
            <text:p>19.8338</text:p>
          </table:table-cell>
          <table:table-cell table:style-name="ce4" table:formula="of:=[.E1885]*0.000621371" office:value-type="float" office:value="0.00578167074370037">
            <text:p>0.0058</text:p>
          </table:table-cell>
        </table:table-row>
        <table:table-row table:style-name="ro1">
          <table:table-cell table:style-name="ce1" office:value-type="float" office:value="30.34270582">
            <text:p>30.342706</text:p>
          </table:table-cell>
          <table:table-cell table:style-name="ce1" office:value-type="float" office:value="-97.72659902">
            <text:p>-97.726599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1928.8105">
            <text:p>31928.81</text:p>
          </table:table-cell>
          <table:table-cell table:style-name="ce2" table:formula="of:=[.D1886]-[.D1885]" office:value-type="float" office:value="9.41790000000037">
            <text:p>9.42</text:p>
          </table:table-cell>
          <table:table-cell table:style-name="ce4" table:formula="of:=[.D1886]*0.000621371" office:value-type="float" office:value="19.8396369091955">
            <text:p>19.8396</text:p>
          </table:table-cell>
          <table:table-cell table:style-name="ce4" table:formula="of:=[.E1886]*0.000621371" office:value-type="float" office:value="0.00585200994090023">
            <text:p>0.0059</text:p>
          </table:table-cell>
        </table:table-row>
        <table:table-row table:style-name="ro1">
          <table:table-cell table:style-name="ce1" office:value-type="float" office:value="30.34264497">
            <text:p>30.342645</text:p>
          </table:table-cell>
          <table:table-cell table:style-name="ce1" office:value-type="float" office:value="-97.72666608">
            <text:p>-97.726666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1938.0742">
            <text:p>31938.07</text:p>
          </table:table-cell>
          <table:table-cell table:style-name="ce2" table:formula="of:=[.D1887]-[.D1886]" office:value-type="float" office:value="9.26369999999952">
            <text:p>9.26</text:p>
          </table:table-cell>
          <table:table-cell table:style-name="ce4" table:formula="of:=[.D1887]*0.000621371" office:value-type="float" office:value="19.8453931037282">
            <text:p>19.8454</text:p>
          </table:table-cell>
          <table:table-cell table:style-name="ce4" table:formula="of:=[.E1887]*0.000621371" office:value-type="float" office:value="0.0057561945326997">
            <text:p>0.0058</text:p>
          </table:table-cell>
        </table:table-row>
        <table:table-row table:style-name="ro1">
          <table:table-cell table:style-name="ce1" office:value-type="float" office:value="30.34258705">
            <text:p>30.342587</text:p>
          </table:table-cell>
          <table:table-cell table:style-name="ce1" office:value-type="float" office:value="-97.72674638">
            <text:p>-97.726746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1948.0918">
            <text:p>31948.09</text:p>
          </table:table-cell>
          <table:table-cell table:style-name="ce2" table:formula="of:=[.D1888]-[.D1887]" office:value-type="float" office:value="10.0175999999992">
            <text:p>10.02</text:p>
          </table:table-cell>
          <table:table-cell table:style-name="ce4" table:formula="of:=[.D1888]*0.000621371" office:value-type="float" office:value="19.8516177498578">
            <text:p>19.8516</text:p>
          </table:table-cell>
          <table:table-cell table:style-name="ce4" table:formula="of:=[.E1888]*0.000621371" office:value-type="float" office:value="0.00622464612959952">
            <text:p>0.0062</text:p>
          </table:table-cell>
        </table:table-row>
        <table:table-row table:style-name="ro1">
          <table:table-cell table:style-name="ce1" office:value-type="float" office:value="30.34257489">
            <text:p>30.342575</text:p>
          </table:table-cell>
          <table:table-cell table:style-name="ce1" office:value-type="float" office:value="-97.72675736">
            <text:p>-97.726757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1949.7734">
            <text:p>31949.77</text:p>
          </table:table-cell>
          <table:table-cell table:style-name="ce2" table:formula="of:=[.D1889]-[.D1888]" office:value-type="float" office:value="1.68159999999989">
            <text:p>1.68</text:p>
          </table:table-cell>
          <table:table-cell table:style-name="ce4" table:formula="of:=[.D1889]*0.000621371" office:value-type="float" office:value="19.8526626473314">
            <text:p>19.8527</text:p>
          </table:table-cell>
          <table:table-cell table:style-name="ce4" table:formula="of:=[.E1889]*0.000621371" office:value-type="float" office:value="0.00104489747359993">
            <text:p>0.0010</text:p>
          </table:table-cell>
        </table:table-row>
        <table:table-row table:style-name="ro1">
          <table:table-cell table:style-name="ce1" office:value-type="float" office:value="30.3425096">
            <text:p>30.342510</text:p>
          </table:table-cell>
          <table:table-cell table:style-name="ce1" office:value-type="float" office:value="-97.72684344">
            <text:p>-97.726843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31960.7988">
            <text:p>31960.80</text:p>
          </table:table-cell>
          <table:table-cell table:style-name="ce2" table:formula="of:=[.D1890]-[.D1889]" office:value-type="float" office:value="11.0254000000023">
            <text:p>11.03</text:p>
          </table:table-cell>
          <table:table-cell table:style-name="ce4" table:formula="of:=[.D1890]*0.000621371" office:value-type="float" office:value="19.8595135111548">
            <text:p>19.8595</text:p>
          </table:table-cell>
          <table:table-cell table:style-name="ce4" table:formula="of:=[.E1890]*0.000621371" office:value-type="float" office:value="0.00685086382340141">
            <text:p>0.0069</text:p>
          </table:table-cell>
        </table:table-row>
        <table:table-row table:style-name="ro1">
          <table:table-cell table:style-name="ce1" office:value-type="float" office:value="30.34246283">
            <text:p>30.342463</text:p>
          </table:table-cell>
          <table:table-cell table:style-name="ce1" office:value-type="float" office:value="-97.72691175">
            <text:p>-97.726912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1968.998">
            <text:p>31969.00</text:p>
          </table:table-cell>
          <table:table-cell table:style-name="ce2" table:formula="of:=[.D1891]-[.D1890]" office:value-type="float" office:value="8.19919999999911">
            <text:p>8.20</text:p>
          </table:table-cell>
          <table:table-cell table:style-name="ce4" table:formula="of:=[.D1891]*0.000621371" office:value-type="float" office:value="19.864608256258">
            <text:p>19.8646</text:p>
          </table:table-cell>
          <table:table-cell table:style-name="ce4" table:formula="of:=[.E1891]*0.000621371" office:value-type="float" office:value="0.00509474510319945">
            <text:p>0.0051</text:p>
          </table:table-cell>
        </table:table-row>
        <table:table-row table:style-name="ro1">
          <table:table-cell table:style-name="ce1" office:value-type="float" office:value="30.34245436">
            <text:p>30.342454</text:p>
          </table:table-cell>
          <table:table-cell table:style-name="ce1" office:value-type="float" office:value="-97.72692667">
            <text:p>-97.726927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31970.7012">
            <text:p>31970.70</text:p>
          </table:table-cell>
          <table:table-cell table:style-name="ce2" table:formula="of:=[.D1892]-[.D1891]" office:value-type="float" office:value="1.70319999999992">
            <text:p>1.70</text:p>
          </table:table-cell>
          <table:table-cell table:style-name="ce4" table:formula="of:=[.D1892]*0.000621371" office:value-type="float" office:value="19.8656665753452">
            <text:p>19.8657</text:p>
          </table:table-cell>
          <table:table-cell table:style-name="ce4" table:formula="of:=[.E1892]*0.000621371" office:value-type="float" office:value="0.00105831908719995">
            <text:p>0.0011</text:p>
          </table:table-cell>
        </table:table-row>
        <table:table-row table:style-name="ro1">
          <table:table-cell table:style-name="ce1" office:value-type="float" office:value="30.34242293">
            <text:p>30.342423</text:p>
          </table:table-cell>
          <table:table-cell table:style-name="ce1" office:value-type="float" office:value="-97.72697152">
            <text:p>-97.726972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1976.2598">
            <text:p>31976.26</text:p>
          </table:table-cell>
          <table:table-cell table:style-name="ce2" table:formula="of:=[.D1893]-[.D1892]" office:value-type="float" office:value="5.5586000000003">
            <text:p>5.56</text:p>
          </table:table-cell>
          <table:table-cell table:style-name="ce4" table:formula="of:=[.D1893]*0.000621371" office:value-type="float" office:value="19.8691205281858">
            <text:p>19.8691</text:p>
          </table:table-cell>
          <table:table-cell table:style-name="ce4" table:formula="of:=[.E1893]*0.000621371" office:value-type="float" office:value="0.00345395284060018">
            <text:p>0.0035</text:p>
          </table:table-cell>
        </table:table-row>
        <table:table-row table:style-name="ro1">
          <table:table-cell table:style-name="ce1" office:value-type="float" office:value="30.34236736">
            <text:p>30.342367</text:p>
          </table:table-cell>
          <table:table-cell table:style-name="ce1" office:value-type="float" office:value="-97.72707294">
            <text:p>-97.727073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1987.7812">
            <text:p>31987.78</text:p>
          </table:table-cell>
          <table:table-cell table:style-name="ce2" table:formula="of:=[.D1894]-[.D1893]" office:value-type="float" office:value="11.5214000000015">
            <text:p>11.52</text:p>
          </table:table-cell>
          <table:table-cell table:style-name="ce4" table:formula="of:=[.D1894]*0.000621371" office:value-type="float" office:value="19.8762795920252">
            <text:p>19.8763</text:p>
          </table:table-cell>
          <table:table-cell table:style-name="ce4" table:formula="of:=[.E1894]*0.000621371" office:value-type="float" office:value="0.0071590638394009">
            <text:p>0.0072</text:p>
          </table:table-cell>
        </table:table-row>
        <table:table-row table:style-name="ro1">
          <table:table-cell table:style-name="ce1" office:value-type="float" office:value="30.34232084">
            <text:p>30.342321</text:p>
          </table:table-cell>
          <table:table-cell table:style-name="ce1" office:value-type="float" office:value="-97.7271405">
            <text:p>-97.727141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1996.0391">
            <text:p>31996.04</text:p>
          </table:table-cell>
          <table:table-cell table:style-name="ce2" table:formula="of:=[.D1895]-[.D1894]" office:value-type="float" office:value="8.25790000000052">
            <text:p>8.26</text:p>
          </table:table-cell>
          <table:table-cell table:style-name="ce4" table:formula="of:=[.D1895]*0.000621371" office:value-type="float" office:value="19.8814108116061">
            <text:p>19.8814</text:p>
          </table:table-cell>
          <table:table-cell table:style-name="ce4" table:formula="of:=[.E1895]*0.000621371" office:value-type="float" office:value="0.00513121958090032">
            <text:p>0.0051</text:p>
          </table:table-cell>
        </table:table-row>
        <table:table-row table:style-name="ro1">
          <table:table-cell table:style-name="ce1" office:value-type="float" office:value="30.34222646">
            <text:p>30.342226</text:p>
          </table:table-cell>
          <table:table-cell table:style-name="ce1" office:value-type="float" office:value="-97.72725709">
            <text:p>-97.727257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32011.3555">
            <text:p>32011.36</text:p>
          </table:table-cell>
          <table:table-cell table:style-name="ce2" table:formula="of:=[.D1896]-[.D1895]" office:value-type="float" office:value="15.3163999999997">
            <text:p>15.32</text:p>
          </table:table-cell>
          <table:table-cell table:style-name="ce4" table:formula="of:=[.D1896]*0.000621371" office:value-type="float" office:value="19.8909279783905">
            <text:p>19.8909</text:p>
          </table:table-cell>
          <table:table-cell table:style-name="ce4" table:formula="of:=[.E1896]*0.000621371" office:value-type="float" office:value="0.00951716678439982">
            <text:p>0.0095</text:p>
          </table:table-cell>
        </table:table-row>
        <table:table-row table:style-name="ro1">
          <table:table-cell table:style-name="ce1" office:value-type="float" office:value="30.34216519">
            <text:p>30.342165</text:p>
          </table:table-cell>
          <table:table-cell table:style-name="ce1" office:value-type="float" office:value="-97.72734828">
            <text:p>-97.727348</text:p>
          </table:table-cell>
          <table:table-cell table:style-name="ce2" office:value-type="float" office:value="223.643799">
            <text:p>223.64</text:p>
          </table:table-cell>
          <table:table-cell table:style-name="ce2" office:value-type="float" office:value="32022.5215">
            <text:p>32022.52</text:p>
          </table:table-cell>
          <table:table-cell table:style-name="ce2" table:formula="of:=[.D1897]-[.D1896]" office:value-type="float" office:value="11.1659999999974">
            <text:p>11.17</text:p>
          </table:table-cell>
          <table:table-cell table:style-name="ce4" table:formula="of:=[.D1897]*0.000621371" office:value-type="float" office:value="19.8978662069765">
            <text:p>19.8979</text:p>
          </table:table-cell>
          <table:table-cell table:style-name="ce4" table:formula="of:=[.E1897]*0.000621371" office:value-type="float" office:value="0.00693822858599841">
            <text:p>0.0069</text:p>
          </table:table-cell>
        </table:table-row>
        <table:table-row table:style-name="ro1">
          <table:table-cell table:style-name="ce1" office:value-type="float" office:value="30.34214448">
            <text:p>30.342144</text:p>
          </table:table-cell>
          <table:table-cell table:style-name="ce1" office:value-type="float" office:value="-97.72738005">
            <text:p>-97.727380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2026.2539">
            <text:p>32026.25</text:p>
          </table:table-cell>
          <table:table-cell table:style-name="ce2" table:formula="of:=[.D1898]-[.D1897]" office:value-type="float" office:value="3.73240000000078">
            <text:p>3.73</text:p>
          </table:table-cell>
          <table:table-cell table:style-name="ce4" table:formula="of:=[.D1898]*0.000621371" office:value-type="float" office:value="19.9001854120969">
            <text:p>19.9002</text:p>
          </table:table-cell>
          <table:table-cell table:style-name="ce4" table:formula="of:=[.E1898]*0.000621371" office:value-type="float" office:value="0.00231920512040048">
            <text:p>0.0023</text:p>
          </table:table-cell>
        </table:table-row>
        <table:table-row table:style-name="ro1">
          <table:table-cell table:style-name="ce1" office:value-type="float" office:value="30.34212353">
            <text:p>30.342124</text:p>
          </table:table-cell>
          <table:table-cell table:style-name="ce1" office:value-type="float" office:value="-97.72740243">
            <text:p>-97.727402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2029.3965">
            <text:p>32029.40</text:p>
          </table:table-cell>
          <table:table-cell table:style-name="ce2" table:formula="of:=[.D1899]-[.D1898]" office:value-type="float" office:value="3.14259999999922">
            <text:p>3.14</text:p>
          </table:table-cell>
          <table:table-cell table:style-name="ce4" table:formula="of:=[.D1899]*0.000621371" office:value-type="float" office:value="19.9021381326015">
            <text:p>19.9021</text:p>
          </table:table-cell>
          <table:table-cell table:style-name="ce4" table:formula="of:=[.E1899]*0.000621371" office:value-type="float" office:value="0.00195272050459952">
            <text:p>0.0020</text:p>
          </table:table-cell>
        </table:table-row>
        <table:table-row table:style-name="ro1">
          <table:table-cell table:style-name="ce1" office:value-type="float" office:value="30.34207223">
            <text:p>30.342072</text:p>
          </table:table-cell>
          <table:table-cell table:style-name="ce1" office:value-type="float" office:value="-97.72749748">
            <text:p>-97.727497</text:p>
          </table:table-cell>
          <table:table-cell table:style-name="ce2" office:value-type="float" office:value="224.605225">
            <text:p>224.61</text:p>
          </table:table-cell>
          <table:table-cell table:style-name="ce2" office:value-type="float" office:value="32040.2754">
            <text:p>32040.28</text:p>
          </table:table-cell>
          <table:table-cell table:style-name="ce2" table:formula="of:=[.D1900]-[.D1899]" office:value-type="float" office:value="10.8788999999997">
            <text:p>10.88</text:p>
          </table:table-cell>
          <table:table-cell table:style-name="ce4" table:formula="of:=[.D1900]*0.000621371" office:value-type="float" office:value="19.9088979655734">
            <text:p>19.9089</text:p>
          </table:table-cell>
          <table:table-cell table:style-name="ce4" table:formula="of:=[.E1900]*0.000621371" office:value-type="float" office:value="0.00675983297189982">
            <text:p>0.0068</text:p>
          </table:table-cell>
        </table:table-row>
        <table:table-row table:style-name="ro1">
          <table:table-cell table:style-name="ce1" office:value-type="float" office:value="30.34202278">
            <text:p>30.342023</text:p>
          </table:table-cell>
          <table:table-cell table:style-name="ce1" office:value-type="float" office:value="-97.72756739">
            <text:p>-97.727567</text:p>
          </table:table-cell>
          <table:table-cell table:style-name="ce2" office:value-type="float" office:value="225.566528">
            <text:p>225.57</text:p>
          </table:table-cell>
          <table:table-cell table:style-name="ce2" office:value-type="float" office:value="32048.9297">
            <text:p>32048.93</text:p>
          </table:table-cell>
          <table:table-cell table:style-name="ce2" table:formula="of:=[.D1901]-[.D1900]" office:value-type="float" office:value="8.65430000000197">
            <text:p>8.65</text:p>
          </table:table-cell>
          <table:table-cell table:style-name="ce4" table:formula="of:=[.D1901]*0.000621371" office:value-type="float" office:value="19.9142754966187">
            <text:p>19.9143</text:p>
          </table:table-cell>
          <table:table-cell table:style-name="ce4" table:formula="of:=[.E1901]*0.000621371" office:value-type="float" office:value="0.00537753104530122">
            <text:p>0.0054</text:p>
          </table:table-cell>
        </table:table-row>
        <table:table-row table:style-name="ro1">
          <table:table-cell table:style-name="ce1" office:value-type="float" office:value="30.34195396">
            <text:p>30.341954</text:p>
          </table:table-cell>
          <table:table-cell table:style-name="ce1" office:value-type="float" office:value="-97.72766235">
            <text:p>-97.727662</text:p>
          </table:table-cell>
          <table:table-cell table:style-name="ce2" office:value-type="float" office:value="226.527832">
            <text:p>226.53</text:p>
          </table:table-cell>
          <table:table-cell table:style-name="ce2" office:value-type="float" office:value="32060.8281">
            <text:p>32060.83</text:p>
          </table:table-cell>
          <table:table-cell table:style-name="ce2" table:formula="of:=[.D1902]-[.D1901]" office:value-type="float" office:value="11.8983999999982">
            <text:p>11.90</text:p>
          </table:table-cell>
          <table:table-cell table:style-name="ce4" table:formula="of:=[.D1902]*0.000621371" office:value-type="float" office:value="19.9216688173251">
            <text:p>19.9217</text:p>
          </table:table-cell>
          <table:table-cell table:style-name="ce4" table:formula="of:=[.E1902]*0.000621371" office:value-type="float" office:value="0.00739332070639889">
            <text:p>0.0074</text:p>
          </table:table-cell>
        </table:table-row>
        <table:table-row table:style-name="ro1">
          <table:table-cell table:style-name="ce1" office:value-type="float" office:value="30.34189269">
            <text:p>30.341893</text:p>
          </table:table-cell>
          <table:table-cell table:style-name="ce1" office:value-type="float" office:value="-97.72774399">
            <text:p>-97.727744</text:p>
          </table:table-cell>
          <table:table-cell table:style-name="ce2" office:value-type="float" office:value="227.489136">
            <text:p>227.49</text:p>
          </table:table-cell>
          <table:table-cell table:style-name="ce2" office:value-type="float" office:value="32071.209">
            <text:p>32071.21</text:p>
          </table:table-cell>
          <table:table-cell table:style-name="ce2" table:formula="of:=[.D1903]-[.D1902]" office:value-type="float" office:value="10.3809000000001">
            <text:p>10.38</text:p>
          </table:table-cell>
          <table:table-cell table:style-name="ce4" table:formula="of:=[.D1903]*0.000621371" office:value-type="float" office:value="19.928119207539">
            <text:p>19.9281</text:p>
          </table:table-cell>
          <table:table-cell table:style-name="ce4" table:formula="of:=[.E1903]*0.000621371" office:value-type="float" office:value="0.00645039021390007">
            <text:p>0.0065</text:p>
          </table:table-cell>
        </table:table-row>
        <table:table-row table:style-name="ro1">
          <table:table-cell table:style-name="ce1" office:value-type="float" office:value="30.34180325">
            <text:p>30.341803</text:p>
          </table:table-cell>
          <table:table-cell table:style-name="ce1" office:value-type="float" office:value="-97.72784382">
            <text:p>-97.727844</text:p>
          </table:table-cell>
          <table:table-cell table:style-name="ce2" office:value-type="float" office:value="228.450439">
            <text:p>228.45</text:p>
          </table:table-cell>
          <table:table-cell table:style-name="ce2" office:value-type="float" office:value="32085.0156">
            <text:p>32085.02</text:p>
          </table:table-cell>
          <table:table-cell table:style-name="ce2" table:formula="of:=[.D1904]-[.D1903]" office:value-type="float" office:value="13.8065999999999">
            <text:p>13.81</text:p>
          </table:table-cell>
          <table:table-cell table:style-name="ce4" table:formula="of:=[.D1904]*0.000621371" office:value-type="float" office:value="19.9366982283876">
            <text:p>19.9367</text:p>
          </table:table-cell>
          <table:table-cell table:style-name="ce4" table:formula="of:=[.E1904]*0.000621371" office:value-type="float" office:value="0.00857902084859993">
            <text:p>0.0086</text:p>
          </table:table-cell>
        </table:table-row>
        <table:table-row table:style-name="ro1">
          <table:table-cell table:style-name="ce1" office:value-type="float" office:value="30.34173335">
            <text:p>30.341733</text:p>
          </table:table-cell>
          <table:table-cell table:style-name="ce1" office:value-type="float" office:value="-97.72793183">
            <text:p>-97.727932</text:p>
          </table:table-cell>
          <table:table-cell table:style-name="ce2" office:value-type="float" office:value="227.969727">
            <text:p>227.97</text:p>
          </table:table-cell>
          <table:table-cell table:style-name="ce2" office:value-type="float" office:value="32096.498">
            <text:p>32096.50</text:p>
          </table:table-cell>
          <table:table-cell table:style-name="ce2" table:formula="of:=[.D1905]-[.D1904]" office:value-type="float" office:value="11.4824000000008">
            <text:p>11.48</text:p>
          </table:table-cell>
          <table:table-cell table:style-name="ce4" table:formula="of:=[.D1905]*0.000621371" office:value-type="float" office:value="19.943833058758">
            <text:p>19.9438</text:p>
          </table:table-cell>
          <table:table-cell table:style-name="ce4" table:formula="of:=[.E1905]*0.000621371" office:value-type="float" office:value="0.00713483037040048">
            <text:p>0.0071</text:p>
          </table:table-cell>
        </table:table-row>
        <table:table-row table:style-name="ro1">
          <table:table-cell table:style-name="ce1" office:value-type="float" office:value="30.34164769">
            <text:p>30.341648</text:p>
          </table:table-cell>
          <table:table-cell table:style-name="ce1" office:value-type="float" office:value="-97.72803568">
            <text:p>-97.728036</text:p>
          </table:table-cell>
          <table:table-cell table:style-name="ce2" office:value-type="float" office:value="226.047119">
            <text:p>226.05</text:p>
          </table:table-cell>
          <table:table-cell table:style-name="ce2" office:value-type="float" office:value="32110.2715">
            <text:p>32110.27</text:p>
          </table:table-cell>
          <table:table-cell table:style-name="ce2" table:formula="of:=[.D1906]-[.D1905]" office:value-type="float" office:value="13.7734999999993">
            <text:p>13.77</text:p>
          </table:table-cell>
          <table:table-cell table:style-name="ce4" table:formula="of:=[.D1906]*0.000621371" office:value-type="float" office:value="19.9523915122265">
            <text:p>19.9524</text:p>
          </table:table-cell>
          <table:table-cell table:style-name="ce4" table:formula="of:=[.E1906]*0.000621371" office:value-type="float" office:value="0.00855845346849958">
            <text:p>0.0086</text:p>
          </table:table-cell>
        </table:table-row>
        <table:table-row table:style-name="ro1">
          <table:table-cell table:style-name="ce1" office:value-type="float" office:value="30.34157812">
            <text:p>30.341578</text:p>
          </table:table-cell>
          <table:table-cell table:style-name="ce1" office:value-type="float" office:value="-97.72812512">
            <text:p>-97.728125</text:p>
          </table:table-cell>
          <table:table-cell table:style-name="ce2" office:value-type="float" office:value="224.124512">
            <text:p>224.12</text:p>
          </table:table-cell>
          <table:table-cell table:style-name="ce2" office:value-type="float" office:value="32121.834">
            <text:p>32121.83</text:p>
          </table:table-cell>
          <table:table-cell table:style-name="ce2" table:formula="of:=[.D1907]-[.D1906]" office:value-type="float" office:value="11.5625">
            <text:p>11.56</text:p>
          </table:table-cell>
          <table:table-cell table:style-name="ce4" table:formula="of:=[.D1907]*0.000621371" office:value-type="float" office:value="19.959576114414">
            <text:p>19.9596</text:p>
          </table:table-cell>
          <table:table-cell table:style-name="ce4" table:formula="of:=[.E1907]*0.000621371" office:value-type="float" office:value="0.0071846021875">
            <text:p>0.0072</text:p>
          </table:table-cell>
        </table:table-row>
        <table:table-row table:style-name="ro1">
          <table:table-cell table:style-name="ce1" office:value-type="float" office:value="30.34150712">
            <text:p>30.341507</text:p>
          </table:table-cell>
          <table:table-cell table:style-name="ce1" office:value-type="float" office:value="-97.7282024">
            <text:p>-97.728202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2132.6484">
            <text:p>32132.65</text:p>
          </table:table-cell>
          <table:table-cell table:style-name="ce2" table:formula="of:=[.D1908]-[.D1907]" office:value-type="float" office:value="10.8143999999993">
            <text:p>10.81</text:p>
          </table:table-cell>
          <table:table-cell table:style-name="ce4" table:formula="of:=[.D1908]*0.000621371" office:value-type="float" office:value="19.9662958689564">
            <text:p>19.9663</text:p>
          </table:table-cell>
          <table:table-cell table:style-name="ce4" table:formula="of:=[.E1908]*0.000621371" office:value-type="float" office:value="0.00671975454239956">
            <text:p>0.0067</text:p>
          </table:table-cell>
        </table:table-row>
        <table:table-row table:style-name="ro1">
          <table:table-cell table:style-name="ce1" office:value-type="float" office:value="30.34143328">
            <text:p>30.341433</text:p>
          </table:table-cell>
          <table:table-cell table:style-name="ce1" office:value-type="float" office:value="-97.72828773">
            <text:p>-97.728288</text:p>
          </table:table-cell>
          <table:table-cell table:style-name="ce2" office:value-type="float" office:value="223.163208">
            <text:p>223.16</text:p>
          </table:table-cell>
          <table:table-cell table:style-name="ce2" office:value-type="float" office:value="32144.293">
            <text:p>32144.29</text:p>
          </table:table-cell>
          <table:table-cell table:style-name="ce2" table:formula="of:=[.D1909]-[.D1908]" office:value-type="float" office:value="11.6446000000033">
            <text:p>11.64</text:p>
          </table:table-cell>
          <table:table-cell table:style-name="ce4" table:formula="of:=[.D1909]*0.000621371" office:value-type="float" office:value="19.973531485703">
            <text:p>19.9735</text:p>
          </table:table-cell>
          <table:table-cell table:style-name="ce4" table:formula="of:=[.E1909]*0.000621371" office:value-type="float" office:value="0.00723561674660203">
            <text:p>0.0072</text:p>
          </table:table-cell>
        </table:table-row>
        <table:table-row table:style-name="ro1">
          <table:table-cell table:style-name="ce1" office:value-type="float" office:value="30.34135692">
            <text:p>30.341357</text:p>
          </table:table-cell>
          <table:table-cell table:style-name="ce1" office:value-type="float" office:value="-97.72839359">
            <text:p>-97.728394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2157.498">
            <text:p>32157.50</text:p>
          </table:table-cell>
          <table:table-cell table:style-name="ce2" table:formula="of:=[.D1910]-[.D1909]" office:value-type="float" office:value="13.2049999999981">
            <text:p>13.20</text:p>
          </table:table-cell>
          <table:table-cell table:style-name="ce4" table:formula="of:=[.D1910]*0.000621371" office:value-type="float" office:value="19.981736689758">
            <text:p>19.9817</text:p>
          </table:table-cell>
          <table:table-cell table:style-name="ce4" table:formula="of:=[.E1910]*0.000621371" office:value-type="float" office:value="0.00820520405499882">
            <text:p>0.0082</text:p>
          </table:table-cell>
        </table:table-row>
        <table:table-row table:style-name="ro1">
          <table:table-cell table:style-name="ce1" office:value-type="float" office:value="30.34122239">
            <text:p>30.341222</text:p>
          </table:table-cell>
          <table:table-cell table:style-name="ce1" office:value-type="float" office:value="-97.72857003">
            <text:p>-97.728570</text:p>
          </table:table-cell>
          <table:table-cell table:style-name="ce2" office:value-type="float" office:value="222.201782">
            <text:p>222.20</text:p>
          </table:table-cell>
          <table:table-cell table:style-name="ce2" office:value-type="float" office:value="32180.4473">
            <text:p>32180.45</text:p>
          </table:table-cell>
          <table:table-cell table:style-name="ce2" table:formula="of:=[.D1911]-[.D1910]" office:value-type="float" office:value="22.9493000000002">
            <text:p>22.95</text:p>
          </table:table-cell>
          <table:table-cell table:style-name="ce4" table:formula="of:=[.D1911]*0.000621371" office:value-type="float" office:value="19.9959967192483">
            <text:p>19.9960</text:p>
          </table:table-cell>
          <table:table-cell table:style-name="ce4" table:formula="of:=[.E1911]*0.000621371" office:value-type="float" office:value="0.0142600294903001">
            <text:p>0.0143</text:p>
          </table:table-cell>
        </table:table-row>
        <table:table-row table:style-name="ro1">
          <table:table-cell table:style-name="ce1" office:value-type="float" office:value="30.34115592">
            <text:p>30.341156</text:p>
          </table:table-cell>
          <table:table-cell table:style-name="ce1" office:value-type="float" office:value="-97.72866516">
            <text:p>-97.728665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2191.8535">
            <text:p>32191.85</text:p>
          </table:table-cell>
          <table:table-cell table:style-name="ce2" table:formula="of:=[.D1912]-[.D1911]" office:value-type="float" office:value="11.4062000000013">
            <text:p>11.41</text:p>
          </table:table-cell>
          <table:table-cell table:style-name="ce4" table:formula="of:=[.D1912]*0.000621371" office:value-type="float" office:value="20.0030842011485">
            <text:p>20.0031</text:p>
          </table:table-cell>
          <table:table-cell table:style-name="ce4" table:formula="of:=[.E1912]*0.000621371" office:value-type="float" office:value="0.00708748190020078">
            <text:p>0.0071</text:p>
          </table:table-cell>
        </table:table-row>
        <table:table-row table:style-name="ro1">
          <table:table-cell table:style-name="ce1" office:value-type="float" office:value="30.34111359">
            <text:p>30.341114</text:p>
          </table:table-cell>
          <table:table-cell table:style-name="ce1" office:value-type="float" office:value="-97.72872535">
            <text:p>-97.728725</text:p>
          </table:table-cell>
          <table:table-cell table:style-name="ce2" office:value-type="float" office:value="222.682495">
            <text:p>222.68</text:p>
          </table:table-cell>
          <table:table-cell table:style-name="ce2" office:value-type="float" office:value="32199.3066">
            <text:p>32199.31</text:p>
          </table:table-cell>
          <table:table-cell table:style-name="ce2" table:formula="of:=[.D1913]-[.D1912]" office:value-type="float" office:value="7.45309999999881">
            <text:p>7.45</text:p>
          </table:table-cell>
          <table:table-cell table:style-name="ce4" table:formula="of:=[.D1913]*0.000621371" office:value-type="float" office:value="20.0077153413486">
            <text:p>20.0077</text:p>
          </table:table-cell>
          <table:table-cell table:style-name="ce4" table:formula="of:=[.E1913]*0.000621371" office:value-type="float" office:value="0.00463114020009926">
            <text:p>0.0046</text:p>
          </table:table-cell>
        </table:table-row>
        <table:table-row table:style-name="ro1">
          <table:table-cell table:style-name="ce1" office:value-type="float" office:value="30.34105559">
            <text:p>30.341056</text:p>
          </table:table-cell>
          <table:table-cell table:style-name="ce1" office:value-type="float" office:value="-97.72879709">
            <text:p>-97.728797</text:p>
          </table:table-cell>
          <table:table-cell table:style-name="ce2" office:value-type="float" office:value="221.721191">
            <text:p>221.72</text:p>
          </table:table-cell>
          <table:table-cell table:style-name="ce2" office:value-type="float" office:value="32208.7109">
            <text:p>32208.71</text:p>
          </table:table-cell>
          <table:table-cell table:style-name="ce2" table:formula="of:=[.D1914]-[.D1913]" office:value-type="float" office:value="9.40429999999833">
            <text:p>9.40</text:p>
          </table:table-cell>
          <table:table-cell table:style-name="ce4" table:formula="of:=[.D1914]*0.000621371" office:value-type="float" office:value="20.0135589006439">
            <text:p>20.0136</text:p>
          </table:table-cell>
          <table:table-cell table:style-name="ce4" table:formula="of:=[.E1914]*0.000621371" office:value-type="float" office:value="0.00584355929529896">
            <text:p>0.0058</text:p>
          </table:table-cell>
        </table:table-row>
        <table:table-row table:style-name="ro1">
          <table:table-cell table:style-name="ce1" office:value-type="float" office:value="30.34100547">
            <text:p>30.341005</text:p>
          </table:table-cell>
          <table:table-cell table:style-name="ce1" office:value-type="float" office:value="-97.72887463">
            <text:p>-97.728875</text:p>
          </table:table-cell>
          <table:table-cell table:style-name="ce2" office:value-type="float" office:value="220.759888">
            <text:p>220.76</text:p>
          </table:table-cell>
          <table:table-cell table:style-name="ce2" office:value-type="float" office:value="32218.0078">
            <text:p>32218.01</text:p>
          </table:table-cell>
          <table:table-cell table:style-name="ce2" table:formula="of:=[.D1915]-[.D1914]" office:value-type="float" office:value="9.29690000000119">
            <text:p>9.30</text:p>
          </table:table-cell>
          <table:table-cell table:style-name="ce4" table:formula="of:=[.D1915]*0.000621371" office:value-type="float" office:value="20.0193357246938">
            <text:p>20.0193</text:p>
          </table:table-cell>
          <table:table-cell table:style-name="ce4" table:formula="of:=[.E1915]*0.000621371" office:value-type="float" office:value="0.00577682404990074">
            <text:p>0.0058</text:p>
          </table:table-cell>
        </table:table-row>
        <table:table-row table:style-name="ro1">
          <table:table-cell table:style-name="ce1" office:value-type="float" office:value="30.34099574">
            <text:p>30.340996</text:p>
          </table:table-cell>
          <table:table-cell table:style-name="ce1" office:value-type="float" office:value="-97.72888728">
            <text:p>-97.728887</text:p>
          </table:table-cell>
          <table:table-cell table:style-name="ce2" office:value-type="float" office:value="220.279175">
            <text:p>220.28</text:p>
          </table:table-cell>
          <table:table-cell table:style-name="ce2" office:value-type="float" office:value="32219.5801">
            <text:p>32219.58</text:p>
          </table:table-cell>
          <table:table-cell table:style-name="ce2" table:formula="of:=[.D1916]-[.D1915]" office:value-type="float" office:value="1.57229999999981">
            <text:p>1.57</text:p>
          </table:table-cell>
          <table:table-cell table:style-name="ce4" table:formula="of:=[.D1916]*0.000621371" office:value-type="float" office:value="20.0203127063171">
            <text:p>20.0203</text:p>
          </table:table-cell>
          <table:table-cell table:style-name="ce4" table:formula="of:=[.E1916]*0.000621371" office:value-type="float" office:value="0.000976981623299884">
            <text:p>0.0010</text:p>
          </table:table-cell>
        </table:table-row>
        <table:table-row table:style-name="ro1">
          <table:table-cell table:style-name="ce1" office:value-type="float" office:value="30.34094235">
            <text:p>30.340942</text:p>
          </table:table-cell>
          <table:table-cell table:style-name="ce1" office:value-type="float" office:value="-97.72900136">
            <text:p>-97.729001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32232.0801">
            <text:p>32232.08</text:p>
          </table:table-cell>
          <table:table-cell table:style-name="ce2" table:formula="of:=[.D1917]-[.D1916]" office:value-type="float" office:value="12.5">
            <text:p>12.50</text:p>
          </table:table-cell>
          <table:table-cell table:style-name="ce4" table:formula="of:=[.D1917]*0.000621371" office:value-type="float" office:value="20.0280798438171">
            <text:p>20.0281</text:p>
          </table:table-cell>
          <table:table-cell table:style-name="ce4" table:formula="of:=[.E1917]*0.000621371" office:value-type="float" office:value="0.0077671375">
            <text:p>0.0078</text:p>
          </table:table-cell>
        </table:table-row>
        <table:table-row table:style-name="ro1">
          <table:table-cell table:style-name="ce1" office:value-type="float" office:value="30.34089365">
            <text:p>30.340894</text:p>
          </table:table-cell>
          <table:table-cell table:style-name="ce1" office:value-type="float" office:value="-97.72910538">
            <text:p>-97.729105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2243.4375">
            <text:p>32243.44</text:p>
          </table:table-cell>
          <table:table-cell table:style-name="ce2" table:formula="of:=[.D1918]-[.D1917]" office:value-type="float" office:value="11.3574000000008">
            <text:p>11.36</text:p>
          </table:table-cell>
          <table:table-cell table:style-name="ce4" table:formula="of:=[.D1918]*0.000621371" office:value-type="float" office:value="20.0351370028125">
            <text:p>20.0351</text:p>
          </table:table-cell>
          <table:table-cell table:style-name="ce4" table:formula="of:=[.E1918]*0.000621371" office:value-type="float" office:value="0.00705715899540049">
            <text:p>0.0071</text:p>
          </table:table-cell>
        </table:table-row>
        <table:table-row table:style-name="ro1">
          <table:table-cell table:style-name="ce1" office:value-type="float" office:value="30.34084227">
            <text:p>30.340842</text:p>
          </table:table-cell>
          <table:table-cell table:style-name="ce1" office:value-type="float" office:value="-97.7292317">
            <text:p>-97.729232</text:p>
          </table:table-cell>
          <table:table-cell table:style-name="ce2" office:value-type="float" office:value="219.317993">
            <text:p>219.32</text:p>
          </table:table-cell>
          <table:table-cell table:style-name="ce2" office:value-type="float" office:value="32256.8184">
            <text:p>32256.82</text:p>
          </table:table-cell>
          <table:table-cell table:style-name="ce2" table:formula="of:=[.D1919]-[.D1918]" office:value-type="float" office:value="13.3809000000001">
            <text:p>13.38</text:p>
          </table:table-cell>
          <table:table-cell table:style-name="ce4" table:formula="of:=[.D1919]*0.000621371" office:value-type="float" office:value="20.0434515060264">
            <text:p>20.0435</text:p>
          </table:table-cell>
          <table:table-cell table:style-name="ce4" table:formula="of:=[.E1919]*0.000621371" office:value-type="float" office:value="0.00831450321390007">
            <text:p>0.0083</text:p>
          </table:table-cell>
        </table:table-row>
        <table:table-row table:style-name="ro1">
          <table:table-cell table:style-name="ce1" office:value-type="float" office:value="30.34080824">
            <text:p>30.340808</text:p>
          </table:table-cell>
          <table:table-cell table:style-name="ce1" office:value-type="float" office:value="-97.72935399">
            <text:p>-97.729354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32269.1328">
            <text:p>32269.13</text:p>
          </table:table-cell>
          <table:table-cell table:style-name="ce2" table:formula="of:=[.D1920]-[.D1919]" office:value-type="float" office:value="12.3143999999993">
            <text:p>12.31</text:p>
          </table:table-cell>
          <table:table-cell table:style-name="ce4" table:formula="of:=[.D1920]*0.000621371" office:value-type="float" office:value="20.0511033170688">
            <text:p>20.0511</text:p>
          </table:table-cell>
          <table:table-cell table:style-name="ce4" table:formula="of:=[.E1920]*0.000621371" office:value-type="float" office:value="0.00765181104239956">
            <text:p>0.0077</text:p>
          </table:table-cell>
        </table:table-row>
        <table:table-row table:style-name="ro1">
          <table:table-cell table:style-name="ce1" office:value-type="float" office:value="30.34078695">
            <text:p>30.340787</text:p>
          </table:table-cell>
          <table:table-cell table:style-name="ce1" office:value-type="float" office:value="-97.72947703">
            <text:p>-97.729477</text:p>
          </table:table-cell>
          <table:table-cell table:style-name="ce2" office:value-type="float" office:value="218.356567">
            <text:p>218.36</text:p>
          </table:table-cell>
          <table:table-cell table:style-name="ce2" office:value-type="float" office:value="32281.1953">
            <text:p>32281.20</text:p>
          </table:table-cell>
          <table:table-cell table:style-name="ce2" table:formula="of:=[.D1921]-[.D1920]" office:value-type="float" office:value="12.0625">
            <text:p>12.06</text:p>
          </table:table-cell>
          <table:table-cell table:style-name="ce4" table:formula="of:=[.D1921]*0.000621371" office:value-type="float" office:value="20.0585986047563">
            <text:p>20.0586</text:p>
          </table:table-cell>
          <table:table-cell table:style-name="ce4" table:formula="of:=[.E1921]*0.000621371" office:value-type="float" office:value="0.0074952876875">
            <text:p>0.0075</text:p>
          </table:table-cell>
        </table:table-row>
        <table:table-row table:style-name="ro1">
          <table:table-cell table:style-name="ce1" office:value-type="float" office:value="30.34075946">
            <text:p>30.340759</text:p>
          </table:table-cell>
          <table:table-cell table:style-name="ce1" office:value-type="float" office:value="-97.72959354">
            <text:p>-97.729594</text:p>
          </table:table-cell>
          <table:table-cell table:style-name="ce2" office:value-type="float" office:value="217.875977">
            <text:p>217.88</text:p>
          </table:table-cell>
          <table:table-cell table:style-name="ce2" office:value-type="float" office:value="32292.8203">
            <text:p>32292.82</text:p>
          </table:table-cell>
          <table:table-cell table:style-name="ce2" table:formula="of:=[.D1922]-[.D1921]" office:value-type="float" office:value="11.625">
            <text:p>11.63</text:p>
          </table:table-cell>
          <table:table-cell table:style-name="ce4" table:formula="of:=[.D1922]*0.000621371" office:value-type="float" office:value="20.0658220426313">
            <text:p>20.0658</text:p>
          </table:table-cell>
          <table:table-cell table:style-name="ce4" table:formula="of:=[.E1922]*0.000621371" office:value-type="float" office:value="0.007223437875">
            <text:p>0.0072</text:p>
          </table:table-cell>
        </table:table-row>
        <table:table-row table:style-name="ro1">
          <table:table-cell table:style-name="ce1" office:value-type="float" office:value="30.34072534">
            <text:p>30.340725</text:p>
          </table:table-cell>
          <table:table-cell table:style-name="ce1" office:value-type="float" office:value="-97.72976143">
            <text:p>-97.729761</text:p>
          </table:table-cell>
          <table:table-cell table:style-name="ce2" office:value-type="float" office:value="218.83728">
            <text:p>218.84</text:p>
          </table:table-cell>
          <table:table-cell table:style-name="ce2" office:value-type="float" office:value="32309.418">
            <text:p>32309.42</text:p>
          </table:table-cell>
          <table:table-cell table:style-name="ce2" table:formula="of:=[.D1923]-[.D1922]" office:value-type="float" office:value="16.5977000000021">
            <text:p>16.60</text:p>
          </table:table-cell>
          <table:table-cell table:style-name="ce4" table:formula="of:=[.D1923]*0.000621371" office:value-type="float" office:value="20.076135372078">
            <text:p>20.0761</text:p>
          </table:table-cell>
          <table:table-cell table:style-name="ce4" table:formula="of:=[.E1923]*0.000621371" office:value-type="float" office:value="0.0103133294467013">
            <text:p>0.0103</text:p>
          </table:table-cell>
        </table:table-row>
        <table:table-row table:style-name="ro1">
          <table:table-cell table:style-name="ce1" office:value-type="float" office:value="30.34068025">
            <text:p>30.340680</text:p>
          </table:table-cell>
          <table:table-cell table:style-name="ce1" office:value-type="float" office:value="-97.729931">
            <text:p>-97.729931</text:p>
          </table:table-cell>
          <table:table-cell table:style-name="ce2" office:value-type="float" office:value="219.798584">
            <text:p>219.80</text:p>
          </table:table-cell>
          <table:table-cell table:style-name="ce2" office:value-type="float" office:value="32326.4473">
            <text:p>32326.45</text:p>
          </table:table-cell>
          <table:table-cell table:style-name="ce2" table:formula="of:=[.D1924]-[.D1923]" office:value-type="float" office:value="17.0292999999983">
            <text:p>17.03</text:p>
          </table:table-cell>
          <table:table-cell table:style-name="ce4" table:formula="of:=[.D1924]*0.000621371" office:value-type="float" office:value="20.0867168852483">
            <text:p>20.0867</text:p>
          </table:table-cell>
          <table:table-cell table:style-name="ce4" table:formula="of:=[.E1924]*0.000621371" office:value-type="float" office:value="0.010581513170299">
            <text:p>0.0106</text:p>
          </table:table-cell>
        </table:table-row>
        <table:table-row table:style-name="ro1">
          <table:table-cell table:style-name="ce1" office:value-type="float" office:value="30.34061898">
            <text:p>30.340619</text:p>
          </table:table-cell>
          <table:table-cell table:style-name="ce1" office:value-type="float" office:value="-97.73006368">
            <text:p>-97.730064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32340.9336">
            <text:p>32340.93</text:p>
          </table:table-cell>
          <table:table-cell table:style-name="ce2" table:formula="of:=[.D1925]-[.D1924]" office:value-type="float" office:value="14.4863000000005">
            <text:p>14.49</text:p>
          </table:table-cell>
          <table:table-cell table:style-name="ce4" table:formula="of:=[.D1925]*0.000621371" office:value-type="float" office:value="20.0957182519656">
            <text:p>20.0957</text:p>
          </table:table-cell>
          <table:table-cell table:style-name="ce4" table:formula="of:=[.E1925]*0.000621371" office:value-type="float" office:value="0.0090013667173003">
            <text:p>0.0090</text:p>
          </table:table-cell>
        </table:table-row>
        <table:table-row table:style-name="ro1">
          <table:table-cell table:style-name="ce1" office:value-type="float" office:value="30.34055863">
            <text:p>30.340559</text:p>
          </table:table-cell>
          <table:table-cell table:style-name="ce1" office:value-type="float" office:value="-97.73017852">
            <text:p>-97.730179</text:p>
          </table:table-cell>
          <table:table-cell table:style-name="ce2" office:value-type="float" office:value="215.953247">
            <text:p>215.95</text:p>
          </table:table-cell>
          <table:table-cell table:style-name="ce2" office:value-type="float" office:value="32353.6133">
            <text:p>32353.61</text:p>
          </table:table-cell>
          <table:table-cell table:style-name="ce2" table:formula="of:=[.D1926]-[.D1925]" office:value-type="float" office:value="12.6797000000006">
            <text:p>12.68</text:p>
          </table:table-cell>
          <table:table-cell table:style-name="ce4" table:formula="of:=[.D1926]*0.000621371" office:value-type="float" office:value="20.1035970498343">
            <text:p>20.1036</text:p>
          </table:table-cell>
          <table:table-cell table:style-name="ce4" table:formula="of:=[.E1926]*0.000621371" office:value-type="float" office:value="0.00787879786870037">
            <text:p>0.0079</text:p>
          </table:table-cell>
        </table:table-row>
        <table:table-row table:style-name="ro1">
          <table:table-cell table:style-name="ce1" office:value-type="float" office:value="30.34049249">
            <text:p>30.340492</text:p>
          </table:table-cell>
          <table:table-cell table:style-name="ce1" office:value-type="float" office:value="-97.73027147">
            <text:p>-97.730271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32365.1621">
            <text:p>32365.16</text:p>
          </table:table-cell>
          <table:table-cell table:style-name="ce2" table:formula="of:=[.D1927]-[.D1926]" office:value-type="float" office:value="11.5488000000005">
            <text:p>11.55</text:p>
          </table:table-cell>
          <table:table-cell table:style-name="ce4" table:formula="of:=[.D1927]*0.000621371" office:value-type="float" office:value="20.1107731392391">
            <text:p>20.1108</text:p>
          </table:table-cell>
          <table:table-cell table:style-name="ce4" table:formula="of:=[.E1927]*0.000621371" office:value-type="float" office:value="0.0071760894048003">
            <text:p>0.0072</text:p>
          </table:table-cell>
        </table:table-row>
        <table:table-row table:style-name="ro1">
          <table:table-cell table:style-name="ce1" office:value-type="float" office:value="30.34037313">
            <text:p>30.340373</text:p>
          </table:table-cell>
          <table:table-cell table:style-name="ce1" office:value-type="float" office:value="-97.73037943">
            <text:p>-97.73037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32381.9219">
            <text:p>32381.92</text:p>
          </table:table-cell>
          <table:table-cell table:style-name="ce2" table:formula="of:=[.D1928]-[.D1927]" office:value-type="float" office:value="16.7597999999998">
            <text:p>16.76</text:p>
          </table:table-cell>
          <table:table-cell table:style-name="ce4" table:formula="of:=[.D1928]*0.000621371" office:value-type="float" office:value="20.1211871929249">
            <text:p>20.1212</text:p>
          </table:table-cell>
          <table:table-cell table:style-name="ce4" table:formula="of:=[.E1928]*0.000621371" office:value-type="float" office:value="0.0104140536857999">
            <text:p>0.0104</text:p>
          </table:table-cell>
        </table:table-row>
        <table:table-row table:style-name="ro1">
          <table:table-cell table:style-name="ce1" office:value-type="float" office:value="30.34021757">
            <text:p>30.340218</text:p>
          </table:table-cell>
          <table:table-cell table:style-name="ce1" office:value-type="float" office:value="-97.73047892">
            <text:p>-97.730479</text:p>
          </table:table-cell>
          <table:table-cell table:style-name="ce2" office:value-type="float" office:value="216.914673">
            <text:p>216.91</text:p>
          </table:table-cell>
          <table:table-cell table:style-name="ce2" office:value-type="float" office:value="32401.6035">
            <text:p>32401.60</text:p>
          </table:table-cell>
          <table:table-cell table:style-name="ce2" table:formula="of:=[.D1929]-[.D1928]" office:value-type="float" office:value="19.6815999999999">
            <text:p>19.68</text:p>
          </table:table-cell>
          <table:table-cell table:style-name="ce4" table:formula="of:=[.D1929]*0.000621371" office:value-type="float" office:value="20.1334167683985">
            <text:p>20.1334</text:p>
          </table:table-cell>
          <table:table-cell table:style-name="ce4" table:formula="of:=[.E1929]*0.000621371" office:value-type="float" office:value="0.0122295754735999">
            <text:p>0.0122</text:p>
          </table:table-cell>
        </table:table-row>
        <table:table-row table:style-name="ro1">
          <table:table-cell table:style-name="ce1" office:value-type="float" office:value="30.34007968">
            <text:p>30.340080</text:p>
          </table:table-cell>
          <table:table-cell table:style-name="ce1" office:value-type="float" office:value="-97.73057087">
            <text:p>-97.730571</text:p>
          </table:table-cell>
          <table:table-cell table:style-name="ce2" office:value-type="float" office:value="216.43396">
            <text:p>216.43</text:p>
          </table:table-cell>
          <table:table-cell table:style-name="ce2" office:value-type="float" office:value="32419.1738">
            <text:p>32419.17</text:p>
          </table:table-cell>
          <table:table-cell table:style-name="ce2" table:formula="of:=[.D1930]-[.D1929]" office:value-type="float" office:value="17.5702999999994">
            <text:p>17.57</text:p>
          </table:table-cell>
          <table:table-cell table:style-name="ce4" table:formula="of:=[.D1930]*0.000621371" office:value-type="float" office:value="20.1443344432798">
            <text:p>20.1443</text:p>
          </table:table-cell>
          <table:table-cell table:style-name="ce4" table:formula="of:=[.E1930]*0.000621371" office:value-type="float" office:value="0.0109176748812996">
            <text:p>0.0109</text:p>
          </table:table-cell>
        </table:table-row>
        <table:table-row table:style-name="ro1">
          <table:table-cell table:style-name="ce1" office:value-type="float" office:value="30.33995312">
            <text:p>30.339953</text:p>
          </table:table-cell>
          <table:table-cell table:style-name="ce1" office:value-type="float" office:value="-97.73064354">
            <text:p>-97.730644</text:p>
          </table:table-cell>
          <table:table-cell table:style-name="ce2" office:value-type="float" office:value="214.991943">
            <text:p>214.99</text:p>
          </table:table-cell>
          <table:table-cell table:style-name="ce2" office:value-type="float" office:value="32434.7598">
            <text:p>32434.76</text:p>
          </table:table-cell>
          <table:table-cell table:style-name="ce2" table:formula="of:=[.D1931]-[.D1930]" office:value-type="float" office:value="15.5859999999993">
            <text:p>15.59</text:p>
          </table:table-cell>
          <table:table-cell table:style-name="ce4" table:formula="of:=[.D1931]*0.000621371" office:value-type="float" office:value="20.1540191316858">
            <text:p>20.1540</text:p>
          </table:table-cell>
          <table:table-cell table:style-name="ce4" table:formula="of:=[.E1931]*0.000621371" office:value-type="float" office:value="0.00968468840599959">
            <text:p>0.0097</text:p>
          </table:table-cell>
        </table:table-row>
        <table:table-row table:style-name="ro1">
          <table:table-cell table:style-name="ce1" office:value-type="float" office:value="30.33981247">
            <text:p>30.339812</text:p>
          </table:table-cell>
          <table:table-cell table:style-name="ce1" office:value-type="float" office:value="-97.73073935">
            <text:p>-97.730739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32452.8828">
            <text:p>32452.88</text:p>
          </table:table-cell>
          <table:table-cell table:style-name="ce2" table:formula="of:=[.D1932]-[.D1931]" office:value-type="float" office:value="18.1229999999996">
            <text:p>18.12</text:p>
          </table:table-cell>
          <table:table-cell table:style-name="ce4" table:formula="of:=[.D1932]*0.000621371" office:value-type="float" office:value="20.1652802383188">
            <text:p>20.1653</text:p>
          </table:table-cell>
          <table:table-cell table:style-name="ce4" table:formula="of:=[.E1932]*0.000621371" office:value-type="float" office:value="0.0112611066329997">
            <text:p>0.0113</text:p>
          </table:table-cell>
        </table:table-row>
        <table:table-row table:style-name="ro1">
          <table:table-cell table:style-name="ce1" office:value-type="float" office:value="30.3396906">
            <text:p>30.339691</text:p>
          </table:table-cell>
          <table:table-cell table:style-name="ce1" office:value-type="float" office:value="-97.73082166">
            <text:p>-97.730822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32468.4707">
            <text:p>32468.47</text:p>
          </table:table-cell>
          <table:table-cell table:style-name="ce2" table:formula="of:=[.D1933]-[.D1932]" office:value-type="float" office:value="15.5879000000023">
            <text:p>15.59</text:p>
          </table:table-cell>
          <table:table-cell table:style-name="ce4" table:formula="of:=[.D1933]*0.000621371" office:value-type="float" office:value="20.1749661073297">
            <text:p>20.1750</text:p>
          </table:table-cell>
          <table:table-cell table:style-name="ce4" table:formula="of:=[.E1933]*0.000621371" office:value-type="float" office:value="0.00968586901090141">
            <text:p>0.0097</text:p>
          </table:table-cell>
        </table:table-row>
        <table:table-row table:style-name="ro1">
          <table:table-cell table:style-name="ce1" office:value-type="float" office:value="30.3395704">
            <text:p>30.339570</text:p>
          </table:table-cell>
          <table:table-cell table:style-name="ce1" office:value-type="float" office:value="-97.73090037">
            <text:p>-97.730900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32483.7852">
            <text:p>32483.79</text:p>
          </table:table-cell>
          <table:table-cell table:style-name="ce2" table:formula="of:=[.D1934]-[.D1933]" office:value-type="float" office:value="15.3144999999968">
            <text:p>15.31</text:p>
          </table:table-cell>
          <table:table-cell table:style-name="ce4" table:formula="of:=[.D1934]*0.000621371" office:value-type="float" office:value="20.1844820935092">
            <text:p>20.1845</text:p>
          </table:table-cell>
          <table:table-cell table:style-name="ce4" table:formula="of:=[.E1934]*0.000621371" office:value-type="float" office:value="0.00951598617949799">
            <text:p>0.0095</text:p>
          </table:table-cell>
        </table:table-row>
        <table:table-row table:style-name="ro1">
          <table:table-cell table:style-name="ce1" office:value-type="float" office:value="30.33944836">
            <text:p>30.339448</text:p>
          </table:table-cell>
          <table:table-cell table:style-name="ce1" office:value-type="float" office:value="-97.73097589">
            <text:p>-97.730976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32499.1387">
            <text:p>32499.14</text:p>
          </table:table-cell>
          <table:table-cell table:style-name="ce2" table:formula="of:=[.D1935]-[.D1934]" office:value-type="float" office:value="15.3535000000011">
            <text:p>15.35</text:p>
          </table:table-cell>
          <table:table-cell table:style-name="ce4" table:formula="of:=[.D1935]*0.000621371" office:value-type="float" office:value="20.1940223131577">
            <text:p>20.1940</text:p>
          </table:table-cell>
          <table:table-cell table:style-name="ce4" table:formula="of:=[.E1935]*0.000621371" office:value-type="float" office:value="0.00954021964850067">
            <text:p>0.0095</text:p>
          </table:table-cell>
        </table:table-row>
        <table:table-row table:style-name="ro1">
          <table:table-cell table:style-name="ce1" office:value-type="float" office:value="30.33931257">
            <text:p>30.339313</text:p>
          </table:table-cell>
          <table:table-cell table:style-name="ce1" office:value-type="float" office:value="-97.73105585">
            <text:p>-97.731056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32515.8711">
            <text:p>32515.87</text:p>
          </table:table-cell>
          <table:table-cell table:style-name="ce2" table:formula="of:=[.D1936]-[.D1935]" office:value-type="float" office:value="16.7324000000008">
            <text:p>16.73</text:p>
          </table:table-cell>
          <table:table-cell table:style-name="ce4" table:formula="of:=[.D1936]*0.000621371" office:value-type="float" office:value="20.2044193412781">
            <text:p>20.2044</text:p>
          </table:table-cell>
          <table:table-cell table:style-name="ce4" table:formula="of:=[.E1936]*0.000621371" office:value-type="float" office:value="0.0103970281204005">
            <text:p>0.0104</text:p>
          </table:table-cell>
        </table:table-row>
        <table:table-row table:style-name="ro1">
          <table:table-cell table:style-name="ce1" office:value-type="float" office:value="30.33918223">
            <text:p>30.339182</text:p>
          </table:table-cell>
          <table:table-cell table:style-name="ce1" office:value-type="float" office:value="-97.73113288">
            <text:p>-97.731133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32532">
            <text:p>32532.00</text:p>
          </table:table-cell>
          <table:table-cell table:style-name="ce2" table:formula="of:=[.D1937]-[.D1936]" office:value-type="float" office:value="16.1288999999997">
            <text:p>16.13</text:p>
          </table:table-cell>
          <table:table-cell table:style-name="ce4" table:formula="of:=[.D1937]*0.000621371" office:value-type="float" office:value="20.214441372">
            <text:p>20.2144</text:p>
          </table:table-cell>
          <table:table-cell table:style-name="ce4" table:formula="of:=[.E1937]*0.000621371" office:value-type="float" office:value="0.0100220307218998">
            <text:p>0.0100</text:p>
          </table:table-cell>
        </table:table-row>
        <table:table-row table:style-name="ro1">
          <table:table-cell table:style-name="ce1" office:value-type="float" office:value="30.33909917">
            <text:p>30.339099</text:p>
          </table:table-cell>
          <table:table-cell table:style-name="ce1" office:value-type="float" office:value="-97.73118284">
            <text:p>-97.731183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32542.2812">
            <text:p>32542.28</text:p>
          </table:table-cell>
          <table:table-cell table:style-name="ce2" table:formula="of:=[.D1938]-[.D1937]" office:value-type="float" office:value="10.2812000000013">
            <text:p>10.28</text:p>
          </table:table-cell>
          <table:table-cell table:style-name="ce4" table:formula="of:=[.D1938]*0.000621371" office:value-type="float" office:value="20.2208298115252">
            <text:p>20.2208</text:p>
          </table:table-cell>
          <table:table-cell table:style-name="ce4" table:formula="of:=[.E1938]*0.000621371" office:value-type="float" office:value="0.00638843952520079">
            <text:p>0.0064</text:p>
          </table:table-cell>
        </table:table-row>
        <table:table-row table:style-name="ro1">
          <table:table-cell table:style-name="ce1" office:value-type="float" office:value="30.33894536">
            <text:p>30.338945</text:p>
          </table:table-cell>
          <table:table-cell table:style-name="ce1" office:value-type="float" office:value="-97.73128618">
            <text:p>-97.731286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32562.0098">
            <text:p>32562.01</text:p>
          </table:table-cell>
          <table:table-cell table:style-name="ce2" table:formula="of:=[.D1939]-[.D1938]" office:value-type="float" office:value="19.7285999999986">
            <text:p>19.73</text:p>
          </table:table-cell>
          <table:table-cell table:style-name="ce4" table:formula="of:=[.D1939]*0.000621371" office:value-type="float" office:value="20.2330885914358">
            <text:p>20.2331</text:p>
          </table:table-cell>
          <table:table-cell table:style-name="ce4" table:formula="of:=[.E1939]*0.000621371" office:value-type="float" office:value="0.0122587799105991">
            <text:p>0.0123</text:p>
          </table:table-cell>
        </table:table-row>
        <table:table-row table:style-name="ro1">
          <table:table-cell table:style-name="ce1" office:value-type="float" office:value="30.33882936">
            <text:p>30.338829</text:p>
          </table:table-cell>
          <table:table-cell table:style-name="ce1" office:value-type="float" office:value="-97.73136766">
            <text:p>-97.731368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2577.0723">
            <text:p>32577.07</text:p>
          </table:table-cell>
          <table:table-cell table:style-name="ce2" table:formula="of:=[.D1940]-[.D1939]" office:value-type="float" office:value="15.0625">
            <text:p>15.06</text:p>
          </table:table-cell>
          <table:table-cell table:style-name="ce4" table:formula="of:=[.D1940]*0.000621371" office:value-type="float" office:value="20.2424479921233">
            <text:p>20.2424</text:p>
          </table:table-cell>
          <table:table-cell table:style-name="ce4" table:formula="of:=[.E1940]*0.000621371" office:value-type="float" office:value="0.0093594006875">
            <text:p>0.0094</text:p>
          </table:table-cell>
        </table:table-row>
        <table:table-row table:style-name="ro1">
          <table:table-cell table:style-name="ce1" office:value-type="float" office:value="30.3386986">
            <text:p>30.338699</text:p>
          </table:table-cell>
          <table:table-cell table:style-name="ce1" office:value-type="float" office:value="-97.73145894">
            <text:p>-97.731459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32593.9922">
            <text:p>32593.99</text:p>
          </table:table-cell>
          <table:table-cell table:style-name="ce2" table:formula="of:=[.D1941]-[.D1940]" office:value-type="float" office:value="16.9199000000008">
            <text:p>16.92</text:p>
          </table:table-cell>
          <table:table-cell table:style-name="ce4" table:formula="of:=[.D1941]*0.000621371" office:value-type="float" office:value="20.2529615273062">
            <text:p>20.2530</text:p>
          </table:table-cell>
          <table:table-cell table:style-name="ce4" table:formula="of:=[.E1941]*0.000621371" office:value-type="float" office:value="0.0105135351829005">
            <text:p>0.0105</text:p>
          </table:table-cell>
        </table:table-row>
        <table:table-row table:style-name="ro1">
          <table:table-cell table:style-name="ce1" office:value-type="float" office:value="30.33863925">
            <text:p>30.338639</text:p>
          </table:table-cell>
          <table:table-cell table:style-name="ce1" office:value-type="float" office:value="-97.73149489">
            <text:p>-97.731495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32601.4023">
            <text:p>32601.40</text:p>
          </table:table-cell>
          <table:table-cell table:style-name="ce2" table:formula="of:=[.D1942]-[.D1941]" office:value-type="float" office:value="7.41010000000097">
            <text:p>7.41</text:p>
          </table:table-cell>
          <table:table-cell table:style-name="ce4" table:formula="of:=[.D1942]*0.000621371" office:value-type="float" office:value="20.2575659485533">
            <text:p>20.2576</text:p>
          </table:table-cell>
          <table:table-cell table:style-name="ce4" table:formula="of:=[.E1942]*0.000621371" office:value-type="float" office:value="0.0046044212471006">
            <text:p>0.0046</text:p>
          </table:table-cell>
        </table:table-row>
        <table:table-row table:style-name="ro1">
          <table:table-cell table:style-name="ce1" office:value-type="float" office:value="30.33848695">
            <text:p>30.338487</text:p>
          </table:table-cell>
          <table:table-cell table:style-name="ce1" office:value-type="float" office:value="-97.73157729">
            <text:p>-97.731577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32619.9336">
            <text:p>32619.93</text:p>
          </table:table-cell>
          <table:table-cell table:style-name="ce2" table:formula="of:=[.D1943]-[.D1942]" office:value-type="float" office:value="18.5312999999987">
            <text:p>18.53</text:p>
          </table:table-cell>
          <table:table-cell table:style-name="ce4" table:formula="of:=[.D1943]*0.000621371" office:value-type="float" office:value="20.2690807609656">
            <text:p>20.2691</text:p>
          </table:table-cell>
          <table:table-cell table:style-name="ce4" table:formula="of:=[.E1943]*0.000621371" office:value-type="float" office:value="0.0115148124122992">
            <text:p>0.0115</text:p>
          </table:table-cell>
        </table:table-row>
        <table:table-row table:style-name="ro1">
          <table:table-cell table:style-name="ce1" office:value-type="float" office:value="30.33839936">
            <text:p>30.338399</text:p>
          </table:table-cell>
          <table:table-cell table:style-name="ce1" office:value-type="float" office:value="-97.73164996">
            <text:p>-97.731650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32631.7793">
            <text:p>32631.78</text:p>
          </table:table-cell>
          <table:table-cell table:style-name="ce2" table:formula="of:=[.D1944]-[.D1943]" office:value-type="float" office:value="11.845699999998">
            <text:p>11.85</text:p>
          </table:table-cell>
          <table:table-cell table:style-name="ce4" table:formula="of:=[.D1944]*0.000621371" office:value-type="float" office:value="20.2764413354203">
            <text:p>20.2764</text:p>
          </table:table-cell>
          <table:table-cell table:style-name="ce4" table:formula="of:=[.E1944]*0.000621371" office:value-type="float" office:value="0.00736057445469878">
            <text:p>0.0074</text:p>
          </table:table-cell>
        </table:table-row>
        <table:table-row table:style-name="ro1">
          <table:table-cell table:style-name="ce1" office:value-type="float" office:value="30.33829903">
            <text:p>30.338299</text:p>
          </table:table-cell>
          <table:table-cell table:style-name="ce1" office:value-type="float" office:value="-97.73172054">
            <text:p>-97.731721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32644.8848">
            <text:p>32644.88</text:p>
          </table:table-cell>
          <table:table-cell table:style-name="ce2" table:formula="of:=[.D1945]-[.D1944]" office:value-type="float" office:value="13.1055000000015">
            <text:p>13.11</text:p>
          </table:table-cell>
          <table:table-cell table:style-name="ce4" table:formula="of:=[.D1945]*0.000621371" office:value-type="float" office:value="20.2845847130608">
            <text:p>20.2846</text:p>
          </table:table-cell>
          <table:table-cell table:style-name="ce4" table:formula="of:=[.E1945]*0.000621371" office:value-type="float" office:value="0.00814337764050092">
            <text:p>0.0081</text:p>
          </table:table-cell>
        </table:table-row>
        <table:table-row table:style-name="ro1">
          <table:table-cell table:style-name="ce1" office:value-type="float" office:value="30.33818747">
            <text:p>30.338187</text:p>
          </table:table-cell>
          <table:table-cell table:style-name="ce1" office:value-type="float" office:value="-97.73178482">
            <text:p>-97.731785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32658.6855">
            <text:p>32658.69</text:p>
          </table:table-cell>
          <table:table-cell table:style-name="ce2" table:formula="of:=[.D1946]-[.D1945]" office:value-type="float" office:value="13.8006999999998">
            <text:p>13.80</text:p>
          </table:table-cell>
          <table:table-cell table:style-name="ce4" table:formula="of:=[.D1946]*0.000621371" office:value-type="float" office:value="20.2931600678205">
            <text:p>20.2932</text:p>
          </table:table-cell>
          <table:table-cell table:style-name="ce4" table:formula="of:=[.E1946]*0.000621371" office:value-type="float" office:value="0.00857535475969986">
            <text:p>0.0086</text:p>
          </table:table-cell>
        </table:table-row>
        <table:table-row table:style-name="ro1">
          <table:table-cell table:style-name="ce1" office:value-type="float" office:value="30.33806979">
            <text:p>30.338070</text:p>
          </table:table-cell>
          <table:table-cell table:style-name="ce1" office:value-type="float" office:value="-97.73185347">
            <text:p>-97.731853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32673.207">
            <text:p>32673.21</text:p>
          </table:table-cell>
          <table:table-cell table:style-name="ce2" table:formula="of:=[.D1947]-[.D1946]" office:value-type="float" office:value="14.5214999999989">
            <text:p>14.52</text:p>
          </table:table-cell>
          <table:table-cell table:style-name="ce4" table:formula="of:=[.D1947]*0.000621371" office:value-type="float" office:value="20.302183306797">
            <text:p>20.3022</text:p>
          </table:table-cell>
          <table:table-cell table:style-name="ce4" table:formula="of:=[.E1947]*0.000621371" office:value-type="float" office:value="0.00902323897649933">
            <text:p>0.0090</text:p>
          </table:table-cell>
        </table:table-row>
        <table:table-row table:style-name="ro1">
          <table:table-cell table:style-name="ce1" office:value-type="float" office:value="30.33798798">
            <text:p>30.337988</text:p>
          </table:table-cell>
          <table:table-cell table:style-name="ce1" office:value-type="float" office:value="-97.73189379">
            <text:p>-97.731894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2683.1152">
            <text:p>32683.12</text:p>
          </table:table-cell>
          <table:table-cell table:style-name="ce2" table:formula="of:=[.D1948]-[.D1947]" office:value-type="float" office:value="9.90820000000167">
            <text:p>9.91</text:p>
          </table:table-cell>
          <table:table-cell table:style-name="ce4" table:formula="of:=[.D1948]*0.000621371" office:value-type="float" office:value="20.3083399749392">
            <text:p>20.3083</text:p>
          </table:table-cell>
          <table:table-cell table:style-name="ce4" table:formula="of:=[.E1948]*0.000621371" office:value-type="float" office:value="0.00615666814220104">
            <text:p>0.0062</text:p>
          </table:table-cell>
        </table:table-row>
        <table:table-row table:style-name="ro1">
          <table:table-cell table:style-name="ce1" office:value-type="float" office:value="30.33799083">
            <text:p>30.337991</text:p>
          </table:table-cell>
          <table:table-cell table:style-name="ce1" office:value-type="float" office:value="-97.73197023">
            <text:p>-97.731970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2691.2461">
            <text:p>32691.25</text:p>
          </table:table-cell>
          <table:table-cell table:style-name="ce2" table:formula="of:=[.D1949]-[.D1948]" office:value-type="float" office:value="8.13090000000011">
            <text:p>8.13</text:p>
          </table:table-cell>
          <table:table-cell table:style-name="ce4" table:formula="of:=[.D1949]*0.000621371" office:value-type="float" office:value="20.3133922804031">
            <text:p>20.3134</text:p>
          </table:table-cell>
          <table:table-cell table:style-name="ce4" table:formula="of:=[.E1949]*0.000621371" office:value-type="float" office:value="0.00505230546390007">
            <text:p>0.0051</text:p>
          </table:table-cell>
        </table:table-row>
        <table:table-row table:style-name="ro1">
          <table:table-cell table:style-name="ce1" office:value-type="float" office:value="30.33800516">
            <text:p>30.338005</text:p>
          </table:table-cell>
          <table:table-cell table:style-name="ce1" office:value-type="float" office:value="-97.73199345">
            <text:p>-97.731993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2693.8789">
            <text:p>32693.88</text:p>
          </table:table-cell>
          <table:table-cell table:style-name="ce2" table:formula="of:=[.D1950]-[.D1949]" office:value-type="float" office:value="2.63279999999941">
            <text:p>2.63</text:p>
          </table:table-cell>
          <table:table-cell table:style-name="ce4" table:formula="of:=[.D1950]*0.000621371" office:value-type="float" office:value="20.3150282259719">
            <text:p>20.3150</text:p>
          </table:table-cell>
          <table:table-cell table:style-name="ce4" table:formula="of:=[.E1950]*0.000621371" office:value-type="float" office:value="0.00163594556879963">
            <text:p>0.0016</text:p>
          </table:table-cell>
        </table:table-row>
        <table:table-row table:style-name="ro1">
          <table:table-cell table:style-name="ce1" office:value-type="float" office:value="30.33800215">
            <text:p>30.338002</text:p>
          </table:table-cell>
          <table:table-cell table:style-name="ce1" office:value-type="float" office:value="-97.73199596">
            <text:p>-97.731996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32696.1719">
            <text:p>32696.17</text:p>
          </table:table-cell>
          <table:table-cell table:style-name="ce2" table:formula="of:=[.D1951]-[.D1950]" office:value-type="float" office:value="2.29300000000148">
            <text:p>2.29</text:p>
          </table:table-cell>
          <table:table-cell table:style-name="ce4" table:formula="of:=[.D1951]*0.000621371" office:value-type="float" office:value="20.3164530296749">
            <text:p>20.3165</text:p>
          </table:table-cell>
          <table:table-cell table:style-name="ce4" table:formula="of:=[.E1951]*0.000621371" office:value-type="float" office:value="0.00142480370300092">
            <text:p>0.0014</text:p>
          </table:table-cell>
        </table:table-row>
        <table:table-row table:style-name="ro1">
          <table:table-cell table:style-name="ce1" office:value-type="float" office:value="30.33800642">
            <text:p>30.338006</text:p>
          </table:table-cell>
          <table:table-cell table:style-name="ce1" office:value-type="float" office:value="-97.73199362">
            <text:p>-97.731994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32697.584">
            <text:p>32697.58</text:p>
          </table:table-cell>
          <table:table-cell table:style-name="ce2" table:formula="of:=[.D1952]-[.D1951]" office:value-type="float" office:value="1.41209999999774">
            <text:p>1.41</text:p>
          </table:table-cell>
          <table:table-cell table:style-name="ce4" table:formula="of:=[.D1952]*0.000621371" office:value-type="float" office:value="20.317330467664">
            <text:p>20.3173</text:p>
          </table:table-cell>
          <table:table-cell table:style-name="ce4" table:formula="of:=[.E1952]*0.000621371" office:value-type="float" office:value="0.000877437989098593">
            <text:p>0.0009</text:p>
          </table:table-cell>
        </table:table-row>
        <table:table-row table:style-name="ro1">
          <table:table-cell table:style-name="ce1" office:value-type="float" office:value="30.33798857">
            <text:p>30.337989</text:p>
          </table:table-cell>
          <table:table-cell table:style-name="ce1" office:value-type="float" office:value="-97.73200125">
            <text:p>-97.732001</text:p>
          </table:table-cell>
          <table:table-cell table:style-name="ce2" office:value-type="float" office:value="213.069336">
            <text:p>213.07</text:p>
          </table:table-cell>
          <table:table-cell table:style-name="ce2" office:value-type="float" office:value="32700.0195">
            <text:p>32700.02</text:p>
          </table:table-cell>
          <table:table-cell table:style-name="ce2" table:formula="of:=[.D1953]-[.D1952]" office:value-type="float" office:value="2.43549999999959">
            <text:p>2.44</text:p>
          </table:table-cell>
          <table:table-cell table:style-name="ce4" table:formula="of:=[.D1953]*0.000621371" office:value-type="float" office:value="20.3188438167345">
            <text:p>20.3188</text:p>
          </table:table-cell>
          <table:table-cell table:style-name="ce4" table:formula="of:=[.E1953]*0.000621371" office:value-type="float" office:value="0.00151334907049975">
            <text:p>0.0015</text:p>
          </table:table-cell>
        </table:table-row>
        <table:table-row table:style-name="ro1">
          <table:table-cell table:style-name="ce1" office:value-type="float" office:value="30.33783887">
            <text:p>30.337839</text:p>
          </table:table-cell>
          <table:table-cell table:style-name="ce1" office:value-type="float" office:value="-97.73209395">
            <text:p>-97.732094</text:p>
          </table:table-cell>
          <table:table-cell table:style-name="ce2" office:value-type="float" office:value="212.588623">
            <text:p>212.59</text:p>
          </table:table-cell>
          <table:table-cell table:style-name="ce2" office:value-type="float" office:value="32719.0176">
            <text:p>32719.02</text:p>
          </table:table-cell>
          <table:table-cell table:style-name="ce2" table:formula="of:=[.D1954]-[.D1953]" office:value-type="float" office:value="18.9981000000007">
            <text:p>19.00</text:p>
          </table:table-cell>
          <table:table-cell table:style-name="ce4" table:formula="of:=[.D1954]*0.000621371" office:value-type="float" office:value="20.3306486851296">
            <text:p>20.3306</text:p>
          </table:table-cell>
          <table:table-cell table:style-name="ce4" table:formula="of:=[.E1954]*0.000621371" office:value-type="float" office:value="0.0118048683951004">
            <text:p>0.0118</text:p>
          </table:table-cell>
        </table:table-row>
        <table:table-row table:style-name="ro1">
          <table:table-cell table:style-name="ce1" office:value-type="float" office:value="30.33768414">
            <text:p>30.337684</text:p>
          </table:table-cell>
          <table:table-cell table:style-name="ce1" office:value-type="float" office:value="-97.73219302">
            <text:p>-97.732193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32738.6348">
            <text:p>32738.63</text:p>
          </table:table-cell>
          <table:table-cell table:style-name="ce2" table:formula="of:=[.D1955]-[.D1954]" office:value-type="float" office:value="19.6172000000006">
            <text:p>19.62</text:p>
          </table:table-cell>
          <table:table-cell table:style-name="ce4" table:formula="of:=[.D1955]*0.000621371" office:value-type="float" office:value="20.3428382443108">
            <text:p>20.3428</text:p>
          </table:table-cell>
          <table:table-cell table:style-name="ce4" table:formula="of:=[.E1955]*0.000621371" office:value-type="float" office:value="0.0121895591812004">
            <text:p>0.0122</text:p>
          </table:table-cell>
        </table:table-row>
        <table:table-row table:style-name="ro1">
          <table:table-cell table:style-name="ce1" office:value-type="float" office:value="30.33755447">
            <text:p>30.337554</text:p>
          </table:table-cell>
          <table:table-cell table:style-name="ce1" office:value-type="float" office:value="-97.7322579">
            <text:p>-97.732258</text:p>
          </table:table-cell>
          <table:table-cell table:style-name="ce2" office:value-type="float" office:value="212.108032">
            <text:p>212.11</text:p>
          </table:table-cell>
          <table:table-cell table:style-name="ce2" office:value-type="float" office:value="32754.3086">
            <text:p>32754.31</text:p>
          </table:table-cell>
          <table:table-cell table:style-name="ce2" table:formula="of:=[.D1956]-[.D1955]" office:value-type="float" office:value="15.6738000000005">
            <text:p>15.67</text:p>
          </table:table-cell>
          <table:table-cell table:style-name="ce4" table:formula="of:=[.D1956]*0.000621371" office:value-type="float" office:value="20.3525774890906">
            <text:p>20.3526</text:p>
          </table:table-cell>
          <table:table-cell table:style-name="ce4" table:formula="of:=[.E1956]*0.000621371" office:value-type="float" office:value="0.0097392447798003">
            <text:p>0.0097</text:p>
          </table:table-cell>
        </table:table-row>
        <table:table-row table:style-name="ro1">
          <table:table-cell table:style-name="ce1" office:value-type="float" office:value="30.33742178">
            <text:p>30.337422</text:p>
          </table:table-cell>
          <table:table-cell table:style-name="ce1" office:value-type="float" office:value="-97.7323408">
            <text:p>-97.732341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32771.1133">
            <text:p>32771.11</text:p>
          </table:table-cell>
          <table:table-cell table:style-name="ce2" table:formula="of:=[.D1957]-[.D1956]" office:value-type="float" office:value="16.804699999997">
            <text:p>16.80</text:p>
          </table:table-cell>
          <table:table-cell table:style-name="ce4" table:formula="of:=[.D1957]*0.000621371" office:value-type="float" office:value="20.3630194423343">
            <text:p>20.3630</text:p>
          </table:table-cell>
          <table:table-cell table:style-name="ce4" table:formula="of:=[.E1957]*0.000621371" office:value-type="float" office:value="0.0104419532436981">
            <text:p>0.0104</text:p>
          </table:table-cell>
        </table:table-row>
        <table:table-row table:style-name="ro1">
          <table:table-cell table:style-name="ce1" office:value-type="float" office:value="30.33730687">
            <text:p>30.337307</text:p>
          </table:table-cell>
          <table:table-cell table:style-name="ce1" office:value-type="float" office:value="-97.73242814">
            <text:p>-97.732428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2786.3594">
            <text:p>32786.36</text:p>
          </table:table-cell>
          <table:table-cell table:style-name="ce2" table:formula="of:=[.D1958]-[.D1957]" office:value-type="float" office:value="15.2461000000039">
            <text:p>15.25</text:p>
          </table:table-cell>
          <table:table-cell table:style-name="ce4" table:formula="of:=[.D1958]*0.000621371" office:value-type="float" office:value="20.3724929267374">
            <text:p>20.3725</text:p>
          </table:table-cell>
          <table:table-cell table:style-name="ce4" table:formula="of:=[.E1958]*0.000621371" office:value-type="float" office:value="0.00947348440310245">
            <text:p>0.0095</text:p>
          </table:table-cell>
        </table:table-row>
        <table:table-row table:style-name="ro1">
          <table:table-cell table:style-name="ce1" office:value-type="float" office:value="30.33718717">
            <text:p>30.337187</text:p>
          </table:table-cell>
          <table:table-cell table:style-name="ce1" office:value-type="float" office:value="-97.73249393">
            <text:p>-97.732494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2801.0391">
            <text:p>32801.04</text:p>
          </table:table-cell>
          <table:table-cell table:style-name="ce2" table:formula="of:=[.D1959]-[.D1958]" office:value-type="float" office:value="14.6797000000006">
            <text:p>14.68</text:p>
          </table:table-cell>
          <table:table-cell table:style-name="ce4" table:formula="of:=[.D1959]*0.000621371" office:value-type="float" office:value="20.3816144666061">
            <text:p>20.3816</text:p>
          </table:table-cell>
          <table:table-cell table:style-name="ce4" table:formula="of:=[.E1959]*0.000621371" office:value-type="float" office:value="0.00912153986870037">
            <text:p>0.0091</text:p>
          </table:table-cell>
        </table:table-row>
        <table:table-row table:style-name="ro1">
          <table:table-cell table:style-name="ce1" office:value-type="float" office:value="30.33705776">
            <text:p>30.337058</text:p>
          </table:table-cell>
          <table:table-cell table:style-name="ce1" office:value-type="float" office:value="-97.73256166">
            <text:p>-97.732562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2816.7578">
            <text:p>32816.76</text:p>
          </table:table-cell>
          <table:table-cell table:style-name="ce2" table:formula="of:=[.D1960]-[.D1959]" office:value-type="float" office:value="15.7186999999976">
            <text:p>15.72</text:p>
          </table:table-cell>
          <table:table-cell table:style-name="ce4" table:formula="of:=[.D1960]*0.000621371" office:value-type="float" office:value="20.3913816109438">
            <text:p>20.3914</text:p>
          </table:table-cell>
          <table:table-cell table:style-name="ce4" table:formula="of:=[.E1960]*0.000621371" office:value-type="float" office:value="0.00976714433769852">
            <text:p>0.0098</text:p>
          </table:table-cell>
        </table:table-row>
        <table:table-row table:style-name="ro1">
          <table:table-cell table:style-name="ce1" office:value-type="float" office:value="30.33690998">
            <text:p>30.336910</text:p>
          </table:table-cell>
          <table:table-cell table:style-name="ce1" office:value-type="float" office:value="-97.73262176">
            <text:p>-97.732622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2834.1484">
            <text:p>32834.15</text:p>
          </table:table-cell>
          <table:table-cell table:style-name="ce2" table:formula="of:=[.D1961]-[.D1960]" office:value-type="float" office:value="17.3905999999988">
            <text:p>17.39</text:p>
          </table:table-cell>
          <table:table-cell table:style-name="ce4" table:formula="of:=[.D1961]*0.000621371" office:value-type="float" office:value="20.4021876254564">
            <text:p>20.4022</text:p>
          </table:table-cell>
          <table:table-cell table:style-name="ce4" table:formula="of:=[.E1961]*0.000621371" office:value-type="float" office:value="0.0108060145125993">
            <text:p>0.0108</text:p>
          </table:table-cell>
        </table:table-row>
        <table:table-row table:style-name="ro1">
          <table:table-cell table:style-name="ce1" office:value-type="float" office:value="30.33679725">
            <text:p>30.336797</text:p>
          </table:table-cell>
          <table:table-cell table:style-name="ce1" office:value-type="float" office:value="-97.7326687">
            <text:p>-97.732669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2847.332">
            <text:p>32847.33</text:p>
          </table:table-cell>
          <table:table-cell table:style-name="ce2" table:formula="of:=[.D1962]-[.D1961]" office:value-type="float" office:value="13.1836000000039">
            <text:p>13.18</text:p>
          </table:table-cell>
          <table:table-cell table:style-name="ce4" table:formula="of:=[.D1962]*0.000621371" office:value-type="float" office:value="20.410379532172">
            <text:p>20.4104</text:p>
          </table:table-cell>
          <table:table-cell table:style-name="ce4" table:formula="of:=[.E1962]*0.000621371" office:value-type="float" office:value="0.00819190671560245">
            <text:p>0.0082</text:p>
          </table:table-cell>
        </table:table-row>
        <table:table-row table:style-name="ro1">
          <table:table-cell table:style-name="ce1" office:value-type="float" office:value="30.33667269">
            <text:p>30.336673</text:p>
          </table:table-cell>
          <table:table-cell table:style-name="ce1" office:value-type="float" office:value="-97.73269627">
            <text:p>-97.732696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2861.4375">
            <text:p>32861.44</text:p>
          </table:table-cell>
          <table:table-cell table:style-name="ce2" table:formula="of:=[.D1963]-[.D1962]" office:value-type="float" office:value="14.1054999999978">
            <text:p>14.11</text:p>
          </table:table-cell>
          <table:table-cell table:style-name="ce4" table:formula="of:=[.D1963]*0.000621371" office:value-type="float" office:value="20.4191442808125">
            <text:p>20.4191</text:p>
          </table:table-cell>
          <table:table-cell table:style-name="ce4" table:formula="of:=[.E1963]*0.000621371" office:value-type="float" office:value="0.00876474864049866">
            <text:p>0.0088</text:p>
          </table:table-cell>
        </table:table-row>
        <table:table-row table:style-name="ro1">
          <table:table-cell table:style-name="ce1" office:value-type="float" office:value="30.33659524">
            <text:p>30.336595</text:p>
          </table:table-cell>
          <table:table-cell table:style-name="ce1" office:value-type="float" office:value="-97.73269795">
            <text:p>-97.732698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2869.9648">
            <text:p>32869.96</text:p>
          </table:table-cell>
          <table:table-cell table:style-name="ce2" table:formula="of:=[.D1964]-[.D1963]" office:value-type="float" office:value="8.52730000000156">
            <text:p>8.53</text:p>
          </table:table-cell>
          <table:table-cell table:style-name="ce4" table:formula="of:=[.D1964]*0.000621371" office:value-type="float" office:value="20.4244428977408">
            <text:p>20.4244</text:p>
          </table:table-cell>
          <table:table-cell table:style-name="ce4" table:formula="of:=[.E1964]*0.000621371" office:value-type="float" office:value="0.00529861692830097">
            <text:p>0.0053</text:p>
          </table:table-cell>
        </table:table-row>
        <table:table-row table:style-name="ro1">
          <table:table-cell table:style-name="ce1" office:value-type="float" office:value="30.33651972">
            <text:p>30.336520</text:p>
          </table:table-cell>
          <table:table-cell table:style-name="ce1" office:value-type="float" office:value="-97.73269795">
            <text:p>-97.732698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2878.3047">
            <text:p>32878.30</text:p>
          </table:table-cell>
          <table:table-cell table:style-name="ce2" table:formula="of:=[.D1965]-[.D1964]" office:value-type="float" office:value="8.33989999999903">
            <text:p>8.34</text:p>
          </table:table-cell>
          <table:table-cell table:style-name="ce4" table:formula="of:=[.D1965]*0.000621371" office:value-type="float" office:value="20.4296250697437">
            <text:p>20.4296</text:p>
          </table:table-cell>
          <table:table-cell table:style-name="ce4" table:formula="of:=[.E1965]*0.000621371" office:value-type="float" office:value="0.0051821720028994">
            <text:p>0.0052</text:p>
          </table:table-cell>
        </table:table-row>
        <table:table-row table:style-name="ro1">
          <table:table-cell table:style-name="ce1" office:value-type="float" office:value="30.33642543">
            <text:p>30.336425</text:p>
          </table:table-cell>
          <table:table-cell table:style-name="ce1" office:value-type="float" office:value="-97.7326977">
            <text:p>-97.732698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2888.7656">
            <text:p>32888.77</text:p>
          </table:table-cell>
          <table:table-cell table:style-name="ce2" table:formula="of:=[.D1966]-[.D1965]" office:value-type="float" office:value="10.4608999999982">
            <text:p>10.46</text:p>
          </table:table-cell>
          <table:table-cell table:style-name="ce4" table:formula="of:=[.D1966]*0.000621371" office:value-type="float" office:value="20.4361251696376">
            <text:p>20.4361</text:p>
          </table:table-cell>
          <table:table-cell table:style-name="ce4" table:formula="of:=[.E1966]*0.000621371" office:value-type="float" office:value="0.00650009989389889">
            <text:p>0.0065</text:p>
          </table:table-cell>
        </table:table-row>
        <table:table-row table:style-name="ro1">
          <table:table-cell table:style-name="ce1" office:value-type="float" office:value="30.33636583">
            <text:p>30.336366</text:p>
          </table:table-cell>
          <table:table-cell table:style-name="ce1" office:value-type="float" office:value="-97.73268512">
            <text:p>-97.732685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2895.4297">
            <text:p>32895.43</text:p>
          </table:table-cell>
          <table:table-cell table:style-name="ce2" table:formula="of:=[.D1967]-[.D1966]" office:value-type="float" office:value="6.66410000000178">
            <text:p>6.66</text:p>
          </table:table-cell>
          <table:table-cell table:style-name="ce4" table:formula="of:=[.D1967]*0.000621371" office:value-type="float" office:value="20.4402660481187">
            <text:p>20.4403</text:p>
          </table:table-cell>
          <table:table-cell table:style-name="ce4" table:formula="of:=[.E1967]*0.000621371" office:value-type="float" office:value="0.00414087848110111">
            <text:p>0.0041</text:p>
          </table:table-cell>
        </table:table-row>
        <table:table-row table:style-name="ro1">
          <table:table-cell table:style-name="ce1" office:value-type="float" office:value="30.33632023">
            <text:p>30.336320</text:p>
          </table:table-cell>
          <table:table-cell table:style-name="ce1" office:value-type="float" office:value="-97.73267356">
            <text:p>-97.732674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2900.668">
            <text:p>32900.67</text:p>
          </table:table-cell>
          <table:table-cell table:style-name="ce2" table:formula="of:=[.D1968]-[.D1967]" office:value-type="float" office:value="5.23829999999725">
            <text:p>5.24</text:p>
          </table:table-cell>
          <table:table-cell table:style-name="ce4" table:formula="of:=[.D1968]*0.000621371" office:value-type="float" office:value="20.443520975828">
            <text:p>20.4435</text:p>
          </table:table-cell>
          <table:table-cell table:style-name="ce4" table:formula="of:=[.E1968]*0.000621371" office:value-type="float" office:value="0.00325492770929829">
            <text:p>0.0033</text:p>
          </table:table-cell>
        </table:table-row>
        <table:table-row table:style-name="ro1">
          <table:table-cell table:style-name="ce1" office:value-type="float" office:value="30.33619702">
            <text:p>30.336197</text:p>
          </table:table-cell>
          <table:table-cell table:style-name="ce1" office:value-type="float" office:value="-97.73265612">
            <text:p>-97.732656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32914.4297">
            <text:p>32914.43</text:p>
          </table:table-cell>
          <table:table-cell table:style-name="ce2" table:formula="of:=[.D1969]-[.D1968]" office:value-type="float" office:value="13.7617000000027">
            <text:p>13.76</text:p>
          </table:table-cell>
          <table:table-cell table:style-name="ce4" table:formula="of:=[.D1969]*0.000621371" office:value-type="float" office:value="20.4520720971187">
            <text:p>20.4521</text:p>
          </table:table-cell>
          <table:table-cell table:style-name="ce4" table:formula="of:=[.E1969]*0.000621371" office:value-type="float" office:value="0.00855112129070171">
            <text:p>0.0086</text:p>
          </table:table-cell>
        </table:table-row>
        <table:table-row table:style-name="ro1">
          <table:table-cell table:style-name="ce1" office:value-type="float" office:value="30.33617095">
            <text:p>30.336171</text:p>
          </table:table-cell>
          <table:table-cell table:style-name="ce1" office:value-type="float" office:value="-97.73264648">
            <text:p>-97.732646</text:p>
          </table:table-cell>
          <table:table-cell table:style-name="ce2" office:value-type="float" office:value="211.627441">
            <text:p>211.63</text:p>
          </table:table-cell>
          <table:table-cell table:style-name="ce2" office:value-type="float" office:value="32917.4023">
            <text:p>32917.40</text:p>
          </table:table-cell>
          <table:table-cell table:style-name="ce2" table:formula="of:=[.D1970]-[.D1969]" office:value-type="float" office:value="2.97260000000097">
            <text:p>2.97</text:p>
          </table:table-cell>
          <table:table-cell table:style-name="ce4" table:formula="of:=[.D1970]*0.000621371" office:value-type="float" office:value="20.4539191845533">
            <text:p>20.4539</text:p>
          </table:table-cell>
          <table:table-cell table:style-name="ce4" table:formula="of:=[.E1970]*0.000621371" office:value-type="float" office:value="0.0018470874346006">
            <text:p>0.0018</text:p>
          </table:table-cell>
        </table:table-row>
        <table:table-row table:style-name="ro1">
          <table:table-cell table:style-name="ce1" office:value-type="float" office:value="30.33608906">
            <text:p>30.336089</text:p>
          </table:table-cell>
          <table:table-cell table:style-name="ce1" office:value-type="float" office:value="-97.73263726">
            <text:p>-97.732637</text:p>
          </table:table-cell>
          <table:table-cell table:style-name="ce2" office:value-type="float" office:value="214.03064">
            <text:p>214.03</text:p>
          </table:table-cell>
          <table:table-cell table:style-name="ce2" office:value-type="float" office:value="32926.5195">
            <text:p>32926.52</text:p>
          </table:table-cell>
          <table:table-cell table:style-name="ce2" table:formula="of:=[.D1971]-[.D1970]" office:value-type="float" office:value="9.11720000000059">
            <text:p>9.12</text:p>
          </table:table-cell>
          <table:table-cell table:style-name="ce4" table:formula="of:=[.D1971]*0.000621371" office:value-type="float" office:value="20.4595843482345">
            <text:p>20.4596</text:p>
          </table:table-cell>
          <table:table-cell table:style-name="ce4" table:formula="of:=[.E1971]*0.000621371" office:value-type="float" office:value="0.00566516368120037">
            <text:p>0.0057</text:p>
          </table:table-cell>
        </table:table-row>
        <table:table-row table:style-name="ro1">
          <table:table-cell table:style-name="ce1" office:value-type="float" office:value="30.33601253">
            <text:p>30.336013</text:p>
          </table:table-cell>
          <table:table-cell table:style-name="ce1" office:value-type="float" office:value="-97.73264095">
            <text:p>-97.732641</text:p>
          </table:table-cell>
          <table:table-cell table:style-name="ce2" office:value-type="float" office:value="213.550049">
            <text:p>213.55</text:p>
          </table:table-cell>
          <table:table-cell table:style-name="ce2" office:value-type="float" office:value="32934.9297">
            <text:p>32934.93</text:p>
          </table:table-cell>
          <table:table-cell table:style-name="ce2" table:formula="of:=[.D1972]-[.D1971]" office:value-type="float" office:value="8.41019999999844">
            <text:p>8.41</text:p>
          </table:table-cell>
          <table:table-cell table:style-name="ce4" table:formula="of:=[.D1972]*0.000621371" office:value-type="float" office:value="20.4648102026187">
            <text:p>20.4648</text:p>
          </table:table-cell>
          <table:table-cell table:style-name="ce4" table:formula="of:=[.E1972]*0.000621371" office:value-type="float" office:value="0.00522585438419903">
            <text:p>0.0052</text:p>
          </table:table-cell>
        </table:table-row>
        <table:table-row table:style-name="ro1">
          <table:table-cell table:style-name="ce1" office:value-type="float" office:value="30.33593567">
            <text:p>30.335936</text:p>
          </table:table-cell>
          <table:table-cell table:style-name="ce1" office:value-type="float" office:value="-97.73267565">
            <text:p>-97.732676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2944.0312">
            <text:p>32944.03</text:p>
          </table:table-cell>
          <table:table-cell table:style-name="ce2" table:formula="of:=[.D1973]-[.D1972]" office:value-type="float" office:value="9.10149999999703">
            <text:p>9.10</text:p>
          </table:table-cell>
          <table:table-cell table:style-name="ce4" table:formula="of:=[.D1973]*0.000621371" office:value-type="float" office:value="20.4704656107752">
            <text:p>20.4705</text:p>
          </table:table-cell>
          <table:table-cell table:style-name="ce4" table:formula="of:=[.E1973]*0.000621371" office:value-type="float" office:value="0.00565540815649816">
            <text:p>0.0057</text:p>
          </table:table-cell>
        </table:table-row>
        <table:table-row table:style-name="ro1">
          <table:table-cell table:style-name="ce1" office:value-type="float" office:value="30.33591564">
            <text:p>30.335916</text:p>
          </table:table-cell>
          <table:table-cell table:style-name="ce1" office:value-type="float" office:value="-97.73267733">
            <text:p>-97.73267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2946.2266">
            <text:p>32946.23</text:p>
          </table:table-cell>
          <table:table-cell table:style-name="ce2" table:formula="of:=[.D1974]-[.D1973]" office:value-type="float" office:value="2.19540000000416">
            <text:p>2.20</text:p>
          </table:table-cell>
          <table:table-cell table:style-name="ce4" table:formula="of:=[.D1974]*0.000621371" office:value-type="float" office:value="20.4718297686686">
            <text:p>20.4718</text:p>
          </table:table-cell>
          <table:table-cell table:style-name="ce4" table:formula="of:=[.E1974]*0.000621371" office:value-type="float" office:value="0.00136415789340258">
            <text:p>0.0014</text:p>
          </table:table-cell>
        </table:table-row>
        <table:table-row table:style-name="ro1">
          <table:table-cell table:style-name="ce1" office:value-type="float" office:value="30.33579787">
            <text:p>30.335798</text:p>
          </table:table-cell>
          <table:table-cell table:style-name="ce1" office:value-type="float" office:value="-97.73271589">
            <text:p>-97.732716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2959.9141">
            <text:p>32959.91</text:p>
          </table:table-cell>
          <table:table-cell table:style-name="ce2" table:formula="of:=[.D1975]-[.D1974]" office:value-type="float" office:value="13.6875">
            <text:p>13.69</text:p>
          </table:table-cell>
          <table:table-cell table:style-name="ce4" table:formula="of:=[.D1975]*0.000621371" office:value-type="float" office:value="20.4803347842311">
            <text:p>20.4803</text:p>
          </table:table-cell>
          <table:table-cell table:style-name="ce4" table:formula="of:=[.E1975]*0.000621371" office:value-type="float" office:value="0.0085050155625">
            <text:p>0.0085</text:p>
          </table:table-cell>
        </table:table-row>
        <table:table-row table:style-name="ro1">
          <table:table-cell table:style-name="ce1" office:value-type="float" office:value="30.33568279">
            <text:p>30.335683</text:p>
          </table:table-cell>
          <table:table-cell table:style-name="ce1" office:value-type="float" office:value="-97.73277364">
            <text:p>-97.732774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2973.6992">
            <text:p>32973.70</text:p>
          </table:table-cell>
          <table:table-cell table:style-name="ce2" table:formula="of:=[.D1976]-[.D1975]" office:value-type="float" office:value="13.785100000001">
            <text:p>13.79</text:p>
          </table:table-cell>
          <table:table-cell table:style-name="ce4" table:formula="of:=[.D1976]*0.000621371" office:value-type="float" office:value="20.4889004456032">
            <text:p>20.4889</text:p>
          </table:table-cell>
          <table:table-cell table:style-name="ce4" table:formula="of:=[.E1976]*0.000621371" office:value-type="float" office:value="0.0085656613721006">
            <text:p>0.0086</text:p>
          </table:table-cell>
        </table:table-row>
        <table:table-row table:style-name="ro1">
          <table:table-cell table:style-name="ce1" office:value-type="float" office:value="30.33558045">
            <text:p>30.335580</text:p>
          </table:table-cell>
          <table:table-cell table:style-name="ce1" office:value-type="float" office:value="-97.7328412">
            <text:p>-97.732841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2986.7773">
            <text:p>32986.78</text:p>
          </table:table-cell>
          <table:table-cell table:style-name="ce2" table:formula="of:=[.D1977]-[.D1976]" office:value-type="float" office:value="13.0780999999988">
            <text:p>13.08</text:p>
          </table:table-cell>
          <table:table-cell table:style-name="ce4" table:formula="of:=[.D1977]*0.000621371" office:value-type="float" office:value="20.4970267976783">
            <text:p>20.4970</text:p>
          </table:table-cell>
          <table:table-cell table:style-name="ce4" table:formula="of:=[.E1977]*0.000621371" office:value-type="float" office:value="0.00812635207509926">
            <text:p>0.0081</text:p>
          </table:table-cell>
        </table:table-row>
        <table:table-row table:style-name="ro1">
          <table:table-cell table:style-name="ce1" office:value-type="float" office:value="30.3355144">
            <text:p>30.335514</text:p>
          </table:table-cell>
          <table:table-cell table:style-name="ce1" office:value-type="float" office:value="-97.73289543">
            <text:p>-97.732895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2995.7227">
            <text:p>32995.72</text:p>
          </table:table-cell>
          <table:table-cell table:style-name="ce2" table:formula="of:=[.D1978]-[.D1977]" office:value-type="float" office:value="8.94539999999688">
            <text:p>8.95</text:p>
          </table:table-cell>
          <table:table-cell table:style-name="ce4" table:formula="of:=[.D1978]*0.000621371" office:value-type="float" office:value="20.5025852098217">
            <text:p>20.5026</text:p>
          </table:table-cell>
          <table:table-cell table:style-name="ce4" table:formula="of:=[.E1978]*0.000621371" office:value-type="float" office:value="0.00555841214339806">
            <text:p>0.0056</text:p>
          </table:table-cell>
        </table:table-row>
        <table:table-row table:style-name="ro1">
          <table:table-cell table:style-name="ce1" office:value-type="float" office:value="30.33549872">
            <text:p>30.335499</text:p>
          </table:table-cell>
          <table:table-cell table:style-name="ce1" office:value-type="float" office:value="-97.73289509">
            <text:p>-97.732895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2997.9062">
            <text:p>32997.91</text:p>
          </table:table-cell>
          <table:table-cell table:style-name="ce2" table:formula="of:=[.D1979]-[.D1978]" office:value-type="float" office:value="2.18349999999918">
            <text:p>2.18</text:p>
          </table:table-cell>
          <table:table-cell table:style-name="ce4" table:formula="of:=[.D1979]*0.000621371" office:value-type="float" office:value="20.5039419734002">
            <text:p>20.5039</text:p>
          </table:table-cell>
          <table:table-cell table:style-name="ce4" table:formula="of:=[.E1979]*0.000621371" office:value-type="float" office:value="0.00135676357849949">
            <text:p>0.0014</text:p>
          </table:table-cell>
        </table:table-row>
        <table:table-row table:style-name="ro1">
          <table:table-cell table:style-name="ce1" office:value-type="float" office:value="30.33542354">
            <text:p>30.335424</text:p>
          </table:table-cell>
          <table:table-cell table:style-name="ce1" office:value-type="float" office:value="-97.73293826">
            <text:p>-97.732938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3007.2461">
            <text:p>33007.25</text:p>
          </table:table-cell>
          <table:table-cell table:style-name="ce2" table:formula="of:=[.D1980]-[.D1979]" office:value-type="float" office:value="9.33989999999903">
            <text:p>9.34</text:p>
          </table:table-cell>
          <table:table-cell table:style-name="ce4" table:formula="of:=[.D1980]*0.000621371" office:value-type="float" office:value="20.5097455164031">
            <text:p>20.5097</text:p>
          </table:table-cell>
          <table:table-cell table:style-name="ce4" table:formula="of:=[.E1980]*0.000621371" office:value-type="float" office:value="0.0058035430028994">
            <text:p>0.0058</text:p>
          </table:table-cell>
        </table:table-row>
        <table:table-row table:style-name="ro1">
          <table:table-cell table:style-name="ce1" office:value-type="float" office:value="30.33533913">
            <text:p>30.335339</text:p>
          </table:table-cell>
          <table:table-cell table:style-name="ce1" office:value-type="float" office:value="-97.73298595">
            <text:p>-97.732986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3017.6836">
            <text:p>33017.68</text:p>
          </table:table-cell>
          <table:table-cell table:style-name="ce2" table:formula="of:=[.D1981]-[.D1980]" office:value-type="float" office:value="10.4375">
            <text:p>10.44</text:p>
          </table:table-cell>
          <table:table-cell table:style-name="ce4" table:formula="of:=[.D1981]*0.000621371" office:value-type="float" office:value="20.5162310762156">
            <text:p>20.5162</text:p>
          </table:table-cell>
          <table:table-cell table:style-name="ce4" table:formula="of:=[.E1981]*0.000621371" office:value-type="float" office:value="0.0064855598125">
            <text:p>0.0065</text:p>
          </table:table-cell>
        </table:table-row>
        <table:table-row table:style-name="ro1">
          <table:table-cell table:style-name="ce1" office:value-type="float" office:value="30.33523612">
            <text:p>30.335236</text:p>
          </table:table-cell>
          <table:table-cell table:style-name="ce1" office:value-type="float" office:value="-97.73304328">
            <text:p>-97.733043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3030.3906">
            <text:p>33030.39</text:p>
          </table:table-cell>
          <table:table-cell table:style-name="ce2" table:formula="of:=[.D1982]-[.D1981]" office:value-type="float" office:value="12.7070000000022">
            <text:p>12.71</text:p>
          </table:table-cell>
          <table:table-cell table:style-name="ce4" table:formula="of:=[.D1982]*0.000621371" office:value-type="float" office:value="20.5241268375126">
            <text:p>20.5241</text:p>
          </table:table-cell>
          <table:table-cell table:style-name="ce4" table:formula="of:=[.E1982]*0.000621371" office:value-type="float" office:value="0.00789576129700134">
            <text:p>0.0079</text:p>
          </table:table-cell>
        </table:table-row>
        <table:table-row table:style-name="ro1">
          <table:table-cell table:style-name="ce1" office:value-type="float" office:value="30.3351518">
            <text:p>30.335152</text:p>
          </table:table-cell>
          <table:table-cell table:style-name="ce1" office:value-type="float" office:value="-97.73310028">
            <text:p>-97.733100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3041.2031">
            <text:p>33041.20</text:p>
          </table:table-cell>
          <table:table-cell table:style-name="ce2" table:formula="of:=[.D1983]-[.D1982]" office:value-type="float" office:value="10.8125">
            <text:p>10.81</text:p>
          </table:table-cell>
          <table:table-cell table:style-name="ce4" table:formula="of:=[.D1983]*0.000621371" office:value-type="float" office:value="20.5308454114501">
            <text:p>20.5308</text:p>
          </table:table-cell>
          <table:table-cell table:style-name="ce4" table:formula="of:=[.E1983]*0.000621371" office:value-type="float" office:value="0.0067185739375">
            <text:p>0.0067</text:p>
          </table:table-cell>
        </table:table-row>
        <table:table-row table:style-name="ro1">
          <table:table-cell table:style-name="ce1" office:value-type="float" office:value="30.33513352">
            <text:p>30.335134</text:p>
          </table:table-cell>
          <table:table-cell table:style-name="ce1" office:value-type="float" office:value="-97.73311227">
            <text:p>-97.733112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3043.4688">
            <text:p>33043.47</text:p>
          </table:table-cell>
          <table:table-cell table:style-name="ce2" table:formula="of:=[.D1984]-[.D1983]" office:value-type="float" office:value="2.26570000000356">
            <text:p>2.27</text:p>
          </table:table-cell>
          <table:table-cell table:style-name="ce4" table:formula="of:=[.D1984]*0.000621371" office:value-type="float" office:value="20.5322532517248">
            <text:p>20.5323</text:p>
          </table:table-cell>
          <table:table-cell table:style-name="ce4" table:formula="of:=[.E1984]*0.000621371" office:value-type="float" office:value="0.00140784027470221">
            <text:p>0.0014</text:p>
          </table:table-cell>
        </table:table-row>
        <table:table-row table:style-name="ro1">
          <table:table-cell table:style-name="ce1" office:value-type="float" office:value="30.33504962">
            <text:p>30.335050</text:p>
          </table:table-cell>
          <table:table-cell table:style-name="ce1" office:value-type="float" office:value="-97.73316633">
            <text:p>-97.733166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3054.5977">
            <text:p>33054.60</text:p>
          </table:table-cell>
          <table:table-cell table:style-name="ce2" table:formula="of:=[.D1985]-[.D1984]" office:value-type="float" office:value="11.1288999999961">
            <text:p>11.13</text:p>
          </table:table-cell>
          <table:table-cell table:style-name="ce4" table:formula="of:=[.D1985]*0.000621371" office:value-type="float" office:value="20.5391684274467">
            <text:p>20.5392</text:p>
          </table:table-cell>
          <table:table-cell table:style-name="ce4" table:formula="of:=[.E1985]*0.000621371" office:value-type="float" office:value="0.00691517572189756">
            <text:p>0.0069</text:p>
          </table:table-cell>
        </table:table-row>
        <table:table-row table:style-name="ro1">
          <table:table-cell table:style-name="ce1" office:value-type="float" office:value="30.33496044">
            <text:p>30.334960</text:p>
          </table:table-cell>
          <table:table-cell table:style-name="ce1" office:value-type="float" office:value="-97.73321209">
            <text:p>-97.733212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3065.0195">
            <text:p>33065.02</text:p>
          </table:table-cell>
          <table:table-cell table:style-name="ce2" table:formula="of:=[.D1986]-[.D1985]" office:value-type="float" office:value="10.4218000000037">
            <text:p>10.42</text:p>
          </table:table-cell>
          <table:table-cell table:style-name="ce4" table:formula="of:=[.D1986]*0.000621371" office:value-type="float" office:value="20.5456442317345">
            <text:p>20.5456</text:p>
          </table:table-cell>
          <table:table-cell table:style-name="ce4" table:formula="of:=[.E1986]*0.000621371" office:value-type="float" office:value="0.00647580428780231">
            <text:p>0.0065</text:p>
          </table:table-cell>
        </table:table-row>
        <table:table-row table:style-name="ro1">
          <table:table-cell table:style-name="ce1" office:value-type="float" office:value="30.33484619">
            <text:p>30.334846</text:p>
          </table:table-cell>
          <table:table-cell table:style-name="ce1" office:value-type="float" office:value="-97.73328007">
            <text:p>-97.733280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079.2617">
            <text:p>33079.26</text:p>
          </table:table-cell>
          <table:table-cell table:style-name="ce2" table:formula="of:=[.D1987]-[.D1986]" office:value-type="float" office:value="14.2422000000006">
            <text:p>14.24</text:p>
          </table:table-cell>
          <table:table-cell table:style-name="ce4" table:formula="of:=[.D1987]*0.000621371" office:value-type="float" office:value="20.5544939217907">
            <text:p>20.5545</text:p>
          </table:table-cell>
          <table:table-cell table:style-name="ce4" table:formula="of:=[.E1987]*0.000621371" office:value-type="float" office:value="0.00884969005620037">
            <text:p>0.0088</text:p>
          </table:table-cell>
        </table:table-row>
        <table:table-row table:style-name="ro1">
          <table:table-cell table:style-name="ce1" office:value-type="float" office:value="30.33483362">
            <text:p>30.334834</text:p>
          </table:table-cell>
          <table:table-cell table:style-name="ce1" office:value-type="float" office:value="-97.73328552">
            <text:p>-97.733286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080.7148">
            <text:p>33080.71</text:p>
          </table:table-cell>
          <table:table-cell table:style-name="ce2" table:formula="of:=[.D1988]-[.D1987]" office:value-type="float" office:value="1.45309999999881">
            <text:p>1.45</text:p>
          </table:table-cell>
          <table:table-cell table:style-name="ce4" table:formula="of:=[.D1988]*0.000621371" office:value-type="float" office:value="20.5553968359908">
            <text:p>20.5554</text:p>
          </table:table-cell>
          <table:table-cell table:style-name="ce4" table:formula="of:=[.E1988]*0.000621371" office:value-type="float" office:value="0.000902914200099262">
            <text:p>0.0009</text:p>
          </table:table-cell>
        </table:table-row>
        <table:table-row table:style-name="ro1">
          <table:table-cell table:style-name="ce1" office:value-type="float" office:value="30.33476044">
            <text:p>30.334760</text:p>
          </table:table-cell>
          <table:table-cell table:style-name="ce1" office:value-type="float" office:value="-97.73329885">
            <text:p>-97.733299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3089.0195">
            <text:p>33089.02</text:p>
          </table:table-cell>
          <table:table-cell table:style-name="ce2" table:formula="of:=[.D1989]-[.D1988]" office:value-type="float" office:value="8.30470000000059">
            <text:p>8.30</text:p>
          </table:table-cell>
          <table:table-cell table:style-name="ce4" table:formula="of:=[.D1989]*0.000621371" office:value-type="float" office:value="20.5605571357345">
            <text:p>20.5606</text:p>
          </table:table-cell>
          <table:table-cell table:style-name="ce4" table:formula="of:=[.E1989]*0.000621371" office:value-type="float" office:value="0.00516029974370037">
            <text:p>0.0052</text:p>
          </table:table-cell>
        </table:table-row>
        <table:table-row table:style-name="ro1">
          <table:table-cell table:style-name="ce1" office:value-type="float" office:value="30.33467428">
            <text:p>30.334674</text:p>
          </table:table-cell>
          <table:table-cell table:style-name="ce1" office:value-type="float" office:value="-97.73322215">
            <text:p>-97.733222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3101.4766">
            <text:p>33101.48</text:p>
          </table:table-cell>
          <table:table-cell table:style-name="ce2" table:formula="of:=[.D1990]-[.D1989]" office:value-type="float" office:value="12.4570999999996">
            <text:p>12.46</text:p>
          </table:table-cell>
          <table:table-cell table:style-name="ce4" table:formula="of:=[.D1990]*0.000621371" office:value-type="float" office:value="20.5682976164186">
            <text:p>20.5683</text:p>
          </table:table-cell>
          <table:table-cell table:style-name="ce4" table:formula="of:=[.E1990]*0.000621371" office:value-type="float" office:value="0.00774048068409977">
            <text:p>0.0077</text:p>
          </table:table-cell>
        </table:table-row>
        <table:table-row table:style-name="ro1">
          <table:table-cell table:style-name="ce1" office:value-type="float" office:value="30.33460462">
            <text:p>30.334605</text:p>
          </table:table-cell>
          <table:table-cell table:style-name="ce1" office:value-type="float" office:value="-97.73310606">
            <text:p>-97.733106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115.1094">
            <text:p>33115.11</text:p>
          </table:table-cell>
          <table:table-cell table:style-name="ce2" table:formula="of:=[.D1991]-[.D1990]" office:value-type="float" office:value="13.6327999999994">
            <text:p>13.63</text:p>
          </table:table-cell>
          <table:table-cell table:style-name="ce4" table:formula="of:=[.D1991]*0.000621371" office:value-type="float" office:value="20.5767686429874">
            <text:p>20.5768</text:p>
          </table:table-cell>
          <table:table-cell table:style-name="ce4" table:formula="of:=[.E1991]*0.000621371" office:value-type="float" office:value="0.00847102656879963">
            <text:p>0.0085</text:p>
          </table:table-cell>
        </table:table-row>
        <table:table-row table:style-name="ro1">
          <table:table-cell table:style-name="ce1" office:value-type="float" office:value="30.33456515">
            <text:p>30.334565</text:p>
          </table:table-cell>
          <table:table-cell table:style-name="ce1" office:value-type="float" office:value="-97.73303993">
            <text:p>-97.733040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122.9414">
            <text:p>33122.94</text:p>
          </table:table-cell>
          <table:table-cell table:style-name="ce2" table:formula="of:=[.D1992]-[.D1991]" office:value-type="float" office:value="7.83200000000215">
            <text:p>7.83</text:p>
          </table:table-cell>
          <table:table-cell table:style-name="ce4" table:formula="of:=[.D1992]*0.000621371" office:value-type="float" office:value="20.5816352206594">
            <text:p>20.5816</text:p>
          </table:table-cell>
          <table:table-cell table:style-name="ce4" table:formula="of:=[.E1992]*0.000621371" office:value-type="float" office:value="0.00486657767200134">
            <text:p>0.0049</text:p>
          </table:table-cell>
        </table:table-row>
        <table:table-row table:style-name="ro1">
          <table:table-cell table:style-name="ce1" office:value-type="float" office:value="30.33448946">
            <text:p>30.334489</text:p>
          </table:table-cell>
          <table:table-cell table:style-name="ce1" office:value-type="float" office:value="-97.73295552">
            <text:p>-97.732956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3134.5508">
            <text:p>33134.55</text:p>
          </table:table-cell>
          <table:table-cell table:style-name="ce2" table:formula="of:=[.D1993]-[.D1992]" office:value-type="float" office:value="11.6093999999939">
            <text:p>11.61</text:p>
          </table:table-cell>
          <table:table-cell table:style-name="ce4" table:formula="of:=[.D1993]*0.000621371" office:value-type="float" office:value="20.5888489651468">
            <text:p>20.5888</text:p>
          </table:table-cell>
          <table:table-cell table:style-name="ce4" table:formula="of:=[.E1993]*0.000621371" office:value-type="float" office:value="0.00721374448739622">
            <text:p>0.0072</text:p>
          </table:table-cell>
        </table:table-row>
        <table:table-row table:style-name="ro1">
          <table:table-cell table:style-name="ce1" office:value-type="float" office:value="30.33446515">
            <text:p>30.334465</text:p>
          </table:table-cell>
          <table:table-cell table:style-name="ce1" office:value-type="float" office:value="-97.73289828">
            <text:p>-97.732898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3140.6719">
            <text:p>33140.67</text:p>
          </table:table-cell>
          <table:table-cell table:style-name="ce2" table:formula="of:=[.D1994]-[.D1993]" office:value-type="float" office:value="6.12110000000394">
            <text:p>6.12</text:p>
          </table:table-cell>
          <table:table-cell table:style-name="ce4" table:formula="of:=[.D1994]*0.000621371" office:value-type="float" office:value="20.5926524391749">
            <text:p>20.5927</text:p>
          </table:table-cell>
          <table:table-cell table:style-name="ce4" table:formula="of:=[.E1994]*0.000621371" office:value-type="float" office:value="0.00380347402810244">
            <text:p>0.0038</text:p>
          </table:table-cell>
        </table:table-row>
        <table:table-row table:style-name="ro1">
          <table:table-cell table:style-name="ce1" office:value-type="float" office:value="30.33442223">
            <text:p>30.334422</text:p>
          </table:table-cell>
          <table:table-cell table:style-name="ce1" office:value-type="float" office:value="-97.73282544">
            <text:p>-97.732825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3149.2227">
            <text:p>33149.22</text:p>
          </table:table-cell>
          <table:table-cell table:style-name="ce2" table:formula="of:=[.D1995]-[.D1994]" office:value-type="float" office:value="8.55079999999725">
            <text:p>8.55</text:p>
          </table:table-cell>
          <table:table-cell table:style-name="ce4" table:formula="of:=[.D1995]*0.000621371" office:value-type="float" office:value="20.5979656583217">
            <text:p>20.5980</text:p>
          </table:table-cell>
          <table:table-cell table:style-name="ce4" table:formula="of:=[.E1995]*0.000621371" office:value-type="float" office:value="0.00531321914679829">
            <text:p>0.0053</text:p>
          </table:table-cell>
        </table:table-row>
        <table:table-row table:style-name="ro1">
          <table:table-cell table:style-name="ce1" office:value-type="float" office:value="30.33437882">
            <text:p>30.334379</text:p>
          </table:table-cell>
          <table:table-cell table:style-name="ce1" office:value-type="float" office:value="-97.73276785">
            <text:p>-97.732768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3156.4531">
            <text:p>33156.45</text:p>
          </table:table-cell>
          <table:table-cell table:style-name="ce2" table:formula="of:=[.D1996]-[.D1995]" office:value-type="float" office:value="7.23040000000037">
            <text:p>7.23</text:p>
          </table:table-cell>
          <table:table-cell table:style-name="ce4" table:formula="of:=[.D1996]*0.000621371" office:value-type="float" office:value="20.6024584192001">
            <text:p>20.6025</text:p>
          </table:table-cell>
          <table:table-cell table:style-name="ce4" table:formula="of:=[.E1996]*0.000621371" office:value-type="float" office:value="0.00449276087840023">
            <text:p>0.0045</text:p>
          </table:table-cell>
        </table:table-row>
        <table:table-row table:style-name="ro1">
          <table:table-cell table:style-name="ce1" office:value-type="float" office:value="30.33431218">
            <text:p>30.334312</text:p>
          </table:table-cell>
          <table:table-cell table:style-name="ce1" office:value-type="float" office:value="-97.73267113">
            <text:p>-97.73267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3168.3867">
            <text:p>33168.39</text:p>
          </table:table-cell>
          <table:table-cell table:style-name="ce2" table:formula="of:=[.D1997]-[.D1996]" office:value-type="float" office:value="11.9336000000039">
            <text:p>11.93</text:p>
          </table:table-cell>
          <table:table-cell table:style-name="ce4" table:formula="of:=[.D1997]*0.000621371" office:value-type="float" office:value="20.6098736121657">
            <text:p>20.6099</text:p>
          </table:table-cell>
          <table:table-cell table:style-name="ce4" table:formula="of:=[.E1997]*0.000621371" office:value-type="float" office:value="0.00741519296560245">
            <text:p>0.0074</text:p>
          </table:table-cell>
        </table:table-row>
        <table:table-row table:style-name="ro1">
          <table:table-cell table:style-name="ce1" office:value-type="float" office:value="30.33426147">
            <text:p>30.334261</text:p>
          </table:table-cell>
          <table:table-cell table:style-name="ce1" office:value-type="float" office:value="-97.73257733">
            <text:p>-97.732577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179.0234">
            <text:p>33179.02</text:p>
          </table:table-cell>
          <table:table-cell table:style-name="ce2" table:formula="of:=[.D1998]-[.D1997]" office:value-type="float" office:value="10.6366999999955">
            <text:p>10.64</text:p>
          </table:table-cell>
          <table:table-cell table:style-name="ce4" table:formula="of:=[.D1998]*0.000621371" office:value-type="float" office:value="20.6164829490814">
            <text:p>20.6165</text:p>
          </table:table-cell>
          <table:table-cell table:style-name="ce4" table:formula="of:=[.E1998]*0.000621371" office:value-type="float" office:value="0.00660933691569719">
            <text:p>0.0066</text:p>
          </table:table-cell>
        </table:table-row>
        <table:table-row table:style-name="ro1">
          <table:table-cell table:style-name="ce1" office:value-type="float" office:value="30.3342235">
            <text:p>30.334224</text:p>
          </table:table-cell>
          <table:table-cell table:style-name="ce1" office:value-type="float" office:value="-97.73249343">
            <text:p>-97.732493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188.418">
            <text:p>33188.42</text:p>
          </table:table-cell>
          <table:table-cell table:style-name="ce2" table:formula="of:=[.D1999]-[.D1998]" office:value-type="float" office:value="9.39459999999963">
            <text:p>9.39</text:p>
          </table:table-cell>
          <table:table-cell table:style-name="ce4" table:formula="of:=[.D1999]*0.000621371" office:value-type="float" office:value="20.622320481078">
            <text:p>20.6223</text:p>
          </table:table-cell>
          <table:table-cell table:style-name="ce4" table:formula="of:=[.E1999]*0.000621371" office:value-type="float" office:value="0.00583753199659977">
            <text:p>0.0058</text:p>
          </table:table-cell>
        </table:table-row>
        <table:table-row table:style-name="ro1">
          <table:table-cell table:style-name="ce1" office:value-type="float" office:value="30.33421378">
            <text:p>30.334214</text:p>
          </table:table-cell>
          <table:table-cell table:style-name="ce1" office:value-type="float" office:value="-97.73247633">
            <text:p>-97.732476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3190.3945">
            <text:p>33190.39</text:p>
          </table:table-cell>
          <table:table-cell table:style-name="ce2" table:formula="of:=[.D2000]-[.D1999]" office:value-type="float" office:value="1.97650000000431">
            <text:p>1.98</text:p>
          </table:table-cell>
          <table:table-cell table:style-name="ce4" table:formula="of:=[.D2000]*0.000621371" office:value-type="float" office:value="20.6235486208595">
            <text:p>20.6235</text:p>
          </table:table-cell>
          <table:table-cell table:style-name="ce4" table:formula="of:=[.E2000]*0.000621371" office:value-type="float" office:value="0.00122813978150268">
            <text:p>0.0012</text:p>
          </table:table-cell>
        </table:table-row>
        <table:table-row table:style-name="ro1">
          <table:table-cell table:style-name="ce1" office:value-type="float" office:value="30.33419886">
            <text:p>30.334199</text:p>
          </table:table-cell>
          <table:table-cell table:style-name="ce1" office:value-type="float" office:value="-97.73240307">
            <text:p>-97.732403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197.6328">
            <text:p>33197.63</text:p>
          </table:table-cell>
          <table:table-cell table:style-name="ce2" table:formula="of:=[.D2001]-[.D2000]" office:value-type="float" office:value="7.23829999999725">
            <text:p>7.24</text:p>
          </table:table-cell>
          <table:table-cell table:style-name="ce4" table:formula="of:=[.D2001]*0.000621371" office:value-type="float" office:value="20.6280462905688">
            <text:p>20.6280</text:p>
          </table:table-cell>
          <table:table-cell table:style-name="ce4" table:formula="of:=[.E2001]*0.000621371" office:value-type="float" office:value="0.00449766970929829">
            <text:p>0.0045</text:p>
          </table:table-cell>
        </table:table-row>
        <table:table-row table:style-name="ro1">
          <table:table-cell table:style-name="ce1" office:value-type="float" office:value="30.33418955">
            <text:p>30.334190</text:p>
          </table:table-cell>
          <table:table-cell table:style-name="ce1" office:value-type="float" office:value="-97.73238849">
            <text:p>-97.732388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199.3789">
            <text:p>33199.38</text:p>
          </table:table-cell>
          <table:table-cell table:style-name="ce2" table:formula="of:=[.D2002]-[.D2001]" office:value-type="float" office:value="1.74610000000393">
            <text:p>1.75</text:p>
          </table:table-cell>
          <table:table-cell table:style-name="ce4" table:formula="of:=[.D2002]*0.000621371" office:value-type="float" office:value="20.6291312664719">
            <text:p>20.6291</text:p>
          </table:table-cell>
          <table:table-cell table:style-name="ce4" table:formula="of:=[.E2002]*0.000621371" office:value-type="float" office:value="0.00108497590310245">
            <text:p>0.0011</text:p>
          </table:table-cell>
        </table:table-row>
        <table:table-row table:style-name="ro1">
          <table:table-cell table:style-name="ce1" office:value-type="float" office:value="30.33415376">
            <text:p>30.334154</text:p>
          </table:table-cell>
          <table:table-cell table:style-name="ce1" office:value-type="float" office:value="-97.73230123">
            <text:p>-97.732301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208.2617">
            <text:p>33208.26</text:p>
          </table:table-cell>
          <table:table-cell table:style-name="ce2" table:formula="of:=[.D2003]-[.D2002]" office:value-type="float" office:value="8.88279999999941">
            <text:p>8.88</text:p>
          </table:table-cell>
          <table:table-cell table:style-name="ce4" table:formula="of:=[.D2003]*0.000621371" office:value-type="float" office:value="20.6346507807907">
            <text:p>20.6347</text:p>
          </table:table-cell>
          <table:table-cell table:style-name="ce4" table:formula="of:=[.E2003]*0.000621371" office:value-type="float" office:value="0.00551951431879963">
            <text:p>0.0055</text:p>
          </table:table-cell>
        </table:table-row>
        <table:table-row table:style-name="ro1">
          <table:table-cell table:style-name="ce1" office:value-type="float" office:value="30.33408134">
            <text:p>30.334081</text:p>
          </table:table-cell>
          <table:table-cell table:style-name="ce1" office:value-type="float" office:value="-97.73219755">
            <text:p>-97.732198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221.0078">
            <text:p>33221.01</text:p>
          </table:table-cell>
          <table:table-cell table:style-name="ce2" table:formula="of:=[.D2004]-[.D2003]" office:value-type="float" office:value="12.7460999999967">
            <text:p>12.75</text:p>
          </table:table-cell>
          <table:table-cell table:style-name="ce4" table:formula="of:=[.D2004]*0.000621371" office:value-type="float" office:value="20.6425708376938">
            <text:p>20.6426</text:p>
          </table:table-cell>
          <table:table-cell table:style-name="ce4" table:formula="of:=[.E2004]*0.000621371" office:value-type="float" office:value="0.00792005690309792">
            <text:p>0.0079</text:p>
          </table:table-cell>
        </table:table-row>
        <table:table-row table:style-name="ro1">
          <table:table-cell table:style-name="ce1" office:value-type="float" office:value="30.33402652">
            <text:p>30.334027</text:p>
          </table:table-cell>
          <table:table-cell table:style-name="ce1" office:value-type="float" office:value="-97.73207107">
            <text:p>-97.732071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234.5352">
            <text:p>33234.54</text:p>
          </table:table-cell>
          <table:table-cell table:style-name="ce2" table:formula="of:=[.D2005]-[.D2004]" office:value-type="float" office:value="13.527399999999">
            <text:p>13.53</text:p>
          </table:table-cell>
          <table:table-cell table:style-name="ce4" table:formula="of:=[.D2005]*0.000621371" office:value-type="float" office:value="20.6509763717592">
            <text:p>20.6510</text:p>
          </table:table-cell>
          <table:table-cell table:style-name="ce4" table:formula="of:=[.E2005]*0.000621371" office:value-type="float" office:value="0.0084055340653994">
            <text:p>0.0084</text:p>
          </table:table-cell>
        </table:table-row>
        <table:table-row table:style-name="ro1">
          <table:table-cell table:style-name="ce1" office:value-type="float" office:value="30.33393516">
            <text:p>30.333935</text:p>
          </table:table-cell>
          <table:table-cell table:style-name="ce1" office:value-type="float" office:value="-97.7319409">
            <text:p>-97.731941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33250.6562">
            <text:p>33250.66</text:p>
          </table:table-cell>
          <table:table-cell table:style-name="ce2" table:formula="of:=[.D2006]-[.D2005]" office:value-type="float" office:value="16.1209999999992">
            <text:p>16.12</text:p>
          </table:table-cell>
          <table:table-cell table:style-name="ce4" table:formula="of:=[.D2006]*0.000621371" office:value-type="float" office:value="20.6609934936502">
            <text:p>20.6610</text:p>
          </table:table-cell>
          <table:table-cell table:style-name="ce4" table:formula="of:=[.E2006]*0.000621371" office:value-type="float" office:value="0.0100171218909995">
            <text:p>0.0100</text:p>
          </table:table-cell>
        </table:table-row>
        <table:table-row table:style-name="ro1">
          <table:table-cell table:style-name="ce1" office:value-type="float" office:value="30.3339013">
            <text:p>30.333901</text:p>
          </table:table-cell>
          <table:table-cell table:style-name="ce1" office:value-type="float" office:value="-97.73187443">
            <text:p>-97.731874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3258.0234">
            <text:p>33258.02</text:p>
          </table:table-cell>
          <table:table-cell table:style-name="ce2" table:formula="of:=[.D2007]-[.D2006]" office:value-type="float" office:value="7.36720000000059">
            <text:p>7.37</text:p>
          </table:table-cell>
          <table:table-cell table:style-name="ce4" table:formula="of:=[.D2007]*0.000621371" office:value-type="float" office:value="20.6655712580814">
            <text:p>20.6656</text:p>
          </table:table-cell>
          <table:table-cell table:style-name="ce4" table:formula="of:=[.E2007]*0.000621371" office:value-type="float" office:value="0.00457776443120037">
            <text:p>0.0046</text:p>
          </table:table-cell>
        </table:table-row>
        <table:table-row table:style-name="ro1">
          <table:table-cell table:style-name="ce1" office:value-type="float" office:value="30.33385403">
            <text:p>30.333854</text:p>
          </table:table-cell>
          <table:table-cell table:style-name="ce1" office:value-type="float" office:value="-97.73177586">
            <text:p>-97.731776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3268.8047">
            <text:p>33268.80</text:p>
          </table:table-cell>
          <table:table-cell table:style-name="ce2" table:formula="of:=[.D2008]-[.D2007]" office:value-type="float" office:value="10.7813000000024">
            <text:p>10.78</text:p>
          </table:table-cell>
          <table:table-cell table:style-name="ce4" table:formula="of:=[.D2008]*0.000621371" office:value-type="float" office:value="20.6722704452437">
            <text:p>20.6723</text:p>
          </table:table-cell>
          <table:table-cell table:style-name="ce4" table:formula="of:=[.E2008]*0.000621371" office:value-type="float" office:value="0.00669918716230148">
            <text:p>0.0067</text:p>
          </table:table-cell>
        </table:table-row>
        <table:table-row table:style-name="ro1">
          <table:table-cell table:style-name="ce1" office:value-type="float" office:value="30.33379569">
            <text:p>30.333796</text:p>
          </table:table-cell>
          <table:table-cell table:style-name="ce1" office:value-type="float" office:value="-97.73166069">
            <text:p>-97.731661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3281.543">
            <text:p>33281.54</text:p>
          </table:table-cell>
          <table:table-cell table:style-name="ce2" table:formula="of:=[.D2009]-[.D2008]" office:value-type="float" office:value="12.7382999999973">
            <text:p>12.74</text:p>
          </table:table-cell>
          <table:table-cell table:style-name="ce4" table:formula="of:=[.D2009]*0.000621371" office:value-type="float" office:value="20.680185655453">
            <text:p>20.6802</text:p>
          </table:table-cell>
          <table:table-cell table:style-name="ce4" table:formula="of:=[.E2009]*0.000621371" office:value-type="float" office:value="0.00791521020929829">
            <text:p>0.0079</text:p>
          </table:table-cell>
        </table:table-row>
        <table:table-row table:style-name="ro1">
          <table:table-cell table:style-name="ce1" office:value-type="float" office:value="30.33376903">
            <text:p>30.333769</text:p>
          </table:table-cell>
          <table:table-cell table:style-name="ce1" office:value-type="float" office:value="-97.73156262">
            <text:p>-97.73156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3291.2852">
            <text:p>33291.29</text:p>
          </table:table-cell>
          <table:table-cell table:style-name="ce2" table:formula="of:=[.D2010]-[.D2009]" office:value-type="float" office:value="9.74220000000059">
            <text:p>9.74</text:p>
          </table:table-cell>
          <table:table-cell table:style-name="ce4" table:formula="of:=[.D2010]*0.000621371" office:value-type="float" office:value="20.6862391760092">
            <text:p>20.6862</text:p>
          </table:table-cell>
          <table:table-cell table:style-name="ce4" table:formula="of:=[.E2010]*0.000621371" office:value-type="float" office:value="0.00605352055620037">
            <text:p>0.0061</text:p>
          </table:table-cell>
        </table:table-row>
        <table:table-row table:style-name="ro1">
          <table:table-cell table:style-name="ce1" office:value-type="float" office:value="30.33372939">
            <text:p>30.333729</text:p>
          </table:table-cell>
          <table:table-cell table:style-name="ce1" office:value-type="float" office:value="-97.73148316">
            <text:p>-97.731483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300.0352">
            <text:p>33300.04</text:p>
          </table:table-cell>
          <table:table-cell table:style-name="ce2" table:formula="of:=[.D2011]-[.D2010]" office:value-type="float" office:value="8.75">
            <text:p>8.75</text:p>
          </table:table-cell>
          <table:table-cell table:style-name="ce4" table:formula="of:=[.D2011]*0.000621371" office:value-type="float" office:value="20.6916761722592">
            <text:p>20.6917</text:p>
          </table:table-cell>
          <table:table-cell table:style-name="ce4" table:formula="of:=[.E2011]*0.000621371" office:value-type="float" office:value="0.00543699625">
            <text:p>0.0054</text:p>
          </table:table-cell>
        </table:table-row>
        <table:table-row table:style-name="ro1">
          <table:table-cell table:style-name="ce1" office:value-type="float" office:value="30.33372159">
            <text:p>30.333722</text:p>
          </table:table-cell>
          <table:table-cell table:style-name="ce1" office:value-type="float" office:value="-97.73145164">
            <text:p>-97.731452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33303.1836">
            <text:p>33303.18</text:p>
          </table:table-cell>
          <table:table-cell table:style-name="ce2" table:formula="of:=[.D2012]-[.D2011]" office:value-type="float" office:value="3.14839999999822">
            <text:p>3.15</text:p>
          </table:table-cell>
          <table:table-cell table:style-name="ce4" table:formula="of:=[.D2012]*0.000621371" office:value-type="float" office:value="20.6936324967156">
            <text:p>20.6936</text:p>
          </table:table-cell>
          <table:table-cell table:style-name="ce4" table:formula="of:=[.E2012]*0.000621371" office:value-type="float" office:value="0.00195632445639889">
            <text:p>0.0020</text:p>
          </table:table-cell>
        </table:table-row>
        <table:table-row table:style-name="ro1">
          <table:table-cell table:style-name="ce1" office:value-type="float" office:value="30.33365789">
            <text:p>30.333658</text:p>
          </table:table-cell>
          <table:table-cell table:style-name="ce1" office:value-type="float" office:value="-97.73134419">
            <text:p>-97.731344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315.6797">
            <text:p>33315.68</text:p>
          </table:table-cell>
          <table:table-cell table:style-name="ce2" table:formula="of:=[.D2013]-[.D2012]" office:value-type="float" office:value="12.4961000000039">
            <text:p>12.50</text:p>
          </table:table-cell>
          <table:table-cell table:style-name="ce4" table:formula="of:=[.D2013]*0.000621371" office:value-type="float" office:value="20.7013972108687">
            <text:p>20.7014</text:p>
          </table:table-cell>
          <table:table-cell table:style-name="ce4" table:formula="of:=[.E2013]*0.000621371" office:value-type="float" office:value="0.00776471415310245">
            <text:p>0.0078</text:p>
          </table:table-cell>
        </table:table-row>
        <table:table-row table:style-name="ro1">
          <table:table-cell table:style-name="ce1" office:value-type="float" office:value="30.33363316">
            <text:p>30.333633</text:p>
          </table:table-cell>
          <table:table-cell table:style-name="ce1" office:value-type="float" office:value="-97.73122508">
            <text:p>-97.731225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327.2812">
            <text:p>33327.28</text:p>
          </table:table-cell>
          <table:table-cell table:style-name="ce2" table:formula="of:=[.D2014]-[.D2013]" office:value-type="float" office:value="11.601499999997">
            <text:p>11.60</text:p>
          </table:table-cell>
          <table:table-cell table:style-name="ce4" table:formula="of:=[.D2014]*0.000621371" office:value-type="float" office:value="20.7086060465252">
            <text:p>20.7086</text:p>
          </table:table-cell>
          <table:table-cell table:style-name="ce4" table:formula="of:=[.E2014]*0.000621371" office:value-type="float" office:value="0.00720883565649816">
            <text:p>0.0072</text:p>
          </table:table-cell>
        </table:table-row>
        <table:table-row table:style-name="ro1">
          <table:table-cell table:style-name="ce1" office:value-type="float" office:value="30.33363048">
            <text:p>30.333630</text:p>
          </table:table-cell>
          <table:table-cell table:style-name="ce1" office:value-type="float" office:value="-97.73120714">
            <text:p>-97.73120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329.0156">
            <text:p>33329.02</text:p>
          </table:table-cell>
          <table:table-cell table:style-name="ce2" table:formula="of:=[.D2015]-[.D2014]" office:value-type="float" office:value="1.73440000000119">
            <text:p>1.73</text:p>
          </table:table-cell>
          <table:table-cell table:style-name="ce4" table:formula="of:=[.D2015]*0.000621371" office:value-type="float" office:value="20.7096837523876">
            <text:p>20.7097</text:p>
          </table:table-cell>
          <table:table-cell table:style-name="ce4" table:formula="of:=[.E2015]*0.000621371" office:value-type="float" office:value="0.00107770586240074">
            <text:p>0.0011</text:p>
          </table:table-cell>
        </table:table-row>
        <table:table-row table:style-name="ro1">
          <table:table-cell table:style-name="ce1" office:value-type="float" office:value="30.3335734">
            <text:p>30.333573</text:p>
          </table:table-cell>
          <table:table-cell table:style-name="ce1" office:value-type="float" office:value="-97.73110069">
            <text:p>-97.731101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341.0117">
            <text:p>33341.01</text:p>
          </table:table-cell>
          <table:table-cell table:style-name="ce2" table:formula="of:=[.D2016]-[.D2015]" office:value-type="float" office:value="11.9961000000039">
            <text:p>12.00</text:p>
          </table:table-cell>
          <table:table-cell table:style-name="ce4" table:formula="of:=[.D2016]*0.000621371" office:value-type="float" office:value="20.7171377810407">
            <text:p>20.7171</text:p>
          </table:table-cell>
          <table:table-cell table:style-name="ce4" table:formula="of:=[.E2016]*0.000621371" office:value-type="float" office:value="0.00745402865310245">
            <text:p>0.0075</text:p>
          </table:table-cell>
        </table:table-row>
        <table:table-row table:style-name="ro1">
          <table:table-cell table:style-name="ce1" office:value-type="float" office:value="30.33351473">
            <text:p>30.333515</text:p>
          </table:table-cell>
          <table:table-cell table:style-name="ce1" office:value-type="float" office:value="-97.73099894">
            <text:p>-97.730999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3352.6211">
            <text:p>33352.62</text:p>
          </table:table-cell>
          <table:table-cell table:style-name="ce2" table:formula="of:=[.D2017]-[.D2016]" office:value-type="float" office:value="11.6093999999939">
            <text:p>11.61</text:p>
          </table:table-cell>
          <table:table-cell table:style-name="ce4" table:formula="of:=[.D2017]*0.000621371" office:value-type="float" office:value="20.7243515255281">
            <text:p>20.7244</text:p>
          </table:table-cell>
          <table:table-cell table:style-name="ce4" table:formula="of:=[.E2017]*0.000621371" office:value-type="float" office:value="0.00721374448739622">
            <text:p>0.0072</text:p>
          </table:table-cell>
        </table:table-row>
        <table:table-row table:style-name="ro1">
          <table:table-cell table:style-name="ce1" office:value-type="float" office:value="30.33346812">
            <text:p>30.333468</text:p>
          </table:table-cell>
          <table:table-cell table:style-name="ce1" office:value-type="float" office:value="-97.73087723">
            <text:p>-97.730877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3365.3984">
            <text:p>33365.40</text:p>
          </table:table-cell>
          <table:table-cell table:style-name="ce2" table:formula="of:=[.D2018]-[.D2017]" office:value-type="float" office:value="12.7773000000016">
            <text:p>12.78</text:p>
          </table:table-cell>
          <table:table-cell table:style-name="ce4" table:formula="of:=[.D2018]*0.000621371" office:value-type="float" office:value="20.7322909692064">
            <text:p>20.7323</text:p>
          </table:table-cell>
          <table:table-cell table:style-name="ce4" table:formula="of:=[.E2018]*0.000621371" office:value-type="float" office:value="0.00793944367830097">
            <text:p>0.0079</text:p>
          </table:table-cell>
        </table:table-row>
        <table:table-row table:style-name="ro1">
          <table:table-cell table:style-name="ce1" office:value-type="float" office:value="30.33343568">
            <text:p>30.333436</text:p>
          </table:table-cell>
          <table:table-cell table:style-name="ce1" office:value-type="float" office:value="-97.73080607">
            <text:p>-97.730806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373.0938">
            <text:p>33373.09</text:p>
          </table:table-cell>
          <table:table-cell table:style-name="ce2" table:formula="of:=[.D2019]-[.D2018]" office:value-type="float" office:value="7.69540000000416">
            <text:p>7.70</text:p>
          </table:table-cell>
          <table:table-cell table:style-name="ce4" table:formula="of:=[.D2019]*0.000621371" office:value-type="float" office:value="20.7370726675998">
            <text:p>20.7371</text:p>
          </table:table-cell>
          <table:table-cell table:style-name="ce4" table:formula="of:=[.E2019]*0.000621371" office:value-type="float" office:value="0.00478169839340258">
            <text:p>0.0048</text:p>
          </table:table-cell>
        </table:table-row>
        <table:table-row table:style-name="ro1">
          <table:table-cell table:style-name="ce1" office:value-type="float" office:value="30.33336477">
            <text:p>30.333365</text:p>
          </table:table-cell>
          <table:table-cell table:style-name="ce1" office:value-type="float" office:value="-97.73075578">
            <text:p>-97.730756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3382.6094">
            <text:p>33382.61</text:p>
          </table:table-cell>
          <table:table-cell table:style-name="ce2" table:formula="of:=[.D2020]-[.D2019]" office:value-type="float" office:value="9.51559999999881">
            <text:p>9.52</text:p>
          </table:table-cell>
          <table:table-cell table:style-name="ce4" table:formula="of:=[.D2020]*0.000621371" office:value-type="float" office:value="20.7429853854874">
            <text:p>20.7430</text:p>
          </table:table-cell>
          <table:table-cell table:style-name="ce4" table:formula="of:=[.E2020]*0.000621371" office:value-type="float" office:value="0.00591271788759926">
            <text:p>0.0059</text:p>
          </table:table-cell>
        </table:table-row>
        <table:table-row table:style-name="ro1">
          <table:table-cell table:style-name="ce1" office:value-type="float" office:value="30.33327282">
            <text:p>30.333273</text:p>
          </table:table-cell>
          <table:table-cell table:style-name="ce1" office:value-type="float" office:value="-97.73076684">
            <text:p>-97.730767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392.918">
            <text:p>33392.92</text:p>
          </table:table-cell>
          <table:table-cell table:style-name="ce2" table:formula="of:=[.D2021]-[.D2020]" office:value-type="float" office:value="10.3085999999967">
            <text:p>10.31</text:p>
          </table:table-cell>
          <table:table-cell table:style-name="ce4" table:formula="of:=[.D2021]*0.000621371" office:value-type="float" office:value="20.749390850578">
            <text:p>20.7494</text:p>
          </table:table-cell>
          <table:table-cell table:style-name="ce4" table:formula="of:=[.E2021]*0.000621371" office:value-type="float" office:value="0.00640546509059792">
            <text:p>0.0064</text:p>
          </table:table-cell>
        </table:table-row>
        <table:table-row table:style-name="ro1">
          <table:table-cell table:style-name="ce1" office:value-type="float" office:value="30.33317819">
            <text:p>30.333178</text:p>
          </table:table-cell>
          <table:table-cell table:style-name="ce1" office:value-type="float" office:value="-97.73074874">
            <text:p>-97.730749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3403.6562">
            <text:p>33403.66</text:p>
          </table:table-cell>
          <table:table-cell table:style-name="ce2" table:formula="of:=[.D2022]-[.D2021]" office:value-type="float" office:value="10.7381999999998">
            <text:p>10.74</text:p>
          </table:table-cell>
          <table:table-cell table:style-name="ce4" table:formula="of:=[.D2022]*0.000621371" office:value-type="float" office:value="20.7560632566502">
            <text:p>20.7561</text:p>
          </table:table-cell>
          <table:table-cell table:style-name="ce4" table:formula="of:=[.E2022]*0.000621371" office:value-type="float" office:value="0.00667240607219986">
            <text:p>0.0067</text:p>
          </table:table-cell>
        </table:table-row>
        <table:table-row table:style-name="ro1">
          <table:table-cell table:style-name="ce1" office:value-type="float" office:value="30.33305816">
            <text:p>30.333058</text:p>
          </table:table-cell>
          <table:table-cell table:style-name="ce1" office:value-type="float" office:value="-97.73076952">
            <text:p>-97.730770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3417.0859">
            <text:p>33417.09</text:p>
          </table:table-cell>
          <table:table-cell table:style-name="ce2" table:formula="of:=[.D2023]-[.D2022]" office:value-type="float" office:value="13.4297000000006">
            <text:p>13.43</text:p>
          </table:table-cell>
          <table:table-cell table:style-name="ce4" table:formula="of:=[.D2023]*0.000621371" office:value-type="float" office:value="20.7644080827689">
            <text:p>20.7644</text:p>
          </table:table-cell>
          <table:table-cell table:style-name="ce4" table:formula="of:=[.E2023]*0.000621371" office:value-type="float" office:value="0.00834482611870037">
            <text:p>0.0083</text:p>
          </table:table-cell>
        </table:table-row>
        <table:table-row table:style-name="ro1">
          <table:table-cell table:style-name="ce1" office:value-type="float" office:value="30.33296554">
            <text:p>30.332966</text:p>
          </table:table-cell>
          <table:table-cell table:style-name="ce1" office:value-type="float" office:value="-97.73076927">
            <text:p>-97.730769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427.3203">
            <text:p>33427.32</text:p>
          </table:table-cell>
          <table:table-cell table:style-name="ce2" table:formula="of:=[.D2024]-[.D2023]" office:value-type="float" office:value="10.2344000000012">
            <text:p>10.23</text:p>
          </table:table-cell>
          <table:table-cell table:style-name="ce4" table:formula="of:=[.D2024]*0.000621371" office:value-type="float" office:value="20.7707674421313">
            <text:p>20.7708</text:p>
          </table:table-cell>
          <table:table-cell table:style-name="ce4" table:formula="of:=[.E2024]*0.000621371" office:value-type="float" office:value="0.00635935936240074">
            <text:p>0.0064</text:p>
          </table:table-cell>
        </table:table-row>
        <table:table-row table:style-name="ro1">
          <table:table-cell table:style-name="ce1" office:value-type="float" office:value="30.33278014">
            <text:p>30.332780</text:p>
          </table:table-cell>
          <table:table-cell table:style-name="ce1" office:value-type="float" office:value="-97.73079626">
            <text:p>-97.730796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3448.0156">
            <text:p>33448.02</text:p>
          </table:table-cell>
          <table:table-cell table:style-name="ce2" table:formula="of:=[.D2025]-[.D2024]" office:value-type="float" office:value="20.6952999999994">
            <text:p>20.70</text:p>
          </table:table-cell>
          <table:table-cell table:style-name="ce4" table:formula="of:=[.D2025]*0.000621371" office:value-type="float" office:value="20.7836269013876">
            <text:p>20.7836</text:p>
          </table:table-cell>
          <table:table-cell table:style-name="ce4" table:formula="of:=[.E2025]*0.000621371" office:value-type="float" office:value="0.0128594592562996">
            <text:p>0.0129</text:p>
          </table:table-cell>
        </table:table-row>
        <table:table-row table:style-name="ro1">
          <table:table-cell table:style-name="ce1" office:value-type="float" office:value="30.33264276">
            <text:p>30.332643</text:p>
          </table:table-cell>
          <table:table-cell table:style-name="ce1" office:value-type="float" office:value="-97.73082367">
            <text:p>-97.730824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463.4688">
            <text:p>33463.47</text:p>
          </table:table-cell>
          <table:table-cell table:style-name="ce2" table:formula="of:=[.D2026]-[.D2025]" office:value-type="float" office:value="15.4532000000036">
            <text:p>15.45</text:p>
          </table:table-cell>
          <table:table-cell table:style-name="ce4" table:formula="of:=[.D2026]*0.000621371" office:value-type="float" office:value="20.7932290717248">
            <text:p>20.7932</text:p>
          </table:table-cell>
          <table:table-cell table:style-name="ce4" table:formula="of:=[.E2026]*0.000621371" office:value-type="float" office:value="0.00960217033720221">
            <text:p>0.0096</text:p>
          </table:table-cell>
        </table:table-row>
        <table:table-row table:style-name="ro1">
          <table:table-cell table:style-name="ce1" office:value-type="float" office:value="30.33253564">
            <text:p>30.332536</text:p>
          </table:table-cell>
          <table:table-cell table:style-name="ce1" office:value-type="float" office:value="-97.73084672">
            <text:p>-97.73084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475.5391">
            <text:p>33475.54</text:p>
          </table:table-cell>
          <table:table-cell table:style-name="ce2" table:formula="of:=[.D2027]-[.D2026]" office:value-type="float" office:value="12.0702999999994">
            <text:p>12.07</text:p>
          </table:table-cell>
          <table:table-cell table:style-name="ce4" table:formula="of:=[.D2027]*0.000621371" office:value-type="float" office:value="20.8007292061061">
            <text:p>20.8007</text:p>
          </table:table-cell>
          <table:table-cell table:style-name="ce4" table:formula="of:=[.E2027]*0.000621371" office:value-type="float" office:value="0.00750013438129963">
            <text:p>0.0075</text:p>
          </table:table-cell>
        </table:table-row>
        <table:table-row table:style-name="ro1">
          <table:table-cell table:style-name="ce1" office:value-type="float" office:value="30.33240865">
            <text:p>30.332409</text:p>
          </table:table-cell>
          <table:table-cell table:style-name="ce1" office:value-type="float" office:value="-97.73087312">
            <text:p>-97.730873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489.8164">
            <text:p>33489.82</text:p>
          </table:table-cell>
          <table:table-cell table:style-name="ce2" table:formula="of:=[.D2028]-[.D2027]" office:value-type="float" office:value="14.2773000000016">
            <text:p>14.28</text:p>
          </table:table-cell>
          <table:table-cell table:style-name="ce4" table:formula="of:=[.D2028]*0.000621371" office:value-type="float" office:value="20.8096007062844">
            <text:p>20.8096</text:p>
          </table:table-cell>
          <table:table-cell table:style-name="ce4" table:formula="of:=[.E2028]*0.000621371" office:value-type="float" office:value="0.00887150017830097">
            <text:p>0.0089</text:p>
          </table:table-cell>
        </table:table-row>
        <table:table-row table:style-name="ro1">
          <table:table-cell table:style-name="ce1" office:value-type="float" office:value="30.33235794">
            <text:p>30.332358</text:p>
          </table:table-cell>
          <table:table-cell table:style-name="ce1" office:value-type="float" office:value="-97.73088704">
            <text:p>-97.730887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3495.5508">
            <text:p>33495.55</text:p>
          </table:table-cell>
          <table:table-cell table:style-name="ce2" table:formula="of:=[.D2029]-[.D2028]" office:value-type="float" office:value="5.73439999999391">
            <text:p>5.73</text:p>
          </table:table-cell>
          <table:table-cell table:style-name="ce4" table:formula="of:=[.D2029]*0.000621371" office:value-type="float" office:value="20.8131638961468">
            <text:p>20.8132</text:p>
          </table:table-cell>
          <table:table-cell table:style-name="ce4" table:formula="of:=[.E2029]*0.000621371" office:value-type="float" office:value="0.00356318986239622">
            <text:p>0.0036</text:p>
          </table:table-cell>
        </table:table-row>
        <table:table-row table:style-name="ro1">
          <table:table-cell table:style-name="ce1" office:value-type="float" office:value="30.33218544">
            <text:p>30.332185</text:p>
          </table:table-cell>
          <table:table-cell table:style-name="ce1" office:value-type="float" office:value="-97.73094672">
            <text:p>-97.73094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515.5078">
            <text:p>33515.51</text:p>
          </table:table-cell>
          <table:table-cell table:style-name="ce2" table:formula="of:=[.D2030]-[.D2029]" office:value-type="float" office:value="19.9570000000022">
            <text:p>19.96</text:p>
          </table:table-cell>
          <table:table-cell table:style-name="ce4" table:formula="of:=[.D2030]*0.000621371" office:value-type="float" office:value="20.8255645971938">
            <text:p>20.8256</text:p>
          </table:table-cell>
          <table:table-cell table:style-name="ce4" table:formula="of:=[.E2030]*0.000621371" office:value-type="float" office:value="0.0124007010470013">
            <text:p>0.0124</text:p>
          </table:table-cell>
        </table:table-row>
        <table:table-row table:style-name="ro1">
          <table:table-cell table:style-name="ce1" office:value-type="float" office:value="30.33206642">
            <text:p>30.332066</text:p>
          </table:table-cell>
          <table:table-cell table:style-name="ce1" office:value-type="float" office:value="-97.73098712">
            <text:p>-97.73098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529.2383">
            <text:p>33529.24</text:p>
          </table:table-cell>
          <table:table-cell table:style-name="ce2" table:formula="of:=[.D2031]-[.D2030]" office:value-type="float" office:value="13.7304999999978">
            <text:p>13.73</text:p>
          </table:table-cell>
          <table:table-cell table:style-name="ce4" table:formula="of:=[.D2031]*0.000621371" office:value-type="float" office:value="20.8340963317093">
            <text:p>20.8341</text:p>
          </table:table-cell>
          <table:table-cell table:style-name="ce4" table:formula="of:=[.E2031]*0.000621371" office:value-type="float" office:value="0.00853173451549866">
            <text:p>0.0085</text:p>
          </table:table-cell>
        </table:table-row>
        <table:table-row table:style-name="ro1">
          <table:table-cell table:style-name="ce1" office:value-type="float" office:value="30.33194304">
            <text:p>30.331943</text:p>
          </table:table-cell>
          <table:table-cell table:style-name="ce1" office:value-type="float" office:value="-97.73102886">
            <text:p>-97.731029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543.4766">
            <text:p>33543.48</text:p>
          </table:table-cell>
          <table:table-cell table:style-name="ce2" table:formula="of:=[.D2032]-[.D2031]" office:value-type="float" office:value="14.2383000000045">
            <text:p>14.24</text:p>
          </table:table-cell>
          <table:table-cell table:style-name="ce4" table:formula="of:=[.D2032]*0.000621371" office:value-type="float" office:value="20.8429435984186">
            <text:p>20.8429</text:p>
          </table:table-cell>
          <table:table-cell table:style-name="ce4" table:formula="of:=[.E2032]*0.000621371" office:value-type="float" office:value="0.00884726670930281">
            <text:p>0.0088</text:p>
          </table:table-cell>
        </table:table-row>
        <table:table-row table:style-name="ro1">
          <table:table-cell table:style-name="ce1" office:value-type="float" office:value="30.33183147">
            <text:p>30.331831</text:p>
          </table:table-cell>
          <table:table-cell table:style-name="ce1" office:value-type="float" office:value="-97.73109424">
            <text:p>-97.73109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3557.3516">
            <text:p>33557.35</text:p>
          </table:table-cell>
          <table:table-cell table:style-name="ce2" table:formula="of:=[.D2033]-[.D2032]" office:value-type="float" office:value="13.875">
            <text:p>13.88</text:p>
          </table:table-cell>
          <table:table-cell table:style-name="ce4" table:formula="of:=[.D2033]*0.000621371" office:value-type="float" office:value="20.8515651210436">
            <text:p>20.8516</text:p>
          </table:table-cell>
          <table:table-cell table:style-name="ce4" table:formula="of:=[.E2033]*0.000621371" office:value-type="float" office:value="0.008621522625">
            <text:p>0.0086</text:p>
          </table:table-cell>
        </table:table-row>
        <table:table-row table:style-name="ro1">
          <table:table-cell table:style-name="ce1" office:value-type="float" office:value="30.33174044">
            <text:p>30.331740</text:p>
          </table:table-cell>
          <table:table-cell table:style-name="ce1" office:value-type="float" office:value="-97.73114487">
            <text:p>-97.731145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568.5195">
            <text:p>33568.52</text:p>
          </table:table-cell>
          <table:table-cell table:style-name="ce2" table:formula="of:=[.D2034]-[.D2033]" office:value-type="float" office:value="11.1679000000004">
            <text:p>11.17</text:p>
          </table:table-cell>
          <table:table-cell table:style-name="ce4" table:formula="of:=[.D2034]*0.000621371" office:value-type="float" office:value="20.8585045302345">
            <text:p>20.8585</text:p>
          </table:table-cell>
          <table:table-cell table:style-name="ce4" table:formula="of:=[.E2034]*0.000621371" office:value-type="float" office:value="0.00693940919090023">
            <text:p>0.0069</text:p>
          </table:table-cell>
        </table:table-row>
        <table:table-row table:style-name="ro1">
          <table:table-cell table:style-name="ce1" office:value-type="float" office:value="30.33162737">
            <text:p>30.331627</text:p>
          </table:table-cell>
          <table:table-cell table:style-name="ce1" office:value-type="float" office:value="-97.73120429">
            <text:p>-97.73120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3582.2969">
            <text:p>33582.30</text:p>
          </table:table-cell>
          <table:table-cell table:style-name="ce2" table:formula="of:=[.D2035]-[.D2034]" office:value-type="float" office:value="13.777399999999">
            <text:p>13.78</text:p>
          </table:table-cell>
          <table:table-cell table:style-name="ce4" table:formula="of:=[.D2035]*0.000621371" office:value-type="float" office:value="20.8670654070499">
            <text:p>20.8671</text:p>
          </table:table-cell>
          <table:table-cell table:style-name="ce4" table:formula="of:=[.E2035]*0.000621371" office:value-type="float" office:value="0.0085608768153994">
            <text:p>0.0086</text:p>
          </table:table-cell>
        </table:table-row>
        <table:table-row table:style-name="ro1">
          <table:table-cell table:style-name="ce1" office:value-type="float" office:value="30.33148874">
            <text:p>30.331489</text:p>
          </table:table-cell>
          <table:table-cell table:style-name="ce1" office:value-type="float" office:value="-97.73127663">
            <text:p>-97.731277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599.1289">
            <text:p>33599.13</text:p>
          </table:table-cell>
          <table:table-cell table:style-name="ce2" table:formula="of:=[.D2036]-[.D2035]" office:value-type="float" office:value="16.8320000000022">
            <text:p>16.83</text:p>
          </table:table-cell>
          <table:table-cell table:style-name="ce4" table:formula="of:=[.D2036]*0.000621371" office:value-type="float" office:value="20.8775243237219">
            <text:p>20.8775</text:p>
          </table:table-cell>
          <table:table-cell table:style-name="ce4" table:formula="of:=[.E2036]*0.000621371" office:value-type="float" office:value="0.0104589166720013">
            <text:p>0.0105</text:p>
          </table:table-cell>
        </table:table-row>
        <table:table-row table:style-name="ro1">
          <table:table-cell table:style-name="ce1" office:value-type="float" office:value="30.33137994">
            <text:p>30.331380</text:p>
          </table:table-cell>
          <table:table-cell table:style-name="ce1" office:value-type="float" office:value="-97.73130689">
            <text:p>-97.731307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611.5039">
            <text:p>33611.50</text:p>
          </table:table-cell>
          <table:table-cell table:style-name="ce2" table:formula="of:=[.D2037]-[.D2036]" office:value-type="float" office:value="12.375">
            <text:p>12.38</text:p>
          </table:table-cell>
          <table:table-cell table:style-name="ce4" table:formula="of:=[.D2037]*0.000621371" office:value-type="float" office:value="20.8852137898469">
            <text:p>20.8852</text:p>
          </table:table-cell>
          <table:table-cell table:style-name="ce4" table:formula="of:=[.E2037]*0.000621371" office:value-type="float" office:value="0.007689466125">
            <text:p>0.0077</text:p>
          </table:table-cell>
        </table:table-row>
        <table:table-row table:style-name="ro1">
          <table:table-cell table:style-name="ce1" office:value-type="float" office:value="30.33130316">
            <text:p>30.331303</text:p>
          </table:table-cell>
          <table:table-cell table:style-name="ce1" office:value-type="float" office:value="-97.7313405">
            <text:p>-97.731341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3620.6289">
            <text:p>33620.63</text:p>
          </table:table-cell>
          <table:table-cell table:style-name="ce2" table:formula="of:=[.D2038]-[.D2037]" office:value-type="float" office:value="9.125">
            <text:p>9.13</text:p>
          </table:table-cell>
          <table:table-cell table:style-name="ce4" table:formula="of:=[.D2038]*0.000621371" office:value-type="float" office:value="20.8908838002219">
            <text:p>20.8909</text:p>
          </table:table-cell>
          <table:table-cell table:style-name="ce4" table:formula="of:=[.E2038]*0.000621371" office:value-type="float" office:value="0.005670010375">
            <text:p>0.0057</text:p>
          </table:table-cell>
        </table:table-row>
        <table:table-row table:style-name="ro1">
          <table:table-cell table:style-name="ce1" office:value-type="float" office:value="30.331174">
            <text:p>30.331174</text:p>
          </table:table-cell>
          <table:table-cell table:style-name="ce1" office:value-type="float" office:value="-97.73143035">
            <text:p>-97.731430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3637.3984">
            <text:p>33637.40</text:p>
          </table:table-cell>
          <table:table-cell table:style-name="ce2" table:formula="of:=[.D2039]-[.D2038]" office:value-type="float" office:value="16.7694999999949">
            <text:p>16.77</text:p>
          </table:table-cell>
          <table:table-cell table:style-name="ce4" table:formula="of:=[.D2039]*0.000621371" office:value-type="float" office:value="20.9013038812064">
            <text:p>20.9013</text:p>
          </table:table-cell>
          <table:table-cell table:style-name="ce4" table:formula="of:=[.E2039]*0.000621371" office:value-type="float" office:value="0.0104200809844968">
            <text:p>0.0104</text:p>
          </table:table-cell>
        </table:table-row>
        <table:table-row table:style-name="ro1">
          <table:table-cell table:style-name="ce1" office:value-type="float" office:value="30.33105128">
            <text:p>30.331051</text:p>
          </table:table-cell>
          <table:table-cell table:style-name="ce1" office:value-type="float" office:value="-97.73149808">
            <text:p>-97.731498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3652.4141">
            <text:p>33652.41</text:p>
          </table:table-cell>
          <table:table-cell table:style-name="ce2" table:formula="of:=[.D2040]-[.D2039]" office:value-type="float" office:value="15.0157000000036">
            <text:p>15.02</text:p>
          </table:table-cell>
          <table:table-cell table:style-name="ce4" table:formula="of:=[.D2040]*0.000621371" office:value-type="float" office:value="20.9106342017311">
            <text:p>20.9106</text:p>
          </table:table-cell>
          <table:table-cell table:style-name="ce4" table:formula="of:=[.E2040]*0.000621371" office:value-type="float" office:value="0.00933032052470221">
            <text:p>0.0093</text:p>
          </table:table-cell>
        </table:table-row>
        <table:table-row table:style-name="ro1">
          <table:table-cell table:style-name="ce1" office:value-type="float" office:value="30.33092002">
            <text:p>30.330920</text:p>
          </table:table-cell>
          <table:table-cell table:style-name="ce1" office:value-type="float" office:value="-97.73157637">
            <text:p>-97.731576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668.7734">
            <text:p>33668.77</text:p>
          </table:table-cell>
          <table:table-cell table:style-name="ce2" table:formula="of:=[.D2041]-[.D2040]" office:value-type="float" office:value="16.3592999999964">
            <text:p>16.36</text:p>
          </table:table-cell>
          <table:table-cell table:style-name="ce4" table:formula="of:=[.D2041]*0.000621371" office:value-type="float" office:value="20.9207993963314">
            <text:p>20.9208</text:p>
          </table:table-cell>
          <table:table-cell table:style-name="ce4" table:formula="of:=[.E2041]*0.000621371" office:value-type="float" office:value="0.0101651946002978">
            <text:p>0.0102</text:p>
          </table:table-cell>
        </table:table-row>
        <table:table-row table:style-name="ro1">
          <table:table-cell table:style-name="ce1" office:value-type="float" office:value="30.33078508">
            <text:p>30.330785</text:p>
          </table:table-cell>
          <table:table-cell table:style-name="ce1" office:value-type="float" office:value="-97.73165356">
            <text:p>-97.731654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685.5117">
            <text:p>33685.51</text:p>
          </table:table-cell>
          <table:table-cell table:style-name="ce2" table:formula="of:=[.D2042]-[.D2041]" office:value-type="float" office:value="16.7383000000045">
            <text:p>16.74</text:p>
          </table:table-cell>
          <table:table-cell table:style-name="ce4" table:formula="of:=[.D2042]*0.000621371" office:value-type="float" office:value="20.9312000905407">
            <text:p>20.9312</text:p>
          </table:table-cell>
          <table:table-cell table:style-name="ce4" table:formula="of:=[.E2042]*0.000621371" office:value-type="float" office:value="0.0104006942093028">
            <text:p>0.0104</text:p>
          </table:table-cell>
        </table:table-row>
        <table:table-row table:style-name="ro1">
          <table:table-cell table:style-name="ce1" office:value-type="float" office:value="30.33076077">
            <text:p>30.330761</text:p>
          </table:table-cell>
          <table:table-cell table:style-name="ce1" office:value-type="float" office:value="-97.73166555">
            <text:p>-97.731666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688.3945">
            <text:p>33688.39</text:p>
          </table:table-cell>
          <table:table-cell table:style-name="ce2" table:formula="of:=[.D2043]-[.D2042]" office:value-type="float" office:value="2.88279999999941">
            <text:p>2.88</text:p>
          </table:table-cell>
          <table:table-cell table:style-name="ce4" table:formula="of:=[.D2043]*0.000621371" office:value-type="float" office:value="20.9329913788595">
            <text:p>20.9330</text:p>
          </table:table-cell>
          <table:table-cell table:style-name="ce4" table:formula="of:=[.E2043]*0.000621371" office:value-type="float" office:value="0.00179128831879963">
            <text:p>0.0018</text:p>
          </table:table-cell>
        </table:table-row>
        <table:table-row table:style-name="ro1">
          <table:table-cell table:style-name="ce1" office:value-type="float" office:value="30.33063839">
            <text:p>30.330638</text:p>
          </table:table-cell>
          <table:table-cell table:style-name="ce1" office:value-type="float" office:value="-97.73174359">
            <text:p>-97.731744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703.9727">
            <text:p>33703.97</text:p>
          </table:table-cell>
          <table:table-cell table:style-name="ce2" table:formula="of:=[.D2044]-[.D2043]" office:value-type="float" office:value="15.5781999999963">
            <text:p>15.58</text:p>
          </table:table-cell>
          <table:table-cell table:style-name="ce4" table:formula="of:=[.D2044]*0.000621371" office:value-type="float" office:value="20.9426712205717">
            <text:p>20.9427</text:p>
          </table:table-cell>
          <table:table-cell table:style-name="ce4" table:formula="of:=[.E2044]*0.000621371" office:value-type="float" office:value="0.00967984171219769">
            <text:p>0.0097</text:p>
          </table:table-cell>
        </table:table-row>
        <table:table-row table:style-name="ro1">
          <table:table-cell table:style-name="ce1" office:value-type="float" office:value="30.33054192">
            <text:p>30.330542</text:p>
          </table:table-cell>
          <table:table-cell table:style-name="ce1" office:value-type="float" office:value="-97.73180603">
            <text:p>-97.731806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716.1914">
            <text:p>33716.19</text:p>
          </table:table-cell>
          <table:table-cell table:style-name="ce2" table:formula="of:=[.D2045]-[.D2044]" office:value-type="float" office:value="12.2187000000049">
            <text:p>12.22</text:p>
          </table:table-cell>
          <table:table-cell table:style-name="ce4" table:formula="of:=[.D2045]*0.000621371" office:value-type="float" office:value="20.9502635664094">
            <text:p>20.9503</text:p>
          </table:table-cell>
          <table:table-cell table:style-name="ce4" table:formula="of:=[.E2045]*0.000621371" office:value-type="float" office:value="0.00759234583770305">
            <text:p>0.0076</text:p>
          </table:table-cell>
        </table:table-row>
        <table:table-row table:style-name="ro1">
          <table:table-cell table:style-name="ce1" office:value-type="float" office:value="30.33037512">
            <text:p>30.330375</text:p>
          </table:table-cell>
          <table:table-cell table:style-name="ce1" office:value-type="float" office:value="-97.73190712">
            <text:p>-97.73190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3737.0742">
            <text:p>33737.07</text:p>
          </table:table-cell>
          <table:table-cell table:style-name="ce2" table:formula="of:=[.D2046]-[.D2045]" office:value-type="float" office:value="20.8827999999994">
            <text:p>20.88</text:p>
          </table:table-cell>
          <table:table-cell table:style-name="ce4" table:formula="of:=[.D2046]*0.000621371" office:value-type="float" office:value="20.9632395327282">
            <text:p>20.9632</text:p>
          </table:table-cell>
          <table:table-cell table:style-name="ce4" table:formula="of:=[.E2046]*0.000621371" office:value-type="float" office:value="0.0129759663187996">
            <text:p>0.0130</text:p>
          </table:table-cell>
        </table:table-row>
        <table:table-row table:style-name="ro1">
          <table:table-cell table:style-name="ce1" office:value-type="float" office:value="30.33022617">
            <text:p>30.330226</text:p>
          </table:table-cell>
          <table:table-cell table:style-name="ce1" office:value-type="float" office:value="-97.73199144">
            <text:p>-97.731991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755.4766">
            <text:p>33755.48</text:p>
          </table:table-cell>
          <table:table-cell table:style-name="ce2" table:formula="of:=[.D2047]-[.D2046]" office:value-type="float" office:value="18.402399999999">
            <text:p>18.40</text:p>
          </table:table-cell>
          <table:table-cell table:style-name="ce4" table:formula="of:=[.D2047]*0.000621371" office:value-type="float" office:value="20.9746742504186">
            <text:p>20.9747</text:p>
          </table:table-cell>
          <table:table-cell table:style-name="ce4" table:formula="of:=[.E2047]*0.000621371" office:value-type="float" office:value="0.0114347176903994">
            <text:p>0.0114</text:p>
          </table:table-cell>
        </table:table-row>
        <table:table-row table:style-name="ro1">
          <table:table-cell table:style-name="ce1" office:value-type="float" office:value="30.33010799">
            <text:p>30.330108</text:p>
          </table:table-cell>
          <table:table-cell table:style-name="ce1" office:value-type="float" office:value="-97.73207727">
            <text:p>-97.732077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770.9453">
            <text:p>33770.95</text:p>
          </table:table-cell>
          <table:table-cell table:style-name="ce2" table:formula="of:=[.D2048]-[.D2047]" office:value-type="float" office:value="15.4686999999976">
            <text:p>15.47</text:p>
          </table:table-cell>
          <table:table-cell table:style-name="ce4" table:formula="of:=[.D2048]*0.000621371" office:value-type="float" office:value="20.9842860520063">
            <text:p>20.9843</text:p>
          </table:table-cell>
          <table:table-cell table:style-name="ce4" table:formula="of:=[.E2048]*0.000621371" office:value-type="float" office:value="0.00961180158769852">
            <text:p>0.0096</text:p>
          </table:table-cell>
        </table:table-row>
        <table:table-row table:style-name="ro1">
          <table:table-cell table:style-name="ce1" office:value-type="float" office:value="30.32999483">
            <text:p>30.329995</text:p>
          </table:table-cell>
          <table:table-cell table:style-name="ce1" office:value-type="float" office:value="-97.73216184">
            <text:p>-97.732162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785.8359">
            <text:p>33785.84</text:p>
          </table:table-cell>
          <table:table-cell table:style-name="ce2" table:formula="of:=[.D2049]-[.D2048]" office:value-type="float" office:value="14.8905999999988">
            <text:p>14.89</text:p>
          </table:table-cell>
          <table:table-cell table:style-name="ce4" table:formula="of:=[.D2049]*0.000621371" office:value-type="float" office:value="20.9935386390189">
            <text:p>20.9935</text:p>
          </table:table-cell>
          <table:table-cell table:style-name="ce4" table:formula="of:=[.E2049]*0.000621371" office:value-type="float" office:value="0.00925258701259926">
            <text:p>0.0093</text:p>
          </table:table-cell>
        </table:table-row>
        <table:table-row table:style-name="ro1">
          <table:table-cell table:style-name="ce1" office:value-type="float" office:value="30.32989919">
            <text:p>30.329899</text:p>
          </table:table-cell>
          <table:table-cell table:style-name="ce1" office:value-type="float" office:value="-97.7322206">
            <text:p>-97.732221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797.9062">
            <text:p>33797.91</text:p>
          </table:table-cell>
          <table:table-cell table:style-name="ce2" table:formula="of:=[.D2050]-[.D2049]" office:value-type="float" office:value="12.0702999999994">
            <text:p>12.07</text:p>
          </table:table-cell>
          <table:table-cell table:style-name="ce4" table:formula="of:=[.D2050]*0.000621371" office:value-type="float" office:value="21.0010387734002">
            <text:p>21.0010</text:p>
          </table:table-cell>
          <table:table-cell table:style-name="ce4" table:formula="of:=[.E2050]*0.000621371" office:value-type="float" office:value="0.00750013438129963">
            <text:p>0.0075</text:p>
          </table:table-cell>
        </table:table-row>
        <table:table-row table:style-name="ro1">
          <table:table-cell table:style-name="ce1" office:value-type="float" office:value="30.3297852">
            <text:p>30.329785</text:p>
          </table:table-cell>
          <table:table-cell table:style-name="ce1" office:value-type="float" office:value="-97.73229872">
            <text:p>-97.732299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812.5703">
            <text:p>33812.57</text:p>
          </table:table-cell>
          <table:table-cell table:style-name="ce2" table:formula="of:=[.D2051]-[.D2050]" office:value-type="float" office:value="14.6641000000018">
            <text:p>14.66</text:p>
          </table:table-cell>
          <table:table-cell table:style-name="ce4" table:formula="of:=[.D2051]*0.000621371" office:value-type="float" office:value="21.0101506198813">
            <text:p>21.0102</text:p>
          </table:table-cell>
          <table:table-cell table:style-name="ce4" table:formula="of:=[.E2051]*0.000621371" office:value-type="float" office:value="0.00911184648110111">
            <text:p>0.0091</text:p>
          </table:table-cell>
        </table:table-row>
        <table:table-row table:style-name="ro1">
          <table:table-cell table:style-name="ce1" office:value-type="float" office:value="30.32964648">
            <text:p>30.329646</text:p>
          </table:table-cell>
          <table:table-cell table:style-name="ce1" office:value-type="float" office:value="-97.73238857">
            <text:p>-97.732389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3830.1719">
            <text:p>33830.17</text:p>
          </table:table-cell>
          <table:table-cell table:style-name="ce2" table:formula="of:=[.D2052]-[.D2051]" office:value-type="float" office:value="17.6016000000018">
            <text:p>17.60</text:p>
          </table:table-cell>
          <table:table-cell table:style-name="ce4" table:formula="of:=[.D2052]*0.000621371" office:value-type="float" office:value="21.0210877436749">
            <text:p>21.0211</text:p>
          </table:table-cell>
          <table:table-cell table:style-name="ce4" table:formula="of:=[.E2052]*0.000621371" office:value-type="float" office:value="0.0109371237936011">
            <text:p>0.0109</text:p>
          </table:table-cell>
        </table:table-row>
        <table:table-row table:style-name="ro1">
          <table:table-cell table:style-name="ce1" office:value-type="float" office:value="30.32957716">
            <text:p>30.329577</text:p>
          </table:table-cell>
          <table:table-cell table:style-name="ce1" office:value-type="float" office:value="-97.7324392">
            <text:p>-97.732439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3839.332">
            <text:p>33839.33</text:p>
          </table:table-cell>
          <table:table-cell table:style-name="ce2" table:formula="of:=[.D2053]-[.D2052]" office:value-type="float" office:value="9.16010000000097">
            <text:p>9.16</text:p>
          </table:table-cell>
          <table:table-cell table:style-name="ce4" table:formula="of:=[.D2053]*0.000621371" office:value-type="float" office:value="21.026779564172">
            <text:p>21.0268</text:p>
          </table:table-cell>
          <table:table-cell table:style-name="ce4" table:formula="of:=[.E2053]*0.000621371" office:value-type="float" office:value="0.0056918204971006">
            <text:p>0.0057</text:p>
          </table:table-cell>
        </table:table-row>
        <table:table-row table:style-name="ro1">
          <table:table-cell table:style-name="ce1" office:value-type="float" office:value="30.32949057">
            <text:p>30.329491</text:p>
          </table:table-cell>
          <table:table-cell table:style-name="ce1" office:value-type="float" office:value="-97.73249729">
            <text:p>-97.732497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3850.3828">
            <text:p>33850.38</text:p>
          </table:table-cell>
          <table:table-cell table:style-name="ce2" table:formula="of:=[.D2054]-[.D2053]" office:value-type="float" office:value="11.0507999999973">
            <text:p>11.05</text:p>
          </table:table-cell>
          <table:table-cell table:style-name="ce4" table:formula="of:=[.D2054]*0.000621371" office:value-type="float" office:value="21.0336462108188">
            <text:p>21.0336</text:p>
          </table:table-cell>
          <table:table-cell table:style-name="ce4" table:formula="of:=[.E2054]*0.000621371" office:value-type="float" office:value="0.00686664664679829">
            <text:p>0.0069</text:p>
          </table:table-cell>
        </table:table-row>
        <table:table-row table:style-name="ro1">
          <table:table-cell table:style-name="ce1" office:value-type="float" office:value="30.32939167">
            <text:p>30.329392</text:p>
          </table:table-cell>
          <table:table-cell table:style-name="ce1" office:value-type="float" office:value="-97.73256686">
            <text:p>-97.732567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863.3867">
            <text:p>33863.39</text:p>
          </table:table-cell>
          <table:table-cell table:style-name="ce2" table:formula="of:=[.D2055]-[.D2054]" office:value-type="float" office:value="13.0039000000033">
            <text:p>13.00</text:p>
          </table:table-cell>
          <table:table-cell table:style-name="ce4" table:formula="of:=[.D2055]*0.000621371" office:value-type="float" office:value="21.0417264571657">
            <text:p>21.0417</text:p>
          </table:table-cell>
          <table:table-cell table:style-name="ce4" table:formula="of:=[.E2055]*0.000621371" office:value-type="float" office:value="0.00808024634690208">
            <text:p>0.0081</text:p>
          </table:table-cell>
        </table:table-row>
        <table:table-row table:style-name="ro1">
          <table:table-cell table:style-name="ce1" office:value-type="float" office:value="30.32937172">
            <text:p>30.329372</text:p>
          </table:table-cell>
          <table:table-cell table:style-name="ce1" office:value-type="float" office:value="-97.73257532">
            <text:p>-97.732575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865.6992">
            <text:p>33865.70</text:p>
          </table:table-cell>
          <table:table-cell table:style-name="ce2" table:formula="of:=[.D2056]-[.D2055]" office:value-type="float" office:value="2.3125">
            <text:p>2.31</text:p>
          </table:table-cell>
          <table:table-cell table:style-name="ce4" table:formula="of:=[.D2056]*0.000621371" office:value-type="float" office:value="21.0431633776032">
            <text:p>21.0432</text:p>
          </table:table-cell>
          <table:table-cell table:style-name="ce4" table:formula="of:=[.E2056]*0.000621371" office:value-type="float" office:value="0.0014369204375">
            <text:p>0.0014</text:p>
          </table:table-cell>
        </table:table-row>
        <table:table-row table:style-name="ro1">
          <table:table-cell table:style-name="ce1" office:value-type="float" office:value="30.32931983">
            <text:p>30.329320</text:p>
          </table:table-cell>
          <table:table-cell table:style-name="ce1" office:value-type="float" office:value="-97.73259854">
            <text:p>-97.732599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3871.793">
            <text:p>33871.79</text:p>
          </table:table-cell>
          <table:table-cell table:style-name="ce2" table:formula="of:=[.D2057]-[.D2056]" office:value-type="float" office:value="6.0937999999951">
            <text:p>6.09</text:p>
          </table:table-cell>
          <table:table-cell table:style-name="ce4" table:formula="of:=[.D2057]*0.000621371" office:value-type="float" office:value="21.046949888203">
            <text:p>21.0469</text:p>
          </table:table-cell>
          <table:table-cell table:style-name="ce4" table:formula="of:=[.E2057]*0.000621371" office:value-type="float" office:value="0.00378651059979695">
            <text:p>0.0038</text:p>
          </table:table-cell>
        </table:table-row>
        <table:table-row table:style-name="ro1">
          <table:table-cell table:style-name="ce1" office:value-type="float" office:value="30.32919335">
            <text:p>30.329193</text:p>
          </table:table-cell>
          <table:table-cell table:style-name="ce1" office:value-type="float" office:value="-97.73266266">
            <text:p>-97.732663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3887.1836">
            <text:p>33887.18</text:p>
          </table:table-cell>
          <table:table-cell table:style-name="ce2" table:formula="of:=[.D2058]-[.D2057]" office:value-type="float" office:value="15.3905999999988">
            <text:p>15.39</text:p>
          </table:table-cell>
          <table:table-cell table:style-name="ce4" table:formula="of:=[.D2058]*0.000621371" office:value-type="float" office:value="21.0565131607156">
            <text:p>21.0565</text:p>
          </table:table-cell>
          <table:table-cell table:style-name="ce4" table:formula="of:=[.E2058]*0.000621371" office:value-type="float" office:value="0.00956327251259926">
            <text:p>0.0096</text:p>
          </table:table-cell>
        </table:table-row>
        <table:table-row table:style-name="ro1">
          <table:table-cell table:style-name="ce1" office:value-type="float" office:value="30.32909914">
            <text:p>30.329099</text:p>
          </table:table-cell>
          <table:table-cell table:style-name="ce1" office:value-type="float" office:value="-97.73273257">
            <text:p>-97.732733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3899.8281">
            <text:p>33899.83</text:p>
          </table:table-cell>
          <table:table-cell table:style-name="ce2" table:formula="of:=[.D2059]-[.D2058]" office:value-type="float" office:value="12.6445000000022">
            <text:p>12.64</text:p>
          </table:table-cell>
          <table:table-cell table:style-name="ce4" table:formula="of:=[.D2059]*0.000621371" office:value-type="float" office:value="21.0643700863251">
            <text:p>21.0644</text:p>
          </table:table-cell>
          <table:table-cell table:style-name="ce4" table:formula="of:=[.E2059]*0.000621371" office:value-type="float" office:value="0.00785692560950134">
            <text:p>0.0079</text:p>
          </table:table-cell>
        </table:table-row>
        <table:table-row table:style-name="ro1">
          <table:table-cell table:style-name="ce1" office:value-type="float" office:value="30.32907215">
            <text:p>30.329072</text:p>
          </table:table-cell>
          <table:table-cell table:style-name="ce1" office:value-type="float" office:value="-97.73275075">
            <text:p>-97.732751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903.0508">
            <text:p>33903.05</text:p>
          </table:table-cell>
          <table:table-cell table:style-name="ce2" table:formula="of:=[.D2060]-[.D2059]" office:value-type="float" office:value="3.22269999999844">
            <text:p>3.22</text:p>
          </table:table-cell>
          <table:table-cell table:style-name="ce4" table:formula="of:=[.D2060]*0.000621371" office:value-type="float" office:value="21.0663725786468">
            <text:p>21.0664</text:p>
          </table:table-cell>
          <table:table-cell table:style-name="ce4" table:formula="of:=[.E2060]*0.000621371" office:value-type="float" office:value="0.00200249232169903">
            <text:p>0.0020</text:p>
          </table:table-cell>
        </table:table-row>
        <table:table-row table:style-name="ro1">
          <table:table-cell table:style-name="ce1" office:value-type="float" office:value="30.32892186">
            <text:p>30.328922</text:p>
          </table:table-cell>
          <table:table-cell table:style-name="ce1" office:value-type="float" office:value="-97.7328531">
            <text:p>-97.732853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922.3828">
            <text:p>33922.38</text:p>
          </table:table-cell>
          <table:table-cell table:style-name="ce2" table:formula="of:=[.D2061]-[.D2060]" office:value-type="float" office:value="19.3320000000022">
            <text:p>19.33</text:p>
          </table:table-cell>
          <table:table-cell table:style-name="ce4" table:formula="of:=[.D2061]*0.000621371" office:value-type="float" office:value="21.0783849228188">
            <text:p>21.0784</text:p>
          </table:table-cell>
          <table:table-cell table:style-name="ce4" table:formula="of:=[.E2061]*0.000621371" office:value-type="float" office:value="0.0120123441720013">
            <text:p>0.0120</text:p>
          </table:table-cell>
        </table:table-row>
        <table:table-row table:style-name="ro1">
          <table:table-cell table:style-name="ce1" office:value-type="float" office:value="30.32880845">
            <text:p>30.328808</text:p>
          </table:table-cell>
          <table:table-cell table:style-name="ce1" office:value-type="float" office:value="-97.73292627">
            <text:p>-97.732926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3936.793">
            <text:p>33936.79</text:p>
          </table:table-cell>
          <table:table-cell table:style-name="ce2" table:formula="of:=[.D2062]-[.D2061]" office:value-type="float" office:value="14.4101999999984">
            <text:p>14.41</text:p>
          </table:table-cell>
          <table:table-cell table:style-name="ce4" table:formula="of:=[.D2062]*0.000621371" office:value-type="float" office:value="21.087339003203">
            <text:p>21.0873</text:p>
          </table:table-cell>
          <table:table-cell table:style-name="ce4" table:formula="of:=[.E2062]*0.000621371" office:value-type="float" office:value="0.00895408038419903">
            <text:p>0.0090</text:p>
          </table:table-cell>
        </table:table-row>
        <table:table-row table:style-name="ro1">
          <table:table-cell table:style-name="ce1" office:value-type="float" office:value="30.32869848">
            <text:p>30.328698</text:p>
          </table:table-cell>
          <table:table-cell table:style-name="ce1" office:value-type="float" office:value="-97.73300598">
            <text:p>-97.733006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951.1875">
            <text:p>33951.19</text:p>
          </table:table-cell>
          <table:table-cell table:style-name="ce2" table:formula="of:=[.D2063]-[.D2062]" office:value-type="float" office:value="14.3945000000022">
            <text:p>14.39</text:p>
          </table:table-cell>
          <table:table-cell table:style-name="ce4" table:formula="of:=[.D2063]*0.000621371" office:value-type="float" office:value="21.0962833280625">
            <text:p>21.0963</text:p>
          </table:table-cell>
          <table:table-cell table:style-name="ce4" table:formula="of:=[.E2063]*0.000621371" office:value-type="float" office:value="0.00894432485950134">
            <text:p>0.0089</text:p>
          </table:table-cell>
        </table:table-row>
        <table:table-row table:style-name="ro1">
          <table:table-cell table:style-name="ce1" office:value-type="float" office:value="30.32858726">
            <text:p>30.328587</text:p>
          </table:table-cell>
          <table:table-cell table:style-name="ce1" office:value-type="float" office:value="-97.73307689">
            <text:p>-97.733077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3965.332">
            <text:p>33965.33</text:p>
          </table:table-cell>
          <table:table-cell table:style-name="ce2" table:formula="of:=[.D2064]-[.D2063]" office:value-type="float" office:value="14.1445000000022">
            <text:p>14.14</text:p>
          </table:table-cell>
          <table:table-cell table:style-name="ce4" table:formula="of:=[.D2064]*0.000621371" office:value-type="float" office:value="21.105072310172">
            <text:p>21.1051</text:p>
          </table:table-cell>
          <table:table-cell table:style-name="ce4" table:formula="of:=[.E2064]*0.000621371" office:value-type="float" office:value="0.00878898210950134">
            <text:p>0.0088</text:p>
          </table:table-cell>
        </table:table-row>
        <table:table-row table:style-name="ro1">
          <table:table-cell table:style-name="ce1" office:value-type="float" office:value="30.32851517">
            <text:p>30.328515</text:p>
          </table:table-cell>
          <table:table-cell table:style-name="ce1" office:value-type="float" office:value="-97.73311738">
            <text:p>-97.733117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3974.2109">
            <text:p>33974.21</text:p>
          </table:table-cell>
          <table:table-cell table:style-name="ce2" table:formula="of:=[.D2065]-[.D2064]" office:value-type="float" office:value="8.87889999999607">
            <text:p>8.88</text:p>
          </table:table-cell>
          <table:table-cell table:style-name="ce4" table:formula="of:=[.D2065]*0.000621371" office:value-type="float" office:value="21.1105894011439">
            <text:p>21.1106</text:p>
          </table:table-cell>
          <table:table-cell table:style-name="ce4" table:formula="of:=[.E2065]*0.000621371" office:value-type="float" office:value="0.00551709097189756">
            <text:p>0.0055</text:p>
          </table:table-cell>
        </table:table-row>
        <table:table-row table:style-name="ro1">
          <table:table-cell table:style-name="ce1" office:value-type="float" office:value="30.32840369">
            <text:p>30.328404</text:p>
          </table:table-cell>
          <table:table-cell table:style-name="ce1" office:value-type="float" office:value="-97.73320765">
            <text:p>-97.733208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3989.2383">
            <text:p>33989.24</text:p>
          </table:table-cell>
          <table:table-cell table:style-name="ce2" table:formula="of:=[.D2066]-[.D2065]" office:value-type="float" office:value="15.027399999999">
            <text:p>15.03</text:p>
          </table:table-cell>
          <table:table-cell table:style-name="ce4" table:formula="of:=[.D2066]*0.000621371" office:value-type="float" office:value="21.1199269917093">
            <text:p>21.1199</text:p>
          </table:table-cell>
          <table:table-cell table:style-name="ce4" table:formula="of:=[.E2066]*0.000621371" office:value-type="float" office:value="0.0093375905653994">
            <text:p>0.0093</text:p>
          </table:table-cell>
        </table:table-row>
        <table:table-row table:style-name="ro1">
          <table:table-cell table:style-name="ce1" office:value-type="float" office:value="30.3282892">
            <text:p>30.328289</text:p>
          </table:table-cell>
          <table:table-cell table:style-name="ce1" office:value-type="float" office:value="-97.73327119">
            <text:p>-97.733271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003.3945">
            <text:p>34003.39</text:p>
          </table:table-cell>
          <table:table-cell table:style-name="ce2" table:formula="of:=[.D2067]-[.D2066]" office:value-type="float" office:value="14.1562000000049">
            <text:p>14.16</text:p>
          </table:table-cell>
          <table:table-cell table:style-name="ce4" table:formula="of:=[.D2067]*0.000621371" office:value-type="float" office:value="21.1287232438595">
            <text:p>21.1287</text:p>
          </table:table-cell>
          <table:table-cell table:style-name="ce4" table:formula="of:=[.E2067]*0.000621371" office:value-type="float" office:value="0.00879625215020305">
            <text:p>0.0088</text:p>
          </table:table-cell>
        </table:table-row>
        <table:table-row table:style-name="ro1">
          <table:table-cell table:style-name="ce1" office:value-type="float" office:value="30.3282493">
            <text:p>30.328249</text:p>
          </table:table-cell>
          <table:table-cell table:style-name="ce1" office:value-type="float" office:value="-97.73330245">
            <text:p>-97.733302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008.7266">
            <text:p>34008.73</text:p>
          </table:table-cell>
          <table:table-cell table:style-name="ce2" table:formula="of:=[.D2068]-[.D2067]" office:value-type="float" office:value="5.33209999999963">
            <text:p>5.33</text:p>
          </table:table-cell>
          <table:table-cell table:style-name="ce4" table:formula="of:=[.D2068]*0.000621371" office:value-type="float" office:value="21.1320364561686">
            <text:p>21.1320</text:p>
          </table:table-cell>
          <table:table-cell table:style-name="ce4" table:formula="of:=[.E2068]*0.000621371" office:value-type="float" office:value="0.00331321230909977">
            <text:p>0.0033</text:p>
          </table:table-cell>
        </table:table-row>
        <table:table-row table:style-name="ro1">
          <table:table-cell table:style-name="ce1" office:value-type="float" office:value="30.32819155">
            <text:p>30.328192</text:p>
          </table:table-cell>
          <table:table-cell table:style-name="ce1" office:value-type="float" office:value="-97.73334646">
            <text:p>-97.733346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4016.3633">
            <text:p>34016.36</text:p>
          </table:table-cell>
          <table:table-cell table:style-name="ce2" table:formula="of:=[.D2069]-[.D2068]" office:value-type="float" office:value="7.63669999999547">
            <text:p>7.64</text:p>
          </table:table-cell>
          <table:table-cell table:style-name="ce4" table:formula="of:=[.D2069]*0.000621371" office:value-type="float" office:value="21.1367816800843">
            <text:p>21.1368</text:p>
          </table:table-cell>
          <table:table-cell table:style-name="ce4" table:formula="of:=[.E2069]*0.000621371" office:value-type="float" office:value="0.00474522391569719">
            <text:p>0.0047</text:p>
          </table:table-cell>
        </table:table-row>
        <table:table-row table:style-name="ro1">
          <table:table-cell table:style-name="ce1" office:value-type="float" office:value="30.32812038">
            <text:p>30.328120</text:p>
          </table:table-cell>
          <table:table-cell table:style-name="ce1" office:value-type="float" office:value="-97.73339323">
            <text:p>-97.733393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025.5859">
            <text:p>34025.59</text:p>
          </table:table-cell>
          <table:table-cell table:style-name="ce2" table:formula="of:=[.D2070]-[.D2069]" office:value-type="float" office:value="9.22260000000097">
            <text:p>9.22</text:p>
          </table:table-cell>
          <table:table-cell table:style-name="ce4" table:formula="of:=[.D2070]*0.000621371" office:value-type="float" office:value="21.1425123362689">
            <text:p>21.1425</text:p>
          </table:table-cell>
          <table:table-cell table:style-name="ce4" table:formula="of:=[.E2070]*0.000621371" office:value-type="float" office:value="0.0057306561846006">
            <text:p>0.0057</text:p>
          </table:table-cell>
        </table:table-row>
        <table:table-row table:style-name="ro1">
          <table:table-cell table:style-name="ce1" office:value-type="float" office:value="30.32806649">
            <text:p>30.328066</text:p>
          </table:table-cell>
          <table:table-cell table:style-name="ce1" office:value-type="float" office:value="-97.73342005">
            <text:p>-97.733420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4032.0469">
            <text:p>34032.05</text:p>
          </table:table-cell>
          <table:table-cell table:style-name="ce2" table:formula="of:=[.D2071]-[.D2070]" office:value-type="float" office:value="6.46100000000297">
            <text:p>6.46</text:p>
          </table:table-cell>
          <table:table-cell table:style-name="ce4" table:formula="of:=[.D2071]*0.000621371" office:value-type="float" office:value="21.1465270142999">
            <text:p>21.1465</text:p>
          </table:table-cell>
          <table:table-cell table:style-name="ce4" table:formula="of:=[.E2071]*0.000621371" office:value-type="float" office:value="0.00401467803100184">
            <text:p>0.0040</text:p>
          </table:table-cell>
        </table:table-row>
        <table:table-row table:style-name="ro1">
          <table:table-cell table:style-name="ce1" office:value-type="float" office:value="30.32799868">
            <text:p>30.327999</text:p>
          </table:table-cell>
          <table:table-cell table:style-name="ce1" office:value-type="float" office:value="-97.73345693">
            <text:p>-97.733457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4040.3359">
            <text:p>34040.34</text:p>
          </table:table-cell>
          <table:table-cell table:style-name="ce2" table:formula="of:=[.D2072]-[.D2071]" office:value-type="float" office:value="8.28899999999703">
            <text:p>8.29</text:p>
          </table:table-cell>
          <table:table-cell table:style-name="ce4" table:formula="of:=[.D2072]*0.000621371" office:value-type="float" office:value="21.1516775585189">
            <text:p>21.1517</text:p>
          </table:table-cell>
          <table:table-cell table:style-name="ce4" table:formula="of:=[.E2072]*0.000621371" office:value-type="float" office:value="0.00515054421899816">
            <text:p>0.0052</text:p>
          </table:table-cell>
        </table:table-row>
        <table:table-row table:style-name="ro1">
          <table:table-cell table:style-name="ce1" office:value-type="float" office:value="30.32794503">
            <text:p>30.327945</text:p>
          </table:table-cell>
          <table:table-cell table:style-name="ce1" office:value-type="float" office:value="-97.73349247">
            <text:p>-97.733492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4047.1289">
            <text:p>34047.13</text:p>
          </table:table-cell>
          <table:table-cell table:style-name="ce2" table:formula="of:=[.D2073]-[.D2072]" office:value-type="float" office:value="6.79300000000512">
            <text:p>6.79</text:p>
          </table:table-cell>
          <table:table-cell table:style-name="ce4" table:formula="of:=[.D2073]*0.000621371" office:value-type="float" office:value="21.1558985317219">
            <text:p>21.1559</text:p>
          </table:table-cell>
          <table:table-cell table:style-name="ce4" table:formula="of:=[.E2073]*0.000621371" office:value-type="float" office:value="0.00422097320300318">
            <text:p>0.0042</text:p>
          </table:table-cell>
        </table:table-row>
        <table:table-row table:style-name="ro1">
          <table:table-cell table:style-name="ce1" office:value-type="float" office:value="30.32785594">
            <text:p>30.327856</text:p>
          </table:table-cell>
          <table:table-cell table:style-name="ce1" office:value-type="float" office:value="-97.73353639">
            <text:p>-97.73353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4057.9805">
            <text:p>34057.98</text:p>
          </table:table-cell>
          <table:table-cell table:style-name="ce2" table:formula="of:=[.D2074]-[.D2073]" office:value-type="float" office:value="10.8515999999945">
            <text:p>10.85</text:p>
          </table:table-cell>
          <table:table-cell table:style-name="ce4" table:formula="of:=[.D2074]*0.000621371" office:value-type="float" office:value="21.1626414012655">
            <text:p>21.1626</text:p>
          </table:table-cell>
          <table:table-cell table:style-name="ce4" table:formula="of:=[.E2074]*0.000621371" office:value-type="float" office:value="0.00674286954359659">
            <text:p>0.0067</text:p>
          </table:table-cell>
        </table:table-row>
        <table:table-row table:style-name="ro1">
          <table:table-cell table:style-name="ce1" office:value-type="float" office:value="30.32782107">
            <text:p>30.327821</text:p>
          </table:table-cell>
          <table:table-cell table:style-name="ce1" office:value-type="float" office:value="-97.73358199">
            <text:p>-97.733582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4063.8164">
            <text:p>34063.82</text:p>
          </table:table-cell>
          <table:table-cell table:style-name="ce2" table:formula="of:=[.D2075]-[.D2074]" office:value-type="float" office:value="5.8359000000055">
            <text:p>5.84</text:p>
          </table:table-cell>
          <table:table-cell table:style-name="ce4" table:formula="of:=[.D2075]*0.000621371" office:value-type="float" office:value="21.1662676602844">
            <text:p>21.1663</text:p>
          </table:table-cell>
          <table:table-cell table:style-name="ce4" table:formula="of:=[.E2075]*0.000621371" office:value-type="float" office:value="0.00362625901890341">
            <text:p>0.0036</text:p>
          </table:table-cell>
        </table:table-row>
        <table:table-row table:style-name="ro1">
          <table:table-cell table:style-name="ce1" office:value-type="float" office:value="30.32771856">
            <text:p>30.327719</text:p>
          </table:table-cell>
          <table:table-cell table:style-name="ce1" office:value-type="float" office:value="-97.73363253">
            <text:p>-97.733633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4076.1172">
            <text:p>34076.12</text:p>
          </table:table-cell>
          <table:table-cell table:style-name="ce2" table:formula="of:=[.D2076]-[.D2075]" office:value-type="float" office:value="12.3007999999973">
            <text:p>12.30</text:p>
          </table:table-cell>
          <table:table-cell table:style-name="ce4" table:formula="of:=[.D2076]*0.000621371" office:value-type="float" office:value="21.1739110206812">
            <text:p>21.1739</text:p>
          </table:table-cell>
          <table:table-cell table:style-name="ce4" table:formula="of:=[.E2076]*0.000621371" office:value-type="float" office:value="0.00764336039679829">
            <text:p>0.0076</text:p>
          </table:table-cell>
        </table:table-row>
        <table:table-row table:style-name="ro1">
          <table:table-cell table:style-name="ce1" office:value-type="float" office:value="30.32769207">
            <text:p>30.327692</text:p>
          </table:table-cell>
          <table:table-cell table:style-name="ce1" office:value-type="float" office:value="-97.73365005">
            <text:p>-97.733650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4079.5078">
            <text:p>34079.51</text:p>
          </table:table-cell>
          <table:table-cell table:style-name="ce2" table:formula="of:=[.D2077]-[.D2076]" office:value-type="float" office:value="3.39059999999881">
            <text:p>3.39</text:p>
          </table:table-cell>
          <table:table-cell table:style-name="ce4" table:formula="of:=[.D2077]*0.000621371" office:value-type="float" office:value="21.1760178411938">
            <text:p>21.1760</text:p>
          </table:table-cell>
          <table:table-cell table:style-name="ce4" table:formula="of:=[.E2077]*0.000621371" office:value-type="float" office:value="0.00210682051259926">
            <text:p>0.0021</text:p>
          </table:table-cell>
        </table:table-row>
        <table:table-row table:style-name="ro1">
          <table:table-cell table:style-name="ce1" office:value-type="float" office:value="30.32759618">
            <text:p>30.327596</text:p>
          </table:table-cell>
          <table:table-cell table:style-name="ce1" office:value-type="float" office:value="-97.73371442">
            <text:p>-97.733714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4091.8125">
            <text:p>34091.81</text:p>
          </table:table-cell>
          <table:table-cell table:style-name="ce2" table:formula="of:=[.D2078]-[.D2077]" office:value-type="float" office:value="12.3047000000006">
            <text:p>12.30</text:p>
          </table:table-cell>
          <table:table-cell table:style-name="ce4" table:formula="of:=[.D2078]*0.000621371" office:value-type="float" office:value="21.1836636249375">
            <text:p>21.1837</text:p>
          </table:table-cell>
          <table:table-cell table:style-name="ce4" table:formula="of:=[.E2078]*0.000621371" office:value-type="float" office:value="0.00764578374370037">
            <text:p>0.0076</text:p>
          </table:table-cell>
        </table:table-row>
        <table:table-row table:style-name="ro1">
          <table:table-cell table:style-name="ce1" office:value-type="float" office:value="30.32753399">
            <text:p>30.327534</text:p>
          </table:table-cell>
          <table:table-cell table:style-name="ce1" office:value-type="float" office:value="-97.73372892">
            <text:p>-97.733729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34098.6914">
            <text:p>34098.69</text:p>
          </table:table-cell>
          <table:table-cell table:style-name="ce2" table:formula="of:=[.D2079]-[.D2078]" office:value-type="float" office:value="6.87890000000334">
            <text:p>6.88</text:p>
          </table:table-cell>
          <table:table-cell table:style-name="ce4" table:formula="of:=[.D2079]*0.000621371" office:value-type="float" office:value="21.1879379739094">
            <text:p>21.1879</text:p>
          </table:table-cell>
          <table:table-cell table:style-name="ce4" table:formula="of:=[.E2079]*0.000621371" office:value-type="float" office:value="0.00427434897190208">
            <text:p>0.0043</text:p>
          </table:table-cell>
        </table:table-row>
        <table:table-row table:style-name="ro1">
          <table:table-cell table:style-name="ce1" office:value-type="float" office:value="30.32746299">
            <text:p>30.327463</text:p>
          </table:table-cell>
          <table:table-cell table:style-name="ce1" office:value-type="float" office:value="-97.73376304">
            <text:p>-97.733763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4107.25">
            <text:p>34107.25</text:p>
          </table:table-cell>
          <table:table-cell table:style-name="ce2" table:formula="of:=[.D2080]-[.D2079]" office:value-type="float" office:value="8.55859999999666">
            <text:p>8.56</text:p>
          </table:table-cell>
          <table:table-cell table:style-name="ce4" table:formula="of:=[.D2080]*0.000621371" office:value-type="float" office:value="21.19325603975">
            <text:p>21.1933</text:p>
          </table:table-cell>
          <table:table-cell table:style-name="ce4" table:formula="of:=[.E2080]*0.000621371" office:value-type="float" office:value="0.00531806584059792">
            <text:p>0.0053</text:p>
          </table:table-cell>
        </table:table-row>
        <table:table-row table:style-name="ro1">
          <table:table-cell table:style-name="ce1" office:value-type="float" office:value="30.32735654">
            <text:p>30.327357</text:p>
          </table:table-cell>
          <table:table-cell table:style-name="ce1" office:value-type="float" office:value="-97.73382473">
            <text:p>-97.733825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4120.4883">
            <text:p>34120.49</text:p>
          </table:table-cell>
          <table:table-cell table:style-name="ce2" table:formula="of:=[.D2081]-[.D2080]" office:value-type="float" office:value="13.2382999999973">
            <text:p>13.24</text:p>
          </table:table-cell>
          <table:table-cell table:style-name="ce4" table:formula="of:=[.D2081]*0.000621371" office:value-type="float" office:value="21.2014819354593">
            <text:p>21.2015</text:p>
          </table:table-cell>
          <table:table-cell table:style-name="ce4" table:formula="of:=[.E2081]*0.000621371" office:value-type="float" office:value="0.00822589570929829">
            <text:p>0.0082</text:p>
          </table:table-cell>
        </table:table-row>
        <table:table-row table:style-name="ro1">
          <table:table-cell table:style-name="ce1" office:value-type="float" office:value="30.32723509">
            <text:p>30.327235</text:p>
          </table:table-cell>
          <table:table-cell table:style-name="ce1" office:value-type="float" office:value="-97.73389773">
            <text:p>-97.733898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4135.6641">
            <text:p>34135.66</text:p>
          </table:table-cell>
          <table:table-cell table:style-name="ce2" table:formula="of:=[.D2082]-[.D2081]" office:value-type="float" office:value="15.1758000000045">
            <text:p>15.18</text:p>
          </table:table-cell>
          <table:table-cell table:style-name="ce4" table:formula="of:=[.D2082]*0.000621371" office:value-type="float" office:value="21.2109117374811">
            <text:p>21.2109</text:p>
          </table:table-cell>
          <table:table-cell table:style-name="ce4" table:formula="of:=[.E2082]*0.000621371" office:value-type="float" office:value="0.00942980202180281">
            <text:p>0.0094</text:p>
          </table:table-cell>
        </table:table-row>
        <table:table-row table:style-name="ro1">
          <table:table-cell table:style-name="ce1" office:value-type="float" office:value="30.32712805">
            <text:p>30.327128</text:p>
          </table:table-cell>
          <table:table-cell table:style-name="ce1" office:value-type="float" office:value="-97.73397049">
            <text:p>-97.733970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34149.4062">
            <text:p>34149.41</text:p>
          </table:table-cell>
          <table:table-cell table:style-name="ce2" table:formula="of:=[.D2083]-[.D2082]" office:value-type="float" office:value="13.7420999999958">
            <text:p>13.74</text:p>
          </table:table-cell>
          <table:table-cell table:style-name="ce4" table:formula="of:=[.D2083]*0.000621371" office:value-type="float" office:value="21.2194506799002">
            <text:p>21.2195</text:p>
          </table:table-cell>
          <table:table-cell table:style-name="ce4" table:formula="of:=[.E2083]*0.000621371" office:value-type="float" office:value="0.00853894241909742">
            <text:p>0.0085</text:p>
          </table:table-cell>
        </table:table-row>
        <table:table-row table:style-name="ro1">
          <table:table-cell table:style-name="ce1" office:value-type="float" office:value="30.32699386">
            <text:p>30.326994</text:p>
          </table:table-cell>
          <table:table-cell table:style-name="ce1" office:value-type="float" office:value="-97.73405523">
            <text:p>-97.734055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4166.5195">
            <text:p>34166.52</text:p>
          </table:table-cell>
          <table:table-cell table:style-name="ce2" table:formula="of:=[.D2084]-[.D2083]" office:value-type="float" office:value="17.1133000000045">
            <text:p>17.11</text:p>
          </table:table-cell>
          <table:table-cell table:style-name="ce4" table:formula="of:=[.D2084]*0.000621371" office:value-type="float" office:value="21.2300843882345">
            <text:p>21.2301</text:p>
          </table:table-cell>
          <table:table-cell table:style-name="ce4" table:formula="of:=[.E2084]*0.000621371" office:value-type="float" office:value="0.0106337083343028">
            <text:p>0.0106</text:p>
          </table:table-cell>
        </table:table-row>
        <table:table-row table:style-name="ro1">
          <table:table-cell table:style-name="ce1" office:value-type="float" office:value="30.32688824">
            <text:p>30.326888</text:p>
          </table:table-cell>
          <table:table-cell table:style-name="ce1" office:value-type="float" office:value="-97.73412438">
            <text:p>-97.734124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4179.8164">
            <text:p>34179.82</text:p>
          </table:table-cell>
          <table:table-cell table:style-name="ce2" table:formula="of:=[.D2085]-[.D2084]" office:value-type="float" office:value="13.2969000000012">
            <text:p>13.30</text:p>
          </table:table-cell>
          <table:table-cell table:style-name="ce4" table:formula="of:=[.D2085]*0.000621371" office:value-type="float" office:value="21.2383466962844">
            <text:p>21.2383</text:p>
          </table:table-cell>
          <table:table-cell table:style-name="ce4" table:formula="of:=[.E2085]*0.000621371" office:value-type="float" office:value="0.00826230804990074">
            <text:p>0.0083</text:p>
          </table:table-cell>
        </table:table-row>
        <table:table-row table:style-name="ro1">
          <table:table-cell table:style-name="ce1" office:value-type="float" office:value="30.32677819">
            <text:p>30.326778</text:p>
          </table:table-cell>
          <table:table-cell table:style-name="ce1" office:value-type="float" office:value="-97.73418968">
            <text:p>-97.734190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4193.4844">
            <text:p>34193.48</text:p>
          </table:table-cell>
          <table:table-cell table:style-name="ce2" table:formula="of:=[.D2086]-[.D2085]" office:value-type="float" office:value="13.6679999999978">
            <text:p>13.67</text:p>
          </table:table-cell>
          <table:table-cell table:style-name="ce4" table:formula="of:=[.D2086]*0.000621371" office:value-type="float" office:value="21.2468395951124">
            <text:p>21.2468</text:p>
          </table:table-cell>
          <table:table-cell table:style-name="ce4" table:formula="of:=[.E2086]*0.000621371" office:value-type="float" office:value="0.00849289882799866">
            <text:p>0.0085</text:p>
          </table:table-cell>
        </table:table-row>
        <table:table-row table:style-name="ro1">
          <table:table-cell table:style-name="ce1" office:value-type="float" office:value="30.32667082">
            <text:p>30.326671</text:p>
          </table:table-cell>
          <table:table-cell table:style-name="ce1" office:value-type="float" office:value="-97.73426193">
            <text:p>-97.734262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4207.2578">
            <text:p>34207.26</text:p>
          </table:table-cell>
          <table:table-cell table:style-name="ce2" table:formula="of:=[.D2087]-[.D2086]" office:value-type="float" office:value="13.7733999999982">
            <text:p>13.77</text:p>
          </table:table-cell>
          <table:table-cell table:style-name="ce4" table:formula="of:=[.D2087]*0.000621371" office:value-type="float" office:value="21.2553979864438">
            <text:p>21.2554</text:p>
          </table:table-cell>
          <table:table-cell table:style-name="ce4" table:formula="of:=[.E2087]*0.000621371" office:value-type="float" office:value="0.00855839133139889">
            <text:p>0.0086</text:p>
          </table:table-cell>
        </table:table-row>
        <table:table-row table:style-name="ro1">
          <table:table-cell table:style-name="ce1" office:value-type="float" office:value="30.32656068">
            <text:p>30.326561</text:p>
          </table:table-cell>
          <table:table-cell table:style-name="ce1" office:value-type="float" office:value="-97.73433778">
            <text:p>-97.734338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4221.4961">
            <text:p>34221.50</text:p>
          </table:table-cell>
          <table:table-cell table:style-name="ce2" table:formula="of:=[.D2088]-[.D2087]" office:value-type="float" office:value="14.2382999999973">
            <text:p>14.24</text:p>
          </table:table-cell>
          <table:table-cell table:style-name="ce4" table:formula="of:=[.D2088]*0.000621371" office:value-type="float" office:value="21.2642452531531">
            <text:p>21.2642</text:p>
          </table:table-cell>
          <table:table-cell table:style-name="ce4" table:formula="of:=[.E2088]*0.000621371" office:value-type="float" office:value="0.00884726670929829">
            <text:p>0.0088</text:p>
          </table:table-cell>
        </table:table-row>
        <table:table-row table:style-name="ro1">
          <table:table-cell table:style-name="ce1" office:value-type="float" office:value="30.32644987">
            <text:p>30.326450</text:p>
          </table:table-cell>
          <table:table-cell table:style-name="ce1" office:value-type="float" office:value="-97.73441163">
            <text:p>-97.734412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235.6484">
            <text:p>34235.65</text:p>
          </table:table-cell>
          <table:table-cell table:style-name="ce2" table:formula="of:=[.D2089]-[.D2088]" office:value-type="float" office:value="14.1523000000016">
            <text:p>14.15</text:p>
          </table:table-cell>
          <table:table-cell table:style-name="ce4" table:formula="of:=[.D2089]*0.000621371" office:value-type="float" office:value="21.2730390819564">
            <text:p>21.2730</text:p>
          </table:table-cell>
          <table:table-cell table:style-name="ce4" table:formula="of:=[.E2089]*0.000621371" office:value-type="float" office:value="0.00879382880330097">
            <text:p>0.0088</text:p>
          </table:table-cell>
        </table:table-row>
        <table:table-row table:style-name="ro1">
          <table:table-cell table:style-name="ce1" office:value-type="float" office:value="30.32640679">
            <text:p>30.326407</text:p>
          </table:table-cell>
          <table:table-cell table:style-name="ce1" office:value-type="float" office:value="-97.73444457">
            <text:p>-97.734445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241.418">
            <text:p>34241.42</text:p>
          </table:table-cell>
          <table:table-cell table:style-name="ce2" table:formula="of:=[.D2090]-[.D2089]" office:value-type="float" office:value="5.76959999999963">
            <text:p>5.77</text:p>
          </table:table-cell>
          <table:table-cell table:style-name="ce4" table:formula="of:=[.D2090]*0.000621371" office:value-type="float" office:value="21.276624144078">
            <text:p>21.2766</text:p>
          </table:table-cell>
          <table:table-cell table:style-name="ce4" table:formula="of:=[.E2090]*0.000621371" office:value-type="float" office:value="0.00358506212159977">
            <text:p>0.0036</text:p>
          </table:table-cell>
        </table:table-row>
        <table:table-row table:style-name="ro1">
          <table:table-cell table:style-name="ce1" office:value-type="float" office:value="30.32630126">
            <text:p>30.326301</text:p>
          </table:table-cell>
          <table:table-cell table:style-name="ce1" office:value-type="float" office:value="-97.73450668">
            <text:p>-97.734507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254.5117">
            <text:p>34254.51</text:p>
          </table:table-cell>
          <table:table-cell table:style-name="ce2" table:formula="of:=[.D2091]-[.D2090]" office:value-type="float" office:value="13.0937000000049">
            <text:p>13.09</text:p>
          </table:table-cell>
          <table:table-cell table:style-name="ce4" table:formula="of:=[.D2091]*0.000621371" office:value-type="float" office:value="21.2847601895407">
            <text:p>21.2848</text:p>
          </table:table-cell>
          <table:table-cell table:style-name="ce4" table:formula="of:=[.E2091]*0.000621371" office:value-type="float" office:value="0.00813604546270305">
            <text:p>0.0081</text:p>
          </table:table-cell>
        </table:table-row>
        <table:table-row table:style-name="ro1">
          <table:table-cell table:style-name="ce1" office:value-type="float" office:value="30.32628265">
            <text:p>30.326283</text:p>
          </table:table-cell>
          <table:table-cell table:style-name="ce1" office:value-type="float" office:value="-97.73451783">
            <text:p>-97.734518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256.8359">
            <text:p>34256.84</text:p>
          </table:table-cell>
          <table:table-cell table:style-name="ce2" table:formula="of:=[.D2092]-[.D2091]" office:value-type="float" office:value="2.32419999999547">
            <text:p>2.32</text:p>
          </table:table-cell>
          <table:table-cell table:style-name="ce4" table:formula="of:=[.D2092]*0.000621371" office:value-type="float" office:value="21.2862043800189">
            <text:p>21.2862</text:p>
          </table:table-cell>
          <table:table-cell table:style-name="ce4" table:formula="of:=[.E2092]*0.000621371" office:value-type="float" office:value="0.00144419047819719">
            <text:p>0.0014</text:p>
          </table:table-cell>
        </table:table-row>
        <table:table-row table:style-name="ro1">
          <table:table-cell table:style-name="ce1" office:value-type="float" office:value="30.32617645">
            <text:p>30.326176</text:p>
          </table:table-cell>
          <table:table-cell table:style-name="ce1" office:value-type="float" office:value="-97.73458807">
            <text:p>-97.734588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270.4453">
            <text:p>34270.45</text:p>
          </table:table-cell>
          <table:table-cell table:style-name="ce2" table:formula="of:=[.D2093]-[.D2092]" office:value-type="float" office:value="13.6094000000012">
            <text:p>13.61</text:p>
          </table:table-cell>
          <table:table-cell table:style-name="ce4" table:formula="of:=[.D2093]*0.000621371" office:value-type="float" office:value="21.2946608665063">
            <text:p>21.2947</text:p>
          </table:table-cell>
          <table:table-cell table:style-name="ce4" table:formula="of:=[.E2093]*0.000621371" office:value-type="float" office:value="0.00845648648740074">
            <text:p>0.0085</text:p>
          </table:table-cell>
        </table:table-row>
        <table:table-row table:style-name="ro1">
          <table:table-cell table:style-name="ce1" office:value-type="float" office:value="30.32606288">
            <text:p>30.326063</text:p>
          </table:table-cell>
          <table:table-cell table:style-name="ce1" office:value-type="float" office:value="-97.73464523">
            <text:p>-97.734645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284.1797">
            <text:p>34284.18</text:p>
          </table:table-cell>
          <table:table-cell table:style-name="ce2" table:formula="of:=[.D2094]-[.D2093]" office:value-type="float" office:value="13.7344000000012">
            <text:p>13.73</text:p>
          </table:table-cell>
          <table:table-cell table:style-name="ce4" table:formula="of:=[.D2094]*0.000621371" office:value-type="float" office:value="21.3031950243687">
            <text:p>21.3032</text:p>
          </table:table-cell>
          <table:table-cell table:style-name="ce4" table:formula="of:=[.E2094]*0.000621371" office:value-type="float" office:value="0.00853415786240074">
            <text:p>0.0085</text:p>
          </table:table-cell>
        </table:table-row>
        <table:table-row table:style-name="ro1">
          <table:table-cell table:style-name="ce1" office:value-type="float" office:value="30.32593497">
            <text:p>30.325935</text:p>
          </table:table-cell>
          <table:table-cell table:style-name="ce1" office:value-type="float" office:value="-97.73473282">
            <text:p>-97.734733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300.6758">
            <text:p>34300.68</text:p>
          </table:table-cell>
          <table:table-cell table:style-name="ce2" table:formula="of:=[.D2095]-[.D2094]" office:value-type="float" office:value="16.4960999999967">
            <text:p>16.50</text:p>
          </table:table-cell>
          <table:table-cell table:style-name="ce4" table:formula="of:=[.D2095]*0.000621371" office:value-type="float" office:value="21.3134452225218">
            <text:p>21.3134</text:p>
          </table:table-cell>
          <table:table-cell table:style-name="ce4" table:formula="of:=[.E2095]*0.000621371" office:value-type="float" office:value="0.0102501981530979">
            <text:p>0.0103</text:p>
          </table:table-cell>
        </table:table-row>
        <table:table-row table:style-name="ro1">
          <table:table-cell table:style-name="ce1" office:value-type="float" office:value="30.32584713">
            <text:p>30.325847</text:p>
          </table:table-cell>
          <table:table-cell table:style-name="ce1" office:value-type="float" office:value="-97.73478462">
            <text:p>-97.734785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311.6055">
            <text:p>34311.61</text:p>
          </table:table-cell>
          <table:table-cell table:style-name="ce2" table:formula="of:=[.D2096]-[.D2095]" office:value-type="float" office:value="10.9297000000006">
            <text:p>10.93</text:p>
          </table:table-cell>
          <table:table-cell table:style-name="ce4" table:formula="of:=[.D2096]*0.000621371" office:value-type="float" office:value="21.3202366211405">
            <text:p>21.3202</text:p>
          </table:table-cell>
          <table:table-cell table:style-name="ce4" table:formula="of:=[.E2096]*0.000621371" office:value-type="float" office:value="0.00679139861870037">
            <text:p>0.0068</text:p>
          </table:table-cell>
        </table:table-row>
        <table:table-row table:style-name="ro1">
          <table:table-cell table:style-name="ce1" office:value-type="float" office:value="30.32582559">
            <text:p>30.325826</text:p>
          </table:table-cell>
          <table:table-cell table:style-name="ce1" office:value-type="float" office:value="-97.73480147">
            <text:p>-97.73480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314.4727">
            <text:p>34314.47</text:p>
          </table:table-cell>
          <table:table-cell table:style-name="ce2" table:formula="of:=[.D2097]-[.D2096]" office:value-type="float" office:value="2.86720000000059">
            <text:p>2.87</text:p>
          </table:table-cell>
          <table:table-cell table:style-name="ce4" table:formula="of:=[.D2097]*0.000621371" office:value-type="float" office:value="21.3220182160717">
            <text:p>21.3220</text:p>
          </table:table-cell>
          <table:table-cell table:style-name="ce4" table:formula="of:=[.E2097]*0.000621371" office:value-type="float" office:value="0.00178159493120037">
            <text:p>0.0018</text:p>
          </table:table-cell>
        </table:table-row>
        <table:table-row table:style-name="ro1">
          <table:table-cell table:style-name="ce1" office:value-type="float" office:value="30.32569818">
            <text:p>30.325698</text:p>
          </table:table-cell>
          <table:table-cell table:style-name="ce1" office:value-type="float" office:value="-97.73489702">
            <text:p>-97.734897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331.293">
            <text:p>34331.29</text:p>
          </table:table-cell>
          <table:table-cell table:style-name="ce2" table:formula="of:=[.D2098]-[.D2097]" office:value-type="float" office:value="16.8202999999994">
            <text:p>16.82</text:p>
          </table:table-cell>
          <table:table-cell table:style-name="ce4" table:formula="of:=[.D2098]*0.000621371" office:value-type="float" office:value="21.332469862703">
            <text:p>21.3325</text:p>
          </table:table-cell>
          <table:table-cell table:style-name="ce4" table:formula="of:=[.E2098]*0.000621371" office:value-type="float" office:value="0.0104516466312996">
            <text:p>0.0105</text:p>
          </table:table-cell>
        </table:table-row>
        <table:table-row table:style-name="ro1">
          <table:table-cell table:style-name="ce1" office:value-type="float" office:value="30.32567622">
            <text:p>30.325676</text:p>
          </table:table-cell>
          <table:table-cell table:style-name="ce1" office:value-type="float" office:value="-97.73490733">
            <text:p>-97.734907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333.8828">
            <text:p>34333.88</text:p>
          </table:table-cell>
          <table:table-cell table:style-name="ce2" table:formula="of:=[.D2099]-[.D2098]" office:value-type="float" office:value="2.58980000000156">
            <text:p>2.59</text:p>
          </table:table-cell>
          <table:table-cell table:style-name="ce4" table:formula="of:=[.D2099]*0.000621371" office:value-type="float" office:value="21.3340790893188">
            <text:p>21.3341</text:p>
          </table:table-cell>
          <table:table-cell table:style-name="ce4" table:formula="of:=[.E2099]*0.000621371" office:value-type="float" office:value="0.00160922661580097">
            <text:p>0.0016</text:p>
          </table:table-cell>
        </table:table-row>
        <table:table-row table:style-name="ro1">
          <table:table-cell table:style-name="ce1" office:value-type="float" office:value="30.32556768">
            <text:p>30.325568</text:p>
          </table:table-cell>
          <table:table-cell table:style-name="ce1" office:value-type="float" office:value="-97.73497514">
            <text:p>-97.734975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347.5781">
            <text:p>34347.58</text:p>
          </table:table-cell>
          <table:table-cell table:style-name="ce2" table:formula="of:=[.D2100]-[.D2099]" office:value-type="float" office:value="13.6952999999994">
            <text:p>13.70</text:p>
          </table:table-cell>
          <table:table-cell table:style-name="ce4" table:formula="of:=[.D2100]*0.000621371" office:value-type="float" office:value="21.3425889515751">
            <text:p>21.3426</text:p>
          </table:table-cell>
          <table:table-cell table:style-name="ce4" table:formula="of:=[.E2100]*0.000621371" office:value-type="float" office:value="0.00850986225629963">
            <text:p>0.0085</text:p>
          </table:table-cell>
        </table:table-row>
        <table:table-row table:style-name="ro1">
          <table:table-cell table:style-name="ce1" office:value-type="float" office:value="30.32545418">
            <text:p>30.325454</text:p>
          </table:table-cell>
          <table:table-cell table:style-name="ce1" office:value-type="float" office:value="-97.73504195">
            <text:p>-97.735042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361.7109">
            <text:p>34361.71</text:p>
          </table:table-cell>
          <table:table-cell table:style-name="ce2" table:formula="of:=[.D2101]-[.D2100]" office:value-type="float" office:value="14.1327999999994">
            <text:p>14.13</text:p>
          </table:table-cell>
          <table:table-cell table:style-name="ce4" table:formula="of:=[.D2101]*0.000621371" office:value-type="float" office:value="21.3513706636439">
            <text:p>21.3514</text:p>
          </table:table-cell>
          <table:table-cell table:style-name="ce4" table:formula="of:=[.E2101]*0.000621371" office:value-type="float" office:value="0.00878171206879963">
            <text:p>0.0088</text:p>
          </table:table-cell>
        </table:table-row>
        <table:table-row table:style-name="ro1">
          <table:table-cell table:style-name="ce1" office:value-type="float" office:value="30.32532024">
            <text:p>30.325320</text:p>
          </table:table-cell>
          <table:table-cell table:style-name="ce1" office:value-type="float" office:value="-97.73514714">
            <text:p>-97.73514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4379.6445">
            <text:p>34379.64</text:p>
          </table:table-cell>
          <table:table-cell table:style-name="ce2" table:formula="of:=[.D2102]-[.D2101]" office:value-type="float" office:value="17.9336000000039">
            <text:p>17.93</text:p>
          </table:table-cell>
          <table:table-cell table:style-name="ce4" table:formula="of:=[.D2102]*0.000621371" office:value-type="float" office:value="21.3625140826095">
            <text:p>21.3625</text:p>
          </table:table-cell>
          <table:table-cell table:style-name="ce4" table:formula="of:=[.E2102]*0.000621371" office:value-type="float" office:value="0.0111434189656024">
            <text:p>0.0111</text:p>
          </table:table-cell>
        </table:table-row>
        <table:table-row table:style-name="ro1">
          <table:table-cell table:style-name="ce1" office:value-type="float" office:value="30.32521178">
            <text:p>30.325212</text:p>
          </table:table-cell>
          <table:table-cell table:style-name="ce1" office:value-type="float" office:value="-97.73521939">
            <text:p>-97.735219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4393.5508">
            <text:p>34393.55</text:p>
          </table:table-cell>
          <table:table-cell table:style-name="ce2" table:formula="of:=[.D2103]-[.D2102]" office:value-type="float" office:value="13.9062999999951">
            <text:p>13.91</text:p>
          </table:table-cell>
          <table:table-cell table:style-name="ce4" table:formula="of:=[.D2103]*0.000621371" office:value-type="float" office:value="21.3711550541468">
            <text:p>21.3712</text:p>
          </table:table-cell>
          <table:table-cell table:style-name="ce4" table:formula="of:=[.E2103]*0.000621371" office:value-type="float" office:value="0.00864097153729695">
            <text:p>0.0086</text:p>
          </table:table-cell>
        </table:table-row>
        <table:table-row table:style-name="ro1">
          <table:table-cell table:style-name="ce1" office:value-type="float" office:value="30.32510634">
            <text:p>30.325106</text:p>
          </table:table-cell>
          <table:table-cell table:style-name="ce1" office:value-type="float" office:value="-97.73529282">
            <text:p>-97.735293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34407.1758">
            <text:p>34407.18</text:p>
          </table:table-cell>
          <table:table-cell table:style-name="ce2" table:formula="of:=[.D2104]-[.D2103]" office:value-type="float" office:value="13.625">
            <text:p>13.63</text:p>
          </table:table-cell>
          <table:table-cell table:style-name="ce4" table:formula="of:=[.D2104]*0.000621371" office:value-type="float" office:value="21.3796212340218">
            <text:p>21.3796</text:p>
          </table:table-cell>
          <table:table-cell table:style-name="ce4" table:formula="of:=[.E2104]*0.000621371" office:value-type="float" office:value="0.008466179875">
            <text:p>0.0085</text:p>
          </table:table-cell>
        </table:table-row>
        <table:table-row table:style-name="ro1">
          <table:table-cell table:style-name="ce1" office:value-type="float" office:value="30.32503576">
            <text:p>30.325036</text:p>
          </table:table-cell>
          <table:table-cell table:style-name="ce1" office:value-type="float" office:value="-97.73534948">
            <text:p>-97.735349</text:p>
          </table:table-cell>
          <table:table-cell table:style-name="ce2" office:value-type="float" office:value="209.704834">
            <text:p>209.70</text:p>
          </table:table-cell>
          <table:table-cell table:style-name="ce2" office:value-type="float" office:value="34416.7148">
            <text:p>34416.71</text:p>
          </table:table-cell>
          <table:table-cell table:style-name="ce2" table:formula="of:=[.D2105]-[.D2104]" office:value-type="float" office:value="9.53900000000431">
            <text:p>9.54</text:p>
          </table:table-cell>
          <table:table-cell table:style-name="ce4" table:formula="of:=[.D2105]*0.000621371" office:value-type="float" office:value="21.3855484919908">
            <text:p>21.3855</text:p>
          </table:table-cell>
          <table:table-cell table:style-name="ce4" table:formula="of:=[.E2105]*0.000621371" office:value-type="float" office:value="0.00592725796900268">
            <text:p>0.0059</text:p>
          </table:table-cell>
        </table:table-row>
        <table:table-row table:style-name="ro1">
          <table:table-cell table:style-name="ce1" office:value-type="float" office:value="30.32502629">
            <text:p>30.325026</text:p>
          </table:table-cell>
          <table:table-cell table:style-name="ce1" office:value-type="float" office:value="-97.7353644">
            <text:p>-97.735364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4417.9688">
            <text:p>34417.97</text:p>
          </table:table-cell>
          <table:table-cell table:style-name="ce2" table:formula="of:=[.D2106]-[.D2105]" office:value-type="float" office:value="1.25400000000082">
            <text:p>1.25</text:p>
          </table:table-cell>
          <table:table-cell table:style-name="ce4" table:formula="of:=[.D2106]*0.000621371" office:value-type="float" office:value="21.3863276912248">
            <text:p>21.3863</text:p>
          </table:table-cell>
          <table:table-cell table:style-name="ce4" table:formula="of:=[.E2106]*0.000621371" office:value-type="float" office:value="0.000779199234000506">
            <text:p>0.0008</text:p>
          </table:table-cell>
        </table:table-row>
        <table:table-row table:style-name="ro1">
          <table:table-cell table:style-name="ce1" office:value-type="float" office:value="30.32503006">
            <text:p>30.325030</text:p>
          </table:table-cell>
          <table:table-cell table:style-name="ce1" office:value-type="float" office:value="-97.73537362">
            <text:p>-97.735374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419.3945">
            <text:p>34419.39</text:p>
          </table:table-cell>
          <table:table-cell table:style-name="ce2" table:formula="of:=[.D2107]-[.D2106]" office:value-type="float" office:value="1.42569999999978">
            <text:p>1.43</text:p>
          </table:table-cell>
          <table:table-cell table:style-name="ce4" table:formula="of:=[.D2107]*0.000621371" office:value-type="float" office:value="21.3872135798595">
            <text:p>21.3872</text:p>
          </table:table-cell>
          <table:table-cell table:style-name="ce4" table:formula="of:=[.E2107]*0.000621371" office:value-type="float" office:value="0.000885888634699863">
            <text:p>0.0009</text:p>
          </table:table-cell>
        </table:table-row>
        <table:table-row table:style-name="ro1">
          <table:table-cell table:style-name="ce1" office:value-type="float" office:value="30.3249962">
            <text:p>30.324996</text:p>
          </table:table-cell>
          <table:table-cell table:style-name="ce1" office:value-type="float" office:value="-97.7353872">
            <text:p>-97.735387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4423.4102">
            <text:p>34423.41</text:p>
          </table:table-cell>
          <table:table-cell table:style-name="ce2" table:formula="of:=[.D2108]-[.D2107]" office:value-type="float" office:value="4.01569999999629">
            <text:p>4.02</text:p>
          </table:table-cell>
          <table:table-cell table:style-name="ce4" table:formula="of:=[.D2108]*0.000621371" office:value-type="float" office:value="21.3897088193842">
            <text:p>21.3897</text:p>
          </table:table-cell>
          <table:table-cell table:style-name="ce4" table:formula="of:=[.E2108]*0.000621371" office:value-type="float" office:value="0.00249523952469769">
            <text:p>0.0025</text:p>
          </table:table-cell>
        </table:table-row>
        <table:table-row table:style-name="ro1">
          <table:table-cell table:style-name="ce1" office:value-type="float" office:value="30.32494272">
            <text:p>30.324943</text:p>
          </table:table-cell>
          <table:table-cell table:style-name="ce1" office:value-type="float" office:value="-97.73541402">
            <text:p>-97.735414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4429.8242">
            <text:p>34429.82</text:p>
          </table:table-cell>
          <table:table-cell table:style-name="ce2" table:formula="of:=[.D2109]-[.D2108]" office:value-type="float" office:value="6.41400000000431">
            <text:p>6.41</text:p>
          </table:table-cell>
          <table:table-cell table:style-name="ce4" table:formula="of:=[.D2109]*0.000621371" office:value-type="float" office:value="21.3936942929782">
            <text:p>21.3937</text:p>
          </table:table-cell>
          <table:table-cell table:style-name="ce4" table:formula="of:=[.E2109]*0.000621371" office:value-type="float" office:value="0.00398547359400268">
            <text:p>0.0040</text:p>
          </table:table-cell>
        </table:table-row>
        <table:table-row table:style-name="ro1">
          <table:table-cell table:style-name="ce1" office:value-type="float" office:value="30.32482428">
            <text:p>30.324824</text:p>
          </table:table-cell>
          <table:table-cell table:style-name="ce1" office:value-type="float" office:value="-97.7354789">
            <text:p>-97.735479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4444.4102">
            <text:p>34444.41</text:p>
          </table:table-cell>
          <table:table-cell table:style-name="ce2" table:formula="of:=[.D2110]-[.D2109]" office:value-type="float" office:value="14.5859999999957">
            <text:p>14.59</text:p>
          </table:table-cell>
          <table:table-cell table:style-name="ce4" table:formula="of:=[.D2110]*0.000621371" office:value-type="float" office:value="21.4027576103842">
            <text:p>21.4028</text:p>
          </table:table-cell>
          <table:table-cell table:style-name="ce4" table:formula="of:=[.E2110]*0.000621371" office:value-type="float" office:value="0.00906331740599732">
            <text:p>0.0091</text:p>
          </table:table-cell>
        </table:table-row>
        <table:table-row table:style-name="ro1">
          <table:table-cell table:style-name="ce1" office:value-type="float" office:value="30.32471339">
            <text:p>30.324713</text:p>
          </table:table-cell>
          <table:table-cell table:style-name="ce1" office:value-type="float" office:value="-97.73554369">
            <text:p>-97.735544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458.207">
            <text:p>34458.21</text:p>
          </table:table-cell>
          <table:table-cell table:style-name="ce2" table:formula="of:=[.D2111]-[.D2110]" office:value-type="float" office:value="13.7968000000037">
            <text:p>13.80</text:p>
          </table:table-cell>
          <table:table-cell table:style-name="ce4" table:formula="of:=[.D2111]*0.000621371" office:value-type="float" office:value="21.411330541797">
            <text:p>21.4113</text:p>
          </table:table-cell>
          <table:table-cell table:style-name="ce4" table:formula="of:=[.E2111]*0.000621371" office:value-type="float" office:value="0.00857293141280231">
            <text:p>0.0086</text:p>
          </table:table-cell>
        </table:table-row>
        <table:table-row table:style-name="ro1">
          <table:table-cell table:style-name="ce1" office:value-type="float" office:value="30.32459714">
            <text:p>30.324597</text:p>
          </table:table-cell>
          <table:table-cell table:style-name="ce1" office:value-type="float" office:value="-97.73560194">
            <text:p>-97.735602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472.2383">
            <text:p>34472.24</text:p>
          </table:table-cell>
          <table:table-cell table:style-name="ce2" table:formula="of:=[.D2112]-[.D2111]" office:value-type="float" office:value="14.0312999999951">
            <text:p>14.03</text:p>
          </table:table-cell>
          <table:table-cell table:style-name="ce4" table:formula="of:=[.D2112]*0.000621371" office:value-type="float" office:value="21.4200491847093">
            <text:p>21.4200</text:p>
          </table:table-cell>
          <table:table-cell table:style-name="ce4" table:formula="of:=[.E2112]*0.000621371" office:value-type="float" office:value="0.00871864291229696">
            <text:p>0.0087</text:p>
          </table:table-cell>
        </table:table-row>
        <table:table-row table:style-name="ro1">
          <table:table-cell table:style-name="ce1" office:value-type="float" office:value="30.32448105">
            <text:p>30.324481</text:p>
          </table:table-cell>
          <table:table-cell table:style-name="ce1" office:value-type="float" office:value="-97.73566908">
            <text:p>-97.735669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486.7227">
            <text:p>34486.72</text:p>
          </table:table-cell>
          <table:table-cell table:style-name="ce2" table:formula="of:=[.D2113]-[.D2112]" office:value-type="float" office:value="14.4844000000012">
            <text:p>14.48</text:p>
          </table:table-cell>
          <table:table-cell table:style-name="ce4" table:formula="of:=[.D2113]*0.000621371" office:value-type="float" office:value="21.4290493708217">
            <text:p>21.4290</text:p>
          </table:table-cell>
          <table:table-cell table:style-name="ce4" table:formula="of:=[.E2113]*0.000621371" office:value-type="float" office:value="0.00900018611240074">
            <text:p>0.0090</text:p>
          </table:table-cell>
        </table:table-row>
        <table:table-row table:style-name="ro1">
          <table:table-cell table:style-name="ce1" office:value-type="float" office:value="30.32437527">
            <text:p>30.324375</text:p>
          </table:table-cell>
          <table:table-cell table:style-name="ce1" office:value-type="float" office:value="-97.73573714">
            <text:p>-97.735737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4500.1758">
            <text:p>34500.18</text:p>
          </table:table-cell>
          <table:table-cell table:style-name="ce2" table:formula="of:=[.D2114]-[.D2113]" office:value-type="float" office:value="13.4530999999988">
            <text:p>13.45</text:p>
          </table:table-cell>
          <table:table-cell table:style-name="ce4" table:formula="of:=[.D2114]*0.000621371" office:value-type="float" office:value="21.4374087370218">
            <text:p>21.4374</text:p>
          </table:table-cell>
          <table:table-cell table:style-name="ce4" table:formula="of:=[.E2114]*0.000621371" office:value-type="float" office:value="0.00835936620009926">
            <text:p>0.0084</text:p>
          </table:table-cell>
        </table:table-row>
        <table:table-row table:style-name="ro1">
          <table:table-cell table:style-name="ce1" office:value-type="float" office:value="30.32422858">
            <text:p>30.324229</text:p>
          </table:table-cell>
          <table:table-cell table:style-name="ce1" office:value-type="float" office:value="-97.73581727">
            <text:p>-97.735817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4518.3203">
            <text:p>34518.32</text:p>
          </table:table-cell>
          <table:table-cell table:style-name="ce2" table:formula="of:=[.D2115]-[.D2114]" office:value-type="float" office:value="18.1445000000022">
            <text:p>18.14</text:p>
          </table:table-cell>
          <table:table-cell table:style-name="ce4" table:formula="of:=[.D2115]*0.000621371" office:value-type="float" office:value="21.4486832031313">
            <text:p>21.4487</text:p>
          </table:table-cell>
          <table:table-cell table:style-name="ce4" table:formula="of:=[.E2115]*0.000621371" office:value-type="float" office:value="0.0112744661095013">
            <text:p>0.0113</text:p>
          </table:table-cell>
        </table:table-row>
        <table:table-row table:style-name="ro1">
          <table:table-cell table:style-name="ce1" office:value-type="float" office:value="30.32412406">
            <text:p>30.324124</text:p>
          </table:table-cell>
          <table:table-cell table:style-name="ce1" office:value-type="float" office:value="-97.73577319">
            <text:p>-97.735773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530.8086">
            <text:p>34530.81</text:p>
          </table:table-cell>
          <table:table-cell table:style-name="ce2" table:formula="of:=[.D2116]-[.D2115]" office:value-type="float" office:value="12.4882999999973">
            <text:p>12.49</text:p>
          </table:table-cell>
          <table:table-cell table:style-name="ce4" table:formula="of:=[.D2116]*0.000621371" office:value-type="float" office:value="21.4564430705906">
            <text:p>21.4564</text:p>
          </table:table-cell>
          <table:table-cell table:style-name="ce4" table:formula="of:=[.E2116]*0.000621371" office:value-type="float" office:value="0.00775986745929829">
            <text:p>0.0078</text:p>
          </table:table-cell>
        </table:table-row>
        <table:table-row table:style-name="ro1">
          <table:table-cell table:style-name="ce1" office:value-type="float" office:value="30.32410252">
            <text:p>30.324103</text:p>
          </table:table-cell>
          <table:table-cell table:style-name="ce1" office:value-type="float" office:value="-97.73575676">
            <text:p>-97.735757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4533.6523">
            <text:p>34533.65</text:p>
          </table:table-cell>
          <table:table-cell table:style-name="ce2" table:formula="of:=[.D2117]-[.D2116]" office:value-type="float" office:value="2.8437000000049">
            <text:p>2.84</text:p>
          </table:table-cell>
          <table:table-cell table:style-name="ce4" table:formula="of:=[.D2117]*0.000621371" office:value-type="float" office:value="21.4582100633033">
            <text:p>21.4582</text:p>
          </table:table-cell>
          <table:table-cell table:style-name="ce4" table:formula="of:=[.E2117]*0.000621371" office:value-type="float" office:value="0.00176699271270305">
            <text:p>0.0018</text:p>
          </table:table-cell>
        </table:table-row>
        <table:table-row table:style-name="ro1">
          <table:table-cell table:style-name="ce1" office:value-type="float" office:value="30.32402339">
            <text:p>30.324023</text:p>
          </table:table-cell>
          <table:table-cell table:style-name="ce1" office:value-type="float" office:value="-97.73564964">
            <text:p>-97.735650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4547.0742">
            <text:p>34547.07</text:p>
          </table:table-cell>
          <table:table-cell table:style-name="ce2" table:formula="of:=[.D2118]-[.D2117]" office:value-type="float" office:value="13.4219000000012">
            <text:p>13.42</text:p>
          </table:table-cell>
          <table:table-cell table:style-name="ce4" table:formula="of:=[.D2118]*0.000621371" office:value-type="float" office:value="21.4665500427282">
            <text:p>21.4666</text:p>
          </table:table-cell>
          <table:table-cell table:style-name="ce4" table:formula="of:=[.E2118]*0.000621371" office:value-type="float" office:value="0.00833997942490074">
            <text:p>0.0083</text:p>
          </table:table-cell>
        </table:table-row>
        <table:table-row table:style-name="ro1">
          <table:table-cell table:style-name="ce1" office:value-type="float" office:value="30.32396799">
            <text:p>30.323968</text:p>
          </table:table-cell>
          <table:table-cell table:style-name="ce1" office:value-type="float" office:value="-97.73555165">
            <text:p>-97.735552</text:p>
          </table:table-cell>
          <table:table-cell table:style-name="ce2" office:value-type="float" office:value="211.146729">
            <text:p>211.15</text:p>
          </table:table-cell>
          <table:table-cell table:style-name="ce2" office:value-type="float" office:value="34558.4258">
            <text:p>34558.43</text:p>
          </table:table-cell>
          <table:table-cell table:style-name="ce2" table:formula="of:=[.D2119]-[.D2118]" office:value-type="float" office:value="11.3515999999945">
            <text:p>11.35</text:p>
          </table:table-cell>
          <table:table-cell table:style-name="ce4" table:formula="of:=[.D2119]*0.000621371" office:value-type="float" office:value="21.4736035977718">
            <text:p>21.4736</text:p>
          </table:table-cell>
          <table:table-cell table:style-name="ce4" table:formula="of:=[.E2119]*0.000621371" office:value-type="float" office:value="0.00705355504359659">
            <text:p>0.0071</text:p>
          </table:table-cell>
        </table:table-row>
        <table:table-row table:style-name="ro1">
          <table:table-cell table:style-name="ce1" office:value-type="float" office:value="30.32395718">
            <text:p>30.323957</text:p>
          </table:table-cell>
          <table:table-cell table:style-name="ce1" office:value-type="float" office:value="-97.73552709">
            <text:p>-97.735527</text:p>
          </table:table-cell>
          <table:table-cell table:style-name="ce2" office:value-type="float" office:value="210.666016">
            <text:p>210.67</text:p>
          </table:table-cell>
          <table:table-cell table:style-name="ce2" office:value-type="float" office:value="34561.1016">
            <text:p>34561.10</text:p>
          </table:table-cell>
          <table:table-cell table:style-name="ce2" table:formula="of:=[.D2120]-[.D2119]" office:value-type="float" office:value="2.67580000000453">
            <text:p>2.68</text:p>
          </table:table-cell>
          <table:table-cell table:style-name="ce4" table:formula="of:=[.D2120]*0.000621371" office:value-type="float" office:value="21.4752662622936">
            <text:p>21.4753</text:p>
          </table:table-cell>
          <table:table-cell table:style-name="ce4" table:formula="of:=[.E2120]*0.000621371" office:value-type="float" office:value="0.00166266452180281">
            <text:p>0.0017</text:p>
          </table:table-cell>
        </table:table-row>
        <table:table-row table:style-name="ro1">
          <table:table-cell table:style-name="ce1" office:value-type="float" office:value="30.32388099">
            <text:p>30.323881</text:p>
          </table:table-cell>
          <table:table-cell table:style-name="ce1" office:value-type="float" office:value="-97.73535267">
            <text:p>-97.735353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4579.8359">
            <text:p>34579.84</text:p>
          </table:table-cell>
          <table:table-cell table:style-name="ce2" table:formula="of:=[.D2121]-[.D2120]" office:value-type="float" office:value="18.7342999999964">
            <text:p>18.73</text:p>
          </table:table-cell>
          <table:table-cell table:style-name="ce4" table:formula="of:=[.D2121]*0.000621371" office:value-type="float" office:value="21.4869072130189">
            <text:p>21.4869</text:p>
          </table:table-cell>
          <table:table-cell table:style-name="ce4" table:formula="of:=[.E2121]*0.000621371" office:value-type="float" office:value="0.0116409507252978">
            <text:p>0.0116</text:p>
          </table:table-cell>
        </table:table-row>
        <table:table-row table:style-name="ro1">
          <table:table-cell table:style-name="ce1" office:value-type="float" office:value="30.32379792">
            <text:p>30.323798</text:p>
          </table:table-cell>
          <table:table-cell table:style-name="ce1" office:value-type="float" office:value="-97.73521638">
            <text:p>-97.735216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4595.8359">
            <text:p>34595.84</text:p>
          </table:table-cell>
          <table:table-cell table:style-name="ce2" table:formula="of:=[.D2122]-[.D2121]" office:value-type="float" office:value="16">
            <text:p>16.00</text:p>
          </table:table-cell>
          <table:table-cell table:style-name="ce4" table:formula="of:=[.D2122]*0.000621371" office:value-type="float" office:value="21.4968491490189">
            <text:p>21.4968</text:p>
          </table:table-cell>
          <table:table-cell table:style-name="ce4" table:formula="of:=[.E2122]*0.000621371" office:value-type="float" office:value="0.009941936">
            <text:p>0.0099</text:p>
          </table:table-cell>
        </table:table-row>
        <table:table-row table:style-name="ro1">
          <table:table-cell table:style-name="ce1" office:value-type="float" office:value="30.32369046">
            <text:p>30.323690</text:p>
          </table:table-cell>
          <table:table-cell table:style-name="ce1" office:value-type="float" office:value="-97.73501487">
            <text:p>-97.735015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618.5703">
            <text:p>34618.57</text:p>
          </table:table-cell>
          <table:table-cell table:style-name="ce2" table:formula="of:=[.D2123]-[.D2122]" office:value-type="float" office:value="22.7344000000012">
            <text:p>22.73</text:p>
          </table:table-cell>
          <table:table-cell table:style-name="ce4" table:formula="of:=[.D2123]*0.000621371" office:value-type="float" office:value="21.5109756458813">
            <text:p>21.5110</text:p>
          </table:table-cell>
          <table:table-cell table:style-name="ce4" table:formula="of:=[.E2123]*0.000621371" office:value-type="float" office:value="0.0141264968624007">
            <text:p>0.0141</text:p>
          </table:table-cell>
        </table:table-row>
        <table:table-row table:style-name="ro1">
          <table:table-cell table:style-name="ce1" office:value-type="float" office:value="30.32364177">
            <text:p>30.323642</text:p>
          </table:table-cell>
          <table:table-cell table:style-name="ce1" office:value-type="float" office:value="-97.73490566">
            <text:p>-97.734906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630.3125">
            <text:p>34630.31</text:p>
          </table:table-cell>
          <table:table-cell table:style-name="ce2" table:formula="of:=[.D2124]-[.D2123]" office:value-type="float" office:value="11.7422000000006">
            <text:p>11.74</text:p>
          </table:table-cell>
          <table:table-cell table:style-name="ce4" table:formula="of:=[.D2124]*0.000621371" office:value-type="float" office:value="21.5182719084375">
            <text:p>21.5183</text:p>
          </table:table-cell>
          <table:table-cell table:style-name="ce4" table:formula="of:=[.E2124]*0.000621371" office:value-type="float" office:value="0.00729626255620037">
            <text:p>0.0073</text:p>
          </table:table-cell>
        </table:table-row>
        <table:table-row table:style-name="ro1">
          <table:table-cell table:style-name="ce1" office:value-type="float" office:value="30.32357505">
            <text:p>30.323575</text:p>
          </table:table-cell>
          <table:table-cell table:style-name="ce1" office:value-type="float" office:value="-97.73477339">
            <text:p>-97.734773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4645.2617">
            <text:p>34645.26</text:p>
          </table:table-cell>
          <table:table-cell table:style-name="ce2" table:formula="of:=[.D2125]-[.D2124]" office:value-type="float" office:value="14.9492000000027">
            <text:p>14.95</text:p>
          </table:table-cell>
          <table:table-cell table:style-name="ce4" table:formula="of:=[.D2125]*0.000621371" office:value-type="float" office:value="21.5275609077907">
            <text:p>21.5276</text:p>
          </table:table-cell>
          <table:table-cell table:style-name="ce4" table:formula="of:=[.E2125]*0.000621371" office:value-type="float" office:value="0.00928899935320171">
            <text:p>0.0093</text:p>
          </table:table-cell>
        </table:table-row>
        <table:table-row table:style-name="ro1">
          <table:table-cell table:style-name="ce1" office:value-type="float" office:value="30.32352568">
            <text:p>30.323526</text:p>
          </table:table-cell>
          <table:table-cell table:style-name="ce1" office:value-type="float" office:value="-97.73467247">
            <text:p>-97.734672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4656.1641">
            <text:p>34656.16</text:p>
          </table:table-cell>
          <table:table-cell table:style-name="ce2" table:formula="of:=[.D2126]-[.D2125]" office:value-type="float" office:value="10.902399999999">
            <text:p>10.90</text:p>
          </table:table-cell>
          <table:table-cell table:style-name="ce4" table:formula="of:=[.D2126]*0.000621371" office:value-type="float" office:value="21.5343353429811">
            <text:p>21.5343</text:p>
          </table:table-cell>
          <table:table-cell table:style-name="ce4" table:formula="of:=[.E2126]*0.000621371" office:value-type="float" office:value="0.0067744351903994">
            <text:p>0.0068</text:p>
          </table:table-cell>
        </table:table-row>
        <table:table-row table:style-name="ro1">
          <table:table-cell table:style-name="ce1" office:value-type="float" office:value="30.32346885">
            <text:p>30.323469</text:p>
          </table:table-cell>
          <table:table-cell table:style-name="ce1" office:value-type="float" office:value="-97.73453929">
            <text:p>-97.734539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670.3086">
            <text:p>34670.31</text:p>
          </table:table-cell>
          <table:table-cell table:style-name="ce2" table:formula="of:=[.D2127]-[.D2126]" office:value-type="float" office:value="14.1444999999949">
            <text:p>14.14</text:p>
          </table:table-cell>
          <table:table-cell table:style-name="ce4" table:formula="of:=[.D2127]*0.000621371" office:value-type="float" office:value="21.5431243250906">
            <text:p>21.5431</text:p>
          </table:table-cell>
          <table:table-cell table:style-name="ce4" table:formula="of:=[.E2127]*0.000621371" office:value-type="float" office:value="0.00878898210949682">
            <text:p>0.0088</text:p>
          </table:table-cell>
        </table:table-row>
        <table:table-row table:style-name="ro1">
          <table:table-cell table:style-name="ce1" office:value-type="float" office:value="30.32339886">
            <text:p>30.323399</text:p>
          </table:table-cell>
          <table:table-cell table:style-name="ce1" office:value-type="float" office:value="-97.73435916">
            <text:p>-97.734359</text:p>
          </table:table-cell>
          <table:table-cell table:style-name="ce2" office:value-type="float" office:value="210.185425">
            <text:p>210.19</text:p>
          </table:table-cell>
          <table:table-cell table:style-name="ce2" office:value-type="float" office:value="34689.1992">
            <text:p>34689.20</text:p>
          </table:table-cell>
          <table:table-cell table:style-name="ce2" table:formula="of:=[.D2128]-[.D2127]" office:value-type="float" office:value="18.8906000000061">
            <text:p>18.89</text:p>
          </table:table-cell>
          <table:table-cell table:style-name="ce4" table:formula="of:=[.D2128]*0.000621371" office:value-type="float" office:value="21.5548623961032">
            <text:p>21.5549</text:p>
          </table:table-cell>
          <table:table-cell table:style-name="ce4" table:formula="of:=[.E2128]*0.000621371" office:value-type="float" office:value="0.0117380710126038">
            <text:p>0.0117</text:p>
          </table:table-cell>
        </table:table-row>
        <table:table-row table:style-name="ro1">
          <table:table-cell table:style-name="ce1" office:value-type="float" office:value="30.32335963">
            <text:p>30.323360</text:p>
          </table:table-cell>
          <table:table-cell table:style-name="ce1" office:value-type="float" office:value="-97.73428674">
            <text:p>-97.734287</text:p>
          </table:table-cell>
          <table:table-cell table:style-name="ce2" office:value-type="float" office:value="209.224121">
            <text:p>209.22</text:p>
          </table:table-cell>
          <table:table-cell table:style-name="ce2" office:value-type="float" office:value="34697.3086">
            <text:p>34697.31</text:p>
          </table:table-cell>
          <table:table-cell table:style-name="ce2" table:formula="of:=[.D2129]-[.D2128]" office:value-type="float" office:value="8.10939999999391">
            <text:p>8.11</text:p>
          </table:table-cell>
          <table:table-cell table:style-name="ce4" table:formula="of:=[.D2129]*0.000621371" office:value-type="float" office:value="21.5599013420906">
            <text:p>21.5599</text:p>
          </table:table-cell>
          <table:table-cell table:style-name="ce4" table:formula="of:=[.E2129]*0.000621371" office:value-type="float" office:value="0.00503894598739622">
            <text:p>0.0050</text:p>
          </table:table-cell>
        </table:table-row>
        <table:table-row table:style-name="ro1">
          <table:table-cell table:style-name="ce1" office:value-type="float" office:value="30.32328495">
            <text:p>30.323285</text:p>
          </table:table-cell>
          <table:table-cell table:style-name="ce1" office:value-type="float" office:value="-97.73416093">
            <text:p>-97.734161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4711.9805">
            <text:p>34711.98</text:p>
          </table:table-cell>
          <table:table-cell table:style-name="ce2" table:formula="of:=[.D2130]-[.D2129]" office:value-type="float" office:value="14.6719000000012">
            <text:p>14.67</text:p>
          </table:table-cell>
          <table:table-cell table:style-name="ce4" table:formula="of:=[.D2130]*0.000621371" office:value-type="float" office:value="21.5690180352655">
            <text:p>21.5690</text:p>
          </table:table-cell>
          <table:table-cell table:style-name="ce4" table:formula="of:=[.E2130]*0.000621371" office:value-type="float" office:value="0.00911669317490074">
            <text:p>0.0091</text:p>
          </table:table-cell>
        </table:table-row>
        <table:table-row table:style-name="ro1">
          <table:table-cell table:style-name="ce1" office:value-type="float" office:value="30.32324254">
            <text:p>30.323243</text:p>
          </table:table-cell>
          <table:table-cell table:style-name="ce1" office:value-type="float" office:value="-97.73402154">
            <text:p>-97.734022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4726.0859">
            <text:p>34726.09</text:p>
          </table:table-cell>
          <table:table-cell table:style-name="ce2" table:formula="of:=[.D2131]-[.D2130]" office:value-type="float" office:value="14.1054000000004">
            <text:p>14.11</text:p>
          </table:table-cell>
          <table:table-cell table:style-name="ce4" table:formula="of:=[.D2131]*0.000621371" office:value-type="float" office:value="21.5777827217689">
            <text:p>21.5778</text:p>
          </table:table-cell>
          <table:table-cell table:style-name="ce4" table:formula="of:=[.E2131]*0.000621371" office:value-type="float" office:value="0.00876468650340023">
            <text:p>0.0088</text:p>
          </table:table-cell>
        </table:table-row>
        <table:table-row table:style-name="ro1">
          <table:table-cell table:style-name="ce1" office:value-type="float" office:value="30.32317515">
            <text:p>30.323175</text:p>
          </table:table-cell>
          <table:table-cell table:style-name="ce1" office:value-type="float" office:value="-97.73389254">
            <text:p>-97.733893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740.5469">
            <text:p>34740.55</text:p>
          </table:table-cell>
          <table:table-cell table:style-name="ce2" table:formula="of:=[.D2132]-[.D2131]" office:value-type="float" office:value="14.461000000003">
            <text:p>14.46</text:p>
          </table:table-cell>
          <table:table-cell table:style-name="ce4" table:formula="of:=[.D2132]*0.000621371" office:value-type="float" office:value="21.5867683677999">
            <text:p>21.5868</text:p>
          </table:table-cell>
          <table:table-cell table:style-name="ce4" table:formula="of:=[.E2132]*0.000621371" office:value-type="float" office:value="0.00898564603100185">
            <text:p>0.0090</text:p>
          </table:table-cell>
        </table:table-row>
        <table:table-row table:style-name="ro1">
          <table:table-cell table:style-name="ce1" office:value-type="float" office:value="30.32311387">
            <text:p>30.323114</text:p>
          </table:table-cell>
          <table:table-cell table:style-name="ce1" office:value-type="float" office:value="-97.73379958">
            <text:p>-97.733800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751.8242">
            <text:p>34751.82</text:p>
          </table:table-cell>
          <table:table-cell table:style-name="ce2" table:formula="of:=[.D2133]-[.D2132]" office:value-type="float" office:value="11.2773000000016">
            <text:p>11.28</text:p>
          </table:table-cell>
          <table:table-cell table:style-name="ce4" table:formula="of:=[.D2133]*0.000621371" office:value-type="float" office:value="21.5937757549782">
            <text:p>21.5938</text:p>
          </table:table-cell>
          <table:table-cell table:style-name="ce4" table:formula="of:=[.E2133]*0.000621371" office:value-type="float" office:value="0.00700738717830097">
            <text:p>0.0070</text:p>
          </table:table-cell>
        </table:table-row>
        <table:table-row table:style-name="ro1">
          <table:table-cell table:style-name="ce1" office:value-type="float" office:value="30.32308747">
            <text:p>30.323087</text:p>
          </table:table-cell>
          <table:table-cell table:style-name="ce1" office:value-type="float" office:value="-97.73375809">
            <text:p>-97.733758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756.7383">
            <text:p>34756.74</text:p>
          </table:table-cell>
          <table:table-cell table:style-name="ce2" table:formula="of:=[.D2134]-[.D2133]" office:value-type="float" office:value="4.91409999999451">
            <text:p>4.91</text:p>
          </table:table-cell>
          <table:table-cell table:style-name="ce4" table:formula="of:=[.D2134]*0.000621371" office:value-type="float" office:value="21.5968292342093">
            <text:p>21.5968</text:p>
          </table:table-cell>
          <table:table-cell table:style-name="ce4" table:formula="of:=[.E2134]*0.000621371" office:value-type="float" office:value="0.00305347923109659">
            <text:p>0.0031</text:p>
          </table:table-cell>
        </table:table-row>
        <table:table-row table:style-name="ro1">
          <table:table-cell table:style-name="ce1" office:value-type="float" office:value="30.32302503">
            <text:p>30.323025</text:p>
          </table:table-cell>
          <table:table-cell table:style-name="ce1" office:value-type="float" office:value="-97.73367746">
            <text:p>-97.733677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766.9219">
            <text:p>34766.92</text:p>
          </table:table-cell>
          <table:table-cell table:style-name="ce2" table:formula="of:=[.D2135]-[.D2134]" office:value-type="float" office:value="10.1836000000039">
            <text:p>10.18</text:p>
          </table:table-cell>
          <table:table-cell table:style-name="ce4" table:formula="of:=[.D2135]*0.000621371" office:value-type="float" office:value="21.6031570279249">
            <text:p>21.6032</text:p>
          </table:table-cell>
          <table:table-cell table:style-name="ce4" table:formula="of:=[.E2135]*0.000621371" office:value-type="float" office:value="0.00632779371560245">
            <text:p>0.0063</text:p>
          </table:table-cell>
        </table:table-row>
        <table:table-row table:style-name="ro1">
          <table:table-cell table:style-name="ce1" office:value-type="float" office:value="30.32297616">
            <text:p>30.322976</text:p>
          </table:table-cell>
          <table:table-cell table:style-name="ce1" office:value-type="float" office:value="-97.73357042">
            <text:p>-97.733570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4778.4141">
            <text:p>34778.41</text:p>
          </table:table-cell>
          <table:table-cell table:style-name="ce2" table:formula="of:=[.D2136]-[.D2135]" office:value-type="float" office:value="11.4922000000006">
            <text:p>11.49</text:p>
          </table:table-cell>
          <table:table-cell table:style-name="ce4" table:formula="of:=[.D2136]*0.000621371" office:value-type="float" office:value="21.6102979477311">
            <text:p>21.6103</text:p>
          </table:table-cell>
          <table:table-cell table:style-name="ce4" table:formula="of:=[.E2136]*0.000621371" office:value-type="float" office:value="0.00714091980620037">
            <text:p>0.0071</text:p>
          </table:table-cell>
        </table:table-row>
        <table:table-row table:style-name="ro1">
          <table:table-cell table:style-name="ce1" office:value-type="float" office:value="30.32293693">
            <text:p>30.322937</text:p>
          </table:table-cell>
          <table:table-cell table:style-name="ce1" office:value-type="float" office:value="-97.73348208">
            <text:p>-97.733482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4788.0898">
            <text:p>34788.09</text:p>
          </table:table-cell>
          <table:table-cell table:style-name="ce2" table:formula="of:=[.D2137]-[.D2136]" office:value-type="float" office:value="9.67569999999978">
            <text:p>9.68</text:p>
          </table:table-cell>
          <table:table-cell table:style-name="ce4" table:formula="of:=[.D2137]*0.000621371" office:value-type="float" office:value="21.6163101471158">
            <text:p>21.6163</text:p>
          </table:table-cell>
          <table:table-cell table:style-name="ce4" table:formula="of:=[.E2137]*0.000621371" office:value-type="float" office:value="0.00601219938469986">
            <text:p>0.0060</text:p>
          </table:table-cell>
        </table:table-row>
        <table:table-row table:style-name="ro1">
          <table:table-cell table:style-name="ce1" office:value-type="float" office:value="30.32287155">
            <text:p>30.322872</text:p>
          </table:table-cell>
          <table:table-cell table:style-name="ce1" office:value-type="float" office:value="-97.73334914">
            <text:p>-97.733349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802.7539">
            <text:p>34802.75</text:p>
          </table:table-cell>
          <table:table-cell table:style-name="ce2" table:formula="of:=[.D2138]-[.D2137]" office:value-type="float" office:value="14.6641000000018">
            <text:p>14.66</text:p>
          </table:table-cell>
          <table:table-cell table:style-name="ce4" table:formula="of:=[.D2138]*0.000621371" office:value-type="float" office:value="21.6254219935969">
            <text:p>21.6254</text:p>
          </table:table-cell>
          <table:table-cell table:style-name="ce4" table:formula="of:=[.E2138]*0.000621371" office:value-type="float" office:value="0.00911184648110111">
            <text:p>0.0091</text:p>
          </table:table-cell>
        </table:table-row>
        <table:table-row table:style-name="ro1">
          <table:table-cell table:style-name="ce1" office:value-type="float" office:value="30.32283199">
            <text:p>30.322832</text:p>
          </table:table-cell>
          <table:table-cell table:style-name="ce1" office:value-type="float" office:value="-97.73325509">
            <text:p>-97.733255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812.8008">
            <text:p>34812.80</text:p>
          </table:table-cell>
          <table:table-cell table:style-name="ce2" table:formula="of:=[.D2139]-[.D2138]" office:value-type="float" office:value="10.0468999999939">
            <text:p>10.05</text:p>
          </table:table-cell>
          <table:table-cell table:style-name="ce4" table:formula="of:=[.D2139]*0.000621371" office:value-type="float" office:value="21.6316648458968">
            <text:p>21.6317</text:p>
          </table:table-cell>
          <table:table-cell table:style-name="ce4" table:formula="of:=[.E2139]*0.000621371" office:value-type="float" office:value="0.00624285229989622">
            <text:p>0.0062</text:p>
          </table:table-cell>
        </table:table-row>
        <table:table-row table:style-name="ro1">
          <table:table-cell table:style-name="ce1" office:value-type="float" office:value="30.32282269">
            <text:p>30.322823</text:p>
          </table:table-cell>
          <table:table-cell table:style-name="ce1" office:value-type="float" office:value="-97.73322375">
            <text:p>-97.733224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815.9727">
            <text:p>34815.97</text:p>
          </table:table-cell>
          <table:table-cell table:style-name="ce2" table:formula="of:=[.D2140]-[.D2139]" office:value-type="float" office:value="3.17190000000119">
            <text:p>3.17</text:p>
          </table:table-cell>
          <table:table-cell table:style-name="ce4" table:formula="of:=[.D2140]*0.000621371" office:value-type="float" office:value="21.6336357725717">
            <text:p>21.6336</text:p>
          </table:table-cell>
          <table:table-cell table:style-name="ce4" table:formula="of:=[.E2140]*0.000621371" office:value-type="float" office:value="0.00197092667490074">
            <text:p>0.0020</text:p>
          </table:table-cell>
        </table:table-row>
        <table:table-row table:style-name="ro1">
          <table:table-cell table:style-name="ce1" office:value-type="float" office:value="30.32277877">
            <text:p>30.322779</text:p>
          </table:table-cell>
          <table:table-cell table:style-name="ce1" office:value-type="float" office:value="-97.73313414">
            <text:p>-97.733134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4825.8281">
            <text:p>34825.83</text:p>
          </table:table-cell>
          <table:table-cell table:style-name="ce2" table:formula="of:=[.D2141]-[.D2140]" office:value-type="float" office:value="9.85540000000037">
            <text:p>9.86</text:p>
          </table:table-cell>
          <table:table-cell table:style-name="ce4" table:formula="of:=[.D2141]*0.000621371" office:value-type="float" office:value="21.6397596323251">
            <text:p>21.6398</text:p>
          </table:table-cell>
          <table:table-cell table:style-name="ce4" table:formula="of:=[.E2141]*0.000621371" office:value-type="float" office:value="0.00612385975340023">
            <text:p>0.0061</text:p>
          </table:table-cell>
        </table:table-row>
        <table:table-row table:style-name="ro1">
          <table:table-cell table:style-name="ce1" office:value-type="float" office:value="30.32274239">
            <text:p>30.322742</text:p>
          </table:table-cell>
          <table:table-cell table:style-name="ce1" office:value-type="float" office:value="-97.73308125">
            <text:p>-97.733081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832.4492">
            <text:p>34832.45</text:p>
          </table:table-cell>
          <table:table-cell table:style-name="ce2" table:formula="of:=[.D2142]-[.D2141]" office:value-type="float" office:value="6.62110000000394">
            <text:p>6.62</text:p>
          </table:table-cell>
          <table:table-cell table:style-name="ce4" table:formula="of:=[.D2142]*0.000621371" office:value-type="float" office:value="21.6438737918532">
            <text:p>21.6439</text:p>
          </table:table-cell>
          <table:table-cell table:style-name="ce4" table:formula="of:=[.E2142]*0.000621371" office:value-type="float" office:value="0.00411415952810245">
            <text:p>0.0041</text:p>
          </table:table-cell>
        </table:table-row>
        <table:table-row table:style-name="ro1">
          <table:table-cell table:style-name="ce1" office:value-type="float" office:value="30.32272437">
            <text:p>30.322724</text:p>
          </table:table-cell>
          <table:table-cell table:style-name="ce1" office:value-type="float" office:value="-97.73304798">
            <text:p>-97.733048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4836.3086">
            <text:p>34836.31</text:p>
          </table:table-cell>
          <table:table-cell table:style-name="ce2" table:formula="of:=[.D2143]-[.D2142]" office:value-type="float" office:value="3.85939999999391">
            <text:p>3.86</text:p>
          </table:table-cell>
          <table:table-cell table:style-name="ce4" table:formula="of:=[.D2143]*0.000621371" office:value-type="float" office:value="21.6462719110906">
            <text:p>21.6463</text:p>
          </table:table-cell>
          <table:table-cell table:style-name="ce4" table:formula="of:=[.E2143]*0.000621371" office:value-type="float" office:value="0.00239811923739622">
            <text:p>0.0024</text:p>
          </table:table-cell>
        </table:table-row>
        <table:table-row table:style-name="ro1">
          <table:table-cell table:style-name="ce1" office:value-type="float" office:value="30.32266259">
            <text:p>30.322663</text:p>
          </table:table-cell>
          <table:table-cell table:style-name="ce1" office:value-type="float" office:value="-97.73292267">
            <text:p>-97.732923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4850.1562">
            <text:p>34850.16</text:p>
          </table:table-cell>
          <table:table-cell table:style-name="ce2" table:formula="of:=[.D2144]-[.D2143]" office:value-type="float" office:value="13.847600000001">
            <text:p>13.85</text:p>
          </table:table-cell>
          <table:table-cell table:style-name="ce4" table:formula="of:=[.D2144]*0.000621371" office:value-type="float" office:value="21.6548764081502">
            <text:p>21.6549</text:p>
          </table:table-cell>
          <table:table-cell table:style-name="ce4" table:formula="of:=[.E2144]*0.000621371" office:value-type="float" office:value="0.0086044970596006">
            <text:p>0.0086</text:p>
          </table:table-cell>
        </table:table-row>
        <table:table-row table:style-name="ro1">
          <table:table-cell table:style-name="ce1" office:value-type="float" office:value="30.32259277">
            <text:p>30.322593</text:p>
          </table:table-cell>
          <table:table-cell table:style-name="ce1" office:value-type="float" office:value="-97.73280272">
            <text:p>-97.732803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4863.8672">
            <text:p>34863.87</text:p>
          </table:table-cell>
          <table:table-cell table:style-name="ce2" table:formula="of:=[.D2145]-[.D2144]" office:value-type="float" office:value="13.711000000003">
            <text:p>13.71</text:p>
          </table:table-cell>
          <table:table-cell table:style-name="ce4" table:formula="of:=[.D2145]*0.000621371" office:value-type="float" office:value="21.6633960259312">
            <text:p>21.6634</text:p>
          </table:table-cell>
          <table:table-cell table:style-name="ce4" table:formula="of:=[.E2145]*0.000621371" office:value-type="float" office:value="0.00851961778100185">
            <text:p>0.0085</text:p>
          </table:table-cell>
        </table:table-row>
        <table:table-row table:style-name="ro1">
          <table:table-cell table:style-name="ce1" office:value-type="float" office:value="30.32255379">
            <text:p>30.322554</text:p>
          </table:table-cell>
          <table:table-cell table:style-name="ce1" office:value-type="float" office:value="-97.73270172">
            <text:p>-97.732702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4874.457">
            <text:p>34874.46</text:p>
          </table:table-cell>
          <table:table-cell table:style-name="ce2" table:formula="of:=[.D2146]-[.D2145]" office:value-type="float" office:value="10.5898000000016">
            <text:p>10.59</text:p>
          </table:table-cell>
          <table:table-cell table:style-name="ce4" table:formula="of:=[.D2146]*0.000621371" office:value-type="float" office:value="21.669976220547">
            <text:p>21.6700</text:p>
          </table:table-cell>
          <table:table-cell table:style-name="ce4" table:formula="of:=[.E2146]*0.000621371" office:value-type="float" office:value="0.00658019461580097">
            <text:p>0.0066</text:p>
          </table:table-cell>
        </table:table-row>
        <table:table-row table:style-name="ro1">
          <table:table-cell table:style-name="ce1" office:value-type="float" office:value="30.32250543">
            <text:p>30.322505</text:p>
          </table:table-cell>
          <table:table-cell table:style-name="ce1" office:value-type="float" office:value="-97.73261463">
            <text:p>-97.732615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4885.5117">
            <text:p>34885.51</text:p>
          </table:table-cell>
          <table:table-cell table:style-name="ce2" table:formula="of:=[.D2147]-[.D2146]" office:value-type="float" office:value="11.0547000000006">
            <text:p>11.05</text:p>
          </table:table-cell>
          <table:table-cell table:style-name="ce4" table:formula="of:=[.D2147]*0.000621371" office:value-type="float" office:value="21.6768452905407">
            <text:p>21.6768</text:p>
          </table:table-cell>
          <table:table-cell table:style-name="ce4" table:formula="of:=[.E2147]*0.000621371" office:value-type="float" office:value="0.00686906999370037">
            <text:p>0.0069</text:p>
          </table:table-cell>
        </table:table-row>
        <table:table-row table:style-name="ro1">
          <table:table-cell table:style-name="ce1" office:value-type="float" office:value="30.32247123">
            <text:p>30.322471</text:p>
          </table:table-cell>
          <table:table-cell table:style-name="ce1" office:value-type="float" office:value="-97.73248094">
            <text:p>-97.732481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4897.9844">
            <text:p>34897.98</text:p>
          </table:table-cell>
          <table:table-cell table:style-name="ce2" table:formula="of:=[.D2148]-[.D2147]" office:value-type="float" office:value="12.4726999999984">
            <text:p>12.47</text:p>
          </table:table-cell>
          <table:table-cell table:style-name="ce4" table:formula="of:=[.D2148]*0.000621371" office:value-type="float" office:value="21.6845954646124">
            <text:p>21.6846</text:p>
          </table:table-cell>
          <table:table-cell table:style-name="ce4" table:formula="of:=[.E2148]*0.000621371" office:value-type="float" office:value="0.00775017407169903">
            <text:p>0.0078</text:p>
          </table:table-cell>
        </table:table-row>
        <table:table-row table:style-name="ro1">
          <table:table-cell table:style-name="ce1" office:value-type="float" office:value="30.32246109">
            <text:p>30.322461</text:p>
          </table:table-cell>
          <table:table-cell table:style-name="ce1" office:value-type="float" office:value="-97.73245253">
            <text:p>-97.73245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4900.9219">
            <text:p>34900.92</text:p>
          </table:table-cell>
          <table:table-cell table:style-name="ce2" table:formula="of:=[.D2149]-[.D2148]" office:value-type="float" office:value="2.9375">
            <text:p>2.94</text:p>
          </table:table-cell>
          <table:table-cell table:style-name="ce4" table:formula="of:=[.D2149]*0.000621371" office:value-type="float" office:value="21.6864207419249">
            <text:p>21.6864</text:p>
          </table:table-cell>
          <table:table-cell table:style-name="ce4" table:formula="of:=[.E2149]*0.000621371" office:value-type="float" office:value="0.0018252773125">
            <text:p>0.0018</text:p>
          </table:table-cell>
        </table:table-row>
        <table:table-row table:style-name="ro1">
          <table:table-cell table:style-name="ce1" office:value-type="float" office:value="30.32244173">
            <text:p>30.322442</text:p>
          </table:table-cell>
          <table:table-cell table:style-name="ce1" office:value-type="float" office:value="-97.73240643">
            <text:p>-97.732406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4905.8203">
            <text:p>34905.82</text:p>
          </table:table-cell>
          <table:table-cell table:style-name="ce2" table:formula="of:=[.D2150]-[.D2149]" office:value-type="float" office:value="4.89839999999822">
            <text:p>4.90</text:p>
          </table:table-cell>
          <table:table-cell table:style-name="ce4" table:formula="of:=[.D2150]*0.000621371" office:value-type="float" office:value="21.6894644656313">
            <text:p>21.6895</text:p>
          </table:table-cell>
          <table:table-cell table:style-name="ce4" table:formula="of:=[.E2150]*0.000621371" office:value-type="float" office:value="0.00304372370639889">
            <text:p>0.0030</text:p>
          </table:table-cell>
        </table:table-row>
        <table:table-row table:style-name="ro1">
          <table:table-cell table:style-name="ce1" office:value-type="float" office:value="30.32238934">
            <text:p>30.322389</text:p>
          </table:table-cell>
          <table:table-cell table:style-name="ce1" office:value-type="float" office:value="-97.73228254">
            <text:p>-97.732283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4919.0508">
            <text:p>34919.05</text:p>
          </table:table-cell>
          <table:table-cell table:style-name="ce2" table:formula="of:=[.D2151]-[.D2150]" office:value-type="float" office:value="13.2304999999978">
            <text:p>13.23</text:p>
          </table:table-cell>
          <table:table-cell table:style-name="ce4" table:formula="of:=[.D2151]*0.000621371" office:value-type="float" office:value="21.6976855146468">
            <text:p>21.6977</text:p>
          </table:table-cell>
          <table:table-cell table:style-name="ce4" table:formula="of:=[.E2151]*0.000621371" office:value-type="float" office:value="0.00822104901549866">
            <text:p>0.0082</text:p>
          </table:table-cell>
        </table:table-row>
        <table:table-row table:style-name="ro1">
          <table:table-cell table:style-name="ce1" office:value-type="float" office:value="30.32234333">
            <text:p>30.322343</text:p>
          </table:table-cell>
          <table:table-cell table:style-name="ce1" office:value-type="float" office:value="-97.73218146">
            <text:p>-97.732181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4930.0625">
            <text:p>34930.06</text:p>
          </table:table-cell>
          <table:table-cell table:style-name="ce2" table:formula="of:=[.D2152]-[.D2151]" office:value-type="float" office:value="11.0117000000027">
            <text:p>11.01</text:p>
          </table:table-cell>
          <table:table-cell table:style-name="ce4" table:formula="of:=[.D2152]*0.000621371" office:value-type="float" office:value="21.7045278656875">
            <text:p>21.7045</text:p>
          </table:table-cell>
          <table:table-cell table:style-name="ce4" table:formula="of:=[.E2152]*0.000621371" office:value-type="float" office:value="0.00684235104070171">
            <text:p>0.0068</text:p>
          </table:table-cell>
        </table:table-row>
        <table:table-row table:style-name="ro1">
          <table:table-cell table:style-name="ce1" office:value-type="float" office:value="30.32228507">
            <text:p>30.322285</text:p>
          </table:table-cell>
          <table:table-cell table:style-name="ce1" office:value-type="float" office:value="-97.73205657">
            <text:p>-97.732057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4943.7656">
            <text:p>34943.77</text:p>
          </table:table-cell>
          <table:table-cell table:style-name="ce2" table:formula="of:=[.D2153]-[.D2152]" office:value-type="float" office:value="13.7030999999988">
            <text:p>13.70</text:p>
          </table:table-cell>
          <table:table-cell table:style-name="ce4" table:formula="of:=[.D2153]*0.000621371" office:value-type="float" office:value="21.7130425746376">
            <text:p>21.7130</text:p>
          </table:table-cell>
          <table:table-cell table:style-name="ce4" table:formula="of:=[.E2153]*0.000621371" office:value-type="float" office:value="0.00851470895009926">
            <text:p>0.0085</text:p>
          </table:table-cell>
        </table:table-row>
        <table:table-row table:style-name="ro1">
          <table:table-cell table:style-name="ce1" office:value-type="float" office:value="30.32221969">
            <text:p>30.322220</text:p>
          </table:table-cell>
          <table:table-cell table:style-name="ce1" office:value-type="float" office:value="-97.73193109">
            <text:p>-97.731931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957.9102">
            <text:p>34957.91</text:p>
          </table:table-cell>
          <table:table-cell table:style-name="ce2" table:formula="of:=[.D2154]-[.D2153]" office:value-type="float" office:value="14.1445999999996">
            <text:p>14.14</text:p>
          </table:table-cell>
          <table:table-cell table:style-name="ce4" table:formula="of:=[.D2154]*0.000621371" office:value-type="float" office:value="21.7218316188842">
            <text:p>21.7218</text:p>
          </table:table-cell>
          <table:table-cell table:style-name="ce4" table:formula="of:=[.E2154]*0.000621371" office:value-type="float" office:value="0.00878904424659977">
            <text:p>0.0088</text:p>
          </table:table-cell>
        </table:table-row>
        <table:table-row table:style-name="ro1">
          <table:table-cell table:style-name="ce1" office:value-type="float" office:value="30.32220662">
            <text:p>30.322207</text:p>
          </table:table-cell>
          <table:table-cell table:style-name="ce1" office:value-type="float" office:value="-97.73190326">
            <text:p>-97.731903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960.9688">
            <text:p>34960.97</text:p>
          </table:table-cell>
          <table:table-cell table:style-name="ce2" table:formula="of:=[.D2155]-[.D2154]" office:value-type="float" office:value="3.05860000000393">
            <text:p>3.06</text:p>
          </table:table-cell>
          <table:table-cell table:style-name="ce4" table:formula="of:=[.D2155]*0.000621371" office:value-type="float" office:value="21.7237321442248">
            <text:p>21.7237</text:p>
          </table:table-cell>
          <table:table-cell table:style-name="ce4" table:formula="of:=[.E2155]*0.000621371" office:value-type="float" office:value="0.00190052534060245">
            <text:p>0.0019</text:p>
          </table:table-cell>
        </table:table-row>
        <table:table-row table:style-name="ro1">
          <table:table-cell table:style-name="ce1" office:value-type="float" office:value="30.32213009">
            <text:p>30.322130</text:p>
          </table:table-cell>
          <table:table-cell table:style-name="ce1" office:value-type="float" office:value="-97.73176513">
            <text:p>-97.731765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4976.6836">
            <text:p>34976.68</text:p>
          </table:table-cell>
          <table:table-cell table:style-name="ce2" table:formula="of:=[.D2156]-[.D2155]" office:value-type="float" office:value="15.7147999999943">
            <text:p>15.71</text:p>
          </table:table-cell>
          <table:table-cell table:style-name="ce4" table:formula="of:=[.D2156]*0.000621371" office:value-type="float" office:value="21.7334968652156">
            <text:p>21.7335</text:p>
          </table:table-cell>
          <table:table-cell table:style-name="ce4" table:formula="of:=[.E2156]*0.000621371" office:value-type="float" office:value="0.00976472099079645">
            <text:p>0.0098</text:p>
          </table:table-cell>
        </table:table-row>
        <table:table-row table:style-name="ro1">
          <table:table-cell table:style-name="ce1" office:value-type="float" office:value="30.32209765">
            <text:p>30.322098</text:p>
          </table:table-cell>
          <table:table-cell table:style-name="ce1" office:value-type="float" office:value="-97.73171056">
            <text:p>-97.731711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983.0352">
            <text:p>34983.04</text:p>
          </table:table-cell>
          <table:table-cell table:style-name="ce2" table:formula="of:=[.D2157]-[.D2156]" office:value-type="float" office:value="6.35160000000178">
            <text:p>6.35</text:p>
          </table:table-cell>
          <table:table-cell table:style-name="ce4" table:formula="of:=[.D2157]*0.000621371" office:value-type="float" office:value="21.7374435652592">
            <text:p>21.7374</text:p>
          </table:table-cell>
          <table:table-cell table:style-name="ce4" table:formula="of:=[.E2157]*0.000621371" office:value-type="float" office:value="0.00394670004360111">
            <text:p>0.0039</text:p>
          </table:table-cell>
        </table:table-row>
        <table:table-row table:style-name="ro1">
          <table:table-cell table:style-name="ce1" office:value-type="float" office:value="30.32201115">
            <text:p>30.322011</text:p>
          </table:table-cell>
          <table:table-cell table:style-name="ce1" office:value-type="float" office:value="-97.7315819">
            <text:p>-97.731582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4998.707">
            <text:p>34998.71</text:p>
          </table:table-cell>
          <table:table-cell table:style-name="ce2" table:formula="of:=[.D2158]-[.D2157]" office:value-type="float" office:value="15.6718000000037">
            <text:p>15.67</text:p>
          </table:table-cell>
          <table:table-cell table:style-name="ce4" table:formula="of:=[.D2158]*0.000621371" office:value-type="float" office:value="21.747181567297">
            <text:p>21.7472</text:p>
          </table:table-cell>
          <table:table-cell table:style-name="ce4" table:formula="of:=[.E2158]*0.000621371" office:value-type="float" office:value="0.00973800203780231">
            <text:p>0.0097</text:p>
          </table:table-cell>
        </table:table-row>
        <table:table-row table:style-name="ro1">
          <table:table-cell table:style-name="ce1" office:value-type="float" office:value="30.32197393">
            <text:p>30.321974</text:p>
          </table:table-cell>
          <table:table-cell table:style-name="ce1" office:value-type="float" office:value="-97.73147159">
            <text:p>-97.731472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5010.0547">
            <text:p>35010.05</text:p>
          </table:table-cell>
          <table:table-cell table:style-name="ce2" table:formula="of:=[.D2159]-[.D2158]" office:value-type="float" office:value="11.3476999999984">
            <text:p>11.35</text:p>
          </table:table-cell>
          <table:table-cell table:style-name="ce4" table:formula="of:=[.D2159]*0.000621371" office:value-type="float" office:value="21.7542326989937">
            <text:p>21.7542</text:p>
          </table:table-cell>
          <table:table-cell table:style-name="ce4" table:formula="of:=[.E2159]*0.000621371" office:value-type="float" office:value="0.00705113169669903">
            <text:p>0.0071</text:p>
          </table:table-cell>
        </table:table-row>
        <table:table-row table:style-name="ro1">
          <table:table-cell table:style-name="ce1" office:value-type="float" office:value="30.32188249">
            <text:p>30.321882</text:p>
          </table:table-cell>
          <table:table-cell table:style-name="ce1" office:value-type="float" office:value="-97.73129549">
            <text:p>-97.731295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5029.707">
            <text:p>35029.71</text:p>
          </table:table-cell>
          <table:table-cell table:style-name="ce2" table:formula="of:=[.D2160]-[.D2159]" office:value-type="float" office:value="19.6523000000016">
            <text:p>19.65</text:p>
          </table:table-cell>
          <table:table-cell table:style-name="ce4" table:formula="of:=[.D2160]*0.000621371" office:value-type="float" office:value="21.766444068297">
            <text:p>21.7664</text:p>
          </table:table-cell>
          <table:table-cell table:style-name="ce4" table:formula="of:=[.E2160]*0.000621371" office:value-type="float" office:value="0.012211369303301">
            <text:p>0.0122</text:p>
          </table:table-cell>
        </table:table-row>
        <table:table-row table:style-name="ro1">
          <table:table-cell table:style-name="ce1" office:value-type="float" office:value="30.32185826">
            <text:p>30.321858</text:p>
          </table:table-cell>
          <table:table-cell table:style-name="ce1" office:value-type="float" office:value="-97.73124444">
            <text:p>-97.731244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5035.2305">
            <text:p>35035.23</text:p>
          </table:table-cell>
          <table:table-cell table:style-name="ce2" table:formula="of:=[.D2161]-[.D2160]" office:value-type="float" office:value="5.52349999999569">
            <text:p>5.52</text:p>
          </table:table-cell>
          <table:table-cell table:style-name="ce4" table:formula="of:=[.D2161]*0.000621371" office:value-type="float" office:value="21.7698762110155">
            <text:p>21.7699</text:p>
          </table:table-cell>
          <table:table-cell table:style-name="ce4" table:formula="of:=[.E2161]*0.000621371" office:value-type="float" office:value="0.00343214271849732">
            <text:p>0.0034</text:p>
          </table:table-cell>
        </table:table-row>
        <table:table-row table:style-name="ro1">
          <table:table-cell table:style-name="ce1" office:value-type="float" office:value="30.32181409">
            <text:p>30.321814</text:p>
          </table:table-cell>
          <table:table-cell table:style-name="ce1" office:value-type="float" office:value="-97.73111838">
            <text:p>-97.731118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5048.2461">
            <text:p>35048.25</text:p>
          </table:table-cell>
          <table:table-cell table:style-name="ce2" table:formula="of:=[.D2162]-[.D2161]" office:value-type="float" office:value="13.0155999999988">
            <text:p>13.02</text:p>
          </table:table-cell>
          <table:table-cell table:style-name="ce4" table:formula="of:=[.D2162]*0.000621371" office:value-type="float" office:value="21.7779637274031">
            <text:p>21.7780</text:p>
          </table:table-cell>
          <table:table-cell table:style-name="ce4" table:formula="of:=[.E2162]*0.000621371" office:value-type="float" office:value="0.00808751638759926">
            <text:p>0.0081</text:p>
          </table:table-cell>
        </table:table-row>
        <table:table-row table:style-name="ro1">
          <table:table-cell table:style-name="ce1" office:value-type="float" office:value="30.32178048">
            <text:p>30.321780</text:p>
          </table:table-cell>
          <table:table-cell table:style-name="ce1" office:value-type="float" office:value="-97.73106985">
            <text:p>-97.731070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5054.4414">
            <text:p>35054.44</text:p>
          </table:table-cell>
          <table:table-cell table:style-name="ce2" table:formula="of:=[.D2163]-[.D2162]" office:value-type="float" office:value="6.19530000000668">
            <text:p>6.20</text:p>
          </table:table-cell>
          <table:table-cell table:style-name="ce4" table:formula="of:=[.D2163]*0.000621371" office:value-type="float" office:value="21.7818133071594">
            <text:p>21.7818</text:p>
          </table:table-cell>
          <table:table-cell table:style-name="ce4" table:formula="of:=[.E2163]*0.000621371" office:value-type="float" office:value="0.00384957975630415">
            <text:p>0.0038</text:p>
          </table:table-cell>
        </table:table-row>
        <table:table-row table:style-name="ro1">
          <table:table-cell table:style-name="ce1" office:value-type="float" office:value="30.32170446">
            <text:p>30.321704</text:p>
          </table:table-cell>
          <table:table-cell table:style-name="ce1" office:value-type="float" office:value="-97.73088729">
            <text:p>-97.730887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073.5742">
            <text:p>35073.57</text:p>
          </table:table-cell>
          <table:table-cell table:style-name="ce2" table:formula="of:=[.D2164]-[.D2163]" office:value-type="float" office:value="19.1327999999994">
            <text:p>19.13</text:p>
          </table:table-cell>
          <table:table-cell table:style-name="ce4" table:formula="of:=[.D2164]*0.000621371" office:value-type="float" office:value="21.7937018742282">
            <text:p>21.7937</text:p>
          </table:table-cell>
          <table:table-cell table:style-name="ce4" table:formula="of:=[.E2164]*0.000621371" office:value-type="float" office:value="0.0118885670687996">
            <text:p>0.0119</text:p>
          </table:table-cell>
        </table:table-row>
        <table:table-row table:style-name="ro1">
          <table:table-cell table:style-name="ce1" office:value-type="float" office:value="30.32168325">
            <text:p>30.321683</text:p>
          </table:table-cell>
          <table:table-cell table:style-name="ce1" office:value-type="float" office:value="-97.73086483">
            <text:p>-97.730865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076.7734">
            <text:p>35076.77</text:p>
          </table:table-cell>
          <table:table-cell table:style-name="ce2" table:formula="of:=[.D2165]-[.D2164]" office:value-type="float" office:value="3.19919999999547">
            <text:p>3.20</text:p>
          </table:table-cell>
          <table:table-cell table:style-name="ce4" table:formula="of:=[.D2165]*0.000621371" office:value-type="float" office:value="21.7956897643314">
            <text:p>21.7957</text:p>
          </table:table-cell>
          <table:table-cell table:style-name="ce4" table:formula="of:=[.E2165]*0.000621371" office:value-type="float" office:value="0.00198789010319719">
            <text:p>0.0020</text:p>
          </table:table-cell>
        </table:table-row>
        <table:table-row table:style-name="ro1">
          <table:table-cell table:style-name="ce1" office:value-type="float" office:value="30.3216255">
            <text:p>30.321626</text:p>
          </table:table-cell>
          <table:table-cell table:style-name="ce1" office:value-type="float" office:value="-97.73076994">
            <text:p>-97.730770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5088">
            <text:p>35088.00</text:p>
          </table:table-cell>
          <table:table-cell table:style-name="ce2" table:formula="of:=[.D2166]-[.D2165]" office:value-type="float" office:value="11.2266000000018">
            <text:p>11.23</text:p>
          </table:table-cell>
          <table:table-cell table:style-name="ce4" table:formula="of:=[.D2166]*0.000621371" office:value-type="float" office:value="21.802665648">
            <text:p>21.8027</text:p>
          </table:table-cell>
          <table:table-cell table:style-name="ce4" table:formula="of:=[.E2166]*0.000621371" office:value-type="float" office:value="0.00697588366860111">
            <text:p>0.0070</text:p>
          </table:table-cell>
        </table:table-row>
        <table:table-row table:style-name="ro1">
          <table:table-cell table:style-name="ce1" office:value-type="float" office:value="30.32159088">
            <text:p>30.321591</text:p>
          </table:table-cell>
          <table:table-cell table:style-name="ce1" office:value-type="float" office:value="-97.73071605">
            <text:p>-97.730716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094.3867">
            <text:p>35094.39</text:p>
          </table:table-cell>
          <table:table-cell table:style-name="ce2" table:formula="of:=[.D2167]-[.D2166]" office:value-type="float" office:value="6.38670000000275">
            <text:p>6.39</text:p>
          </table:table-cell>
          <table:table-cell table:style-name="ce4" table:formula="of:=[.D2167]*0.000621371" office:value-type="float" office:value="21.8066341581657">
            <text:p>21.8066</text:p>
          </table:table-cell>
          <table:table-cell table:style-name="ce4" table:formula="of:=[.E2167]*0.000621371" office:value-type="float" office:value="0.00396851016570171">
            <text:p>0.0040</text:p>
          </table:table-cell>
        </table:table-row>
        <table:table-row table:style-name="ro1">
          <table:table-cell table:style-name="ce1" office:value-type="float" office:value="30.32151955">
            <text:p>30.321520</text:p>
          </table:table-cell>
          <table:table-cell table:style-name="ce1" office:value-type="float" office:value="-97.73056266">
            <text:p>-97.73056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111.332">
            <text:p>35111.33</text:p>
          </table:table-cell>
          <table:table-cell table:style-name="ce2" table:formula="of:=[.D2168]-[.D2167]" office:value-type="float" office:value="16.9452999999994">
            <text:p>16.95</text:p>
          </table:table-cell>
          <table:table-cell table:style-name="ce4" table:formula="of:=[.D2168]*0.000621371" office:value-type="float" office:value="21.817163476172">
            <text:p>21.8172</text:p>
          </table:table-cell>
          <table:table-cell table:style-name="ce4" table:formula="of:=[.E2168]*0.000621371" office:value-type="float" office:value="0.0105293180062996">
            <text:p>0.0105</text:p>
          </table:table-cell>
        </table:table-row>
        <table:table-row table:style-name="ro1">
          <table:table-cell table:style-name="ce1" office:value-type="float" office:value="30.32144789">
            <text:p>30.321448</text:p>
          </table:table-cell>
          <table:table-cell table:style-name="ce1" office:value-type="float" office:value="-97.73040114">
            <text:p>-97.730401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128.5781">
            <text:p>35128.58</text:p>
          </table:table-cell>
          <table:table-cell table:style-name="ce2" table:formula="of:=[.D2169]-[.D2168]" office:value-type="float" office:value="17.2460999999967">
            <text:p>17.25</text:p>
          </table:table-cell>
          <table:table-cell table:style-name="ce4" table:formula="of:=[.D2169]*0.000621371" office:value-type="float" office:value="21.8278797025751">
            <text:p>21.8279</text:p>
          </table:table-cell>
          <table:table-cell table:style-name="ce4" table:formula="of:=[.E2169]*0.000621371" office:value-type="float" office:value="0.0107162264030979">
            <text:p>0.0107</text:p>
          </table:table-cell>
        </table:table-row>
        <table:table-row table:style-name="ro1">
          <table:table-cell table:style-name="ce1" office:value-type="float" office:value="30.32143473">
            <text:p>30.321435</text:p>
          </table:table-cell>
          <table:table-cell table:style-name="ce1" office:value-type="float" office:value="-97.73037516">
            <text:p>-97.730375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131.6484">
            <text:p>35131.65</text:p>
          </table:table-cell>
          <table:table-cell table:style-name="ce2" table:formula="of:=[.D2170]-[.D2169]" office:value-type="float" office:value="3.07029999999941">
            <text:p>3.07</text:p>
          </table:table-cell>
          <table:table-cell table:style-name="ce4" table:formula="of:=[.D2170]*0.000621371" office:value-type="float" office:value="21.8297874979564">
            <text:p>21.8298</text:p>
          </table:table-cell>
          <table:table-cell table:style-name="ce4" table:formula="of:=[.E2170]*0.000621371" office:value-type="float" office:value="0.00190779538129963">
            <text:p>0.0019</text:p>
          </table:table-cell>
        </table:table-row>
        <table:table-row table:style-name="ro1">
          <table:table-cell table:style-name="ce1" office:value-type="float" office:value="30.32136977">
            <text:p>30.321370</text:p>
          </table:table-cell>
          <table:table-cell table:style-name="ce1" office:value-type="float" office:value="-97.73023333">
            <text:p>-97.73023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147.0352">
            <text:p>35147.04</text:p>
          </table:table-cell>
          <table:table-cell table:style-name="ce2" table:formula="of:=[.D2171]-[.D2170]" office:value-type="float" office:value="15.3868000000002">
            <text:p>15.39</text:p>
          </table:table-cell>
          <table:table-cell table:style-name="ce4" table:formula="of:=[.D2171]*0.000621371" office:value-type="float" office:value="21.8393484092592">
            <text:p>21.8393</text:p>
          </table:table-cell>
          <table:table-cell table:style-name="ce4" table:formula="of:=[.E2171]*0.000621371" office:value-type="float" office:value="0.00956091130280014">
            <text:p>0.0096</text:p>
          </table:table-cell>
        </table:table-row>
        <table:table-row table:style-name="ro1">
          <table:table-cell table:style-name="ce1" office:value-type="float" office:value="30.32132559">
            <text:p>30.321326</text:p>
          </table:table-cell>
          <table:table-cell table:style-name="ce1" office:value-type="float" office:value="-97.73011968">
            <text:p>-97.730120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159.0312">
            <text:p>35159.03</text:p>
          </table:table-cell>
          <table:table-cell table:style-name="ce2" table:formula="of:=[.D2172]-[.D2171]" office:value-type="float" office:value="11.9959999999992">
            <text:p>12.00</text:p>
          </table:table-cell>
          <table:table-cell table:style-name="ce4" table:formula="of:=[.D2172]*0.000621371" office:value-type="float" office:value="21.8468023757752">
            <text:p>21.8468</text:p>
          </table:table-cell>
          <table:table-cell table:style-name="ce4" table:formula="of:=[.E2172]*0.000621371" office:value-type="float" office:value="0.00745396651599949">
            <text:p>0.0075</text:p>
          </table:table-cell>
        </table:table-row>
        <table:table-row table:style-name="ro1">
          <table:table-cell table:style-name="ce1" office:value-type="float" office:value="30.32123524">
            <text:p>30.321235</text:p>
          </table:table-cell>
          <table:table-cell table:style-name="ce1" office:value-type="float" office:value="-97.72996595">
            <text:p>-97.72996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176.8672">
            <text:p>35176.87</text:p>
          </table:table-cell>
          <table:table-cell table:style-name="ce2" table:formula="of:=[.D2173]-[.D2172]" office:value-type="float" office:value="17.836000000003">
            <text:p>17.84</text:p>
          </table:table-cell>
          <table:table-cell table:style-name="ce4" table:formula="of:=[.D2173]*0.000621371" office:value-type="float" office:value="21.8578851489312">
            <text:p>21.8579</text:p>
          </table:table-cell>
          <table:table-cell table:style-name="ce4" table:formula="of:=[.E2173]*0.000621371" office:value-type="float" office:value="0.0110827731560018">
            <text:p>0.0111</text:p>
          </table:table-cell>
        </table:table-row>
        <table:table-row table:style-name="ro1">
          <table:table-cell table:style-name="ce1" office:value-type="float" office:value="30.32122468">
            <text:p>30.321225</text:p>
          </table:table-cell>
          <table:table-cell table:style-name="ce1" office:value-type="float" office:value="-97.72993645">
            <text:p>-97.729936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179.9102">
            <text:p>35179.91</text:p>
          </table:table-cell>
          <table:table-cell table:style-name="ce2" table:formula="of:=[.D2174]-[.D2173]" office:value-type="float" office:value="3.04299999999785">
            <text:p>3.04</text:p>
          </table:table-cell>
          <table:table-cell table:style-name="ce4" table:formula="of:=[.D2174]*0.000621371" office:value-type="float" office:value="21.8597759808842">
            <text:p>21.8598</text:p>
          </table:table-cell>
          <table:table-cell table:style-name="ce4" table:formula="of:=[.E2174]*0.000621371" office:value-type="float" office:value="0.00189083195299866">
            <text:p>0.0019</text:p>
          </table:table-cell>
        </table:table-row>
        <table:table-row table:style-name="ro1">
          <table:table-cell table:style-name="ce1" office:value-type="float" office:value="30.32115452">
            <text:p>30.321155</text:p>
          </table:table-cell>
          <table:table-cell table:style-name="ce1" office:value-type="float" office:value="-97.72977778">
            <text:p>-97.729778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5197.0781">
            <text:p>35197.08</text:p>
          </table:table-cell>
          <table:table-cell table:style-name="ce2" table:formula="of:=[.D2175]-[.D2174]" office:value-type="float" office:value="17.1679000000004">
            <text:p>17.17</text:p>
          </table:table-cell>
          <table:table-cell table:style-name="ce4" table:formula="of:=[.D2175]*0.000621371" office:value-type="float" office:value="21.8704436160751">
            <text:p>21.8704</text:p>
          </table:table-cell>
          <table:table-cell table:style-name="ce4" table:formula="of:=[.E2175]*0.000621371" office:value-type="float" office:value="0.0106676351909002">
            <text:p>0.0107</text:p>
          </table:table-cell>
        </table:table-row>
        <table:table-row table:style-name="ro1">
          <table:table-cell table:style-name="ce1" office:value-type="float" office:value="30.32109425">
            <text:p>30.321094</text:p>
          </table:table-cell>
          <table:table-cell table:style-name="ce1" office:value-type="float" office:value="-97.72964249">
            <text:p>-97.729642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211.6484">
            <text:p>35211.65</text:p>
          </table:table-cell>
          <table:table-cell table:style-name="ce2" table:formula="of:=[.D2176]-[.D2175]" office:value-type="float" office:value="14.5702999999994">
            <text:p>14.57</text:p>
          </table:table-cell>
          <table:table-cell table:style-name="ce4" table:formula="of:=[.D2176]*0.000621371" office:value-type="float" office:value="21.8794971779564">
            <text:p>21.8795</text:p>
          </table:table-cell>
          <table:table-cell table:style-name="ce4" table:formula="of:=[.E2176]*0.000621371" office:value-type="float" office:value="0.00905356188129963">
            <text:p>0.0091</text:p>
          </table:table-cell>
        </table:table-row>
        <table:table-row table:style-name="ro1">
          <table:table-cell table:style-name="ce1" office:value-type="float" office:value="30.32100415">
            <text:p>30.321004</text:p>
          </table:table-cell>
          <table:table-cell table:style-name="ce1" office:value-type="float" office:value="-97.72948567">
            <text:p>-97.729486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35229.7461">
            <text:p>35229.75</text:p>
          </table:table-cell>
          <table:table-cell table:style-name="ce2" table:formula="of:=[.D2177]-[.D2176]" office:value-type="float" office:value="18.0976999999984">
            <text:p>18.10</text:p>
          </table:table-cell>
          <table:table-cell table:style-name="ce4" table:formula="of:=[.D2177]*0.000621371" office:value-type="float" office:value="21.8907425639031">
            <text:p>21.8907</text:p>
          </table:table-cell>
          <table:table-cell table:style-name="ce4" table:formula="of:=[.E2177]*0.000621371" office:value-type="float" office:value="0.011245385946699">
            <text:p>0.0112</text:p>
          </table:table-cell>
        </table:table-row>
        <table:table-row table:style-name="ro1">
          <table:table-cell table:style-name="ce1" office:value-type="float" office:value="30.32094237">
            <text:p>30.320942</text:p>
          </table:table-cell>
          <table:table-cell table:style-name="ce1" office:value-type="float" office:value="-97.72938819">
            <text:p>-97.729388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35241.2852">
            <text:p>35241.29</text:p>
          </table:table-cell>
          <table:table-cell table:style-name="ce2" table:formula="of:=[.D2178]-[.D2177]" office:value-type="float" office:value="11.5391000000018">
            <text:p>11.54</text:p>
          </table:table-cell>
          <table:table-cell table:style-name="ce4" table:formula="of:=[.D2178]*0.000621371" office:value-type="float" office:value="21.8979126260092">
            <text:p>21.8979</text:p>
          </table:table-cell>
          <table:table-cell table:style-name="ce4" table:formula="of:=[.E2178]*0.000621371" office:value-type="float" office:value="0.00717006210610111">
            <text:p>0.0072</text:p>
          </table:table-cell>
        </table:table-row>
        <table:table-row table:style-name="ro1">
          <table:table-cell table:style-name="ce1" office:value-type="float" office:value="30.32087733">
            <text:p>30.320877</text:p>
          </table:table-cell>
          <table:table-cell table:style-name="ce1" office:value-type="float" office:value="-97.72926313">
            <text:p>-97.729263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5255.2656">
            <text:p>35255.27</text:p>
          </table:table-cell>
          <table:table-cell table:style-name="ce2" table:formula="of:=[.D2179]-[.D2178]" office:value-type="float" office:value="13.9804000000004">
            <text:p>13.98</text:p>
          </table:table-cell>
          <table:table-cell table:style-name="ce4" table:formula="of:=[.D2179]*0.000621371" office:value-type="float" office:value="21.9065996411376">
            <text:p>21.9066</text:p>
          </table:table-cell>
          <table:table-cell table:style-name="ce4" table:formula="of:=[.E2179]*0.000621371" office:value-type="float" office:value="0.00868701512840023">
            <text:p>0.0087</text:p>
          </table:table-cell>
        </table:table-row>
        <table:table-row table:style-name="ro1">
          <table:table-cell table:style-name="ce1" office:value-type="float" office:value="30.32082033">
            <text:p>30.320820</text:p>
          </table:table-cell>
          <table:table-cell table:style-name="ce1" office:value-type="float" office:value="-97.7291628">
            <text:p>-97.729163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5266.6367">
            <text:p>35266.64</text:p>
          </table:table-cell>
          <table:table-cell table:style-name="ce2" table:formula="of:=[.D2180]-[.D2179]" office:value-type="float" office:value="11.3711000000039">
            <text:p>11.37</text:p>
          </table:table-cell>
          <table:table-cell table:style-name="ce4" table:formula="of:=[.D2180]*0.000621371" office:value-type="float" office:value="21.9136653129157">
            <text:p>21.9137</text:p>
          </table:table-cell>
          <table:table-cell table:style-name="ce4" table:formula="of:=[.E2180]*0.000621371" office:value-type="float" office:value="0.00706567177810245">
            <text:p>0.0071</text:p>
          </table:table-cell>
        </table:table-row>
        <table:table-row table:style-name="ro1">
          <table:table-cell table:style-name="ce1" office:value-type="float" office:value="30.32076074">
            <text:p>30.320761</text:p>
          </table:table-cell>
          <table:table-cell table:style-name="ce1" office:value-type="float" office:value="-97.72901209">
            <text:p>-97.729012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282.5586">
            <text:p>35282.56</text:p>
          </table:table-cell>
          <table:table-cell table:style-name="ce2" table:formula="of:=[.D2181]-[.D2180]" office:value-type="float" office:value="15.9218999999939">
            <text:p>15.92</text:p>
          </table:table-cell>
          <table:table-cell table:style-name="ce4" table:formula="of:=[.D2181]*0.000621371" office:value-type="float" office:value="21.9235587198406">
            <text:p>21.9236</text:p>
          </table:table-cell>
          <table:table-cell table:style-name="ce4" table:formula="of:=[.E2181]*0.000621371" office:value-type="float" office:value="0.00989340692489622">
            <text:p>0.0099</text:p>
          </table:table-cell>
        </table:table-row>
        <table:table-row table:style-name="ro1">
          <table:table-cell table:style-name="ce1" office:value-type="float" office:value="30.32071824">
            <text:p>30.320718</text:p>
          </table:table-cell>
          <table:table-cell table:style-name="ce1" office:value-type="float" office:value="-97.72889634">
            <text:p>-97.728896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5294.7539">
            <text:p>35294.75</text:p>
          </table:table-cell>
          <table:table-cell table:style-name="ce2" table:formula="of:=[.D2182]-[.D2181]" office:value-type="float" office:value="12.1953000000067">
            <text:p>12.20</text:p>
          </table:table-cell>
          <table:table-cell table:style-name="ce4" table:formula="of:=[.D2182]*0.000621371" office:value-type="float" office:value="21.9311365255969">
            <text:p>21.9311</text:p>
          </table:table-cell>
          <table:table-cell table:style-name="ce4" table:formula="of:=[.E2182]*0.000621371" office:value-type="float" office:value="0.00757780575630415">
            <text:p>0.0076</text:p>
          </table:table-cell>
        </table:table-row>
        <table:table-row table:style-name="ro1">
          <table:table-cell table:style-name="ce1" office:value-type="float" office:value="30.32069058">
            <text:p>30.320691</text:p>
          </table:table-cell>
          <table:table-cell table:style-name="ce1" office:value-type="float" office:value="-97.72883733">
            <text:p>-97.728837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5301.1797">
            <text:p>35301.18</text:p>
          </table:table-cell>
          <table:table-cell table:style-name="ce2" table:formula="of:=[.D2183]-[.D2182]" office:value-type="float" office:value="6.42579999999725">
            <text:p>6.43</text:p>
          </table:table-cell>
          <table:table-cell table:style-name="ce4" table:formula="of:=[.D2183]*0.000621371" office:value-type="float" office:value="21.9351293313687">
            <text:p>21.9351</text:p>
          </table:table-cell>
          <table:table-cell table:style-name="ce4" table:formula="of:=[.E2183]*0.000621371" office:value-type="float" office:value="0.00399280577179829">
            <text:p>0.0040</text:p>
          </table:table-cell>
        </table:table-row>
        <table:table-row table:style-name="ro1">
          <table:table-cell table:style-name="ce1" office:value-type="float" office:value="30.32065068">
            <text:p>30.320651</text:p>
          </table:table-cell>
          <table:table-cell table:style-name="ce1" office:value-type="float" office:value="-97.72873188">
            <text:p>-97.728732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5312.1641">
            <text:p>35312.16</text:p>
          </table:table-cell>
          <table:table-cell table:style-name="ce2" table:formula="of:=[.D2184]-[.D2183]" office:value-type="float" office:value="10.9844000000012">
            <text:p>10.98</text:p>
          </table:table-cell>
          <table:table-cell table:style-name="ce4" table:formula="of:=[.D2184]*0.000621371" office:value-type="float" office:value="21.9419547189811">
            <text:p>21.9420</text:p>
          </table:table-cell>
          <table:table-cell table:style-name="ce4" table:formula="of:=[.E2184]*0.000621371" office:value-type="float" office:value="0.00682538761240074">
            <text:p>0.0068</text:p>
          </table:table-cell>
        </table:table-row>
        <table:table-row table:style-name="ro1">
          <table:table-cell table:style-name="ce1" office:value-type="float" office:value="30.32059955">
            <text:p>30.320600</text:p>
          </table:table-cell>
          <table:table-cell table:style-name="ce1" office:value-type="float" office:value="-97.72862443">
            <text:p>-97.728624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35323.7734">
            <text:p>35323.77</text:p>
          </table:table-cell>
          <table:table-cell table:style-name="ce2" table:formula="of:=[.D2185]-[.D2184]" office:value-type="float" office:value="11.6092999999964">
            <text:p>11.61</text:p>
          </table:table-cell>
          <table:table-cell table:style-name="ce4" table:formula="of:=[.D2185]*0.000621371" office:value-type="float" office:value="21.9491684013314">
            <text:p>21.9492</text:p>
          </table:table-cell>
          <table:table-cell table:style-name="ce4" table:formula="of:=[.E2185]*0.000621371" office:value-type="float" office:value="0.00721368235029779">
            <text:p>0.0072</text:p>
          </table:table-cell>
        </table:table-row>
        <table:table-row table:style-name="ro1">
          <table:table-cell table:style-name="ce1" office:value-type="float" office:value="30.32055974">
            <text:p>30.320560</text:p>
          </table:table-cell>
          <table:table-cell table:style-name="ce1" office:value-type="float" office:value="-97.72850918">
            <text:p>-97.728509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35335.7539">
            <text:p>35335.75</text:p>
          </table:table-cell>
          <table:table-cell table:style-name="ce2" table:formula="of:=[.D2186]-[.D2185]" office:value-type="float" office:value="11.9805000000051">
            <text:p>11.98</text:p>
          </table:table-cell>
          <table:table-cell table:style-name="ce4" table:formula="of:=[.D2186]*0.000621371" office:value-type="float" office:value="21.9566127365969">
            <text:p>21.9566</text:p>
          </table:table-cell>
          <table:table-cell table:style-name="ce4" table:formula="of:=[.E2186]*0.000621371" office:value-type="float" office:value="0.00744433526550318">
            <text:p>0.0074</text:p>
          </table:table-cell>
        </table:table-row>
        <table:table-row table:style-name="ro1">
          <table:table-cell table:style-name="ce1" office:value-type="float" office:value="30.32055094">
            <text:p>30.320551</text:p>
          </table:table-cell>
          <table:table-cell table:style-name="ce1" office:value-type="float" office:value="-97.72845143">
            <text:p>-97.728451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5341.3164">
            <text:p>35341.32</text:p>
          </table:table-cell>
          <table:table-cell table:style-name="ce2" table:formula="of:=[.D2187]-[.D2186]" office:value-type="float" office:value="5.5625">
            <text:p>5.56</text:p>
          </table:table-cell>
          <table:table-cell table:style-name="ce4" table:formula="of:=[.D2187]*0.000621371" office:value-type="float" office:value="21.9600691127844">
            <text:p>21.9601</text:p>
          </table:table-cell>
          <table:table-cell table:style-name="ce4" table:formula="of:=[.E2187]*0.000621371" office:value-type="float" office:value="0.0034563761875">
            <text:p>0.0035</text:p>
          </table:table-cell>
        </table:table-row>
        <table:table-row table:style-name="ro1">
          <table:table-cell table:style-name="ce1" office:value-type="float" office:value="30.32046469">
            <text:p>30.320465</text:p>
          </table:table-cell>
          <table:table-cell table:style-name="ce1" office:value-type="float" office:value="-97.7282542">
            <text:p>-97.728254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35362.4805">
            <text:p>35362.48</text:p>
          </table:table-cell>
          <table:table-cell table:style-name="ce2" table:formula="of:=[.D2188]-[.D2187]" office:value-type="float" office:value="21.1640999999945">
            <text:p>21.16</text:p>
          </table:table-cell>
          <table:table-cell table:style-name="ce4" table:formula="of:=[.D2188]*0.000621371" office:value-type="float" office:value="21.9732198707655">
            <text:p>21.9732</text:p>
          </table:table-cell>
          <table:table-cell table:style-name="ce4" table:formula="of:=[.E2188]*0.000621371" office:value-type="float" office:value="0.0131507579810966">
            <text:p>0.0132</text:p>
          </table:table-cell>
        </table:table-row>
        <table:table-row table:style-name="ro1">
          <table:table-cell table:style-name="ce1" office:value-type="float" office:value="30.32042303">
            <text:p>30.320423</text:p>
          </table:table-cell>
          <table:table-cell table:style-name="ce1" office:value-type="float" office:value="-97.72817432">
            <text:p>-97.728174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35371.4844">
            <text:p>35371.48</text:p>
          </table:table-cell>
          <table:table-cell table:style-name="ce2" table:formula="of:=[.D2189]-[.D2188]" office:value-type="float" office:value="9.00390000000334">
            <text:p>9.00</text:p>
          </table:table-cell>
          <table:table-cell table:style-name="ce4" table:formula="of:=[.D2189]*0.000621371" office:value-type="float" office:value="21.9788146331124">
            <text:p>21.9788</text:p>
          </table:table-cell>
          <table:table-cell table:style-name="ce4" table:formula="of:=[.E2189]*0.000621371" office:value-type="float" office:value="0.00559476234690208">
            <text:p>0.0056</text:p>
          </table:table-cell>
        </table:table-row>
        <table:table-row table:style-name="ro1">
          <table:table-cell table:style-name="ce1" office:value-type="float" office:value="30.32037207">
            <text:p>30.320372</text:p>
          </table:table-cell>
          <table:table-cell table:style-name="ce1" office:value-type="float" office:value="-97.72807424">
            <text:p>-97.728074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5382.5781">
            <text:p>35382.58</text:p>
          </table:table-cell>
          <table:table-cell table:style-name="ce2" table:formula="of:=[.D2190]-[.D2189]" office:value-type="float" office:value="11.0936999999976">
            <text:p>11.09</text:p>
          </table:table-cell>
          <table:table-cell table:style-name="ce4" table:formula="of:=[.D2190]*0.000621371" office:value-type="float" office:value="21.9857079365751">
            <text:p>21.9857</text:p>
          </table:table-cell>
          <table:table-cell table:style-name="ce4" table:formula="of:=[.E2190]*0.000621371" office:value-type="float" office:value="0.00689330346269852">
            <text:p>0.0069</text:p>
          </table:table-cell>
        </table:table-row>
        <table:table-row table:style-name="ro1">
          <table:table-cell table:style-name="ce1" office:value-type="float" office:value="30.3203139">
            <text:p>30.320314</text:p>
          </table:table-cell>
          <table:table-cell table:style-name="ce1" office:value-type="float" office:value="-97.72799092">
            <text:p>-97.727991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5392.9688">
            <text:p>35392.97</text:p>
          </table:table-cell>
          <table:table-cell table:style-name="ce2" table:formula="of:=[.D2191]-[.D2190]" office:value-type="float" office:value="10.3907000000036">
            <text:p>10.39</text:p>
          </table:table-cell>
          <table:table-cell table:style-name="ce4" table:formula="of:=[.D2191]*0.000621371" office:value-type="float" office:value="21.9921644162248">
            <text:p>21.9922</text:p>
          </table:table-cell>
          <table:table-cell table:style-name="ce4" table:formula="of:=[.E2191]*0.000621371" office:value-type="float" office:value="0.00645647964970221">
            <text:p>0.0065</text:p>
          </table:table-cell>
        </table:table-row>
        <table:table-row table:style-name="ro1">
          <table:table-cell table:style-name="ce1" office:value-type="float" office:value="30.32026872">
            <text:p>30.320269</text:p>
          </table:table-cell>
          <table:table-cell table:style-name="ce1" office:value-type="float" office:value="-97.72787257">
            <text:p>-97.727873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5405.1523">
            <text:p>35405.15</text:p>
          </table:table-cell>
          <table:table-cell table:style-name="ce2" table:formula="of:=[.D2192]-[.D2191]" office:value-type="float" office:value="12.1834999999992">
            <text:p>12.18</text:p>
          </table:table-cell>
          <table:table-cell table:style-name="ce4" table:formula="of:=[.D2192]*0.000621371" office:value-type="float" office:value="21.9997348898033">
            <text:p>21.9997</text:p>
          </table:table-cell>
          <table:table-cell table:style-name="ce4" table:formula="of:=[.E2192]*0.000621371" office:value-type="float" office:value="0.00757047357849949">
            <text:p>0.0076</text:p>
          </table:table-cell>
        </table:table-row>
        <table:table-row table:style-name="ro1">
          <table:table-cell table:style-name="ce1" office:value-type="float" office:value="30.32019798">
            <text:p>30.320198</text:p>
          </table:table-cell>
          <table:table-cell table:style-name="ce1" office:value-type="float" office:value="-97.72773938">
            <text:p>-97.727739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420.0977">
            <text:p>35420.10</text:p>
          </table:table-cell>
          <table:table-cell table:style-name="ce2" table:formula="of:=[.D2193]-[.D2192]" office:value-type="float" office:value="14.9453999999969">
            <text:p>14.95</text:p>
          </table:table-cell>
          <table:table-cell table:style-name="ce4" table:formula="of:=[.D2193]*0.000621371" office:value-type="float" office:value="22.0090215279467">
            <text:p>22.0090</text:p>
          </table:table-cell>
          <table:table-cell table:style-name="ce4" table:formula="of:=[.E2193]*0.000621371" office:value-type="float" office:value="0.00928663814339806">
            <text:p>0.0093</text:p>
          </table:table-cell>
        </table:table-row>
        <table:table-row table:style-name="ro1">
          <table:table-cell table:style-name="ce1" office:value-type="float" office:value="30.32013905">
            <text:p>30.320139</text:p>
          </table:table-cell>
          <table:table-cell table:style-name="ce1" office:value-type="float" office:value="-97.72765137">
            <text:p>-97.727651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5430.8906">
            <text:p>35430.89</text:p>
          </table:table-cell>
          <table:table-cell table:style-name="ce2" table:formula="of:=[.D2194]-[.D2193]" office:value-type="float" office:value="10.7929000000004">
            <text:p>10.79</text:p>
          </table:table-cell>
          <table:table-cell table:style-name="ce4" table:formula="of:=[.D2194]*0.000621371" office:value-type="float" office:value="22.0157279230126">
            <text:p>22.0157</text:p>
          </table:table-cell>
          <table:table-cell table:style-name="ce4" table:formula="of:=[.E2194]*0.000621371" office:value-type="float" office:value="0.00670639506590023">
            <text:p>0.0067</text:p>
          </table:table-cell>
        </table:table-row>
        <table:table-row table:style-name="ro1">
          <table:table-cell table:style-name="ce1" office:value-type="float" office:value="30.32013117">
            <text:p>30.320131</text:p>
          </table:table-cell>
          <table:table-cell table:style-name="ce1" office:value-type="float" office:value="-97.72763587">
            <text:p>-97.727636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35432.6094">
            <text:p>35432.61</text:p>
          </table:table-cell>
          <table:table-cell table:style-name="ce2" table:formula="of:=[.D2195]-[.D2194]" office:value-type="float" office:value="1.71880000000238">
            <text:p>1.72</text:p>
          </table:table-cell>
          <table:table-cell table:style-name="ce4" table:formula="of:=[.D2195]*0.000621371" office:value-type="float" office:value="22.0167959354874">
            <text:p>22.0168</text:p>
          </table:table-cell>
          <table:table-cell table:style-name="ce4" table:formula="of:=[.E2195]*0.000621371" office:value-type="float" office:value="0.00106801247480148">
            <text:p>0.0011</text:p>
          </table:table-cell>
        </table:table-row>
        <table:table-row table:style-name="ro1">
          <table:table-cell table:style-name="ce1" office:value-type="float" office:value="30.32007569">
            <text:p>30.320076</text:p>
          </table:table-cell>
          <table:table-cell table:style-name="ce1" office:value-type="float" office:value="-97.72752137">
            <text:p>-97.727521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35445.293">
            <text:p>35445.29</text:p>
          </table:table-cell>
          <table:table-cell table:style-name="ce2" table:formula="of:=[.D2196]-[.D2195]" office:value-type="float" office:value="12.6835999999967">
            <text:p>12.68</text:p>
          </table:table-cell>
          <table:table-cell table:style-name="ce4" table:formula="of:=[.D2196]*0.000621371" office:value-type="float" office:value="22.024677156703">
            <text:p>22.0247</text:p>
          </table:table-cell>
          <table:table-cell table:style-name="ce4" table:formula="of:=[.E2196]*0.000621371" office:value-type="float" office:value="0.00788122121559792">
            <text:p>0.0079</text:p>
          </table:table-cell>
        </table:table-row>
        <table:table-row table:style-name="ro1">
          <table:table-cell table:style-name="ce1" office:value-type="float" office:value="30.32003453">
            <text:p>30.320035</text:p>
          </table:table-cell>
          <table:table-cell table:style-name="ce1" office:value-type="float" office:value="-97.72738474">
            <text:p>-97.727385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5459.0977">
            <text:p>35459.10</text:p>
          </table:table-cell>
          <table:table-cell table:style-name="ce2" table:formula="of:=[.D2197]-[.D2196]" office:value-type="float" office:value="13.8047000000006">
            <text:p>13.80</text:p>
          </table:table-cell>
          <table:table-cell table:style-name="ce4" table:formula="of:=[.D2197]*0.000621371" office:value-type="float" office:value="22.0332549969467">
            <text:p>22.0333</text:p>
          </table:table-cell>
          <table:table-cell table:style-name="ce4" table:formula="of:=[.E2197]*0.000621371" office:value-type="float" office:value="0.00857784024370037">
            <text:p>0.0086</text:p>
          </table:table-cell>
        </table:table-row>
        <table:table-row table:style-name="ro1">
          <table:table-cell table:style-name="ce1" office:value-type="float" office:value="30.31998273">
            <text:p>30.319983</text:p>
          </table:table-cell>
          <table:table-cell table:style-name="ce1" office:value-type="float" office:value="-97.7272441">
            <text:p>-97.727244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35473.5781">
            <text:p>35473.58</text:p>
          </table:table-cell>
          <table:table-cell table:style-name="ce2" table:formula="of:=[.D2198]-[.D2197]" office:value-type="float" office:value="14.4804000000004">
            <text:p>14.48</text:p>
          </table:table-cell>
          <table:table-cell table:style-name="ce4" table:formula="of:=[.D2198]*0.000621371" office:value-type="float" office:value="22.0422526975751">
            <text:p>22.0423</text:p>
          </table:table-cell>
          <table:table-cell table:style-name="ce4" table:formula="of:=[.E2198]*0.000621371" office:value-type="float" office:value="0.00899770062840023">
            <text:p>0.0090</text:p>
          </table:table-cell>
        </table:table-row>
        <table:table-row table:style-name="ro1">
          <table:table-cell table:style-name="ce1" office:value-type="float" office:value="30.31993847">
            <text:p>30.319938</text:p>
          </table:table-cell>
          <table:table-cell table:style-name="ce1" office:value-type="float" office:value="-97.72712532">
            <text:p>-97.727125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35485.9805">
            <text:p>35485.98</text:p>
          </table:table-cell>
          <table:table-cell table:style-name="ce2" table:formula="of:=[.D2199]-[.D2198]" office:value-type="float" office:value="12.402399999999">
            <text:p>12.40</text:p>
          </table:table-cell>
          <table:table-cell table:style-name="ce4" table:formula="of:=[.D2199]*0.000621371" office:value-type="float" office:value="22.0499591892655">
            <text:p>22.0500</text:p>
          </table:table-cell>
          <table:table-cell table:style-name="ce4" table:formula="of:=[.E2199]*0.000621371" office:value-type="float" office:value="0.0077064916903994">
            <text:p>0.0077</text:p>
          </table:table-cell>
        </table:table-row>
        <table:table-row table:style-name="ro1">
          <table:table-cell table:style-name="ce1" office:value-type="float" office:value="30.31991886">
            <text:p>30.319919</text:p>
          </table:table-cell>
          <table:table-cell table:style-name="ce1" office:value-type="float" office:value="-97.72709339">
            <text:p>-97.727093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5489.6797">
            <text:p>35489.68</text:p>
          </table:table-cell>
          <table:table-cell table:style-name="ce2" table:formula="of:=[.D2200]-[.D2199]" office:value-type="float" office:value="3.69920000000275">
            <text:p>3.70</text:p>
          </table:table-cell>
          <table:table-cell table:style-name="ce4" table:formula="of:=[.D2200]*0.000621371" office:value-type="float" office:value="22.0522577648687">
            <text:p>22.0523</text:p>
          </table:table-cell>
          <table:table-cell table:style-name="ce4" table:formula="of:=[.E2200]*0.000621371" office:value-type="float" office:value="0.00229857560320171">
            <text:p>0.0023</text:p>
          </table:table-cell>
        </table:table-row>
        <table:table-row table:style-name="ro1">
          <table:table-cell table:style-name="ce1" office:value-type="float" office:value="30.31986044">
            <text:p>30.319860</text:p>
          </table:table-cell>
          <table:table-cell table:style-name="ce1" office:value-type="float" office:value="-97.72708048">
            <text:p>-97.727080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5496.457">
            <text:p>35496.46</text:p>
          </table:table-cell>
          <table:table-cell table:style-name="ce2" table:formula="of:=[.D2201]-[.D2200]" office:value-type="float" office:value="6.77730000000156">
            <text:p>6.78</text:p>
          </table:table-cell>
          <table:table-cell table:style-name="ce4" table:formula="of:=[.D2201]*0.000621371" office:value-type="float" office:value="22.056468982547">
            <text:p>22.0565</text:p>
          </table:table-cell>
          <table:table-cell table:style-name="ce4" table:formula="of:=[.E2201]*0.000621371" office:value-type="float" office:value="0.00421121767830097">
            <text:p>0.0042</text:p>
          </table:table-cell>
        </table:table-row>
        <table:table-row table:style-name="ro1">
          <table:table-cell table:style-name="ce1" office:value-type="float" office:value="30.31977595">
            <text:p>30.319776</text:p>
          </table:table-cell>
          <table:table-cell table:style-name="ce1" office:value-type="float" office:value="-97.72712968">
            <text:p>-97.727130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5507">
            <text:p>35507.00</text:p>
          </table:table-cell>
          <table:table-cell table:style-name="ce2" table:formula="of:=[.D2202]-[.D2201]" office:value-type="float" office:value="10.5429999999978">
            <text:p>10.54</text:p>
          </table:table-cell>
          <table:table-cell table:style-name="ce4" table:formula="of:=[.D2202]*0.000621371" office:value-type="float" office:value="22.063020097">
            <text:p>22.0630</text:p>
          </table:table-cell>
          <table:table-cell table:style-name="ce4" table:formula="of:=[.E2202]*0.000621371" office:value-type="float" office:value="0.00655111445299866">
            <text:p>0.0066</text:p>
          </table:table-cell>
        </table:table-row>
        <table:table-row table:style-name="ro1">
          <table:table-cell table:style-name="ce1" office:value-type="float" office:value="30.3196892">
            <text:p>30.319689</text:p>
          </table:table-cell>
          <table:table-cell table:style-name="ce1" office:value-type="float" office:value="-97.72720034">
            <text:p>-97.727200</text:p>
          </table:table-cell>
          <table:table-cell table:style-name="ce2" office:value-type="float" office:value="201.052856">
            <text:p>201.05</text:p>
          </table:table-cell>
          <table:table-cell table:style-name="ce2" office:value-type="float" office:value="35518.7188">
            <text:p>35518.72</text:p>
          </table:table-cell>
          <table:table-cell table:style-name="ce2" table:formula="of:=[.D2203]-[.D2202]" office:value-type="float" office:value="11.7188000000024">
            <text:p>11.72</text:p>
          </table:table-cell>
          <table:table-cell table:style-name="ce4" table:formula="of:=[.D2203]*0.000621371" office:value-type="float" office:value="22.0703018194748">
            <text:p>22.0703</text:p>
          </table:table-cell>
          <table:table-cell table:style-name="ce4" table:formula="of:=[.E2203]*0.000621371" office:value-type="float" office:value="0.00728172247480148">
            <text:p>0.0073</text:p>
          </table:table-cell>
        </table:table-row>
        <table:table-row table:style-name="ro1">
          <table:table-cell table:style-name="ce1" office:value-type="float" office:value="30.31962407">
            <text:p>30.319624</text:p>
          </table:table-cell>
          <table:table-cell table:style-name="ce1" office:value-type="float" office:value="-97.72723814">
            <text:p>-97.727238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526.8164">
            <text:p>35526.82</text:p>
          </table:table-cell>
          <table:table-cell table:style-name="ce2" table:formula="of:=[.D2204]-[.D2203]" office:value-type="float" office:value="8.09760000000097">
            <text:p>8.10</text:p>
          </table:table-cell>
          <table:table-cell table:style-name="ce4" table:formula="of:=[.D2204]*0.000621371" office:value-type="float" office:value="22.0753334332844">
            <text:p>22.0753</text:p>
          </table:table-cell>
          <table:table-cell table:style-name="ce4" table:formula="of:=[.E2204]*0.000621371" office:value-type="float" office:value="0.0050316138096006">
            <text:p>0.0050</text:p>
          </table:table-cell>
        </table:table-row>
        <table:table-row table:style-name="ro1">
          <table:table-cell table:style-name="ce1" office:value-type="float" office:value="30.31960948">
            <text:p>30.319609</text:p>
          </table:table-cell>
          <table:table-cell table:style-name="ce1" office:value-type="float" office:value="-97.72724602">
            <text:p>-97.727246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5528.5547">
            <text:p>35528.55</text:p>
          </table:table-cell>
          <table:table-cell table:style-name="ce2" table:formula="of:=[.D2205]-[.D2204]" office:value-type="float" office:value="1.73829999999725">
            <text:p>1.74</text:p>
          </table:table-cell>
          <table:table-cell table:style-name="ce4" table:formula="of:=[.D2205]*0.000621371" office:value-type="float" office:value="22.0764135624937">
            <text:p>22.0764</text:p>
          </table:table-cell>
          <table:table-cell table:style-name="ce4" table:formula="of:=[.E2205]*0.000621371" office:value-type="float" office:value="0.00108012920929829">
            <text:p>0.0011</text:p>
          </table:table-cell>
        </table:table-row>
        <table:table-row table:style-name="ro1">
          <table:table-cell table:style-name="ce1" office:value-type="float" office:value="30.31958275">
            <text:p>30.319583</text:p>
          </table:table-cell>
          <table:table-cell table:style-name="ce1" office:value-type="float" office:value="-97.72725047">
            <text:p>-97.727250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5532.25">
            <text:p>35532.25</text:p>
          </table:table-cell>
          <table:table-cell table:style-name="ce2" table:formula="of:=[.D2206]-[.D2205]" office:value-type="float" office:value="3.69529999999941">
            <text:p>3.70</text:p>
          </table:table-cell>
          <table:table-cell table:style-name="ce4" table:formula="of:=[.D2206]*0.000621371" office:value-type="float" office:value="22.07870971475">
            <text:p>22.0787</text:p>
          </table:table-cell>
          <table:table-cell table:style-name="ce4" table:formula="of:=[.E2206]*0.000621371" office:value-type="float" office:value="0.00229615225629963">
            <text:p>0.0023</text:p>
          </table:table-cell>
        </table:table-row>
        <table:table-row table:style-name="ro1">
          <table:table-cell table:style-name="ce1" office:value-type="float" office:value="30.31949256">
            <text:p>30.319493</text:p>
          </table:table-cell>
          <table:table-cell table:style-name="ce1" office:value-type="float" office:value="-97.72731258">
            <text:p>-97.727313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5543.082">
            <text:p>35543.08</text:p>
          </table:table-cell>
          <table:table-cell table:style-name="ce2" table:formula="of:=[.D2207]-[.D2206]" office:value-type="float" office:value="10.8320000000022">
            <text:p>10.83</text:p>
          </table:table-cell>
          <table:table-cell table:style-name="ce4" table:formula="of:=[.D2207]*0.000621371" office:value-type="float" office:value="22.085440405422">
            <text:p>22.0854</text:p>
          </table:table-cell>
          <table:table-cell table:style-name="ce4" table:formula="of:=[.E2207]*0.000621371" office:value-type="float" office:value="0.00673069067200134">
            <text:p>0.0067</text:p>
          </table:table-cell>
        </table:table-row>
        <table:table-row table:style-name="ro1">
          <table:table-cell table:style-name="ce1" office:value-type="float" office:value="30.3194219">
            <text:p>30.319422</text:p>
          </table:table-cell>
          <table:table-cell table:style-name="ce1" office:value-type="float" office:value="-97.72734317">
            <text:p>-97.727343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551.4766">
            <text:p>35551.48</text:p>
          </table:table-cell>
          <table:table-cell table:style-name="ce2" table:formula="of:=[.D2208]-[.D2207]" office:value-type="float" office:value="8.39459999999963">
            <text:p>8.39</text:p>
          </table:table-cell>
          <table:table-cell table:style-name="ce4" table:formula="of:=[.D2208]*0.000621371" office:value-type="float" office:value="22.0906565664186">
            <text:p>22.0907</text:p>
          </table:table-cell>
          <table:table-cell table:style-name="ce4" table:formula="of:=[.E2208]*0.000621371" office:value-type="float" office:value="0.00521616099659977">
            <text:p>0.0052</text:p>
          </table:table-cell>
        </table:table-row>
        <table:table-row table:style-name="ro1">
          <table:table-cell table:style-name="ce1" office:value-type="float" office:value="30.31938292">
            <text:p>30.319383</text:p>
          </table:table-cell>
          <table:table-cell table:style-name="ce1" office:value-type="float" office:value="-97.72737963">
            <text:p>-97.727380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5556.9961">
            <text:p>35557.00</text:p>
          </table:table-cell>
          <table:table-cell table:style-name="ce2" table:formula="of:=[.D2209]-[.D2208]" office:value-type="float" office:value="5.51949999999488">
            <text:p>5.52</text:p>
          </table:table-cell>
          <table:table-cell table:style-name="ce4" table:formula="of:=[.D2209]*0.000621371" office:value-type="float" office:value="22.0940862236531">
            <text:p>22.0941</text:p>
          </table:table-cell>
          <table:table-cell table:style-name="ce4" table:formula="of:=[.E2209]*0.000621371" office:value-type="float" office:value="0.00342965723449682">
            <text:p>0.0034</text:p>
          </table:table-cell>
        </table:table-row>
        <table:table-row table:style-name="ro1">
          <table:table-cell table:style-name="ce1" office:value-type="float" office:value="30.31931687">
            <text:p>30.319317</text:p>
          </table:table-cell>
          <table:table-cell table:style-name="ce1" office:value-type="float" office:value="-97.72742657">
            <text:p>-97.727427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5565.7539">
            <text:p>35565.75</text:p>
          </table:table-cell>
          <table:table-cell table:style-name="ce2" table:formula="of:=[.D2210]-[.D2209]" office:value-type="float" office:value="8.75780000000668">
            <text:p>8.76</text:p>
          </table:table-cell>
          <table:table-cell table:style-name="ce4" table:formula="of:=[.D2210]*0.000621371" office:value-type="float" office:value="22.0995280665969">
            <text:p>22.0995</text:p>
          </table:table-cell>
          <table:table-cell table:style-name="ce4" table:formula="of:=[.E2210]*0.000621371" office:value-type="float" office:value="0.00544184294380415">
            <text:p>0.0054</text:p>
          </table:table-cell>
        </table:table-row>
        <table:table-row table:style-name="ro1">
          <table:table-cell table:style-name="ce1" office:value-type="float" office:value="30.31925753">
            <text:p>30.319258</text:p>
          </table:table-cell>
          <table:table-cell table:style-name="ce1" office:value-type="float" office:value="-97.72747208">
            <text:p>-97.727472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573.6914">
            <text:p>35573.69</text:p>
          </table:table-cell>
          <table:table-cell table:style-name="ce2" table:formula="of:=[.D2211]-[.D2210]" office:value-type="float" office:value="7.9375">
            <text:p>7.94</text:p>
          </table:table-cell>
          <table:table-cell table:style-name="ce4" table:formula="of:=[.D2211]*0.000621371" office:value-type="float" office:value="22.1044601989094">
            <text:p>22.1045</text:p>
          </table:table-cell>
          <table:table-cell table:style-name="ce4" table:formula="of:=[.E2211]*0.000621371" office:value-type="float" office:value="0.0049321323125">
            <text:p>0.0049</text:p>
          </table:table-cell>
        </table:table-row>
        <table:table-row table:style-name="ro1">
          <table:table-cell table:style-name="ce1" office:value-type="float" office:value="30.31913817">
            <text:p>30.319138</text:p>
          </table:table-cell>
          <table:table-cell table:style-name="ce1" office:value-type="float" office:value="-97.72755238">
            <text:p>-97.727552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589.043">
            <text:p>35589.04</text:p>
          </table:table-cell>
          <table:table-cell table:style-name="ce2" table:formula="of:=[.D2212]-[.D2211]" office:value-type="float" office:value="15.3515999999945">
            <text:p>15.35</text:p>
          </table:table-cell>
          <table:table-cell table:style-name="ce4" table:formula="of:=[.D2212]*0.000621371" office:value-type="float" office:value="22.113999237953">
            <text:p>22.1140</text:p>
          </table:table-cell>
          <table:table-cell table:style-name="ce4" table:formula="of:=[.E2212]*0.000621371" office:value-type="float" office:value="0.00953903904359659">
            <text:p>0.0095</text:p>
          </table:table-cell>
        </table:table-row>
        <table:table-row table:style-name="ro1">
          <table:table-cell table:style-name="ce1" office:value-type="float" office:value="30.3190997">
            <text:p>30.319100</text:p>
          </table:table-cell>
          <table:table-cell table:style-name="ce1" office:value-type="float" office:value="-97.72757468">
            <text:p>-97.727575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593.6875">
            <text:p>35593.69</text:p>
          </table:table-cell>
          <table:table-cell table:style-name="ce2" table:formula="of:=[.D2213]-[.D2212]" office:value-type="float" office:value="4.64450000000215">
            <text:p>4.64</text:p>
          </table:table-cell>
          <table:table-cell table:style-name="ce4" table:formula="of:=[.D2213]*0.000621371" office:value-type="float" office:value="22.1168851955625">
            <text:p>22.1169</text:p>
          </table:table-cell>
          <table:table-cell table:style-name="ce4" table:formula="of:=[.E2213]*0.000621371" office:value-type="float" office:value="0.00288595760950134">
            <text:p>0.0029</text:p>
          </table:table-cell>
        </table:table-row>
        <table:table-row table:style-name="ro1">
          <table:table-cell table:style-name="ce1" office:value-type="float" office:value="30.31899853">
            <text:p>30.318999</text:p>
          </table:table-cell>
          <table:table-cell table:style-name="ce1" office:value-type="float" office:value="-97.727644">
            <text:p>-97.727644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5606.7578">
            <text:p>35606.76</text:p>
          </table:table-cell>
          <table:table-cell table:style-name="ce2" table:formula="of:=[.D2214]-[.D2213]" office:value-type="float" office:value="13.0702999999994">
            <text:p>13.07</text:p>
          </table:table-cell>
          <table:table-cell table:style-name="ce4" table:formula="of:=[.D2214]*0.000621371" office:value-type="float" office:value="22.1250067009438">
            <text:p>22.1250</text:p>
          </table:table-cell>
          <table:table-cell table:style-name="ce4" table:formula="of:=[.E2214]*0.000621371" office:value-type="float" office:value="0.00812150538129963">
            <text:p>0.0081</text:p>
          </table:table-cell>
        </table:table-row>
        <table:table-row table:style-name="ro1">
          <table:table-cell table:style-name="ce1" office:value-type="float" office:value="30.3189505">
            <text:p>30.318951</text:p>
          </table:table-cell>
          <table:table-cell table:style-name="ce1" office:value-type="float" office:value="-97.72767199">
            <text:p>-97.727672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5612.7422">
            <text:p>35612.74</text:p>
          </table:table-cell>
          <table:table-cell table:style-name="ce2" table:formula="of:=[.D2215]-[.D2214]" office:value-type="float" office:value="5.98440000000119">
            <text:p>5.98</text:p>
          </table:table-cell>
          <table:table-cell table:style-name="ce4" table:formula="of:=[.D2215]*0.000621371" office:value-type="float" office:value="22.1287252335562">
            <text:p>22.1287</text:p>
          </table:table-cell>
          <table:table-cell table:style-name="ce4" table:formula="of:=[.E2215]*0.000621371" office:value-type="float" office:value="0.00371853261240074">
            <text:p>0.0037</text:p>
          </table:table-cell>
        </table:table-row>
        <table:table-row table:style-name="ro1">
          <table:table-cell table:style-name="ce1" office:value-type="float" office:value="30.31880398">
            <text:p>30.318804</text:p>
          </table:table-cell>
          <table:table-cell table:style-name="ce1" office:value-type="float" office:value="-97.72776486">
            <text:p>-97.727765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631.2305">
            <text:p>35631.23</text:p>
          </table:table-cell>
          <table:table-cell table:style-name="ce2" table:formula="of:=[.D2216]-[.D2215]" office:value-type="float" office:value="18.4882999999973">
            <text:p>18.49</text:p>
          </table:table-cell>
          <table:table-cell table:style-name="ce4" table:formula="of:=[.D2216]*0.000621371" office:value-type="float" office:value="22.1402133270155">
            <text:p>22.1402</text:p>
          </table:table-cell>
          <table:table-cell table:style-name="ce4" table:formula="of:=[.E2216]*0.000621371" office:value-type="float" office:value="0.0114880934592983">
            <text:p>0.0115</text:p>
          </table:table-cell>
        </table:table-row>
        <table:table-row table:style-name="ro1">
          <table:table-cell table:style-name="ce1" office:value-type="float" office:value="30.31871933">
            <text:p>30.318719</text:p>
          </table:table-cell>
          <table:table-cell table:style-name="ce1" office:value-type="float" office:value="-97.72782605">
            <text:p>-97.727826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642.2734">
            <text:p>35642.27</text:p>
          </table:table-cell>
          <table:table-cell table:style-name="ce2" table:formula="of:=[.D2217]-[.D2216]" office:value-type="float" office:value="11.0429000000004">
            <text:p>11.04</text:p>
          </table:table-cell>
          <table:table-cell table:style-name="ce4" table:formula="of:=[.D2217]*0.000621371" office:value-type="float" office:value="22.1470750648314">
            <text:p>22.1471</text:p>
          </table:table-cell>
          <table:table-cell table:style-name="ce4" table:formula="of:=[.E2217]*0.000621371" office:value-type="float" office:value="0.00686173781590023">
            <text:p>0.0069</text:p>
          </table:table-cell>
        </table:table-row>
        <table:table-row table:style-name="ro1">
          <table:table-cell table:style-name="ce1" office:value-type="float" office:value="30.31859745">
            <text:p>30.318597</text:p>
          </table:table-cell>
          <table:table-cell table:style-name="ce1" office:value-type="float" office:value="-97.72789185">
            <text:p>-97.727892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35657.1914">
            <text:p>35657.19</text:p>
          </table:table-cell>
          <table:table-cell table:style-name="ce2" table:formula="of:=[.D2218]-[.D2217]" office:value-type="float" office:value="14.9180000000051">
            <text:p>14.92</text:p>
          </table:table-cell>
          <table:table-cell table:style-name="ce4" table:formula="of:=[.D2218]*0.000621371" office:value-type="float" office:value="22.1563446774094">
            <text:p>22.1563</text:p>
          </table:table-cell>
          <table:table-cell table:style-name="ce4" table:formula="of:=[.E2218]*0.000621371" office:value-type="float" office:value="0.00926961257800318">
            <text:p>0.0093</text:p>
          </table:table-cell>
        </table:table-row>
        <table:table-row table:style-name="ro1">
          <table:table-cell table:style-name="ce1" office:value-type="float" office:value="30.31850609">
            <text:p>30.318506</text:p>
          </table:table-cell>
          <table:table-cell table:style-name="ce1" office:value-type="float" office:value="-97.72794466">
            <text:p>-97.727945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5668.4805">
            <text:p>35668.48</text:p>
          </table:table-cell>
          <table:table-cell table:style-name="ce2" table:formula="of:=[.D2219]-[.D2218]" office:value-type="float" office:value="11.2890999999945">
            <text:p>11.29</text:p>
          </table:table-cell>
          <table:table-cell table:style-name="ce4" table:formula="of:=[.D2219]*0.000621371" office:value-type="float" office:value="22.1633593967655">
            <text:p>22.1634</text:p>
          </table:table-cell>
          <table:table-cell table:style-name="ce4" table:formula="of:=[.E2219]*0.000621371" office:value-type="float" office:value="0.00701471935609659">
            <text:p>0.0070</text:p>
          </table:table-cell>
        </table:table-row>
        <table:table-row table:style-name="ro1">
          <table:table-cell table:style-name="ce1" office:value-type="float" office:value="30.31838866">
            <text:p>30.318389</text:p>
          </table:table-cell>
          <table:table-cell table:style-name="ce1" office:value-type="float" office:value="-97.72801054">
            <text:p>-97.728011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5682.9102">
            <text:p>35682.91</text:p>
          </table:table-cell>
          <table:table-cell table:style-name="ce2" table:formula="of:=[.D2220]-[.D2219]" office:value-type="float" office:value="14.4297000000006">
            <text:p>14.43</text:p>
          </table:table-cell>
          <table:table-cell table:style-name="ce4" table:formula="of:=[.D2220]*0.000621371" office:value-type="float" office:value="22.1723255938842">
            <text:p>22.1723</text:p>
          </table:table-cell>
          <table:table-cell table:style-name="ce4" table:formula="of:=[.E2220]*0.000621371" office:value-type="float" office:value="0.00896619711870037">
            <text:p>0.0090</text:p>
          </table:table-cell>
        </table:table-row>
        <table:table-row table:style-name="ro1">
          <table:table-cell table:style-name="ce1" office:value-type="float" office:value="30.31827525">
            <text:p>30.318275</text:p>
          </table:table-cell>
          <table:table-cell table:style-name="ce1" office:value-type="float" office:value="-97.72808564">
            <text:p>-97.728086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35697.4609">
            <text:p>35697.46</text:p>
          </table:table-cell>
          <table:table-cell table:style-name="ce2" table:formula="of:=[.D2221]-[.D2220]" office:value-type="float" office:value="14.5506999999998">
            <text:p>14.55</text:p>
          </table:table-cell>
          <table:table-cell table:style-name="ce4" table:formula="of:=[.D2221]*0.000621371" office:value-type="float" office:value="22.1813669768939">
            <text:p>22.1814</text:p>
          </table:table-cell>
          <table:table-cell table:style-name="ce4" table:formula="of:=[.E2221]*0.000621371" office:value-type="float" office:value="0.00904138300969986">
            <text:p>0.0090</text:p>
          </table:table-cell>
        </table:table-row>
        <table:table-row table:style-name="ro1">
          <table:table-cell table:style-name="ce1" office:value-type="float" office:value="30.31814047">
            <text:p>30.318140</text:p>
          </table:table-cell>
          <table:table-cell table:style-name="ce1" office:value-type="float" office:value="-97.7281703">
            <text:p>-97.728170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714.4766">
            <text:p>35714.48</text:p>
          </table:table-cell>
          <table:table-cell table:style-name="ce2" table:formula="of:=[.D2222]-[.D2221]" office:value-type="float" office:value="17.0157000000036">
            <text:p>17.02</text:p>
          </table:table-cell>
          <table:table-cell table:style-name="ce4" table:formula="of:=[.D2222]*0.000621371" office:value-type="float" office:value="22.1919400394186">
            <text:p>22.1919</text:p>
          </table:table-cell>
          <table:table-cell table:style-name="ce4" table:formula="of:=[.E2222]*0.000621371" office:value-type="float" office:value="0.0105730625247022">
            <text:p>0.0106</text:p>
          </table:table-cell>
        </table:table-row>
        <table:table-row table:style-name="ro1">
          <table:table-cell table:style-name="ce1" office:value-type="float" office:value="30.31800418">
            <text:p>30.318004</text:p>
          </table:table-cell>
          <table:table-cell table:style-name="ce1" office:value-type="float" office:value="-97.728248">
            <text:p>-97.728248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35731.3242">
            <text:p>35731.32</text:p>
          </table:table-cell>
          <table:table-cell table:style-name="ce2" table:formula="of:=[.D2223]-[.D2222]" office:value-type="float" office:value="16.847600000001">
            <text:p>16.85</text:p>
          </table:table-cell>
          <table:table-cell table:style-name="ce4" table:formula="of:=[.D2223]*0.000621371" office:value-type="float" office:value="22.2024086494782">
            <text:p>22.2024</text:p>
          </table:table-cell>
          <table:table-cell table:style-name="ce4" table:formula="of:=[.E2223]*0.000621371" office:value-type="float" office:value="0.0104686100596006">
            <text:p>0.0105</text:p>
          </table:table-cell>
        </table:table-row>
        <table:table-row table:style-name="ro1">
          <table:table-cell table:style-name="ce1" office:value-type="float" office:value="30.31786177">
            <text:p>30.317862</text:p>
          </table:table-cell>
          <table:table-cell table:style-name="ce1" office:value-type="float" office:value="-97.72833358">
            <text:p>-97.728334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5749.1094">
            <text:p>35749.11</text:p>
          </table:table-cell>
          <table:table-cell table:style-name="ce2" table:formula="of:=[.D2224]-[.D2223]" office:value-type="float" office:value="17.7851999999984">
            <text:p>17.79</text:p>
          </table:table-cell>
          <table:table-cell table:style-name="ce4" table:formula="of:=[.D2224]*0.000621371" office:value-type="float" office:value="22.2134598569874">
            <text:p>22.2135</text:p>
          </table:table-cell>
          <table:table-cell table:style-name="ce4" table:formula="of:=[.E2224]*0.000621371" office:value-type="float" office:value="0.011051207509199">
            <text:p>0.0111</text:p>
          </table:table-cell>
        </table:table-row>
        <table:table-row table:style-name="ro1">
          <table:table-cell table:style-name="ce1" office:value-type="float" office:value="30.31774049">
            <text:p>30.317740</text:p>
          </table:table-cell>
          <table:table-cell table:style-name="ce1" office:value-type="float" office:value="-97.72838387">
            <text:p>-97.728384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5764.0664">
            <text:p>35764.07</text:p>
          </table:table-cell>
          <table:table-cell table:style-name="ce2" table:formula="of:=[.D2225]-[.D2224]" office:value-type="float" office:value="14.9570000000022">
            <text:p>14.96</text:p>
          </table:table-cell>
          <table:table-cell table:style-name="ce4" table:formula="of:=[.D2225]*0.000621371" office:value-type="float" office:value="22.2227537030344">
            <text:p>22.2228</text:p>
          </table:table-cell>
          <table:table-cell table:style-name="ce4" table:formula="of:=[.E2225]*0.000621371" office:value-type="float" office:value="0.00929384604700134">
            <text:p>0.0093</text:p>
          </table:table-cell>
        </table:table-row>
        <table:table-row table:style-name="ro1">
          <table:table-cell table:style-name="ce1" office:value-type="float" office:value="30.31771266">
            <text:p>30.317713</text:p>
          </table:table-cell>
          <table:table-cell table:style-name="ce1" office:value-type="float" office:value="-97.72838579">
            <text:p>-97.728386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5766.4492">
            <text:p>35766.45</text:p>
          </table:table-cell>
          <table:table-cell table:style-name="ce2" table:formula="of:=[.D2226]-[.D2225]" office:value-type="float" office:value="2.38279999999941">
            <text:p>2.38</text:p>
          </table:table-cell>
          <table:table-cell table:style-name="ce4" table:formula="of:=[.D2226]*0.000621371" office:value-type="float" office:value="22.2242343058532">
            <text:p>22.2242</text:p>
          </table:table-cell>
          <table:table-cell table:style-name="ce4" table:formula="of:=[.E2226]*0.000621371" office:value-type="float" office:value="0.00148060281879963">
            <text:p>0.0015</text:p>
          </table:table-cell>
        </table:table-row>
        <table:table-row table:style-name="ro1">
          <table:table-cell table:style-name="ce1" office:value-type="float" office:value="30.31759188">
            <text:p>30.317592</text:p>
          </table:table-cell>
          <table:table-cell table:style-name="ce1" office:value-type="float" office:value="-97.72827163">
            <text:p>-97.728272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5783.9531">
            <text:p>35783.95</text:p>
          </table:table-cell>
          <table:table-cell table:style-name="ce2" table:formula="of:=[.D2227]-[.D2226]" office:value-type="float" office:value="17.5038999999961">
            <text:p>17.50</text:p>
          </table:table-cell>
          <table:table-cell table:style-name="ce4" table:formula="of:=[.D2227]*0.000621371" office:value-type="float" office:value="22.2351107217001">
            <text:p>22.2351</text:p>
          </table:table-cell>
          <table:table-cell table:style-name="ce4" table:formula="of:=[.E2227]*0.000621371" office:value-type="float" office:value="0.0108764158468976">
            <text:p>0.0109</text:p>
          </table:table-cell>
        </table:table-row>
        <table:table-row table:style-name="ro1">
          <table:table-cell table:style-name="ce1" office:value-type="float" office:value="30.31748442">
            <text:p>30.317484</text:p>
          </table:table-cell>
          <table:table-cell table:style-name="ce1" office:value-type="float" office:value="-97.72810123">
            <text:p>-97.728101</text:p>
          </table:table-cell>
          <table:table-cell table:style-name="ce2" office:value-type="float" office:value="199.61084">
            <text:p>199.61</text:p>
          </table:table-cell>
          <table:table-cell table:style-name="ce2" office:value-type="float" office:value="35804.2695">
            <text:p>35804.27</text:p>
          </table:table-cell>
          <table:table-cell table:style-name="ce2" table:formula="of:=[.D2228]-[.D2227]" office:value-type="float" office:value="20.3164000000033">
            <text:p>20.32</text:p>
          </table:table-cell>
          <table:table-cell table:style-name="ce4" table:formula="of:=[.D2228]*0.000621371" office:value-type="float" office:value="22.2477347434845">
            <text:p>22.2477</text:p>
          </table:table-cell>
          <table:table-cell table:style-name="ce4" table:formula="of:=[.E2228]*0.000621371" office:value-type="float" office:value="0.0126240217844021">
            <text:p>0.0126</text:p>
          </table:table-cell>
        </table:table-row>
        <table:table-row table:style-name="ro1">
          <table:table-cell table:style-name="ce1" office:value-type="float" office:value="30.31742189">
            <text:p>30.317422</text:p>
          </table:table-cell>
          <table:table-cell table:style-name="ce1" office:value-type="float" office:value="-97.72796762">
            <text:p>-97.727968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818.8672">
            <text:p>35818.87</text:p>
          </table:table-cell>
          <table:table-cell table:style-name="ce2" table:formula="of:=[.D2229]-[.D2228]" office:value-type="float" office:value="14.5976999999984">
            <text:p>14.60</text:p>
          </table:table-cell>
          <table:table-cell table:style-name="ce4" table:formula="of:=[.D2229]*0.000621371" office:value-type="float" office:value="22.2568053309312">
            <text:p>22.2568</text:p>
          </table:table-cell>
          <table:table-cell table:style-name="ce4" table:formula="of:=[.E2229]*0.000621371" office:value-type="float" office:value="0.00907058744669903">
            <text:p>0.0091</text:p>
          </table:table-cell>
        </table:table-row>
        <table:table-row table:style-name="ro1">
          <table:table-cell table:style-name="ce1" office:value-type="float" office:value="30.31738685">
            <text:p>30.317387</text:p>
          </table:table-cell>
          <table:table-cell table:style-name="ce1" office:value-type="float" office:value="-97.72785908">
            <text:p>-97.727859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830.0039">
            <text:p>35830.00</text:p>
          </table:table-cell>
          <table:table-cell table:style-name="ce2" table:formula="of:=[.D2230]-[.D2229]" office:value-type="float" office:value="11.1367000000027">
            <text:p>11.14</text:p>
          </table:table-cell>
          <table:table-cell table:style-name="ce4" table:formula="of:=[.D2230]*0.000621371" office:value-type="float" office:value="22.2637253533469">
            <text:p>22.2637</text:p>
          </table:table-cell>
          <table:table-cell table:style-name="ce4" table:formula="of:=[.E2230]*0.000621371" office:value-type="float" office:value="0.00692002241570171">
            <text:p>0.0069</text:p>
          </table:table-cell>
        </table:table-row>
        <table:table-row table:style-name="ro1">
          <table:table-cell table:style-name="ce1" office:value-type="float" office:value="30.31732357">
            <text:p>30.317324</text:p>
          </table:table-cell>
          <table:table-cell table:style-name="ce1" office:value-type="float" office:value="-97.72772564">
            <text:p>-97.727726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5844.6367">
            <text:p>35844.64</text:p>
          </table:table-cell>
          <table:table-cell table:style-name="ce2" table:formula="of:=[.D2231]-[.D2230]" office:value-type="float" office:value="14.6327999999994">
            <text:p>14.63</text:p>
          </table:table-cell>
          <table:table-cell table:style-name="ce4" table:formula="of:=[.D2231]*0.000621371" office:value-type="float" office:value="22.2728177509157">
            <text:p>22.2728</text:p>
          </table:table-cell>
          <table:table-cell table:style-name="ce4" table:formula="of:=[.E2231]*0.000621371" office:value-type="float" office:value="0.00909239756879963">
            <text:p>0.0091</text:p>
          </table:table-cell>
        </table:table-row>
        <table:table-row table:style-name="ro1">
          <table:table-cell table:style-name="ce1" office:value-type="float" office:value="30.31730974">
            <text:p>30.317310</text:p>
          </table:table-cell>
          <table:table-cell table:style-name="ce1" office:value-type="float" office:value="-97.72770242">
            <text:p>-97.727702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35847.3359">
            <text:p>35847.34</text:p>
          </table:table-cell>
          <table:table-cell table:style-name="ce2" table:formula="of:=[.D2232]-[.D2231]" office:value-type="float" office:value="2.69919999999547">
            <text:p>2.70</text:p>
          </table:table-cell>
          <table:table-cell table:style-name="ce4" table:formula="of:=[.D2232]*0.000621371" office:value-type="float" office:value="22.2744949555189">
            <text:p>22.2745</text:p>
          </table:table-cell>
          <table:table-cell table:style-name="ce4" table:formula="of:=[.E2232]*0.000621371" office:value-type="float" office:value="0.00167720460319719">
            <text:p>0.0017</text:p>
          </table:table-cell>
        </table:table-row>
        <table:table-row table:style-name="ro1">
          <table:table-cell table:style-name="ce1" office:value-type="float" office:value="30.31723757">
            <text:p>30.317238</text:p>
          </table:table-cell>
          <table:table-cell table:style-name="ce1" office:value-type="float" office:value="-97.72756554">
            <text:p>-97.727566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5862.7461">
            <text:p>35862.75</text:p>
          </table:table-cell>
          <table:table-cell table:style-name="ce2" table:formula="of:=[.D2233]-[.D2232]" office:value-type="float" office:value="15.4101999999984">
            <text:p>15.41</text:p>
          </table:table-cell>
          <table:table-cell table:style-name="ce4" table:formula="of:=[.D2233]*0.000621371" office:value-type="float" office:value="22.2840704069031">
            <text:p>22.2841</text:p>
          </table:table-cell>
          <table:table-cell table:style-name="ce4" table:formula="of:=[.E2233]*0.000621371" office:value-type="float" office:value="0.00957545138419903">
            <text:p>0.0096</text:p>
          </table:table-cell>
        </table:table-row>
        <table:table-row table:style-name="ro1">
          <table:table-cell table:style-name="ce1" office:value-type="float" office:value="30.31721159">
            <text:p>30.317212</text:p>
          </table:table-cell>
          <table:table-cell table:style-name="ce1" office:value-type="float" office:value="-97.72750729">
            <text:p>-97.727507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5869.0547">
            <text:p>35869.05</text:p>
          </table:table-cell>
          <table:table-cell table:style-name="ce2" table:formula="of:=[.D2234]-[.D2233]" office:value-type="float" office:value="6.30860000000394">
            <text:p>6.31</text:p>
          </table:table-cell>
          <table:table-cell table:style-name="ce4" table:formula="of:=[.D2234]*0.000621371" office:value-type="float" office:value="22.2879903879937">
            <text:p>22.2880</text:p>
          </table:table-cell>
          <table:table-cell table:style-name="ce4" table:formula="of:=[.E2234]*0.000621371" office:value-type="float" office:value="0.00391998109060244">
            <text:p>0.0039</text:p>
          </table:table-cell>
        </table:table-row>
        <table:table-row table:style-name="ro1">
          <table:table-cell table:style-name="ce1" office:value-type="float" office:value="30.31713976">
            <text:p>30.317140</text:p>
          </table:table-cell>
          <table:table-cell table:style-name="ce1" office:value-type="float" office:value="-97.72738022">
            <text:p>-97.727380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35883.5938">
            <text:p>35883.59</text:p>
          </table:table-cell>
          <table:table-cell table:style-name="ce2" table:formula="of:=[.D2235]-[.D2234]" office:value-type="float" office:value="14.5391000000018">
            <text:p>14.54</text:p>
          </table:table-cell>
          <table:table-cell table:style-name="ce4" table:formula="of:=[.D2235]*0.000621371" office:value-type="float" office:value="22.2970245630998">
            <text:p>22.2970</text:p>
          </table:table-cell>
          <table:table-cell table:style-name="ce4" table:formula="of:=[.E2235]*0.000621371" office:value-type="float" office:value="0.00903417510610111">
            <text:p>0.0090</text:p>
          </table:table-cell>
        </table:table-row>
        <table:table-row table:style-name="ro1">
          <table:table-cell table:style-name="ce1" office:value-type="float" office:value="30.3170898">
            <text:p>30.317090</text:p>
          </table:table-cell>
          <table:table-cell table:style-name="ce1" office:value-type="float" office:value="-97.72726388">
            <text:p>-97.727264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5896.1758">
            <text:p>35896.18</text:p>
          </table:table-cell>
          <table:table-cell table:style-name="ce2" table:formula="of:=[.D2236]-[.D2235]" office:value-type="float" office:value="12.5819999999949">
            <text:p>12.58</text:p>
          </table:table-cell>
          <table:table-cell table:style-name="ce4" table:formula="of:=[.D2236]*0.000621371" office:value-type="float" office:value="22.3048426530218">
            <text:p>22.3048</text:p>
          </table:table-cell>
          <table:table-cell table:style-name="ce4" table:formula="of:=[.E2236]*0.000621371" office:value-type="float" office:value="0.00781808992199682">
            <text:p>0.0078</text:p>
          </table:table-cell>
        </table:table-row>
        <table:table-row table:style-name="ro1">
          <table:table-cell table:style-name="ce1" office:value-type="float" office:value="30.31705242">
            <text:p>30.317052</text:p>
          </table:table-cell>
          <table:table-cell table:style-name="ce1" office:value-type="float" office:value="-97.72717427">
            <text:p>-97.727174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5905.6562">
            <text:p>35905.66</text:p>
          </table:table-cell>
          <table:table-cell table:style-name="ce2" table:formula="of:=[.D2237]-[.D2236]" office:value-type="float" office:value="9.48040000000037">
            <text:p>9.48</text:p>
          </table:table-cell>
          <table:table-cell table:style-name="ce4" table:formula="of:=[.D2237]*0.000621371" office:value-type="float" office:value="22.3107334986502">
            <text:p>22.3107</text:p>
          </table:table-cell>
          <table:table-cell table:style-name="ce4" table:formula="of:=[.E2237]*0.000621371" office:value-type="float" office:value="0.00589084562840023">
            <text:p>0.0059</text:p>
          </table:table-cell>
        </table:table-row>
        <table:table-row table:style-name="ro1">
          <table:table-cell table:style-name="ce1" office:value-type="float" office:value="30.31701428">
            <text:p>30.317014</text:p>
          </table:table-cell>
          <table:table-cell table:style-name="ce1" office:value-type="float" office:value="-97.72705592">
            <text:p>-97.727056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35917.7734">
            <text:p>35917.77</text:p>
          </table:table-cell>
          <table:table-cell table:style-name="ce2" table:formula="of:=[.D2238]-[.D2237]" office:value-type="float" office:value="12.1172000000006">
            <text:p>12.12</text:p>
          </table:table-cell>
          <table:table-cell table:style-name="ce4" table:formula="of:=[.D2238]*0.000621371" office:value-type="float" office:value="22.3182627753314">
            <text:p>22.3183</text:p>
          </table:table-cell>
          <table:table-cell table:style-name="ce4" table:formula="of:=[.E2238]*0.000621371" office:value-type="float" office:value="0.00752927668120037">
            <text:p>0.0075</text:p>
          </table:table-cell>
        </table:table-row>
        <table:table-row table:style-name="ro1">
          <table:table-cell table:style-name="ce1" office:value-type="float" office:value="30.3169572">
            <text:p>30.316957</text:p>
          </table:table-cell>
          <table:table-cell table:style-name="ce1" office:value-type="float" office:value="-97.72693438">
            <text:p>-97.726934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931.1133">
            <text:p>35931.11</text:p>
          </table:table-cell>
          <table:table-cell table:style-name="ce2" table:formula="of:=[.D2239]-[.D2238]" office:value-type="float" office:value="13.339899999999">
            <text:p>13.34</text:p>
          </table:table-cell>
          <table:table-cell table:style-name="ce4" table:formula="of:=[.D2239]*0.000621371" office:value-type="float" office:value="22.3265518023343">
            <text:p>22.3266</text:p>
          </table:table-cell>
          <table:table-cell table:style-name="ce4" table:formula="of:=[.E2239]*0.000621371" office:value-type="float" office:value="0.0082890270028994">
            <text:p>0.0083</text:p>
          </table:table-cell>
        </table:table-row>
        <table:table-row table:style-name="ro1">
          <table:table-cell table:style-name="ce1" office:value-type="float" office:value="30.31692275">
            <text:p>30.316923</text:p>
          </table:table-cell>
          <table:table-cell table:style-name="ce1" office:value-type="float" office:value="-97.72688342">
            <text:p>-97.726883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937.3086">
            <text:p>35937.31</text:p>
          </table:table-cell>
          <table:table-cell table:style-name="ce2" table:formula="of:=[.D2240]-[.D2239]" office:value-type="float" office:value="6.19529999999941">
            <text:p>6.20</text:p>
          </table:table-cell>
          <table:table-cell table:style-name="ce4" table:formula="of:=[.D2240]*0.000621371" office:value-type="float" office:value="22.3304013820906">
            <text:p>22.3304</text:p>
          </table:table-cell>
          <table:table-cell table:style-name="ce4" table:formula="of:=[.E2240]*0.000621371" office:value-type="float" office:value="0.00384957975629963">
            <text:p>0.0038</text:p>
          </table:table-cell>
        </table:table-row>
        <table:table-row table:style-name="ro1">
          <table:table-cell table:style-name="ce1" office:value-type="float" office:value="30.31684815">
            <text:p>30.316848</text:p>
          </table:table-cell>
          <table:table-cell table:style-name="ce1" office:value-type="float" office:value="-97.72671453">
            <text:p>-97.726715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955.5117">
            <text:p>35955.51</text:p>
          </table:table-cell>
          <table:table-cell table:style-name="ce2" table:formula="of:=[.D2241]-[.D2240]" office:value-type="float" office:value="18.2031000000061">
            <text:p>18.20</text:p>
          </table:table-cell>
          <table:table-cell table:style-name="ce4" table:formula="of:=[.D2241]*0.000621371" office:value-type="float" office:value="22.3417122605407">
            <text:p>22.3417</text:p>
          </table:table-cell>
          <table:table-cell table:style-name="ce4" table:formula="of:=[.E2241]*0.000621371" office:value-type="float" office:value="0.0113108784501038">
            <text:p>0.0113</text:p>
          </table:table-cell>
        </table:table-row>
        <table:table-row table:style-name="ro1">
          <table:table-cell table:style-name="ce1" office:value-type="float" office:value="30.31677556">
            <text:p>30.316776</text:p>
          </table:table-cell>
          <table:table-cell table:style-name="ce1" office:value-type="float" office:value="-97.72651906">
            <text:p>-97.726519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975.957">
            <text:p>35975.96</text:p>
          </table:table-cell>
          <table:table-cell table:style-name="ce2" table:formula="of:=[.D2242]-[.D2241]" office:value-type="float" office:value="20.4452999999994">
            <text:p>20.45</text:p>
          </table:table-cell>
          <table:table-cell table:style-name="ce4" table:formula="of:=[.D2242]*0.000621371" office:value-type="float" office:value="22.354416377047">
            <text:p>22.3544</text:p>
          </table:table-cell>
          <table:table-cell table:style-name="ce4" table:formula="of:=[.E2242]*0.000621371" office:value-type="float" office:value="0.0127041165062996">
            <text:p>0.0127</text:p>
          </table:table-cell>
        </table:table-row>
        <table:table-row table:style-name="ro1">
          <table:table-cell table:style-name="ce1" office:value-type="float" office:value="30.31669292">
            <text:p>30.316693</text:p>
          </table:table-cell>
          <table:table-cell table:style-name="ce1" office:value-type="float" office:value="-97.72634438">
            <text:p>-97.726344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5995.0938">
            <text:p>35995.09</text:p>
          </table:table-cell>
          <table:table-cell table:style-name="ce2" table:formula="of:=[.D2243]-[.D2242]" office:value-type="float" office:value="19.1368000000002">
            <text:p>19.14</text:p>
          </table:table-cell>
          <table:table-cell table:style-name="ce4" table:formula="of:=[.D2243]*0.000621371" office:value-type="float" office:value="22.3663074295998">
            <text:p>22.3663</text:p>
          </table:table-cell>
          <table:table-cell table:style-name="ce4" table:formula="of:=[.E2243]*0.000621371" office:value-type="float" office:value="0.0118910525528001">
            <text:p>0.0119</text:p>
          </table:table-cell>
        </table:table-row>
        <table:table-row table:style-name="ro1">
          <table:table-cell table:style-name="ce1" office:value-type="float" office:value="30.31661597">
            <text:p>30.316616</text:p>
          </table:table-cell>
          <table:table-cell table:style-name="ce1" office:value-type="float" office:value="-97.72617549">
            <text:p>-97.726175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6013.5195">
            <text:p>36013.52</text:p>
          </table:table-cell>
          <table:table-cell table:style-name="ce2" table:formula="of:=[.D2244]-[.D2243]" office:value-type="float" office:value="18.4256999999998">
            <text:p>18.43</text:p>
          </table:table-cell>
          <table:table-cell table:style-name="ce4" table:formula="of:=[.D2244]*0.000621371" office:value-type="float" office:value="22.3777566252345">
            <text:p>22.3778</text:p>
          </table:table-cell>
          <table:table-cell table:style-name="ce4" table:formula="of:=[.E2244]*0.000621371" office:value-type="float" office:value="0.0114491956346999">
            <text:p>0.0114</text:p>
          </table:table-cell>
        </table:table-row>
        <table:table-row table:style-name="ro1">
          <table:table-cell table:style-name="ce1" office:value-type="float" office:value="30.31659946">
            <text:p>30.316599</text:p>
          </table:table-cell>
          <table:table-cell table:style-name="ce1" office:value-type="float" office:value="-97.72611572">
            <text:p>-97.726116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6019.5352">
            <text:p>36019.54</text:p>
          </table:table-cell>
          <table:table-cell table:style-name="ce2" table:formula="of:=[.D2245]-[.D2244]" office:value-type="float" office:value="6.01569999999629">
            <text:p>6.02</text:p>
          </table:table-cell>
          <table:table-cell table:style-name="ce4" table:formula="of:=[.D2245]*0.000621371" office:value-type="float" office:value="22.3814946067592">
            <text:p>22.3815</text:p>
          </table:table-cell>
          <table:table-cell table:style-name="ce4" table:formula="of:=[.E2245]*0.000621371" office:value-type="float" office:value="0.00373798152469769">
            <text:p>0.0037</text:p>
          </table:table-cell>
        </table:table-row>
        <table:table-row table:style-name="ro1">
          <table:table-cell table:style-name="ce1" office:value-type="float" office:value="30.31655378">
            <text:p>30.316554</text:p>
          </table:table-cell>
          <table:table-cell table:style-name="ce1" office:value-type="float" office:value="-97.72600299">
            <text:p>-97.726003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6031.9062">
            <text:p>36031.91</text:p>
          </table:table-cell>
          <table:table-cell table:style-name="ce2" table:formula="of:=[.D2246]-[.D2245]" office:value-type="float" office:value="12.3709999999992">
            <text:p>12.37</text:p>
          </table:table-cell>
          <table:table-cell table:style-name="ce4" table:formula="of:=[.D2246]*0.000621371" office:value-type="float" office:value="22.3891815874002">
            <text:p>22.3892</text:p>
          </table:table-cell>
          <table:table-cell table:style-name="ce4" table:formula="of:=[.E2246]*0.000621371" office:value-type="float" office:value="0.00768698064099949">
            <text:p>0.0077</text:p>
          </table:table-cell>
        </table:table-row>
        <table:table-row table:style-name="ro1">
          <table:table-cell table:style-name="ce1" office:value-type="float" office:value="30.31649527">
            <text:p>30.316495</text:p>
          </table:table-cell>
          <table:table-cell table:style-name="ce1" office:value-type="float" office:value="-97.72585924">
            <text:p>-97.725859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36046.8594">
            <text:p>36046.86</text:p>
          </table:table-cell>
          <table:table-cell table:style-name="ce2" table:formula="of:=[.D2247]-[.D2246]" office:value-type="float" office:value="14.9532000000036">
            <text:p>14.95</text:p>
          </table:table-cell>
          <table:table-cell table:style-name="ce4" table:formula="of:=[.D2247]*0.000621371" office:value-type="float" office:value="22.3984730722374">
            <text:p>22.3985</text:p>
          </table:table-cell>
          <table:table-cell table:style-name="ce4" table:formula="of:=[.E2247]*0.000621371" office:value-type="float" office:value="0.00929148483720221">
            <text:p>0.0093</text:p>
          </table:table-cell>
        </table:table-row>
        <table:table-row table:style-name="ro1">
          <table:table-cell table:style-name="ce1" office:value-type="float" office:value="30.31646728">
            <text:p>30.316467</text:p>
          </table:table-cell>
          <table:table-cell table:style-name="ce1" office:value-type="float" office:value="-97.72575966">
            <text:p>-97.725760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36057.0312">
            <text:p>36057.03</text:p>
          </table:table-cell>
          <table:table-cell table:style-name="ce2" table:formula="of:=[.D2248]-[.D2247]" office:value-type="float" office:value="10.1717999999964">
            <text:p>10.17</text:p>
          </table:table-cell>
          <table:table-cell table:style-name="ce4" table:formula="of:=[.D2248]*0.000621371" office:value-type="float" office:value="22.4047935337752">
            <text:p>22.4048</text:p>
          </table:table-cell>
          <table:table-cell table:style-name="ce4" table:formula="of:=[.E2248]*0.000621371" office:value-type="float" office:value="0.00632046153779779">
            <text:p>0.0063</text:p>
          </table:table-cell>
        </table:table-row>
        <table:table-row table:style-name="ro1">
          <table:table-cell table:style-name="ce1" office:value-type="float" office:value="30.31646493">
            <text:p>30.316465</text:p>
          </table:table-cell>
          <table:table-cell table:style-name="ce1" office:value-type="float" office:value="-97.72567324">
            <text:p>-97.725673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36065.25">
            <text:p>36065.25</text:p>
          </table:table-cell>
          <table:table-cell table:style-name="ce2" table:formula="of:=[.D2249]-[.D2248]" office:value-type="float" office:value="8.21880000000238">
            <text:p>8.22</text:p>
          </table:table-cell>
          <table:table-cell table:style-name="ce4" table:formula="of:=[.D2249]*0.000621371" office:value-type="float" office:value="22.40990045775">
            <text:p>22.4099</text:p>
          </table:table-cell>
          <table:table-cell table:style-name="ce4" table:formula="of:=[.E2249]*0.000621371" office:value-type="float" office:value="0.00510692397480148">
            <text:p>0.0051</text:p>
          </table:table-cell>
        </table:table-row>
        <table:table-row table:style-name="ro1">
          <table:table-cell table:style-name="ce1" office:value-type="float" office:value="30.31641455">
            <text:p>30.316415</text:p>
          </table:table-cell>
          <table:table-cell table:style-name="ce1" office:value-type="float" office:value="-97.7255533">
            <text:p>-97.725553</text:p>
          </table:table-cell>
          <table:table-cell table:style-name="ce2" office:value-type="float" office:value="194.804321">
            <text:p>194.80</text:p>
          </table:table-cell>
          <table:table-cell table:style-name="ce2" office:value-type="float" office:value="36078.0078">
            <text:p>36078.01</text:p>
          </table:table-cell>
          <table:table-cell table:style-name="ce2" table:formula="of:=[.D2250]-[.D2249]" office:value-type="float" office:value="12.7577999999994">
            <text:p>12.76</text:p>
          </table:table-cell>
          <table:table-cell table:style-name="ce4" table:formula="of:=[.D2250]*0.000621371" office:value-type="float" office:value="22.4178277846938">
            <text:p>22.4178</text:p>
          </table:table-cell>
          <table:table-cell table:style-name="ce4" table:formula="of:=[.E2250]*0.000621371" office:value-type="float" office:value="0.00792732694379963">
            <text:p>0.0079</text:p>
          </table:table-cell>
        </table:table-row>
        <table:table-row table:style-name="ro1">
          <table:table-cell table:style-name="ce1" office:value-type="float" office:value="30.31638069">
            <text:p>30.316381</text:p>
          </table:table-cell>
          <table:table-cell table:style-name="ce1" office:value-type="float" office:value="-97.72545917">
            <text:p>-97.725459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6087.8945">
            <text:p>36087.89</text:p>
          </table:table-cell>
          <table:table-cell table:style-name="ce2" table:formula="of:=[.D2251]-[.D2250]" office:value-type="float" office:value="9.88670000000275">
            <text:p>9.89</text:p>
          </table:table-cell>
          <table:table-cell table:style-name="ce4" table:formula="of:=[.D2251]*0.000621371" office:value-type="float" office:value="22.4239710933595">
            <text:p>22.4240</text:p>
          </table:table-cell>
          <table:table-cell table:style-name="ce4" table:formula="of:=[.E2251]*0.000621371" office:value-type="float" office:value="0.00614330866570171">
            <text:p>0.0061</text:p>
          </table:table-cell>
        </table:table-row>
        <table:table-row table:style-name="ro1">
          <table:table-cell table:style-name="ce1" office:value-type="float" office:value="30.31633132">
            <text:p>30.316331</text:p>
          </table:table-cell>
          <table:table-cell table:style-name="ce1" office:value-type="float" office:value="-97.7253487">
            <text:p>-97.725349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6099.7617">
            <text:p>36099.76</text:p>
          </table:table-cell>
          <table:table-cell table:style-name="ce2" table:formula="of:=[.D2252]-[.D2251]" office:value-type="float" office:value="11.8672000000006">
            <text:p>11.87</text:p>
          </table:table-cell>
          <table:table-cell table:style-name="ce4" table:formula="of:=[.D2252]*0.000621371" office:value-type="float" office:value="22.4313450272907">
            <text:p>22.4313</text:p>
          </table:table-cell>
          <table:table-cell table:style-name="ce4" table:formula="of:=[.E2252]*0.000621371" office:value-type="float" office:value="0.00737393393120037">
            <text:p>0.0074</text:p>
          </table:table-cell>
        </table:table-row>
        <table:table-row table:style-name="ro1">
          <table:table-cell table:style-name="ce1" office:value-type="float" office:value="30.31629335">
            <text:p>30.316293</text:p>
          </table:table-cell>
          <table:table-cell table:style-name="ce1" office:value-type="float" office:value="-97.72520746">
            <text:p>-97.72520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6113.9961">
            <text:p>36114.00</text:p>
          </table:table-cell>
          <table:table-cell table:style-name="ce2" table:formula="of:=[.D2253]-[.D2252]" office:value-type="float" office:value="14.2343999999939">
            <text:p>14.23</text:p>
          </table:table-cell>
          <table:table-cell table:style-name="ce4" table:formula="of:=[.D2253]*0.000621371" office:value-type="float" office:value="22.4401898706531">
            <text:p>22.4402</text:p>
          </table:table-cell>
          <table:table-cell table:style-name="ce4" table:formula="of:=[.E2253]*0.000621371" office:value-type="float" office:value="0.00884484336239622">
            <text:p>0.0088</text:p>
          </table:table-cell>
        </table:table-row>
        <table:table-row table:style-name="ro1">
          <table:table-cell table:style-name="ce1" office:value-type="float" office:value="30.31628748">
            <text:p>30.316287</text:p>
          </table:table-cell>
          <table:table-cell table:style-name="ce1" office:value-type="float" office:value="-97.72519053">
            <text:p>-97.725191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6115.7305">
            <text:p>36115.73</text:p>
          </table:table-cell>
          <table:table-cell table:style-name="ce2" table:formula="of:=[.D2254]-[.D2253]" office:value-type="float" office:value="1.73440000000119">
            <text:p>1.73</text:p>
          </table:table-cell>
          <table:table-cell table:style-name="ce4" table:formula="of:=[.D2254]*0.000621371" office:value-type="float" office:value="22.4412675765155">
            <text:p>22.4413</text:p>
          </table:table-cell>
          <table:table-cell table:style-name="ce4" table:formula="of:=[.E2254]*0.000621371" office:value-type="float" office:value="0.00107770586240074">
            <text:p>0.0011</text:p>
          </table:table-cell>
        </table:table-row>
        <table:table-row table:style-name="ro1">
          <table:table-cell table:style-name="ce1" office:value-type="float" office:value="30.31627449">
            <text:p>30.316274</text:p>
          </table:table-cell>
          <table:table-cell table:style-name="ce1" office:value-type="float" office:value="-97.72509824">
            <text:p>-97.725098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6125.2852">
            <text:p>36125.29</text:p>
          </table:table-cell>
          <table:table-cell table:style-name="ce2" table:formula="of:=[.D2255]-[.D2254]" office:value-type="float" office:value="9.55470000000059">
            <text:p>9.55</text:p>
          </table:table-cell>
          <table:table-cell table:style-name="ce4" table:formula="of:=[.D2255]*0.000621371" office:value-type="float" office:value="22.4472045900092">
            <text:p>22.4472</text:p>
          </table:table-cell>
          <table:table-cell table:style-name="ce4" table:formula="of:=[.E2255]*0.000621371" office:value-type="float" office:value="0.00593701349370037">
            <text:p>0.0059</text:p>
          </table:table-cell>
        </table:table-row>
        <table:table-row table:style-name="ro1">
          <table:table-cell table:style-name="ce1" office:value-type="float" office:value="30.31625706">
            <text:p>30.316257</text:p>
          </table:table-cell>
          <table:table-cell table:style-name="ce1" office:value-type="float" office:value="-97.72508835">
            <text:p>-97.725088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6127.4336">
            <text:p>36127.43</text:p>
          </table:table-cell>
          <table:table-cell table:style-name="ce2" table:formula="of:=[.D2256]-[.D2255]" office:value-type="float" office:value="2.14839999999822">
            <text:p>2.15</text:p>
          </table:table-cell>
          <table:table-cell table:style-name="ce4" table:formula="of:=[.D2256]*0.000621371" office:value-type="float" office:value="22.4485395434656">
            <text:p>22.4485</text:p>
          </table:table-cell>
          <table:table-cell table:style-name="ce4" table:formula="of:=[.E2256]*0.000621371" office:value-type="float" office:value="0.00133495345639889">
            <text:p>0.0013</text:p>
          </table:table-cell>
        </table:table-row>
        <table:table-row table:style-name="ro1">
          <table:table-cell table:style-name="ce1" office:value-type="float" office:value="30.31620048">
            <text:p>30.316200</text:p>
          </table:table-cell>
          <table:table-cell table:style-name="ce1" office:value-type="float" office:value="-97.72498693">
            <text:p>-97.72498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6139.2266">
            <text:p>36139.23</text:p>
          </table:table-cell>
          <table:table-cell table:style-name="ce2" table:formula="of:=[.D2257]-[.D2256]" office:value-type="float" office:value="11.7930000000051">
            <text:p>11.79</text:p>
          </table:table-cell>
          <table:table-cell table:style-name="ce4" table:formula="of:=[.D2257]*0.000621371" office:value-type="float" office:value="22.4558673716686">
            <text:p>22.4559</text:p>
          </table:table-cell>
          <table:table-cell table:style-name="ce4" table:formula="of:=[.E2257]*0.000621371" office:value-type="float" office:value="0.00732782820300318">
            <text:p>0.0073</text:p>
          </table:table-cell>
        </table:table-row>
        <table:table-row table:style-name="ro1">
          <table:table-cell table:style-name="ce1" office:value-type="float" office:value="30.31618154">
            <text:p>30.316182</text:p>
          </table:table-cell>
          <table:table-cell table:style-name="ce1" office:value-type="float" office:value="-97.724897">
            <text:p>-97.724897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6148.1289">
            <text:p>36148.13</text:p>
          </table:table-cell>
          <table:table-cell table:style-name="ce2" table:formula="of:=[.D2258]-[.D2257]" office:value-type="float" office:value="8.90230000000156">
            <text:p>8.90</text:p>
          </table:table-cell>
          <table:table-cell table:style-name="ce4" table:formula="of:=[.D2258]*0.000621371" office:value-type="float" office:value="22.4613990027219">
            <text:p>22.4614</text:p>
          </table:table-cell>
          <table:table-cell table:style-name="ce4" table:formula="of:=[.E2258]*0.000621371" office:value-type="float" office:value="0.00553163105330097">
            <text:p>0.0055</text:p>
          </table:table-cell>
        </table:table-row>
        <table:table-row table:style-name="ro1">
          <table:table-cell table:style-name="ce1" office:value-type="float" office:value="30.31616813">
            <text:p>30.316168</text:p>
          </table:table-cell>
          <table:table-cell table:style-name="ce1" office:value-type="float" office:value="-97.72483069">
            <text:p>-97.724831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6154.4531">
            <text:p>36154.45</text:p>
          </table:table-cell>
          <table:table-cell table:style-name="ce2" table:formula="of:=[.D2259]-[.D2258]" office:value-type="float" office:value="6.32419999999547">
            <text:p>6.32</text:p>
          </table:table-cell>
          <table:table-cell table:style-name="ce4" table:formula="of:=[.D2259]*0.000621371" office:value-type="float" office:value="22.4653286772001">
            <text:p>22.4653</text:p>
          </table:table-cell>
          <table:table-cell table:style-name="ce4" table:formula="of:=[.E2259]*0.000621371" office:value-type="float" office:value="0.00392967447819719">
            <text:p>0.0039</text:p>
          </table:table-cell>
        </table:table-row>
        <table:table-row table:style-name="ro1">
          <table:table-cell table:style-name="ce1" office:value-type="float" office:value="30.31612806">
            <text:p>30.316128</text:p>
          </table:table-cell>
          <table:table-cell table:style-name="ce1" office:value-type="float" office:value="-97.72473045">
            <text:p>-97.724730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6165.043">
            <text:p>36165.04</text:p>
          </table:table-cell>
          <table:table-cell table:style-name="ce2" table:formula="of:=[.D2260]-[.D2259]" office:value-type="float" office:value="10.589899999999">
            <text:p>10.59</text:p>
          </table:table-cell>
          <table:table-cell table:style-name="ce4" table:formula="of:=[.D2260]*0.000621371" office:value-type="float" office:value="22.471908933953">
            <text:p>22.4719</text:p>
          </table:table-cell>
          <table:table-cell table:style-name="ce4" table:formula="of:=[.E2260]*0.000621371" office:value-type="float" office:value="0.0065802567528994">
            <text:p>0.0066</text:p>
          </table:table-cell>
        </table:table-row>
        <table:table-row table:style-name="ro1">
          <table:table-cell table:style-name="ce1" office:value-type="float" office:value="30.31612638">
            <text:p>30.316126</text:p>
          </table:table-cell>
          <table:table-cell table:style-name="ce1" office:value-type="float" office:value="-97.72471469">
            <text:p>-97.724715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6166.5625">
            <text:p>36166.56</text:p>
          </table:table-cell>
          <table:table-cell table:style-name="ce2" table:formula="of:=[.D2261]-[.D2260]" office:value-type="float" office:value="1.51950000000215">
            <text:p>1.52</text:p>
          </table:table-cell>
          <table:table-cell table:style-name="ce4" table:formula="of:=[.D2261]*0.000621371" office:value-type="float" office:value="22.4728531071875">
            <text:p>22.4729</text:p>
          </table:table-cell>
          <table:table-cell table:style-name="ce4" table:formula="of:=[.E2261]*0.000621371" office:value-type="float" office:value="0.000944173234501338">
            <text:p>0.0009</text:p>
          </table:table-cell>
        </table:table-row>
        <table:table-row table:style-name="ro1">
          <table:table-cell table:style-name="ce1" office:value-type="float" office:value="30.31609462">
            <text:p>30.316095</text:p>
          </table:table-cell>
          <table:table-cell table:style-name="ce1" office:value-type="float" office:value="-97.72460782">
            <text:p>-97.724608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36177.418">
            <text:p>36177.42</text:p>
          </table:table-cell>
          <table:table-cell table:style-name="ce2" table:formula="of:=[.D2262]-[.D2261]" office:value-type="float" office:value="10.8554999999978">
            <text:p>10.86</text:p>
          </table:table-cell>
          <table:table-cell table:style-name="ce4" table:formula="of:=[.D2262]*0.000621371" office:value-type="float" office:value="22.479598400078">
            <text:p>22.4796</text:p>
          </table:table-cell>
          <table:table-cell table:style-name="ce4" table:formula="of:=[.E2262]*0.000621371" office:value-type="float" office:value="0.00674529289049866">
            <text:p>0.0067</text:p>
          </table:table-cell>
        </table:table-row>
        <table:table-row table:style-name="ro1">
          <table:table-cell table:style-name="ce1" office:value-type="float" office:value="30.31608716">
            <text:p>30.316087</text:p>
          </table:table-cell>
          <table:table-cell table:style-name="ce1" office:value-type="float" office:value="-97.72458259">
            <text:p>-97.724583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6179.9883">
            <text:p>36179.99</text:p>
          </table:table-cell>
          <table:table-cell table:style-name="ce2" table:formula="of:=[.D2263]-[.D2262]" office:value-type="float" office:value="2.57029999999941">
            <text:p>2.57</text:p>
          </table:table-cell>
          <table:table-cell table:style-name="ce4" table:formula="of:=[.D2263]*0.000621371" office:value-type="float" office:value="22.4811955099593">
            <text:p>22.4812</text:p>
          </table:table-cell>
          <table:table-cell table:style-name="ce4" table:formula="of:=[.E2263]*0.000621371" office:value-type="float" office:value="0.00159710988129963">
            <text:p>0.0016</text:p>
          </table:table-cell>
        </table:table-row>
        <table:table-row table:style-name="ro1">
          <table:table-cell table:style-name="ce1" office:value-type="float" office:value="30.31606989">
            <text:p>30.316070</text:p>
          </table:table-cell>
          <table:table-cell table:style-name="ce1" office:value-type="float" office:value="-97.72451436">
            <text:p>-97.724514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6186.7656">
            <text:p>36186.77</text:p>
          </table:table-cell>
          <table:table-cell table:style-name="ce2" table:formula="of:=[.D2264]-[.D2263]" office:value-type="float" office:value="6.77730000000156">
            <text:p>6.78</text:p>
          </table:table-cell>
          <table:table-cell table:style-name="ce4" table:formula="of:=[.D2264]*0.000621371" office:value-type="float" office:value="22.4854067276376">
            <text:p>22.4854</text:p>
          </table:table-cell>
          <table:table-cell table:style-name="ce4" table:formula="of:=[.E2264]*0.000621371" office:value-type="float" office:value="0.00421121767830097">
            <text:p>0.0042</text:p>
          </table:table-cell>
        </table:table-row>
        <table:table-row table:style-name="ro1">
          <table:table-cell table:style-name="ce1" office:value-type="float" office:value="30.31606704">
            <text:p>30.316067</text:p>
          </table:table-cell>
          <table:table-cell table:style-name="ce1" office:value-type="float" office:value="-97.72448192">
            <text:p>-97.72448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6189.9375">
            <text:p>36189.94</text:p>
          </table:table-cell>
          <table:table-cell table:style-name="ce2" table:formula="of:=[.D2265]-[.D2264]" office:value-type="float" office:value="3.17190000000119">
            <text:p>3.17</text:p>
          </table:table-cell>
          <table:table-cell table:style-name="ce4" table:formula="of:=[.D2265]*0.000621371" office:value-type="float" office:value="22.4873776543125">
            <text:p>22.4874</text:p>
          </table:table-cell>
          <table:table-cell table:style-name="ce4" table:formula="of:=[.E2265]*0.000621371" office:value-type="float" office:value="0.00197092667490074">
            <text:p>0.0020</text:p>
          </table:table-cell>
        </table:table-row>
        <table:table-row table:style-name="ro1">
          <table:table-cell table:style-name="ce1" office:value-type="float" office:value="30.31603452">
            <text:p>30.316035</text:p>
          </table:table-cell>
          <table:table-cell table:style-name="ce1" office:value-type="float" office:value="-97.72432853">
            <text:p>-97.724329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6205.1719">
            <text:p>36205.17</text:p>
          </table:table-cell>
          <table:table-cell table:style-name="ce2" table:formula="of:=[.D2266]-[.D2265]" office:value-type="float" office:value="15.2344000000012">
            <text:p>15.23</text:p>
          </table:table-cell>
          <table:table-cell table:style-name="ce4" table:formula="of:=[.D2266]*0.000621371" office:value-type="float" office:value="22.4968438686749">
            <text:p>22.4968</text:p>
          </table:table-cell>
          <table:table-cell table:style-name="ce4" table:formula="of:=[.E2266]*0.000621371" office:value-type="float" office:value="0.00946621436240074">
            <text:p>0.0095</text:p>
          </table:table-cell>
        </table:table-row>
        <table:table-row table:style-name="ro1">
          <table:table-cell table:style-name="ce1" office:value-type="float" office:value="30.31602697">
            <text:p>30.316027</text:p>
          </table:table-cell>
          <table:table-cell table:style-name="ce1" office:value-type="float" office:value="-97.72430146">
            <text:p>-97.724301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6207.8594">
            <text:p>36207.86</text:p>
          </table:table-cell>
          <table:table-cell table:style-name="ce2" table:formula="of:=[.D2267]-[.D2266]" office:value-type="float" office:value="2.6875">
            <text:p>2.69</text:p>
          </table:table-cell>
          <table:table-cell table:style-name="ce4" table:formula="of:=[.D2267]*0.000621371" office:value-type="float" office:value="22.4985138032374">
            <text:p>22.4985</text:p>
          </table:table-cell>
          <table:table-cell table:style-name="ce4" table:formula="of:=[.E2267]*0.000621371" office:value-type="float" office:value="0.0016699345625">
            <text:p>0.0017</text:p>
          </table:table-cell>
        </table:table-row>
        <table:table-row table:style-name="ro1">
          <table:table-cell table:style-name="ce1" office:value-type="float" office:value="30.31599688">
            <text:p>30.315997</text:p>
          </table:table-cell>
          <table:table-cell table:style-name="ce1" office:value-type="float" office:value="-97.72412385">
            <text:p>-97.72412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36225.3477">
            <text:p>36225.35</text:p>
          </table:table-cell>
          <table:table-cell table:style-name="ce2" table:formula="of:=[.D2268]-[.D2267]" office:value-type="float" office:value="17.4882999999973">
            <text:p>17.49</text:p>
          </table:table-cell>
          <table:table-cell table:style-name="ce4" table:formula="of:=[.D2268]*0.000621371" office:value-type="float" office:value="22.5093805256967">
            <text:p>22.5094</text:p>
          </table:table-cell>
          <table:table-cell table:style-name="ce4" table:formula="of:=[.E2268]*0.000621371" office:value-type="float" office:value="0.0108667224592983">
            <text:p>0.0109</text:p>
          </table:table-cell>
        </table:table-row>
        <table:table-row table:style-name="ro1">
          <table:table-cell table:style-name="ce1" office:value-type="float" office:value="30.31597878">
            <text:p>30.315979</text:p>
          </table:table-cell>
          <table:table-cell table:style-name="ce1" office:value-type="float" office:value="-97.72395344">
            <text:p>-97.723953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6241.8438">
            <text:p>36241.84</text:p>
          </table:table-cell>
          <table:table-cell table:style-name="ce2" table:formula="of:=[.D2269]-[.D2268]" office:value-type="float" office:value="16.4961000000039">
            <text:p>16.50</text:p>
          </table:table-cell>
          <table:table-cell table:style-name="ce4" table:formula="of:=[.D2269]*0.000621371" office:value-type="float" office:value="22.5196307238498">
            <text:p>22.5196</text:p>
          </table:table-cell>
          <table:table-cell table:style-name="ce4" table:formula="of:=[.E2269]*0.000621371" office:value-type="float" office:value="0.0102501981531024">
            <text:p>0.0103</text:p>
          </table:table-cell>
        </table:table-row>
        <table:table-row table:style-name="ro1">
          <table:table-cell table:style-name="ce1" office:value-type="float" office:value="30.31595816">
            <text:p>30.315958</text:p>
          </table:table-cell>
          <table:table-cell table:style-name="ce1" office:value-type="float" office:value="-97.72376225">
            <text:p>-97.723762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6260.3125">
            <text:p>36260.31</text:p>
          </table:table-cell>
          <table:table-cell table:style-name="ce2" table:formula="of:=[.D2270]-[.D2269]" office:value-type="float" office:value="18.4686999999976">
            <text:p>18.47</text:p>
          </table:table-cell>
          <table:table-cell table:style-name="ce4" table:formula="of:=[.D2270]*0.000621371" office:value-type="float" office:value="22.5311066384375">
            <text:p>22.5311</text:p>
          </table:table-cell>
          <table:table-cell table:style-name="ce4" table:formula="of:=[.E2270]*0.000621371" office:value-type="float" office:value="0.0114759145876985">
            <text:p>0.0115</text:p>
          </table:table-cell>
        </table:table-row>
        <table:table-row table:style-name="ro1">
          <table:table-cell table:style-name="ce1" office:value-type="float" office:value="30.31593318">
            <text:p>30.315933</text:p>
          </table:table-cell>
          <table:table-cell table:style-name="ce1" office:value-type="float" office:value="-97.72364097">
            <text:p>-97.723641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36272.2734">
            <text:p>36272.27</text:p>
          </table:table-cell>
          <table:table-cell table:style-name="ce2" table:formula="of:=[.D2271]-[.D2270]" office:value-type="float" office:value="11.9608999999982">
            <text:p>11.96</text:p>
          </table:table-cell>
          <table:table-cell table:style-name="ce4" table:formula="of:=[.D2271]*0.000621371" office:value-type="float" office:value="22.5385387948314">
            <text:p>22.5385</text:p>
          </table:table-cell>
          <table:table-cell table:style-name="ce4" table:formula="of:=[.E2271]*0.000621371" office:value-type="float" office:value="0.00743215639389889">
            <text:p>0.0074</text:p>
          </table:table-cell>
        </table:table-row>
        <table:table-row table:style-name="ro1">
          <table:table-cell table:style-name="ce1" office:value-type="float" office:value="30.31591508">
            <text:p>30.315915</text:p>
          </table:table-cell>
          <table:table-cell table:style-name="ce1" office:value-type="float" office:value="-97.72351775">
            <text:p>-97.723518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6284.5664">
            <text:p>36284.57</text:p>
          </table:table-cell>
          <table:table-cell table:style-name="ce2" table:formula="of:=[.D2272]-[.D2271]" office:value-type="float" office:value="12.2930000000051">
            <text:p>12.29</text:p>
          </table:table-cell>
          <table:table-cell table:style-name="ce4" table:formula="of:=[.D2272]*0.000621371" office:value-type="float" office:value="22.5461773085344">
            <text:p>22.5462</text:p>
          </table:table-cell>
          <table:table-cell table:style-name="ce4" table:formula="of:=[.E2272]*0.000621371" office:value-type="float" office:value="0.00763851370300318">
            <text:p>0.0076</text:p>
          </table:table-cell>
        </table:table-row>
        <table:table-row table:style-name="ro1">
          <table:table-cell table:style-name="ce1" office:value-type="float" office:value="30.31590099">
            <text:p>30.315901</text:p>
          </table:table-cell>
          <table:table-cell table:style-name="ce1" office:value-type="float" office:value="-97.72343678">
            <text:p>-97.723437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6292.668">
            <text:p>36292.67</text:p>
          </table:table-cell>
          <table:table-cell table:style-name="ce2" table:formula="of:=[.D2273]-[.D2272]" office:value-type="float" office:value="8.10159999999451">
            <text:p>8.10</text:p>
          </table:table-cell>
          <table:table-cell table:style-name="ce4" table:formula="of:=[.D2273]*0.000621371" office:value-type="float" office:value="22.551211407828">
            <text:p>22.5512</text:p>
          </table:table-cell>
          <table:table-cell table:style-name="ce4" table:formula="of:=[.E2273]*0.000621371" office:value-type="float" office:value="0.00503409929359659">
            <text:p>0.0050</text:p>
          </table:table-cell>
        </table:table-row>
        <table:table-row table:style-name="ro1">
          <table:table-cell table:style-name="ce1" office:value-type="float" office:value="30.31583318">
            <text:p>30.315833</text:p>
          </table:table-cell>
          <table:table-cell table:style-name="ce1" office:value-type="float" office:value="-97.72331583">
            <text:p>-97.723316</text:p>
          </table:table-cell>
          <table:table-cell table:style-name="ce2" office:value-type="float" office:value="202.494873">
            <text:p>202.49</text:p>
          </table:table-cell>
          <table:table-cell table:style-name="ce2" office:value-type="float" office:value="36306.3984">
            <text:p>36306.40</text:p>
          </table:table-cell>
          <table:table-cell table:style-name="ce2" table:formula="of:=[.D2274]-[.D2273]" office:value-type="float" office:value="13.7304000000004">
            <text:p>13.73</text:p>
          </table:table-cell>
          <table:table-cell table:style-name="ce4" table:formula="of:=[.D2274]*0.000621371" office:value-type="float" office:value="22.5597430802064">
            <text:p>22.5597</text:p>
          </table:table-cell>
          <table:table-cell table:style-name="ce4" table:formula="of:=[.E2274]*0.000621371" office:value-type="float" office:value="0.00853167237840023">
            <text:p>0.0085</text:p>
          </table:table-cell>
        </table:table-row>
        <table:table-row table:style-name="ro1">
          <table:table-cell table:style-name="ce1" office:value-type="float" office:value="30.31576395">
            <text:p>30.315764</text:p>
          </table:table-cell>
          <table:table-cell table:style-name="ce1" office:value-type="float" office:value="-97.72318097">
            <text:p>-97.723181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6321.4219">
            <text:p>36321.42</text:p>
          </table:table-cell>
          <table:table-cell table:style-name="ce2" table:formula="of:=[.D2275]-[.D2274]" office:value-type="float" office:value="15.023500000003">
            <text:p>15.02</text:p>
          </table:table-cell>
          <table:table-cell table:style-name="ce4" table:formula="of:=[.D2275]*0.000621371" office:value-type="float" office:value="22.5690782474249">
            <text:p>22.5691</text:p>
          </table:table-cell>
          <table:table-cell table:style-name="ce4" table:formula="of:=[.E2275]*0.000621371" office:value-type="float" office:value="0.00933516721850184">
            <text:p>0.0093</text:p>
          </table:table-cell>
        </table:table-row>
        <table:table-row table:style-name="ro1">
          <table:table-cell table:style-name="ce1" office:value-type="float" office:value="30.31575188">
            <text:p>30.315752</text:p>
          </table:table-cell>
          <table:table-cell table:style-name="ce1" office:value-type="float" office:value="-97.72315985">
            <text:p>-97.723160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6324.0117">
            <text:p>36324.01</text:p>
          </table:table-cell>
          <table:table-cell table:style-name="ce2" table:formula="of:=[.D2276]-[.D2275]" office:value-type="float" office:value="2.58980000000156">
            <text:p>2.59</text:p>
          </table:table-cell>
          <table:table-cell table:style-name="ce4" table:formula="of:=[.D2276]*0.000621371" office:value-type="float" office:value="22.5706874740407">
            <text:p>22.5707</text:p>
          </table:table-cell>
          <table:table-cell table:style-name="ce4" table:formula="of:=[.E2276]*0.000621371" office:value-type="float" office:value="0.00160922661580097">
            <text:p>0.0016</text:p>
          </table:table-cell>
        </table:table-row>
        <table:table-row table:style-name="ro1">
          <table:table-cell table:style-name="ce1" office:value-type="float" office:value="30.31570754">
            <text:p>30.315708</text:p>
          </table:table-cell>
          <table:table-cell table:style-name="ce1" office:value-type="float" office:value="-97.72304124">
            <text:p>-97.723041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336.8711">
            <text:p>36336.87</text:p>
          </table:table-cell>
          <table:table-cell table:style-name="ce2" table:formula="of:=[.D2277]-[.D2276]" office:value-type="float" office:value="12.8593999999939">
            <text:p>12.86</text:p>
          </table:table-cell>
          <table:table-cell table:style-name="ce4" table:formula="of:=[.D2277]*0.000621371" office:value-type="float" office:value="22.5786779322781">
            <text:p>22.5787</text:p>
          </table:table-cell>
          <table:table-cell table:style-name="ce4" table:formula="of:=[.E2277]*0.000621371" office:value-type="float" office:value="0.00799045823739622">
            <text:p>0.0080</text:p>
          </table:table-cell>
        </table:table-row>
        <table:table-row table:style-name="ro1">
          <table:table-cell table:style-name="ce1" office:value-type="float" office:value="30.31566085">
            <text:p>30.315661</text:p>
          </table:table-cell>
          <table:table-cell table:style-name="ce1" office:value-type="float" office:value="-97.72290277">
            <text:p>-97.722903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350.5625">
            <text:p>36350.56</text:p>
          </table:table-cell>
          <table:table-cell table:style-name="ce2" table:formula="of:=[.D2278]-[.D2277]" office:value-type="float" office:value="13.6914000000033">
            <text:p>13.69</text:p>
          </table:table-cell>
          <table:table-cell table:style-name="ce4" table:formula="of:=[.D2278]*0.000621371" office:value-type="float" office:value="22.5871853711875">
            <text:p>22.5872</text:p>
          </table:table-cell>
          <table:table-cell table:style-name="ce4" table:formula="of:=[.E2278]*0.000621371" office:value-type="float" office:value="0.00850743890940208">
            <text:p>0.0085</text:p>
          </table:table-cell>
        </table:table-row>
        <table:table-row table:style-name="ro1">
          <table:table-cell table:style-name="ce1" office:value-type="float" office:value="30.31563227">
            <text:p>30.315632</text:p>
          </table:table-cell>
          <table:table-cell table:style-name="ce1" office:value-type="float" office:value="-97.72286162">
            <text:p>-97.722862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355.6562">
            <text:p>36355.66</text:p>
          </table:table-cell>
          <table:table-cell table:style-name="ce2" table:formula="of:=[.D2279]-[.D2278]" office:value-type="float" office:value="5.09369999999763">
            <text:p>5.09</text:p>
          </table:table-cell>
          <table:table-cell table:style-name="ce4" table:formula="of:=[.D2279]*0.000621371" office:value-type="float" office:value="22.5903504486502">
            <text:p>22.5904</text:p>
          </table:table-cell>
          <table:table-cell table:style-name="ce4" table:formula="of:=[.E2279]*0.000621371" office:value-type="float" office:value="0.00316507746269852">
            <text:p>0.0032</text:p>
          </table:table-cell>
        </table:table-row>
        <table:table-row table:style-name="ro1">
          <table:table-cell table:style-name="ce1" office:value-type="float" office:value="30.31558659">
            <text:p>30.315587</text:p>
          </table:table-cell>
          <table:table-cell table:style-name="ce1" office:value-type="float" office:value="-97.72276246">
            <text:p>-97.722762</text:p>
          </table:table-cell>
          <table:table-cell table:style-name="ce2" office:value-type="float" office:value="204.41748">
            <text:p>204.42</text:p>
          </table:table-cell>
          <table:table-cell table:style-name="ce2" office:value-type="float" office:value="36366.4297">
            <text:p>36366.43</text:p>
          </table:table-cell>
          <table:table-cell table:style-name="ce2" table:formula="of:=[.D2280]-[.D2279]" office:value-type="float" office:value="10.773500000003">
            <text:p>10.77</text:p>
          </table:table-cell>
          <table:table-cell table:style-name="ce4" table:formula="of:=[.D2280]*0.000621371" office:value-type="float" office:value="22.5970447891187">
            <text:p>22.5970</text:p>
          </table:table-cell>
          <table:table-cell table:style-name="ce4" table:formula="of:=[.E2280]*0.000621371" office:value-type="float" office:value="0.00669434046850185">
            <text:p>0.0067</text:p>
          </table:table-cell>
        </table:table-row>
        <table:table-row table:style-name="ro1">
          <table:table-cell table:style-name="ce1" office:value-type="float" office:value="30.31551526">
            <text:p>30.315515</text:p>
          </table:table-cell>
          <table:table-cell table:style-name="ce1" office:value-type="float" office:value="-97.72261988">
            <text:p>-97.722620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6382.2578">
            <text:p>36382.26</text:p>
          </table:table-cell>
          <table:table-cell table:style-name="ce2" table:formula="of:=[.D2281]-[.D2280]" office:value-type="float" office:value="15.8280999999988">
            <text:p>15.83</text:p>
          </table:table-cell>
          <table:table-cell table:style-name="ce4" table:formula="of:=[.D2281]*0.000621371" office:value-type="float" office:value="22.6068799114438">
            <text:p>22.6069</text:p>
          </table:table-cell>
          <table:table-cell table:style-name="ce4" table:formula="of:=[.E2281]*0.000621371" office:value-type="float" office:value="0.00983512232509926">
            <text:p>0.0098</text:p>
          </table:table-cell>
        </table:table-row>
        <table:table-row table:style-name="ro1">
          <table:table-cell table:style-name="ce1" office:value-type="float" office:value="30.31544217">
            <text:p>30.315442</text:p>
          </table:table-cell>
          <table:table-cell table:style-name="ce1" office:value-type="float" office:value="-97.72250363">
            <text:p>-97.722504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6396.0391">
            <text:p>36396.04</text:p>
          </table:table-cell>
          <table:table-cell table:style-name="ce2" table:formula="of:=[.D2282]-[.D2281]" office:value-type="float" office:value="13.7813000000024">
            <text:p>13.78</text:p>
          </table:table-cell>
          <table:table-cell table:style-name="ce4" table:formula="of:=[.D2282]*0.000621371" office:value-type="float" office:value="22.6154432116061">
            <text:p>22.6154</text:p>
          </table:table-cell>
          <table:table-cell table:style-name="ce4" table:formula="of:=[.E2282]*0.000621371" office:value-type="float" office:value="0.00856330016230148">
            <text:p>0.0086</text:p>
          </table:table-cell>
        </table:table-row>
        <table:table-row table:style-name="ro1">
          <table:table-cell table:style-name="ce1" office:value-type="float" office:value="30.315369">
            <text:p>30.315369</text:p>
          </table:table-cell>
          <table:table-cell table:style-name="ce1" office:value-type="float" office:value="-97.72237807">
            <text:p>-97.722378</text:p>
          </table:table-cell>
          <table:table-cell table:style-name="ce2" office:value-type="float" office:value="207.301392">
            <text:p>207.30</text:p>
          </table:table-cell>
          <table:table-cell table:style-name="ce2" office:value-type="float" office:value="36410.6836">
            <text:p>36410.68</text:p>
          </table:table-cell>
          <table:table-cell table:style-name="ce2" table:formula="of:=[.D2283]-[.D2282]" office:value-type="float" office:value="14.6444999999949">
            <text:p>14.64</text:p>
          </table:table-cell>
          <table:table-cell table:style-name="ce4" table:formula="of:=[.D2283]*0.000621371" office:value-type="float" office:value="22.6245428792156">
            <text:p>22.6245</text:p>
          </table:table-cell>
          <table:table-cell table:style-name="ce4" table:formula="of:=[.E2283]*0.000621371" office:value-type="float" office:value="0.00909966760949682">
            <text:p>0.0091</text:p>
          </table:table-cell>
        </table:table-row>
        <table:table-row table:style-name="ro1">
          <table:table-cell table:style-name="ce1" office:value-type="float" office:value="30.31534393">
            <text:p>30.315344</text:p>
          </table:table-cell>
          <table:table-cell table:style-name="ce1" office:value-type="float" office:value="-97.72225804">
            <text:p>-97.722258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6422.7031">
            <text:p>36422.70</text:p>
          </table:table-cell>
          <table:table-cell table:style-name="ce2" table:formula="of:=[.D2284]-[.D2283]" office:value-type="float" office:value="12.0195000000022">
            <text:p>12.02</text:p>
          </table:table-cell>
          <table:table-cell table:style-name="ce4" table:formula="of:=[.D2284]*0.000621371" office:value-type="float" office:value="22.6320114479501">
            <text:p>22.6320</text:p>
          </table:table-cell>
          <table:table-cell table:style-name="ce4" table:formula="of:=[.E2284]*0.000621371" office:value-type="float" office:value="0.00746856873450134">
            <text:p>0.0075</text:p>
          </table:table-cell>
        </table:table-row>
        <table:table-row table:style-name="ro1">
          <table:table-cell table:style-name="ce1" office:value-type="float" office:value="30.31529238">
            <text:p>30.315292</text:p>
          </table:table-cell>
          <table:table-cell table:style-name="ce1" office:value-type="float" office:value="-97.7221624">
            <text:p>-97.722162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433.5781">
            <text:p>36433.58</text:p>
          </table:table-cell>
          <table:table-cell table:style-name="ce2" table:formula="of:=[.D2285]-[.D2284]" office:value-type="float" office:value="10.875">
            <text:p>10.88</text:p>
          </table:table-cell>
          <table:table-cell table:style-name="ce4" table:formula="of:=[.D2285]*0.000621371" office:value-type="float" office:value="22.6387688575751">
            <text:p>22.6388</text:p>
          </table:table-cell>
          <table:table-cell table:style-name="ce4" table:formula="of:=[.E2285]*0.000621371" office:value-type="float" office:value="0.006757409625">
            <text:p>0.0068</text:p>
          </table:table-cell>
        </table:table-row>
        <table:table-row table:style-name="ro1">
          <table:table-cell table:style-name="ce1" office:value-type="float" office:value="30.31522038">
            <text:p>30.315220</text:p>
          </table:table-cell>
          <table:table-cell table:style-name="ce1" office:value-type="float" office:value="-97.72201806">
            <text:p>-97.722018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449.5664">
            <text:p>36449.57</text:p>
          </table:table-cell>
          <table:table-cell table:style-name="ce2" table:formula="of:=[.D2286]-[.D2285]" office:value-type="float" office:value="15.9883000000045">
            <text:p>15.99</text:p>
          </table:table-cell>
          <table:table-cell table:style-name="ce4" table:formula="of:=[.D2286]*0.000621371" office:value-type="float" office:value="22.6487035235344">
            <text:p>22.6487</text:p>
          </table:table-cell>
          <table:table-cell table:style-name="ce4" table:formula="of:=[.E2286]*0.000621371" office:value-type="float" office:value="0.00993466595930281">
            <text:p>0.0099</text:p>
          </table:table-cell>
        </table:table-row>
        <table:table-row table:style-name="ro1">
          <table:table-cell table:style-name="ce1" office:value-type="float" office:value="30.31516246">
            <text:p>30.315162</text:p>
          </table:table-cell>
          <table:table-cell table:style-name="ce1" office:value-type="float" office:value="-97.72191723">
            <text:p>-97.721917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461.2031">
            <text:p>36461.20</text:p>
          </table:table-cell>
          <table:table-cell table:style-name="ce2" table:formula="of:=[.D2287]-[.D2286]" office:value-type="float" office:value="11.6366999999955">
            <text:p>11.64</text:p>
          </table:table-cell>
          <table:table-cell table:style-name="ce4" table:formula="of:=[.D2287]*0.000621371" office:value-type="float" office:value="22.6559342314501">
            <text:p>22.6559</text:p>
          </table:table-cell>
          <table:table-cell table:style-name="ce4" table:formula="of:=[.E2287]*0.000621371" office:value-type="float" office:value="0.00723070791569719">
            <text:p>0.0072</text:p>
          </table:table-cell>
        </table:table-row>
        <table:table-row table:style-name="ro1">
          <table:table-cell table:style-name="ce1" office:value-type="float" office:value="30.31511083">
            <text:p>30.315111</text:p>
          </table:table-cell>
          <table:table-cell table:style-name="ce1" office:value-type="float" office:value="-97.72177507">
            <text:p>-97.721775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476.0664">
            <text:p>36476.07</text:p>
          </table:table-cell>
          <table:table-cell table:style-name="ce2" table:formula="of:=[.D2288]-[.D2287]" office:value-type="float" office:value="14.8633000000045">
            <text:p>14.86</text:p>
          </table:table-cell>
          <table:table-cell table:style-name="ce4" table:formula="of:=[.D2288]*0.000621371" office:value-type="float" office:value="22.6651698550344">
            <text:p>22.6652</text:p>
          </table:table-cell>
          <table:table-cell table:style-name="ce4" table:formula="of:=[.E2288]*0.000621371" office:value-type="float" office:value="0.00923562358430281">
            <text:p>0.0092</text:p>
          </table:table-cell>
        </table:table-row>
        <table:table-row table:style-name="ro1">
          <table:table-cell table:style-name="ce1" office:value-type="float" office:value="30.31509197">
            <text:p>30.315092</text:p>
          </table:table-cell>
          <table:table-cell table:style-name="ce1" office:value-type="float" office:value="-97.72171497">
            <text:p>-97.721715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482.2344">
            <text:p>36482.23</text:p>
          </table:table-cell>
          <table:table-cell table:style-name="ce2" table:formula="of:=[.D2289]-[.D2288]" office:value-type="float" office:value="6.16799999999785">
            <text:p>6.17</text:p>
          </table:table-cell>
          <table:table-cell table:style-name="ce4" table:formula="of:=[.D2289]*0.000621371" office:value-type="float" office:value="22.6690024713624">
            <text:p>22.6690</text:p>
          </table:table-cell>
          <table:table-cell table:style-name="ce4" table:formula="of:=[.E2289]*0.000621371" office:value-type="float" office:value="0.00383261632799866">
            <text:p>0.0038</text:p>
          </table:table-cell>
        </table:table-row>
        <table:table-row table:style-name="ro1">
          <table:table-cell table:style-name="ce1" office:value-type="float" office:value="30.31499097">
            <text:p>30.314991</text:p>
          </table:table-cell>
          <table:table-cell table:style-name="ce1" office:value-type="float" office:value="-97.72156913">
            <text:p>-97.721569</text:p>
          </table:table-cell>
          <table:table-cell table:style-name="ce2" office:value-type="float" office:value="208.743408">
            <text:p>208.74</text:p>
          </table:table-cell>
          <table:table-cell table:style-name="ce2" office:value-type="float" office:value="36500.0625">
            <text:p>36500.06</text:p>
          </table:table-cell>
          <table:table-cell table:style-name="ce2" table:formula="of:=[.D2290]-[.D2289]" office:value-type="float" office:value="17.8280999999988">
            <text:p>17.83</text:p>
          </table:table-cell>
          <table:table-cell table:style-name="ce4" table:formula="of:=[.D2290]*0.000621371" office:value-type="float" office:value="22.6800803356875">
            <text:p>22.6801</text:p>
          </table:table-cell>
          <table:table-cell table:style-name="ce4" table:formula="of:=[.E2290]*0.000621371" office:value-type="float" office:value="0.0110778643250993">
            <text:p>0.0111</text:p>
          </table:table-cell>
        </table:table-row>
        <table:table-row table:style-name="ro1">
          <table:table-cell table:style-name="ce1" office:value-type="float" office:value="30.31492434">
            <text:p>30.314924</text:p>
          </table:table-cell>
          <table:table-cell table:style-name="ce1" office:value-type="float" office:value="-97.72146486">
            <text:p>-97.721465</text:p>
          </table:table-cell>
          <table:table-cell table:style-name="ce2" office:value-type="float" office:value="208.262817">
            <text:p>208.26</text:p>
          </table:table-cell>
          <table:table-cell table:style-name="ce2" office:value-type="float" office:value="36512.4766">
            <text:p>36512.48</text:p>
          </table:table-cell>
          <table:table-cell table:style-name="ce2" table:formula="of:=[.D2291]-[.D2290]" office:value-type="float" office:value="12.4141000000018">
            <text:p>12.41</text:p>
          </table:table-cell>
          <table:table-cell table:style-name="ce4" table:formula="of:=[.D2291]*0.000621371" office:value-type="float" office:value="22.6877940974186">
            <text:p>22.6878</text:p>
          </table:table-cell>
          <table:table-cell table:style-name="ce4" table:formula="of:=[.E2291]*0.000621371" office:value-type="float" office:value="0.00771376173110111">
            <text:p>0.0077</text:p>
          </table:table-cell>
        </table:table-row>
        <table:table-row table:style-name="ro1">
          <table:table-cell table:style-name="ce1" office:value-type="float" office:value="30.3148634">
            <text:p>30.314863</text:p>
          </table:table-cell>
          <table:table-cell table:style-name="ce1" office:value-type="float" office:value="-97.72132337">
            <text:p>-97.721323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36527.7773">
            <text:p>36527.78</text:p>
          </table:table-cell>
          <table:table-cell table:style-name="ce2" table:formula="of:=[.D2292]-[.D2291]" office:value-type="float" office:value="15.3006999999998">
            <text:p>15.30</text:p>
          </table:table-cell>
          <table:table-cell table:style-name="ce4" table:formula="of:=[.D2292]*0.000621371" office:value-type="float" office:value="22.6973015086783">
            <text:p>22.6973</text:p>
          </table:table-cell>
          <table:table-cell table:style-name="ce4" table:formula="of:=[.E2292]*0.000621371" office:value-type="float" office:value="0.00950741125969986">
            <text:p>0.0095</text:p>
          </table:table-cell>
        </table:table-row>
        <table:table-row table:style-name="ro1">
          <table:table-cell table:style-name="ce1" office:value-type="float" office:value="30.31481193">
            <text:p>30.314812</text:p>
          </table:table-cell>
          <table:table-cell table:style-name="ce1" office:value-type="float" office:value="-97.72119035">
            <text:p>-97.721190</text:p>
          </table:table-cell>
          <table:table-cell table:style-name="ce2" office:value-type="float" office:value="206.820679">
            <text:p>206.82</text:p>
          </table:table-cell>
          <table:table-cell table:style-name="ce2" office:value-type="float" office:value="36541.8477">
            <text:p>36541.85</text:p>
          </table:table-cell>
          <table:table-cell table:style-name="ce2" table:formula="of:=[.D2293]-[.D2292]" office:value-type="float" office:value="14.0703999999969">
            <text:p>14.07</text:p>
          </table:table-cell>
          <table:table-cell table:style-name="ce4" table:formula="of:=[.D2293]*0.000621371" office:value-type="float" office:value="22.7060444471967">
            <text:p>22.7060</text:p>
          </table:table-cell>
          <table:table-cell table:style-name="ce4" table:formula="of:=[.E2293]*0.000621371" office:value-type="float" office:value="0.00874293851839806">
            <text:p>0.0087</text:p>
          </table:table-cell>
        </table:table-row>
        <table:table-row table:style-name="ro1">
          <table:table-cell table:style-name="ce1" office:value-type="float" office:value="30.31475812">
            <text:p>30.314758</text:p>
          </table:table-cell>
          <table:table-cell table:style-name="ce1" office:value-type="float" office:value="-97.72111273">
            <text:p>-97.721113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6551.4531">
            <text:p>36551.45</text:p>
          </table:table-cell>
          <table:table-cell table:style-name="ce2" table:formula="of:=[.D2294]-[.D2293]" office:value-type="float" office:value="9.60540000000037">
            <text:p>9.61</text:p>
          </table:table-cell>
          <table:table-cell table:style-name="ce4" table:formula="of:=[.D2294]*0.000621371" office:value-type="float" office:value="22.7120129642001">
            <text:p>22.7120</text:p>
          </table:table-cell>
          <table:table-cell table:style-name="ce4" table:formula="of:=[.E2294]*0.000621371" office:value-type="float" office:value="0.00596851700340023">
            <text:p>0.0060</text:p>
          </table:table-cell>
        </table:table-row>
        <table:table-row table:style-name="ro1">
          <table:table-cell table:style-name="ce1" office:value-type="float" office:value="30.31468897">
            <text:p>30.314689</text:p>
          </table:table-cell>
          <table:table-cell table:style-name="ce1" office:value-type="float" office:value="-97.72098189">
            <text:p>-97.720982</text:p>
          </table:table-cell>
          <table:table-cell table:style-name="ce2" office:value-type="float" office:value="205.378784">
            <text:p>205.38</text:p>
          </table:table-cell>
          <table:table-cell table:style-name="ce2" office:value-type="float" office:value="36566.1211">
            <text:p>36566.12</text:p>
          </table:table-cell>
          <table:table-cell table:style-name="ce2" table:formula="of:=[.D2295]-[.D2294]" office:value-type="float" office:value="14.6679999999978">
            <text:p>14.67</text:p>
          </table:table-cell>
          <table:table-cell table:style-name="ce4" table:formula="of:=[.D2295]*0.000621371" office:value-type="float" office:value="22.7211272340281">
            <text:p>22.7211</text:p>
          </table:table-cell>
          <table:table-cell table:style-name="ce4" table:formula="of:=[.E2295]*0.000621371" office:value-type="float" office:value="0.00911426982799866">
            <text:p>0.0091</text:p>
          </table:table-cell>
        </table:table-row>
        <table:table-row table:style-name="ro1">
          <table:table-cell table:style-name="ce1" office:value-type="float" office:value="30.31462745">
            <text:p>30.314627</text:p>
          </table:table-cell>
          <table:table-cell table:style-name="ce1" office:value-type="float" office:value="-97.72084896">
            <text:p>-97.720849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6580.5859">
            <text:p>36580.59</text:p>
          </table:table-cell>
          <table:table-cell table:style-name="ce2" table:formula="of:=[.D2296]-[.D2295]" office:value-type="float" office:value="14.4648000000016">
            <text:p>14.46</text:p>
          </table:table-cell>
          <table:table-cell table:style-name="ce4" table:formula="of:=[.D2296]*0.000621371" office:value-type="float" office:value="22.7301152412689">
            <text:p>22.7301</text:p>
          </table:table-cell>
          <table:table-cell table:style-name="ce4" table:formula="of:=[.E2296]*0.000621371" office:value-type="float" office:value="0.00898800724080097">
            <text:p>0.0090</text:p>
          </table:table-cell>
        </table:table-row>
        <table:table-row table:style-name="ro1">
          <table:table-cell table:style-name="ce1" office:value-type="float" office:value="30.31458403">
            <text:p>30.314584</text:p>
          </table:table-cell>
          <table:table-cell table:style-name="ce1" office:value-type="float" office:value="-97.72074074">
            <text:p>-97.720741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6593">
            <text:p>36593.00</text:p>
          </table:table-cell>
          <table:table-cell table:style-name="ce2" table:formula="of:=[.D2297]-[.D2296]" office:value-type="float" office:value="12.4141000000018">
            <text:p>12.41</text:p>
          </table:table-cell>
          <table:table-cell table:style-name="ce4" table:formula="of:=[.D2297]*0.000621371" office:value-type="float" office:value="22.737829003">
            <text:p>22.7378</text:p>
          </table:table-cell>
          <table:table-cell table:style-name="ce4" table:formula="of:=[.E2297]*0.000621371" office:value-type="float" office:value="0.00771376173110111">
            <text:p>0.0077</text:p>
          </table:table-cell>
        </table:table-row>
        <table:table-row table:style-name="ro1">
          <table:table-cell table:style-name="ce1" office:value-type="float" office:value="30.31448873">
            <text:p>30.314489</text:p>
          </table:table-cell>
          <table:table-cell table:style-name="ce1" office:value-type="float" office:value="-97.72052659">
            <text:p>-97.720527</text:p>
          </table:table-cell>
          <table:table-cell table:style-name="ce2" office:value-type="float" office:value="206.340088">
            <text:p>206.34</text:p>
          </table:table-cell>
          <table:table-cell table:style-name="ce2" office:value-type="float" office:value="36615.2461">
            <text:p>36615.25</text:p>
          </table:table-cell>
          <table:table-cell table:style-name="ce2" table:formula="of:=[.D2298]-[.D2297]" office:value-type="float" office:value="22.2460999999967">
            <text:p>22.25</text:p>
          </table:table-cell>
          <table:table-cell table:style-name="ce4" table:formula="of:=[.D2298]*0.000621371" office:value-type="float" office:value="22.7516520844031">
            <text:p>22.7517</text:p>
          </table:table-cell>
          <table:table-cell table:style-name="ce4" table:formula="of:=[.E2298]*0.000621371" office:value-type="float" office:value="0.0138230814030979">
            <text:p>0.0138</text:p>
          </table:table-cell>
        </table:table-row>
        <table:table-row table:style-name="ro1">
          <table:table-cell table:style-name="ce1" office:value-type="float" office:value="30.31441522">
            <text:p>30.314415</text:p>
          </table:table-cell>
          <table:table-cell table:style-name="ce1" office:value-type="float" office:value="-97.72035836">
            <text:p>-97.720358</text:p>
          </table:table-cell>
          <table:table-cell table:style-name="ce2" office:value-type="float" office:value="205.859497">
            <text:p>205.86</text:p>
          </table:table-cell>
          <table:table-cell table:style-name="ce2" office:value-type="float" office:value="36633.3242">
            <text:p>36633.32</text:p>
          </table:table-cell>
          <table:table-cell table:style-name="ce2" table:formula="of:=[.D2299]-[.D2298]" office:value-type="float" office:value="18.0781000000061">
            <text:p>18.08</text:p>
          </table:table-cell>
          <table:table-cell table:style-name="ce4" table:formula="of:=[.D2299]*0.000621371" office:value-type="float" office:value="22.7628852914782">
            <text:p>22.7629</text:p>
          </table:table-cell>
          <table:table-cell table:style-name="ce4" table:formula="of:=[.E2299]*0.000621371" office:value-type="float" office:value="0.0112332070751038">
            <text:p>0.0112</text:p>
          </table:table-cell>
        </table:table-row>
        <table:table-row table:style-name="ro1">
          <table:table-cell table:style-name="ce1" office:value-type="float" office:value="30.31435219">
            <text:p>30.314352</text:p>
          </table:table-cell>
          <table:table-cell table:style-name="ce1" office:value-type="float" office:value="-97.72022316">
            <text:p>-97.720223</text:p>
          </table:table-cell>
          <table:table-cell table:style-name="ce2" office:value-type="float" office:value="204.898071">
            <text:p>204.90</text:p>
          </table:table-cell>
          <table:table-cell table:style-name="ce2" office:value-type="float" office:value="36648.1055">
            <text:p>36648.11</text:p>
          </table:table-cell>
          <table:table-cell table:style-name="ce2" table:formula="of:=[.D2300]-[.D2299]" office:value-type="float" office:value="14.7812999999951">
            <text:p>14.78</text:p>
          </table:table-cell>
          <table:table-cell table:style-name="ce4" table:formula="of:=[.D2300]*0.000621371" office:value-type="float" office:value="22.7720699626405">
            <text:p>22.7721</text:p>
          </table:table-cell>
          <table:table-cell table:style-name="ce4" table:formula="of:=[.E2300]*0.000621371" office:value-type="float" office:value="0.00918467116229696">
            <text:p>0.0092</text:p>
          </table:table-cell>
        </table:table-row>
        <table:table-row table:style-name="ro1">
          <table:table-cell table:style-name="ce1" office:value-type="float" office:value="30.31428689">
            <text:p>30.314287</text:p>
          </table:table-cell>
          <table:table-cell table:style-name="ce1" office:value-type="float" office:value="-97.72012426">
            <text:p>-97.72012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6659.9844">
            <text:p>36659.98</text:p>
          </table:table-cell>
          <table:table-cell table:style-name="ce2" table:formula="of:=[.D2301]-[.D2300]" office:value-type="float" office:value="11.8789000000033">
            <text:p>11.88</text:p>
          </table:table-cell>
          <table:table-cell table:style-name="ce4" table:formula="of:=[.D2301]*0.000621371" office:value-type="float" office:value="22.7794511666124">
            <text:p>22.7795</text:p>
          </table:table-cell>
          <table:table-cell table:style-name="ce4" table:formula="of:=[.E2301]*0.000621371" office:value-type="float" office:value="0.00738120397190208">
            <text:p>0.0074</text:p>
          </table:table-cell>
        </table:table-row>
        <table:table-row table:style-name="ro1">
          <table:table-cell table:style-name="ce1" office:value-type="float" office:value="30.31421908">
            <text:p>30.314219</text:p>
          </table:table-cell>
          <table:table-cell table:style-name="ce1" office:value-type="float" office:value="-97.72003499">
            <text:p>-97.720035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671.4805">
            <text:p>36671.48</text:p>
          </table:table-cell>
          <table:table-cell table:style-name="ce2" table:formula="of:=[.D2302]-[.D2301]" office:value-type="float" office:value="11.4960999999967">
            <text:p>11.50</text:p>
          </table:table-cell>
          <table:table-cell table:style-name="ce4" table:formula="of:=[.D2302]*0.000621371" office:value-type="float" office:value="22.7865945097655">
            <text:p>22.7866</text:p>
          </table:table-cell>
          <table:table-cell table:style-name="ce4" table:formula="of:=[.E2302]*0.000621371" office:value-type="float" office:value="0.00714334315309792">
            <text:p>0.0071</text:p>
          </table:table-cell>
        </table:table-row>
        <table:table-row table:style-name="ro1">
          <table:table-cell table:style-name="ce1" office:value-type="float" office:value="30.31411238">
            <text:p>30.314112</text:p>
          </table:table-cell>
          <table:table-cell table:style-name="ce1" office:value-type="float" office:value="-97.72003884">
            <text:p>-97.720039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683.5781">
            <text:p>36683.58</text:p>
          </table:table-cell>
          <table:table-cell table:style-name="ce2" table:formula="of:=[.D2303]-[.D2302]" office:value-type="float" office:value="12.097600000001">
            <text:p>12.10</text:p>
          </table:table-cell>
          <table:table-cell table:style-name="ce4" table:formula="of:=[.D2303]*0.000621371" office:value-type="float" office:value="22.7941116075751">
            <text:p>22.7941</text:p>
          </table:table-cell>
          <table:table-cell table:style-name="ce4" table:formula="of:=[.E2303]*0.000621371" office:value-type="float" office:value="0.0075170978096006">
            <text:p>0.0075</text:p>
          </table:table-cell>
        </table:table-row>
        <table:table-row table:style-name="ro1">
          <table:table-cell table:style-name="ce1" office:value-type="float" office:value="30.3140087">
            <text:p>30.314009</text:p>
          </table:table-cell>
          <table:table-cell table:style-name="ce1" office:value-type="float" office:value="-97.72010934">
            <text:p>-97.720109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6696.8516">
            <text:p>36696.85</text:p>
          </table:table-cell>
          <table:table-cell table:style-name="ce2" table:formula="of:=[.D2304]-[.D2303]" office:value-type="float" office:value="13.273500000003">
            <text:p>13.27</text:p>
          </table:table-cell>
          <table:table-cell table:style-name="ce4" table:formula="of:=[.D2304]*0.000621371" office:value-type="float" office:value="22.8023593755436">
            <text:p>22.8024</text:p>
          </table:table-cell>
          <table:table-cell table:style-name="ce4" table:formula="of:=[.E2304]*0.000621371" office:value-type="float" office:value="0.00824776796850184">
            <text:p>0.0082</text:p>
          </table:table-cell>
        </table:table-row>
        <table:table-row table:style-name="ro1">
          <table:table-cell table:style-name="ce1" office:value-type="float" office:value="30.31390443">
            <text:p>30.313904</text:p>
          </table:table-cell>
          <table:table-cell table:style-name="ce1" office:value-type="float" office:value="-97.72017857">
            <text:p>-97.720179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710.2227">
            <text:p>36710.22</text:p>
          </table:table-cell>
          <table:table-cell table:style-name="ce2" table:formula="of:=[.D2305]-[.D2304]" office:value-type="float" office:value="13.3710999999967">
            <text:p>13.37</text:p>
          </table:table-cell>
          <table:table-cell table:style-name="ce4" table:formula="of:=[.D2305]*0.000621371" office:value-type="float" office:value="22.8106677893217">
            <text:p>22.8107</text:p>
          </table:table-cell>
          <table:table-cell table:style-name="ce4" table:formula="of:=[.E2305]*0.000621371" office:value-type="float" office:value="0.00830841377809792">
            <text:p>0.0083</text:p>
          </table:table-cell>
        </table:table-row>
        <table:table-row table:style-name="ro1">
          <table:table-cell table:style-name="ce1" office:value-type="float" office:value="30.31379605">
            <text:p>30.313796</text:p>
          </table:table-cell>
          <table:table-cell table:style-name="ce1" office:value-type="float" office:value="-97.72025082">
            <text:p>-97.720251</text:p>
          </table:table-cell>
          <table:table-cell table:style-name="ce2" office:value-type="float" office:value="202.975464">
            <text:p>202.98</text:p>
          </table:table-cell>
          <table:table-cell table:style-name="ce2" office:value-type="float" office:value="36724.1133">
            <text:p>36724.11</text:p>
          </table:table-cell>
          <table:table-cell table:style-name="ce2" table:formula="of:=[.D2306]-[.D2305]" office:value-type="float" office:value="13.8905999999988">
            <text:p>13.89</text:p>
          </table:table-cell>
          <table:table-cell table:style-name="ce4" table:formula="of:=[.D2306]*0.000621371" office:value-type="float" office:value="22.8192990053343">
            <text:p>22.8193</text:p>
          </table:table-cell>
          <table:table-cell table:style-name="ce4" table:formula="of:=[.E2306]*0.000621371" office:value-type="float" office:value="0.00863121601259926">
            <text:p>0.0086</text:p>
          </table:table-cell>
        </table:table-row>
        <table:table-row table:style-name="ro1">
          <table:table-cell table:style-name="ce1" office:value-type="float" office:value="30.31365506">
            <text:p>30.313655</text:p>
          </table:table-cell>
          <table:table-cell table:style-name="ce1" office:value-type="float" office:value="-97.72034545">
            <text:p>-97.720345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742.2109">
            <text:p>36742.21</text:p>
          </table:table-cell>
          <table:table-cell table:style-name="ce2" table:formula="of:=[.D2307]-[.D2306]" office:value-type="float" office:value="18.097600000001">
            <text:p>18.10</text:p>
          </table:table-cell>
          <table:table-cell table:style-name="ce4" table:formula="of:=[.D2307]*0.000621371" office:value-type="float" office:value="22.8305443291439">
            <text:p>22.8305</text:p>
          </table:table-cell>
          <table:table-cell table:style-name="ce4" table:formula="of:=[.E2307]*0.000621371" office:value-type="float" office:value="0.0112453238096006">
            <text:p>0.0112</text:p>
          </table:table-cell>
        </table:table-row>
        <table:table-row table:style-name="ro1">
          <table:table-cell table:style-name="ce1" office:value-type="float" office:value="30.31360653">
            <text:p>30.313607</text:p>
          </table:table-cell>
          <table:table-cell table:style-name="ce1" office:value-type="float" office:value="-97.72037379">
            <text:p>-97.72037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6748.2461">
            <text:p>36748.25</text:p>
          </table:table-cell>
          <table:table-cell table:style-name="ce2" table:formula="of:=[.D2308]-[.D2307]" office:value-type="float" office:value="6.03519999999844">
            <text:p>6.04</text:p>
          </table:table-cell>
          <table:table-cell table:style-name="ce4" table:formula="of:=[.D2308]*0.000621371" office:value-type="float" office:value="22.8342944274031">
            <text:p>22.8343</text:p>
          </table:table-cell>
          <table:table-cell table:style-name="ce4" table:formula="of:=[.E2308]*0.000621371" office:value-type="float" office:value="0.00375009825919903">
            <text:p>0.0038</text:p>
          </table:table-cell>
        </table:table-row>
        <table:table-row table:style-name="ro1">
          <table:table-cell table:style-name="ce1" office:value-type="float" office:value="30.31348256">
            <text:p>30.313483</text:p>
          </table:table-cell>
          <table:table-cell table:style-name="ce1" office:value-type="float" office:value="-97.72047839">
            <text:p>-97.720478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765.2656">
            <text:p>36765.27</text:p>
          </table:table-cell>
          <table:table-cell table:style-name="ce2" table:formula="of:=[.D2309]-[.D2308]" office:value-type="float" office:value="17.0195000000022">
            <text:p>17.02</text:p>
          </table:table-cell>
          <table:table-cell table:style-name="ce4" table:formula="of:=[.D2309]*0.000621371" office:value-type="float" office:value="22.8448698511376">
            <text:p>22.8449</text:p>
          </table:table-cell>
          <table:table-cell table:style-name="ce4" table:formula="of:=[.E2309]*0.000621371" office:value-type="float" office:value="0.0105754237345013">
            <text:p>0.0106</text:p>
          </table:table-cell>
        </table:table-row>
        <table:table-row table:style-name="ro1">
          <table:table-cell table:style-name="ce1" office:value-type="float" office:value="30.31333186">
            <text:p>30.313332</text:p>
          </table:table-cell>
          <table:table-cell table:style-name="ce1" office:value-type="float" office:value="-97.72056414">
            <text:p>-97.720564</text:p>
          </table:table-cell>
          <table:table-cell table:style-name="ce2" office:value-type="float" office:value="203.93689">
            <text:p>203.94</text:p>
          </table:table-cell>
          <table:table-cell table:style-name="ce2" office:value-type="float" office:value="36783.9375">
            <text:p>36783.94</text:p>
          </table:table-cell>
          <table:table-cell table:style-name="ce2" table:formula="of:=[.D2310]-[.D2309]" office:value-type="float" office:value="18.6719000000012">
            <text:p>18.67</text:p>
          </table:table-cell>
          <table:table-cell table:style-name="ce4" table:formula="of:=[.D2310]*0.000621371" office:value-type="float" office:value="22.8564720283125">
            <text:p>22.8565</text:p>
          </table:table-cell>
          <table:table-cell table:style-name="ce4" table:formula="of:=[.E2310]*0.000621371" office:value-type="float" office:value="0.0116021771749007">
            <text:p>0.0116</text:p>
          </table:table-cell>
        </table:table-row>
        <table:table-row table:style-name="ro1">
          <table:table-cell table:style-name="ce1" office:value-type="float" office:value="30.3132265">
            <text:p>30.313227</text:p>
          </table:table-cell>
          <table:table-cell table:style-name="ce1" office:value-type="float" office:value="-97.72065198">
            <text:p>-97.720652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798.3555">
            <text:p>36798.36</text:p>
          </table:table-cell>
          <table:table-cell table:style-name="ce2" table:formula="of:=[.D2311]-[.D2310]" office:value-type="float" office:value="14.4179999999978">
            <text:p>14.42</text:p>
          </table:table-cell>
          <table:table-cell table:style-name="ce4" table:formula="of:=[.D2311]*0.000621371" office:value-type="float" office:value="22.8654309553905">
            <text:p>22.8654</text:p>
          </table:table-cell>
          <table:table-cell table:style-name="ce4" table:formula="of:=[.E2311]*0.000621371" office:value-type="float" office:value="0.00895892707799866">
            <text:p>0.0090</text:p>
          </table:table-cell>
        </table:table-row>
        <table:table-row table:style-name="ro1">
          <table:table-cell table:style-name="ce1" office:value-type="float" office:value="30.31311083">
            <text:p>30.313111</text:p>
          </table:table-cell>
          <table:table-cell table:style-name="ce1" office:value-type="float" office:value="-97.72072675">
            <text:p>-97.720727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813.082">
            <text:p>36813.08</text:p>
          </table:table-cell>
          <table:table-cell table:style-name="ce2" table:formula="of:=[.D2312]-[.D2311]" office:value-type="float" office:value="14.7265000000043">
            <text:p>14.73</text:p>
          </table:table-cell>
          <table:table-cell table:style-name="ce4" table:formula="of:=[.D2312]*0.000621371" office:value-type="float" office:value="22.874581575422">
            <text:p>22.8746</text:p>
          </table:table-cell>
          <table:table-cell table:style-name="ce4" table:formula="of:=[.E2312]*0.000621371" office:value-type="float" office:value="0.00915062003150268">
            <text:p>0.0092</text:p>
          </table:table-cell>
        </table:table-row>
        <table:table-row table:style-name="ro1">
          <table:table-cell table:style-name="ce1" office:value-type="float" office:value="30.31300019">
            <text:p>30.313000</text:p>
          </table:table-cell>
          <table:table-cell table:style-name="ce1" office:value-type="float" office:value="-97.72080906">
            <text:p>-97.720809</text:p>
          </table:table-cell>
          <table:table-cell table:style-name="ce2" office:value-type="float" office:value="203.456177">
            <text:p>203.46</text:p>
          </table:table-cell>
          <table:table-cell table:style-name="ce2" office:value-type="float" office:value="36827.6836">
            <text:p>36827.68</text:p>
          </table:table-cell>
          <table:table-cell table:style-name="ce2" table:formula="of:=[.D2313]-[.D2312]" office:value-type="float" office:value="14.6015999999945">
            <text:p>14.60</text:p>
          </table:table-cell>
          <table:table-cell table:style-name="ce4" table:formula="of:=[.D2313]*0.000621371" office:value-type="float" office:value="22.8836545862156">
            <text:p>22.8837</text:p>
          </table:table-cell>
          <table:table-cell table:style-name="ce4" table:formula="of:=[.E2313]*0.000621371" office:value-type="float" office:value="0.00907301079359659">
            <text:p>0.0091</text:p>
          </table:table-cell>
        </table:table-row>
        <table:table-row table:style-name="ro1">
          <table:table-cell table:style-name="ce1" office:value-type="float" office:value="30.31286105">
            <text:p>30.312861</text:p>
          </table:table-cell>
          <table:table-cell table:style-name="ce1" office:value-type="float" office:value="-97.72088927">
            <text:p>-97.720889</text:p>
          </table:table-cell>
          <table:table-cell table:style-name="ce2" office:value-type="float" office:value="202.014282">
            <text:p>202.01</text:p>
          </table:table-cell>
          <table:table-cell table:style-name="ce2" office:value-type="float" office:value="36844.8789">
            <text:p>36844.88</text:p>
          </table:table-cell>
          <table:table-cell table:style-name="ce2" table:formula="of:=[.D2314]-[.D2313]" office:value-type="float" office:value="17.1953000000067">
            <text:p>17.20</text:p>
          </table:table-cell>
          <table:table-cell table:style-name="ce4" table:formula="of:=[.D2314]*0.000621371" office:value-type="float" office:value="22.8943392469719">
            <text:p>22.8943</text:p>
          </table:table-cell>
          <table:table-cell table:style-name="ce4" table:formula="of:=[.E2314]*0.000621371" office:value-type="float" office:value="0.0106846607563042">
            <text:p>0.0107</text:p>
          </table:table-cell>
        </table:table-row>
        <table:table-row table:style-name="ro1">
          <table:table-cell table:style-name="ce1" office:value-type="float" office:value="30.3128178">
            <text:p>30.312818</text:p>
          </table:table-cell>
          <table:table-cell table:style-name="ce1" office:value-type="float" office:value="-97.72091643">
            <text:p>-97.720916</text:p>
          </table:table-cell>
          <table:table-cell table:style-name="ce2" office:value-type="float" office:value="201.533569">
            <text:p>201.53</text:p>
          </table:table-cell>
          <table:table-cell table:style-name="ce2" office:value-type="float" office:value="36850.9844">
            <text:p>36850.98</text:p>
          </table:table-cell>
          <table:table-cell table:style-name="ce2" table:formula="of:=[.D2315]-[.D2314]" office:value-type="float" office:value="6.10549999999785">
            <text:p>6.11</text:p>
          </table:table-cell>
          <table:table-cell table:style-name="ce4" table:formula="of:=[.D2315]*0.000621371" office:value-type="float" office:value="22.8981330276124">
            <text:p>22.8981</text:p>
          </table:table-cell>
          <table:table-cell table:style-name="ce4" table:formula="of:=[.E2315]*0.000621371" office:value-type="float" office:value="0.00379378064049866">
            <text:p>0.0038</text:p>
          </table:table-cell>
        </table:table-row>
        <table:table-row table:style-name="ro1">
          <table:table-cell table:style-name="ce1" office:value-type="float" office:value="30.31270464">
            <text:p>30.312705</text:p>
          </table:table-cell>
          <table:table-cell table:style-name="ce1" office:value-type="float" office:value="-97.72098365">
            <text:p>-97.720984</text:p>
          </table:table-cell>
          <table:table-cell table:style-name="ce2" office:value-type="float" office:value="200.091675">
            <text:p>200.09</text:p>
          </table:table-cell>
          <table:table-cell table:style-name="ce2" office:value-type="float" office:value="36864.668">
            <text:p>36864.67</text:p>
          </table:table-cell>
          <table:table-cell table:style-name="ce2" table:formula="of:=[.D2316]-[.D2315]" office:value-type="float" office:value="13.6835999999967">
            <text:p>13.68</text:p>
          </table:table-cell>
          <table:table-cell table:style-name="ce4" table:formula="of:=[.D2316]*0.000621371" office:value-type="float" office:value="22.906635619828">
            <text:p>22.9066</text:p>
          </table:table-cell>
          <table:table-cell table:style-name="ce4" table:formula="of:=[.E2316]*0.000621371" office:value-type="float" office:value="0.00850259221559793">
            <text:p>0.0085</text:p>
          </table:table-cell>
        </table:table-row>
        <table:table-row table:style-name="ro1">
          <table:table-cell table:style-name="ce1" office:value-type="float" office:value="30.31256366">
            <text:p>30.312564</text:p>
          </table:table-cell>
          <table:table-cell table:style-name="ce1" office:value-type="float" office:value="-97.72107694">
            <text:p>-97.721077</text:p>
          </table:table-cell>
          <table:table-cell table:style-name="ce2" office:value-type="float" office:value="199.130127">
            <text:p>199.13</text:p>
          </table:table-cell>
          <table:table-cell table:style-name="ce2" office:value-type="float" office:value="36882.4219">
            <text:p>36882.42</text:p>
          </table:table-cell>
          <table:table-cell table:style-name="ce2" table:formula="of:=[.D2317]-[.D2316]" office:value-type="float" office:value="17.7539000000033">
            <text:p>17.75</text:p>
          </table:table-cell>
          <table:table-cell table:style-name="ce4" table:formula="of:=[.D2317]*0.000621371" office:value-type="float" office:value="22.9176673784249">
            <text:p>22.9177</text:p>
          </table:table-cell>
          <table:table-cell table:style-name="ce4" table:formula="of:=[.E2317]*0.000621371" office:value-type="float" office:value="0.0110317585969021">
            <text:p>0.0110</text:p>
          </table:table-cell>
        </table:table-row>
        <table:table-row table:style-name="ro1">
          <table:table-cell table:style-name="ce1" office:value-type="float" office:value="30.31242058">
            <text:p>30.312421</text:p>
          </table:table-cell>
          <table:table-cell table:style-name="ce1" office:value-type="float" office:value="-97.72116336">
            <text:p>-97.721163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6900.4219">
            <text:p>36900.42</text:p>
          </table:table-cell>
          <table:table-cell table:style-name="ce2" table:formula="of:=[.D2318]-[.D2317]" office:value-type="float" office:value="18">
            <text:p>18.00</text:p>
          </table:table-cell>
          <table:table-cell table:style-name="ce4" table:formula="of:=[.D2318]*0.000621371" office:value-type="float" office:value="22.9288520564249">
            <text:p>22.9289</text:p>
          </table:table-cell>
          <table:table-cell table:style-name="ce4" table:formula="of:=[.E2318]*0.000621371" office:value-type="float" office:value="0.011184678">
            <text:p>0.0112</text:p>
          </table:table-cell>
        </table:table-row>
        <table:table-row table:style-name="ro1">
          <table:table-cell table:style-name="ce1" office:value-type="float" office:value="30.31229703">
            <text:p>30.312297</text:p>
          </table:table-cell>
          <table:table-cell table:style-name="ce1" office:value-type="float" office:value="-97.7212445">
            <text:p>-97.721245</text:p>
          </table:table-cell>
          <table:table-cell table:style-name="ce2" office:value-type="float" office:value="198.649536">
            <text:p>198.65</text:p>
          </table:table-cell>
          <table:table-cell table:style-name="ce2" office:value-type="float" office:value="36916.3047">
            <text:p>36916.30</text:p>
          </table:table-cell>
          <table:table-cell table:style-name="ce2" table:formula="of:=[.D2319]-[.D2318]" office:value-type="float" office:value="15.8827999999994">
            <text:p>15.88</text:p>
          </table:table-cell>
          <table:table-cell table:style-name="ce4" table:formula="of:=[.D2319]*0.000621371" office:value-type="float" office:value="22.9387211677437">
            <text:p>22.9387</text:p>
          </table:table-cell>
          <table:table-cell table:style-name="ce4" table:formula="of:=[.E2319]*0.000621371" office:value-type="float" office:value="0.00986911131879963">
            <text:p>0.0099</text:p>
          </table:table-cell>
        </table:table-row>
        <table:table-row table:style-name="ro1">
          <table:table-cell table:style-name="ce1" office:value-type="float" office:value="30.31217775">
            <text:p>30.312178</text:p>
          </table:table-cell>
          <table:table-cell table:style-name="ce1" office:value-type="float" office:value="-97.72132429">
            <text:p>-97.721324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36931.3867">
            <text:p>36931.39</text:p>
          </table:table-cell>
          <table:table-cell table:style-name="ce2" table:formula="of:=[.D2320]-[.D2319]" office:value-type="float" office:value="15.0820000000022">
            <text:p>15.08</text:p>
          </table:table-cell>
          <table:table-cell table:style-name="ce4" table:formula="of:=[.D2320]*0.000621371" office:value-type="float" office:value="22.9480926851657">
            <text:p>22.9481</text:p>
          </table:table-cell>
          <table:table-cell table:style-name="ce4" table:formula="of:=[.E2320]*0.000621371" office:value-type="float" office:value="0.00937151742200134">
            <text:p>0.0094</text:p>
          </table:table-cell>
        </table:table-row>
        <table:table-row table:style-name="ro1">
          <table:table-cell table:style-name="ce1" office:value-type="float" office:value="30.31204658">
            <text:p>30.312047</text:p>
          </table:table-cell>
          <table:table-cell table:style-name="ce1" office:value-type="float" office:value="-97.72141214">
            <text:p>-97.721412</text:p>
          </table:table-cell>
          <table:table-cell table:style-name="ce2" office:value-type="float" office:value="197.688232">
            <text:p>197.69</text:p>
          </table:table-cell>
          <table:table-cell table:style-name="ce2" office:value-type="float" office:value="36948.1875">
            <text:p>36948.19</text:p>
          </table:table-cell>
          <table:table-cell table:style-name="ce2" table:formula="of:=[.D2321]-[.D2320]" office:value-type="float" office:value="16.8007999999973">
            <text:p>16.80</text:p>
          </table:table-cell>
          <table:table-cell table:style-name="ce4" table:formula="of:=[.D2321]*0.000621371" office:value-type="float" office:value="22.9585322150625">
            <text:p>22.9585</text:p>
          </table:table-cell>
          <table:table-cell table:style-name="ce4" table:formula="of:=[.E2321]*0.000621371" office:value-type="float" office:value="0.0104395298967983">
            <text:p>0.0104</text:p>
          </table:table-cell>
        </table:table-row>
        <table:table-row table:style-name="ro1">
          <table:table-cell table:style-name="ce1" office:value-type="float" office:value="30.31191347">
            <text:p>30.311913</text:p>
          </table:table-cell>
          <table:table-cell table:style-name="ce1" office:value-type="float" office:value="-97.72148313">
            <text:p>-97.721483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6964.3984">
            <text:p>36964.40</text:p>
          </table:table-cell>
          <table:table-cell table:style-name="ce2" table:formula="of:=[.D2322]-[.D2321]" office:value-type="float" office:value="16.2108999999982">
            <text:p>16.21</text:p>
          </table:table-cell>
          <table:table-cell table:style-name="ce4" table:formula="of:=[.D2322]*0.000621371" office:value-type="float" office:value="22.9686051982064">
            <text:p>22.9686</text:p>
          </table:table-cell>
          <table:table-cell table:style-name="ce4" table:formula="of:=[.E2322]*0.000621371" office:value-type="float" office:value="0.0100729831438989">
            <text:p>0.0101</text:p>
          </table:table-cell>
        </table:table-row>
        <table:table-row table:style-name="ro1">
          <table:table-cell table:style-name="ce1" office:value-type="float" office:value="30.31181213">
            <text:p>30.311812</text:p>
          </table:table-cell>
          <table:table-cell table:style-name="ce1" office:value-type="float" office:value="-97.72156226">
            <text:p>-97.721562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6977.9258">
            <text:p>36977.93</text:p>
          </table:table-cell>
          <table:table-cell table:style-name="ce2" table:formula="of:=[.D2323]-[.D2322]" office:value-type="float" office:value="13.527399999999">
            <text:p>13.53</text:p>
          </table:table-cell>
          <table:table-cell table:style-name="ce4" table:formula="of:=[.D2323]*0.000621371" office:value-type="float" office:value="22.9770107322718">
            <text:p>22.9770</text:p>
          </table:table-cell>
          <table:table-cell table:style-name="ce4" table:formula="of:=[.E2323]*0.000621371" office:value-type="float" office:value="0.0084055340653994">
            <text:p>0.0084</text:p>
          </table:table-cell>
        </table:table-row>
        <table:table-row table:style-name="ro1">
          <table:table-cell table:style-name="ce1" office:value-type="float" office:value="30.31167509">
            <text:p>30.311675</text:p>
          </table:table-cell>
          <table:table-cell table:style-name="ce1" office:value-type="float" office:value="-97.72164448">
            <text:p>-97.721644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6995.0859">
            <text:p>36995.09</text:p>
          </table:table-cell>
          <table:table-cell table:style-name="ce2" table:formula="of:=[.D2324]-[.D2323]" office:value-type="float" office:value="17.160100000001">
            <text:p>17.16</text:p>
          </table:table-cell>
          <table:table-cell table:style-name="ce4" table:formula="of:=[.D2324]*0.000621371" office:value-type="float" office:value="22.9876735207689">
            <text:p>22.9877</text:p>
          </table:table-cell>
          <table:table-cell table:style-name="ce4" table:formula="of:=[.E2324]*0.000621371" office:value-type="float" office:value="0.0106627884971006">
            <text:p>0.0107</text:p>
          </table:table-cell>
        </table:table-row>
        <table:table-row table:style-name="ro1">
          <table:table-cell table:style-name="ce1" office:value-type="float" office:value="30.31150837">
            <text:p>30.311508</text:p>
          </table:table-cell>
          <table:table-cell table:style-name="ce1" office:value-type="float" office:value="-97.72175998">
            <text:p>-97.721760</text:p>
          </table:table-cell>
          <table:table-cell table:style-name="ce2" office:value-type="float" office:value="196.726929">
            <text:p>196.73</text:p>
          </table:table-cell>
          <table:table-cell table:style-name="ce2" office:value-type="float" office:value="37016.6094">
            <text:p>37016.61</text:p>
          </table:table-cell>
          <table:table-cell table:style-name="ce2" table:formula="of:=[.D2325]-[.D2324]" office:value-type="float" office:value="21.523500000003">
            <text:p>21.52</text:p>
          </table:table-cell>
          <table:table-cell table:style-name="ce4" table:formula="of:=[.D2325]*0.000621371" office:value-type="float" office:value="23.0010475994874">
            <text:p>23.0010</text:p>
          </table:table-cell>
          <table:table-cell table:style-name="ce4" table:formula="of:=[.E2325]*0.000621371" office:value-type="float" office:value="0.0133740787185018">
            <text:p>0.0134</text:p>
          </table:table-cell>
        </table:table-row>
        <table:table-row table:style-name="ro1">
          <table:table-cell table:style-name="ce1" office:value-type="float" office:value="30.31137669">
            <text:p>30.311377</text:p>
          </table:table-cell>
          <table:table-cell table:style-name="ce1" office:value-type="float" office:value="-97.72184196">
            <text:p>-97.721842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7033.2188">
            <text:p>37033.22</text:p>
          </table:table-cell>
          <table:table-cell table:style-name="ce2" table:formula="of:=[.D2326]-[.D2325]" office:value-type="float" office:value="16.6094000000012">
            <text:p>16.61</text:p>
          </table:table-cell>
          <table:table-cell table:style-name="ce4" table:formula="of:=[.D2326]*0.000621371" office:value-type="float" office:value="23.0113681989748">
            <text:p>23.0114</text:p>
          </table:table-cell>
          <table:table-cell table:style-name="ce4" table:formula="of:=[.E2326]*0.000621371" office:value-type="float" office:value="0.0103205994874007">
            <text:p>0.0103</text:p>
          </table:table-cell>
        </table:table-row>
        <table:table-row table:style-name="ro1">
          <table:table-cell table:style-name="ce1" office:value-type="float" office:value="30.31121819">
            <text:p>30.311218</text:p>
          </table:table-cell>
          <table:table-cell table:style-name="ce1" office:value-type="float" office:value="-97.72193936">
            <text:p>-97.721939</text:p>
          </table:table-cell>
          <table:table-cell table:style-name="ce2" office:value-type="float" office:value="194.32373">
            <text:p>194.32</text:p>
          </table:table-cell>
          <table:table-cell table:style-name="ce2" office:value-type="float" office:value="37053.0859">
            <text:p>37053.09</text:p>
          </table:table-cell>
          <table:table-cell table:style-name="ce2" table:formula="of:=[.D2327]-[.D2326]" office:value-type="float" office:value="19.8670999999958">
            <text:p>19.87</text:p>
          </table:table-cell>
          <table:table-cell table:style-name="ce4" table:formula="of:=[.D2327]*0.000621371" office:value-type="float" office:value="23.0237130387689">
            <text:p>23.0237</text:p>
          </table:table-cell>
          <table:table-cell table:style-name="ce4" table:formula="of:=[.E2327]*0.000621371" office:value-type="float" office:value="0.0123448397940974">
            <text:p>0.0123</text:p>
          </table:table-cell>
        </table:table-row>
        <table:table-row table:style-name="ro1">
          <table:table-cell table:style-name="ce1" office:value-type="float" office:value="30.31103589">
            <text:p>30.311036</text:p>
          </table:table-cell>
          <table:table-cell table:style-name="ce1" office:value-type="float" office:value="-97.72205478">
            <text:p>-97.722055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7076.1484">
            <text:p>37076.15</text:p>
          </table:table-cell>
          <table:table-cell table:style-name="ce2" table:formula="of:=[.D2328]-[.D2327]" office:value-type="float" office:value="23.0625">
            <text:p>23.06</text:p>
          </table:table-cell>
          <table:table-cell table:style-name="ce4" table:formula="of:=[.D2328]*0.000621371" office:value-type="float" office:value="23.0380434074564">
            <text:p>23.0380</text:p>
          </table:table-cell>
          <table:table-cell table:style-name="ce4" table:formula="of:=[.E2328]*0.000621371" office:value-type="float" office:value="0.0143303686875">
            <text:p>0.0143</text:p>
          </table:table-cell>
        </table:table-row>
        <table:table-row table:style-name="ro1">
          <table:table-cell table:style-name="ce1" office:value-type="float" office:value="30.31092709">
            <text:p>30.310927</text:p>
          </table:table-cell>
          <table:table-cell table:style-name="ce1" office:value-type="float" office:value="-97.72211487">
            <text:p>-97.722115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37089.4844">
            <text:p>37089.48</text:p>
          </table:table-cell>
          <table:table-cell table:style-name="ce2" table:formula="of:=[.D2329]-[.D2328]" office:value-type="float" office:value="13.336000000003">
            <text:p>13.34</text:p>
          </table:table-cell>
          <table:table-cell table:style-name="ce4" table:formula="of:=[.D2329]*0.000621371" office:value-type="float" office:value="23.0463300111124">
            <text:p>23.0463</text:p>
          </table:table-cell>
          <table:table-cell table:style-name="ce4" table:formula="of:=[.E2329]*0.000621371" office:value-type="float" office:value="0.00828660365600184">
            <text:p>0.0083</text:p>
          </table:table-cell>
        </table:table-row>
        <table:table-row table:style-name="ro1">
          <table:table-cell table:style-name="ce1" office:value-type="float" office:value="30.31090312">
            <text:p>30.310903</text:p>
          </table:table-cell>
          <table:table-cell table:style-name="ce1" office:value-type="float" office:value="-97.72213097">
            <text:p>-97.722131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37092.8672">
            <text:p>37092.87</text:p>
          </table:table-cell>
          <table:table-cell table:style-name="ce2" table:formula="of:=[.D2330]-[.D2329]" office:value-type="float" office:value="3.38279999999941">
            <text:p>3.38</text:p>
          </table:table-cell>
          <table:table-cell table:style-name="ce4" table:formula="of:=[.D2330]*0.000621371" office:value-type="float" office:value="23.0484319849312">
            <text:p>23.0484</text:p>
          </table:table-cell>
          <table:table-cell table:style-name="ce4" table:formula="of:=[.E2330]*0.000621371" office:value-type="float" office:value="0.00210197381879963">
            <text:p>0.0021</text:p>
          </table:table-cell>
        </table:table-row>
        <table:table-row table:style-name="ro1">
          <table:table-cell table:style-name="ce1" office:value-type="float" office:value="30.31076607">
            <text:p>30.310766</text:p>
          </table:table-cell>
          <table:table-cell table:style-name="ce1" office:value-type="float" office:value="-97.72222359">
            <text:p>-97.722224</text:p>
          </table:table-cell>
          <table:table-cell table:style-name="ce2" office:value-type="float" office:value="192.401123">
            <text:p>192.40</text:p>
          </table:table-cell>
          <table:table-cell table:style-name="ce2" office:value-type="float" office:value="37110.1367">
            <text:p>37110.14</text:p>
          </table:table-cell>
          <table:table-cell table:style-name="ce2" table:formula="of:=[.D2331]-[.D2330]" office:value-type="float" office:value="17.2695000000022">
            <text:p>17.27</text:p>
          </table:table-cell>
          <table:table-cell table:style-name="ce4" table:formula="of:=[.D2331]*0.000621371" office:value-type="float" office:value="23.0591627514157">
            <text:p>23.0592</text:p>
          </table:table-cell>
          <table:table-cell table:style-name="ce4" table:formula="of:=[.E2331]*0.000621371" office:value-type="float" office:value="0.0107307664845013">
            <text:p>0.0107</text:p>
          </table:table-cell>
        </table:table-row>
        <table:table-row table:style-name="ro1">
          <table:table-cell table:style-name="ce1" office:value-type="float" office:value="30.31066675">
            <text:p>30.310667</text:p>
          </table:table-cell>
          <table:table-cell table:style-name="ce1" office:value-type="float" office:value="-97.72229978">
            <text:p>-97.722300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7123.3203">
            <text:p>37123.32</text:p>
          </table:table-cell>
          <table:table-cell table:style-name="ce2" table:formula="of:=[.D2332]-[.D2331]" office:value-type="float" office:value="13.1835999999967">
            <text:p>13.18</text:p>
          </table:table-cell>
          <table:table-cell table:style-name="ce4" table:formula="of:=[.D2332]*0.000621371" office:value-type="float" office:value="23.0673546581313">
            <text:p>23.0674</text:p>
          </table:table-cell>
          <table:table-cell table:style-name="ce4" table:formula="of:=[.E2332]*0.000621371" office:value-type="float" office:value="0.00819190671559792">
            <text:p>0.0082</text:p>
          </table:table-cell>
        </table:table-row>
        <table:table-row table:style-name="ro1">
          <table:table-cell table:style-name="ce1" office:value-type="float" office:value="30.3105375">
            <text:p>30.310538</text:p>
          </table:table-cell>
          <table:table-cell table:style-name="ce1" office:value-type="float" office:value="-97.72238653">
            <text:p>-97.722387</text:p>
          </table:table-cell>
          <table:table-cell table:style-name="ce2" office:value-type="float" office:value="195.765625">
            <text:p>195.77</text:p>
          </table:table-cell>
          <table:table-cell table:style-name="ce2" office:value-type="float" office:value="37139.9844">
            <text:p>37139.98</text:p>
          </table:table-cell>
          <table:table-cell table:style-name="ce2" table:formula="of:=[.D2333]-[.D2332]" office:value-type="float" office:value="16.6641000000018">
            <text:p>16.66</text:p>
          </table:table-cell>
          <table:table-cell table:style-name="ce4" table:formula="of:=[.D2333]*0.000621371" office:value-type="float" office:value="23.0777092466124">
            <text:p>23.0777</text:p>
          </table:table-cell>
          <table:table-cell table:style-name="ce4" table:formula="of:=[.E2333]*0.000621371" office:value-type="float" office:value="0.0103545884811011">
            <text:p>0.0104</text:p>
          </table:table-cell>
        </table:table-row>
        <table:table-row table:style-name="ro1">
          <table:table-cell table:style-name="ce1" office:value-type="float" office:value="30.31039383">
            <text:p>30.310394</text:p>
          </table:table-cell>
          <table:table-cell table:style-name="ce1" office:value-type="float" office:value="-97.72249114">
            <text:p>-97.722491</text:p>
          </table:table-cell>
          <table:table-cell table:style-name="ce2" office:value-type="float" office:value="197.20752">
            <text:p>197.21</text:p>
          </table:table-cell>
          <table:table-cell table:style-name="ce2" office:value-type="float" office:value="37158.9062">
            <text:p>37158.91</text:p>
          </table:table-cell>
          <table:table-cell table:style-name="ce2" table:formula="of:=[.D2334]-[.D2333]" office:value-type="float" office:value="18.9217999999964">
            <text:p>18.92</text:p>
          </table:table-cell>
          <table:table-cell table:style-name="ce4" table:formula="of:=[.D2334]*0.000621371" office:value-type="float" office:value="23.0894667044002">
            <text:p>23.0895</text:p>
          </table:table-cell>
          <table:table-cell table:style-name="ce4" table:formula="of:=[.E2334]*0.000621371" office:value-type="float" office:value="0.0117574577877978">
            <text:p>0.0118</text:p>
          </table:table-cell>
        </table:table-row>
        <table:table-row table:style-name="ro1">
          <table:table-cell table:style-name="ce1" office:value-type="float" office:value="30.31028805">
            <text:p>30.310288</text:p>
          </table:table-cell>
          <table:table-cell table:style-name="ce1" office:value-type="float" office:value="-97.72255559">
            <text:p>-97.722556</text:p>
          </table:table-cell>
          <table:table-cell table:style-name="ce2" office:value-type="float" office:value="196.246338">
            <text:p>196.25</text:p>
          </table:table-cell>
          <table:table-cell table:style-name="ce2" office:value-type="float" office:value="37171.8516">
            <text:p>37171.85</text:p>
          </table:table-cell>
          <table:table-cell table:style-name="ce2" table:formula="of:=[.D2335]-[.D2334]" office:value-type="float" office:value="12.9454000000042">
            <text:p>12.95</text:p>
          </table:table-cell>
          <table:table-cell table:style-name="ce4" table:formula="of:=[.D2335]*0.000621371" office:value-type="float" office:value="23.0975106005436">
            <text:p>23.0975</text:p>
          </table:table-cell>
          <table:table-cell table:style-name="ce4" table:formula="of:=[.E2335]*0.000621371" office:value-type="float" office:value="0.00804389614340258">
            <text:p>0.0080</text:p>
          </table:table-cell>
        </table:table-row>
        <table:table-row table:style-name="ro1">
          <table:table-cell table:style-name="ce1" office:value-type="float" office:value="30.31017255">
            <text:p>30.310173</text:p>
          </table:table-cell>
          <table:table-cell table:style-name="ce1" office:value-type="float" office:value="-97.72260538">
            <text:p>-97.722605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7185.8555">
            <text:p>37185.86</text:p>
          </table:table-cell>
          <table:table-cell table:style-name="ce2" table:formula="of:=[.D2336]-[.D2335]" office:value-type="float" office:value="14.0038999999961">
            <text:p>14.00</text:p>
          </table:table-cell>
          <table:table-cell table:style-name="ce4" table:formula="of:=[.D2336]*0.000621371" office:value-type="float" office:value="23.1062122178905">
            <text:p>23.1062</text:p>
          </table:table-cell>
          <table:table-cell table:style-name="ce4" table:formula="of:=[.E2336]*0.000621371" office:value-type="float" office:value="0.00870161734689756">
            <text:p>0.0087</text:p>
          </table:table-cell>
        </table:table-row>
        <table:table-row table:style-name="ro1">
          <table:table-cell table:style-name="ce1" office:value-type="float" office:value="30.31001489">
            <text:p>30.310015</text:p>
          </table:table-cell>
          <table:table-cell table:style-name="ce1" office:value-type="float" office:value="-97.72270286">
            <text:p>-97.722703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7205.5664">
            <text:p>37205.57</text:p>
          </table:table-cell>
          <table:table-cell table:style-name="ce2" table:formula="of:=[.D2337]-[.D2336]" office:value-type="float" office:value="19.7109000000055">
            <text:p>19.71</text:p>
          </table:table-cell>
          <table:table-cell table:style-name="ce4" table:formula="of:=[.D2337]*0.000621371" office:value-type="float" office:value="23.1184599995344">
            <text:p>23.1185</text:p>
          </table:table-cell>
          <table:table-cell table:style-name="ce4" table:formula="of:=[.E2337]*0.000621371" office:value-type="float" office:value="0.0122477816439034">
            <text:p>0.0122</text:p>
          </table:table-cell>
        </table:table-row>
        <table:table-row table:style-name="ro1">
          <table:table-cell table:style-name="ce1" office:value-type="float" office:value="30.30990802">
            <text:p>30.309908</text:p>
          </table:table-cell>
          <table:table-cell table:style-name="ce1" office:value-type="float" office:value="-97.72277252">
            <text:p>-97.722773</text:p>
          </table:table-cell>
          <table:table-cell table:style-name="ce2" office:value-type="float" office:value="195.284912">
            <text:p>195.28</text:p>
          </table:table-cell>
          <table:table-cell table:style-name="ce2" office:value-type="float" office:value="37219.1836">
            <text:p>37219.18</text:p>
          </table:table-cell>
          <table:table-cell table:style-name="ce2" table:formula="of:=[.D2338]-[.D2337]" office:value-type="float" office:value="13.6171999999933">
            <text:p>13.62</text:p>
          </table:table-cell>
          <table:table-cell table:style-name="ce4" table:formula="of:=[.D2338]*0.000621371" office:value-type="float" office:value="23.1269213327156">
            <text:p>23.1269</text:p>
          </table:table-cell>
          <table:table-cell table:style-name="ce4" table:formula="of:=[.E2338]*0.000621371" office:value-type="float" office:value="0.00846133318119585">
            <text:p>0.0085</text:p>
          </table:table-cell>
        </table:table-row>
        <table:table-row table:style-name="ro1">
          <table:table-cell table:style-name="ce1" office:value-type="float" office:value="30.30978472">
            <text:p>30.309785</text:p>
          </table:table-cell>
          <table:table-cell table:style-name="ce1" office:value-type="float" office:value="-97.72286405">
            <text:p>-97.722864</text:p>
          </table:table-cell>
          <table:table-cell table:style-name="ce2" office:value-type="float" office:value="193.843018">
            <text:p>193.84</text:p>
          </table:table-cell>
          <table:table-cell table:style-name="ce2" office:value-type="float" office:value="37235.207">
            <text:p>37235.21</text:p>
          </table:table-cell>
          <table:table-cell table:style-name="ce2" table:formula="of:=[.D2339]-[.D2338]" office:value-type="float" office:value="16.0234000000055">
            <text:p>16.02</text:p>
          </table:table-cell>
          <table:table-cell table:style-name="ce4" table:formula="of:=[.D2339]*0.000621371" office:value-type="float" office:value="23.136877808797">
            <text:p>23.1369</text:p>
          </table:table-cell>
          <table:table-cell table:style-name="ce4" table:formula="of:=[.E2339]*0.000621371" office:value-type="float" office:value="0.00995647608140341">
            <text:p>0.0100</text:p>
          </table:table-cell>
        </table:table-row>
        <table:table-row table:style-name="ro1">
          <table:table-cell table:style-name="ce1" office:value-type="float" office:value="30.30975614">
            <text:p>30.309756</text:p>
          </table:table-cell>
          <table:table-cell table:style-name="ce1" office:value-type="float" office:value="-97.72288458">
            <text:p>-97.722885</text:p>
          </table:table-cell>
          <table:table-cell table:style-name="ce2" office:value-type="float" office:value="193.362305">
            <text:p>193.36</text:p>
          </table:table-cell>
          <table:table-cell table:style-name="ce2" office:value-type="float" office:value="37238.957">
            <text:p>37238.96</text:p>
          </table:table-cell>
          <table:table-cell table:style-name="ce2" table:formula="of:=[.D2340]-[.D2339]" office:value-type="float" office:value="3.75">
            <text:p>3.75</text:p>
          </table:table-cell>
          <table:table-cell table:style-name="ce4" table:formula="of:=[.D2340]*0.000621371" office:value-type="float" office:value="23.139207950047">
            <text:p>23.1392</text:p>
          </table:table-cell>
          <table:table-cell table:style-name="ce4" table:formula="of:=[.E2340]*0.000621371" office:value-type="float" office:value="0.00233014125">
            <text:p>0.0023</text:p>
          </table:table-cell>
        </table:table-row>
        <table:table-row table:style-name="ro1">
          <table:table-cell table:style-name="ce1" office:value-type="float" office:value="30.30959738">
            <text:p>30.309597</text:p>
          </table:table-cell>
          <table:table-cell table:style-name="ce1" office:value-type="float" office:value="-97.72299254">
            <text:p>-97.722993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37259.3555">
            <text:p>37259.36</text:p>
          </table:table-cell>
          <table:table-cell table:style-name="ce2" table:formula="of:=[.D2341]-[.D2340]" office:value-type="float" office:value="20.3984999999957">
            <text:p>20.40</text:p>
          </table:table-cell>
          <table:table-cell table:style-name="ce4" table:formula="of:=[.D2341]*0.000621371" office:value-type="float" office:value="23.1518829863905">
            <text:p>23.1519</text:p>
          </table:table-cell>
          <table:table-cell table:style-name="ce4" table:formula="of:=[.E2341]*0.000621371" office:value-type="float" office:value="0.0126750363434973">
            <text:p>0.0127</text:p>
          </table:table-cell>
        </table:table-row>
        <table:table-row table:style-name="ro1">
          <table:table-cell table:style-name="ce1" office:value-type="float" office:value="30.309473">
            <text:p>30.309473</text:p>
          </table:table-cell>
          <table:table-cell table:style-name="ce1" office:value-type="float" office:value="-97.72308055">
            <text:p>-97.723081</text:p>
          </table:table-cell>
          <table:table-cell table:style-name="ce2" office:value-type="float" office:value="192.881714">
            <text:p>192.88</text:p>
          </table:table-cell>
          <table:table-cell table:style-name="ce2" office:value-type="float" office:value="37275.5508">
            <text:p>37275.55</text:p>
          </table:table-cell>
          <table:table-cell table:style-name="ce2" table:formula="of:=[.D2342]-[.D2341]" office:value-type="float" office:value="16.1952999999994">
            <text:p>16.20</text:p>
          </table:table-cell>
          <table:table-cell table:style-name="ce4" table:formula="of:=[.D2342]*0.000621371" office:value-type="float" office:value="23.1619462761468">
            <text:p>23.1619</text:p>
          </table:table-cell>
          <table:table-cell table:style-name="ce4" table:formula="of:=[.E2342]*0.000621371" office:value-type="float" office:value="0.0100632897562996">
            <text:p>0.0101</text:p>
          </table:table-cell>
        </table:table-row>
        <table:table-row table:style-name="ro1">
          <table:table-cell table:style-name="ce1" office:value-type="float" office:value="30.30932833">
            <text:p>30.309328</text:p>
          </table:table-cell>
          <table:table-cell table:style-name="ce1" office:value-type="float" office:value="-97.72319069">
            <text:p>-97.723191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37294.7422">
            <text:p>37294.74</text:p>
          </table:table-cell>
          <table:table-cell table:style-name="ce2" table:formula="of:=[.D2343]-[.D2342]" office:value-type="float" office:value="19.1914000000033">
            <text:p>19.19</text:p>
          </table:table-cell>
          <table:table-cell table:style-name="ce4" table:formula="of:=[.D2343]*0.000621371" office:value-type="float" office:value="23.1738712555562">
            <text:p>23.1739</text:p>
          </table:table-cell>
          <table:table-cell table:style-name="ce4" table:formula="of:=[.E2343]*0.000621371" office:value-type="float" office:value="0.0119249794094021">
            <text:p>0.0119</text:p>
          </table:table-cell>
        </table:table-row>
        <table:table-row table:style-name="ro1">
          <table:table-cell table:style-name="ce1" office:value-type="float" office:value="30.30930636">
            <text:p>30.309306</text:p>
          </table:table-cell>
          <table:table-cell table:style-name="ce1" office:value-type="float" office:value="-97.72320905">
            <text:p>-97.723209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7297.7578">
            <text:p>37297.76</text:p>
          </table:table-cell>
          <table:table-cell table:style-name="ce2" table:formula="of:=[.D2344]-[.D2343]" office:value-type="float" office:value="3.01559999999881">
            <text:p>3.02</text:p>
          </table:table-cell>
          <table:table-cell table:style-name="ce4" table:formula="of:=[.D2344]*0.000621371" office:value-type="float" office:value="23.1757450619438">
            <text:p>23.1757</text:p>
          </table:table-cell>
          <table:table-cell table:style-name="ce4" table:formula="of:=[.E2344]*0.000621371" office:value-type="float" office:value="0.00187380638759926">
            <text:p>0.0019</text:p>
          </table:table-cell>
        </table:table-row>
        <table:table-row table:style-name="ro1">
          <table:table-cell table:style-name="ce1" office:value-type="float" office:value="30.30921366">
            <text:p>30.309214</text:p>
          </table:table-cell>
          <table:table-cell table:style-name="ce1" office:value-type="float" office:value="-97.72325984">
            <text:p>-97.723260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37309.0859">
            <text:p>37309.09</text:p>
          </table:table-cell>
          <table:table-cell table:style-name="ce2" table:formula="of:=[.D2345]-[.D2344]" office:value-type="float" office:value="11.3280999999988">
            <text:p>11.33</text:p>
          </table:table-cell>
          <table:table-cell table:style-name="ce4" table:formula="of:=[.D2345]*0.000621371" office:value-type="float" office:value="23.1827840147689">
            <text:p>23.1828</text:p>
          </table:table-cell>
          <table:table-cell table:style-name="ce4" table:formula="of:=[.E2345]*0.000621371" office:value-type="float" office:value="0.00703895282509926">
            <text:p>0.0070</text:p>
          </table:table-cell>
        </table:table-row>
        <table:table-row table:style-name="ro1">
          <table:table-cell table:style-name="ce1" office:value-type="float" office:value="30.30909824">
            <text:p>30.309098</text:p>
          </table:table-cell>
          <table:table-cell table:style-name="ce1" office:value-type="float" office:value="-97.72333796">
            <text:p>-97.723338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37323.9258">
            <text:p>37323.93</text:p>
          </table:table-cell>
          <table:table-cell table:style-name="ce2" table:formula="of:=[.D2346]-[.D2345]" office:value-type="float" office:value="14.839899999999">
            <text:p>14.84</text:p>
          </table:table-cell>
          <table:table-cell table:style-name="ce4" table:formula="of:=[.D2346]*0.000621371" office:value-type="float" office:value="23.1920050982718">
            <text:p>23.1920</text:p>
          </table:table-cell>
          <table:table-cell table:style-name="ce4" table:formula="of:=[.E2346]*0.000621371" office:value-type="float" office:value="0.0092210835028994">
            <text:p>0.0092</text:p>
          </table:table-cell>
        </table:table-row>
        <table:table-row table:style-name="ro1">
          <table:table-cell table:style-name="ce1" office:value-type="float" office:value="30.30897494">
            <text:p>30.308975</text:p>
          </table:table-cell>
          <table:table-cell table:style-name="ce1" office:value-type="float" office:value="-97.72341792">
            <text:p>-97.723418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37339.5977">
            <text:p>37339.60</text:p>
          </table:table-cell>
          <table:table-cell table:style-name="ce2" table:formula="of:=[.D2347]-[.D2346]" office:value-type="float" office:value="15.6719000000012">
            <text:p>15.67</text:p>
          </table:table-cell>
          <table:table-cell table:style-name="ce4" table:formula="of:=[.D2347]*0.000621371" office:value-type="float" office:value="23.2017431624467">
            <text:p>23.2017</text:p>
          </table:table-cell>
          <table:table-cell table:style-name="ce4" table:formula="of:=[.E2347]*0.000621371" office:value-type="float" office:value="0.00973806417490074">
            <text:p>0.0097</text:p>
          </table:table-cell>
        </table:table-row>
        <table:table-row table:style-name="ro1">
          <table:table-cell table:style-name="ce1" office:value-type="float" office:value="30.30895516">
            <text:p>30.308955</text:p>
          </table:table-cell>
          <table:table-cell table:style-name="ce1" office:value-type="float" office:value="-97.72343419">
            <text:p>-97.72343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37342.2383">
            <text:p>37342.24</text:p>
          </table:table-cell>
          <table:table-cell table:style-name="ce2" table:formula="of:=[.D2348]-[.D2347]" office:value-type="float" office:value="2.64059999999881">
            <text:p>2.64</text:p>
          </table:table-cell>
          <table:table-cell table:style-name="ce4" table:formula="of:=[.D2348]*0.000621371" office:value-type="float" office:value="23.2033839547093">
            <text:p>23.2034</text:p>
          </table:table-cell>
          <table:table-cell table:style-name="ce4" table:formula="of:=[.E2348]*0.000621371" office:value-type="float" office:value="0.00164079226259926">
            <text:p>0.0016</text:p>
          </table:table-cell>
        </table:table-row>
        <table:table-row table:style-name="ro1">
          <table:table-cell table:style-name="ce1" office:value-type="float" office:value="30.30884863">
            <text:p>30.308849</text:p>
          </table:table-cell>
          <table:table-cell table:style-name="ce1" office:value-type="float" office:value="-97.72350744">
            <text:p>-97.723507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7355.9141">
            <text:p>37355.91</text:p>
          </table:table-cell>
          <table:table-cell table:style-name="ce2" table:formula="of:=[.D2349]-[.D2348]" office:value-type="float" office:value="13.6758000000045">
            <text:p>13.68</text:p>
          </table:table-cell>
          <table:table-cell table:style-name="ce4" table:formula="of:=[.D2349]*0.000621371" office:value-type="float" office:value="23.2118817002311">
            <text:p>23.2119</text:p>
          </table:table-cell>
          <table:table-cell table:style-name="ce4" table:formula="of:=[.E2349]*0.000621371" office:value-type="float" office:value="0.00849774552180281">
            <text:p>0.0085</text:p>
          </table:table-cell>
        </table:table-row>
        <table:table-row table:style-name="ro1">
          <table:table-cell table:style-name="ce1" office:value-type="float" office:value="30.30877663">
            <text:p>30.308777</text:p>
          </table:table-cell>
          <table:table-cell table:style-name="ce1" office:value-type="float" office:value="-97.72356218">
            <text:p>-97.72356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365.4648">
            <text:p>37365.46</text:p>
          </table:table-cell>
          <table:table-cell table:style-name="ce2" table:formula="of:=[.D2350]-[.D2349]" office:value-type="float" office:value="9.55069999999978">
            <text:p>9.55</text:p>
          </table:table-cell>
          <table:table-cell table:style-name="ce4" table:formula="of:=[.D2350]*0.000621371" office:value-type="float" office:value="23.2178162282408">
            <text:p>23.2178</text:p>
          </table:table-cell>
          <table:table-cell table:style-name="ce4" table:formula="of:=[.E2350]*0.000621371" office:value-type="float" office:value="0.00593452800969986">
            <text:p>0.0059</text:p>
          </table:table-cell>
        </table:table-row>
        <table:table-row table:style-name="ro1">
          <table:table-cell table:style-name="ce1" office:value-type="float" office:value="30.30868317">
            <text:p>30.308683</text:p>
          </table:table-cell>
          <table:table-cell table:style-name="ce1" office:value-type="float" office:value="-97.72362127">
            <text:p>-97.723621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377.2266">
            <text:p>37377.23</text:p>
          </table:table-cell>
          <table:table-cell table:style-name="ce2" table:formula="of:=[.D2351]-[.D2350]" office:value-type="float" office:value="11.7618000000002">
            <text:p>11.76</text:p>
          </table:table-cell>
          <table:table-cell table:style-name="ce4" table:formula="of:=[.D2351]*0.000621371" office:value-type="float" office:value="23.2251246696686">
            <text:p>23.2251</text:p>
          </table:table-cell>
          <table:table-cell table:style-name="ce4" table:formula="of:=[.E2351]*0.000621371" office:value-type="float" office:value="0.00730844142780014">
            <text:p>0.0073</text:p>
          </table:table-cell>
        </table:table-row>
        <table:table-row table:style-name="ro1">
          <table:table-cell table:style-name="ce1" office:value-type="float" office:value="30.3085266">
            <text:p>30.308527</text:p>
          </table:table-cell>
          <table:table-cell table:style-name="ce1" office:value-type="float" office:value="-97.72371565">
            <text:p>-97.723716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7396.832">
            <text:p>37396.83</text:p>
          </table:table-cell>
          <table:table-cell table:style-name="ce2" table:formula="of:=[.D2352]-[.D2351]" office:value-type="float" office:value="19.6054000000004">
            <text:p>19.61</text:p>
          </table:table-cell>
          <table:table-cell table:style-name="ce4" table:formula="of:=[.D2352]*0.000621371" office:value-type="float" office:value="23.237306896672">
            <text:p>23.2373</text:p>
          </table:table-cell>
          <table:table-cell table:style-name="ce4" table:formula="of:=[.E2352]*0.000621371" office:value-type="float" office:value="0.0121822270034002">
            <text:p>0.0122</text:p>
          </table:table-cell>
        </table:table-row>
        <table:table-row table:style-name="ro1">
          <table:table-cell table:style-name="ce1" office:value-type="float" office:value="30.30839768">
            <text:p>30.308398</text:p>
          </table:table-cell>
          <table:table-cell table:style-name="ce1" office:value-type="float" office:value="-97.72379955">
            <text:p>-97.723800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413.3281">
            <text:p>37413.33</text:p>
          </table:table-cell>
          <table:table-cell table:style-name="ce2" table:formula="of:=[.D2353]-[.D2352]" office:value-type="float" office:value="16.4960999999967">
            <text:p>16.50</text:p>
          </table:table-cell>
          <table:table-cell table:style-name="ce4" table:formula="of:=[.D2353]*0.000621371" office:value-type="float" office:value="23.2475570948251">
            <text:p>23.2476</text:p>
          </table:table-cell>
          <table:table-cell table:style-name="ce4" table:formula="of:=[.E2353]*0.000621371" office:value-type="float" office:value="0.0102501981530979">
            <text:p>0.0103</text:p>
          </table:table-cell>
        </table:table-row>
        <table:table-row table:style-name="ro1">
          <table:table-cell table:style-name="ce1" office:value-type="float" office:value="30.30834756">
            <text:p>30.308348</text:p>
          </table:table-cell>
          <table:table-cell table:style-name="ce1" office:value-type="float" office:value="-97.72383677">
            <text:p>-97.723837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419.9141">
            <text:p>37419.91</text:p>
          </table:table-cell>
          <table:table-cell table:style-name="ce2" table:formula="of:=[.D2354]-[.D2353]" office:value-type="float" office:value="6.58600000000297">
            <text:p>6.59</text:p>
          </table:table-cell>
          <table:table-cell table:style-name="ce4" table:formula="of:=[.D2354]*0.000621371" office:value-type="float" office:value="23.2516494442311">
            <text:p>23.2516</text:p>
          </table:table-cell>
          <table:table-cell table:style-name="ce4" table:formula="of:=[.E2354]*0.000621371" office:value-type="float" office:value="0.00409234940600184">
            <text:p>0.0041</text:p>
          </table:table-cell>
        </table:table-row>
        <table:table-row table:style-name="ro1">
          <table:table-cell table:style-name="ce1" office:value-type="float" office:value="30.30823113">
            <text:p>30.308231</text:p>
          </table:table-cell>
          <table:table-cell table:style-name="ce1" office:value-type="float" office:value="-97.72390282">
            <text:p>-97.723903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434.1641">
            <text:p>37434.16</text:p>
          </table:table-cell>
          <table:table-cell table:style-name="ce2" table:formula="of:=[.D2355]-[.D2354]" office:value-type="float" office:value="14.25">
            <text:p>14.25</text:p>
          </table:table-cell>
          <table:table-cell table:style-name="ce4" table:formula="of:=[.D2355]*0.000621371" office:value-type="float" office:value="23.2605039809811">
            <text:p>23.2605</text:p>
          </table:table-cell>
          <table:table-cell table:style-name="ce4" table:formula="of:=[.E2355]*0.000621371" office:value-type="float" office:value="0.00885453675">
            <text:p>0.0089</text:p>
          </table:table-cell>
        </table:table-row>
        <table:table-row table:style-name="ro1">
          <table:table-cell table:style-name="ce1" office:value-type="float" office:value="30.30811764">
            <text:p>30.308118</text:p>
          </table:table-cell>
          <table:table-cell table:style-name="ce1" office:value-type="float" office:value="-97.72396702">
            <text:p>-97.723967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7448.1914">
            <text:p>37448.19</text:p>
          </table:table-cell>
          <table:table-cell table:style-name="ce2" table:formula="of:=[.D2356]-[.D2355]" office:value-type="float" office:value="14.0273000000016">
            <text:p>14.03</text:p>
          </table:table-cell>
          <table:table-cell table:style-name="ce4" table:formula="of:=[.D2356]*0.000621371" office:value-type="float" office:value="23.2692201384094">
            <text:p>23.2692</text:p>
          </table:table-cell>
          <table:table-cell table:style-name="ce4" table:formula="of:=[.E2356]*0.000621371" office:value-type="float" office:value="0.00871615742830097">
            <text:p>0.0087</text:p>
          </table:table-cell>
        </table:table-row>
        <table:table-row table:style-name="ro1">
          <table:table-cell table:style-name="ce1" office:value-type="float" office:value="30.30799183">
            <text:p>30.307992</text:p>
          </table:table-cell>
          <table:table-cell table:style-name="ce1" office:value-type="float" office:value="-97.72404288">
            <text:p>-97.724043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7463.9336">
            <text:p>37463.93</text:p>
          </table:table-cell>
          <table:table-cell table:style-name="ce2" table:formula="of:=[.D2357]-[.D2356]" office:value-type="float" office:value="15.7421999999933">
            <text:p>15.74</text:p>
          </table:table-cell>
          <table:table-cell table:style-name="ce4" table:formula="of:=[.D2357]*0.000621371" office:value-type="float" office:value="23.2790018849656">
            <text:p>23.2790</text:p>
          </table:table-cell>
          <table:table-cell table:style-name="ce4" table:formula="of:=[.E2357]*0.000621371" office:value-type="float" office:value="0.00978174655619585">
            <text:p>0.0098</text:p>
          </table:table-cell>
        </table:table-row>
        <table:table-row table:style-name="ro1">
          <table:table-cell table:style-name="ce1" office:value-type="float" office:value="30.30794062">
            <text:p>30.307941</text:p>
          </table:table-cell>
          <table:table-cell table:style-name="ce1" office:value-type="float" office:value="-97.72406878">
            <text:p>-97.724069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7470.0508">
            <text:p>37470.05</text:p>
          </table:table-cell>
          <table:table-cell table:style-name="ce2" table:formula="of:=[.D2358]-[.D2357]" office:value-type="float" office:value="6.11720000000059">
            <text:p>6.12</text:p>
          </table:table-cell>
          <table:table-cell table:style-name="ce4" table:formula="of:=[.D2358]*0.000621371" office:value-type="float" office:value="23.2828029356468">
            <text:p>23.2828</text:p>
          </table:table-cell>
          <table:table-cell table:style-name="ce4" table:formula="of:=[.E2358]*0.000621371" office:value-type="float" office:value="0.00380105068120037">
            <text:p>0.0038</text:p>
          </table:table-cell>
        </table:table-row>
        <table:table-row table:style-name="ro1">
          <table:table-cell table:style-name="ce1" office:value-type="float" office:value="30.30782595">
            <text:p>30.307826</text:p>
          </table:table-cell>
          <table:table-cell table:style-name="ce1" office:value-type="float" office:value="-97.72413609">
            <text:p>-97.724136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484.2539">
            <text:p>37484.25</text:p>
          </table:table-cell>
          <table:table-cell table:style-name="ce2" table:formula="of:=[.D2359]-[.D2358]" office:value-type="float" office:value="14.2031000000061">
            <text:p>14.20</text:p>
          </table:table-cell>
          <table:table-cell table:style-name="ce4" table:formula="of:=[.D2359]*0.000621371" office:value-type="float" office:value="23.2916283300969">
            <text:p>23.2916</text:p>
          </table:table-cell>
          <table:table-cell table:style-name="ce4" table:formula="of:=[.E2359]*0.000621371" office:value-type="float" office:value="0.00882539445010378">
            <text:p>0.0088</text:p>
          </table:table-cell>
        </table:table-row>
        <table:table-row table:style-name="ro1">
          <table:table-cell table:style-name="ce1" office:value-type="float" office:value="30.30780097">
            <text:p>30.307801</text:p>
          </table:table-cell>
          <table:table-cell table:style-name="ce1" office:value-type="float" office:value="-97.72415277">
            <text:p>-97.724153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487.4531">
            <text:p>37487.45</text:p>
          </table:table-cell>
          <table:table-cell table:style-name="ce2" table:formula="of:=[.D2360]-[.D2359]" office:value-type="float" office:value="3.19919999999547">
            <text:p>3.20</text:p>
          </table:table-cell>
          <table:table-cell table:style-name="ce4" table:formula="of:=[.D2360]*0.000621371" office:value-type="float" office:value="23.2936162202001">
            <text:p>23.2936</text:p>
          </table:table-cell>
          <table:table-cell table:style-name="ce4" table:formula="of:=[.E2360]*0.000621371" office:value-type="float" office:value="0.00198789010319719">
            <text:p>0.0020</text:p>
          </table:table-cell>
        </table:table-row>
        <table:table-row table:style-name="ro1">
          <table:table-cell table:style-name="ce1" office:value-type="float" office:value="30.30764423">
            <text:p>30.307644</text:p>
          </table:table-cell>
          <table:table-cell table:style-name="ce1" office:value-type="float" office:value="-97.72426005">
            <text:p>-97.724260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507.6992">
            <text:p>37507.70</text:p>
          </table:table-cell>
          <table:table-cell table:style-name="ce2" table:formula="of:=[.D2361]-[.D2360]" office:value-type="float" office:value="20.2461000000039">
            <text:p>20.25</text:p>
          </table:table-cell>
          <table:table-cell table:style-name="ce4" table:formula="of:=[.D2361]*0.000621371" office:value-type="float" office:value="23.3061965596032">
            <text:p>23.3062</text:p>
          </table:table-cell>
          <table:table-cell table:style-name="ce4" table:formula="of:=[.E2361]*0.000621371" office:value-type="float" office:value="0.0125803394031024">
            <text:p>0.0126</text:p>
          </table:table-cell>
        </table:table-row>
        <table:table-row table:style-name="ro1">
          <table:table-cell table:style-name="ce1" office:value-type="float" office:value="30.30751549">
            <text:p>30.307515</text:p>
          </table:table-cell>
          <table:table-cell table:style-name="ce1" office:value-type="float" office:value="-97.72436433">
            <text:p>-97.72436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37525.1211">
            <text:p>37525.12</text:p>
          </table:table-cell>
          <table:table-cell table:style-name="ce2" table:formula="of:=[.D2362]-[.D2361]" office:value-type="float" office:value="17.4218999999939">
            <text:p>17.42</text:p>
          </table:table-cell>
          <table:table-cell table:style-name="ce4" table:formula="of:=[.D2362]*0.000621371" office:value-type="float" office:value="23.3170220230281">
            <text:p>23.3170</text:p>
          </table:table-cell>
          <table:table-cell table:style-name="ce4" table:formula="of:=[.E2362]*0.000621371" office:value-type="float" office:value="0.0108254634248962">
            <text:p>0.0108</text:p>
          </table:table-cell>
        </table:table-row>
        <table:table-row table:style-name="ro1">
          <table:table-cell table:style-name="ce1" office:value-type="float" office:value="30.30744265">
            <text:p>30.307443</text:p>
          </table:table-cell>
          <table:table-cell table:style-name="ce1" office:value-type="float" office:value="-97.72441369">
            <text:p>-97.724414</text:p>
          </table:table-cell>
          <table:table-cell table:style-name="ce2" office:value-type="float" office:value="190.958984">
            <text:p>190.96</text:p>
          </table:table-cell>
          <table:table-cell table:style-name="ce2" office:value-type="float" office:value="37534.4219">
            <text:p>37534.42</text:p>
          </table:table-cell>
          <table:table-cell table:style-name="ce2" table:formula="of:=[.D2363]-[.D2362]" office:value-type="float" office:value="9.30080000000453">
            <text:p>9.30</text:p>
          </table:table-cell>
          <table:table-cell table:style-name="ce4" table:formula="of:=[.D2363]*0.000621371" office:value-type="float" office:value="23.3228012704249">
            <text:p>23.3228</text:p>
          </table:table-cell>
          <table:table-cell table:style-name="ce4" table:formula="of:=[.E2363]*0.000621371" office:value-type="float" office:value="0.00577924739680281">
            <text:p>0.0058</text:p>
          </table:table-cell>
        </table:table-row>
        <table:table-row table:style-name="ro1">
          <table:table-cell table:style-name="ce1" office:value-type="float" office:value="30.3073709">
            <text:p>30.307371</text:p>
          </table:table-cell>
          <table:table-cell table:style-name="ce1" office:value-type="float" office:value="-97.72445912">
            <text:p>-97.724459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7543.5156">
            <text:p>37543.52</text:p>
          </table:table-cell>
          <table:table-cell table:style-name="ce2" table:formula="of:=[.D2364]-[.D2363]" office:value-type="float" office:value="9.09369999999763">
            <text:p>9.09</text:p>
          </table:table-cell>
          <table:table-cell table:style-name="ce4" table:formula="of:=[.D2364]*0.000621371" office:value-type="float" office:value="23.3284518318876">
            <text:p>23.3285</text:p>
          </table:table-cell>
          <table:table-cell table:style-name="ce4" table:formula="of:=[.E2364]*0.000621371" office:value-type="float" office:value="0.00565056146269852">
            <text:p>0.0057</text:p>
          </table:table-cell>
        </table:table-row>
        <table:table-row table:style-name="ro1">
          <table:table-cell table:style-name="ce1" office:value-type="float" office:value="30.30733092">
            <text:p>30.307331</text:p>
          </table:table-cell>
          <table:table-cell table:style-name="ce1" office:value-type="float" office:value="-97.72448326">
            <text:p>-97.724483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548.4414">
            <text:p>37548.44</text:p>
          </table:table-cell>
          <table:table-cell table:style-name="ce2" table:formula="of:=[.D2365]-[.D2364]" office:value-type="float" office:value="4.92580000000453">
            <text:p>4.93</text:p>
          </table:table-cell>
          <table:table-cell table:style-name="ce4" table:formula="of:=[.D2365]*0.000621371" office:value-type="float" office:value="23.3315125811594">
            <text:p>23.3315</text:p>
          </table:table-cell>
          <table:table-cell table:style-name="ce4" table:formula="of:=[.E2365]*0.000621371" office:value-type="float" office:value="0.00306074927180281">
            <text:p>0.0031</text:p>
          </table:table-cell>
        </table:table-row>
        <table:table-row table:style-name="ro1">
          <table:table-cell table:style-name="ce1" office:value-type="float" office:value="30.30726126">
            <text:p>30.307261</text:p>
          </table:table-cell>
          <table:table-cell table:style-name="ce1" office:value-type="float" office:value="-97.72452157">
            <text:p>-97.724522</text:p>
          </table:table-cell>
          <table:table-cell table:style-name="ce2" office:value-type="float" office:value="184.229858">
            <text:p>184.23</text:p>
          </table:table-cell>
          <table:table-cell table:style-name="ce2" office:value-type="float" office:value="37556.875">
            <text:p>37556.88</text:p>
          </table:table-cell>
          <table:table-cell table:style-name="ce2" table:formula="of:=[.D2366]-[.D2365]" office:value-type="float" office:value="8.43359999999666">
            <text:p>8.43</text:p>
          </table:table-cell>
          <table:table-cell table:style-name="ce4" table:formula="of:=[.D2366]*0.000621371" office:value-type="float" office:value="23.336752975625">
            <text:p>23.3368</text:p>
          </table:table-cell>
          <table:table-cell table:style-name="ce4" table:formula="of:=[.E2366]*0.000621371" office:value-type="float" office:value="0.00524039446559792">
            <text:p>0.0052</text:p>
          </table:table-cell>
        </table:table-row>
        <table:table-row table:style-name="ro1">
          <table:table-cell table:style-name="ce1" office:value-type="float" office:value="30.30718197">
            <text:p>30.307182</text:p>
          </table:table-cell>
          <table:table-cell table:style-name="ce1" office:value-type="float" office:value="-97.72457119">
            <text:p>-97.724571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37567.1992">
            <text:p>37567.20</text:p>
          </table:table-cell>
          <table:table-cell table:style-name="ce2" table:formula="of:=[.D2367]-[.D2366]" office:value-type="float" office:value="10.3242000000027">
            <text:p>10.32</text:p>
          </table:table-cell>
          <table:table-cell table:style-name="ce4" table:formula="of:=[.D2367]*0.000621371" office:value-type="float" office:value="23.3431681341032">
            <text:p>23.3432</text:p>
          </table:table-cell>
          <table:table-cell table:style-name="ce4" table:formula="of:=[.E2367]*0.000621371" office:value-type="float" office:value="0.00641515847820171">
            <text:p>0.0064</text:p>
          </table:table-cell>
        </table:table-row>
        <table:table-row table:style-name="ro1">
          <table:table-cell table:style-name="ce1" office:value-type="float" office:value="30.30706253">
            <text:p>30.307063</text:p>
          </table:table-cell>
          <table:table-cell table:style-name="ce1" office:value-type="float" office:value="-97.72463598">
            <text:p>-97.724636</text:p>
          </table:table-cell>
          <table:table-cell table:style-name="ce2" office:value-type="float" office:value="178.461914">
            <text:p>178.46</text:p>
          </table:table-cell>
          <table:table-cell table:style-name="ce2" office:value-type="float" office:value="37581.6211">
            <text:p>37581.62</text:p>
          </table:table-cell>
          <table:table-cell table:style-name="ce2" table:formula="of:=[.D2368]-[.D2367]" office:value-type="float" office:value="14.4218999999939">
            <text:p>14.42</text:p>
          </table:table-cell>
          <table:table-cell table:style-name="ce4" table:formula="of:=[.D2368]*0.000621371" office:value-type="float" office:value="23.3521294845281">
            <text:p>23.3521</text:p>
          </table:table-cell>
          <table:table-cell table:style-name="ce4" table:formula="of:=[.E2368]*0.000621371" office:value-type="float" office:value="0.00896135042489622">
            <text:p>0.0090</text:p>
          </table:table-cell>
        </table:table-row>
        <table:table-row table:style-name="ro1">
          <table:table-cell table:style-name="ce1" office:value-type="float" office:value="30.30694007">
            <text:p>30.306940</text:p>
          </table:table-cell>
          <table:table-cell table:style-name="ce1" office:value-type="float" office:value="-97.72470362">
            <text:p>-97.724704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37596.6836">
            <text:p>37596.68</text:p>
          </table:table-cell>
          <table:table-cell table:style-name="ce2" table:formula="of:=[.D2369]-[.D2368]" office:value-type="float" office:value="15.0625">
            <text:p>15.06</text:p>
          </table:table-cell>
          <table:table-cell table:style-name="ce4" table:formula="of:=[.D2369]*0.000621371" office:value-type="float" office:value="23.3614888852156">
            <text:p>23.3615</text:p>
          </table:table-cell>
          <table:table-cell table:style-name="ce4" table:formula="of:=[.E2369]*0.000621371" office:value-type="float" office:value="0.0093594006875">
            <text:p>0.0094</text:p>
          </table:table-cell>
        </table:table-row>
        <table:table-row table:style-name="ro1">
          <table:table-cell table:style-name="ce1" office:value-type="float" office:value="30.30682515">
            <text:p>30.306825</text:p>
          </table:table-cell>
          <table:table-cell table:style-name="ce1" office:value-type="float" office:value="-97.72478987">
            <text:p>-97.724790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37611.8789">
            <text:p>37611.88</text:p>
          </table:table-cell>
          <table:table-cell table:style-name="ce2" table:formula="of:=[.D2370]-[.D2369]" office:value-type="float" office:value="15.1953000000067">
            <text:p>15.20</text:p>
          </table:table-cell>
          <table:table-cell table:style-name="ce4" table:formula="of:=[.D2370]*0.000621371" office:value-type="float" office:value="23.3709308039719">
            <text:p>23.3709</text:p>
          </table:table-cell>
          <table:table-cell table:style-name="ce4" table:formula="of:=[.E2370]*0.000621371" office:value-type="float" office:value="0.00944191875630415">
            <text:p>0.0094</text:p>
          </table:table-cell>
        </table:table-row>
        <table:table-row table:style-name="ro1">
          <table:table-cell table:style-name="ce1" office:value-type="float" office:value="30.30677746">
            <text:p>30.306777</text:p>
          </table:table-cell>
          <table:table-cell table:style-name="ce1" office:value-type="float" office:value="-97.72482969">
            <text:p>-97.724830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37618.3125">
            <text:p>37618.31</text:p>
          </table:table-cell>
          <table:table-cell table:style-name="ce2" table:formula="of:=[.D2371]-[.D2370]" office:value-type="float" office:value="6.43359999999666">
            <text:p>6.43</text:p>
          </table:table-cell>
          <table:table-cell table:style-name="ce4" table:formula="of:=[.D2371]*0.000621371" office:value-type="float" office:value="23.3749284564375">
            <text:p>23.3749</text:p>
          </table:table-cell>
          <table:table-cell table:style-name="ce4" table:formula="of:=[.E2371]*0.000621371" office:value-type="float" office:value="0.00399765246559792">
            <text:p>0.0040</text:p>
          </table:table-cell>
        </table:table-row>
        <table:table-row table:style-name="ro1">
          <table:table-cell table:style-name="ce1" office:value-type="float" office:value="30.30671049">
            <text:p>30.306710</text:p>
          </table:table-cell>
          <table:table-cell table:style-name="ce1" office:value-type="float" office:value="-97.72487168">
            <text:p>-97.724872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37626.7305">
            <text:p>37626.73</text:p>
          </table:table-cell>
          <table:table-cell table:style-name="ce2" table:formula="of:=[.D2372]-[.D2371]" office:value-type="float" office:value="8.41799999999785">
            <text:p>8.42</text:p>
          </table:table-cell>
          <table:table-cell table:style-name="ce4" table:formula="of:=[.D2372]*0.000621371" office:value-type="float" office:value="23.3801591575155">
            <text:p>23.3802</text:p>
          </table:table-cell>
          <table:table-cell table:style-name="ce4" table:formula="of:=[.E2372]*0.000621371" office:value-type="float" office:value="0.00523070107799866">
            <text:p>0.0052</text:p>
          </table:table-cell>
        </table:table-row>
        <table:table-row table:style-name="ro1">
          <table:table-cell table:style-name="ce1" office:value-type="float" office:value="30.30662684">
            <text:p>30.306627</text:p>
          </table:table-cell>
          <table:table-cell table:style-name="ce1" office:value-type="float" office:value="-97.72492834">
            <text:p>-97.724928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37637.4102">
            <text:p>37637.41</text:p>
          </table:table-cell>
          <table:table-cell table:style-name="ce2" table:formula="of:=[.D2373]-[.D2372]" office:value-type="float" office:value="10.6797000000006">
            <text:p>10.68</text:p>
          </table:table-cell>
          <table:table-cell table:style-name="ce4" table:formula="of:=[.D2373]*0.000621371" office:value-type="float" office:value="23.3867952133842">
            <text:p>23.3868</text:p>
          </table:table-cell>
          <table:table-cell table:style-name="ce4" table:formula="of:=[.E2373]*0.000621371" office:value-type="float" office:value="0.00663605586870037">
            <text:p>0.0066</text:p>
          </table:table-cell>
        </table:table-row>
        <table:table-row table:style-name="ro1">
          <table:table-cell table:style-name="ce1" office:value-type="float" office:value="30.30652106">
            <text:p>30.306521</text:p>
          </table:table-cell>
          <table:table-cell table:style-name="ce1" office:value-type="float" office:value="-97.72500152">
            <text:p>-97.725002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651.0938">
            <text:p>37651.09</text:p>
          </table:table-cell>
          <table:table-cell table:style-name="ce2" table:formula="of:=[.D2374]-[.D2373]" office:value-type="float" office:value="13.6836000000039">
            <text:p>13.68</text:p>
          </table:table-cell>
          <table:table-cell table:style-name="ce4" table:formula="of:=[.D2374]*0.000621371" office:value-type="float" office:value="23.3952978055998">
            <text:p>23.3953</text:p>
          </table:table-cell>
          <table:table-cell table:style-name="ce4" table:formula="of:=[.E2374]*0.000621371" office:value-type="float" office:value="0.00850259221560245">
            <text:p>0.0085</text:p>
          </table:table-cell>
        </table:table-row>
        <table:table-row table:style-name="ro1">
          <table:table-cell table:style-name="ce1" office:value-type="float" office:value="30.30650664">
            <text:p>30.306507</text:p>
          </table:table-cell>
          <table:table-cell table:style-name="ce1" office:value-type="float" office:value="-97.72501443">
            <text:p>-97.725014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653.0781">
            <text:p>37653.08</text:p>
          </table:table-cell>
          <table:table-cell table:style-name="ce2" table:formula="of:=[.D2375]-[.D2374]" office:value-type="float" office:value="1.98429999999644">
            <text:p>1.98</text:p>
          </table:table-cell>
          <table:table-cell table:style-name="ce4" table:formula="of:=[.D2375]*0.000621371" office:value-type="float" office:value="23.3965307920751">
            <text:p>23.3965</text:p>
          </table:table-cell>
          <table:table-cell table:style-name="ce4" table:formula="of:=[.E2375]*0.000621371" office:value-type="float" office:value="0.00123298647529779">
            <text:p>0.0012</text:p>
          </table:table-cell>
        </table:table-row>
        <table:table-row table:style-name="ro1">
          <table:table-cell table:style-name="ce1" office:value-type="float" office:value="30.30643598">
            <text:p>30.306436</text:p>
          </table:table-cell>
          <table:table-cell table:style-name="ce1" office:value-type="float" office:value="-97.72506815">
            <text:p>-97.725068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662.4844">
            <text:p>37662.48</text:p>
          </table:table-cell>
          <table:table-cell table:style-name="ce2" table:formula="of:=[.D2376]-[.D2375]" office:value-type="float" office:value="9.40630000000238">
            <text:p>9.41</text:p>
          </table:table-cell>
          <table:table-cell table:style-name="ce4" table:formula="of:=[.D2376]*0.000621371" office:value-type="float" office:value="23.4023755941124">
            <text:p>23.4024</text:p>
          </table:table-cell>
          <table:table-cell table:style-name="ce4" table:formula="of:=[.E2376]*0.000621371" office:value-type="float" office:value="0.00584480203730148">
            <text:p>0.0058</text:p>
          </table:table-cell>
        </table:table-row>
        <table:table-row table:style-name="ro1">
          <table:table-cell table:style-name="ce1" office:value-type="float" office:value="30.30638544">
            <text:p>30.306385</text:p>
          </table:table-cell>
          <table:table-cell table:style-name="ce1" office:value-type="float" office:value="-97.72509808">
            <text:p>-97.725098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668.7461">
            <text:p>37668.75</text:p>
          </table:table-cell>
          <table:table-cell table:style-name="ce2" table:formula="of:=[.D2377]-[.D2376]" office:value-type="float" office:value="6.26169999999547">
            <text:p>6.26</text:p>
          </table:table-cell>
          <table:table-cell table:style-name="ce4" table:formula="of:=[.D2377]*0.000621371" office:value-type="float" office:value="23.4062664329031">
            <text:p>23.4063</text:p>
          </table:table-cell>
          <table:table-cell table:style-name="ce4" table:formula="of:=[.E2377]*0.000621371" office:value-type="float" office:value="0.00389083879069719">
            <text:p>0.0039</text:p>
          </table:table-cell>
        </table:table-row>
        <table:table-row table:style-name="ro1">
          <table:table-cell table:style-name="ce1" office:value-type="float" office:value="30.30632987">
            <text:p>30.306330</text:p>
          </table:table-cell>
          <table:table-cell table:style-name="ce1" office:value-type="float" office:value="-97.72513177">
            <text:p>-97.725132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37675.6289">
            <text:p>37675.63</text:p>
          </table:table-cell>
          <table:table-cell table:style-name="ce2" table:formula="of:=[.D2378]-[.D2377]" office:value-type="float" office:value="6.88280000000668">
            <text:p>6.88</text:p>
          </table:table-cell>
          <table:table-cell table:style-name="ce4" table:formula="of:=[.D2378]*0.000621371" office:value-type="float" office:value="23.4105432052219">
            <text:p>23.4105</text:p>
          </table:table-cell>
          <table:table-cell table:style-name="ce4" table:formula="of:=[.E2378]*0.000621371" office:value-type="float" office:value="0.00427677231880415">
            <text:p>0.0043</text:p>
          </table:table-cell>
        </table:table-row>
        <table:table-row table:style-name="ro1">
          <table:table-cell table:style-name="ce1" office:value-type="float" office:value="30.30626575">
            <text:p>30.306266</text:p>
          </table:table-cell>
          <table:table-cell table:style-name="ce1" office:value-type="float" office:value="-97.72514996">
            <text:p>-97.725150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37682.8672">
            <text:p>37682.87</text:p>
          </table:table-cell>
          <table:table-cell table:style-name="ce2" table:formula="of:=[.D2379]-[.D2378]" office:value-type="float" office:value="7.23829999999725">
            <text:p>7.24</text:p>
          </table:table-cell>
          <table:table-cell table:style-name="ce4" table:formula="of:=[.D2379]*0.000621371" office:value-type="float" office:value="23.4150408749312">
            <text:p>23.4150</text:p>
          </table:table-cell>
          <table:table-cell table:style-name="ce4" table:formula="of:=[.E2379]*0.000621371" office:value-type="float" office:value="0.00449766970929829">
            <text:p>0.0045</text:p>
          </table:table-cell>
        </table:table-row>
        <table:table-row table:style-name="ro1">
          <table:table-cell table:style-name="ce1" office:value-type="float" office:value="30.30620615">
            <text:p>30.306206</text:p>
          </table:table-cell>
          <table:table-cell table:style-name="ce1" office:value-type="float" office:value="-97.72520352">
            <text:p>-97.725204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691.4492">
            <text:p>37691.45</text:p>
          </table:table-cell>
          <table:table-cell table:style-name="ce2" table:formula="of:=[.D2380]-[.D2379]" office:value-type="float" office:value="8.58200000000215">
            <text:p>8.58</text:p>
          </table:table-cell>
          <table:table-cell table:style-name="ce4" table:formula="of:=[.D2380]*0.000621371" office:value-type="float" office:value="23.4203734808532">
            <text:p>23.4204</text:p>
          </table:table-cell>
          <table:table-cell table:style-name="ce4" table:formula="of:=[.E2380]*0.000621371" office:value-type="float" office:value="0.00533260592200134">
            <text:p>0.0053</text:p>
          </table:table-cell>
        </table:table-row>
        <table:table-row table:style-name="ro1">
          <table:table-cell table:style-name="ce1" office:value-type="float" office:value="30.30616432">
            <text:p>30.306164</text:p>
          </table:table-cell>
          <table:table-cell table:style-name="ce1" office:value-type="float" office:value="-97.72523403">
            <text:p>-97.725234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696.9023">
            <text:p>37696.90</text:p>
          </table:table-cell>
          <table:table-cell table:style-name="ce2" table:formula="of:=[.D2381]-[.D2380]" office:value-type="float" office:value="5.45309999999881">
            <text:p>5.45</text:p>
          </table:table-cell>
          <table:table-cell table:style-name="ce4" table:formula="of:=[.D2381]*0.000621371" office:value-type="float" office:value="23.4237618790533">
            <text:p>23.4238</text:p>
          </table:table-cell>
          <table:table-cell table:style-name="ce4" table:formula="of:=[.E2381]*0.000621371" office:value-type="float" office:value="0.00338839820009926">
            <text:p>0.0034</text:p>
          </table:table-cell>
        </table:table-row>
        <table:table-row table:style-name="ro1">
          <table:table-cell table:style-name="ce1" office:value-type="float" office:value="30.30607279">
            <text:p>30.306073</text:p>
          </table:table-cell>
          <table:table-cell table:style-name="ce1" office:value-type="float" office:value="-97.7252824">
            <text:p>-97.725282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707.9258">
            <text:p>37707.93</text:p>
          </table:table-cell>
          <table:table-cell table:style-name="ce2" table:formula="of:=[.D2382]-[.D2381]" office:value-type="float" office:value="11.0234999999957">
            <text:p>11.02</text:p>
          </table:table-cell>
          <table:table-cell table:style-name="ce4" table:formula="of:=[.D2382]*0.000621371" office:value-type="float" office:value="23.4306115622718">
            <text:p>23.4306</text:p>
          </table:table-cell>
          <table:table-cell table:style-name="ce4" table:formula="of:=[.E2382]*0.000621371" office:value-type="float" office:value="0.00684968321849732">
            <text:p>0.0068</text:p>
          </table:table-cell>
        </table:table-row>
        <table:table-row table:style-name="ro1">
          <table:table-cell table:style-name="ce1" office:value-type="float" office:value="30.30594639">
            <text:p>30.305946</text:p>
          </table:table-cell>
          <table:table-cell table:style-name="ce1" office:value-type="float" office:value="-97.72536823">
            <text:p>-97.725368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724.1914">
            <text:p>37724.19</text:p>
          </table:table-cell>
          <table:table-cell table:style-name="ce2" table:formula="of:=[.D2383]-[.D2382]" office:value-type="float" office:value="16.2656000000061">
            <text:p>16.27</text:p>
          </table:table-cell>
          <table:table-cell table:style-name="ce4" table:formula="of:=[.D2383]*0.000621371" office:value-type="float" office:value="23.4407185344094">
            <text:p>23.4407</text:p>
          </table:table-cell>
          <table:table-cell table:style-name="ce4" table:formula="of:=[.E2383]*0.000621371" office:value-type="float" office:value="0.0101069721376038">
            <text:p>0.0101</text:p>
          </table:table-cell>
        </table:table-row>
        <table:table-row table:style-name="ro1">
          <table:table-cell table:style-name="ce1" office:value-type="float" office:value="30.30586182">
            <text:p>30.305862</text:p>
          </table:table-cell>
          <table:table-cell table:style-name="ce1" office:value-type="float" office:value="-97.72542187">
            <text:p>-97.725422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7734.9805">
            <text:p>37734.98</text:p>
          </table:table-cell>
          <table:table-cell table:style-name="ce2" table:formula="of:=[.D2384]-[.D2383]" office:value-type="float" office:value="10.7890999999945">
            <text:p>10.79</text:p>
          </table:table-cell>
          <table:table-cell table:style-name="ce4" table:formula="of:=[.D2384]*0.000621371" office:value-type="float" office:value="23.4474225682655">
            <text:p>23.4474</text:p>
          </table:table-cell>
          <table:table-cell table:style-name="ce4" table:formula="of:=[.E2384]*0.000621371" office:value-type="float" office:value="0.00670403385609659">
            <text:p>0.0067</text:p>
          </table:table-cell>
        </table:table-row>
        <table:table-row table:style-name="ro1">
          <table:table-cell table:style-name="ce1" office:value-type="float" office:value="30.30578152">
            <text:p>30.305782</text:p>
          </table:table-cell>
          <table:table-cell table:style-name="ce1" office:value-type="float" office:value="-97.7254699">
            <text:p>-97.725470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37744.9062">
            <text:p>37744.91</text:p>
          </table:table-cell>
          <table:table-cell table:style-name="ce2" table:formula="of:=[.D2385]-[.D2384]" office:value-type="float" office:value="9.92569999999978">
            <text:p>9.93</text:p>
          </table:table-cell>
          <table:table-cell table:style-name="ce4" table:formula="of:=[.D2385]*0.000621371" office:value-type="float" office:value="23.4535901104002">
            <text:p>23.4536</text:p>
          </table:table-cell>
          <table:table-cell table:style-name="ce4" table:formula="of:=[.E2385]*0.000621371" office:value-type="float" office:value="0.00616754213469986">
            <text:p>0.0062</text:p>
          </table:table-cell>
        </table:table-row>
        <table:table-row table:style-name="ro1">
          <table:table-cell table:style-name="ce1" office:value-type="float" office:value="30.30572402">
            <text:p>30.305724</text:p>
          </table:table-cell>
          <table:table-cell table:style-name="ce1" office:value-type="float" office:value="-97.72549144">
            <text:p>-97.725491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7751.6133">
            <text:p>37751.61</text:p>
          </table:table-cell>
          <table:table-cell table:style-name="ce2" table:formula="of:=[.D2386]-[.D2385]" office:value-type="float" office:value="6.70709999999963">
            <text:p>6.71</text:p>
          </table:table-cell>
          <table:table-cell table:style-name="ce4" table:formula="of:=[.D2386]*0.000621371" office:value-type="float" office:value="23.4577577078343">
            <text:p>23.4578</text:p>
          </table:table-cell>
          <table:table-cell table:style-name="ce4" table:formula="of:=[.E2386]*0.000621371" office:value-type="float" office:value="0.00416759743409977">
            <text:p>0.0042</text:p>
          </table:table-cell>
        </table:table-row>
        <table:table-row table:style-name="ro1">
          <table:table-cell table:style-name="ce1" office:value-type="float" office:value="30.30565873">
            <text:p>30.305659</text:p>
          </table:table-cell>
          <table:table-cell table:style-name="ce1" office:value-type="float" office:value="-97.72554022">
            <text:p>-97.725540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7760.2227">
            <text:p>37760.22</text:p>
          </table:table-cell>
          <table:table-cell table:style-name="ce2" table:formula="of:=[.D2387]-[.D2386]" office:value-type="float" office:value="8.60940000000119">
            <text:p>8.61</text:p>
          </table:table-cell>
          <table:table-cell table:style-name="ce4" table:formula="of:=[.D2387]*0.000621371" office:value-type="float" office:value="23.4631073393217">
            <text:p>23.4631</text:p>
          </table:table-cell>
          <table:table-cell table:style-name="ce4" table:formula="of:=[.E2387]*0.000621371" office:value-type="float" office:value="0.00534963148740074">
            <text:p>0.0053</text:p>
          </table:table-cell>
        </table:table-row>
        <table:table-row table:style-name="ro1">
          <table:table-cell table:style-name="ce1" office:value-type="float" office:value="30.30562486">
            <text:p>30.305625</text:p>
          </table:table-cell>
          <table:table-cell table:style-name="ce1" office:value-type="float" office:value="-97.72557442">
            <text:p>-97.725574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7765.207">
            <text:p>37765.21</text:p>
          </table:table-cell>
          <table:table-cell table:style-name="ce2" table:formula="of:=[.D2388]-[.D2387]" office:value-type="float" office:value="4.98430000000371">
            <text:p>4.98</text:p>
          </table:table-cell>
          <table:table-cell table:style-name="ce4" table:formula="of:=[.D2388]*0.000621371" office:value-type="float" office:value="23.466204438797">
            <text:p>23.4662</text:p>
          </table:table-cell>
          <table:table-cell table:style-name="ce4" table:formula="of:=[.E2388]*0.000621371" office:value-type="float" office:value="0.00309709947530231">
            <text:p>0.0031</text:p>
          </table:table-cell>
        </table:table-row>
        <table:table-row table:style-name="ro1">
          <table:table-cell table:style-name="ce1" office:value-type="float" office:value="30.30551238">
            <text:p>30.305512</text:p>
          </table:table-cell>
          <table:table-cell table:style-name="ce1" office:value-type="float" office:value="-97.72564215">
            <text:p>-97.725642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7779.3359">
            <text:p>37779.34</text:p>
          </table:table-cell>
          <table:table-cell table:style-name="ce2" table:formula="of:=[.D2389]-[.D2388]" office:value-type="float" office:value="14.1288999999961">
            <text:p>14.13</text:p>
          </table:table-cell>
          <table:table-cell table:style-name="ce4" table:formula="of:=[.D2389]*0.000621371" office:value-type="float" office:value="23.4749837275189">
            <text:p>23.4750</text:p>
          </table:table-cell>
          <table:table-cell table:style-name="ce4" table:formula="of:=[.E2389]*0.000621371" office:value-type="float" office:value="0.00877928872189755">
            <text:p>0.0088</text:p>
          </table:table-cell>
        </table:table-row>
        <table:table-row table:style-name="ro1">
          <table:table-cell table:style-name="ce1" office:value-type="float" office:value="30.30540392">
            <text:p>30.305404</text:p>
          </table:table-cell>
          <table:table-cell table:style-name="ce1" office:value-type="float" office:value="-97.72571532">
            <text:p>-97.725715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7793.207">
            <text:p>37793.21</text:p>
          </table:table-cell>
          <table:table-cell table:style-name="ce2" table:formula="of:=[.D2390]-[.D2389]" office:value-type="float" office:value="13.8711000000039">
            <text:p>13.87</text:p>
          </table:table-cell>
          <table:table-cell table:style-name="ce4" table:formula="of:=[.D2390]*0.000621371" office:value-type="float" office:value="23.483602826797">
            <text:p>23.4836</text:p>
          </table:table-cell>
          <table:table-cell table:style-name="ce4" table:formula="of:=[.E2390]*0.000621371" office:value-type="float" office:value="0.00861909927810244">
            <text:p>0.0086</text:p>
          </table:table-cell>
        </table:table-row>
        <table:table-row table:style-name="ro1">
          <table:table-cell table:style-name="ce1" office:value-type="float" office:value="30.30531088">
            <text:p>30.305311</text:p>
          </table:table-cell>
          <table:table-cell table:style-name="ce1" office:value-type="float" office:value="-97.72577869">
            <text:p>-97.725779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7805.1953">
            <text:p>37805.20</text:p>
          </table:table-cell>
          <table:table-cell table:style-name="ce2" table:formula="of:=[.D2391]-[.D2390]" office:value-type="float" office:value="11.9882999999973">
            <text:p>11.99</text:p>
          </table:table-cell>
          <table:table-cell table:style-name="ce4" table:formula="of:=[.D2391]*0.000621371" office:value-type="float" office:value="23.4910520087563">
            <text:p>23.4911</text:p>
          </table:table-cell>
          <table:table-cell table:style-name="ce4" table:formula="of:=[.E2391]*0.000621371" office:value-type="float" office:value="0.00744918195929829">
            <text:p>0.0074</text:p>
          </table:table-cell>
        </table:table-row>
        <table:table-row table:style-name="ro1">
          <table:table-cell table:style-name="ce1" office:value-type="float" office:value="30.3052792">
            <text:p>30.305279</text:p>
          </table:table-cell>
          <table:table-cell table:style-name="ce1" office:value-type="float" office:value="-97.72579486">
            <text:p>-97.725795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7809.0781">
            <text:p>37809.08</text:p>
          </table:table-cell>
          <table:table-cell table:style-name="ce2" table:formula="of:=[.D2392]-[.D2391]" office:value-type="float" office:value="3.88279999999941">
            <text:p>3.88</text:p>
          </table:table-cell>
          <table:table-cell table:style-name="ce4" table:formula="of:=[.D2392]*0.000621371" office:value-type="float" office:value="23.4934646680751">
            <text:p>23.4935</text:p>
          </table:table-cell>
          <table:table-cell table:style-name="ce4" table:formula="of:=[.E2392]*0.000621371" office:value-type="float" office:value="0.00241265931879963">
            <text:p>0.0024</text:p>
          </table:table-cell>
        </table:table-row>
        <table:table-row table:style-name="ro1">
          <table:table-cell table:style-name="ce1" office:value-type="float" office:value="30.30521004">
            <text:p>30.305210</text:p>
          </table:table-cell>
          <table:table-cell table:style-name="ce1" office:value-type="float" office:value="-97.72584189">
            <text:p>-97.72584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817.9805">
            <text:p>37817.98</text:p>
          </table:table-cell>
          <table:table-cell table:style-name="ce2" table:formula="of:=[.D2393]-[.D2392]" office:value-type="float" office:value="8.90239999999903">
            <text:p>8.90</text:p>
          </table:table-cell>
          <table:table-cell table:style-name="ce4" table:formula="of:=[.D2393]*0.000621371" office:value-type="float" office:value="23.4989963612655">
            <text:p>23.4990</text:p>
          </table:table-cell>
          <table:table-cell table:style-name="ce4" table:formula="of:=[.E2393]*0.000621371" office:value-type="float" office:value="0.0055316931903994">
            <text:p>0.0055</text:p>
          </table:table-cell>
        </table:table-row>
        <table:table-row table:style-name="ro1">
          <table:table-cell table:style-name="ce1" office:value-type="float" office:value="30.30506663">
            <text:p>30.305067</text:p>
          </table:table-cell>
          <table:table-cell table:style-name="ce1" office:value-type="float" office:value="-97.72591523">
            <text:p>-97.725915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835.3867">
            <text:p>37835.39</text:p>
          </table:table-cell>
          <table:table-cell table:style-name="ce2" table:formula="of:=[.D2394]-[.D2393]" office:value-type="float" office:value="17.4062000000049">
            <text:p>17.41</text:p>
          </table:table-cell>
          <table:table-cell table:style-name="ce4" table:formula="of:=[.D2394]*0.000621371" office:value-type="float" office:value="23.5098120691657">
            <text:p>23.5098</text:p>
          </table:table-cell>
          <table:table-cell table:style-name="ce4" table:formula="of:=[.E2394]*0.000621371" office:value-type="float" office:value="0.010815707900203">
            <text:p>0.0108</text:p>
          </table:table-cell>
        </table:table-row>
        <table:table-row table:style-name="ro1">
          <table:table-cell table:style-name="ce1" office:value-type="float" office:value="30.30494367">
            <text:p>30.304944</text:p>
          </table:table-cell>
          <table:table-cell table:style-name="ce1" office:value-type="float" office:value="-97.72597868">
            <text:p>-97.725979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850.3125">
            <text:p>37850.31</text:p>
          </table:table-cell>
          <table:table-cell table:style-name="ce2" table:formula="of:=[.D2395]-[.D2394]" office:value-type="float" office:value="14.9257999999973">
            <text:p>14.93</text:p>
          </table:table-cell>
          <table:table-cell table:style-name="ce4" table:formula="of:=[.D2395]*0.000621371" office:value-type="float" office:value="23.5190865284375">
            <text:p>23.5191</text:p>
          </table:table-cell>
          <table:table-cell table:style-name="ce4" table:formula="of:=[.E2395]*0.000621371" office:value-type="float" office:value="0.00927445927179829">
            <text:p>0.0093</text:p>
          </table:table-cell>
        </table:table-row>
        <table:table-row table:style-name="ro1">
          <table:table-cell table:style-name="ce1" office:value-type="float" office:value="30.30481375">
            <text:p>30.304814</text:p>
          </table:table-cell>
          <table:table-cell table:style-name="ce1" office:value-type="float" office:value="-97.726062">
            <text:p>-97.72606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866.7969">
            <text:p>37866.80</text:p>
          </table:table-cell>
          <table:table-cell table:style-name="ce2" table:formula="of:=[.D2396]-[.D2395]" office:value-type="float" office:value="16.4844000000012">
            <text:p>16.48</text:p>
          </table:table-cell>
          <table:table-cell table:style-name="ce4" table:formula="of:=[.D2396]*0.000621371" office:value-type="float" office:value="23.5293294565499">
            <text:p>23.5293</text:p>
          </table:table-cell>
          <table:table-cell table:style-name="ce4" table:formula="of:=[.E2396]*0.000621371" office:value-type="float" office:value="0.0102429281124007">
            <text:p>0.0102</text:p>
          </table:table-cell>
        </table:table-row>
        <table:table-row table:style-name="ro1">
          <table:table-cell table:style-name="ce1" office:value-type="float" office:value="30.30465583">
            <text:p>30.304656</text:p>
          </table:table-cell>
          <table:table-cell table:style-name="ce1" office:value-type="float" office:value="-97.72614489">
            <text:p>-97.726145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37886.0195">
            <text:p>37886.02</text:p>
          </table:table-cell>
          <table:table-cell table:style-name="ce2" table:formula="of:=[.D2397]-[.D2396]" office:value-type="float" office:value="19.222600000001">
            <text:p>19.22</text:p>
          </table:table-cell>
          <table:table-cell table:style-name="ce4" table:formula="of:=[.D2397]*0.000621371" office:value-type="float" office:value="23.5412738227345">
            <text:p>23.5413</text:p>
          </table:table-cell>
          <table:table-cell table:style-name="ce4" table:formula="of:=[.E2397]*0.000621371" office:value-type="float" office:value="0.0119443661846006">
            <text:p>0.0119</text:p>
          </table:table-cell>
        </table:table-row>
        <table:table-row table:style-name="ro1">
          <table:table-cell table:style-name="ce1" office:value-type="float" office:value="30.30456447">
            <text:p>30.304564</text:p>
          </table:table-cell>
          <table:table-cell table:style-name="ce1" office:value-type="float" office:value="-97.72620927">
            <text:p>-97.726209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7897.8828">
            <text:p>37897.88</text:p>
          </table:table-cell>
          <table:table-cell table:style-name="ce2" table:formula="of:=[.D2398]-[.D2397]" office:value-type="float" office:value="11.8632999999973">
            <text:p>11.86</text:p>
          </table:table-cell>
          <table:table-cell table:style-name="ce4" table:formula="of:=[.D2398]*0.000621371" office:value-type="float" office:value="23.5486453333188">
            <text:p>23.5486</text:p>
          </table:table-cell>
          <table:table-cell table:style-name="ce4" table:formula="of:=[.E2398]*0.000621371" office:value-type="float" office:value="0.00737151058429829">
            <text:p>0.0074</text:p>
          </table:table-cell>
        </table:table-row>
        <table:table-row table:style-name="ro1">
          <table:table-cell table:style-name="ce1" office:value-type="float" office:value="30.30440127">
            <text:p>30.304401</text:p>
          </table:table-cell>
          <table:table-cell table:style-name="ce1" office:value-type="float" office:value="-97.7263122">
            <text:p>-97.726312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7918.4883">
            <text:p>37918.49</text:p>
          </table:table-cell>
          <table:table-cell table:style-name="ce2" table:formula="of:=[.D2399]-[.D2398]" office:value-type="float" office:value="20.6054999999978">
            <text:p>20.61</text:p>
          </table:table-cell>
          <table:table-cell table:style-name="ce4" table:formula="of:=[.D2399]*0.000621371" office:value-type="float" office:value="23.5614489934593">
            <text:p>23.5614</text:p>
          </table:table-cell>
          <table:table-cell table:style-name="ce4" table:formula="of:=[.E2399]*0.000621371" office:value-type="float" office:value="0.0128036601404987">
            <text:p>0.0128</text:p>
          </table:table-cell>
        </table:table-row>
        <table:table-row table:style-name="ro1">
          <table:table-cell table:style-name="ce1" office:value-type="float" office:value="30.30427395">
            <text:p>30.304274</text:p>
          </table:table-cell>
          <table:table-cell table:style-name="ce1" office:value-type="float" office:value="-97.72639434">
            <text:p>-97.726394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934.6836">
            <text:p>37934.68</text:p>
          </table:table-cell>
          <table:table-cell table:style-name="ce2" table:formula="of:=[.D2400]-[.D2399]" office:value-type="float" office:value="16.1952999999994">
            <text:p>16.20</text:p>
          </table:table-cell>
          <table:table-cell table:style-name="ce4" table:formula="of:=[.D2400]*0.000621371" office:value-type="float" office:value="23.5715122832156">
            <text:p>23.5715</text:p>
          </table:table-cell>
          <table:table-cell table:style-name="ce4" table:formula="of:=[.E2400]*0.000621371" office:value-type="float" office:value="0.0100632897562996">
            <text:p>0.0101</text:p>
          </table:table-cell>
        </table:table-row>
        <table:table-row table:style-name="ro1">
          <table:table-cell table:style-name="ce1" office:value-type="float" office:value="30.30415837">
            <text:p>30.304158</text:p>
          </table:table-cell>
          <table:table-cell table:style-name="ce1" office:value-type="float" office:value="-97.72647078">
            <text:p>-97.726471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7949.9609">
            <text:p>37949.96</text:p>
          </table:table-cell>
          <table:table-cell table:style-name="ce2" table:formula="of:=[.D2401]-[.D2400]" office:value-type="float" office:value="15.2773000000016">
            <text:p>15.28</text:p>
          </table:table-cell>
          <table:table-cell table:style-name="ce4" table:formula="of:=[.D2401]*0.000621371" office:value-type="float" office:value="23.5810051543939">
            <text:p>23.5810</text:p>
          </table:table-cell>
          <table:table-cell table:style-name="ce4" table:formula="of:=[.E2401]*0.000621371" office:value-type="float" office:value="0.00949287117830097">
            <text:p>0.0095</text:p>
          </table:table-cell>
        </table:table-row>
        <table:table-row table:style-name="ro1">
          <table:table-cell table:style-name="ce1" office:value-type="float" office:value="30.30401344">
            <text:p>30.304013</text:p>
          </table:table-cell>
          <table:table-cell table:style-name="ce1" office:value-type="float" office:value="-97.72657346">
            <text:p>-97.726573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7968.4805">
            <text:p>37968.48</text:p>
          </table:table-cell>
          <table:table-cell table:style-name="ce2" table:formula="of:=[.D2402]-[.D2401]" office:value-type="float" office:value="18.5195999999996">
            <text:p>18.52</text:p>
          </table:table-cell>
          <table:table-cell table:style-name="ce4" table:formula="of:=[.D2402]*0.000621371" office:value-type="float" office:value="23.5925126967655">
            <text:p>23.5925</text:p>
          </table:table-cell>
          <table:table-cell table:style-name="ce4" table:formula="of:=[.E2402]*0.000621371" office:value-type="float" office:value="0.0115075423715998">
            <text:p>0.0115</text:p>
          </table:table-cell>
        </table:table-row>
        <table:table-row table:style-name="ro1">
          <table:table-cell table:style-name="ce1" office:value-type="float" office:value="30.30389367">
            <text:p>30.303894</text:p>
          </table:table-cell>
          <table:table-cell table:style-name="ce1" office:value-type="float" office:value="-97.72664445">
            <text:p>-97.726644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7983.1953">
            <text:p>37983.20</text:p>
          </table:table-cell>
          <table:table-cell table:style-name="ce2" table:formula="of:=[.D2403]-[.D2402]" office:value-type="float" office:value="14.7148000000016">
            <text:p>14.71</text:p>
          </table:table-cell>
          <table:table-cell table:style-name="ce4" table:formula="of:=[.D2403]*0.000621371" office:value-type="float" office:value="23.6016560467563">
            <text:p>23.6017</text:p>
          </table:table-cell>
          <table:table-cell table:style-name="ce4" table:formula="of:=[.E2403]*0.000621371" office:value-type="float" office:value="0.00914334999080097">
            <text:p>0.0091</text:p>
          </table:table-cell>
        </table:table-row>
        <table:table-row table:style-name="ro1">
          <table:table-cell table:style-name="ce1" office:value-type="float" office:value="30.30383122">
            <text:p>30.303831</text:p>
          </table:table-cell>
          <table:table-cell table:style-name="ce1" office:value-type="float" office:value="-97.72667245">
            <text:p>-97.726672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7990.5625">
            <text:p>37990.56</text:p>
          </table:table-cell>
          <table:table-cell table:style-name="ce2" table:formula="of:=[.D2404]-[.D2403]" office:value-type="float" office:value="7.36720000000059">
            <text:p>7.37</text:p>
          </table:table-cell>
          <table:table-cell table:style-name="ce4" table:formula="of:=[.D2404]*0.000621371" office:value-type="float" office:value="23.6062338111875">
            <text:p>23.6062</text:p>
          </table:table-cell>
          <table:table-cell table:style-name="ce4" table:formula="of:=[.E2404]*0.000621371" office:value-type="float" office:value="0.00457776443120037">
            <text:p>0.0046</text:p>
          </table:table-cell>
        </table:table-row>
        <table:table-row table:style-name="ro1">
          <table:table-cell table:style-name="ce1" office:value-type="float" office:value="30.30375394">
            <text:p>30.303754</text:p>
          </table:table-cell>
          <table:table-cell table:style-name="ce1" office:value-type="float" office:value="-97.72673179">
            <text:p>-97.726732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38000.9141">
            <text:p>38000.91</text:p>
          </table:table-cell>
          <table:table-cell table:style-name="ce2" table:formula="of:=[.D2405]-[.D2404]" office:value-type="float" office:value="10.3516000000018">
            <text:p>10.35</text:p>
          </table:table-cell>
          <table:table-cell table:style-name="ce4" table:formula="of:=[.D2405]*0.000621371" office:value-type="float" office:value="23.6126659952311">
            <text:p>23.6127</text:p>
          </table:table-cell>
          <table:table-cell table:style-name="ce4" table:formula="of:=[.E2405]*0.000621371" office:value-type="float" office:value="0.00643218404360111">
            <text:p>0.0064</text:p>
          </table:table-cell>
        </table:table-row>
        <table:table-row table:style-name="ro1">
          <table:table-cell table:style-name="ce1" office:value-type="float" office:value="30.30365294">
            <text:p>30.303653</text:p>
          </table:table-cell>
          <table:table-cell table:style-name="ce1" office:value-type="float" office:value="-97.72680069">
            <text:p>-97.726801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013.918">
            <text:p>38013.92</text:p>
          </table:table-cell>
          <table:table-cell table:style-name="ce2" table:formula="of:=[.D2406]-[.D2405]" office:value-type="float" office:value="13.0038999999961">
            <text:p>13.00</text:p>
          </table:table-cell>
          <table:table-cell table:style-name="ce4" table:formula="of:=[.D2406]*0.000621371" office:value-type="float" office:value="23.620746241578">
            <text:p>23.6207</text:p>
          </table:table-cell>
          <table:table-cell table:style-name="ce4" table:formula="of:=[.E2406]*0.000621371" office:value-type="float" office:value="0.00808024634689756">
            <text:p>0.0081</text:p>
          </table:table-cell>
        </table:table-row>
        <table:table-row table:style-name="ro1">
          <table:table-cell table:style-name="ce1" office:value-type="float" office:value="30.30354347">
            <text:p>30.303543</text:p>
          </table:table-cell>
          <table:table-cell table:style-name="ce1" office:value-type="float" office:value="-97.72684017">
            <text:p>-97.726840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8026.6016">
            <text:p>38026.60</text:p>
          </table:table-cell>
          <table:table-cell table:style-name="ce2" table:formula="of:=[.D2407]-[.D2406]" office:value-type="float" office:value="12.6836000000039">
            <text:p>12.68</text:p>
          </table:table-cell>
          <table:table-cell table:style-name="ce4" table:formula="of:=[.D2407]*0.000621371" office:value-type="float" office:value="23.6286274627936">
            <text:p>23.6286</text:p>
          </table:table-cell>
          <table:table-cell table:style-name="ce4" table:formula="of:=[.E2407]*0.000621371" office:value-type="float" office:value="0.00788122121560244">
            <text:p>0.0079</text:p>
          </table:table-cell>
        </table:table-row>
        <table:table-row table:style-name="ro1">
          <table:table-cell table:style-name="ce1" office:value-type="float" office:value="30.30348253">
            <text:p>30.303483</text:p>
          </table:table-cell>
          <table:table-cell table:style-name="ce1" office:value-type="float" office:value="-97.72685735">
            <text:p>-97.726857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8033.5195">
            <text:p>38033.52</text:p>
          </table:table-cell>
          <table:table-cell table:style-name="ce2" table:formula="of:=[.D2408]-[.D2407]" office:value-type="float" office:value="6.91790000000037">
            <text:p>6.92</text:p>
          </table:table-cell>
          <table:table-cell table:style-name="ce4" table:formula="of:=[.D2408]*0.000621371" office:value-type="float" office:value="23.6329260452345">
            <text:p>23.6329</text:p>
          </table:table-cell>
          <table:table-cell table:style-name="ce4" table:formula="of:=[.E2408]*0.000621371" office:value-type="float" office:value="0.00429858244090023">
            <text:p>0.0043</text:p>
          </table:table-cell>
        </table:table-row>
        <table:table-row table:style-name="ro1">
          <table:table-cell table:style-name="ce1" office:value-type="float" office:value="30.30340978">
            <text:p>30.303410</text:p>
          </table:table-cell>
          <table:table-cell table:style-name="ce1" office:value-type="float" office:value="-97.72688988">
            <text:p>-97.726890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8042.1953">
            <text:p>38042.20</text:p>
          </table:table-cell>
          <table:table-cell table:style-name="ce2" table:formula="of:=[.D2409]-[.D2408]" office:value-type="float" office:value="8.67579999999725">
            <text:p>8.68</text:p>
          </table:table-cell>
          <table:table-cell table:style-name="ce4" table:formula="of:=[.D2409]*0.000621371" office:value-type="float" office:value="23.6383169357563">
            <text:p>23.6383</text:p>
          </table:table-cell>
          <table:table-cell table:style-name="ce4" table:formula="of:=[.E2409]*0.000621371" office:value-type="float" office:value="0.00539089052179829">
            <text:p>0.0054</text:p>
          </table:table-cell>
        </table:table-row>
        <table:table-row table:style-name="ro1">
          <table:table-cell table:style-name="ce1" office:value-type="float" office:value="30.3033408">
            <text:p>30.303341</text:p>
          </table:table-cell>
          <table:table-cell table:style-name="ce1" office:value-type="float" office:value="-97.72695199">
            <text:p>-97.726952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8051.9102">
            <text:p>38051.91</text:p>
          </table:table-cell>
          <table:table-cell table:style-name="ce2" table:formula="of:=[.D2410]-[.D2409]" office:value-type="float" office:value="9.71489999999903">
            <text:p>9.71</text:p>
          </table:table-cell>
          <table:table-cell table:style-name="ce4" table:formula="of:=[.D2410]*0.000621371" office:value-type="float" office:value="23.6443534928842">
            <text:p>23.6444</text:p>
          </table:table-cell>
          <table:table-cell table:style-name="ce4" table:formula="of:=[.E2410]*0.000621371" office:value-type="float" office:value="0.0060365571278994">
            <text:p>0.0060</text:p>
          </table:table-cell>
        </table:table-row>
        <table:table-row table:style-name="ro1">
          <table:table-cell table:style-name="ce1" office:value-type="float" office:value="30.30324809">
            <text:p>30.303248</text:p>
          </table:table-cell>
          <table:table-cell table:style-name="ce1" office:value-type="float" office:value="-97.72700462">
            <text:p>-97.727005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063.3555">
            <text:p>38063.36</text:p>
          </table:table-cell>
          <table:table-cell table:style-name="ce2" table:formula="of:=[.D2411]-[.D2410]" office:value-type="float" office:value="11.4452999999994">
            <text:p>11.45</text:p>
          </table:table-cell>
          <table:table-cell table:style-name="ce4" table:formula="of:=[.D2411]*0.000621371" office:value-type="float" office:value="23.6514652703905">
            <text:p>23.6515</text:p>
          </table:table-cell>
          <table:table-cell table:style-name="ce4" table:formula="of:=[.E2411]*0.000621371" office:value-type="float" office:value="0.00711177750629963">
            <text:p>0.0071</text:p>
          </table:table-cell>
        </table:table-row>
        <table:table-row table:style-name="ro1">
          <table:table-cell table:style-name="ce1" office:value-type="float" office:value="30.30309395">
            <text:p>30.303094</text:p>
          </table:table-cell>
          <table:table-cell table:style-name="ce1" office:value-type="float" office:value="-97.72709884">
            <text:p>-97.727099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8082.7148">
            <text:p>38082.71</text:p>
          </table:table-cell>
          <table:table-cell table:style-name="ce2" table:formula="of:=[.D2412]-[.D2411]" office:value-type="float" office:value="19.3593000000037">
            <text:p>19.36</text:p>
          </table:table-cell>
          <table:table-cell table:style-name="ce4" table:formula="of:=[.D2412]*0.000621371" office:value-type="float" office:value="23.6634945779908">
            <text:p>23.6635</text:p>
          </table:table-cell>
          <table:table-cell table:style-name="ce4" table:formula="of:=[.E2412]*0.000621371" office:value-type="float" office:value="0.0120293076003023">
            <text:p>0.0120</text:p>
          </table:table-cell>
        </table:table-row>
        <table:table-row table:style-name="ro1">
          <table:table-cell table:style-name="ce1" office:value-type="float" office:value="30.30299077">
            <text:p>30.302991</text:p>
          </table:table-cell>
          <table:table-cell table:style-name="ce1" office:value-type="float" office:value="-97.72716497">
            <text:p>-97.727165</text:p>
          </table:table-cell>
          <table:table-cell table:style-name="ce2" office:value-type="float" office:value="184.710571">
            <text:p>184.71</text:p>
          </table:table-cell>
          <table:table-cell table:style-name="ce2" office:value-type="float" office:value="38095.8359">
            <text:p>38095.84</text:p>
          </table:table-cell>
          <table:table-cell table:style-name="ce2" table:formula="of:=[.D2413]-[.D2412]" office:value-type="float" office:value="13.1210999999967">
            <text:p>13.12</text:p>
          </table:table-cell>
          <table:table-cell table:style-name="ce4" table:formula="of:=[.D2413]*0.000621371" office:value-type="float" office:value="23.6716476490189">
            <text:p>23.6716</text:p>
          </table:table-cell>
          <table:table-cell table:style-name="ce4" table:formula="of:=[.E2413]*0.000621371" office:value-type="float" office:value="0.00815307102809792">
            <text:p>0.0082</text:p>
          </table:table-cell>
        </table:table-row>
        <table:table-row table:style-name="ro1">
          <table:table-cell table:style-name="ce1" office:value-type="float" office:value="30.30282238">
            <text:p>30.302822</text:p>
          </table:table-cell>
          <table:table-cell table:style-name="ce1" office:value-type="float" office:value="-97.72726539">
            <text:p>-97.727265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38116.8086">
            <text:p>38116.81</text:p>
          </table:table-cell>
          <table:table-cell table:style-name="ce2" table:formula="of:=[.D2414]-[.D2413]" office:value-type="float" office:value="20.9726999999984">
            <text:p>20.97</text:p>
          </table:table-cell>
          <table:table-cell table:style-name="ce4" table:formula="of:=[.D2414]*0.000621371" office:value-type="float" office:value="23.6846794765906">
            <text:p>23.6847</text:p>
          </table:table-cell>
          <table:table-cell table:style-name="ce4" table:formula="of:=[.E2414]*0.000621371" office:value-type="float" office:value="0.013031827571699">
            <text:p>0.0130</text:p>
          </table:table-cell>
        </table:table-row>
        <table:table-row table:style-name="ro1">
          <table:table-cell table:style-name="ce1" office:value-type="float" office:value="30.30277083">
            <text:p>30.302771</text:p>
          </table:table-cell>
          <table:table-cell table:style-name="ce1" office:value-type="float" office:value="-97.7273016">
            <text:p>-97.727302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38123.332">
            <text:p>38123.33</text:p>
          </table:table-cell>
          <table:table-cell table:style-name="ce2" table:formula="of:=[.D2415]-[.D2414]" office:value-type="float" office:value="6.5234000000055">
            <text:p>6.52</text:p>
          </table:table-cell>
          <table:table-cell table:style-name="ce4" table:formula="of:=[.D2415]*0.000621371" office:value-type="float" office:value="23.688732928172">
            <text:p>23.6887</text:p>
          </table:table-cell>
          <table:table-cell table:style-name="ce4" table:formula="of:=[.E2415]*0.000621371" office:value-type="float" office:value="0.00405345158140341">
            <text:p>0.0041</text:p>
          </table:table-cell>
        </table:table-row>
        <table:table-row table:style-name="ro1">
          <table:table-cell table:style-name="ce1" office:value-type="float" office:value="30.30275423">
            <text:p>30.302754</text:p>
          </table:table-cell>
          <table:table-cell table:style-name="ce1" office:value-type="float" office:value="-97.72733294">
            <text:p>-97.727333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8125.9102">
            <text:p>38125.91</text:p>
          </table:table-cell>
          <table:table-cell table:style-name="ce2" table:formula="of:=[.D2416]-[.D2415]" office:value-type="float" office:value="2.57819999999629">
            <text:p>2.58</text:p>
          </table:table-cell>
          <table:table-cell table:style-name="ce4" table:formula="of:=[.D2416]*0.000621371" office:value-type="float" office:value="23.6903349468842">
            <text:p>23.6903</text:p>
          </table:table-cell>
          <table:table-cell table:style-name="ce4" table:formula="of:=[.E2416]*0.000621371" office:value-type="float" office:value="0.00160201871219769">
            <text:p>0.0016</text:p>
          </table:table-cell>
        </table:table-row>
        <table:table-row table:style-name="ro1">
          <table:table-cell table:style-name="ce1" office:value-type="float" office:value="30.30273797">
            <text:p>30.302738</text:p>
          </table:table-cell>
          <table:table-cell table:style-name="ce1" office:value-type="float" office:value="-97.7273679">
            <text:p>-97.727368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8128.7812">
            <text:p>38128.78</text:p>
          </table:table-cell>
          <table:table-cell table:style-name="ce2" table:formula="of:=[.D2417]-[.D2416]" office:value-type="float" office:value="2.87099999999919">
            <text:p>2.87</text:p>
          </table:table-cell>
          <table:table-cell table:style-name="ce4" table:formula="of:=[.D2417]*0.000621371" office:value-type="float" office:value="23.6921189030252">
            <text:p>23.6921</text:p>
          </table:table-cell>
          <table:table-cell table:style-name="ce4" table:formula="of:=[.E2417]*0.000621371" office:value-type="float" office:value="0.00178395614099949">
            <text:p>0.0018</text:p>
          </table:table-cell>
        </table:table-row>
        <table:table-row table:style-name="ro1">
          <table:table-cell table:style-name="ce1" office:value-type="float" office:value="30.30272699">
            <text:p>30.302727</text:p>
          </table:table-cell>
          <table:table-cell table:style-name="ce1" office:value-type="float" office:value="-97.72736119">
            <text:p>-97.727361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129.9141">
            <text:p>38129.91</text:p>
          </table:table-cell>
          <table:table-cell table:style-name="ce2" table:formula="of:=[.D2418]-[.D2417]" office:value-type="float" office:value="1.13290000000416">
            <text:p>1.13</text:p>
          </table:table-cell>
          <table:table-cell table:style-name="ce4" table:formula="of:=[.D2418]*0.000621371" office:value-type="float" office:value="23.6928228542311">
            <text:p>23.6928</text:p>
          </table:table-cell>
          <table:table-cell table:style-name="ce4" table:formula="of:=[.E2418]*0.000621371" office:value-type="float" office:value="0.000703951205902582">
            <text:p>0.0007</text:p>
          </table:table-cell>
        </table:table-row>
        <table:table-row table:style-name="ro1">
          <table:table-cell table:style-name="ce1" office:value-type="float" office:value="30.30267209">
            <text:p>30.302672</text:p>
          </table:table-cell>
          <table:table-cell table:style-name="ce1" office:value-type="float" office:value="-97.72738843">
            <text:p>-97.727388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136.582">
            <text:p>38136.58</text:p>
          </table:table-cell>
          <table:table-cell table:style-name="ce2" table:formula="of:=[.D2419]-[.D2418]" office:value-type="float" office:value="6.66790000000037">
            <text:p>6.67</text:p>
          </table:table-cell>
          <table:table-cell table:style-name="ce4" table:formula="of:=[.D2419]*0.000621371" office:value-type="float" office:value="23.696966093922">
            <text:p>23.6970</text:p>
          </table:table-cell>
          <table:table-cell table:style-name="ce4" table:formula="of:=[.E2419]*0.000621371" office:value-type="float" office:value="0.00414323969090023">
            <text:p>0.0041</text:p>
          </table:table-cell>
        </table:table-row>
        <table:table-row table:style-name="ro1">
          <table:table-cell table:style-name="ce1" office:value-type="float" office:value="30.30261082">
            <text:p>30.302611</text:p>
          </table:table-cell>
          <table:table-cell table:style-name="ce1" office:value-type="float" office:value="-97.72741609">
            <text:p>-97.727416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8143.9297">
            <text:p>38143.93</text:p>
          </table:table-cell>
          <table:table-cell table:style-name="ce2" table:formula="of:=[.D2420]-[.D2419]" office:value-type="float" office:value="7.34769999999844">
            <text:p>7.35</text:p>
          </table:table-cell>
          <table:table-cell table:style-name="ce4" table:formula="of:=[.D2420]*0.000621371" office:value-type="float" office:value="23.7015317416187">
            <text:p>23.7015</text:p>
          </table:table-cell>
          <table:table-cell table:style-name="ce4" table:formula="of:=[.E2420]*0.000621371" office:value-type="float" office:value="0.00456564769669903">
            <text:p>0.0046</text:p>
          </table:table-cell>
        </table:table-row>
        <table:table-row table:style-name="ro1">
          <table:table-cell table:style-name="ce1" office:value-type="float" office:value="30.30250034">
            <text:p>30.302500</text:p>
          </table:table-cell>
          <table:table-cell table:style-name="ce1" office:value-type="float" office:value="-97.72748206">
            <text:p>-97.727482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157.7422">
            <text:p>38157.74</text:p>
          </table:table-cell>
          <table:table-cell table:style-name="ce2" table:formula="of:=[.D2421]-[.D2420]" office:value-type="float" office:value="13.8125">
            <text:p>13.81</text:p>
          </table:table-cell>
          <table:table-cell table:style-name="ce4" table:formula="of:=[.D2421]*0.000621371" office:value-type="float" office:value="23.7101144285562">
            <text:p>23.7101</text:p>
          </table:table-cell>
          <table:table-cell table:style-name="ce4" table:formula="of:=[.E2421]*0.000621371" office:value-type="float" office:value="0.0085826869375">
            <text:p>0.0086</text:p>
          </table:table-cell>
        </table:table-row>
        <table:table-row table:style-name="ro1">
          <table:table-cell table:style-name="ce1" office:value-type="float" office:value="30.30241644">
            <text:p>30.302416</text:p>
          </table:table-cell>
          <table:table-cell table:style-name="ce1" office:value-type="float" office:value="-97.72753864">
            <text:p>-97.727539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8168.5508">
            <text:p>38168.55</text:p>
          </table:table-cell>
          <table:table-cell table:style-name="ce2" table:formula="of:=[.D2422]-[.D2421]" office:value-type="float" office:value="10.8085999999967">
            <text:p>10.81</text:p>
          </table:table-cell>
          <table:table-cell table:style-name="ce4" table:formula="of:=[.D2422]*0.000621371" office:value-type="float" office:value="23.7168305791468">
            <text:p>23.7168</text:p>
          </table:table-cell>
          <table:table-cell table:style-name="ce4" table:formula="of:=[.E2422]*0.000621371" office:value-type="float" office:value="0.00671615059059792">
            <text:p>0.0067</text:p>
          </table:table-cell>
        </table:table-row>
        <table:table-row table:style-name="ro1">
          <table:table-cell table:style-name="ce1" office:value-type="float" office:value="30.30233664">
            <text:p>30.302337</text:p>
          </table:table-cell>
          <table:table-cell table:style-name="ce1" office:value-type="float" office:value="-97.72758088">
            <text:p>-97.727581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178.2695">
            <text:p>38178.27</text:p>
          </table:table-cell>
          <table:table-cell table:style-name="ce2" table:formula="of:=[.D2423]-[.D2422]" office:value-type="float" office:value="9.7187000000049">
            <text:p>9.72</text:p>
          </table:table-cell>
          <table:table-cell table:style-name="ce4" table:formula="of:=[.D2423]*0.000621371" office:value-type="float" office:value="23.7228694974845">
            <text:p>23.7229</text:p>
          </table:table-cell>
          <table:table-cell table:style-name="ce4" table:formula="of:=[.E2423]*0.000621371" office:value-type="float" office:value="0.00603891833770305">
            <text:p>0.0060</text:p>
          </table:table-cell>
        </table:table-row>
        <table:table-row table:style-name="ro1">
          <table:table-cell table:style-name="ce1" office:value-type="float" office:value="30.30225056">
            <text:p>30.302251</text:p>
          </table:table-cell>
          <table:table-cell table:style-name="ce1" office:value-type="float" office:value="-97.72764375">
            <text:p>-97.727644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190.0312">
            <text:p>38190.03</text:p>
          </table:table-cell>
          <table:table-cell table:style-name="ce2" table:formula="of:=[.D2424]-[.D2423]" office:value-type="float" office:value="11.7616999999955">
            <text:p>11.76</text:p>
          </table:table-cell>
          <table:table-cell table:style-name="ce4" table:formula="of:=[.D2424]*0.000621371" office:value-type="float" office:value="23.7301778767752">
            <text:p>23.7302</text:p>
          </table:table-cell>
          <table:table-cell table:style-name="ce4" table:formula="of:=[.E2424]*0.000621371" office:value-type="float" office:value="0.00730837929069719">
            <text:p>0.0073</text:p>
          </table:table-cell>
        </table:table-row>
        <table:table-row table:style-name="ro1">
          <table:table-cell table:style-name="ce1" office:value-type="float" office:value="30.30215828">
            <text:p>30.302158</text:p>
          </table:table-cell>
          <table:table-cell table:style-name="ce1" office:value-type="float" office:value="-97.72770217">
            <text:p>-97.727702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201.2773">
            <text:p>38201.28</text:p>
          </table:table-cell>
          <table:table-cell table:style-name="ce2" table:formula="of:=[.D2425]-[.D2424]" office:value-type="float" office:value="11.2461000000039">
            <text:p>11.25</text:p>
          </table:table-cell>
          <table:table-cell table:style-name="ce4" table:formula="of:=[.D2425]*0.000621371" office:value-type="float" office:value="23.7371658771783">
            <text:p>23.7372</text:p>
          </table:table-cell>
          <table:table-cell table:style-name="ce4" table:formula="of:=[.E2425]*0.000621371" office:value-type="float" office:value="0.00698800040310245">
            <text:p>0.0070</text:p>
          </table:table-cell>
        </table:table-row>
        <table:table-row table:style-name="ro1">
          <table:table-cell table:style-name="ce1" office:value-type="float" office:value="30.30205987">
            <text:p>30.302060</text:p>
          </table:table-cell>
          <table:table-cell table:style-name="ce1" office:value-type="float" office:value="-97.72776939">
            <text:p>-97.727769</text:p>
          </table:table-cell>
          <table:table-cell table:style-name="ce2" office:value-type="float" office:value="189.516968">
            <text:p>189.52</text:p>
          </table:table-cell>
          <table:table-cell table:style-name="ce2" office:value-type="float" office:value="38213.9766">
            <text:p>38213.98</text:p>
          </table:table-cell>
          <table:table-cell table:style-name="ce2" table:formula="of:=[.D2426]-[.D2425]" office:value-type="float" office:value="12.6993000000002">
            <text:p>12.70</text:p>
          </table:table-cell>
          <table:table-cell table:style-name="ce4" table:formula="of:=[.D2426]*0.000621371" office:value-type="float" office:value="23.7450568539186">
            <text:p>23.7451</text:p>
          </table:table-cell>
          <table:table-cell table:style-name="ce4" table:formula="of:=[.E2426]*0.000621371" office:value-type="float" office:value="0.00789097674030014">
            <text:p>0.0079</text:p>
          </table:table-cell>
        </table:table-row>
        <table:table-row table:style-name="ro1">
          <table:table-cell table:style-name="ce1" office:value-type="float" office:value="30.30197069">
            <text:p>30.301971</text:p>
          </table:table-cell>
          <table:table-cell table:style-name="ce1" office:value-type="float" office:value="-97.72782848">
            <text:p>-97.727828</text:p>
          </table:table-cell>
          <table:table-cell table:style-name="ce2" office:value-type="float" office:value="189.997681">
            <text:p>190.00</text:p>
          </table:table-cell>
          <table:table-cell table:style-name="ce2" office:value-type="float" office:value="38225.3477">
            <text:p>38225.35</text:p>
          </table:table-cell>
          <table:table-cell table:style-name="ce2" table:formula="of:=[.D2427]-[.D2426]" office:value-type="float" office:value="11.3710999999967">
            <text:p>11.37</text:p>
          </table:table-cell>
          <table:table-cell table:style-name="ce4" table:formula="of:=[.D2427]*0.000621371" office:value-type="float" office:value="23.7521225256967">
            <text:p>23.7521</text:p>
          </table:table-cell>
          <table:table-cell table:style-name="ce4" table:formula="of:=[.E2427]*0.000621371" office:value-type="float" office:value="0.00706567177809792">
            <text:p>0.0071</text:p>
          </table:table-cell>
        </table:table-row>
        <table:table-row table:style-name="ro1">
          <table:table-cell table:style-name="ce1" office:value-type="float" office:value="30.30188788">
            <text:p>30.301888</text:p>
          </table:table-cell>
          <table:table-cell table:style-name="ce1" office:value-type="float" office:value="-97.72788489">
            <text:p>-97.727885</text:p>
          </table:table-cell>
          <table:table-cell table:style-name="ce2" office:value-type="float" office:value="191.920288">
            <text:p>191.92</text:p>
          </table:table-cell>
          <table:table-cell table:style-name="ce2" office:value-type="float" office:value="38235.9688">
            <text:p>38235.97</text:p>
          </table:table-cell>
          <table:table-cell table:style-name="ce2" table:formula="of:=[.D2428]-[.D2427]" office:value-type="float" office:value="10.6211000000039">
            <text:p>10.62</text:p>
          </table:table-cell>
          <table:table-cell table:style-name="ce4" table:formula="of:=[.D2428]*0.000621371" office:value-type="float" office:value="23.7587221692248">
            <text:p>23.7587</text:p>
          </table:table-cell>
          <table:table-cell table:style-name="ce4" table:formula="of:=[.E2428]*0.000621371" office:value-type="float" office:value="0.00659964352810245">
            <text:p>0.0066</text:p>
          </table:table-cell>
        </table:table-row>
        <table:table-row table:style-name="ro1">
          <table:table-cell table:style-name="ce1" office:value-type="float" office:value="30.30180808">
            <text:p>30.301808</text:p>
          </table:table-cell>
          <table:table-cell table:style-name="ce1" office:value-type="float" office:value="-97.72793652">
            <text:p>-97.727937</text:p>
          </table:table-cell>
          <table:table-cell table:style-name="ce2" office:value-type="float" office:value="191.439575">
            <text:p>191.44</text:p>
          </table:table-cell>
          <table:table-cell table:style-name="ce2" office:value-type="float" office:value="38246.1328">
            <text:p>38246.13</text:p>
          </table:table-cell>
          <table:table-cell table:style-name="ce2" table:formula="of:=[.D2429]-[.D2428]" office:value-type="float" office:value="10.163999999997">
            <text:p>10.16</text:p>
          </table:table-cell>
          <table:table-cell table:style-name="ce4" table:formula="of:=[.D2429]*0.000621371" office:value-type="float" office:value="23.7650377840688">
            <text:p>23.7650</text:p>
          </table:table-cell>
          <table:table-cell table:style-name="ce4" table:formula="of:=[.E2429]*0.000621371" office:value-type="float" office:value="0.00631561484399816">
            <text:p>0.0063</text:p>
          </table:table-cell>
        </table:table-row>
        <table:table-row table:style-name="ro1">
          <table:table-cell table:style-name="ce1" office:value-type="float" office:value="30.30170976">
            <text:p>30.301710</text:p>
          </table:table-cell>
          <table:table-cell table:style-name="ce1" office:value-type="float" office:value="-97.72798782">
            <text:p>-97.727988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38258.0391">
            <text:p>38258.04</text:p>
          </table:table-cell>
          <table:table-cell table:style-name="ce2" table:formula="of:=[.D2430]-[.D2429]" office:value-type="float" office:value="11.9063000000024">
            <text:p>11.91</text:p>
          </table:table-cell>
          <table:table-cell table:style-name="ce4" table:formula="of:=[.D2430]*0.000621371" office:value-type="float" office:value="23.7724360136061">
            <text:p>23.7724</text:p>
          </table:table-cell>
          <table:table-cell table:style-name="ce4" table:formula="of:=[.E2430]*0.000621371" office:value-type="float" office:value="0.00739822953730148">
            <text:p>0.0074</text:p>
          </table:table-cell>
        </table:table-row>
        <table:table-row table:style-name="ro1">
          <table:table-cell table:style-name="ce1" office:value-type="float" office:value="30.30160725">
            <text:p>30.301607</text:p>
          </table:table-cell>
          <table:table-cell table:style-name="ce1" office:value-type="float" office:value="-97.72804549">
            <text:p>-97.728045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8270.6875">
            <text:p>38270.69</text:p>
          </table:table-cell>
          <table:table-cell table:style-name="ce2" table:formula="of:=[.D2431]-[.D2430]" office:value-type="float" office:value="12.6483999999982">
            <text:p>12.65</text:p>
          </table:table-cell>
          <table:table-cell table:style-name="ce4" table:formula="of:=[.D2431]*0.000621371" office:value-type="float" office:value="23.7802953625625">
            <text:p>23.7803</text:p>
          </table:table-cell>
          <table:table-cell table:style-name="ce4" table:formula="of:=[.E2431]*0.000621371" office:value-type="float" office:value="0.00785934895639889">
            <text:p>0.0079</text:p>
          </table:table-cell>
        </table:table-row>
        <table:table-row table:style-name="ro1">
          <table:table-cell table:style-name="ce1" office:value-type="float" office:value="30.30148605">
            <text:p>30.301486</text:p>
          </table:table-cell>
          <table:table-cell table:style-name="ce1" office:value-type="float" office:value="-97.72811774">
            <text:p>-97.728118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285.7852">
            <text:p>38285.79</text:p>
          </table:table-cell>
          <table:table-cell table:style-name="ce2" table:formula="of:=[.D2432]-[.D2431]" office:value-type="float" office:value="15.0976999999984">
            <text:p>15.10</text:p>
          </table:table-cell>
          <table:table-cell table:style-name="ce4" table:formula="of:=[.D2432]*0.000621371" office:value-type="float" office:value="23.7896766355092">
            <text:p>23.7897</text:p>
          </table:table-cell>
          <table:table-cell table:style-name="ce4" table:formula="of:=[.E2432]*0.000621371" office:value-type="float" office:value="0.00938127294669903">
            <text:p>0.0094</text:p>
          </table:table-cell>
        </table:table-row>
        <table:table-row table:style-name="ro1">
          <table:table-cell table:style-name="ce1" office:value-type="float" office:value="30.3014138">
            <text:p>30.301414</text:p>
          </table:table-cell>
          <table:table-cell table:style-name="ce1" office:value-type="float" office:value="-97.72815588">
            <text:p>-97.728156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38294.5781">
            <text:p>38294.58</text:p>
          </table:table-cell>
          <table:table-cell table:style-name="ce2" table:formula="of:=[.D2433]-[.D2432]" office:value-type="float" office:value="8.79290000000037">
            <text:p>8.79</text:p>
          </table:table-cell>
          <table:table-cell table:style-name="ce4" table:formula="of:=[.D2433]*0.000621371" office:value-type="float" office:value="23.7951402885751">
            <text:p>23.7951</text:p>
          </table:table-cell>
          <table:table-cell table:style-name="ce4" table:formula="of:=[.E2433]*0.000621371" office:value-type="float" office:value="0.00546365306590023">
            <text:p>0.0055</text:p>
          </table:table-cell>
        </table:table-row>
        <table:table-row table:style-name="ro1">
          <table:table-cell table:style-name="ce1" office:value-type="float" office:value="30.30132528">
            <text:p>30.301325</text:p>
          </table:table-cell>
          <table:table-cell table:style-name="ce1" office:value-type="float" office:value="-97.72821103">
            <text:p>-97.728211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8305.7344">
            <text:p>38305.73</text:p>
          </table:table-cell>
          <table:table-cell table:style-name="ce2" table:formula="of:=[.D2434]-[.D2433]" office:value-type="float" office:value="11.1563000000024">
            <text:p>11.16</text:p>
          </table:table-cell>
          <table:table-cell table:style-name="ce4" table:formula="of:=[.D2434]*0.000621371" office:value-type="float" office:value="23.8020724898624">
            <text:p>23.8021</text:p>
          </table:table-cell>
          <table:table-cell table:style-name="ce4" table:formula="of:=[.E2434]*0.000621371" office:value-type="float" office:value="0.00693220128730148">
            <text:p>0.0069</text:p>
          </table:table-cell>
        </table:table-row>
        <table:table-row table:style-name="ro1">
          <table:table-cell table:style-name="ce1" office:value-type="float" office:value="30.30124515">
            <text:p>30.301245</text:p>
          </table:table-cell>
          <table:table-cell table:style-name="ce1" office:value-type="float" office:value="-97.72826694">
            <text:p>-97.728267</text:p>
          </table:table-cell>
          <table:table-cell table:style-name="ce2" office:value-type="float" office:value="185.191162">
            <text:p>185.19</text:p>
          </table:table-cell>
          <table:table-cell table:style-name="ce2" office:value-type="float" office:value="38316.1289">
            <text:p>38316.13</text:p>
          </table:table-cell>
          <table:table-cell table:style-name="ce2" table:formula="of:=[.D2435]-[.D2434]" office:value-type="float" office:value="10.3945000000022">
            <text:p>10.39</text:p>
          </table:table-cell>
          <table:table-cell table:style-name="ce4" table:formula="of:=[.D2435]*0.000621371" office:value-type="float" office:value="23.8085313307219">
            <text:p>23.8085</text:p>
          </table:table-cell>
          <table:table-cell table:style-name="ce4" table:formula="of:=[.E2435]*0.000621371" office:value-type="float" office:value="0.00645884085950134">
            <text:p>0.0065</text:p>
          </table:table-cell>
        </table:table-row>
        <table:table-row table:style-name="ro1">
          <table:table-cell table:style-name="ce1" office:value-type="float" office:value="30.30121288">
            <text:p>30.301213</text:p>
          </table:table-cell>
          <table:table-cell table:style-name="ce1" office:value-type="float" office:value="-97.72828362">
            <text:p>-97.728284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8319.9805">
            <text:p>38319.98</text:p>
          </table:table-cell>
          <table:table-cell table:style-name="ce2" table:formula="of:=[.D2436]-[.D2435]" office:value-type="float" office:value="3.85159999999451">
            <text:p>3.85</text:p>
          </table:table-cell>
          <table:table-cell table:style-name="ce4" table:formula="of:=[.D2436]*0.000621371" office:value-type="float" office:value="23.8109246032655">
            <text:p>23.8109</text:p>
          </table:table-cell>
          <table:table-cell table:style-name="ce4" table:formula="of:=[.E2436]*0.000621371" office:value-type="float" office:value="0.00239327254359659">
            <text:p>0.0024</text:p>
          </table:table-cell>
        </table:table-row>
        <table:table-row table:style-name="ro1">
          <table:table-cell table:style-name="ce1" office:value-type="float" office:value="30.30111783">
            <text:p>30.301118</text:p>
          </table:table-cell>
          <table:table-cell table:style-name="ce1" office:value-type="float" office:value="-97.72833953">
            <text:p>-97.728340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331.7695">
            <text:p>38331.77</text:p>
          </table:table-cell>
          <table:table-cell table:style-name="ce2" table:formula="of:=[.D2437]-[.D2436]" office:value-type="float" office:value="11.7890000000043">
            <text:p>11.79</text:p>
          </table:table-cell>
          <table:table-cell table:style-name="ce4" table:formula="of:=[.D2437]*0.000621371" office:value-type="float" office:value="23.8182499459845">
            <text:p>23.8182</text:p>
          </table:table-cell>
          <table:table-cell table:style-name="ce4" table:formula="of:=[.E2437]*0.000621371" office:value-type="float" office:value="0.00732534271900268">
            <text:p>0.0073</text:p>
          </table:table-cell>
        </table:table-row>
        <table:table-row table:style-name="ro1">
          <table:table-cell table:style-name="ce1" office:value-type="float" office:value="30.30102965">
            <text:p>30.301030</text:p>
          </table:table-cell>
          <table:table-cell table:style-name="ce1" office:value-type="float" office:value="-97.72840289">
            <text:p>-97.728403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343.2422">
            <text:p>38343.24</text:p>
          </table:table-cell>
          <table:table-cell table:style-name="ce2" table:formula="of:=[.D2438]-[.D2437]" office:value-type="float" office:value="11.4726999999984">
            <text:p>11.47</text:p>
          </table:table-cell>
          <table:table-cell table:style-name="ce4" table:formula="of:=[.D2438]*0.000621371" office:value-type="float" office:value="23.8253787490562">
            <text:p>23.8254</text:p>
          </table:table-cell>
          <table:table-cell table:style-name="ce4" table:formula="of:=[.E2438]*0.000621371" office:value-type="float" office:value="0.00712880307169903">
            <text:p>0.0071</text:p>
          </table:table-cell>
        </table:table-row>
        <table:table-row table:style-name="ro1">
          <table:table-cell table:style-name="ce1" office:value-type="float" office:value="30.30089487">
            <text:p>30.300895</text:p>
          </table:table-cell>
          <table:table-cell table:style-name="ce1" office:value-type="float" office:value="-97.72847213">
            <text:p>-97.728472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38359.5586">
            <text:p>38359.56</text:p>
          </table:table-cell>
          <table:table-cell table:style-name="ce2" table:formula="of:=[.D2439]-[.D2438]" office:value-type="float" office:value="16.3163999999961">
            <text:p>16.32</text:p>
          </table:table-cell>
          <table:table-cell table:style-name="ce4" table:formula="of:=[.D2439]*0.000621371" office:value-type="float" office:value="23.8355172868406">
            <text:p>23.8355</text:p>
          </table:table-cell>
          <table:table-cell table:style-name="ce4" table:formula="of:=[.E2439]*0.000621371" office:value-type="float" office:value="0.0101385377843976">
            <text:p>0.0101</text:p>
          </table:table-cell>
        </table:table-row>
        <table:table-row table:style-name="ro1">
          <table:table-cell table:style-name="ce1" office:value-type="float" office:value="30.30074626">
            <text:p>30.300746</text:p>
          </table:table-cell>
          <table:table-cell table:style-name="ce1" office:value-type="float" office:value="-97.72855804">
            <text:p>-97.728558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377.9414">
            <text:p>38377.94</text:p>
          </table:table-cell>
          <table:table-cell table:style-name="ce2" table:formula="of:=[.D2440]-[.D2439]" office:value-type="float" office:value="18.3828000000067">
            <text:p>18.38</text:p>
          </table:table-cell>
          <table:table-cell table:style-name="ce4" table:formula="of:=[.D2440]*0.000621371" office:value-type="float" office:value="23.8469398256594">
            <text:p>23.8469</text:p>
          </table:table-cell>
          <table:table-cell table:style-name="ce4" table:formula="of:=[.E2440]*0.000621371" office:value-type="float" office:value="0.0114225388188042">
            <text:p>0.0114</text:p>
          </table:table-cell>
        </table:table-row>
        <table:table-row table:style-name="ro1">
          <table:table-cell table:style-name="ce1" office:value-type="float" office:value="30.30063554">
            <text:p>30.300636</text:p>
          </table:table-cell>
          <table:table-cell table:style-name="ce1" office:value-type="float" office:value="-97.72863993">
            <text:p>-97.728640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38392.543">
            <text:p>38392.54</text:p>
          </table:table-cell>
          <table:table-cell table:style-name="ce2" table:formula="of:=[.D2441]-[.D2440]" office:value-type="float" office:value="14.6015999999945">
            <text:p>14.60</text:p>
          </table:table-cell>
          <table:table-cell table:style-name="ce4" table:formula="of:=[.D2441]*0.000621371" office:value-type="float" office:value="23.856012836453">
            <text:p>23.8560</text:p>
          </table:table-cell>
          <table:table-cell table:style-name="ce4" table:formula="of:=[.E2441]*0.000621371" office:value-type="float" office:value="0.00907301079359659">
            <text:p>0.0091</text:p>
          </table:table-cell>
        </table:table-row>
        <table:table-row table:style-name="ro1">
          <table:table-cell table:style-name="ce1" office:value-type="float" office:value="30.30049346">
            <text:p>30.300493</text:p>
          </table:table-cell>
          <table:table-cell table:style-name="ce1" office:value-type="float" office:value="-97.72872392">
            <text:p>-97.728724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410.25">
            <text:p>38410.25</text:p>
          </table:table-cell>
          <table:table-cell table:style-name="ce2" table:formula="of:=[.D2442]-[.D2441]" office:value-type="float" office:value="17.7070000000022">
            <text:p>17.71</text:p>
          </table:table-cell>
          <table:table-cell table:style-name="ce4" table:formula="of:=[.D2442]*0.000621371" office:value-type="float" office:value="23.86701545275">
            <text:p>23.8670</text:p>
          </table:table-cell>
          <table:table-cell table:style-name="ce4" table:formula="of:=[.E2442]*0.000621371" office:value-type="float" office:value="0.0110026162970013">
            <text:p>0.0110</text:p>
          </table:table-cell>
        </table:table-row>
        <table:table-row table:style-name="ro1">
          <table:table-cell table:style-name="ce1" office:value-type="float" office:value="30.30035659">
            <text:p>30.300357</text:p>
          </table:table-cell>
          <table:table-cell table:style-name="ce1" office:value-type="float" office:value="-97.72880497">
            <text:p>-97.728805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427.2852">
            <text:p>38427.29</text:p>
          </table:table-cell>
          <table:table-cell table:style-name="ce2" table:formula="of:=[.D2443]-[.D2442]" office:value-type="float" office:value="17.0351999999984">
            <text:p>17.04</text:p>
          </table:table-cell>
          <table:table-cell table:style-name="ce4" table:formula="of:=[.D2443]*0.000621371" office:value-type="float" office:value="23.8776006320092">
            <text:p>23.8776</text:p>
          </table:table-cell>
          <table:table-cell table:style-name="ce4" table:formula="of:=[.E2443]*0.000621371" office:value-type="float" office:value="0.010585179259199">
            <text:p>0.0106</text:p>
          </table:table-cell>
        </table:table-row>
        <table:table-row table:style-name="ro1">
          <table:table-cell table:style-name="ce1" office:value-type="float" office:value="30.30021166">
            <text:p>30.300212</text:p>
          </table:table-cell>
          <table:table-cell table:style-name="ce1" office:value-type="float" office:value="-97.72888854">
            <text:p>-97.728889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38445.2617">
            <text:p>38445.26</text:p>
          </table:table-cell>
          <table:table-cell table:style-name="ce2" table:formula="of:=[.D2444]-[.D2443]" office:value-type="float" office:value="17.9765000000043">
            <text:p>17.98</text:p>
          </table:table-cell>
          <table:table-cell table:style-name="ce4" table:formula="of:=[.D2444]*0.000621371" office:value-type="float" office:value="23.8887707077907">
            <text:p>23.8888</text:p>
          </table:table-cell>
          <table:table-cell table:style-name="ce4" table:formula="of:=[.E2444]*0.000621371" office:value-type="float" office:value="0.0111700757815027">
            <text:p>0.0112</text:p>
          </table:table-cell>
        </table:table-row>
        <table:table-row table:style-name="ro1">
          <table:table-cell table:style-name="ce1" office:value-type="float" office:value="30.30009189">
            <text:p>30.300092</text:p>
          </table:table-cell>
          <table:table-cell table:style-name="ce1" office:value-type="float" office:value="-97.72896783">
            <text:p>-97.728968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460.5859">
            <text:p>38460.59</text:p>
          </table:table-cell>
          <table:table-cell table:style-name="ce2" table:formula="of:=[.D2445]-[.D2444]" office:value-type="float" office:value="15.3241999999955">
            <text:p>15.32</text:p>
          </table:table-cell>
          <table:table-cell table:style-name="ce4" table:formula="of:=[.D2445]*0.000621371" office:value-type="float" office:value="23.8982927212689">
            <text:p>23.8983</text:p>
          </table:table-cell>
          <table:table-cell table:style-name="ce4" table:formula="of:=[.E2445]*0.000621371" office:value-type="float" office:value="0.00952201347819719">
            <text:p>0.0095</text:p>
          </table:table-cell>
        </table:table-row>
        <table:table-row table:style-name="ro1">
          <table:table-cell table:style-name="ce1" office:value-type="float" office:value="30.29992324">
            <text:p>30.299923</text:p>
          </table:table-cell>
          <table:table-cell table:style-name="ce1" office:value-type="float" office:value="-97.72907764">
            <text:p>-97.729078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38482.0586">
            <text:p>38482.06</text:p>
          </table:table-cell>
          <table:table-cell table:style-name="ce2" table:formula="of:=[.D2446]-[.D2445]" office:value-type="float" office:value="21.4726999999984">
            <text:p>21.47</text:p>
          </table:table-cell>
          <table:table-cell table:style-name="ce4" table:formula="of:=[.D2446]*0.000621371" office:value-type="float" office:value="23.9116352343406">
            <text:p>23.9116</text:p>
          </table:table-cell>
          <table:table-cell table:style-name="ce4" table:formula="of:=[.E2446]*0.000621371" office:value-type="float" office:value="0.013342513071699">
            <text:p>0.0133</text:p>
          </table:table-cell>
        </table:table-row>
        <table:table-row table:style-name="ro1">
          <table:table-cell table:style-name="ce1" office:value-type="float" office:value="30.29979894">
            <text:p>30.299799</text:p>
          </table:table-cell>
          <table:table-cell table:style-name="ce1" office:value-type="float" office:value="-97.7291571">
            <text:p>-97.729157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497.8164">
            <text:p>38497.82</text:p>
          </table:table-cell>
          <table:table-cell table:style-name="ce2" table:formula="of:=[.D2447]-[.D2446]" office:value-type="float" office:value="15.7578000000067">
            <text:p>15.76</text:p>
          </table:table-cell>
          <table:table-cell table:style-name="ce4" table:formula="of:=[.D2447]*0.000621371" office:value-type="float" office:value="23.9214266742844">
            <text:p>23.9214</text:p>
          </table:table-cell>
          <table:table-cell table:style-name="ce4" table:formula="of:=[.E2447]*0.000621371" office:value-type="float" office:value="0.00979143994380415">
            <text:p>0.0098</text:p>
          </table:table-cell>
        </table:table-row>
        <table:table-row table:style-name="ro1">
          <table:table-cell table:style-name="ce1" office:value-type="float" office:value="30.29965159">
            <text:p>30.299652</text:p>
          </table:table-cell>
          <table:table-cell table:style-name="ce1" office:value-type="float" office:value="-97.72924125">
            <text:p>-97.729241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38516.043">
            <text:p>38516.04</text:p>
          </table:table-cell>
          <table:table-cell table:style-name="ce2" table:formula="of:=[.D2448]-[.D2447]" office:value-type="float" office:value="18.2265999999945">
            <text:p>18.23</text:p>
          </table:table-cell>
          <table:table-cell table:style-name="ce4" table:formula="of:=[.D2448]*0.000621371" office:value-type="float" office:value="23.932752154953">
            <text:p>23.9328</text:p>
          </table:table-cell>
          <table:table-cell table:style-name="ce4" table:formula="of:=[.E2448]*0.000621371" office:value-type="float" office:value="0.0113254806685966">
            <text:p>0.0113</text:p>
          </table:table-cell>
        </table:table-row>
        <table:table-row table:style-name="ro1">
          <table:table-cell table:style-name="ce1" office:value-type="float" office:value="30.29950675">
            <text:p>30.299507</text:p>
          </table:table-cell>
          <table:table-cell table:style-name="ce1" office:value-type="float" office:value="-97.72932842">
            <text:p>-97.729328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38534.1367">
            <text:p>38534.14</text:p>
          </table:table-cell>
          <table:table-cell table:style-name="ce2" table:formula="of:=[.D2449]-[.D2448]" office:value-type="float" office:value="18.0937000000049">
            <text:p>18.09</text:p>
          </table:table-cell>
          <table:table-cell table:style-name="ce4" table:formula="of:=[.D2449]*0.000621371" office:value-type="float" office:value="23.9439950554157">
            <text:p>23.9440</text:p>
          </table:table-cell>
          <table:table-cell table:style-name="ce4" table:formula="of:=[.E2449]*0.000621371" office:value-type="float" office:value="0.011242900462703">
            <text:p>0.0112</text:p>
          </table:table-cell>
        </table:table-row>
        <table:table-row table:style-name="ro1">
          <table:table-cell table:style-name="ce1" office:value-type="float" office:value="30.29934984">
            <text:p>30.299350</text:p>
          </table:table-cell>
          <table:table-cell table:style-name="ce1" office:value-type="float" office:value="-97.72943119">
            <text:p>-97.729431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38554.2578">
            <text:p>38554.26</text:p>
          </table:table-cell>
          <table:table-cell table:style-name="ce2" table:formula="of:=[.D2450]-[.D2449]" office:value-type="float" office:value="20.1210999999967">
            <text:p>20.12</text:p>
          </table:table-cell>
          <table:table-cell table:style-name="ce4" table:formula="of:=[.D2450]*0.000621371" office:value-type="float" office:value="23.9564977234438">
            <text:p>23.9565</text:p>
          </table:table-cell>
          <table:table-cell table:style-name="ce4" table:formula="of:=[.E2450]*0.000621371" office:value-type="float" office:value="0.0125026680280979">
            <text:p>0.0125</text:p>
          </table:table-cell>
        </table:table-row>
        <table:table-row table:style-name="ro1">
          <table:table-cell table:style-name="ce1" office:value-type="float" office:value="30.29924557">
            <text:p>30.299246</text:p>
          </table:table-cell>
          <table:table-cell table:style-name="ce1" office:value-type="float" office:value="-97.72950235">
            <text:p>-97.729502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38567.5625">
            <text:p>38567.56</text:p>
          </table:table-cell>
          <table:table-cell table:style-name="ce2" table:formula="of:=[.D2451]-[.D2450]" office:value-type="float" office:value="13.3047000000006">
            <text:p>13.30</text:p>
          </table:table-cell>
          <table:table-cell table:style-name="ce4" table:formula="of:=[.D2451]*0.000621371" office:value-type="float" office:value="23.9647648781875">
            <text:p>23.9648</text:p>
          </table:table-cell>
          <table:table-cell table:style-name="ce4" table:formula="of:=[.E2451]*0.000621371" office:value-type="float" office:value="0.00826715474370037">
            <text:p>0.0083</text:p>
          </table:table-cell>
        </table:table-row>
        <table:table-row table:style-name="ro1">
          <table:table-cell table:style-name="ce1" office:value-type="float" office:value="30.29912042">
            <text:p>30.299120</text:p>
          </table:table-cell>
          <table:table-cell table:style-name="ce1" office:value-type="float" office:value="-97.72957603">
            <text:p>-97.729576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583.1289">
            <text:p>38583.13</text:p>
          </table:table-cell>
          <table:table-cell table:style-name="ce2" table:formula="of:=[.D2452]-[.D2451]" office:value-type="float" office:value="15.5664000000033">
            <text:p>15.57</text:p>
          </table:table-cell>
          <table:table-cell table:style-name="ce4" table:formula="of:=[.D2452]*0.000621371" office:value-type="float" office:value="23.9744373877219">
            <text:p>23.9744</text:p>
          </table:table-cell>
          <table:table-cell table:style-name="ce4" table:formula="of:=[.E2452]*0.000621371" office:value-type="float" office:value="0.00967250953440208">
            <text:p>0.0097</text:p>
          </table:table-cell>
        </table:table-row>
        <table:table-row table:style-name="ro1">
          <table:table-cell table:style-name="ce1" office:value-type="float" office:value="30.29900735">
            <text:p>30.299007</text:p>
          </table:table-cell>
          <table:table-cell table:style-name="ce1" office:value-type="float" office:value="-97.72965037">
            <text:p>-97.729650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597.5508">
            <text:p>38597.55</text:p>
          </table:table-cell>
          <table:table-cell table:style-name="ce2" table:formula="of:=[.D2453]-[.D2452]" office:value-type="float" office:value="14.4218999999939">
            <text:p>14.42</text:p>
          </table:table-cell>
          <table:table-cell table:style-name="ce4" table:formula="of:=[.D2453]*0.000621371" office:value-type="float" office:value="23.9833987381468">
            <text:p>23.9834</text:p>
          </table:table-cell>
          <table:table-cell table:style-name="ce4" table:formula="of:=[.E2453]*0.000621371" office:value-type="float" office:value="0.00896135042489622">
            <text:p>0.0090</text:p>
          </table:table-cell>
        </table:table-row>
        <table:table-row table:style-name="ro1">
          <table:table-cell table:style-name="ce1" office:value-type="float" office:value="30.29883502">
            <text:p>30.298835</text:p>
          </table:table-cell>
          <table:table-cell table:style-name="ce1" office:value-type="float" office:value="-97.72975749">
            <text:p>-97.729757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38619.2266">
            <text:p>38619.23</text:p>
          </table:table-cell>
          <table:table-cell table:style-name="ce2" table:formula="of:=[.D2454]-[.D2453]" office:value-type="float" office:value="21.6758000000045">
            <text:p>21.68</text:p>
          </table:table-cell>
          <table:table-cell table:style-name="ce4" table:formula="of:=[.D2454]*0.000621371" office:value-type="float" office:value="23.9968674516686">
            <text:p>23.9969</text:p>
          </table:table-cell>
          <table:table-cell table:style-name="ce4" table:formula="of:=[.E2454]*0.000621371" office:value-type="float" office:value="0.0134687135218028">
            <text:p>0.0135</text:p>
          </table:table-cell>
        </table:table-row>
        <table:table-row table:style-name="ro1">
          <table:table-cell table:style-name="ce1" office:value-type="float" office:value="30.29869488">
            <text:p>30.298695</text:p>
          </table:table-cell>
          <table:table-cell table:style-name="ce1" office:value-type="float" office:value="-97.72984307">
            <text:p>-97.729843</text:p>
          </table:table-cell>
          <table:table-cell table:style-name="ce2" office:value-type="float" office:value="183.749023">
            <text:p>183.75</text:p>
          </table:table-cell>
          <table:table-cell table:style-name="ce2" office:value-type="float" office:value="38636.8164">
            <text:p>38636.82</text:p>
          </table:table-cell>
          <table:table-cell table:style-name="ce2" table:formula="of:=[.D2455]-[.D2454]" office:value-type="float" office:value="17.5898000000016">
            <text:p>17.59</text:p>
          </table:table-cell>
          <table:table-cell table:style-name="ce4" table:formula="of:=[.D2455]*0.000621371" office:value-type="float" office:value="24.0077972432844">
            <text:p>24.0078</text:p>
          </table:table-cell>
          <table:table-cell table:style-name="ce4" table:formula="of:=[.E2455]*0.000621371" office:value-type="float" office:value="0.010929791615801">
            <text:p>0.0109</text:p>
          </table:table-cell>
        </table:table-row>
        <table:table-row table:style-name="ro1">
          <table:table-cell table:style-name="ce1" office:value-type="float" office:value="30.29858172">
            <text:p>30.298582</text:p>
          </table:table-cell>
          <table:table-cell table:style-name="ce1" office:value-type="float" office:value="-97.72991356">
            <text:p>-97.729914</text:p>
          </table:table-cell>
          <table:table-cell table:style-name="ce2" office:value-type="float" office:value="185.671753">
            <text:p>185.67</text:p>
          </table:table-cell>
          <table:table-cell table:style-name="ce2" office:value-type="float" office:value="38650.957">
            <text:p>38650.96</text:p>
          </table:table-cell>
          <table:table-cell table:style-name="ce2" table:formula="of:=[.D2456]-[.D2455]" office:value-type="float" office:value="14.1405999999988">
            <text:p>14.14</text:p>
          </table:table-cell>
          <table:table-cell table:style-name="ce4" table:formula="of:=[.D2456]*0.000621371" office:value-type="float" office:value="24.016583802047">
            <text:p>24.0166</text:p>
          </table:table-cell>
          <table:table-cell table:style-name="ce4" table:formula="of:=[.E2456]*0.000621371" office:value-type="float" office:value="0.00878655876259926">
            <text:p>0.0088</text:p>
          </table:table-cell>
        </table:table-row>
        <table:table-row table:style-name="ro1">
          <table:table-cell table:style-name="ce1" office:value-type="float" office:value="30.29845976">
            <text:p>30.298460</text:p>
          </table:table-cell>
          <table:table-cell table:style-name="ce1" office:value-type="float" office:value="-97.72997006">
            <text:p>-97.729970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8665.5273">
            <text:p>38665.53</text:p>
          </table:table-cell>
          <table:table-cell table:style-name="ce2" table:formula="of:=[.D2457]-[.D2456]" office:value-type="float" office:value="14.5702999999994">
            <text:p>14.57</text:p>
          </table:table-cell>
          <table:table-cell table:style-name="ce4" table:formula="of:=[.D2457]*0.000621371" office:value-type="float" office:value="24.0256373639283">
            <text:p>24.0256</text:p>
          </table:table-cell>
          <table:table-cell table:style-name="ce4" table:formula="of:=[.E2457]*0.000621371" office:value-type="float" office:value="0.00905356188129963">
            <text:p>0.0091</text:p>
          </table:table-cell>
        </table:table-row>
        <table:table-row table:style-name="ro1">
          <table:table-cell table:style-name="ce1" office:value-type="float" office:value="30.29835013">
            <text:p>30.298350</text:p>
          </table:table-cell>
          <table:table-cell table:style-name="ce1" office:value-type="float" office:value="-97.73003812">
            <text:p>-97.730038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679.2578">
            <text:p>38679.26</text:p>
          </table:table-cell>
          <table:table-cell table:style-name="ce2" table:formula="of:=[.D2458]-[.D2457]" office:value-type="float" office:value="13.7304999999978">
            <text:p>13.73</text:p>
          </table:table-cell>
          <table:table-cell table:style-name="ce4" table:formula="of:=[.D2458]*0.000621371" office:value-type="float" office:value="24.0341690984438">
            <text:p>24.0342</text:p>
          </table:table-cell>
          <table:table-cell table:style-name="ce4" table:formula="of:=[.E2458]*0.000621371" office:value-type="float" office:value="0.00853173451549866">
            <text:p>0.0085</text:p>
          </table:table-cell>
        </table:table-row>
        <table:table-row table:style-name="ro1">
          <table:table-cell table:style-name="ce1" office:value-type="float" office:value="30.29824284">
            <text:p>30.298243</text:p>
          </table:table-cell>
          <table:table-cell table:style-name="ce1" office:value-type="float" office:value="-97.73010517">
            <text:p>-97.730105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692.7812">
            <text:p>38692.78</text:p>
          </table:table-cell>
          <table:table-cell table:style-name="ce2" table:formula="of:=[.D2459]-[.D2458]" office:value-type="float" office:value="13.5233999999982">
            <text:p>13.52</text:p>
          </table:table-cell>
          <table:table-cell table:style-name="ce4" table:formula="of:=[.D2459]*0.000621371" office:value-type="float" office:value="24.0425721470252">
            <text:p>24.0426</text:p>
          </table:table-cell>
          <table:table-cell table:style-name="ce4" table:formula="of:=[.E2459]*0.000621371" office:value-type="float" office:value="0.00840304858139889">
            <text:p>0.0084</text:p>
          </table:table-cell>
        </table:table-row>
        <table:table-row table:style-name="ro1">
          <table:table-cell table:style-name="ce1" office:value-type="float" office:value="30.29812843">
            <text:p>30.298128</text:p>
          </table:table-cell>
          <table:table-cell table:style-name="ce1" office:value-type="float" office:value="-97.73018874">
            <text:p>-97.730189</text:p>
          </table:table-cell>
          <table:table-cell table:style-name="ce2" office:value-type="float" office:value="187.59436">
            <text:p>187.59</text:p>
          </table:table-cell>
          <table:table-cell table:style-name="ce2" office:value-type="float" office:value="38707.8008">
            <text:p>38707.80</text:p>
          </table:table-cell>
          <table:table-cell table:style-name="ce2" table:formula="of:=[.D2460]-[.D2459]" office:value-type="float" office:value="15.0195999999996">
            <text:p>15.02</text:p>
          </table:table-cell>
          <table:table-cell table:style-name="ce4" table:formula="of:=[.D2460]*0.000621371" office:value-type="float" office:value="24.0519048908968">
            <text:p>24.0519</text:p>
          </table:table-cell>
          <table:table-cell table:style-name="ce4" table:formula="of:=[.E2460]*0.000621371" office:value-type="float" office:value="0.00933274387159977">
            <text:p>0.0093</text:p>
          </table:table-cell>
        </table:table-row>
        <table:table-row table:style-name="ro1">
          <table:table-cell table:style-name="ce1" office:value-type="float" office:value="30.29810219">
            <text:p>30.298102</text:p>
          </table:table-cell>
          <table:table-cell table:style-name="ce1" office:value-type="float" office:value="-97.73020492">
            <text:p>-97.730205</text:p>
          </table:table-cell>
          <table:table-cell table:style-name="ce2" office:value-type="float" office:value="188.075073">
            <text:p>188.08</text:p>
          </table:table-cell>
          <table:table-cell table:style-name="ce2" office:value-type="float" office:value="38711.125">
            <text:p>38711.13</text:p>
          </table:table-cell>
          <table:table-cell table:style-name="ce2" table:formula="of:=[.D2461]-[.D2460]" office:value-type="float" office:value="3.32420000000275">
            <text:p>3.32</text:p>
          </table:table-cell>
          <table:table-cell table:style-name="ce4" table:formula="of:=[.D2461]*0.000621371" office:value-type="float" office:value="24.053970452375">
            <text:p>24.0540</text:p>
          </table:table-cell>
          <table:table-cell table:style-name="ce4" table:formula="of:=[.E2461]*0.000621371" office:value-type="float" office:value="0.00206556147820171">
            <text:p>0.0021</text:p>
          </table:table-cell>
        </table:table-row>
        <table:table-row table:style-name="ro1">
          <table:table-cell table:style-name="ce1" office:value-type="float" office:value="30.29798644">
            <text:p>30.297986</text:p>
          </table:table-cell>
          <table:table-cell table:style-name="ce1" office:value-type="float" office:value="-97.73027214">
            <text:p>-97.730272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38725.4688">
            <text:p>38725.47</text:p>
          </table:table-cell>
          <table:table-cell table:style-name="ce2" table:formula="of:=[.D2462]-[.D2461]" office:value-type="float" office:value="14.3438000000024">
            <text:p>14.34</text:p>
          </table:table-cell>
          <table:table-cell table:style-name="ce4" table:formula="of:=[.D2462]*0.000621371" office:value-type="float" office:value="24.0628832737248">
            <text:p>24.0629</text:p>
          </table:table-cell>
          <table:table-cell table:style-name="ce4" table:formula="of:=[.E2462]*0.000621371" office:value-type="float" office:value="0.00891282134980148">
            <text:p>0.0089</text:p>
          </table:table-cell>
        </table:table-row>
        <table:table-row table:style-name="ro1">
          <table:table-cell table:style-name="ce1" office:value-type="float" office:value="30.29787026">
            <text:p>30.297870</text:p>
          </table:table-cell>
          <table:table-cell table:style-name="ce1" office:value-type="float" office:value="-97.73035068">
            <text:p>-97.730351</text:p>
          </table:table-cell>
          <table:table-cell table:style-name="ce2" office:value-type="float" office:value="188.555786">
            <text:p>188.56</text:p>
          </table:table-cell>
          <table:table-cell table:style-name="ce2" office:value-type="float" office:value="38740.3555">
            <text:p>38740.36</text:p>
          </table:table-cell>
          <table:table-cell table:style-name="ce2" table:formula="of:=[.D2463]-[.D2462]" office:value-type="float" office:value="14.8866999999955">
            <text:p>14.89</text:p>
          </table:table-cell>
          <table:table-cell table:style-name="ce4" table:formula="of:=[.D2463]*0.000621371" office:value-type="float" office:value="24.0721334373905">
            <text:p>24.0721</text:p>
          </table:table-cell>
          <table:table-cell table:style-name="ce4" table:formula="of:=[.E2463]*0.000621371" office:value-type="float" office:value="0.00925016366569719">
            <text:p>0.0093</text:p>
          </table:table-cell>
        </table:table-row>
        <table:table-row table:style-name="ro1">
          <table:table-cell table:style-name="ce1" office:value-type="float" office:value="30.29774345">
            <text:p>30.297743</text:p>
          </table:table-cell>
          <table:table-cell table:style-name="ce1" office:value-type="float" office:value="-97.73043676">
            <text:p>-97.730437</text:p>
          </table:table-cell>
          <table:table-cell table:style-name="ce2" office:value-type="float" office:value="186.152466">
            <text:p>186.15</text:p>
          </table:table-cell>
          <table:table-cell table:style-name="ce2" office:value-type="float" office:value="38756.6758">
            <text:p>38756.68</text:p>
          </table:table-cell>
          <table:table-cell table:style-name="ce2" table:formula="of:=[.D2464]-[.D2463]" office:value-type="float" office:value="16.3202999999994">
            <text:p>16.32</text:p>
          </table:table-cell>
          <table:table-cell table:style-name="ce4" table:formula="of:=[.D2464]*0.000621371" office:value-type="float" office:value="24.0822743985218">
            <text:p>24.0823</text:p>
          </table:table-cell>
          <table:table-cell table:style-name="ce4" table:formula="of:=[.E2464]*0.000621371" office:value-type="float" office:value="0.0101409611312996">
            <text:p>0.0101</text:p>
          </table:table-cell>
        </table:table-row>
        <table:table-row table:style-name="ro1">
          <table:table-cell table:style-name="ce1" office:value-type="float" office:value="30.29760665">
            <text:p>30.297607</text:p>
          </table:table-cell>
          <table:table-cell table:style-name="ce1" office:value-type="float" office:value="-97.73051874">
            <text:p>-97.730519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773.7109">
            <text:p>38773.71</text:p>
          </table:table-cell>
          <table:table-cell table:style-name="ce2" table:formula="of:=[.D2465]-[.D2464]" office:value-type="float" office:value="17.035100000001">
            <text:p>17.04</text:p>
          </table:table-cell>
          <table:table-cell table:style-name="ce4" table:formula="of:=[.D2465]*0.000621371" office:value-type="float" office:value="24.0928595156439">
            <text:p>24.0929</text:p>
          </table:table-cell>
          <table:table-cell table:style-name="ce4" table:formula="of:=[.E2465]*0.000621371" office:value-type="float" office:value="0.0105851171221006">
            <text:p>0.0106</text:p>
          </table:table-cell>
        </table:table-row>
        <table:table-row table:style-name="ro1">
          <table:table-cell table:style-name="ce1" office:value-type="float" office:value="30.29749777">
            <text:p>30.297498</text:p>
          </table:table-cell>
          <table:table-cell table:style-name="ce1" office:value-type="float" office:value="-97.73059099">
            <text:p>-97.730591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38787.6484">
            <text:p>38787.65</text:p>
          </table:table-cell>
          <table:table-cell table:style-name="ce2" table:formula="of:=[.D2466]-[.D2465]" office:value-type="float" office:value="13.9375">
            <text:p>13.94</text:p>
          </table:table-cell>
          <table:table-cell table:style-name="ce4" table:formula="of:=[.D2466]*0.000621371" office:value-type="float" office:value="24.1015198739564">
            <text:p>24.1015</text:p>
          </table:table-cell>
          <table:table-cell table:style-name="ce4" table:formula="of:=[.E2466]*0.000621371" office:value-type="float" office:value="0.0086603583125">
            <text:p>0.0087</text:p>
          </table:table-cell>
        </table:table-row>
        <table:table-row table:style-name="ro1">
          <table:table-cell table:style-name="ce1" office:value-type="float" office:value="30.29733349">
            <text:p>30.297333</text:p>
          </table:table-cell>
          <table:table-cell table:style-name="ce1" office:value-type="float" office:value="-97.73070188">
            <text:p>-97.730702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808.7539">
            <text:p>38808.75</text:p>
          </table:table-cell>
          <table:table-cell table:style-name="ce2" table:formula="of:=[.D2467]-[.D2466]" office:value-type="float" office:value="21.1055000000051">
            <text:p>21.11</text:p>
          </table:table-cell>
          <table:table-cell table:style-name="ce4" table:formula="of:=[.D2467]*0.000621371" office:value-type="float" office:value="24.1146342195969">
            <text:p>24.1146</text:p>
          </table:table-cell>
          <table:table-cell table:style-name="ce4" table:formula="of:=[.E2467]*0.000621371" office:value-type="float" office:value="0.0131143456405032">
            <text:p>0.0131</text:p>
          </table:table-cell>
        </table:table-row>
        <table:table-row table:style-name="ro1">
          <table:table-cell table:style-name="ce1" office:value-type="float" office:value="30.29721346">
            <text:p>30.297213</text:p>
          </table:table-cell>
          <table:table-cell table:style-name="ce1" office:value-type="float" office:value="-97.73079542">
            <text:p>-97.730795</text:p>
          </table:table-cell>
          <table:table-cell table:style-name="ce2" office:value-type="float" office:value="183.268433">
            <text:p>183.27</text:p>
          </table:table-cell>
          <table:table-cell table:style-name="ce2" office:value-type="float" office:value="38824.8164">
            <text:p>38824.82</text:p>
          </table:table-cell>
          <table:table-cell table:style-name="ce2" table:formula="of:=[.D2468]-[.D2467]" office:value-type="float" office:value="16.0625">
            <text:p>16.06</text:p>
          </table:table-cell>
          <table:table-cell table:style-name="ce4" table:formula="of:=[.D2468]*0.000621371" office:value-type="float" office:value="24.1246149912844">
            <text:p>24.1246</text:p>
          </table:table-cell>
          <table:table-cell table:style-name="ce4" table:formula="of:=[.E2468]*0.000621371" office:value-type="float" office:value="0.0099807716875">
            <text:p>0.0100</text:p>
          </table:table-cell>
        </table:table-row>
        <table:table-row table:style-name="ro1">
          <table:table-cell table:style-name="ce1" office:value-type="float" office:value="30.29704926">
            <text:p>30.297049</text:p>
          </table:table-cell>
          <table:table-cell table:style-name="ce1" office:value-type="float" office:value="-97.73089617">
            <text:p>-97.730896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38845.4258">
            <text:p>38845.43</text:p>
          </table:table-cell>
          <table:table-cell table:style-name="ce2" table:formula="of:=[.D2469]-[.D2468]" office:value-type="float" office:value="20.6093999999939">
            <text:p>20.61</text:p>
          </table:table-cell>
          <table:table-cell table:style-name="ce4" table:formula="of:=[.D2469]*0.000621371" office:value-type="float" office:value="24.1374210747718">
            <text:p>24.1374</text:p>
          </table:table-cell>
          <table:table-cell table:style-name="ce4" table:formula="of:=[.E2469]*0.000621371" office:value-type="float" office:value="0.0128060834873962">
            <text:p>0.0128</text:p>
          </table:table-cell>
        </table:table-row>
        <table:table-row table:style-name="ro1">
          <table:table-cell table:style-name="ce1" office:value-type="float" office:value="30.29693719">
            <text:p>30.296937</text:p>
          </table:table-cell>
          <table:table-cell table:style-name="ce1" office:value-type="float" office:value="-97.73096818">
            <text:p>-97.730968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859.6602">
            <text:p>38859.66</text:p>
          </table:table-cell>
          <table:table-cell table:style-name="ce2" table:formula="of:=[.D2470]-[.D2469]" office:value-type="float" office:value="14.2344000000012">
            <text:p>14.23</text:p>
          </table:table-cell>
          <table:table-cell table:style-name="ce4" table:formula="of:=[.D2470]*0.000621371" office:value-type="float" office:value="24.1462659181342">
            <text:p>24.1463</text:p>
          </table:table-cell>
          <table:table-cell table:style-name="ce4" table:formula="of:=[.E2470]*0.000621371" office:value-type="float" office:value="0.00884484336240074">
            <text:p>0.0088</text:p>
          </table:table-cell>
        </table:table-row>
        <table:table-row table:style-name="ro1">
          <table:table-cell table:style-name="ce1" office:value-type="float" office:value="30.29684977">
            <text:p>30.296850</text:p>
          </table:table-cell>
          <table:table-cell table:style-name="ce1" office:value-type="float" office:value="-97.73102484">
            <text:p>-97.731025</text:p>
          </table:table-cell>
          <table:table-cell table:style-name="ce2" office:value-type="float" office:value="182.307129">
            <text:p>182.31</text:p>
          </table:table-cell>
          <table:table-cell table:style-name="ce2" office:value-type="float" office:value="38870.9336">
            <text:p>38870.93</text:p>
          </table:table-cell>
          <table:table-cell table:style-name="ce2" table:formula="of:=[.D2471]-[.D2470]" office:value-type="float" office:value="11.2733999999982">
            <text:p>11.27</text:p>
          </table:table-cell>
          <table:table-cell table:style-name="ce4" table:formula="of:=[.D2471]*0.000621371" office:value-type="float" office:value="24.1532708819656">
            <text:p>24.1533</text:p>
          </table:table-cell>
          <table:table-cell table:style-name="ce4" table:formula="of:=[.E2471]*0.000621371" office:value-type="float" office:value="0.00700496383139889">
            <text:p>0.0070</text:p>
          </table:table-cell>
        </table:table-row>
        <table:table-row table:style-name="ro1">
          <table:table-cell table:style-name="ce1" office:value-type="float" office:value="30.29673225">
            <text:p>30.296732</text:p>
          </table:table-cell>
          <table:table-cell table:style-name="ce1" office:value-type="float" office:value="-97.73108988">
            <text:p>-97.731090</text:p>
          </table:table-cell>
          <table:table-cell table:style-name="ce2" office:value-type="float" office:value="182.787842">
            <text:p>182.79</text:p>
          </table:table-cell>
          <table:table-cell table:style-name="ce2" office:value-type="float" office:value="38885.2188">
            <text:p>38885.22</text:p>
          </table:table-cell>
          <table:table-cell table:style-name="ce2" table:formula="of:=[.D2472]-[.D2471]" office:value-type="float" office:value="14.2852000000057">
            <text:p>14.29</text:p>
          </table:table-cell>
          <table:table-cell table:style-name="ce4" table:formula="of:=[.D2472]*0.000621371" office:value-type="float" office:value="24.1621472909748">
            <text:p>24.1621</text:p>
          </table:table-cell>
          <table:table-cell table:style-name="ce4" table:formula="of:=[.E2472]*0.000621371" office:value-type="float" office:value="0.00887640900920355">
            <text:p>0.0089</text:p>
          </table:table-cell>
        </table:table-row>
        <table:table-row table:style-name="ro1">
          <table:table-cell table:style-name="ce1" office:value-type="float" office:value="30.29661214">
            <text:p>30.296612</text:p>
          </table:table-cell>
          <table:table-cell table:style-name="ce1" office:value-type="float" office:value="-97.73116867">
            <text:p>-97.731169</text:p>
          </table:table-cell>
          <table:table-cell table:style-name="ce2" office:value-type="float" office:value="181.826416">
            <text:p>181.83</text:p>
          </table:table-cell>
          <table:table-cell table:style-name="ce2" office:value-type="float" office:value="38900.5352">
            <text:p>38900.54</text:p>
          </table:table-cell>
          <table:table-cell table:style-name="ce2" table:formula="of:=[.D2473]-[.D2472]" office:value-type="float" office:value="15.3163999999961">
            <text:p>15.32</text:p>
          </table:table-cell>
          <table:table-cell table:style-name="ce4" table:formula="of:=[.D2473]*0.000621371" office:value-type="float" office:value="24.1716644577592">
            <text:p>24.1717</text:p>
          </table:table-cell>
          <table:table-cell table:style-name="ce4" table:formula="of:=[.E2473]*0.000621371" office:value-type="float" office:value="0.00951716678439755">
            <text:p>0.0095</text:p>
          </table:table-cell>
        </table:table-row>
        <table:table-row table:style-name="ro1">
          <table:table-cell table:style-name="ce1" office:value-type="float" office:value="30.29653754">
            <text:p>30.296538</text:p>
          </table:table-cell>
          <table:table-cell table:style-name="ce1" office:value-type="float" office:value="-97.73120882">
            <text:p>-97.731209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38909.6328">
            <text:p>38909.63</text:p>
          </table:table-cell>
          <table:table-cell table:style-name="ce2" table:formula="of:=[.D2474]-[.D2473]" office:value-type="float" office:value="9.09760000000097">
            <text:p>9.10</text:p>
          </table:table-cell>
          <table:table-cell table:style-name="ce4" table:formula="of:=[.D2474]*0.000621371" office:value-type="float" office:value="24.1773174425688">
            <text:p>24.1773</text:p>
          </table:table-cell>
          <table:table-cell table:style-name="ce4" table:formula="of:=[.E2474]*0.000621371" office:value-type="float" office:value="0.0056529848096006">
            <text:p>0.0057</text:p>
          </table:table-cell>
        </table:table-row>
        <table:table-row table:style-name="ro1">
          <table:table-cell table:style-name="ce1" office:value-type="float" office:value="30.29635943">
            <text:p>30.296359</text:p>
          </table:table-cell>
          <table:table-cell table:style-name="ce1" office:value-type="float" office:value="-97.73132172">
            <text:p>-97.731322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38932.2148">
            <text:p>38932.21</text:p>
          </table:table-cell>
          <table:table-cell table:style-name="ce2" table:formula="of:=[.D2475]-[.D2474]" office:value-type="float" office:value="22.5820000000022">
            <text:p>22.58</text:p>
          </table:table-cell>
          <table:table-cell table:style-name="ce4" table:formula="of:=[.D2475]*0.000621371" office:value-type="float" office:value="24.1913492424908">
            <text:p>24.1913</text:p>
          </table:table-cell>
          <table:table-cell table:style-name="ce4" table:formula="of:=[.E2475]*0.000621371" office:value-type="float" office:value="0.0140317999220013">
            <text:p>0.0140</text:p>
          </table:table-cell>
        </table:table-row>
        <table:table-row table:style-name="ro1">
          <table:table-cell table:style-name="ce1" office:value-type="float" office:value="30.2962311">
            <text:p>30.296231</text:p>
          </table:table-cell>
          <table:table-cell table:style-name="ce1" office:value-type="float" office:value="-97.73138526">
            <text:p>-97.731385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38947.7148">
            <text:p>38947.71</text:p>
          </table:table-cell>
          <table:table-cell table:style-name="ce2" table:formula="of:=[.D2476]-[.D2475]" office:value-type="float" office:value="15.5">
            <text:p>15.50</text:p>
          </table:table-cell>
          <table:table-cell table:style-name="ce4" table:formula="of:=[.D2476]*0.000621371" office:value-type="float" office:value="24.2009804929908">
            <text:p>24.2010</text:p>
          </table:table-cell>
          <table:table-cell table:style-name="ce4" table:formula="of:=[.E2476]*0.000621371" office:value-type="float" office:value="0.0096312505">
            <text:p>0.0096</text:p>
          </table:table-cell>
        </table:table-row>
        <table:table-row table:style-name="ro1">
          <table:table-cell table:style-name="ce1" office:value-type="float" office:value="30.29612624">
            <text:p>30.296126</text:p>
          </table:table-cell>
          <table:table-cell table:style-name="ce1" office:value-type="float" office:value="-97.73146925">
            <text:p>-97.731469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38961.8203">
            <text:p>38961.82</text:p>
          </table:table-cell>
          <table:table-cell table:style-name="ce2" table:formula="of:=[.D2477]-[.D2476]" office:value-type="float" office:value="14.1054999999978">
            <text:p>14.11</text:p>
          </table:table-cell>
          <table:table-cell table:style-name="ce4" table:formula="of:=[.D2477]*0.000621371" office:value-type="float" office:value="24.2097452416313">
            <text:p>24.2097</text:p>
          </table:table-cell>
          <table:table-cell table:style-name="ce4" table:formula="of:=[.E2477]*0.000621371" office:value-type="float" office:value="0.00876474864049866">
            <text:p>0.0088</text:p>
          </table:table-cell>
        </table:table-row>
        <table:table-row table:style-name="ro1">
          <table:table-cell table:style-name="ce1" office:value-type="float" office:value="30.29600219">
            <text:p>30.296002</text:p>
          </table:table-cell>
          <table:table-cell table:style-name="ce1" office:value-type="float" office:value="-97.73155994">
            <text:p>-97.731560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38978.0781">
            <text:p>38978.08</text:p>
          </table:table-cell>
          <table:table-cell table:style-name="ce2" table:formula="of:=[.D2478]-[.D2477]" office:value-type="float" office:value="16.2577999999994">
            <text:p>16.26</text:p>
          </table:table-cell>
          <table:table-cell table:style-name="ce4" table:formula="of:=[.D2478]*0.000621371" office:value-type="float" office:value="24.2198473670751">
            <text:p>24.2198</text:p>
          </table:table-cell>
          <table:table-cell table:style-name="ce4" table:formula="of:=[.E2478]*0.000621371" office:value-type="float" office:value="0.0101021254437996">
            <text:p>0.0101</text:p>
          </table:table-cell>
        </table:table-row>
        <table:table-row table:style-name="ro1">
          <table:table-cell table:style-name="ce1" office:value-type="float" office:value="30.29590295">
            <text:p>30.295903</text:p>
          </table:table-cell>
          <table:table-cell table:style-name="ce1" office:value-type="float" office:value="-97.73163152">
            <text:p>-97.731632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38991.0352">
            <text:p>38991.04</text:p>
          </table:table-cell>
          <table:table-cell table:style-name="ce2" table:formula="of:=[.D2479]-[.D2478]" office:value-type="float" office:value="12.9570999999996">
            <text:p>12.96</text:p>
          </table:table-cell>
          <table:table-cell table:style-name="ce4" table:formula="of:=[.D2479]*0.000621371" office:value-type="float" office:value="24.2278985332592">
            <text:p>24.2279</text:p>
          </table:table-cell>
          <table:table-cell table:style-name="ce4" table:formula="of:=[.E2479]*0.000621371" office:value-type="float" office:value="0.00805116618409977">
            <text:p>0.0081</text:p>
          </table:table-cell>
        </table:table-row>
        <table:table-row table:style-name="ro1">
          <table:table-cell table:style-name="ce1" office:value-type="float" office:value="30.29579926">
            <text:p>30.295799</text:p>
          </table:table-cell>
          <table:table-cell table:style-name="ce1" office:value-type="float" office:value="-97.73169782">
            <text:p>-97.731698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39004.1758">
            <text:p>39004.18</text:p>
          </table:table-cell>
          <table:table-cell table:style-name="ce2" table:formula="of:=[.D2480]-[.D2479]" office:value-type="float" office:value="13.1405999999988">
            <text:p>13.14</text:p>
          </table:table-cell>
          <table:table-cell table:style-name="ce4" table:formula="of:=[.D2480]*0.000621371" office:value-type="float" office:value="24.2360637210218">
            <text:p>24.2361</text:p>
          </table:table-cell>
          <table:table-cell table:style-name="ce4" table:formula="of:=[.E2480]*0.000621371" office:value-type="float" office:value="0.00816518776259926">
            <text:p>0.0082</text:p>
          </table:table-cell>
        </table:table-row>
        <table:table-row table:style-name="ro1">
          <table:table-cell table:style-name="ce1" office:value-type="float" office:value="30.29566633">
            <text:p>30.295666</text:p>
          </table:table-cell>
          <table:table-cell table:style-name="ce1" office:value-type="float" office:value="-97.7317834">
            <text:p>-97.731783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39021.0391">
            <text:p>39021.04</text:p>
          </table:table-cell>
          <table:table-cell table:style-name="ce2" table:formula="of:=[.D2481]-[.D2480]" office:value-type="float" office:value="16.8633000000045">
            <text:p>16.86</text:p>
          </table:table-cell>
          <table:table-cell table:style-name="ce4" table:formula="of:=[.D2481]*0.000621371" office:value-type="float" office:value="24.2465420866061">
            <text:p>24.2465</text:p>
          </table:table-cell>
          <table:table-cell table:style-name="ce4" table:formula="of:=[.E2481]*0.000621371" office:value-type="float" office:value="0.0104783655843028">
            <text:p>0.0105</text:p>
          </table:table-cell>
        </table:table-row>
        <table:table-row table:style-name="ro1">
          <table:table-cell table:style-name="ce1" office:value-type="float" office:value="30.29554856">
            <text:p>30.295549</text:p>
          </table:table-cell>
          <table:table-cell table:style-name="ce1" office:value-type="float" office:value="-97.73186127">
            <text:p>-97.731861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39036.0547">
            <text:p>39036.05</text:p>
          </table:table-cell>
          <table:table-cell table:style-name="ce2" table:formula="of:=[.D2482]-[.D2481]" office:value-type="float" office:value="15.0155999999988">
            <text:p>15.02</text:p>
          </table:table-cell>
          <table:table-cell table:style-name="ce4" table:formula="of:=[.D2482]*0.000621371" office:value-type="float" office:value="24.2558723449937">
            <text:p>24.2559</text:p>
          </table:table-cell>
          <table:table-cell table:style-name="ce4" table:formula="of:=[.E2482]*0.000621371" office:value-type="float" office:value="0.00933025838759926">
            <text:p>0.0093</text:p>
          </table:table-cell>
        </table:table-row>
        <table:table-row table:style-name="ro1">
          <table:table-cell table:style-name="ce1" office:value-type="float" office:value="30.29539375">
            <text:p>30.295394</text:p>
          </table:table-cell>
          <table:table-cell table:style-name="ce1" office:value-type="float" office:value="-97.73194634">
            <text:p>-97.731946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39054.9609">
            <text:p>39054.96</text:p>
          </table:table-cell>
          <table:table-cell table:style-name="ce2" table:formula="of:=[.D2483]-[.D2482]" office:value-type="float" office:value="18.9061999999976">
            <text:p>18.91</text:p>
          </table:table-cell>
          <table:table-cell table:style-name="ce4" table:formula="of:=[.D2483]*0.000621371" office:value-type="float" office:value="24.2676201093939">
            <text:p>24.2676</text:p>
          </table:table-cell>
          <table:table-cell table:style-name="ce4" table:formula="of:=[.E2483]*0.000621371" office:value-type="float" office:value="0.0117477644001985">
            <text:p>0.0117</text:p>
          </table:table-cell>
        </table:table-row>
        <table:table-row table:style-name="ro1">
          <table:table-cell table:style-name="ce1" office:value-type="float" office:value="30.29527757">
            <text:p>30.295278</text:p>
          </table:table-cell>
          <table:table-cell table:style-name="ce1" office:value-type="float" office:value="-97.73203192">
            <text:p>-97.732032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39070.2227">
            <text:p>39070.22</text:p>
          </table:table-cell>
          <table:table-cell table:style-name="ce2" table:formula="of:=[.D2484]-[.D2483]" office:value-type="float" office:value="15.2618000000002">
            <text:p>15.26</text:p>
          </table:table-cell>
          <table:table-cell table:style-name="ce4" table:formula="of:=[.D2484]*0.000621371" office:value-type="float" office:value="24.2771033493217">
            <text:p>24.2771</text:p>
          </table:table-cell>
          <table:table-cell table:style-name="ce4" table:formula="of:=[.E2484]*0.000621371" office:value-type="float" office:value="0.00948323992780014">
            <text:p>0.0095</text:p>
          </table:table-cell>
        </table:table-row>
        <table:table-row table:style-name="ro1">
          <table:table-cell table:style-name="ce1" office:value-type="float" office:value="30.29522208">
            <text:p>30.295222</text:p>
          </table:table-cell>
          <table:table-cell table:style-name="ce1" office:value-type="float" office:value="-97.73206956">
            <text:p>-97.732070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39077.4141">
            <text:p>39077.41</text:p>
          </table:table-cell>
          <table:table-cell table:style-name="ce2" table:formula="of:=[.D2485]-[.D2484]" office:value-type="float" office:value="7.19140000000334">
            <text:p>7.19</text:p>
          </table:table-cell>
          <table:table-cell table:style-name="ce4" table:formula="of:=[.D2485]*0.000621371" office:value-type="float" office:value="24.2815718767311">
            <text:p>24.2816</text:p>
          </table:table-cell>
          <table:table-cell table:style-name="ce4" table:formula="of:=[.E2485]*0.000621371" office:value-type="float" office:value="0.00446852740940208">
            <text:p>0.0045</text:p>
          </table:table-cell>
        </table:table-row>
        <table:table-row table:style-name="ro1">
          <table:table-cell table:style-name="ce1" office:value-type="float" office:value="30.29509569">
            <text:p>30.295096</text:p>
          </table:table-cell>
          <table:table-cell table:style-name="ce1" office:value-type="float" office:value="-97.73215522">
            <text:p>-97.732155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39093.6172">
            <text:p>39093.62</text:p>
          </table:table-cell>
          <table:table-cell table:style-name="ce2" table:formula="of:=[.D2486]-[.D2485]" office:value-type="float" office:value="16.2030999999988">
            <text:p>16.20</text:p>
          </table:table-cell>
          <table:table-cell table:style-name="ce4" table:formula="of:=[.D2486]*0.000621371" office:value-type="float" office:value="24.2916400131812">
            <text:p>24.2916</text:p>
          </table:table-cell>
          <table:table-cell table:style-name="ce4" table:formula="of:=[.E2486]*0.000621371" office:value-type="float" office:value="0.0100681364500993">
            <text:p>0.0101</text:p>
          </table:table-cell>
        </table:table-row>
        <table:table-row table:style-name="ro1">
          <table:table-cell table:style-name="ce1" office:value-type="float" office:value="30.29496904">
            <text:p>30.294969</text:p>
          </table:table-cell>
          <table:table-cell table:style-name="ce1" office:value-type="float" office:value="-97.73224147">
            <text:p>-97.732241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39109.8008">
            <text:p>39109.80</text:p>
          </table:table-cell>
          <table:table-cell table:style-name="ce2" table:formula="of:=[.D2487]-[.D2486]" office:value-type="float" office:value="16.1835999999967">
            <text:p>16.18</text:p>
          </table:table-cell>
          <table:table-cell table:style-name="ce4" table:formula="of:=[.D2487]*0.000621371" office:value-type="float" office:value="24.3016960328968">
            <text:p>24.3017</text:p>
          </table:table-cell>
          <table:table-cell table:style-name="ce4" table:formula="of:=[.E2487]*0.000621371" office:value-type="float" office:value="0.0100560197155979">
            <text:p>0.0101</text:p>
          </table:table-cell>
        </table:table-row>
        <table:table-row table:style-name="ro1">
          <table:table-cell table:style-name="ce1" office:value-type="float" office:value="30.2948449">
            <text:p>30.294845</text:p>
          </table:table-cell>
          <table:table-cell table:style-name="ce1" office:value-type="float" office:value="-97.73231213">
            <text:p>-97.732312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39125.2773">
            <text:p>39125.28</text:p>
          </table:table-cell>
          <table:table-cell table:style-name="ce2" table:formula="of:=[.D2488]-[.D2487]" office:value-type="float" office:value="15.4765000000043">
            <text:p>15.48</text:p>
          </table:table-cell>
          <table:table-cell table:style-name="ce4" table:formula="of:=[.D2488]*0.000621371" office:value-type="float" office:value="24.3113126811783">
            <text:p>24.3113</text:p>
          </table:table-cell>
          <table:table-cell table:style-name="ce4" table:formula="of:=[.E2488]*0.000621371" office:value-type="float" office:value="0.00961664828150268">
            <text:p>0.0096</text:p>
          </table:table-cell>
        </table:table-row>
        <table:table-row table:style-name="ro1">
          <table:table-cell table:style-name="ce1" office:value-type="float" office:value="30.2947009">
            <text:p>30.294701</text:p>
          </table:table-cell>
          <table:table-cell table:style-name="ce1" office:value-type="float" office:value="-97.73239695">
            <text:p>-97.732397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39143.1523">
            <text:p>39143.15</text:p>
          </table:table-cell>
          <table:table-cell table:style-name="ce2" table:formula="of:=[.D2489]-[.D2488]" office:value-type="float" office:value="17.875">
            <text:p>17.88</text:p>
          </table:table-cell>
          <table:table-cell table:style-name="ce4" table:formula="of:=[.D2489]*0.000621371" office:value-type="float" office:value="24.3224196878033">
            <text:p>24.3224</text:p>
          </table:table-cell>
          <table:table-cell table:style-name="ce4" table:formula="of:=[.E2489]*0.000621371" office:value-type="float" office:value="0.011107006625">
            <text:p>0.0111</text:p>
          </table:table-cell>
        </table:table-row>
        <table:table-row table:style-name="ro1">
          <table:table-cell table:style-name="ce1" office:value-type="float" office:value="30.29461347">
            <text:p>30.294613</text:p>
          </table:table-cell>
          <table:table-cell table:style-name="ce1" office:value-type="float" office:value="-97.73245228">
            <text:p>-97.732452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39154.1836">
            <text:p>39154.18</text:p>
          </table:table-cell>
          <table:table-cell table:style-name="ce2" table:formula="of:=[.D2490]-[.D2489]" office:value-type="float" office:value="11.0312999999951">
            <text:p>11.03</text:p>
          </table:table-cell>
          <table:table-cell table:style-name="ce4" table:formula="of:=[.D2490]*0.000621371" office:value-type="float" office:value="24.3292742177156">
            <text:p>24.3293</text:p>
          </table:table-cell>
          <table:table-cell table:style-name="ce4" table:formula="of:=[.E2490]*0.000621371" office:value-type="float" office:value="0.00685452991229696">
            <text:p>0.0069</text:p>
          </table:table-cell>
        </table:table-row>
        <table:table-row table:style-name="ro1">
          <table:table-cell table:style-name="ce1" office:value-type="float" office:value="30.29447098">
            <text:p>30.294471</text:p>
          </table:table-cell>
          <table:table-cell table:style-name="ce1" office:value-type="float" office:value="-97.73254766">
            <text:p>-97.732548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39172.4219">
            <text:p>39172.42</text:p>
          </table:table-cell>
          <table:table-cell table:style-name="ce2" table:formula="of:=[.D2491]-[.D2490]" office:value-type="float" office:value="18.2383000000045">
            <text:p>18.24</text:p>
          </table:table-cell>
          <table:table-cell table:style-name="ce4" table:formula="of:=[.D2491]*0.000621371" office:value-type="float" office:value="24.3406069684249">
            <text:p>24.3406</text:p>
          </table:table-cell>
          <table:table-cell table:style-name="ce4" table:formula="of:=[.E2491]*0.000621371" office:value-type="float" office:value="0.0113327507093028">
            <text:p>0.0113</text:p>
          </table:table-cell>
        </table:table-row>
        <table:table-row table:style-name="ro1">
          <table:table-cell table:style-name="ce1" office:value-type="float" office:value="30.29433092">
            <text:p>30.294331</text:p>
          </table:table-cell>
          <table:table-cell table:style-name="ce1" office:value-type="float" office:value="-97.73264288">
            <text:p>-97.732643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39190.4219">
            <text:p>39190.42</text:p>
          </table:table-cell>
          <table:table-cell table:style-name="ce2" table:formula="of:=[.D2492]-[.D2491]" office:value-type="float" office:value="18">
            <text:p>18.00</text:p>
          </table:table-cell>
          <table:table-cell table:style-name="ce4" table:formula="of:=[.D2492]*0.000621371" office:value-type="float" office:value="24.3517916464249">
            <text:p>24.3518</text:p>
          </table:table-cell>
          <table:table-cell table:style-name="ce4" table:formula="of:=[.E2492]*0.000621371" office:value-type="float" office:value="0.011184678">
            <text:p>0.0112</text:p>
          </table:table-cell>
        </table:table-row>
        <table:table-row table:style-name="ro1">
          <table:table-cell table:style-name="ce1" office:value-type="float" office:value="30.29420226">
            <text:p>30.294202</text:p>
          </table:table-cell>
          <table:table-cell table:style-name="ce1" office:value-type="float" office:value="-97.73271983">
            <text:p>-97.732720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39206.5195">
            <text:p>39206.52</text:p>
          </table:table-cell>
          <table:table-cell table:style-name="ce2" table:formula="of:=[.D2493]-[.D2492]" office:value-type="float" office:value="16.097600000001">
            <text:p>16.10</text:p>
          </table:table-cell>
          <table:table-cell table:style-name="ce4" table:formula="of:=[.D2493]*0.000621371" office:value-type="float" office:value="24.3617942282345">
            <text:p>24.3618</text:p>
          </table:table-cell>
          <table:table-cell table:style-name="ce4" table:formula="of:=[.E2493]*0.000621371" office:value-type="float" office:value="0.0100025818096006">
            <text:p>0.0100</text:p>
          </table:table-cell>
        </table:table-row>
        <table:table-row table:style-name="ro1">
          <table:table-cell table:style-name="ce1" office:value-type="float" office:value="30.29403085">
            <text:p>30.294031</text:p>
          </table:table-cell>
          <table:table-cell table:style-name="ce1" office:value-type="float" office:value="-97.73283793">
            <text:p>-97.732838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39228.6328">
            <text:p>39228.63</text:p>
          </table:table-cell>
          <table:table-cell table:style-name="ce2" table:formula="of:=[.D2494]-[.D2493]" office:value-type="float" office:value="22.1132999999973">
            <text:p>22.11</text:p>
          </table:table-cell>
          <table:table-cell table:style-name="ce4" table:formula="of:=[.D2494]*0.000621371" office:value-type="float" office:value="24.3755347915688">
            <text:p>24.3755</text:p>
          </table:table-cell>
          <table:table-cell table:style-name="ce4" table:formula="of:=[.E2494]*0.000621371" office:value-type="float" office:value="0.0137405633342983">
            <text:p>0.0137</text:p>
          </table:table-cell>
        </table:table-row>
        <table:table-row table:style-name="ro1">
          <table:table-cell table:style-name="ce1" office:value-type="float" office:value="30.29398282">
            <text:p>30.293983</text:p>
          </table:table-cell>
          <table:table-cell table:style-name="ce1" office:value-type="float" office:value="-97.7328707">
            <text:p>-97.732871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39234.8086">
            <text:p>39234.81</text:p>
          </table:table-cell>
          <table:table-cell table:style-name="ce2" table:formula="of:=[.D2495]-[.D2494]" office:value-type="float" office:value="6.17579999999725">
            <text:p>6.18</text:p>
          </table:table-cell>
          <table:table-cell table:style-name="ce4" table:formula="of:=[.D2495]*0.000621371" office:value-type="float" office:value="24.3793722545906">
            <text:p>24.3794</text:p>
          </table:table-cell>
          <table:table-cell table:style-name="ce4" table:formula="of:=[.E2495]*0.000621371" office:value-type="float" office:value="0.00383746302179829">
            <text:p>0.0038</text:p>
          </table:table-cell>
        </table:table-row>
        <table:table-row table:style-name="ro1">
          <table:table-cell table:style-name="ce1" office:value-type="float" office:value="30.29385692">
            <text:p>30.293857</text:p>
          </table:table-cell>
          <table:table-cell table:style-name="ce1" office:value-type="float" office:value="-97.73295192">
            <text:p>-97.732952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39250.6914">
            <text:p>39250.69</text:p>
          </table:table-cell>
          <table:table-cell table:style-name="ce2" table:formula="of:=[.D2496]-[.D2495]" office:value-type="float" office:value="15.8828000000067">
            <text:p>15.88</text:p>
          </table:table-cell>
          <table:table-cell table:style-name="ce4" table:formula="of:=[.D2496]*0.000621371" office:value-type="float" office:value="24.3892413659094">
            <text:p>24.3892</text:p>
          </table:table-cell>
          <table:table-cell table:style-name="ce4" table:formula="of:=[.E2496]*0.000621371" office:value-type="float" office:value="0.00986911131880415">
            <text:p>0.0099</text:p>
          </table:table-cell>
        </table:table-row>
        <table:table-row table:style-name="ro1">
          <table:table-cell table:style-name="ce1" office:value-type="float" office:value="30.29371317">
            <text:p>30.293713</text:p>
          </table:table-cell>
          <table:table-cell table:style-name="ce1" office:value-type="float" office:value="-97.73304203">
            <text:p>-97.733042</text:p>
          </table:table-cell>
          <table:table-cell table:style-name="ce2" office:value-type="float" office:value="176.058594">
            <text:p>176.06</text:p>
          </table:table-cell>
          <table:table-cell table:style-name="ce2" office:value-type="float" office:value="39268.8867">
            <text:p>39268.89</text:p>
          </table:table-cell>
          <table:table-cell table:style-name="ce2" table:formula="of:=[.D2497]-[.D2496]" office:value-type="float" office:value="18.1952999999994">
            <text:p>18.20</text:p>
          </table:table-cell>
          <table:table-cell table:style-name="ce4" table:formula="of:=[.D2497]*0.000621371" office:value-type="float" office:value="24.4005473976657">
            <text:p>24.4005</text:p>
          </table:table-cell>
          <table:table-cell table:style-name="ce4" table:formula="of:=[.E2497]*0.000621371" office:value-type="float" office:value="0.0113060317562996">
            <text:p>0.0113</text:p>
          </table:table-cell>
        </table:table-row>
        <table:table-row table:style-name="ro1">
          <table:table-cell table:style-name="ce1" office:value-type="float" office:value="30.29357186">
            <text:p>30.293572</text:p>
          </table:table-cell>
          <table:table-cell table:style-name="ce1" office:value-type="float" office:value="-97.73313423">
            <text:p>-97.733134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39286.8633">
            <text:p>39286.86</text:p>
          </table:table-cell>
          <table:table-cell table:style-name="ce2" table:formula="of:=[.D2498]-[.D2497]" office:value-type="float" office:value="17.9765999999945">
            <text:p>17.98</text:p>
          </table:table-cell>
          <table:table-cell table:style-name="ce4" table:formula="of:=[.D2498]*0.000621371" office:value-type="float" office:value="24.4117175355843">
            <text:p>24.4117</text:p>
          </table:table-cell>
          <table:table-cell table:style-name="ce4" table:formula="of:=[.E2498]*0.000621371" office:value-type="float" office:value="0.0111701379185966">
            <text:p>0.0112</text:p>
          </table:table-cell>
        </table:table-row>
        <table:table-row table:style-name="ro1">
          <table:table-cell table:style-name="ce1" office:value-type="float" office:value="30.29343372">
            <text:p>30.293434</text:p>
          </table:table-cell>
          <table:table-cell table:style-name="ce1" office:value-type="float" office:value="-97.73322827">
            <text:p>-97.733228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39304.6445">
            <text:p>39304.64</text:p>
          </table:table-cell>
          <table:table-cell table:style-name="ce2" table:formula="of:=[.D2499]-[.D2498]" office:value-type="float" office:value="17.7812000000049">
            <text:p>17.78</text:p>
          </table:table-cell>
          <table:table-cell table:style-name="ce4" table:formula="of:=[.D2499]*0.000621371" office:value-type="float" office:value="24.4227662576095">
            <text:p>24.4228</text:p>
          </table:table-cell>
          <table:table-cell table:style-name="ce4" table:formula="of:=[.E2499]*0.000621371" office:value-type="float" office:value="0.011048722025203">
            <text:p>0.0110</text:p>
          </table:table-cell>
        </table:table-row>
        <table:table-row table:style-name="ro1">
          <table:table-cell table:style-name="ce1" office:value-type="float" office:value="30.29328754">
            <text:p>30.293288</text:p>
          </table:table-cell>
          <table:table-cell table:style-name="ce1" office:value-type="float" office:value="-97.73331142">
            <text:p>-97.733311</text:p>
          </table:table-cell>
          <table:table-cell table:style-name="ce2" office:value-type="float" office:value="180.384521">
            <text:p>180.38</text:p>
          </table:table-cell>
          <table:table-cell table:style-name="ce2" office:value-type="float" office:value="39322.7305">
            <text:p>39322.73</text:p>
          </table:table-cell>
          <table:table-cell table:style-name="ce2" table:formula="of:=[.D2500]-[.D2499]" office:value-type="float" office:value="18.0859999999957">
            <text:p>18.09</text:p>
          </table:table-cell>
          <table:table-cell table:style-name="ce4" table:formula="of:=[.D2500]*0.000621371" office:value-type="float" office:value="24.4340043735155">
            <text:p>24.4340</text:p>
          </table:table-cell>
          <table:table-cell table:style-name="ce4" table:formula="of:=[.E2500]*0.000621371" office:value-type="float" office:value="0.0112381159059973">
            <text:p>0.0112</text:p>
          </table:table-cell>
        </table:table-row>
        <table:table-row table:style-name="ro1">
          <table:table-cell table:style-name="ce1" office:value-type="float" office:value="30.29317598">
            <text:p>30.293176</text:p>
          </table:table-cell>
          <table:table-cell table:style-name="ce1" office:value-type="float" office:value="-97.73337604">
            <text:p>-97.733376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39336.625">
            <text:p>39336.63</text:p>
          </table:table-cell>
          <table:table-cell table:style-name="ce2" table:formula="of:=[.D2501]-[.D2500]" office:value-type="float" office:value="13.8945000000022">
            <text:p>13.89</text:p>
          </table:table-cell>
          <table:table-cell table:style-name="ce4" table:formula="of:=[.D2501]*0.000621371" office:value-type="float" office:value="24.442638012875">
            <text:p>24.4426</text:p>
          </table:table-cell>
          <table:table-cell table:style-name="ce4" table:formula="of:=[.E2501]*0.000621371" office:value-type="float" office:value="0.00863363935950134">
            <text:p>0.0086</text:p>
          </table:table-cell>
        </table:table-row>
        <table:table-row table:style-name="ro1">
          <table:table-cell table:style-name="ce1" office:value-type="float" office:value="30.29304296">
            <text:p>30.293043</text:p>
          </table:table-cell>
          <table:table-cell table:style-name="ce1" office:value-type="float" office:value="-97.73347168">
            <text:p>-97.733472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39353.9688">
            <text:p>39353.97</text:p>
          </table:table-cell>
          <table:table-cell table:style-name="ce2" table:formula="of:=[.D2502]-[.D2501]" office:value-type="float" office:value="17.3438000000024">
            <text:p>17.34</text:p>
          </table:table-cell>
          <table:table-cell table:style-name="ce4" table:formula="of:=[.D2502]*0.000621371" office:value-type="float" office:value="24.4534149472248">
            <text:p>24.4534</text:p>
          </table:table-cell>
          <table:table-cell table:style-name="ce4" table:formula="of:=[.E2502]*0.000621371" office:value-type="float" office:value="0.0107769343498015">
            <text:p>0.0108</text:p>
          </table:table-cell>
        </table:table-row>
        <table:table-row table:style-name="ro1">
          <table:table-cell table:style-name="ce1" office:value-type="float" office:value="30.29290239">
            <text:p>30.292902</text:p>
          </table:table-cell>
          <table:table-cell table:style-name="ce1" office:value-type="float" office:value="-97.73357394">
            <text:p>-97.733574</text:p>
          </table:table-cell>
          <table:table-cell table:style-name="ce2" office:value-type="float" office:value="179.903809">
            <text:p>179.90</text:p>
          </table:table-cell>
          <table:table-cell table:style-name="ce2" office:value-type="float" office:value="39372.4141">
            <text:p>39372.41</text:p>
          </table:table-cell>
          <table:table-cell table:style-name="ce2" table:formula="of:=[.D2503]-[.D2502]" office:value-type="float" office:value="18.4452999999994">
            <text:p>18.45</text:p>
          </table:table-cell>
          <table:table-cell table:style-name="ce4" table:formula="of:=[.D2503]*0.000621371" office:value-type="float" office:value="24.4648763217311">
            <text:p>24.4649</text:p>
          </table:table-cell>
          <table:table-cell table:style-name="ce4" table:formula="of:=[.E2503]*0.000621371" office:value-type="float" office:value="0.0114613745062996">
            <text:p>0.0115</text:p>
          </table:table-cell>
        </table:table-row>
        <table:table-row table:style-name="ro1">
          <table:table-cell table:style-name="ce1" office:value-type="float" office:value="30.29278102">
            <text:p>30.292781</text:p>
          </table:table-cell>
          <table:table-cell table:style-name="ce1" office:value-type="float" office:value="-97.73365407">
            <text:p>-97.733654</text:p>
          </table:table-cell>
          <table:table-cell table:style-name="ce2" office:value-type="float" office:value="178.942627">
            <text:p>178.94</text:p>
          </table:table-cell>
          <table:table-cell table:style-name="ce2" office:value-type="float" office:value="39387.9297">
            <text:p>39387.93</text:p>
          </table:table-cell>
          <table:table-cell table:style-name="ce2" table:formula="of:=[.D2504]-[.D2503]" office:value-type="float" office:value="15.5155999999988">
            <text:p>15.52</text:p>
          </table:table-cell>
          <table:table-cell table:style-name="ce4" table:formula="of:=[.D2504]*0.000621371" office:value-type="float" office:value="24.4745172656187">
            <text:p>24.4745</text:p>
          </table:table-cell>
          <table:table-cell table:style-name="ce4" table:formula="of:=[.E2504]*0.000621371" office:value-type="float" office:value="0.00964094388759926">
            <text:p>0.0096</text:p>
          </table:table-cell>
        </table:table-row>
        <table:table-row table:style-name="ro1">
          <table:table-cell table:style-name="ce1" office:value-type="float" office:value="30.29265362">
            <text:p>30.292654</text:p>
          </table:table-cell>
          <table:table-cell table:style-name="ce1" office:value-type="float" office:value="-97.73373102">
            <text:p>-97.733731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39403.8281">
            <text:p>39403.83</text:p>
          </table:table-cell>
          <table:table-cell table:style-name="ce2" table:formula="of:=[.D2505]-[.D2504]" office:value-type="float" office:value="15.8983999999982">
            <text:p>15.90</text:p>
          </table:table-cell>
          <table:table-cell table:style-name="ce4" table:formula="of:=[.D2505]*0.000621371" office:value-type="float" office:value="24.4843960703251">
            <text:p>24.4844</text:p>
          </table:table-cell>
          <table:table-cell table:style-name="ce4" table:formula="of:=[.E2505]*0.000621371" office:value-type="float" office:value="0.00987880470639889">
            <text:p>0.0099</text:p>
          </table:table-cell>
        </table:table-row>
        <table:table-row table:style-name="ro1">
          <table:table-cell table:style-name="ce1" office:value-type="float" office:value="30.29252328">
            <text:p>30.292523</text:p>
          </table:table-cell>
          <table:table-cell table:style-name="ce1" office:value-type="float" office:value="-97.73381727">
            <text:p>-97.733817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39420.5156">
            <text:p>39420.52</text:p>
          </table:table-cell>
          <table:table-cell table:style-name="ce2" table:formula="of:=[.D2506]-[.D2505]" office:value-type="float" office:value="16.6875">
            <text:p>16.69</text:p>
          </table:table-cell>
          <table:table-cell table:style-name="ce4" table:formula="of:=[.D2506]*0.000621371" office:value-type="float" office:value="24.4947651988876">
            <text:p>24.4948</text:p>
          </table:table-cell>
          <table:table-cell table:style-name="ce4" table:formula="of:=[.E2506]*0.000621371" office:value-type="float" office:value="0.0103691285625">
            <text:p>0.0104</text:p>
          </table:table-cell>
        </table:table-row>
        <table:table-row table:style-name="ro1">
          <table:table-cell table:style-name="ce1" office:value-type="float" office:value="30.29239219">
            <text:p>30.292392</text:p>
          </table:table-cell>
          <table:table-cell table:style-name="ce1" office:value-type="float" office:value="-97.73388273">
            <text:p>-97.733883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39436.293">
            <text:p>39436.29</text:p>
          </table:table-cell>
          <table:table-cell table:style-name="ce2" table:formula="of:=[.D2507]-[.D2506]" office:value-type="float" office:value="15.777399999999">
            <text:p>15.78</text:p>
          </table:table-cell>
          <table:table-cell table:style-name="ce4" table:formula="of:=[.D2507]*0.000621371" office:value-type="float" office:value="24.504568817703">
            <text:p>24.5046</text:p>
          </table:table-cell>
          <table:table-cell table:style-name="ce4" table:formula="of:=[.E2507]*0.000621371" office:value-type="float" office:value="0.0098036188153994">
            <text:p>0.0098</text:p>
          </table:table-cell>
        </table:table-row>
        <table:table-row table:style-name="ro1">
          <table:table-cell table:style-name="ce1" office:value-type="float" office:value="30.29228104">
            <text:p>30.292281</text:p>
          </table:table-cell>
          <table:table-cell table:style-name="ce1" office:value-type="float" office:value="-97.73394886">
            <text:p>-97.733949</text:p>
          </table:table-cell>
          <table:table-cell table:style-name="ce2" office:value-type="float" office:value="175.09729">
            <text:p>175.10</text:p>
          </table:table-cell>
          <table:table-cell table:style-name="ce2" office:value-type="float" office:value="39450.168">
            <text:p>39450.17</text:p>
          </table:table-cell>
          <table:table-cell table:style-name="ce2" table:formula="of:=[.D2508]-[.D2507]" office:value-type="float" office:value="13.875">
            <text:p>13.88</text:p>
          </table:table-cell>
          <table:table-cell table:style-name="ce4" table:formula="of:=[.D2508]*0.000621371" office:value-type="float" office:value="24.513190340328">
            <text:p>24.5132</text:p>
          </table:table-cell>
          <table:table-cell table:style-name="ce4" table:formula="of:=[.E2508]*0.000621371" office:value-type="float" office:value="0.008621522625">
            <text:p>0.0086</text:p>
          </table:table-cell>
        </table:table-row>
        <table:table-row table:style-name="ro1">
          <table:table-cell table:style-name="ce1" office:value-type="float" office:value="30.29212824">
            <text:p>30.292128</text:p>
          </table:table-cell>
          <table:table-cell table:style-name="ce1" office:value-type="float" office:value="-97.73405498">
            <text:p>-97.734055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39470.1797">
            <text:p>39470.18</text:p>
          </table:table-cell>
          <table:table-cell table:style-name="ce2" table:formula="of:=[.D2509]-[.D2508]" office:value-type="float" office:value="20.0117000000027">
            <text:p>20.01</text:p>
          </table:table-cell>
          <table:table-cell table:style-name="ce4" table:formula="of:=[.D2509]*0.000621371" office:value-type="float" office:value="24.5256250303687">
            <text:p>24.5256</text:p>
          </table:table-cell>
          <table:table-cell table:style-name="ce4" table:formula="of:=[.E2509]*0.000621371" office:value-type="float" office:value="0.0124346900407017">
            <text:p>0.0124</text:p>
          </table:table-cell>
        </table:table-row>
        <table:table-row table:style-name="ro1">
          <table:table-cell table:style-name="ce1" office:value-type="float" office:value="30.29190956">
            <text:p>30.291910</text:p>
          </table:table-cell>
          <table:table-cell table:style-name="ce1" office:value-type="float" office:value="-97.73417635">
            <text:p>-97.734176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39497.1055">
            <text:p>39497.11</text:p>
          </table:table-cell>
          <table:table-cell table:style-name="ce2" table:formula="of:=[.D2510]-[.D2509]" office:value-type="float" office:value="26.9257999999972">
            <text:p>26.93</text:p>
          </table:table-cell>
          <table:table-cell table:style-name="ce4" table:formula="of:=[.D2510]*0.000621371" office:value-type="float" office:value="24.5423559416405">
            <text:p>24.5424</text:p>
          </table:table-cell>
          <table:table-cell table:style-name="ce4" table:formula="of:=[.E2510]*0.000621371" office:value-type="float" office:value="0.0167309112717983">
            <text:p>0.0167</text:p>
          </table:table-cell>
        </table:table-row>
        <table:table-row table:style-name="ro1">
          <table:table-cell table:style-name="ce1" office:value-type="float" office:value="30.29172708">
            <text:p>30.291727</text:p>
          </table:table-cell>
          <table:table-cell table:style-name="ce1" office:value-type="float" office:value="-97.73430359">
            <text:p>-97.734304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39520.5156">
            <text:p>39520.52</text:p>
          </table:table-cell>
          <table:table-cell table:style-name="ce2" table:formula="of:=[.D2511]-[.D2510]" office:value-type="float" office:value="23.410100000001">
            <text:p>23.41</text:p>
          </table:table-cell>
          <table:table-cell table:style-name="ce4" table:formula="of:=[.D2511]*0.000621371" office:value-type="float" office:value="24.5569022988876">
            <text:p>24.5569</text:p>
          </table:table-cell>
          <table:table-cell table:style-name="ce4" table:formula="of:=[.E2511]*0.000621371" office:value-type="float" office:value="0.0145463572471006">
            <text:p>0.0145</text:p>
          </table:table-cell>
        </table:table-row>
        <table:table-row table:style-name="ro1">
          <table:table-cell table:style-name="ce1" office:value-type="float" office:value="30.29158099">
            <text:p>30.291581</text:p>
          </table:table-cell>
          <table:table-cell table:style-name="ce1" office:value-type="float" office:value="-97.73440266">
            <text:p>-97.734403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39539.5156">
            <text:p>39539.52</text:p>
          </table:table-cell>
          <table:table-cell table:style-name="ce2" table:formula="of:=[.D2512]-[.D2511]" office:value-type="float" office:value="19">
            <text:p>19.00</text:p>
          </table:table-cell>
          <table:table-cell table:style-name="ce4" table:formula="of:=[.D2512]*0.000621371" office:value-type="float" office:value="24.5687083478876">
            <text:p>24.5687</text:p>
          </table:table-cell>
          <table:table-cell table:style-name="ce4" table:formula="of:=[.E2512]*0.000621371" office:value-type="float" office:value="0.011806049">
            <text:p>0.0118</text:p>
          </table:table-cell>
        </table:table-row>
        <table:table-row table:style-name="ro1">
          <table:table-cell table:style-name="ce1" office:value-type="float" office:value="30.29144889">
            <text:p>30.291449</text:p>
          </table:table-cell>
          <table:table-cell table:style-name="ce1" office:value-type="float" office:value="-97.73450106">
            <text:p>-97.734501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39557.0312">
            <text:p>39557.03</text:p>
          </table:table-cell>
          <table:table-cell table:style-name="ce2" table:formula="of:=[.D2513]-[.D2512]" office:value-type="float" office:value="17.5155999999988">
            <text:p>17.52</text:p>
          </table:table-cell>
          <table:table-cell table:style-name="ce4" table:formula="of:=[.D2513]*0.000621371" office:value-type="float" office:value="24.5795920337752">
            <text:p>24.5796</text:p>
          </table:table-cell>
          <table:table-cell table:style-name="ce4" table:formula="of:=[.E2513]*0.000621371" office:value-type="float" office:value="0.0108836858875993">
            <text:p>0.0109</text:p>
          </table:table-cell>
        </table:table-row>
        <table:table-row table:style-name="ro1">
          <table:table-cell table:style-name="ce1" office:value-type="float" office:value="30.29129332">
            <text:p>30.291293</text:p>
          </table:table-cell>
          <table:table-cell table:style-name="ce1" office:value-type="float" office:value="-97.7345962">
            <text:p>-97.734596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39576.3203">
            <text:p>39576.32</text:p>
          </table:table-cell>
          <table:table-cell table:style-name="ce2" table:formula="of:=[.D2514]-[.D2513]" office:value-type="float" office:value="19.2891000000018">
            <text:p>19.29</text:p>
          </table:table-cell>
          <table:table-cell table:style-name="ce4" table:formula="of:=[.D2514]*0.000621371" office:value-type="float" office:value="24.5915777211313">
            <text:p>24.5916</text:p>
          </table:table-cell>
          <table:table-cell table:style-name="ce4" table:formula="of:=[.E2514]*0.000621371" office:value-type="float" office:value="0.0119856873561011">
            <text:p>0.0120</text:p>
          </table:table-cell>
        </table:table-row>
        <table:table-row table:style-name="ro1">
          <table:table-cell table:style-name="ce1" office:value-type="float" office:value="30.29116642">
            <text:p>30.291166</text:p>
          </table:table-cell>
          <table:table-cell table:style-name="ce1" office:value-type="float" office:value="-97.73467197">
            <text:p>-97.734672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39592.1484">
            <text:p>39592.15</text:p>
          </table:table-cell>
          <table:table-cell table:style-name="ce2" table:formula="of:=[.D2515]-[.D2514]" office:value-type="float" office:value="15.8280999999988">
            <text:p>15.83</text:p>
          </table:table-cell>
          <table:table-cell table:style-name="ce4" table:formula="of:=[.D2515]*0.000621371" office:value-type="float" office:value="24.6014128434564">
            <text:p>24.6014</text:p>
          </table:table-cell>
          <table:table-cell table:style-name="ce4" table:formula="of:=[.E2515]*0.000621371" office:value-type="float" office:value="0.00983512232509926">
            <text:p>0.0098</text:p>
          </table:table-cell>
        </table:table-row>
        <table:table-row table:style-name="ro1">
          <table:table-cell table:style-name="ce1" office:value-type="float" office:value="30.29099124">
            <text:p>30.290991</text:p>
          </table:table-cell>
          <table:table-cell table:style-name="ce1" office:value-type="float" office:value="-97.73476325">
            <text:p>-97.734763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39613.4453">
            <text:p>39613.45</text:p>
          </table:table-cell>
          <table:table-cell table:style-name="ce2" table:formula="of:=[.D2516]-[.D2515]" office:value-type="float" office:value="21.2969000000012">
            <text:p>21.30</text:p>
          </table:table-cell>
          <table:table-cell table:style-name="ce4" table:formula="of:=[.D2516]*0.000621371" office:value-type="float" office:value="24.6146461195063">
            <text:p>24.6146</text:p>
          </table:table-cell>
          <table:table-cell table:style-name="ce4" table:formula="of:=[.E2516]*0.000621371" office:value-type="float" office:value="0.0132332760499007">
            <text:p>0.0132</text:p>
          </table:table-cell>
        </table:table-row>
        <table:table-row table:style-name="ro1">
          <table:table-cell table:style-name="ce1" office:value-type="float" office:value="30.29084195">
            <text:p>30.290842</text:p>
          </table:table-cell>
          <table:table-cell table:style-name="ce1" office:value-type="float" office:value="-97.73473794">
            <text:p>-97.734738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39630.1836">
            <text:p>39630.18</text:p>
          </table:table-cell>
          <table:table-cell table:style-name="ce2" table:formula="of:=[.D2517]-[.D2516]" office:value-type="float" office:value="16.7382999999973">
            <text:p>16.74</text:p>
          </table:table-cell>
          <table:table-cell table:style-name="ce4" table:formula="of:=[.D2517]*0.000621371" office:value-type="float" office:value="24.6250468137156">
            <text:p>24.6250</text:p>
          </table:table-cell>
          <table:table-cell table:style-name="ce4" table:formula="of:=[.E2517]*0.000621371" office:value-type="float" office:value="0.0104006942092983">
            <text:p>0.0104</text:p>
          </table:table-cell>
        </table:table-row>
        <table:table-row table:style-name="ro1">
          <table:table-cell table:style-name="ce1" office:value-type="float" office:value="30.29068186">
            <text:p>30.290682</text:p>
          </table:table-cell>
          <table:table-cell table:style-name="ce1" office:value-type="float" office:value="-97.73466744">
            <text:p>-97.734667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39649.2656">
            <text:p>39649.27</text:p>
          </table:table-cell>
          <table:table-cell table:style-name="ce2" table:formula="of:=[.D2518]-[.D2517]" office:value-type="float" office:value="19.0820000000022">
            <text:p>19.08</text:p>
          </table:table-cell>
          <table:table-cell table:style-name="ce4" table:formula="of:=[.D2518]*0.000621371" office:value-type="float" office:value="24.6369038151376">
            <text:p>24.6369</text:p>
          </table:table-cell>
          <table:table-cell table:style-name="ce4" table:formula="of:=[.E2518]*0.000621371" office:value-type="float" office:value="0.0118570014220013">
            <text:p>0.0119</text:p>
          </table:table-cell>
        </table:table-row>
        <table:table-row table:style-name="ro1">
          <table:table-cell table:style-name="ce1" office:value-type="float" office:value="30.29053333">
            <text:p>30.290533</text:p>
          </table:table-cell>
          <table:table-cell table:style-name="ce1" office:value-type="float" office:value="-97.73461548">
            <text:p>-97.734615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39666.4688">
            <text:p>39666.47</text:p>
          </table:table-cell>
          <table:table-cell table:style-name="ce2" table:formula="of:=[.D2519]-[.D2518]" office:value-type="float" office:value="17.2032000000036">
            <text:p>17.20</text:p>
          </table:table-cell>
          <table:table-cell table:style-name="ce4" table:formula="of:=[.D2519]*0.000621371" office:value-type="float" office:value="24.6475933847248">
            <text:p>24.6476</text:p>
          </table:table-cell>
          <table:table-cell table:style-name="ce4" table:formula="of:=[.E2519]*0.000621371" office:value-type="float" office:value="0.0106895695872022">
            <text:p>0.0107</text:p>
          </table:table-cell>
        </table:table-row>
        <table:table-row table:style-name="ro1">
          <table:table-cell table:style-name="ce1" office:value-type="float" office:value="30.29036343">
            <text:p>30.290363</text:p>
          </table:table-cell>
          <table:table-cell table:style-name="ce1" office:value-type="float" office:value="-97.73456929">
            <text:p>-97.734569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39685.8633">
            <text:p>39685.86</text:p>
          </table:table-cell>
          <table:table-cell table:style-name="ce2" table:formula="of:=[.D2520]-[.D2519]" office:value-type="float" office:value="19.3944999999949">
            <text:p>19.39</text:p>
          </table:table-cell>
          <table:table-cell table:style-name="ce4" table:formula="of:=[.D2520]*0.000621371" office:value-type="float" office:value="24.6596445645843">
            <text:p>24.6596</text:p>
          </table:table-cell>
          <table:table-cell table:style-name="ce4" table:formula="of:=[.E2520]*0.000621371" office:value-type="float" office:value="0.0120511798594968">
            <text:p>0.0121</text:p>
          </table:table-cell>
        </table:table-row>
        <table:table-row table:style-name="ro1">
          <table:table-cell table:style-name="ce1" office:value-type="float" office:value="30.29018674">
            <text:p>30.290187</text:p>
          </table:table-cell>
          <table:table-cell table:style-name="ce1" office:value-type="float" office:value="-97.73455949">
            <text:p>-97.734559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39705.4688">
            <text:p>39705.47</text:p>
          </table:table-cell>
          <table:table-cell table:style-name="ce2" table:formula="of:=[.D2521]-[.D2520]" office:value-type="float" office:value="19.6055000000051">
            <text:p>19.61</text:p>
          </table:table-cell>
          <table:table-cell table:style-name="ce4" table:formula="of:=[.D2521]*0.000621371" office:value-type="float" office:value="24.6718268537248">
            <text:p>24.6718</text:p>
          </table:table-cell>
          <table:table-cell table:style-name="ce4" table:formula="of:=[.E2521]*0.000621371" office:value-type="float" office:value="0.0121822891405032">
            <text:p>0.0122</text:p>
          </table:table-cell>
        </table:table-row>
        <table:table-row table:style-name="ro1">
          <table:table-cell table:style-name="ce1" office:value-type="float" office:value="30.29003972">
            <text:p>30.290040</text:p>
          </table:table-cell>
          <table:table-cell table:style-name="ce1" office:value-type="float" office:value="-97.73458396">
            <text:p>-97.734584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39721.9023">
            <text:p>39721.90</text:p>
          </table:table-cell>
          <table:table-cell table:style-name="ce2" table:formula="of:=[.D2522]-[.D2521]" office:value-type="float" office:value="16.4334999999992">
            <text:p>16.43</text:p>
          </table:table-cell>
          <table:table-cell table:style-name="ce4" table:formula="of:=[.D2522]*0.000621371" office:value-type="float" office:value="24.6820381540533">
            <text:p>24.6820</text:p>
          </table:table-cell>
          <table:table-cell table:style-name="ce4" table:formula="of:=[.E2522]*0.000621371" office:value-type="float" office:value="0.0102113003284995">
            <text:p>0.0102</text:p>
          </table:table-cell>
        </table:table-row>
        <table:table-row table:style-name="ro1">
          <table:table-cell table:style-name="ce1" office:value-type="float" office:value="30.28989832">
            <text:p>30.289898</text:p>
          </table:table-cell>
          <table:table-cell table:style-name="ce1" office:value-type="float" office:value="-97.73460014">
            <text:p>-97.734600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39737.6211">
            <text:p>39737.62</text:p>
          </table:table-cell>
          <table:table-cell table:style-name="ce2" table:formula="of:=[.D2523]-[.D2522]" office:value-type="float" office:value="15.7187999999951">
            <text:p>15.72</text:p>
          </table:table-cell>
          <table:table-cell table:style-name="ce4" table:formula="of:=[.D2523]*0.000621371" office:value-type="float" office:value="24.6918053605281">
            <text:p>24.6918</text:p>
          </table:table-cell>
          <table:table-cell table:style-name="ce4" table:formula="of:=[.E2523]*0.000621371" office:value-type="float" office:value="0.00976720647479695">
            <text:p>0.0098</text:p>
          </table:table-cell>
        </table:table-row>
        <table:table-row table:style-name="ro1">
          <table:table-cell table:style-name="ce1" office:value-type="float" office:value="30.28975029">
            <text:p>30.289750</text:p>
          </table:table-cell>
          <table:table-cell table:style-name="ce1" office:value-type="float" office:value="-97.73462595">
            <text:p>-97.734626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39754.1953">
            <text:p>39754.20</text:p>
          </table:table-cell>
          <table:table-cell table:style-name="ce2" table:formula="of:=[.D2524]-[.D2523]" office:value-type="float" office:value="16.5742000000027">
            <text:p>16.57</text:p>
          </table:table-cell>
          <table:table-cell table:style-name="ce4" table:formula="of:=[.D2524]*0.000621371" office:value-type="float" office:value="24.7021040877563">
            <text:p>24.7021</text:p>
          </table:table-cell>
          <table:table-cell table:style-name="ce4" table:formula="of:=[.E2524]*0.000621371" office:value-type="float" office:value="0.0102987272282017">
            <text:p>0.0103</text:p>
          </table:table-cell>
        </table:table-row>
        <table:table-row table:style-name="ro1">
          <table:table-cell table:style-name="ce1" office:value-type="float" office:value="30.28962649">
            <text:p>30.289626</text:p>
          </table:table-cell>
          <table:table-cell table:style-name="ce1" office:value-type="float" office:value="-97.73465772">
            <text:p>-97.734658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39768.2852">
            <text:p>39768.29</text:p>
          </table:table-cell>
          <table:table-cell table:style-name="ce2" table:formula="of:=[.D2525]-[.D2524]" office:value-type="float" office:value="14.089899999999">
            <text:p>14.09</text:p>
          </table:table-cell>
          <table:table-cell table:style-name="ce4" table:formula="of:=[.D2525]*0.000621371" office:value-type="float" office:value="24.7108591430092">
            <text:p>24.7109</text:p>
          </table:table-cell>
          <table:table-cell table:style-name="ce4" table:formula="of:=[.E2525]*0.000621371" office:value-type="float" office:value="0.0087550552528994">
            <text:p>0.0088</text:p>
          </table:table-cell>
        </table:table-row>
        <table:table-row table:style-name="ro1">
          <table:table-cell table:style-name="ce1" office:value-type="float" office:value="30.28947822">
            <text:p>30.289478</text:p>
          </table:table-cell>
          <table:table-cell table:style-name="ce1" office:value-type="float" office:value="-97.73467499">
            <text:p>-97.734675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39784.7578">
            <text:p>39784.76</text:p>
          </table:table-cell>
          <table:table-cell table:style-name="ce2" table:formula="of:=[.D2526]-[.D2525]" office:value-type="float" office:value="16.472600000001">
            <text:p>16.47</text:p>
          </table:table-cell>
          <table:table-cell table:style-name="ce4" table:formula="of:=[.D2526]*0.000621371" office:value-type="float" office:value="24.7210947389438">
            <text:p>24.7211</text:p>
          </table:table-cell>
          <table:table-cell table:style-name="ce4" table:formula="of:=[.E2526]*0.000621371" office:value-type="float" office:value="0.0102355959346006">
            <text:p>0.0102</text:p>
          </table:table-cell>
        </table:table-row>
        <table:table-row table:style-name="ro1">
          <table:table-cell table:style-name="ce1" office:value-type="float" office:value="30.28933455">
            <text:p>30.289335</text:p>
          </table:table-cell>
          <table:table-cell table:style-name="ce1" office:value-type="float" office:value="-97.73469494">
            <text:p>-97.734695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39800.8047">
            <text:p>39800.80</text:p>
          </table:table-cell>
          <table:table-cell table:style-name="ce2" table:formula="of:=[.D2527]-[.D2526]" office:value-type="float" office:value="16.0469000000012">
            <text:p>16.05</text:p>
          </table:table-cell>
          <table:table-cell table:style-name="ce4" table:formula="of:=[.D2527]*0.000621371" office:value-type="float" office:value="24.7310658172437">
            <text:p>24.7311</text:p>
          </table:table-cell>
          <table:table-cell table:style-name="ce4" table:formula="of:=[.E2527]*0.000621371" office:value-type="float" office:value="0.00997107829990074">
            <text:p>0.0100</text:p>
          </table:table-cell>
        </table:table-row>
        <table:table-row table:style-name="ro1">
          <table:table-cell table:style-name="ce1" office:value-type="float" office:value="30.28918887">
            <text:p>30.289189</text:p>
          </table:table-cell>
          <table:table-cell table:style-name="ce1" office:value-type="float" office:value="-97.73470894">
            <text:p>-97.734709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39816.9844">
            <text:p>39816.98</text:p>
          </table:table-cell>
          <table:table-cell table:style-name="ce2" table:formula="of:=[.D2528]-[.D2527]" office:value-type="float" office:value="16.1797000000006">
            <text:p>16.18</text:p>
          </table:table-cell>
          <table:table-cell table:style-name="ce4" table:formula="of:=[.D2528]*0.000621371" office:value-type="float" office:value="24.7411194136124">
            <text:p>24.7411</text:p>
          </table:table-cell>
          <table:table-cell table:style-name="ce4" table:formula="of:=[.E2528]*0.000621371" office:value-type="float" office:value="0.0100535963687004">
            <text:p>0.0101</text:p>
          </table:table-cell>
        </table:table-row>
        <table:table-row table:style-name="ro1">
          <table:table-cell table:style-name="ce1" office:value-type="float" office:value="30.28908293">
            <text:p>30.289083</text:p>
          </table:table-cell>
          <table:table-cell table:style-name="ce1" office:value-type="float" office:value="-97.73468496">
            <text:p>-97.734685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39828.9531">
            <text:p>39828.95</text:p>
          </table:table-cell>
          <table:table-cell table:style-name="ce2" table:formula="of:=[.D2529]-[.D2528]" office:value-type="float" office:value="11.9686999999976">
            <text:p>11.97</text:p>
          </table:table-cell>
          <table:table-cell table:style-name="ce4" table:formula="of:=[.D2529]*0.000621371" office:value-type="float" office:value="24.7485564167001">
            <text:p>24.7486</text:p>
          </table:table-cell>
          <table:table-cell table:style-name="ce4" table:formula="of:=[.E2529]*0.000621371" office:value-type="float" office:value="0.00743700308769853">
            <text:p>0.0074</text:p>
          </table:table-cell>
        </table:table-row>
        <table:table-row table:style-name="ro1">
          <table:table-cell table:style-name="ce1" office:value-type="float" office:value="30.28897564">
            <text:p>30.288976</text:p>
          </table:table-cell>
          <table:table-cell table:style-name="ce1" office:value-type="float" office:value="-97.73467423">
            <text:p>-97.734674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39840.8438">
            <text:p>39840.84</text:p>
          </table:table-cell>
          <table:table-cell table:style-name="ce2" table:formula="of:=[.D2530]-[.D2529]" office:value-type="float" office:value="11.8907000000036">
            <text:p>11.89</text:p>
          </table:table-cell>
          <table:table-cell table:style-name="ce4" table:formula="of:=[.D2530]*0.000621371" office:value-type="float" office:value="24.7559449528498">
            <text:p>24.7559</text:p>
          </table:table-cell>
          <table:table-cell table:style-name="ce4" table:formula="of:=[.E2530]*0.000621371" office:value-type="float" office:value="0.00738853614970221">
            <text:p>0.0074</text:p>
          </table:table-cell>
        </table:table-row>
        <table:table-row table:style-name="ro1">
          <table:table-cell table:style-name="ce1" office:value-type="float" office:value="30.28885578">
            <text:p>30.288856</text:p>
          </table:table-cell>
          <table:table-cell table:style-name="ce1" office:value-type="float" office:value="-97.73465638">
            <text:p>-97.734656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39854.4766">
            <text:p>39854.48</text:p>
          </table:table-cell>
          <table:table-cell table:style-name="ce2" table:formula="of:=[.D2531]-[.D2530]" office:value-type="float" office:value="13.6327999999994">
            <text:p>13.63</text:p>
          </table:table-cell>
          <table:table-cell table:style-name="ce4" table:formula="of:=[.D2531]*0.000621371" office:value-type="float" office:value="24.7644159794186">
            <text:p>24.7644</text:p>
          </table:table-cell>
          <table:table-cell table:style-name="ce4" table:formula="of:=[.E2531]*0.000621371" office:value-type="float" office:value="0.00847102656879963">
            <text:p>0.0085</text:p>
          </table:table-cell>
        </table:table-row>
        <table:table-row table:style-name="ro1">
          <table:table-cell table:style-name="ce1" office:value-type="float" office:value="30.28872645">
            <text:p>30.288726</text:p>
          </table:table-cell>
          <table:table-cell table:style-name="ce1" office:value-type="float" office:value="-97.73460777">
            <text:p>-97.734608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39869.6055">
            <text:p>39869.61</text:p>
          </table:table-cell>
          <table:table-cell table:style-name="ce2" table:formula="of:=[.D2532]-[.D2531]" office:value-type="float" office:value="15.1288999999961">
            <text:p>15.13</text:p>
          </table:table-cell>
          <table:table-cell table:style-name="ce4" table:formula="of:=[.D2532]*0.000621371" office:value-type="float" office:value="24.7738166391405">
            <text:p>24.7738</text:p>
          </table:table-cell>
          <table:table-cell table:style-name="ce4" table:formula="of:=[.E2532]*0.000621371" office:value-type="float" office:value="0.00940065972189755">
            <text:p>0.0094</text:p>
          </table:table-cell>
        </table:table-row>
        <table:table-row table:style-name="ro1">
          <table:table-cell table:style-name="ce1" office:value-type="float" office:value="30.28856677">
            <text:p>30.288567</text:p>
          </table:table-cell>
          <table:table-cell table:style-name="ce1" office:value-type="float" office:value="-97.73450819">
            <text:p>-97.734508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39889.6016">
            <text:p>39889.60</text:p>
          </table:table-cell>
          <table:table-cell table:style-name="ce2" table:formula="of:=[.D2533]-[.D2532]" office:value-type="float" office:value="19.9961000000039">
            <text:p>20.00</text:p>
          </table:table-cell>
          <table:table-cell table:style-name="ce4" table:formula="of:=[.D2533]*0.000621371" office:value-type="float" office:value="24.7862416357936">
            <text:p>24.7862</text:p>
          </table:table-cell>
          <table:table-cell table:style-name="ce4" table:formula="of:=[.E2533]*0.000621371" office:value-type="float" office:value="0.0124249966531024">
            <text:p>0.0124</text:p>
          </table:table-cell>
        </table:table-row>
        <table:table-row table:style-name="ro1">
          <table:table-cell table:style-name="ce1" office:value-type="float" office:value="30.28840424">
            <text:p>30.288404</text:p>
          </table:table-cell>
          <table:table-cell table:style-name="ce1" office:value-type="float" office:value="-97.73441498">
            <text:p>-97.734415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39909.7461">
            <text:p>39909.75</text:p>
          </table:table-cell>
          <table:table-cell table:style-name="ce2" table:formula="of:=[.D2534]-[.D2533]" office:value-type="float" office:value="20.1444999999949">
            <text:p>20.14</text:p>
          </table:table-cell>
          <table:table-cell table:style-name="ce4" table:formula="of:=[.D2534]*0.000621371" office:value-type="float" office:value="24.7987588439031">
            <text:p>24.7988</text:p>
          </table:table-cell>
          <table:table-cell table:style-name="ce4" table:formula="of:=[.E2534]*0.000621371" office:value-type="float" office:value="0.0125172081094968">
            <text:p>0.0125</text:p>
          </table:table-cell>
        </table:table-row>
        <table:table-row table:style-name="ro1">
          <table:table-cell table:style-name="ce1" office:value-type="float" office:value="30.28829494">
            <text:p>30.288295</text:p>
          </table:table-cell>
          <table:table-cell table:style-name="ce1" office:value-type="float" office:value="-97.7343517">
            <text:p>-97.734352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39923.3477">
            <text:p>39923.35</text:p>
          </table:table-cell>
          <table:table-cell table:style-name="ce2" table:formula="of:=[.D2535]-[.D2534]" office:value-type="float" office:value="13.6016000000018">
            <text:p>13.60</text:p>
          </table:table-cell>
          <table:table-cell table:style-name="ce4" table:formula="of:=[.D2535]*0.000621371" office:value-type="float" office:value="24.8072104836967">
            <text:p>24.8072</text:p>
          </table:table-cell>
          <table:table-cell table:style-name="ce4" table:formula="of:=[.E2535]*0.000621371" office:value-type="float" office:value="0.00845163979360111">
            <text:p>0.0085</text:p>
          </table:table-cell>
        </table:table-row>
        <table:table-row table:style-name="ro1">
          <table:table-cell table:style-name="ce1" office:value-type="float" office:value="30.28815195">
            <text:p>30.288152</text:p>
          </table:table-cell>
          <table:table-cell table:style-name="ce1" office:value-type="float" office:value="-97.73422874">
            <text:p>-97.734229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39943.3242">
            <text:p>39943.32</text:p>
          </table:table-cell>
          <table:table-cell table:style-name="ce2" table:formula="of:=[.D2536]-[.D2535]" office:value-type="float" office:value="19.9765000000043">
            <text:p>19.98</text:p>
          </table:table-cell>
          <table:table-cell table:style-name="ce4" table:formula="of:=[.D2536]*0.000621371" office:value-type="float" office:value="24.8196233014782">
            <text:p>24.8196</text:p>
          </table:table-cell>
          <table:table-cell table:style-name="ce4" table:formula="of:=[.E2536]*0.000621371" office:value-type="float" office:value="0.0124128177815027">
            <text:p>0.0124</text:p>
          </table:table-cell>
        </table:table-row>
        <table:table-row table:style-name="ro1">
          <table:table-cell table:style-name="ce1" office:value-type="float" office:value="30.28801734">
            <text:p>30.288017</text:p>
          </table:table-cell>
          <table:table-cell table:style-name="ce1" office:value-type="float" office:value="-97.73409203">
            <text:p>-97.734092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39962.9883">
            <text:p>39962.99</text:p>
          </table:table-cell>
          <table:table-cell table:style-name="ce2" table:formula="of:=[.D2537]-[.D2536]" office:value-type="float" office:value="19.6640999999945">
            <text:p>19.66</text:p>
          </table:table-cell>
          <table:table-cell table:style-name="ce4" table:formula="of:=[.D2537]*0.000621371" office:value-type="float" office:value="24.8318420029593">
            <text:p>24.8318</text:p>
          </table:table-cell>
          <table:table-cell table:style-name="ce4" table:formula="of:=[.E2537]*0.000621371" office:value-type="float" office:value="0.0122187014810966">
            <text:p>0.0122</text:p>
          </table:table-cell>
        </table:table-row>
        <table:table-row table:style-name="ro1">
          <table:table-cell table:style-name="ce1" office:value-type="float" office:value="30.28786026">
            <text:p>30.287860</text:p>
          </table:table-cell>
          <table:table-cell table:style-name="ce1" office:value-type="float" office:value="-97.733943">
            <text:p>-97.733943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39985.5039">
            <text:p>39985.50</text:p>
          </table:table-cell>
          <table:table-cell table:style-name="ce2" table:formula="of:=[.D2538]-[.D2537]" office:value-type="float" office:value="22.5156000000061">
            <text:p>22.52</text:p>
          </table:table-cell>
          <table:table-cell table:style-name="ce4" table:formula="of:=[.D2538]*0.000621371" office:value-type="float" office:value="24.8458325438469">
            <text:p>24.8458</text:p>
          </table:table-cell>
          <table:table-cell table:style-name="ce4" table:formula="of:=[.E2538]*0.000621371" office:value-type="float" office:value="0.0139905408876038">
            <text:p>0.0140</text:p>
          </table:table-cell>
        </table:table-row>
        <table:table-row table:style-name="ro1">
          <table:table-cell table:style-name="ce1" office:value-type="float" office:value="30.28770804">
            <text:p>30.287708</text:p>
          </table:table-cell>
          <table:table-cell table:style-name="ce1" office:value-type="float" office:value="-97.7338451">
            <text:p>-97.733845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40004.8125">
            <text:p>40004.81</text:p>
          </table:table-cell>
          <table:table-cell table:style-name="ce2" table:formula="of:=[.D2539]-[.D2538]" office:value-type="float" office:value="19.3085999999967">
            <text:p>19.31</text:p>
          </table:table-cell>
          <table:table-cell table:style-name="ce4" table:formula="of:=[.D2539]*0.000621371" office:value-type="float" office:value="24.8578303479375">
            <text:p>24.8578</text:p>
          </table:table-cell>
          <table:table-cell table:style-name="ce4" table:formula="of:=[.E2539]*0.000621371" office:value-type="float" office:value="0.0119978040905979">
            <text:p>0.0120</text:p>
          </table:table-cell>
        </table:table-row>
        <table:table-row table:style-name="ro1">
          <table:table-cell table:style-name="ce1" office:value-type="float" office:value="30.28755005">
            <text:p>30.287550</text:p>
          </table:table-cell>
          <table:table-cell table:style-name="ce1" office:value-type="float" office:value="-97.73375214">
            <text:p>-97.733752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40024.4375">
            <text:p>40024.44</text:p>
          </table:table-cell>
          <table:table-cell table:style-name="ce2" table:formula="of:=[.D2540]-[.D2539]" office:value-type="float" office:value="19.625">
            <text:p>19.63</text:p>
          </table:table-cell>
          <table:table-cell table:style-name="ce4" table:formula="of:=[.D2540]*0.000621371" office:value-type="float" office:value="24.8700247538125">
            <text:p>24.8700</text:p>
          </table:table-cell>
          <table:table-cell table:style-name="ce4" table:formula="of:=[.E2540]*0.000621371" office:value-type="float" office:value="0.012194405875">
            <text:p>0.0122</text:p>
          </table:table-cell>
        </table:table-row>
        <table:table-row table:style-name="ro1">
          <table:table-cell table:style-name="ce1" office:value-type="float" office:value="30.28738827">
            <text:p>30.287388</text:p>
          </table:table-cell>
          <table:table-cell table:style-name="ce1" office:value-type="float" office:value="-97.73368182">
            <text:p>-97.733682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40043.5898">
            <text:p>40043.59</text:p>
          </table:table-cell>
          <table:table-cell table:style-name="ce2" table:formula="of:=[.D2541]-[.D2540]" office:value-type="float" office:value="19.1523000000016">
            <text:p>19.15</text:p>
          </table:table-cell>
          <table:table-cell table:style-name="ce4" table:formula="of:=[.D2541]*0.000621371" office:value-type="float" office:value="24.8819254376158">
            <text:p>24.8819</text:p>
          </table:table-cell>
          <table:table-cell table:style-name="ce4" table:formula="of:=[.E2541]*0.000621371" office:value-type="float" office:value="0.011900683803301">
            <text:p>0.0119</text:p>
          </table:table-cell>
        </table:table-row>
        <table:table-row table:style-name="ro1">
          <table:table-cell table:style-name="ce1" office:value-type="float" office:value="30.28723866">
            <text:p>30.287239</text:p>
          </table:table-cell>
          <table:table-cell table:style-name="ce1" office:value-type="float" office:value="-97.73364183">
            <text:p>-97.733642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40060.6641">
            <text:p>40060.66</text:p>
          </table:table-cell>
          <table:table-cell table:style-name="ce2" table:formula="of:=[.D2542]-[.D2541]" office:value-type="float" office:value="17.0743000000002">
            <text:p>17.07</text:p>
          </table:table-cell>
          <table:table-cell table:style-name="ce4" table:formula="of:=[.D2542]*0.000621371" office:value-type="float" office:value="24.8925349124811">
            <text:p>24.8925</text:p>
          </table:table-cell>
          <table:table-cell table:style-name="ce4" table:formula="of:=[.E2542]*0.000621371" office:value-type="float" office:value="0.0106094748653001">
            <text:p>0.0106</text:p>
          </table:table-cell>
        </table:table-row>
        <table:table-row table:style-name="ro1">
          <table:table-cell table:style-name="ce1" office:value-type="float" office:value="30.28711729">
            <text:p>30.287117</text:p>
          </table:table-cell>
          <table:table-cell table:style-name="ce1" office:value-type="float" office:value="-97.73363295">
            <text:p>-97.733633</text:p>
          </table:table-cell>
          <table:table-cell table:style-name="ce2" office:value-type="float" office:value="163.080811">
            <text:p>163.08</text:p>
          </table:table-cell>
          <table:table-cell table:style-name="ce2" office:value-type="float" office:value="40074.0703">
            <text:p>40074.07</text:p>
          </table:table-cell>
          <table:table-cell table:style-name="ce2" table:formula="of:=[.D2543]-[.D2542]" office:value-type="float" office:value="13.4061999999976">
            <text:p>13.41</text:p>
          </table:table-cell>
          <table:table-cell table:style-name="ce4" table:formula="of:=[.D2543]*0.000621371" office:value-type="float" office:value="24.9008651363813">
            <text:p>24.9009</text:p>
          </table:table-cell>
          <table:table-cell table:style-name="ce4" table:formula="of:=[.E2543]*0.000621371" office:value-type="float" office:value="0.00833022390019852">
            <text:p>0.0083</text:p>
          </table:table-cell>
        </table:table-row>
        <table:table-row table:style-name="ro1">
          <table:table-cell table:style-name="ce1" office:value-type="float" office:value="30.28697153">
            <text:p>30.286972</text:p>
          </table:table-cell>
          <table:table-cell table:style-name="ce1" office:value-type="float" office:value="-97.73362465">
            <text:p>-97.733625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40090.2109">
            <text:p>40090.21</text:p>
          </table:table-cell>
          <table:table-cell table:style-name="ce2" table:formula="of:=[.D2544]-[.D2543]" office:value-type="float" office:value="16.1405999999988">
            <text:p>16.14</text:p>
          </table:table-cell>
          <table:table-cell table:style-name="ce4" table:formula="of:=[.D2544]*0.000621371" office:value-type="float" office:value="24.9108944371439">
            <text:p>24.9109</text:p>
          </table:table-cell>
          <table:table-cell table:style-name="ce4" table:formula="of:=[.E2544]*0.000621371" office:value-type="float" office:value="0.0100293007625993">
            <text:p>0.0100</text:p>
          </table:table-cell>
        </table:table-row>
        <table:table-row table:style-name="ro1">
          <table:table-cell table:style-name="ce1" office:value-type="float" office:value="30.2868318">
            <text:p>30.286832</text:p>
          </table:table-cell>
          <table:table-cell table:style-name="ce1" office:value-type="float" office:value="-97.73361417">
            <text:p>-97.733614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40105.8828">
            <text:p>40105.88</text:p>
          </table:table-cell>
          <table:table-cell table:style-name="ce2" table:formula="of:=[.D2545]-[.D2544]" office:value-type="float" office:value="15.6719000000012">
            <text:p>15.67</text:p>
          </table:table-cell>
          <table:table-cell table:style-name="ce4" table:formula="of:=[.D2545]*0.000621371" office:value-type="float" office:value="24.9206325013188">
            <text:p>24.9206</text:p>
          </table:table-cell>
          <table:table-cell table:style-name="ce4" table:formula="of:=[.E2545]*0.000621371" office:value-type="float" office:value="0.00973806417490074">
            <text:p>0.0097</text:p>
          </table:table-cell>
        </table:table-row>
        <table:table-row table:style-name="ro1">
          <table:table-cell table:style-name="ce1" office:value-type="float" office:value="30.28671278">
            <text:p>30.286713</text:p>
          </table:table-cell>
          <table:table-cell table:style-name="ce1" office:value-type="float" office:value="-97.73361979">
            <text:p>-97.733620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40119.0273">
            <text:p>40119.03</text:p>
          </table:table-cell>
          <table:table-cell table:style-name="ce2" table:formula="of:=[.D2546]-[.D2545]" office:value-type="float" office:value="13.1445000000022">
            <text:p>13.14</text:p>
          </table:table-cell>
          <table:table-cell table:style-name="ce4" table:formula="of:=[.D2546]*0.000621371" office:value-type="float" office:value="24.9288001124283">
            <text:p>24.9288</text:p>
          </table:table-cell>
          <table:table-cell table:style-name="ce4" table:formula="of:=[.E2546]*0.000621371" office:value-type="float" office:value="0.00816761110950134">
            <text:p>0.0082</text:p>
          </table:table-cell>
        </table:table-row>
        <table:table-row table:style-name="ro1">
          <table:table-cell table:style-name="ce1" office:value-type="float" office:value="30.2865521">
            <text:p>30.286552</text:p>
          </table:table-cell>
          <table:table-cell table:style-name="ce1" office:value-type="float" office:value="-97.73362214">
            <text:p>-97.733622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136.8555">
            <text:p>40136.86</text:p>
          </table:table-cell>
          <table:table-cell table:style-name="ce2" table:formula="of:=[.D2547]-[.D2546]" office:value-type="float" office:value="17.8281999999963">
            <text:p>17.83</text:p>
          </table:table-cell>
          <table:table-cell table:style-name="ce4" table:formula="of:=[.D2547]*0.000621371" office:value-type="float" office:value="24.9398780388905">
            <text:p>24.9399</text:p>
          </table:table-cell>
          <table:table-cell table:style-name="ce4" table:formula="of:=[.E2547]*0.000621371" office:value-type="float" office:value="0.0110779264621977">
            <text:p>0.0111</text:p>
          </table:table-cell>
        </table:table-row>
        <table:table-row table:style-name="ro1">
          <table:table-cell table:style-name="ce1" office:value-type="float" office:value="30.28638647">
            <text:p>30.286386</text:p>
          </table:table-cell>
          <table:table-cell table:style-name="ce1" office:value-type="float" office:value="-97.73361485">
            <text:p>-97.733615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40155.4375">
            <text:p>40155.44</text:p>
          </table:table-cell>
          <table:table-cell table:style-name="ce2" table:formula="of:=[.D2548]-[.D2547]" office:value-type="float" office:value="18.5820000000022">
            <text:p>18.58</text:p>
          </table:table-cell>
          <table:table-cell table:style-name="ce4" table:formula="of:=[.D2548]*0.000621371" office:value-type="float" office:value="24.9514243548125">
            <text:p>24.9514</text:p>
          </table:table-cell>
          <table:table-cell table:style-name="ce4" table:formula="of:=[.E2548]*0.000621371" office:value-type="float" office:value="0.0115463159220013">
            <text:p>0.0115</text:p>
          </table:table-cell>
        </table:table-row>
        <table:table-row table:style-name="ro1">
          <table:table-cell table:style-name="ce1" office:value-type="float" office:value="30.28624222">
            <text:p>30.286242</text:p>
          </table:table-cell>
          <table:table-cell table:style-name="ce1" office:value-type="float" office:value="-97.73360856">
            <text:p>-97.733609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171.5312">
            <text:p>40171.53</text:p>
          </table:table-cell>
          <table:table-cell table:style-name="ce2" table:formula="of:=[.D2549]-[.D2548]" office:value-type="float" office:value="16.0936999999976">
            <text:p>16.09</text:p>
          </table:table-cell>
          <table:table-cell table:style-name="ce4" table:formula="of:=[.D2549]*0.000621371" office:value-type="float" office:value="24.9614245132752">
            <text:p>24.9614</text:p>
          </table:table-cell>
          <table:table-cell table:style-name="ce4" table:formula="of:=[.E2549]*0.000621371" office:value-type="float" office:value="0.0100001584626985">
            <text:p>0.0100</text:p>
          </table:table-cell>
        </table:table-row>
        <table:table-row table:style-name="ro1">
          <table:table-cell table:style-name="ce1" office:value-type="float" office:value="30.28610903">
            <text:p>30.286109</text:p>
          </table:table-cell>
          <table:table-cell table:style-name="ce1" office:value-type="float" office:value="-97.73362432">
            <text:p>-97.733624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40186.3203">
            <text:p>40186.32</text:p>
          </table:table-cell>
          <table:table-cell table:style-name="ce2" table:formula="of:=[.D2550]-[.D2549]" office:value-type="float" office:value="14.7891000000018">
            <text:p>14.79</text:p>
          </table:table-cell>
          <table:table-cell table:style-name="ce4" table:formula="of:=[.D2550]*0.000621371" office:value-type="float" office:value="24.9706140311313">
            <text:p>24.9706</text:p>
          </table:table-cell>
          <table:table-cell table:style-name="ce4" table:formula="of:=[.E2550]*0.000621371" office:value-type="float" office:value="0.00918951785610111">
            <text:p>0.0092</text:p>
          </table:table-cell>
        </table:table-row>
        <table:table-row table:style-name="ro1">
          <table:table-cell table:style-name="ce1" office:value-type="float" office:value="30.28594416">
            <text:p>30.285944</text:p>
          </table:table-cell>
          <table:table-cell table:style-name="ce1" office:value-type="float" office:value="-97.73365407">
            <text:p>-97.733654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40204.9258">
            <text:p>40204.93</text:p>
          </table:table-cell>
          <table:table-cell table:style-name="ce2" table:formula="of:=[.D2551]-[.D2550]" office:value-type="float" office:value="18.6054999999978">
            <text:p>18.61</text:p>
          </table:table-cell>
          <table:table-cell table:style-name="ce4" table:formula="of:=[.D2551]*0.000621371" office:value-type="float" office:value="24.9821749492718">
            <text:p>24.9822</text:p>
          </table:table-cell>
          <table:table-cell table:style-name="ce4" table:formula="of:=[.E2551]*0.000621371" office:value-type="float" office:value="0.0115609181404987">
            <text:p>0.0116</text:p>
          </table:table-cell>
        </table:table-row>
        <table:table-row table:style-name="ro1">
          <table:table-cell table:style-name="ce1" office:value-type="float" office:value="30.28580275">
            <text:p>30.285803</text:p>
          </table:table-cell>
          <table:table-cell table:style-name="ce1" office:value-type="float" office:value="-97.73366648">
            <text:p>-97.733666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40220.5742">
            <text:p>40220.57</text:p>
          </table:table-cell>
          <table:table-cell table:style-name="ce2" table:formula="of:=[.D2552]-[.D2551]" office:value-type="float" office:value="15.6484000000055">
            <text:p>15.65</text:p>
          </table:table-cell>
          <table:table-cell table:style-name="ce4" table:formula="of:=[.D2552]*0.000621371" office:value-type="float" office:value="24.9918984112282">
            <text:p>24.9919</text:p>
          </table:table-cell>
          <table:table-cell table:style-name="ce4" table:formula="of:=[.E2552]*0.000621371" office:value-type="float" office:value="0.00972346195640341">
            <text:p>0.0097</text:p>
          </table:table-cell>
        </table:table-row>
        <table:table-row table:style-name="ro1">
          <table:table-cell table:style-name="ce1" office:value-type="float" office:value="30.28560687">
            <text:p>30.285607</text:p>
          </table:table-cell>
          <table:table-cell table:style-name="ce1" office:value-type="float" office:value="-97.73369347">
            <text:p>-97.733693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40242.2812">
            <text:p>40242.28</text:p>
          </table:table-cell>
          <table:table-cell table:style-name="ce2" table:formula="of:=[.D2553]-[.D2552]" office:value-type="float" office:value="21.7069999999949">
            <text:p>21.71</text:p>
          </table:table-cell>
          <table:table-cell table:style-name="ce4" table:formula="of:=[.D2553]*0.000621371" office:value-type="float" office:value="25.0053865115252">
            <text:p>25.0054</text:p>
          </table:table-cell>
          <table:table-cell table:style-name="ce4" table:formula="of:=[.E2553]*0.000621371" office:value-type="float" office:value="0.0134881002969968">
            <text:p>0.0135</text:p>
          </table:table-cell>
        </table:table-row>
        <table:table-row table:style-name="ro1">
          <table:table-cell table:style-name="ce1" office:value-type="float" office:value="30.28540587">
            <text:p>30.285406</text:p>
          </table:table-cell>
          <table:table-cell table:style-name="ce1" office:value-type="float" office:value="-97.73373429">
            <text:p>-97.733734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40264.9102">
            <text:p>40264.91</text:p>
          </table:table-cell>
          <table:table-cell table:style-name="ce2" table:formula="of:=[.D2554]-[.D2553]" office:value-type="float" office:value="22.6290000000008">
            <text:p>22.63</text:p>
          </table:table-cell>
          <table:table-cell table:style-name="ce4" table:formula="of:=[.D2554]*0.000621371" office:value-type="float" office:value="25.0194475158842">
            <text:p>25.0194</text:p>
          </table:table-cell>
          <table:table-cell table:style-name="ce4" table:formula="of:=[.E2554]*0.000621371" office:value-type="float" office:value="0.0140610043590005">
            <text:p>0.0141</text:p>
          </table:table-cell>
        </table:table-row>
        <table:table-row table:style-name="ro1">
          <table:table-cell table:style-name="ce1" office:value-type="float" office:value="30.28519498">
            <text:p>30.285195</text:p>
          </table:table-cell>
          <table:table-cell table:style-name="ce1" office:value-type="float" office:value="-97.73378005">
            <text:p>-97.733780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288.7422">
            <text:p>40288.74</text:p>
          </table:table-cell>
          <table:table-cell table:style-name="ce2" table:formula="of:=[.D2555]-[.D2554]" office:value-type="float" office:value="23.8320000000022">
            <text:p>23.83</text:p>
          </table:table-cell>
          <table:table-cell table:style-name="ce4" table:formula="of:=[.D2555]*0.000621371" office:value-type="float" office:value="25.0342560295562">
            <text:p>25.0343</text:p>
          </table:table-cell>
          <table:table-cell table:style-name="ce4" table:formula="of:=[.E2555]*0.000621371" office:value-type="float" office:value="0.0148085136720013">
            <text:p>0.0148</text:p>
          </table:table-cell>
        </table:table-row>
        <table:table-row table:style-name="ro1">
          <table:table-cell table:style-name="ce1" office:value-type="float" office:value="30.2849965">
            <text:p>30.284997</text:p>
          </table:table-cell>
          <table:table-cell table:style-name="ce1" office:value-type="float" office:value="-97.73383026">
            <text:p>-97.733830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40311.2461">
            <text:p>40311.25</text:p>
          </table:table-cell>
          <table:table-cell table:style-name="ce2" table:formula="of:=[.D2556]-[.D2555]" office:value-type="float" office:value="22.5038999999961">
            <text:p>22.50</text:p>
          </table:table-cell>
          <table:table-cell table:style-name="ce4" table:formula="of:=[.D2556]*0.000621371" office:value-type="float" office:value="25.0482393004031">
            <text:p>25.0482</text:p>
          </table:table-cell>
          <table:table-cell table:style-name="ce4" table:formula="of:=[.E2556]*0.000621371" office:value-type="float" office:value="0.0139832708468976">
            <text:p>0.0140</text:p>
          </table:table-cell>
        </table:table-row>
        <table:table-row table:style-name="ro1">
          <table:table-cell table:style-name="ce1" office:value-type="float" office:value="30.28488259">
            <text:p>30.284883</text:p>
          </table:table-cell>
          <table:table-cell table:style-name="ce1" office:value-type="float" office:value="-97.73386052">
            <text:p>-97.733861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40324.2656">
            <text:p>40324.27</text:p>
          </table:table-cell>
          <table:table-cell table:style-name="ce2" table:formula="of:=[.D2557]-[.D2556]" office:value-type="float" office:value="13.0195000000022">
            <text:p>13.02</text:p>
          </table:table-cell>
          <table:table-cell table:style-name="ce4" table:formula="of:=[.D2557]*0.000621371" office:value-type="float" office:value="25.0563292401376">
            <text:p>25.0563</text:p>
          </table:table-cell>
          <table:table-cell table:style-name="ce4" table:formula="of:=[.E2557]*0.000621371" office:value-type="float" office:value="0.00808993973450134">
            <text:p>0.0081</text:p>
          </table:table-cell>
        </table:table-row>
        <table:table-row table:style-name="ro1">
          <table:table-cell table:style-name="ce1" office:value-type="float" office:value="30.28485216">
            <text:p>30.284852</text:p>
          </table:table-cell>
          <table:table-cell table:style-name="ce1" office:value-type="float" office:value="-97.73386412">
            <text:p>-97.733864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327.6133">
            <text:p>40327.61</text:p>
          </table:table-cell>
          <table:table-cell table:style-name="ce2" table:formula="of:=[.D2558]-[.D2557]" office:value-type="float" office:value="3.34769999999844">
            <text:p>3.35</text:p>
          </table:table-cell>
          <table:table-cell table:style-name="ce4" table:formula="of:=[.D2558]*0.000621371" office:value-type="float" office:value="25.0584094038343">
            <text:p>25.0584</text:p>
          </table:table-cell>
          <table:table-cell table:style-name="ce4" table:formula="of:=[.E2558]*0.000621371" office:value-type="float" office:value="0.00208016369669903">
            <text:p>0.0021</text:p>
          </table:table-cell>
        </table:table-row>
        <table:table-row table:style-name="ro1">
          <table:table-cell table:style-name="ce1" office:value-type="float" office:value="30.28469634">
            <text:p>30.284696</text:p>
          </table:table-cell>
          <table:table-cell table:style-name="ce1" office:value-type="float" office:value="-97.73390553">
            <text:p>-97.733906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345.5391">
            <text:p>40345.54</text:p>
          </table:table-cell>
          <table:table-cell table:style-name="ce2" table:formula="of:=[.D2559]-[.D2558]" office:value-type="float" office:value="17.9258000000045">
            <text:p>17.93</text:p>
          </table:table-cell>
          <table:table-cell table:style-name="ce4" table:formula="of:=[.D2559]*0.000621371" office:value-type="float" office:value="25.0695479761061">
            <text:p>25.0695</text:p>
          </table:table-cell>
          <table:table-cell table:style-name="ce4" table:formula="of:=[.E2559]*0.000621371" office:value-type="float" office:value="0.0111385722718028">
            <text:p>0.0111</text:p>
          </table:table-cell>
        </table:table-row>
        <table:table-row table:style-name="ro1">
          <table:table-cell table:style-name="ce1" office:value-type="float" office:value="30.28453767">
            <text:p>30.284538</text:p>
          </table:table-cell>
          <table:table-cell table:style-name="ce1" office:value-type="float" office:value="-97.73394476">
            <text:p>-97.733945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0363.4062">
            <text:p>40363.41</text:p>
          </table:table-cell>
          <table:table-cell table:style-name="ce2" table:formula="of:=[.D2560]-[.D2559]" office:value-type="float" office:value="17.8670999999958">
            <text:p>17.87</text:p>
          </table:table-cell>
          <table:table-cell table:style-name="ce4" table:formula="of:=[.D2560]*0.000621371" office:value-type="float" office:value="25.0806500739002">
            <text:p>25.0807</text:p>
          </table:table-cell>
          <table:table-cell table:style-name="ce4" table:formula="of:=[.E2560]*0.000621371" office:value-type="float" office:value="0.0111020977940974">
            <text:p>0.0111</text:p>
          </table:table-cell>
        </table:table-row>
        <table:table-row table:style-name="ro1">
          <table:table-cell table:style-name="ce1" office:value-type="float" office:value="30.28444706">
            <text:p>30.284447</text:p>
          </table:table-cell>
          <table:table-cell table:style-name="ce1" office:value-type="float" office:value="-97.73395565">
            <text:p>-97.733956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40373.5078">
            <text:p>40373.51</text:p>
          </table:table-cell>
          <table:table-cell table:style-name="ce2" table:formula="of:=[.D2561]-[.D2560]" office:value-type="float" office:value="10.1016000000018">
            <text:p>10.10</text:p>
          </table:table-cell>
          <table:table-cell table:style-name="ce4" table:formula="of:=[.D2561]*0.000621371" office:value-type="float" office:value="25.0869269151938">
            <text:p>25.0869</text:p>
          </table:table-cell>
          <table:table-cell table:style-name="ce4" table:formula="of:=[.E2561]*0.000621371" office:value-type="float" office:value="0.00627684129360111">
            <text:p>0.0063</text:p>
          </table:table-cell>
        </table:table-row>
        <table:table-row table:style-name="ro1">
          <table:table-cell table:style-name="ce1" office:value-type="float" office:value="30.28432217">
            <text:p>30.284322</text:p>
          </table:table-cell>
          <table:table-cell table:style-name="ce1" office:value-type="float" office:value="-97.73396848">
            <text:p>-97.733968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40387.3945">
            <text:p>40387.39</text:p>
          </table:table-cell>
          <table:table-cell table:style-name="ce2" table:formula="of:=[.D2562]-[.D2561]" office:value-type="float" office:value="13.8867000000027">
            <text:p>13.89</text:p>
          </table:table-cell>
          <table:table-cell table:style-name="ce4" table:formula="of:=[.D2562]*0.000621371" office:value-type="float" office:value="25.0955557078595">
            <text:p>25.0956</text:p>
          </table:table-cell>
          <table:table-cell table:style-name="ce4" table:formula="of:=[.E2562]*0.000621371" office:value-type="float" office:value="0.00862879266570171">
            <text:p>0.0086</text:p>
          </table:table-cell>
        </table:table-row>
        <table:table-row table:style-name="ro1">
          <table:table-cell table:style-name="ce1" office:value-type="float" office:value="30.28412847">
            <text:p>30.284128</text:p>
          </table:table-cell>
          <table:table-cell table:style-name="ce1" office:value-type="float" office:value="-97.73398524">
            <text:p>-97.733985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40408.8906">
            <text:p>40408.89</text:p>
          </table:table-cell>
          <table:table-cell table:style-name="ce2" table:formula="of:=[.D2563]-[.D2562]" office:value-type="float" office:value="21.4960999999967">
            <text:p>21.50</text:p>
          </table:table-cell>
          <table:table-cell table:style-name="ce4" table:formula="of:=[.D2563]*0.000621371" office:value-type="float" office:value="25.1089127610126">
            <text:p>25.1089</text:p>
          </table:table-cell>
          <table:table-cell table:style-name="ce4" table:formula="of:=[.E2563]*0.000621371" office:value-type="float" office:value="0.0133570531530979">
            <text:p>0.0134</text:p>
          </table:table-cell>
        </table:table-row>
        <table:table-row table:style-name="ro1">
          <table:table-cell table:style-name="ce1" office:value-type="float" office:value="30.28394432">
            <text:p>30.283944</text:p>
          </table:table-cell>
          <table:table-cell table:style-name="ce1" office:value-type="float" office:value="-97.73401332">
            <text:p>-97.734013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40429.3867">
            <text:p>40429.39</text:p>
          </table:table-cell>
          <table:table-cell table:style-name="ce2" table:formula="of:=[.D2564]-[.D2563]" office:value-type="float" office:value="20.4961000000039">
            <text:p>20.50</text:p>
          </table:table-cell>
          <table:table-cell table:style-name="ce4" table:formula="of:=[.D2564]*0.000621371" office:value-type="float" office:value="25.1216484431657">
            <text:p>25.1216</text:p>
          </table:table-cell>
          <table:table-cell table:style-name="ce4" table:formula="of:=[.E2564]*0.000621371" office:value-type="float" office:value="0.0127356821531024">
            <text:p>0.0127</text:p>
          </table:table-cell>
        </table:table-row>
        <table:table-row table:style-name="ro1">
          <table:table-cell table:style-name="ce1" office:value-type="float" office:value="30.28385572">
            <text:p>30.283856</text:p>
          </table:table-cell>
          <table:table-cell table:style-name="ce1" office:value-type="float" office:value="-97.73402547">
            <text:p>-97.734025</text:p>
          </table:table-cell>
          <table:table-cell table:style-name="ce2" office:value-type="float" office:value="164.522705">
            <text:p>164.52</text:p>
          </table:table-cell>
          <table:table-cell table:style-name="ce2" office:value-type="float" office:value="40439.2148">
            <text:p>40439.21</text:p>
          </table:table-cell>
          <table:table-cell table:style-name="ce2" table:formula="of:=[.D2565]-[.D2564]" office:value-type="float" office:value="9.82809999999881">
            <text:p>9.83</text:p>
          </table:table-cell>
          <table:table-cell table:style-name="ce4" table:formula="of:=[.D2565]*0.000621371" office:value-type="float" office:value="25.1277553394908">
            <text:p>25.1278</text:p>
          </table:table-cell>
          <table:table-cell table:style-name="ce4" table:formula="of:=[.E2565]*0.000621371" office:value-type="float" office:value="0.00610689632509926">
            <text:p>0.0061</text:p>
          </table:table-cell>
        </table:table-row>
        <table:table-row table:style-name="ro1">
          <table:table-cell table:style-name="ce1" office:value-type="float" office:value="30.28365179">
            <text:p>30.283652</text:p>
          </table:table-cell>
          <table:table-cell table:style-name="ce1" office:value-type="float" office:value="-97.73408188">
            <text:p>-97.734082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40462.2148">
            <text:p>40462.21</text:p>
          </table:table-cell>
          <table:table-cell table:style-name="ce2" table:formula="of:=[.D2566]-[.D2565]" office:value-type="float" office:value="23">
            <text:p>23.00</text:p>
          </table:table-cell>
          <table:table-cell table:style-name="ce4" table:formula="of:=[.D2566]*0.000621371" office:value-type="float" office:value="25.1420468724908">
            <text:p>25.1420</text:p>
          </table:table-cell>
          <table:table-cell table:style-name="ce4" table:formula="of:=[.E2566]*0.000621371" office:value-type="float" office:value="0.014291533">
            <text:p>0.0143</text:p>
          </table:table-cell>
        </table:table-row>
        <table:table-row table:style-name="ro1">
          <table:table-cell table:style-name="ce1" office:value-type="float" office:value="30.28347108">
            <text:p>30.283471</text:p>
          </table:table-cell>
          <table:table-cell table:style-name="ce1" office:value-type="float" office:value="-97.73409236">
            <text:p>-97.734092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40482.1992">
            <text:p>40482.20</text:p>
          </table:table-cell>
          <table:table-cell table:style-name="ce2" table:formula="of:=[.D2567]-[.D2566]" office:value-type="float" office:value="19.9844000000012">
            <text:p>19.98</text:p>
          </table:table-cell>
          <table:table-cell table:style-name="ce4" table:formula="of:=[.D2567]*0.000621371" office:value-type="float" office:value="25.1544645991032">
            <text:p>25.1545</text:p>
          </table:table-cell>
          <table:table-cell table:style-name="ce4" table:formula="of:=[.E2567]*0.000621371" office:value-type="float" office:value="0.0124177266124007">
            <text:p>0.0124</text:p>
          </table:table-cell>
        </table:table-row>
        <table:table-row table:style-name="ro1">
          <table:table-cell table:style-name="ce1" office:value-type="float" office:value="30.28331048">
            <text:p>30.283310</text:p>
          </table:table-cell>
          <table:table-cell table:style-name="ce1" office:value-type="float" office:value="-97.73410485">
            <text:p>-97.734105</text:p>
          </table:table-cell>
          <table:table-cell table:style-name="ce2" office:value-type="float" office:value="170.290649">
            <text:p>170.29</text:p>
          </table:table-cell>
          <table:table-cell table:style-name="ce2" office:value-type="float" office:value="40499.7773">
            <text:p>40499.78</text:p>
          </table:table-cell>
          <table:table-cell table:style-name="ce2" table:formula="of:=[.D2568]-[.D2567]" office:value-type="float" office:value="17.5780999999988">
            <text:p>17.58</text:p>
          </table:table-cell>
          <table:table-cell table:style-name="ce4" table:formula="of:=[.D2568]*0.000621371" office:value-type="float" office:value="25.1653871206783">
            <text:p>25.1654</text:p>
          </table:table-cell>
          <table:table-cell table:style-name="ce4" table:formula="of:=[.E2568]*0.000621371" office:value-type="float" office:value="0.0109225215750993">
            <text:p>0.0109</text:p>
          </table:table-cell>
        </table:table-row>
        <table:table-row table:style-name="ro1">
          <table:table-cell table:style-name="ce1" office:value-type="float" office:value="30.28318634">
            <text:p>30.283186</text:p>
          </table:table-cell>
          <table:table-cell table:style-name="ce1" office:value-type="float" office:value="-97.73409404">
            <text:p>-97.734094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40513.375">
            <text:p>40513.38</text:p>
          </table:table-cell>
          <table:table-cell table:style-name="ce2" table:formula="of:=[.D2569]-[.D2568]" office:value-type="float" office:value="13.5976999999984">
            <text:p>13.60</text:p>
          </table:table-cell>
          <table:table-cell table:style-name="ce4" table:formula="of:=[.D2569]*0.000621371" office:value-type="float" office:value="25.173836337125">
            <text:p>25.1738</text:p>
          </table:table-cell>
          <table:table-cell table:style-name="ce4" table:formula="of:=[.E2569]*0.000621371" office:value-type="float" office:value="0.00844921644669903">
            <text:p>0.0084</text:p>
          </table:table-cell>
        </table:table-row>
        <table:table-row table:style-name="ro1">
          <table:table-cell table:style-name="ce1" office:value-type="float" office:value="30.28303949">
            <text:p>30.283039</text:p>
          </table:table-cell>
          <table:table-cell table:style-name="ce1" office:value-type="float" office:value="-97.73404794">
            <text:p>-97.734048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40530.2031">
            <text:p>40530.20</text:p>
          </table:table-cell>
          <table:table-cell table:style-name="ce2" table:formula="of:=[.D2570]-[.D2569]" office:value-type="float" office:value="16.8280999999988">
            <text:p>16.83</text:p>
          </table:table-cell>
          <table:table-cell table:style-name="ce4" table:formula="of:=[.D2570]*0.000621371" office:value-type="float" office:value="25.1842928304501">
            <text:p>25.1843</text:p>
          </table:table-cell>
          <table:table-cell table:style-name="ce4" table:formula="of:=[.E2570]*0.000621371" office:value-type="float" office:value="0.0104564933250993">
            <text:p>0.0105</text:p>
          </table:table-cell>
        </table:table-row>
        <table:table-row table:style-name="ro1">
          <table:table-cell table:style-name="ce1" office:value-type="float" office:value="30.28290303">
            <text:p>30.282903</text:p>
          </table:table-cell>
          <table:table-cell table:style-name="ce1" office:value-type="float" office:value="-97.73401835">
            <text:p>-97.734018</text:p>
          </table:table-cell>
          <table:table-cell table:style-name="ce2" office:value-type="float" office:value="164.042114">
            <text:p>164.04</text:p>
          </table:table-cell>
          <table:table-cell table:style-name="ce2" office:value-type="float" office:value="40545.6953">
            <text:p>40545.70</text:p>
          </table:table-cell>
          <table:table-cell table:style-name="ce2" table:formula="of:=[.D2571]-[.D2570]" office:value-type="float" office:value="15.4922000000006">
            <text:p>15.49</text:p>
          </table:table-cell>
          <table:table-cell table:style-name="ce4" table:formula="of:=[.D2571]*0.000621371" office:value-type="float" office:value="25.1939192342563">
            <text:p>25.1939</text:p>
          </table:table-cell>
          <table:table-cell table:style-name="ce4" table:formula="of:=[.E2571]*0.000621371" office:value-type="float" office:value="0.00962640380620037">
            <text:p>0.0096</text:p>
          </table:table-cell>
        </table:table-row>
        <table:table-row table:style-name="ro1">
          <table:table-cell table:style-name="ce1" office:value-type="float" office:value="30.28279164">
            <text:p>30.282792</text:p>
          </table:table-cell>
          <table:table-cell table:style-name="ce1" office:value-type="float" office:value="-97.73397267">
            <text:p>-97.733973</text:p>
          </table:table-cell>
          <table:table-cell table:style-name="ce2" office:value-type="float" office:value="159.235474">
            <text:p>159.24</text:p>
          </table:table-cell>
          <table:table-cell table:style-name="ce2" office:value-type="float" office:value="40558.7188">
            <text:p>40558.72</text:p>
          </table:table-cell>
          <table:table-cell table:style-name="ce2" table:formula="of:=[.D2572]-[.D2571]" office:value-type="float" office:value="13.023500000003">
            <text:p>13.02</text:p>
          </table:table-cell>
          <table:table-cell table:style-name="ce4" table:formula="of:=[.D2572]*0.000621371" office:value-type="float" office:value="25.2020116594748">
            <text:p>25.2020</text:p>
          </table:table-cell>
          <table:table-cell table:style-name="ce4" table:formula="of:=[.E2572]*0.000621371" office:value-type="float" office:value="0.00809242521850184">
            <text:p>0.0081</text:p>
          </table:table-cell>
        </table:table-row>
        <table:table-row table:style-name="ro1">
          <table:table-cell table:style-name="ce1" office:value-type="float" office:value="30.28264043">
            <text:p>30.282640</text:p>
          </table:table-cell>
          <table:table-cell table:style-name="ce1" office:value-type="float" office:value="-97.73387133">
            <text:p>-97.733871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40577.8359">
            <text:p>40577.84</text:p>
          </table:table-cell>
          <table:table-cell table:style-name="ce2" table:formula="of:=[.D2573]-[.D2572]" office:value-type="float" office:value="19.1170999999958">
            <text:p>19.12</text:p>
          </table:table-cell>
          <table:table-cell table:style-name="ce4" table:formula="of:=[.D2573]*0.000621371" office:value-type="float" office:value="25.2138904710189">
            <text:p>25.2139</text:p>
          </table:table-cell>
          <table:table-cell table:style-name="ce4" table:formula="of:=[.E2573]*0.000621371" office:value-type="float" office:value="0.0118788115440974">
            <text:p>0.0119</text:p>
          </table:table-cell>
        </table:table-row>
        <table:table-row table:style-name="ro1">
          <table:table-cell table:style-name="ce1" office:value-type="float" office:value="30.28251202">
            <text:p>30.282512</text:p>
          </table:table-cell>
          <table:table-cell table:style-name="ce1" office:value-type="float" office:value="-97.73377712">
            <text:p>-97.733777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40594.6016">
            <text:p>40594.60</text:p>
          </table:table-cell>
          <table:table-cell table:style-name="ce2" table:formula="of:=[.D2574]-[.D2573]" office:value-type="float" office:value="16.7657000000036">
            <text:p>16.77</text:p>
          </table:table-cell>
          <table:table-cell table:style-name="ce4" table:formula="of:=[.D2574]*0.000621371" office:value-type="float" office:value="25.2243081907936">
            <text:p>25.2243</text:p>
          </table:table-cell>
          <table:table-cell table:style-name="ce4" table:formula="of:=[.E2574]*0.000621371" office:value-type="float" office:value="0.0104177197747022">
            <text:p>0.0104</text:p>
          </table:table-cell>
        </table:table-row>
        <table:table-row table:style-name="ro1">
          <table:table-cell table:style-name="ce1" office:value-type="float" office:value="30.28238679">
            <text:p>30.282387</text:p>
          </table:table-cell>
          <table:table-cell table:style-name="ce1" office:value-type="float" office:value="-97.7336933">
            <text:p>-97.733693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40610.5469">
            <text:p>40610.55</text:p>
          </table:table-cell>
          <table:table-cell table:style-name="ce2" table:formula="of:=[.D2575]-[.D2574]" office:value-type="float" office:value="15.9452999999994">
            <text:p>15.95</text:p>
          </table:table-cell>
          <table:table-cell table:style-name="ce4" table:formula="of:=[.D2575]*0.000621371" office:value-type="float" office:value="25.2342161377999">
            <text:p>25.2342</text:p>
          </table:table-cell>
          <table:table-cell table:style-name="ce4" table:formula="of:=[.E2575]*0.000621371" office:value-type="float" office:value="0.00990794700629963">
            <text:p>0.0099</text:p>
          </table:table-cell>
        </table:table-row>
        <table:table-row table:style-name="ro1">
          <table:table-cell table:style-name="ce1" office:value-type="float" office:value="30.28228479">
            <text:p>30.282285</text:p>
          </table:table-cell>
          <table:table-cell table:style-name="ce1" office:value-type="float" office:value="-97.73362482">
            <text:p>-97.733625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40623.5781">
            <text:p>40623.58</text:p>
          </table:table-cell>
          <table:table-cell table:style-name="ce2" table:formula="of:=[.D2576]-[.D2575]" office:value-type="float" office:value="13.0311999999976">
            <text:p>13.03</text:p>
          </table:table-cell>
          <table:table-cell table:style-name="ce4" table:formula="of:=[.D2576]*0.000621371" office:value-type="float" office:value="25.2423133475751">
            <text:p>25.2423</text:p>
          </table:table-cell>
          <table:table-cell table:style-name="ce4" table:formula="of:=[.E2576]*0.000621371" office:value-type="float" office:value="0.00809720977519852">
            <text:p>0.0081</text:p>
          </table:table-cell>
        </table:table-row>
        <table:table-row table:style-name="ro1">
          <table:table-cell table:style-name="ce1" office:value-type="float" office:value="30.28214439">
            <text:p>30.282144</text:p>
          </table:table-cell>
          <table:table-cell table:style-name="ce1" office:value-type="float" office:value="-97.73354167">
            <text:p>-97.733542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40641.0156">
            <text:p>40641.02</text:p>
          </table:table-cell>
          <table:table-cell table:style-name="ce2" table:formula="of:=[.D2577]-[.D2576]" office:value-type="float" office:value="17.4375">
            <text:p>17.44</text:p>
          </table:table-cell>
          <table:table-cell table:style-name="ce4" table:formula="of:=[.D2577]*0.000621371" office:value-type="float" office:value="25.2531485043876">
            <text:p>25.2531</text:p>
          </table:table-cell>
          <table:table-cell table:style-name="ce4" table:formula="of:=[.E2577]*0.000621371" office:value-type="float" office:value="0.0108351568125">
            <text:p>0.0108</text:p>
          </table:table-cell>
        </table:table-row>
        <table:table-row table:style-name="ro1">
          <table:table-cell table:style-name="ce1" office:value-type="float" office:value="30.28199335">
            <text:p>30.281993</text:p>
          </table:table-cell>
          <table:table-cell table:style-name="ce1" office:value-type="float" office:value="-97.73347143">
            <text:p>-97.733471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40659.0312">
            <text:p>40659.03</text:p>
          </table:table-cell>
          <table:table-cell table:style-name="ce2" table:formula="of:=[.D2578]-[.D2577]" office:value-type="float" office:value="18.0155999999988">
            <text:p>18.02</text:p>
          </table:table-cell>
          <table:table-cell table:style-name="ce4" table:formula="of:=[.D2578]*0.000621371" office:value-type="float" office:value="25.2643428757752">
            <text:p>25.2643</text:p>
          </table:table-cell>
          <table:table-cell table:style-name="ce4" table:formula="of:=[.E2578]*0.000621371" office:value-type="float" office:value="0.0111943713875993">
            <text:p>0.0112</text:p>
          </table:table-cell>
        </table:table-row>
        <table:table-row table:style-name="ro1">
          <table:table-cell table:style-name="ce1" office:value-type="float" office:value="30.28183945">
            <text:p>30.281839</text:p>
          </table:table-cell>
          <table:table-cell table:style-name="ce1" office:value-type="float" office:value="-97.73342248">
            <text:p>-97.733422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40676.6875">
            <text:p>40676.69</text:p>
          </table:table-cell>
          <table:table-cell table:style-name="ce2" table:formula="of:=[.D2579]-[.D2578]" office:value-type="float" office:value="17.6563000000024">
            <text:p>17.66</text:p>
          </table:table-cell>
          <table:table-cell table:style-name="ce4" table:formula="of:=[.D2579]*0.000621371" office:value-type="float" office:value="25.2753139885625">
            <text:p>25.2753</text:p>
          </table:table-cell>
          <table:table-cell table:style-name="ce4" table:formula="of:=[.E2579]*0.000621371" office:value-type="float" office:value="0.0109711127873015">
            <text:p>0.0110</text:p>
          </table:table-cell>
        </table:table-row>
        <table:table-row table:style-name="ro1">
          <table:table-cell table:style-name="ce1" office:value-type="float" office:value="30.28169378">
            <text:p>30.281694</text:p>
          </table:table-cell>
          <table:table-cell table:style-name="ce1" office:value-type="float" office:value="-97.73339918">
            <text:p>-97.733399</text:p>
          </table:table-cell>
          <table:table-cell table:style-name="ce2" office:value-type="float" office:value="156.351562">
            <text:p>156.35</text:p>
          </table:table-cell>
          <table:table-cell table:style-name="ce2" office:value-type="float" office:value="40692.9492">
            <text:p>40692.95</text:p>
          </table:table-cell>
          <table:table-cell table:style-name="ce2" table:formula="of:=[.D2580]-[.D2579]" office:value-type="float" office:value="16.2617000000027">
            <text:p>16.26</text:p>
          </table:table-cell>
          <table:table-cell table:style-name="ce4" table:formula="of:=[.D2580]*0.000621371" office:value-type="float" office:value="25.2854185373532">
            <text:p>25.2854</text:p>
          </table:table-cell>
          <table:table-cell table:style-name="ce4" table:formula="of:=[.E2580]*0.000621371" office:value-type="float" office:value="0.0101045487907017">
            <text:p>0.0101</text:p>
          </table:table-cell>
        </table:table-row>
        <table:table-row table:style-name="ro1">
          <table:table-cell table:style-name="ce1" office:value-type="float" office:value="30.28154584">
            <text:p>30.281546</text:p>
          </table:table-cell>
          <table:table-cell table:style-name="ce1" office:value-type="float" office:value="-97.73338962">
            <text:p>-97.733390</text:p>
          </table:table-cell>
          <table:table-cell table:style-name="ce2" office:value-type="float" office:value="156.832153">
            <text:p>156.83</text:p>
          </table:table-cell>
          <table:table-cell table:style-name="ce2" office:value-type="float" office:value="40709.375">
            <text:p>40709.38</text:p>
          </table:table-cell>
          <table:table-cell table:style-name="ce2" table:formula="of:=[.D2581]-[.D2580]" office:value-type="float" office:value="16.4257999999973">
            <text:p>16.43</text:p>
          </table:table-cell>
          <table:table-cell table:style-name="ce4" table:formula="of:=[.D2581]*0.000621371" office:value-type="float" office:value="25.295625053125">
            <text:p>25.2956</text:p>
          </table:table-cell>
          <table:table-cell table:style-name="ce4" table:formula="of:=[.E2581]*0.000621371" office:value-type="float" office:value="0.0102065157717983">
            <text:p>0.0102</text:p>
          </table:table-cell>
        </table:table-row>
        <table:table-row table:style-name="ro1">
          <table:table-cell table:style-name="ce1" office:value-type="float" office:value="30.28141265">
            <text:p>30.281413</text:p>
          </table:table-cell>
          <table:table-cell table:style-name="ce1" office:value-type="float" office:value="-97.73339918">
            <text:p>-97.733399</text:p>
          </table:table-cell>
          <table:table-cell table:style-name="ce2" office:value-type="float" office:value="157.793579">
            <text:p>157.79</text:p>
          </table:table-cell>
          <table:table-cell table:style-name="ce2" office:value-type="float" office:value="40724.7773">
            <text:p>40724.78</text:p>
          </table:table-cell>
          <table:table-cell table:style-name="ce2" table:formula="of:=[.D2582]-[.D2581]" office:value-type="float" office:value="15.4023000000016">
            <text:p>15.40</text:p>
          </table:table-cell>
          <table:table-cell table:style-name="ce4" table:formula="of:=[.D2582]*0.000621371" office:value-type="float" office:value="25.3051955956783">
            <text:p>25.3052</text:p>
          </table:table-cell>
          <table:table-cell table:style-name="ce4" table:formula="of:=[.E2582]*0.000621371" office:value-type="float" office:value="0.00957054255330097">
            <text:p>0.0096</text:p>
          </table:table-cell>
        </table:table-row>
        <table:table-row table:style-name="ro1">
          <table:table-cell table:style-name="ce1" office:value-type="float" office:value="30.28127812">
            <text:p>30.281278</text:p>
          </table:table-cell>
          <table:table-cell table:style-name="ce1" office:value-type="float" office:value="-97.73342592">
            <text:p>-97.733426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40739.2578">
            <text:p>40739.26</text:p>
          </table:table-cell>
          <table:table-cell table:style-name="ce2" table:formula="of:=[.D2583]-[.D2582]" office:value-type="float" office:value="14.4804999999978">
            <text:p>14.48</text:p>
          </table:table-cell>
          <table:table-cell table:style-name="ce4" table:formula="of:=[.D2583]*0.000621371" office:value-type="float" office:value="25.3141933584438">
            <text:p>25.3142</text:p>
          </table:table-cell>
          <table:table-cell table:style-name="ce4" table:formula="of:=[.E2583]*0.000621371" office:value-type="float" office:value="0.00899776276549866">
            <text:p>0.0090</text:p>
          </table:table-cell>
        </table:table-row>
        <table:table-row table:style-name="ro1">
          <table:table-cell table:style-name="ce1" office:value-type="float" office:value="30.28113076">
            <text:p>30.281131</text:p>
          </table:table-cell>
          <table:table-cell table:style-name="ce1" office:value-type="float" office:value="-97.73346405">
            <text:p>-97.733464</text:p>
          </table:table-cell>
          <table:table-cell table:style-name="ce2" office:value-type="float" office:value="159.716187">
            <text:p>159.72</text:p>
          </table:table-cell>
          <table:table-cell table:style-name="ce2" office:value-type="float" office:value="40755.9492">
            <text:p>40755.95</text:p>
          </table:table-cell>
          <table:table-cell table:style-name="ce2" table:formula="of:=[.D2584]-[.D2583]" office:value-type="float" office:value="16.6914000000033">
            <text:p>16.69</text:p>
          </table:table-cell>
          <table:table-cell table:style-name="ce4" table:formula="of:=[.D2584]*0.000621371" office:value-type="float" office:value="25.3245649103532">
            <text:p>25.3246</text:p>
          </table:table-cell>
          <table:table-cell table:style-name="ce4" table:formula="of:=[.E2584]*0.000621371" office:value-type="float" office:value="0.0103715519094021">
            <text:p>0.0104</text:p>
          </table:table-cell>
        </table:table-row>
        <table:table-row table:style-name="ro1">
          <table:table-cell table:style-name="ce1" office:value-type="float" office:value="30.28102214">
            <text:p>30.281022</text:p>
          </table:table-cell>
          <table:table-cell table:style-name="ce1" office:value-type="float" office:value="-97.73351426">
            <text:p>-97.733514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40768.918">
            <text:p>40768.92</text:p>
          </table:table-cell>
          <table:table-cell table:style-name="ce2" table:formula="of:=[.D2585]-[.D2584]" office:value-type="float" office:value="12.9687999999951">
            <text:p>12.97</text:p>
          </table:table-cell>
          <table:table-cell table:style-name="ce4" table:formula="of:=[.D2585]*0.000621371" office:value-type="float" office:value="25.332623346578">
            <text:p>25.3326</text:p>
          </table:table-cell>
          <table:table-cell table:style-name="ce4" table:formula="of:=[.E2585]*0.000621371" office:value-type="float" office:value="0.00805843622479695">
            <text:p>0.0081</text:p>
          </table:table-cell>
        </table:table-row>
        <table:table-row table:style-name="ro1">
          <table:table-cell table:style-name="ce1" office:value-type="float" office:value="30.28092147">
            <text:p>30.280921</text:p>
          </table:table-cell>
          <table:table-cell table:style-name="ce1" office:value-type="float" office:value="-97.73358626">
            <text:p>-97.733586</text:p>
          </table:table-cell>
          <table:table-cell table:style-name="ce2" office:value-type="float" office:value="161.638916">
            <text:p>161.64</text:p>
          </table:table-cell>
          <table:table-cell table:style-name="ce2" office:value-type="float" office:value="40782.082">
            <text:p>40782.08</text:p>
          </table:table-cell>
          <table:table-cell table:style-name="ce2" table:formula="of:=[.D2586]-[.D2585]" office:value-type="float" office:value="13.1640000000043">
            <text:p>13.16</text:p>
          </table:table-cell>
          <table:table-cell table:style-name="ce4" table:formula="of:=[.D2586]*0.000621371" office:value-type="float" office:value="25.340803074422">
            <text:p>25.3408</text:p>
          </table:table-cell>
          <table:table-cell table:style-name="ce4" table:formula="of:=[.E2586]*0.000621371" office:value-type="float" office:value="0.00817972784400268">
            <text:p>0.0082</text:p>
          </table:table-cell>
        </table:table-row>
        <table:table-row table:style-name="ro1">
          <table:table-cell table:style-name="ce1" office:value-type="float" office:value="30.28077973">
            <text:p>30.280780</text:p>
          </table:table-cell>
          <table:table-cell table:style-name="ce1" office:value-type="float" office:value="-97.73370202">
            <text:p>-97.733702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40801.375">
            <text:p>40801.38</text:p>
          </table:table-cell>
          <table:table-cell table:style-name="ce2" table:formula="of:=[.D2587]-[.D2586]" office:value-type="float" office:value="19.2929999999978">
            <text:p>19.29</text:p>
          </table:table-cell>
          <table:table-cell table:style-name="ce4" table:formula="of:=[.D2587]*0.000621371" office:value-type="float" office:value="25.352791185125">
            <text:p>25.3528</text:p>
          </table:table-cell>
          <table:table-cell table:style-name="ce4" table:formula="of:=[.E2587]*0.000621371" office:value-type="float" office:value="0.0119881107029987">
            <text:p>0.0120</text:p>
          </table:table-cell>
        </table:table-row>
        <table:table-row table:style-name="ro1">
          <table:table-cell table:style-name="ce1" office:value-type="float" office:value="30.28066054">
            <text:p>30.280661</text:p>
          </table:table-cell>
          <table:table-cell table:style-name="ce1" office:value-type="float" office:value="-97.73385046">
            <text:p>-97.733850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40820.8828">
            <text:p>40820.88</text:p>
          </table:table-cell>
          <table:table-cell table:style-name="ce2" table:formula="of:=[.D2588]-[.D2587]" office:value-type="float" office:value="19.5077999999994">
            <text:p>19.51</text:p>
          </table:table-cell>
          <table:table-cell table:style-name="ce4" table:formula="of:=[.D2588]*0.000621371" office:value-type="float" office:value="25.3649127663188">
            <text:p>25.3649</text:p>
          </table:table-cell>
          <table:table-cell table:style-name="ce4" table:formula="of:=[.E2588]*0.000621371" office:value-type="float" office:value="0.0121215811937996">
            <text:p>0.0121</text:p>
          </table:table-cell>
        </table:table-row>
        <table:table-row table:style-name="ro1">
          <table:table-cell table:style-name="ce1" office:value-type="float" office:value="30.28056876">
            <text:p>30.280569</text:p>
          </table:table-cell>
          <table:table-cell table:style-name="ce1" office:value-type="float" office:value="-97.73398323">
            <text:p>-97.733983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40837.207">
            <text:p>40837.21</text:p>
          </table:table-cell>
          <table:table-cell table:style-name="ce2" table:formula="of:=[.D2589]-[.D2588]" office:value-type="float" office:value="16.3242000000027">
            <text:p>16.32</text:p>
          </table:table-cell>
          <table:table-cell table:style-name="ce4" table:formula="of:=[.D2589]*0.000621371" office:value-type="float" office:value="25.375056150797">
            <text:p>25.3751</text:p>
          </table:table-cell>
          <table:table-cell table:style-name="ce4" table:formula="of:=[.E2589]*0.000621371" office:value-type="float" office:value="0.0101433844782017">
            <text:p>0.0101</text:p>
          </table:table-cell>
        </table:table-row>
        <table:table-row table:style-name="ro1">
          <table:table-cell table:style-name="ce1" office:value-type="float" office:value="30.28050397">
            <text:p>30.280504</text:p>
          </table:table-cell>
          <table:table-cell table:style-name="ce1" office:value-type="float" office:value="-97.73411416">
            <text:p>-97.734114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40851.7109">
            <text:p>40851.71</text:p>
          </table:table-cell>
          <table:table-cell table:style-name="ce2" table:formula="of:=[.D2590]-[.D2589]" office:value-type="float" office:value="14.5038999999961">
            <text:p>14.50</text:p>
          </table:table-cell>
          <table:table-cell table:style-name="ce4" table:formula="of:=[.D2590]*0.000621371" office:value-type="float" office:value="25.3840684536439">
            <text:p>25.3841</text:p>
          </table:table-cell>
          <table:table-cell table:style-name="ce4" table:formula="of:=[.E2590]*0.000621371" office:value-type="float" office:value="0.00901230284689756">
            <text:p>0.0090</text:p>
          </table:table-cell>
        </table:table-row>
        <table:table-row table:style-name="ro1">
          <table:table-cell table:style-name="ce1" office:value-type="float" office:value="30.28043825">
            <text:p>30.280438</text:p>
          </table:table-cell>
          <table:table-cell table:style-name="ce1" office:value-type="float" office:value="-97.73426872">
            <text:p>-97.734269</text:p>
          </table:table-cell>
          <table:table-cell table:style-name="ce2" office:value-type="float" office:value="160.67749">
            <text:p>160.68</text:p>
          </table:table-cell>
          <table:table-cell table:style-name="ce2" office:value-type="float" office:value="40868.3398">
            <text:p>40868.34</text:p>
          </table:table-cell>
          <table:table-cell table:style-name="ce2" table:formula="of:=[.D2591]-[.D2590]" office:value-type="float" office:value="16.6289000000033">
            <text:p>16.63</text:p>
          </table:table-cell>
          <table:table-cell table:style-name="ce4" table:formula="of:=[.D2591]*0.000621371" office:value-type="float" office:value="25.3944011698658">
            <text:p>25.3944</text:p>
          </table:table-cell>
          <table:table-cell table:style-name="ce4" table:formula="of:=[.E2591]*0.000621371" office:value-type="float" office:value="0.0103327162219021">
            <text:p>0.0103</text:p>
          </table:table-cell>
        </table:table-row>
        <table:table-row table:style-name="ro1">
          <table:table-cell table:style-name="ce1" office:value-type="float" office:value="30.28038679">
            <text:p>30.280387</text:p>
          </table:table-cell>
          <table:table-cell table:style-name="ce1" office:value-type="float" office:value="-97.73447089">
            <text:p>-97.734471</text:p>
          </table:table-cell>
          <table:table-cell table:style-name="ce2" office:value-type="float" office:value="158.754761">
            <text:p>158.75</text:p>
          </table:table-cell>
          <table:table-cell table:style-name="ce2" office:value-type="float" office:value="40888.5898">
            <text:p>40888.59</text:p>
          </table:table-cell>
          <table:table-cell table:style-name="ce2" table:formula="of:=[.D2592]-[.D2591]" office:value-type="float" office:value="20.25">
            <text:p>20.25</text:p>
          </table:table-cell>
          <table:table-cell table:style-name="ce4" table:formula="of:=[.D2592]*0.000621371" office:value-type="float" office:value="25.4069839326158">
            <text:p>25.4070</text:p>
          </table:table-cell>
          <table:table-cell table:style-name="ce4" table:formula="of:=[.E2592]*0.000621371" office:value-type="float" office:value="0.01258276275">
            <text:p>0.0126</text:p>
          </table:table-cell>
        </table:table-row>
        <table:table-row table:style-name="ro1">
          <table:table-cell table:style-name="ce1" office:value-type="float" office:value="30.28034982">
            <text:p>30.280350</text:p>
          </table:table-cell>
          <table:table-cell table:style-name="ce1" office:value-type="float" office:value="-97.73462838">
            <text:p>-97.734628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40904.3086">
            <text:p>40904.31</text:p>
          </table:table-cell>
          <table:table-cell table:style-name="ce2" table:formula="of:=[.D2593]-[.D2592]" office:value-type="float" office:value="15.7187999999951">
            <text:p>15.72</text:p>
          </table:table-cell>
          <table:table-cell table:style-name="ce4" table:formula="of:=[.D2593]*0.000621371" office:value-type="float" office:value="25.4167511390906">
            <text:p>25.4168</text:p>
          </table:table-cell>
          <table:table-cell table:style-name="ce4" table:formula="of:=[.E2593]*0.000621371" office:value-type="float" office:value="0.00976720647479695">
            <text:p>0.0098</text:p>
          </table:table-cell>
        </table:table-row>
        <table:table-row table:style-name="ro1">
          <table:table-cell table:style-name="ce1" office:value-type="float" office:value="30.28033147">
            <text:p>30.280331</text:p>
          </table:table-cell>
          <table:table-cell table:style-name="ce1" office:value-type="float" office:value="-97.73476677">
            <text:p>-97.734767</text:p>
          </table:table-cell>
          <table:table-cell table:style-name="ce2" office:value-type="float" office:value="152.506348">
            <text:p>152.51</text:p>
          </table:table-cell>
          <table:table-cell table:style-name="ce2" office:value-type="float" office:value="40917.8125">
            <text:p>40917.81</text:p>
          </table:table-cell>
          <table:table-cell table:style-name="ce2" table:formula="of:=[.D2594]-[.D2593]" office:value-type="float" office:value="13.5039000000033">
            <text:p>13.50</text:p>
          </table:table-cell>
          <table:table-cell table:style-name="ce4" table:formula="of:=[.D2594]*0.000621371" office:value-type="float" office:value="25.4251420709375">
            <text:p>25.4251</text:p>
          </table:table-cell>
          <table:table-cell table:style-name="ce4" table:formula="of:=[.E2594]*0.000621371" office:value-type="float" office:value="0.00839093184690208">
            <text:p>0.0084</text:p>
          </table:table-cell>
        </table:table-row>
        <table:table-row table:style-name="ro1">
          <table:table-cell table:style-name="ce1" office:value-type="float" office:value="30.28030347">
            <text:p>30.280303</text:p>
          </table:table-cell>
          <table:table-cell table:style-name="ce1" office:value-type="float" office:value="-97.73489359">
            <text:p>-97.734894</text:p>
          </table:table-cell>
          <table:table-cell table:style-name="ce2" office:value-type="float" office:value="150.583618">
            <text:p>150.58</text:p>
          </table:table-cell>
          <table:table-cell table:style-name="ce2" office:value-type="float" office:value="40930.4141">
            <text:p>40930.41</text:p>
          </table:table-cell>
          <table:table-cell table:style-name="ce2" table:formula="of:=[.D2595]-[.D2594]" office:value-type="float" office:value="12.6016000000018">
            <text:p>12.60</text:p>
          </table:table-cell>
          <table:table-cell table:style-name="ce4" table:formula="of:=[.D2595]*0.000621371" office:value-type="float" office:value="25.4329723397311">
            <text:p>25.4330</text:p>
          </table:table-cell>
          <table:table-cell table:style-name="ce4" table:formula="of:=[.E2595]*0.000621371" office:value-type="float" office:value="0.00783026879360111">
            <text:p>0.0078</text:p>
          </table:table-cell>
        </table:table-row>
        <table:table-row table:style-name="ro1">
          <table:table-cell table:style-name="ce1" office:value-type="float" office:value="30.28027145">
            <text:p>30.280271</text:p>
          </table:table-cell>
          <table:table-cell table:style-name="ce1" office:value-type="float" office:value="-97.7350386">
            <text:p>-97.735039</text:p>
          </table:table-cell>
          <table:table-cell table:style-name="ce2" office:value-type="float" office:value="148.18042">
            <text:p>148.18</text:p>
          </table:table-cell>
          <table:table-cell table:style-name="ce2" office:value-type="float" office:value="40944.7773">
            <text:p>40944.78</text:p>
          </table:table-cell>
          <table:table-cell table:style-name="ce2" table:formula="of:=[.D2596]-[.D2595]" office:value-type="float" office:value="14.3631999999998">
            <text:p>14.36</text:p>
          </table:table-cell>
          <table:table-cell table:style-name="ce4" table:formula="of:=[.D2596]*0.000621371" office:value-type="float" office:value="25.4418972156783">
            <text:p>25.4419</text:p>
          </table:table-cell>
          <table:table-cell table:style-name="ce4" table:formula="of:=[.E2596]*0.000621371" office:value-type="float" office:value="0.00892487594719986">
            <text:p>0.0089</text:p>
          </table:table-cell>
        </table:table-row>
        <table:table-row table:style-name="ro1">
          <table:table-cell table:style-name="ce1" office:value-type="float" office:value="30.28022879">
            <text:p>30.280229</text:p>
          </table:table-cell>
          <table:table-cell table:style-name="ce1" office:value-type="float" office:value="-97.73523347">
            <text:p>-97.735233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40964.1094">
            <text:p>40964.11</text:p>
          </table:table-cell>
          <table:table-cell table:style-name="ce2" table:formula="of:=[.D2597]-[.D2596]" office:value-type="float" office:value="19.3320999999996">
            <text:p>19.33</text:p>
          </table:table-cell>
          <table:table-cell table:style-name="ce4" table:formula="of:=[.D2597]*0.000621371" office:value-type="float" office:value="25.4539096219874">
            <text:p>25.4539</text:p>
          </table:table-cell>
          <table:table-cell table:style-name="ce4" table:formula="of:=[.E2597]*0.000621371" office:value-type="float" office:value="0.0120124063090998">
            <text:p>0.0120</text:p>
          </table:table-cell>
        </table:table-row>
        <table:table-row table:style-name="ro1">
          <table:table-cell table:style-name="ce1" office:value-type="float" office:value="30.28016165">
            <text:p>30.280162</text:p>
          </table:table-cell>
          <table:table-cell table:style-name="ce1" office:value-type="float" office:value="-97.73546515">
            <text:p>-97.735465</text:p>
          </table:table-cell>
          <table:table-cell table:style-name="ce2" office:value-type="float" office:value="146.257812">
            <text:p>146.26</text:p>
          </table:table-cell>
          <table:table-cell table:style-name="ce2" office:value-type="float" office:value="40987.6758">
            <text:p>40987.68</text:p>
          </table:table-cell>
          <table:table-cell table:style-name="ce2" table:formula="of:=[.D2598]-[.D2597]" office:value-type="float" office:value="23.5663999999961">
            <text:p>23.57</text:p>
          </table:table-cell>
          <table:table-cell table:style-name="ce4" table:formula="of:=[.D2598]*0.000621371" office:value-type="float" office:value="25.4685530995218">
            <text:p>25.4686</text:p>
          </table:table-cell>
          <table:table-cell table:style-name="ce4" table:formula="of:=[.E2598]*0.000621371" office:value-type="float" office:value="0.0146434775343976">
            <text:p>0.0146</text:p>
          </table:table-cell>
        </table:table-row>
        <table:table-row table:style-name="ro1">
          <table:table-cell table:style-name="ce1" office:value-type="float" office:value="30.28006383">
            <text:p>30.280064</text:p>
          </table:table-cell>
          <table:table-cell table:style-name="ce1" office:value-type="float" office:value="-97.73559834">
            <text:p>-97.735598</text:p>
          </table:table-cell>
          <table:table-cell table:style-name="ce2" office:value-type="float" office:value="147.218994">
            <text:p>147.22</text:p>
          </table:table-cell>
          <table:table-cell table:style-name="ce2" office:value-type="float" office:value="41004.5898">
            <text:p>41004.59</text:p>
          </table:table-cell>
          <table:table-cell table:style-name="ce2" table:formula="of:=[.D2599]-[.D2598]" office:value-type="float" office:value="16.9140000000043">
            <text:p>16.91</text:p>
          </table:table-cell>
          <table:table-cell table:style-name="ce4" table:formula="of:=[.D2599]*0.000621371" office:value-type="float" office:value="25.4790629686158">
            <text:p>25.4791</text:p>
          </table:table-cell>
          <table:table-cell table:style-name="ce4" table:formula="of:=[.E2599]*0.000621371" office:value-type="float" office:value="0.0105098690940027">
            <text:p>0.0105</text:p>
          </table:table-cell>
        </table:table-row>
        <table:table-row table:style-name="ro1">
          <table:table-cell table:style-name="ce1" office:value-type="float" office:value="30.27989686">
            <text:p>30.279897</text:p>
          </table:table-cell>
          <table:table-cell table:style-name="ce1" office:value-type="float" office:value="-97.73572968">
            <text:p>-97.735730</text:p>
          </table:table-cell>
          <table:table-cell table:style-name="ce2" office:value-type="float" office:value="148.661011">
            <text:p>148.66</text:p>
          </table:table-cell>
          <table:table-cell table:style-name="ce2" office:value-type="float" office:value="41026.9922">
            <text:p>41026.99</text:p>
          </table:table-cell>
          <table:table-cell table:style-name="ce2" table:formula="of:=[.D2600]-[.D2599]" office:value-type="float" office:value="22.402399999999">
            <text:p>22.40</text:p>
          </table:table-cell>
          <table:table-cell table:style-name="ce4" table:formula="of:=[.D2600]*0.000621371" office:value-type="float" office:value="25.4929831703062">
            <text:p>25.4930</text:p>
          </table:table-cell>
          <table:table-cell table:style-name="ce4" table:formula="of:=[.E2600]*0.000621371" office:value-type="float" office:value="0.0139202016903994">
            <text:p>0.0139</text:p>
          </table:table-cell>
        </table:table-row>
        <table:table-row table:style-name="ro1">
          <table:table-cell table:style-name="ce1" office:value-type="float" office:value="30.27973082">
            <text:p>30.279731</text:p>
          </table:table-cell>
          <table:table-cell table:style-name="ce1" office:value-type="float" office:value="-97.73581627">
            <text:p>-97.735816</text:p>
          </table:table-cell>
          <table:table-cell table:style-name="ce2" office:value-type="float" office:value="152.025757">
            <text:p>152.03</text:p>
          </table:table-cell>
          <table:table-cell table:style-name="ce2" office:value-type="float" office:value="41047.2344">
            <text:p>41047.23</text:p>
          </table:table-cell>
          <table:table-cell table:style-name="ce2" table:formula="of:=[.D2601]-[.D2600]" office:value-type="float" office:value="20.2422000000006">
            <text:p>20.24</text:p>
          </table:table-cell>
          <table:table-cell table:style-name="ce4" table:formula="of:=[.D2601]*0.000621371" office:value-type="float" office:value="25.5055610863624">
            <text:p>25.5056</text:p>
          </table:table-cell>
          <table:table-cell table:style-name="ce4" table:formula="of:=[.E2601]*0.000621371" office:value-type="float" office:value="0.0125779160562004">
            <text:p>0.0126</text:p>
          </table:table-cell>
        </table:table-row>
        <table:table-row table:style-name="ro1">
          <table:table-cell table:style-name="ce1" office:value-type="float" office:value="30.27962185">
            <text:p>30.279622</text:p>
          </table:table-cell>
          <table:table-cell table:style-name="ce1" office:value-type="float" office:value="-97.73588592">
            <text:p>-97.735886</text:p>
          </table:table-cell>
          <table:table-cell table:style-name="ce2" office:value-type="float" office:value="158.27417">
            <text:p>158.27</text:p>
          </table:table-cell>
          <table:table-cell table:style-name="ce2" office:value-type="float" office:value="41060.9805">
            <text:p>41060.98</text:p>
          </table:table-cell>
          <table:table-cell table:style-name="ce2" table:formula="of:=[.D2602]-[.D2601]" office:value-type="float" office:value="13.7460999999967">
            <text:p>13.75</text:p>
          </table:table-cell>
          <table:table-cell table:style-name="ce4" table:formula="of:=[.D2602]*0.000621371" office:value-type="float" office:value="25.5141025142655">
            <text:p>25.5141</text:p>
          </table:table-cell>
          <table:table-cell table:style-name="ce4" table:formula="of:=[.E2602]*0.000621371" office:value-type="float" office:value="0.00854142790309792">
            <text:p>0.0085</text:p>
          </table:table-cell>
        </table:table-row>
        <table:table-row table:style-name="ro1">
          <table:table-cell table:style-name="ce1" office:value-type="float" office:value="30.2794253">
            <text:p>30.279425</text:p>
          </table:table-cell>
          <table:table-cell table:style-name="ce1" office:value-type="float" office:value="-97.73599246">
            <text:p>-97.735992</text:p>
          </table:table-cell>
          <table:table-cell table:style-name="ce2" office:value-type="float" office:value="167.887329">
            <text:p>167.89</text:p>
          </table:table-cell>
          <table:table-cell table:style-name="ce2" office:value-type="float" office:value="41084.9688">
            <text:p>41084.97</text:p>
          </table:table-cell>
          <table:table-cell table:style-name="ce2" table:formula="of:=[.D2603]-[.D2602]" office:value-type="float" office:value="23.9883000000045">
            <text:p>23.99</text:p>
          </table:table-cell>
          <table:table-cell table:style-name="ce4" table:formula="of:=[.D2603]*0.000621371" office:value-type="float" office:value="25.5290081482248">
            <text:p>25.5290</text:p>
          </table:table-cell>
          <table:table-cell table:style-name="ce4" table:formula="of:=[.E2603]*0.000621371" office:value-type="float" office:value="0.0149056339593028">
            <text:p>0.0149</text:p>
          </table:table-cell>
        </table:table-row>
        <table:table-row table:style-name="ro1">
          <table:table-cell table:style-name="ce1" office:value-type="float" office:value="30.27925003">
            <text:p>30.279250</text:p>
          </table:table-cell>
          <table:table-cell table:style-name="ce1" office:value-type="float" office:value="-97.73607468">
            <text:p>-97.736075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41105.918">
            <text:p>41105.92</text:p>
          </table:table-cell>
          <table:table-cell table:style-name="ce2" table:formula="of:=[.D2604]-[.D2603]" office:value-type="float" office:value="20.9491999999955">
            <text:p>20.95</text:p>
          </table:table-cell>
          <table:table-cell table:style-name="ce4" table:formula="of:=[.D2604]*0.000621371" office:value-type="float" office:value="25.542025373578">
            <text:p>25.5420</text:p>
          </table:table-cell>
          <table:table-cell table:style-name="ce4" table:formula="of:=[.E2604]*0.000621371" office:value-type="float" office:value="0.0130172253531972">
            <text:p>0.0130</text:p>
          </table:table-cell>
        </table:table-row>
        <table:table-row table:style-name="ro1">
          <table:table-cell table:style-name="ce1" office:value-type="float" office:value="30.27908457">
            <text:p>30.279085</text:p>
          </table:table-cell>
          <table:table-cell table:style-name="ce1" office:value-type="float" office:value="-97.73613964">
            <text:p>-97.736140</text:p>
          </table:table-cell>
          <table:table-cell table:style-name="ce2" office:value-type="float" office:value="162.600098">
            <text:p>162.60</text:p>
          </table:table-cell>
          <table:table-cell table:style-name="ce2" office:value-type="float" office:value="41125.2656">
            <text:p>41125.27</text:p>
          </table:table-cell>
          <table:table-cell table:style-name="ce2" table:formula="of:=[.D2605]-[.D2604]" office:value-type="float" office:value="19.347600000001">
            <text:p>19.35</text:p>
          </table:table-cell>
          <table:table-cell table:style-name="ce4" table:formula="of:=[.D2605]*0.000621371" office:value-type="float" office:value="25.5540474111376">
            <text:p>25.5540</text:p>
          </table:table-cell>
          <table:table-cell table:style-name="ce4" table:formula="of:=[.E2605]*0.000621371" office:value-type="float" office:value="0.0120220375596006">
            <text:p>0.0120</text:p>
          </table:table-cell>
        </table:table-row>
        <table:table-row table:style-name="ro1">
          <table:table-cell table:style-name="ce1" office:value-type="float" office:value="30.27895432">
            <text:p>30.278954</text:p>
          </table:table-cell>
          <table:table-cell table:style-name="ce1" office:value-type="float" office:value="-97.73617594">
            <text:p>-97.736176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41140.1328">
            <text:p>41140.13</text:p>
          </table:table-cell>
          <table:table-cell table:style-name="ce2" table:formula="of:=[.D2606]-[.D2605]" office:value-type="float" office:value="14.8672000000006">
            <text:p>14.87</text:p>
          </table:table-cell>
          <table:table-cell table:style-name="ce4" table:formula="of:=[.D2606]*0.000621371" office:value-type="float" office:value="25.5632854580688">
            <text:p>25.5633</text:p>
          </table:table-cell>
          <table:table-cell table:style-name="ce4" table:formula="of:=[.E2606]*0.000621371" office:value-type="float" office:value="0.00923804693120037">
            <text:p>0.0092</text:p>
          </table:table-cell>
        </table:table-row>
        <table:table-row table:style-name="ro1">
          <table:table-cell table:style-name="ce1" office:value-type="float" office:value="30.27880504">
            <text:p>30.278805</text:p>
          </table:table-cell>
          <table:table-cell table:style-name="ce1" office:value-type="float" office:value="-97.73623059">
            <text:p>-97.736231</text:p>
          </table:table-cell>
          <table:table-cell table:style-name="ce2" office:value-type="float" office:value="161.158203">
            <text:p>161.16</text:p>
          </table:table-cell>
          <table:table-cell table:style-name="ce2" office:value-type="float" office:value="41157.5039">
            <text:p>41157.50</text:p>
          </table:table-cell>
          <table:table-cell table:style-name="ce2" table:formula="of:=[.D2607]-[.D2606]" office:value-type="float" office:value="17.3711000000039">
            <text:p>17.37</text:p>
          </table:table-cell>
          <table:table-cell table:style-name="ce4" table:formula="of:=[.D2607]*0.000621371" office:value-type="float" office:value="25.5740793558469">
            <text:p>25.5741</text:p>
          </table:table-cell>
          <table:table-cell table:style-name="ce4" table:formula="of:=[.E2607]*0.000621371" office:value-type="float" office:value="0.0107938977781024">
            <text:p>0.0108</text:p>
          </table:table-cell>
        </table:table-row>
        <table:table-row table:style-name="ro1">
          <table:table-cell table:style-name="ce1" office:value-type="float" office:value="30.27862583">
            <text:p>30.278626</text:p>
          </table:table-cell>
          <table:table-cell table:style-name="ce1" office:value-type="float" office:value="-97.73631172">
            <text:p>-97.736312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41178.7773">
            <text:p>41178.78</text:p>
          </table:table-cell>
          <table:table-cell table:style-name="ce2" table:formula="of:=[.D2608]-[.D2607]" office:value-type="float" office:value="21.2733999999982">
            <text:p>21.27</text:p>
          </table:table-cell>
          <table:table-cell table:style-name="ce4" table:formula="of:=[.D2608]*0.000621371" office:value-type="float" office:value="25.5872980296783">
            <text:p>25.5873</text:p>
          </table:table-cell>
          <table:table-cell table:style-name="ce4" table:formula="of:=[.E2608]*0.000621371" office:value-type="float" office:value="0.0132186738313989">
            <text:p>0.0132</text:p>
          </table:table-cell>
        </table:table-row>
        <table:table-row table:style-name="ro1">
          <table:table-cell table:style-name="ce1" office:value-type="float" office:value="30.27845518">
            <text:p>30.278455</text:p>
          </table:table-cell>
          <table:table-cell table:style-name="ce1" office:value-type="float" office:value="-97.73637249">
            <text:p>-97.736372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41198.6094">
            <text:p>41198.61</text:p>
          </table:table-cell>
          <table:table-cell table:style-name="ce2" table:formula="of:=[.D2609]-[.D2608]" office:value-type="float" office:value="19.8320999999996">
            <text:p>19.83</text:p>
          </table:table-cell>
          <table:table-cell table:style-name="ce4" table:formula="of:=[.D2609]*0.000621371" office:value-type="float" office:value="25.5996211214874">
            <text:p>25.5996</text:p>
          </table:table-cell>
          <table:table-cell table:style-name="ce4" table:formula="of:=[.E2609]*0.000621371" office:value-type="float" office:value="0.0123230918090998">
            <text:p>0.0123</text:p>
          </table:table-cell>
        </table:table-row>
        <table:table-row table:style-name="ro1">
          <table:table-cell table:style-name="ce1" office:value-type="float" office:value="30.27827337">
            <text:p>30.278273</text:p>
          </table:table-cell>
          <table:table-cell table:style-name="ce1" office:value-type="float" office:value="-97.73644072">
            <text:p>-97.736441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41219.7734">
            <text:p>41219.77</text:p>
          </table:table-cell>
          <table:table-cell table:style-name="ce2" table:formula="of:=[.D2610]-[.D2609]" office:value-type="float" office:value="21.163999999997">
            <text:p>21.16</text:p>
          </table:table-cell>
          <table:table-cell table:style-name="ce4" table:formula="of:=[.D2610]*0.000621371" office:value-type="float" office:value="25.6127718173314">
            <text:p>25.6128</text:p>
          </table:table-cell>
          <table:table-cell table:style-name="ce4" table:formula="of:=[.E2610]*0.000621371" office:value-type="float" office:value="0.0131506958439982">
            <text:p>0.0132</text:p>
          </table:table-cell>
        </table:table-row>
        <table:table-row table:style-name="ro1">
          <table:table-cell table:style-name="ce1" office:value-type="float" office:value="30.27812962">
            <text:p>30.278130</text:p>
          </table:table-cell>
          <table:table-cell table:style-name="ce1" office:value-type="float" office:value="-97.73649847">
            <text:p>-97.736498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41236.5625">
            <text:p>41236.56</text:p>
          </table:table-cell>
          <table:table-cell table:style-name="ce2" table:formula="of:=[.D2611]-[.D2610]" office:value-type="float" office:value="16.7891000000018">
            <text:p>16.79</text:p>
          </table:table-cell>
          <table:table-cell table:style-name="ce4" table:formula="of:=[.D2611]*0.000621371" office:value-type="float" office:value="25.6232040771875">
            <text:p>25.6232</text:p>
          </table:table-cell>
          <table:table-cell table:style-name="ce4" table:formula="of:=[.E2611]*0.000621371" office:value-type="float" office:value="0.0104322598561011">
            <text:p>0.0104</text:p>
          </table:table-cell>
        </table:table-row>
        <table:table-row table:style-name="ro1">
          <table:table-cell table:style-name="ce1" office:value-type="float" office:value="30.27795478">
            <text:p>30.277955</text:p>
          </table:table-cell>
          <table:table-cell table:style-name="ce1" office:value-type="float" office:value="-97.73655287">
            <text:p>-97.736553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41256.6484">
            <text:p>41256.65</text:p>
          </table:table-cell>
          <table:table-cell table:style-name="ce2" table:formula="of:=[.D2612]-[.D2611]" office:value-type="float" office:value="20.0858999999982">
            <text:p>20.09</text:p>
          </table:table-cell>
          <table:table-cell table:style-name="ce4" table:formula="of:=[.D2612]*0.000621371" office:value-type="float" office:value="25.6356848729564">
            <text:p>25.6357</text:p>
          </table:table-cell>
          <table:table-cell table:style-name="ce4" table:formula="of:=[.E2612]*0.000621371" office:value-type="float" office:value="0.0124807957688989">
            <text:p>0.0125</text:p>
          </table:table-cell>
        </table:table-row>
        <table:table-row table:style-name="ro1">
          <table:table-cell table:style-name="ce1" office:value-type="float" office:value="30.27779468">
            <text:p>30.277795</text:p>
          </table:table-cell>
          <table:table-cell table:style-name="ce1" office:value-type="float" office:value="-97.73660609">
            <text:p>-97.736606</text:p>
          </table:table-cell>
          <table:table-cell table:style-name="ce2" office:value-type="float" office:value="165.964722">
            <text:p>165.96</text:p>
          </table:table-cell>
          <table:table-cell table:style-name="ce2" office:value-type="float" office:value="41275.1641">
            <text:p>41275.16</text:p>
          </table:table-cell>
          <table:table-cell table:style-name="ce2" table:formula="of:=[.D2613]-[.D2612]" office:value-type="float" office:value="18.5157000000036">
            <text:p>18.52</text:p>
          </table:table-cell>
          <table:table-cell table:style-name="ce4" table:formula="of:=[.D2613]*0.000621371" office:value-type="float" office:value="25.6471899919811">
            <text:p>25.6472</text:p>
          </table:table-cell>
          <table:table-cell table:style-name="ce4" table:formula="of:=[.E2613]*0.000621371" office:value-type="float" office:value="0.0115051190247022">
            <text:p>0.0115</text:p>
          </table:table-cell>
        </table:table-row>
        <table:table-row table:style-name="ro1">
          <table:table-cell table:style-name="ce1" office:value-type="float" office:value="30.27765295">
            <text:p>30.277653</text:p>
          </table:table-cell>
          <table:table-cell table:style-name="ce1" office:value-type="float" office:value="-97.73666116">
            <text:p>-97.736661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41291.7148">
            <text:p>41291.71</text:p>
          </table:table-cell>
          <table:table-cell table:style-name="ce2" table:formula="of:=[.D2614]-[.D2613]" office:value-type="float" office:value="16.5506999999998">
            <text:p>16.55</text:p>
          </table:table-cell>
          <table:table-cell table:style-name="ce4" table:formula="of:=[.D2614]*0.000621371" office:value-type="float" office:value="25.6574741169908">
            <text:p>25.6575</text:p>
          </table:table-cell>
          <table:table-cell table:style-name="ce4" table:formula="of:=[.E2614]*0.000621371" office:value-type="float" office:value="0.0102841250096999">
            <text:p>0.0103</text:p>
          </table:table-cell>
        </table:table-row>
        <table:table-row table:style-name="ro1">
          <table:table-cell table:style-name="ce1" office:value-type="float" office:value="30.27752319">
            <text:p>30.277523</text:p>
          </table:table-cell>
          <table:table-cell table:style-name="ce1" office:value-type="float" office:value="-97.73670106">
            <text:p>-97.736701</text:p>
          </table:table-cell>
          <table:table-cell table:style-name="ce2" office:value-type="float" office:value="163.561523">
            <text:p>163.56</text:p>
          </table:table-cell>
          <table:table-cell table:style-name="ce2" office:value-type="float" office:value="41307.0156">
            <text:p>41307.02</text:p>
          </table:table-cell>
          <table:table-cell table:style-name="ce2" table:formula="of:=[.D2615]-[.D2614]" office:value-type="float" office:value="15.3007999999973">
            <text:p>15.30</text:p>
          </table:table-cell>
          <table:table-cell table:style-name="ce4" table:formula="of:=[.D2615]*0.000621371" office:value-type="float" office:value="25.6669815903876">
            <text:p>25.6670</text:p>
          </table:table-cell>
          <table:table-cell table:style-name="ce4" table:formula="of:=[.E2615]*0.000621371" office:value-type="float" office:value="0.00950747339679829">
            <text:p>0.0095</text:p>
          </table:table-cell>
        </table:table-row>
        <table:table-row table:style-name="ro1">
          <table:table-cell table:style-name="ce1" office:value-type="float" office:value="30.27738489">
            <text:p>30.277385</text:p>
          </table:table-cell>
          <table:table-cell table:style-name="ce1" office:value-type="float" office:value="-97.73676342">
            <text:p>-97.736763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41323.1094">
            <text:p>41323.11</text:p>
          </table:table-cell>
          <table:table-cell table:style-name="ce2" table:formula="of:=[.D2616]-[.D2615]" office:value-type="float" office:value="16.0938000000024">
            <text:p>16.09</text:p>
          </table:table-cell>
          <table:table-cell table:style-name="ce4" table:formula="of:=[.D2616]*0.000621371" office:value-type="float" office:value="25.6769818109874">
            <text:p>25.6770</text:p>
          </table:table-cell>
          <table:table-cell table:style-name="ce4" table:formula="of:=[.E2616]*0.000621371" office:value-type="float" office:value="0.0100002205998015">
            <text:p>0.0100</text:p>
          </table:table-cell>
        </table:table-row>
        <table:table-row table:style-name="ro1">
          <table:table-cell table:style-name="ce1" office:value-type="float" office:value="30.27720963">
            <text:p>30.277210</text:p>
          </table:table-cell>
          <table:table-cell table:style-name="ce1" office:value-type="float" office:value="-97.73681849">
            <text:p>-97.736818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41343.4258">
            <text:p>41343.43</text:p>
          </table:table-cell>
          <table:table-cell table:style-name="ce2" table:formula="of:=[.D2617]-[.D2616]" office:value-type="float" office:value="20.3163999999961">
            <text:p>20.32</text:p>
          </table:table-cell>
          <table:table-cell table:style-name="ce4" table:formula="of:=[.D2617]*0.000621371" office:value-type="float" office:value="25.6896058327718">
            <text:p>25.6896</text:p>
          </table:table-cell>
          <table:table-cell table:style-name="ce4" table:formula="of:=[.E2617]*0.000621371" office:value-type="float" office:value="0.0126240217843976">
            <text:p>0.0126</text:p>
          </table:table-cell>
        </table:table-row>
        <table:table-row table:style-name="ro1">
          <table:table-cell table:style-name="ce1" office:value-type="float" office:value="30.27706856">
            <text:p>30.277069</text:p>
          </table:table-cell>
          <table:table-cell table:style-name="ce1" office:value-type="float" office:value="-97.73684389">
            <text:p>-97.736844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41359.1133">
            <text:p>41359.11</text:p>
          </table:table-cell>
          <table:table-cell table:style-name="ce2" table:formula="of:=[.D2618]-[.D2617]" office:value-type="float" office:value="15.6875">
            <text:p>15.69</text:p>
          </table:table-cell>
          <table:table-cell table:style-name="ce4" table:formula="of:=[.D2618]*0.000621371" office:value-type="float" office:value="25.6993535903343">
            <text:p>25.6994</text:p>
          </table:table-cell>
          <table:table-cell table:style-name="ce4" table:formula="of:=[.E2618]*0.000621371" office:value-type="float" office:value="0.0097477575625">
            <text:p>0.0097</text:p>
          </table:table-cell>
        </table:table-row>
        <table:table-row table:style-name="ro1">
          <table:table-cell table:style-name="ce1" office:value-type="float" office:value="30.27691919">
            <text:p>30.276919</text:p>
          </table:table-cell>
          <table:table-cell table:style-name="ce1" office:value-type="float" office:value="-97.73688697">
            <text:p>-97.736887</text:p>
          </table:table-cell>
          <table:table-cell table:style-name="ce2" office:value-type="float" office:value="180.865234">
            <text:p>180.87</text:p>
          </table:table-cell>
          <table:table-cell table:style-name="ce2" office:value-type="float" office:value="41376.2148">
            <text:p>41376.21</text:p>
          </table:table-cell>
          <table:table-cell table:style-name="ce2" table:formula="of:=[.D2619]-[.D2618]" office:value-type="float" office:value="17.1015000000043">
            <text:p>17.10</text:p>
          </table:table-cell>
          <table:table-cell table:style-name="ce4" table:formula="of:=[.D2619]*0.000621371" office:value-type="float" office:value="25.7099799664908">
            <text:p>25.7100</text:p>
          </table:table-cell>
          <table:table-cell table:style-name="ce4" table:formula="of:=[.E2619]*0.000621371" office:value-type="float" office:value="0.0106263761565027">
            <text:p>0.0106</text:p>
          </table:table-cell>
        </table:table-row>
        <table:table-row table:style-name="ro1">
          <table:table-cell table:style-name="ce1" office:value-type="float" office:value="30.27675189">
            <text:p>30.276752</text:p>
          </table:table-cell>
          <table:table-cell table:style-name="ce1" office:value-type="float" office:value="-97.73696166">
            <text:p>-97.736962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41396.1133">
            <text:p>41396.11</text:p>
          </table:table-cell>
          <table:table-cell table:style-name="ce2" table:formula="of:=[.D2620]-[.D2619]" office:value-type="float" office:value="19.8984999999957">
            <text:p>19.90</text:p>
          </table:table-cell>
          <table:table-cell table:style-name="ce4" table:formula="of:=[.D2620]*0.000621371" office:value-type="float" office:value="25.7223443173343">
            <text:p>25.7223</text:p>
          </table:table-cell>
          <table:table-cell table:style-name="ce4" table:formula="of:=[.E2620]*0.000621371" office:value-type="float" office:value="0.0123643508434973">
            <text:p>0.0124</text:p>
          </table:table-cell>
        </table:table-row>
        <table:table-row table:style-name="ro1">
          <table:table-cell table:style-name="ce1" office:value-type="float" office:value="30.27661845">
            <text:p>30.276618</text:p>
          </table:table-cell>
          <table:table-cell table:style-name="ce1" office:value-type="float" office:value="-97.73700868">
            <text:p>-97.737009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41411.4023">
            <text:p>41411.40</text:p>
          </table:table-cell>
          <table:table-cell table:style-name="ce2" table:formula="of:=[.D2621]-[.D2620]" office:value-type="float" office:value="15.2890000000043">
            <text:p>15.29</text:p>
          </table:table-cell>
          <table:table-cell table:style-name="ce4" table:formula="of:=[.D2621]*0.000621371" office:value-type="float" office:value="25.7318444585533">
            <text:p>25.7318</text:p>
          </table:table-cell>
          <table:table-cell table:style-name="ce4" table:formula="of:=[.E2621]*0.000621371" office:value-type="float" office:value="0.00950014121900268">
            <text:p>0.0095</text:p>
          </table:table-cell>
        </table:table-row>
        <table:table-row table:style-name="ro1">
          <table:table-cell table:style-name="ce1" office:value-type="float" office:value="30.27647034">
            <text:p>30.276470</text:p>
          </table:table-cell>
          <table:table-cell table:style-name="ce1" office:value-type="float" office:value="-97.73706115">
            <text:p>-97.737061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41428.5742">
            <text:p>41428.57</text:p>
          </table:table-cell>
          <table:table-cell table:style-name="ce2" table:formula="of:=[.D2622]-[.D2621]" office:value-type="float" office:value="17.1719000000012">
            <text:p>17.17</text:p>
          </table:table-cell>
          <table:table-cell table:style-name="ce4" table:formula="of:=[.D2622]*0.000621371" office:value-type="float" office:value="25.7425145792282">
            <text:p>25.7425</text:p>
          </table:table-cell>
          <table:table-cell table:style-name="ce4" table:formula="of:=[.E2622]*0.000621371" office:value-type="float" office:value="0.0106701206749007">
            <text:p>0.0107</text:p>
          </table:table-cell>
        </table:table-row>
        <table:table-row table:style-name="ro1">
          <table:table-cell table:style-name="ce1" office:value-type="float" office:value="30.27629499">
            <text:p>30.276295</text:p>
          </table:table-cell>
          <table:table-cell table:style-name="ce1" office:value-type="float" office:value="-97.73711094">
            <text:p>-97.737111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41448.5859">
            <text:p>41448.59</text:p>
          </table:table-cell>
          <table:table-cell table:style-name="ce2" table:formula="of:=[.D2623]-[.D2622]" office:value-type="float" office:value="20.0116999999955">
            <text:p>20.01</text:p>
          </table:table-cell>
          <table:table-cell table:style-name="ce4" table:formula="of:=[.D2623]*0.000621371" office:value-type="float" office:value="25.7549492692689">
            <text:p>25.7549</text:p>
          </table:table-cell>
          <table:table-cell table:style-name="ce4" table:formula="of:=[.E2623]*0.000621371" office:value-type="float" office:value="0.0124346900406972">
            <text:p>0.0124</text:p>
          </table:table-cell>
        </table:table-row>
        <table:table-row table:style-name="ro1">
          <table:table-cell table:style-name="ce1" office:value-type="float" office:value="30.27615795">
            <text:p>30.276158</text:p>
          </table:table-cell>
          <table:table-cell table:style-name="ce1" office:value-type="float" office:value="-97.73715268">
            <text:p>-97.737153</text:p>
          </table:table-cell>
          <table:table-cell table:style-name="ce2" office:value-type="float" office:value="162.119507">
            <text:p>162.12</text:p>
          </table:table-cell>
          <table:table-cell table:style-name="ce2" office:value-type="float" office:value="41464.2305">
            <text:p>41464.23</text:p>
          </table:table-cell>
          <table:table-cell table:style-name="ce2" table:formula="of:=[.D2624]-[.D2623]" office:value-type="float" office:value="15.6445999999996">
            <text:p>15.64</text:p>
          </table:table-cell>
          <table:table-cell table:style-name="ce4" table:formula="of:=[.D2624]*0.000621371" office:value-type="float" office:value="25.7646703700155">
            <text:p>25.7647</text:p>
          </table:table-cell>
          <table:table-cell table:style-name="ce4" table:formula="of:=[.E2624]*0.000621371" office:value-type="float" office:value="0.00972110074659977">
            <text:p>0.0097</text:p>
          </table:table-cell>
        </table:table-row>
        <table:table-row table:style-name="ro1">
          <table:table-cell table:style-name="ce1" office:value-type="float" office:value="30.27596584">
            <text:p>30.275966</text:p>
          </table:table-cell>
          <table:table-cell table:style-name="ce1" office:value-type="float" office:value="-97.73722242">
            <text:p>-97.737222</text:p>
          </table:table-cell>
          <table:table-cell table:style-name="ce2" office:value-type="float" office:value="166.445312">
            <text:p>166.45</text:p>
          </table:table-cell>
          <table:table-cell table:style-name="ce2" office:value-type="float" office:value="41486.5977">
            <text:p>41486.60</text:p>
          </table:table-cell>
          <table:table-cell table:style-name="ce2" table:formula="of:=[.D2625]-[.D2624]" office:value-type="float" office:value="22.3672000000006">
            <text:p>22.37</text:p>
          </table:table-cell>
          <table:table-cell table:style-name="ce4" table:formula="of:=[.D2625]*0.000621371" office:value-type="float" office:value="25.7785686994467">
            <text:p>25.7786</text:p>
          </table:table-cell>
          <table:table-cell table:style-name="ce4" table:formula="of:=[.E2625]*0.000621371" office:value-type="float" office:value="0.0138983294312004">
            <text:p>0.0139</text:p>
          </table:table-cell>
        </table:table-row>
        <table:table-row table:style-name="ro1">
          <table:table-cell table:style-name="ce1" office:value-type="float" office:value="30.27579929">
            <text:p>30.275799</text:p>
          </table:table-cell>
          <table:table-cell table:style-name="ce1" office:value-type="float" office:value="-97.73729182">
            <text:p>-97.737292</text:p>
          </table:table-cell>
          <table:table-cell table:style-name="ce2" office:value-type="float" office:value="169.810059">
            <text:p>169.81</text:p>
          </table:table-cell>
          <table:table-cell table:style-name="ce2" office:value-type="float" office:value="41506.2891">
            <text:p>41506.29</text:p>
          </table:table-cell>
          <table:table-cell table:style-name="ce2" table:formula="of:=[.D2626]-[.D2625]" office:value-type="float" office:value="19.6914000000033">
            <text:p>19.69</text:p>
          </table:table-cell>
          <table:table-cell table:style-name="ce4" table:formula="of:=[.D2626]*0.000621371" office:value-type="float" office:value="25.7908043643561">
            <text:p>25.7908</text:p>
          </table:table-cell>
          <table:table-cell table:style-name="ce4" table:formula="of:=[.E2626]*0.000621371" office:value-type="float" office:value="0.0122356649094021">
            <text:p>0.0122</text:p>
          </table:table-cell>
        </table:table-row>
        <table:table-row table:style-name="ro1">
          <table:table-cell table:style-name="ce1" office:value-type="float" office:value="30.27559779">
            <text:p>30.275598</text:p>
          </table:table-cell>
          <table:table-cell table:style-name="ce1" office:value-type="float" office:value="-97.73738008">
            <text:p>-97.737380</text:p>
          </table:table-cell>
          <table:table-cell table:style-name="ce2" office:value-type="float" office:value="173.655273">
            <text:p>173.66</text:p>
          </table:table-cell>
          <table:table-cell table:style-name="ce2" office:value-type="float" office:value="41530.1484">
            <text:p>41530.15</text:p>
          </table:table-cell>
          <table:table-cell table:style-name="ce2" table:formula="of:=[.D2627]-[.D2626]" office:value-type="float" office:value="23.8592999999964">
            <text:p>23.86</text:p>
          </table:table-cell>
          <table:table-cell table:style-name="ce4" table:formula="of:=[.D2627]*0.000621371" office:value-type="float" office:value="25.8056298414564">
            <text:p>25.8056</text:p>
          </table:table-cell>
          <table:table-cell table:style-name="ce4" table:formula="of:=[.E2627]*0.000621371" office:value-type="float" office:value="0.0148254771002978">
            <text:p>0.0148</text:p>
          </table:table-cell>
        </table:table-row>
        <table:table-row table:style-name="ro1">
          <table:table-cell table:style-name="ce1" office:value-type="float" office:value="30.2754558">
            <text:p>30.275456</text:p>
          </table:table-cell>
          <table:table-cell table:style-name="ce1" office:value-type="float" office:value="-97.73743272">
            <text:p>-97.737433</text:p>
          </table:table-cell>
          <table:table-cell table:style-name="ce2" office:value-type="float" office:value="174.616577">
            <text:p>174.62</text:p>
          </table:table-cell>
          <table:table-cell table:style-name="ce2" office:value-type="float" office:value="41546.6641">
            <text:p>41546.66</text:p>
          </table:table-cell>
          <table:table-cell table:style-name="ce2" table:formula="of:=[.D2628]-[.D2627]" office:value-type="float" office:value="16.5157000000036">
            <text:p>16.52</text:p>
          </table:table-cell>
          <table:table-cell table:style-name="ce4" table:formula="of:=[.D2628]*0.000621371" office:value-type="float" office:value="25.8158922184811">
            <text:p>25.8159</text:p>
          </table:table-cell>
          <table:table-cell table:style-name="ce4" table:formula="of:=[.E2628]*0.000621371" office:value-type="float" office:value="0.0102623770247022">
            <text:p>0.0103</text:p>
          </table:table-cell>
        </table:table-row>
        <table:table-row table:style-name="ro1">
          <table:table-cell table:style-name="ce1" office:value-type="float" office:value="30.27532387">
            <text:p>30.275324</text:p>
          </table:table-cell>
          <table:table-cell table:style-name="ce1" office:value-type="float" office:value="-97.73747505">
            <text:p>-97.737475</text:p>
          </table:table-cell>
          <table:table-cell table:style-name="ce2" office:value-type="float" office:value="172.213257">
            <text:p>172.21</text:p>
          </table:table-cell>
          <table:table-cell table:style-name="ce2" office:value-type="float" office:value="41561.957">
            <text:p>41561.96</text:p>
          </table:table-cell>
          <table:table-cell table:style-name="ce2" table:formula="of:=[.D2629]-[.D2628]" office:value-type="float" office:value="15.2929000000004">
            <text:p>15.29</text:p>
          </table:table-cell>
          <table:table-cell table:style-name="ce4" table:formula="of:=[.D2629]*0.000621371" office:value-type="float" office:value="25.825394783047">
            <text:p>25.8254</text:p>
          </table:table-cell>
          <table:table-cell table:style-name="ce4" table:formula="of:=[.E2629]*0.000621371" office:value-type="float" office:value="0.00950256456590023">
            <text:p>0.0095</text:p>
          </table:table-cell>
        </table:table-row>
        <table:table-row table:style-name="ro1">
          <table:table-cell table:style-name="ce1" office:value-type="float" office:value="30.27521482">
            <text:p>30.275215</text:p>
          </table:table-cell>
          <table:table-cell table:style-name="ce1" office:value-type="float" office:value="-97.73751863">
            <text:p>-97.737519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41574.6758">
            <text:p>41574.68</text:p>
          </table:table-cell>
          <table:table-cell table:style-name="ce2" table:formula="of:=[.D2630]-[.D2629]" office:value-type="float" office:value="12.7187999999951">
            <text:p>12.72</text:p>
          </table:table-cell>
          <table:table-cell table:style-name="ce4" table:formula="of:=[.D2630]*0.000621371" office:value-type="float" office:value="25.8332978765218">
            <text:p>25.8333</text:p>
          </table:table-cell>
          <table:table-cell table:style-name="ce4" table:formula="of:=[.E2630]*0.000621371" office:value-type="float" office:value="0.00790309347479696">
            <text:p>0.0079</text:p>
          </table:table-cell>
        </table:table-row>
        <table:table-row table:style-name="ro1">
          <table:table-cell table:style-name="ce1" office:value-type="float" office:value="30.27508146">
            <text:p>30.275081</text:p>
          </table:table-cell>
          <table:table-cell table:style-name="ce1" office:value-type="float" office:value="-97.73756088">
            <text:p>-97.737561</text:p>
          </table:table-cell>
          <table:table-cell table:style-name="ce2" office:value-type="float" office:value="166.926025">
            <text:p>166.93</text:p>
          </table:table-cell>
          <table:table-cell table:style-name="ce2" office:value-type="float" office:value="41590.0586">
            <text:p>41590.06</text:p>
          </table:table-cell>
          <table:table-cell table:style-name="ce2" table:formula="of:=[.D2631]-[.D2630]" office:value-type="float" office:value="15.3827999999994">
            <text:p>15.38</text:p>
          </table:table-cell>
          <table:table-cell table:style-name="ce4" table:formula="of:=[.D2631]*0.000621371" office:value-type="float" office:value="25.8428563023406">
            <text:p>25.8429</text:p>
          </table:table-cell>
          <table:table-cell table:style-name="ce4" table:formula="of:=[.E2631]*0.000621371" office:value-type="float" office:value="0.00955842581879963">
            <text:p>0.0096</text:p>
          </table:table-cell>
        </table:table-row>
        <table:table-row table:style-name="ro1">
          <table:table-cell table:style-name="ce1" office:value-type="float" office:value="30.27489362">
            <text:p>30.274894</text:p>
          </table:table-cell>
          <table:table-cell table:style-name="ce1" office:value-type="float" office:value="-97.73763564">
            <text:p>-97.737636</text:p>
          </table:table-cell>
          <table:table-cell table:style-name="ce2" office:value-type="float" office:value="165.484131">
            <text:p>165.48</text:p>
          </table:table-cell>
          <table:table-cell table:style-name="ce2" office:value-type="float" office:value="41612.0938">
            <text:p>41612.09</text:p>
          </table:table-cell>
          <table:table-cell table:style-name="ce2" table:formula="of:=[.D2632]-[.D2631]" office:value-type="float" office:value="22.0352000000057">
            <text:p>22.04</text:p>
          </table:table-cell>
          <table:table-cell table:style-name="ce4" table:formula="of:=[.D2632]*0.000621371" office:value-type="float" office:value="25.8565483365998">
            <text:p>25.8565</text:p>
          </table:table-cell>
          <table:table-cell table:style-name="ce4" table:formula="of:=[.E2632]*0.000621371" office:value-type="float" office:value="0.0136920342592036">
            <text:p>0.0137</text:p>
          </table:table-cell>
        </table:table-row>
        <table:table-row table:style-name="ro1">
          <table:table-cell table:style-name="ce1" office:value-type="float" office:value="30.27474677">
            <text:p>30.274747</text:p>
          </table:table-cell>
          <table:table-cell table:style-name="ce1" office:value-type="float" office:value="-97.73769373">
            <text:p>-97.737694</text:p>
          </table:table-cell>
          <table:table-cell table:style-name="ce2" office:value-type="float" office:value="169.329468">
            <text:p>169.33</text:p>
          </table:table-cell>
          <table:table-cell table:style-name="ce2" office:value-type="float" office:value="41629.3398">
            <text:p>41629.34</text:p>
          </table:table-cell>
          <table:table-cell table:style-name="ce2" table:formula="of:=[.D2633]-[.D2632]" office:value-type="float" office:value="17.2459999999992">
            <text:p>17.25</text:p>
          </table:table-cell>
          <table:table-cell table:style-name="ce4" table:formula="of:=[.D2633]*0.000621371" office:value-type="float" office:value="25.8672645008658">
            <text:p>25.8673</text:p>
          </table:table-cell>
          <table:table-cell table:style-name="ce4" table:formula="of:=[.E2633]*0.000621371" office:value-type="float" office:value="0.0107161642659995">
            <text:p>0.0107</text:p>
          </table:table-cell>
        </table:table-row>
        <table:table-row table:style-name="ro1">
          <table:table-cell table:style-name="ce1" office:value-type="float" office:value="30.27460638">
            <text:p>30.274606</text:p>
          </table:table-cell>
          <table:table-cell table:style-name="ce1" office:value-type="float" office:value="-97.7377457">
            <text:p>-97.737746</text:p>
          </table:table-cell>
          <table:table-cell table:style-name="ce2" office:value-type="float" office:value="171.732666">
            <text:p>171.73</text:p>
          </table:table-cell>
          <table:table-cell table:style-name="ce2" office:value-type="float" office:value="41645.6641">
            <text:p>41645.66</text:p>
          </table:table-cell>
          <table:table-cell table:style-name="ce2" table:formula="of:=[.D2634]-[.D2633]" office:value-type="float" office:value="16.3243000000002">
            <text:p>16.32</text:p>
          </table:table-cell>
          <table:table-cell table:style-name="ce4" table:formula="of:=[.D2634]*0.000621371" office:value-type="float" office:value="25.8774079474811">
            <text:p>25.8774</text:p>
          </table:table-cell>
          <table:table-cell table:style-name="ce4" table:formula="of:=[.E2634]*0.000621371" office:value-type="float" office:value="0.0101434466153001">
            <text:p>0.0101</text:p>
          </table:table-cell>
        </table:table-row>
        <table:table-row table:style-name="ro1">
          <table:table-cell table:style-name="ce1" office:value-type="float" office:value="30.27444896">
            <text:p>30.274449</text:p>
          </table:table-cell>
          <table:table-cell table:style-name="ce1" office:value-type="float" office:value="-97.73779289">
            <text:p>-97.737793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41663.6953">
            <text:p>41663.70</text:p>
          </table:table-cell>
          <table:table-cell table:style-name="ce2" table:formula="of:=[.D2635]-[.D2634]" office:value-type="float" office:value="18.0311999999976">
            <text:p>18.03</text:p>
          </table:table-cell>
          <table:table-cell table:style-name="ce4" table:formula="of:=[.D2635]*0.000621371" office:value-type="float" office:value="25.8886120122563">
            <text:p>25.8886</text:p>
          </table:table-cell>
          <table:table-cell table:style-name="ce4" table:formula="of:=[.E2635]*0.000621371" office:value-type="float" office:value="0.0112040647751985">
            <text:p>0.0112</text:p>
          </table:table-cell>
        </table:table-row>
        <table:table-row table:style-name="ro1">
          <table:table-cell table:style-name="ce1" office:value-type="float" office:value="30.27430873">
            <text:p>30.274309</text:p>
          </table:table-cell>
          <table:table-cell table:style-name="ce1" office:value-type="float" office:value="-97.73783756">
            <text:p>-97.737838</text:p>
          </table:table-cell>
          <table:table-cell table:style-name="ce2" office:value-type="float" office:value="170.771362">
            <text:p>170.77</text:p>
          </table:table-cell>
          <table:table-cell table:style-name="ce2" office:value-type="float" office:value="41679.8242">
            <text:p>41679.82</text:p>
          </table:table-cell>
          <table:table-cell table:style-name="ce2" table:formula="of:=[.D2636]-[.D2635]" office:value-type="float" office:value="16.1289000000033">
            <text:p>16.13</text:p>
          </table:table-cell>
          <table:table-cell table:style-name="ce4" table:formula="of:=[.D2636]*0.000621371" office:value-type="float" office:value="25.8986340429782">
            <text:p>25.8986</text:p>
          </table:table-cell>
          <table:table-cell table:style-name="ce4" table:formula="of:=[.E2636]*0.000621371" office:value-type="float" office:value="0.0100220307219021">
            <text:p>0.0100</text:p>
          </table:table-cell>
        </table:table-row>
        <table:table-row table:style-name="ro1">
          <table:table-cell table:style-name="ce1" office:value-type="float" office:value="30.27415392">
            <text:p>30.274154</text:p>
          </table:table-cell>
          <table:table-cell table:style-name="ce1" office:value-type="float" office:value="-97.73789297">
            <text:p>-97.737893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41697.7695">
            <text:p>41697.77</text:p>
          </table:table-cell>
          <table:table-cell table:style-name="ce2" table:formula="of:=[.D2637]-[.D2636]" office:value-type="float" office:value="17.9452999999994">
            <text:p>17.95</text:p>
          </table:table-cell>
          <table:table-cell table:style-name="ce4" table:formula="of:=[.D2637]*0.000621371" office:value-type="float" office:value="25.9097847319845">
            <text:p>25.9098</text:p>
          </table:table-cell>
          <table:table-cell table:style-name="ce4" table:formula="of:=[.E2637]*0.000621371" office:value-type="float" office:value="0.0111506890062996">
            <text:p>0.0112</text:p>
          </table:table-cell>
        </table:table-row>
        <table:table-row table:style-name="ro1">
          <table:table-cell table:style-name="ce1" office:value-type="float" office:value="30.27402459">
            <text:p>30.274025</text:p>
          </table:table-cell>
          <table:table-cell table:style-name="ce1" office:value-type="float" office:value="-97.73793907">
            <text:p>-97.737939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41712.8008">
            <text:p>41712.80</text:p>
          </table:table-cell>
          <table:table-cell table:style-name="ce2" table:formula="of:=[.D2638]-[.D2637]" office:value-type="float" office:value="15.0312999999951">
            <text:p>15.03</text:p>
          </table:table-cell>
          <table:table-cell table:style-name="ce4" table:formula="of:=[.D2638]*0.000621371" office:value-type="float" office:value="25.9191247458968">
            <text:p>25.9191</text:p>
          </table:table-cell>
          <table:table-cell table:style-name="ce4" table:formula="of:=[.E2638]*0.000621371" office:value-type="float" office:value="0.00934001391229695">
            <text:p>0.0093</text:p>
          </table:table-cell>
        </table:table-row>
        <table:table-row table:style-name="ro1">
          <table:table-cell table:style-name="ce1" office:value-type="float" office:value="30.27391277">
            <text:p>30.273913</text:p>
          </table:table-cell>
          <table:table-cell table:style-name="ce1" office:value-type="float" office:value="-97.73798777">
            <text:p>-97.737988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41726.0078">
            <text:p>41726.01</text:p>
          </table:table-cell>
          <table:table-cell table:style-name="ce2" table:formula="of:=[.D2639]-[.D2638]" office:value-type="float" office:value="13.2070000000022">
            <text:p>13.21</text:p>
          </table:table-cell>
          <table:table-cell table:style-name="ce4" table:formula="of:=[.D2639]*0.000621371" office:value-type="float" office:value="25.9273311926938">
            <text:p>25.9273</text:p>
          </table:table-cell>
          <table:table-cell table:style-name="ce4" table:formula="of:=[.E2639]*0.000621371" office:value-type="float" office:value="0.00820644679700134">
            <text:p>0.0082</text:p>
          </table:table-cell>
        </table:table-row>
        <table:table-row table:style-name="ro1">
          <table:table-cell table:style-name="ce1" office:value-type="float" office:value="30.27381579">
            <text:p>30.273816</text:p>
          </table:table-cell>
          <table:table-cell table:style-name="ce1" office:value-type="float" office:value="-97.73802079">
            <text:p>-97.738021</text:p>
          </table:table-cell>
          <table:table-cell table:style-name="ce2" office:value-type="float" office:value="174.135864">
            <text:p>174.14</text:p>
          </table:table-cell>
          <table:table-cell table:style-name="ce2" office:value-type="float" office:value="41737.207">
            <text:p>41737.21</text:p>
          </table:table-cell>
          <table:table-cell table:style-name="ce2" table:formula="of:=[.D2640]-[.D2639]" office:value-type="float" office:value="11.1992000000027">
            <text:p>11.20</text:p>
          </table:table-cell>
          <table:table-cell table:style-name="ce4" table:formula="of:=[.D2640]*0.000621371" office:value-type="float" office:value="25.934290050797">
            <text:p>25.9343</text:p>
          </table:table-cell>
          <table:table-cell table:style-name="ce4" table:formula="of:=[.E2640]*0.000621371" office:value-type="float" office:value="0.00695885810320171">
            <text:p>0.0070</text:p>
          </table:table-cell>
        </table:table-row>
        <table:table-row table:style-name="ro1">
          <table:table-cell table:style-name="ce1" office:value-type="float" office:value="30.27366064">
            <text:p>30.273661</text:p>
          </table:table-cell>
          <table:table-cell table:style-name="ce1" office:value-type="float" office:value="-97.73808056">
            <text:p>-97.738081</text:p>
          </table:table-cell>
          <table:table-cell table:style-name="ce2" office:value-type="float" office:value="176.539307">
            <text:p>176.54</text:p>
          </table:table-cell>
          <table:table-cell table:style-name="ce2" office:value-type="float" office:value="41756.3594">
            <text:p>41756.36</text:p>
          </table:table-cell>
          <table:table-cell table:style-name="ce2" table:formula="of:=[.D2641]-[.D2640]" office:value-type="float" office:value="19.152399999999">
            <text:p>19.15</text:p>
          </table:table-cell>
          <table:table-cell table:style-name="ce4" table:formula="of:=[.D2641]*0.000621371" office:value-type="float" office:value="25.9461907967374">
            <text:p>25.9462</text:p>
          </table:table-cell>
          <table:table-cell table:style-name="ce4" table:formula="of:=[.E2641]*0.000621371" office:value-type="float" office:value="0.0119007459403994">
            <text:p>0.0119</text:p>
          </table:table-cell>
        </table:table-row>
        <table:table-row table:style-name="ro1">
          <table:table-cell table:style-name="ce1" office:value-type="float" office:value="30.2734889">
            <text:p>30.273489</text:p>
          </table:table-cell>
          <table:table-cell table:style-name="ce1" office:value-type="float" office:value="-97.73815759">
            <text:p>-97.738158</text:p>
          </table:table-cell>
          <table:table-cell table:style-name="ce2" office:value-type="float" office:value="177.50061">
            <text:p>177.50</text:p>
          </table:table-cell>
          <table:table-cell table:style-name="ce2" office:value-type="float" office:value="41775.7969">
            <text:p>41775.80</text:p>
          </table:table-cell>
          <table:table-cell table:style-name="ce2" table:formula="of:=[.D2642]-[.D2641]" office:value-type="float" office:value="19.4375">
            <text:p>19.44</text:p>
          </table:table-cell>
          <table:table-cell table:style-name="ce4" table:formula="of:=[.D2642]*0.000621371" office:value-type="float" office:value="25.9582686955499">
            <text:p>25.9583</text:p>
          </table:table-cell>
          <table:table-cell table:style-name="ce4" table:formula="of:=[.E2642]*0.000621371" office:value-type="float" office:value="0.0120778988125">
            <text:p>0.0121</text:p>
          </table:table-cell>
        </table:table-row>
        <table:table-row table:style-name="ro1">
          <table:table-cell table:style-name="ce1" office:value-type="float" office:value="30.27335244">
            <text:p>30.273352</text:p>
          </table:table-cell>
          <table:table-cell table:style-name="ce1" office:value-type="float" office:value="-97.73821559">
            <text:p>-97.738216</text:p>
          </table:table-cell>
          <table:table-cell table:style-name="ce2" office:value-type="float" office:value="175.577881">
            <text:p>175.58</text:p>
          </table:table-cell>
          <table:table-cell table:style-name="ce2" office:value-type="float" office:value="41791.918">
            <text:p>41791.92</text:p>
          </table:table-cell>
          <table:table-cell table:style-name="ce2" table:formula="of:=[.D2643]-[.D2642]" office:value-type="float" office:value="16.1210999999967">
            <text:p>16.12</text:p>
          </table:table-cell>
          <table:table-cell table:style-name="ce4" table:formula="of:=[.D2643]*0.000621371" office:value-type="float" office:value="25.968285879578">
            <text:p>25.9683</text:p>
          </table:table-cell>
          <table:table-cell table:style-name="ce4" table:formula="of:=[.E2643]*0.000621371" office:value-type="float" office:value="0.0100171840280979">
            <text:p>0.0100</text:p>
          </table:table-cell>
        </table:table-row>
        <table:table-row table:style-name="ro1">
          <table:table-cell table:style-name="ce1" office:value-type="float" office:value="30.27316402">
            <text:p>30.273164</text:p>
          </table:table-cell>
          <table:table-cell table:style-name="ce1" office:value-type="float" office:value="-97.73827166">
            <text:p>-97.738272</text:p>
          </table:table-cell>
          <table:table-cell table:style-name="ce2" office:value-type="float" office:value="172.69397">
            <text:p>172.69</text:p>
          </table:table-cell>
          <table:table-cell table:style-name="ce2" office:value-type="float" office:value="41813.457">
            <text:p>41813.46</text:p>
          </table:table-cell>
          <table:table-cell table:style-name="ce2" table:formula="of:=[.D2644]-[.D2643]" office:value-type="float" office:value="21.5390000000043">
            <text:p>21.54</text:p>
          </table:table-cell>
          <table:table-cell table:style-name="ce4" table:formula="of:=[.D2644]*0.000621371" office:value-type="float" office:value="25.981669589547">
            <text:p>25.9817</text:p>
          </table:table-cell>
          <table:table-cell table:style-name="ce4" table:formula="of:=[.E2644]*0.000621371" office:value-type="float" office:value="0.0133837099690027">
            <text:p>0.0134</text:p>
          </table:table-cell>
        </table:table-row>
        <table:table-row table:style-name="ro1">
          <table:table-cell table:style-name="ce1" office:value-type="float" office:value="30.27300962">
            <text:p>30.273010</text:p>
          </table:table-cell>
          <table:table-cell table:style-name="ce1" office:value-type="float" office:value="-97.73831433">
            <text:p>-97.738314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41831.0586">
            <text:p>41831.06</text:p>
          </table:table-cell>
          <table:table-cell table:style-name="ce2" table:formula="of:=[.D2645]-[.D2644]" office:value-type="float" office:value="17.6015999999945">
            <text:p>17.60</text:p>
          </table:table-cell>
          <table:table-cell table:style-name="ce4" table:formula="of:=[.D2645]*0.000621371" office:value-type="float" office:value="25.9926067133406">
            <text:p>25.9926</text:p>
          </table:table-cell>
          <table:table-cell table:style-name="ce4" table:formula="of:=[.E2645]*0.000621371" office:value-type="float" office:value="0.0109371237935966">
            <text:p>0.0109</text:p>
          </table:table-cell>
        </table:table-row>
        <table:table-row table:style-name="ro1">
          <table:table-cell table:style-name="ce1" office:value-type="float" office:value="30.27282639">
            <text:p>30.272826</text:p>
          </table:table-cell>
          <table:table-cell table:style-name="ce1" office:value-type="float" office:value="-97.73837049">
            <text:p>-97.738370</text:p>
          </table:table-cell>
          <table:table-cell table:style-name="ce2" office:value-type="float" office:value="177.02002">
            <text:p>177.02</text:p>
          </table:table-cell>
          <table:table-cell table:style-name="ce2" office:value-type="float" office:value="41852.0156">
            <text:p>41852.02</text:p>
          </table:table-cell>
          <table:table-cell table:style-name="ce2" table:formula="of:=[.D2646]-[.D2645]" office:value-type="float" office:value="20.9570000000022">
            <text:p>20.96</text:p>
          </table:table-cell>
          <table:table-cell table:style-name="ce4" table:formula="of:=[.D2646]*0.000621371" office:value-type="float" office:value="26.0056287853876">
            <text:p>26.0056</text:p>
          </table:table-cell>
          <table:table-cell table:style-name="ce4" table:formula="of:=[.E2646]*0.000621371" office:value-type="float" office:value="0.0130220720470013">
            <text:p>0.0130</text:p>
          </table:table-cell>
        </table:table-row>
        <table:table-row table:style-name="ro1">
          <table:table-cell table:style-name="ce1" office:value-type="float" office:value="30.27280225">
            <text:p>30.272802</text:p>
          </table:table-cell>
          <table:table-cell table:style-name="ce1" office:value-type="float" office:value="-97.73837468">
            <text:p>-97.738375</text:p>
          </table:table-cell>
          <table:table-cell table:style-name="ce2" office:value-type="float" office:value="179.423218">
            <text:p>179.42</text:p>
          </table:table-cell>
          <table:table-cell table:style-name="ce2" office:value-type="float" office:value="41854.7188">
            <text:p>41854.72</text:p>
          </table:table-cell>
          <table:table-cell table:style-name="ce2" table:formula="of:=[.D2647]-[.D2646]" office:value-type="float" office:value="2.70320000000356">
            <text:p>2.70</text:p>
          </table:table-cell>
          <table:table-cell table:style-name="ce4" table:formula="of:=[.D2647]*0.000621371" office:value-type="float" office:value="26.0073084754748">
            <text:p>26.0073</text:p>
          </table:table-cell>
          <table:table-cell table:style-name="ce4" table:formula="of:=[.E2647]*0.000621371" office:value-type="float" office:value="0.00167969008720221">
            <text:p>0.0017</text:p>
          </table:table-cell>
        </table:table-row>
        <table:table-row table:style-name="ro1">
          <table:table-cell table:style-name="ce1" office:value-type="float" office:value="30.27264509">
            <text:p>30.272645</text:p>
          </table:table-cell>
          <table:table-cell table:style-name="ce1" office:value-type="float" office:value="-97.73843754">
            <text:p>-97.738438</text:p>
          </table:table-cell>
          <table:table-cell table:style-name="ce2" office:value-type="float" office:value="189.036377">
            <text:p>189.04</text:p>
          </table:table-cell>
          <table:table-cell table:style-name="ce2" office:value-type="float" office:value="41873.1719">
            <text:p>41873.17</text:p>
          </table:table-cell>
          <table:table-cell table:style-name="ce2" table:formula="of:=[.D2648]-[.D2647]" office:value-type="float" office:value="18.4530999999988">
            <text:p>18.45</text:p>
          </table:table-cell>
          <table:table-cell table:style-name="ce4" table:formula="of:=[.D2648]*0.000621371" office:value-type="float" office:value="26.0187746966749">
            <text:p>26.0188</text:p>
          </table:table-cell>
          <table:table-cell table:style-name="ce4" table:formula="of:=[.E2648]*0.000621371" office:value-type="float" office:value="0.0114662212000993">
            <text:p>0.0115</text:p>
          </table:table-cell>
        </table:table-row>
        <table:table-row table:style-name="ro1">
          <table:table-cell table:style-name="ce1" office:value-type="float" office:value="30.2724788">
            <text:p>30.272479</text:p>
          </table:table-cell>
          <table:table-cell table:style-name="ce1" office:value-type="float" office:value="-97.73851415">
            <text:p>-97.738514</text:p>
          </table:table-cell>
          <table:table-cell table:style-name="ce2" office:value-type="float" office:value="198.168945">
            <text:p>198.17</text:p>
          </table:table-cell>
          <table:table-cell table:style-name="ce2" office:value-type="float" office:value="41892.9883">
            <text:p>41892.99</text:p>
          </table:table-cell>
          <table:table-cell table:style-name="ce2" table:formula="of:=[.D2649]-[.D2648]" office:value-type="float" office:value="19.8163999999961">
            <text:p>19.82</text:p>
          </table:table-cell>
          <table:table-cell table:style-name="ce4" table:formula="of:=[.D2649]*0.000621371" office:value-type="float" office:value="26.0310880329593">
            <text:p>26.0311</text:p>
          </table:table-cell>
          <table:table-cell table:style-name="ce4" table:formula="of:=[.E2649]*0.000621371" office:value-type="float" office:value="0.0123133362843976">
            <text:p>0.0123</text:p>
          </table:table-cell>
        </table:table-row>
        <table:table-row table:style-name="ro1">
          <table:table-cell table:style-name="ce1" office:value-type="float" office:value="30.27232692">
            <text:p>30.272327</text:p>
          </table:table-cell>
          <table:table-cell table:style-name="ce1" office:value-type="float" office:value="-97.73858096">
            <text:p>-97.738581</text:p>
          </table:table-cell>
          <table:table-cell table:style-name="ce2" office:value-type="float" office:value="207.782104">
            <text:p>207.78</text:p>
          </table:table-cell>
          <table:table-cell table:style-name="ce2" office:value-type="float" office:value="41910.9219">
            <text:p>41910.92</text:p>
          </table:table-cell>
          <table:table-cell table:style-name="ce2" table:formula="of:=[.D2650]-[.D2649]" office:value-type="float" office:value="17.9336000000039">
            <text:p>17.93</text:p>
          </table:table-cell>
          <table:table-cell table:style-name="ce4" table:formula="of:=[.D2650]*0.000621371" office:value-type="float" office:value="26.0422314519249">
            <text:p>26.0422</text:p>
          </table:table-cell>
          <table:table-cell table:style-name="ce4" table:formula="of:=[.E2650]*0.000621371" office:value-type="float" office:value="0.0111434189656024">
            <text:p>0.0111</text:p>
          </table:table-cell>
        </table:table-row>
        <table:table-row table:style-name="ro1">
          <table:table-cell table:style-name="ce1" office:value-type="float" office:value="30.27216783">
            <text:p>30.272168</text:p>
          </table:table-cell>
          <table:table-cell table:style-name="ce1" office:value-type="float" office:value="-97.73863519">
            <text:p>-97.738635</text:p>
          </table:table-cell>
          <table:table-cell table:style-name="ce2" office:value-type="float" office:value="200.572266">
            <text:p>200.57</text:p>
          </table:table-cell>
          <table:table-cell table:style-name="ce2" office:value-type="float" office:value="41929.2969">
            <text:p>41929.30</text:p>
          </table:table-cell>
          <table:table-cell table:style-name="ce2" table:formula="of:=[.D2651]-[.D2650]" office:value-type="float" office:value="18.375">
            <text:p>18.38</text:p>
          </table:table-cell>
          <table:table-cell table:style-name="ce4" table:formula="of:=[.D2651]*0.000621371" office:value-type="float" office:value="26.0536491440499">
            <text:p>26.0536</text:p>
          </table:table-cell>
          <table:table-cell table:style-name="ce4" table:formula="of:=[.E2651]*0.000621371" office:value-type="float" office:value="0.011417692125">
            <text:p>0.0114</text:p>
          </table:table-cell>
        </table:table-row>
        <table:table-row table:style-name="ro1">
          <table:table-cell table:style-name="ce1" office:value-type="float" office:value="30.27204922">
            <text:p>30.272049</text:p>
          </table:table-cell>
          <table:table-cell table:style-name="ce1" office:value-type="float" office:value="-97.73872286">
            <text:p>-97.738723</text:p>
          </table:table-cell>
          <table:table-cell table:style-name="ce2" office:value-type="float" office:value="190.478394">
            <text:p>190.48</text:p>
          </table:table-cell>
          <table:table-cell table:style-name="ce2" office:value-type="float" office:value="41945.2578">
            <text:p>41945.26</text:p>
          </table:table-cell>
          <table:table-cell table:style-name="ce2" table:formula="of:=[.D2652]-[.D2651]" office:value-type="float" office:value="15.9608999999982">
            <text:p>15.96</text:p>
          </table:table-cell>
          <table:table-cell table:style-name="ce4" table:formula="of:=[.D2652]*0.000621371" office:value-type="float" office:value="26.0635667844438">
            <text:p>26.0636</text:p>
          </table:table-cell>
          <table:table-cell table:style-name="ce4" table:formula="of:=[.E2652]*0.000621371" office:value-type="float" office:value="0.00991764039389889">
            <text:p>0.0099</text:p>
          </table:table-cell>
        </table:table-row>
        <table:table-row table:style-name="ro1">
          <table:table-cell table:style-name="ce1" office:value-type="float" office:value="30.2720276">
            <text:p>30.272028</text:p>
          </table:table-cell>
          <table:table-cell table:style-name="ce1" office:value-type="float" office:value="-97.73885052">
            <text:p>-97.738851</text:p>
          </table:table-cell>
          <table:table-cell table:style-name="ce2" office:value-type="float" office:value="187.11377">
            <text:p>187.11</text:p>
          </table:table-cell>
          <table:table-cell table:style-name="ce2" office:value-type="float" office:value="41958.2891">
            <text:p>41958.29</text:p>
          </table:table-cell>
          <table:table-cell table:style-name="ce2" table:formula="of:=[.D2653]-[.D2652]" office:value-type="float" office:value="13.0313000000024">
            <text:p>13.03</text:p>
          </table:table-cell>
          <table:table-cell table:style-name="ce4" table:formula="of:=[.D2653]*0.000621371" office:value-type="float" office:value="26.0716640563561">
            <text:p>26.0717</text:p>
          </table:table-cell>
          <table:table-cell table:style-name="ce4" table:formula="of:=[.E2653]*0.000621371" office:value-type="float" office:value="0.00809727191230147">
            <text:p>0.0081</text:p>
          </table:table-cell>
        </table:table-row>
        <table:table-row table:style-name="ro1">
          <table:table-cell table:style-name="ce1" office:value-type="float" office:value="30.27205694">
            <text:p>30.272057</text:p>
          </table:table-cell>
          <table:table-cell table:style-name="ce1" office:value-type="float" office:value="-97.73902704">
            <text:p>-97.739027</text:p>
          </table:table-cell>
          <table:table-cell table:style-name="ce2" office:value-type="float" office:value="186.633179">
            <text:p>186.63</text:p>
          </table:table-cell>
          <table:table-cell table:style-name="ce2" office:value-type="float" office:value="41975.6055">
            <text:p>41975.61</text:p>
          </table:table-cell>
          <table:table-cell table:style-name="ce2" table:formula="of:=[.D2654]-[.D2653]" office:value-type="float" office:value="17.3163999999961">
            <text:p>17.32</text:p>
          </table:table-cell>
          <table:table-cell table:style-name="ce4" table:formula="of:=[.D2654]*0.000621371" office:value-type="float" office:value="26.0824239651405">
            <text:p>26.0824</text:p>
          </table:table-cell>
          <table:table-cell table:style-name="ce4" table:formula="of:=[.E2654]*0.000621371" office:value-type="float" office:value="0.0107599087843976">
            <text:p>0.0108</text:p>
          </table:table-cell>
        </table:table-row>
        <table:table-row table:style-name="ro1">
          <table:table-cell table:style-name="ce1" office:value-type="float" office:value="30.27210739">
            <text:p>30.272107</text:p>
          </table:table-cell>
          <table:table-cell table:style-name="ce1" office:value-type="float" office:value="-97.73924296">
            <text:p>-97.739243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41996.7969">
            <text:p>41996.80</text:p>
          </table:table-cell>
          <table:table-cell table:style-name="ce2" table:formula="of:=[.D2655]-[.D2654]" office:value-type="float" office:value="21.1914000000033">
            <text:p>21.19</text:p>
          </table:table-cell>
          <table:table-cell table:style-name="ce4" table:formula="of:=[.D2655]*0.000621371" office:value-type="float" office:value="26.0955916865499">
            <text:p>26.0956</text:p>
          </table:table-cell>
          <table:table-cell table:style-name="ce4" table:formula="of:=[.E2655]*0.000621371" office:value-type="float" office:value="0.0131677214094021">
            <text:p>0.0132</text:p>
          </table:table-cell>
        </table:table-row>
        <table:table-row table:style-name="ro1">
          <table:table-cell table:style-name="ce1" office:value-type="float" office:value="30.27214704">
            <text:p>30.272147</text:p>
          </table:table-cell>
          <table:table-cell table:style-name="ce1" office:value-type="float" office:value="-97.73935142">
            <text:p>-97.739351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42008.293">
            <text:p>42008.29</text:p>
          </table:table-cell>
          <table:table-cell table:style-name="ce2" table:formula="of:=[.D2656]-[.D2655]" office:value-type="float" office:value="11.4960999999967">
            <text:p>11.50</text:p>
          </table:table-cell>
          <table:table-cell table:style-name="ce4" table:formula="of:=[.D2656]*0.000621371" office:value-type="float" office:value="26.102735029703">
            <text:p>26.1027</text:p>
          </table:table-cell>
          <table:table-cell table:style-name="ce4" table:formula="of:=[.E2656]*0.000621371" office:value-type="float" office:value="0.00714334315309792">
            <text:p>0.0071</text:p>
          </table:table-cell>
        </table:table-row>
        <table:table-row table:style-name="ro1">
          <table:table-cell table:style-name="ce1" office:value-type="float" office:value="30.27219423">
            <text:p>30.272194</text:p>
          </table:table-cell>
          <table:table-cell table:style-name="ce1" office:value-type="float" office:value="-97.73961578">
            <text:p>-97.739616</text:p>
          </table:table-cell>
          <table:table-cell table:style-name="ce2" office:value-type="float" office:value="181.345825">
            <text:p>181.35</text:p>
          </table:table-cell>
          <table:table-cell table:style-name="ce2" office:value-type="float" office:value="42034.2617">
            <text:p>42034.26</text:p>
          </table:table-cell>
          <table:table-cell table:style-name="ce2" table:formula="of:=[.D2657]-[.D2656]" office:value-type="float" office:value="25.9687000000049">
            <text:p>25.97</text:p>
          </table:table-cell>
          <table:table-cell table:style-name="ce4" table:formula="of:=[.D2657]*0.000621371" office:value-type="float" office:value="26.1188712267907">
            <text:p>26.1189</text:p>
          </table:table-cell>
          <table:table-cell table:style-name="ce4" table:formula="of:=[.E2657]*0.000621371" office:value-type="float" office:value="0.016136197087703">
            <text:p>0.0161</text:p>
          </table:table-cell>
        </table:table-row>
        <table:table-row table:style-name="ro1">
          <table:table-cell table:style-name="ce1" office:value-type="float" office:value="30.27226539">
            <text:p>30.272265</text:p>
          </table:table-cell>
          <table:table-cell table:style-name="ce1" office:value-type="float" office:value="-97.73980245">
            <text:p>-97.739802</text:p>
          </table:table-cell>
          <table:table-cell table:style-name="ce2" office:value-type="float" office:value="177.981201">
            <text:p>177.98</text:p>
          </table:table-cell>
          <table:table-cell table:style-name="ce2" office:value-type="float" office:value="42053.2539">
            <text:p>42053.25</text:p>
          </table:table-cell>
          <table:table-cell table:style-name="ce2" table:formula="of:=[.D2658]-[.D2657]" office:value-type="float" office:value="18.9922000000006">
            <text:p>18.99</text:p>
          </table:table-cell>
          <table:table-cell table:style-name="ce4" table:formula="of:=[.D2658]*0.000621371" office:value-type="float" office:value="26.1306724290969">
            <text:p>26.1307</text:p>
          </table:table-cell>
          <table:table-cell table:style-name="ce4" table:formula="of:=[.E2658]*0.000621371" office:value-type="float" office:value="0.0118012023062004">
            <text:p>0.0118</text:p>
          </table:table-cell>
        </table:table-row>
        <table:table-row table:style-name="ro1">
          <table:table-cell table:style-name="ce1" office:value-type="float" office:value="30.27231912">
            <text:p>30.272319</text:p>
          </table:table-cell>
          <table:table-cell table:style-name="ce1" office:value-type="float" office:value="-97.73997855">
            <text:p>-97.739979</text:p>
          </table:table-cell>
          <table:table-cell table:style-name="ce2" office:value-type="float" office:value="173.174683">
            <text:p>173.17</text:p>
          </table:table-cell>
          <table:table-cell table:style-name="ce2" office:value-type="float" office:value="42071.0859">
            <text:p>42071.09</text:p>
          </table:table-cell>
          <table:table-cell table:style-name="ce2" table:formula="of:=[.D2659]-[.D2658]" office:value-type="float" office:value="17.8319999999949">
            <text:p>17.83</text:p>
          </table:table-cell>
          <table:table-cell table:style-name="ce4" table:formula="of:=[.D2659]*0.000621371" office:value-type="float" office:value="26.1417527167689">
            <text:p>26.1418</text:p>
          </table:table-cell>
          <table:table-cell table:style-name="ce4" table:formula="of:=[.E2659]*0.000621371" office:value-type="float" office:value="0.0110802876719968">
            <text:p>0.0111</text:p>
          </table:table-cell>
        </table:table-row>
        <table:table-row table:style-name="ro1">
          <table:table-cell table:style-name="ce1" office:value-type="float" office:value="30.2723384">
            <text:p>30.272338</text:p>
          </table:table-cell>
          <table:table-cell table:style-name="ce1" office:value-type="float" office:value="-97.74006447">
            <text:p>-97.740064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42079.6953">
            <text:p>42079.70</text:p>
          </table:table-cell>
          <table:table-cell table:style-name="ce2" table:formula="of:=[.D2660]-[.D2659]" office:value-type="float" office:value="8.60940000000119">
            <text:p>8.61</text:p>
          </table:table-cell>
          <table:table-cell table:style-name="ce4" table:formula="of:=[.D2660]*0.000621371" office:value-type="float" office:value="26.1471023482563">
            <text:p>26.1471</text:p>
          </table:table-cell>
          <table:table-cell table:style-name="ce4" table:formula="of:=[.E2660]*0.000621371" office:value-type="float" office:value="0.00534963148740074">
            <text:p>0.0053</text:p>
          </table:table-cell>
        </table:table-row>
        <table:table-row table:style-name="ro1">
          <table:table-cell table:style-name="ce1" office:value-type="float" office:value="30.27237637">
            <text:p>30.272376</text:p>
          </table:table-cell>
          <table:table-cell table:style-name="ce1" office:value-type="float" office:value="-97.74026765">
            <text:p>-97.740268</text:p>
          </table:table-cell>
          <table:table-cell table:style-name="ce2" office:value-type="float" office:value="168.848755">
            <text:p>168.85</text:p>
          </table:table-cell>
          <table:table-cell table:style-name="ce2" office:value-type="float" office:value="42099.6133">
            <text:p>42099.61</text:p>
          </table:table-cell>
          <table:table-cell table:style-name="ce2" table:formula="of:=[.D2661]-[.D2660]" office:value-type="float" office:value="19.9179999999978">
            <text:p>19.92</text:p>
          </table:table-cell>
          <table:table-cell table:style-name="ce4" table:formula="of:=[.D2661]*0.000621371" office:value-type="float" office:value="26.1594788158343">
            <text:p>26.1595</text:p>
          </table:table-cell>
          <table:table-cell table:style-name="ce4" table:formula="of:=[.E2661]*0.000621371" office:value-type="float" office:value="0.0123764675779987">
            <text:p>0.0124</text:p>
          </table:table-cell>
        </table:table-row>
        <table:table-row table:style-name="ro1">
          <table:table-cell table:style-name="ce1" office:value-type="float" office:value="30.27238458">
            <text:p>30.272385</text:p>
          </table:table-cell>
          <table:table-cell table:style-name="ce1" office:value-type="float" office:value="-97.7403518">
            <text:p>-97.740352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42107.8125">
            <text:p>42107.81</text:p>
          </table:table-cell>
          <table:table-cell table:style-name="ce2" table:formula="of:=[.D2662]-[.D2661]" office:value-type="float" office:value="8.19920000000275">
            <text:p>8.20</text:p>
          </table:table-cell>
          <table:table-cell table:style-name="ce4" table:formula="of:=[.D2662]*0.000621371" office:value-type="float" office:value="26.1645735609375">
            <text:p>26.1646</text:p>
          </table:table-cell>
          <table:table-cell table:style-name="ce4" table:formula="of:=[.E2662]*0.000621371" office:value-type="float" office:value="0.00509474510320171">
            <text:p>0.0051</text:p>
          </table:table-cell>
        </table:table-row>
        <table:table-row table:style-name="ro1">
          <table:table-cell table:style-name="ce1" office:value-type="float" office:value="30.27249984">
            <text:p>30.272500</text:p>
          </table:table-cell>
          <table:table-cell table:style-name="ce1" office:value-type="float" office:value="-97.74054064">
            <text:p>-97.740541</text:p>
          </table:table-cell>
          <table:table-cell table:style-name="ce2" office:value-type="float" office:value="160.196899">
            <text:p>160.20</text:p>
          </table:table-cell>
          <table:table-cell table:style-name="ce2" office:value-type="float" office:value="42129.3477">
            <text:p>42129.35</text:p>
          </table:table-cell>
          <table:table-cell table:style-name="ce2" table:formula="of:=[.D2663]-[.D2662]" office:value-type="float" office:value="21.5351999999984">
            <text:p>21.54</text:p>
          </table:table-cell>
          <table:table-cell table:style-name="ce4" table:formula="of:=[.D2663]*0.000621371" office:value-type="float" office:value="26.1779549096967">
            <text:p>26.1780</text:p>
          </table:table-cell>
          <table:table-cell table:style-name="ce4" table:formula="of:=[.E2663]*0.000621371" office:value-type="float" office:value="0.013381348759199">
            <text:p>0.0134</text:p>
          </table:table-cell>
        </table:table-row>
        <table:table-row table:style-name="ro1">
          <table:table-cell table:style-name="ce1" office:value-type="float" office:value="30.27256966">
            <text:p>30.272570</text:p>
          </table:table-cell>
          <table:table-cell table:style-name="ce1" office:value-type="float" office:value="-97.74077106">
            <text:p>-97.740771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42152.8086">
            <text:p>42152.81</text:p>
          </table:table-cell>
          <table:table-cell table:style-name="ce2" table:formula="of:=[.D2664]-[.D2663]" office:value-type="float" office:value="23.4608999999982">
            <text:p>23.46</text:p>
          </table:table-cell>
          <table:table-cell table:style-name="ce4" table:formula="of:=[.D2664]*0.000621371" office:value-type="float" office:value="26.1925328325906">
            <text:p>26.1925</text:p>
          </table:table-cell>
          <table:table-cell table:style-name="ce4" table:formula="of:=[.E2664]*0.000621371" office:value-type="float" office:value="0.0145779228938989">
            <text:p>0.0146</text:p>
          </table:table-cell>
        </table:table-row>
        <table:table-row table:style-name="ro1">
          <table:table-cell table:style-name="ce1" office:value-type="float" office:value="30.27260042">
            <text:p>30.272600</text:p>
          </table:table-cell>
          <table:table-cell table:style-name="ce1" office:value-type="float" office:value="-97.7409268">
            <text:p>-97.740927</text:p>
          </table:table-cell>
          <table:table-cell table:style-name="ce2" office:value-type="float" office:value="155.870972">
            <text:p>155.87</text:p>
          </table:table-cell>
          <table:table-cell table:style-name="ce2" office:value-type="float" office:value="42168.1172">
            <text:p>42168.12</text:p>
          </table:table-cell>
          <table:table-cell table:style-name="ce2" table:formula="of:=[.D2665]-[.D2664]" office:value-type="float" office:value="15.3086000000039">
            <text:p>15.31</text:p>
          </table:table-cell>
          <table:table-cell table:style-name="ce4" table:formula="of:=[.D2665]*0.000621371" office:value-type="float" office:value="26.2020451526812">
            <text:p>26.2020</text:p>
          </table:table-cell>
          <table:table-cell table:style-name="ce4" table:formula="of:=[.E2665]*0.000621371" office:value-type="float" office:value="0.00951232009060245">
            <text:p>0.0095</text:p>
          </table:table-cell>
        </table:table-row>
        <table:table-row table:style-name="ro1">
          <table:table-cell table:style-name="ce1" office:value-type="float" office:value="30.27260235">
            <text:p>30.272602</text:p>
          </table:table-cell>
          <table:table-cell table:style-name="ce1" office:value-type="float" office:value="-97.7410045">
            <text:p>-97.741005</text:p>
          </table:table-cell>
          <table:table-cell table:style-name="ce2" office:value-type="float" office:value="155.390259">
            <text:p>155.39</text:p>
          </table:table-cell>
          <table:table-cell table:style-name="ce2" office:value-type="float" office:value="42175.5938">
            <text:p>42175.59</text:p>
          </table:table-cell>
          <table:table-cell table:style-name="ce2" table:formula="of:=[.D2666]-[.D2665]" office:value-type="float" office:value="7.47660000000178">
            <text:p>7.48</text:p>
          </table:table-cell>
          <table:table-cell table:style-name="ce4" table:formula="of:=[.D2666]*0.000621371" office:value-type="float" office:value="26.2066908950998">
            <text:p>26.2067</text:p>
          </table:table-cell>
          <table:table-cell table:style-name="ce4" table:formula="of:=[.E2666]*0.000621371" office:value-type="float" office:value="0.00464574241860111">
            <text:p>0.0046</text:p>
          </table:table-cell>
        </table:table-row>
        <table:table-row table:style-name="ro1">
          <table:table-cell table:style-name="ce1" office:value-type="float" office:value="30.27250914">
            <text:p>30.272509</text:p>
          </table:table-cell>
          <table:table-cell table:style-name="ce1" office:value-type="float" office:value="-97.74111346">
            <text:p>-97.741113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42191.0938">
            <text:p>42191.09</text:p>
          </table:table-cell>
          <table:table-cell table:style-name="ce2" table:formula="of:=[.D2667]-[.D2666]" office:value-type="float" office:value="15.5">
            <text:p>15.50</text:p>
          </table:table-cell>
          <table:table-cell table:style-name="ce4" table:formula="of:=[.D2667]*0.000621371" office:value-type="float" office:value="26.2163221455998">
            <text:p>26.2163</text:p>
          </table:table-cell>
          <table:table-cell table:style-name="ce4" table:formula="of:=[.E2667]*0.000621371" office:value-type="float" office:value="0.0096312505">
            <text:p>0.0096</text:p>
          </table:table-cell>
        </table:table-row>
        <table:table-row table:style-name="ro1">
          <table:table-cell table:style-name="ce1" office:value-type="float" office:value="30.27232625">
            <text:p>30.272326</text:p>
          </table:table-cell>
          <table:table-cell table:style-name="ce1" office:value-type="float" office:value="-97.74117633">
            <text:p>-97.741176</text:p>
          </table:table-cell>
          <table:table-cell table:style-name="ce2" office:value-type="float" office:value="154.909546">
            <text:p>154.91</text:p>
          </table:table-cell>
          <table:table-cell table:style-name="ce2" office:value-type="float" office:value="42212.2695">
            <text:p>42212.27</text:p>
          </table:table-cell>
          <table:table-cell table:style-name="ce2" table:formula="of:=[.D2668]-[.D2667]" office:value-type="float" office:value="21.1756999999998">
            <text:p>21.18</text:p>
          </table:table-cell>
          <table:table-cell table:style-name="ce4" table:formula="of:=[.D2668]*0.000621371" office:value-type="float" office:value="26.2294801114845">
            <text:p>26.2295</text:p>
          </table:table-cell>
          <table:table-cell table:style-name="ce4" table:formula="of:=[.E2668]*0.000621371" office:value-type="float" office:value="0.0131579658846999">
            <text:p>0.0132</text:p>
          </table:table-cell>
        </table:table-row>
        <table:table-row table:style-name="ro1">
          <table:table-cell table:style-name="ce1" office:value-type="float" office:value="30.27214872">
            <text:p>30.272149</text:p>
          </table:table-cell>
          <table:table-cell table:style-name="ce1" office:value-type="float" office:value="-97.74123064">
            <text:p>-97.741231</text:p>
          </table:table-cell>
          <table:table-cell table:style-name="ce2" office:value-type="float" office:value="157.312866">
            <text:p>157.31</text:p>
          </table:table-cell>
          <table:table-cell table:style-name="ce2" office:value-type="float" office:value="42232.6289">
            <text:p>42232.63</text:p>
          </table:table-cell>
          <table:table-cell table:style-name="ce2" table:formula="of:=[.D2669]-[.D2668]" office:value-type="float" office:value="20.3594000000012">
            <text:p>20.36</text:p>
          </table:table-cell>
          <table:table-cell table:style-name="ce4" table:formula="of:=[.D2669]*0.000621371" office:value-type="float" office:value="26.2421308522219">
            <text:p>26.2421</text:p>
          </table:table-cell>
          <table:table-cell table:style-name="ce4" table:formula="of:=[.E2669]*0.000621371" office:value-type="float" office:value="0.0126507407374007">
            <text:p>0.0127</text:p>
          </table:table-cell>
        </table:table-row>
        <table:table-row table:style-name="ro1">
          <table:table-cell table:style-name="ce1" office:value-type="float" office:value="30.27199198">
            <text:p>30.271992</text:p>
          </table:table-cell>
          <table:table-cell table:style-name="ce1" office:value-type="float" office:value="-97.74127725">
            <text:p>-97.741277</text:p>
          </table:table-cell>
          <table:table-cell table:style-name="ce2" office:value-type="float" office:value="165.003418">
            <text:p>165.00</text:p>
          </table:table-cell>
          <table:table-cell table:style-name="ce2" office:value-type="float" office:value="42250.5664">
            <text:p>42250.57</text:p>
          </table:table-cell>
          <table:table-cell table:style-name="ce2" table:formula="of:=[.D2670]-[.D2669]" office:value-type="float" office:value="17.9375">
            <text:p>17.94</text:p>
          </table:table-cell>
          <table:table-cell table:style-name="ce4" table:formula="of:=[.D2670]*0.000621371" office:value-type="float" office:value="26.2532766945344">
            <text:p>26.2533</text:p>
          </table:table-cell>
          <table:table-cell table:style-name="ce4" table:formula="of:=[.E2670]*0.000621371" office:value-type="float" office:value="0.0111458423125">
            <text:p>0.0111</text:p>
          </table:table-cell>
        </table:table-row>
        <table:table-row table:style-name="ro1">
          <table:table-cell table:style-name="ce1" office:value-type="float" office:value="30.2718204">
            <text:p>30.271820</text:p>
          </table:table-cell>
          <table:table-cell table:style-name="ce1" office:value-type="float" office:value="-97.74135679">
            <text:p>-97.741357</text:p>
          </table:table-cell>
          <table:table-cell table:style-name="ce2" office:value-type="float" office:value="171.252075">
            <text:p>171.25</text:p>
          </table:table-cell>
          <table:table-cell table:style-name="ce2" office:value-type="float" office:value="42270.9023">
            <text:p>42270.90</text:p>
          </table:table-cell>
          <table:table-cell table:style-name="ce2" table:formula="of:=[.D2671]-[.D2670]" office:value-type="float" office:value="20.3358999999982">
            <text:p>20.34</text:p>
          </table:table-cell>
          <table:table-cell table:style-name="ce4" table:formula="of:=[.D2671]*0.000621371" office:value-type="float" office:value="26.2659128330533">
            <text:p>26.2659</text:p>
          </table:table-cell>
          <table:table-cell table:style-name="ce4" table:formula="of:=[.E2671]*0.000621371" office:value-type="float" office:value="0.0126361385188989">
            <text:p>0.0126</text:p>
          </table:table-cell>
        </table:table-row>
        <table:table-row table:style-name="ro1">
          <table:table-cell table:style-name="ce1" office:value-type="float" office:value="30.27169207">
            <text:p>30.271692</text:p>
          </table:table-cell>
          <table:table-cell table:style-name="ce1" office:value-type="float" office:value="-97.7414008">
            <text:p>-97.741401</text:p>
          </table:table-cell>
          <table:table-cell table:style-name="ce2" office:value-type="float" office:value="168.368042">
            <text:p>168.37</text:p>
          </table:table-cell>
          <table:table-cell table:style-name="ce2" office:value-type="float" office:value="42285.7695">
            <text:p>42285.77</text:p>
          </table:table-cell>
          <table:table-cell table:style-name="ce2" table:formula="of:=[.D2672]-[.D2671]" office:value-type="float" office:value="14.8672000000006">
            <text:p>14.87</text:p>
          </table:table-cell>
          <table:table-cell table:style-name="ce4" table:formula="of:=[.D2672]*0.000621371" office:value-type="float" office:value="26.2751508799845">
            <text:p>26.2752</text:p>
          </table:table-cell>
          <table:table-cell table:style-name="ce4" table:formula="of:=[.E2672]*0.000621371" office:value-type="float" office:value="0.00923804693120037">
            <text:p>0.0092</text:p>
          </table:table-cell>
        </table:table-row>
        <table:table-row table:style-name="ro1">
          <table:table-cell table:style-name="ce1" office:value-type="float" office:value="30.27166089">
            <text:p>30.271661</text:p>
          </table:table-cell>
          <table:table-cell table:style-name="ce1" office:value-type="float" office:value="-97.74141286">
            <text:p>-97.741413</text:p>
          </table:table-cell>
          <table:table-cell table:style-name="ce2" office:value-type="float" office:value="167.406738">
            <text:p>167.41</text:p>
          </table:table-cell>
          <table:table-cell table:style-name="ce2" office:value-type="float" office:value="42289.4141">
            <text:p>42289.41</text:p>
          </table:table-cell>
          <table:table-cell table:style-name="ce2" table:formula="of:=[.D2673]-[.D2672]" office:value-type="float" office:value="3.64459999999963">
            <text:p>3.64</text:p>
          </table:table-cell>
          <table:table-cell table:style-name="ce4" table:formula="of:=[.D2673]*0.000621371" office:value-type="float" office:value="26.2774155287311">
            <text:p>26.2774</text:p>
          </table:table-cell>
          <table:table-cell table:style-name="ce4" table:formula="of:=[.E2673]*0.000621371" office:value-type="float" office:value="0.00226464874659977">
            <text:p>0.0023</text:p>
          </table:table-cell>
        </table:table-row>
        <table:table-row table:style-name="ro1" table:number-rows-repeated="1045902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0" table:target-range-address="Sheet1.G2:Sheet1.G26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9/16/2012</text:date>, <text:time>11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6T11:31:56</dc:date>
    <dc:creator>Daniel </dc:creator>
    <meta:generator>LibreOffice/3.3$Unix LibreOffice_project/330m19$Build-401</meta:generator>
    <meta:editing-duration>PT22H34M22S</meta:editing-duration>
    <meta:editing-cycles>16</meta:editing-cycles>
    <meta:document-statistic meta:table-count="1" meta:cell-count="18711" meta:object-count="0"/>
  </office:meta>
</office:document-meta>
</file>